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svg:font-family="Times" style:font-family-generic="system"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Contents1" style:master-page-name="MP0" style:family="paragraph">
      <style:paragraph-properties fo:break-before="page">
        <style:tab-stops>
          <style:tab-stop style:type="left" style:position="0.2722in"/>
          <style:tab-stop style:type="right" style:leader-style="dotted" style:leader-text="." style:position="5.7611in"/>
        </style:tab-stops>
      </style:paragraph-properties>
    </style:style>
    <style:style style:name="P2" style:parent-style-name="Contents1" style:family="paragraph">
      <style:paragraph-properties>
        <style:tab-stops>
          <style:tab-stop style:type="right" style:leader-style="dotted" style:leader-text="." style:position="0.2722in"/>
          <style:tab-stop style:type="right" style:leader-style="dotted" style:leader-text="." style:position="5.7611in"/>
        </style:tab-stops>
      </style:paragraph-properties>
    </style:style>
    <style:style style:name="P3"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Strong" style:family="text">
      <style:text-properties style:font-name="Calibri" style:font-name-complex="Calibri" fo:font-style="italic" style:font-style-asian="italic"/>
    </style:style>
    <style:style style:name="T7" style:parent-style-name="DefaultParagraphFont" style:family="text">
      <style:text-properties style:font-name="Calibri" style:font-name-complex="Calibri" fo:font-style="italic" style:font-style-asian="italic"/>
    </style:style>
    <style:style style:name="T8" style:parent-style-name="DefaultParagraphFont" style:family="text">
      <style:text-properties style:font-name="Calibri" style:font-name-complex="Calibri" fo:font-weight="bold" style:font-weight-asian="bold" fo:font-style="italic" style:font-style-asian="italic"/>
    </style:style>
    <style:style style:name="P9" style:parent-style-name="Standard" style:family="paragraph">
      <style:text-properties style:font-name-complex="Times New Roman"/>
    </style:style>
    <style:style style:name="P10" style:parent-style-name="Standard" style:family="paragraph">
      <style:text-properties style:font-name-complex="Times New Roman"/>
    </style:style>
    <style:style style:name="P11" style:parent-style-name="Standard" style:family="paragraph">
      <style:text-properties style:font-name-complex="Times New Roman"/>
    </style:style>
    <style:style style:name="P12"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13" style:parent-style-name="DefaultParagraphFont" style:family="text">
      <style:text-properties style:font-name="Calibri" style:font-name-complex="Calibri"/>
    </style:style>
    <style:style style:name="P14" style:parent-style-name="Contents1" style:family="paragraph">
      <style:paragraph-properties>
        <style:tab-stops>
          <style:tab-stop style:type="left" style:position="0.2722in"/>
          <style:tab-stop style:type="right" style:leader-style="dotted" style:leader-text="." style:position="5.7611in"/>
        </style:tab-stops>
      </style:paragraph-properties>
      <style:text-properties style:font-name="Calibri" style:font-name-complex="Calibri"/>
    </style:style>
    <style:style style:name="P15" style:parent-style-name="Contents1" style:family="paragraph">
      <style:paragraph-properties>
        <style:tab-stops>
          <style:tab-stop style:type="left" style:position="0.2722in"/>
          <style:tab-stop style:type="right" style:leader-style="dotted" style:leader-text="." style:position="5.7611in"/>
        </style:tab-stops>
      </style:paragraph-properties>
      <style:text-properties style:font-name="Calibri" style:font-name-complex="Calibri"/>
    </style:style>
    <style:style style:name="P16"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17" style:parent-style-name="DefaultParagraphFont" style:family="text">
      <style:text-properties style:font-name="Calibri" style:font-name-complex="Calibri" style:language-asian="fi" style:country-asian="FI"/>
    </style:style>
    <style:style style:name="T18" style:parent-style-name="DefaultParagraphFont" style:family="text">
      <style:text-properties style:font-name="Cambria" style:font-name-complex="Times New Roman" fo:font-size="12pt" style:font-size-asian="12pt" style:font-size-complex="12pt" style:language-asian="fi" style:country-asian="FI"/>
    </style:style>
    <style:style style:name="T19" style:parent-style-name="DefaultParagraphFont" style:family="text">
      <style:text-properties style:font-name="Calibri" style:font-name-complex="Calibri" style:language-asian="fi" style:country-asian="FI"/>
    </style:style>
    <style:style style:name="T20" style:parent-style-name="DefaultParagraphFont" style:family="text">
      <style:text-properties style:font-name="Calibri" style:font-name-complex="Calibri" style:language-asian="fi" style:country-asian="FI"/>
    </style:style>
    <style:style style:name="T21" style:parent-style-name="DefaultParagraphFont" style:family="text">
      <style:text-properties style:font-name="Calibri" style:font-name-complex="Calibri" fo:color="#000000" style:language-asian="fi" style:country-asian="FI"/>
    </style:style>
    <style:style style:name="T22" style:parent-style-name="DefaultParagraphFont" style:family="text">
      <style:text-properties style:font-name-complex="Times New Roman" style:language-asian="fi" style:country-asian="FI"/>
    </style:style>
    <style:style style:name="T23" style:parent-style-name="DefaultParagraphFont" style:family="text">
      <style:text-properties style:language-asian="fi" style:country-asian="FI"/>
    </style:style>
    <style:style style:name="P24"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25" style:parent-style-name="DefaultParagraphFont" style:family="text">
      <style:text-properties style:font-name="Calibri" style:font-name-complex="Calibri" style:language-asian="fi" style:country-asian="FI"/>
    </style:style>
    <style:style style:name="T26" style:parent-style-name="DefaultParagraphFont" style:family="text">
      <style:text-properties style:font-name="Cambria" style:font-name-complex="Times New Roman" fo:font-size="12pt" style:font-size-asian="12pt" style:font-size-complex="12pt" style:language-asian="fi" style:country-asian="FI"/>
    </style:style>
    <style:style style:name="T27" style:parent-style-name="DefaultParagraphFont" style:family="text">
      <style:text-properties style:font-name="Calibri" style:font-name-complex="Calibri" style:language-asian="fi" style:country-asian="FI"/>
    </style:style>
    <style:style style:name="T28" style:parent-style-name="DefaultParagraphFont" style:family="text">
      <style:text-properties style:font-name="Calibri" style:font-name-complex="Calibri" fo:color="#000000" style:language-asian="fi" style:country-asian="FI"/>
    </style:style>
    <style:style style:name="T29" style:parent-style-name="DefaultParagraphFont" style:family="text">
      <style:text-properties style:font-name="Calibri" style:font-name-complex="Calibri" fo:color="#000000" style:language-asian="fi" style:country-asian="FI"/>
    </style:style>
    <style:style style:name="T30" style:parent-style-name="DefaultParagraphFont" style:family="text">
      <style:text-properties style:font-name-complex="Times New Roman" style:language-asian="fi" style:country-asian="FI"/>
    </style:style>
    <style:style style:name="T31" style:parent-style-name="DefaultParagraphFont" style:family="text">
      <style:text-properties style:language-asian="fi" style:country-asian="FI"/>
    </style:style>
    <style:style style:name="P32"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33" style:parent-style-name="DefaultParagraphFont" style:family="text">
      <style:text-properties style:font-name="Calibri" style:font-name-complex="Calibri" style:language-asian="fi" style:country-asian="FI"/>
    </style:style>
    <style:style style:name="T34" style:parent-style-name="DefaultParagraphFont" style:family="text">
      <style:text-properties style:font-name="Cambria" style:font-name-complex="Times New Roman" fo:font-size="12pt" style:font-size-asian="12pt" style:font-size-complex="12pt" style:language-asian="fi" style:country-asian="FI"/>
    </style:style>
    <style:style style:name="T35" style:parent-style-name="DefaultParagraphFont" style:family="text">
      <style:text-properties style:font-name="Calibri" style:font-name-complex="Calibri" style:language-asian="fi" style:country-asian="FI"/>
    </style:style>
    <style:style style:name="T36" style:parent-style-name="DefaultParagraphFont" style:family="text">
      <style:text-properties style:font-name="Calibri" style:font-name-complex="Calibri" fo:color="#000000" style:language-asian="fi" style:country-asian="FI"/>
    </style:style>
    <style:style style:name="T37" style:parent-style-name="DefaultParagraphFont" style:family="text">
      <style:text-properties style:font-name-complex="Times New Roman" style:language-asian="fi" style:country-asian="FI"/>
    </style:style>
    <style:style style:name="T38" style:parent-style-name="DefaultParagraphFont" style:family="text">
      <style:text-properties style:language-asian="fi" style:country-asian="FI"/>
    </style:style>
    <style:style style:name="P39"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40" style:parent-style-name="DefaultParagraphFont" style:family="text">
      <style:text-properties style:font-name="Calibri" style:font-name-complex="Calibri" style:language-asian="fi" style:country-asian="FI"/>
    </style:style>
    <style:style style:name="T41" style:parent-style-name="DefaultParagraphFont" style:family="text">
      <style:text-properties style:font-name="Cambria" style:font-name-complex="Times New Roman" fo:font-size="12pt" style:font-size-asian="12pt" style:font-size-complex="12pt" style:language-asian="fi" style:country-asian="FI"/>
    </style:style>
    <style:style style:name="T42" style:parent-style-name="DefaultParagraphFont" style:family="text">
      <style:text-properties style:font-name="Calibri" style:font-name-complex="Calibri" style:language-asian="fi" style:country-asian="FI"/>
    </style:style>
    <style:style style:name="T43" style:parent-style-name="DefaultParagraphFont" style:family="text">
      <style:text-properties style:font-name="Calibri" style:font-name-complex="Calibri" fo:color="#000000" style:language-asian="fi" style:country-asian="FI"/>
    </style:style>
    <style:style style:name="T44" style:parent-style-name="DefaultParagraphFont" style:family="text">
      <style:text-properties style:font-name-complex="Times New Roman" style:language-asian="fi" style:country-asian="FI"/>
    </style:style>
    <style:style style:name="T45" style:parent-style-name="DefaultParagraphFont" style:family="text">
      <style:text-properties style:language-asian="fi" style:country-asian="FI"/>
    </style:style>
    <style:style style:name="P46"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47" style:parent-style-name="DefaultParagraphFont" style:family="text">
      <style:text-properties style:font-name="Calibri" style:font-name-complex="Calibri" style:language-asian="fi" style:country-asian="FI"/>
    </style:style>
    <style:style style:name="T48" style:parent-style-name="DefaultParagraphFont" style:family="text">
      <style:text-properties style:font-name="Cambria" style:font-name-complex="Times New Roman" fo:font-size="12pt" style:font-size-asian="12pt" style:font-size-complex="12pt" style:language-asian="fi" style:country-asian="FI"/>
    </style:style>
    <style:style style:name="T49" style:parent-style-name="DefaultParagraphFont" style:family="text">
      <style:text-properties style:font-name="Calibri" style:font-name-complex="Calibri" style:language-asian="fi" style:country-asian="FI"/>
    </style:style>
    <style:style style:name="T50" style:parent-style-name="DefaultParagraphFont" style:family="text">
      <style:text-properties style:font-name="Calibri" style:font-name-complex="Calibri" fo:color="#000000" style:language-asian="fi" style:country-asian="FI"/>
    </style:style>
    <style:style style:name="T51" style:parent-style-name="DefaultParagraphFont" style:family="text">
      <style:text-properties style:font-name-complex="Times New Roman" style:language-asian="fi" style:country-asian="FI"/>
    </style:style>
    <style:style style:name="T52" style:parent-style-name="DefaultParagraphFont" style:family="text">
      <style:text-properties style:language-asian="fi" style:country-asian="FI"/>
    </style:style>
    <style:style style:name="P53"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54" style:parent-style-name="DefaultParagraphFont" style:family="text">
      <style:text-properties style:font-name="Calibri" style:font-name-complex="Calibri" style:language-asian="fi" style:country-asian="FI"/>
    </style:style>
    <style:style style:name="T55" style:parent-style-name="DefaultParagraphFont" style:family="text">
      <style:text-properties style:font-name="Cambria" style:font-name-complex="Times New Roman" fo:font-size="12pt" style:font-size-asian="12pt" style:font-size-complex="12pt" style:language-asian="fi" style:country-asian="FI"/>
    </style:style>
    <style:style style:name="T56" style:parent-style-name="DefaultParagraphFont" style:family="text">
      <style:text-properties style:font-name="Calibri" style:font-name-complex="Calibri" style:language-asian="fi" style:country-asian="FI"/>
    </style:style>
    <style:style style:name="T57" style:parent-style-name="DefaultParagraphFont" style:family="text">
      <style:text-properties style:font-name="Calibri" style:font-name-complex="Calibri" fo:color="#000000" style:language-asian="fi" style:country-asian="FI"/>
    </style:style>
    <style:style style:name="T58" style:parent-style-name="DefaultParagraphFont" style:family="text">
      <style:text-properties style:font-name-complex="Times New Roman" style:language-asian="fi" style:country-asian="FI"/>
    </style:style>
    <style:style style:name="T59" style:parent-style-name="DefaultParagraphFont" style:family="text">
      <style:text-properties style:language-asian="fi" style:country-asian="FI"/>
    </style:style>
    <style:style style:name="P60"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61" style:parent-style-name="DefaultParagraphFont" style:family="text">
      <style:text-properties style:font-name="Calibri" style:font-name-complex="Calibri" style:language-asian="fi" style:country-asian="FI"/>
    </style:style>
    <style:style style:name="T62" style:parent-style-name="DefaultParagraphFont" style:family="text">
      <style:text-properties style:font-name="Cambria" style:font-name-complex="Times New Roman" fo:font-size="12pt" style:font-size-asian="12pt" style:font-size-complex="12pt" style:language-asian="fi" style:country-asian="FI"/>
    </style:style>
    <style:style style:name="T63" style:parent-style-name="DefaultParagraphFont" style:family="text">
      <style:text-properties style:font-name="Calibri" style:font-name-complex="Calibri" style:language-asian="fi" style:country-asian="FI"/>
    </style:style>
    <style:style style:name="T64" style:parent-style-name="DefaultParagraphFont" style:family="text">
      <style:text-properties style:font-name="Calibri" style:font-name-complex="Calibri" style:language-asian="fi" style:country-asian="FI"/>
    </style:style>
    <style:style style:name="T65" style:parent-style-name="DefaultParagraphFont" style:family="text">
      <style:text-properties style:font-name="Calibri" style:font-name-complex="Calibri" fo:color="#000000" style:language-asian="fi" style:country-asian="FI"/>
    </style:style>
    <style:style style:name="T66" style:parent-style-name="DefaultParagraphFont" style:family="text">
      <style:text-properties style:font-name-complex="Times New Roman" style:language-asian="fi" style:country-asian="FI"/>
    </style:style>
    <style:style style:name="T67" style:parent-style-name="DefaultParagraphFont" style:family="text">
      <style:text-properties style:language-asian="fi" style:country-asian="FI"/>
    </style:style>
    <style:style style:name="P68"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69" style:parent-style-name="DefaultParagraphFont" style:family="text">
      <style:text-properties style:font-name="Calibri" style:font-name-complex="Calibri" style:language-asian="fi" style:country-asian="FI"/>
    </style:style>
    <style:style style:name="T70" style:parent-style-name="DefaultParagraphFont" style:family="text">
      <style:text-properties style:font-name="Cambria" style:font-name-complex="Times New Roman" fo:font-size="12pt" style:font-size-asian="12pt" style:font-size-complex="12pt" style:language-asian="fi" style:country-asian="FI"/>
    </style:style>
    <style:style style:name="T71" style:parent-style-name="DefaultParagraphFont" style:family="text">
      <style:text-properties style:font-name="Calibri" style:font-name-complex="Calibri" style:language-asian="fi" style:country-asian="FI"/>
    </style:style>
    <style:style style:name="T72" style:parent-style-name="DefaultParagraphFont" style:family="text">
      <style:text-properties style:font-name="Calibri" style:font-name-complex="Calibri" fo:color="#000000" style:language-asian="fi" style:country-asian="FI"/>
    </style:style>
    <style:style style:name="T73" style:parent-style-name="DefaultParagraphFont" style:family="text">
      <style:text-properties style:font-name-complex="Times New Roman" style:language-asian="fi" style:country-asian="FI"/>
    </style:style>
    <style:style style:name="T74" style:parent-style-name="DefaultParagraphFont" style:family="text">
      <style:text-properties style:language-asian="fi" style:country-asian="FI"/>
    </style:style>
    <style:style style:name="P75" style:parent-style-name="Contents1" style:family="paragraph">
      <style:paragraph-properties>
        <style:tab-stops>
          <style:tab-stop style:type="left" style:position="0.2722in"/>
          <style:tab-stop style:type="right" style:leader-style="dotted" style:leader-text="." style:position="5.7611in"/>
        </style:tab-stops>
      </style:paragraph-properties>
    </style:style>
    <style:style style:name="T76" style:parent-style-name="DefaultParagraphFont" style:family="text">
      <style:text-properties style:font-name="Calibri" style:font-name-complex="Calibri" style:language-asian="fi" style:country-asian="FI"/>
    </style:style>
    <style:style style:name="T77" style:parent-style-name="DefaultParagraphFont" style:family="text">
      <style:text-properties style:font-name="Cambria" style:font-name-complex="Times New Roman" fo:font-size="12pt" style:font-size-asian="12pt" style:font-size-complex="12pt" style:language-asian="fi" style:country-asian="FI"/>
    </style:style>
    <style:style style:name="T78" style:parent-style-name="DefaultParagraphFont" style:family="text">
      <style:text-properties style:font-name="Calibri" style:font-name-complex="Calibri" style:language-asian="fi" style:country-asian="FI"/>
    </style:style>
    <style:style style:name="T79" style:parent-style-name="DefaultParagraphFont" style:family="text">
      <style:text-properties style:font-name="Calibri" style:font-name-complex="Calibri" style:language-asian="fi" style:country-asian="FI"/>
    </style:style>
    <style:style style:name="T80" style:parent-style-name="DefaultParagraphFont" style:family="text">
      <style:text-properties style:font-name="Calibri" style:font-name-complex="Calibri" fo:color="#000000" style:language-asian="fi" style:country-asian="FI"/>
    </style:style>
    <style:style style:name="T81" style:parent-style-name="DefaultParagraphFont" style:family="text">
      <style:text-properties style:font-name-complex="Times New Roman" style:language-asian="fi" style:country-asian="FI"/>
    </style:style>
    <style:style style:name="T82" style:parent-style-name="DefaultParagraphFont" style:family="text">
      <style:text-properties style:language-asian="fi" style:country-asian="FI"/>
    </style:style>
    <style:style style:name="P83" style:parent-style-name="Contents1" style:family="paragraph">
      <style:paragraph-properties>
        <style:tab-stops>
          <style:tab-stop style:type="left" style:position="0.3423in"/>
          <style:tab-stop style:type="right" style:leader-style="dotted" style:leader-text="." style:position="5.7611in"/>
        </style:tab-stops>
      </style:paragraph-properties>
    </style:style>
    <style:style style:name="T84" style:parent-style-name="DefaultParagraphFont" style:family="text">
      <style:text-properties style:font-name="Calibri" style:font-name-complex="Calibri" style:language-asian="fi" style:country-asian="FI"/>
    </style:style>
    <style:style style:name="T85" style:parent-style-name="DefaultParagraphFont" style:family="text">
      <style:text-properties style:font-name="Cambria" style:font-name-complex="Times New Roman" fo:font-size="12pt" style:font-size-asian="12pt" style:font-size-complex="12pt" style:language-asian="fi" style:country-asian="FI"/>
    </style:style>
    <style:style style:name="T86" style:parent-style-name="DefaultParagraphFont" style:family="text">
      <style:text-properties style:font-name="Calibri" style:font-name-complex="Calibri" style:language-asian="fi" style:country-asian="FI"/>
    </style:style>
    <style:style style:name="T87" style:parent-style-name="DefaultParagraphFont" style:family="text">
      <style:text-properties style:font-name="Calibri" style:font-name-complex="Calibri" fo:color="#000000" style:language-asian="fi" style:country-asian="FI"/>
    </style:style>
    <style:style style:name="T88" style:parent-style-name="DefaultParagraphFont" style:family="text">
      <style:text-properties style:font-name-complex="Times New Roman" style:language-asian="fi" style:country-asian="FI"/>
    </style:style>
    <style:style style:name="T89" style:parent-style-name="DefaultParagraphFont" style:family="text">
      <style:text-properties style:language-asian="fi" style:country-asian="FI"/>
    </style:style>
    <style:style style:name="P90" style:parent-style-name="Contents1" style:family="paragraph">
      <style:paragraph-properties>
        <style:tab-stops>
          <style:tab-stop style:type="left" style:position="0.3423in"/>
          <style:tab-stop style:type="right" style:leader-style="dotted" style:leader-text="." style:position="5.7611in"/>
        </style:tab-stops>
      </style:paragraph-properties>
    </style:style>
    <style:style style:name="T91" style:parent-style-name="DefaultParagraphFont" style:family="text">
      <style:text-properties style:font-name="Calibri" style:font-name-complex="Calibri" style:language-asian="fi" style:country-asian="FI"/>
    </style:style>
    <style:style style:name="T92" style:parent-style-name="DefaultParagraphFont" style:family="text">
      <style:text-properties style:font-name="Cambria" style:font-name-complex="Times New Roman" fo:font-size="12pt" style:font-size-asian="12pt" style:font-size-complex="12pt" style:language-asian="fi" style:country-asian="FI"/>
    </style:style>
    <style:style style:name="T93" style:parent-style-name="DefaultParagraphFont" style:family="text">
      <style:text-properties style:font-name="Calibri" style:font-name-complex="Calibri" style:language-asian="fi" style:country-asian="FI"/>
    </style:style>
    <style:style style:name="T94" style:parent-style-name="DefaultParagraphFont" style:family="text">
      <style:text-properties style:font-name="Calibri" style:font-name-complex="Calibri" fo:color="#000000" style:language-asian="fi" style:country-asian="FI"/>
    </style:style>
    <style:style style:name="T95" style:parent-style-name="DefaultParagraphFont" style:family="text">
      <style:text-properties style:font-name-complex="Times New Roman" style:language-asian="fi" style:country-asian="FI"/>
    </style:style>
    <style:style style:name="T96" style:parent-style-name="DefaultParagraphFont" style:family="text">
      <style:text-properties style:language-asian="fi" style:country-asian="FI"/>
    </style:style>
    <style:style style:name="P97" style:parent-style-name="Contents1" style:family="paragraph">
      <style:paragraph-properties>
        <style:tab-stops>
          <style:tab-stop style:type="left" style:position="0.3423in"/>
          <style:tab-stop style:type="right" style:leader-style="dotted" style:leader-text="." style:position="5.7611in"/>
        </style:tab-stops>
      </style:paragraph-properties>
    </style:style>
    <style:style style:name="T98" style:parent-style-name="DefaultParagraphFont" style:family="text">
      <style:text-properties style:font-name="Calibri" style:font-name-complex="Calibri" style:language-asian="fi" style:country-asian="FI"/>
    </style:style>
    <style:style style:name="T99" style:parent-style-name="DefaultParagraphFont" style:family="text">
      <style:text-properties style:font-name="Cambria" style:font-name-complex="Times New Roman" fo:font-size="12pt" style:font-size-asian="12pt" style:font-size-complex="12pt" style:language-asian="fi" style:country-asian="FI"/>
    </style:style>
    <style:style style:name="T100" style:parent-style-name="DefaultParagraphFont" style:family="text">
      <style:text-properties style:font-name="Calibri" style:font-name-complex="Calibri" style:language-asian="fi" style:country-asian="FI"/>
    </style:style>
    <style:style style:name="T101" style:parent-style-name="DefaultParagraphFont" style:family="text">
      <style:text-properties style:font-name="Calibri" style:font-name-complex="Calibri" style:language-asian="fi" style:country-asian="FI"/>
    </style:style>
    <style:style style:name="T102" style:parent-style-name="DefaultParagraphFont" style:family="text">
      <style:text-properties style:font-name="Calibri" style:font-name-complex="Calibri" fo:color="#000000" style:language-asian="fi" style:country-asian="FI"/>
    </style:style>
    <style:style style:name="T103" style:parent-style-name="DefaultParagraphFont" style:family="text">
      <style:text-properties style:font-name-complex="Times New Roman" style:language-asian="fi" style:country-asian="FI"/>
    </style:style>
    <style:style style:name="T104" style:parent-style-name="DefaultParagraphFont" style:family="text">
      <style:text-properties style:language-asian="fi" style:country-asian="FI"/>
    </style:style>
    <style:style style:name="P105" style:parent-style-name="Standard" style:family="paragraph">
      <style:text-properties style:font-name="Calibri" style:font-name-complex="Times New Roman"/>
    </style:style>
    <style:style style:name="P106" style:parent-style-name="Standard" style:family="paragraph">
      <style:paragraph-properties fo:break-before="page"/>
      <style:text-properties style:font-name="Calibri" style:font-name-complex="Times New Roman"/>
    </style:style>
    <style:style style:name="P107" style:parent-style-name="Heading1" style:family="paragraph"/>
    <style:style style:name="T108" style:parent-style-name="DefaultParagraphFont" style:family="text">
      <style:text-properties style:font-name="Calibri" style:font-name-complex="Calibri" fo:font-size="16pt" style:font-size-asian="16pt" style:font-size-complex="16pt"/>
    </style:style>
    <style:style style:name="T109" style:parent-style-name="answer-count" style:family="text">
      <style:text-properties style:font-name="Calibri" style:font-name-complex="Calibri" fo:color="#000000" fo:font-size="16pt" style:font-size-asian="16pt" style:font-size-complex="16pt"/>
    </style:style>
    <style:style style:name="T110" style:parent-style-name="answer-count" style:family="text">
      <style:text-properties style:font-name="Calibri" style:font-name-complex="Calibri" fo:color="#000000" fo:font-size="16pt" style:font-size-asian="16pt" style:font-size-complex="16pt"/>
    </style:style>
    <style:style style:name="TableColumn112" style:family="table-column">
      <style:table-column-properties style:column-width="4.9166in" style:use-optimal-column-width="false"/>
    </style:style>
    <style:style style:name="Table111" style:family="table">
      <style:table-properties style:width="4.9166in" fo:margin-left="0.177in" table:align="left"/>
    </style:style>
    <style:style style:name="TableRow113" style:family="table-row">
      <style:table-row-properties style:use-optimal-row-height="false"/>
    </style:style>
    <style:style style:name="TableCell114" style:family="table-cell">
      <style:table-cell-properties fo:border="none" style:writing-mode="lr-tb" style:vertical-align="middle" fo:padding-top="0.1562in" fo:padding-left="0in" fo:padding-bottom="0.052in" fo:padding-right="0.1041in"/>
    </style:style>
    <style:style style:name="T115" style:parent-style-name="DefaultParagraphFont" style:family="text">
      <style:text-properties style:font-name="Calibri" style:font-name-complex="Calibri" fo:language="sv" fo:country="SE"/>
    </style:style>
    <style:style style:name="T116" style:parent-style-name="DefaultParagraphFont" style:family="text">
      <style:text-properties style:font-name="Calibri" style:font-name-complex="Calibri"/>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1562in" fo:padding-left="0in" fo:padding-bottom="0.052in" fo:padding-right="0.1041in"/>
    </style:style>
    <style:style style:name="T119" style:parent-style-name="DefaultParagraphFont" style:family="text">
      <style:text-properties style:font-name="Calibri" style:font-name-complex="Calibri"/>
    </style:style>
    <style:style style:name="T120" style:parent-style-name="DefaultParagraphFont" style:family="text">
      <style:text-properties style:font-name="Calibri" style:font-name-complex="Calibri"/>
    </style:style>
    <style:style style:name="T121" style:parent-style-name="DefaultParagraphFont" style:family="text">
      <style:text-properties style:font-name="Calibri" style:font-name-complex="Calibri"/>
    </style:style>
    <style:style style:name="T122" style:parent-style-name="DefaultParagraphFont" style:family="text">
      <style:text-properties style:font-name="Calibri" style:font-name-complex="Calibri"/>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1562in" fo:padding-left="0in" fo:padding-bottom="0.052in" fo:padding-right="0.1041in"/>
    </style:style>
    <style:style style:name="T125" style:parent-style-name="DefaultParagraphFont" style:family="text">
      <style:text-properties style:font-name="Calibri" style:font-name-complex="Calibri"/>
    </style:style>
    <style:style style:name="TableRow126" style:family="table-row">
      <style:table-row-properties style:use-optimal-row-height="false"/>
    </style:style>
    <style:style style:name="TableCell127" style:family="table-cell">
      <style:table-cell-properties fo:border="none" style:writing-mode="lr-tb" style:vertical-align="middle" fo:padding-top="0.1562in" fo:padding-left="0in" fo:padding-bottom="0.052in" fo:padding-right="0.1041in"/>
    </style:style>
    <style:style style:name="T128" style:parent-style-name="DefaultParagraphFont" style:family="text">
      <style:text-properties style:font-name="Calibri" style:font-name-complex="Calibri"/>
    </style:style>
    <style:style style:name="T129" style:parent-style-name="DefaultParagraphFont" style:family="text">
      <style:text-properties style:font-name="Calibri" style:font-name-complex="Calibri"/>
    </style:style>
    <style:style style:name="T130" style:parent-style-name="DefaultParagraphFont" style:family="text">
      <style:text-properties style:font-name="Calibri" style:font-name-complex="Calibri"/>
    </style:style>
    <style:style style:name="T131" style:parent-style-name="DefaultParagraphFont" style:family="text">
      <style:text-properties style:font-name="Calibri" style:font-name-complex="Calibri"/>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1562in" fo:padding-left="0in" fo:padding-bottom="0.052in" fo:padding-right="0.1041in"/>
    </style:style>
    <style:style style:name="T134" style:parent-style-name="DefaultParagraphFont" style:family="text">
      <style:text-properties style:font-name="Calibri" style:font-name-complex="Calibri"/>
    </style:style>
    <style:style style:name="T135" style:parent-style-name="DefaultParagraphFont" style:family="text">
      <style:text-properties style:font-name="Calibri" style:font-name-complex="Calibri"/>
    </style:style>
    <style:style style:name="T136" style:parent-style-name="DefaultParagraphFont" style:family="text">
      <style:text-properties style:font-name="Calibri" style:font-name-complex="Calibri"/>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1562in" fo:padding-left="0in" fo:padding-bottom="0.052in" fo:padding-right="0.1041in"/>
    </style:style>
    <style:style style:name="T139" style:parent-style-name="DefaultParagraphFont" style:family="text">
      <style:text-properties style:font-name="Calibri" style:font-name-complex="Calibri"/>
    </style:style>
    <style:style style:name="TableRow140" style:family="table-row">
      <style:table-row-properties style:use-optimal-row-height="false"/>
    </style:style>
    <style:style style:name="TableCell141" style:family="table-cell">
      <style:table-cell-properties fo:border="none" style:writing-mode="lr-tb" style:vertical-align="middle" fo:padding-top="0.1562in" fo:padding-left="0in" fo:padding-bottom="0.052in" fo:padding-right="0.1041in"/>
    </style:style>
    <style:style style:name="T142" style:parent-style-name="DefaultParagraphFont" style:family="text">
      <style:text-properties style:font-name="Calibri" style:font-name-complex="Calibri"/>
    </style:style>
    <style:style style:name="T143" style:parent-style-name="DefaultParagraphFont" style:family="text">
      <style:text-properties style:font-name="Calibri" style:font-name-complex="Calibri"/>
    </style:style>
    <style:style style:name="T144" style:parent-style-name="DefaultParagraphFont" style:family="text">
      <style:text-properties style:font-name="Calibri" style:font-name-complex="Calibri"/>
    </style:style>
    <style:style style:name="TableRow145" style:family="table-row">
      <style:table-row-properties style:use-optimal-row-height="false"/>
    </style:style>
    <style:style style:name="TableCell146" style:family="table-cell">
      <style:table-cell-properties fo:border="none" style:writing-mode="lr-tb" style:vertical-align="middle" fo:padding-top="0.1562in" fo:padding-left="0in" fo:padding-bottom="0.052in" fo:padding-right="0.1041in"/>
    </style:style>
    <style:style style:name="T147" style:parent-style-name="DefaultParagraphFont" style:family="text">
      <style:text-properties style:font-name="Calibri" style:font-name-complex="Calibri"/>
    </style:style>
    <style:style style:name="T148" style:parent-style-name="DefaultParagraphFont" style:family="text">
      <style:text-properties style:font-name="Calibri" style:font-name-complex="Calibri"/>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1562in" fo:padding-left="0in" fo:padding-bottom="0.052in" fo:padding-right="0.1041in"/>
    </style:style>
    <style:style style:name="T151" style:parent-style-name="DefaultParagraphFont" style:family="text">
      <style:text-properties style:font-name="Calibri" style:font-name-complex="Calibri"/>
    </style:style>
    <style:style style:name="T152" style:parent-style-name="DefaultParagraphFont" style:family="text">
      <style:text-properties style:font-name="Calibri" style:font-name-complex="Calibri"/>
    </style:style>
    <style:style style:name="TableRow153" style:family="table-row">
      <style:table-row-properties style:use-optimal-row-height="false"/>
    </style:style>
    <style:style style:name="TableCell154" style:family="table-cell">
      <style:table-cell-properties fo:border="none" style:writing-mode="lr-tb" style:vertical-align="middle" fo:padding-top="0.1562in" fo:padding-left="0in" fo:padding-bottom="0.052in" fo:padding-right="0.1041in"/>
    </style:style>
    <style:style style:name="T155" style:parent-style-name="DefaultParagraphFont" style:family="text">
      <style:text-properties style:font-name="Calibri" style:font-name-complex="Calibri"/>
    </style:style>
    <style:style style:name="T156" style:parent-style-name="DefaultParagraphFont" style:family="text">
      <style:text-properties style:font-name="Calibri" style:font-name-complex="Calibri"/>
    </style:style>
    <style:style style:name="T157" style:parent-style-name="DefaultParagraphFont" style:family="text">
      <style:text-properties style:font-name="Calibri" style:font-name-complex="Calibri"/>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1562in" fo:padding-left="0in" fo:padding-bottom="0.052in" fo:padding-right="0.1041in"/>
    </style:style>
    <style:style style:name="T160" style:parent-style-name="DefaultParagraphFont" style:family="text">
      <style:text-properties style:font-name="Calibri" style:font-name-complex="Calibri"/>
    </style:style>
    <style:style style:name="TableRow161" style:family="table-row">
      <style:table-row-properties style:use-optimal-row-height="false"/>
    </style:style>
    <style:style style:name="TableCell162" style:family="table-cell">
      <style:table-cell-properties fo:border="none" style:writing-mode="lr-tb" style:vertical-align="middle" fo:padding-top="0.1562in" fo:padding-left="0in" fo:padding-bottom="0.052in" fo:padding-right="0.1041in"/>
    </style:style>
    <style:style style:name="T163" style:parent-style-name="DefaultParagraphFont" style:family="text">
      <style:text-properties style:font-name="Calibri" style:font-name-complex="Calibri"/>
    </style:style>
    <style:style style:name="TableRow164" style:family="table-row">
      <style:table-row-properties style:use-optimal-row-height="false"/>
    </style:style>
    <style:style style:name="TableCell165" style:family="table-cell">
      <style:table-cell-properties fo:border="none" style:writing-mode="lr-tb" style:vertical-align="middle" fo:padding-top="0.1562in" fo:padding-left="0in" fo:padding-bottom="0.052in" fo:padding-right="0.1041in"/>
    </style:style>
    <style:style style:name="T166" style:parent-style-name="DefaultParagraphFont" style:family="text">
      <style:text-properties style:font-name="Calibri" style:font-name-complex="Calibri"/>
    </style:style>
    <style:style style:name="T167" style:parent-style-name="DefaultParagraphFont" style:family="text">
      <style:text-properties style:font-name="Calibri" style:font-name-complex="Calibri"/>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1562in" fo:padding-left="0in" fo:padding-bottom="0.052in" fo:padding-right="0.1041in"/>
    </style:style>
    <style:style style:name="T170" style:parent-style-name="DefaultParagraphFont" style:family="text">
      <style:text-properties style:font-name="Calibri" style:font-name-complex="Calibri"/>
    </style:style>
    <style:style style:name="T171" style:parent-style-name="DefaultParagraphFont" style:family="text">
      <style:text-properties style:font-name="Calibri" style:font-name-complex="Calibri"/>
    </style:style>
    <style:style style:name="TableRow172" style:family="table-row">
      <style:table-row-properties style:use-optimal-row-height="false"/>
    </style:style>
    <style:style style:name="TableCell173" style:family="table-cell">
      <style:table-cell-properties fo:border="none" style:writing-mode="lr-tb" style:vertical-align="middle" fo:padding-top="0.1562in" fo:padding-left="0in" fo:padding-bottom="0.052in" fo:padding-right="0.1041in"/>
    </style:style>
    <style:style style:name="T174" style:parent-style-name="DefaultParagraphFont" style:family="text">
      <style:text-properties style:font-name="Calibri" style:font-name-complex="Calibri"/>
    </style:style>
    <style:style style:name="TableRow175" style:family="table-row">
      <style:table-row-properties style:use-optimal-row-height="false"/>
    </style:style>
    <style:style style:name="TableCell176" style:family="table-cell">
      <style:table-cell-properties fo:border="none" style:writing-mode="lr-tb" style:vertical-align="middle" fo:padding-top="0.1562in" fo:padding-left="0in" fo:padding-bottom="0.052in" fo:padding-right="0.1041in"/>
    </style:style>
    <style:style style:name="T177" style:parent-style-name="DefaultParagraphFont" style:family="text">
      <style:text-properties style:font-name="Calibri" style:font-name-complex="Calibri"/>
    </style:style>
    <style:style style:name="T178" style:parent-style-name="DefaultParagraphFont" style:family="text">
      <style:text-properties style:font-name="Calibri" style:font-name-complex="Calibri"/>
    </style:style>
    <style:style style:name="TableRow179" style:family="table-row">
      <style:table-row-properties style:use-optimal-row-height="false"/>
    </style:style>
    <style:style style:name="TableCell180" style:family="table-cell">
      <style:table-cell-properties fo:border="none" style:writing-mode="lr-tb" style:vertical-align="middle" fo:padding-top="0.1562in" fo:padding-left="0in" fo:padding-bottom="0.052in" fo:padding-right="0.1041in"/>
    </style:style>
    <style:style style:name="T181" style:parent-style-name="DefaultParagraphFont" style:family="text">
      <style:text-properties style:font-name="Calibri" style:font-name-complex="Calibri"/>
    </style:style>
    <style:style style:name="T182" style:parent-style-name="DefaultParagraphFont" style:family="text">
      <style:text-properties style:font-name="Calibri" style:font-name-complex="Calibri"/>
    </style:style>
    <style:style style:name="TableRow183" style:family="table-row">
      <style:table-row-properties style:use-optimal-row-height="false"/>
    </style:style>
    <style:style style:name="TableCell184" style:family="table-cell">
      <style:table-cell-properties fo:border="none" style:writing-mode="lr-tb" style:vertical-align="middle" fo:padding-top="0.1562in" fo:padding-left="0in" fo:padding-bottom="0.052in" fo:padding-right="0.1041in"/>
    </style:style>
    <style:style style:name="T185" style:parent-style-name="DefaultParagraphFont" style:family="text">
      <style:text-properties style:font-name="Calibri" style:font-name-complex="Calibri"/>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1562in" fo:padding-left="0in" fo:padding-bottom="0.052in" fo:padding-right="0.1041in"/>
    </style:style>
    <style:style style:name="T188" style:parent-style-name="DefaultParagraphFont" style:family="text">
      <style:text-properties style:font-name="Calibri" style:font-name-complex="Calibri"/>
    </style:style>
    <style:style style:name="TableRow189" style:family="table-row">
      <style:table-row-properties style:use-optimal-row-height="false"/>
    </style:style>
    <style:style style:name="TableCell190" style:family="table-cell">
      <style:table-cell-properties fo:border="none" style:writing-mode="lr-tb" style:vertical-align="middle" fo:padding-top="0.1562in" fo:padding-left="0in" fo:padding-bottom="0.052in" fo:padding-right="0.1041in"/>
    </style:style>
    <style:style style:name="T191" style:parent-style-name="DefaultParagraphFont" style:family="text">
      <style:text-properties style:font-name="Calibri" style:font-name-complex="Calibri"/>
    </style:style>
    <style:style style:name="TableRow192" style:family="table-row">
      <style:table-row-properties style:use-optimal-row-height="false"/>
    </style:style>
    <style:style style:name="TableCell193" style:family="table-cell">
      <style:table-cell-properties fo:border="none" style:writing-mode="lr-tb" style:vertical-align="middle" fo:padding-top="0.1562in" fo:padding-left="0in" fo:padding-bottom="0.052in" fo:padding-right="0.1041in"/>
    </style:style>
    <style:style style:name="T194" style:parent-style-name="DefaultParagraphFont" style:family="text">
      <style:text-properties style:font-name="Calibri" style:font-name-complex="Calibri"/>
    </style:style>
    <style:style style:name="T195" style:parent-style-name="DefaultParagraphFont" style:family="text">
      <style:text-properties style:font-name="Calibri" style:font-name-complex="Calibri"/>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1562in" fo:padding-left="0in" fo:padding-bottom="0.052in" fo:padding-right="0.1041in"/>
    </style:style>
    <style:style style:name="T198" style:parent-style-name="DefaultParagraphFont" style:family="text">
      <style:text-properties style:font-name="Calibri" style:font-name-complex="Calibri"/>
    </style:style>
    <style:style style:name="T199" style:parent-style-name="DefaultParagraphFont" style:family="text">
      <style:text-properties style:font-name="Calibri" style:font-name-complex="Calibri"/>
    </style:style>
    <style:style style:name="TableRow200" style:family="table-row">
      <style:table-row-properties style:use-optimal-row-height="false"/>
    </style:style>
    <style:style style:name="TableCell201" style:family="table-cell">
      <style:table-cell-properties fo:border="none" style:writing-mode="lr-tb" style:vertical-align="middle" fo:padding-top="0.1562in" fo:padding-left="0in" fo:padding-bottom="0.052in" fo:padding-right="0.1041in"/>
    </style:style>
    <style:style style:name="T202" style:parent-style-name="DefaultParagraphFont" style:family="text">
      <style:text-properties style:font-name="Calibri" style:font-name-complex="Calibri"/>
    </style:style>
    <style:style style:name="T203" style:parent-style-name="DefaultParagraphFont" style:family="text">
      <style:text-properties style:font-name="Calibri" style:font-name-complex="Calibri"/>
    </style:style>
    <style:style style:name="T204" style:parent-style-name="DefaultParagraphFont" style:family="text">
      <style:text-properties style:font-name="Calibri" style:font-name-complex="Calibri"/>
    </style:style>
    <style:style style:name="TableRow205" style:family="table-row">
      <style:table-row-properties style:use-optimal-row-height="false"/>
    </style:style>
    <style:style style:name="TableCell206" style:family="table-cell">
      <style:table-cell-properties fo:border="none" style:writing-mode="lr-tb" style:vertical-align="middle" fo:padding-top="0.1562in" fo:padding-left="0in" fo:padding-bottom="0.052in" fo:padding-right="0.1041in"/>
    </style:style>
    <style:style style:name="T207" style:parent-style-name="DefaultParagraphFont" style:family="text">
      <style:text-properties style:font-name="Calibri" style:font-name-complex="Calibri" fo:language="sv" fo:country="SE"/>
    </style:style>
    <style:style style:name="T208" style:parent-style-name="DefaultParagraphFont" style:family="text">
      <style:text-properties style:font-name="Calibri" style:font-name-complex="Calibri" fo:language="sv" fo:country="SE"/>
    </style:style>
    <style:style style:name="T209" style:parent-style-name="DefaultParagraphFont" style:family="text">
      <style:text-properties style:font-name="Calibri" style:font-name-complex="Calibri"/>
    </style:style>
    <style:style style:name="TableRow210" style:family="table-row">
      <style:table-row-properties style:use-optimal-row-height="false"/>
    </style:style>
    <style:style style:name="TableCell211" style:family="table-cell">
      <style:table-cell-properties fo:border="none" style:writing-mode="lr-tb" style:vertical-align="middle" fo:padding-top="0.1562in" fo:padding-left="0in" fo:padding-bottom="0.052in" fo:padding-right="0.1041in"/>
    </style:style>
    <style:style style:name="T212" style:parent-style-name="DefaultParagraphFont" style:family="text">
      <style:text-properties style:font-name="Calibri" style:font-name-complex="Calibri"/>
    </style:style>
    <style:style style:name="TableRow213" style:family="table-row">
      <style:table-row-properties style:use-optimal-row-height="false"/>
    </style:style>
    <style:style style:name="TableCell214" style:family="table-cell">
      <style:table-cell-properties fo:border="none" style:writing-mode="lr-tb" style:vertical-align="middle" fo:padding-top="0.1562in" fo:padding-left="0in" fo:padding-bottom="0.052in" fo:padding-right="0.1041in"/>
    </style:style>
    <style:style style:name="T215" style:parent-style-name="DefaultParagraphFont" style:family="text">
      <style:text-properties style:font-name="Calibri" style:font-name-complex="Calibri"/>
    </style:style>
    <style:style style:name="TableRow216" style:family="table-row">
      <style:table-row-properties style:use-optimal-row-height="false"/>
    </style:style>
    <style:style style:name="TableCell217" style:family="table-cell">
      <style:table-cell-properties fo:border="none" style:writing-mode="lr-tb" style:vertical-align="middle" fo:padding-top="0.1562in" fo:padding-left="0in" fo:padding-bottom="0.052in" fo:padding-right="0.1041in"/>
    </style:style>
    <style:style style:name="T218" style:parent-style-name="DefaultParagraphFont" style:family="text">
      <style:text-properties style:font-name="Calibri" style:font-name-complex="Calibri"/>
    </style:style>
    <style:style style:name="T219" style:parent-style-name="DefaultParagraphFont" style:family="text">
      <style:text-properties style:font-name="Calibri" style:font-name-complex="Calibri"/>
    </style:style>
    <style:style style:name="TableRow220" style:family="table-row">
      <style:table-row-properties style:use-optimal-row-height="false"/>
    </style:style>
    <style:style style:name="TableCell221" style:family="table-cell">
      <style:table-cell-properties fo:border="none" style:writing-mode="lr-tb" style:vertical-align="middle" fo:padding-top="0.1562in" fo:padding-left="0in" fo:padding-bottom="0.052in" fo:padding-right="0.1041in"/>
    </style:style>
    <style:style style:name="T222" style:parent-style-name="DefaultParagraphFont" style:family="text">
      <style:text-properties style:font-name="Calibri" style:font-name-complex="Calibri"/>
    </style:style>
    <style:style style:name="T223" style:parent-style-name="DefaultParagraphFont" style:family="text">
      <style:text-properties style:font-name="Calibri" style:font-name-complex="Calibri"/>
    </style:style>
    <style:style style:name="T224" style:parent-style-name="DefaultParagraphFont" style:family="text">
      <style:text-properties style:font-name="Calibri" style:font-name-complex="Calibri"/>
    </style:style>
    <style:style style:name="TableRow225" style:family="table-row">
      <style:table-row-properties style:use-optimal-row-height="false"/>
    </style:style>
    <style:style style:name="TableCell226" style:family="table-cell">
      <style:table-cell-properties fo:border="none" style:writing-mode="lr-tb" style:vertical-align="middle" fo:padding-top="0.1562in" fo:padding-left="0in" fo:padding-bottom="0.052in" fo:padding-right="0.1041in"/>
    </style:style>
    <style:style style:name="T227" style:parent-style-name="DefaultParagraphFont" style:family="text">
      <style:text-properties style:font-name="Calibri" style:font-name-complex="Calibri"/>
    </style:style>
    <style:style style:name="T228" style:parent-style-name="DefaultParagraphFont" style:family="text">
      <style:text-properties style:font-name="Calibri" style:font-name-complex="Calibri"/>
    </style:style>
    <style:style style:name="TableRow229" style:family="table-row">
      <style:table-row-properties style:use-optimal-row-height="false"/>
    </style:style>
    <style:style style:name="TableCell230" style:family="table-cell">
      <style:table-cell-properties fo:border="none" style:writing-mode="lr-tb" style:vertical-align="middle" fo:padding-top="0.1562in" fo:padding-left="0in" fo:padding-bottom="0.052in" fo:padding-right="0.1041in"/>
    </style:style>
    <style:style style:name="T231" style:parent-style-name="DefaultParagraphFont" style:family="text">
      <style:text-properties style:font-name="Calibri" style:font-name-complex="Calibri"/>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1562in" fo:padding-left="0in" fo:padding-bottom="0.052in" fo:padding-right="0.1041in"/>
    </style:style>
    <style:style style:name="T234" style:parent-style-name="DefaultParagraphFont" style:family="text">
      <style:text-properties style:font-name="Calibri" style:font-name-complex="Calibri"/>
    </style:style>
    <style:style style:name="TableRow235" style:family="table-row">
      <style:table-row-properties style:use-optimal-row-height="false"/>
    </style:style>
    <style:style style:name="TableCell236" style:family="table-cell">
      <style:table-cell-properties fo:border="none" style:writing-mode="lr-tb" style:vertical-align="middle" fo:padding-top="0.1562in" fo:padding-left="0in" fo:padding-bottom="0.052in" fo:padding-right="0.1041in"/>
    </style:style>
    <style:style style:name="T237" style:parent-style-name="DefaultParagraphFont" style:family="text">
      <style:text-properties style:font-name="Calibri" style:font-name-complex="Calibri"/>
    </style:style>
    <style:style style:name="T238" style:parent-style-name="DefaultParagraphFont" style:family="text">
      <style:text-properties style:font-name="Calibri" style:font-name-complex="Calibri"/>
    </style:style>
    <style:style style:name="TableRow239" style:family="table-row">
      <style:table-row-properties style:use-optimal-row-height="false"/>
    </style:style>
    <style:style style:name="TableCell240" style:family="table-cell">
      <style:table-cell-properties fo:border="none" style:writing-mode="lr-tb" style:vertical-align="middle" fo:padding-top="0.1562in" fo:padding-left="0in" fo:padding-bottom="0.052in" fo:padding-right="0.1041in"/>
    </style:style>
    <style:style style:name="T241" style:parent-style-name="DefaultParagraphFont" style:family="text">
      <style:text-properties style:font-name="Calibri" style:font-name-complex="Calibri"/>
    </style:style>
    <style:style style:name="T242" style:parent-style-name="DefaultParagraphFont" style:family="text">
      <style:text-properties style:font-name="Calibri" style:font-name-complex="Calibri"/>
    </style:style>
    <style:style style:name="TableRow243" style:family="table-row">
      <style:table-row-properties style:use-optimal-row-height="false"/>
    </style:style>
    <style:style style:name="TableCell244" style:family="table-cell">
      <style:table-cell-properties fo:border="none" style:writing-mode="lr-tb" style:vertical-align="middle" fo:padding-top="0.1562in" fo:padding-left="0in" fo:padding-bottom="0.052in" fo:padding-right="0.1041in"/>
    </style:style>
    <style:style style:name="T245" style:parent-style-name="DefaultParagraphFont" style:family="text">
      <style:text-properties style:font-name="Calibri" style:font-name-complex="Calibri"/>
    </style:style>
    <style:style style:name="TableRow246" style:family="table-row">
      <style:table-row-properties style:use-optimal-row-height="false"/>
    </style:style>
    <style:style style:name="TableCell247" style:family="table-cell">
      <style:table-cell-properties fo:border="none" style:writing-mode="lr-tb" style:vertical-align="middle" fo:padding-top="0.1562in" fo:padding-left="0in" fo:padding-bottom="0.052in" fo:padding-right="0.1041in"/>
    </style:style>
    <style:style style:name="T248" style:parent-style-name="DefaultParagraphFont" style:family="text">
      <style:text-properties style:font-name="Calibri" style:font-name-complex="Calibri"/>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1562in" fo:padding-left="0in" fo:padding-bottom="0.052in" fo:padding-right="0.1041in"/>
    </style:style>
    <style:style style:name="T251" style:parent-style-name="DefaultParagraphFont" style:family="text">
      <style:text-properties style:font-name="Calibri" style:font-name-complex="Calibri"/>
    </style:style>
    <style:style style:name="TableRow252" style:family="table-row">
      <style:table-row-properties style:use-optimal-row-height="false"/>
    </style:style>
    <style:style style:name="TableCell253" style:family="table-cell">
      <style:table-cell-properties fo:border="none" style:writing-mode="lr-tb" style:vertical-align="middle" fo:padding-top="0.1562in" fo:padding-left="0in" fo:padding-bottom="0.052in" fo:padding-right="0.1041in"/>
    </style:style>
    <style:style style:name="T254" style:parent-style-name="DefaultParagraphFont" style:family="text">
      <style:text-properties style:font-name="Calibri" style:font-name-complex="Calibri"/>
    </style:style>
    <style:style style:name="T255" style:parent-style-name="DefaultParagraphFont" style:family="text">
      <style:text-properties style:font-name="Calibri" style:font-name-complex="Calibri"/>
    </style:style>
    <style:style style:name="T256" style:parent-style-name="DefaultParagraphFont" style:family="text">
      <style:text-properties style:font-name="Calibri" style:font-name-complex="Calibri"/>
    </style:style>
    <style:style style:name="T257" style:parent-style-name="DefaultParagraphFont" style:family="text">
      <style:text-properties style:font-name="Calibri" style:font-name-complex="Calibri"/>
    </style:style>
    <style:style style:name="TableRow258" style:family="table-row">
      <style:table-row-properties style:use-optimal-row-height="false"/>
    </style:style>
    <style:style style:name="TableCell259" style:family="table-cell">
      <style:table-cell-properties fo:border="none" style:writing-mode="lr-tb" style:vertical-align="middle" fo:padding-top="0.1562in" fo:padding-left="0in" fo:padding-bottom="0.052in" fo:padding-right="0.1041in"/>
    </style:style>
    <style:style style:name="T260" style:parent-style-name="DefaultParagraphFont" style:family="text">
      <style:text-properties style:font-name="Calibri" style:font-name-complex="Calibri"/>
    </style:style>
    <style:style style:name="T261" style:parent-style-name="DefaultParagraphFont" style:family="text">
      <style:text-properties style:font-name="Calibri" style:font-name-complex="Calibri"/>
    </style:style>
    <style:style style:name="TableRow262" style:family="table-row">
      <style:table-row-properties style:use-optimal-row-height="false"/>
    </style:style>
    <style:style style:name="TableCell263" style:family="table-cell">
      <style:table-cell-properties fo:border="none" style:writing-mode="lr-tb" style:vertical-align="middle" fo:padding-top="0.1562in" fo:padding-left="0in" fo:padding-bottom="0.052in" fo:padding-right="0.1041in"/>
    </style:style>
    <style:style style:name="T264" style:parent-style-name="DefaultParagraphFont" style:family="text">
      <style:text-properties style:font-name="Calibri" style:font-name-complex="Calibri"/>
    </style:style>
    <style:style style:name="T265" style:parent-style-name="DefaultParagraphFont" style:family="text">
      <style:text-properties style:font-name="Calibri" style:font-name-complex="Calibri"/>
    </style:style>
    <style:style style:name="T266" style:parent-style-name="DefaultParagraphFont" style:family="text">
      <style:text-properties style:font-name="Calibri" style:font-name-complex="Calibri"/>
    </style:style>
    <style:style style:name="T267" style:parent-style-name="DefaultParagraphFont" style:family="text">
      <style:text-properties style:font-name="Calibri" style:font-name-complex="Calibri"/>
    </style:style>
    <style:style style:name="TableRow268" style:family="table-row">
      <style:table-row-properties style:use-optimal-row-height="false"/>
    </style:style>
    <style:style style:name="TableCell269" style:family="table-cell">
      <style:table-cell-properties fo:border="none" style:writing-mode="lr-tb" style:vertical-align="middle" fo:padding-top="0.1562in" fo:padding-left="0in" fo:padding-bottom="0.052in" fo:padding-right="0.1041in"/>
    </style:style>
    <style:style style:name="T270" style:parent-style-name="DefaultParagraphFont" style:family="text">
      <style:text-properties style:font-name="Calibri" style:font-name-complex="Calibri"/>
    </style:style>
    <style:style style:name="TableRow271" style:family="table-row">
      <style:table-row-properties style:use-optimal-row-height="false"/>
    </style:style>
    <style:style style:name="TableCell272" style:family="table-cell">
      <style:table-cell-properties fo:border="none" style:writing-mode="lr-tb" style:vertical-align="middle" fo:padding-top="0.1562in" fo:padding-left="0in" fo:padding-bottom="0.052in" fo:padding-right="0.1041in"/>
    </style:style>
    <style:style style:name="T273" style:parent-style-name="DefaultParagraphFont" style:family="text">
      <style:text-properties style:font-name="Calibri" style:font-name-complex="Calibri"/>
    </style:style>
    <style:style style:name="T274" style:parent-style-name="DefaultParagraphFont" style:family="text">
      <style:text-properties style:font-name="Calibri" style:font-name-complex="Calibri"/>
    </style:style>
    <style:style style:name="TableRow275" style:family="table-row">
      <style:table-row-properties style:use-optimal-row-height="false"/>
    </style:style>
    <style:style style:name="TableCell276" style:family="table-cell">
      <style:table-cell-properties fo:border="none" style:writing-mode="lr-tb" style:vertical-align="middle" fo:padding-top="0.1562in" fo:padding-left="0in" fo:padding-bottom="0.052in" fo:padding-right="0.1041in"/>
    </style:style>
    <style:style style:name="T277" style:parent-style-name="DefaultParagraphFont" style:family="text">
      <style:text-properties style:font-name="Calibri" style:font-name-complex="Calibri"/>
    </style:style>
    <style:style style:name="T278" style:parent-style-name="DefaultParagraphFont" style:family="text">
      <style:text-properties style:font-name="Calibri" style:font-name-complex="Calibri"/>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1562in" fo:padding-left="0in" fo:padding-bottom="0.052in" fo:padding-right="0.1041in"/>
    </style:style>
    <style:style style:name="T281" style:parent-style-name="DefaultParagraphFont" style:family="text">
      <style:text-properties style:font-name="Calibri" style:font-name-complex="Calibri"/>
    </style:style>
    <style:style style:name="T282" style:parent-style-name="DefaultParagraphFont" style:family="text">
      <style:text-properties style:font-name="Calibri" style:font-name-complex="Calibri"/>
    </style:style>
    <style:style style:name="TableRow283" style:family="table-row">
      <style:table-row-properties style:use-optimal-row-height="false"/>
    </style:style>
    <style:style style:name="TableCell284" style:family="table-cell">
      <style:table-cell-properties fo:border="none" style:writing-mode="lr-tb" style:vertical-align="middle" fo:padding-top="0.1562in" fo:padding-left="0in" fo:padding-bottom="0.052in" fo:padding-right="0.1041in"/>
    </style:style>
    <style:style style:name="T285" style:parent-style-name="DefaultParagraphFont" style:family="text">
      <style:text-properties style:font-name="Calibri" style:font-name-complex="Calibri"/>
    </style:style>
    <style:style style:name="T286" style:parent-style-name="DefaultParagraphFont" style:family="text">
      <style:text-properties style:font-name="Calibri" style:font-name-complex="Calibri"/>
    </style:style>
    <style:style style:name="TableRow287" style:family="table-row">
      <style:table-row-properties style:use-optimal-row-height="false"/>
    </style:style>
    <style:style style:name="TableCell288" style:family="table-cell">
      <style:table-cell-properties fo:border="none" style:writing-mode="lr-tb" style:vertical-align="middle" fo:padding-top="0.1562in" fo:padding-left="0in" fo:padding-bottom="0.052in" fo:padding-right="0.1041in"/>
    </style:style>
    <style:style style:name="T289" style:parent-style-name="DefaultParagraphFont" style:family="text">
      <style:text-properties style:font-name="Calibri" style:font-name-complex="Calibri"/>
    </style:style>
    <style:style style:name="T290" style:parent-style-name="DefaultParagraphFont" style:family="text">
      <style:text-properties style:font-name="Calibri" style:font-name-complex="Calibri"/>
    </style:style>
    <style:style style:name="TableRow291" style:family="table-row">
      <style:table-row-properties style:use-optimal-row-height="false"/>
    </style:style>
    <style:style style:name="TableCell292" style:family="table-cell">
      <style:table-cell-properties fo:border="none" style:writing-mode="lr-tb" style:vertical-align="middle" fo:padding-top="0.1562in" fo:padding-left="0in" fo:padding-bottom="0.052in" fo:padding-right="0.1041in"/>
    </style:style>
    <style:style style:name="T293" style:parent-style-name="DefaultParagraphFont" style:family="text">
      <style:text-properties style:font-name="Calibri" style:font-name-complex="Calibri"/>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1562in" fo:padding-left="0in" fo:padding-bottom="0.052in" fo:padding-right="0.1041in"/>
    </style:style>
    <style:style style:name="T296" style:parent-style-name="DefaultParagraphFont" style:family="text">
      <style:text-properties style:font-name="Calibri" style:font-name-complex="Calibri"/>
    </style:style>
    <style:style style:name="T297" style:parent-style-name="DefaultParagraphFont" style:family="text">
      <style:text-properties style:font-name="Calibri" style:font-name-complex="Calibri"/>
    </style:style>
    <style:style style:name="TableRow298" style:family="table-row">
      <style:table-row-properties style:use-optimal-row-height="false"/>
    </style:style>
    <style:style style:name="TableCell299" style:family="table-cell">
      <style:table-cell-properties fo:border="none" style:writing-mode="lr-tb" style:vertical-align="middle" fo:padding-top="0.1562in" fo:padding-left="0in" fo:padding-bottom="0.052in" fo:padding-right="0.1041in"/>
    </style:style>
    <style:style style:name="T300" style:parent-style-name="DefaultParagraphFont" style:family="text">
      <style:text-properties style:font-name="Calibri" style:font-name-complex="Calibri"/>
    </style:style>
    <style:style style:name="TableRow301" style:family="table-row">
      <style:table-row-properties style:use-optimal-row-height="false"/>
    </style:style>
    <style:style style:name="TableCell302" style:family="table-cell">
      <style:table-cell-properties fo:border="none" style:writing-mode="lr-tb" style:vertical-align="middle" fo:padding-top="0.1562in" fo:padding-left="0in" fo:padding-bottom="0.052in" fo:padding-right="0.1041in"/>
    </style:style>
    <style:style style:name="T303" style:parent-style-name="DefaultParagraphFont" style:family="text">
      <style:text-properties style:font-name="Calibri" style:font-name-complex="Calibri"/>
    </style:style>
    <style:style style:name="T304" style:parent-style-name="DefaultParagraphFont" style:family="text">
      <style:text-properties style:font-name="Calibri" style:font-name-complex="Calibri"/>
    </style:style>
    <style:style style:name="T305" style:parent-style-name="DefaultParagraphFont" style:family="text">
      <style:text-properties style:font-name="Calibri" style:font-name-complex="Calibri"/>
    </style:style>
    <style:style style:name="T306" style:parent-style-name="DefaultParagraphFont" style:family="text">
      <style:text-properties style:font-name="Calibri" style:font-name-complex="Calibri"/>
    </style:style>
    <style:style style:name="T307" style:parent-style-name="DefaultParagraphFont" style:family="text">
      <style:text-properties style:font-name="Calibri" style:font-name-complex="Calibri"/>
    </style:style>
    <style:style style:name="TableRow308" style:family="table-row">
      <style:table-row-properties style:use-optimal-row-height="false"/>
    </style:style>
    <style:style style:name="TableCell309" style:family="table-cell">
      <style:table-cell-properties fo:border="none" style:writing-mode="lr-tb" style:vertical-align="middle" fo:padding-top="0.1562in" fo:padding-left="0in" fo:padding-bottom="0.052in" fo:padding-right="0.1041in"/>
    </style:style>
    <style:style style:name="T310" style:parent-style-name="DefaultParagraphFont" style:family="text">
      <style:text-properties style:font-name="Calibri" style:font-name-complex="Calibri"/>
    </style:style>
    <style:style style:name="TableRow311" style:family="table-row">
      <style:table-row-properties style:use-optimal-row-height="false"/>
    </style:style>
    <style:style style:name="TableCell312" style:family="table-cell">
      <style:table-cell-properties fo:border="none" style:writing-mode="lr-tb" style:vertical-align="middle" fo:padding-top="0.1562in" fo:padding-left="0in" fo:padding-bottom="0.052in" fo:padding-right="0.1041in"/>
    </style:style>
    <style:style style:name="T313" style:parent-style-name="DefaultParagraphFont" style:family="text">
      <style:text-properties style:font-name="Calibri" style:font-name-complex="Calibri"/>
    </style:style>
    <style:style style:name="TableRow314" style:family="table-row">
      <style:table-row-properties style:use-optimal-row-height="false"/>
    </style:style>
    <style:style style:name="TableCell315" style:family="table-cell">
      <style:table-cell-properties fo:border="none" style:writing-mode="lr-tb" style:vertical-align="middle" fo:padding-top="0.1562in" fo:padding-left="0in" fo:padding-bottom="0.052in" fo:padding-right="0.1041in"/>
    </style:style>
    <style:style style:name="T316" style:parent-style-name="DefaultParagraphFont" style:family="text">
      <style:text-properties style:font-name="Calibri" style:font-name-complex="Calibri"/>
    </style:style>
    <style:style style:name="T317" style:parent-style-name="DefaultParagraphFont" style:family="text">
      <style:text-properties style:font-name="Calibri" style:font-name-complex="Calibri"/>
    </style:style>
    <style:style style:name="TableRow318" style:family="table-row">
      <style:table-row-properties style:use-optimal-row-height="false"/>
    </style:style>
    <style:style style:name="TableCell319" style:family="table-cell">
      <style:table-cell-properties fo:border="none" style:writing-mode="lr-tb" style:vertical-align="middle" fo:padding-top="0.1562in" fo:padding-left="0in" fo:padding-bottom="0.052in" fo:padding-right="0.1041in"/>
    </style:style>
    <style:style style:name="T320" style:parent-style-name="DefaultParagraphFont" style:family="text">
      <style:text-properties style:font-name="Calibri" style:font-name-complex="Calibri"/>
    </style:style>
    <style:style style:name="T321" style:parent-style-name="DefaultParagraphFont" style:family="text">
      <style:text-properties style:font-name="Calibri" style:font-name-complex="Calibri"/>
    </style:style>
    <style:style style:name="TableRow322" style:family="table-row">
      <style:table-row-properties style:use-optimal-row-height="false"/>
    </style:style>
    <style:style style:name="TableCell323" style:family="table-cell">
      <style:table-cell-properties fo:border="none" style:writing-mode="lr-tb" style:vertical-align="middle" fo:padding-top="0.1562in" fo:padding-left="0in" fo:padding-bottom="0.052in" fo:padding-right="0.1041in"/>
    </style:style>
    <style:style style:name="T324" style:parent-style-name="DefaultParagraphFont" style:family="text">
      <style:text-properties style:font-name="Calibri" style:font-name-complex="Calibri"/>
    </style:style>
    <style:style style:name="TableRow325" style:family="table-row">
      <style:table-row-properties style:use-optimal-row-height="false"/>
    </style:style>
    <style:style style:name="TableCell326" style:family="table-cell">
      <style:table-cell-properties fo:border="none" style:writing-mode="lr-tb" style:vertical-align="middle" fo:padding-top="0.1562in" fo:padding-left="0in" fo:padding-bottom="0.052in" fo:padding-right="0.1041in"/>
    </style:style>
    <style:style style:name="T327" style:parent-style-name="DefaultParagraphFont" style:family="text">
      <style:text-properties style:font-name="Calibri" style:font-name-complex="Calibri"/>
    </style:style>
    <style:style style:name="T328" style:parent-style-name="DefaultParagraphFont" style:family="text">
      <style:text-properties style:font-name="Calibri" style:font-name-complex="Calibri"/>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1562in" fo:padding-left="0in" fo:padding-bottom="0.052in" fo:padding-right="0.1041in"/>
    </style:style>
    <style:style style:name="T331" style:parent-style-name="DefaultParagraphFont" style:family="text">
      <style:text-properties style:font-name="Calibri" style:font-name-complex="Calibri"/>
    </style:style>
    <style:style style:name="T332" style:parent-style-name="DefaultParagraphFont" style:family="text">
      <style:text-properties style:font-name="Calibri" style:font-name-complex="Calibri"/>
    </style:style>
    <style:style style:name="T333" style:parent-style-name="DefaultParagraphFont" style:family="text">
      <style:text-properties style:font-name="Calibri" style:font-name-complex="Calibri"/>
    </style:style>
    <style:style style:name="TableRow334" style:family="table-row">
      <style:table-row-properties style:use-optimal-row-height="false"/>
    </style:style>
    <style:style style:name="TableCell335" style:family="table-cell">
      <style:table-cell-properties fo:border="none" style:writing-mode="lr-tb" style:vertical-align="middle" fo:padding-top="0.1562in" fo:padding-left="0in" fo:padding-bottom="0.052in" fo:padding-right="0.1041in"/>
    </style:style>
    <style:style style:name="T336" style:parent-style-name="DefaultParagraphFont" style:family="text">
      <style:text-properties style:font-name="Calibri" style:font-name-complex="Calibri"/>
    </style:style>
    <style:style style:name="T337" style:parent-style-name="DefaultParagraphFont" style:family="text">
      <style:text-properties style:font-name="Calibri" style:font-name-complex="Calibri"/>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1562in" fo:padding-left="0in" fo:padding-bottom="0.052in" fo:padding-right="0.1041in"/>
    </style:style>
    <style:style style:name="T340" style:parent-style-name="DefaultParagraphFont" style:family="text">
      <style:text-properties style:font-name="Calibri" style:font-name-complex="Calibri"/>
    </style:style>
    <style:style style:name="TableRow341" style:family="table-row">
      <style:table-row-properties style:use-optimal-row-height="false"/>
    </style:style>
    <style:style style:name="TableCell342" style:family="table-cell">
      <style:table-cell-properties fo:border="none" style:writing-mode="lr-tb" style:vertical-align="middle" fo:padding-top="0.1562in" fo:padding-left="0in" fo:padding-bottom="0.052in" fo:padding-right="0.1041in"/>
    </style:style>
    <style:style style:name="T343" style:parent-style-name="DefaultParagraphFont" style:family="text">
      <style:text-properties style:font-name="Calibri" style:font-name-complex="Calibri"/>
    </style:style>
    <style:style style:name="T344" style:parent-style-name="DefaultParagraphFont" style:family="text">
      <style:text-properties style:font-name="Calibri" style:font-name-complex="Calibri"/>
    </style:style>
    <style:style style:name="TableRow345" style:family="table-row">
      <style:table-row-properties style:use-optimal-row-height="false"/>
    </style:style>
    <style:style style:name="TableCell346" style:family="table-cell">
      <style:table-cell-properties fo:border="none" style:writing-mode="lr-tb" style:vertical-align="middle" fo:padding-top="0.1562in" fo:padding-left="0in" fo:padding-bottom="0.052in" fo:padding-right="0.1041in"/>
    </style:style>
    <style:style style:name="T347" style:parent-style-name="DefaultParagraphFont" style:family="text">
      <style:text-properties style:font-name="Calibri" style:font-name-complex="Calibri"/>
    </style:style>
    <style:style style:name="T348" style:parent-style-name="DefaultParagraphFont" style:family="text">
      <style:text-properties style:font-name="Calibri" style:font-name-complex="Calibri"/>
    </style:style>
    <style:style style:name="T349" style:parent-style-name="DefaultParagraphFont" style:family="text">
      <style:text-properties style:font-name="Calibri" style:font-name-complex="Calibri"/>
    </style:style>
    <style:style style:name="TableRow350" style:family="table-row">
      <style:table-row-properties style:use-optimal-row-height="false"/>
    </style:style>
    <style:style style:name="TableCell351" style:family="table-cell">
      <style:table-cell-properties fo:border="none" style:writing-mode="lr-tb" style:vertical-align="middle" fo:padding-top="0.1562in" fo:padding-left="0in" fo:padding-bottom="0.052in" fo:padding-right="0.1041in"/>
    </style:style>
    <style:style style:name="T352" style:parent-style-name="DefaultParagraphFont" style:family="text">
      <style:text-properties style:font-name="Calibri" style:font-name-complex="Calibri"/>
    </style:style>
    <style:style style:name="T353" style:parent-style-name="DefaultParagraphFont" style:family="text">
      <style:text-properties style:font-name="Calibri" style:font-name-complex="Calibri"/>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1562in" fo:padding-left="0in" fo:padding-bottom="0.052in" fo:padding-right="0.1041in"/>
    </style:style>
    <style:style style:name="T356" style:parent-style-name="DefaultParagraphFont" style:family="text">
      <style:text-properties style:font-name="Calibri" style:font-name-complex="Calibri"/>
    </style:style>
    <style:style style:name="T357" style:parent-style-name="DefaultParagraphFont" style:family="text">
      <style:text-properties style:font-name="Calibri" style:font-name-complex="Calibri"/>
    </style:style>
    <style:style style:name="TableRow358" style:family="table-row">
      <style:table-row-properties style:use-optimal-row-height="false"/>
    </style:style>
    <style:style style:name="TableCell359" style:family="table-cell">
      <style:table-cell-properties fo:border="none" style:writing-mode="lr-tb" style:vertical-align="middle" fo:padding-top="0.1562in" fo:padding-left="0in" fo:padding-bottom="0.052in" fo:padding-right="0.1041in"/>
    </style:style>
    <style:style style:name="T360" style:parent-style-name="DefaultParagraphFont" style:family="text">
      <style:text-properties style:font-name="Calibri" style:font-name-complex="Calibri"/>
    </style:style>
    <style:style style:name="TableRow361" style:family="table-row">
      <style:table-row-properties style:use-optimal-row-height="false"/>
    </style:style>
    <style:style style:name="TableCell362" style:family="table-cell">
      <style:table-cell-properties fo:border="none" style:writing-mode="lr-tb" style:vertical-align="middle" fo:padding-top="0.1562in" fo:padding-left="0in" fo:padding-bottom="0.052in" fo:padding-right="0.1041in"/>
    </style:style>
    <style:style style:name="T363" style:parent-style-name="DefaultParagraphFont" style:family="text">
      <style:text-properties style:font-name="Calibri" style:font-name-complex="Calibri"/>
    </style:style>
    <style:style style:name="TableRow364" style:family="table-row">
      <style:table-row-properties style:use-optimal-row-height="false"/>
    </style:style>
    <style:style style:name="TableCell365" style:family="table-cell">
      <style:table-cell-properties fo:border="none" style:writing-mode="lr-tb" style:vertical-align="middle" fo:padding-top="0.1562in" fo:padding-left="0in" fo:padding-bottom="0.052in" fo:padding-right="0.1041in"/>
    </style:style>
    <style:style style:name="T366" style:parent-style-name="DefaultParagraphFont" style:family="text">
      <style:text-properties style:font-name="Calibri" style:font-name-complex="Calibri"/>
    </style:style>
    <style:style style:name="TableRow367" style:family="table-row">
      <style:table-row-properties style:use-optimal-row-height="false"/>
    </style:style>
    <style:style style:name="TableCell368" style:family="table-cell">
      <style:table-cell-properties fo:border="none" style:writing-mode="lr-tb" style:vertical-align="middle" fo:padding-top="0.1562in" fo:padding-left="0in" fo:padding-bottom="0.052in" fo:padding-right="0.1041in"/>
    </style:style>
    <style:style style:name="T369" style:parent-style-name="DefaultParagraphFont" style:family="text">
      <style:text-properties style:font-name="Calibri" style:font-name-complex="Calibri"/>
    </style:style>
    <style:style style:name="T370" style:parent-style-name="DefaultParagraphFont" style:family="text">
      <style:text-properties style:font-name="Calibri" style:font-name-complex="Calibri"/>
    </style:style>
    <style:style style:name="TableRow371" style:family="table-row">
      <style:table-row-properties style:use-optimal-row-height="false"/>
    </style:style>
    <style:style style:name="TableCell372" style:family="table-cell">
      <style:table-cell-properties fo:border="none" style:writing-mode="lr-tb" style:vertical-align="middle" fo:padding-top="0.1562in" fo:padding-left="0in" fo:padding-bottom="0.052in" fo:padding-right="0.1041in"/>
    </style:style>
    <style:style style:name="T373" style:parent-style-name="DefaultParagraphFont" style:family="text">
      <style:text-properties style:font-name="Calibri" style:font-name-complex="Calibri"/>
    </style:style>
    <style:style style:name="T374" style:parent-style-name="DefaultParagraphFont" style:family="text">
      <style:text-properties style:font-name="Calibri" style:font-name-complex="Calibri"/>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1562in" fo:padding-left="0in" fo:padding-bottom="0.052in" fo:padding-right="0.1041in"/>
    </style:style>
    <style:style style:name="T377" style:parent-style-name="DefaultParagraphFont" style:family="text">
      <style:text-properties style:font-name="Calibri" style:font-name-complex="Calibri"/>
    </style:style>
    <style:style style:name="TableRow378" style:family="table-row">
      <style:table-row-properties style:use-optimal-row-height="false"/>
    </style:style>
    <style:style style:name="TableCell379" style:family="table-cell">
      <style:table-cell-properties fo:border="none" style:writing-mode="lr-tb" style:vertical-align="middle" fo:padding-top="0.1562in" fo:padding-left="0in" fo:padding-bottom="0.052in" fo:padding-right="0.1041in"/>
    </style:style>
    <style:style style:name="T380" style:parent-style-name="DefaultParagraphFont" style:family="text">
      <style:text-properties style:font-name="Calibri" style:font-name-complex="Calibri"/>
    </style:style>
    <style:style style:name="T381" style:parent-style-name="DefaultParagraphFont" style:family="text">
      <style:text-properties style:font-name="Calibri" style:font-name-complex="Calibri"/>
    </style:style>
    <style:style style:name="T382" style:parent-style-name="DefaultParagraphFont" style:family="text">
      <style:text-properties style:font-name="Calibri" style:font-name-complex="Calibri"/>
    </style:style>
    <style:style style:name="T383" style:parent-style-name="DefaultParagraphFont" style:family="text">
      <style:text-properties style:font-name="Calibri" style:font-name-complex="Calibri"/>
    </style:style>
    <style:style style:name="TableRow384" style:family="table-row">
      <style:table-row-properties style:use-optimal-row-height="false"/>
    </style:style>
    <style:style style:name="TableCell385" style:family="table-cell">
      <style:table-cell-properties fo:border="none" style:writing-mode="lr-tb" style:vertical-align="middle" fo:padding-top="0.1562in" fo:padding-left="0in" fo:padding-bottom="0.052in" fo:padding-right="0.1041in"/>
    </style:style>
    <style:style style:name="T386" style:parent-style-name="DefaultParagraphFont" style:family="text">
      <style:text-properties style:font-name="Calibri" style:font-name-complex="Calibri"/>
    </style:style>
    <style:style style:name="TableRow387" style:family="table-row">
      <style:table-row-properties style:use-optimal-row-height="false"/>
    </style:style>
    <style:style style:name="TableCell388" style:family="table-cell">
      <style:table-cell-properties fo:border="none" style:writing-mode="lr-tb" style:vertical-align="middle" fo:padding-top="0.1562in" fo:padding-left="0in" fo:padding-bottom="0.052in" fo:padding-right="0.1041in"/>
    </style:style>
    <style:style style:name="T389" style:parent-style-name="DefaultParagraphFont" style:family="text">
      <style:text-properties style:font-name="Calibri" style:font-name-complex="Calibri"/>
    </style:style>
    <style:style style:name="T390" style:parent-style-name="DefaultParagraphFont" style:family="text">
      <style:text-properties style:font-name="Calibri" style:font-name-complex="Calibri"/>
    </style:style>
    <style:style style:name="TableRow391" style:family="table-row">
      <style:table-row-properties style:use-optimal-row-height="false"/>
    </style:style>
    <style:style style:name="TableCell392" style:family="table-cell">
      <style:table-cell-properties fo:border="none" style:writing-mode="lr-tb" style:vertical-align="middle" fo:padding-top="0.1562in" fo:padding-left="0in" fo:padding-bottom="0.052in" fo:padding-right="0.1041in"/>
    </style:style>
    <style:style style:name="T393" style:parent-style-name="DefaultParagraphFont" style:family="text">
      <style:text-properties style:font-name="Calibri" style:font-name-complex="Calibri"/>
    </style:style>
    <style:style style:name="T394" style:parent-style-name="DefaultParagraphFont" style:family="text">
      <style:text-properties style:font-name="Calibri" style:font-name-complex="Calibri"/>
    </style:style>
    <style:style style:name="T395" style:parent-style-name="DefaultParagraphFont" style:family="text">
      <style:text-properties style:font-name="Calibri" style:font-name-complex="Calibri"/>
    </style:style>
    <style:style style:name="T396" style:parent-style-name="DefaultParagraphFont" style:family="text">
      <style:text-properties style:font-name="Calibri" style:font-name-complex="Calibri"/>
    </style:style>
    <style:style style:name="TableRow397" style:family="table-row">
      <style:table-row-properties style:use-optimal-row-height="false"/>
    </style:style>
    <style:style style:name="TableCell398" style:family="table-cell">
      <style:table-cell-properties fo:border="none" style:writing-mode="lr-tb" style:vertical-align="middle" fo:padding-top="0.1562in" fo:padding-left="0in" fo:padding-bottom="0.052in" fo:padding-right="0.1041in"/>
    </style:style>
    <style:style style:name="T399" style:parent-style-name="DefaultParagraphFont" style:family="text">
      <style:text-properties style:font-name="Calibri" style:font-name-complex="Calibri"/>
    </style:style>
    <style:style style:name="T400" style:parent-style-name="DefaultParagraphFont" style:family="text">
      <style:text-properties style:font-name="Calibri" style:font-name-complex="Calibri"/>
    </style:style>
    <style:style style:name="TableRow401" style:family="table-row">
      <style:table-row-properties style:use-optimal-row-height="false"/>
    </style:style>
    <style:style style:name="TableCell402" style:family="table-cell">
      <style:table-cell-properties fo:border="none" style:writing-mode="lr-tb" style:vertical-align="middle" fo:padding-top="0.1562in" fo:padding-left="0in" fo:padding-bottom="0.052in" fo:padding-right="0.1041in"/>
    </style:style>
    <style:style style:name="T403" style:parent-style-name="DefaultParagraphFont" style:family="text">
      <style:text-properties style:font-name="Calibri" style:font-name-complex="Calibri"/>
    </style:style>
    <style:style style:name="T404" style:parent-style-name="DefaultParagraphFont" style:family="text">
      <style:text-properties style:font-name="Calibri" style:font-name-complex="Calibri"/>
    </style:style>
    <style:style style:name="T405" style:parent-style-name="DefaultParagraphFont" style:family="text">
      <style:text-properties style:font-name="Calibri" style:font-name-complex="Calibri"/>
    </style:style>
    <style:style style:name="T406" style:parent-style-name="DefaultParagraphFont" style:family="text">
      <style:text-properties style:font-name="Calibri" style:font-name-complex="Calibri"/>
    </style:style>
    <style:style style:name="TableRow407" style:family="table-row">
      <style:table-row-properties style:use-optimal-row-height="false"/>
    </style:style>
    <style:style style:name="TableCell408" style:family="table-cell">
      <style:table-cell-properties fo:border="none" style:writing-mode="lr-tb" style:vertical-align="middle" fo:padding-top="0.1562in" fo:padding-left="0in" fo:padding-bottom="0.052in" fo:padding-right="0.1041in"/>
    </style:style>
    <style:style style:name="T409" style:parent-style-name="DefaultParagraphFont" style:family="text">
      <style:text-properties style:font-name="Calibri" style:font-name-complex="Calibri"/>
    </style:style>
    <style:style style:name="T410" style:parent-style-name="DefaultParagraphFont" style:family="text">
      <style:text-properties style:font-name="Calibri" style:font-name-complex="Calibri"/>
    </style:style>
    <style:style style:name="T411" style:parent-style-name="DefaultParagraphFont" style:family="text">
      <style:text-properties style:font-name="Calibri" style:font-name-complex="Calibri"/>
    </style:style>
    <style:style style:name="TableRow412" style:family="table-row">
      <style:table-row-properties style:use-optimal-row-height="false"/>
    </style:style>
    <style:style style:name="TableCell413" style:family="table-cell">
      <style:table-cell-properties fo:border="none" style:writing-mode="lr-tb" style:vertical-align="middle" fo:padding-top="0.1562in" fo:padding-left="0in" fo:padding-bottom="0.052in" fo:padding-right="0.1041in"/>
    </style:style>
    <style:style style:name="T414" style:parent-style-name="DefaultParagraphFont" style:family="text">
      <style:text-properties style:font-name="Calibri" style:font-name-complex="Calibri"/>
    </style:style>
    <style:style style:name="TableRow415" style:family="table-row">
      <style:table-row-properties style:use-optimal-row-height="false"/>
    </style:style>
    <style:style style:name="TableCell416" style:family="table-cell">
      <style:table-cell-properties fo:border="none" style:writing-mode="lr-tb" style:vertical-align="middle" fo:padding-top="0.1562in" fo:padding-left="0in" fo:padding-bottom="0.052in" fo:padding-right="0.1041in"/>
    </style:style>
    <style:style style:name="T417" style:parent-style-name="DefaultParagraphFont" style:family="text">
      <style:text-properties style:font-name="Calibri" style:font-name-complex="Calibri"/>
    </style:style>
    <style:style style:name="T418" style:parent-style-name="DefaultParagraphFont" style:family="text">
      <style:text-properties style:font-name="Calibri" style:font-name-complex="Calibri"/>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1562in" fo:padding-left="0in" fo:padding-bottom="0.052in" fo:padding-right="0.1041in"/>
    </style:style>
    <style:style style:name="T421" style:parent-style-name="DefaultParagraphFont" style:family="text">
      <style:text-properties style:font-name="Calibri" style:font-name-complex="Calibri"/>
    </style:style>
    <style:style style:name="T422" style:parent-style-name="DefaultParagraphFont" style:family="text">
      <style:text-properties style:font-name="Calibri" style:font-name-complex="Calibri"/>
    </style:style>
    <style:style style:name="T423" style:parent-style-name="DefaultParagraphFont" style:family="text">
      <style:text-properties style:font-name="Calibri" style:font-name-complex="Calibri"/>
    </style:style>
    <style:style style:name="T424" style:parent-style-name="DefaultParagraphFont" style:family="text">
      <style:text-properties style:font-name="Calibri" style:font-name-complex="Calibri"/>
    </style:style>
    <style:style style:name="TableRow425" style:family="table-row">
      <style:table-row-properties style:use-optimal-row-height="false"/>
    </style:style>
    <style:style style:name="TableCell426" style:family="table-cell">
      <style:table-cell-properties fo:border="none" style:writing-mode="lr-tb" style:vertical-align="middle" fo:padding-top="0.1562in" fo:padding-left="0in" fo:padding-bottom="0.052in" fo:padding-right="0.1041in"/>
    </style:style>
    <style:style style:name="T427" style:parent-style-name="DefaultParagraphFont" style:family="text">
      <style:text-properties style:font-name="Calibri" style:font-name-complex="Calibri"/>
    </style:style>
    <style:style style:name="T428" style:parent-style-name="DefaultParagraphFont" style:family="text">
      <style:text-properties style:font-name="Calibri" style:font-name-complex="Calibri"/>
    </style:style>
    <style:style style:name="TableRow429" style:family="table-row">
      <style:table-row-properties style:use-optimal-row-height="false"/>
    </style:style>
    <style:style style:name="TableCell430" style:family="table-cell">
      <style:table-cell-properties fo:border="none" style:writing-mode="lr-tb" style:vertical-align="middle" fo:padding-top="0.1562in" fo:padding-left="0in" fo:padding-bottom="0.052in" fo:padding-right="0.1041in"/>
    </style:style>
    <style:style style:name="T431" style:parent-style-name="DefaultParagraphFont" style:family="text">
      <style:text-properties style:font-name="Calibri" style:font-name-complex="Calibri"/>
    </style:style>
    <style:style style:name="TableRow432" style:family="table-row">
      <style:table-row-properties style:use-optimal-row-height="false"/>
    </style:style>
    <style:style style:name="TableCell433" style:family="table-cell">
      <style:table-cell-properties fo:border="none" style:writing-mode="lr-tb" style:vertical-align="middle" fo:padding-top="0.1562in" fo:padding-left="0in" fo:padding-bottom="0.052in" fo:padding-right="0.1041in"/>
    </style:style>
    <style:style style:name="T434" style:parent-style-name="DefaultParagraphFont" style:family="text">
      <style:text-properties style:font-name="Calibri" style:font-name-complex="Calibri"/>
    </style:style>
    <style:style style:name="T435" style:parent-style-name="DefaultParagraphFont" style:family="text">
      <style:text-properties style:font-name="Calibri" style:font-name-complex="Calibri"/>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complex="Calibri"/>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complex="Calibri"/>
    </style:style>
    <style:style style:name="T442" style:parent-style-name="DefaultParagraphFont" style:family="text">
      <style:text-properties style:font-name="Calibri" style:font-name-complex="Calibri"/>
    </style:style>
    <style:style style:name="T443" style:parent-style-name="DefaultParagraphFont" style:family="text">
      <style:text-properties style:font-name="Calibri" style:font-name-complex="Calibri"/>
    </style:style>
    <style:style style:name="T444" style:parent-style-name="DefaultParagraphFont" style:family="text">
      <style:text-properties style:font-name="Calibri" style:font-name-complex="Calibri"/>
    </style:style>
    <style:style style:name="T445" style:parent-style-name="DefaultParagraphFont" style:family="text">
      <style:text-properties style:font-name="Calibri" style:font-name-complex="Calibri"/>
    </style:style>
    <style:style style:name="T446" style:parent-style-name="DefaultParagraphFont" style:family="text">
      <style:text-properties style:font-name="Calibri" style:font-name-complex="Calibri"/>
    </style:style>
    <style:style style:name="TableRow447" style:family="table-row">
      <style:table-row-properties style:use-optimal-row-height="false"/>
    </style:style>
    <style:style style:name="TableCell448" style:family="table-cell">
      <style:table-cell-properties fo:border="none" style:writing-mode="lr-tb" style:vertical-align="middle" fo:padding-top="0.1562in" fo:padding-left="0in" fo:padding-bottom="0.052in" fo:padding-right="0.1041in"/>
    </style:style>
    <style:style style:name="T449" style:parent-style-name="DefaultParagraphFont" style:family="text">
      <style:text-properties style:font-name="Calibri" style:font-name-complex="Calibri"/>
    </style:style>
    <style:style style:name="TableRow450" style:family="table-row">
      <style:table-row-properties style:use-optimal-row-height="false"/>
    </style:style>
    <style:style style:name="TableCell451" style:family="table-cell">
      <style:table-cell-properties fo:border="none" style:writing-mode="lr-tb" style:vertical-align="middle" fo:padding-top="0.1562in" fo:padding-left="0in" fo:padding-bottom="0.052in" fo:padding-right="0.1041in"/>
    </style:style>
    <style:style style:name="T452" style:parent-style-name="DefaultParagraphFont" style:family="text">
      <style:text-properties style:font-name="Calibri" style:font-name-complex="Calibri"/>
    </style:style>
    <style:style style:name="T453" style:parent-style-name="DefaultParagraphFont" style:family="text">
      <style:text-properties style:font-name="Calibri" style:font-name-complex="Calibri"/>
    </style:style>
    <style:style style:name="T454" style:parent-style-name="DefaultParagraphFont" style:family="text">
      <style:text-properties style:font-name="Calibri" style:font-name-complex="Calibri"/>
    </style:style>
    <style:style style:name="TableRow455" style:family="table-row">
      <style:table-row-properties style:use-optimal-row-height="false"/>
    </style:style>
    <style:style style:name="TableCell456" style:family="table-cell">
      <style:table-cell-properties fo:border="none" style:writing-mode="lr-tb" style:vertical-align="middle" fo:padding-top="0.1562in" fo:padding-left="0in" fo:padding-bottom="0.052in" fo:padding-right="0.1041in"/>
    </style:style>
    <style:style style:name="T457" style:parent-style-name="DefaultParagraphFont" style:family="text">
      <style:text-properties style:font-name="Calibri" style:font-name-complex="Calibri"/>
    </style:style>
    <style:style style:name="T458" style:parent-style-name="DefaultParagraphFont" style:family="text">
      <style:text-properties style:font-name="Calibri" style:font-name-complex="Calibri"/>
    </style:style>
    <style:style style:name="TableRow459" style:family="table-row">
      <style:table-row-properties style:use-optimal-row-height="false"/>
    </style:style>
    <style:style style:name="TableCell460" style:family="table-cell">
      <style:table-cell-properties fo:border="none" style:writing-mode="lr-tb" style:vertical-align="middle" fo:padding-top="0.1562in" fo:padding-left="0in" fo:padding-bottom="0.052in" fo:padding-right="0.1041in"/>
    </style:style>
    <style:style style:name="T461" style:parent-style-name="DefaultParagraphFont" style:family="text">
      <style:text-properties style:font-name="Calibri" style:font-name-complex="Calibri"/>
    </style:style>
    <style:style style:name="T462" style:parent-style-name="DefaultParagraphFont" style:family="text">
      <style:text-properties style:font-name="Calibri" style:font-name-complex="Calibri"/>
    </style:style>
    <style:style style:name="T463" style:parent-style-name="DefaultParagraphFont" style:family="text">
      <style:text-properties style:font-name="Calibri" style:font-name-complex="Calibri"/>
    </style:style>
    <style:style style:name="TableRow464" style:family="table-row">
      <style:table-row-properties style:use-optimal-row-height="false"/>
    </style:style>
    <style:style style:name="TableCell465" style:family="table-cell">
      <style:table-cell-properties fo:border="none" style:writing-mode="lr-tb" style:vertical-align="middle" fo:padding-top="0.1562in" fo:padding-left="0in" fo:padding-bottom="0.052in" fo:padding-right="0.1041in"/>
    </style:style>
    <style:style style:name="T466" style:parent-style-name="DefaultParagraphFont" style:family="text">
      <style:text-properties style:font-name="Calibri" style:font-name-complex="Calibri"/>
    </style:style>
    <style:style style:name="T467" style:parent-style-name="DefaultParagraphFont" style:family="text">
      <style:text-properties style:font-name="Calibri" style:font-name-complex="Calibri"/>
    </style:style>
    <style:style style:name="TableRow468" style:family="table-row">
      <style:table-row-properties style:use-optimal-row-height="false"/>
    </style:style>
    <style:style style:name="TableCell469" style:family="table-cell">
      <style:table-cell-properties fo:border="none" style:writing-mode="lr-tb" style:vertical-align="middle" fo:padding-top="0.1562in" fo:padding-left="0in" fo:padding-bottom="0.052in" fo:padding-right="0.1041in"/>
    </style:style>
    <style:style style:name="T470" style:parent-style-name="DefaultParagraphFont" style:family="text">
      <style:text-properties style:font-name="Calibri" style:font-name-complex="Calibri"/>
    </style:style>
    <style:style style:name="T471" style:parent-style-name="DefaultParagraphFont" style:family="text">
      <style:text-properties style:font-name="Calibri" style:font-name-complex="Calibri"/>
    </style:style>
    <style:style style:name="T472" style:parent-style-name="DefaultParagraphFont" style:family="text">
      <style:text-properties style:font-name="Calibri" style:font-name-complex="Calibri"/>
    </style:style>
    <style:style style:name="T473" style:parent-style-name="DefaultParagraphFont" style:family="text">
      <style:text-properties style:font-name="Calibri" style:font-name-complex="Calibri"/>
    </style:style>
    <style:style style:name="TableRow474" style:family="table-row">
      <style:table-row-properties style:use-optimal-row-height="false"/>
    </style:style>
    <style:style style:name="TableCell475" style:family="table-cell">
      <style:table-cell-properties fo:border="none" style:writing-mode="lr-tb" style:vertical-align="middle" fo:padding-top="0.1562in" fo:padding-left="0in" fo:padding-bottom="0.052in" fo:padding-right="0.1041in"/>
    </style:style>
    <style:style style:name="T476" style:parent-style-name="DefaultParagraphFont" style:family="text">
      <style:text-properties style:font-name="Calibri" style:font-name-complex="Calibri"/>
    </style:style>
    <style:style style:name="TableRow477" style:family="table-row">
      <style:table-row-properties style:use-optimal-row-height="false"/>
    </style:style>
    <style:style style:name="TableCell478" style:family="table-cell">
      <style:table-cell-properties fo:border="none" style:writing-mode="lr-tb" style:vertical-align="middle" fo:padding-top="0.1562in" fo:padding-left="0in" fo:padding-bottom="0.052in" fo:padding-right="0.1041in"/>
    </style:style>
    <style:style style:name="T479" style:parent-style-name="DefaultParagraphFont" style:family="text">
      <style:text-properties style:font-name="Calibri" style:font-name-complex="Calibri"/>
    </style:style>
    <style:style style:name="T480" style:parent-style-name="DefaultParagraphFont" style:family="text">
      <style:text-properties style:font-name="Calibri" style:font-name-complex="Calibri"/>
    </style:style>
    <style:style style:name="T481" style:parent-style-name="DefaultParagraphFont" style:family="text">
      <style:text-properties style:font-name="Calibri" style:font-name-complex="Calibri"/>
    </style:style>
    <style:style style:name="T482" style:parent-style-name="DefaultParagraphFont" style:family="text">
      <style:text-properties style:font-name="Calibri" style:font-name-complex="Calibri"/>
    </style:style>
    <style:style style:name="T483" style:parent-style-name="DefaultParagraphFont" style:family="text">
      <style:text-properties style:font-name="Calibri" style:font-name-complex="Calibri"/>
    </style:style>
    <style:style style:name="TableRow484" style:family="table-row">
      <style:table-row-properties style:use-optimal-row-height="false"/>
    </style:style>
    <style:style style:name="TableCell485" style:family="table-cell">
      <style:table-cell-properties fo:border="none" style:writing-mode="lr-tb" style:vertical-align="middle" fo:padding-top="0.1562in" fo:padding-left="0in" fo:padding-bottom="0.052in" fo:padding-right="0.1041in"/>
    </style:style>
    <style:style style:name="T486" style:parent-style-name="DefaultParagraphFont" style:family="text">
      <style:text-properties style:font-name="Calibri" style:font-name-complex="Calibri"/>
    </style:style>
    <style:style style:name="T487" style:parent-style-name="DefaultParagraphFont" style:family="text">
      <style:text-properties style:font-name="Calibri" style:font-name-complex="Calibri"/>
    </style:style>
    <style:style style:name="TableRow488" style:family="table-row">
      <style:table-row-properties style:use-optimal-row-height="false"/>
    </style:style>
    <style:style style:name="TableCell489" style:family="table-cell">
      <style:table-cell-properties fo:border="none" style:writing-mode="lr-tb" style:vertical-align="middle" fo:padding-top="0.1562in" fo:padding-left="0in" fo:padding-bottom="0.052in" fo:padding-right="0.1041in"/>
    </style:style>
    <style:style style:name="T490" style:parent-style-name="DefaultParagraphFont" style:family="text">
      <style:text-properties style:font-name="Calibri" style:font-name-complex="Calibri"/>
    </style:style>
    <style:style style:name="T491" style:parent-style-name="DefaultParagraphFont" style:family="text">
      <style:text-properties style:font-name="Calibri" style:font-name-complex="Calibri"/>
    </style:style>
    <style:style style:name="T492" style:parent-style-name="DefaultParagraphFont" style:family="text">
      <style:text-properties style:font-name="Calibri" style:font-name-complex="Calibri"/>
    </style:style>
    <style:style style:name="T493" style:parent-style-name="DefaultParagraphFont" style:family="text">
      <style:text-properties style:font-name="Calibri" style:font-name-complex="Calibri"/>
    </style:style>
    <style:style style:name="T494" style:parent-style-name="DefaultParagraphFont" style:family="text">
      <style:text-properties style:font-name="Calibri" style:font-name-complex="Calibri"/>
    </style:style>
    <style:style style:name="TableRow495" style:family="table-row">
      <style:table-row-properties style:use-optimal-row-height="false"/>
    </style:style>
    <style:style style:name="TableCell496" style:family="table-cell">
      <style:table-cell-properties fo:border="none" style:writing-mode="lr-tb" style:vertical-align="middle" fo:padding-top="0.1562in" fo:padding-left="0in" fo:padding-bottom="0.052in" fo:padding-right="0.1041in"/>
    </style:style>
    <style:style style:name="T497" style:parent-style-name="DefaultParagraphFont" style:family="text">
      <style:text-properties style:font-name="Calibri" style:font-name-complex="Calibri"/>
    </style:style>
    <style:style style:name="TableRow498" style:family="table-row">
      <style:table-row-properties style:use-optimal-row-height="false"/>
    </style:style>
    <style:style style:name="TableCell499" style:family="table-cell">
      <style:table-cell-properties fo:border="none" style:writing-mode="lr-tb" style:vertical-align="middle" fo:padding-top="0.1562in" fo:padding-left="0in" fo:padding-bottom="0.052in" fo:padding-right="0.1041in"/>
    </style:style>
    <style:style style:name="T500" style:parent-style-name="DefaultParagraphFont" style:family="text">
      <style:text-properties style:font-name="Calibri" style:font-name-complex="Calibri"/>
    </style:style>
    <style:style style:name="T501" style:parent-style-name="DefaultParagraphFont" style:family="text">
      <style:text-properties style:font-name="Calibri" style:font-name-complex="Calibri"/>
    </style:style>
    <style:style style:name="TableRow502" style:family="table-row">
      <style:table-row-properties style:use-optimal-row-height="false"/>
    </style:style>
    <style:style style:name="TableCell503" style:family="table-cell">
      <style:table-cell-properties fo:border="none" style:writing-mode="lr-tb" style:vertical-align="middle" fo:padding-top="0.1562in" fo:padding-left="0in" fo:padding-bottom="0.052in" fo:padding-right="0.1041in"/>
    </style:style>
    <style:style style:name="T504" style:parent-style-name="DefaultParagraphFont" style:family="text">
      <style:text-properties style:font-name="Calibri" style:font-name-complex="Calibri"/>
    </style:style>
    <style:style style:name="T505" style:parent-style-name="DefaultParagraphFont" style:family="text">
      <style:text-properties style:font-name="Calibri" style:font-name-complex="Calibri"/>
    </style:style>
    <style:style style:name="T506" style:parent-style-name="DefaultParagraphFont" style:family="text">
      <style:text-properties style:font-name="Calibri" style:font-name-complex="Calibri"/>
    </style:style>
    <style:style style:name="TableRow507" style:family="table-row">
      <style:table-row-properties style:use-optimal-row-height="false"/>
    </style:style>
    <style:style style:name="TableCell508" style:family="table-cell">
      <style:table-cell-properties fo:border="none" style:writing-mode="lr-tb" style:vertical-align="middle" fo:padding-top="0.1562in" fo:padding-left="0in" fo:padding-bottom="0.052in" fo:padding-right="0.1041in"/>
    </style:style>
    <style:style style:name="T509" style:parent-style-name="DefaultParagraphFont" style:family="text">
      <style:text-properties style:font-name="Calibri" style:font-name-complex="Calibri"/>
    </style:style>
    <style:style style:name="T510" style:parent-style-name="DefaultParagraphFont" style:family="text">
      <style:text-properties style:font-name="Calibri" style:font-name-complex="Calibri"/>
    </style:style>
    <style:style style:name="TableRow511" style:family="table-row">
      <style:table-row-properties style:use-optimal-row-height="false"/>
    </style:style>
    <style:style style:name="TableCell512" style:family="table-cell">
      <style:table-cell-properties fo:border="none" style:writing-mode="lr-tb" style:vertical-align="middle" fo:padding-top="0.1562in" fo:padding-left="0in" fo:padding-bottom="0.052in" fo:padding-right="0.1041in"/>
    </style:style>
    <style:style style:name="T513" style:parent-style-name="DefaultParagraphFont" style:family="text">
      <style:text-properties style:font-name="Calibri" style:font-name-complex="Calibri"/>
    </style:style>
    <style:style style:name="TableRow514" style:family="table-row">
      <style:table-row-properties style:use-optimal-row-height="false"/>
    </style:style>
    <style:style style:name="TableCell515" style:family="table-cell">
      <style:table-cell-properties fo:border="none" style:writing-mode="lr-tb" style:vertical-align="middle" fo:padding-top="0.1562in" fo:padding-left="0in" fo:padding-bottom="0.052in" fo:padding-right="0.1041in"/>
    </style:style>
    <style:style style:name="T516" style:parent-style-name="DefaultParagraphFont" style:family="text">
      <style:text-properties style:font-name="Calibri" style:font-name-complex="Calibri"/>
    </style:style>
    <style:style style:name="TableRow517" style:family="table-row">
      <style:table-row-properties style:use-optimal-row-height="false"/>
    </style:style>
    <style:style style:name="TableCell518" style:family="table-cell">
      <style:table-cell-properties fo:border="none" style:writing-mode="lr-tb" style:vertical-align="middle" fo:padding-top="0.1562in" fo:padding-left="0in" fo:padding-bottom="0.052in" fo:padding-right="0.1041in"/>
    </style:style>
    <style:style style:name="T519" style:parent-style-name="DefaultParagraphFont" style:family="text">
      <style:text-properties style:font-name="Calibri" style:font-name-complex="Calibri"/>
    </style:style>
    <style:style style:name="TableRow520" style:family="table-row">
      <style:table-row-properties style:use-optimal-row-height="false"/>
    </style:style>
    <style:style style:name="TableCell521" style:family="table-cell">
      <style:table-cell-properties fo:border="none" style:writing-mode="lr-tb" style:vertical-align="middle" fo:padding-top="0.1562in" fo:padding-left="0in" fo:padding-bottom="0.052in" fo:padding-right="0.1041in"/>
    </style:style>
    <style:style style:name="T522" style:parent-style-name="DefaultParagraphFont" style:family="text">
      <style:text-properties style:font-name="Calibri" style:font-name-complex="Calibri"/>
    </style:style>
    <style:style style:name="T523" style:parent-style-name="DefaultParagraphFont" style:family="text">
      <style:text-properties style:font-name="Calibri" style:font-name-complex="Calibri"/>
    </style:style>
    <style:style style:name="T524" style:parent-style-name="DefaultParagraphFont" style:family="text">
      <style:text-properties style:font-name="Calibri" style:font-name-complex="Calibri"/>
    </style:style>
    <style:style style:name="TableRow525" style:family="table-row">
      <style:table-row-properties style:use-optimal-row-height="false"/>
    </style:style>
    <style:style style:name="TableCell526" style:family="table-cell">
      <style:table-cell-properties fo:border="none" style:writing-mode="lr-tb" style:vertical-align="middle" fo:padding-top="0.1562in" fo:padding-left="0in" fo:padding-bottom="0.052in" fo:padding-right="0.1041in"/>
    </style:style>
    <style:style style:name="T527" style:parent-style-name="DefaultParagraphFont" style:family="text">
      <style:text-properties style:font-name="Calibri" style:font-name-complex="Calibri"/>
    </style:style>
    <style:style style:name="TableRow528" style:family="table-row">
      <style:table-row-properties style:use-optimal-row-height="false"/>
    </style:style>
    <style:style style:name="TableCell529" style:family="table-cell">
      <style:table-cell-properties fo:border="none" style:writing-mode="lr-tb" style:vertical-align="middle" fo:padding-top="0.1562in" fo:padding-left="0in" fo:padding-bottom="0.052in" fo:padding-right="0.1041in"/>
    </style:style>
    <style:style style:name="T530" style:parent-style-name="DefaultParagraphFont" style:family="text">
      <style:text-properties style:font-name="Calibri" style:font-name-complex="Calibri"/>
    </style:style>
    <style:style style:name="TableRow531" style:family="table-row">
      <style:table-row-properties style:use-optimal-row-height="false"/>
    </style:style>
    <style:style style:name="TableCell532" style:family="table-cell">
      <style:table-cell-properties fo:border="none" style:writing-mode="lr-tb" style:vertical-align="middle" fo:padding-top="0.1562in" fo:padding-left="0in" fo:padding-bottom="0.052in" fo:padding-right="0.1041in"/>
    </style:style>
    <style:style style:name="T533" style:parent-style-name="DefaultParagraphFont" style:family="text">
      <style:text-properties style:font-name="Calibri" style:font-name-complex="Calibri"/>
    </style:style>
    <style:style style:name="T534" style:parent-style-name="DefaultParagraphFont" style:family="text">
      <style:text-properties style:font-name="Calibri" style:font-name-complex="Calibri"/>
    </style:style>
    <style:style style:name="TableRow535" style:family="table-row">
      <style:table-row-properties style:use-optimal-row-height="false"/>
    </style:style>
    <style:style style:name="TableCell536" style:family="table-cell">
      <style:table-cell-properties fo:border="none" style:writing-mode="lr-tb" style:vertical-align="middle" fo:padding-top="0.1562in" fo:padding-left="0in" fo:padding-bottom="0.052in" fo:padding-right="0.1041in"/>
    </style:style>
    <style:style style:name="T537" style:parent-style-name="DefaultParagraphFont" style:family="text">
      <style:text-properties style:font-name="Calibri" style:font-name-complex="Calibri"/>
    </style:style>
    <style:style style:name="T538" style:parent-style-name="DefaultParagraphFont" style:family="text">
      <style:text-properties style:font-name="Calibri" style:font-name-complex="Calibri"/>
    </style:style>
    <style:style style:name="T539" style:parent-style-name="DefaultParagraphFont" style:family="text">
      <style:text-properties style:font-name="Calibri" style:font-name-complex="Calibri"/>
    </style:style>
    <style:style style:name="TableRow540" style:family="table-row">
      <style:table-row-properties style:use-optimal-row-height="false"/>
    </style:style>
    <style:style style:name="TableCell541" style:family="table-cell">
      <style:table-cell-properties fo:border="none" style:writing-mode="lr-tb" style:vertical-align="middle" fo:padding-top="0.1562in" fo:padding-left="0in" fo:padding-bottom="0.052in" fo:padding-right="0.1041in"/>
    </style:style>
    <style:style style:name="T542" style:parent-style-name="DefaultParagraphFont" style:family="text">
      <style:text-properties style:font-name="Calibri" style:font-name-complex="Calibri"/>
    </style:style>
    <style:style style:name="T543" style:parent-style-name="DefaultParagraphFont" style:family="text">
      <style:text-properties style:font-name="Calibri" style:font-name-complex="Calibri"/>
    </style:style>
    <style:style style:name="TableRow544" style:family="table-row">
      <style:table-row-properties style:use-optimal-row-height="false"/>
    </style:style>
    <style:style style:name="TableCell545" style:family="table-cell">
      <style:table-cell-properties fo:border="none" style:writing-mode="lr-tb" style:vertical-align="middle" fo:padding-top="0.1562in" fo:padding-left="0in" fo:padding-bottom="0.052in" fo:padding-right="0.1041in"/>
    </style:style>
    <style:style style:name="T546" style:parent-style-name="DefaultParagraphFont" style:family="text">
      <style:text-properties style:font-name="Calibri" style:font-name-complex="Calibri"/>
    </style:style>
    <style:style style:name="T547" style:parent-style-name="DefaultParagraphFont" style:family="text">
      <style:text-properties style:font-name="Calibri" style:font-name-complex="Calibri"/>
    </style:style>
    <style:style style:name="T548" style:parent-style-name="DefaultParagraphFont" style:family="text">
      <style:text-properties style:font-name="Calibri" style:font-name-complex="Calibri"/>
    </style:style>
    <style:style style:name="T549" style:parent-style-name="DefaultParagraphFont" style:family="text">
      <style:text-properties style:font-name="Calibri" style:font-name-complex="Calibri"/>
    </style:style>
    <style:style style:name="TableRow550" style:family="table-row">
      <style:table-row-properties style:use-optimal-row-height="false"/>
    </style:style>
    <style:style style:name="TableCell551" style:family="table-cell">
      <style:table-cell-properties fo:border="none" style:writing-mode="lr-tb" style:vertical-align="middle" fo:padding-top="0.1562in" fo:padding-left="0in" fo:padding-bottom="0.052in" fo:padding-right="0.1041in"/>
    </style:style>
    <style:style style:name="T552" style:parent-style-name="DefaultParagraphFont" style:family="text">
      <style:text-properties style:font-name="Calibri" style:font-name-complex="Calibri"/>
    </style:style>
    <style:style style:name="T553" style:parent-style-name="DefaultParagraphFont" style:family="text">
      <style:text-properties style:font-name="Calibri" style:font-name-complex="Calibri"/>
    </style:style>
    <style:style style:name="TableRow554" style:family="table-row">
      <style:table-row-properties style:use-optimal-row-height="false"/>
    </style:style>
    <style:style style:name="TableCell555" style:family="table-cell">
      <style:table-cell-properties fo:border="none" style:writing-mode="lr-tb" style:vertical-align="middle" fo:padding-top="0.1562in" fo:padding-left="0in" fo:padding-bottom="0.052in" fo:padding-right="0.1041in"/>
    </style:style>
    <style:style style:name="T556" style:parent-style-name="DefaultParagraphFont" style:family="text">
      <style:text-properties style:font-name="Calibri" style:font-name-complex="Calibri"/>
    </style:style>
    <style:style style:name="T557" style:parent-style-name="DefaultParagraphFont" style:family="text">
      <style:text-properties style:font-name="Calibri" style:font-name-complex="Calibri"/>
    </style:style>
    <style:style style:name="T558" style:parent-style-name="DefaultParagraphFont" style:family="text">
      <style:text-properties style:font-name="Calibri" style:font-name-complex="Calibri"/>
    </style:style>
    <style:style style:name="TableRow559" style:family="table-row">
      <style:table-row-properties style:use-optimal-row-height="false"/>
    </style:style>
    <style:style style:name="TableCell560" style:family="table-cell">
      <style:table-cell-properties fo:border="none" style:writing-mode="lr-tb" style:vertical-align="middle" fo:padding-top="0.1562in" fo:padding-left="0in" fo:padding-bottom="0.052in" fo:padding-right="0.1041in"/>
    </style:style>
    <style:style style:name="T561" style:parent-style-name="DefaultParagraphFont" style:family="text">
      <style:text-properties style:font-name="Calibri" style:font-name-complex="Calibri"/>
    </style:style>
    <style:style style:name="TableRow562" style:family="table-row">
      <style:table-row-properties style:use-optimal-row-height="false"/>
    </style:style>
    <style:style style:name="TableCell563" style:family="table-cell">
      <style:table-cell-properties fo:border="none" style:writing-mode="lr-tb" style:vertical-align="middle" fo:padding-top="0.1562in" fo:padding-left="0in" fo:padding-bottom="0.052in" fo:padding-right="0.1041in"/>
    </style:style>
    <style:style style:name="T564" style:parent-style-name="DefaultParagraphFont" style:family="text">
      <style:text-properties style:font-name="Calibri" style:font-name-complex="Calibri"/>
    </style:style>
    <style:style style:name="T565" style:parent-style-name="DefaultParagraphFont" style:family="text">
      <style:text-properties style:font-name="Calibri" style:font-name-complex="Calibri"/>
    </style:style>
    <style:style style:name="TableRow566" style:family="table-row">
      <style:table-row-properties style:use-optimal-row-height="false"/>
    </style:style>
    <style:style style:name="TableCell567" style:family="table-cell">
      <style:table-cell-properties fo:border="none" style:writing-mode="lr-tb" style:vertical-align="middle" fo:padding-top="0.1562in" fo:padding-left="0in" fo:padding-bottom="0.052in" fo:padding-right="0.1041in"/>
    </style:style>
    <style:style style:name="T568" style:parent-style-name="DefaultParagraphFont" style:family="text">
      <style:text-properties style:font-name="Calibri" style:font-name-complex="Calibri"/>
    </style:style>
    <style:style style:name="TableRow569" style:family="table-row">
      <style:table-row-properties style:use-optimal-row-height="false"/>
    </style:style>
    <style:style style:name="TableCell570" style:family="table-cell">
      <style:table-cell-properties fo:border="none" style:writing-mode="lr-tb" style:vertical-align="middle" fo:padding-top="0.1562in" fo:padding-left="0in" fo:padding-bottom="0.052in" fo:padding-right="0.1041in"/>
    </style:style>
    <style:style style:name="T571" style:parent-style-name="DefaultParagraphFont" style:family="text">
      <style:text-properties style:font-name="Calibri" style:font-name-complex="Calibri"/>
    </style:style>
    <style:style style:name="T572" style:parent-style-name="DefaultParagraphFont" style:family="text">
      <style:text-properties style:font-name="Calibri" style:font-name-complex="Calibri"/>
    </style:style>
    <style:style style:name="TableRow573" style:family="table-row">
      <style:table-row-properties style:use-optimal-row-height="false"/>
    </style:style>
    <style:style style:name="TableCell574" style:family="table-cell">
      <style:table-cell-properties fo:border="none" style:writing-mode="lr-tb" style:vertical-align="middle" fo:padding-top="0.1562in" fo:padding-left="0in" fo:padding-bottom="0.052in" fo:padding-right="0.1041in"/>
    </style:style>
    <style:style style:name="T575" style:parent-style-name="DefaultParagraphFont" style:family="text">
      <style:text-properties style:font-name="Calibri" style:font-name-complex="Calibri"/>
    </style:style>
    <style:style style:name="TableRow576" style:family="table-row">
      <style:table-row-properties style:use-optimal-row-height="false"/>
    </style:style>
    <style:style style:name="TableCell577" style:family="table-cell">
      <style:table-cell-properties fo:border="none" style:writing-mode="lr-tb" style:vertical-align="middle" fo:padding-top="0.1562in" fo:padding-left="0in" fo:padding-bottom="0.052in" fo:padding-right="0.1041in"/>
    </style:style>
    <style:style style:name="T578" style:parent-style-name="DefaultParagraphFont" style:family="text">
      <style:text-properties style:font-name="Calibri" style:font-name-complex="Calibri"/>
    </style:style>
    <style:style style:name="TableRow579" style:family="table-row">
      <style:table-row-properties style:use-optimal-row-height="false"/>
    </style:style>
    <style:style style:name="TableCell580" style:family="table-cell">
      <style:table-cell-properties fo:border="none" style:writing-mode="lr-tb" style:vertical-align="middle" fo:padding-top="0.1562in" fo:padding-left="0in" fo:padding-bottom="0.052in" fo:padding-right="0.1041in"/>
    </style:style>
    <style:style style:name="T581" style:parent-style-name="DefaultParagraphFont" style:family="text">
      <style:text-properties style:font-name="Calibri" style:font-name-complex="Calibri"/>
    </style:style>
    <style:style style:name="T582" style:parent-style-name="DefaultParagraphFont" style:family="text">
      <style:text-properties style:font-name="Calibri" style:font-name-complex="Calibri"/>
    </style:style>
    <style:style style:name="T583" style:parent-style-name="DefaultParagraphFont" style:family="text">
      <style:text-properties style:font-name="Calibri" style:font-name-complex="Calibri"/>
    </style:style>
    <style:style style:name="TableRow584" style:family="table-row">
      <style:table-row-properties style:use-optimal-row-height="false"/>
    </style:style>
    <style:style style:name="TableCell585" style:family="table-cell">
      <style:table-cell-properties fo:border="none" style:writing-mode="lr-tb" style:vertical-align="middle" fo:padding-top="0.1562in" fo:padding-left="0in" fo:padding-bottom="0.052in" fo:padding-right="0.1041in"/>
    </style:style>
    <style:style style:name="T586" style:parent-style-name="DefaultParagraphFont" style:family="text">
      <style:text-properties style:font-name="Calibri" style:font-name-complex="Calibri"/>
    </style:style>
    <style:style style:name="TableRow587" style:family="table-row">
      <style:table-row-properties style:use-optimal-row-height="false"/>
    </style:style>
    <style:style style:name="TableCell588" style:family="table-cell">
      <style:table-cell-properties fo:border="none" style:writing-mode="lr-tb" style:vertical-align="middle" fo:padding-top="0.1562in" fo:padding-left="0in" fo:padding-bottom="0.052in" fo:padding-right="0.1041in"/>
    </style:style>
    <style:style style:name="T589" style:parent-style-name="DefaultParagraphFont" style:family="text">
      <style:text-properties style:font-name="Calibri" style:font-name-complex="Calibri"/>
    </style:style>
    <style:style style:name="T590" style:parent-style-name="DefaultParagraphFont" style:family="text">
      <style:text-properties style:font-name="Calibri" style:font-name-complex="Calibri"/>
    </style:style>
    <style:style style:name="T591" style:parent-style-name="DefaultParagraphFont" style:family="text">
      <style:text-properties style:font-name="Calibri" style:font-name-complex="Calibri"/>
    </style:style>
    <style:style style:name="T592" style:parent-style-name="DefaultParagraphFont" style:family="text">
      <style:text-properties style:font-name="Calibri" style:font-name-complex="Calibri"/>
    </style:style>
    <style:style style:name="TableRow593" style:family="table-row">
      <style:table-row-properties style:use-optimal-row-height="false"/>
    </style:style>
    <style:style style:name="TableCell594" style:family="table-cell">
      <style:table-cell-properties fo:border="none" style:writing-mode="lr-tb" style:vertical-align="middle" fo:padding-top="0.1562in" fo:padding-left="0in" fo:padding-bottom="0.052in" fo:padding-right="0.1041in"/>
    </style:style>
    <style:style style:name="T595" style:parent-style-name="DefaultParagraphFont" style:family="text">
      <style:text-properties style:font-name="Calibri" style:font-name-complex="Calibri"/>
    </style:style>
    <style:style style:name="T596" style:parent-style-name="DefaultParagraphFont" style:family="text">
      <style:text-properties style:font-name="Calibri" style:font-name-complex="Calibri"/>
    </style:style>
    <style:style style:name="TableRow597" style:family="table-row">
      <style:table-row-properties style:use-optimal-row-height="false"/>
    </style:style>
    <style:style style:name="TableCell598" style:family="table-cell">
      <style:table-cell-properties fo:border="none" style:writing-mode="lr-tb" style:vertical-align="middle" fo:padding-top="0.1562in" fo:padding-left="0in" fo:padding-bottom="0.052in" fo:padding-right="0.1041in"/>
    </style:style>
    <style:style style:name="T599" style:parent-style-name="DefaultParagraphFont" style:family="text">
      <style:text-properties style:font-name="Calibri" style:font-name-complex="Calibri"/>
    </style:style>
    <style:style style:name="TableRow600" style:family="table-row">
      <style:table-row-properties style:use-optimal-row-height="false"/>
    </style:style>
    <style:style style:name="TableCell601" style:family="table-cell">
      <style:table-cell-properties fo:border="none" style:writing-mode="lr-tb" style:vertical-align="middle" fo:padding-top="0.1562in" fo:padding-left="0in" fo:padding-bottom="0.052in" fo:padding-right="0.1041in"/>
    </style:style>
    <style:style style:name="T602" style:parent-style-name="DefaultParagraphFont" style:family="text">
      <style:text-properties style:font-name="Calibri" style:font-name-complex="Calibri"/>
    </style:style>
    <style:style style:name="T603" style:parent-style-name="DefaultParagraphFont" style:family="text">
      <style:text-properties style:font-name="Calibri" style:font-name-complex="Calibri"/>
    </style:style>
    <style:style style:name="TableRow604" style:family="table-row">
      <style:table-row-properties style:use-optimal-row-height="false"/>
    </style:style>
    <style:style style:name="TableCell605" style:family="table-cell">
      <style:table-cell-properties fo:border="none" style:writing-mode="lr-tb" style:vertical-align="middle" fo:padding-top="0.1562in" fo:padding-left="0in" fo:padding-bottom="0.052in" fo:padding-right="0.1041in"/>
    </style:style>
    <style:style style:name="T606" style:parent-style-name="DefaultParagraphFont" style:family="text">
      <style:text-properties style:font-name="Calibri" style:font-name-complex="Calibri"/>
    </style:style>
    <style:style style:name="T607" style:parent-style-name="DefaultParagraphFont" style:family="text">
      <style:text-properties style:font-name="Calibri" style:font-name-complex="Calibri"/>
    </style:style>
    <style:style style:name="TableRow608" style:family="table-row">
      <style:table-row-properties style:use-optimal-row-height="false"/>
    </style:style>
    <style:style style:name="TableCell609" style:family="table-cell">
      <style:table-cell-properties fo:border="none" style:writing-mode="lr-tb" style:vertical-align="middle" fo:padding-top="0.1562in" fo:padding-left="0in" fo:padding-bottom="0.052in" fo:padding-right="0.1041in"/>
    </style:style>
    <style:style style:name="T610" style:parent-style-name="DefaultParagraphFont" style:family="text">
      <style:text-properties style:font-name="Calibri" style:font-name-complex="Calibri"/>
    </style:style>
    <style:style style:name="TableRow611" style:family="table-row">
      <style:table-row-properties style:use-optimal-row-height="false"/>
    </style:style>
    <style:style style:name="TableCell612" style:family="table-cell">
      <style:table-cell-properties fo:border="none" style:writing-mode="lr-tb" style:vertical-align="middle" fo:padding-top="0.1562in" fo:padding-left="0in" fo:padding-bottom="0.052in" fo:padding-right="0.1041in"/>
    </style:style>
    <style:style style:name="T613" style:parent-style-name="DefaultParagraphFont" style:family="text">
      <style:text-properties style:font-name="Calibri" style:font-name-complex="Calibri"/>
    </style:style>
    <style:style style:name="T614" style:parent-style-name="DefaultParagraphFont" style:family="text">
      <style:text-properties style:font-name="Calibri" style:font-name-complex="Calibri"/>
    </style:style>
    <style:style style:name="T615" style:parent-style-name="DefaultParagraphFont" style:family="text">
      <style:text-properties style:font-name="Calibri" style:font-name-complex="Calibri"/>
    </style:style>
    <style:style style:name="T616" style:parent-style-name="DefaultParagraphFont" style:family="text">
      <style:text-properties style:font-name="Calibri" style:font-name-complex="Calibri"/>
    </style:style>
    <style:style style:name="TableRow617" style:family="table-row">
      <style:table-row-properties style:use-optimal-row-height="false"/>
    </style:style>
    <style:style style:name="TableCell618" style:family="table-cell">
      <style:table-cell-properties fo:border="none" style:writing-mode="lr-tb" style:vertical-align="middle" fo:padding-top="0.1562in" fo:padding-left="0in" fo:padding-bottom="0.052in" fo:padding-right="0.1041in"/>
    </style:style>
    <style:style style:name="T619" style:parent-style-name="DefaultParagraphFont" style:family="text">
      <style:text-properties style:font-name="Calibri" style:font-name-complex="Calibri"/>
    </style:style>
    <style:style style:name="TableRow620" style:family="table-row">
      <style:table-row-properties style:use-optimal-row-height="false"/>
    </style:style>
    <style:style style:name="TableCell621" style:family="table-cell">
      <style:table-cell-properties fo:border="none" style:writing-mode="lr-tb" style:vertical-align="middle" fo:padding-top="0.1562in" fo:padding-left="0in" fo:padding-bottom="0.052in" fo:padding-right="0.1041in"/>
    </style:style>
    <style:style style:name="T622" style:parent-style-name="DefaultParagraphFont" style:family="text">
      <style:text-properties style:font-name="Calibri" style:font-name-complex="Calibri"/>
    </style:style>
    <style:style style:name="T623" style:parent-style-name="DefaultParagraphFont" style:family="text">
      <style:text-properties style:font-name="Calibri" style:font-name-complex="Calibri"/>
    </style:style>
    <style:style style:name="T624" style:parent-style-name="DefaultParagraphFont" style:family="text">
      <style:text-properties style:font-name="Calibri" style:font-name-complex="Calibri"/>
    </style:style>
    <style:style style:name="TableRow625" style:family="table-row">
      <style:table-row-properties style:use-optimal-row-height="false"/>
    </style:style>
    <style:style style:name="TableCell626" style:family="table-cell">
      <style:table-cell-properties fo:border="none" style:writing-mode="lr-tb" style:vertical-align="middle" fo:padding-top="0.1562in" fo:padding-left="0in" fo:padding-bottom="0.052in" fo:padding-right="0.1041in"/>
    </style:style>
    <style:style style:name="T627" style:parent-style-name="DefaultParagraphFont" style:family="text">
      <style:text-properties style:font-name="Calibri" style:font-name-complex="Calibri"/>
    </style:style>
    <style:style style:name="T628" style:parent-style-name="DefaultParagraphFont" style:family="text">
      <style:text-properties style:font-name="Calibri" style:font-name-complex="Calibri"/>
    </style:style>
    <style:style style:name="TableRow629" style:family="table-row">
      <style:table-row-properties style:use-optimal-row-height="false"/>
    </style:style>
    <style:style style:name="TableCell630" style:family="table-cell">
      <style:table-cell-properties fo:border="none" style:writing-mode="lr-tb" style:vertical-align="middle" fo:padding-top="0.1562in" fo:padding-left="0in" fo:padding-bottom="0.052in" fo:padding-right="0.1041in"/>
    </style:style>
    <style:style style:name="T631" style:parent-style-name="DefaultParagraphFont" style:family="text">
      <style:text-properties style:font-name="Calibri" style:font-name-complex="Calibri"/>
    </style:style>
    <style:style style:name="TableRow632" style:family="table-row">
      <style:table-row-properties style:use-optimal-row-height="false"/>
    </style:style>
    <style:style style:name="TableCell633" style:family="table-cell">
      <style:table-cell-properties fo:border="none" style:writing-mode="lr-tb" style:vertical-align="middle" fo:padding-top="0.1562in" fo:padding-left="0in" fo:padding-bottom="0.052in" fo:padding-right="0.1041in"/>
    </style:style>
    <style:style style:name="T634" style:parent-style-name="DefaultParagraphFont" style:family="text">
      <style:text-properties style:font-name="Calibri" style:font-name-complex="Calibri" fo:language="sv" fo:country="SE"/>
    </style:style>
    <style:style style:name="T635" style:parent-style-name="DefaultParagraphFont" style:family="text">
      <style:text-properties style:font-name="Calibri" style:font-name-complex="Calibri" fo:language="sv" fo:country="SE"/>
    </style:style>
    <style:style style:name="T636" style:parent-style-name="DefaultParagraphFont" style:family="text">
      <style:text-properties style:font-name="Calibri" style:font-name-complex="Calibri" fo:language="sv" fo:country="SE"/>
    </style:style>
    <style:style style:name="TableRow637" style:family="table-row">
      <style:table-row-properties style:use-optimal-row-height="false"/>
    </style:style>
    <style:style style:name="TableCell638" style:family="table-cell">
      <style:table-cell-properties fo:border="none" style:writing-mode="lr-tb" style:vertical-align="middle" fo:padding-top="0.1562in" fo:padding-left="0in" fo:padding-bottom="0.052in" fo:padding-right="0.1041in"/>
    </style:style>
    <style:style style:name="T639" style:parent-style-name="DefaultParagraphFont" style:family="text">
      <style:text-properties style:font-name="Calibri" style:font-name-complex="Calibri"/>
    </style:style>
    <style:style style:name="T640" style:parent-style-name="DefaultParagraphFont" style:family="text">
      <style:text-properties style:font-name="Calibri" style:font-name-complex="Calibri"/>
    </style:style>
    <style:style style:name="TableRow641" style:family="table-row">
      <style:table-row-properties style:use-optimal-row-height="false"/>
    </style:style>
    <style:style style:name="TableCell642" style:family="table-cell">
      <style:table-cell-properties fo:border="none" style:writing-mode="lr-tb" style:vertical-align="middle" fo:padding-top="0.1562in" fo:padding-left="0in" fo:padding-bottom="0.052in" fo:padding-right="0.1041in"/>
    </style:style>
    <style:style style:name="T643" style:parent-style-name="DefaultParagraphFont" style:family="text">
      <style:text-properties style:font-name="Calibri" style:font-name-complex="Calibri"/>
    </style:style>
    <style:style style:name="T644" style:parent-style-name="DefaultParagraphFont" style:family="text">
      <style:text-properties style:font-name="Calibri" style:font-name-complex="Calibri"/>
    </style:style>
    <style:style style:name="T645" style:parent-style-name="DefaultParagraphFont" style:family="text">
      <style:text-properties style:font-name="Calibri" style:font-name-complex="Calibri"/>
    </style:style>
    <style:style style:name="TableRow646" style:family="table-row">
      <style:table-row-properties style:use-optimal-row-height="false"/>
    </style:style>
    <style:style style:name="TableCell647" style:family="table-cell">
      <style:table-cell-properties fo:border="none" style:writing-mode="lr-tb" style:vertical-align="middle" fo:padding-top="0.1562in" fo:padding-left="0in" fo:padding-bottom="0.052in" fo:padding-right="0.1041in"/>
    </style:style>
    <style:style style:name="T648" style:parent-style-name="DefaultParagraphFont" style:family="text">
      <style:text-properties style:font-name="Calibri" style:font-name-complex="Calibri" fo:language="sv" fo:country="SE"/>
    </style:style>
    <style:style style:name="T649" style:parent-style-name="DefaultParagraphFont" style:family="text">
      <style:text-properties style:font-name="Calibri" style:font-name-complex="Calibri" fo:language="sv" fo:country="SE"/>
    </style:style>
    <style:style style:name="T650" style:parent-style-name="DefaultParagraphFont" style:family="text">
      <style:text-properties style:font-name="Calibri" style:font-name-complex="Calibri" fo:language="sv" fo:country="SE"/>
    </style:style>
    <style:style style:name="T651" style:parent-style-name="DefaultParagraphFont" style:family="text">
      <style:text-properties style:font-name="Calibri" style:font-name-complex="Calibri" fo:language="sv" fo:country="SE"/>
    </style:style>
    <style:style style:name="T652" style:parent-style-name="DefaultParagraphFont" style:family="text">
      <style:text-properties style:font-name="Calibri" style:font-name-complex="Calibri"/>
    </style:style>
    <style:style style:name="P653" style:parent-style-name="Heading1" style:family="paragraph"/>
    <style:style style:name="T654" style:parent-style-name="DefaultParagraphFont" style:family="text">
      <style:text-properties style:font-name="Calibri" style:font-name-complex="Calibri" fo:font-size="16pt" style:font-size-asian="16pt" style:font-size-complex="16pt"/>
    </style:style>
    <style:style style:name="T655" style:parent-style-name="answer-count" style:family="text">
      <style:text-properties style:font-name="Calibri" style:font-name-complex="Calibri" fo:color="#000000" fo:font-size="16pt" style:font-size-asian="16pt" style:font-size-complex="16pt"/>
    </style:style>
    <style:style style:name="TableColumn657" style:family="table-column">
      <style:table-column-properties style:column-width="4.9166in" style:use-optimal-column-width="false"/>
    </style:style>
    <style:style style:name="Table656" style:family="table">
      <style:table-properties style:width="4.9166in" fo:margin-left="0.177in" table:align="left"/>
    </style:style>
    <style:style style:name="TableRow658" style:family="table-row">
      <style:table-row-properties style:use-optimal-row-height="false"/>
    </style:style>
    <style:style style:name="TableCell659" style:family="table-cell">
      <style:table-cell-properties fo:border="none" style:writing-mode="lr-tb" style:vertical-align="middle" fo:padding-top="0.1562in" fo:padding-left="0in" fo:padding-bottom="0.052in" fo:padding-right="0.1041in"/>
    </style:style>
    <style:style style:name="T660" style:parent-style-name="DefaultParagraphFont" style:family="text">
      <style:text-properties style:font-name="Calibri" style:font-name-complex="Calibri" fo:language="sv" fo:country="SE"/>
    </style:style>
    <style:style style:name="T661" style:parent-style-name="DefaultParagraphFont" style:family="text">
      <style:text-properties style:font-name="Calibri" style:font-name-complex="Calibri" fo:language="sv" fo:country="SE"/>
    </style:style>
    <style:style style:name="T662" style:parent-style-name="DefaultParagraphFont" style:family="text">
      <style:text-properties style:font-name="Calibri" style:font-name-complex="Calibri" fo:language="sv" fo:country="SE"/>
    </style:style>
    <style:style style:name="T663" style:parent-style-name="DefaultParagraphFont" style:family="text">
      <style:text-properties style:font-name="Calibri" style:font-name-complex="Calibri" fo:language="sv" fo:country="SE"/>
    </style:style>
    <style:style style:name="T664" style:parent-style-name="DefaultParagraphFont" style:family="text">
      <style:text-properties style:font-name="Calibri" style:font-name-complex="Calibri" fo:language="sv" fo:country="SE"/>
    </style:style>
    <style:style style:name="TableRow665" style:family="table-row">
      <style:table-row-properties style:use-optimal-row-height="false"/>
    </style:style>
    <style:style style:name="TableCell666" style:family="table-cell">
      <style:table-cell-properties fo:border="none" style:writing-mode="lr-tb" style:vertical-align="middle" fo:padding-top="0.1562in" fo:padding-left="0in" fo:padding-bottom="0.052in" fo:padding-right="0.1041in"/>
    </style:style>
    <style:style style:name="T667" style:parent-style-name="DefaultParagraphFont" style:family="text">
      <style:text-properties style:font-name="Calibri" style:font-name-complex="Calibri"/>
    </style:style>
    <style:style style:name="TableRow668" style:family="table-row">
      <style:table-row-properties style:use-optimal-row-height="false"/>
    </style:style>
    <style:style style:name="TableCell669" style:family="table-cell">
      <style:table-cell-properties fo:border="none" style:writing-mode="lr-tb" style:vertical-align="middle" fo:padding-top="0.1562in" fo:padding-left="0in" fo:padding-bottom="0.052in" fo:padding-right="0.1041in"/>
    </style:style>
    <style:style style:name="T670" style:parent-style-name="DefaultParagraphFont" style:family="text">
      <style:text-properties style:font-name="Calibri" style:font-name-complex="Calibri"/>
    </style:style>
    <style:style style:name="TableRow671" style:family="table-row">
      <style:table-row-properties style:use-optimal-row-height="false"/>
    </style:style>
    <style:style style:name="TableCell672" style:family="table-cell">
      <style:table-cell-properties fo:border="none" style:writing-mode="lr-tb" style:vertical-align="middle" fo:padding-top="0.1562in" fo:padding-left="0in" fo:padding-bottom="0.052in" fo:padding-right="0.1041in"/>
    </style:style>
    <style:style style:name="T673" style:parent-style-name="DefaultParagraphFont" style:family="text">
      <style:text-properties style:font-name="Calibri" style:font-name-complex="Calibri" fo:language="sv" fo:country="SE"/>
    </style:style>
    <style:style style:name="T674" style:parent-style-name="DefaultParagraphFont" style:family="text">
      <style:text-properties style:font-name="Calibri" style:font-name-complex="Calibri" fo:language="sv" fo:country="SE"/>
    </style:style>
    <style:style style:name="T675" style:parent-style-name="DefaultParagraphFont" style:family="text">
      <style:text-properties style:font-name="Calibri" style:font-name-complex="Calibri" fo:language="sv" fo:country="SE"/>
    </style:style>
    <style:style style:name="TableRow676" style:family="table-row">
      <style:table-row-properties style:use-optimal-row-height="false"/>
    </style:style>
    <style:style style:name="TableCell677" style:family="table-cell">
      <style:table-cell-properties fo:border="none" style:writing-mode="lr-tb" style:vertical-align="middle" fo:padding-top="0.1562in" fo:padding-left="0in" fo:padding-bottom="0.052in" fo:padding-right="0.1041in"/>
    </style:style>
    <style:style style:name="T678" style:parent-style-name="DefaultParagraphFont" style:family="text">
      <style:text-properties style:font-name="Calibri" style:font-name-complex="Calibri"/>
    </style:style>
    <style:style style:name="T679" style:parent-style-name="DefaultParagraphFont" style:family="text">
      <style:text-properties style:font-name="Calibri" style:font-name-complex="Calibri"/>
    </style:style>
    <style:style style:name="TableRow680" style:family="table-row">
      <style:table-row-properties style:use-optimal-row-height="false"/>
    </style:style>
    <style:style style:name="TableCell681" style:family="table-cell">
      <style:table-cell-properties fo:border="none" style:writing-mode="lr-tb" style:vertical-align="middle" fo:padding-top="0.1562in" fo:padding-left="0in" fo:padding-bottom="0.052in" fo:padding-right="0.1041in"/>
    </style:style>
    <style:style style:name="T682" style:parent-style-name="DefaultParagraphFont" style:family="text">
      <style:text-properties style:font-name="Calibri" style:font-name-complex="Calibri"/>
    </style:style>
    <style:style style:name="T683" style:parent-style-name="DefaultParagraphFont" style:family="text">
      <style:text-properties style:font-name="Calibri" style:font-name-complex="Calibri"/>
    </style:style>
    <style:style style:name="TableRow684" style:family="table-row">
      <style:table-row-properties style:use-optimal-row-height="false"/>
    </style:style>
    <style:style style:name="TableCell685" style:family="table-cell">
      <style:table-cell-properties fo:border="none" style:writing-mode="lr-tb" style:vertical-align="middle" fo:padding-top="0.1562in" fo:padding-left="0in" fo:padding-bottom="0.052in" fo:padding-right="0.1041in"/>
    </style:style>
    <style:style style:name="T686" style:parent-style-name="DefaultParagraphFont" style:family="text">
      <style:text-properties style:font-name="Calibri" style:font-name-complex="Calibri"/>
    </style:style>
    <style:style style:name="T687" style:parent-style-name="DefaultParagraphFont" style:family="text">
      <style:text-properties style:font-name="Calibri" style:font-name-complex="Calibri"/>
    </style:style>
    <style:style style:name="TableRow688" style:family="table-row">
      <style:table-row-properties style:use-optimal-row-height="false"/>
    </style:style>
    <style:style style:name="TableCell689" style:family="table-cell">
      <style:table-cell-properties fo:border="none" style:writing-mode="lr-tb" style:vertical-align="middle" fo:padding-top="0.1562in" fo:padding-left="0in" fo:padding-bottom="0.052in" fo:padding-right="0.1041in"/>
    </style:style>
    <style:style style:name="T690" style:parent-style-name="DefaultParagraphFont" style:family="text">
      <style:text-properties style:font-name="Calibri" style:font-name-complex="Calibri"/>
    </style:style>
    <style:style style:name="TableRow691" style:family="table-row">
      <style:table-row-properties style:use-optimal-row-height="false"/>
    </style:style>
    <style:style style:name="TableCell692" style:family="table-cell">
      <style:table-cell-properties fo:border="none" style:writing-mode="lr-tb" style:vertical-align="middle" fo:padding-top="0.1562in" fo:padding-left="0in" fo:padding-bottom="0.052in" fo:padding-right="0.1041in"/>
    </style:style>
    <style:style style:name="T693" style:parent-style-name="DefaultParagraphFont" style:family="text">
      <style:text-properties style:font-name="Calibri" style:font-name-complex="Calibri"/>
    </style:style>
    <style:style style:name="T694" style:parent-style-name="DefaultParagraphFont" style:family="text">
      <style:text-properties style:font-name="Calibri" style:font-name-complex="Calibri"/>
    </style:style>
    <style:style style:name="T695" style:parent-style-name="DefaultParagraphFont" style:family="text">
      <style:text-properties style:font-name="Calibri" style:font-name-complex="Calibri"/>
    </style:style>
    <style:style style:name="T696" style:parent-style-name="DefaultParagraphFont" style:family="text">
      <style:text-properties style:font-name="Calibri" style:font-name-complex="Calibri"/>
    </style:style>
    <style:style style:name="T697" style:parent-style-name="DefaultParagraphFont" style:family="text">
      <style:text-properties style:font-name="Calibri" style:font-name-complex="Calibri"/>
    </style:style>
    <style:style style:name="T698" style:parent-style-name="DefaultParagraphFont" style:family="text">
      <style:text-properties style:font-name="Calibri" style:font-name-complex="Calibri"/>
    </style:style>
    <style:style style:name="TableRow699" style:family="table-row">
      <style:table-row-properties style:use-optimal-row-height="false"/>
    </style:style>
    <style:style style:name="TableCell700" style:family="table-cell">
      <style:table-cell-properties fo:border="none" style:writing-mode="lr-tb" style:vertical-align="middle" fo:padding-top="0.1562in" fo:padding-left="0in" fo:padding-bottom="0.052in" fo:padding-right="0.1041in"/>
    </style:style>
    <style:style style:name="T701" style:parent-style-name="DefaultParagraphFont" style:family="text">
      <style:text-properties style:font-name="Calibri" style:font-name-complex="Calibri"/>
    </style:style>
    <style:style style:name="T702" style:parent-style-name="DefaultParagraphFont" style:family="text">
      <style:text-properties style:font-name="Calibri" style:font-name-complex="Calibri"/>
    </style:style>
    <style:style style:name="TableRow703" style:family="table-row">
      <style:table-row-properties style:use-optimal-row-height="false"/>
    </style:style>
    <style:style style:name="TableCell704" style:family="table-cell">
      <style:table-cell-properties fo:border="none" style:writing-mode="lr-tb" style:vertical-align="middle" fo:padding-top="0.1562in" fo:padding-left="0in" fo:padding-bottom="0.052in" fo:padding-right="0.1041in"/>
    </style:style>
    <style:style style:name="T705" style:parent-style-name="DefaultParagraphFont" style:family="text">
      <style:text-properties style:font-name="Calibri" style:font-name-complex="Calibri"/>
    </style:style>
    <style:style style:name="TableRow706" style:family="table-row">
      <style:table-row-properties style:use-optimal-row-height="false"/>
    </style:style>
    <style:style style:name="TableCell707" style:family="table-cell">
      <style:table-cell-properties fo:border="none" style:writing-mode="lr-tb" style:vertical-align="middle" fo:padding-top="0.1562in" fo:padding-left="0in" fo:padding-bottom="0.052in" fo:padding-right="0.1041in"/>
    </style:style>
    <style:style style:name="T708" style:parent-style-name="DefaultParagraphFont" style:family="text">
      <style:text-properties style:font-name="Calibri" style:font-name-complex="Calibri"/>
    </style:style>
    <style:style style:name="T709" style:parent-style-name="DefaultParagraphFont" style:family="text">
      <style:text-properties style:font-name="Calibri" style:font-name-complex="Calibri"/>
    </style:style>
    <style:style style:name="TableRow710" style:family="table-row">
      <style:table-row-properties style:use-optimal-row-height="false"/>
    </style:style>
    <style:style style:name="TableCell711" style:family="table-cell">
      <style:table-cell-properties fo:border="none" style:writing-mode="lr-tb" style:vertical-align="middle" fo:padding-top="0.1562in" fo:padding-left="0in" fo:padding-bottom="0.052in" fo:padding-right="0.1041in"/>
    </style:style>
    <style:style style:name="T712" style:parent-style-name="DefaultParagraphFont" style:family="text">
      <style:text-properties style:font-name="Calibri" style:font-name-complex="Calibri"/>
    </style:style>
    <style:style style:name="T713" style:parent-style-name="DefaultParagraphFont" style:family="text">
      <style:text-properties style:font-name="Calibri" style:font-name-complex="Calibri"/>
    </style:style>
    <style:style style:name="TableRow714" style:family="table-row">
      <style:table-row-properties style:use-optimal-row-height="false"/>
    </style:style>
    <style:style style:name="TableCell715" style:family="table-cell">
      <style:table-cell-properties fo:border="none" style:writing-mode="lr-tb" style:vertical-align="middle" fo:padding-top="0.1562in" fo:padding-left="0in" fo:padding-bottom="0.052in" fo:padding-right="0.1041in"/>
    </style:style>
    <style:style style:name="T716" style:parent-style-name="DefaultParagraphFont" style:family="text">
      <style:text-properties style:font-name="Calibri" style:font-name-complex="Calibri"/>
    </style:style>
    <style:style style:name="TableRow717" style:family="table-row">
      <style:table-row-properties style:use-optimal-row-height="false"/>
    </style:style>
    <style:style style:name="TableCell718" style:family="table-cell">
      <style:table-cell-properties fo:border="none" style:writing-mode="lr-tb" style:vertical-align="middle" fo:padding-top="0.1562in" fo:padding-left="0in" fo:padding-bottom="0.052in" fo:padding-right="0.1041in"/>
    </style:style>
    <style:style style:name="T719" style:parent-style-name="DefaultParagraphFont" style:family="text">
      <style:text-properties style:font-name="Calibri" style:font-name-complex="Calibri"/>
    </style:style>
    <style:style style:name="TableRow720" style:family="table-row">
      <style:table-row-properties style:use-optimal-row-height="false"/>
    </style:style>
    <style:style style:name="TableCell721" style:family="table-cell">
      <style:table-cell-properties fo:border="none" style:writing-mode="lr-tb" style:vertical-align="middle" fo:padding-top="0.1562in" fo:padding-left="0in" fo:padding-bottom="0.052in" fo:padding-right="0.1041in"/>
    </style:style>
    <style:style style:name="T722" style:parent-style-name="DefaultParagraphFont" style:family="text">
      <style:text-properties style:font-name="Calibri" style:font-name-complex="Calibri"/>
    </style:style>
    <style:style style:name="T723" style:parent-style-name="DefaultParagraphFont" style:family="text">
      <style:text-properties style:font-name="Calibri" style:font-name-complex="Calibri"/>
    </style:style>
    <style:style style:name="TableRow724" style:family="table-row">
      <style:table-row-properties style:use-optimal-row-height="false"/>
    </style:style>
    <style:style style:name="TableCell725" style:family="table-cell">
      <style:table-cell-properties fo:border="none" style:writing-mode="lr-tb" style:vertical-align="middle" fo:padding-top="0.1562in" fo:padding-left="0in" fo:padding-bottom="0.052in" fo:padding-right="0.1041in"/>
    </style:style>
    <style:style style:name="T726" style:parent-style-name="DefaultParagraphFont" style:family="text">
      <style:text-properties style:font-name="Calibri" style:font-name-complex="Calibri"/>
    </style:style>
    <style:style style:name="T727" style:parent-style-name="DefaultParagraphFont" style:family="text">
      <style:text-properties style:font-name="Calibri" style:font-name-complex="Calibri"/>
    </style:style>
    <style:style style:name="TableRow728" style:family="table-row">
      <style:table-row-properties style:use-optimal-row-height="false"/>
    </style:style>
    <style:style style:name="TableCell729" style:family="table-cell">
      <style:table-cell-properties fo:border="none" style:writing-mode="lr-tb" style:vertical-align="middle" fo:padding-top="0.1562in" fo:padding-left="0in" fo:padding-bottom="0.052in" fo:padding-right="0.1041in"/>
    </style:style>
    <style:style style:name="T730" style:parent-style-name="DefaultParagraphFont" style:family="text">
      <style:text-properties style:font-name="Calibri" style:font-name-complex="Calibri" fo:language="sv" fo:country="SE"/>
    </style:style>
    <style:style style:name="TableRow731" style:family="table-row">
      <style:table-row-properties style:use-optimal-row-height="false"/>
    </style:style>
    <style:style style:name="TableCell732" style:family="table-cell">
      <style:table-cell-properties fo:border="none" style:writing-mode="lr-tb" style:vertical-align="middle" fo:padding-top="0.1562in" fo:padding-left="0in" fo:padding-bottom="0.052in" fo:padding-right="0.1041in"/>
    </style:style>
    <style:style style:name="T733" style:parent-style-name="DefaultParagraphFont" style:family="text">
      <style:text-properties style:font-name="Calibri" style:font-name-complex="Calibri"/>
    </style:style>
    <style:style style:name="T734" style:parent-style-name="DefaultParagraphFont" style:family="text">
      <style:text-properties style:font-name="Calibri" style:font-name-complex="Calibri"/>
    </style:style>
    <style:style style:name="TableRow735" style:family="table-row">
      <style:table-row-properties style:use-optimal-row-height="false"/>
    </style:style>
    <style:style style:name="TableCell736" style:family="table-cell">
      <style:table-cell-properties fo:border="none" style:writing-mode="lr-tb" style:vertical-align="middle" fo:padding-top="0.1562in" fo:padding-left="0in" fo:padding-bottom="0.052in" fo:padding-right="0.1041in"/>
    </style:style>
    <style:style style:name="T737" style:parent-style-name="DefaultParagraphFont" style:family="text">
      <style:text-properties style:font-name="Calibri" style:font-name-complex="Calibri"/>
    </style:style>
    <style:style style:name="TableRow738" style:family="table-row">
      <style:table-row-properties style:use-optimal-row-height="false"/>
    </style:style>
    <style:style style:name="TableCell739" style:family="table-cell">
      <style:table-cell-properties fo:border="none" style:writing-mode="lr-tb" style:vertical-align="middle" fo:padding-top="0.1562in" fo:padding-left="0in" fo:padding-bottom="0.052in" fo:padding-right="0.1041in"/>
    </style:style>
    <style:style style:name="T740" style:parent-style-name="DefaultParagraphFont" style:family="text">
      <style:text-properties style:font-name="Calibri" style:font-name-complex="Calibri"/>
    </style:style>
    <style:style style:name="T741" style:parent-style-name="DefaultParagraphFont" style:family="text">
      <style:text-properties style:font-name="Calibri" style:font-name-complex="Calibri"/>
    </style:style>
    <style:style style:name="TableRow742" style:family="table-row">
      <style:table-row-properties style:use-optimal-row-height="false"/>
    </style:style>
    <style:style style:name="TableCell743" style:family="table-cell">
      <style:table-cell-properties fo:border="none" style:writing-mode="lr-tb" style:vertical-align="middle" fo:padding-top="0.1562in" fo:padding-left="0in" fo:padding-bottom="0.052in" fo:padding-right="0.1041in"/>
    </style:style>
    <style:style style:name="T744" style:parent-style-name="DefaultParagraphFont" style:family="text">
      <style:text-properties style:font-name="Calibri" style:font-name-complex="Calibri"/>
    </style:style>
    <style:style style:name="TableRow745" style:family="table-row">
      <style:table-row-properties style:use-optimal-row-height="false"/>
    </style:style>
    <style:style style:name="TableCell746" style:family="table-cell">
      <style:table-cell-properties fo:border="none" style:writing-mode="lr-tb" style:vertical-align="middle" fo:padding-top="0.1562in" fo:padding-left="0in" fo:padding-bottom="0.052in" fo:padding-right="0.1041in"/>
    </style:style>
    <style:style style:name="T747" style:parent-style-name="DefaultParagraphFont" style:family="text">
      <style:text-properties style:font-name="Calibri" style:font-name-complex="Calibri"/>
    </style:style>
    <style:style style:name="T748" style:parent-style-name="DefaultParagraphFont" style:family="text">
      <style:text-properties style:font-name="Calibri" style:font-name-complex="Calibri"/>
    </style:style>
    <style:style style:name="TableRow749" style:family="table-row">
      <style:table-row-properties style:use-optimal-row-height="false"/>
    </style:style>
    <style:style style:name="TableCell750" style:family="table-cell">
      <style:table-cell-properties fo:border="none" style:writing-mode="lr-tb" style:vertical-align="middle" fo:padding-top="0.1562in" fo:padding-left="0in" fo:padding-bottom="0.052in" fo:padding-right="0.1041in"/>
    </style:style>
    <style:style style:name="T751" style:parent-style-name="DefaultParagraphFont" style:family="text">
      <style:text-properties style:font-name="Calibri" style:font-name-complex="Calibri"/>
    </style:style>
    <style:style style:name="TableRow752" style:family="table-row">
      <style:table-row-properties style:use-optimal-row-height="false"/>
    </style:style>
    <style:style style:name="TableCell753" style:family="table-cell">
      <style:table-cell-properties fo:border="none" style:writing-mode="lr-tb" style:vertical-align="middle" fo:padding-top="0.1562in" fo:padding-left="0in" fo:padding-bottom="0.052in" fo:padding-right="0.1041in"/>
    </style:style>
    <style:style style:name="T754" style:parent-style-name="DefaultParagraphFont" style:family="text">
      <style:text-properties style:font-name="Calibri" style:font-name-complex="Calibri"/>
    </style:style>
    <style:style style:name="T755" style:parent-style-name="DefaultParagraphFont" style:family="text">
      <style:text-properties style:font-name="Calibri" style:font-name-complex="Calibri"/>
    </style:style>
    <style:style style:name="TableRow756" style:family="table-row">
      <style:table-row-properties style:use-optimal-row-height="false"/>
    </style:style>
    <style:style style:name="TableCell757" style:family="table-cell">
      <style:table-cell-properties fo:border="none" style:writing-mode="lr-tb" style:vertical-align="middle" fo:padding-top="0.1562in" fo:padding-left="0in" fo:padding-bottom="0.052in" fo:padding-right="0.1041in"/>
    </style:style>
    <style:style style:name="T758" style:parent-style-name="DefaultParagraphFont" style:family="text">
      <style:text-properties style:font-name="Calibri" style:font-name-complex="Calibri"/>
    </style:style>
    <style:style style:name="T759" style:parent-style-name="DefaultParagraphFont" style:family="text">
      <style:text-properties style:font-name="Calibri" style:font-name-complex="Calibri"/>
    </style:style>
    <style:style style:name="TableRow760" style:family="table-row">
      <style:table-row-properties style:use-optimal-row-height="false"/>
    </style:style>
    <style:style style:name="TableCell761" style:family="table-cell">
      <style:table-cell-properties fo:border="none" style:writing-mode="lr-tb" style:vertical-align="middle" fo:padding-top="0.1562in" fo:padding-left="0in" fo:padding-bottom="0.052in" fo:padding-right="0.1041in"/>
    </style:style>
    <style:style style:name="T762" style:parent-style-name="DefaultParagraphFont" style:family="text">
      <style:text-properties style:font-name="Calibri" style:font-name-complex="Calibri"/>
    </style:style>
    <style:style style:name="T763" style:parent-style-name="DefaultParagraphFont" style:family="text">
      <style:text-properties style:font-name="Calibri" style:font-name-complex="Calibri"/>
    </style:style>
    <style:style style:name="T764" style:parent-style-name="DefaultParagraphFont" style:family="text">
      <style:text-properties style:font-name="Calibri" style:font-name-complex="Calibri"/>
    </style:style>
    <style:style style:name="T765" style:parent-style-name="DefaultParagraphFont" style:family="text">
      <style:text-properties style:font-name="Calibri" style:font-name-complex="Calibri"/>
    </style:style>
    <style:style style:name="TableRow766" style:family="table-row">
      <style:table-row-properties style:use-optimal-row-height="false"/>
    </style:style>
    <style:style style:name="TableCell767" style:family="table-cell">
      <style:table-cell-properties fo:border="none" style:writing-mode="lr-tb" style:vertical-align="middle" fo:padding-top="0.1562in" fo:padding-left="0in" fo:padding-bottom="0.052in" fo:padding-right="0.1041in"/>
    </style:style>
    <style:style style:name="T768" style:parent-style-name="DefaultParagraphFont" style:family="text">
      <style:text-properties style:font-name="Calibri" style:font-name-complex="Calibri"/>
    </style:style>
    <style:style style:name="T769" style:parent-style-name="DefaultParagraphFont" style:family="text">
      <style:text-properties style:font-name="Calibri" style:font-name-complex="Calibri"/>
    </style:style>
    <style:style style:name="T770" style:parent-style-name="DefaultParagraphFont" style:family="text">
      <style:text-properties style:font-name="Calibri" style:font-name-complex="Calibri"/>
    </style:style>
    <style:style style:name="TableRow771" style:family="table-row">
      <style:table-row-properties style:use-optimal-row-height="false"/>
    </style:style>
    <style:style style:name="TableCell772" style:family="table-cell">
      <style:table-cell-properties fo:border="none" style:writing-mode="lr-tb" style:vertical-align="middle" fo:padding-top="0.1562in" fo:padding-left="0in" fo:padding-bottom="0.052in" fo:padding-right="0.1041in"/>
    </style:style>
    <style:style style:name="T773" style:parent-style-name="DefaultParagraphFont" style:family="text">
      <style:text-properties style:font-name="Calibri" style:font-name-complex="Calibri"/>
    </style:style>
    <style:style style:name="TableRow774" style:family="table-row">
      <style:table-row-properties style:use-optimal-row-height="false"/>
    </style:style>
    <style:style style:name="TableCell775" style:family="table-cell">
      <style:table-cell-properties fo:border="none" style:writing-mode="lr-tb" style:vertical-align="middle" fo:padding-top="0.1562in" fo:padding-left="0in" fo:padding-bottom="0.052in" fo:padding-right="0.1041in"/>
    </style:style>
    <style:style style:name="T776" style:parent-style-name="DefaultParagraphFont" style:family="text">
      <style:text-properties style:font-name="Calibri" style:font-name-complex="Calibri"/>
    </style:style>
    <style:style style:name="T777" style:parent-style-name="DefaultParagraphFont" style:family="text">
      <style:text-properties style:font-name="Calibri" style:font-name-complex="Calibri"/>
    </style:style>
    <style:style style:name="TableRow778" style:family="table-row">
      <style:table-row-properties style:use-optimal-row-height="false"/>
    </style:style>
    <style:style style:name="TableCell779" style:family="table-cell">
      <style:table-cell-properties fo:border="none" style:writing-mode="lr-tb" style:vertical-align="middle" fo:padding-top="0.1562in" fo:padding-left="0in" fo:padding-bottom="0.052in" fo:padding-right="0.1041in"/>
    </style:style>
    <style:style style:name="T780" style:parent-style-name="DefaultParagraphFont" style:family="text">
      <style:text-properties style:font-name="Calibri" style:font-name-complex="Calibri"/>
    </style:style>
    <style:style style:name="TableRow781" style:family="table-row">
      <style:table-row-properties style:use-optimal-row-height="false"/>
    </style:style>
    <style:style style:name="TableCell782" style:family="table-cell">
      <style:table-cell-properties fo:border="none" style:writing-mode="lr-tb" style:vertical-align="middle" fo:padding-top="0.1562in" fo:padding-left="0in" fo:padding-bottom="0.052in" fo:padding-right="0.1041in"/>
    </style:style>
    <style:style style:name="T783" style:parent-style-name="DefaultParagraphFont" style:family="text">
      <style:text-properties style:font-name="Calibri" style:font-name-complex="Calibri"/>
    </style:style>
    <style:style style:name="T784" style:parent-style-name="DefaultParagraphFont" style:family="text">
      <style:text-properties style:font-name="Calibri" style:font-name-complex="Calibri"/>
    </style:style>
    <style:style style:name="TableRow785" style:family="table-row">
      <style:table-row-properties style:use-optimal-row-height="false"/>
    </style:style>
    <style:style style:name="TableCell786" style:family="table-cell">
      <style:table-cell-properties fo:border="none" style:writing-mode="lr-tb" style:vertical-align="middle" fo:padding-top="0.1562in" fo:padding-left="0in" fo:padding-bottom="0.052in" fo:padding-right="0.1041in"/>
    </style:style>
    <style:style style:name="T787" style:parent-style-name="DefaultParagraphFont" style:family="text">
      <style:text-properties style:font-name="Calibri" style:font-name-complex="Calibri"/>
    </style:style>
    <style:style style:name="TableRow788" style:family="table-row">
      <style:table-row-properties style:use-optimal-row-height="false"/>
    </style:style>
    <style:style style:name="TableCell789" style:family="table-cell">
      <style:table-cell-properties fo:border="none" style:writing-mode="lr-tb" style:vertical-align="middle" fo:padding-top="0.1562in" fo:padding-left="0in" fo:padding-bottom="0.052in" fo:padding-right="0.1041in"/>
    </style:style>
    <style:style style:name="T790" style:parent-style-name="DefaultParagraphFont" style:family="text">
      <style:text-properties style:font-name="Calibri" style:font-name-complex="Calibri"/>
    </style:style>
    <style:style style:name="T791" style:parent-style-name="DefaultParagraphFont" style:family="text">
      <style:text-properties style:font-name="Calibri" style:font-name-complex="Calibri"/>
    </style:style>
    <style:style style:name="TableRow792" style:family="table-row">
      <style:table-row-properties style:use-optimal-row-height="false"/>
    </style:style>
    <style:style style:name="TableCell793" style:family="table-cell">
      <style:table-cell-properties fo:border="none" style:writing-mode="lr-tb" style:vertical-align="middle" fo:padding-top="0.1562in" fo:padding-left="0in" fo:padding-bottom="0.052in" fo:padding-right="0.1041in"/>
    </style:style>
    <style:style style:name="T794" style:parent-style-name="DefaultParagraphFont" style:family="text">
      <style:text-properties style:font-name="Calibri" style:font-name-complex="Calibri"/>
    </style:style>
    <style:style style:name="TableRow795" style:family="table-row">
      <style:table-row-properties style:use-optimal-row-height="false"/>
    </style:style>
    <style:style style:name="TableCell796" style:family="table-cell">
      <style:table-cell-properties fo:border="none" style:writing-mode="lr-tb" style:vertical-align="middle" fo:padding-top="0.1562in" fo:padding-left="0in" fo:padding-bottom="0.052in" fo:padding-right="0.1041in"/>
    </style:style>
    <style:style style:name="T797" style:parent-style-name="DefaultParagraphFont" style:family="text">
      <style:text-properties style:font-name="Calibri" style:font-name-complex="Calibri"/>
    </style:style>
    <style:style style:name="T798" style:parent-style-name="DefaultParagraphFont" style:family="text">
      <style:text-properties style:font-name="Calibri" style:font-name-complex="Calibri"/>
    </style:style>
    <style:style style:name="TableRow799" style:family="table-row">
      <style:table-row-properties style:use-optimal-row-height="false"/>
    </style:style>
    <style:style style:name="TableCell800" style:family="table-cell">
      <style:table-cell-properties fo:border="none" style:writing-mode="lr-tb" style:vertical-align="middle" fo:padding-top="0.1562in" fo:padding-left="0in" fo:padding-bottom="0.052in" fo:padding-right="0.1041in"/>
    </style:style>
    <style:style style:name="T801" style:parent-style-name="DefaultParagraphFont" style:family="text">
      <style:text-properties style:font-name="Calibri" style:font-name-complex="Calibri"/>
    </style:style>
    <style:style style:name="TableRow802" style:family="table-row">
      <style:table-row-properties style:use-optimal-row-height="false"/>
    </style:style>
    <style:style style:name="TableCell803" style:family="table-cell">
      <style:table-cell-properties fo:border="none" style:writing-mode="lr-tb" style:vertical-align="middle" fo:padding-top="0.1562in" fo:padding-left="0in" fo:padding-bottom="0.052in" fo:padding-right="0.1041in"/>
    </style:style>
    <style:style style:name="T804" style:parent-style-name="DefaultParagraphFont" style:family="text">
      <style:text-properties style:font-name="Calibri" style:font-name-complex="Calibri"/>
    </style:style>
    <style:style style:name="T805" style:parent-style-name="DefaultParagraphFont" style:family="text">
      <style:text-properties style:font-name="Calibri" style:font-name-complex="Calibri"/>
    </style:style>
    <style:style style:name="TableRow806" style:family="table-row">
      <style:table-row-properties style:use-optimal-row-height="false"/>
    </style:style>
    <style:style style:name="TableCell807" style:family="table-cell">
      <style:table-cell-properties fo:border="none" style:writing-mode="lr-tb" style:vertical-align="middle" fo:padding-top="0.1562in" fo:padding-left="0in" fo:padding-bottom="0.052in" fo:padding-right="0.1041in"/>
    </style:style>
    <style:style style:name="T808" style:parent-style-name="DefaultParagraphFont" style:family="text">
      <style:text-properties style:font-name="Calibri" style:font-name-complex="Calibri"/>
    </style:style>
    <style:style style:name="TableRow809" style:family="table-row">
      <style:table-row-properties style:use-optimal-row-height="false"/>
    </style:style>
    <style:style style:name="TableCell810" style:family="table-cell">
      <style:table-cell-properties fo:border="none" style:writing-mode="lr-tb" style:vertical-align="middle" fo:padding-top="0.1562in" fo:padding-left="0in" fo:padding-bottom="0.052in" fo:padding-right="0.1041in"/>
    </style:style>
    <style:style style:name="T811" style:parent-style-name="DefaultParagraphFont" style:family="text">
      <style:text-properties style:font-name="Calibri" style:font-name-complex="Calibri"/>
    </style:style>
    <style:style style:name="T812" style:parent-style-name="DefaultParagraphFont" style:family="text">
      <style:text-properties style:font-name="Calibri" style:font-name-complex="Calibri"/>
    </style:style>
    <style:style style:name="TableRow813" style:family="table-row">
      <style:table-row-properties style:use-optimal-row-height="false"/>
    </style:style>
    <style:style style:name="TableCell814" style:family="table-cell">
      <style:table-cell-properties fo:border="none" style:writing-mode="lr-tb" style:vertical-align="middle" fo:padding-top="0.1562in" fo:padding-left="0in" fo:padding-bottom="0.052in" fo:padding-right="0.1041in"/>
    </style:style>
    <style:style style:name="T815" style:parent-style-name="DefaultParagraphFont" style:family="text">
      <style:text-properties style:font-name="Calibri" style:font-name-complex="Calibri"/>
    </style:style>
    <style:style style:name="T816" style:parent-style-name="DefaultParagraphFont" style:family="text">
      <style:text-properties style:font-name="Calibri" style:font-name-complex="Calibri"/>
    </style:style>
    <style:style style:name="TableRow817" style:family="table-row">
      <style:table-row-properties style:use-optimal-row-height="false"/>
    </style:style>
    <style:style style:name="TableCell818" style:family="table-cell">
      <style:table-cell-properties fo:border="none" style:writing-mode="lr-tb" style:vertical-align="middle" fo:padding-top="0.1562in" fo:padding-left="0in" fo:padding-bottom="0.052in" fo:padding-right="0.1041in"/>
    </style:style>
    <style:style style:name="T819" style:parent-style-name="DefaultParagraphFont" style:family="text">
      <style:text-properties style:font-name="Calibri" style:font-name-complex="Calibri"/>
    </style:style>
    <style:style style:name="TableRow820" style:family="table-row">
      <style:table-row-properties style:use-optimal-row-height="false"/>
    </style:style>
    <style:style style:name="TableCell821" style:family="table-cell">
      <style:table-cell-properties fo:border="none" style:writing-mode="lr-tb" style:vertical-align="middle" fo:padding-top="0.1562in" fo:padding-left="0in" fo:padding-bottom="0.052in" fo:padding-right="0.1041in"/>
    </style:style>
    <style:style style:name="T822" style:parent-style-name="DefaultParagraphFont" style:family="text">
      <style:text-properties style:font-name="Calibri" style:font-name-complex="Calibri"/>
    </style:style>
    <style:style style:name="TableRow823" style:family="table-row">
      <style:table-row-properties style:use-optimal-row-height="false"/>
    </style:style>
    <style:style style:name="TableCell824" style:family="table-cell">
      <style:table-cell-properties fo:border="none" style:writing-mode="lr-tb" style:vertical-align="middle" fo:padding-top="0.1562in" fo:padding-left="0in" fo:padding-bottom="0.052in" fo:padding-right="0.1041in"/>
    </style:style>
    <style:style style:name="T825" style:parent-style-name="DefaultParagraphFont" style:family="text">
      <style:text-properties style:font-name="Calibri" style:font-name-complex="Calibri"/>
    </style:style>
    <style:style style:name="T826" style:parent-style-name="DefaultParagraphFont" style:family="text">
      <style:text-properties style:font-name="Calibri" style:font-name-complex="Calibri"/>
    </style:style>
    <style:style style:name="T827" style:parent-style-name="DefaultParagraphFont" style:family="text">
      <style:text-properties style:font-name="Calibri" style:font-name-complex="Calibri"/>
    </style:style>
    <style:style style:name="T828" style:parent-style-name="DefaultParagraphFont" style:family="text">
      <style:text-properties style:font-name="Calibri" style:font-name-complex="Calibri"/>
    </style:style>
    <style:style style:name="TableRow829" style:family="table-row">
      <style:table-row-properties style:use-optimal-row-height="false"/>
    </style:style>
    <style:style style:name="TableCell830" style:family="table-cell">
      <style:table-cell-properties fo:border="none" style:writing-mode="lr-tb" style:vertical-align="middle" fo:padding-top="0.1562in" fo:padding-left="0in" fo:padding-bottom="0.052in" fo:padding-right="0.1041in"/>
    </style:style>
    <style:style style:name="T831" style:parent-style-name="DefaultParagraphFont" style:family="text">
      <style:text-properties style:font-name="Calibri" style:font-name-complex="Calibri"/>
    </style:style>
    <style:style style:name="TableRow832" style:family="table-row">
      <style:table-row-properties style:use-optimal-row-height="false"/>
    </style:style>
    <style:style style:name="TableCell833" style:family="table-cell">
      <style:table-cell-properties fo:border="none" style:writing-mode="lr-tb" style:vertical-align="middle" fo:padding-top="0.1562in" fo:padding-left="0in" fo:padding-bottom="0.052in" fo:padding-right="0.1041in"/>
    </style:style>
    <style:style style:name="T834" style:parent-style-name="DefaultParagraphFont" style:family="text">
      <style:text-properties style:font-name="Calibri" style:font-name-complex="Calibri"/>
    </style:style>
    <style:style style:name="T835" style:parent-style-name="DefaultParagraphFont" style:family="text">
      <style:text-properties style:font-name="Calibri" style:font-name-complex="Calibri"/>
    </style:style>
    <style:style style:name="TableRow836" style:family="table-row">
      <style:table-row-properties style:use-optimal-row-height="false"/>
    </style:style>
    <style:style style:name="TableCell837" style:family="table-cell">
      <style:table-cell-properties fo:border="none" style:writing-mode="lr-tb" style:vertical-align="middle" fo:padding-top="0.1562in" fo:padding-left="0in" fo:padding-bottom="0.052in" fo:padding-right="0.1041in"/>
    </style:style>
    <style:style style:name="T838" style:parent-style-name="DefaultParagraphFont" style:family="text">
      <style:text-properties style:font-name="Calibri" style:font-name-complex="Calibri"/>
    </style:style>
    <style:style style:name="T839" style:parent-style-name="DefaultParagraphFont" style:family="text">
      <style:text-properties style:font-name="Calibri" style:font-name-complex="Calibri"/>
    </style:style>
    <style:style style:name="T840" style:parent-style-name="DefaultParagraphFont" style:family="text">
      <style:text-properties style:font-name="Calibri" style:font-name-complex="Calibri"/>
    </style:style>
    <style:style style:name="T841" style:parent-style-name="DefaultParagraphFont" style:family="text">
      <style:text-properties style:font-name="Calibri" style:font-name-complex="Calibri"/>
    </style:style>
    <style:style style:name="T842" style:parent-style-name="DefaultParagraphFont" style:family="text">
      <style:text-properties style:font-name="Calibri" style:font-name-complex="Calibri"/>
    </style:style>
    <style:style style:name="TableRow843" style:family="table-row">
      <style:table-row-properties style:use-optimal-row-height="false"/>
    </style:style>
    <style:style style:name="TableCell844" style:family="table-cell">
      <style:table-cell-properties fo:border="none" style:writing-mode="lr-tb" style:vertical-align="middle" fo:padding-top="0.1562in" fo:padding-left="0in" fo:padding-bottom="0.052in" fo:padding-right="0.1041in"/>
    </style:style>
    <style:style style:name="T845" style:parent-style-name="DefaultParagraphFont" style:family="text">
      <style:text-properties style:font-name="Calibri" style:font-name-complex="Calibri"/>
    </style:style>
    <style:style style:name="T846" style:parent-style-name="DefaultParagraphFont" style:family="text">
      <style:text-properties style:font-name="Calibri" style:font-name-complex="Calibri"/>
    </style:style>
    <style:style style:name="T847" style:parent-style-name="DefaultParagraphFont" style:family="text">
      <style:text-properties style:font-name="Calibri" style:font-name-complex="Calibri"/>
    </style:style>
    <style:style style:name="TableRow848" style:family="table-row">
      <style:table-row-properties style:use-optimal-row-height="false"/>
    </style:style>
    <style:style style:name="TableCell849" style:family="table-cell">
      <style:table-cell-properties fo:border="none" style:writing-mode="lr-tb" style:vertical-align="middle" fo:padding-top="0.1562in" fo:padding-left="0in" fo:padding-bottom="0.052in" fo:padding-right="0.1041in"/>
    </style:style>
    <style:style style:name="T850" style:parent-style-name="DefaultParagraphFont" style:family="text">
      <style:text-properties style:font-name="Calibri" style:font-name-complex="Calibri"/>
    </style:style>
    <style:style style:name="TableRow851" style:family="table-row">
      <style:table-row-properties style:use-optimal-row-height="false"/>
    </style:style>
    <style:style style:name="TableCell852" style:family="table-cell">
      <style:table-cell-properties fo:border="none" style:writing-mode="lr-tb" style:vertical-align="middle" fo:padding-top="0.1562in" fo:padding-left="0in" fo:padding-bottom="0.052in" fo:padding-right="0.1041in"/>
    </style:style>
    <style:style style:name="T853" style:parent-style-name="DefaultParagraphFont" style:family="text">
      <style:text-properties style:font-name="Calibri" style:font-name-complex="Calibri"/>
    </style:style>
    <style:style style:name="TableRow854" style:family="table-row">
      <style:table-row-properties style:use-optimal-row-height="false"/>
    </style:style>
    <style:style style:name="TableCell855" style:family="table-cell">
      <style:table-cell-properties fo:border="none" style:writing-mode="lr-tb" style:vertical-align="middle" fo:padding-top="0.1562in" fo:padding-left="0in" fo:padding-bottom="0.052in" fo:padding-right="0.1041in"/>
    </style:style>
    <style:style style:name="T856" style:parent-style-name="DefaultParagraphFont" style:family="text">
      <style:text-properties style:font-name="Calibri" style:font-name-complex="Calibri"/>
    </style:style>
    <style:style style:name="T857" style:parent-style-name="DefaultParagraphFont" style:family="text">
      <style:text-properties style:font-name="Calibri" style:font-name-complex="Calibri"/>
    </style:style>
    <style:style style:name="TableRow858" style:family="table-row">
      <style:table-row-properties style:use-optimal-row-height="false"/>
    </style:style>
    <style:style style:name="TableCell859" style:family="table-cell">
      <style:table-cell-properties fo:border="none" style:writing-mode="lr-tb" style:vertical-align="middle" fo:padding-top="0.1562in" fo:padding-left="0in" fo:padding-bottom="0.052in" fo:padding-right="0.1041in"/>
    </style:style>
    <style:style style:name="T860" style:parent-style-name="DefaultParagraphFont" style:family="text">
      <style:text-properties style:font-name="Calibri" style:font-name-complex="Calibri"/>
    </style:style>
    <style:style style:name="TableRow861" style:family="table-row">
      <style:table-row-properties style:use-optimal-row-height="false"/>
    </style:style>
    <style:style style:name="TableCell862" style:family="table-cell">
      <style:table-cell-properties fo:border="none" style:writing-mode="lr-tb" style:vertical-align="middle" fo:padding-top="0.1562in" fo:padding-left="0in" fo:padding-bottom="0.052in" fo:padding-right="0.1041in"/>
    </style:style>
    <style:style style:name="T863" style:parent-style-name="DefaultParagraphFont" style:family="text">
      <style:text-properties style:font-name="Calibri" style:font-name-complex="Calibri"/>
    </style:style>
    <style:style style:name="T864" style:parent-style-name="DefaultParagraphFont" style:family="text">
      <style:text-properties style:font-name="Calibri" style:font-name-complex="Calibri"/>
    </style:style>
    <style:style style:name="T865" style:parent-style-name="DefaultParagraphFont" style:family="text">
      <style:text-properties style:font-name="Calibri" style:font-name-complex="Calibri"/>
    </style:style>
    <style:style style:name="TableRow866" style:family="table-row">
      <style:table-row-properties style:use-optimal-row-height="false"/>
    </style:style>
    <style:style style:name="TableCell867" style:family="table-cell">
      <style:table-cell-properties fo:border="none" style:writing-mode="lr-tb" style:vertical-align="middle" fo:padding-top="0.1562in" fo:padding-left="0in" fo:padding-bottom="0.052in" fo:padding-right="0.1041in"/>
    </style:style>
    <style:style style:name="T868" style:parent-style-name="DefaultParagraphFont" style:family="text">
      <style:text-properties style:font-name="Calibri" style:font-name-complex="Calibri"/>
    </style:style>
    <style:style style:name="T869" style:parent-style-name="DefaultParagraphFont" style:family="text">
      <style:text-properties style:font-name="Calibri" style:font-name-complex="Calibri"/>
    </style:style>
    <style:style style:name="T870" style:parent-style-name="DefaultParagraphFont" style:family="text">
      <style:text-properties style:font-name="Calibri" style:font-name-complex="Calibri"/>
    </style:style>
    <style:style style:name="TableRow871" style:family="table-row">
      <style:table-row-properties style:use-optimal-row-height="false"/>
    </style:style>
    <style:style style:name="TableCell872" style:family="table-cell">
      <style:table-cell-properties fo:border="none" style:writing-mode="lr-tb" style:vertical-align="middle" fo:padding-top="0.1562in" fo:padding-left="0in" fo:padding-bottom="0.052in" fo:padding-right="0.1041in"/>
    </style:style>
    <style:style style:name="T873" style:parent-style-name="DefaultParagraphFont" style:family="text">
      <style:text-properties style:font-name="Calibri" style:font-name-complex="Calibri"/>
    </style:style>
    <style:style style:name="TableRow874" style:family="table-row">
      <style:table-row-properties style:use-optimal-row-height="false"/>
    </style:style>
    <style:style style:name="TableCell875" style:family="table-cell">
      <style:table-cell-properties fo:border="none" style:writing-mode="lr-tb" style:vertical-align="middle" fo:padding-top="0.1562in" fo:padding-left="0in" fo:padding-bottom="0.052in" fo:padding-right="0.1041in"/>
    </style:style>
    <style:style style:name="T876" style:parent-style-name="DefaultParagraphFont" style:family="text">
      <style:text-properties style:font-name="Calibri" style:font-name-complex="Calibri"/>
    </style:style>
    <style:style style:name="TableRow877" style:family="table-row">
      <style:table-row-properties style:use-optimal-row-height="false"/>
    </style:style>
    <style:style style:name="TableCell878" style:family="table-cell">
      <style:table-cell-properties fo:border="none" style:writing-mode="lr-tb" style:vertical-align="middle" fo:padding-top="0.1562in" fo:padding-left="0in" fo:padding-bottom="0.052in" fo:padding-right="0.1041in"/>
    </style:style>
    <style:style style:name="T879" style:parent-style-name="DefaultParagraphFont" style:family="text">
      <style:text-properties style:font-name="Calibri" style:font-name-complex="Calibri"/>
    </style:style>
    <style:style style:name="T880" style:parent-style-name="DefaultParagraphFont" style:family="text">
      <style:text-properties style:font-name="Calibri" style:font-name-complex="Calibri"/>
    </style:style>
    <style:style style:name="T881" style:parent-style-name="DefaultParagraphFont" style:family="text">
      <style:text-properties style:font-name="Calibri" style:font-name-complex="Calibri"/>
    </style:style>
    <style:style style:name="TableRow882" style:family="table-row">
      <style:table-row-properties style:use-optimal-row-height="false"/>
    </style:style>
    <style:style style:name="TableCell883" style:family="table-cell">
      <style:table-cell-properties fo:border="none" style:writing-mode="lr-tb" style:vertical-align="middle" fo:padding-top="0.1562in" fo:padding-left="0in" fo:padding-bottom="0.052in" fo:padding-right="0.1041in"/>
    </style:style>
    <style:style style:name="T884" style:parent-style-name="DefaultParagraphFont" style:family="text">
      <style:text-properties style:font-name="Calibri" style:font-name-complex="Calibri"/>
    </style:style>
    <style:style style:name="TableRow885" style:family="table-row">
      <style:table-row-properties style:use-optimal-row-height="false"/>
    </style:style>
    <style:style style:name="TableCell886" style:family="table-cell">
      <style:table-cell-properties fo:border="none" style:writing-mode="lr-tb" style:vertical-align="middle" fo:padding-top="0.1562in" fo:padding-left="0in" fo:padding-bottom="0.052in" fo:padding-right="0.1041in"/>
    </style:style>
    <style:style style:name="T887" style:parent-style-name="DefaultParagraphFont" style:family="text">
      <style:text-properties style:font-name="Calibri" style:font-name-complex="Calibri"/>
    </style:style>
    <style:style style:name="T888" style:parent-style-name="DefaultParagraphFont" style:family="text">
      <style:text-properties style:font-name="Calibri" style:font-name-complex="Calibri"/>
    </style:style>
    <style:style style:name="TableRow889" style:family="table-row">
      <style:table-row-properties style:use-optimal-row-height="false"/>
    </style:style>
    <style:style style:name="TableCell890" style:family="table-cell">
      <style:table-cell-properties fo:border="none" style:writing-mode="lr-tb" style:vertical-align="middle" fo:padding-top="0.1562in" fo:padding-left="0in" fo:padding-bottom="0.052in" fo:padding-right="0.1041in"/>
    </style:style>
    <style:style style:name="T891" style:parent-style-name="DefaultParagraphFont" style:family="text">
      <style:text-properties style:font-name="Calibri" style:font-name-complex="Calibri"/>
    </style:style>
    <style:style style:name="TableRow892" style:family="table-row">
      <style:table-row-properties style:use-optimal-row-height="false"/>
    </style:style>
    <style:style style:name="TableCell893" style:family="table-cell">
      <style:table-cell-properties fo:border="none" style:writing-mode="lr-tb" style:vertical-align="middle" fo:padding-top="0.1562in" fo:padding-left="0in" fo:padding-bottom="0.052in" fo:padding-right="0.1041in"/>
    </style:style>
    <style:style style:name="T894" style:parent-style-name="DefaultParagraphFont" style:family="text">
      <style:text-properties style:font-name="Calibri" style:font-name-complex="Calibri"/>
    </style:style>
    <style:style style:name="TableRow895" style:family="table-row">
      <style:table-row-properties style:use-optimal-row-height="false"/>
    </style:style>
    <style:style style:name="TableCell896" style:family="table-cell">
      <style:table-cell-properties fo:border="none" style:writing-mode="lr-tb" style:vertical-align="middle" fo:padding-top="0.1562in" fo:padding-left="0in" fo:padding-bottom="0.052in" fo:padding-right="0.1041in"/>
    </style:style>
    <style:style style:name="T897" style:parent-style-name="DefaultParagraphFont" style:family="text">
      <style:text-properties style:font-name="Calibri" style:font-name-complex="Calibri"/>
    </style:style>
    <style:style style:name="T898" style:parent-style-name="DefaultParagraphFont" style:family="text">
      <style:text-properties style:font-name="Calibri" style:font-name-complex="Calibri"/>
    </style:style>
    <style:style style:name="T899" style:parent-style-name="DefaultParagraphFont" style:family="text">
      <style:text-properties style:font-name="Calibri" style:font-name-complex="Calibri"/>
    </style:style>
    <style:style style:name="TableRow900" style:family="table-row">
      <style:table-row-properties style:use-optimal-row-height="false"/>
    </style:style>
    <style:style style:name="TableCell901" style:family="table-cell">
      <style:table-cell-properties fo:border="none" style:writing-mode="lr-tb" style:vertical-align="middle" fo:padding-top="0.1562in" fo:padding-left="0in" fo:padding-bottom="0.052in" fo:padding-right="0.1041in"/>
    </style:style>
    <style:style style:name="T902" style:parent-style-name="DefaultParagraphFont" style:family="text">
      <style:text-properties style:font-name="Calibri" style:font-name-complex="Calibri"/>
    </style:style>
    <style:style style:name="TableRow903" style:family="table-row">
      <style:table-row-properties style:use-optimal-row-height="false"/>
    </style:style>
    <style:style style:name="TableCell904" style:family="table-cell">
      <style:table-cell-properties fo:border="none" style:writing-mode="lr-tb" style:vertical-align="middle" fo:padding-top="0.1562in" fo:padding-left="0in" fo:padding-bottom="0.052in" fo:padding-right="0.1041in"/>
    </style:style>
    <style:style style:name="T905" style:parent-style-name="DefaultParagraphFont" style:family="text">
      <style:text-properties style:font-name="Calibri" style:font-name-complex="Calibri"/>
    </style:style>
    <style:style style:name="T906" style:parent-style-name="DefaultParagraphFont" style:family="text">
      <style:text-properties style:font-name="Calibri" style:font-name-complex="Calibri"/>
    </style:style>
    <style:style style:name="TableRow907" style:family="table-row">
      <style:table-row-properties style:use-optimal-row-height="false"/>
    </style:style>
    <style:style style:name="TableCell908" style:family="table-cell">
      <style:table-cell-properties fo:border="none" style:writing-mode="lr-tb" style:vertical-align="middle" fo:padding-top="0.1562in" fo:padding-left="0in" fo:padding-bottom="0.052in" fo:padding-right="0.1041in"/>
    </style:style>
    <style:style style:name="T909" style:parent-style-name="DefaultParagraphFont" style:family="text">
      <style:text-properties style:font-name="Calibri" style:font-name-complex="Calibri"/>
    </style:style>
    <style:style style:name="TableRow910" style:family="table-row">
      <style:table-row-properties style:use-optimal-row-height="false"/>
    </style:style>
    <style:style style:name="TableCell911" style:family="table-cell">
      <style:table-cell-properties fo:border="none" style:writing-mode="lr-tb" style:vertical-align="middle" fo:padding-top="0.1562in" fo:padding-left="0in" fo:padding-bottom="0.052in" fo:padding-right="0.1041in"/>
    </style:style>
    <style:style style:name="T912" style:parent-style-name="DefaultParagraphFont" style:family="text">
      <style:text-properties style:font-name="Calibri" style:font-name-complex="Calibri"/>
    </style:style>
    <style:style style:name="T913" style:parent-style-name="DefaultParagraphFont" style:family="text">
      <style:text-properties style:font-name="Calibri" style:font-name-complex="Calibri"/>
    </style:style>
    <style:style style:name="T914" style:parent-style-name="DefaultParagraphFont" style:family="text">
      <style:text-properties style:font-name="Calibri" style:font-name-complex="Calibri"/>
    </style:style>
    <style:style style:name="TableRow915" style:family="table-row">
      <style:table-row-properties style:use-optimal-row-height="false"/>
    </style:style>
    <style:style style:name="TableCell916" style:family="table-cell">
      <style:table-cell-properties fo:border="none" style:writing-mode="lr-tb" style:vertical-align="middle" fo:padding-top="0.1562in" fo:padding-left="0in" fo:padding-bottom="0.052in" fo:padding-right="0.1041in"/>
    </style:style>
    <style:style style:name="T917" style:parent-style-name="DefaultParagraphFont" style:family="text">
      <style:text-properties style:font-name="Calibri" style:font-name-complex="Calibri"/>
    </style:style>
    <style:style style:name="T918" style:parent-style-name="DefaultParagraphFont" style:family="text">
      <style:text-properties style:font-name="Calibri" style:font-name-complex="Calibri"/>
    </style:style>
    <style:style style:name="TableRow919" style:family="table-row">
      <style:table-row-properties style:use-optimal-row-height="false"/>
    </style:style>
    <style:style style:name="TableCell920" style:family="table-cell">
      <style:table-cell-properties fo:border="none" style:writing-mode="lr-tb" style:vertical-align="middle" fo:padding-top="0.1562in" fo:padding-left="0in" fo:padding-bottom="0.052in" fo:padding-right="0.1041in"/>
    </style:style>
    <style:style style:name="T921" style:parent-style-name="DefaultParagraphFont" style:family="text">
      <style:text-properties style:font-name="Calibri" style:font-name-complex="Calibri"/>
    </style:style>
    <style:style style:name="T922" style:parent-style-name="DefaultParagraphFont" style:family="text">
      <style:text-properties style:font-name="Calibri" style:font-name-complex="Calibri"/>
    </style:style>
    <style:style style:name="TableRow923" style:family="table-row">
      <style:table-row-properties style:use-optimal-row-height="false"/>
    </style:style>
    <style:style style:name="TableCell924" style:family="table-cell">
      <style:table-cell-properties fo:border="none" style:writing-mode="lr-tb" style:vertical-align="middle" fo:padding-top="0.1562in" fo:padding-left="0in" fo:padding-bottom="0.052in" fo:padding-right="0.1041in"/>
    </style:style>
    <style:style style:name="T925" style:parent-style-name="DefaultParagraphFont" style:family="text">
      <style:text-properties style:font-name="Calibri" style:font-name-complex="Calibri"/>
    </style:style>
    <style:style style:name="TableRow926" style:family="table-row">
      <style:table-row-properties style:use-optimal-row-height="false"/>
    </style:style>
    <style:style style:name="TableCell927" style:family="table-cell">
      <style:table-cell-properties fo:border="none" style:writing-mode="lr-tb" style:vertical-align="middle" fo:padding-top="0.1562in" fo:padding-left="0in" fo:padding-bottom="0.052in" fo:padding-right="0.1041in"/>
    </style:style>
    <style:style style:name="T928" style:parent-style-name="DefaultParagraphFont" style:family="text">
      <style:text-properties style:font-name="Calibri" style:font-name-complex="Calibri"/>
    </style:style>
    <style:style style:name="T929" style:parent-style-name="DefaultParagraphFont" style:family="text">
      <style:text-properties style:font-name="Calibri" style:font-name-complex="Calibri"/>
    </style:style>
    <style:style style:name="TableRow930" style:family="table-row">
      <style:table-row-properties style:use-optimal-row-height="false"/>
    </style:style>
    <style:style style:name="TableCell931" style:family="table-cell">
      <style:table-cell-properties fo:border="none" style:writing-mode="lr-tb" style:vertical-align="middle" fo:padding-top="0.1562in" fo:padding-left="0in" fo:padding-bottom="0.052in" fo:padding-right="0.1041in"/>
    </style:style>
    <style:style style:name="T932" style:parent-style-name="DefaultParagraphFont" style:family="text">
      <style:text-properties style:font-name="Calibri" style:font-name-complex="Calibri"/>
    </style:style>
    <style:style style:name="TableRow933" style:family="table-row">
      <style:table-row-properties style:use-optimal-row-height="false"/>
    </style:style>
    <style:style style:name="TableCell934" style:family="table-cell">
      <style:table-cell-properties fo:border="none" style:writing-mode="lr-tb" style:vertical-align="middle" fo:padding-top="0.1562in" fo:padding-left="0in" fo:padding-bottom="0.052in" fo:padding-right="0.1041in"/>
    </style:style>
    <style:style style:name="T935" style:parent-style-name="DefaultParagraphFont" style:family="text">
      <style:text-properties style:font-name="Calibri" style:font-name-complex="Calibri"/>
    </style:style>
    <style:style style:name="TableRow936" style:family="table-row">
      <style:table-row-properties style:use-optimal-row-height="false"/>
    </style:style>
    <style:style style:name="TableCell937" style:family="table-cell">
      <style:table-cell-properties fo:border="none" style:writing-mode="lr-tb" style:vertical-align="middle" fo:padding-top="0.1562in" fo:padding-left="0in" fo:padding-bottom="0.052in" fo:padding-right="0.1041in"/>
    </style:style>
    <style:style style:name="T938" style:parent-style-name="DefaultParagraphFont" style:family="text">
      <style:text-properties style:font-name="Calibri" style:font-name-complex="Calibri"/>
    </style:style>
    <style:style style:name="TableRow939" style:family="table-row">
      <style:table-row-properties style:use-optimal-row-height="false"/>
    </style:style>
    <style:style style:name="TableCell940" style:family="table-cell">
      <style:table-cell-properties fo:border="none" style:writing-mode="lr-tb" style:vertical-align="middle" fo:padding-top="0.1562in" fo:padding-left="0in" fo:padding-bottom="0.052in" fo:padding-right="0.1041in"/>
    </style:style>
    <style:style style:name="T941" style:parent-style-name="DefaultParagraphFont" style:family="text">
      <style:text-properties style:font-name="Calibri" style:font-name-complex="Calibri"/>
    </style:style>
    <style:style style:name="TableRow942" style:family="table-row">
      <style:table-row-properties style:use-optimal-row-height="false"/>
    </style:style>
    <style:style style:name="TableCell943" style:family="table-cell">
      <style:table-cell-properties fo:border="none" style:writing-mode="lr-tb" style:vertical-align="middle" fo:padding-top="0.1562in" fo:padding-left="0in" fo:padding-bottom="0.052in" fo:padding-right="0.1041in"/>
    </style:style>
    <style:style style:name="T944" style:parent-style-name="DefaultParagraphFont" style:family="text">
      <style:text-properties style:font-name="Calibri" style:font-name-complex="Calibri"/>
    </style:style>
    <style:style style:name="TableRow945" style:family="table-row">
      <style:table-row-properties style:use-optimal-row-height="false"/>
    </style:style>
    <style:style style:name="TableCell946" style:family="table-cell">
      <style:table-cell-properties fo:border="none" style:writing-mode="lr-tb" style:vertical-align="middle" fo:padding-top="0.1562in" fo:padding-left="0in" fo:padding-bottom="0.052in" fo:padding-right="0.1041in"/>
    </style:style>
    <style:style style:name="T947" style:parent-style-name="DefaultParagraphFont" style:family="text">
      <style:text-properties style:font-name="Calibri" style:font-name-complex="Calibri"/>
    </style:style>
    <style:style style:name="T948" style:parent-style-name="DefaultParagraphFont" style:family="text">
      <style:text-properties style:font-name="Calibri" style:font-name-complex="Calibri"/>
    </style:style>
    <style:style style:name="TableRow949" style:family="table-row">
      <style:table-row-properties style:use-optimal-row-height="false"/>
    </style:style>
    <style:style style:name="TableCell950" style:family="table-cell">
      <style:table-cell-properties fo:border="none" style:writing-mode="lr-tb" style:vertical-align="middle" fo:padding-top="0.1562in" fo:padding-left="0in" fo:padding-bottom="0.052in" fo:padding-right="0.1041in"/>
    </style:style>
    <style:style style:name="T951" style:parent-style-name="DefaultParagraphFont" style:family="text">
      <style:text-properties style:font-name="Calibri" style:font-name-complex="Calibri"/>
    </style:style>
    <style:style style:name="TableRow952" style:family="table-row">
      <style:table-row-properties style:use-optimal-row-height="false"/>
    </style:style>
    <style:style style:name="TableCell953" style:family="table-cell">
      <style:table-cell-properties fo:border="none" style:writing-mode="lr-tb" style:vertical-align="middle" fo:padding-top="0.1562in" fo:padding-left="0in" fo:padding-bottom="0.052in" fo:padding-right="0.1041in"/>
    </style:style>
    <style:style style:name="T954" style:parent-style-name="DefaultParagraphFont" style:family="text">
      <style:text-properties style:font-name="Calibri" style:font-name-complex="Calibri"/>
    </style:style>
    <style:style style:name="T955" style:parent-style-name="DefaultParagraphFont" style:family="text">
      <style:text-properties style:font-name="Calibri" style:font-name-complex="Calibri"/>
    </style:style>
    <style:style style:name="TableRow956" style:family="table-row">
      <style:table-row-properties style:use-optimal-row-height="false"/>
    </style:style>
    <style:style style:name="TableCell957" style:family="table-cell">
      <style:table-cell-properties fo:border="none" style:writing-mode="lr-tb" style:vertical-align="middle" fo:padding-top="0.1562in" fo:padding-left="0in" fo:padding-bottom="0.052in" fo:padding-right="0.1041in"/>
    </style:style>
    <style:style style:name="T958" style:parent-style-name="DefaultParagraphFont" style:family="text">
      <style:text-properties style:font-name="Calibri" style:font-name-complex="Calibri"/>
    </style:style>
    <style:style style:name="TableRow959" style:family="table-row">
      <style:table-row-properties style:use-optimal-row-height="false"/>
    </style:style>
    <style:style style:name="TableCell960" style:family="table-cell">
      <style:table-cell-properties fo:border="none" style:writing-mode="lr-tb" style:vertical-align="middle" fo:padding-top="0.1562in" fo:padding-left="0in" fo:padding-bottom="0.052in" fo:padding-right="0.1041in"/>
    </style:style>
    <style:style style:name="T961" style:parent-style-name="DefaultParagraphFont" style:family="text">
      <style:text-properties style:font-name="Calibri" style:font-name-complex="Calibri"/>
    </style:style>
    <style:style style:name="TableRow962" style:family="table-row">
      <style:table-row-properties style:use-optimal-row-height="false"/>
    </style:style>
    <style:style style:name="TableCell963" style:family="table-cell">
      <style:table-cell-properties fo:border="none" style:writing-mode="lr-tb" style:vertical-align="middle" fo:padding-top="0.1562in" fo:padding-left="0in" fo:padding-bottom="0.052in" fo:padding-right="0.1041in"/>
    </style:style>
    <style:style style:name="T964" style:parent-style-name="DefaultParagraphFont" style:family="text">
      <style:text-properties style:font-name="Calibri" style:font-name-complex="Calibri"/>
    </style:style>
    <style:style style:name="T965" style:parent-style-name="DefaultParagraphFont" style:family="text">
      <style:text-properties style:font-name="Calibri" style:font-name-complex="Calibri"/>
    </style:style>
    <style:style style:name="TableRow966" style:family="table-row">
      <style:table-row-properties style:use-optimal-row-height="false"/>
    </style:style>
    <style:style style:name="TableCell967" style:family="table-cell">
      <style:table-cell-properties fo:border="none" style:writing-mode="lr-tb" style:vertical-align="middle" fo:padding-top="0.1562in" fo:padding-left="0in" fo:padding-bottom="0.052in" fo:padding-right="0.1041in"/>
    </style:style>
    <style:style style:name="T968" style:parent-style-name="DefaultParagraphFont" style:family="text">
      <style:text-properties style:font-name="Calibri" style:font-name-complex="Calibri"/>
    </style:style>
    <style:style style:name="T969" style:parent-style-name="DefaultParagraphFont" style:family="text">
      <style:text-properties style:font-name="Calibri" style:font-name-complex="Calibri"/>
    </style:style>
    <style:style style:name="T970" style:parent-style-name="DefaultParagraphFont" style:family="text">
      <style:text-properties style:font-name="Calibri" style:font-name-complex="Calibri"/>
    </style:style>
    <style:style style:name="T971" style:parent-style-name="DefaultParagraphFont" style:family="text">
      <style:text-properties style:font-name="Calibri" style:font-name-complex="Calibri"/>
    </style:style>
    <style:style style:name="TableRow972" style:family="table-row">
      <style:table-row-properties style:use-optimal-row-height="false"/>
    </style:style>
    <style:style style:name="TableCell973" style:family="table-cell">
      <style:table-cell-properties fo:border="none" style:writing-mode="lr-tb" style:vertical-align="middle" fo:padding-top="0.1562in" fo:padding-left="0in" fo:padding-bottom="0.052in" fo:padding-right="0.1041in"/>
    </style:style>
    <style:style style:name="T974" style:parent-style-name="DefaultParagraphFont" style:family="text">
      <style:text-properties style:font-name="Calibri" style:font-name-complex="Calibri"/>
    </style:style>
    <style:style style:name="T975" style:parent-style-name="DefaultParagraphFont" style:family="text">
      <style:text-properties style:font-name="Calibri" style:font-name-complex="Calibri"/>
    </style:style>
    <style:style style:name="TableRow976" style:family="table-row">
      <style:table-row-properties style:use-optimal-row-height="false"/>
    </style:style>
    <style:style style:name="TableCell977" style:family="table-cell">
      <style:table-cell-properties fo:border="none" style:writing-mode="lr-tb" style:vertical-align="middle" fo:padding-top="0.1562in" fo:padding-left="0in" fo:padding-bottom="0.052in" fo:padding-right="0.1041in"/>
    </style:style>
    <style:style style:name="T978" style:parent-style-name="DefaultParagraphFont" style:family="text">
      <style:text-properties style:font-name="Calibri" style:font-name-complex="Calibri"/>
    </style:style>
    <style:style style:name="TableRow979" style:family="table-row">
      <style:table-row-properties style:use-optimal-row-height="false"/>
    </style:style>
    <style:style style:name="TableCell980" style:family="table-cell">
      <style:table-cell-properties fo:border="none" style:writing-mode="lr-tb" style:vertical-align="middle" fo:padding-top="0.1562in" fo:padding-left="0in" fo:padding-bottom="0.052in" fo:padding-right="0.1041in"/>
    </style:style>
    <style:style style:name="T981" style:parent-style-name="DefaultParagraphFont" style:family="text">
      <style:text-properties style:font-name="Calibri" style:font-name-complex="Calibri"/>
    </style:style>
    <style:style style:name="T982" style:parent-style-name="DefaultParagraphFont" style:family="text">
      <style:text-properties style:font-name="Calibri" style:font-name-complex="Calibri"/>
    </style:style>
    <style:style style:name="T983" style:parent-style-name="DefaultParagraphFont" style:family="text">
      <style:text-properties style:font-name="Calibri" style:font-name-complex="Calibri"/>
    </style:style>
    <style:style style:name="TableRow984" style:family="table-row">
      <style:table-row-properties style:use-optimal-row-height="false"/>
    </style:style>
    <style:style style:name="TableCell985" style:family="table-cell">
      <style:table-cell-properties fo:border="none" style:writing-mode="lr-tb" style:vertical-align="middle" fo:padding-top="0.1562in" fo:padding-left="0in" fo:padding-bottom="0.052in" fo:padding-right="0.1041in"/>
    </style:style>
    <style:style style:name="T986" style:parent-style-name="DefaultParagraphFont" style:family="text">
      <style:text-properties style:font-name="Calibri" style:font-name-complex="Calibri"/>
    </style:style>
    <style:style style:name="T987" style:parent-style-name="DefaultParagraphFont" style:family="text">
      <style:text-properties style:font-name="Calibri" style:font-name-complex="Calibri"/>
    </style:style>
    <style:style style:name="TableRow988" style:family="table-row">
      <style:table-row-properties style:use-optimal-row-height="false"/>
    </style:style>
    <style:style style:name="TableCell989" style:family="table-cell">
      <style:table-cell-properties fo:border="none" style:writing-mode="lr-tb" style:vertical-align="middle" fo:padding-top="0.1562in" fo:padding-left="0in" fo:padding-bottom="0.052in" fo:padding-right="0.1041in"/>
    </style:style>
    <style:style style:name="T990" style:parent-style-name="DefaultParagraphFont" style:family="text">
      <style:text-properties style:font-name="Calibri" style:font-name-complex="Calibri"/>
    </style:style>
    <style:style style:name="T991" style:parent-style-name="DefaultParagraphFont" style:family="text">
      <style:text-properties style:font-name="Calibri" style:font-name-complex="Calibri"/>
    </style:style>
    <style:style style:name="T992" style:parent-style-name="DefaultParagraphFont" style:family="text">
      <style:text-properties style:font-name="Calibri" style:font-name-complex="Calibri"/>
    </style:style>
    <style:style style:name="TableRow993" style:family="table-row">
      <style:table-row-properties style:use-optimal-row-height="false"/>
    </style:style>
    <style:style style:name="TableCell994" style:family="table-cell">
      <style:table-cell-properties fo:border="none" style:writing-mode="lr-tb" style:vertical-align="middle" fo:padding-top="0.1562in" fo:padding-left="0in" fo:padding-bottom="0.052in" fo:padding-right="0.1041in"/>
    </style:style>
    <style:style style:name="T995" style:parent-style-name="DefaultParagraphFont" style:family="text">
      <style:text-properties style:font-name="Calibri" style:font-name-complex="Calibri"/>
    </style:style>
    <style:style style:name="T996" style:parent-style-name="DefaultParagraphFont" style:family="text">
      <style:text-properties style:font-name="Calibri" style:font-name-complex="Calibri"/>
    </style:style>
    <style:style style:name="TableRow997" style:family="table-row">
      <style:table-row-properties style:use-optimal-row-height="false"/>
    </style:style>
    <style:style style:name="TableCell998" style:family="table-cell">
      <style:table-cell-properties fo:border="none" style:writing-mode="lr-tb" style:vertical-align="middle" fo:padding-top="0.1562in" fo:padding-left="0in" fo:padding-bottom="0.052in" fo:padding-right="0.1041in"/>
    </style:style>
    <style:style style:name="T999" style:parent-style-name="DefaultParagraphFont" style:family="text">
      <style:text-properties style:font-name="Calibri" style:font-name-complex="Calibri"/>
    </style:style>
    <style:style style:name="TableRow1000" style:family="table-row">
      <style:table-row-properties style:use-optimal-row-height="false"/>
    </style:style>
    <style:style style:name="TableCell1001" style:family="table-cell">
      <style:table-cell-properties fo:border="none" style:writing-mode="lr-tb" style:vertical-align="middle" fo:padding-top="0.1562in" fo:padding-left="0in" fo:padding-bottom="0.052in" fo:padding-right="0.1041in"/>
    </style:style>
    <style:style style:name="T1002" style:parent-style-name="DefaultParagraphFont" style:family="text">
      <style:text-properties style:font-name="Calibri" style:font-name-complex="Calibri"/>
    </style:style>
    <style:style style:name="TableRow1003" style:family="table-row">
      <style:table-row-properties style:use-optimal-row-height="false"/>
    </style:style>
    <style:style style:name="TableCell1004" style:family="table-cell">
      <style:table-cell-properties fo:border="none" style:writing-mode="lr-tb" style:vertical-align="middle" fo:padding-top="0.1562in" fo:padding-left="0in" fo:padding-bottom="0.052in" fo:padding-right="0.1041in"/>
    </style:style>
    <style:style style:name="T1005" style:parent-style-name="DefaultParagraphFont" style:family="text">
      <style:text-properties style:font-name="Calibri" style:font-name-complex="Calibri"/>
    </style:style>
    <style:style style:name="T1006" style:parent-style-name="DefaultParagraphFont" style:family="text">
      <style:text-properties style:font-name="Calibri" style:font-name-complex="Calibri"/>
    </style:style>
    <style:style style:name="TableRow1007" style:family="table-row">
      <style:table-row-properties style:use-optimal-row-height="false"/>
    </style:style>
    <style:style style:name="TableCell1008" style:family="table-cell">
      <style:table-cell-properties fo:border="none" style:writing-mode="lr-tb" style:vertical-align="middle" fo:padding-top="0.1562in" fo:padding-left="0in" fo:padding-bottom="0.052in" fo:padding-right="0.1041in"/>
    </style:style>
    <style:style style:name="T1009" style:parent-style-name="DefaultParagraphFont" style:family="text">
      <style:text-properties style:font-name="Calibri" style:font-name-complex="Calibri"/>
    </style:style>
    <style:style style:name="T1010" style:parent-style-name="DefaultParagraphFont" style:family="text">
      <style:text-properties style:font-name="Calibri" style:font-name-complex="Calibri"/>
    </style:style>
    <style:style style:name="T1011" style:parent-style-name="DefaultParagraphFont" style:family="text">
      <style:text-properties style:font-name="Calibri" style:font-name-complex="Calibri"/>
    </style:style>
    <style:style style:name="T1012" style:parent-style-name="DefaultParagraphFont" style:family="text">
      <style:text-properties style:font-name="Calibri" style:font-name-complex="Calibri"/>
    </style:style>
    <style:style style:name="T1013" style:parent-style-name="DefaultParagraphFont" style:family="text">
      <style:text-properties style:font-name="Calibri" style:font-name-complex="Calibri"/>
    </style:style>
    <style:style style:name="TableRow1014" style:family="table-row">
      <style:table-row-properties style:use-optimal-row-height="false"/>
    </style:style>
    <style:style style:name="TableCell1015" style:family="table-cell">
      <style:table-cell-properties fo:border="none" style:writing-mode="lr-tb" style:vertical-align="middle" fo:padding-top="0.1562in" fo:padding-left="0in" fo:padding-bottom="0.052in" fo:padding-right="0.1041in"/>
    </style:style>
    <style:style style:name="T1016" style:parent-style-name="DefaultParagraphFont" style:family="text">
      <style:text-properties style:font-name="Calibri" style:font-name-complex="Calibri"/>
    </style:style>
    <style:style style:name="T1017" style:parent-style-name="DefaultParagraphFont" style:family="text">
      <style:text-properties style:font-name="Calibri" style:font-name-complex="Calibri"/>
    </style:style>
    <style:style style:name="TableRow1018" style:family="table-row">
      <style:table-row-properties style:use-optimal-row-height="false"/>
    </style:style>
    <style:style style:name="TableCell1019" style:family="table-cell">
      <style:table-cell-properties fo:border="none" style:writing-mode="lr-tb" style:vertical-align="middle" fo:padding-top="0.1562in" fo:padding-left="0in" fo:padding-bottom="0.052in" fo:padding-right="0.1041in"/>
    </style:style>
    <style:style style:name="T1020" style:parent-style-name="DefaultParagraphFont" style:family="text">
      <style:text-properties style:font-name="Calibri" style:font-name-complex="Calibri"/>
    </style:style>
    <style:style style:name="TableRow1021" style:family="table-row">
      <style:table-row-properties style:use-optimal-row-height="false"/>
    </style:style>
    <style:style style:name="TableCell1022" style:family="table-cell">
      <style:table-cell-properties fo:border="none" style:writing-mode="lr-tb" style:vertical-align="middle" fo:padding-top="0.1562in" fo:padding-left="0in" fo:padding-bottom="0.052in" fo:padding-right="0.1041in"/>
    </style:style>
    <style:style style:name="T1023" style:parent-style-name="DefaultParagraphFont" style:family="text">
      <style:text-properties style:font-name="Calibri" style:font-name-complex="Calibri"/>
    </style:style>
    <style:style style:name="T1024" style:parent-style-name="DefaultParagraphFont" style:family="text">
      <style:text-properties style:font-name="Calibri" style:font-name-complex="Calibri"/>
    </style:style>
    <style:style style:name="TableRow1025" style:family="table-row">
      <style:table-row-properties style:use-optimal-row-height="false"/>
    </style:style>
    <style:style style:name="TableCell1026" style:family="table-cell">
      <style:table-cell-properties fo:border="none" style:writing-mode="lr-tb" style:vertical-align="middle" fo:padding-top="0.1562in" fo:padding-left="0in" fo:padding-bottom="0.052in" fo:padding-right="0.1041in"/>
    </style:style>
    <style:style style:name="T1027" style:parent-style-name="DefaultParagraphFont" style:family="text">
      <style:text-properties style:font-name="Calibri" style:font-name-complex="Calibri"/>
    </style:style>
    <style:style style:name="TableRow1028" style:family="table-row">
      <style:table-row-properties style:use-optimal-row-height="false"/>
    </style:style>
    <style:style style:name="TableCell1029" style:family="table-cell">
      <style:table-cell-properties fo:border="none" style:writing-mode="lr-tb" style:vertical-align="middle" fo:padding-top="0.1562in" fo:padding-left="0in" fo:padding-bottom="0.052in" fo:padding-right="0.1041in"/>
    </style:style>
    <style:style style:name="T1030" style:parent-style-name="DefaultParagraphFont" style:family="text">
      <style:text-properties style:font-name="Calibri" style:font-name-complex="Calibri"/>
    </style:style>
    <style:style style:name="T1031" style:parent-style-name="DefaultParagraphFont" style:family="text">
      <style:text-properties style:font-name="Calibri" style:font-name-complex="Calibri"/>
    </style:style>
    <style:style style:name="TableRow1032" style:family="table-row">
      <style:table-row-properties style:use-optimal-row-height="false"/>
    </style:style>
    <style:style style:name="TableCell1033" style:family="table-cell">
      <style:table-cell-properties fo:border="none" style:writing-mode="lr-tb" style:vertical-align="middle" fo:padding-top="0.1562in" fo:padding-left="0in" fo:padding-bottom="0.052in" fo:padding-right="0.1041in"/>
    </style:style>
    <style:style style:name="T1034" style:parent-style-name="DefaultParagraphFont" style:family="text">
      <style:text-properties style:font-name="Calibri" style:font-name-complex="Calibri"/>
    </style:style>
    <style:style style:name="TableRow1035" style:family="table-row">
      <style:table-row-properties style:use-optimal-row-height="false"/>
    </style:style>
    <style:style style:name="TableCell1036" style:family="table-cell">
      <style:table-cell-properties fo:border="none" style:writing-mode="lr-tb" style:vertical-align="middle" fo:padding-top="0.1562in" fo:padding-left="0in" fo:padding-bottom="0.052in" fo:padding-right="0.1041in"/>
    </style:style>
    <style:style style:name="T1037" style:parent-style-name="DefaultParagraphFont" style:family="text">
      <style:text-properties style:font-name="Calibri" style:font-name-complex="Calibri"/>
    </style:style>
    <style:style style:name="TableRow1038" style:family="table-row">
      <style:table-row-properties style:use-optimal-row-height="false"/>
    </style:style>
    <style:style style:name="TableCell1039" style:family="table-cell">
      <style:table-cell-properties fo:border="none" style:writing-mode="lr-tb" style:vertical-align="middle" fo:padding-top="0.1562in" fo:padding-left="0in" fo:padding-bottom="0.052in" fo:padding-right="0.1041in"/>
    </style:style>
    <style:style style:name="T1040" style:parent-style-name="DefaultParagraphFont" style:family="text">
      <style:text-properties style:font-name="Calibri" style:font-name-complex="Calibri"/>
    </style:style>
    <style:style style:name="T1041" style:parent-style-name="DefaultParagraphFont" style:family="text">
      <style:text-properties style:font-name="Calibri" style:font-name-complex="Calibri"/>
    </style:style>
    <style:style style:name="TableRow1042" style:family="table-row">
      <style:table-row-properties style:use-optimal-row-height="false"/>
    </style:style>
    <style:style style:name="TableCell1043" style:family="table-cell">
      <style:table-cell-properties fo:border="none" style:writing-mode="lr-tb" style:vertical-align="middle" fo:padding-top="0.1562in" fo:padding-left="0in" fo:padding-bottom="0.052in" fo:padding-right="0.1041in"/>
    </style:style>
    <style:style style:name="T1044" style:parent-style-name="DefaultParagraphFont" style:family="text">
      <style:text-properties style:font-name="Calibri" style:font-name-complex="Calibri"/>
    </style:style>
    <style:style style:name="T1045" style:parent-style-name="DefaultParagraphFont" style:family="text">
      <style:text-properties style:font-name="Calibri" style:font-name-complex="Calibri"/>
    </style:style>
    <style:style style:name="TableRow1046" style:family="table-row">
      <style:table-row-properties style:use-optimal-row-height="false"/>
    </style:style>
    <style:style style:name="TableCell1047" style:family="table-cell">
      <style:table-cell-properties fo:border="none" style:writing-mode="lr-tb" style:vertical-align="middle" fo:padding-top="0.1562in" fo:padding-left="0in" fo:padding-bottom="0.052in" fo:padding-right="0.1041in"/>
    </style:style>
    <style:style style:name="T1048" style:parent-style-name="DefaultParagraphFont" style:family="text">
      <style:text-properties style:font-name="Calibri" style:font-name-complex="Calibri"/>
    </style:style>
    <style:style style:name="TableRow1049" style:family="table-row">
      <style:table-row-properties style:use-optimal-row-height="false"/>
    </style:style>
    <style:style style:name="TableCell1050" style:family="table-cell">
      <style:table-cell-properties fo:border="none" style:writing-mode="lr-tb" style:vertical-align="middle" fo:padding-top="0.1562in" fo:padding-left="0in" fo:padding-bottom="0.052in" fo:padding-right="0.1041in"/>
    </style:style>
    <style:style style:name="T1051" style:parent-style-name="DefaultParagraphFont" style:family="text">
      <style:text-properties style:font-name="Calibri" style:font-name-complex="Calibri"/>
    </style:style>
    <style:style style:name="T1052" style:parent-style-name="DefaultParagraphFont" style:family="text">
      <style:text-properties style:font-name="Calibri" style:font-name-complex="Calibri"/>
    </style:style>
    <style:style style:name="T1053" style:parent-style-name="DefaultParagraphFont" style:family="text">
      <style:text-properties style:font-name="Calibri" style:font-name-complex="Calibri"/>
    </style:style>
    <style:style style:name="T1054" style:parent-style-name="DefaultParagraphFont" style:family="text">
      <style:text-properties style:font-name="Calibri" style:font-name-complex="Calibri"/>
    </style:style>
    <style:style style:name="TableRow1055" style:family="table-row">
      <style:table-row-properties style:use-optimal-row-height="false"/>
    </style:style>
    <style:style style:name="TableCell1056" style:family="table-cell">
      <style:table-cell-properties fo:border="none" style:writing-mode="lr-tb" style:vertical-align="middle" fo:padding-top="0.1562in" fo:padding-left="0in" fo:padding-bottom="0.052in" fo:padding-right="0.1041in"/>
    </style:style>
    <style:style style:name="T1057" style:parent-style-name="DefaultParagraphFont" style:family="text">
      <style:text-properties style:font-name="Calibri" style:font-name-complex="Calibri"/>
    </style:style>
    <style:style style:name="TableRow1058" style:family="table-row">
      <style:table-row-properties style:use-optimal-row-height="false"/>
    </style:style>
    <style:style style:name="TableCell1059" style:family="table-cell">
      <style:table-cell-properties fo:border="none" style:writing-mode="lr-tb" style:vertical-align="middle" fo:padding-top="0.1562in" fo:padding-left="0in" fo:padding-bottom="0.052in" fo:padding-right="0.1041in"/>
    </style:style>
    <style:style style:name="T1060" style:parent-style-name="DefaultParagraphFont" style:family="text">
      <style:text-properties style:font-name="Calibri" style:font-name-complex="Calibri"/>
    </style:style>
    <style:style style:name="TableRow1061" style:family="table-row">
      <style:table-row-properties style:use-optimal-row-height="false"/>
    </style:style>
    <style:style style:name="TableCell1062" style:family="table-cell">
      <style:table-cell-properties fo:border="none" style:writing-mode="lr-tb" style:vertical-align="middle" fo:padding-top="0.1562in" fo:padding-left="0in" fo:padding-bottom="0.052in" fo:padding-right="0.1041in"/>
    </style:style>
    <style:style style:name="T1063" style:parent-style-name="DefaultParagraphFont" style:family="text">
      <style:text-properties style:font-name="Calibri" style:font-name-complex="Calibri"/>
    </style:style>
    <style:style style:name="TableRow1064" style:family="table-row">
      <style:table-row-properties style:use-optimal-row-height="false"/>
    </style:style>
    <style:style style:name="TableCell1065" style:family="table-cell">
      <style:table-cell-properties fo:border="none" style:writing-mode="lr-tb" style:vertical-align="middle" fo:padding-top="0.1562in" fo:padding-left="0in" fo:padding-bottom="0.052in" fo:padding-right="0.1041in"/>
    </style:style>
    <style:style style:name="T1066" style:parent-style-name="DefaultParagraphFont" style:family="text">
      <style:text-properties style:font-name="Calibri" style:font-name-complex="Calibri" fo:language="sv" fo:country="SE"/>
    </style:style>
    <style:style style:name="T1067" style:parent-style-name="DefaultParagraphFont" style:family="text">
      <style:text-properties style:font-name="Calibri" style:font-name-complex="Calibri" fo:language="sv" fo:country="SE"/>
    </style:style>
    <style:style style:name="T1068" style:parent-style-name="DefaultParagraphFont" style:family="text">
      <style:text-properties style:font-name="Calibri" style:font-name-complex="Calibri" fo:language="sv" fo:country="SE"/>
    </style:style>
    <style:style style:name="T1069" style:parent-style-name="DefaultParagraphFont" style:family="text">
      <style:text-properties style:font-name="Calibri" style:font-name-complex="Calibri"/>
    </style:style>
    <style:style style:name="TableRow1070" style:family="table-row">
      <style:table-row-properties style:use-optimal-row-height="false"/>
    </style:style>
    <style:style style:name="TableCell1071" style:family="table-cell">
      <style:table-cell-properties fo:border="none" style:writing-mode="lr-tb" style:vertical-align="middle" fo:padding-top="0.1562in" fo:padding-left="0in" fo:padding-bottom="0.052in" fo:padding-right="0.1041in"/>
    </style:style>
    <style:style style:name="T1072" style:parent-style-name="DefaultParagraphFont" style:family="text">
      <style:text-properties style:font-name="Calibri" style:font-name-complex="Calibri"/>
    </style:style>
    <style:style style:name="T1073" style:parent-style-name="DefaultParagraphFont" style:family="text">
      <style:text-properties style:font-name="Calibri" style:font-name-complex="Calibri"/>
    </style:style>
    <style:style style:name="TableRow1074" style:family="table-row">
      <style:table-row-properties style:use-optimal-row-height="false"/>
    </style:style>
    <style:style style:name="TableCell1075" style:family="table-cell">
      <style:table-cell-properties fo:border="none" style:writing-mode="lr-tb" style:vertical-align="middle" fo:padding-top="0.1562in" fo:padding-left="0in" fo:padding-bottom="0.052in" fo:padding-right="0.1041in"/>
    </style:style>
    <style:style style:name="T1076" style:parent-style-name="DefaultParagraphFont" style:family="text">
      <style:text-properties style:font-name="Calibri" style:font-name-complex="Calibri"/>
    </style:style>
    <style:style style:name="TableRow1077" style:family="table-row">
      <style:table-row-properties style:use-optimal-row-height="false"/>
    </style:style>
    <style:style style:name="TableCell1078" style:family="table-cell">
      <style:table-cell-properties fo:border="none" style:writing-mode="lr-tb" style:vertical-align="middle" fo:padding-top="0.1562in" fo:padding-left="0in" fo:padding-bottom="0.052in" fo:padding-right="0.1041in"/>
    </style:style>
    <style:style style:name="T1079" style:parent-style-name="DefaultParagraphFont" style:family="text">
      <style:text-properties style:font-name="Calibri" style:font-name-complex="Calibri"/>
    </style:style>
    <style:style style:name="T1080" style:parent-style-name="DefaultParagraphFont" style:family="text">
      <style:text-properties style:font-name="Calibri" style:font-name-complex="Calibri"/>
    </style:style>
    <style:style style:name="TableRow1081" style:family="table-row">
      <style:table-row-properties style:use-optimal-row-height="false"/>
    </style:style>
    <style:style style:name="TableCell1082" style:family="table-cell">
      <style:table-cell-properties fo:border="none" style:writing-mode="lr-tb" style:vertical-align="middle" fo:padding-top="0.1562in" fo:padding-left="0in" fo:padding-bottom="0.052in" fo:padding-right="0.1041in"/>
    </style:style>
    <style:style style:name="T1083" style:parent-style-name="DefaultParagraphFont" style:family="text">
      <style:text-properties style:font-name="Calibri" style:font-name-complex="Calibri"/>
    </style:style>
    <style:style style:name="TableRow1084" style:family="table-row">
      <style:table-row-properties style:use-optimal-row-height="false"/>
    </style:style>
    <style:style style:name="TableCell1085" style:family="table-cell">
      <style:table-cell-properties fo:border="none" style:writing-mode="lr-tb" style:vertical-align="middle" fo:padding-top="0.1562in" fo:padding-left="0in" fo:padding-bottom="0.052in" fo:padding-right="0.1041in"/>
    </style:style>
    <style:style style:name="T1086" style:parent-style-name="DefaultParagraphFont" style:family="text">
      <style:text-properties style:font-name="Calibri" style:font-name-complex="Calibri"/>
    </style:style>
    <style:style style:name="T1087" style:parent-style-name="DefaultParagraphFont" style:family="text">
      <style:text-properties style:font-name="Calibri" style:font-name-complex="Calibri"/>
    </style:style>
    <style:style style:name="TableRow1088" style:family="table-row">
      <style:table-row-properties style:use-optimal-row-height="false"/>
    </style:style>
    <style:style style:name="TableCell1089" style:family="table-cell">
      <style:table-cell-properties fo:border="none" style:writing-mode="lr-tb" style:vertical-align="middle" fo:padding-top="0.1562in" fo:padding-left="0in" fo:padding-bottom="0.052in" fo:padding-right="0.1041in"/>
    </style:style>
    <style:style style:name="T1090" style:parent-style-name="DefaultParagraphFont" style:family="text">
      <style:text-properties style:font-name="Calibri" style:font-name-complex="Calibri"/>
    </style:style>
    <style:style style:name="TableRow1091" style:family="table-row">
      <style:table-row-properties style:use-optimal-row-height="false"/>
    </style:style>
    <style:style style:name="TableCell1092" style:family="table-cell">
      <style:table-cell-properties fo:border="none" style:writing-mode="lr-tb" style:vertical-align="middle" fo:padding-top="0.1562in" fo:padding-left="0in" fo:padding-bottom="0.052in" fo:padding-right="0.1041in"/>
    </style:style>
    <style:style style:name="T1093" style:parent-style-name="DefaultParagraphFont" style:family="text">
      <style:text-properties style:font-name="Calibri" style:font-name-complex="Calibri"/>
    </style:style>
    <style:style style:name="T1094" style:parent-style-name="DefaultParagraphFont" style:family="text">
      <style:text-properties style:font-name="Calibri" style:font-name-complex="Calibri"/>
    </style:style>
    <style:style style:name="TableRow1095" style:family="table-row">
      <style:table-row-properties style:use-optimal-row-height="false"/>
    </style:style>
    <style:style style:name="TableCell1096" style:family="table-cell">
      <style:table-cell-properties fo:border="none" style:writing-mode="lr-tb" style:vertical-align="middle" fo:padding-top="0.1562in" fo:padding-left="0in" fo:padding-bottom="0.052in" fo:padding-right="0.1041in"/>
    </style:style>
    <style:style style:name="T1097" style:parent-style-name="DefaultParagraphFont" style:family="text">
      <style:text-properties style:font-name="Calibri" style:font-name-complex="Calibri"/>
    </style:style>
    <style:style style:name="T1098" style:parent-style-name="DefaultParagraphFont" style:family="text">
      <style:text-properties style:font-name="Calibri" style:font-name-complex="Calibri"/>
    </style:style>
    <style:style style:name="TableRow1099" style:family="table-row">
      <style:table-row-properties style:use-optimal-row-height="false"/>
    </style:style>
    <style:style style:name="TableCell1100" style:family="table-cell">
      <style:table-cell-properties fo:border="none" style:writing-mode="lr-tb" style:vertical-align="middle" fo:padding-top="0.1562in" fo:padding-left="0in" fo:padding-bottom="0.052in" fo:padding-right="0.1041in"/>
    </style:style>
    <style:style style:name="T1101" style:parent-style-name="DefaultParagraphFont" style:family="text">
      <style:text-properties style:font-name="Calibri" style:font-name-complex="Calibri"/>
    </style:style>
    <style:style style:name="T1102" style:parent-style-name="DefaultParagraphFont" style:family="text">
      <style:text-properties style:font-name="Calibri" style:font-name-complex="Calibri"/>
    </style:style>
    <style:style style:name="TableRow1103" style:family="table-row">
      <style:table-row-properties style:use-optimal-row-height="false"/>
    </style:style>
    <style:style style:name="TableCell1104" style:family="table-cell">
      <style:table-cell-properties fo:border="none" style:writing-mode="lr-tb" style:vertical-align="middle" fo:padding-top="0.1562in" fo:padding-left="0in" fo:padding-bottom="0.052in" fo:padding-right="0.1041in"/>
    </style:style>
    <style:style style:name="T1105" style:parent-style-name="DefaultParagraphFont" style:family="text">
      <style:text-properties style:font-name="Calibri" style:font-name-complex="Calibri"/>
    </style:style>
    <style:style style:name="T1106" style:parent-style-name="DefaultParagraphFont" style:family="text">
      <style:text-properties style:font-name="Calibri" style:font-name-complex="Calibri"/>
    </style:style>
    <style:style style:name="TableRow1107" style:family="table-row">
      <style:table-row-properties style:use-optimal-row-height="false"/>
    </style:style>
    <style:style style:name="TableCell1108" style:family="table-cell">
      <style:table-cell-properties fo:border="none" style:writing-mode="lr-tb" style:vertical-align="middle" fo:padding-top="0.1562in" fo:padding-left="0in" fo:padding-bottom="0.052in" fo:padding-right="0.1041in"/>
    </style:style>
    <style:style style:name="T1109" style:parent-style-name="DefaultParagraphFont" style:family="text">
      <style:text-properties style:font-name="Calibri" style:font-name-complex="Calibri"/>
    </style:style>
    <style:style style:name="TableRow1110" style:family="table-row">
      <style:table-row-properties style:use-optimal-row-height="false"/>
    </style:style>
    <style:style style:name="TableCell1111" style:family="table-cell">
      <style:table-cell-properties fo:border="none" style:writing-mode="lr-tb" style:vertical-align="middle" fo:padding-top="0.1562in" fo:padding-left="0in" fo:padding-bottom="0.052in" fo:padding-right="0.1041in"/>
    </style:style>
    <style:style style:name="T1112" style:parent-style-name="DefaultParagraphFont" style:family="text">
      <style:text-properties style:font-name="Calibri" style:font-name-complex="Calibri"/>
    </style:style>
    <style:style style:name="TableRow1113" style:family="table-row">
      <style:table-row-properties style:use-optimal-row-height="false"/>
    </style:style>
    <style:style style:name="TableCell1114" style:family="table-cell">
      <style:table-cell-properties fo:border="none" style:writing-mode="lr-tb" style:vertical-align="middle" fo:padding-top="0.1562in" fo:padding-left="0in" fo:padding-bottom="0.052in" fo:padding-right="0.1041in"/>
    </style:style>
    <style:style style:name="T1115" style:parent-style-name="DefaultParagraphFont" style:family="text">
      <style:text-properties style:font-name="Calibri" style:font-name-complex="Calibri"/>
    </style:style>
    <style:style style:name="TableRow1116" style:family="table-row">
      <style:table-row-properties style:use-optimal-row-height="false"/>
    </style:style>
    <style:style style:name="TableCell1117" style:family="table-cell">
      <style:table-cell-properties fo:border="none" style:writing-mode="lr-tb" style:vertical-align="middle" fo:padding-top="0.1562in" fo:padding-left="0in" fo:padding-bottom="0.052in" fo:padding-right="0.1041in"/>
    </style:style>
    <style:style style:name="T1118" style:parent-style-name="DefaultParagraphFont" style:family="text">
      <style:text-properties style:font-name="Calibri" style:font-name-complex="Calibri"/>
    </style:style>
    <style:style style:name="T1119" style:parent-style-name="DefaultParagraphFont" style:family="text">
      <style:text-properties style:font-name="Calibri" style:font-name-complex="Calibri"/>
    </style:style>
    <style:style style:name="TableRow1120" style:family="table-row">
      <style:table-row-properties style:use-optimal-row-height="false"/>
    </style:style>
    <style:style style:name="TableCell1121" style:family="table-cell">
      <style:table-cell-properties fo:border="none" style:writing-mode="lr-tb" style:vertical-align="middle" fo:padding-top="0.1562in" fo:padding-left="0in" fo:padding-bottom="0.052in" fo:padding-right="0.1041in"/>
    </style:style>
    <style:style style:name="T1122" style:parent-style-name="DefaultParagraphFont" style:family="text">
      <style:text-properties style:font-name="Calibri" style:font-name-complex="Calibri"/>
    </style:style>
    <style:style style:name="T1123" style:parent-style-name="DefaultParagraphFont" style:family="text">
      <style:text-properties style:font-name="Calibri" style:font-name-complex="Calibri"/>
    </style:style>
    <style:style style:name="TableRow1124" style:family="table-row">
      <style:table-row-properties style:use-optimal-row-height="false"/>
    </style:style>
    <style:style style:name="TableCell1125" style:family="table-cell">
      <style:table-cell-properties fo:border="none" style:writing-mode="lr-tb" style:vertical-align="middle" fo:padding-top="0.1562in" fo:padding-left="0in" fo:padding-bottom="0.052in" fo:padding-right="0.1041in"/>
    </style:style>
    <style:style style:name="T1126" style:parent-style-name="DefaultParagraphFont" style:family="text">
      <style:text-properties style:font-name="Calibri" style:font-name-complex="Calibri"/>
    </style:style>
    <style:style style:name="T1127" style:parent-style-name="DefaultParagraphFont" style:family="text">
      <style:text-properties style:font-name="Calibri" style:font-name-complex="Calibri"/>
    </style:style>
    <style:style style:name="TableRow1128" style:family="table-row">
      <style:table-row-properties style:use-optimal-row-height="false"/>
    </style:style>
    <style:style style:name="TableCell1129" style:family="table-cell">
      <style:table-cell-properties fo:border="none" style:writing-mode="lr-tb" style:vertical-align="middle" fo:padding-top="0.1562in" fo:padding-left="0in" fo:padding-bottom="0.052in" fo:padding-right="0.1041in"/>
    </style:style>
    <style:style style:name="T1130" style:parent-style-name="DefaultParagraphFont" style:family="text">
      <style:text-properties style:font-name="Calibri" style:font-name-complex="Calibri"/>
    </style:style>
    <style:style style:name="T1131" style:parent-style-name="DefaultParagraphFont" style:family="text">
      <style:text-properties style:font-name="Calibri" style:font-name-complex="Calibri"/>
    </style:style>
    <style:style style:name="TableRow1132" style:family="table-row">
      <style:table-row-properties style:use-optimal-row-height="false"/>
    </style:style>
    <style:style style:name="TableCell1133" style:family="table-cell">
      <style:table-cell-properties fo:border="none" style:writing-mode="lr-tb" style:vertical-align="middle" fo:padding-top="0.1562in" fo:padding-left="0in" fo:padding-bottom="0.052in" fo:padding-right="0.1041in"/>
    </style:style>
    <style:style style:name="T1134" style:parent-style-name="DefaultParagraphFont" style:family="text">
      <style:text-properties style:font-name="Calibri" style:font-name-complex="Calibri"/>
    </style:style>
    <style:style style:name="TableRow1135" style:family="table-row">
      <style:table-row-properties style:use-optimal-row-height="false"/>
    </style:style>
    <style:style style:name="TableCell1136" style:family="table-cell">
      <style:table-cell-properties fo:border="none" style:writing-mode="lr-tb" style:vertical-align="middle" fo:padding-top="0.1562in" fo:padding-left="0in" fo:padding-bottom="0.052in" fo:padding-right="0.1041in"/>
    </style:style>
    <style:style style:name="T1137" style:parent-style-name="DefaultParagraphFont" style:family="text">
      <style:text-properties style:font-name="Calibri" style:font-name-complex="Calibri"/>
    </style:style>
    <style:style style:name="T1138" style:parent-style-name="DefaultParagraphFont" style:family="text">
      <style:text-properties style:font-name="Calibri" style:font-name-complex="Calibri"/>
    </style:style>
    <style:style style:name="T1139" style:parent-style-name="DefaultParagraphFont" style:family="text">
      <style:text-properties style:font-name="Calibri" style:font-name-complex="Calibri"/>
    </style:style>
    <style:style style:name="TableRow1140" style:family="table-row">
      <style:table-row-properties style:use-optimal-row-height="false"/>
    </style:style>
    <style:style style:name="TableCell1141" style:family="table-cell">
      <style:table-cell-properties fo:border="none" style:writing-mode="lr-tb" style:vertical-align="middle" fo:padding-top="0.1562in" fo:padding-left="0in" fo:padding-bottom="0.052in" fo:padding-right="0.1041in"/>
    </style:style>
    <style:style style:name="T1142" style:parent-style-name="DefaultParagraphFont" style:family="text">
      <style:text-properties style:font-name="Calibri" style:font-name-complex="Calibri"/>
    </style:style>
    <style:style style:name="TableRow1143" style:family="table-row">
      <style:table-row-properties style:use-optimal-row-height="false"/>
    </style:style>
    <style:style style:name="TableCell1144" style:family="table-cell">
      <style:table-cell-properties fo:border="none" style:writing-mode="lr-tb" style:vertical-align="middle" fo:padding-top="0.1562in" fo:padding-left="0in" fo:padding-bottom="0.052in" fo:padding-right="0.1041in"/>
    </style:style>
    <style:style style:name="T1145" style:parent-style-name="DefaultParagraphFont" style:family="text">
      <style:text-properties style:font-name="Calibri" style:font-name-complex="Calibri"/>
    </style:style>
    <style:style style:name="T1146" style:parent-style-name="DefaultParagraphFont" style:family="text">
      <style:text-properties style:font-name="Calibri" style:font-name-complex="Calibri"/>
    </style:style>
    <style:style style:name="TableRow1147" style:family="table-row">
      <style:table-row-properties style:use-optimal-row-height="false"/>
    </style:style>
    <style:style style:name="TableCell1148" style:family="table-cell">
      <style:table-cell-properties fo:border="none" style:writing-mode="lr-tb" style:vertical-align="middle" fo:padding-top="0.1562in" fo:padding-left="0in" fo:padding-bottom="0.052in" fo:padding-right="0.1041in"/>
    </style:style>
    <style:style style:name="T1149" style:parent-style-name="DefaultParagraphFont" style:family="text">
      <style:text-properties style:font-name="Calibri" style:font-name-complex="Calibri"/>
    </style:style>
    <style:style style:name="T1150" style:parent-style-name="DefaultParagraphFont" style:family="text">
      <style:text-properties style:font-name="Calibri" style:font-name-complex="Calibri"/>
    </style:style>
    <style:style style:name="TableRow1151" style:family="table-row">
      <style:table-row-properties style:use-optimal-row-height="false"/>
    </style:style>
    <style:style style:name="TableCell1152" style:family="table-cell">
      <style:table-cell-properties fo:border="none" style:writing-mode="lr-tb" style:vertical-align="middle" fo:padding-top="0.1562in" fo:padding-left="0in" fo:padding-bottom="0.052in" fo:padding-right="0.1041in"/>
    </style:style>
    <style:style style:name="T1153" style:parent-style-name="DefaultParagraphFont" style:family="text">
      <style:text-properties style:font-name="Calibri" style:font-name-complex="Calibri" fo:language="sv" fo:country="SE"/>
    </style:style>
    <style:style style:name="P1154" style:parent-style-name="Heading1" style:family="paragraph"/>
    <style:style style:name="T1155" style:parent-style-name="DefaultParagraphFont" style:family="text">
      <style:text-properties style:font-name="Calibri" style:font-name-complex="Calibri" fo:font-size="16pt" style:font-size-asian="16pt" style:font-size-complex="16pt"/>
    </style:style>
    <style:style style:name="T1156" style:parent-style-name="answer-count" style:family="text">
      <style:text-properties style:font-name="Calibri" style:font-name-complex="Calibri" fo:color="#000000" fo:font-size="16pt" style:font-size-asian="16pt" style:font-size-complex="16pt"/>
    </style:style>
    <style:style style:name="TableColumn1158" style:family="table-column">
      <style:table-column-properties style:column-width="4.9166in" style:use-optimal-column-width="false"/>
    </style:style>
    <style:style style:name="Table1157" style:family="table">
      <style:table-properties style:width="4.9166in" fo:margin-left="0.177in" table:align="left"/>
    </style:style>
    <style:style style:name="TableRow1159" style:family="table-row">
      <style:table-row-properties style:use-optimal-row-height="false"/>
    </style:style>
    <style:style style:name="TableCell1160" style:family="table-cell">
      <style:table-cell-properties fo:border="none" style:writing-mode="lr-tb" style:vertical-align="middle" fo:padding-top="0.1562in" fo:padding-left="0in" fo:padding-bottom="0.052in" fo:padding-right="0.1041in"/>
    </style:style>
    <style:style style:name="T1161" style:parent-style-name="DefaultParagraphFont" style:family="text">
      <style:text-properties style:font-name="Calibri" style:font-name-complex="Calibri" fo:language="sv" fo:country="SE"/>
    </style:style>
    <style:style style:name="T1162" style:parent-style-name="DefaultParagraphFont" style:family="text">
      <style:text-properties style:font-name="Calibri" style:font-name-complex="Calibri" fo:language="sv" fo:country="SE"/>
    </style:style>
    <style:style style:name="T1163" style:parent-style-name="DefaultParagraphFont" style:family="text">
      <style:text-properties style:font-name="Calibri" style:font-name-complex="Calibri" fo:language="sv" fo:country="SE"/>
    </style:style>
    <style:style style:name="TableRow1164" style:family="table-row">
      <style:table-row-properties style:use-optimal-row-height="false"/>
    </style:style>
    <style:style style:name="TableCell1165" style:family="table-cell">
      <style:table-cell-properties fo:border="none" style:writing-mode="lr-tb" style:vertical-align="middle" fo:padding-top="0.1562in" fo:padding-left="0in" fo:padding-bottom="0.052in" fo:padding-right="0.1041in"/>
    </style:style>
    <style:style style:name="T1166" style:parent-style-name="DefaultParagraphFont" style:family="text">
      <style:text-properties style:font-name="Calibri" style:font-name-complex="Calibri"/>
    </style:style>
    <style:style style:name="T1167" style:parent-style-name="DefaultParagraphFont" style:family="text">
      <style:text-properties style:font-name="Calibri" style:font-name-complex="Calibri"/>
    </style:style>
    <style:style style:name="T1168" style:parent-style-name="DefaultParagraphFont" style:family="text">
      <style:text-properties style:font-name="Calibri" style:font-name-complex="Calibri"/>
    </style:style>
    <style:style style:name="T1169" style:parent-style-name="DefaultParagraphFont" style:family="text">
      <style:text-properties style:font-name="Calibri" style:font-name-complex="Calibri"/>
    </style:style>
    <style:style style:name="T1170" style:parent-style-name="DefaultParagraphFont" style:family="text">
      <style:text-properties style:font-name="Calibri" style:font-name-complex="Calibri"/>
    </style:style>
    <style:style style:name="TableRow1171" style:family="table-row">
      <style:table-row-properties style:use-optimal-row-height="false"/>
    </style:style>
    <style:style style:name="TableCell1172" style:family="table-cell">
      <style:table-cell-properties fo:border="none" style:writing-mode="lr-tb" style:vertical-align="middle" fo:padding-top="0.1562in" fo:padding-left="0in" fo:padding-bottom="0.052in" fo:padding-right="0.1041in"/>
    </style:style>
    <style:style style:name="T1173" style:parent-style-name="DefaultParagraphFont" style:family="text">
      <style:text-properties style:font-name="Calibri" style:font-name-complex="Calibri"/>
    </style:style>
    <style:style style:name="T1174" style:parent-style-name="DefaultParagraphFont" style:family="text">
      <style:text-properties style:font-name="Calibri" style:font-name-complex="Calibri"/>
    </style:style>
    <style:style style:name="T1175" style:parent-style-name="DefaultParagraphFont" style:family="text">
      <style:text-properties style:font-name="Calibri" style:font-name-complex="Calibri"/>
    </style:style>
    <style:style style:name="TableRow1176" style:family="table-row">
      <style:table-row-properties style:use-optimal-row-height="false"/>
    </style:style>
    <style:style style:name="TableCell1177" style:family="table-cell">
      <style:table-cell-properties fo:border="none" style:writing-mode="lr-tb" style:vertical-align="middle" fo:padding-top="0.1562in" fo:padding-left="0in" fo:padding-bottom="0.052in" fo:padding-right="0.1041in"/>
    </style:style>
    <style:style style:name="T1178" style:parent-style-name="DefaultParagraphFont" style:family="text">
      <style:text-properties style:font-name="Calibri" style:font-name-complex="Calibri"/>
    </style:style>
    <style:style style:name="TableRow1179" style:family="table-row">
      <style:table-row-properties style:use-optimal-row-height="false"/>
    </style:style>
    <style:style style:name="TableCell1180" style:family="table-cell">
      <style:table-cell-properties fo:border="none" style:writing-mode="lr-tb" style:vertical-align="middle" fo:padding-top="0.1562in" fo:padding-left="0in" fo:padding-bottom="0.052in" fo:padding-right="0.1041in"/>
    </style:style>
    <style:style style:name="T1181" style:parent-style-name="DefaultParagraphFont" style:family="text">
      <style:text-properties style:font-name="Calibri" style:font-name-complex="Calibri"/>
    </style:style>
    <style:style style:name="T1182" style:parent-style-name="DefaultParagraphFont" style:family="text">
      <style:text-properties style:font-name="Calibri" style:font-name-complex="Calibri"/>
    </style:style>
    <style:style style:name="TableRow1183" style:family="table-row">
      <style:table-row-properties style:use-optimal-row-height="false"/>
    </style:style>
    <style:style style:name="TableCell1184" style:family="table-cell">
      <style:table-cell-properties fo:border="none" style:writing-mode="lr-tb" style:vertical-align="middle" fo:padding-top="0.1562in" fo:padding-left="0in" fo:padding-bottom="0.052in" fo:padding-right="0.1041in"/>
    </style:style>
    <style:style style:name="T1185" style:parent-style-name="DefaultParagraphFont" style:family="text">
      <style:text-properties style:font-name="Calibri" style:font-name-complex="Calibri"/>
    </style:style>
    <style:style style:name="TableRow1186" style:family="table-row">
      <style:table-row-properties style:use-optimal-row-height="false"/>
    </style:style>
    <style:style style:name="TableCell1187" style:family="table-cell">
      <style:table-cell-properties fo:border="none" style:writing-mode="lr-tb" style:vertical-align="middle" fo:padding-top="0.1562in" fo:padding-left="0in" fo:padding-bottom="0.052in" fo:padding-right="0.1041in"/>
    </style:style>
    <style:style style:name="T1188" style:parent-style-name="DefaultParagraphFont" style:family="text">
      <style:text-properties style:font-name="Calibri" style:font-name-complex="Calibri"/>
    </style:style>
    <style:style style:name="T1189" style:parent-style-name="DefaultParagraphFont" style:family="text">
      <style:text-properties style:font-name="Calibri" style:font-name-complex="Calibri"/>
    </style:style>
    <style:style style:name="TableRow1190" style:family="table-row">
      <style:table-row-properties style:use-optimal-row-height="false"/>
    </style:style>
    <style:style style:name="TableCell1191" style:family="table-cell">
      <style:table-cell-properties fo:border="none" style:writing-mode="lr-tb" style:vertical-align="middle" fo:padding-top="0.1562in" fo:padding-left="0in" fo:padding-bottom="0.052in" fo:padding-right="0.1041in"/>
    </style:style>
    <style:style style:name="T1192" style:parent-style-name="DefaultParagraphFont" style:family="text">
      <style:text-properties style:font-name="Calibri" style:font-name-complex="Calibri"/>
    </style:style>
    <style:style style:name="T1193" style:parent-style-name="DefaultParagraphFont" style:family="text">
      <style:text-properties style:font-name="Calibri" style:font-name-complex="Calibri"/>
    </style:style>
    <style:style style:name="T1194" style:parent-style-name="DefaultParagraphFont" style:family="text">
      <style:text-properties style:font-name="Calibri" style:font-name-complex="Calibri"/>
    </style:style>
    <style:style style:name="TableRow1195" style:family="table-row">
      <style:table-row-properties style:use-optimal-row-height="false"/>
    </style:style>
    <style:style style:name="TableCell1196" style:family="table-cell">
      <style:table-cell-properties fo:border="none" style:writing-mode="lr-tb" style:vertical-align="middle" fo:padding-top="0.1562in" fo:padding-left="0in" fo:padding-bottom="0.052in" fo:padding-right="0.1041in"/>
    </style:style>
    <style:style style:name="T1197" style:parent-style-name="DefaultParagraphFont" style:family="text">
      <style:text-properties style:font-name="Calibri" style:font-name-complex="Calibri"/>
    </style:style>
    <style:style style:name="TableRow1198" style:family="table-row">
      <style:table-row-properties style:use-optimal-row-height="false"/>
    </style:style>
    <style:style style:name="TableCell1199" style:family="table-cell">
      <style:table-cell-properties fo:border="none" style:writing-mode="lr-tb" style:vertical-align="middle" fo:padding-top="0.1562in" fo:padding-left="0in" fo:padding-bottom="0.052in" fo:padding-right="0.1041in"/>
    </style:style>
    <style:style style:name="T1200" style:parent-style-name="DefaultParagraphFont" style:family="text">
      <style:text-properties style:font-name="Calibri" style:font-name-complex="Calibri"/>
    </style:style>
    <style:style style:name="TableRow1201" style:family="table-row">
      <style:table-row-properties style:use-optimal-row-height="false"/>
    </style:style>
    <style:style style:name="TableCell1202" style:family="table-cell">
      <style:table-cell-properties fo:border="none" style:writing-mode="lr-tb" style:vertical-align="middle" fo:padding-top="0.1562in" fo:padding-left="0in" fo:padding-bottom="0.052in" fo:padding-right="0.1041in"/>
    </style:style>
    <style:style style:name="T1203" style:parent-style-name="DefaultParagraphFont" style:family="text">
      <style:text-properties style:font-name="Calibri" style:font-name-complex="Calibri"/>
    </style:style>
    <style:style style:name="T1204" style:parent-style-name="DefaultParagraphFont" style:family="text">
      <style:text-properties style:font-name="Calibri" style:font-name-complex="Calibri"/>
    </style:style>
    <style:style style:name="T1205" style:parent-style-name="DefaultParagraphFont" style:family="text">
      <style:text-properties style:font-name="Calibri" style:font-name-complex="Calibri"/>
    </style:style>
    <style:style style:name="T1206" style:parent-style-name="DefaultParagraphFont" style:family="text">
      <style:text-properties style:font-name="Calibri" style:font-name-complex="Calibri"/>
    </style:style>
    <style:style style:name="T1207" style:parent-style-name="DefaultParagraphFont" style:family="text">
      <style:text-properties style:font-name="Calibri" style:font-name-complex="Calibri"/>
    </style:style>
    <style:style style:name="TableRow1208" style:family="table-row">
      <style:table-row-properties style:use-optimal-row-height="false"/>
    </style:style>
    <style:style style:name="TableCell1209" style:family="table-cell">
      <style:table-cell-properties fo:border="none" style:writing-mode="lr-tb" style:vertical-align="middle" fo:padding-top="0.1562in" fo:padding-left="0in" fo:padding-bottom="0.052in" fo:padding-right="0.1041in"/>
    </style:style>
    <style:style style:name="T1210" style:parent-style-name="DefaultParagraphFont" style:family="text">
      <style:text-properties style:font-name="Calibri" style:font-name-complex="Calibri"/>
    </style:style>
    <style:style style:name="T1211" style:parent-style-name="DefaultParagraphFont" style:family="text">
      <style:text-properties style:font-name="Calibri" style:font-name-complex="Calibri"/>
    </style:style>
    <style:style style:name="TableRow1212" style:family="table-row">
      <style:table-row-properties style:use-optimal-row-height="false"/>
    </style:style>
    <style:style style:name="TableCell1213" style:family="table-cell">
      <style:table-cell-properties fo:border="none" style:writing-mode="lr-tb" style:vertical-align="middle" fo:padding-top="0.1562in" fo:padding-left="0in" fo:padding-bottom="0.052in" fo:padding-right="0.1041in"/>
    </style:style>
    <style:style style:name="T1214" style:parent-style-name="DefaultParagraphFont" style:family="text">
      <style:text-properties style:font-name="Calibri" style:font-name-complex="Calibri"/>
    </style:style>
    <style:style style:name="TableRow1215" style:family="table-row">
      <style:table-row-properties style:use-optimal-row-height="false"/>
    </style:style>
    <style:style style:name="TableCell1216" style:family="table-cell">
      <style:table-cell-properties fo:border="none" style:writing-mode="lr-tb" style:vertical-align="middle" fo:padding-top="0.1562in" fo:padding-left="0in" fo:padding-bottom="0.052in" fo:padding-right="0.1041in"/>
    </style:style>
    <style:style style:name="T1217" style:parent-style-name="DefaultParagraphFont" style:family="text">
      <style:text-properties style:font-name="Calibri" style:font-name-complex="Calibri"/>
    </style:style>
    <style:style style:name="T1218" style:parent-style-name="DefaultParagraphFont" style:family="text">
      <style:text-properties style:font-name="Calibri" style:font-name-complex="Calibri"/>
    </style:style>
    <style:style style:name="TableRow1219" style:family="table-row">
      <style:table-row-properties style:use-optimal-row-height="false"/>
    </style:style>
    <style:style style:name="TableCell1220" style:family="table-cell">
      <style:table-cell-properties fo:border="none" style:writing-mode="lr-tb" style:vertical-align="middle" fo:padding-top="0.1562in" fo:padding-left="0in" fo:padding-bottom="0.052in" fo:padding-right="0.1041in"/>
    </style:style>
    <style:style style:name="T1221" style:parent-style-name="DefaultParagraphFont" style:family="text">
      <style:text-properties style:font-name="Calibri" style:font-name-complex="Calibri"/>
    </style:style>
    <style:style style:name="T1222" style:parent-style-name="DefaultParagraphFont" style:family="text">
      <style:text-properties style:font-name="Calibri" style:font-name-complex="Calibri"/>
    </style:style>
    <style:style style:name="TableRow1223" style:family="table-row">
      <style:table-row-properties style:use-optimal-row-height="false"/>
    </style:style>
    <style:style style:name="TableCell1224" style:family="table-cell">
      <style:table-cell-properties fo:border="none" style:writing-mode="lr-tb" style:vertical-align="middle" fo:padding-top="0.1562in" fo:padding-left="0in" fo:padding-bottom="0.052in" fo:padding-right="0.1041in"/>
    </style:style>
    <style:style style:name="T1225" style:parent-style-name="DefaultParagraphFont" style:family="text">
      <style:text-properties style:font-name="Calibri" style:font-name-complex="Calibri"/>
    </style:style>
    <style:style style:name="T1226" style:parent-style-name="DefaultParagraphFont" style:family="text">
      <style:text-properties style:font-name="Calibri" style:font-name-complex="Calibri"/>
    </style:style>
    <style:style style:name="TableRow1227" style:family="table-row">
      <style:table-row-properties style:use-optimal-row-height="false"/>
    </style:style>
    <style:style style:name="TableCell1228" style:family="table-cell">
      <style:table-cell-properties fo:border="none" style:writing-mode="lr-tb" style:vertical-align="middle" fo:padding-top="0.1562in" fo:padding-left="0in" fo:padding-bottom="0.052in" fo:padding-right="0.1041in"/>
    </style:style>
    <style:style style:name="T1229" style:parent-style-name="DefaultParagraphFont" style:family="text">
      <style:text-properties style:font-name="Calibri" style:font-name-complex="Calibri"/>
    </style:style>
    <style:style style:name="T1230" style:parent-style-name="DefaultParagraphFont" style:family="text">
      <style:text-properties style:font-name="Calibri" style:font-name-complex="Calibri"/>
    </style:style>
    <style:style style:name="TableRow1231" style:family="table-row">
      <style:table-row-properties style:use-optimal-row-height="false"/>
    </style:style>
    <style:style style:name="TableCell1232" style:family="table-cell">
      <style:table-cell-properties fo:border="none" style:writing-mode="lr-tb" style:vertical-align="middle" fo:padding-top="0.1562in" fo:padding-left="0in" fo:padding-bottom="0.052in" fo:padding-right="0.1041in"/>
    </style:style>
    <style:style style:name="T1233" style:parent-style-name="DefaultParagraphFont" style:family="text">
      <style:text-properties style:font-name="Calibri" style:font-name-complex="Calibri"/>
    </style:style>
    <style:style style:name="TableRow1234" style:family="table-row">
      <style:table-row-properties style:use-optimal-row-height="false"/>
    </style:style>
    <style:style style:name="TableCell1235" style:family="table-cell">
      <style:table-cell-properties fo:border="none" style:writing-mode="lr-tb" style:vertical-align="middle" fo:padding-top="0.1562in" fo:padding-left="0in" fo:padding-bottom="0.052in" fo:padding-right="0.1041in"/>
    </style:style>
    <style:style style:name="T1236" style:parent-style-name="DefaultParagraphFont" style:family="text">
      <style:text-properties style:font-name="Calibri" style:font-name-complex="Calibri"/>
    </style:style>
    <style:style style:name="TableRow1237" style:family="table-row">
      <style:table-row-properties style:use-optimal-row-height="false"/>
    </style:style>
    <style:style style:name="TableCell1238" style:family="table-cell">
      <style:table-cell-properties fo:border="none" style:writing-mode="lr-tb" style:vertical-align="middle" fo:padding-top="0.1562in" fo:padding-left="0in" fo:padding-bottom="0.052in" fo:padding-right="0.1041in"/>
    </style:style>
    <style:style style:name="T1239" style:parent-style-name="DefaultParagraphFont" style:family="text">
      <style:text-properties style:font-name="Calibri" style:font-name-complex="Calibri"/>
    </style:style>
    <style:style style:name="TableRow1240" style:family="table-row">
      <style:table-row-properties style:use-optimal-row-height="false"/>
    </style:style>
    <style:style style:name="TableCell1241" style:family="table-cell">
      <style:table-cell-properties fo:border="none" style:writing-mode="lr-tb" style:vertical-align="middle" fo:padding-top="0.1562in" fo:padding-left="0in" fo:padding-bottom="0.052in" fo:padding-right="0.1041in"/>
    </style:style>
    <style:style style:name="T1242" style:parent-style-name="DefaultParagraphFont" style:family="text">
      <style:text-properties style:font-name="Calibri" style:font-name-complex="Calibri"/>
    </style:style>
    <style:style style:name="T1243" style:parent-style-name="DefaultParagraphFont" style:family="text">
      <style:text-properties style:font-name="Calibri" style:font-name-complex="Calibri"/>
    </style:style>
    <style:style style:name="T1244" style:parent-style-name="DefaultParagraphFont" style:family="text">
      <style:text-properties style:font-name="Calibri" style:font-name-complex="Calibri"/>
    </style:style>
    <style:style style:name="T1245" style:parent-style-name="DefaultParagraphFont" style:family="text">
      <style:text-properties style:font-name="Calibri" style:font-name-complex="Calibri"/>
    </style:style>
    <style:style style:name="TableRow1246" style:family="table-row">
      <style:table-row-properties style:use-optimal-row-height="false"/>
    </style:style>
    <style:style style:name="TableCell1247" style:family="table-cell">
      <style:table-cell-properties fo:border="none" style:writing-mode="lr-tb" style:vertical-align="middle" fo:padding-top="0.1562in" fo:padding-left="0in" fo:padding-bottom="0.052in" fo:padding-right="0.1041in"/>
    </style:style>
    <style:style style:name="T1248" style:parent-style-name="DefaultParagraphFont" style:family="text">
      <style:text-properties style:font-name="Calibri" style:font-name-complex="Calibri"/>
    </style:style>
    <style:style style:name="TableRow1249" style:family="table-row">
      <style:table-row-properties style:use-optimal-row-height="false"/>
    </style:style>
    <style:style style:name="TableCell1250" style:family="table-cell">
      <style:table-cell-properties fo:border="none" style:writing-mode="lr-tb" style:vertical-align="middle" fo:padding-top="0.1562in" fo:padding-left="0in" fo:padding-bottom="0.052in" fo:padding-right="0.1041in"/>
    </style:style>
    <style:style style:name="T1251" style:parent-style-name="DefaultParagraphFont" style:family="text">
      <style:text-properties style:font-name="Calibri" style:font-name-complex="Calibri"/>
    </style:style>
    <style:style style:name="TableRow1252" style:family="table-row">
      <style:table-row-properties style:use-optimal-row-height="false"/>
    </style:style>
    <style:style style:name="TableCell1253" style:family="table-cell">
      <style:table-cell-properties fo:border="none" style:writing-mode="lr-tb" style:vertical-align="middle" fo:padding-top="0.1562in" fo:padding-left="0in" fo:padding-bottom="0.052in" fo:padding-right="0.1041in"/>
    </style:style>
    <style:style style:name="T1254" style:parent-style-name="DefaultParagraphFont" style:family="text">
      <style:text-properties style:font-name="Calibri" style:font-name-complex="Calibri" fo:language="sv" fo:country="SE"/>
    </style:style>
    <style:style style:name="T1255" style:parent-style-name="DefaultParagraphFont" style:family="text">
      <style:text-properties style:font-name="Calibri" style:font-name-complex="Calibri" fo:language="sv" fo:country="SE"/>
    </style:style>
    <style:style style:name="T1256" style:parent-style-name="DefaultParagraphFont" style:family="text">
      <style:text-properties style:font-name="Calibri" style:font-name-complex="Calibri" fo:language="sv" fo:country="SE"/>
    </style:style>
    <style:style style:name="TableRow1257" style:family="table-row">
      <style:table-row-properties style:use-optimal-row-height="false"/>
    </style:style>
    <style:style style:name="TableCell1258" style:family="table-cell">
      <style:table-cell-properties fo:border="none" style:writing-mode="lr-tb" style:vertical-align="middle" fo:padding-top="0.1562in" fo:padding-left="0in" fo:padding-bottom="0.052in" fo:padding-right="0.1041in"/>
    </style:style>
    <style:style style:name="T1259" style:parent-style-name="DefaultParagraphFont" style:family="text">
      <style:text-properties style:font-name="Calibri" style:font-name-complex="Calibri"/>
    </style:style>
    <style:style style:name="TableRow1260" style:family="table-row">
      <style:table-row-properties style:use-optimal-row-height="false"/>
    </style:style>
    <style:style style:name="TableCell1261" style:family="table-cell">
      <style:table-cell-properties fo:border="none" style:writing-mode="lr-tb" style:vertical-align="middle" fo:padding-top="0.1562in" fo:padding-left="0in" fo:padding-bottom="0.052in" fo:padding-right="0.1041in"/>
    </style:style>
    <style:style style:name="T1262" style:parent-style-name="DefaultParagraphFont" style:family="text">
      <style:text-properties style:font-name="Calibri" style:font-name-complex="Calibri"/>
    </style:style>
    <style:style style:name="TableRow1263" style:family="table-row">
      <style:table-row-properties style:use-optimal-row-height="false"/>
    </style:style>
    <style:style style:name="TableCell1264" style:family="table-cell">
      <style:table-cell-properties fo:border="none" style:writing-mode="lr-tb" style:vertical-align="middle" fo:padding-top="0.1562in" fo:padding-left="0in" fo:padding-bottom="0.052in" fo:padding-right="0.1041in"/>
    </style:style>
    <style:style style:name="T1265" style:parent-style-name="DefaultParagraphFont" style:family="text">
      <style:text-properties style:font-name="Calibri" style:font-name-complex="Calibri"/>
    </style:style>
    <style:style style:name="T1266" style:parent-style-name="DefaultParagraphFont" style:family="text">
      <style:text-properties style:font-name="Calibri" style:font-name-complex="Calibri"/>
    </style:style>
    <style:style style:name="TableRow1267" style:family="table-row">
      <style:table-row-properties style:use-optimal-row-height="false"/>
    </style:style>
    <style:style style:name="TableCell1268" style:family="table-cell">
      <style:table-cell-properties fo:border="none" style:writing-mode="lr-tb" style:vertical-align="middle" fo:padding-top="0.1562in" fo:padding-left="0in" fo:padding-bottom="0.052in" fo:padding-right="0.1041in"/>
    </style:style>
    <style:style style:name="T1269" style:parent-style-name="DefaultParagraphFont" style:family="text">
      <style:text-properties style:font-name="Calibri" style:font-name-complex="Calibri"/>
    </style:style>
    <style:style style:name="TableRow1270" style:family="table-row">
      <style:table-row-properties style:use-optimal-row-height="false"/>
    </style:style>
    <style:style style:name="TableCell1271" style:family="table-cell">
      <style:table-cell-properties fo:border="none" style:writing-mode="lr-tb" style:vertical-align="middle" fo:padding-top="0.1562in" fo:padding-left="0in" fo:padding-bottom="0.052in" fo:padding-right="0.1041in"/>
    </style:style>
    <style:style style:name="T1272" style:parent-style-name="DefaultParagraphFont" style:family="text">
      <style:text-properties style:font-name="Calibri" style:font-name-complex="Calibri"/>
    </style:style>
    <style:style style:name="TableRow1273" style:family="table-row">
      <style:table-row-properties style:use-optimal-row-height="false"/>
    </style:style>
    <style:style style:name="TableCell1274" style:family="table-cell">
      <style:table-cell-properties fo:border="none" style:writing-mode="lr-tb" style:vertical-align="middle" fo:padding-top="0.1562in" fo:padding-left="0in" fo:padding-bottom="0.052in" fo:padding-right="0.1041in"/>
    </style:style>
    <style:style style:name="T1275" style:parent-style-name="DefaultParagraphFont" style:family="text">
      <style:text-properties style:font-name="Calibri" style:font-name-complex="Calibri"/>
    </style:style>
    <style:style style:name="TableRow1276" style:family="table-row">
      <style:table-row-properties style:use-optimal-row-height="false"/>
    </style:style>
    <style:style style:name="TableCell1277" style:family="table-cell">
      <style:table-cell-properties fo:border="none" style:writing-mode="lr-tb" style:vertical-align="middle" fo:padding-top="0.1562in" fo:padding-left="0in" fo:padding-bottom="0.052in" fo:padding-right="0.1041in"/>
    </style:style>
    <style:style style:name="T1278" style:parent-style-name="DefaultParagraphFont" style:family="text">
      <style:text-properties style:font-name="Calibri" style:font-name-complex="Calibri"/>
    </style:style>
    <style:style style:name="TableRow1279" style:family="table-row">
      <style:table-row-properties style:use-optimal-row-height="false"/>
    </style:style>
    <style:style style:name="TableCell1280" style:family="table-cell">
      <style:table-cell-properties fo:border="none" style:writing-mode="lr-tb" style:vertical-align="middle" fo:padding-top="0.1562in" fo:padding-left="0in" fo:padding-bottom="0.052in" fo:padding-right="0.1041in"/>
    </style:style>
    <style:style style:name="T1281" style:parent-style-name="DefaultParagraphFont" style:family="text">
      <style:text-properties style:font-name="Calibri" style:font-name-complex="Calibri"/>
    </style:style>
    <style:style style:name="T1282" style:parent-style-name="DefaultParagraphFont" style:family="text">
      <style:text-properties style:font-name="Calibri" style:font-name-complex="Calibri"/>
    </style:style>
    <style:style style:name="T1283" style:parent-style-name="DefaultParagraphFont" style:family="text">
      <style:text-properties style:font-name="Calibri" style:font-name-complex="Calibri"/>
    </style:style>
    <style:style style:name="TableRow1284" style:family="table-row">
      <style:table-row-properties style:use-optimal-row-height="false"/>
    </style:style>
    <style:style style:name="TableCell1285" style:family="table-cell">
      <style:table-cell-properties fo:border="none" style:writing-mode="lr-tb" style:vertical-align="middle" fo:padding-top="0.1562in" fo:padding-left="0in" fo:padding-bottom="0.052in" fo:padding-right="0.1041in"/>
    </style:style>
    <style:style style:name="T1286" style:parent-style-name="DefaultParagraphFont" style:family="text">
      <style:text-properties style:font-name="Calibri" style:font-name-complex="Calibri"/>
    </style:style>
    <style:style style:name="T1287" style:parent-style-name="DefaultParagraphFont" style:family="text">
      <style:text-properties style:font-name="Calibri" style:font-name-complex="Calibri"/>
    </style:style>
    <style:style style:name="TableRow1288" style:family="table-row">
      <style:table-row-properties style:use-optimal-row-height="false"/>
    </style:style>
    <style:style style:name="TableCell1289" style:family="table-cell">
      <style:table-cell-properties fo:border="none" style:writing-mode="lr-tb" style:vertical-align="middle" fo:padding-top="0.1562in" fo:padding-left="0in" fo:padding-bottom="0.052in" fo:padding-right="0.1041in"/>
    </style:style>
    <style:style style:name="T1290" style:parent-style-name="DefaultParagraphFont" style:family="text">
      <style:text-properties style:font-name="Calibri" style:font-name-complex="Calibri"/>
    </style:style>
    <style:style style:name="TableRow1291" style:family="table-row">
      <style:table-row-properties style:use-optimal-row-height="false"/>
    </style:style>
    <style:style style:name="TableCell1292" style:family="table-cell">
      <style:table-cell-properties fo:border="none" style:writing-mode="lr-tb" style:vertical-align="middle" fo:padding-top="0.1562in" fo:padding-left="0in" fo:padding-bottom="0.052in" fo:padding-right="0.1041in"/>
    </style:style>
    <style:style style:name="T1293" style:parent-style-name="DefaultParagraphFont" style:family="text">
      <style:text-properties style:font-name="Calibri" style:font-name-complex="Calibri"/>
    </style:style>
    <style:style style:name="T1294" style:parent-style-name="DefaultParagraphFont" style:family="text">
      <style:text-properties style:font-name="Calibri" style:font-name-complex="Calibri"/>
    </style:style>
    <style:style style:name="TableRow1295" style:family="table-row">
      <style:table-row-properties style:use-optimal-row-height="false"/>
    </style:style>
    <style:style style:name="TableCell1296" style:family="table-cell">
      <style:table-cell-properties fo:border="none" style:writing-mode="lr-tb" style:vertical-align="middle" fo:padding-top="0.1562in" fo:padding-left="0in" fo:padding-bottom="0.052in" fo:padding-right="0.1041in"/>
    </style:style>
    <style:style style:name="T1297" style:parent-style-name="DefaultParagraphFont" style:family="text">
      <style:text-properties style:font-name="Calibri" style:font-name-complex="Calibri"/>
    </style:style>
    <style:style style:name="T1298" style:parent-style-name="DefaultParagraphFont" style:family="text">
      <style:text-properties style:font-name="Calibri" style:font-name-complex="Calibri"/>
    </style:style>
    <style:style style:name="T1299" style:parent-style-name="DefaultParagraphFont" style:family="text">
      <style:text-properties style:font-name="Calibri" style:font-name-complex="Calibri"/>
    </style:style>
    <style:style style:name="T1300" style:parent-style-name="DefaultParagraphFont" style:family="text">
      <style:text-properties style:font-name="Calibri" style:font-name-complex="Calibri"/>
    </style:style>
    <style:style style:name="TableRow1301" style:family="table-row">
      <style:table-row-properties style:use-optimal-row-height="false"/>
    </style:style>
    <style:style style:name="TableCell1302" style:family="table-cell">
      <style:table-cell-properties fo:border="none" style:writing-mode="lr-tb" style:vertical-align="middle" fo:padding-top="0.1562in" fo:padding-left="0in" fo:padding-bottom="0.052in" fo:padding-right="0.1041in"/>
    </style:style>
    <style:style style:name="T1303" style:parent-style-name="DefaultParagraphFont" style:family="text">
      <style:text-properties style:font-name="Calibri" style:font-name-complex="Calibri"/>
    </style:style>
    <style:style style:name="TableRow1304" style:family="table-row">
      <style:table-row-properties style:use-optimal-row-height="false"/>
    </style:style>
    <style:style style:name="TableCell1305" style:family="table-cell">
      <style:table-cell-properties fo:border="none" style:writing-mode="lr-tb" style:vertical-align="middle" fo:padding-top="0.1562in" fo:padding-left="0in" fo:padding-bottom="0.052in" fo:padding-right="0.1041in"/>
    </style:style>
    <style:style style:name="T1306" style:parent-style-name="DefaultParagraphFont" style:family="text">
      <style:text-properties style:font-name="Calibri" style:font-name-complex="Calibri"/>
    </style:style>
    <style:style style:name="T1307" style:parent-style-name="DefaultParagraphFont" style:family="text">
      <style:text-properties style:font-name="Calibri" style:font-name-complex="Calibri"/>
    </style:style>
    <style:style style:name="TableRow1308" style:family="table-row">
      <style:table-row-properties style:use-optimal-row-height="false"/>
    </style:style>
    <style:style style:name="TableCell1309" style:family="table-cell">
      <style:table-cell-properties fo:border="none" style:writing-mode="lr-tb" style:vertical-align="middle" fo:padding-top="0.1562in" fo:padding-left="0in" fo:padding-bottom="0.052in" fo:padding-right="0.1041in"/>
    </style:style>
    <style:style style:name="T1310" style:parent-style-name="DefaultParagraphFont" style:family="text">
      <style:text-properties style:font-name="Calibri" style:font-name-complex="Calibri"/>
    </style:style>
    <style:style style:name="T1311" style:parent-style-name="DefaultParagraphFont" style:family="text">
      <style:text-properties style:font-name="Calibri" style:font-name-complex="Calibri"/>
    </style:style>
    <style:style style:name="T1312" style:parent-style-name="DefaultParagraphFont" style:family="text">
      <style:text-properties style:font-name="Calibri" style:font-name-complex="Calibri"/>
    </style:style>
    <style:style style:name="T1313" style:parent-style-name="DefaultParagraphFont" style:family="text">
      <style:text-properties style:font-name="Calibri" style:font-name-complex="Calibri"/>
    </style:style>
    <style:style style:name="T1314" style:parent-style-name="DefaultParagraphFont" style:family="text">
      <style:text-properties style:font-name="Calibri" style:font-name-complex="Calibri"/>
    </style:style>
    <style:style style:name="T1315" style:parent-style-name="DefaultParagraphFont" style:family="text">
      <style:text-properties style:font-name="Calibri" style:font-name-complex="Calibri"/>
    </style:style>
    <style:style style:name="T1316" style:parent-style-name="DefaultParagraphFont" style:family="text">
      <style:text-properties style:font-name="Calibri" style:font-name-complex="Calibri"/>
    </style:style>
    <style:style style:name="T1317" style:parent-style-name="DefaultParagraphFont" style:family="text">
      <style:text-properties style:font-name="Calibri" style:font-name-complex="Calibri"/>
    </style:style>
    <style:style style:name="TableRow1318" style:family="table-row">
      <style:table-row-properties style:use-optimal-row-height="false"/>
    </style:style>
    <style:style style:name="TableCell1319" style:family="table-cell">
      <style:table-cell-properties fo:border="none" style:writing-mode="lr-tb" style:vertical-align="middle" fo:padding-top="0.1562in" fo:padding-left="0in" fo:padding-bottom="0.052in" fo:padding-right="0.1041in"/>
    </style:style>
    <style:style style:name="T1320" style:parent-style-name="DefaultParagraphFont" style:family="text">
      <style:text-properties style:font-name="Calibri" style:font-name-complex="Calibri"/>
    </style:style>
    <style:style style:name="TableRow1321" style:family="table-row">
      <style:table-row-properties style:use-optimal-row-height="false"/>
    </style:style>
    <style:style style:name="TableCell1322" style:family="table-cell">
      <style:table-cell-properties fo:border="none" style:writing-mode="lr-tb" style:vertical-align="middle" fo:padding-top="0.1562in" fo:padding-left="0in" fo:padding-bottom="0.052in" fo:padding-right="0.1041in"/>
    </style:style>
    <style:style style:name="T1323" style:parent-style-name="DefaultParagraphFont" style:family="text">
      <style:text-properties style:font-name="Calibri" style:font-name-complex="Calibri"/>
    </style:style>
    <style:style style:name="T1324" style:parent-style-name="DefaultParagraphFont" style:family="text">
      <style:text-properties style:font-name="Calibri" style:font-name-complex="Calibri"/>
    </style:style>
    <style:style style:name="TableRow1325" style:family="table-row">
      <style:table-row-properties style:use-optimal-row-height="false"/>
    </style:style>
    <style:style style:name="TableCell1326" style:family="table-cell">
      <style:table-cell-properties fo:border="none" style:writing-mode="lr-tb" style:vertical-align="middle" fo:padding-top="0.1562in" fo:padding-left="0in" fo:padding-bottom="0.052in" fo:padding-right="0.1041in"/>
    </style:style>
    <style:style style:name="T1327" style:parent-style-name="DefaultParagraphFont" style:family="text">
      <style:text-properties style:font-name="Calibri" style:font-name-complex="Calibri"/>
    </style:style>
    <style:style style:name="T1328" style:parent-style-name="DefaultParagraphFont" style:family="text">
      <style:text-properties style:font-name="Calibri" style:font-name-complex="Calibri"/>
    </style:style>
    <style:style style:name="TableRow1329" style:family="table-row">
      <style:table-row-properties style:use-optimal-row-height="false"/>
    </style:style>
    <style:style style:name="TableCell1330" style:family="table-cell">
      <style:table-cell-properties fo:border="none" style:writing-mode="lr-tb" style:vertical-align="middle" fo:padding-top="0.1562in" fo:padding-left="0in" fo:padding-bottom="0.052in" fo:padding-right="0.1041in"/>
    </style:style>
    <style:style style:name="T1331" style:parent-style-name="DefaultParagraphFont" style:family="text">
      <style:text-properties style:font-name="Calibri" style:font-name-complex="Calibri"/>
    </style:style>
    <style:style style:name="T1332" style:parent-style-name="DefaultParagraphFont" style:family="text">
      <style:text-properties style:font-name="Calibri" style:font-name-complex="Calibri"/>
    </style:style>
    <style:style style:name="TableRow1333" style:family="table-row">
      <style:table-row-properties style:use-optimal-row-height="false"/>
    </style:style>
    <style:style style:name="TableCell1334" style:family="table-cell">
      <style:table-cell-properties fo:border="none" style:writing-mode="lr-tb" style:vertical-align="middle" fo:padding-top="0.1562in" fo:padding-left="0in" fo:padding-bottom="0.052in" fo:padding-right="0.1041in"/>
    </style:style>
    <style:style style:name="T1335" style:parent-style-name="DefaultParagraphFont" style:family="text">
      <style:text-properties style:font-name="Calibri" style:font-name-complex="Calibri"/>
    </style:style>
    <style:style style:name="T1336" style:parent-style-name="DefaultParagraphFont" style:family="text">
      <style:text-properties style:font-name="Calibri" style:font-name-complex="Calibri"/>
    </style:style>
    <style:style style:name="TableRow1337" style:family="table-row">
      <style:table-row-properties style:use-optimal-row-height="false"/>
    </style:style>
    <style:style style:name="TableCell1338" style:family="table-cell">
      <style:table-cell-properties fo:border="none" style:writing-mode="lr-tb" style:vertical-align="middle" fo:padding-top="0.1562in" fo:padding-left="0in" fo:padding-bottom="0.052in" fo:padding-right="0.1041in"/>
    </style:style>
    <style:style style:name="T1339" style:parent-style-name="DefaultParagraphFont" style:family="text">
      <style:text-properties style:font-name="Calibri" style:font-name-complex="Calibri"/>
    </style:style>
    <style:style style:name="T1340" style:parent-style-name="DefaultParagraphFont" style:family="text">
      <style:text-properties style:font-name="Calibri" style:font-name-complex="Calibri"/>
    </style:style>
    <style:style style:name="TableRow1341" style:family="table-row">
      <style:table-row-properties style:use-optimal-row-height="false"/>
    </style:style>
    <style:style style:name="TableCell1342" style:family="table-cell">
      <style:table-cell-properties fo:border="none" style:writing-mode="lr-tb" style:vertical-align="middle" fo:padding-top="0.1562in" fo:padding-left="0in" fo:padding-bottom="0.052in" fo:padding-right="0.1041in"/>
    </style:style>
    <style:style style:name="T1343" style:parent-style-name="DefaultParagraphFont" style:family="text">
      <style:text-properties style:font-name="Calibri" style:font-name-complex="Calibri"/>
    </style:style>
    <style:style style:name="T1344" style:parent-style-name="DefaultParagraphFont" style:family="text">
      <style:text-properties style:font-name="Calibri" style:font-name-complex="Calibri"/>
    </style:style>
    <style:style style:name="T1345" style:parent-style-name="DefaultParagraphFont" style:family="text">
      <style:text-properties style:font-name="Calibri" style:font-name-complex="Calibri"/>
    </style:style>
    <style:style style:name="TableRow1346" style:family="table-row">
      <style:table-row-properties style:use-optimal-row-height="false"/>
    </style:style>
    <style:style style:name="TableCell1347" style:family="table-cell">
      <style:table-cell-properties fo:border="none" style:writing-mode="lr-tb" style:vertical-align="middle" fo:padding-top="0.1562in" fo:padding-left="0in" fo:padding-bottom="0.052in" fo:padding-right="0.1041in"/>
    </style:style>
    <style:style style:name="T1348" style:parent-style-name="DefaultParagraphFont" style:family="text">
      <style:text-properties style:font-name="Calibri" style:font-name-complex="Calibri"/>
    </style:style>
    <style:style style:name="TableRow1349" style:family="table-row">
      <style:table-row-properties style:use-optimal-row-height="false"/>
    </style:style>
    <style:style style:name="TableCell1350" style:family="table-cell">
      <style:table-cell-properties fo:border="none" style:writing-mode="lr-tb" style:vertical-align="middle" fo:padding-top="0.1562in" fo:padding-left="0in" fo:padding-bottom="0.052in" fo:padding-right="0.1041in"/>
    </style:style>
    <style:style style:name="T1351" style:parent-style-name="DefaultParagraphFont" style:family="text">
      <style:text-properties style:font-name="Calibri" style:font-name-complex="Calibri"/>
    </style:style>
    <style:style style:name="TableRow1352" style:family="table-row">
      <style:table-row-properties style:use-optimal-row-height="false"/>
    </style:style>
    <style:style style:name="TableCell1353" style:family="table-cell">
      <style:table-cell-properties fo:border="none" style:writing-mode="lr-tb" style:vertical-align="middle" fo:padding-top="0.1562in" fo:padding-left="0in" fo:padding-bottom="0.052in" fo:padding-right="0.1041in"/>
    </style:style>
    <style:style style:name="T1354" style:parent-style-name="DefaultParagraphFont" style:family="text">
      <style:text-properties style:font-name="Calibri" style:font-name-complex="Calibri"/>
    </style:style>
    <style:style style:name="T1355" style:parent-style-name="DefaultParagraphFont" style:family="text">
      <style:text-properties style:font-name="Calibri" style:font-name-complex="Calibri"/>
    </style:style>
    <style:style style:name="T1356" style:parent-style-name="DefaultParagraphFont" style:family="text">
      <style:text-properties style:font-name="Calibri" style:font-name-complex="Calibri"/>
    </style:style>
    <style:style style:name="TableRow1357" style:family="table-row">
      <style:table-row-properties style:use-optimal-row-height="false"/>
    </style:style>
    <style:style style:name="TableCell1358" style:family="table-cell">
      <style:table-cell-properties fo:border="none" style:writing-mode="lr-tb" style:vertical-align="middle" fo:padding-top="0.1562in" fo:padding-left="0in" fo:padding-bottom="0.052in" fo:padding-right="0.1041in"/>
    </style:style>
    <style:style style:name="T1359" style:parent-style-name="DefaultParagraphFont" style:family="text">
      <style:text-properties style:font-name="Calibri" style:font-name-complex="Calibri"/>
    </style:style>
    <style:style style:name="TableRow1360" style:family="table-row">
      <style:table-row-properties style:use-optimal-row-height="false"/>
    </style:style>
    <style:style style:name="TableCell1361" style:family="table-cell">
      <style:table-cell-properties fo:border="none" style:writing-mode="lr-tb" style:vertical-align="middle" fo:padding-top="0.1562in" fo:padding-left="0in" fo:padding-bottom="0.052in" fo:padding-right="0.1041in"/>
    </style:style>
    <style:style style:name="T1362" style:parent-style-name="DefaultParagraphFont" style:family="text">
      <style:text-properties style:font-name="Calibri" style:font-name-complex="Calibri"/>
    </style:style>
    <style:style style:name="T1363" style:parent-style-name="DefaultParagraphFont" style:family="text">
      <style:text-properties style:font-name="Calibri" style:font-name-complex="Calibri"/>
    </style:style>
    <style:style style:name="TableRow1364" style:family="table-row">
      <style:table-row-properties style:use-optimal-row-height="false"/>
    </style:style>
    <style:style style:name="TableCell1365" style:family="table-cell">
      <style:table-cell-properties fo:border="none" style:writing-mode="lr-tb" style:vertical-align="middle" fo:padding-top="0.1562in" fo:padding-left="0in" fo:padding-bottom="0.052in" fo:padding-right="0.1041in"/>
    </style:style>
    <style:style style:name="T1366" style:parent-style-name="DefaultParagraphFont" style:family="text">
      <style:text-properties style:font-name="Calibri" style:font-name-complex="Calibri"/>
    </style:style>
    <style:style style:name="T1367" style:parent-style-name="DefaultParagraphFont" style:family="text">
      <style:text-properties style:font-name="Calibri" style:font-name-complex="Calibri"/>
    </style:style>
    <style:style style:name="TableRow1368" style:family="table-row">
      <style:table-row-properties style:use-optimal-row-height="false"/>
    </style:style>
    <style:style style:name="TableCell1369" style:family="table-cell">
      <style:table-cell-properties fo:border="none" style:writing-mode="lr-tb" style:vertical-align="middle" fo:padding-top="0.1562in" fo:padding-left="0in" fo:padding-bottom="0.052in" fo:padding-right="0.1041in"/>
    </style:style>
    <style:style style:name="T1370" style:parent-style-name="DefaultParagraphFont" style:family="text">
      <style:text-properties style:font-name="Calibri" style:font-name-complex="Calibri"/>
    </style:style>
    <style:style style:name="T1371" style:parent-style-name="DefaultParagraphFont" style:family="text">
      <style:text-properties style:font-name="Calibri" style:font-name-complex="Calibri"/>
    </style:style>
    <style:style style:name="TableRow1372" style:family="table-row">
      <style:table-row-properties style:use-optimal-row-height="false"/>
    </style:style>
    <style:style style:name="TableCell1373" style:family="table-cell">
      <style:table-cell-properties fo:border="none" style:writing-mode="lr-tb" style:vertical-align="middle" fo:padding-top="0.1562in" fo:padding-left="0in" fo:padding-bottom="0.052in" fo:padding-right="0.1041in"/>
    </style:style>
    <style:style style:name="T1374" style:parent-style-name="DefaultParagraphFont" style:family="text">
      <style:text-properties style:font-name="Calibri" style:font-name-complex="Calibri"/>
    </style:style>
    <style:style style:name="TableRow1375" style:family="table-row">
      <style:table-row-properties style:use-optimal-row-height="false"/>
    </style:style>
    <style:style style:name="TableCell1376" style:family="table-cell">
      <style:table-cell-properties fo:border="none" style:writing-mode="lr-tb" style:vertical-align="middle" fo:padding-top="0.1562in" fo:padding-left="0in" fo:padding-bottom="0.052in" fo:padding-right="0.1041in"/>
    </style:style>
    <style:style style:name="T1377" style:parent-style-name="DefaultParagraphFont" style:family="text">
      <style:text-properties style:font-name="Calibri" style:font-name-complex="Calibri"/>
    </style:style>
    <style:style style:name="T1378" style:parent-style-name="DefaultParagraphFont" style:family="text">
      <style:text-properties style:font-name="Calibri" style:font-name-complex="Calibri"/>
    </style:style>
    <style:style style:name="T1379" style:parent-style-name="DefaultParagraphFont" style:family="text">
      <style:text-properties style:font-name="Calibri" style:font-name-complex="Calibri"/>
    </style:style>
    <style:style style:name="TableRow1380" style:family="table-row">
      <style:table-row-properties style:use-optimal-row-height="false"/>
    </style:style>
    <style:style style:name="TableCell1381" style:family="table-cell">
      <style:table-cell-properties fo:border="none" style:writing-mode="lr-tb" style:vertical-align="middle" fo:padding-top="0.1562in" fo:padding-left="0in" fo:padding-bottom="0.052in" fo:padding-right="0.1041in"/>
    </style:style>
    <style:style style:name="T1382" style:parent-style-name="DefaultParagraphFont" style:family="text">
      <style:text-properties style:font-name="Calibri" style:font-name-complex="Calibri"/>
    </style:style>
    <style:style style:name="T1383" style:parent-style-name="DefaultParagraphFont" style:family="text">
      <style:text-properties style:font-name="Calibri" style:font-name-complex="Calibri"/>
    </style:style>
    <style:style style:name="T1384" style:parent-style-name="DefaultParagraphFont" style:family="text">
      <style:text-properties style:font-name="Calibri" style:font-name-complex="Calibri"/>
    </style:style>
    <style:style style:name="TableRow1385" style:family="table-row">
      <style:table-row-properties style:use-optimal-row-height="false"/>
    </style:style>
    <style:style style:name="TableCell1386" style:family="table-cell">
      <style:table-cell-properties fo:border="none" style:writing-mode="lr-tb" style:vertical-align="middle" fo:padding-top="0.1562in" fo:padding-left="0in" fo:padding-bottom="0.052in" fo:padding-right="0.1041in"/>
    </style:style>
    <style:style style:name="T1387" style:parent-style-name="DefaultParagraphFont" style:family="text">
      <style:text-properties style:font-name="Calibri" style:font-name-complex="Calibri"/>
    </style:style>
    <style:style style:name="T1388" style:parent-style-name="DefaultParagraphFont" style:family="text">
      <style:text-properties style:font-name="Calibri" style:font-name-complex="Calibri"/>
    </style:style>
    <style:style style:name="TableRow1389" style:family="table-row">
      <style:table-row-properties style:use-optimal-row-height="false"/>
    </style:style>
    <style:style style:name="TableCell1390" style:family="table-cell">
      <style:table-cell-properties fo:border="none" style:writing-mode="lr-tb" style:vertical-align="middle" fo:padding-top="0.1562in" fo:padding-left="0in" fo:padding-bottom="0.052in" fo:padding-right="0.1041in"/>
    </style:style>
    <style:style style:name="T1391" style:parent-style-name="DefaultParagraphFont" style:family="text">
      <style:text-properties style:font-name="Calibri" style:font-name-complex="Calibri"/>
    </style:style>
    <style:style style:name="TableRow1392" style:family="table-row">
      <style:table-row-properties style:use-optimal-row-height="false"/>
    </style:style>
    <style:style style:name="TableCell1393" style:family="table-cell">
      <style:table-cell-properties fo:border="none" style:writing-mode="lr-tb" style:vertical-align="middle" fo:padding-top="0.1562in" fo:padding-left="0in" fo:padding-bottom="0.052in" fo:padding-right="0.1041in"/>
    </style:style>
    <style:style style:name="T1394" style:parent-style-name="DefaultParagraphFont" style:family="text">
      <style:text-properties style:font-name="Calibri" style:font-name-complex="Calibri"/>
    </style:style>
    <style:style style:name="T1395" style:parent-style-name="DefaultParagraphFont" style:family="text">
      <style:text-properties style:font-name="Calibri" style:font-name-complex="Calibri"/>
    </style:style>
    <style:style style:name="T1396" style:parent-style-name="DefaultParagraphFont" style:family="text">
      <style:text-properties style:font-name="Calibri" style:font-name-complex="Calibri"/>
    </style:style>
    <style:style style:name="TableRow1397" style:family="table-row">
      <style:table-row-properties style:use-optimal-row-height="false"/>
    </style:style>
    <style:style style:name="TableCell1398" style:family="table-cell">
      <style:table-cell-properties fo:border="none" style:writing-mode="lr-tb" style:vertical-align="middle" fo:padding-top="0.1562in" fo:padding-left="0in" fo:padding-bottom="0.052in" fo:padding-right="0.1041in"/>
    </style:style>
    <style:style style:name="T1399" style:parent-style-name="DefaultParagraphFont" style:family="text">
      <style:text-properties style:font-name="Calibri" style:font-name-complex="Calibri"/>
    </style:style>
    <style:style style:name="T1400" style:parent-style-name="DefaultParagraphFont" style:family="text">
      <style:text-properties style:font-name="Calibri" style:font-name-complex="Calibri"/>
    </style:style>
    <style:style style:name="TableRow1401" style:family="table-row">
      <style:table-row-properties style:use-optimal-row-height="false"/>
    </style:style>
    <style:style style:name="TableCell1402" style:family="table-cell">
      <style:table-cell-properties fo:border="none" style:writing-mode="lr-tb" style:vertical-align="middle" fo:padding-top="0.1562in" fo:padding-left="0in" fo:padding-bottom="0.052in" fo:padding-right="0.1041in"/>
    </style:style>
    <style:style style:name="T1403" style:parent-style-name="DefaultParagraphFont" style:family="text">
      <style:text-properties style:font-name="Calibri" style:font-name-complex="Calibri"/>
    </style:style>
    <style:style style:name="TableRow1404" style:family="table-row">
      <style:table-row-properties style:use-optimal-row-height="false"/>
    </style:style>
    <style:style style:name="TableCell1405" style:family="table-cell">
      <style:table-cell-properties fo:border="none" style:writing-mode="lr-tb" style:vertical-align="middle" fo:padding-top="0.1562in" fo:padding-left="0in" fo:padding-bottom="0.052in" fo:padding-right="0.1041in"/>
    </style:style>
    <style:style style:name="T1406" style:parent-style-name="DefaultParagraphFont" style:family="text">
      <style:text-properties style:font-name="Calibri" style:font-name-complex="Calibri"/>
    </style:style>
    <style:style style:name="T1407" style:parent-style-name="DefaultParagraphFont" style:family="text">
      <style:text-properties style:font-name="Calibri" style:font-name-complex="Calibri"/>
    </style:style>
    <style:style style:name="TableRow1408" style:family="table-row">
      <style:table-row-properties style:use-optimal-row-height="false"/>
    </style:style>
    <style:style style:name="TableCell1409" style:family="table-cell">
      <style:table-cell-properties fo:border="none" style:writing-mode="lr-tb" style:vertical-align="middle" fo:padding-top="0.1562in" fo:padding-left="0in" fo:padding-bottom="0.052in" fo:padding-right="0.1041in"/>
    </style:style>
    <style:style style:name="T1410" style:parent-style-name="DefaultParagraphFont" style:family="text">
      <style:text-properties style:font-name="Calibri" style:font-name-complex="Calibri"/>
    </style:style>
    <style:style style:name="TableRow1411" style:family="table-row">
      <style:table-row-properties style:use-optimal-row-height="false"/>
    </style:style>
    <style:style style:name="TableCell1412" style:family="table-cell">
      <style:table-cell-properties fo:border="none" style:writing-mode="lr-tb" style:vertical-align="middle" fo:padding-top="0.1562in" fo:padding-left="0in" fo:padding-bottom="0.052in" fo:padding-right="0.1041in"/>
    </style:style>
    <style:style style:name="T1413" style:parent-style-name="DefaultParagraphFont" style:family="text">
      <style:text-properties style:font-name="Calibri" style:font-name-complex="Calibri"/>
    </style:style>
    <style:style style:name="TableRow1414" style:family="table-row">
      <style:table-row-properties style:use-optimal-row-height="false"/>
    </style:style>
    <style:style style:name="TableCell1415" style:family="table-cell">
      <style:table-cell-properties fo:border="none" style:writing-mode="lr-tb" style:vertical-align="middle" fo:padding-top="0.1562in" fo:padding-left="0in" fo:padding-bottom="0.052in" fo:padding-right="0.1041in"/>
    </style:style>
    <style:style style:name="T1416" style:parent-style-name="DefaultParagraphFont" style:family="text">
      <style:text-properties style:font-name="Calibri" style:font-name-complex="Calibri"/>
    </style:style>
    <style:style style:name="T1417" style:parent-style-name="DefaultParagraphFont" style:family="text">
      <style:text-properties style:font-name="Calibri" style:font-name-complex="Calibri"/>
    </style:style>
    <style:style style:name="T1418" style:parent-style-name="DefaultParagraphFont" style:family="text">
      <style:text-properties style:font-name="Calibri" style:font-name-complex="Calibri"/>
    </style:style>
    <style:style style:name="T1419" style:parent-style-name="DefaultParagraphFont" style:family="text">
      <style:text-properties style:font-name="Calibri" style:font-name-complex="Calibri"/>
    </style:style>
    <style:style style:name="TableRow1420" style:family="table-row">
      <style:table-row-properties style:use-optimal-row-height="false"/>
    </style:style>
    <style:style style:name="TableCell1421" style:family="table-cell">
      <style:table-cell-properties fo:border="none" style:writing-mode="lr-tb" style:vertical-align="middle" fo:padding-top="0.1562in" fo:padding-left="0in" fo:padding-bottom="0.052in" fo:padding-right="0.1041in"/>
    </style:style>
    <style:style style:name="T1422" style:parent-style-name="DefaultParagraphFont" style:family="text">
      <style:text-properties style:font-name="Calibri" style:font-name-complex="Calibri"/>
    </style:style>
    <style:style style:name="T1423" style:parent-style-name="DefaultParagraphFont" style:family="text">
      <style:text-properties style:font-name="Calibri" style:font-name-complex="Calibri"/>
    </style:style>
    <style:style style:name="T1424" style:parent-style-name="DefaultParagraphFont" style:family="text">
      <style:text-properties style:font-name="Calibri" style:font-name-complex="Calibri"/>
    </style:style>
    <style:style style:name="T1425" style:parent-style-name="DefaultParagraphFont" style:family="text">
      <style:text-properties style:font-name="Calibri" style:font-name-complex="Calibri"/>
    </style:style>
    <style:style style:name="T1426" style:parent-style-name="DefaultParagraphFont" style:family="text">
      <style:text-properties style:font-name="Calibri" style:font-name-complex="Calibri"/>
    </style:style>
    <style:style style:name="T1427" style:parent-style-name="DefaultParagraphFont" style:family="text">
      <style:text-properties style:font-name="Calibri" style:font-name-complex="Calibri"/>
    </style:style>
    <style:style style:name="TableRow1428" style:family="table-row">
      <style:table-row-properties style:use-optimal-row-height="false"/>
    </style:style>
    <style:style style:name="TableCell1429" style:family="table-cell">
      <style:table-cell-properties fo:border="none" style:writing-mode="lr-tb" style:vertical-align="middle" fo:padding-top="0.1562in" fo:padding-left="0in" fo:padding-bottom="0.052in" fo:padding-right="0.1041in"/>
    </style:style>
    <style:style style:name="T1430" style:parent-style-name="DefaultParagraphFont" style:family="text">
      <style:text-properties style:font-name="Calibri" style:font-name-complex="Calibri"/>
    </style:style>
    <style:style style:name="T1431" style:parent-style-name="DefaultParagraphFont" style:family="text">
      <style:text-properties style:font-name="Calibri" style:font-name-complex="Calibri"/>
    </style:style>
    <style:style style:name="TableRow1432" style:family="table-row">
      <style:table-row-properties style:use-optimal-row-height="false"/>
    </style:style>
    <style:style style:name="TableCell1433" style:family="table-cell">
      <style:table-cell-properties fo:border="none" style:writing-mode="lr-tb" style:vertical-align="middle" fo:padding-top="0.1562in" fo:padding-left="0in" fo:padding-bottom="0.052in" fo:padding-right="0.1041in"/>
    </style:style>
    <style:style style:name="T1434" style:parent-style-name="DefaultParagraphFont" style:family="text">
      <style:text-properties style:font-name="Calibri" style:font-name-complex="Calibri"/>
    </style:style>
    <style:style style:name="TableRow1435" style:family="table-row">
      <style:table-row-properties style:use-optimal-row-height="false"/>
    </style:style>
    <style:style style:name="TableCell1436" style:family="table-cell">
      <style:table-cell-properties fo:border="none" style:writing-mode="lr-tb" style:vertical-align="middle" fo:padding-top="0.1562in" fo:padding-left="0in" fo:padding-bottom="0.052in" fo:padding-right="0.1041in"/>
    </style:style>
    <style:style style:name="T1437" style:parent-style-name="DefaultParagraphFont" style:family="text">
      <style:text-properties style:font-name="Calibri" style:font-name-complex="Calibri"/>
    </style:style>
    <style:style style:name="T1438" style:parent-style-name="DefaultParagraphFont" style:family="text">
      <style:text-properties style:font-name="Calibri" style:font-name-complex="Calibri"/>
    </style:style>
    <style:style style:name="T1439" style:parent-style-name="DefaultParagraphFont" style:family="text">
      <style:text-properties style:font-name="Calibri" style:font-name-complex="Calibri"/>
    </style:style>
    <style:style style:name="T1440" style:parent-style-name="DefaultParagraphFont" style:family="text">
      <style:text-properties style:font-name="Calibri" style:font-name-complex="Calibri"/>
    </style:style>
    <style:style style:name="T1441" style:parent-style-name="DefaultParagraphFont" style:family="text">
      <style:text-properties style:font-name="Calibri" style:font-name-complex="Calibri"/>
    </style:style>
    <style:style style:name="TableRow1442" style:family="table-row">
      <style:table-row-properties style:use-optimal-row-height="false"/>
    </style:style>
    <style:style style:name="TableCell1443" style:family="table-cell">
      <style:table-cell-properties fo:border="none" style:writing-mode="lr-tb" style:vertical-align="middle" fo:padding-top="0.1562in" fo:padding-left="0in" fo:padding-bottom="0.052in" fo:padding-right="0.1041in"/>
    </style:style>
    <style:style style:name="T1444" style:parent-style-name="DefaultParagraphFont" style:family="text">
      <style:text-properties style:font-name="Calibri" style:font-name-complex="Calibri"/>
    </style:style>
    <style:style style:name="T1445" style:parent-style-name="DefaultParagraphFont" style:family="text">
      <style:text-properties style:font-name="Calibri" style:font-name-complex="Calibri"/>
    </style:style>
    <style:style style:name="TableRow1446" style:family="table-row">
      <style:table-row-properties style:use-optimal-row-height="false"/>
    </style:style>
    <style:style style:name="TableCell1447" style:family="table-cell">
      <style:table-cell-properties fo:border="none" style:writing-mode="lr-tb" style:vertical-align="middle" fo:padding-top="0.1562in" fo:padding-left="0in" fo:padding-bottom="0.052in" fo:padding-right="0.1041in"/>
    </style:style>
    <style:style style:name="T1448" style:parent-style-name="DefaultParagraphFont" style:family="text">
      <style:text-properties style:font-name="Calibri" style:font-name-complex="Calibri"/>
    </style:style>
    <style:style style:name="TableRow1449" style:family="table-row">
      <style:table-row-properties style:use-optimal-row-height="false"/>
    </style:style>
    <style:style style:name="TableCell1450" style:family="table-cell">
      <style:table-cell-properties fo:border="none" style:writing-mode="lr-tb" style:vertical-align="middle" fo:padding-top="0.1562in" fo:padding-left="0in" fo:padding-bottom="0.052in" fo:padding-right="0.1041in"/>
    </style:style>
    <style:style style:name="T1451" style:parent-style-name="DefaultParagraphFont" style:family="text">
      <style:text-properties style:font-name="Calibri" style:font-name-complex="Calibri"/>
    </style:style>
    <style:style style:name="T1452" style:parent-style-name="DefaultParagraphFont" style:family="text">
      <style:text-properties style:font-name="Calibri" style:font-name-complex="Calibri"/>
    </style:style>
    <style:style style:name="TableRow1453" style:family="table-row">
      <style:table-row-properties style:use-optimal-row-height="false"/>
    </style:style>
    <style:style style:name="TableCell1454" style:family="table-cell">
      <style:table-cell-properties fo:border="none" style:writing-mode="lr-tb" style:vertical-align="middle" fo:padding-top="0.1562in" fo:padding-left="0in" fo:padding-bottom="0.052in" fo:padding-right="0.1041in"/>
    </style:style>
    <style:style style:name="T1455" style:parent-style-name="DefaultParagraphFont" style:family="text">
      <style:text-properties style:font-name="Calibri" style:font-name-complex="Calibri"/>
    </style:style>
    <style:style style:name="T1456" style:parent-style-name="DefaultParagraphFont" style:family="text">
      <style:text-properties style:font-name="Calibri" style:font-name-complex="Calibri"/>
    </style:style>
    <style:style style:name="TableRow1457" style:family="table-row">
      <style:table-row-properties style:use-optimal-row-height="false"/>
    </style:style>
    <style:style style:name="TableCell1458" style:family="table-cell">
      <style:table-cell-properties fo:border="none" style:writing-mode="lr-tb" style:vertical-align="middle" fo:padding-top="0.1562in" fo:padding-left="0in" fo:padding-bottom="0.052in" fo:padding-right="0.1041in"/>
    </style:style>
    <style:style style:name="T1459" style:parent-style-name="DefaultParagraphFont" style:family="text">
      <style:text-properties style:font-name="Calibri" style:font-name-complex="Calibri"/>
    </style:style>
    <style:style style:name="TableRow1460" style:family="table-row">
      <style:table-row-properties style:use-optimal-row-height="false"/>
    </style:style>
    <style:style style:name="TableCell1461" style:family="table-cell">
      <style:table-cell-properties fo:border="none" style:writing-mode="lr-tb" style:vertical-align="middle" fo:padding-top="0.1562in" fo:padding-left="0in" fo:padding-bottom="0.052in" fo:padding-right="0.1041in"/>
    </style:style>
    <style:style style:name="T1462" style:parent-style-name="DefaultParagraphFont" style:family="text">
      <style:text-properties style:font-name="Calibri" style:font-name-complex="Calibri"/>
    </style:style>
    <style:style style:name="T1463" style:parent-style-name="DefaultParagraphFont" style:family="text">
      <style:text-properties style:font-name="Calibri" style:font-name-complex="Calibri"/>
    </style:style>
    <style:style style:name="TableRow1464" style:family="table-row">
      <style:table-row-properties style:use-optimal-row-height="false"/>
    </style:style>
    <style:style style:name="TableCell1465" style:family="table-cell">
      <style:table-cell-properties fo:border="none" style:writing-mode="lr-tb" style:vertical-align="middle" fo:padding-top="0.1562in" fo:padding-left="0in" fo:padding-bottom="0.052in" fo:padding-right="0.1041in"/>
    </style:style>
    <style:style style:name="T1466" style:parent-style-name="DefaultParagraphFont" style:family="text">
      <style:text-properties style:font-name="Calibri" style:font-name-complex="Calibri"/>
    </style:style>
    <style:style style:name="TableRow1467" style:family="table-row">
      <style:table-row-properties style:use-optimal-row-height="false"/>
    </style:style>
    <style:style style:name="TableCell1468" style:family="table-cell">
      <style:table-cell-properties fo:border="none" style:writing-mode="lr-tb" style:vertical-align="middle" fo:padding-top="0.1562in" fo:padding-left="0in" fo:padding-bottom="0.052in" fo:padding-right="0.1041in"/>
    </style:style>
    <style:style style:name="T1469" style:parent-style-name="DefaultParagraphFont" style:family="text">
      <style:text-properties style:font-name="Calibri" style:font-name-complex="Calibri"/>
    </style:style>
    <style:style style:name="T1470" style:parent-style-name="DefaultParagraphFont" style:family="text">
      <style:text-properties style:font-name="Calibri" style:font-name-complex="Calibri"/>
    </style:style>
    <style:style style:name="TableRow1471" style:family="table-row">
      <style:table-row-properties style:use-optimal-row-height="false"/>
    </style:style>
    <style:style style:name="TableCell1472" style:family="table-cell">
      <style:table-cell-properties fo:border="none" style:writing-mode="lr-tb" style:vertical-align="middle" fo:padding-top="0.1562in" fo:padding-left="0in" fo:padding-bottom="0.052in" fo:padding-right="0.1041in"/>
    </style:style>
    <style:style style:name="T1473" style:parent-style-name="DefaultParagraphFont" style:family="text">
      <style:text-properties style:font-name="Calibri" style:font-name-complex="Calibri"/>
    </style:style>
    <style:style style:name="T1474" style:parent-style-name="DefaultParagraphFont" style:family="text">
      <style:text-properties style:font-name="Calibri" style:font-name-complex="Calibri"/>
    </style:style>
    <style:style style:name="T1475" style:parent-style-name="DefaultParagraphFont" style:family="text">
      <style:text-properties style:font-name="Calibri" style:font-name-complex="Calibri"/>
    </style:style>
    <style:style style:name="T1476" style:parent-style-name="DefaultParagraphFont" style:family="text">
      <style:text-properties style:font-name="Calibri" style:font-name-complex="Calibri"/>
    </style:style>
    <style:style style:name="TableRow1477" style:family="table-row">
      <style:table-row-properties style:use-optimal-row-height="false"/>
    </style:style>
    <style:style style:name="TableCell1478" style:family="table-cell">
      <style:table-cell-properties fo:border="none" style:writing-mode="lr-tb" style:vertical-align="middle" fo:padding-top="0.1562in" fo:padding-left="0in" fo:padding-bottom="0.052in" fo:padding-right="0.1041in"/>
    </style:style>
    <style:style style:name="T1479" style:parent-style-name="DefaultParagraphFont" style:family="text">
      <style:text-properties style:font-name="Calibri" style:font-name-complex="Calibri"/>
    </style:style>
    <style:style style:name="T1480" style:parent-style-name="DefaultParagraphFont" style:family="text">
      <style:text-properties style:font-name="Calibri" style:font-name-complex="Calibri"/>
    </style:style>
    <style:style style:name="TableRow1481" style:family="table-row">
      <style:table-row-properties style:use-optimal-row-height="false"/>
    </style:style>
    <style:style style:name="TableCell1482" style:family="table-cell">
      <style:table-cell-properties fo:border="none" style:writing-mode="lr-tb" style:vertical-align="middle" fo:padding-top="0.1562in" fo:padding-left="0in" fo:padding-bottom="0.052in" fo:padding-right="0.1041in"/>
    </style:style>
    <style:style style:name="T1483" style:parent-style-name="DefaultParagraphFont" style:family="text">
      <style:text-properties style:font-name="Calibri" style:font-name-complex="Calibri"/>
    </style:style>
    <style:style style:name="T1484" style:parent-style-name="DefaultParagraphFont" style:family="text">
      <style:text-properties style:font-name="Calibri" style:font-name-complex="Calibri"/>
    </style:style>
    <style:style style:name="TableRow1485" style:family="table-row">
      <style:table-row-properties style:use-optimal-row-height="false"/>
    </style:style>
    <style:style style:name="TableCell1486" style:family="table-cell">
      <style:table-cell-properties fo:border="none" style:writing-mode="lr-tb" style:vertical-align="middle" fo:padding-top="0.1562in" fo:padding-left="0in" fo:padding-bottom="0.052in" fo:padding-right="0.1041in"/>
    </style:style>
    <style:style style:name="T1487" style:parent-style-name="DefaultParagraphFont" style:family="text">
      <style:text-properties style:font-name="Calibri" style:font-name-complex="Calibri"/>
    </style:style>
    <style:style style:name="TableRow1488" style:family="table-row">
      <style:table-row-properties style:use-optimal-row-height="false"/>
    </style:style>
    <style:style style:name="TableCell1489" style:family="table-cell">
      <style:table-cell-properties fo:border="none" style:writing-mode="lr-tb" style:vertical-align="middle" fo:padding-top="0.1562in" fo:padding-left="0in" fo:padding-bottom="0.052in" fo:padding-right="0.1041in"/>
    </style:style>
    <style:style style:name="T1490" style:parent-style-name="DefaultParagraphFont" style:family="text">
      <style:text-properties style:font-name="Calibri" style:font-name-complex="Calibri"/>
    </style:style>
    <style:style style:name="TableRow1491" style:family="table-row">
      <style:table-row-properties style:use-optimal-row-height="false"/>
    </style:style>
    <style:style style:name="TableCell1492" style:family="table-cell">
      <style:table-cell-properties fo:border="none" style:writing-mode="lr-tb" style:vertical-align="middle" fo:padding-top="0.1562in" fo:padding-left="0in" fo:padding-bottom="0.052in" fo:padding-right="0.1041in"/>
    </style:style>
    <style:style style:name="T1493" style:parent-style-name="DefaultParagraphFont" style:family="text">
      <style:text-properties style:font-name="Calibri" style:font-name-complex="Calibri"/>
    </style:style>
    <style:style style:name="T1494" style:parent-style-name="DefaultParagraphFont" style:family="text">
      <style:text-properties style:font-name="Calibri" style:font-name-complex="Calibri"/>
    </style:style>
    <style:style style:name="T1495" style:parent-style-name="DefaultParagraphFont" style:family="text">
      <style:text-properties style:font-name="Calibri" style:font-name-complex="Calibri"/>
    </style:style>
    <style:style style:name="T1496" style:parent-style-name="DefaultParagraphFont" style:family="text">
      <style:text-properties style:font-name="Calibri" style:font-name-complex="Calibri"/>
    </style:style>
    <style:style style:name="TableRow1497" style:family="table-row">
      <style:table-row-properties style:use-optimal-row-height="false"/>
    </style:style>
    <style:style style:name="TableCell1498" style:family="table-cell">
      <style:table-cell-properties fo:border="none" style:writing-mode="lr-tb" style:vertical-align="middle" fo:padding-top="0.1562in" fo:padding-left="0in" fo:padding-bottom="0.052in" fo:padding-right="0.1041in"/>
    </style:style>
    <style:style style:name="T1499" style:parent-style-name="DefaultParagraphFont" style:family="text">
      <style:text-properties style:font-name="Calibri" style:font-name-complex="Calibri"/>
    </style:style>
    <style:style style:name="TableRow1500" style:family="table-row">
      <style:table-row-properties style:use-optimal-row-height="false"/>
    </style:style>
    <style:style style:name="TableCell1501" style:family="table-cell">
      <style:table-cell-properties fo:border="none" style:writing-mode="lr-tb" style:vertical-align="middle" fo:padding-top="0.1562in" fo:padding-left="0in" fo:padding-bottom="0.052in" fo:padding-right="0.1041in"/>
    </style:style>
    <style:style style:name="T1502" style:parent-style-name="DefaultParagraphFont" style:family="text">
      <style:text-properties style:font-name="Calibri" style:font-name-complex="Calibri"/>
    </style:style>
    <style:style style:name="T1503" style:parent-style-name="DefaultParagraphFont" style:family="text">
      <style:text-properties style:font-name="Calibri" style:font-name-complex="Calibri"/>
    </style:style>
    <style:style style:name="TableRow1504" style:family="table-row">
      <style:table-row-properties style:use-optimal-row-height="false"/>
    </style:style>
    <style:style style:name="TableCell1505" style:family="table-cell">
      <style:table-cell-properties fo:border="none" style:writing-mode="lr-tb" style:vertical-align="middle" fo:padding-top="0.1562in" fo:padding-left="0in" fo:padding-bottom="0.052in" fo:padding-right="0.1041in"/>
    </style:style>
    <style:style style:name="T1506" style:parent-style-name="DefaultParagraphFont" style:family="text">
      <style:text-properties style:font-name="Calibri" style:font-name-complex="Calibri"/>
    </style:style>
    <style:style style:name="T1507" style:parent-style-name="DefaultParagraphFont" style:family="text">
      <style:text-properties style:font-name="Calibri" style:font-name-complex="Calibri"/>
    </style:style>
    <style:style style:name="TableRow1508" style:family="table-row">
      <style:table-row-properties style:use-optimal-row-height="false"/>
    </style:style>
    <style:style style:name="TableCell1509" style:family="table-cell">
      <style:table-cell-properties fo:border="none" style:writing-mode="lr-tb" style:vertical-align="middle" fo:padding-top="0.1562in" fo:padding-left="0in" fo:padding-bottom="0.052in" fo:padding-right="0.1041in"/>
    </style:style>
    <style:style style:name="T1510" style:parent-style-name="DefaultParagraphFont" style:family="text">
      <style:text-properties style:font-name="Calibri" style:font-name-complex="Calibri"/>
    </style:style>
    <style:style style:name="T1511" style:parent-style-name="DefaultParagraphFont" style:family="text">
      <style:text-properties style:font-name="Calibri" style:font-name-complex="Calibri"/>
    </style:style>
    <style:style style:name="T1512" style:parent-style-name="DefaultParagraphFont" style:family="text">
      <style:text-properties style:font-name="Calibri" style:font-name-complex="Calibri"/>
    </style:style>
    <style:style style:name="T1513" style:parent-style-name="DefaultParagraphFont" style:family="text">
      <style:text-properties style:font-name="Calibri" style:font-name-complex="Calibri"/>
    </style:style>
    <style:style style:name="TableRow1514" style:family="table-row">
      <style:table-row-properties style:use-optimal-row-height="false"/>
    </style:style>
    <style:style style:name="TableCell1515" style:family="table-cell">
      <style:table-cell-properties fo:border="none" style:writing-mode="lr-tb" style:vertical-align="middle" fo:padding-top="0.1562in" fo:padding-left="0in" fo:padding-bottom="0.052in" fo:padding-right="0.1041in"/>
    </style:style>
    <style:style style:name="T1516" style:parent-style-name="DefaultParagraphFont" style:family="text">
      <style:text-properties style:font-name="Calibri" style:font-name-complex="Calibri"/>
    </style:style>
    <style:style style:name="T1517" style:parent-style-name="DefaultParagraphFont" style:family="text">
      <style:text-properties style:font-name="Calibri" style:font-name-complex="Calibri"/>
    </style:style>
    <style:style style:name="TableRow1518" style:family="table-row">
      <style:table-row-properties style:use-optimal-row-height="false"/>
    </style:style>
    <style:style style:name="TableCell1519" style:family="table-cell">
      <style:table-cell-properties fo:border="none" style:writing-mode="lr-tb" style:vertical-align="middle" fo:padding-top="0.1562in" fo:padding-left="0in" fo:padding-bottom="0.052in" fo:padding-right="0.1041in"/>
    </style:style>
    <style:style style:name="T1520" style:parent-style-name="DefaultParagraphFont" style:family="text">
      <style:text-properties style:font-name="Calibri" style:font-name-complex="Calibri"/>
    </style:style>
    <style:style style:name="T1521" style:parent-style-name="DefaultParagraphFont" style:family="text">
      <style:text-properties style:font-name="Calibri" style:font-name-complex="Calibri"/>
    </style:style>
    <style:style style:name="TableRow1522" style:family="table-row">
      <style:table-row-properties style:use-optimal-row-height="false"/>
    </style:style>
    <style:style style:name="TableCell1523" style:family="table-cell">
      <style:table-cell-properties fo:border="none" style:writing-mode="lr-tb" style:vertical-align="middle" fo:padding-top="0.1562in" fo:padding-left="0in" fo:padding-bottom="0.052in" fo:padding-right="0.1041in"/>
    </style:style>
    <style:style style:name="T1524" style:parent-style-name="DefaultParagraphFont" style:family="text">
      <style:text-properties style:font-name="Calibri" style:font-name-complex="Calibri"/>
    </style:style>
    <style:style style:name="T1525" style:parent-style-name="DefaultParagraphFont" style:family="text">
      <style:text-properties style:font-name="Calibri" style:font-name-complex="Calibri"/>
    </style:style>
    <style:style style:name="TableRow1526" style:family="table-row">
      <style:table-row-properties style:use-optimal-row-height="false"/>
    </style:style>
    <style:style style:name="TableCell1527" style:family="table-cell">
      <style:table-cell-properties fo:border="none" style:writing-mode="lr-tb" style:vertical-align="middle" fo:padding-top="0.1562in" fo:padding-left="0in" fo:padding-bottom="0.052in" fo:padding-right="0.1041in"/>
    </style:style>
    <style:style style:name="T1528" style:parent-style-name="DefaultParagraphFont" style:family="text">
      <style:text-properties style:font-name="Calibri" style:font-name-complex="Calibri"/>
    </style:style>
    <style:style style:name="T1529" style:parent-style-name="DefaultParagraphFont" style:family="text">
      <style:text-properties style:font-name="Calibri" style:font-name-complex="Calibri"/>
    </style:style>
    <style:style style:name="TableRow1530" style:family="table-row">
      <style:table-row-properties style:use-optimal-row-height="false"/>
    </style:style>
    <style:style style:name="TableCell1531" style:family="table-cell">
      <style:table-cell-properties fo:border="none" style:writing-mode="lr-tb" style:vertical-align="middle" fo:padding-top="0.1562in" fo:padding-left="0in" fo:padding-bottom="0.052in" fo:padding-right="0.1041in"/>
    </style:style>
    <style:style style:name="T1532" style:parent-style-name="DefaultParagraphFont" style:family="text">
      <style:text-properties style:font-name="Calibri" style:font-name-complex="Calibri"/>
    </style:style>
    <style:style style:name="T1533" style:parent-style-name="DefaultParagraphFont" style:family="text">
      <style:text-properties style:font-name="Calibri" style:font-name-complex="Calibri"/>
    </style:style>
    <style:style style:name="TableRow1534" style:family="table-row">
      <style:table-row-properties style:use-optimal-row-height="false"/>
    </style:style>
    <style:style style:name="TableCell1535" style:family="table-cell">
      <style:table-cell-properties fo:border="none" style:writing-mode="lr-tb" style:vertical-align="middle" fo:padding-top="0.1562in" fo:padding-left="0in" fo:padding-bottom="0.052in" fo:padding-right="0.1041in"/>
    </style:style>
    <style:style style:name="T1536" style:parent-style-name="DefaultParagraphFont" style:family="text">
      <style:text-properties style:font-name="Calibri" style:font-name-complex="Calibri"/>
    </style:style>
    <style:style style:name="T1537" style:parent-style-name="DefaultParagraphFont" style:family="text">
      <style:text-properties style:font-name="Calibri" style:font-name-complex="Calibri"/>
    </style:style>
    <style:style style:name="T1538" style:parent-style-name="DefaultParagraphFont" style:family="text">
      <style:text-properties style:font-name="Calibri" style:font-name-complex="Calibri"/>
    </style:style>
    <style:style style:name="TableRow1539" style:family="table-row">
      <style:table-row-properties style:use-optimal-row-height="false"/>
    </style:style>
    <style:style style:name="TableCell1540" style:family="table-cell">
      <style:table-cell-properties fo:border="none" style:writing-mode="lr-tb" style:vertical-align="middle" fo:padding-top="0.1562in" fo:padding-left="0in" fo:padding-bottom="0.052in" fo:padding-right="0.1041in"/>
    </style:style>
    <style:style style:name="T1541" style:parent-style-name="DefaultParagraphFont" style:family="text">
      <style:text-properties style:font-name="Calibri" style:font-name-complex="Calibri"/>
    </style:style>
    <style:style style:name="TableRow1542" style:family="table-row">
      <style:table-row-properties style:use-optimal-row-height="false"/>
    </style:style>
    <style:style style:name="TableCell1543" style:family="table-cell">
      <style:table-cell-properties fo:border="none" style:writing-mode="lr-tb" style:vertical-align="middle" fo:padding-top="0.1562in" fo:padding-left="0in" fo:padding-bottom="0.052in" fo:padding-right="0.1041in"/>
    </style:style>
    <style:style style:name="T1544" style:parent-style-name="DefaultParagraphFont" style:family="text">
      <style:text-properties style:font-name="Calibri" style:font-name-complex="Calibri"/>
    </style:style>
    <style:style style:name="T1545" style:parent-style-name="DefaultParagraphFont" style:family="text">
      <style:text-properties style:font-name="Calibri" style:font-name-complex="Calibri"/>
    </style:style>
    <style:style style:name="T1546" style:parent-style-name="DefaultParagraphFont" style:family="text">
      <style:text-properties style:font-name="Calibri" style:font-name-complex="Calibri"/>
    </style:style>
    <style:style style:name="TableRow1547" style:family="table-row">
      <style:table-row-properties style:use-optimal-row-height="false"/>
    </style:style>
    <style:style style:name="TableCell1548" style:family="table-cell">
      <style:table-cell-properties fo:border="none" style:writing-mode="lr-tb" style:vertical-align="middle" fo:padding-top="0.1562in" fo:padding-left="0in" fo:padding-bottom="0.052in" fo:padding-right="0.1041in"/>
    </style:style>
    <style:style style:name="T1549" style:parent-style-name="DefaultParagraphFont" style:family="text">
      <style:text-properties style:font-name="Calibri" style:font-name-complex="Calibri"/>
    </style:style>
    <style:style style:name="TableRow1550" style:family="table-row">
      <style:table-row-properties style:use-optimal-row-height="false"/>
    </style:style>
    <style:style style:name="TableCell1551" style:family="table-cell">
      <style:table-cell-properties fo:border="none" style:writing-mode="lr-tb" style:vertical-align="middle" fo:padding-top="0.1562in" fo:padding-left="0in" fo:padding-bottom="0.052in" fo:padding-right="0.1041in"/>
    </style:style>
    <style:style style:name="T1552" style:parent-style-name="DefaultParagraphFont" style:family="text">
      <style:text-properties style:font-name="Calibri" style:font-name-complex="Calibri"/>
    </style:style>
    <style:style style:name="TableRow1553" style:family="table-row">
      <style:table-row-properties style:use-optimal-row-height="false"/>
    </style:style>
    <style:style style:name="TableCell1554" style:family="table-cell">
      <style:table-cell-properties fo:border="none" style:writing-mode="lr-tb" style:vertical-align="middle" fo:padding-top="0.1562in" fo:padding-left="0in" fo:padding-bottom="0.052in" fo:padding-right="0.1041in"/>
    </style:style>
    <style:style style:name="T1555" style:parent-style-name="DefaultParagraphFont" style:family="text">
      <style:text-properties style:font-name="Calibri" style:font-name-complex="Calibri"/>
    </style:style>
    <style:style style:name="TableRow1556" style:family="table-row">
      <style:table-row-properties style:use-optimal-row-height="false"/>
    </style:style>
    <style:style style:name="TableCell1557" style:family="table-cell">
      <style:table-cell-properties fo:border="none" style:writing-mode="lr-tb" style:vertical-align="middle" fo:padding-top="0.1562in" fo:padding-left="0in" fo:padding-bottom="0.052in" fo:padding-right="0.1041in"/>
    </style:style>
    <style:style style:name="T1558" style:parent-style-name="DefaultParagraphFont" style:family="text">
      <style:text-properties style:font-name="Calibri" style:font-name-complex="Calibri"/>
    </style:style>
    <style:style style:name="TableRow1559" style:family="table-row">
      <style:table-row-properties style:use-optimal-row-height="false"/>
    </style:style>
    <style:style style:name="TableCell1560" style:family="table-cell">
      <style:table-cell-properties fo:border="none" style:writing-mode="lr-tb" style:vertical-align="middle" fo:padding-top="0.1562in" fo:padding-left="0in" fo:padding-bottom="0.052in" fo:padding-right="0.1041in"/>
    </style:style>
    <style:style style:name="T1561" style:parent-style-name="DefaultParagraphFont" style:family="text">
      <style:text-properties style:font-name="Calibri" style:font-name-complex="Calibri"/>
    </style:style>
    <style:style style:name="TableRow1562" style:family="table-row">
      <style:table-row-properties style:use-optimal-row-height="false"/>
    </style:style>
    <style:style style:name="TableCell1563" style:family="table-cell">
      <style:table-cell-properties fo:border="none" style:writing-mode="lr-tb" style:vertical-align="middle" fo:padding-top="0.1562in" fo:padding-left="0in" fo:padding-bottom="0.052in" fo:padding-right="0.1041in"/>
    </style:style>
    <style:style style:name="T1564" style:parent-style-name="DefaultParagraphFont" style:family="text">
      <style:text-properties style:font-name="Calibri" style:font-name-complex="Calibri"/>
    </style:style>
    <style:style style:name="TableRow1565" style:family="table-row">
      <style:table-row-properties style:use-optimal-row-height="false"/>
    </style:style>
    <style:style style:name="TableCell1566" style:family="table-cell">
      <style:table-cell-properties fo:border="none" style:writing-mode="lr-tb" style:vertical-align="middle" fo:padding-top="0.1562in" fo:padding-left="0in" fo:padding-bottom="0.052in" fo:padding-right="0.1041in"/>
    </style:style>
    <style:style style:name="T1567" style:parent-style-name="DefaultParagraphFont" style:family="text">
      <style:text-properties style:font-name="Calibri" style:font-name-complex="Calibri"/>
    </style:style>
    <style:style style:name="TableRow1568" style:family="table-row">
      <style:table-row-properties style:use-optimal-row-height="false"/>
    </style:style>
    <style:style style:name="TableCell1569" style:family="table-cell">
      <style:table-cell-properties fo:border="none" style:writing-mode="lr-tb" style:vertical-align="middle" fo:padding-top="0.1562in" fo:padding-left="0in" fo:padding-bottom="0.052in" fo:padding-right="0.1041in"/>
    </style:style>
    <style:style style:name="T1570" style:parent-style-name="DefaultParagraphFont" style:family="text">
      <style:text-properties style:font-name="Calibri" style:font-name-complex="Calibri"/>
    </style:style>
    <style:style style:name="T1571" style:parent-style-name="DefaultParagraphFont" style:family="text">
      <style:text-properties style:font-name="Calibri" style:font-name-complex="Calibri"/>
    </style:style>
    <style:style style:name="T1572" style:parent-style-name="DefaultParagraphFont" style:family="text">
      <style:text-properties style:font-name="Calibri" style:font-name-complex="Calibri"/>
    </style:style>
    <style:style style:name="TableRow1573" style:family="table-row">
      <style:table-row-properties style:use-optimal-row-height="false"/>
    </style:style>
    <style:style style:name="TableCell1574" style:family="table-cell">
      <style:table-cell-properties fo:border="none" style:writing-mode="lr-tb" style:vertical-align="middle" fo:padding-top="0.1562in" fo:padding-left="0in" fo:padding-bottom="0.052in" fo:padding-right="0.1041in"/>
    </style:style>
    <style:style style:name="T1575" style:parent-style-name="DefaultParagraphFont" style:family="text">
      <style:text-properties style:font-name="Calibri" style:font-name-complex="Calibri"/>
    </style:style>
    <style:style style:name="TableRow1576" style:family="table-row">
      <style:table-row-properties style:use-optimal-row-height="false"/>
    </style:style>
    <style:style style:name="TableCell1577" style:family="table-cell">
      <style:table-cell-properties fo:border="none" style:writing-mode="lr-tb" style:vertical-align="middle" fo:padding-top="0.1562in" fo:padding-left="0in" fo:padding-bottom="0.052in" fo:padding-right="0.1041in"/>
    </style:style>
    <style:style style:name="T1578" style:parent-style-name="DefaultParagraphFont" style:family="text">
      <style:text-properties style:font-name="Calibri" style:font-name-complex="Calibri"/>
    </style:style>
    <style:style style:name="T1579" style:parent-style-name="DefaultParagraphFont" style:family="text">
      <style:text-properties style:font-name="Calibri" style:font-name-complex="Calibri"/>
    </style:style>
    <style:style style:name="TableRow1580" style:family="table-row">
      <style:table-row-properties style:use-optimal-row-height="false"/>
    </style:style>
    <style:style style:name="TableCell1581" style:family="table-cell">
      <style:table-cell-properties fo:border="none" style:writing-mode="lr-tb" style:vertical-align="middle" fo:padding-top="0.1562in" fo:padding-left="0in" fo:padding-bottom="0.052in" fo:padding-right="0.1041in"/>
    </style:style>
    <style:style style:name="T1582" style:parent-style-name="DefaultParagraphFont" style:family="text">
      <style:text-properties style:font-name="Calibri" style:font-name-complex="Calibri"/>
    </style:style>
    <style:style style:name="T1583" style:parent-style-name="DefaultParagraphFont" style:family="text">
      <style:text-properties style:font-name="Calibri" style:font-name-complex="Calibri"/>
    </style:style>
    <style:style style:name="TableRow1584" style:family="table-row">
      <style:table-row-properties style:use-optimal-row-height="false"/>
    </style:style>
    <style:style style:name="TableCell1585" style:family="table-cell">
      <style:table-cell-properties fo:border="none" style:writing-mode="lr-tb" style:vertical-align="middle" fo:padding-top="0.1562in" fo:padding-left="0in" fo:padding-bottom="0.052in" fo:padding-right="0.1041in"/>
    </style:style>
    <style:style style:name="T1586" style:parent-style-name="DefaultParagraphFont" style:family="text">
      <style:text-properties style:font-name="Calibri" style:font-name-complex="Calibri"/>
    </style:style>
    <style:style style:name="T1587" style:parent-style-name="DefaultParagraphFont" style:family="text">
      <style:text-properties style:font-name="Calibri" style:font-name-complex="Calibri"/>
    </style:style>
    <style:style style:name="TableRow1588" style:family="table-row">
      <style:table-row-properties style:use-optimal-row-height="false"/>
    </style:style>
    <style:style style:name="TableCell1589" style:family="table-cell">
      <style:table-cell-properties fo:border="none" style:writing-mode="lr-tb" style:vertical-align="middle" fo:padding-top="0.1562in" fo:padding-left="0in" fo:padding-bottom="0.052in" fo:padding-right="0.1041in"/>
    </style:style>
    <style:style style:name="T1590" style:parent-style-name="DefaultParagraphFont" style:family="text">
      <style:text-properties style:font-name="Calibri" style:font-name-complex="Calibri"/>
    </style:style>
    <style:style style:name="T1591" style:parent-style-name="DefaultParagraphFont" style:family="text">
      <style:text-properties style:font-name="Calibri" style:font-name-complex="Calibri"/>
    </style:style>
    <style:style style:name="TableRow1592" style:family="table-row">
      <style:table-row-properties style:use-optimal-row-height="false"/>
    </style:style>
    <style:style style:name="TableCell1593" style:family="table-cell">
      <style:table-cell-properties fo:border="none" style:writing-mode="lr-tb" style:vertical-align="middle" fo:padding-top="0.1562in" fo:padding-left="0in" fo:padding-bottom="0.052in" fo:padding-right="0.1041in"/>
    </style:style>
    <style:style style:name="T1594" style:parent-style-name="DefaultParagraphFont" style:family="text">
      <style:text-properties style:font-name="Calibri" style:font-name-complex="Calibri"/>
    </style:style>
    <style:style style:name="T1595" style:parent-style-name="DefaultParagraphFont" style:family="text">
      <style:text-properties style:font-name="Calibri" style:font-name-complex="Calibri"/>
    </style:style>
    <style:style style:name="TableRow1596" style:family="table-row">
      <style:table-row-properties style:use-optimal-row-height="false"/>
    </style:style>
    <style:style style:name="TableCell1597" style:family="table-cell">
      <style:table-cell-properties fo:border="none" style:writing-mode="lr-tb" style:vertical-align="middle" fo:padding-top="0.1562in" fo:padding-left="0in" fo:padding-bottom="0.052in" fo:padding-right="0.1041in"/>
    </style:style>
    <style:style style:name="T1598" style:parent-style-name="DefaultParagraphFont" style:family="text">
      <style:text-properties style:font-name="Calibri" style:font-name-complex="Calibri"/>
    </style:style>
    <style:style style:name="TableRow1599" style:family="table-row">
      <style:table-row-properties style:use-optimal-row-height="false"/>
    </style:style>
    <style:style style:name="TableCell1600" style:family="table-cell">
      <style:table-cell-properties fo:border="none" style:writing-mode="lr-tb" style:vertical-align="middle" fo:padding-top="0.1562in" fo:padding-left="0in" fo:padding-bottom="0.052in" fo:padding-right="0.1041in"/>
    </style:style>
    <style:style style:name="T1601" style:parent-style-name="DefaultParagraphFont" style:family="text">
      <style:text-properties style:font-name="Calibri" style:font-name-complex="Calibri"/>
    </style:style>
    <style:style style:name="T1602" style:parent-style-name="DefaultParagraphFont" style:family="text">
      <style:text-properties style:font-name="Calibri" style:font-name-complex="Calibri"/>
    </style:style>
    <style:style style:name="TableRow1603" style:family="table-row">
      <style:table-row-properties style:use-optimal-row-height="false"/>
    </style:style>
    <style:style style:name="TableCell1604" style:family="table-cell">
      <style:table-cell-properties fo:border="none" style:writing-mode="lr-tb" style:vertical-align="middle" fo:padding-top="0.1562in" fo:padding-left="0in" fo:padding-bottom="0.052in" fo:padding-right="0.1041in"/>
    </style:style>
    <style:style style:name="T1605" style:parent-style-name="DefaultParagraphFont" style:family="text">
      <style:text-properties style:font-name="Calibri" style:font-name-complex="Calibri"/>
    </style:style>
    <style:style style:name="T1606" style:parent-style-name="DefaultParagraphFont" style:family="text">
      <style:text-properties style:font-name="Calibri" style:font-name-complex="Calibri"/>
    </style:style>
    <style:style style:name="TableRow1607" style:family="table-row">
      <style:table-row-properties style:use-optimal-row-height="false"/>
    </style:style>
    <style:style style:name="TableCell1608" style:family="table-cell">
      <style:table-cell-properties fo:border="none" style:writing-mode="lr-tb" style:vertical-align="middle" fo:padding-top="0.1562in" fo:padding-left="0in" fo:padding-bottom="0.052in" fo:padding-right="0.1041in"/>
    </style:style>
    <style:style style:name="T1609" style:parent-style-name="DefaultParagraphFont" style:family="text">
      <style:text-properties style:font-name="Calibri" style:font-name-complex="Calibri"/>
    </style:style>
    <style:style style:name="TableRow1610" style:family="table-row">
      <style:table-row-properties style:use-optimal-row-height="false"/>
    </style:style>
    <style:style style:name="TableCell1611" style:family="table-cell">
      <style:table-cell-properties fo:border="none" style:writing-mode="lr-tb" style:vertical-align="middle" fo:padding-top="0.1562in" fo:padding-left="0in" fo:padding-bottom="0.052in" fo:padding-right="0.1041in"/>
    </style:style>
    <style:style style:name="T1612" style:parent-style-name="DefaultParagraphFont" style:family="text">
      <style:text-properties style:font-name="Calibri" style:font-name-complex="Calibri"/>
    </style:style>
    <style:style style:name="T1613" style:parent-style-name="DefaultParagraphFont" style:family="text">
      <style:text-properties style:font-name="Calibri" style:font-name-complex="Calibri"/>
    </style:style>
    <style:style style:name="TableRow1614" style:family="table-row">
      <style:table-row-properties style:use-optimal-row-height="false"/>
    </style:style>
    <style:style style:name="TableCell1615" style:family="table-cell">
      <style:table-cell-properties fo:border="none" style:writing-mode="lr-tb" style:vertical-align="middle" fo:padding-top="0.1562in" fo:padding-left="0in" fo:padding-bottom="0.052in" fo:padding-right="0.1041in"/>
    </style:style>
    <style:style style:name="T1616" style:parent-style-name="DefaultParagraphFont" style:family="text">
      <style:text-properties style:font-name="Calibri" style:font-name-complex="Calibri"/>
    </style:style>
    <style:style style:name="TableRow1617" style:family="table-row">
      <style:table-row-properties style:use-optimal-row-height="false"/>
    </style:style>
    <style:style style:name="TableCell1618" style:family="table-cell">
      <style:table-cell-properties fo:border="none" style:writing-mode="lr-tb" style:vertical-align="middle" fo:padding-top="0.1562in" fo:padding-left="0in" fo:padding-bottom="0.052in" fo:padding-right="0.1041in"/>
    </style:style>
    <style:style style:name="T1619" style:parent-style-name="DefaultParagraphFont" style:family="text">
      <style:text-properties style:font-name="Calibri" style:font-name-complex="Calibri"/>
    </style:style>
    <style:style style:name="T1620" style:parent-style-name="DefaultParagraphFont" style:family="text">
      <style:text-properties style:font-name="Calibri" style:font-name-complex="Calibri"/>
    </style:style>
    <style:style style:name="T1621" style:parent-style-name="DefaultParagraphFont" style:family="text">
      <style:text-properties style:font-name="Calibri" style:font-name-complex="Calibri"/>
    </style:style>
    <style:style style:name="T1622" style:parent-style-name="DefaultParagraphFont" style:family="text">
      <style:text-properties style:font-name="Calibri" style:font-name-complex="Calibri"/>
    </style:style>
    <style:style style:name="TableRow1623" style:family="table-row">
      <style:table-row-properties style:use-optimal-row-height="false"/>
    </style:style>
    <style:style style:name="TableCell1624" style:family="table-cell">
      <style:table-cell-properties fo:border="none" style:writing-mode="lr-tb" style:vertical-align="middle" fo:padding-top="0.1562in" fo:padding-left="0in" fo:padding-bottom="0.052in" fo:padding-right="0.1041in"/>
    </style:style>
    <style:style style:name="T1625" style:parent-style-name="DefaultParagraphFont" style:family="text">
      <style:text-properties style:font-name="Calibri" style:font-name-complex="Calibri"/>
    </style:style>
    <style:style style:name="TableRow1626" style:family="table-row">
      <style:table-row-properties style:use-optimal-row-height="false"/>
    </style:style>
    <style:style style:name="TableCell1627" style:family="table-cell">
      <style:table-cell-properties fo:border="none" style:writing-mode="lr-tb" style:vertical-align="middle" fo:padding-top="0.1562in" fo:padding-left="0in" fo:padding-bottom="0.052in" fo:padding-right="0.1041in"/>
    </style:style>
    <style:style style:name="T1628" style:parent-style-name="DefaultParagraphFont" style:family="text">
      <style:text-properties style:font-name="Calibri" style:font-name-complex="Calibri"/>
    </style:style>
    <style:style style:name="TableRow1629" style:family="table-row">
      <style:table-row-properties style:use-optimal-row-height="false"/>
    </style:style>
    <style:style style:name="TableCell1630" style:family="table-cell">
      <style:table-cell-properties fo:border="none" style:writing-mode="lr-tb" style:vertical-align="middle" fo:padding-top="0.1562in" fo:padding-left="0in" fo:padding-bottom="0.052in" fo:padding-right="0.1041in"/>
    </style:style>
    <style:style style:name="T1631" style:parent-style-name="DefaultParagraphFont" style:family="text">
      <style:text-properties style:font-name="Calibri" style:font-name-complex="Calibri"/>
    </style:style>
    <style:style style:name="T1632" style:parent-style-name="DefaultParagraphFont" style:family="text">
      <style:text-properties style:font-name="Calibri" style:font-name-complex="Calibri"/>
    </style:style>
    <style:style style:name="T1633" style:parent-style-name="DefaultParagraphFont" style:family="text">
      <style:text-properties style:font-name="Calibri" style:font-name-complex="Calibri"/>
    </style:style>
    <style:style style:name="TableRow1634" style:family="table-row">
      <style:table-row-properties style:use-optimal-row-height="false"/>
    </style:style>
    <style:style style:name="TableCell1635" style:family="table-cell">
      <style:table-cell-properties fo:border="none" style:writing-mode="lr-tb" style:vertical-align="middle" fo:padding-top="0.1562in" fo:padding-left="0in" fo:padding-bottom="0.052in" fo:padding-right="0.1041in"/>
    </style:style>
    <style:style style:name="T1636" style:parent-style-name="DefaultParagraphFont" style:family="text">
      <style:text-properties style:font-name="Calibri" style:font-name-complex="Calibri"/>
    </style:style>
    <style:style style:name="T1637" style:parent-style-name="DefaultParagraphFont" style:family="text">
      <style:text-properties style:font-name="Calibri" style:font-name-complex="Calibri"/>
    </style:style>
    <style:style style:name="TableRow1638" style:family="table-row">
      <style:table-row-properties style:use-optimal-row-height="false"/>
    </style:style>
    <style:style style:name="TableCell1639" style:family="table-cell">
      <style:table-cell-properties fo:border="none" style:writing-mode="lr-tb" style:vertical-align="middle" fo:padding-top="0.1562in" fo:padding-left="0in" fo:padding-bottom="0.052in" fo:padding-right="0.1041in"/>
    </style:style>
    <style:style style:name="T1640" style:parent-style-name="DefaultParagraphFont" style:family="text">
      <style:text-properties style:font-name="Calibri" style:font-name-complex="Calibri"/>
    </style:style>
    <style:style style:name="TableRow1641" style:family="table-row">
      <style:table-row-properties style:use-optimal-row-height="false"/>
    </style:style>
    <style:style style:name="TableCell1642" style:family="table-cell">
      <style:table-cell-properties fo:border="none" style:writing-mode="lr-tb" style:vertical-align="middle" fo:padding-top="0.1562in" fo:padding-left="0in" fo:padding-bottom="0.052in" fo:padding-right="0.1041in"/>
    </style:style>
    <style:style style:name="T1643" style:parent-style-name="DefaultParagraphFont" style:family="text">
      <style:text-properties style:font-name="Calibri" style:font-name-complex="Calibri"/>
    </style:style>
    <style:style style:name="T1644" style:parent-style-name="DefaultParagraphFont" style:family="text">
      <style:text-properties style:font-name="Calibri" style:font-name-complex="Calibri"/>
    </style:style>
    <style:style style:name="T1645" style:parent-style-name="DefaultParagraphFont" style:family="text">
      <style:text-properties style:font-name="Calibri" style:font-name-complex="Calibri"/>
    </style:style>
    <style:style style:name="TableRow1646" style:family="table-row">
      <style:table-row-properties style:use-optimal-row-height="false"/>
    </style:style>
    <style:style style:name="TableCell1647" style:family="table-cell">
      <style:table-cell-properties fo:border="none" style:writing-mode="lr-tb" style:vertical-align="middle" fo:padding-top="0.1562in" fo:padding-left="0in" fo:padding-bottom="0.052in" fo:padding-right="0.1041in"/>
    </style:style>
    <style:style style:name="T1648" style:parent-style-name="DefaultParagraphFont" style:family="text">
      <style:text-properties style:font-name="Calibri" style:font-name-complex="Calibri"/>
    </style:style>
    <style:style style:name="T1649" style:parent-style-name="DefaultParagraphFont" style:family="text">
      <style:text-properties style:font-name="Calibri" style:font-name-complex="Calibri"/>
    </style:style>
    <style:style style:name="TableRow1650" style:family="table-row">
      <style:table-row-properties style:use-optimal-row-height="false"/>
    </style:style>
    <style:style style:name="TableCell1651" style:family="table-cell">
      <style:table-cell-properties fo:border="none" style:writing-mode="lr-tb" style:vertical-align="middle" fo:padding-top="0.1562in" fo:padding-left="0in" fo:padding-bottom="0.052in" fo:padding-right="0.1041in"/>
    </style:style>
    <style:style style:name="T1652" style:parent-style-name="DefaultParagraphFont" style:family="text">
      <style:text-properties style:font-name="Calibri" style:font-name-complex="Calibri"/>
    </style:style>
    <style:style style:name="TableRow1653" style:family="table-row">
      <style:table-row-properties style:use-optimal-row-height="false"/>
    </style:style>
    <style:style style:name="TableCell1654" style:family="table-cell">
      <style:table-cell-properties fo:border="none" style:writing-mode="lr-tb" style:vertical-align="middle" fo:padding-top="0.1562in" fo:padding-left="0in" fo:padding-bottom="0.052in" fo:padding-right="0.1041in"/>
    </style:style>
    <style:style style:name="T1655" style:parent-style-name="DefaultParagraphFont" style:family="text">
      <style:text-properties style:font-name="Calibri" style:font-name-complex="Calibri"/>
    </style:style>
    <style:style style:name="TableRow1656" style:family="table-row">
      <style:table-row-properties style:use-optimal-row-height="false"/>
    </style:style>
    <style:style style:name="TableCell1657" style:family="table-cell">
      <style:table-cell-properties fo:border="none" style:writing-mode="lr-tb" style:vertical-align="middle" fo:padding-top="0.1562in" fo:padding-left="0in" fo:padding-bottom="0.052in" fo:padding-right="0.1041in"/>
    </style:style>
    <style:style style:name="T1658" style:parent-style-name="DefaultParagraphFont" style:family="text">
      <style:text-properties style:font-name="Calibri" style:font-name-complex="Calibri"/>
    </style:style>
    <style:style style:name="T1659" style:parent-style-name="DefaultParagraphFont" style:family="text">
      <style:text-properties style:font-name="Calibri" style:font-name-complex="Calibri"/>
    </style:style>
    <style:style style:name="TableRow1660" style:family="table-row">
      <style:table-row-properties style:use-optimal-row-height="false"/>
    </style:style>
    <style:style style:name="TableCell1661" style:family="table-cell">
      <style:table-cell-properties fo:border="none" style:writing-mode="lr-tb" style:vertical-align="middle" fo:padding-top="0.1562in" fo:padding-left="0in" fo:padding-bottom="0.052in" fo:padding-right="0.1041in"/>
    </style:style>
    <style:style style:name="T1662" style:parent-style-name="DefaultParagraphFont" style:family="text">
      <style:text-properties style:font-name="Calibri" style:font-name-complex="Calibri" fo:language="sv" fo:country="SE"/>
    </style:style>
    <style:style style:name="T1663" style:parent-style-name="DefaultParagraphFont" style:family="text">
      <style:text-properties style:font-name="Calibri" style:font-name-complex="Calibri" fo:language="sv" fo:country="SE"/>
    </style:style>
    <style:style style:name="T1664" style:parent-style-name="DefaultParagraphFont" style:family="text">
      <style:text-properties style:font-name="Calibri" style:font-name-complex="Calibri"/>
    </style:style>
    <style:style style:name="TableRow1665" style:family="table-row">
      <style:table-row-properties style:use-optimal-row-height="false"/>
    </style:style>
    <style:style style:name="TableCell1666" style:family="table-cell">
      <style:table-cell-properties fo:border="none" style:writing-mode="lr-tb" style:vertical-align="middle" fo:padding-top="0.1562in" fo:padding-left="0in" fo:padding-bottom="0.052in" fo:padding-right="0.1041in"/>
    </style:style>
    <style:style style:name="T1667" style:parent-style-name="DefaultParagraphFont" style:family="text">
      <style:text-properties style:font-name="Calibri" style:font-name-complex="Calibri"/>
    </style:style>
    <style:style style:name="TableRow1668" style:family="table-row">
      <style:table-row-properties style:use-optimal-row-height="false"/>
    </style:style>
    <style:style style:name="TableCell1669" style:family="table-cell">
      <style:table-cell-properties fo:border="none" style:writing-mode="lr-tb" style:vertical-align="middle" fo:padding-top="0.1562in" fo:padding-left="0in" fo:padding-bottom="0.052in" fo:padding-right="0.1041in"/>
    </style:style>
    <style:style style:name="T1670" style:parent-style-name="DefaultParagraphFont" style:family="text">
      <style:text-properties style:font-name="Calibri" style:font-name-complex="Calibri"/>
    </style:style>
    <style:style style:name="T1671" style:parent-style-name="DefaultParagraphFont" style:family="text">
      <style:text-properties style:font-name="Calibri" style:font-name-complex="Calibri"/>
    </style:style>
    <style:style style:name="TableRow1672" style:family="table-row">
      <style:table-row-properties style:use-optimal-row-height="false"/>
    </style:style>
    <style:style style:name="TableCell1673" style:family="table-cell">
      <style:table-cell-properties fo:border="none" style:writing-mode="lr-tb" style:vertical-align="middle" fo:padding-top="0.1562in" fo:padding-left="0in" fo:padding-bottom="0.052in" fo:padding-right="0.1041in"/>
    </style:style>
    <style:style style:name="T1674" style:parent-style-name="DefaultParagraphFont" style:family="text">
      <style:text-properties style:font-name="Calibri" style:font-name-complex="Calibri" fo:language="sv" fo:country="SE"/>
    </style:style>
    <style:style style:name="T1675" style:parent-style-name="DefaultParagraphFont" style:family="text">
      <style:text-properties style:font-name="Calibri" style:font-name-complex="Calibri" fo:language="sv" fo:country="SE"/>
    </style:style>
    <style:style style:name="T1676" style:parent-style-name="DefaultParagraphFont" style:family="text">
      <style:text-properties style:font-name="Calibri" style:font-name-complex="Calibri" fo:language="sv" fo:country="SE"/>
    </style:style>
    <style:style style:name="T1677" style:parent-style-name="DefaultParagraphFont" style:family="text">
      <style:text-properties style:font-name="Calibri" style:font-name-complex="Calibri"/>
    </style:style>
    <style:style style:name="P1678" style:parent-style-name="Heading1" style:family="paragraph"/>
    <style:style style:name="T1679" style:parent-style-name="DefaultParagraphFont" style:family="text">
      <style:text-properties style:font-name="Calibri" style:font-name-complex="Calibri" fo:font-size="16pt" style:font-size-asian="16pt" style:font-size-complex="16pt"/>
    </style:style>
    <style:style style:name="T1680" style:parent-style-name="DefaultParagraphFont" style:family="text">
      <style:text-properties style:font-name="Calibri" style:font-name-complex="Calibri" fo:font-size="16pt" style:font-size-asian="16pt" style:font-size-complex="16pt"/>
    </style:style>
    <style:style style:name="T1681" style:parent-style-name="answer-count" style:family="text">
      <style:text-properties style:font-name="Calibri" style:font-name-complex="Calibri" fo:color="#000000" fo:font-size="16pt" style:font-size-asian="16pt" style:font-size-complex="16pt"/>
    </style:style>
    <style:style style:name="TableColumn1683" style:family="table-column">
      <style:table-column-properties style:column-width="4.9166in" style:use-optimal-column-width="false"/>
    </style:style>
    <style:style style:name="Table1682" style:family="table">
      <style:table-properties style:width="4.9166in" fo:margin-left="0.177in" table:align="left"/>
    </style:style>
    <style:style style:name="TableRow1684" style:family="table-row">
      <style:table-row-properties style:use-optimal-row-height="false"/>
    </style:style>
    <style:style style:name="TableCell1685" style:family="table-cell">
      <style:table-cell-properties fo:border="none" style:writing-mode="lr-tb" style:vertical-align="middle" fo:padding-top="0.1562in" fo:padding-left="0in" fo:padding-bottom="0.052in" fo:padding-right="0.1041in"/>
    </style:style>
    <style:style style:name="T1686" style:parent-style-name="DefaultParagraphFont" style:family="text">
      <style:text-properties style:font-name="Calibri" style:font-name-complex="Calibri"/>
    </style:style>
    <style:style style:name="TableRow1687" style:family="table-row">
      <style:table-row-properties style:use-optimal-row-height="false"/>
    </style:style>
    <style:style style:name="TableCell1688" style:family="table-cell">
      <style:table-cell-properties fo:border="none" style:writing-mode="lr-tb" style:vertical-align="middle" fo:padding-top="0.1562in" fo:padding-left="0in" fo:padding-bottom="0.052in" fo:padding-right="0.1041in"/>
    </style:style>
    <style:style style:name="T1689" style:parent-style-name="DefaultParagraphFont" style:family="text">
      <style:text-properties style:font-name="Calibri" style:font-name-complex="Calibri"/>
    </style:style>
    <style:style style:name="T1690" style:parent-style-name="DefaultParagraphFont" style:family="text">
      <style:text-properties style:font-name="Calibri" style:font-name-complex="Calibri"/>
    </style:style>
    <style:style style:name="TableRow1691" style:family="table-row">
      <style:table-row-properties style:use-optimal-row-height="false"/>
    </style:style>
    <style:style style:name="TableCell1692" style:family="table-cell">
      <style:table-cell-properties fo:border="none" style:writing-mode="lr-tb" style:vertical-align="middle" fo:padding-top="0.1562in" fo:padding-left="0in" fo:padding-bottom="0.052in" fo:padding-right="0.1041in"/>
    </style:style>
    <style:style style:name="T1693" style:parent-style-name="DefaultParagraphFont" style:family="text">
      <style:text-properties style:font-name="Calibri" style:font-name-complex="Calibri"/>
    </style:style>
    <style:style style:name="TableRow1694" style:family="table-row">
      <style:table-row-properties style:use-optimal-row-height="false"/>
    </style:style>
    <style:style style:name="TableCell1695" style:family="table-cell">
      <style:table-cell-properties fo:border="none" style:writing-mode="lr-tb" style:vertical-align="middle" fo:padding-top="0.1562in" fo:padding-left="0in" fo:padding-bottom="0.052in" fo:padding-right="0.1041in"/>
    </style:style>
    <style:style style:name="T1696" style:parent-style-name="DefaultParagraphFont" style:family="text">
      <style:text-properties style:font-name="Calibri" style:font-name-complex="Calibri" fo:language="sv" fo:country="SE"/>
    </style:style>
    <style:style style:name="T1697" style:parent-style-name="DefaultParagraphFont" style:family="text">
      <style:text-properties style:font-name="Calibri" style:font-name-complex="Calibri" fo:language="sv" fo:country="SE"/>
    </style:style>
    <style:style style:name="TableRow1698" style:family="table-row">
      <style:table-row-properties style:use-optimal-row-height="false"/>
    </style:style>
    <style:style style:name="TableCell1699" style:family="table-cell">
      <style:table-cell-properties fo:border="none" style:writing-mode="lr-tb" style:vertical-align="middle" fo:padding-top="0.1562in" fo:padding-left="0in" fo:padding-bottom="0.052in" fo:padding-right="0.1041in"/>
    </style:style>
    <style:style style:name="T1700" style:parent-style-name="DefaultParagraphFont" style:family="text">
      <style:text-properties style:font-name="Calibri" style:font-name-complex="Calibri"/>
    </style:style>
    <style:style style:name="TableRow1701" style:family="table-row">
      <style:table-row-properties style:use-optimal-row-height="false"/>
    </style:style>
    <style:style style:name="TableCell1702" style:family="table-cell">
      <style:table-cell-properties fo:border="none" style:writing-mode="lr-tb" style:vertical-align="middle" fo:padding-top="0.1562in" fo:padding-left="0in" fo:padding-bottom="0.052in" fo:padding-right="0.1041in"/>
    </style:style>
    <style:style style:name="T1703" style:parent-style-name="DefaultParagraphFont" style:family="text">
      <style:text-properties style:font-name="Calibri" style:font-name-complex="Calibri"/>
    </style:style>
    <style:style style:name="T1704" style:parent-style-name="DefaultParagraphFont" style:family="text">
      <style:text-properties style:font-name="Calibri" style:font-name-complex="Calibri"/>
    </style:style>
    <style:style style:name="TableRow1705" style:family="table-row">
      <style:table-row-properties style:use-optimal-row-height="false"/>
    </style:style>
    <style:style style:name="TableCell1706" style:family="table-cell">
      <style:table-cell-properties fo:border="none" style:writing-mode="lr-tb" style:vertical-align="middle" fo:padding-top="0.1562in" fo:padding-left="0in" fo:padding-bottom="0.052in" fo:padding-right="0.1041in"/>
    </style:style>
    <style:style style:name="T1707" style:parent-style-name="DefaultParagraphFont" style:family="text">
      <style:text-properties style:font-name="Calibri" style:font-name-complex="Calibri"/>
    </style:style>
    <style:style style:name="T1708" style:parent-style-name="DefaultParagraphFont" style:family="text">
      <style:text-properties style:font-name="Calibri" style:font-name-complex="Calibri"/>
    </style:style>
    <style:style style:name="T1709" style:parent-style-name="DefaultParagraphFont" style:family="text">
      <style:text-properties style:font-name="Calibri" style:font-name-complex="Calibri"/>
    </style:style>
    <style:style style:name="T1710" style:parent-style-name="DefaultParagraphFont" style:family="text">
      <style:text-properties style:font-name="Calibri" style:font-name-complex="Calibri"/>
    </style:style>
    <style:style style:name="T1711" style:parent-style-name="DefaultParagraphFont" style:family="text">
      <style:text-properties style:font-name="Calibri" style:font-name-complex="Calibri"/>
    </style:style>
    <style:style style:name="T1712" style:parent-style-name="DefaultParagraphFont" style:family="text">
      <style:text-properties style:font-name="Calibri" style:font-name-complex="Calibri"/>
    </style:style>
    <style:style style:name="T1713" style:parent-style-name="DefaultParagraphFont" style:family="text">
      <style:text-properties style:font-name="Calibri" style:font-name-complex="Calibri"/>
    </style:style>
    <style:style style:name="T1714" style:parent-style-name="DefaultParagraphFont" style:family="text">
      <style:text-properties style:font-name="Calibri" style:font-name-complex="Calibri"/>
    </style:style>
    <style:style style:name="TableRow1715" style:family="table-row">
      <style:table-row-properties style:use-optimal-row-height="false"/>
    </style:style>
    <style:style style:name="TableCell1716" style:family="table-cell">
      <style:table-cell-properties fo:border="none" style:writing-mode="lr-tb" style:vertical-align="middle" fo:padding-top="0.1562in" fo:padding-left="0in" fo:padding-bottom="0.052in" fo:padding-right="0.1041in"/>
    </style:style>
    <style:style style:name="T1717" style:parent-style-name="DefaultParagraphFont" style:family="text">
      <style:text-properties style:font-name="Calibri" style:font-name-complex="Calibri"/>
    </style:style>
    <style:style style:name="TableRow1718" style:family="table-row">
      <style:table-row-properties style:use-optimal-row-height="false"/>
    </style:style>
    <style:style style:name="TableCell1719" style:family="table-cell">
      <style:table-cell-properties fo:border="none" style:writing-mode="lr-tb" style:vertical-align="middle" fo:padding-top="0.1562in" fo:padding-left="0in" fo:padding-bottom="0.052in" fo:padding-right="0.1041in"/>
    </style:style>
    <style:style style:name="T1720" style:parent-style-name="DefaultParagraphFont" style:family="text">
      <style:text-properties style:font-name="Calibri" style:font-name-complex="Calibri"/>
    </style:style>
    <style:style style:name="T1721" style:parent-style-name="DefaultParagraphFont" style:family="text">
      <style:text-properties style:font-name="Calibri" style:font-name-complex="Calibri"/>
    </style:style>
    <style:style style:name="T1722" style:parent-style-name="DefaultParagraphFont" style:family="text">
      <style:text-properties style:font-name="Calibri" style:font-name-complex="Calibri"/>
    </style:style>
    <style:style style:name="T1723" style:parent-style-name="DefaultParagraphFont" style:family="text">
      <style:text-properties style:font-name="Calibri" style:font-name-complex="Calibri"/>
    </style:style>
    <style:style style:name="T1724" style:parent-style-name="DefaultParagraphFont" style:family="text">
      <style:text-properties style:font-name="Calibri" style:font-name-complex="Calibri"/>
    </style:style>
    <style:style style:name="T1725" style:parent-style-name="DefaultParagraphFont" style:family="text">
      <style:text-properties style:font-name="Calibri" style:font-name-complex="Calibri"/>
    </style:style>
    <style:style style:name="TableRow1726" style:family="table-row">
      <style:table-row-properties style:use-optimal-row-height="false"/>
    </style:style>
    <style:style style:name="TableCell1727" style:family="table-cell">
      <style:table-cell-properties fo:border="none" style:writing-mode="lr-tb" style:vertical-align="middle" fo:padding-top="0.1562in" fo:padding-left="0in" fo:padding-bottom="0.052in" fo:padding-right="0.1041in"/>
    </style:style>
    <style:style style:name="T1728" style:parent-style-name="DefaultParagraphFont" style:family="text">
      <style:text-properties style:font-name="Calibri" style:font-name-complex="Calibri"/>
    </style:style>
    <style:style style:name="T1729" style:parent-style-name="DefaultParagraphFont" style:family="text">
      <style:text-properties style:font-name="Calibri" style:font-name-complex="Calibri"/>
    </style:style>
    <style:style style:name="TableRow1730" style:family="table-row">
      <style:table-row-properties style:use-optimal-row-height="false"/>
    </style:style>
    <style:style style:name="TableCell1731" style:family="table-cell">
      <style:table-cell-properties fo:border="none" style:writing-mode="lr-tb" style:vertical-align="middle" fo:padding-top="0.1562in" fo:padding-left="0in" fo:padding-bottom="0.052in" fo:padding-right="0.1041in"/>
    </style:style>
    <style:style style:name="T1732" style:parent-style-name="DefaultParagraphFont" style:family="text">
      <style:text-properties style:font-name="Calibri" style:font-name-complex="Calibri"/>
    </style:style>
    <style:style style:name="TableRow1733" style:family="table-row">
      <style:table-row-properties style:use-optimal-row-height="false"/>
    </style:style>
    <style:style style:name="TableCell1734" style:family="table-cell">
      <style:table-cell-properties fo:border="none" style:writing-mode="lr-tb" style:vertical-align="middle" fo:padding-top="0.1562in" fo:padding-left="0in" fo:padding-bottom="0.052in" fo:padding-right="0.1041in"/>
    </style:style>
    <style:style style:name="T1735" style:parent-style-name="DefaultParagraphFont" style:family="text">
      <style:text-properties style:font-name="Calibri" style:font-name-complex="Calibri"/>
    </style:style>
    <style:style style:name="T1736" style:parent-style-name="DefaultParagraphFont" style:family="text">
      <style:text-properties style:font-name="Calibri" style:font-name-complex="Calibri"/>
    </style:style>
    <style:style style:name="T1737" style:parent-style-name="DefaultParagraphFont" style:family="text">
      <style:text-properties style:font-name="Calibri" style:font-name-complex="Calibri"/>
    </style:style>
    <style:style style:name="TableRow1738" style:family="table-row">
      <style:table-row-properties style:use-optimal-row-height="false"/>
    </style:style>
    <style:style style:name="TableCell1739" style:family="table-cell">
      <style:table-cell-properties fo:border="none" style:writing-mode="lr-tb" style:vertical-align="middle" fo:padding-top="0.1562in" fo:padding-left="0in" fo:padding-bottom="0.052in" fo:padding-right="0.1041in"/>
    </style:style>
    <style:style style:name="T1740" style:parent-style-name="DefaultParagraphFont" style:family="text">
      <style:text-properties style:font-name="Calibri" style:font-name-complex="Calibri"/>
    </style:style>
    <style:style style:name="TableRow1741" style:family="table-row">
      <style:table-row-properties style:use-optimal-row-height="false"/>
    </style:style>
    <style:style style:name="TableCell1742" style:family="table-cell">
      <style:table-cell-properties fo:border="none" style:writing-mode="lr-tb" style:vertical-align="middle" fo:padding-top="0.1562in" fo:padding-left="0in" fo:padding-bottom="0.052in" fo:padding-right="0.1041in"/>
    </style:style>
    <style:style style:name="T1743" style:parent-style-name="DefaultParagraphFont" style:family="text">
      <style:text-properties style:font-name="Calibri" style:font-name-complex="Calibri"/>
    </style:style>
    <style:style style:name="T1744" style:parent-style-name="DefaultParagraphFont" style:family="text">
      <style:text-properties style:font-name="Calibri" style:font-name-complex="Calibri"/>
    </style:style>
    <style:style style:name="TableRow1745" style:family="table-row">
      <style:table-row-properties style:use-optimal-row-height="false"/>
    </style:style>
    <style:style style:name="TableCell1746" style:family="table-cell">
      <style:table-cell-properties fo:border="none" style:writing-mode="lr-tb" style:vertical-align="middle" fo:padding-top="0.1562in" fo:padding-left="0in" fo:padding-bottom="0.052in" fo:padding-right="0.1041in"/>
    </style:style>
    <style:style style:name="T1747" style:parent-style-name="DefaultParagraphFont" style:family="text">
      <style:text-properties style:font-name="Calibri" style:font-name-complex="Calibri"/>
    </style:style>
    <style:style style:name="T1748" style:parent-style-name="DefaultParagraphFont" style:family="text">
      <style:text-properties style:font-name="Calibri" style:font-name-complex="Calibri"/>
    </style:style>
    <style:style style:name="TableRow1749" style:family="table-row">
      <style:table-row-properties style:use-optimal-row-height="false"/>
    </style:style>
    <style:style style:name="TableCell1750" style:family="table-cell">
      <style:table-cell-properties fo:border="none" style:writing-mode="lr-tb" style:vertical-align="middle" fo:padding-top="0.1562in" fo:padding-left="0in" fo:padding-bottom="0.052in" fo:padding-right="0.1041in"/>
    </style:style>
    <style:style style:name="T1751" style:parent-style-name="DefaultParagraphFont" style:family="text">
      <style:text-properties style:font-name="Calibri" style:font-name-complex="Calibri"/>
    </style:style>
    <style:style style:name="TableRow1752" style:family="table-row">
      <style:table-row-properties style:use-optimal-row-height="false"/>
    </style:style>
    <style:style style:name="TableCell1753" style:family="table-cell">
      <style:table-cell-properties fo:border="none" style:writing-mode="lr-tb" style:vertical-align="middle" fo:padding-top="0.1562in" fo:padding-left="0in" fo:padding-bottom="0.052in" fo:padding-right="0.1041in"/>
    </style:style>
    <style:style style:name="T1754" style:parent-style-name="DefaultParagraphFont" style:family="text">
      <style:text-properties style:font-name="Calibri" style:font-name-complex="Calibri"/>
    </style:style>
    <style:style style:name="T1755" style:parent-style-name="DefaultParagraphFont" style:family="text">
      <style:text-properties style:font-name="Calibri" style:font-name-complex="Calibri"/>
    </style:style>
    <style:style style:name="TableRow1756" style:family="table-row">
      <style:table-row-properties style:use-optimal-row-height="false"/>
    </style:style>
    <style:style style:name="TableCell1757" style:family="table-cell">
      <style:table-cell-properties fo:border="none" style:writing-mode="lr-tb" style:vertical-align="middle" fo:padding-top="0.1562in" fo:padding-left="0in" fo:padding-bottom="0.052in" fo:padding-right="0.1041in"/>
    </style:style>
    <style:style style:name="T1758" style:parent-style-name="DefaultParagraphFont" style:family="text">
      <style:text-properties style:font-name="Calibri" style:font-name-complex="Calibri"/>
    </style:style>
    <style:style style:name="TableRow1759" style:family="table-row">
      <style:table-row-properties style:use-optimal-row-height="false"/>
    </style:style>
    <style:style style:name="TableCell1760" style:family="table-cell">
      <style:table-cell-properties fo:border="none" style:writing-mode="lr-tb" style:vertical-align="middle" fo:padding-top="0.1562in" fo:padding-left="0in" fo:padding-bottom="0.052in" fo:padding-right="0.1041in"/>
    </style:style>
    <style:style style:name="T1761" style:parent-style-name="DefaultParagraphFont" style:family="text">
      <style:text-properties style:font-name="Calibri" style:font-name-complex="Calibri"/>
    </style:style>
    <style:style style:name="TableRow1762" style:family="table-row">
      <style:table-row-properties style:use-optimal-row-height="false"/>
    </style:style>
    <style:style style:name="TableCell1763" style:family="table-cell">
      <style:table-cell-properties fo:border="none" style:writing-mode="lr-tb" style:vertical-align="middle" fo:padding-top="0.1562in" fo:padding-left="0in" fo:padding-bottom="0.052in" fo:padding-right="0.1041in"/>
    </style:style>
    <style:style style:name="T1764" style:parent-style-name="DefaultParagraphFont" style:family="text">
      <style:text-properties style:font-name="Calibri" style:font-name-complex="Calibri"/>
    </style:style>
    <style:style style:name="TableRow1765" style:family="table-row">
      <style:table-row-properties style:use-optimal-row-height="false"/>
    </style:style>
    <style:style style:name="TableCell1766" style:family="table-cell">
      <style:table-cell-properties fo:border="none" style:writing-mode="lr-tb" style:vertical-align="middle" fo:padding-top="0.1562in" fo:padding-left="0in" fo:padding-bottom="0.052in" fo:padding-right="0.1041in"/>
    </style:style>
    <style:style style:name="T1767" style:parent-style-name="DefaultParagraphFont" style:family="text">
      <style:text-properties style:font-name="Calibri" style:font-name-complex="Calibri"/>
    </style:style>
    <style:style style:name="TableRow1768" style:family="table-row">
      <style:table-row-properties style:use-optimal-row-height="false"/>
    </style:style>
    <style:style style:name="TableCell1769" style:family="table-cell">
      <style:table-cell-properties fo:border="none" style:writing-mode="lr-tb" style:vertical-align="middle" fo:padding-top="0.1562in" fo:padding-left="0in" fo:padding-bottom="0.052in" fo:padding-right="0.1041in"/>
    </style:style>
    <style:style style:name="T1770" style:parent-style-name="DefaultParagraphFont" style:family="text">
      <style:text-properties style:font-name="Calibri" style:font-name-complex="Calibri"/>
    </style:style>
    <style:style style:name="T1771" style:parent-style-name="DefaultParagraphFont" style:family="text">
      <style:text-properties style:font-name="Calibri" style:font-name-complex="Calibri"/>
    </style:style>
    <style:style style:name="TableRow1772" style:family="table-row">
      <style:table-row-properties style:use-optimal-row-height="false"/>
    </style:style>
    <style:style style:name="TableCell1773" style:family="table-cell">
      <style:table-cell-properties fo:border="none" style:writing-mode="lr-tb" style:vertical-align="middle" fo:padding-top="0.1562in" fo:padding-left="0in" fo:padding-bottom="0.052in" fo:padding-right="0.1041in"/>
    </style:style>
    <style:style style:name="T1774" style:parent-style-name="DefaultParagraphFont" style:family="text">
      <style:text-properties style:font-name="Calibri" style:font-name-complex="Calibri"/>
    </style:style>
    <style:style style:name="T1775" style:parent-style-name="DefaultParagraphFont" style:family="text">
      <style:text-properties style:font-name="Calibri" style:font-name-complex="Calibri"/>
    </style:style>
    <style:style style:name="TableRow1776" style:family="table-row">
      <style:table-row-properties style:use-optimal-row-height="false"/>
    </style:style>
    <style:style style:name="TableCell1777" style:family="table-cell">
      <style:table-cell-properties fo:border="none" style:writing-mode="lr-tb" style:vertical-align="middle" fo:padding-top="0.1562in" fo:padding-left="0in" fo:padding-bottom="0.052in" fo:padding-right="0.1041in"/>
    </style:style>
    <style:style style:name="T1778" style:parent-style-name="DefaultParagraphFont" style:family="text">
      <style:text-properties style:font-name="Calibri" style:font-name-complex="Calibri"/>
    </style:style>
    <style:style style:name="T1779" style:parent-style-name="DefaultParagraphFont" style:family="text">
      <style:text-properties style:font-name="Calibri" style:font-name-complex="Calibri"/>
    </style:style>
    <style:style style:name="TableRow1780" style:family="table-row">
      <style:table-row-properties style:use-optimal-row-height="false"/>
    </style:style>
    <style:style style:name="TableCell1781" style:family="table-cell">
      <style:table-cell-properties fo:border="none" style:writing-mode="lr-tb" style:vertical-align="middle" fo:padding-top="0.1562in" fo:padding-left="0in" fo:padding-bottom="0.052in" fo:padding-right="0.1041in"/>
    </style:style>
    <style:style style:name="T1782" style:parent-style-name="DefaultParagraphFont" style:family="text">
      <style:text-properties style:font-name="Calibri" style:font-name-complex="Calibri"/>
    </style:style>
    <style:style style:name="T1783" style:parent-style-name="DefaultParagraphFont" style:family="text">
      <style:text-properties style:font-name="Calibri" style:font-name-complex="Calibri"/>
    </style:style>
    <style:style style:name="TableRow1784" style:family="table-row">
      <style:table-row-properties style:use-optimal-row-height="false"/>
    </style:style>
    <style:style style:name="TableCell1785" style:family="table-cell">
      <style:table-cell-properties fo:border="none" style:writing-mode="lr-tb" style:vertical-align="middle" fo:padding-top="0.1562in" fo:padding-left="0in" fo:padding-bottom="0.052in" fo:padding-right="0.1041in"/>
    </style:style>
    <style:style style:name="T1786" style:parent-style-name="DefaultParagraphFont" style:family="text">
      <style:text-properties style:font-name="Calibri" style:font-name-complex="Calibri"/>
    </style:style>
    <style:style style:name="T1787" style:parent-style-name="DefaultParagraphFont" style:family="text">
      <style:text-properties style:font-name="Calibri" style:font-name-complex="Calibri"/>
    </style:style>
    <style:style style:name="T1788" style:parent-style-name="DefaultParagraphFont" style:family="text">
      <style:text-properties style:font-name="Calibri" style:font-name-complex="Calibri"/>
    </style:style>
    <style:style style:name="TableRow1789" style:family="table-row">
      <style:table-row-properties style:use-optimal-row-height="false"/>
    </style:style>
    <style:style style:name="TableCell1790" style:family="table-cell">
      <style:table-cell-properties fo:border="none" style:writing-mode="lr-tb" style:vertical-align="middle" fo:padding-top="0.1562in" fo:padding-left="0in" fo:padding-bottom="0.052in" fo:padding-right="0.1041in"/>
    </style:style>
    <style:style style:name="T1791" style:parent-style-name="DefaultParagraphFont" style:family="text">
      <style:text-properties style:font-name="Calibri" style:font-name-complex="Calibri"/>
    </style:style>
    <style:style style:name="TableRow1792" style:family="table-row">
      <style:table-row-properties style:use-optimal-row-height="false"/>
    </style:style>
    <style:style style:name="TableCell1793" style:family="table-cell">
      <style:table-cell-properties fo:border="none" style:writing-mode="lr-tb" style:vertical-align="middle" fo:padding-top="0.1562in" fo:padding-left="0in" fo:padding-bottom="0.052in" fo:padding-right="0.1041in"/>
    </style:style>
    <style:style style:name="T1794" style:parent-style-name="DefaultParagraphFont" style:family="text">
      <style:text-properties style:font-name="Calibri" style:font-name-complex="Calibri"/>
    </style:style>
    <style:style style:name="T1795" style:parent-style-name="DefaultParagraphFont" style:family="text">
      <style:text-properties style:font-name="Calibri" style:font-name-complex="Calibri"/>
    </style:style>
    <style:style style:name="TableRow1796" style:family="table-row">
      <style:table-row-properties style:use-optimal-row-height="false"/>
    </style:style>
    <style:style style:name="TableCell1797" style:family="table-cell">
      <style:table-cell-properties fo:border="none" style:writing-mode="lr-tb" style:vertical-align="middle" fo:padding-top="0.1562in" fo:padding-left="0in" fo:padding-bottom="0.052in" fo:padding-right="0.1041in"/>
    </style:style>
    <style:style style:name="T1798" style:parent-style-name="DefaultParagraphFont" style:family="text">
      <style:text-properties style:font-name="Calibri" style:font-name-complex="Calibri"/>
    </style:style>
    <style:style style:name="TableRow1799" style:family="table-row">
      <style:table-row-properties style:use-optimal-row-height="false"/>
    </style:style>
    <style:style style:name="TableCell1800" style:family="table-cell">
      <style:table-cell-properties fo:border="none" style:writing-mode="lr-tb" style:vertical-align="middle" fo:padding-top="0.1562in" fo:padding-left="0in" fo:padding-bottom="0.052in" fo:padding-right="0.1041in"/>
    </style:style>
    <style:style style:name="T1801" style:parent-style-name="DefaultParagraphFont" style:family="text">
      <style:text-properties style:font-name="Calibri" style:font-name-complex="Calibri"/>
    </style:style>
    <style:style style:name="TableRow1802" style:family="table-row">
      <style:table-row-properties style:use-optimal-row-height="false"/>
    </style:style>
    <style:style style:name="TableCell1803" style:family="table-cell">
      <style:table-cell-properties fo:border="none" style:writing-mode="lr-tb" style:vertical-align="middle" fo:padding-top="0.1562in" fo:padding-left="0in" fo:padding-bottom="0.052in" fo:padding-right="0.1041in"/>
    </style:style>
    <style:style style:name="T1804" style:parent-style-name="DefaultParagraphFont" style:family="text">
      <style:text-properties style:font-name="Calibri" style:font-name-complex="Calibri"/>
    </style:style>
    <style:style style:name="TableRow1805" style:family="table-row">
      <style:table-row-properties style:use-optimal-row-height="false"/>
    </style:style>
    <style:style style:name="TableCell1806" style:family="table-cell">
      <style:table-cell-properties fo:border="none" style:writing-mode="lr-tb" style:vertical-align="middle" fo:padding-top="0.1562in" fo:padding-left="0in" fo:padding-bottom="0.052in" fo:padding-right="0.1041in"/>
    </style:style>
    <style:style style:name="T1807" style:parent-style-name="DefaultParagraphFont" style:family="text">
      <style:text-properties style:font-name="Calibri" style:font-name-complex="Calibri"/>
    </style:style>
    <style:style style:name="TableRow1808" style:family="table-row">
      <style:table-row-properties style:use-optimal-row-height="false"/>
    </style:style>
    <style:style style:name="TableCell1809" style:family="table-cell">
      <style:table-cell-properties fo:border="none" style:writing-mode="lr-tb" style:vertical-align="middle" fo:padding-top="0.1562in" fo:padding-left="0in" fo:padding-bottom="0.052in" fo:padding-right="0.1041in"/>
    </style:style>
    <style:style style:name="T1810" style:parent-style-name="DefaultParagraphFont" style:family="text">
      <style:text-properties style:font-name="Calibri" style:font-name-complex="Calibri"/>
    </style:style>
    <style:style style:name="TableRow1811" style:family="table-row">
      <style:table-row-properties style:use-optimal-row-height="false"/>
    </style:style>
    <style:style style:name="TableCell1812" style:family="table-cell">
      <style:table-cell-properties fo:border="none" style:writing-mode="lr-tb" style:vertical-align="middle" fo:padding-top="0.1562in" fo:padding-left="0in" fo:padding-bottom="0.052in" fo:padding-right="0.1041in"/>
    </style:style>
    <style:style style:name="T1813" style:parent-style-name="DefaultParagraphFont" style:family="text">
      <style:text-properties style:font-name="Calibri" style:font-name-complex="Calibri"/>
    </style:style>
    <style:style style:name="TableRow1814" style:family="table-row">
      <style:table-row-properties style:use-optimal-row-height="false"/>
    </style:style>
    <style:style style:name="TableCell1815" style:family="table-cell">
      <style:table-cell-properties fo:border="none" style:writing-mode="lr-tb" style:vertical-align="middle" fo:padding-top="0.1562in" fo:padding-left="0in" fo:padding-bottom="0.052in" fo:padding-right="0.1041in"/>
    </style:style>
    <style:style style:name="T1816" style:parent-style-name="DefaultParagraphFont" style:family="text">
      <style:text-properties style:font-name="Calibri" style:font-name-complex="Calibri"/>
    </style:style>
    <style:style style:name="TableRow1817" style:family="table-row">
      <style:table-row-properties style:use-optimal-row-height="false"/>
    </style:style>
    <style:style style:name="TableCell1818" style:family="table-cell">
      <style:table-cell-properties fo:border="none" style:writing-mode="lr-tb" style:vertical-align="middle" fo:padding-top="0.1562in" fo:padding-left="0in" fo:padding-bottom="0.052in" fo:padding-right="0.1041in"/>
    </style:style>
    <style:style style:name="T1819" style:parent-style-name="DefaultParagraphFont" style:family="text">
      <style:text-properties style:font-name="Calibri" style:font-name-complex="Calibri"/>
    </style:style>
    <style:style style:name="TableRow1820" style:family="table-row">
      <style:table-row-properties style:use-optimal-row-height="false"/>
    </style:style>
    <style:style style:name="TableCell1821" style:family="table-cell">
      <style:table-cell-properties fo:border="none" style:writing-mode="lr-tb" style:vertical-align="middle" fo:padding-top="0.1562in" fo:padding-left="0in" fo:padding-bottom="0.052in" fo:padding-right="0.1041in"/>
    </style:style>
    <style:style style:name="T1822" style:parent-style-name="DefaultParagraphFont" style:family="text">
      <style:text-properties style:font-name="Calibri" style:font-name-complex="Calibri"/>
    </style:style>
    <style:style style:name="TableRow1823" style:family="table-row">
      <style:table-row-properties style:use-optimal-row-height="false"/>
    </style:style>
    <style:style style:name="TableCell1824" style:family="table-cell">
      <style:table-cell-properties fo:border="none" style:writing-mode="lr-tb" style:vertical-align="middle" fo:padding-top="0.1562in" fo:padding-left="0in" fo:padding-bottom="0.052in" fo:padding-right="0.1041in"/>
    </style:style>
    <style:style style:name="T1825" style:parent-style-name="DefaultParagraphFont" style:family="text">
      <style:text-properties style:font-name="Calibri" style:font-name-complex="Calibri"/>
    </style:style>
    <style:style style:name="T1826" style:parent-style-name="DefaultParagraphFont" style:family="text">
      <style:text-properties style:font-name="Calibri" style:font-name-complex="Calibri"/>
    </style:style>
    <style:style style:name="TableRow1827" style:family="table-row">
      <style:table-row-properties style:use-optimal-row-height="false"/>
    </style:style>
    <style:style style:name="TableCell1828" style:family="table-cell">
      <style:table-cell-properties fo:border="none" style:writing-mode="lr-tb" style:vertical-align="middle" fo:padding-top="0.1562in" fo:padding-left="0in" fo:padding-bottom="0.052in" fo:padding-right="0.1041in"/>
    </style:style>
    <style:style style:name="T1829" style:parent-style-name="DefaultParagraphFont" style:family="text">
      <style:text-properties style:font-name="Calibri" style:font-name-complex="Calibri"/>
    </style:style>
    <style:style style:name="TableRow1830" style:family="table-row">
      <style:table-row-properties style:use-optimal-row-height="false"/>
    </style:style>
    <style:style style:name="TableCell1831" style:family="table-cell">
      <style:table-cell-properties fo:border="none" style:writing-mode="lr-tb" style:vertical-align="middle" fo:padding-top="0.1562in" fo:padding-left="0in" fo:padding-bottom="0.052in" fo:padding-right="0.1041in"/>
    </style:style>
    <style:style style:name="T1832" style:parent-style-name="DefaultParagraphFont" style:family="text">
      <style:text-properties style:font-name="Calibri" style:font-name-complex="Calibri"/>
    </style:style>
    <style:style style:name="T1833" style:parent-style-name="DefaultParagraphFont" style:family="text">
      <style:text-properties style:font-name="Calibri" style:font-name-complex="Calibri"/>
    </style:style>
    <style:style style:name="TableRow1834" style:family="table-row">
      <style:table-row-properties style:use-optimal-row-height="false"/>
    </style:style>
    <style:style style:name="TableCell1835" style:family="table-cell">
      <style:table-cell-properties fo:border="none" style:writing-mode="lr-tb" style:vertical-align="middle" fo:padding-top="0.1562in" fo:padding-left="0in" fo:padding-bottom="0.052in" fo:padding-right="0.1041in"/>
    </style:style>
    <style:style style:name="T1836" style:parent-style-name="DefaultParagraphFont" style:family="text">
      <style:text-properties style:font-name="Calibri" style:font-name-complex="Calibri"/>
    </style:style>
    <style:style style:name="T1837" style:parent-style-name="DefaultParagraphFont" style:family="text">
      <style:text-properties style:font-name="Calibri" style:font-name-complex="Calibri"/>
    </style:style>
    <style:style style:name="TableRow1838" style:family="table-row">
      <style:table-row-properties style:use-optimal-row-height="false"/>
    </style:style>
    <style:style style:name="TableCell1839" style:family="table-cell">
      <style:table-cell-properties fo:border="none" style:writing-mode="lr-tb" style:vertical-align="middle" fo:padding-top="0.1562in" fo:padding-left="0in" fo:padding-bottom="0.052in" fo:padding-right="0.1041in"/>
    </style:style>
    <style:style style:name="T1840" style:parent-style-name="DefaultParagraphFont" style:family="text">
      <style:text-properties style:font-name="Calibri" style:font-name-complex="Calibri"/>
    </style:style>
    <style:style style:name="TableRow1841" style:family="table-row">
      <style:table-row-properties style:use-optimal-row-height="false"/>
    </style:style>
    <style:style style:name="TableCell1842" style:family="table-cell">
      <style:table-cell-properties fo:border="none" style:writing-mode="lr-tb" style:vertical-align="middle" fo:padding-top="0.1562in" fo:padding-left="0in" fo:padding-bottom="0.052in" fo:padding-right="0.1041in"/>
    </style:style>
    <style:style style:name="T1843" style:parent-style-name="DefaultParagraphFont" style:family="text">
      <style:text-properties style:font-name="Calibri" style:font-name-complex="Calibri"/>
    </style:style>
    <style:style style:name="TableRow1844" style:family="table-row">
      <style:table-row-properties style:use-optimal-row-height="false"/>
    </style:style>
    <style:style style:name="TableCell1845" style:family="table-cell">
      <style:table-cell-properties fo:border="none" style:writing-mode="lr-tb" style:vertical-align="middle" fo:padding-top="0.1562in" fo:padding-left="0in" fo:padding-bottom="0.052in" fo:padding-right="0.1041in"/>
    </style:style>
    <style:style style:name="T1846" style:parent-style-name="DefaultParagraphFont" style:family="text">
      <style:text-properties style:font-name="Calibri" style:font-name-complex="Calibri"/>
    </style:style>
    <style:style style:name="T1847" style:parent-style-name="DefaultParagraphFont" style:family="text">
      <style:text-properties style:font-name="Calibri" style:font-name-complex="Calibri"/>
    </style:style>
    <style:style style:name="T1848" style:parent-style-name="DefaultParagraphFont" style:family="text">
      <style:text-properties style:font-name="Calibri" style:font-name-complex="Calibri"/>
    </style:style>
    <style:style style:name="T1849" style:parent-style-name="DefaultParagraphFont" style:family="text">
      <style:text-properties style:font-name="Calibri" style:font-name-complex="Calibri"/>
    </style:style>
    <style:style style:name="T1850" style:parent-style-name="DefaultParagraphFont" style:family="text">
      <style:text-properties style:font-name="Calibri" style:font-name-complex="Calibri"/>
    </style:style>
    <style:style style:name="T1851" style:parent-style-name="DefaultParagraphFont" style:family="text">
      <style:text-properties style:font-name="Calibri" style:font-name-complex="Calibri"/>
    </style:style>
    <style:style style:name="TableRow1852" style:family="table-row">
      <style:table-row-properties style:use-optimal-row-height="false"/>
    </style:style>
    <style:style style:name="TableCell1853" style:family="table-cell">
      <style:table-cell-properties fo:border="none" style:writing-mode="lr-tb" style:vertical-align="middle" fo:padding-top="0.1562in" fo:padding-left="0in" fo:padding-bottom="0.052in" fo:padding-right="0.1041in"/>
    </style:style>
    <style:style style:name="T1854" style:parent-style-name="DefaultParagraphFont" style:family="text">
      <style:text-properties style:font-name="Calibri" style:font-name-complex="Calibri"/>
    </style:style>
    <style:style style:name="TableRow1855" style:family="table-row">
      <style:table-row-properties style:use-optimal-row-height="false"/>
    </style:style>
    <style:style style:name="TableCell1856" style:family="table-cell">
      <style:table-cell-properties fo:border="none" style:writing-mode="lr-tb" style:vertical-align="middle" fo:padding-top="0.1562in" fo:padding-left="0in" fo:padding-bottom="0.052in" fo:padding-right="0.1041in"/>
    </style:style>
    <style:style style:name="T1857" style:parent-style-name="DefaultParagraphFont" style:family="text">
      <style:text-properties style:font-name="Calibri" style:font-name-complex="Calibri"/>
    </style:style>
    <style:style style:name="T1858" style:parent-style-name="DefaultParagraphFont" style:family="text">
      <style:text-properties style:font-name="Calibri" style:font-name-complex="Calibri"/>
    </style:style>
    <style:style style:name="TableRow1859" style:family="table-row">
      <style:table-row-properties style:use-optimal-row-height="false"/>
    </style:style>
    <style:style style:name="TableCell1860" style:family="table-cell">
      <style:table-cell-properties fo:border="none" style:writing-mode="lr-tb" style:vertical-align="middle" fo:padding-top="0.1562in" fo:padding-left="0in" fo:padding-bottom="0.052in" fo:padding-right="0.1041in"/>
    </style:style>
    <style:style style:name="T1861" style:parent-style-name="DefaultParagraphFont" style:family="text">
      <style:text-properties style:font-name="Calibri" style:font-name-complex="Calibri"/>
    </style:style>
    <style:style style:name="T1862" style:parent-style-name="DefaultParagraphFont" style:family="text">
      <style:text-properties style:font-name="Calibri" style:font-name-complex="Calibri"/>
    </style:style>
    <style:style style:name="T1863" style:parent-style-name="DefaultParagraphFont" style:family="text">
      <style:text-properties style:font-name="Calibri" style:font-name-complex="Calibri"/>
    </style:style>
    <style:style style:name="T1864" style:parent-style-name="DefaultParagraphFont" style:family="text">
      <style:text-properties style:font-name="Calibri" style:font-name-complex="Calibri"/>
    </style:style>
    <style:style style:name="TableRow1865" style:family="table-row">
      <style:table-row-properties style:use-optimal-row-height="false"/>
    </style:style>
    <style:style style:name="TableCell1866" style:family="table-cell">
      <style:table-cell-properties fo:border="none" style:writing-mode="lr-tb" style:vertical-align="middle" fo:padding-top="0.1562in" fo:padding-left="0in" fo:padding-bottom="0.052in" fo:padding-right="0.1041in"/>
    </style:style>
    <style:style style:name="T1867" style:parent-style-name="DefaultParagraphFont" style:family="text">
      <style:text-properties style:font-name="Calibri" style:font-name-complex="Calibri"/>
    </style:style>
    <style:style style:name="TableRow1868" style:family="table-row">
      <style:table-row-properties style:use-optimal-row-height="false"/>
    </style:style>
    <style:style style:name="TableCell1869" style:family="table-cell">
      <style:table-cell-properties fo:border="none" style:writing-mode="lr-tb" style:vertical-align="middle" fo:padding-top="0.1562in" fo:padding-left="0in" fo:padding-bottom="0.052in" fo:padding-right="0.1041in"/>
    </style:style>
    <style:style style:name="T1870" style:parent-style-name="DefaultParagraphFont" style:family="text">
      <style:text-properties style:font-name="Calibri" style:font-name-complex="Calibri"/>
    </style:style>
    <style:style style:name="TableRow1871" style:family="table-row">
      <style:table-row-properties style:use-optimal-row-height="false"/>
    </style:style>
    <style:style style:name="TableCell1872" style:family="table-cell">
      <style:table-cell-properties fo:border="none" style:writing-mode="lr-tb" style:vertical-align="middle" fo:padding-top="0.1562in" fo:padding-left="0in" fo:padding-bottom="0.052in" fo:padding-right="0.1041in"/>
    </style:style>
    <style:style style:name="T1873" style:parent-style-name="DefaultParagraphFont" style:family="text">
      <style:text-properties style:font-name="Calibri" style:font-name-complex="Calibri"/>
    </style:style>
    <style:style style:name="TableRow1874" style:family="table-row">
      <style:table-row-properties style:use-optimal-row-height="false"/>
    </style:style>
    <style:style style:name="TableCell1875" style:family="table-cell">
      <style:table-cell-properties fo:border="none" style:writing-mode="lr-tb" style:vertical-align="middle" fo:padding-top="0.1562in" fo:padding-left="0in" fo:padding-bottom="0.052in" fo:padding-right="0.1041in"/>
    </style:style>
    <style:style style:name="T1876" style:parent-style-name="DefaultParagraphFont" style:family="text">
      <style:text-properties style:font-name="Calibri" style:font-name-complex="Calibri"/>
    </style:style>
    <style:style style:name="TableRow1877" style:family="table-row">
      <style:table-row-properties style:use-optimal-row-height="false"/>
    </style:style>
    <style:style style:name="TableCell1878" style:family="table-cell">
      <style:table-cell-properties fo:border="none" style:writing-mode="lr-tb" style:vertical-align="middle" fo:padding-top="0.1562in" fo:padding-left="0in" fo:padding-bottom="0.052in" fo:padding-right="0.1041in"/>
    </style:style>
    <style:style style:name="T1879" style:parent-style-name="DefaultParagraphFont" style:family="text">
      <style:text-properties style:font-name="Calibri" style:font-name-complex="Calibri"/>
    </style:style>
    <style:style style:name="T1880" style:parent-style-name="DefaultParagraphFont" style:family="text">
      <style:text-properties style:font-name="Calibri" style:font-name-complex="Calibri"/>
    </style:style>
    <style:style style:name="TableRow1881" style:family="table-row">
      <style:table-row-properties style:use-optimal-row-height="false"/>
    </style:style>
    <style:style style:name="TableCell1882" style:family="table-cell">
      <style:table-cell-properties fo:border="none" style:writing-mode="lr-tb" style:vertical-align="middle" fo:padding-top="0.1562in" fo:padding-left="0in" fo:padding-bottom="0.052in" fo:padding-right="0.1041in"/>
    </style:style>
    <style:style style:name="T1883" style:parent-style-name="DefaultParagraphFont" style:family="text">
      <style:text-properties style:font-name="Calibri" style:font-name-complex="Calibri"/>
    </style:style>
    <style:style style:name="T1884" style:parent-style-name="DefaultParagraphFont" style:family="text">
      <style:text-properties style:font-name="Calibri" style:font-name-complex="Calibri"/>
    </style:style>
    <style:style style:name="T1885" style:parent-style-name="DefaultParagraphFont" style:family="text">
      <style:text-properties style:font-name="Calibri" style:font-name-complex="Calibri"/>
    </style:style>
    <style:style style:name="TableRow1886" style:family="table-row">
      <style:table-row-properties style:use-optimal-row-height="false"/>
    </style:style>
    <style:style style:name="TableCell1887" style:family="table-cell">
      <style:table-cell-properties fo:border="none" style:writing-mode="lr-tb" style:vertical-align="middle" fo:padding-top="0.1562in" fo:padding-left="0in" fo:padding-bottom="0.052in" fo:padding-right="0.1041in"/>
    </style:style>
    <style:style style:name="T1888" style:parent-style-name="DefaultParagraphFont" style:family="text">
      <style:text-properties style:font-name="Calibri" style:font-name-complex="Calibri"/>
    </style:style>
    <style:style style:name="T1889" style:parent-style-name="DefaultParagraphFont" style:family="text">
      <style:text-properties style:font-name="Calibri" style:font-name-complex="Calibri"/>
    </style:style>
    <style:style style:name="TableRow1890" style:family="table-row">
      <style:table-row-properties style:use-optimal-row-height="false"/>
    </style:style>
    <style:style style:name="TableCell1891" style:family="table-cell">
      <style:table-cell-properties fo:border="none" style:writing-mode="lr-tb" style:vertical-align="middle" fo:padding-top="0.1562in" fo:padding-left="0in" fo:padding-bottom="0.052in" fo:padding-right="0.1041in"/>
    </style:style>
    <style:style style:name="T1892" style:parent-style-name="DefaultParagraphFont" style:family="text">
      <style:text-properties style:font-name="Calibri" style:font-name-complex="Calibri"/>
    </style:style>
    <style:style style:name="TableRow1893" style:family="table-row">
      <style:table-row-properties style:use-optimal-row-height="false"/>
    </style:style>
    <style:style style:name="TableCell1894" style:family="table-cell">
      <style:table-cell-properties fo:border="none" style:writing-mode="lr-tb" style:vertical-align="middle" fo:padding-top="0.1562in" fo:padding-left="0in" fo:padding-bottom="0.052in" fo:padding-right="0.1041in"/>
    </style:style>
    <style:style style:name="T1895" style:parent-style-name="DefaultParagraphFont" style:family="text">
      <style:text-properties style:font-name="Calibri" style:font-name-complex="Calibri"/>
    </style:style>
    <style:style style:name="TableRow1896" style:family="table-row">
      <style:table-row-properties style:use-optimal-row-height="false"/>
    </style:style>
    <style:style style:name="TableCell1897" style:family="table-cell">
      <style:table-cell-properties fo:border="none" style:writing-mode="lr-tb" style:vertical-align="middle" fo:padding-top="0.1562in" fo:padding-left="0in" fo:padding-bottom="0.052in" fo:padding-right="0.1041in"/>
    </style:style>
    <style:style style:name="T1898" style:parent-style-name="DefaultParagraphFont" style:family="text">
      <style:text-properties style:font-name="Calibri" style:font-name-complex="Calibri"/>
    </style:style>
    <style:style style:name="T1899" style:parent-style-name="DefaultParagraphFont" style:family="text">
      <style:text-properties style:font-name="Calibri" style:font-name-complex="Calibri"/>
    </style:style>
    <style:style style:name="TableRow1900" style:family="table-row">
      <style:table-row-properties style:use-optimal-row-height="false"/>
    </style:style>
    <style:style style:name="TableCell1901" style:family="table-cell">
      <style:table-cell-properties fo:border="none" style:writing-mode="lr-tb" style:vertical-align="middle" fo:padding-top="0.1562in" fo:padding-left="0in" fo:padding-bottom="0.052in" fo:padding-right="0.1041in"/>
    </style:style>
    <style:style style:name="T1902" style:parent-style-name="DefaultParagraphFont" style:family="text">
      <style:text-properties style:font-name="Calibri" style:font-name-complex="Calibri"/>
    </style:style>
    <style:style style:name="TableRow1903" style:family="table-row">
      <style:table-row-properties style:use-optimal-row-height="false"/>
    </style:style>
    <style:style style:name="TableCell1904" style:family="table-cell">
      <style:table-cell-properties fo:border="none" style:writing-mode="lr-tb" style:vertical-align="middle" fo:padding-top="0.1562in" fo:padding-left="0in" fo:padding-bottom="0.052in" fo:padding-right="0.1041in"/>
    </style:style>
    <style:style style:name="T1905" style:parent-style-name="DefaultParagraphFont" style:family="text">
      <style:text-properties style:font-name="Calibri" style:font-name-complex="Calibri"/>
    </style:style>
    <style:style style:name="T1906" style:parent-style-name="DefaultParagraphFont" style:family="text">
      <style:text-properties style:font-name="Calibri" style:font-name-complex="Calibri"/>
    </style:style>
    <style:style style:name="TableRow1907" style:family="table-row">
      <style:table-row-properties style:use-optimal-row-height="false"/>
    </style:style>
    <style:style style:name="TableCell1908" style:family="table-cell">
      <style:table-cell-properties fo:border="none" style:writing-mode="lr-tb" style:vertical-align="middle" fo:padding-top="0.1562in" fo:padding-left="0in" fo:padding-bottom="0.052in" fo:padding-right="0.1041in"/>
    </style:style>
    <style:style style:name="T1909" style:parent-style-name="DefaultParagraphFont" style:family="text">
      <style:text-properties style:font-name="Calibri" style:font-name-complex="Calibri"/>
    </style:style>
    <style:style style:name="TableRow1910" style:family="table-row">
      <style:table-row-properties style:use-optimal-row-height="false"/>
    </style:style>
    <style:style style:name="TableCell1911" style:family="table-cell">
      <style:table-cell-properties fo:border="none" style:writing-mode="lr-tb" style:vertical-align="middle" fo:padding-top="0.1562in" fo:padding-left="0in" fo:padding-bottom="0.052in" fo:padding-right="0.1041in"/>
    </style:style>
    <style:style style:name="T1912" style:parent-style-name="DefaultParagraphFont" style:family="text">
      <style:text-properties style:font-name="Calibri" style:font-name-complex="Calibri"/>
    </style:style>
    <style:style style:name="TableRow1913" style:family="table-row">
      <style:table-row-properties style:use-optimal-row-height="false"/>
    </style:style>
    <style:style style:name="TableCell1914" style:family="table-cell">
      <style:table-cell-properties fo:border="none" style:writing-mode="lr-tb" style:vertical-align="middle" fo:padding-top="0.1562in" fo:padding-left="0in" fo:padding-bottom="0.052in" fo:padding-right="0.1041in"/>
    </style:style>
    <style:style style:name="T1915" style:parent-style-name="DefaultParagraphFont" style:family="text">
      <style:text-properties style:font-name="Calibri" style:font-name-complex="Calibri"/>
    </style:style>
    <style:style style:name="T1916" style:parent-style-name="DefaultParagraphFont" style:family="text">
      <style:text-properties style:font-name="Calibri" style:font-name-complex="Calibri"/>
    </style:style>
    <style:style style:name="T1917" style:parent-style-name="DefaultParagraphFont" style:family="text">
      <style:text-properties style:font-name="Calibri" style:font-name-complex="Calibri"/>
    </style:style>
    <style:style style:name="T1918" style:parent-style-name="DefaultParagraphFont" style:family="text">
      <style:text-properties style:font-name="Calibri" style:font-name-complex="Calibri"/>
    </style:style>
    <style:style style:name="TableRow1919" style:family="table-row">
      <style:table-row-properties style:use-optimal-row-height="false"/>
    </style:style>
    <style:style style:name="TableCell1920" style:family="table-cell">
      <style:table-cell-properties fo:border="none" style:writing-mode="lr-tb" style:vertical-align="middle" fo:padding-top="0.1562in" fo:padding-left="0in" fo:padding-bottom="0.052in" fo:padding-right="0.1041in"/>
    </style:style>
    <style:style style:name="T1921" style:parent-style-name="DefaultParagraphFont" style:family="text">
      <style:text-properties style:font-name="Calibri" style:font-name-complex="Calibri"/>
    </style:style>
    <style:style style:name="T1922" style:parent-style-name="DefaultParagraphFont" style:family="text">
      <style:text-properties style:font-name="Calibri" style:font-name-complex="Calibri"/>
    </style:style>
    <style:style style:name="TableRow1923" style:family="table-row">
      <style:table-row-properties style:use-optimal-row-height="false"/>
    </style:style>
    <style:style style:name="TableCell1924" style:family="table-cell">
      <style:table-cell-properties fo:border="none" style:writing-mode="lr-tb" style:vertical-align="middle" fo:padding-top="0.1562in" fo:padding-left="0in" fo:padding-bottom="0.052in" fo:padding-right="0.1041in"/>
    </style:style>
    <style:style style:name="T1925" style:parent-style-name="DefaultParagraphFont" style:family="text">
      <style:text-properties style:font-name="Calibri" style:font-name-complex="Calibri"/>
    </style:style>
    <style:style style:name="TableRow1926" style:family="table-row">
      <style:table-row-properties style:use-optimal-row-height="false"/>
    </style:style>
    <style:style style:name="TableCell1927" style:family="table-cell">
      <style:table-cell-properties fo:border="none" style:writing-mode="lr-tb" style:vertical-align="middle" fo:padding-top="0.1562in" fo:padding-left="0in" fo:padding-bottom="0.052in" fo:padding-right="0.1041in"/>
    </style:style>
    <style:style style:name="T1928" style:parent-style-name="DefaultParagraphFont" style:family="text">
      <style:text-properties style:font-name="Calibri" style:font-name-complex="Calibri"/>
    </style:style>
    <style:style style:name="TableRow1929" style:family="table-row">
      <style:table-row-properties style:use-optimal-row-height="false"/>
    </style:style>
    <style:style style:name="TableCell1930" style:family="table-cell">
      <style:table-cell-properties fo:border="none" style:writing-mode="lr-tb" style:vertical-align="middle" fo:padding-top="0.1562in" fo:padding-left="0in" fo:padding-bottom="0.052in" fo:padding-right="0.1041in"/>
    </style:style>
    <style:style style:name="T1931" style:parent-style-name="DefaultParagraphFont" style:family="text">
      <style:text-properties style:font-name="Calibri" style:font-name-complex="Calibri"/>
    </style:style>
    <style:style style:name="TableRow1932" style:family="table-row">
      <style:table-row-properties style:use-optimal-row-height="false"/>
    </style:style>
    <style:style style:name="TableCell1933" style:family="table-cell">
      <style:table-cell-properties fo:border="none" style:writing-mode="lr-tb" style:vertical-align="middle" fo:padding-top="0.1562in" fo:padding-left="0in" fo:padding-bottom="0.052in" fo:padding-right="0.1041in"/>
    </style:style>
    <style:style style:name="T1934" style:parent-style-name="DefaultParagraphFont" style:family="text">
      <style:text-properties style:font-name="Calibri" style:font-name-complex="Calibri"/>
    </style:style>
    <style:style style:name="TableRow1935" style:family="table-row">
      <style:table-row-properties style:use-optimal-row-height="false"/>
    </style:style>
    <style:style style:name="TableCell1936" style:family="table-cell">
      <style:table-cell-properties fo:border="none" style:writing-mode="lr-tb" style:vertical-align="middle" fo:padding-top="0.1562in" fo:padding-left="0in" fo:padding-bottom="0.052in" fo:padding-right="0.1041in"/>
    </style:style>
    <style:style style:name="T1937" style:parent-style-name="DefaultParagraphFont" style:family="text">
      <style:text-properties style:font-name="Calibri" style:font-name-complex="Calibri"/>
    </style:style>
    <style:style style:name="T1938" style:parent-style-name="DefaultParagraphFont" style:family="text">
      <style:text-properties style:font-name="Calibri" style:font-name-complex="Calibri"/>
    </style:style>
    <style:style style:name="TableRow1939" style:family="table-row">
      <style:table-row-properties style:use-optimal-row-height="false"/>
    </style:style>
    <style:style style:name="TableCell1940" style:family="table-cell">
      <style:table-cell-properties fo:border="none" style:writing-mode="lr-tb" style:vertical-align="middle" fo:padding-top="0.1562in" fo:padding-left="0in" fo:padding-bottom="0.052in" fo:padding-right="0.1041in"/>
    </style:style>
    <style:style style:name="T1941" style:parent-style-name="DefaultParagraphFont" style:family="text">
      <style:text-properties style:font-name="Calibri" style:font-name-complex="Calibri"/>
    </style:style>
    <style:style style:name="TableRow1942" style:family="table-row">
      <style:table-row-properties style:use-optimal-row-height="false"/>
    </style:style>
    <style:style style:name="TableCell1943" style:family="table-cell">
      <style:table-cell-properties fo:border="none" style:writing-mode="lr-tb" style:vertical-align="middle" fo:padding-top="0.1562in" fo:padding-left="0in" fo:padding-bottom="0.052in" fo:padding-right="0.1041in"/>
    </style:style>
    <style:style style:name="T1944" style:parent-style-name="DefaultParagraphFont" style:family="text">
      <style:text-properties style:font-name="Calibri" style:font-name-complex="Calibri"/>
    </style:style>
    <style:style style:name="TableRow1945" style:family="table-row">
      <style:table-row-properties style:use-optimal-row-height="false"/>
    </style:style>
    <style:style style:name="TableCell1946" style:family="table-cell">
      <style:table-cell-properties fo:border="none" style:writing-mode="lr-tb" style:vertical-align="middle" fo:padding-top="0.1562in" fo:padding-left="0in" fo:padding-bottom="0.052in" fo:padding-right="0.1041in"/>
    </style:style>
    <style:style style:name="T1947" style:parent-style-name="DefaultParagraphFont" style:family="text">
      <style:text-properties style:font-name="Calibri" style:font-name-complex="Calibri"/>
    </style:style>
    <style:style style:name="T1948" style:parent-style-name="DefaultParagraphFont" style:family="text">
      <style:text-properties style:font-name="Calibri" style:font-name-complex="Calibri"/>
    </style:style>
    <style:style style:name="T1949" style:parent-style-name="DefaultParagraphFont" style:family="text">
      <style:text-properties style:font-name="Calibri" style:font-name-complex="Calibri"/>
    </style:style>
    <style:style style:name="T1950" style:parent-style-name="DefaultParagraphFont" style:family="text">
      <style:text-properties style:font-name="Calibri" style:font-name-complex="Calibri"/>
    </style:style>
    <style:style style:name="TableRow1951" style:family="table-row">
      <style:table-row-properties style:use-optimal-row-height="false"/>
    </style:style>
    <style:style style:name="TableCell1952" style:family="table-cell">
      <style:table-cell-properties fo:border="none" style:writing-mode="lr-tb" style:vertical-align="middle" fo:padding-top="0.1562in" fo:padding-left="0in" fo:padding-bottom="0.052in" fo:padding-right="0.1041in"/>
    </style:style>
    <style:style style:name="T1953" style:parent-style-name="DefaultParagraphFont" style:family="text">
      <style:text-properties style:font-name="Calibri" style:font-name-complex="Calibri"/>
    </style:style>
    <style:style style:name="T1954" style:parent-style-name="DefaultParagraphFont" style:family="text">
      <style:text-properties style:font-name="Calibri" style:font-name-complex="Calibri"/>
    </style:style>
    <style:style style:name="TableRow1955" style:family="table-row">
      <style:table-row-properties style:use-optimal-row-height="false"/>
    </style:style>
    <style:style style:name="TableCell1956" style:family="table-cell">
      <style:table-cell-properties fo:border="none" style:writing-mode="lr-tb" style:vertical-align="middle" fo:padding-top="0.1562in" fo:padding-left="0in" fo:padding-bottom="0.052in" fo:padding-right="0.1041in"/>
    </style:style>
    <style:style style:name="T1957" style:parent-style-name="DefaultParagraphFont" style:family="text">
      <style:text-properties style:font-name="Calibri" style:font-name-complex="Calibri"/>
    </style:style>
    <style:style style:name="TableRow1958" style:family="table-row">
      <style:table-row-properties style:use-optimal-row-height="false"/>
    </style:style>
    <style:style style:name="TableCell1959" style:family="table-cell">
      <style:table-cell-properties fo:border="none" style:writing-mode="lr-tb" style:vertical-align="middle" fo:padding-top="0.1562in" fo:padding-left="0in" fo:padding-bottom="0.052in" fo:padding-right="0.1041in"/>
    </style:style>
    <style:style style:name="T1960" style:parent-style-name="DefaultParagraphFont" style:family="text">
      <style:text-properties style:font-name="Calibri" style:font-name-complex="Calibri"/>
    </style:style>
    <style:style style:name="TableRow1961" style:family="table-row">
      <style:table-row-properties style:use-optimal-row-height="false"/>
    </style:style>
    <style:style style:name="TableCell1962" style:family="table-cell">
      <style:table-cell-properties fo:border="none" style:writing-mode="lr-tb" style:vertical-align="middle" fo:padding-top="0.1562in" fo:padding-left="0in" fo:padding-bottom="0.052in" fo:padding-right="0.1041in"/>
    </style:style>
    <style:style style:name="T1963" style:parent-style-name="DefaultParagraphFont" style:family="text">
      <style:text-properties style:font-name="Calibri" style:font-name-complex="Calibri"/>
    </style:style>
    <style:style style:name="TableRow1964" style:family="table-row">
      <style:table-row-properties style:use-optimal-row-height="false"/>
    </style:style>
    <style:style style:name="TableCell1965" style:family="table-cell">
      <style:table-cell-properties fo:border="none" style:writing-mode="lr-tb" style:vertical-align="middle" fo:padding-top="0.1562in" fo:padding-left="0in" fo:padding-bottom="0.052in" fo:padding-right="0.1041in"/>
    </style:style>
    <style:style style:name="T1966" style:parent-style-name="DefaultParagraphFont" style:family="text">
      <style:text-properties style:font-name="Calibri" style:font-name-complex="Calibri"/>
    </style:style>
    <style:style style:name="T1967" style:parent-style-name="DefaultParagraphFont" style:family="text">
      <style:text-properties style:font-name="Calibri" style:font-name-complex="Calibri"/>
    </style:style>
    <style:style style:name="TableRow1968" style:family="table-row">
      <style:table-row-properties style:use-optimal-row-height="false"/>
    </style:style>
    <style:style style:name="TableCell1969" style:family="table-cell">
      <style:table-cell-properties fo:border="none" style:writing-mode="lr-tb" style:vertical-align="middle" fo:padding-top="0.1562in" fo:padding-left="0in" fo:padding-bottom="0.052in" fo:padding-right="0.1041in"/>
    </style:style>
    <style:style style:name="T1970" style:parent-style-name="DefaultParagraphFont" style:family="text">
      <style:text-properties style:font-name="Calibri" style:font-name-complex="Calibri"/>
    </style:style>
    <style:style style:name="TableRow1971" style:family="table-row">
      <style:table-row-properties style:use-optimal-row-height="false"/>
    </style:style>
    <style:style style:name="TableCell1972" style:family="table-cell">
      <style:table-cell-properties fo:border="none" style:writing-mode="lr-tb" style:vertical-align="middle" fo:padding-top="0.1562in" fo:padding-left="0in" fo:padding-bottom="0.052in" fo:padding-right="0.1041in"/>
    </style:style>
    <style:style style:name="T1973" style:parent-style-name="DefaultParagraphFont" style:family="text">
      <style:text-properties style:font-name="Calibri" style:font-name-complex="Calibri"/>
    </style:style>
    <style:style style:name="TableRow1974" style:family="table-row">
      <style:table-row-properties style:use-optimal-row-height="false"/>
    </style:style>
    <style:style style:name="TableCell1975" style:family="table-cell">
      <style:table-cell-properties fo:border="none" style:writing-mode="lr-tb" style:vertical-align="middle" fo:padding-top="0.1562in" fo:padding-left="0in" fo:padding-bottom="0.052in" fo:padding-right="0.1041in"/>
    </style:style>
    <style:style style:name="T1976" style:parent-style-name="DefaultParagraphFont" style:family="text">
      <style:text-properties style:font-name="Calibri" style:font-name-complex="Calibri"/>
    </style:style>
    <style:style style:name="T1977" style:parent-style-name="DefaultParagraphFont" style:family="text">
      <style:text-properties style:font-name="Calibri" style:font-name-complex="Calibri"/>
    </style:style>
    <style:style style:name="TableRow1978" style:family="table-row">
      <style:table-row-properties style:use-optimal-row-height="false"/>
    </style:style>
    <style:style style:name="TableCell1979" style:family="table-cell">
      <style:table-cell-properties fo:border="none" style:writing-mode="lr-tb" style:vertical-align="middle" fo:padding-top="0.1562in" fo:padding-left="0in" fo:padding-bottom="0.052in" fo:padding-right="0.1041in"/>
    </style:style>
    <style:style style:name="T1980" style:parent-style-name="DefaultParagraphFont" style:family="text">
      <style:text-properties style:font-name="Calibri" style:font-name-complex="Calibri"/>
    </style:style>
    <style:style style:name="TableRow1981" style:family="table-row">
      <style:table-row-properties style:use-optimal-row-height="false"/>
    </style:style>
    <style:style style:name="TableCell1982" style:family="table-cell">
      <style:table-cell-properties fo:border="none" style:writing-mode="lr-tb" style:vertical-align="middle" fo:padding-top="0.1562in" fo:padding-left="0in" fo:padding-bottom="0.052in" fo:padding-right="0.1041in"/>
    </style:style>
    <style:style style:name="T1983" style:parent-style-name="DefaultParagraphFont" style:family="text">
      <style:text-properties style:font-name="Calibri" style:font-name-complex="Calibri"/>
    </style:style>
    <style:style style:name="TableRow1984" style:family="table-row">
      <style:table-row-properties style:use-optimal-row-height="false"/>
    </style:style>
    <style:style style:name="TableCell1985" style:family="table-cell">
      <style:table-cell-properties fo:border="none" style:writing-mode="lr-tb" style:vertical-align="middle" fo:padding-top="0.1562in" fo:padding-left="0in" fo:padding-bottom="0.052in" fo:padding-right="0.1041in"/>
    </style:style>
    <style:style style:name="T1986" style:parent-style-name="DefaultParagraphFont" style:family="text">
      <style:text-properties style:font-name="Calibri" style:font-name-complex="Calibri"/>
    </style:style>
    <style:style style:name="T1987" style:parent-style-name="DefaultParagraphFont" style:family="text">
      <style:text-properties style:font-name="Calibri" style:font-name-complex="Calibri"/>
    </style:style>
    <style:style style:name="TableRow1988" style:family="table-row">
      <style:table-row-properties style:use-optimal-row-height="false"/>
    </style:style>
    <style:style style:name="TableCell1989" style:family="table-cell">
      <style:table-cell-properties fo:border="none" style:writing-mode="lr-tb" style:vertical-align="middle" fo:padding-top="0.1562in" fo:padding-left="0in" fo:padding-bottom="0.052in" fo:padding-right="0.1041in"/>
    </style:style>
    <style:style style:name="T1990" style:parent-style-name="DefaultParagraphFont" style:family="text">
      <style:text-properties style:font-name="Calibri" style:font-name-complex="Calibri"/>
    </style:style>
    <style:style style:name="TableRow1991" style:family="table-row">
      <style:table-row-properties style:use-optimal-row-height="false"/>
    </style:style>
    <style:style style:name="TableCell1992" style:family="table-cell">
      <style:table-cell-properties fo:border="none" style:writing-mode="lr-tb" style:vertical-align="middle" fo:padding-top="0.1562in" fo:padding-left="0in" fo:padding-bottom="0.052in" fo:padding-right="0.1041in"/>
    </style:style>
    <style:style style:name="T1993" style:parent-style-name="DefaultParagraphFont" style:family="text">
      <style:text-properties style:font-name="Calibri" style:font-name-complex="Calibri"/>
    </style:style>
    <style:style style:name="T1994" style:parent-style-name="DefaultParagraphFont" style:family="text">
      <style:text-properties style:font-name="Calibri" style:font-name-complex="Calibri"/>
    </style:style>
    <style:style style:name="T1995" style:parent-style-name="DefaultParagraphFont" style:family="text">
      <style:text-properties style:font-name="Calibri" style:font-name-complex="Calibri"/>
    </style:style>
    <style:style style:name="TableRow1996" style:family="table-row">
      <style:table-row-properties style:use-optimal-row-height="false"/>
    </style:style>
    <style:style style:name="TableCell1997" style:family="table-cell">
      <style:table-cell-properties fo:border="none" style:writing-mode="lr-tb" style:vertical-align="middle" fo:padding-top="0.1562in" fo:padding-left="0in" fo:padding-bottom="0.052in" fo:padding-right="0.1041in"/>
    </style:style>
    <style:style style:name="T1998" style:parent-style-name="DefaultParagraphFont" style:family="text">
      <style:text-properties style:font-name="Calibri" style:font-name-complex="Calibri"/>
    </style:style>
    <style:style style:name="TableRow1999" style:family="table-row">
      <style:table-row-properties style:use-optimal-row-height="false"/>
    </style:style>
    <style:style style:name="TableCell2000" style:family="table-cell">
      <style:table-cell-properties fo:border="none" style:writing-mode="lr-tb" style:vertical-align="middle" fo:padding-top="0.1562in" fo:padding-left="0in" fo:padding-bottom="0.052in" fo:padding-right="0.1041in"/>
    </style:style>
    <style:style style:name="T2001" style:parent-style-name="DefaultParagraphFont" style:family="text">
      <style:text-properties style:font-name="Calibri" style:font-name-complex="Calibri"/>
    </style:style>
    <style:style style:name="T2002" style:parent-style-name="DefaultParagraphFont" style:family="text">
      <style:text-properties style:font-name="Calibri" style:font-name-complex="Calibri"/>
    </style:style>
    <style:style style:name="TableRow2003" style:family="table-row">
      <style:table-row-properties style:use-optimal-row-height="false"/>
    </style:style>
    <style:style style:name="TableCell2004" style:family="table-cell">
      <style:table-cell-properties fo:border="none" style:writing-mode="lr-tb" style:vertical-align="middle" fo:padding-top="0.1562in" fo:padding-left="0in" fo:padding-bottom="0.052in" fo:padding-right="0.1041in"/>
    </style:style>
    <style:style style:name="T2005" style:parent-style-name="DefaultParagraphFont" style:family="text">
      <style:text-properties style:font-name="Calibri" style:font-name-complex="Calibri"/>
    </style:style>
    <style:style style:name="TableRow2006" style:family="table-row">
      <style:table-row-properties style:use-optimal-row-height="false"/>
    </style:style>
    <style:style style:name="TableCell2007" style:family="table-cell">
      <style:table-cell-properties fo:border="none" style:writing-mode="lr-tb" style:vertical-align="middle" fo:padding-top="0.1562in" fo:padding-left="0in" fo:padding-bottom="0.052in" fo:padding-right="0.1041in"/>
    </style:style>
    <style:style style:name="T2008" style:parent-style-name="DefaultParagraphFont" style:family="text">
      <style:text-properties style:font-name="Calibri" style:font-name-complex="Calibri"/>
    </style:style>
    <style:style style:name="T2009" style:parent-style-name="DefaultParagraphFont" style:family="text">
      <style:text-properties style:font-name="Calibri" style:font-name-complex="Calibri"/>
    </style:style>
    <style:style style:name="TableRow2010" style:family="table-row">
      <style:table-row-properties style:use-optimal-row-height="false"/>
    </style:style>
    <style:style style:name="TableCell2011" style:family="table-cell">
      <style:table-cell-properties fo:border="none" style:writing-mode="lr-tb" style:vertical-align="middle" fo:padding-top="0.1562in" fo:padding-left="0in" fo:padding-bottom="0.052in" fo:padding-right="0.1041in"/>
    </style:style>
    <style:style style:name="T2012" style:parent-style-name="DefaultParagraphFont" style:family="text">
      <style:text-properties style:font-name="Calibri" style:font-name-complex="Calibri"/>
    </style:style>
    <style:style style:name="T2013" style:parent-style-name="DefaultParagraphFont" style:family="text">
      <style:text-properties style:font-name="Calibri" style:font-name-complex="Calibri"/>
    </style:style>
    <style:style style:name="TableRow2014" style:family="table-row">
      <style:table-row-properties style:use-optimal-row-height="false"/>
    </style:style>
    <style:style style:name="TableCell2015" style:family="table-cell">
      <style:table-cell-properties fo:border="none" style:writing-mode="lr-tb" style:vertical-align="middle" fo:padding-top="0.1562in" fo:padding-left="0in" fo:padding-bottom="0.052in" fo:padding-right="0.1041in"/>
    </style:style>
    <style:style style:name="T2016" style:parent-style-name="DefaultParagraphFont" style:family="text">
      <style:text-properties style:font-name="Calibri" style:font-name-complex="Calibri"/>
    </style:style>
    <style:style style:name="T2017" style:parent-style-name="DefaultParagraphFont" style:family="text">
      <style:text-properties style:font-name="Calibri" style:font-name-complex="Calibri"/>
    </style:style>
    <style:style style:name="TableRow2018" style:family="table-row">
      <style:table-row-properties style:use-optimal-row-height="false"/>
    </style:style>
    <style:style style:name="TableCell2019" style:family="table-cell">
      <style:table-cell-properties fo:border="none" style:writing-mode="lr-tb" style:vertical-align="middle" fo:padding-top="0.1562in" fo:padding-left="0in" fo:padding-bottom="0.052in" fo:padding-right="0.1041in"/>
    </style:style>
    <style:style style:name="T2020" style:parent-style-name="DefaultParagraphFont" style:family="text">
      <style:text-properties style:font-name="Calibri" style:font-name-complex="Calibri"/>
    </style:style>
    <style:style style:name="T2021" style:parent-style-name="DefaultParagraphFont" style:family="text">
      <style:text-properties style:font-name="Calibri" style:font-name-complex="Calibri"/>
    </style:style>
    <style:style style:name="TableRow2022" style:family="table-row">
      <style:table-row-properties style:use-optimal-row-height="false"/>
    </style:style>
    <style:style style:name="TableCell2023" style:family="table-cell">
      <style:table-cell-properties fo:border="none" style:writing-mode="lr-tb" style:vertical-align="middle" fo:padding-top="0.1562in" fo:padding-left="0in" fo:padding-bottom="0.052in" fo:padding-right="0.1041in"/>
    </style:style>
    <style:style style:name="T2024" style:parent-style-name="DefaultParagraphFont" style:family="text">
      <style:text-properties style:font-name="Calibri" style:font-name-complex="Calibri"/>
    </style:style>
    <style:style style:name="T2025" style:parent-style-name="DefaultParagraphFont" style:family="text">
      <style:text-properties style:font-name="Calibri" style:font-name-complex="Calibri"/>
    </style:style>
    <style:style style:name="TableRow2026" style:family="table-row">
      <style:table-row-properties style:use-optimal-row-height="false"/>
    </style:style>
    <style:style style:name="TableCell2027" style:family="table-cell">
      <style:table-cell-properties fo:border="none" style:writing-mode="lr-tb" style:vertical-align="middle" fo:padding-top="0.1562in" fo:padding-left="0in" fo:padding-bottom="0.052in" fo:padding-right="0.1041in"/>
    </style:style>
    <style:style style:name="T2028" style:parent-style-name="DefaultParagraphFont" style:family="text">
      <style:text-properties style:font-name="Calibri" style:font-name-complex="Calibri"/>
    </style:style>
    <style:style style:name="TableRow2029" style:family="table-row">
      <style:table-row-properties style:use-optimal-row-height="false"/>
    </style:style>
    <style:style style:name="TableCell2030" style:family="table-cell">
      <style:table-cell-properties fo:border="none" style:writing-mode="lr-tb" style:vertical-align="middle" fo:padding-top="0.1562in" fo:padding-left="0in" fo:padding-bottom="0.052in" fo:padding-right="0.1041in"/>
    </style:style>
    <style:style style:name="T2031" style:parent-style-name="DefaultParagraphFont" style:family="text">
      <style:text-properties style:font-name="Calibri" style:font-name-complex="Calibri"/>
    </style:style>
    <style:style style:name="TableRow2032" style:family="table-row">
      <style:table-row-properties style:use-optimal-row-height="false"/>
    </style:style>
    <style:style style:name="TableCell2033" style:family="table-cell">
      <style:table-cell-properties fo:border="none" style:writing-mode="lr-tb" style:vertical-align="middle" fo:padding-top="0.1562in" fo:padding-left="0in" fo:padding-bottom="0.052in" fo:padding-right="0.1041in"/>
    </style:style>
    <style:style style:name="T2034" style:parent-style-name="DefaultParagraphFont" style:family="text">
      <style:text-properties style:font-name="Calibri" style:font-name-complex="Calibri"/>
    </style:style>
    <style:style style:name="T2035" style:parent-style-name="DefaultParagraphFont" style:family="text">
      <style:text-properties style:font-name="Calibri" style:font-name-complex="Calibri"/>
    </style:style>
    <style:style style:name="T2036" style:parent-style-name="DefaultParagraphFont" style:family="text">
      <style:text-properties style:font-name="Calibri" style:font-name-complex="Calibri"/>
    </style:style>
    <style:style style:name="TableRow2037" style:family="table-row">
      <style:table-row-properties style:use-optimal-row-height="false"/>
    </style:style>
    <style:style style:name="TableCell2038" style:family="table-cell">
      <style:table-cell-properties fo:border="none" style:writing-mode="lr-tb" style:vertical-align="middle" fo:padding-top="0.1562in" fo:padding-left="0in" fo:padding-bottom="0.052in" fo:padding-right="0.1041in"/>
    </style:style>
    <style:style style:name="T2039" style:parent-style-name="DefaultParagraphFont" style:family="text">
      <style:text-properties style:font-name="Calibri" style:font-name-complex="Calibri"/>
    </style:style>
    <style:style style:name="TableRow2040" style:family="table-row">
      <style:table-row-properties style:use-optimal-row-height="false"/>
    </style:style>
    <style:style style:name="TableCell2041" style:family="table-cell">
      <style:table-cell-properties fo:border="none" style:writing-mode="lr-tb" style:vertical-align="middle" fo:padding-top="0.1562in" fo:padding-left="0in" fo:padding-bottom="0.052in" fo:padding-right="0.1041in"/>
    </style:style>
    <style:style style:name="T2042" style:parent-style-name="DefaultParagraphFont" style:family="text">
      <style:text-properties style:font-name="Calibri" style:font-name-complex="Calibri"/>
    </style:style>
    <style:style style:name="TableRow2043" style:family="table-row">
      <style:table-row-properties style:use-optimal-row-height="false"/>
    </style:style>
    <style:style style:name="TableCell2044" style:family="table-cell">
      <style:table-cell-properties fo:border="none" style:writing-mode="lr-tb" style:vertical-align="middle" fo:padding-top="0.1562in" fo:padding-left="0in" fo:padding-bottom="0.052in" fo:padding-right="0.1041in"/>
    </style:style>
    <style:style style:name="T2045" style:parent-style-name="DefaultParagraphFont" style:family="text">
      <style:text-properties style:font-name="Calibri" style:font-name-complex="Calibri"/>
    </style:style>
    <style:style style:name="TableRow2046" style:family="table-row">
      <style:table-row-properties style:use-optimal-row-height="false"/>
    </style:style>
    <style:style style:name="TableCell2047" style:family="table-cell">
      <style:table-cell-properties fo:border="none" style:writing-mode="lr-tb" style:vertical-align="middle" fo:padding-top="0.1562in" fo:padding-left="0in" fo:padding-bottom="0.052in" fo:padding-right="0.1041in"/>
    </style:style>
    <style:style style:name="T2048" style:parent-style-name="DefaultParagraphFont" style:family="text">
      <style:text-properties style:font-name="Calibri" style:font-name-complex="Calibri"/>
    </style:style>
    <style:style style:name="T2049" style:parent-style-name="DefaultParagraphFont" style:family="text">
      <style:text-properties style:font-name="Calibri" style:font-name-complex="Calibri"/>
    </style:style>
    <style:style style:name="TableRow2050" style:family="table-row">
      <style:table-row-properties style:use-optimal-row-height="false"/>
    </style:style>
    <style:style style:name="TableCell2051" style:family="table-cell">
      <style:table-cell-properties fo:border="none" style:writing-mode="lr-tb" style:vertical-align="middle" fo:padding-top="0.1562in" fo:padding-left="0in" fo:padding-bottom="0.052in" fo:padding-right="0.1041in"/>
    </style:style>
    <style:style style:name="T2052" style:parent-style-name="DefaultParagraphFont" style:family="text">
      <style:text-properties style:font-name="Calibri" style:font-name-complex="Calibri"/>
    </style:style>
    <style:style style:name="TableRow2053" style:family="table-row">
      <style:table-row-properties style:use-optimal-row-height="false"/>
    </style:style>
    <style:style style:name="TableCell2054" style:family="table-cell">
      <style:table-cell-properties fo:border="none" style:writing-mode="lr-tb" style:vertical-align="middle" fo:padding-top="0.1562in" fo:padding-left="0in" fo:padding-bottom="0.052in" fo:padding-right="0.1041in"/>
    </style:style>
    <style:style style:name="T2055" style:parent-style-name="DefaultParagraphFont" style:family="text">
      <style:text-properties style:font-name="Calibri" style:font-name-complex="Calibri"/>
    </style:style>
    <style:style style:name="T2056" style:parent-style-name="DefaultParagraphFont" style:family="text">
      <style:text-properties style:font-name="Calibri" style:font-name-complex="Calibri"/>
    </style:style>
    <style:style style:name="TableRow2057" style:family="table-row">
      <style:table-row-properties style:use-optimal-row-height="false"/>
    </style:style>
    <style:style style:name="TableCell2058" style:family="table-cell">
      <style:table-cell-properties fo:border="none" style:writing-mode="lr-tb" style:vertical-align="middle" fo:padding-top="0.1562in" fo:padding-left="0in" fo:padding-bottom="0.052in" fo:padding-right="0.1041in"/>
    </style:style>
    <style:style style:name="T2059" style:parent-style-name="DefaultParagraphFont" style:family="text">
      <style:text-properties style:font-name="Calibri" style:font-name-complex="Calibri"/>
    </style:style>
    <style:style style:name="TableRow2060" style:family="table-row">
      <style:table-row-properties style:use-optimal-row-height="false"/>
    </style:style>
    <style:style style:name="TableCell2061" style:family="table-cell">
      <style:table-cell-properties fo:border="none" style:writing-mode="lr-tb" style:vertical-align="middle" fo:padding-top="0.1562in" fo:padding-left="0in" fo:padding-bottom="0.052in" fo:padding-right="0.1041in"/>
    </style:style>
    <style:style style:name="T2062" style:parent-style-name="DefaultParagraphFont" style:family="text">
      <style:text-properties style:font-name="Calibri" style:font-name-complex="Calibri"/>
    </style:style>
    <style:style style:name="T2063" style:parent-style-name="DefaultParagraphFont" style:family="text">
      <style:text-properties style:font-name="Calibri" style:font-name-complex="Calibri"/>
    </style:style>
    <style:style style:name="T2064" style:parent-style-name="DefaultParagraphFont" style:family="text">
      <style:text-properties style:font-name="Calibri" style:font-name-complex="Calibri"/>
    </style:style>
    <style:style style:name="TableRow2065" style:family="table-row">
      <style:table-row-properties style:use-optimal-row-height="false"/>
    </style:style>
    <style:style style:name="TableCell2066" style:family="table-cell">
      <style:table-cell-properties fo:border="none" style:writing-mode="lr-tb" style:vertical-align="middle" fo:padding-top="0.1562in" fo:padding-left="0in" fo:padding-bottom="0.052in" fo:padding-right="0.1041in"/>
    </style:style>
    <style:style style:name="T2067" style:parent-style-name="DefaultParagraphFont" style:family="text">
      <style:text-properties style:font-name="Calibri" style:font-name-complex="Calibri"/>
    </style:style>
    <style:style style:name="TableRow2068" style:family="table-row">
      <style:table-row-properties style:use-optimal-row-height="false"/>
    </style:style>
    <style:style style:name="TableCell2069" style:family="table-cell">
      <style:table-cell-properties fo:border="none" style:writing-mode="lr-tb" style:vertical-align="middle" fo:padding-top="0.1562in" fo:padding-left="0in" fo:padding-bottom="0.052in" fo:padding-right="0.1041in"/>
    </style:style>
    <style:style style:name="T2070" style:parent-style-name="DefaultParagraphFont" style:family="text">
      <style:text-properties style:font-name="Calibri" style:font-name-complex="Calibri"/>
    </style:style>
    <style:style style:name="TableRow2071" style:family="table-row">
      <style:table-row-properties style:use-optimal-row-height="false"/>
    </style:style>
    <style:style style:name="TableCell2072" style:family="table-cell">
      <style:table-cell-properties fo:border="none" style:writing-mode="lr-tb" style:vertical-align="middle" fo:padding-top="0.1562in" fo:padding-left="0in" fo:padding-bottom="0.052in" fo:padding-right="0.1041in"/>
    </style:style>
    <style:style style:name="T2073" style:parent-style-name="DefaultParagraphFont" style:family="text">
      <style:text-properties style:font-name="Calibri" style:font-name-complex="Calibri"/>
    </style:style>
    <style:style style:name="T2074" style:parent-style-name="DefaultParagraphFont" style:family="text">
      <style:text-properties style:font-name="Calibri" style:font-name-complex="Calibri"/>
    </style:style>
    <style:style style:name="TableRow2075" style:family="table-row">
      <style:table-row-properties style:use-optimal-row-height="false"/>
    </style:style>
    <style:style style:name="TableCell2076" style:family="table-cell">
      <style:table-cell-properties fo:border="none" style:writing-mode="lr-tb" style:vertical-align="middle" fo:padding-top="0.1562in" fo:padding-left="0in" fo:padding-bottom="0.052in" fo:padding-right="0.1041in"/>
    </style:style>
    <style:style style:name="T2077" style:parent-style-name="DefaultParagraphFont" style:family="text">
      <style:text-properties style:font-name="Calibri" style:font-name-complex="Calibri" fo:language="sv" fo:country="SE"/>
    </style:style>
    <style:style style:name="T2078" style:parent-style-name="DefaultParagraphFont" style:family="text">
      <style:text-properties style:font-name="Calibri" style:font-name-complex="Calibri" fo:language="sv" fo:country="SE"/>
    </style:style>
    <style:style style:name="T2079" style:parent-style-name="DefaultParagraphFont" style:family="text">
      <style:text-properties style:font-name="Calibri" style:font-name-complex="Calibri" fo:language="sv" fo:country="SE"/>
    </style:style>
    <style:style style:name="T2080" style:parent-style-name="DefaultParagraphFont" style:family="text">
      <style:text-properties style:font-name="Calibri" style:font-name-complex="Calibri" fo:language="sv" fo:country="SE"/>
    </style:style>
    <style:style style:name="T2081" style:parent-style-name="DefaultParagraphFont" style:family="text">
      <style:text-properties style:font-name="Calibri" style:font-name-complex="Calibri" fo:language="sv" fo:country="SE"/>
    </style:style>
    <style:style style:name="TableRow2082" style:family="table-row">
      <style:table-row-properties style:use-optimal-row-height="false"/>
    </style:style>
    <style:style style:name="TableCell2083" style:family="table-cell">
      <style:table-cell-properties fo:border="none" style:writing-mode="lr-tb" style:vertical-align="middle" fo:padding-top="0.1562in" fo:padding-left="0in" fo:padding-bottom="0.052in" fo:padding-right="0.1041in"/>
    </style:style>
    <style:style style:name="T2084" style:parent-style-name="DefaultParagraphFont" style:family="text">
      <style:text-properties style:font-name="Calibri" style:font-name-complex="Calibri"/>
    </style:style>
    <style:style style:name="T2085" style:parent-style-name="DefaultParagraphFont" style:family="text">
      <style:text-properties style:font-name="Calibri" style:font-name-complex="Calibri"/>
    </style:style>
    <style:style style:name="TableRow2086" style:family="table-row">
      <style:table-row-properties style:use-optimal-row-height="false"/>
    </style:style>
    <style:style style:name="TableCell2087" style:family="table-cell">
      <style:table-cell-properties fo:border="none" style:writing-mode="lr-tb" style:vertical-align="middle" fo:padding-top="0.1562in" fo:padding-left="0in" fo:padding-bottom="0.052in" fo:padding-right="0.1041in"/>
    </style:style>
    <style:style style:name="T2088" style:parent-style-name="DefaultParagraphFont" style:family="text">
      <style:text-properties style:font-name="Calibri" style:font-name-complex="Calibri"/>
    </style:style>
    <style:style style:name="T2089" style:parent-style-name="DefaultParagraphFont" style:family="text">
      <style:text-properties style:font-name="Calibri" style:font-name-complex="Calibri"/>
    </style:style>
    <style:style style:name="T2090" style:parent-style-name="DefaultParagraphFont" style:family="text">
      <style:text-properties style:font-name="Calibri" style:font-name-complex="Calibri"/>
    </style:style>
    <style:style style:name="TableRow2091" style:family="table-row">
      <style:table-row-properties style:use-optimal-row-height="false"/>
    </style:style>
    <style:style style:name="TableCell2092" style:family="table-cell">
      <style:table-cell-properties fo:border="none" style:writing-mode="lr-tb" style:vertical-align="middle" fo:padding-top="0.1562in" fo:padding-left="0in" fo:padding-bottom="0.052in" fo:padding-right="0.1041in"/>
    </style:style>
    <style:style style:name="T2093" style:parent-style-name="DefaultParagraphFont" style:family="text">
      <style:text-properties style:font-name="Calibri" style:font-name-complex="Calibri"/>
    </style:style>
    <style:style style:name="TableRow2094" style:family="table-row">
      <style:table-row-properties style:use-optimal-row-height="false"/>
    </style:style>
    <style:style style:name="TableCell2095" style:family="table-cell">
      <style:table-cell-properties fo:border="none" style:writing-mode="lr-tb" style:vertical-align="middle" fo:padding-top="0.1562in" fo:padding-left="0in" fo:padding-bottom="0.052in" fo:padding-right="0.1041in"/>
    </style:style>
    <style:style style:name="T2096" style:parent-style-name="DefaultParagraphFont" style:family="text">
      <style:text-properties style:font-name="Calibri" style:font-name-complex="Calibri"/>
    </style:style>
    <style:style style:name="TableRow2097" style:family="table-row">
      <style:table-row-properties style:use-optimal-row-height="false"/>
    </style:style>
    <style:style style:name="TableCell2098" style:family="table-cell">
      <style:table-cell-properties fo:border="none" style:writing-mode="lr-tb" style:vertical-align="middle" fo:padding-top="0.1562in" fo:padding-left="0in" fo:padding-bottom="0.052in" fo:padding-right="0.1041in"/>
    </style:style>
    <style:style style:name="T2099" style:parent-style-name="DefaultParagraphFont" style:family="text">
      <style:text-properties style:font-name="Calibri" style:font-name-complex="Calibri"/>
    </style:style>
    <style:style style:name="TableRow2100" style:family="table-row">
      <style:table-row-properties style:use-optimal-row-height="false"/>
    </style:style>
    <style:style style:name="TableCell2101" style:family="table-cell">
      <style:table-cell-properties fo:border="none" style:writing-mode="lr-tb" style:vertical-align="middle" fo:padding-top="0.1562in" fo:padding-left="0in" fo:padding-bottom="0.052in" fo:padding-right="0.1041in"/>
    </style:style>
    <style:style style:name="T2102" style:parent-style-name="DefaultParagraphFont" style:family="text">
      <style:text-properties style:font-name="Calibri" style:font-name-complex="Calibri"/>
    </style:style>
    <style:style style:name="TableRow2103" style:family="table-row">
      <style:table-row-properties style:use-optimal-row-height="false"/>
    </style:style>
    <style:style style:name="TableCell2104" style:family="table-cell">
      <style:table-cell-properties fo:border="none" style:writing-mode="lr-tb" style:vertical-align="middle" fo:padding-top="0.1562in" fo:padding-left="0in" fo:padding-bottom="0.052in" fo:padding-right="0.1041in"/>
    </style:style>
    <style:style style:name="T2105" style:parent-style-name="DefaultParagraphFont" style:family="text">
      <style:text-properties style:font-name="Calibri" style:font-name-complex="Calibri"/>
    </style:style>
    <style:style style:name="T2106" style:parent-style-name="DefaultParagraphFont" style:family="text">
      <style:text-properties style:font-name="Calibri" style:font-name-complex="Calibri"/>
    </style:style>
    <style:style style:name="T2107" style:parent-style-name="DefaultParagraphFont" style:family="text">
      <style:text-properties style:font-name="Calibri" style:font-name-complex="Calibri"/>
    </style:style>
    <style:style style:name="TableRow2108" style:family="table-row">
      <style:table-row-properties style:use-optimal-row-height="false"/>
    </style:style>
    <style:style style:name="TableCell2109" style:family="table-cell">
      <style:table-cell-properties fo:border="none" style:writing-mode="lr-tb" style:vertical-align="middle" fo:padding-top="0.1562in" fo:padding-left="0in" fo:padding-bottom="0.052in" fo:padding-right="0.1041in"/>
    </style:style>
    <style:style style:name="T2110" style:parent-style-name="DefaultParagraphFont" style:family="text">
      <style:text-properties style:font-name="Calibri" style:font-name-complex="Calibri"/>
    </style:style>
    <style:style style:name="T2111" style:parent-style-name="DefaultParagraphFont" style:family="text">
      <style:text-properties style:font-name="Calibri" style:font-name-complex="Calibri"/>
    </style:style>
    <style:style style:name="T2112" style:parent-style-name="DefaultParagraphFont" style:family="text">
      <style:text-properties style:font-name="Calibri" style:font-name-complex="Calibri"/>
    </style:style>
    <style:style style:name="T2113" style:parent-style-name="DefaultParagraphFont" style:family="text">
      <style:text-properties style:font-name="Calibri" style:font-name-complex="Calibri"/>
    </style:style>
    <style:style style:name="T2114" style:parent-style-name="DefaultParagraphFont" style:family="text">
      <style:text-properties style:font-name="Calibri" style:font-name-complex="Calibri"/>
    </style:style>
    <style:style style:name="TableRow2115" style:family="table-row">
      <style:table-row-properties style:use-optimal-row-height="false"/>
    </style:style>
    <style:style style:name="TableCell2116" style:family="table-cell">
      <style:table-cell-properties fo:border="none" style:writing-mode="lr-tb" style:vertical-align="middle" fo:padding-top="0.1562in" fo:padding-left="0in" fo:padding-bottom="0.052in" fo:padding-right="0.1041in"/>
    </style:style>
    <style:style style:name="T2117" style:parent-style-name="DefaultParagraphFont" style:family="text">
      <style:text-properties style:font-name="Calibri" style:font-name-complex="Calibri"/>
    </style:style>
    <style:style style:name="T2118" style:parent-style-name="DefaultParagraphFont" style:family="text">
      <style:text-properties style:font-name="Calibri" style:font-name-complex="Calibri"/>
    </style:style>
    <style:style style:name="T2119" style:parent-style-name="DefaultParagraphFont" style:family="text">
      <style:text-properties style:font-name="Calibri" style:font-name-complex="Calibri"/>
    </style:style>
    <style:style style:name="TableRow2120" style:family="table-row">
      <style:table-row-properties style:use-optimal-row-height="false"/>
    </style:style>
    <style:style style:name="TableCell2121" style:family="table-cell">
      <style:table-cell-properties fo:border="none" style:writing-mode="lr-tb" style:vertical-align="middle" fo:padding-top="0.1562in" fo:padding-left="0in" fo:padding-bottom="0.052in" fo:padding-right="0.1041in"/>
    </style:style>
    <style:style style:name="T2122" style:parent-style-name="DefaultParagraphFont" style:family="text">
      <style:text-properties style:font-name="Calibri" style:font-name-complex="Calibri"/>
    </style:style>
    <style:style style:name="TableRow2123" style:family="table-row">
      <style:table-row-properties style:use-optimal-row-height="false"/>
    </style:style>
    <style:style style:name="TableCell2124" style:family="table-cell">
      <style:table-cell-properties fo:border="none" style:writing-mode="lr-tb" style:vertical-align="middle" fo:padding-top="0.1562in" fo:padding-left="0in" fo:padding-bottom="0.052in" fo:padding-right="0.1041in"/>
    </style:style>
    <style:style style:name="T2125" style:parent-style-name="DefaultParagraphFont" style:family="text">
      <style:text-properties style:font-name="Calibri" style:font-name-complex="Calibri"/>
    </style:style>
    <style:style style:name="TableRow2126" style:family="table-row">
      <style:table-row-properties style:use-optimal-row-height="false"/>
    </style:style>
    <style:style style:name="TableCell2127" style:family="table-cell">
      <style:table-cell-properties fo:border="none" style:writing-mode="lr-tb" style:vertical-align="middle" fo:padding-top="0.1562in" fo:padding-left="0in" fo:padding-bottom="0.052in" fo:padding-right="0.1041in"/>
    </style:style>
    <style:style style:name="T2128" style:parent-style-name="DefaultParagraphFont" style:family="text">
      <style:text-properties style:font-name="Calibri" style:font-name-complex="Calibri"/>
    </style:style>
    <style:style style:name="TableRow2129" style:family="table-row">
      <style:table-row-properties style:use-optimal-row-height="false"/>
    </style:style>
    <style:style style:name="TableCell2130" style:family="table-cell">
      <style:table-cell-properties fo:border="none" style:writing-mode="lr-tb" style:vertical-align="middle" fo:padding-top="0.1562in" fo:padding-left="0in" fo:padding-bottom="0.052in" fo:padding-right="0.1041in"/>
    </style:style>
    <style:style style:name="T2131" style:parent-style-name="DefaultParagraphFont" style:family="text">
      <style:text-properties style:font-name="Calibri" style:font-name-complex="Calibri"/>
    </style:style>
    <style:style style:name="T2132" style:parent-style-name="DefaultParagraphFont" style:family="text">
      <style:text-properties style:font-name="Calibri" style:font-name-complex="Calibri"/>
    </style:style>
    <style:style style:name="TableRow2133" style:family="table-row">
      <style:table-row-properties style:use-optimal-row-height="false"/>
    </style:style>
    <style:style style:name="TableCell2134" style:family="table-cell">
      <style:table-cell-properties fo:border="none" style:writing-mode="lr-tb" style:vertical-align="middle" fo:padding-top="0.1562in" fo:padding-left="0in" fo:padding-bottom="0.052in" fo:padding-right="0.1041in"/>
    </style:style>
    <style:style style:name="T2135" style:parent-style-name="DefaultParagraphFont" style:family="text">
      <style:text-properties style:font-name="Calibri" style:font-name-complex="Calibri"/>
    </style:style>
    <style:style style:name="TableRow2136" style:family="table-row">
      <style:table-row-properties style:use-optimal-row-height="false"/>
    </style:style>
    <style:style style:name="TableCell2137" style:family="table-cell">
      <style:table-cell-properties fo:border="none" style:writing-mode="lr-tb" style:vertical-align="middle" fo:padding-top="0.1562in" fo:padding-left="0in" fo:padding-bottom="0.052in" fo:padding-right="0.1041in"/>
    </style:style>
    <style:style style:name="T2138" style:parent-style-name="DefaultParagraphFont" style:family="text">
      <style:text-properties style:font-name="Calibri" style:font-name-complex="Calibri"/>
    </style:style>
    <style:style style:name="T2139" style:parent-style-name="DefaultParagraphFont" style:family="text">
      <style:text-properties style:font-name="Calibri" style:font-name-complex="Calibri"/>
    </style:style>
    <style:style style:name="TableRow2140" style:family="table-row">
      <style:table-row-properties style:use-optimal-row-height="false"/>
    </style:style>
    <style:style style:name="TableCell2141" style:family="table-cell">
      <style:table-cell-properties fo:border="none" style:writing-mode="lr-tb" style:vertical-align="middle" fo:padding-top="0.1562in" fo:padding-left="0in" fo:padding-bottom="0.052in" fo:padding-right="0.1041in"/>
    </style:style>
    <style:style style:name="T2142" style:parent-style-name="DefaultParagraphFont" style:family="text">
      <style:text-properties style:font-name="Calibri" style:font-name-complex="Calibri"/>
    </style:style>
    <style:style style:name="T2143" style:parent-style-name="DefaultParagraphFont" style:family="text">
      <style:text-properties style:font-name="Calibri" style:font-name-complex="Calibri"/>
    </style:style>
    <style:style style:name="T2144" style:parent-style-name="DefaultParagraphFont" style:family="text">
      <style:text-properties style:font-name="Calibri" style:font-name-complex="Calibri"/>
    </style:style>
    <style:style style:name="TableRow2145" style:family="table-row">
      <style:table-row-properties style:use-optimal-row-height="false"/>
    </style:style>
    <style:style style:name="TableCell2146" style:family="table-cell">
      <style:table-cell-properties fo:border="none" style:writing-mode="lr-tb" style:vertical-align="middle" fo:padding-top="0.1562in" fo:padding-left="0in" fo:padding-bottom="0.052in" fo:padding-right="0.1041in"/>
    </style:style>
    <style:style style:name="T2147" style:parent-style-name="DefaultParagraphFont" style:family="text">
      <style:text-properties style:font-name="Calibri" style:font-name-complex="Calibri"/>
    </style:style>
    <style:style style:name="TableRow2148" style:family="table-row">
      <style:table-row-properties style:use-optimal-row-height="false"/>
    </style:style>
    <style:style style:name="TableCell2149" style:family="table-cell">
      <style:table-cell-properties fo:border="none" style:writing-mode="lr-tb" style:vertical-align="middle" fo:padding-top="0.1562in" fo:padding-left="0in" fo:padding-bottom="0.052in" fo:padding-right="0.1041in"/>
    </style:style>
    <style:style style:name="T2150" style:parent-style-name="DefaultParagraphFont" style:family="text">
      <style:text-properties style:font-name="Calibri" style:font-name-complex="Calibri"/>
    </style:style>
    <style:style style:name="TableRow2151" style:family="table-row">
      <style:table-row-properties style:use-optimal-row-height="false"/>
    </style:style>
    <style:style style:name="TableCell2152" style:family="table-cell">
      <style:table-cell-properties fo:border="none" style:writing-mode="lr-tb" style:vertical-align="middle" fo:padding-top="0.1562in" fo:padding-left="0in" fo:padding-bottom="0.052in" fo:padding-right="0.1041in"/>
    </style:style>
    <style:style style:name="T2153" style:parent-style-name="DefaultParagraphFont" style:family="text">
      <style:text-properties style:font-name="Calibri" style:font-name-complex="Calibri"/>
    </style:style>
    <style:style style:name="T2154" style:parent-style-name="DefaultParagraphFont" style:family="text">
      <style:text-properties style:font-name="Calibri" style:font-name-complex="Calibri"/>
    </style:style>
    <style:style style:name="T2155" style:parent-style-name="DefaultParagraphFont" style:family="text">
      <style:text-properties style:font-name="Calibri" style:font-name-complex="Calibri"/>
    </style:style>
    <style:style style:name="TableRow2156" style:family="table-row">
      <style:table-row-properties style:use-optimal-row-height="false"/>
    </style:style>
    <style:style style:name="TableCell2157" style:family="table-cell">
      <style:table-cell-properties fo:border="none" style:writing-mode="lr-tb" style:vertical-align="middle" fo:padding-top="0.1562in" fo:padding-left="0in" fo:padding-bottom="0.052in" fo:padding-right="0.1041in"/>
    </style:style>
    <style:style style:name="T2158" style:parent-style-name="DefaultParagraphFont" style:family="text">
      <style:text-properties style:font-name="Calibri" style:font-name-complex="Calibri"/>
    </style:style>
    <style:style style:name="T2159" style:parent-style-name="DefaultParagraphFont" style:family="text">
      <style:text-properties style:font-name="Calibri" style:font-name-complex="Calibri"/>
    </style:style>
    <style:style style:name="TableRow2160" style:family="table-row">
      <style:table-row-properties style:use-optimal-row-height="false"/>
    </style:style>
    <style:style style:name="TableCell2161" style:family="table-cell">
      <style:table-cell-properties fo:border="none" style:writing-mode="lr-tb" style:vertical-align="middle" fo:padding-top="0.1562in" fo:padding-left="0in" fo:padding-bottom="0.052in" fo:padding-right="0.1041in"/>
    </style:style>
    <style:style style:name="T2162" style:parent-style-name="DefaultParagraphFont" style:family="text">
      <style:text-properties style:font-name="Calibri" style:font-name-complex="Calibri"/>
    </style:style>
    <style:style style:name="T2163" style:parent-style-name="DefaultParagraphFont" style:family="text">
      <style:text-properties style:font-name="Calibri" style:font-name-complex="Calibri"/>
    </style:style>
    <style:style style:name="TableRow2164" style:family="table-row">
      <style:table-row-properties style:use-optimal-row-height="false"/>
    </style:style>
    <style:style style:name="TableCell2165" style:family="table-cell">
      <style:table-cell-properties fo:border="none" style:writing-mode="lr-tb" style:vertical-align="middle" fo:padding-top="0.1562in" fo:padding-left="0in" fo:padding-bottom="0.052in" fo:padding-right="0.1041in"/>
    </style:style>
    <style:style style:name="T2166" style:parent-style-name="DefaultParagraphFont" style:family="text">
      <style:text-properties style:font-name="Calibri" style:font-name-complex="Calibri"/>
    </style:style>
    <style:style style:name="T2167" style:parent-style-name="DefaultParagraphFont" style:family="text">
      <style:text-properties style:font-name="Calibri" style:font-name-complex="Calibri"/>
    </style:style>
    <style:style style:name="TableRow2168" style:family="table-row">
      <style:table-row-properties style:use-optimal-row-height="false"/>
    </style:style>
    <style:style style:name="TableCell2169" style:family="table-cell">
      <style:table-cell-properties fo:border="none" style:writing-mode="lr-tb" style:vertical-align="middle" fo:padding-top="0.1562in" fo:padding-left="0in" fo:padding-bottom="0.052in" fo:padding-right="0.1041in"/>
    </style:style>
    <style:style style:name="T2170" style:parent-style-name="DefaultParagraphFont" style:family="text">
      <style:text-properties style:font-name="Calibri" style:font-name-complex="Calibri"/>
    </style:style>
    <style:style style:name="T2171" style:parent-style-name="DefaultParagraphFont" style:family="text">
      <style:text-properties style:font-name="Calibri" style:font-name-complex="Calibri"/>
    </style:style>
    <style:style style:name="P2172" style:parent-style-name="Heading1" style:family="paragraph"/>
    <style:style style:name="T2173" style:parent-style-name="DefaultParagraphFont" style:family="text">
      <style:text-properties style:font-name="Calibri" style:font-name-complex="Calibri" fo:font-size="16pt" style:font-size-asian="16pt" style:font-size-complex="16pt"/>
    </style:style>
    <style:style style:name="T2174" style:parent-style-name="answer-count" style:family="text">
      <style:text-properties style:font-name="Calibri" style:font-name-complex="Calibri" fo:color="#000000" fo:font-size="16pt" style:font-size-asian="16pt" style:font-size-complex="16pt"/>
    </style:style>
    <style:style style:name="TableColumn2176" style:family="table-column">
      <style:table-column-properties style:column-width="4.9166in" style:use-optimal-column-width="false"/>
    </style:style>
    <style:style style:name="Table2175" style:family="table">
      <style:table-properties style:width="4.9166in" fo:margin-left="0.177in" table:align="left"/>
    </style:style>
    <style:style style:name="TableRow2177" style:family="table-row">
      <style:table-row-properties style:use-optimal-row-height="false"/>
    </style:style>
    <style:style style:name="TableCell2178" style:family="table-cell">
      <style:table-cell-properties fo:border="none" style:writing-mode="lr-tb" style:vertical-align="middle" fo:padding-top="0.1562in" fo:padding-left="0in" fo:padding-bottom="0.052in" fo:padding-right="0.1041in"/>
    </style:style>
    <style:style style:name="T2179" style:parent-style-name="DefaultParagraphFont" style:family="text">
      <style:text-properties style:font-name="Calibri" style:font-name-complex="Calibri" fo:language="sv" fo:country="SE"/>
    </style:style>
    <style:style style:name="TableRow2180" style:family="table-row">
      <style:table-row-properties style:use-optimal-row-height="false"/>
    </style:style>
    <style:style style:name="TableCell2181" style:family="table-cell">
      <style:table-cell-properties fo:border="none" style:writing-mode="lr-tb" style:vertical-align="middle" fo:padding-top="0.1562in" fo:padding-left="0in" fo:padding-bottom="0.052in" fo:padding-right="0.1041in"/>
    </style:style>
    <style:style style:name="T2182" style:parent-style-name="DefaultParagraphFont" style:family="text">
      <style:text-properties style:font-name="Calibri" style:font-name-complex="Calibri"/>
    </style:style>
    <style:style style:name="T2183" style:parent-style-name="DefaultParagraphFont" style:family="text">
      <style:text-properties style:font-name="Calibri" style:font-name-complex="Calibri"/>
    </style:style>
    <style:style style:name="T2184" style:parent-style-name="DefaultParagraphFont" style:family="text">
      <style:text-properties style:font-name="Calibri" style:font-name-complex="Calibri"/>
    </style:style>
    <style:style style:name="TableRow2185" style:family="table-row">
      <style:table-row-properties style:use-optimal-row-height="false"/>
    </style:style>
    <style:style style:name="TableCell2186" style:family="table-cell">
      <style:table-cell-properties fo:border="none" style:writing-mode="lr-tb" style:vertical-align="middle" fo:padding-top="0.1562in" fo:padding-left="0in" fo:padding-bottom="0.052in" fo:padding-right="0.1041in"/>
    </style:style>
    <style:style style:name="T2187" style:parent-style-name="DefaultParagraphFont" style:family="text">
      <style:text-properties style:font-name="Calibri" style:font-name-complex="Calibri"/>
    </style:style>
    <style:style style:name="T2188" style:parent-style-name="DefaultParagraphFont" style:family="text">
      <style:text-properties style:font-name="Calibri" style:font-name-complex="Calibri"/>
    </style:style>
    <style:style style:name="TableRow2189" style:family="table-row">
      <style:table-row-properties style:use-optimal-row-height="false"/>
    </style:style>
    <style:style style:name="TableCell2190" style:family="table-cell">
      <style:table-cell-properties fo:border="none" style:writing-mode="lr-tb" style:vertical-align="middle" fo:padding-top="0.1562in" fo:padding-left="0in" fo:padding-bottom="0.052in" fo:padding-right="0.1041in"/>
    </style:style>
    <style:style style:name="T2191" style:parent-style-name="DefaultParagraphFont" style:family="text">
      <style:text-properties style:font-name="Calibri" style:font-name-complex="Calibri"/>
    </style:style>
    <style:style style:name="T2192" style:parent-style-name="DefaultParagraphFont" style:family="text">
      <style:text-properties style:font-name="Calibri" style:font-name-complex="Calibri"/>
    </style:style>
    <style:style style:name="T2193" style:parent-style-name="DefaultParagraphFont" style:family="text">
      <style:text-properties style:font-name="Calibri" style:font-name-complex="Calibri"/>
    </style:style>
    <style:style style:name="T2194" style:parent-style-name="DefaultParagraphFont" style:family="text">
      <style:text-properties style:font-name="Calibri" style:font-name-complex="Calibri"/>
    </style:style>
    <style:style style:name="TableRow2195" style:family="table-row">
      <style:table-row-properties style:use-optimal-row-height="false"/>
    </style:style>
    <style:style style:name="TableCell2196" style:family="table-cell">
      <style:table-cell-properties fo:border="none" style:writing-mode="lr-tb" style:vertical-align="middle" fo:padding-top="0.1562in" fo:padding-left="0in" fo:padding-bottom="0.052in" fo:padding-right="0.1041in"/>
    </style:style>
    <style:style style:name="T2197" style:parent-style-name="DefaultParagraphFont" style:family="text">
      <style:text-properties style:font-name="Calibri" style:font-name-complex="Calibri"/>
    </style:style>
    <style:style style:name="T2198" style:parent-style-name="DefaultParagraphFont" style:family="text">
      <style:text-properties style:font-name="Calibri" style:font-name-complex="Calibri"/>
    </style:style>
    <style:style style:name="TableRow2199" style:family="table-row">
      <style:table-row-properties style:use-optimal-row-height="false"/>
    </style:style>
    <style:style style:name="TableCell2200" style:family="table-cell">
      <style:table-cell-properties fo:border="none" style:writing-mode="lr-tb" style:vertical-align="middle" fo:padding-top="0.1562in" fo:padding-left="0in" fo:padding-bottom="0.052in" fo:padding-right="0.1041in"/>
    </style:style>
    <style:style style:name="T2201" style:parent-style-name="DefaultParagraphFont" style:family="text">
      <style:text-properties style:font-name="Calibri" style:font-name-complex="Calibri"/>
    </style:style>
    <style:style style:name="T2202" style:parent-style-name="DefaultParagraphFont" style:family="text">
      <style:text-properties style:font-name="Calibri" style:font-name-complex="Calibri"/>
    </style:style>
    <style:style style:name="TableRow2203" style:family="table-row">
      <style:table-row-properties style:use-optimal-row-height="false"/>
    </style:style>
    <style:style style:name="TableCell2204" style:family="table-cell">
      <style:table-cell-properties fo:border="none" style:writing-mode="lr-tb" style:vertical-align="middle" fo:padding-top="0.1562in" fo:padding-left="0in" fo:padding-bottom="0.052in" fo:padding-right="0.1041in"/>
    </style:style>
    <style:style style:name="T2205" style:parent-style-name="DefaultParagraphFont" style:family="text">
      <style:text-properties style:font-name="Calibri" style:font-name-complex="Calibri"/>
    </style:style>
    <style:style style:name="TableRow2206" style:family="table-row">
      <style:table-row-properties style:use-optimal-row-height="false"/>
    </style:style>
    <style:style style:name="TableCell2207" style:family="table-cell">
      <style:table-cell-properties fo:border="none" style:writing-mode="lr-tb" style:vertical-align="middle" fo:padding-top="0.1562in" fo:padding-left="0in" fo:padding-bottom="0.052in" fo:padding-right="0.1041in"/>
    </style:style>
    <style:style style:name="T2208" style:parent-style-name="DefaultParagraphFont" style:family="text">
      <style:text-properties style:font-name="Calibri" style:font-name-complex="Calibri"/>
    </style:style>
    <style:style style:name="T2209" style:parent-style-name="DefaultParagraphFont" style:family="text">
      <style:text-properties style:font-name="Calibri" style:font-name-complex="Calibri"/>
    </style:style>
    <style:style style:name="TableRow2210" style:family="table-row">
      <style:table-row-properties style:use-optimal-row-height="false"/>
    </style:style>
    <style:style style:name="TableCell2211" style:family="table-cell">
      <style:table-cell-properties fo:border="none" style:writing-mode="lr-tb" style:vertical-align="middle" fo:padding-top="0.1562in" fo:padding-left="0in" fo:padding-bottom="0.052in" fo:padding-right="0.1041in"/>
    </style:style>
    <style:style style:name="T2212" style:parent-style-name="DefaultParagraphFont" style:family="text">
      <style:text-properties style:font-name="Calibri" style:font-name-complex="Calibri"/>
    </style:style>
    <style:style style:name="TableRow2213" style:family="table-row">
      <style:table-row-properties style:use-optimal-row-height="false"/>
    </style:style>
    <style:style style:name="TableCell2214" style:family="table-cell">
      <style:table-cell-properties fo:border="none" style:writing-mode="lr-tb" style:vertical-align="middle" fo:padding-top="0.1562in" fo:padding-left="0in" fo:padding-bottom="0.052in" fo:padding-right="0.1041in"/>
    </style:style>
    <style:style style:name="T2215" style:parent-style-name="DefaultParagraphFont" style:family="text">
      <style:text-properties style:font-name="Calibri" style:font-name-complex="Calibri"/>
    </style:style>
    <style:style style:name="T2216" style:parent-style-name="DefaultParagraphFont" style:family="text">
      <style:text-properties style:font-name="Calibri" style:font-name-complex="Calibri"/>
    </style:style>
    <style:style style:name="T2217" style:parent-style-name="DefaultParagraphFont" style:family="text">
      <style:text-properties style:font-name="Calibri" style:font-name-complex="Calibri"/>
    </style:style>
    <style:style style:name="TableRow2218" style:family="table-row">
      <style:table-row-properties style:use-optimal-row-height="false"/>
    </style:style>
    <style:style style:name="TableCell2219" style:family="table-cell">
      <style:table-cell-properties fo:border="none" style:writing-mode="lr-tb" style:vertical-align="middle" fo:padding-top="0.1562in" fo:padding-left="0in" fo:padding-bottom="0.052in" fo:padding-right="0.1041in"/>
    </style:style>
    <style:style style:name="T2220" style:parent-style-name="DefaultParagraphFont" style:family="text">
      <style:text-properties style:font-name="Calibri" style:font-name-complex="Calibri"/>
    </style:style>
    <style:style style:name="TableRow2221" style:family="table-row">
      <style:table-row-properties style:use-optimal-row-height="false"/>
    </style:style>
    <style:style style:name="TableCell2222" style:family="table-cell">
      <style:table-cell-properties fo:border="none" style:writing-mode="lr-tb" style:vertical-align="middle" fo:padding-top="0.1562in" fo:padding-left="0in" fo:padding-bottom="0.052in" fo:padding-right="0.1041in"/>
    </style:style>
    <style:style style:name="T2223" style:parent-style-name="DefaultParagraphFont" style:family="text">
      <style:text-properties style:font-name="Calibri" style:font-name-complex="Calibri"/>
    </style:style>
    <style:style style:name="TableRow2224" style:family="table-row">
      <style:table-row-properties style:use-optimal-row-height="false"/>
    </style:style>
    <style:style style:name="TableCell2225" style:family="table-cell">
      <style:table-cell-properties fo:border="none" style:writing-mode="lr-tb" style:vertical-align="middle" fo:padding-top="0.1562in" fo:padding-left="0in" fo:padding-bottom="0.052in" fo:padding-right="0.1041in"/>
    </style:style>
    <style:style style:name="T2226" style:parent-style-name="DefaultParagraphFont" style:family="text">
      <style:text-properties style:font-name="Calibri" style:font-name-complex="Calibri"/>
    </style:style>
    <style:style style:name="TableRow2227" style:family="table-row">
      <style:table-row-properties style:use-optimal-row-height="false"/>
    </style:style>
    <style:style style:name="TableCell2228" style:family="table-cell">
      <style:table-cell-properties fo:border="none" style:writing-mode="lr-tb" style:vertical-align="middle" fo:padding-top="0.1562in" fo:padding-left="0in" fo:padding-bottom="0.052in" fo:padding-right="0.1041in"/>
    </style:style>
    <style:style style:name="T2229" style:parent-style-name="DefaultParagraphFont" style:family="text">
      <style:text-properties style:font-name="Calibri" style:font-name-complex="Calibri"/>
    </style:style>
    <style:style style:name="TableRow2230" style:family="table-row">
      <style:table-row-properties style:use-optimal-row-height="false"/>
    </style:style>
    <style:style style:name="TableCell2231" style:family="table-cell">
      <style:table-cell-properties fo:border="none" style:writing-mode="lr-tb" style:vertical-align="middle" fo:padding-top="0.1562in" fo:padding-left="0in" fo:padding-bottom="0.052in" fo:padding-right="0.1041in"/>
    </style:style>
    <style:style style:name="T2232" style:parent-style-name="DefaultParagraphFont" style:family="text">
      <style:text-properties style:font-name="Calibri" style:font-name-complex="Calibri"/>
    </style:style>
    <style:style style:name="T2233" style:parent-style-name="DefaultParagraphFont" style:family="text">
      <style:text-properties style:font-name="Calibri" style:font-name-complex="Calibri"/>
    </style:style>
    <style:style style:name="T2234" style:parent-style-name="DefaultParagraphFont" style:family="text">
      <style:text-properties style:font-name="Calibri" style:font-name-complex="Calibri"/>
    </style:style>
    <style:style style:name="T2235" style:parent-style-name="DefaultParagraphFont" style:family="text">
      <style:text-properties style:font-name="Calibri" style:font-name-complex="Calibri"/>
    </style:style>
    <style:style style:name="T2236" style:parent-style-name="DefaultParagraphFont" style:family="text">
      <style:text-properties style:font-name="Calibri" style:font-name-complex="Calibri"/>
    </style:style>
    <style:style style:name="TableRow2237" style:family="table-row">
      <style:table-row-properties style:use-optimal-row-height="false"/>
    </style:style>
    <style:style style:name="TableCell2238" style:family="table-cell">
      <style:table-cell-properties fo:border="none" style:writing-mode="lr-tb" style:vertical-align="middle" fo:padding-top="0.1562in" fo:padding-left="0in" fo:padding-bottom="0.052in" fo:padding-right="0.1041in"/>
    </style:style>
    <style:style style:name="T2239" style:parent-style-name="DefaultParagraphFont" style:family="text">
      <style:text-properties style:font-name="Calibri" style:font-name-complex="Calibri"/>
    </style:style>
    <style:style style:name="T2240" style:parent-style-name="DefaultParagraphFont" style:family="text">
      <style:text-properties style:font-name="Calibri" style:font-name-complex="Calibri"/>
    </style:style>
    <style:style style:name="T2241" style:parent-style-name="DefaultParagraphFont" style:family="text">
      <style:text-properties style:font-name="Calibri" style:font-name-complex="Calibri"/>
    </style:style>
    <style:style style:name="T2242" style:parent-style-name="DefaultParagraphFont" style:family="text">
      <style:text-properties style:font-name="Calibri" style:font-name-complex="Calibri"/>
    </style:style>
    <style:style style:name="TableRow2243" style:family="table-row">
      <style:table-row-properties style:use-optimal-row-height="false"/>
    </style:style>
    <style:style style:name="TableCell2244" style:family="table-cell">
      <style:table-cell-properties fo:border="none" style:writing-mode="lr-tb" style:vertical-align="middle" fo:padding-top="0.1562in" fo:padding-left="0in" fo:padding-bottom="0.052in" fo:padding-right="0.1041in"/>
    </style:style>
    <style:style style:name="T2245" style:parent-style-name="DefaultParagraphFont" style:family="text">
      <style:text-properties style:font-name="Calibri" style:font-name-complex="Calibri"/>
    </style:style>
    <style:style style:name="TableRow2246" style:family="table-row">
      <style:table-row-properties style:use-optimal-row-height="false"/>
    </style:style>
    <style:style style:name="TableCell2247" style:family="table-cell">
      <style:table-cell-properties fo:border="none" style:writing-mode="lr-tb" style:vertical-align="middle" fo:padding-top="0.1562in" fo:padding-left="0in" fo:padding-bottom="0.052in" fo:padding-right="0.1041in"/>
    </style:style>
    <style:style style:name="T2248" style:parent-style-name="DefaultParagraphFont" style:family="text">
      <style:text-properties style:font-name="Calibri" style:font-name-complex="Calibri"/>
    </style:style>
    <style:style style:name="T2249" style:parent-style-name="DefaultParagraphFont" style:family="text">
      <style:text-properties style:font-name="Calibri" style:font-name-complex="Calibri"/>
    </style:style>
    <style:style style:name="TableRow2250" style:family="table-row">
      <style:table-row-properties style:use-optimal-row-height="false"/>
    </style:style>
    <style:style style:name="TableCell2251" style:family="table-cell">
      <style:table-cell-properties fo:border="none" style:writing-mode="lr-tb" style:vertical-align="middle" fo:padding-top="0.1562in" fo:padding-left="0in" fo:padding-bottom="0.052in" fo:padding-right="0.1041in"/>
    </style:style>
    <style:style style:name="T2252" style:parent-style-name="DefaultParagraphFont" style:family="text">
      <style:text-properties style:font-name="Calibri" style:font-name-complex="Calibri"/>
    </style:style>
    <style:style style:name="TableRow2253" style:family="table-row">
      <style:table-row-properties style:use-optimal-row-height="false"/>
    </style:style>
    <style:style style:name="TableCell2254" style:family="table-cell">
      <style:table-cell-properties fo:border="none" style:writing-mode="lr-tb" style:vertical-align="middle" fo:padding-top="0.1562in" fo:padding-left="0in" fo:padding-bottom="0.052in" fo:padding-right="0.1041in"/>
    </style:style>
    <style:style style:name="T2255" style:parent-style-name="DefaultParagraphFont" style:family="text">
      <style:text-properties style:font-name="Calibri" style:font-name-complex="Calibri"/>
    </style:style>
    <style:style style:name="TableRow2256" style:family="table-row">
      <style:table-row-properties style:use-optimal-row-height="false"/>
    </style:style>
    <style:style style:name="TableCell2257" style:family="table-cell">
      <style:table-cell-properties fo:border="none" style:writing-mode="lr-tb" style:vertical-align="middle" fo:padding-top="0.1562in" fo:padding-left="0in" fo:padding-bottom="0.052in" fo:padding-right="0.1041in"/>
    </style:style>
    <style:style style:name="T2258" style:parent-style-name="DefaultParagraphFont" style:family="text">
      <style:text-properties style:font-name="Calibri" style:font-name-complex="Calibri"/>
    </style:style>
    <style:style style:name="TableRow2259" style:family="table-row">
      <style:table-row-properties style:use-optimal-row-height="false"/>
    </style:style>
    <style:style style:name="TableCell2260" style:family="table-cell">
      <style:table-cell-properties fo:border="none" style:writing-mode="lr-tb" style:vertical-align="middle" fo:padding-top="0.1562in" fo:padding-left="0in" fo:padding-bottom="0.052in" fo:padding-right="0.1041in"/>
    </style:style>
    <style:style style:name="T2261" style:parent-style-name="DefaultParagraphFont" style:family="text">
      <style:text-properties style:font-name="Calibri" style:font-name-complex="Calibri"/>
    </style:style>
    <style:style style:name="T2262" style:parent-style-name="DefaultParagraphFont" style:family="text">
      <style:text-properties style:font-name="Calibri" style:font-name-complex="Calibri"/>
    </style:style>
    <style:style style:name="TableRow2263" style:family="table-row">
      <style:table-row-properties style:use-optimal-row-height="false"/>
    </style:style>
    <style:style style:name="TableCell2264" style:family="table-cell">
      <style:table-cell-properties fo:border="none" style:writing-mode="lr-tb" style:vertical-align="middle" fo:padding-top="0.1562in" fo:padding-left="0in" fo:padding-bottom="0.052in" fo:padding-right="0.1041in"/>
    </style:style>
    <style:style style:name="T2265" style:parent-style-name="DefaultParagraphFont" style:family="text">
      <style:text-properties style:font-name="Calibri" style:font-name-complex="Calibri"/>
    </style:style>
    <style:style style:name="T2266" style:parent-style-name="DefaultParagraphFont" style:family="text">
      <style:text-properties style:font-name="Calibri" style:font-name-complex="Calibri"/>
    </style:style>
    <style:style style:name="TableRow2267" style:family="table-row">
      <style:table-row-properties style:use-optimal-row-height="false"/>
    </style:style>
    <style:style style:name="TableCell2268" style:family="table-cell">
      <style:table-cell-properties fo:border="none" style:writing-mode="lr-tb" style:vertical-align="middle" fo:padding-top="0.1562in" fo:padding-left="0in" fo:padding-bottom="0.052in" fo:padding-right="0.1041in"/>
    </style:style>
    <style:style style:name="T2269" style:parent-style-name="DefaultParagraphFont" style:family="text">
      <style:text-properties style:font-name="Calibri" style:font-name-complex="Calibri" fo:language="sv" fo:country="SE"/>
    </style:style>
    <style:style style:name="TableRow2270" style:family="table-row">
      <style:table-row-properties style:use-optimal-row-height="false"/>
    </style:style>
    <style:style style:name="TableCell2271" style:family="table-cell">
      <style:table-cell-properties fo:border="none" style:writing-mode="lr-tb" style:vertical-align="middle" fo:padding-top="0.1562in" fo:padding-left="0in" fo:padding-bottom="0.052in" fo:padding-right="0.1041in"/>
    </style:style>
    <style:style style:name="T2272" style:parent-style-name="DefaultParagraphFont" style:family="text">
      <style:text-properties style:font-name="Calibri" style:font-name-complex="Calibri"/>
    </style:style>
    <style:style style:name="T2273" style:parent-style-name="DefaultParagraphFont" style:family="text">
      <style:text-properties style:font-name="Calibri" style:font-name-complex="Calibri"/>
    </style:style>
    <style:style style:name="TableRow2274" style:family="table-row">
      <style:table-row-properties style:use-optimal-row-height="false"/>
    </style:style>
    <style:style style:name="TableCell2275" style:family="table-cell">
      <style:table-cell-properties fo:border="none" style:writing-mode="lr-tb" style:vertical-align="middle" fo:padding-top="0.1562in" fo:padding-left="0in" fo:padding-bottom="0.052in" fo:padding-right="0.1041in"/>
    </style:style>
    <style:style style:name="T2276" style:parent-style-name="DefaultParagraphFont" style:family="text">
      <style:text-properties style:font-name="Calibri" style:font-name-complex="Calibri"/>
    </style:style>
    <style:style style:name="TableRow2277" style:family="table-row">
      <style:table-row-properties style:use-optimal-row-height="false"/>
    </style:style>
    <style:style style:name="TableCell2278" style:family="table-cell">
      <style:table-cell-properties fo:border="none" style:writing-mode="lr-tb" style:vertical-align="middle" fo:padding-top="0.1562in" fo:padding-left="0in" fo:padding-bottom="0.052in" fo:padding-right="0.1041in"/>
    </style:style>
    <style:style style:name="T2279" style:parent-style-name="DefaultParagraphFont" style:family="text">
      <style:text-properties style:font-name="Calibri" style:font-name-complex="Calibri"/>
    </style:style>
    <style:style style:name="T2280" style:parent-style-name="DefaultParagraphFont" style:family="text">
      <style:text-properties style:font-name="Calibri" style:font-name-complex="Calibri"/>
    </style:style>
    <style:style style:name="TableRow2281" style:family="table-row">
      <style:table-row-properties style:use-optimal-row-height="false"/>
    </style:style>
    <style:style style:name="TableCell2282" style:family="table-cell">
      <style:table-cell-properties fo:border="none" style:writing-mode="lr-tb" style:vertical-align="middle" fo:padding-top="0.1562in" fo:padding-left="0in" fo:padding-bottom="0.052in" fo:padding-right="0.1041in"/>
    </style:style>
    <style:style style:name="T2283" style:parent-style-name="DefaultParagraphFont" style:family="text">
      <style:text-properties style:font-name="Calibri" style:font-name-complex="Calibri"/>
    </style:style>
    <style:style style:name="TableRow2284" style:family="table-row">
      <style:table-row-properties style:use-optimal-row-height="false"/>
    </style:style>
    <style:style style:name="TableCell2285" style:family="table-cell">
      <style:table-cell-properties fo:border="none" style:writing-mode="lr-tb" style:vertical-align="middle" fo:padding-top="0.1562in" fo:padding-left="0in" fo:padding-bottom="0.052in" fo:padding-right="0.1041in"/>
    </style:style>
    <style:style style:name="T2286" style:parent-style-name="DefaultParagraphFont" style:family="text">
      <style:text-properties style:font-name="Calibri" style:font-name-complex="Calibri"/>
    </style:style>
    <style:style style:name="T2287" style:parent-style-name="DefaultParagraphFont" style:family="text">
      <style:text-properties style:font-name="Calibri" style:font-name-complex="Calibri"/>
    </style:style>
    <style:style style:name="TableRow2288" style:family="table-row">
      <style:table-row-properties style:use-optimal-row-height="false"/>
    </style:style>
    <style:style style:name="TableCell2289" style:family="table-cell">
      <style:table-cell-properties fo:border="none" style:writing-mode="lr-tb" style:vertical-align="middle" fo:padding-top="0.1562in" fo:padding-left="0in" fo:padding-bottom="0.052in" fo:padding-right="0.1041in"/>
    </style:style>
    <style:style style:name="T2290" style:parent-style-name="DefaultParagraphFont" style:family="text">
      <style:text-properties style:font-name="Calibri" style:font-name-complex="Calibri"/>
    </style:style>
    <style:style style:name="TableRow2291" style:family="table-row">
      <style:table-row-properties style:use-optimal-row-height="false"/>
    </style:style>
    <style:style style:name="TableCell2292" style:family="table-cell">
      <style:table-cell-properties fo:border="none" style:writing-mode="lr-tb" style:vertical-align="middle" fo:padding-top="0.1562in" fo:padding-left="0in" fo:padding-bottom="0.052in" fo:padding-right="0.1041in"/>
    </style:style>
    <style:style style:name="T2293" style:parent-style-name="DefaultParagraphFont" style:family="text">
      <style:text-properties style:font-name="Calibri" style:font-name-complex="Calibri"/>
    </style:style>
    <style:style style:name="T2294" style:parent-style-name="DefaultParagraphFont" style:family="text">
      <style:text-properties style:font-name="Calibri" style:font-name-complex="Calibri"/>
    </style:style>
    <style:style style:name="TableRow2295" style:family="table-row">
      <style:table-row-properties style:use-optimal-row-height="false"/>
    </style:style>
    <style:style style:name="TableCell2296" style:family="table-cell">
      <style:table-cell-properties fo:border="none" style:writing-mode="lr-tb" style:vertical-align="middle" fo:padding-top="0.1562in" fo:padding-left="0in" fo:padding-bottom="0.052in" fo:padding-right="0.1041in"/>
    </style:style>
    <style:style style:name="T2297" style:parent-style-name="DefaultParagraphFont" style:family="text">
      <style:text-properties style:font-name="Calibri" style:font-name-complex="Calibri"/>
    </style:style>
    <style:style style:name="T2298" style:parent-style-name="DefaultParagraphFont" style:family="text">
      <style:text-properties style:font-name="Calibri" style:font-name-complex="Calibri"/>
    </style:style>
    <style:style style:name="TableRow2299" style:family="table-row">
      <style:table-row-properties style:use-optimal-row-height="false"/>
    </style:style>
    <style:style style:name="TableCell2300" style:family="table-cell">
      <style:table-cell-properties fo:border="none" style:writing-mode="lr-tb" style:vertical-align="middle" fo:padding-top="0.1562in" fo:padding-left="0in" fo:padding-bottom="0.052in" fo:padding-right="0.1041in"/>
    </style:style>
    <style:style style:name="T2301" style:parent-style-name="DefaultParagraphFont" style:family="text">
      <style:text-properties style:font-name="Calibri" style:font-name-complex="Calibri"/>
    </style:style>
    <style:style style:name="TableRow2302" style:family="table-row">
      <style:table-row-properties style:use-optimal-row-height="false"/>
    </style:style>
    <style:style style:name="TableCell2303" style:family="table-cell">
      <style:table-cell-properties fo:border="none" style:writing-mode="lr-tb" style:vertical-align="middle" fo:padding-top="0.1562in" fo:padding-left="0in" fo:padding-bottom="0.052in" fo:padding-right="0.1041in"/>
    </style:style>
    <style:style style:name="T2304" style:parent-style-name="DefaultParagraphFont" style:family="text">
      <style:text-properties style:font-name="Calibri" style:font-name-complex="Calibri"/>
    </style:style>
    <style:style style:name="TableRow2305" style:family="table-row">
      <style:table-row-properties style:use-optimal-row-height="false"/>
    </style:style>
    <style:style style:name="TableCell2306" style:family="table-cell">
      <style:table-cell-properties fo:border="none" style:writing-mode="lr-tb" style:vertical-align="middle" fo:padding-top="0.1562in" fo:padding-left="0in" fo:padding-bottom="0.052in" fo:padding-right="0.1041in"/>
    </style:style>
    <style:style style:name="T2307" style:parent-style-name="DefaultParagraphFont" style:family="text">
      <style:text-properties style:font-name="Calibri" style:font-name-complex="Calibri"/>
    </style:style>
    <style:style style:name="TableRow2308" style:family="table-row">
      <style:table-row-properties style:use-optimal-row-height="false"/>
    </style:style>
    <style:style style:name="TableCell2309" style:family="table-cell">
      <style:table-cell-properties fo:border="none" style:writing-mode="lr-tb" style:vertical-align="middle" fo:padding-top="0.1562in" fo:padding-left="0in" fo:padding-bottom="0.052in" fo:padding-right="0.1041in"/>
    </style:style>
    <style:style style:name="T2310" style:parent-style-name="DefaultParagraphFont" style:family="text">
      <style:text-properties style:font-name="Calibri" style:font-name-complex="Calibri"/>
    </style:style>
    <style:style style:name="T2311" style:parent-style-name="DefaultParagraphFont" style:family="text">
      <style:text-properties style:font-name="Calibri" style:font-name-complex="Calibri"/>
    </style:style>
    <style:style style:name="TableRow2312" style:family="table-row">
      <style:table-row-properties style:use-optimal-row-height="false"/>
    </style:style>
    <style:style style:name="TableCell2313" style:family="table-cell">
      <style:table-cell-properties fo:border="none" style:writing-mode="lr-tb" style:vertical-align="middle" fo:padding-top="0.1562in" fo:padding-left="0in" fo:padding-bottom="0.052in" fo:padding-right="0.1041in"/>
    </style:style>
    <style:style style:name="T2314" style:parent-style-name="DefaultParagraphFont" style:family="text">
      <style:text-properties style:font-name="Calibri" style:font-name-complex="Calibri"/>
    </style:style>
    <style:style style:name="TableRow2315" style:family="table-row">
      <style:table-row-properties style:use-optimal-row-height="false"/>
    </style:style>
    <style:style style:name="TableCell2316" style:family="table-cell">
      <style:table-cell-properties fo:border="none" style:writing-mode="lr-tb" style:vertical-align="middle" fo:padding-top="0.1562in" fo:padding-left="0in" fo:padding-bottom="0.052in" fo:padding-right="0.1041in"/>
    </style:style>
    <style:style style:name="T2317" style:parent-style-name="DefaultParagraphFont" style:family="text">
      <style:text-properties style:font-name="Calibri" style:font-name-complex="Calibri"/>
    </style:style>
    <style:style style:name="TableRow2318" style:family="table-row">
      <style:table-row-properties style:use-optimal-row-height="false"/>
    </style:style>
    <style:style style:name="TableCell2319" style:family="table-cell">
      <style:table-cell-properties fo:border="none" style:writing-mode="lr-tb" style:vertical-align="middle" fo:padding-top="0.1562in" fo:padding-left="0in" fo:padding-bottom="0.052in" fo:padding-right="0.1041in"/>
    </style:style>
    <style:style style:name="T2320" style:parent-style-name="DefaultParagraphFont" style:family="text">
      <style:text-properties style:font-name="Calibri" style:font-name-complex="Calibri"/>
    </style:style>
    <style:style style:name="T2321" style:parent-style-name="DefaultParagraphFont" style:family="text">
      <style:text-properties style:font-name="Calibri" style:font-name-complex="Calibri"/>
    </style:style>
    <style:style style:name="T2322" style:parent-style-name="DefaultParagraphFont" style:family="text">
      <style:text-properties style:font-name="Calibri" style:font-name-complex="Calibri"/>
    </style:style>
    <style:style style:name="TableRow2323" style:family="table-row">
      <style:table-row-properties style:use-optimal-row-height="false"/>
    </style:style>
    <style:style style:name="TableCell2324" style:family="table-cell">
      <style:table-cell-properties fo:border="none" style:writing-mode="lr-tb" style:vertical-align="middle" fo:padding-top="0.1562in" fo:padding-left="0in" fo:padding-bottom="0.052in" fo:padding-right="0.1041in"/>
    </style:style>
    <style:style style:name="T2325" style:parent-style-name="DefaultParagraphFont" style:family="text">
      <style:text-properties style:font-name="Calibri" style:font-name-complex="Calibri"/>
    </style:style>
    <style:style style:name="TableRow2326" style:family="table-row">
      <style:table-row-properties style:use-optimal-row-height="false"/>
    </style:style>
    <style:style style:name="TableCell2327" style:family="table-cell">
      <style:table-cell-properties fo:border="none" style:writing-mode="lr-tb" style:vertical-align="middle" fo:padding-top="0.1562in" fo:padding-left="0in" fo:padding-bottom="0.052in" fo:padding-right="0.1041in"/>
    </style:style>
    <style:style style:name="T2328" style:parent-style-name="DefaultParagraphFont" style:family="text">
      <style:text-properties style:font-name="Calibri" style:font-name-complex="Calibri"/>
    </style:style>
    <style:style style:name="T2329" style:parent-style-name="DefaultParagraphFont" style:family="text">
      <style:text-properties style:font-name="Calibri" style:font-name-complex="Calibri"/>
    </style:style>
    <style:style style:name="T2330" style:parent-style-name="DefaultParagraphFont" style:family="text">
      <style:text-properties style:font-name="Calibri" style:font-name-complex="Calibri"/>
    </style:style>
    <style:style style:name="TableRow2331" style:family="table-row">
      <style:table-row-properties style:use-optimal-row-height="false"/>
    </style:style>
    <style:style style:name="TableCell2332" style:family="table-cell">
      <style:table-cell-properties fo:border="none" style:writing-mode="lr-tb" style:vertical-align="middle" fo:padding-top="0.1562in" fo:padding-left="0in" fo:padding-bottom="0.052in" fo:padding-right="0.1041in"/>
    </style:style>
    <style:style style:name="T2333" style:parent-style-name="DefaultParagraphFont" style:family="text">
      <style:text-properties style:font-name="Calibri" style:font-name-complex="Calibri"/>
    </style:style>
    <style:style style:name="T2334" style:parent-style-name="DefaultParagraphFont" style:family="text">
      <style:text-properties style:font-name="Calibri" style:font-name-complex="Calibri"/>
    </style:style>
    <style:style style:name="TableRow2335" style:family="table-row">
      <style:table-row-properties style:use-optimal-row-height="false"/>
    </style:style>
    <style:style style:name="TableCell2336" style:family="table-cell">
      <style:table-cell-properties fo:border="none" style:writing-mode="lr-tb" style:vertical-align="middle" fo:padding-top="0.1562in" fo:padding-left="0in" fo:padding-bottom="0.052in" fo:padding-right="0.1041in"/>
    </style:style>
    <style:style style:name="T2337" style:parent-style-name="DefaultParagraphFont" style:family="text">
      <style:text-properties style:font-name="Calibri" style:font-name-complex="Calibri"/>
    </style:style>
    <style:style style:name="T2338" style:parent-style-name="DefaultParagraphFont" style:family="text">
      <style:text-properties style:font-name="Calibri" style:font-name-complex="Calibri"/>
    </style:style>
    <style:style style:name="TableRow2339" style:family="table-row">
      <style:table-row-properties style:use-optimal-row-height="false"/>
    </style:style>
    <style:style style:name="TableCell2340" style:family="table-cell">
      <style:table-cell-properties fo:border="none" style:writing-mode="lr-tb" style:vertical-align="middle" fo:padding-top="0.1562in" fo:padding-left="0in" fo:padding-bottom="0.052in" fo:padding-right="0.1041in"/>
    </style:style>
    <style:style style:name="T2341" style:parent-style-name="DefaultParagraphFont" style:family="text">
      <style:text-properties style:font-name="Calibri" style:font-name-complex="Calibri"/>
    </style:style>
    <style:style style:name="T2342" style:parent-style-name="DefaultParagraphFont" style:family="text">
      <style:text-properties style:font-name="Calibri" style:font-name-complex="Calibri"/>
    </style:style>
    <style:style style:name="TableRow2343" style:family="table-row">
      <style:table-row-properties style:use-optimal-row-height="false"/>
    </style:style>
    <style:style style:name="TableCell2344" style:family="table-cell">
      <style:table-cell-properties fo:border="none" style:writing-mode="lr-tb" style:vertical-align="middle" fo:padding-top="0.1562in" fo:padding-left="0in" fo:padding-bottom="0.052in" fo:padding-right="0.1041in"/>
    </style:style>
    <style:style style:name="T2345" style:parent-style-name="DefaultParagraphFont" style:family="text">
      <style:text-properties style:font-name="Calibri" style:font-name-complex="Calibri"/>
    </style:style>
    <style:style style:name="T2346" style:parent-style-name="DefaultParagraphFont" style:family="text">
      <style:text-properties style:font-name="Calibri" style:font-name-complex="Calibri"/>
    </style:style>
    <style:style style:name="TableRow2347" style:family="table-row">
      <style:table-row-properties style:use-optimal-row-height="false"/>
    </style:style>
    <style:style style:name="TableCell2348" style:family="table-cell">
      <style:table-cell-properties fo:border="none" style:writing-mode="lr-tb" style:vertical-align="middle" fo:padding-top="0.1562in" fo:padding-left="0in" fo:padding-bottom="0.052in" fo:padding-right="0.1041in"/>
    </style:style>
    <style:style style:name="T2349" style:parent-style-name="DefaultParagraphFont" style:family="text">
      <style:text-properties style:font-name="Calibri" style:font-name-complex="Calibri"/>
    </style:style>
    <style:style style:name="T2350" style:parent-style-name="DefaultParagraphFont" style:family="text">
      <style:text-properties style:font-name="Calibri" style:font-name-complex="Calibri"/>
    </style:style>
    <style:style style:name="T2351" style:parent-style-name="DefaultParagraphFont" style:family="text">
      <style:text-properties style:font-name="Calibri" style:font-name-complex="Calibri"/>
    </style:style>
    <style:style style:name="TableRow2352" style:family="table-row">
      <style:table-row-properties style:use-optimal-row-height="false"/>
    </style:style>
    <style:style style:name="TableCell2353" style:family="table-cell">
      <style:table-cell-properties fo:border="none" style:writing-mode="lr-tb" style:vertical-align="middle" fo:padding-top="0.1562in" fo:padding-left="0in" fo:padding-bottom="0.052in" fo:padding-right="0.1041in"/>
    </style:style>
    <style:style style:name="T2354" style:parent-style-name="DefaultParagraphFont" style:family="text">
      <style:text-properties style:font-name="Calibri" style:font-name-complex="Calibri"/>
    </style:style>
    <style:style style:name="TableRow2355" style:family="table-row">
      <style:table-row-properties style:use-optimal-row-height="false"/>
    </style:style>
    <style:style style:name="TableCell2356" style:family="table-cell">
      <style:table-cell-properties fo:border="none" style:writing-mode="lr-tb" style:vertical-align="middle" fo:padding-top="0.1562in" fo:padding-left="0in" fo:padding-bottom="0.052in" fo:padding-right="0.1041in"/>
    </style:style>
    <style:style style:name="T2357" style:parent-style-name="DefaultParagraphFont" style:family="text">
      <style:text-properties style:font-name="Calibri" style:font-name-complex="Calibri"/>
    </style:style>
    <style:style style:name="TableRow2358" style:family="table-row">
      <style:table-row-properties style:use-optimal-row-height="false"/>
    </style:style>
    <style:style style:name="TableCell2359" style:family="table-cell">
      <style:table-cell-properties fo:border="none" style:writing-mode="lr-tb" style:vertical-align="middle" fo:padding-top="0.1562in" fo:padding-left="0in" fo:padding-bottom="0.052in" fo:padding-right="0.1041in"/>
    </style:style>
    <style:style style:name="T2360" style:parent-style-name="DefaultParagraphFont" style:family="text">
      <style:text-properties style:font-name="Calibri" style:font-name-complex="Calibri"/>
    </style:style>
    <style:style style:name="T2361" style:parent-style-name="DefaultParagraphFont" style:family="text">
      <style:text-properties style:font-name="Calibri" style:font-name-complex="Calibri"/>
    </style:style>
    <style:style style:name="T2362" style:parent-style-name="DefaultParagraphFont" style:family="text">
      <style:text-properties style:font-name="Calibri" style:font-name-complex="Calibri"/>
    </style:style>
    <style:style style:name="T2363" style:parent-style-name="DefaultParagraphFont" style:family="text">
      <style:text-properties style:font-name="Calibri" style:font-name-complex="Calibri"/>
    </style:style>
    <style:style style:name="TableRow2364" style:family="table-row">
      <style:table-row-properties style:use-optimal-row-height="false"/>
    </style:style>
    <style:style style:name="TableCell2365" style:family="table-cell">
      <style:table-cell-properties fo:border="none" style:writing-mode="lr-tb" style:vertical-align="middle" fo:padding-top="0.1562in" fo:padding-left="0in" fo:padding-bottom="0.052in" fo:padding-right="0.1041in"/>
    </style:style>
    <style:style style:name="T2366" style:parent-style-name="DefaultParagraphFont" style:family="text">
      <style:text-properties style:font-name="Calibri" style:font-name-complex="Calibri"/>
    </style:style>
    <style:style style:name="TableRow2367" style:family="table-row">
      <style:table-row-properties style:use-optimal-row-height="false"/>
    </style:style>
    <style:style style:name="TableCell2368" style:family="table-cell">
      <style:table-cell-properties fo:border="none" style:writing-mode="lr-tb" style:vertical-align="middle" fo:padding-top="0.1562in" fo:padding-left="0in" fo:padding-bottom="0.052in" fo:padding-right="0.1041in"/>
    </style:style>
    <style:style style:name="T2369" style:parent-style-name="DefaultParagraphFont" style:family="text">
      <style:text-properties style:font-name="Calibri" style:font-name-complex="Calibri"/>
    </style:style>
    <style:style style:name="TableRow2370" style:family="table-row">
      <style:table-row-properties style:use-optimal-row-height="false"/>
    </style:style>
    <style:style style:name="TableCell2371" style:family="table-cell">
      <style:table-cell-properties fo:border="none" style:writing-mode="lr-tb" style:vertical-align="middle" fo:padding-top="0.1562in" fo:padding-left="0in" fo:padding-bottom="0.052in" fo:padding-right="0.1041in"/>
    </style:style>
    <style:style style:name="T2372" style:parent-style-name="DefaultParagraphFont" style:family="text">
      <style:text-properties style:font-name="Calibri" style:font-name-complex="Calibri"/>
    </style:style>
    <style:style style:name="TableRow2373" style:family="table-row">
      <style:table-row-properties style:use-optimal-row-height="false"/>
    </style:style>
    <style:style style:name="TableCell2374" style:family="table-cell">
      <style:table-cell-properties fo:border="none" style:writing-mode="lr-tb" style:vertical-align="middle" fo:padding-top="0.1562in" fo:padding-left="0in" fo:padding-bottom="0.052in" fo:padding-right="0.1041in"/>
    </style:style>
    <style:style style:name="T2375" style:parent-style-name="DefaultParagraphFont" style:family="text">
      <style:text-properties style:font-name="Calibri" style:font-name-complex="Calibri"/>
    </style:style>
    <style:style style:name="T2376" style:parent-style-name="DefaultParagraphFont" style:family="text">
      <style:text-properties style:font-name="Calibri" style:font-name-complex="Calibri"/>
    </style:style>
    <style:style style:name="TableRow2377" style:family="table-row">
      <style:table-row-properties style:use-optimal-row-height="false"/>
    </style:style>
    <style:style style:name="TableCell2378" style:family="table-cell">
      <style:table-cell-properties fo:border="none" style:writing-mode="lr-tb" style:vertical-align="middle" fo:padding-top="0.1562in" fo:padding-left="0in" fo:padding-bottom="0.052in" fo:padding-right="0.1041in"/>
    </style:style>
    <style:style style:name="T2379" style:parent-style-name="DefaultParagraphFont" style:family="text">
      <style:text-properties style:font-name="Calibri" style:font-name-complex="Calibri"/>
    </style:style>
    <style:style style:name="T2380" style:parent-style-name="DefaultParagraphFont" style:family="text">
      <style:text-properties style:font-name="Calibri" style:font-name-complex="Calibri"/>
    </style:style>
    <style:style style:name="TableRow2381" style:family="table-row">
      <style:table-row-properties style:use-optimal-row-height="false"/>
    </style:style>
    <style:style style:name="TableCell2382" style:family="table-cell">
      <style:table-cell-properties fo:border="none" style:writing-mode="lr-tb" style:vertical-align="middle" fo:padding-top="0.1562in" fo:padding-left="0in" fo:padding-bottom="0.052in" fo:padding-right="0.1041in"/>
    </style:style>
    <style:style style:name="T2383" style:parent-style-name="DefaultParagraphFont" style:family="text">
      <style:text-properties style:font-name="Calibri" style:font-name-complex="Calibri"/>
    </style:style>
    <style:style style:name="T2384" style:parent-style-name="DefaultParagraphFont" style:family="text">
      <style:text-properties style:font-name="Calibri" style:font-name-complex="Calibri"/>
    </style:style>
    <style:style style:name="TableRow2385" style:family="table-row">
      <style:table-row-properties style:use-optimal-row-height="false"/>
    </style:style>
    <style:style style:name="TableCell2386" style:family="table-cell">
      <style:table-cell-properties fo:border="none" style:writing-mode="lr-tb" style:vertical-align="middle" fo:padding-top="0.1562in" fo:padding-left="0in" fo:padding-bottom="0.052in" fo:padding-right="0.1041in"/>
    </style:style>
    <style:style style:name="T2387" style:parent-style-name="DefaultParagraphFont" style:family="text">
      <style:text-properties style:font-name="Calibri" style:font-name-complex="Calibri"/>
    </style:style>
    <style:style style:name="T2388" style:parent-style-name="DefaultParagraphFont" style:family="text">
      <style:text-properties style:font-name="Calibri" style:font-name-complex="Calibri"/>
    </style:style>
    <style:style style:name="TableRow2389" style:family="table-row">
      <style:table-row-properties style:use-optimal-row-height="false"/>
    </style:style>
    <style:style style:name="TableCell2390" style:family="table-cell">
      <style:table-cell-properties fo:border="none" style:writing-mode="lr-tb" style:vertical-align="middle" fo:padding-top="0.1562in" fo:padding-left="0in" fo:padding-bottom="0.052in" fo:padding-right="0.1041in"/>
    </style:style>
    <style:style style:name="T2391" style:parent-style-name="DefaultParagraphFont" style:family="text">
      <style:text-properties style:font-name="Calibri" style:font-name-complex="Calibri"/>
    </style:style>
    <style:style style:name="TableRow2392" style:family="table-row">
      <style:table-row-properties style:use-optimal-row-height="false"/>
    </style:style>
    <style:style style:name="TableCell2393" style:family="table-cell">
      <style:table-cell-properties fo:border="none" style:writing-mode="lr-tb" style:vertical-align="middle" fo:padding-top="0.1562in" fo:padding-left="0in" fo:padding-bottom="0.052in" fo:padding-right="0.1041in"/>
    </style:style>
    <style:style style:name="T2394" style:parent-style-name="DefaultParagraphFont" style:family="text">
      <style:text-properties style:font-name="Calibri" style:font-name-complex="Calibri"/>
    </style:style>
    <style:style style:name="TableRow2395" style:family="table-row">
      <style:table-row-properties style:use-optimal-row-height="false"/>
    </style:style>
    <style:style style:name="TableCell2396" style:family="table-cell">
      <style:table-cell-properties fo:border="none" style:writing-mode="lr-tb" style:vertical-align="middle" fo:padding-top="0.1562in" fo:padding-left="0in" fo:padding-bottom="0.052in" fo:padding-right="0.1041in"/>
    </style:style>
    <style:style style:name="T2397" style:parent-style-name="DefaultParagraphFont" style:family="text">
      <style:text-properties style:font-name="Calibri" style:font-name-complex="Calibri"/>
    </style:style>
    <style:style style:name="TableRow2398" style:family="table-row">
      <style:table-row-properties style:use-optimal-row-height="false"/>
    </style:style>
    <style:style style:name="TableCell2399" style:family="table-cell">
      <style:table-cell-properties fo:border="none" style:writing-mode="lr-tb" style:vertical-align="middle" fo:padding-top="0.1562in" fo:padding-left="0in" fo:padding-bottom="0.052in" fo:padding-right="0.1041in"/>
    </style:style>
    <style:style style:name="T2400" style:parent-style-name="DefaultParagraphFont" style:family="text">
      <style:text-properties style:font-name="Calibri" style:font-name-complex="Calibri"/>
    </style:style>
    <style:style style:name="T2401" style:parent-style-name="DefaultParagraphFont" style:family="text">
      <style:text-properties style:font-name="Calibri" style:font-name-complex="Calibri"/>
    </style:style>
    <style:style style:name="TableRow2402" style:family="table-row">
      <style:table-row-properties style:use-optimal-row-height="false"/>
    </style:style>
    <style:style style:name="TableCell2403" style:family="table-cell">
      <style:table-cell-properties fo:border="none" style:writing-mode="lr-tb" style:vertical-align="middle" fo:padding-top="0.1562in" fo:padding-left="0in" fo:padding-bottom="0.052in" fo:padding-right="0.1041in"/>
    </style:style>
    <style:style style:name="T2404" style:parent-style-name="DefaultParagraphFont" style:family="text">
      <style:text-properties style:font-name="Calibri" style:font-name-complex="Calibri"/>
    </style:style>
    <style:style style:name="TableRow2405" style:family="table-row">
      <style:table-row-properties style:use-optimal-row-height="false"/>
    </style:style>
    <style:style style:name="TableCell2406" style:family="table-cell">
      <style:table-cell-properties fo:border="none" style:writing-mode="lr-tb" style:vertical-align="middle" fo:padding-top="0.1562in" fo:padding-left="0in" fo:padding-bottom="0.052in" fo:padding-right="0.1041in"/>
    </style:style>
    <style:style style:name="T2407" style:parent-style-name="DefaultParagraphFont" style:family="text">
      <style:text-properties style:font-name="Calibri" style:font-name-complex="Calibri"/>
    </style:style>
    <style:style style:name="T2408" style:parent-style-name="DefaultParagraphFont" style:family="text">
      <style:text-properties style:font-name="Calibri" style:font-name-complex="Calibri"/>
    </style:style>
    <style:style style:name="TableRow2409" style:family="table-row">
      <style:table-row-properties style:use-optimal-row-height="false"/>
    </style:style>
    <style:style style:name="TableCell2410" style:family="table-cell">
      <style:table-cell-properties fo:border="none" style:writing-mode="lr-tb" style:vertical-align="middle" fo:padding-top="0.1562in" fo:padding-left="0in" fo:padding-bottom="0.052in" fo:padding-right="0.1041in"/>
    </style:style>
    <style:style style:name="T2411" style:parent-style-name="DefaultParagraphFont" style:family="text">
      <style:text-properties style:font-name="Calibri" style:font-name-complex="Calibri"/>
    </style:style>
    <style:style style:name="TableRow2412" style:family="table-row">
      <style:table-row-properties style:use-optimal-row-height="false"/>
    </style:style>
    <style:style style:name="TableCell2413" style:family="table-cell">
      <style:table-cell-properties fo:border="none" style:writing-mode="lr-tb" style:vertical-align="middle" fo:padding-top="0.1562in" fo:padding-left="0in" fo:padding-bottom="0.052in" fo:padding-right="0.1041in"/>
    </style:style>
    <style:style style:name="T2414" style:parent-style-name="DefaultParagraphFont" style:family="text">
      <style:text-properties style:font-name="Calibri" style:font-name-complex="Calibri"/>
    </style:style>
    <style:style style:name="T2415" style:parent-style-name="DefaultParagraphFont" style:family="text">
      <style:text-properties style:font-name="Calibri" style:font-name-complex="Calibri"/>
    </style:style>
    <style:style style:name="TableRow2416" style:family="table-row">
      <style:table-row-properties style:use-optimal-row-height="false"/>
    </style:style>
    <style:style style:name="TableCell2417" style:family="table-cell">
      <style:table-cell-properties fo:border="none" style:writing-mode="lr-tb" style:vertical-align="middle" fo:padding-top="0.1562in" fo:padding-left="0in" fo:padding-bottom="0.052in" fo:padding-right="0.1041in"/>
    </style:style>
    <style:style style:name="T2418" style:parent-style-name="DefaultParagraphFont" style:family="text">
      <style:text-properties style:font-name="Calibri" style:font-name-complex="Calibri"/>
    </style:style>
    <style:style style:name="TableRow2419" style:family="table-row">
      <style:table-row-properties style:use-optimal-row-height="false"/>
    </style:style>
    <style:style style:name="TableCell2420" style:family="table-cell">
      <style:table-cell-properties fo:border="none" style:writing-mode="lr-tb" style:vertical-align="middle" fo:padding-top="0.1562in" fo:padding-left="0in" fo:padding-bottom="0.052in" fo:padding-right="0.1041in"/>
    </style:style>
    <style:style style:name="T2421" style:parent-style-name="DefaultParagraphFont" style:family="text">
      <style:text-properties style:font-name="Calibri" style:font-name-complex="Calibri"/>
    </style:style>
    <style:style style:name="T2422" style:parent-style-name="DefaultParagraphFont" style:family="text">
      <style:text-properties style:font-name="Calibri" style:font-name-complex="Calibri"/>
    </style:style>
    <style:style style:name="TableRow2423" style:family="table-row">
      <style:table-row-properties style:use-optimal-row-height="false"/>
    </style:style>
    <style:style style:name="TableCell2424" style:family="table-cell">
      <style:table-cell-properties fo:border="none" style:writing-mode="lr-tb" style:vertical-align="middle" fo:padding-top="0.1562in" fo:padding-left="0in" fo:padding-bottom="0.052in" fo:padding-right="0.1041in"/>
    </style:style>
    <style:style style:name="T2425" style:parent-style-name="DefaultParagraphFont" style:family="text">
      <style:text-properties style:font-name="Calibri" style:font-name-complex="Calibri"/>
    </style:style>
    <style:style style:name="T2426" style:parent-style-name="DefaultParagraphFont" style:family="text">
      <style:text-properties style:font-name="Calibri" style:font-name-complex="Calibri"/>
    </style:style>
    <style:style style:name="T2427" style:parent-style-name="DefaultParagraphFont" style:family="text">
      <style:text-properties style:font-name="Calibri" style:font-name-complex="Calibri"/>
    </style:style>
    <style:style style:name="TableRow2428" style:family="table-row">
      <style:table-row-properties style:use-optimal-row-height="false"/>
    </style:style>
    <style:style style:name="TableCell2429" style:family="table-cell">
      <style:table-cell-properties fo:border="none" style:writing-mode="lr-tb" style:vertical-align="middle" fo:padding-top="0.1562in" fo:padding-left="0in" fo:padding-bottom="0.052in" fo:padding-right="0.1041in"/>
    </style:style>
    <style:style style:name="T2430" style:parent-style-name="DefaultParagraphFont" style:family="text">
      <style:text-properties style:font-name="Calibri" style:font-name-complex="Calibri"/>
    </style:style>
    <style:style style:name="TableRow2431" style:family="table-row">
      <style:table-row-properties style:use-optimal-row-height="false"/>
    </style:style>
    <style:style style:name="TableCell2432" style:family="table-cell">
      <style:table-cell-properties fo:border="none" style:writing-mode="lr-tb" style:vertical-align="middle" fo:padding-top="0.1562in" fo:padding-left="0in" fo:padding-bottom="0.052in" fo:padding-right="0.1041in"/>
    </style:style>
    <style:style style:name="T2433" style:parent-style-name="DefaultParagraphFont" style:family="text">
      <style:text-properties style:font-name="Calibri" style:font-name-complex="Calibri"/>
    </style:style>
    <style:style style:name="T2434" style:parent-style-name="DefaultParagraphFont" style:family="text">
      <style:text-properties style:font-name="Calibri" style:font-name-complex="Calibri"/>
    </style:style>
    <style:style style:name="TableRow2435" style:family="table-row">
      <style:table-row-properties style:use-optimal-row-height="false"/>
    </style:style>
    <style:style style:name="TableCell2436" style:family="table-cell">
      <style:table-cell-properties fo:border="none" style:writing-mode="lr-tb" style:vertical-align="middle" fo:padding-top="0.1562in" fo:padding-left="0in" fo:padding-bottom="0.052in" fo:padding-right="0.1041in"/>
    </style:style>
    <style:style style:name="T2437" style:parent-style-name="DefaultParagraphFont" style:family="text">
      <style:text-properties style:font-name="Calibri" style:font-name-complex="Calibri"/>
    </style:style>
    <style:style style:name="TableRow2438" style:family="table-row">
      <style:table-row-properties style:use-optimal-row-height="false"/>
    </style:style>
    <style:style style:name="TableCell2439" style:family="table-cell">
      <style:table-cell-properties fo:border="none" style:writing-mode="lr-tb" style:vertical-align="middle" fo:padding-top="0.1562in" fo:padding-left="0in" fo:padding-bottom="0.052in" fo:padding-right="0.1041in"/>
    </style:style>
    <style:style style:name="T2440" style:parent-style-name="DefaultParagraphFont" style:family="text">
      <style:text-properties style:font-name="Calibri" style:font-name-complex="Calibri"/>
    </style:style>
    <style:style style:name="T2441" style:parent-style-name="DefaultParagraphFont" style:family="text">
      <style:text-properties style:font-name="Calibri" style:font-name-complex="Calibri"/>
    </style:style>
    <style:style style:name="TableRow2442" style:family="table-row">
      <style:table-row-properties style:use-optimal-row-height="false"/>
    </style:style>
    <style:style style:name="TableCell2443" style:family="table-cell">
      <style:table-cell-properties fo:border="none" style:writing-mode="lr-tb" style:vertical-align="middle" fo:padding-top="0.1562in" fo:padding-left="0in" fo:padding-bottom="0.052in" fo:padding-right="0.1041in"/>
    </style:style>
    <style:style style:name="T2444" style:parent-style-name="DefaultParagraphFont" style:family="text">
      <style:text-properties style:font-name="Calibri" style:font-name-complex="Calibri"/>
    </style:style>
    <style:style style:name="T2445" style:parent-style-name="DefaultParagraphFont" style:family="text">
      <style:text-properties style:font-name="Calibri" style:font-name-complex="Calibri"/>
    </style:style>
    <style:style style:name="TableRow2446" style:family="table-row">
      <style:table-row-properties style:use-optimal-row-height="false"/>
    </style:style>
    <style:style style:name="TableCell2447" style:family="table-cell">
      <style:table-cell-properties fo:border="none" style:writing-mode="lr-tb" style:vertical-align="middle" fo:padding-top="0.1562in" fo:padding-left="0in" fo:padding-bottom="0.052in" fo:padding-right="0.1041in"/>
    </style:style>
    <style:style style:name="T2448" style:parent-style-name="DefaultParagraphFont" style:family="text">
      <style:text-properties style:font-name="Calibri" style:font-name-complex="Calibri"/>
    </style:style>
    <style:style style:name="TableRow2449" style:family="table-row">
      <style:table-row-properties style:use-optimal-row-height="false"/>
    </style:style>
    <style:style style:name="TableCell2450" style:family="table-cell">
      <style:table-cell-properties fo:border="none" style:writing-mode="lr-tb" style:vertical-align="middle" fo:padding-top="0.1562in" fo:padding-left="0in" fo:padding-bottom="0.052in" fo:padding-right="0.1041in"/>
    </style:style>
    <style:style style:name="T2451" style:parent-style-name="DefaultParagraphFont" style:family="text">
      <style:text-properties style:font-name="Calibri" style:font-name-complex="Calibri"/>
    </style:style>
    <style:style style:name="T2452" style:parent-style-name="DefaultParagraphFont" style:family="text">
      <style:text-properties style:font-name="Calibri" style:font-name-complex="Calibri"/>
    </style:style>
    <style:style style:name="TableRow2453" style:family="table-row">
      <style:table-row-properties style:use-optimal-row-height="false"/>
    </style:style>
    <style:style style:name="TableCell2454" style:family="table-cell">
      <style:table-cell-properties fo:border="none" style:writing-mode="lr-tb" style:vertical-align="middle" fo:padding-top="0.1562in" fo:padding-left="0in" fo:padding-bottom="0.052in" fo:padding-right="0.1041in"/>
    </style:style>
    <style:style style:name="T2455" style:parent-style-name="DefaultParagraphFont" style:family="text">
      <style:text-properties style:font-name="Calibri" style:font-name-complex="Calibri"/>
    </style:style>
    <style:style style:name="TableRow2456" style:family="table-row">
      <style:table-row-properties style:use-optimal-row-height="false"/>
    </style:style>
    <style:style style:name="TableCell2457" style:family="table-cell">
      <style:table-cell-properties fo:border="none" style:writing-mode="lr-tb" style:vertical-align="middle" fo:padding-top="0.1562in" fo:padding-left="0in" fo:padding-bottom="0.052in" fo:padding-right="0.1041in"/>
    </style:style>
    <style:style style:name="T2458" style:parent-style-name="DefaultParagraphFont" style:family="text">
      <style:text-properties style:font-name="Calibri" style:font-name-complex="Calibri"/>
    </style:style>
    <style:style style:name="T2459" style:parent-style-name="DefaultParagraphFont" style:family="text">
      <style:text-properties style:font-name="Calibri" style:font-name-complex="Calibri"/>
    </style:style>
    <style:style style:name="TableRow2460" style:family="table-row">
      <style:table-row-properties style:use-optimal-row-height="false"/>
    </style:style>
    <style:style style:name="TableCell2461" style:family="table-cell">
      <style:table-cell-properties fo:border="none" style:writing-mode="lr-tb" style:vertical-align="middle" fo:padding-top="0.1562in" fo:padding-left="0in" fo:padding-bottom="0.052in" fo:padding-right="0.1041in"/>
    </style:style>
    <style:style style:name="T2462" style:parent-style-name="DefaultParagraphFont" style:family="text">
      <style:text-properties style:font-name="Calibri" style:font-name-complex="Calibri"/>
    </style:style>
    <style:style style:name="TableRow2463" style:family="table-row">
      <style:table-row-properties style:use-optimal-row-height="false"/>
    </style:style>
    <style:style style:name="TableCell2464" style:family="table-cell">
      <style:table-cell-properties fo:border="none" style:writing-mode="lr-tb" style:vertical-align="middle" fo:padding-top="0.1562in" fo:padding-left="0in" fo:padding-bottom="0.052in" fo:padding-right="0.1041in"/>
    </style:style>
    <style:style style:name="T2465" style:parent-style-name="DefaultParagraphFont" style:family="text">
      <style:text-properties style:font-name="Calibri" style:font-name-complex="Calibri"/>
    </style:style>
    <style:style style:name="T2466" style:parent-style-name="DefaultParagraphFont" style:family="text">
      <style:text-properties style:font-name="Calibri" style:font-name-complex="Calibri"/>
    </style:style>
    <style:style style:name="T2467" style:parent-style-name="DefaultParagraphFont" style:family="text">
      <style:text-properties style:font-name="Calibri" style:font-name-complex="Calibri"/>
    </style:style>
    <style:style style:name="TableRow2468" style:family="table-row">
      <style:table-row-properties style:use-optimal-row-height="false"/>
    </style:style>
    <style:style style:name="TableCell2469" style:family="table-cell">
      <style:table-cell-properties fo:border="none" style:writing-mode="lr-tb" style:vertical-align="middle" fo:padding-top="0.1562in" fo:padding-left="0in" fo:padding-bottom="0.052in" fo:padding-right="0.1041in"/>
    </style:style>
    <style:style style:name="T2470" style:parent-style-name="DefaultParagraphFont" style:family="text">
      <style:text-properties style:font-name="Calibri" style:font-name-complex="Calibri"/>
    </style:style>
    <style:style style:name="T2471" style:parent-style-name="DefaultParagraphFont" style:family="text">
      <style:text-properties style:font-name="Calibri" style:font-name-complex="Calibri"/>
    </style:style>
    <style:style style:name="TableRow2472" style:family="table-row">
      <style:table-row-properties style:use-optimal-row-height="false"/>
    </style:style>
    <style:style style:name="TableCell2473" style:family="table-cell">
      <style:table-cell-properties fo:border="none" style:writing-mode="lr-tb" style:vertical-align="middle" fo:padding-top="0.1562in" fo:padding-left="0in" fo:padding-bottom="0.052in" fo:padding-right="0.1041in"/>
    </style:style>
    <style:style style:name="T2474" style:parent-style-name="DefaultParagraphFont" style:family="text">
      <style:text-properties style:font-name="Calibri" style:font-name-complex="Calibri"/>
    </style:style>
    <style:style style:name="TableRow2475" style:family="table-row">
      <style:table-row-properties style:use-optimal-row-height="false"/>
    </style:style>
    <style:style style:name="TableCell2476" style:family="table-cell">
      <style:table-cell-properties fo:border="none" style:writing-mode="lr-tb" style:vertical-align="middle" fo:padding-top="0.1562in" fo:padding-left="0in" fo:padding-bottom="0.052in" fo:padding-right="0.1041in"/>
    </style:style>
    <style:style style:name="T2477" style:parent-style-name="DefaultParagraphFont" style:family="text">
      <style:text-properties style:font-name="Calibri" style:font-name-complex="Calibri"/>
    </style:style>
    <style:style style:name="T2478" style:parent-style-name="DefaultParagraphFont" style:family="text">
      <style:text-properties style:font-name="Calibri" style:font-name-complex="Calibri"/>
    </style:style>
    <style:style style:name="T2479" style:parent-style-name="DefaultParagraphFont" style:family="text">
      <style:text-properties style:font-name="Calibri" style:font-name-complex="Calibri"/>
    </style:style>
    <style:style style:name="T2480" style:parent-style-name="DefaultParagraphFont" style:family="text">
      <style:text-properties style:font-name="Calibri" style:font-name-complex="Calibri"/>
    </style:style>
    <style:style style:name="T2481" style:parent-style-name="DefaultParagraphFont" style:family="text">
      <style:text-properties style:font-name="Calibri" style:font-name-complex="Calibri"/>
    </style:style>
    <style:style style:name="T2482" style:parent-style-name="DefaultParagraphFont" style:family="text">
      <style:text-properties style:font-name="Calibri" style:font-name-complex="Calibri"/>
    </style:style>
    <style:style style:name="T2483" style:parent-style-name="DefaultParagraphFont" style:family="text">
      <style:text-properties style:font-name="Calibri" style:font-name-complex="Calibri"/>
    </style:style>
    <style:style style:name="TableRow2484" style:family="table-row">
      <style:table-row-properties style:use-optimal-row-height="false"/>
    </style:style>
    <style:style style:name="TableCell2485" style:family="table-cell">
      <style:table-cell-properties fo:border="none" style:writing-mode="lr-tb" style:vertical-align="middle" fo:padding-top="0.1562in" fo:padding-left="0in" fo:padding-bottom="0.052in" fo:padding-right="0.1041in"/>
    </style:style>
    <style:style style:name="T2486" style:parent-style-name="DefaultParagraphFont" style:family="text">
      <style:text-properties style:font-name="Calibri" style:font-name-complex="Calibri"/>
    </style:style>
    <style:style style:name="T2487" style:parent-style-name="DefaultParagraphFont" style:family="text">
      <style:text-properties style:font-name="Calibri" style:font-name-complex="Calibri"/>
    </style:style>
    <style:style style:name="TableRow2488" style:family="table-row">
      <style:table-row-properties style:use-optimal-row-height="false"/>
    </style:style>
    <style:style style:name="TableCell2489" style:family="table-cell">
      <style:table-cell-properties fo:border="none" style:writing-mode="lr-tb" style:vertical-align="middle" fo:padding-top="0.1562in" fo:padding-left="0in" fo:padding-bottom="0.052in" fo:padding-right="0.1041in"/>
    </style:style>
    <style:style style:name="T2490" style:parent-style-name="DefaultParagraphFont" style:family="text">
      <style:text-properties style:font-name="Calibri" style:font-name-complex="Calibri"/>
    </style:style>
    <style:style style:name="T2491" style:parent-style-name="DefaultParagraphFont" style:family="text">
      <style:text-properties style:font-name="Calibri" style:font-name-complex="Calibri"/>
    </style:style>
    <style:style style:name="TableRow2492" style:family="table-row">
      <style:table-row-properties style:use-optimal-row-height="false"/>
    </style:style>
    <style:style style:name="TableCell2493" style:family="table-cell">
      <style:table-cell-properties fo:border="none" style:writing-mode="lr-tb" style:vertical-align="middle" fo:padding-top="0.1562in" fo:padding-left="0in" fo:padding-bottom="0.052in" fo:padding-right="0.1041in"/>
    </style:style>
    <style:style style:name="T2494" style:parent-style-name="DefaultParagraphFont" style:family="text">
      <style:text-properties style:font-name="Calibri" style:font-name-complex="Calibri"/>
    </style:style>
    <style:style style:name="T2495" style:parent-style-name="DefaultParagraphFont" style:family="text">
      <style:text-properties style:font-name="Calibri" style:font-name-complex="Calibri"/>
    </style:style>
    <style:style style:name="TableRow2496" style:family="table-row">
      <style:table-row-properties style:use-optimal-row-height="false"/>
    </style:style>
    <style:style style:name="TableCell2497" style:family="table-cell">
      <style:table-cell-properties fo:border="none" style:writing-mode="lr-tb" style:vertical-align="middle" fo:padding-top="0.1562in" fo:padding-left="0in" fo:padding-bottom="0.052in" fo:padding-right="0.1041in"/>
    </style:style>
    <style:style style:name="T2498" style:parent-style-name="DefaultParagraphFont" style:family="text">
      <style:text-properties style:font-name="Calibri" style:font-name-complex="Calibri"/>
    </style:style>
    <style:style style:name="T2499" style:parent-style-name="DefaultParagraphFont" style:family="text">
      <style:text-properties style:font-name="Calibri" style:font-name-complex="Calibri"/>
    </style:style>
    <style:style style:name="T2500" style:parent-style-name="DefaultParagraphFont" style:family="text">
      <style:text-properties style:font-name="Calibri" style:font-name-complex="Calibri"/>
    </style:style>
    <style:style style:name="TableRow2501" style:family="table-row">
      <style:table-row-properties style:use-optimal-row-height="false"/>
    </style:style>
    <style:style style:name="TableCell2502" style:family="table-cell">
      <style:table-cell-properties fo:border="none" style:writing-mode="lr-tb" style:vertical-align="middle" fo:padding-top="0.1562in" fo:padding-left="0in" fo:padding-bottom="0.052in" fo:padding-right="0.1041in"/>
    </style:style>
    <style:style style:name="T2503" style:parent-style-name="DefaultParagraphFont" style:family="text">
      <style:text-properties style:font-name="Calibri" style:font-name-complex="Calibri"/>
    </style:style>
    <style:style style:name="T2504" style:parent-style-name="DefaultParagraphFont" style:family="text">
      <style:text-properties style:font-name="Calibri" style:font-name-complex="Calibri"/>
    </style:style>
    <style:style style:name="TableRow2505" style:family="table-row">
      <style:table-row-properties style:use-optimal-row-height="false"/>
    </style:style>
    <style:style style:name="TableCell2506" style:family="table-cell">
      <style:table-cell-properties fo:border="none" style:writing-mode="lr-tb" style:vertical-align="middle" fo:padding-top="0.1562in" fo:padding-left="0in" fo:padding-bottom="0.052in" fo:padding-right="0.1041in"/>
    </style:style>
    <style:style style:name="T2507" style:parent-style-name="DefaultParagraphFont" style:family="text">
      <style:text-properties style:font-name="Calibri" style:font-name-complex="Calibri"/>
    </style:style>
    <style:style style:name="T2508" style:parent-style-name="DefaultParagraphFont" style:family="text">
      <style:text-properties style:font-name="Calibri" style:font-name-complex="Calibri"/>
    </style:style>
    <style:style style:name="T2509" style:parent-style-name="DefaultParagraphFont" style:family="text">
      <style:text-properties style:font-name="Calibri" style:font-name-complex="Calibri"/>
    </style:style>
    <style:style style:name="T2510" style:parent-style-name="DefaultParagraphFont" style:family="text">
      <style:text-properties style:font-name="Calibri" style:font-name-complex="Calibri"/>
    </style:style>
    <style:style style:name="T2511" style:parent-style-name="DefaultParagraphFont" style:family="text">
      <style:text-properties style:font-name="Calibri" style:font-name-complex="Calibri"/>
    </style:style>
    <style:style style:name="TableRow2512" style:family="table-row">
      <style:table-row-properties style:use-optimal-row-height="false"/>
    </style:style>
    <style:style style:name="TableCell2513" style:family="table-cell">
      <style:table-cell-properties fo:border="none" style:writing-mode="lr-tb" style:vertical-align="middle" fo:padding-top="0.1562in" fo:padding-left="0in" fo:padding-bottom="0.052in" fo:padding-right="0.1041in"/>
    </style:style>
    <style:style style:name="T2514" style:parent-style-name="DefaultParagraphFont" style:family="text">
      <style:text-properties style:font-name="Calibri" style:font-name-complex="Calibri"/>
    </style:style>
    <style:style style:name="T2515" style:parent-style-name="DefaultParagraphFont" style:family="text">
      <style:text-properties style:font-name="Calibri" style:font-name-complex="Calibri"/>
    </style:style>
    <style:style style:name="T2516" style:parent-style-name="DefaultParagraphFont" style:family="text">
      <style:text-properties style:font-name="Calibri" style:font-name-complex="Calibri"/>
    </style:style>
    <style:style style:name="TableRow2517" style:family="table-row">
      <style:table-row-properties style:use-optimal-row-height="false"/>
    </style:style>
    <style:style style:name="TableCell2518" style:family="table-cell">
      <style:table-cell-properties fo:border="none" style:writing-mode="lr-tb" style:vertical-align="middle" fo:padding-top="0.1562in" fo:padding-left="0in" fo:padding-bottom="0.052in" fo:padding-right="0.1041in"/>
    </style:style>
    <style:style style:name="T2519" style:parent-style-name="DefaultParagraphFont" style:family="text">
      <style:text-properties style:font-name="Calibri" style:font-name-complex="Calibri"/>
    </style:style>
    <style:style style:name="TableRow2520" style:family="table-row">
      <style:table-row-properties style:use-optimal-row-height="false"/>
    </style:style>
    <style:style style:name="TableCell2521" style:family="table-cell">
      <style:table-cell-properties fo:border="none" style:writing-mode="lr-tb" style:vertical-align="middle" fo:padding-top="0.1562in" fo:padding-left="0in" fo:padding-bottom="0.052in" fo:padding-right="0.1041in"/>
    </style:style>
    <style:style style:name="T2522" style:parent-style-name="DefaultParagraphFont" style:family="text">
      <style:text-properties style:font-name="Calibri" style:font-name-complex="Calibri"/>
    </style:style>
    <style:style style:name="TableRow2523" style:family="table-row">
      <style:table-row-properties style:use-optimal-row-height="false"/>
    </style:style>
    <style:style style:name="TableCell2524" style:family="table-cell">
      <style:table-cell-properties fo:border="none" style:writing-mode="lr-tb" style:vertical-align="middle" fo:padding-top="0.1562in" fo:padding-left="0in" fo:padding-bottom="0.052in" fo:padding-right="0.1041in"/>
    </style:style>
    <style:style style:name="T2525" style:parent-style-name="DefaultParagraphFont" style:family="text">
      <style:text-properties style:font-name="Calibri" style:font-name-complex="Calibri"/>
    </style:style>
    <style:style style:name="T2526" style:parent-style-name="DefaultParagraphFont" style:family="text">
      <style:text-properties style:font-name="Calibri" style:font-name-complex="Calibri"/>
    </style:style>
    <style:style style:name="TableRow2527" style:family="table-row">
      <style:table-row-properties style:use-optimal-row-height="false"/>
    </style:style>
    <style:style style:name="TableCell2528" style:family="table-cell">
      <style:table-cell-properties fo:border="none" style:writing-mode="lr-tb" style:vertical-align="middle" fo:padding-top="0.1562in" fo:padding-left="0in" fo:padding-bottom="0.052in" fo:padding-right="0.1041in"/>
    </style:style>
    <style:style style:name="T2529" style:parent-style-name="DefaultParagraphFont" style:family="text">
      <style:text-properties style:font-name="Calibri" style:font-name-complex="Calibri"/>
    </style:style>
    <style:style style:name="TableRow2530" style:family="table-row">
      <style:table-row-properties style:use-optimal-row-height="false"/>
    </style:style>
    <style:style style:name="TableCell2531" style:family="table-cell">
      <style:table-cell-properties fo:border="none" style:writing-mode="lr-tb" style:vertical-align="middle" fo:padding-top="0.1562in" fo:padding-left="0in" fo:padding-bottom="0.052in" fo:padding-right="0.1041in"/>
    </style:style>
    <style:style style:name="T2532" style:parent-style-name="DefaultParagraphFont" style:family="text">
      <style:text-properties style:font-name="Calibri" style:font-name-complex="Calibri"/>
    </style:style>
    <style:style style:name="T2533" style:parent-style-name="DefaultParagraphFont" style:family="text">
      <style:text-properties style:font-name="Calibri" style:font-name-complex="Calibri"/>
    </style:style>
    <style:style style:name="TableRow2534" style:family="table-row">
      <style:table-row-properties style:use-optimal-row-height="false"/>
    </style:style>
    <style:style style:name="TableCell2535" style:family="table-cell">
      <style:table-cell-properties fo:border="none" style:writing-mode="lr-tb" style:vertical-align="middle" fo:padding-top="0.1562in" fo:padding-left="0in" fo:padding-bottom="0.052in" fo:padding-right="0.1041in"/>
    </style:style>
    <style:style style:name="T2536" style:parent-style-name="DefaultParagraphFont" style:family="text">
      <style:text-properties style:font-name="Calibri" style:font-name-complex="Calibri"/>
    </style:style>
    <style:style style:name="T2537" style:parent-style-name="DefaultParagraphFont" style:family="text">
      <style:text-properties style:font-name="Calibri" style:font-name-complex="Calibri"/>
    </style:style>
    <style:style style:name="TableRow2538" style:family="table-row">
      <style:table-row-properties style:use-optimal-row-height="false"/>
    </style:style>
    <style:style style:name="TableCell2539" style:family="table-cell">
      <style:table-cell-properties fo:border="none" style:writing-mode="lr-tb" style:vertical-align="middle" fo:padding-top="0.1562in" fo:padding-left="0in" fo:padding-bottom="0.052in" fo:padding-right="0.1041in"/>
    </style:style>
    <style:style style:name="T2540" style:parent-style-name="DefaultParagraphFont" style:family="text">
      <style:text-properties style:font-name="Calibri" style:font-name-complex="Calibri"/>
    </style:style>
    <style:style style:name="T2541" style:parent-style-name="DefaultParagraphFont" style:family="text">
      <style:text-properties style:font-name="Calibri" style:font-name-complex="Calibri"/>
    </style:style>
    <style:style style:name="TableRow2542" style:family="table-row">
      <style:table-row-properties style:use-optimal-row-height="false"/>
    </style:style>
    <style:style style:name="TableCell2543" style:family="table-cell">
      <style:table-cell-properties fo:border="none" style:writing-mode="lr-tb" style:vertical-align="middle" fo:padding-top="0.1562in" fo:padding-left="0in" fo:padding-bottom="0.052in" fo:padding-right="0.1041in"/>
    </style:style>
    <style:style style:name="T2544" style:parent-style-name="DefaultParagraphFont" style:family="text">
      <style:text-properties style:font-name="Calibri" style:font-name-complex="Calibri"/>
    </style:style>
    <style:style style:name="T2545" style:parent-style-name="DefaultParagraphFont" style:family="text">
      <style:text-properties style:font-name="Calibri" style:font-name-complex="Calibri"/>
    </style:style>
    <style:style style:name="TableRow2546" style:family="table-row">
      <style:table-row-properties style:use-optimal-row-height="false"/>
    </style:style>
    <style:style style:name="TableCell2547" style:family="table-cell">
      <style:table-cell-properties fo:border="none" style:writing-mode="lr-tb" style:vertical-align="middle" fo:padding-top="0.1562in" fo:padding-left="0in" fo:padding-bottom="0.052in" fo:padding-right="0.1041in"/>
    </style:style>
    <style:style style:name="T2548" style:parent-style-name="DefaultParagraphFont" style:family="text">
      <style:text-properties style:font-name="Calibri" style:font-name-complex="Calibri"/>
    </style:style>
    <style:style style:name="TableRow2549" style:family="table-row">
      <style:table-row-properties style:use-optimal-row-height="false"/>
    </style:style>
    <style:style style:name="TableCell2550" style:family="table-cell">
      <style:table-cell-properties fo:border="none" style:writing-mode="lr-tb" style:vertical-align="middle" fo:padding-top="0.1562in" fo:padding-left="0in" fo:padding-bottom="0.052in" fo:padding-right="0.1041in"/>
    </style:style>
    <style:style style:name="T2551" style:parent-style-name="DefaultParagraphFont" style:family="text">
      <style:text-properties style:font-name="Calibri" style:font-name-complex="Calibri"/>
    </style:style>
    <style:style style:name="TableRow2552" style:family="table-row">
      <style:table-row-properties style:use-optimal-row-height="false"/>
    </style:style>
    <style:style style:name="TableCell2553" style:family="table-cell">
      <style:table-cell-properties fo:border="none" style:writing-mode="lr-tb" style:vertical-align="middle" fo:padding-top="0.1562in" fo:padding-left="0in" fo:padding-bottom="0.052in" fo:padding-right="0.1041in"/>
    </style:style>
    <style:style style:name="T2554" style:parent-style-name="DefaultParagraphFont" style:family="text">
      <style:text-properties style:font-name="Calibri" style:font-name-complex="Calibri"/>
    </style:style>
    <style:style style:name="TableRow2555" style:family="table-row">
      <style:table-row-properties style:use-optimal-row-height="false"/>
    </style:style>
    <style:style style:name="TableCell2556" style:family="table-cell">
      <style:table-cell-properties fo:border="none" style:writing-mode="lr-tb" style:vertical-align="middle" fo:padding-top="0.1562in" fo:padding-left="0in" fo:padding-bottom="0.052in" fo:padding-right="0.1041in"/>
    </style:style>
    <style:style style:name="T2557" style:parent-style-name="DefaultParagraphFont" style:family="text">
      <style:text-properties style:font-name="Calibri" style:font-name-complex="Calibri"/>
    </style:style>
    <style:style style:name="TableRow2558" style:family="table-row">
      <style:table-row-properties style:use-optimal-row-height="false"/>
    </style:style>
    <style:style style:name="TableCell2559" style:family="table-cell">
      <style:table-cell-properties fo:border="none" style:writing-mode="lr-tb" style:vertical-align="middle" fo:padding-top="0.1562in" fo:padding-left="0in" fo:padding-bottom="0.052in" fo:padding-right="0.1041in"/>
    </style:style>
    <style:style style:name="T2560" style:parent-style-name="DefaultParagraphFont" style:family="text">
      <style:text-properties style:font-name="Calibri" style:font-name-complex="Calibri"/>
    </style:style>
    <style:style style:name="TableRow2561" style:family="table-row">
      <style:table-row-properties style:use-optimal-row-height="false"/>
    </style:style>
    <style:style style:name="TableCell2562" style:family="table-cell">
      <style:table-cell-properties fo:border="none" style:writing-mode="lr-tb" style:vertical-align="middle" fo:padding-top="0.1562in" fo:padding-left="0in" fo:padding-bottom="0.052in" fo:padding-right="0.1041in"/>
    </style:style>
    <style:style style:name="T2563" style:parent-style-name="DefaultParagraphFont" style:family="text">
      <style:text-properties style:font-name="Calibri" style:font-name-complex="Calibri"/>
    </style:style>
    <style:style style:name="T2564" style:parent-style-name="DefaultParagraphFont" style:family="text">
      <style:text-properties style:font-name="Calibri" style:font-name-complex="Calibri"/>
    </style:style>
    <style:style style:name="TableRow2565" style:family="table-row">
      <style:table-row-properties style:use-optimal-row-height="false"/>
    </style:style>
    <style:style style:name="TableCell2566" style:family="table-cell">
      <style:table-cell-properties fo:border="none" style:writing-mode="lr-tb" style:vertical-align="middle" fo:padding-top="0.1562in" fo:padding-left="0in" fo:padding-bottom="0.052in" fo:padding-right="0.1041in"/>
    </style:style>
    <style:style style:name="T2567" style:parent-style-name="DefaultParagraphFont" style:family="text">
      <style:text-properties style:font-name="Calibri" style:font-name-complex="Calibri"/>
    </style:style>
    <style:style style:name="T2568" style:parent-style-name="DefaultParagraphFont" style:family="text">
      <style:text-properties style:font-name="Calibri" style:font-name-complex="Calibri"/>
    </style:style>
    <style:style style:name="T2569" style:parent-style-name="DefaultParagraphFont" style:family="text">
      <style:text-properties style:font-name="Calibri" style:font-name-complex="Calibri"/>
    </style:style>
    <style:style style:name="T2570" style:parent-style-name="DefaultParagraphFont" style:family="text">
      <style:text-properties style:font-name="Calibri" style:font-name-complex="Calibri"/>
    </style:style>
    <style:style style:name="TableRow2571" style:family="table-row">
      <style:table-row-properties style:use-optimal-row-height="false"/>
    </style:style>
    <style:style style:name="TableCell2572" style:family="table-cell">
      <style:table-cell-properties fo:border="none" style:writing-mode="lr-tb" style:vertical-align="middle" fo:padding-top="0.1562in" fo:padding-left="0in" fo:padding-bottom="0.052in" fo:padding-right="0.1041in"/>
    </style:style>
    <style:style style:name="T2573" style:parent-style-name="DefaultParagraphFont" style:family="text">
      <style:text-properties style:font-name="Calibri" style:font-name-complex="Calibri"/>
    </style:style>
    <style:style style:name="T2574" style:parent-style-name="DefaultParagraphFont" style:family="text">
      <style:text-properties style:font-name="Calibri" style:font-name-complex="Calibri"/>
    </style:style>
    <style:style style:name="TableRow2575" style:family="table-row">
      <style:table-row-properties style:use-optimal-row-height="false"/>
    </style:style>
    <style:style style:name="TableCell2576" style:family="table-cell">
      <style:table-cell-properties fo:border="none" style:writing-mode="lr-tb" style:vertical-align="middle" fo:padding-top="0.1562in" fo:padding-left="0in" fo:padding-bottom="0.052in" fo:padding-right="0.1041in"/>
    </style:style>
    <style:style style:name="T2577" style:parent-style-name="DefaultParagraphFont" style:family="text">
      <style:text-properties style:font-name="Calibri" style:font-name-complex="Calibri"/>
    </style:style>
    <style:style style:name="T2578" style:parent-style-name="DefaultParagraphFont" style:family="text">
      <style:text-properties style:font-name="Calibri" style:font-name-complex="Calibri"/>
    </style:style>
    <style:style style:name="T2579" style:parent-style-name="DefaultParagraphFont" style:family="text">
      <style:text-properties style:font-name="Calibri" style:font-name-complex="Calibri"/>
    </style:style>
    <style:style style:name="TableRow2580" style:family="table-row">
      <style:table-row-properties style:use-optimal-row-height="false"/>
    </style:style>
    <style:style style:name="TableCell2581" style:family="table-cell">
      <style:table-cell-properties fo:border="none" style:writing-mode="lr-tb" style:vertical-align="middle" fo:padding-top="0.1562in" fo:padding-left="0in" fo:padding-bottom="0.052in" fo:padding-right="0.1041in"/>
    </style:style>
    <style:style style:name="T2582" style:parent-style-name="DefaultParagraphFont" style:family="text">
      <style:text-properties style:font-name="Calibri" style:font-name-complex="Calibri"/>
    </style:style>
    <style:style style:name="T2583" style:parent-style-name="DefaultParagraphFont" style:family="text">
      <style:text-properties style:font-name="Calibri" style:font-name-complex="Calibri"/>
    </style:style>
    <style:style style:name="TableRow2584" style:family="table-row">
      <style:table-row-properties style:use-optimal-row-height="false"/>
    </style:style>
    <style:style style:name="TableCell2585" style:family="table-cell">
      <style:table-cell-properties fo:border="none" style:writing-mode="lr-tb" style:vertical-align="middle" fo:padding-top="0.1562in" fo:padding-left="0in" fo:padding-bottom="0.052in" fo:padding-right="0.1041in"/>
    </style:style>
    <style:style style:name="T2586" style:parent-style-name="DefaultParagraphFont" style:family="text">
      <style:text-properties style:font-name="Calibri" style:font-name-complex="Calibri"/>
    </style:style>
    <style:style style:name="T2587" style:parent-style-name="DefaultParagraphFont" style:family="text">
      <style:text-properties style:font-name="Calibri" style:font-name-complex="Calibri"/>
    </style:style>
    <style:style style:name="TableRow2588" style:family="table-row">
      <style:table-row-properties style:use-optimal-row-height="false"/>
    </style:style>
    <style:style style:name="TableCell2589" style:family="table-cell">
      <style:table-cell-properties fo:border="none" style:writing-mode="lr-tb" style:vertical-align="middle" fo:padding-top="0.1562in" fo:padding-left="0in" fo:padding-bottom="0.052in" fo:padding-right="0.1041in"/>
    </style:style>
    <style:style style:name="T2590" style:parent-style-name="DefaultParagraphFont" style:family="text">
      <style:text-properties style:font-name="Calibri" style:font-name-complex="Calibri"/>
    </style:style>
    <style:style style:name="T2591" style:parent-style-name="DefaultParagraphFont" style:family="text">
      <style:text-properties style:font-name="Calibri" style:font-name-complex="Calibri"/>
    </style:style>
    <style:style style:name="TableRow2592" style:family="table-row">
      <style:table-row-properties style:use-optimal-row-height="false"/>
    </style:style>
    <style:style style:name="TableCell2593" style:family="table-cell">
      <style:table-cell-properties fo:border="none" style:writing-mode="lr-tb" style:vertical-align="middle" fo:padding-top="0.1562in" fo:padding-left="0in" fo:padding-bottom="0.052in" fo:padding-right="0.1041in"/>
    </style:style>
    <style:style style:name="T2594" style:parent-style-name="DefaultParagraphFont" style:family="text">
      <style:text-properties style:font-name="Calibri" style:font-name-complex="Calibri"/>
    </style:style>
    <style:style style:name="TableRow2595" style:family="table-row">
      <style:table-row-properties style:use-optimal-row-height="false"/>
    </style:style>
    <style:style style:name="TableCell2596" style:family="table-cell">
      <style:table-cell-properties fo:border="none" style:writing-mode="lr-tb" style:vertical-align="middle" fo:padding-top="0.1562in" fo:padding-left="0in" fo:padding-bottom="0.052in" fo:padding-right="0.1041in"/>
    </style:style>
    <style:style style:name="T2597" style:parent-style-name="DefaultParagraphFont" style:family="text">
      <style:text-properties style:font-name="Calibri" style:font-name-complex="Calibri"/>
    </style:style>
    <style:style style:name="TableRow2598" style:family="table-row">
      <style:table-row-properties style:use-optimal-row-height="false"/>
    </style:style>
    <style:style style:name="TableCell2599" style:family="table-cell">
      <style:table-cell-properties fo:border="none" style:writing-mode="lr-tb" style:vertical-align="middle" fo:padding-top="0.1562in" fo:padding-left="0in" fo:padding-bottom="0.052in" fo:padding-right="0.1041in"/>
    </style:style>
    <style:style style:name="T2600" style:parent-style-name="DefaultParagraphFont" style:family="text">
      <style:text-properties style:font-name="Calibri" style:font-name-complex="Calibri"/>
    </style:style>
    <style:style style:name="T2601" style:parent-style-name="DefaultParagraphFont" style:family="text">
      <style:text-properties style:font-name="Calibri" style:font-name-complex="Calibri"/>
    </style:style>
    <style:style style:name="TableRow2602" style:family="table-row">
      <style:table-row-properties style:use-optimal-row-height="false"/>
    </style:style>
    <style:style style:name="TableCell2603" style:family="table-cell">
      <style:table-cell-properties fo:border="none" style:writing-mode="lr-tb" style:vertical-align="middle" fo:padding-top="0.1562in" fo:padding-left="0in" fo:padding-bottom="0.052in" fo:padding-right="0.1041in"/>
    </style:style>
    <style:style style:name="T2604" style:parent-style-name="DefaultParagraphFont" style:family="text">
      <style:text-properties style:font-name="Calibri" style:font-name-complex="Calibri"/>
    </style:style>
    <style:style style:name="T2605" style:parent-style-name="DefaultParagraphFont" style:family="text">
      <style:text-properties style:font-name="Calibri" style:font-name-complex="Calibri"/>
    </style:style>
    <style:style style:name="TableRow2606" style:family="table-row">
      <style:table-row-properties style:use-optimal-row-height="false"/>
    </style:style>
    <style:style style:name="TableCell2607" style:family="table-cell">
      <style:table-cell-properties fo:border="none" style:writing-mode="lr-tb" style:vertical-align="middle" fo:padding-top="0.1562in" fo:padding-left="0in" fo:padding-bottom="0.052in" fo:padding-right="0.1041in"/>
    </style:style>
    <style:style style:name="T2608" style:parent-style-name="DefaultParagraphFont" style:family="text">
      <style:text-properties style:font-name="Calibri" style:font-name-complex="Calibri"/>
    </style:style>
    <style:style style:name="TableRow2609" style:family="table-row">
      <style:table-row-properties style:use-optimal-row-height="false"/>
    </style:style>
    <style:style style:name="TableCell2610" style:family="table-cell">
      <style:table-cell-properties fo:border="none" style:writing-mode="lr-tb" style:vertical-align="middle" fo:padding-top="0.1562in" fo:padding-left="0in" fo:padding-bottom="0.052in" fo:padding-right="0.1041in"/>
    </style:style>
    <style:style style:name="T2611" style:parent-style-name="DefaultParagraphFont" style:family="text">
      <style:text-properties style:font-name="Calibri" style:font-name-complex="Calibri"/>
    </style:style>
    <style:style style:name="T2612" style:parent-style-name="DefaultParagraphFont" style:family="text">
      <style:text-properties style:font-name="Calibri" style:font-name-complex="Calibri"/>
    </style:style>
    <style:style style:name="TableRow2613" style:family="table-row">
      <style:table-row-properties style:use-optimal-row-height="false"/>
    </style:style>
    <style:style style:name="TableCell2614" style:family="table-cell">
      <style:table-cell-properties fo:border="none" style:writing-mode="lr-tb" style:vertical-align="middle" fo:padding-top="0.1562in" fo:padding-left="0in" fo:padding-bottom="0.052in" fo:padding-right="0.1041in"/>
    </style:style>
    <style:style style:name="T2615" style:parent-style-name="DefaultParagraphFont" style:family="text">
      <style:text-properties style:font-name="Calibri" style:font-name-complex="Calibri"/>
    </style:style>
    <style:style style:name="TableRow2616" style:family="table-row">
      <style:table-row-properties style:use-optimal-row-height="false"/>
    </style:style>
    <style:style style:name="TableCell2617" style:family="table-cell">
      <style:table-cell-properties fo:border="none" style:writing-mode="lr-tb" style:vertical-align="middle" fo:padding-top="0.1562in" fo:padding-left="0in" fo:padding-bottom="0.052in" fo:padding-right="0.1041in"/>
    </style:style>
    <style:style style:name="T2618" style:parent-style-name="DefaultParagraphFont" style:family="text">
      <style:text-properties style:font-name="Calibri" style:font-name-complex="Calibri"/>
    </style:style>
    <style:style style:name="TableRow2619" style:family="table-row">
      <style:table-row-properties style:use-optimal-row-height="false"/>
    </style:style>
    <style:style style:name="TableCell2620" style:family="table-cell">
      <style:table-cell-properties fo:border="none" style:writing-mode="lr-tb" style:vertical-align="middle" fo:padding-top="0.1562in" fo:padding-left="0in" fo:padding-bottom="0.052in" fo:padding-right="0.1041in"/>
    </style:style>
    <style:style style:name="T2621" style:parent-style-name="DefaultParagraphFont" style:family="text">
      <style:text-properties style:font-name="Calibri" style:font-name-complex="Calibri"/>
    </style:style>
    <style:style style:name="TableRow2622" style:family="table-row">
      <style:table-row-properties style:use-optimal-row-height="false"/>
    </style:style>
    <style:style style:name="TableCell2623" style:family="table-cell">
      <style:table-cell-properties fo:border="none" style:writing-mode="lr-tb" style:vertical-align="middle" fo:padding-top="0.1562in" fo:padding-left="0in" fo:padding-bottom="0.052in" fo:padding-right="0.1041in"/>
    </style:style>
    <style:style style:name="T2624" style:parent-style-name="DefaultParagraphFont" style:family="text">
      <style:text-properties style:font-name="Calibri" style:font-name-complex="Calibri"/>
    </style:style>
    <style:style style:name="TableRow2625" style:family="table-row">
      <style:table-row-properties style:use-optimal-row-height="false"/>
    </style:style>
    <style:style style:name="TableCell2626" style:family="table-cell">
      <style:table-cell-properties fo:border="none" style:writing-mode="lr-tb" style:vertical-align="middle" fo:padding-top="0.1562in" fo:padding-left="0in" fo:padding-bottom="0.052in" fo:padding-right="0.1041in"/>
    </style:style>
    <style:style style:name="T2627" style:parent-style-name="DefaultParagraphFont" style:family="text">
      <style:text-properties style:font-name="Calibri" style:font-name-complex="Calibri"/>
    </style:style>
    <style:style style:name="TableRow2628" style:family="table-row">
      <style:table-row-properties style:use-optimal-row-height="false"/>
    </style:style>
    <style:style style:name="TableCell2629" style:family="table-cell">
      <style:table-cell-properties fo:border="none" style:writing-mode="lr-tb" style:vertical-align="middle" fo:padding-top="0.1562in" fo:padding-left="0in" fo:padding-bottom="0.052in" fo:padding-right="0.1041in"/>
    </style:style>
    <style:style style:name="T2630" style:parent-style-name="DefaultParagraphFont" style:family="text">
      <style:text-properties style:font-name="Calibri" style:font-name-complex="Calibri"/>
    </style:style>
    <style:style style:name="T2631" style:parent-style-name="DefaultParagraphFont" style:family="text">
      <style:text-properties style:font-name="Calibri" style:font-name-complex="Calibri"/>
    </style:style>
    <style:style style:name="TableRow2632" style:family="table-row">
      <style:table-row-properties style:use-optimal-row-height="false"/>
    </style:style>
    <style:style style:name="TableCell2633" style:family="table-cell">
      <style:table-cell-properties fo:border="none" style:writing-mode="lr-tb" style:vertical-align="middle" fo:padding-top="0.1562in" fo:padding-left="0in" fo:padding-bottom="0.052in" fo:padding-right="0.1041in"/>
    </style:style>
    <style:style style:name="T2634" style:parent-style-name="DefaultParagraphFont" style:family="text">
      <style:text-properties style:font-name="Calibri" style:font-name-complex="Calibri"/>
    </style:style>
    <style:style style:name="T2635" style:parent-style-name="DefaultParagraphFont" style:family="text">
      <style:text-properties style:font-name="Calibri" style:font-name-complex="Calibri"/>
    </style:style>
    <style:style style:name="TableRow2636" style:family="table-row">
      <style:table-row-properties style:use-optimal-row-height="false"/>
    </style:style>
    <style:style style:name="TableCell2637" style:family="table-cell">
      <style:table-cell-properties fo:border="none" style:writing-mode="lr-tb" style:vertical-align="middle" fo:padding-top="0.1562in" fo:padding-left="0in" fo:padding-bottom="0.052in" fo:padding-right="0.1041in"/>
    </style:style>
    <style:style style:name="T2638" style:parent-style-name="DefaultParagraphFont" style:family="text">
      <style:text-properties style:font-name="Calibri" style:font-name-complex="Calibri"/>
    </style:style>
    <style:style style:name="TableRow2639" style:family="table-row">
      <style:table-row-properties style:use-optimal-row-height="false"/>
    </style:style>
    <style:style style:name="TableCell2640" style:family="table-cell">
      <style:table-cell-properties fo:border="none" style:writing-mode="lr-tb" style:vertical-align="middle" fo:padding-top="0.1562in" fo:padding-left="0in" fo:padding-bottom="0.052in" fo:padding-right="0.1041in"/>
    </style:style>
    <style:style style:name="T2641" style:parent-style-name="DefaultParagraphFont" style:family="text">
      <style:text-properties style:font-name="Calibri" style:font-name-complex="Calibri"/>
    </style:style>
    <style:style style:name="T2642" style:parent-style-name="DefaultParagraphFont" style:family="text">
      <style:text-properties style:font-name="Calibri" style:font-name-complex="Calibri"/>
    </style:style>
    <style:style style:name="TableRow2643" style:family="table-row">
      <style:table-row-properties style:use-optimal-row-height="false"/>
    </style:style>
    <style:style style:name="TableCell2644" style:family="table-cell">
      <style:table-cell-properties fo:border="none" style:writing-mode="lr-tb" style:vertical-align="middle" fo:padding-top="0.1562in" fo:padding-left="0in" fo:padding-bottom="0.052in" fo:padding-right="0.1041in"/>
    </style:style>
    <style:style style:name="T2645" style:parent-style-name="DefaultParagraphFont" style:family="text">
      <style:text-properties style:font-name="Calibri" style:font-name-complex="Calibri"/>
    </style:style>
    <style:style style:name="T2646" style:parent-style-name="DefaultParagraphFont" style:family="text">
      <style:text-properties style:font-name="Calibri" style:font-name-complex="Calibri"/>
    </style:style>
    <style:style style:name="T2647" style:parent-style-name="DefaultParagraphFont" style:family="text">
      <style:text-properties style:font-name="Calibri" style:font-name-complex="Calibri"/>
    </style:style>
    <style:style style:name="TableRow2648" style:family="table-row">
      <style:table-row-properties style:use-optimal-row-height="false"/>
    </style:style>
    <style:style style:name="TableCell2649" style:family="table-cell">
      <style:table-cell-properties fo:border="none" style:writing-mode="lr-tb" style:vertical-align="middle" fo:padding-top="0.1562in" fo:padding-left="0in" fo:padding-bottom="0.052in" fo:padding-right="0.1041in"/>
    </style:style>
    <style:style style:name="T2650" style:parent-style-name="DefaultParagraphFont" style:family="text">
      <style:text-properties style:font-name="Calibri" style:font-name-complex="Calibri"/>
    </style:style>
    <style:style style:name="T2651" style:parent-style-name="DefaultParagraphFont" style:family="text">
      <style:text-properties style:font-name="Calibri" style:font-name-complex="Calibri"/>
    </style:style>
    <style:style style:name="TableRow2652" style:family="table-row">
      <style:table-row-properties style:use-optimal-row-height="false"/>
    </style:style>
    <style:style style:name="TableCell2653" style:family="table-cell">
      <style:table-cell-properties fo:border="none" style:writing-mode="lr-tb" style:vertical-align="middle" fo:padding-top="0.1562in" fo:padding-left="0in" fo:padding-bottom="0.052in" fo:padding-right="0.1041in"/>
    </style:style>
    <style:style style:name="T2654" style:parent-style-name="DefaultParagraphFont" style:family="text">
      <style:text-properties style:font-name="Calibri" style:font-name-complex="Calibri"/>
    </style:style>
    <style:style style:name="T2655" style:parent-style-name="DefaultParagraphFont" style:family="text">
      <style:text-properties style:font-name="Calibri" style:font-name-complex="Calibri"/>
    </style:style>
    <style:style style:name="TableRow2656" style:family="table-row">
      <style:table-row-properties style:use-optimal-row-height="false"/>
    </style:style>
    <style:style style:name="TableCell2657" style:family="table-cell">
      <style:table-cell-properties fo:border="none" style:writing-mode="lr-tb" style:vertical-align="middle" fo:padding-top="0.1562in" fo:padding-left="0in" fo:padding-bottom="0.052in" fo:padding-right="0.1041in"/>
    </style:style>
    <style:style style:name="T2658" style:parent-style-name="DefaultParagraphFont" style:family="text">
      <style:text-properties style:font-name="Calibri" style:font-name-complex="Calibri" fo:language="sv" fo:country="SE"/>
    </style:style>
    <style:style style:name="T2659" style:parent-style-name="DefaultParagraphFont" style:family="text">
      <style:text-properties style:font-name="Calibri" style:font-name-complex="Calibri" fo:language="sv" fo:country="SE"/>
    </style:style>
    <style:style style:name="T2660" style:parent-style-name="DefaultParagraphFont" style:family="text">
      <style:text-properties style:font-name="Calibri" style:font-name-complex="Calibri" fo:language="sv" fo:country="SE"/>
    </style:style>
    <style:style style:name="TableRow2661" style:family="table-row">
      <style:table-row-properties style:use-optimal-row-height="false"/>
    </style:style>
    <style:style style:name="TableCell2662" style:family="table-cell">
      <style:table-cell-properties fo:border="none" style:writing-mode="lr-tb" style:vertical-align="middle" fo:padding-top="0.1562in" fo:padding-left="0in" fo:padding-bottom="0.052in" fo:padding-right="0.1041in"/>
    </style:style>
    <style:style style:name="T2663" style:parent-style-name="DefaultParagraphFont" style:family="text">
      <style:text-properties style:font-name="Calibri" style:font-name-complex="Calibri"/>
    </style:style>
    <style:style style:name="TableRow2664" style:family="table-row">
      <style:table-row-properties style:use-optimal-row-height="false"/>
    </style:style>
    <style:style style:name="TableCell2665" style:family="table-cell">
      <style:table-cell-properties fo:border="none" style:writing-mode="lr-tb" style:vertical-align="middle" fo:padding-top="0.1562in" fo:padding-left="0in" fo:padding-bottom="0.052in" fo:padding-right="0.1041in"/>
    </style:style>
    <style:style style:name="T2666" style:parent-style-name="DefaultParagraphFont" style:family="text">
      <style:text-properties style:font-name="Calibri" style:font-name-complex="Calibri"/>
    </style:style>
    <style:style style:name="T2667" style:parent-style-name="DefaultParagraphFont" style:family="text">
      <style:text-properties style:font-name="Calibri" style:font-name-complex="Calibri"/>
    </style:style>
    <style:style style:name="TableRow2668" style:family="table-row">
      <style:table-row-properties style:use-optimal-row-height="false"/>
    </style:style>
    <style:style style:name="TableCell2669" style:family="table-cell">
      <style:table-cell-properties fo:border="none" style:writing-mode="lr-tb" style:vertical-align="middle" fo:padding-top="0.1562in" fo:padding-left="0in" fo:padding-bottom="0.052in" fo:padding-right="0.1041in"/>
    </style:style>
    <style:style style:name="T2670" style:parent-style-name="DefaultParagraphFont" style:family="text">
      <style:text-properties style:font-name="Calibri" style:font-name-complex="Calibri" fo:language="sv" fo:country="SE"/>
    </style:style>
    <style:style style:name="T2671" style:parent-style-name="DefaultParagraphFont" style:family="text">
      <style:text-properties style:font-name="Calibri" style:font-name-complex="Calibri" fo:language="sv" fo:country="SE"/>
    </style:style>
    <style:style style:name="P2672" style:parent-style-name="Heading1" style:family="paragraph"/>
    <style:style style:name="T2673" style:parent-style-name="DefaultParagraphFont" style:family="text">
      <style:text-properties style:font-name="Calibri" style:font-name-complex="Calibri" fo:font-size="16pt" style:font-size-asian="16pt" style:font-size-complex="16pt"/>
    </style:style>
    <style:style style:name="T2674" style:parent-style-name="answer-count" style:family="text">
      <style:text-properties style:font-name="Calibri" style:font-name-complex="Calibri" fo:color="#000000" fo:font-size="16pt" style:font-size-asian="16pt" style:font-size-complex="16pt"/>
    </style:style>
    <style:style style:name="TableColumn2676" style:family="table-column">
      <style:table-column-properties style:column-width="5.4284in" style:use-optimal-column-width="false"/>
    </style:style>
    <style:style style:name="Table2675" style:family="table">
      <style:table-properties style:width="5.4284in" fo:margin-left="0.177in" table:align="left"/>
    </style:style>
    <style:style style:name="TableRow2677" style:family="table-row">
      <style:table-row-properties style:use-optimal-row-height="false"/>
    </style:style>
    <style:style style:name="TableCell2678" style:family="table-cell">
      <style:table-cell-properties fo:border="none" style:writing-mode="lr-tb" style:vertical-align="middle" fo:padding-top="0.1562in" fo:padding-left="0in" fo:padding-bottom="0.052in" fo:padding-right="0.1041in"/>
    </style:style>
    <style:style style:name="T2679" style:parent-style-name="DefaultParagraphFont" style:family="text">
      <style:text-properties style:font-name="Calibri" style:font-name-complex="Calibri" fo:language="sv" fo:country="SE"/>
    </style:style>
    <style:style style:name="T2680" style:parent-style-name="DefaultParagraphFont" style:family="text">
      <style:text-properties style:font-name="Calibri" style:font-name-complex="Calibri" fo:language="sv" fo:country="SE"/>
    </style:style>
    <style:style style:name="T2681" style:parent-style-name="DefaultParagraphFont" style:family="text">
      <style:text-properties style:font-name="Calibri" style:font-name-complex="Calibri" fo:language="sv" fo:country="SE"/>
    </style:style>
    <style:style style:name="TableRow2682" style:family="table-row">
      <style:table-row-properties style:use-optimal-row-height="false"/>
    </style:style>
    <style:style style:name="TableCell2683" style:family="table-cell">
      <style:table-cell-properties fo:border="none" style:writing-mode="lr-tb" style:vertical-align="middle" fo:padding-top="0.1562in" fo:padding-left="0in" fo:padding-bottom="0.052in" fo:padding-right="0.1041in"/>
    </style:style>
    <style:style style:name="T2684" style:parent-style-name="DefaultParagraphFont" style:family="text">
      <style:text-properties style:font-name="Calibri" style:font-name-complex="Calibri"/>
    </style:style>
    <style:style style:name="T2685" style:parent-style-name="DefaultParagraphFont" style:family="text">
      <style:text-properties style:font-name="Calibri" style:font-name-complex="Calibri"/>
    </style:style>
    <style:style style:name="TableRow2686" style:family="table-row">
      <style:table-row-properties style:use-optimal-row-height="false"/>
    </style:style>
    <style:style style:name="TableCell2687" style:family="table-cell">
      <style:table-cell-properties fo:border="none" style:writing-mode="lr-tb" style:vertical-align="middle" fo:padding-top="0.1562in" fo:padding-left="0in" fo:padding-bottom="0.052in" fo:padding-right="0.1041in"/>
    </style:style>
    <style:style style:name="T2688" style:parent-style-name="DefaultParagraphFont" style:family="text">
      <style:text-properties style:font-name="Calibri" style:font-name-complex="Calibri"/>
    </style:style>
    <style:style style:name="TableRow2689" style:family="table-row">
      <style:table-row-properties style:use-optimal-row-height="false"/>
    </style:style>
    <style:style style:name="TableCell2690" style:family="table-cell">
      <style:table-cell-properties fo:border="none" style:writing-mode="lr-tb" style:vertical-align="middle" fo:padding-top="0.1562in" fo:padding-left="0in" fo:padding-bottom="0.052in" fo:padding-right="0.1041in"/>
    </style:style>
    <style:style style:name="T2691" style:parent-style-name="DefaultParagraphFont" style:family="text">
      <style:text-properties style:font-name="Calibri" style:font-name-complex="Calibri" fo:language="sv" fo:country="SE"/>
    </style:style>
    <style:style style:name="T2692" style:parent-style-name="DefaultParagraphFont" style:family="text">
      <style:text-properties style:font-name="Calibri" style:font-name-complex="Calibri" fo:language="sv" fo:country="SE"/>
    </style:style>
    <style:style style:name="T2693" style:parent-style-name="DefaultParagraphFont" style:family="text">
      <style:text-properties style:font-name="Calibri" style:font-name-complex="Calibri"/>
    </style:style>
    <style:style style:name="TableRow2694" style:family="table-row">
      <style:table-row-properties style:use-optimal-row-height="false"/>
    </style:style>
    <style:style style:name="TableCell2695" style:family="table-cell">
      <style:table-cell-properties fo:border="none" style:writing-mode="lr-tb" style:vertical-align="middle" fo:padding-top="0.1562in" fo:padding-left="0in" fo:padding-bottom="0.052in" fo:padding-right="0.1041in"/>
    </style:style>
    <style:style style:name="T2696" style:parent-style-name="DefaultParagraphFont" style:family="text">
      <style:text-properties style:font-name="Calibri" style:font-name-complex="Calibri"/>
    </style:style>
    <style:style style:name="T2697" style:parent-style-name="DefaultParagraphFont" style:family="text">
      <style:text-properties style:font-name="Calibri" style:font-name-complex="Calibri"/>
    </style:style>
    <style:style style:name="TableRow2698" style:family="table-row">
      <style:table-row-properties style:use-optimal-row-height="false"/>
    </style:style>
    <style:style style:name="TableCell2699" style:family="table-cell">
      <style:table-cell-properties fo:border="none" style:writing-mode="lr-tb" style:vertical-align="middle" fo:padding-top="0.1562in" fo:padding-left="0in" fo:padding-bottom="0.052in" fo:padding-right="0.1041in"/>
    </style:style>
    <style:style style:name="T2700" style:parent-style-name="DefaultParagraphFont" style:family="text">
      <style:text-properties style:font-name="Calibri" style:font-name-complex="Calibri"/>
    </style:style>
    <style:style style:name="TableRow2701" style:family="table-row">
      <style:table-row-properties style:use-optimal-row-height="false"/>
    </style:style>
    <style:style style:name="TableCell2702" style:family="table-cell">
      <style:table-cell-properties fo:border="none" style:writing-mode="lr-tb" style:vertical-align="middle" fo:padding-top="0.1562in" fo:padding-left="0in" fo:padding-bottom="0.052in" fo:padding-right="0.1041in"/>
    </style:style>
    <style:style style:name="T2703" style:parent-style-name="DefaultParagraphFont" style:family="text">
      <style:text-properties style:font-name="Calibri" style:font-name-complex="Calibri"/>
    </style:style>
    <style:style style:name="T2704" style:parent-style-name="DefaultParagraphFont" style:family="text">
      <style:text-properties style:font-name="Calibri" style:font-name-complex="Calibri"/>
    </style:style>
    <style:style style:name="T2705" style:parent-style-name="DefaultParagraphFont" style:family="text">
      <style:text-properties style:font-name="Calibri" style:font-name-complex="Calibri"/>
    </style:style>
    <style:style style:name="T2706" style:parent-style-name="DefaultParagraphFont" style:family="text">
      <style:text-properties style:font-name="Calibri" style:font-name-complex="Calibri"/>
    </style:style>
    <style:style style:name="TableRow2707" style:family="table-row">
      <style:table-row-properties style:use-optimal-row-height="false"/>
    </style:style>
    <style:style style:name="TableCell2708" style:family="table-cell">
      <style:table-cell-properties fo:border="none" style:writing-mode="lr-tb" style:vertical-align="middle" fo:padding-top="0.1562in" fo:padding-left="0in" fo:padding-bottom="0.052in" fo:padding-right="0.1041in"/>
    </style:style>
    <style:style style:name="T2709" style:parent-style-name="DefaultParagraphFont" style:family="text">
      <style:text-properties style:font-name="Calibri" style:font-name-complex="Calibri"/>
    </style:style>
    <style:style style:name="TableRow2710" style:family="table-row">
      <style:table-row-properties style:use-optimal-row-height="false"/>
    </style:style>
    <style:style style:name="TableCell2711" style:family="table-cell">
      <style:table-cell-properties fo:border="none" style:writing-mode="lr-tb" style:vertical-align="middle" fo:padding-top="0.1562in" fo:padding-left="0in" fo:padding-bottom="0.052in" fo:padding-right="0.1041in"/>
    </style:style>
    <style:style style:name="T2712" style:parent-style-name="DefaultParagraphFont" style:family="text">
      <style:text-properties style:font-name="Calibri" style:font-name-complex="Calibri"/>
    </style:style>
    <style:style style:name="TableRow2713" style:family="table-row">
      <style:table-row-properties style:use-optimal-row-height="false"/>
    </style:style>
    <style:style style:name="TableCell2714" style:family="table-cell">
      <style:table-cell-properties fo:border="none" style:writing-mode="lr-tb" style:vertical-align="middle" fo:padding-top="0.1562in" fo:padding-left="0in" fo:padding-bottom="0.052in" fo:padding-right="0.1041in"/>
    </style:style>
    <style:style style:name="T2715" style:parent-style-name="DefaultParagraphFont" style:family="text">
      <style:text-properties style:font-name="Calibri" style:font-name-complex="Calibri"/>
    </style:style>
    <style:style style:name="TableRow2716" style:family="table-row">
      <style:table-row-properties style:use-optimal-row-height="false"/>
    </style:style>
    <style:style style:name="TableCell2717" style:family="table-cell">
      <style:table-cell-properties fo:border="none" style:writing-mode="lr-tb" style:vertical-align="middle" fo:padding-top="0.1562in" fo:padding-left="0in" fo:padding-bottom="0.052in" fo:padding-right="0.1041in"/>
    </style:style>
    <style:style style:name="T2718" style:parent-style-name="DefaultParagraphFont" style:family="text">
      <style:text-properties style:font-name="Calibri" style:font-name-complex="Calibri"/>
    </style:style>
    <style:style style:name="TableRow2719" style:family="table-row">
      <style:table-row-properties style:use-optimal-row-height="false"/>
    </style:style>
    <style:style style:name="TableCell2720" style:family="table-cell">
      <style:table-cell-properties fo:border="none" style:writing-mode="lr-tb" style:vertical-align="middle" fo:padding-top="0.1562in" fo:padding-left="0in" fo:padding-bottom="0.052in" fo:padding-right="0.1041in"/>
    </style:style>
    <style:style style:name="T2721" style:parent-style-name="DefaultParagraphFont" style:family="text">
      <style:text-properties style:font-name="Calibri" style:font-name-complex="Calibri"/>
    </style:style>
    <style:style style:name="T2722" style:parent-style-name="DefaultParagraphFont" style:family="text">
      <style:text-properties style:font-name="Calibri" style:font-name-complex="Calibri"/>
    </style:style>
    <style:style style:name="T2723" style:parent-style-name="DefaultParagraphFont" style:family="text">
      <style:text-properties style:font-name="Calibri" style:font-name-complex="Calibri"/>
    </style:style>
    <style:style style:name="T2724" style:parent-style-name="DefaultParagraphFont" style:family="text">
      <style:text-properties style:font-name="Calibri" style:font-name-complex="Calibri"/>
    </style:style>
    <style:style style:name="T2725" style:parent-style-name="DefaultParagraphFont" style:family="text">
      <style:text-properties style:font-name="Calibri" style:font-name-complex="Calibri"/>
    </style:style>
    <style:style style:name="TableRow2726" style:family="table-row">
      <style:table-row-properties style:use-optimal-row-height="false"/>
    </style:style>
    <style:style style:name="TableCell2727" style:family="table-cell">
      <style:table-cell-properties fo:border="none" style:writing-mode="lr-tb" style:vertical-align="middle" fo:padding-top="0.1562in" fo:padding-left="0in" fo:padding-bottom="0.052in" fo:padding-right="0.1041in"/>
    </style:style>
    <style:style style:name="T2728" style:parent-style-name="DefaultParagraphFont" style:family="text">
      <style:text-properties style:font-name="Calibri" style:font-name-complex="Calibri"/>
    </style:style>
    <style:style style:name="TableRow2729" style:family="table-row">
      <style:table-row-properties style:use-optimal-row-height="false"/>
    </style:style>
    <style:style style:name="TableCell2730" style:family="table-cell">
      <style:table-cell-properties fo:border="none" style:writing-mode="lr-tb" style:vertical-align="middle" fo:padding-top="0.1562in" fo:padding-left="0in" fo:padding-bottom="0.052in" fo:padding-right="0.1041in"/>
    </style:style>
    <style:style style:name="T2731" style:parent-style-name="DefaultParagraphFont" style:family="text">
      <style:text-properties style:font-name="Calibri" style:font-name-complex="Calibri"/>
    </style:style>
    <style:style style:name="T2732" style:parent-style-name="DefaultParagraphFont" style:family="text">
      <style:text-properties style:font-name="Calibri" style:font-name-complex="Calibri"/>
    </style:style>
    <style:style style:name="TableRow2733" style:family="table-row">
      <style:table-row-properties style:use-optimal-row-height="false"/>
    </style:style>
    <style:style style:name="TableCell2734" style:family="table-cell">
      <style:table-cell-properties fo:border="none" style:writing-mode="lr-tb" style:vertical-align="middle" fo:padding-top="0.1562in" fo:padding-left="0in" fo:padding-bottom="0.052in" fo:padding-right="0.1041in"/>
    </style:style>
    <style:style style:name="T2735" style:parent-style-name="DefaultParagraphFont" style:family="text">
      <style:text-properties style:font-name="Calibri" style:font-name-complex="Calibri"/>
    </style:style>
    <style:style style:name="T2736" style:parent-style-name="DefaultParagraphFont" style:family="text">
      <style:text-properties style:font-name="Calibri" style:font-name-complex="Calibri"/>
    </style:style>
    <style:style style:name="TableRow2737" style:family="table-row">
      <style:table-row-properties style:use-optimal-row-height="false"/>
    </style:style>
    <style:style style:name="TableCell2738" style:family="table-cell">
      <style:table-cell-properties fo:border="none" style:writing-mode="lr-tb" style:vertical-align="middle" fo:padding-top="0.1562in" fo:padding-left="0in" fo:padding-bottom="0.052in" fo:padding-right="0.1041in"/>
    </style:style>
    <style:style style:name="T2739" style:parent-style-name="DefaultParagraphFont" style:family="text">
      <style:text-properties style:font-name="Calibri" style:font-name-complex="Calibri"/>
    </style:style>
    <style:style style:name="TableRow2740" style:family="table-row">
      <style:table-row-properties style:use-optimal-row-height="false"/>
    </style:style>
    <style:style style:name="TableCell2741" style:family="table-cell">
      <style:table-cell-properties fo:border="none" style:writing-mode="lr-tb" style:vertical-align="middle" fo:padding-top="0.1562in" fo:padding-left="0in" fo:padding-bottom="0.052in" fo:padding-right="0.1041in"/>
    </style:style>
    <style:style style:name="T2742" style:parent-style-name="DefaultParagraphFont" style:family="text">
      <style:text-properties style:font-name="Calibri" style:font-name-complex="Calibri"/>
    </style:style>
    <style:style style:name="T2743" style:parent-style-name="DefaultParagraphFont" style:family="text">
      <style:text-properties style:font-name="Calibri" style:font-name-complex="Calibri"/>
    </style:style>
    <style:style style:name="TableRow2744" style:family="table-row">
      <style:table-row-properties style:use-optimal-row-height="false"/>
    </style:style>
    <style:style style:name="TableCell2745" style:family="table-cell">
      <style:table-cell-properties fo:border="none" style:writing-mode="lr-tb" style:vertical-align="middle" fo:padding-top="0.1562in" fo:padding-left="0in" fo:padding-bottom="0.052in" fo:padding-right="0.1041in"/>
    </style:style>
    <style:style style:name="T2746" style:parent-style-name="DefaultParagraphFont" style:family="text">
      <style:text-properties style:font-name="Calibri" style:font-name-complex="Calibri"/>
    </style:style>
    <style:style style:name="TableRow2747" style:family="table-row">
      <style:table-row-properties style:use-optimal-row-height="false"/>
    </style:style>
    <style:style style:name="TableCell2748" style:family="table-cell">
      <style:table-cell-properties fo:border="none" style:writing-mode="lr-tb" style:vertical-align="middle" fo:padding-top="0.1562in" fo:padding-left="0in" fo:padding-bottom="0.052in" fo:padding-right="0.1041in"/>
    </style:style>
    <style:style style:name="T2749" style:parent-style-name="DefaultParagraphFont" style:family="text">
      <style:text-properties style:font-name="Calibri" style:font-name-complex="Calibri"/>
    </style:style>
    <style:style style:name="T2750" style:parent-style-name="DefaultParagraphFont" style:family="text">
      <style:text-properties style:font-name="Calibri" style:font-name-complex="Calibri"/>
    </style:style>
    <style:style style:name="T2751" style:parent-style-name="DefaultParagraphFont" style:family="text">
      <style:text-properties style:font-name="Calibri" style:font-name-complex="Calibri"/>
    </style:style>
    <style:style style:name="TableRow2752" style:family="table-row">
      <style:table-row-properties style:use-optimal-row-height="false"/>
    </style:style>
    <style:style style:name="TableCell2753" style:family="table-cell">
      <style:table-cell-properties fo:border="none" style:writing-mode="lr-tb" style:vertical-align="middle" fo:padding-top="0.1562in" fo:padding-left="0in" fo:padding-bottom="0.052in" fo:padding-right="0.1041in"/>
    </style:style>
    <style:style style:name="T2754" style:parent-style-name="DefaultParagraphFont" style:family="text">
      <style:text-properties style:font-name="Calibri" style:font-name-complex="Calibri"/>
    </style:style>
    <style:style style:name="TableRow2755" style:family="table-row">
      <style:table-row-properties style:use-optimal-row-height="false"/>
    </style:style>
    <style:style style:name="TableCell2756" style:family="table-cell">
      <style:table-cell-properties fo:border="none" style:writing-mode="lr-tb" style:vertical-align="middle" fo:padding-top="0.1562in" fo:padding-left="0in" fo:padding-bottom="0.052in" fo:padding-right="0.1041in"/>
    </style:style>
    <style:style style:name="T2757" style:parent-style-name="DefaultParagraphFont" style:family="text">
      <style:text-properties style:font-name="Calibri" style:font-name-complex="Calibri"/>
    </style:style>
    <style:style style:name="T2758" style:parent-style-name="DefaultParagraphFont" style:family="text">
      <style:text-properties style:font-name="Calibri" style:font-name-complex="Calibri"/>
    </style:style>
    <style:style style:name="TableRow2759" style:family="table-row">
      <style:table-row-properties style:use-optimal-row-height="false"/>
    </style:style>
    <style:style style:name="TableCell2760" style:family="table-cell">
      <style:table-cell-properties fo:border="none" style:writing-mode="lr-tb" style:vertical-align="middle" fo:padding-top="0.1562in" fo:padding-left="0in" fo:padding-bottom="0.052in" fo:padding-right="0.1041in"/>
    </style:style>
    <style:style style:name="T2761" style:parent-style-name="DefaultParagraphFont" style:family="text">
      <style:text-properties style:font-name="Calibri" style:font-name-complex="Calibri"/>
    </style:style>
    <style:style style:name="T2762" style:parent-style-name="DefaultParagraphFont" style:family="text">
      <style:text-properties style:font-name="Calibri" style:font-name-complex="Calibri"/>
    </style:style>
    <style:style style:name="TableRow2763" style:family="table-row">
      <style:table-row-properties style:use-optimal-row-height="false"/>
    </style:style>
    <style:style style:name="TableCell2764" style:family="table-cell">
      <style:table-cell-properties fo:border="none" style:writing-mode="lr-tb" style:vertical-align="middle" fo:padding-top="0.1562in" fo:padding-left="0in" fo:padding-bottom="0.052in" fo:padding-right="0.1041in"/>
    </style:style>
    <style:style style:name="T2765" style:parent-style-name="DefaultParagraphFont" style:family="text">
      <style:text-properties style:font-name="Calibri" style:font-name-complex="Calibri"/>
    </style:style>
    <style:style style:name="TableRow2766" style:family="table-row">
      <style:table-row-properties style:use-optimal-row-height="false"/>
    </style:style>
    <style:style style:name="TableCell2767" style:family="table-cell">
      <style:table-cell-properties fo:border="none" style:writing-mode="lr-tb" style:vertical-align="middle" fo:padding-top="0.1562in" fo:padding-left="0in" fo:padding-bottom="0.052in" fo:padding-right="0.1041in"/>
    </style:style>
    <style:style style:name="T2768" style:parent-style-name="DefaultParagraphFont" style:family="text">
      <style:text-properties style:font-name="Calibri" style:font-name-complex="Calibri"/>
    </style:style>
    <style:style style:name="T2769" style:parent-style-name="DefaultParagraphFont" style:family="text">
      <style:text-properties style:font-name="Calibri" style:font-name-complex="Calibri"/>
    </style:style>
    <style:style style:name="TableRow2770" style:family="table-row">
      <style:table-row-properties style:use-optimal-row-height="false"/>
    </style:style>
    <style:style style:name="TableCell2771" style:family="table-cell">
      <style:table-cell-properties fo:border="none" style:writing-mode="lr-tb" style:vertical-align="middle" fo:padding-top="0.1562in" fo:padding-left="0in" fo:padding-bottom="0.052in" fo:padding-right="0.1041in"/>
    </style:style>
    <style:style style:name="T2772" style:parent-style-name="DefaultParagraphFont" style:family="text">
      <style:text-properties style:font-name="Calibri" style:font-name-complex="Calibri"/>
    </style:style>
    <style:style style:name="T2773" style:parent-style-name="DefaultParagraphFont" style:family="text">
      <style:text-properties style:font-name="Calibri" style:font-name-complex="Calibri"/>
    </style:style>
    <style:style style:name="TableRow2774" style:family="table-row">
      <style:table-row-properties style:use-optimal-row-height="false"/>
    </style:style>
    <style:style style:name="TableCell2775" style:family="table-cell">
      <style:table-cell-properties fo:border="none" style:writing-mode="lr-tb" style:vertical-align="middle" fo:padding-top="0.1562in" fo:padding-left="0in" fo:padding-bottom="0.052in" fo:padding-right="0.1041in"/>
    </style:style>
    <style:style style:name="T2776" style:parent-style-name="DefaultParagraphFont" style:family="text">
      <style:text-properties style:font-name="Calibri" style:font-name-complex="Calibri"/>
    </style:style>
    <style:style style:name="T2777" style:parent-style-name="DefaultParagraphFont" style:family="text">
      <style:text-properties style:font-name="Calibri" style:font-name-complex="Calibri"/>
    </style:style>
    <style:style style:name="TableRow2778" style:family="table-row">
      <style:table-row-properties style:use-optimal-row-height="false"/>
    </style:style>
    <style:style style:name="TableCell2779" style:family="table-cell">
      <style:table-cell-properties fo:border="none" style:writing-mode="lr-tb" style:vertical-align="middle" fo:padding-top="0.1562in" fo:padding-left="0in" fo:padding-bottom="0.052in" fo:padding-right="0.1041in"/>
    </style:style>
    <style:style style:name="T2780" style:parent-style-name="DefaultParagraphFont" style:family="text">
      <style:text-properties style:font-name="Calibri" style:font-name-complex="Calibri"/>
    </style:style>
    <style:style style:name="T2781" style:parent-style-name="DefaultParagraphFont" style:family="text">
      <style:text-properties style:font-name="Calibri" style:font-name-complex="Calibri"/>
    </style:style>
    <style:style style:name="TableRow2782" style:family="table-row">
      <style:table-row-properties style:use-optimal-row-height="false"/>
    </style:style>
    <style:style style:name="TableCell2783" style:family="table-cell">
      <style:table-cell-properties fo:border="none" style:writing-mode="lr-tb" style:vertical-align="middle" fo:padding-top="0.1562in" fo:padding-left="0in" fo:padding-bottom="0.052in" fo:padding-right="0.1041in"/>
    </style:style>
    <style:style style:name="T2784" style:parent-style-name="DefaultParagraphFont" style:family="text">
      <style:text-properties style:font-name="Calibri" style:font-name-complex="Calibri"/>
    </style:style>
    <style:style style:name="TableRow2785" style:family="table-row">
      <style:table-row-properties style:use-optimal-row-height="false"/>
    </style:style>
    <style:style style:name="TableCell2786" style:family="table-cell">
      <style:table-cell-properties fo:border="none" style:writing-mode="lr-tb" style:vertical-align="middle" fo:padding-top="0.1562in" fo:padding-left="0in" fo:padding-bottom="0.052in" fo:padding-right="0.1041in"/>
    </style:style>
    <style:style style:name="T2787" style:parent-style-name="DefaultParagraphFont" style:family="text">
      <style:text-properties style:font-name="Calibri" style:font-name-complex="Calibri"/>
    </style:style>
    <style:style style:name="TableRow2788" style:family="table-row">
      <style:table-row-properties style:use-optimal-row-height="false"/>
    </style:style>
    <style:style style:name="TableCell2789" style:family="table-cell">
      <style:table-cell-properties fo:border="none" style:writing-mode="lr-tb" style:vertical-align="middle" fo:padding-top="0.1562in" fo:padding-left="0in" fo:padding-bottom="0.052in" fo:padding-right="0.1041in"/>
    </style:style>
    <style:style style:name="T2790" style:parent-style-name="DefaultParagraphFont" style:family="text">
      <style:text-properties style:font-name="Calibri" style:font-name-complex="Calibri"/>
    </style:style>
    <style:style style:name="T2791" style:parent-style-name="DefaultParagraphFont" style:family="text">
      <style:text-properties style:font-name="Calibri" style:font-name-complex="Calibri"/>
    </style:style>
    <style:style style:name="TableRow2792" style:family="table-row">
      <style:table-row-properties style:use-optimal-row-height="false"/>
    </style:style>
    <style:style style:name="TableCell2793" style:family="table-cell">
      <style:table-cell-properties fo:border="none" style:writing-mode="lr-tb" style:vertical-align="middle" fo:padding-top="0.1562in" fo:padding-left="0in" fo:padding-bottom="0.052in" fo:padding-right="0.1041in"/>
    </style:style>
    <style:style style:name="T2794" style:parent-style-name="DefaultParagraphFont" style:family="text">
      <style:text-properties style:font-name="Calibri" style:font-name-complex="Calibri"/>
    </style:style>
    <style:style style:name="TableRow2795" style:family="table-row">
      <style:table-row-properties style:use-optimal-row-height="false"/>
    </style:style>
    <style:style style:name="TableCell2796" style:family="table-cell">
      <style:table-cell-properties fo:border="none" style:writing-mode="lr-tb" style:vertical-align="middle" fo:padding-top="0.1562in" fo:padding-left="0in" fo:padding-bottom="0.052in" fo:padding-right="0.1041in"/>
    </style:style>
    <style:style style:name="T2797" style:parent-style-name="DefaultParagraphFont" style:family="text">
      <style:text-properties style:font-name="Calibri" style:font-name-complex="Calibri"/>
    </style:style>
    <style:style style:name="TableRow2798" style:family="table-row">
      <style:table-row-properties style:use-optimal-row-height="false"/>
    </style:style>
    <style:style style:name="TableCell2799" style:family="table-cell">
      <style:table-cell-properties fo:border="none" style:writing-mode="lr-tb" style:vertical-align="middle" fo:padding-top="0.1562in" fo:padding-left="0in" fo:padding-bottom="0.052in" fo:padding-right="0.1041in"/>
    </style:style>
    <style:style style:name="T2800" style:parent-style-name="DefaultParagraphFont" style:family="text">
      <style:text-properties style:font-name="Calibri" style:font-name-complex="Calibri"/>
    </style:style>
    <style:style style:name="TableRow2801" style:family="table-row">
      <style:table-row-properties style:use-optimal-row-height="false"/>
    </style:style>
    <style:style style:name="TableCell2802" style:family="table-cell">
      <style:table-cell-properties fo:border="none" style:writing-mode="lr-tb" style:vertical-align="middle" fo:padding-top="0.1562in" fo:padding-left="0in" fo:padding-bottom="0.052in" fo:padding-right="0.1041in"/>
    </style:style>
    <style:style style:name="T2803" style:parent-style-name="DefaultParagraphFont" style:family="text">
      <style:text-properties style:font-name="Calibri" style:font-name-complex="Calibri"/>
    </style:style>
    <style:style style:name="T2804" style:parent-style-name="DefaultParagraphFont" style:family="text">
      <style:text-properties style:font-name="Calibri" style:font-name-complex="Calibri"/>
    </style:style>
    <style:style style:name="TableRow2805" style:family="table-row">
      <style:table-row-properties style:use-optimal-row-height="false"/>
    </style:style>
    <style:style style:name="TableCell2806" style:family="table-cell">
      <style:table-cell-properties fo:border="none" style:writing-mode="lr-tb" style:vertical-align="middle" fo:padding-top="0.1562in" fo:padding-left="0in" fo:padding-bottom="0.052in" fo:padding-right="0.1041in"/>
    </style:style>
    <style:style style:name="T2807" style:parent-style-name="DefaultParagraphFont" style:family="text">
      <style:text-properties style:font-name="Calibri" style:font-name-complex="Calibri"/>
    </style:style>
    <style:style style:name="TableRow2808" style:family="table-row">
      <style:table-row-properties style:use-optimal-row-height="false"/>
    </style:style>
    <style:style style:name="TableCell2809" style:family="table-cell">
      <style:table-cell-properties fo:border="none" style:writing-mode="lr-tb" style:vertical-align="middle" fo:padding-top="0.1562in" fo:padding-left="0in" fo:padding-bottom="0.052in" fo:padding-right="0.1041in"/>
    </style:style>
    <style:style style:name="T2810" style:parent-style-name="DefaultParagraphFont" style:family="text">
      <style:text-properties style:font-name="Calibri" style:font-name-complex="Calibri"/>
    </style:style>
    <style:style style:name="T2811" style:parent-style-name="DefaultParagraphFont" style:family="text">
      <style:text-properties style:font-name="Calibri" style:font-name-complex="Calibri"/>
    </style:style>
    <style:style style:name="T2812" style:parent-style-name="DefaultParagraphFont" style:family="text">
      <style:text-properties style:font-name="Calibri" style:font-name-complex="Calibri"/>
    </style:style>
    <style:style style:name="T2813" style:parent-style-name="DefaultParagraphFont" style:family="text">
      <style:text-properties style:font-name="Calibri" style:font-name-complex="Calibri"/>
    </style:style>
    <style:style style:name="T2814" style:parent-style-name="DefaultParagraphFont" style:family="text">
      <style:text-properties style:font-name="Calibri" style:font-name-complex="Calibri"/>
    </style:style>
    <style:style style:name="T2815" style:parent-style-name="DefaultParagraphFont" style:family="text">
      <style:text-properties style:font-name="Calibri" style:font-name-complex="Calibri"/>
    </style:style>
    <style:style style:name="TableRow2816" style:family="table-row">
      <style:table-row-properties style:use-optimal-row-height="false"/>
    </style:style>
    <style:style style:name="TableCell2817" style:family="table-cell">
      <style:table-cell-properties fo:border="none" style:writing-mode="lr-tb" style:vertical-align="middle" fo:padding-top="0.1562in" fo:padding-left="0in" fo:padding-bottom="0.052in" fo:padding-right="0.1041in"/>
    </style:style>
    <style:style style:name="T2818" style:parent-style-name="DefaultParagraphFont" style:family="text">
      <style:text-properties style:font-name="Calibri" style:font-name-complex="Calibri"/>
    </style:style>
    <style:style style:name="T2819" style:parent-style-name="DefaultParagraphFont" style:family="text">
      <style:text-properties style:font-name="Calibri" style:font-name-complex="Calibri"/>
    </style:style>
    <style:style style:name="TableRow2820" style:family="table-row">
      <style:table-row-properties style:use-optimal-row-height="false"/>
    </style:style>
    <style:style style:name="TableCell2821" style:family="table-cell">
      <style:table-cell-properties fo:border="none" style:writing-mode="lr-tb" style:vertical-align="middle" fo:padding-top="0.1562in" fo:padding-left="0in" fo:padding-bottom="0.052in" fo:padding-right="0.1041in"/>
    </style:style>
    <style:style style:name="T2822" style:parent-style-name="DefaultParagraphFont" style:family="text">
      <style:text-properties style:font-name="Calibri" style:font-name-complex="Calibri"/>
    </style:style>
    <style:style style:name="T2823" style:parent-style-name="DefaultParagraphFont" style:family="text">
      <style:text-properties style:font-name="Calibri" style:font-name-complex="Calibri"/>
    </style:style>
    <style:style style:name="T2824" style:parent-style-name="DefaultParagraphFont" style:family="text">
      <style:text-properties style:font-name="Calibri" style:font-name-complex="Calibri"/>
    </style:style>
    <style:style style:name="TableRow2825" style:family="table-row">
      <style:table-row-properties style:use-optimal-row-height="false"/>
    </style:style>
    <style:style style:name="TableCell2826" style:family="table-cell">
      <style:table-cell-properties fo:border="none" style:writing-mode="lr-tb" style:vertical-align="middle" fo:padding-top="0.1562in" fo:padding-left="0in" fo:padding-bottom="0.052in" fo:padding-right="0.1041in"/>
    </style:style>
    <style:style style:name="T2827" style:parent-style-name="DefaultParagraphFont" style:family="text">
      <style:text-properties style:font-name="Calibri" style:font-name-complex="Calibri"/>
    </style:style>
    <style:style style:name="T2828" style:parent-style-name="DefaultParagraphFont" style:family="text">
      <style:text-properties style:font-name="Calibri" style:font-name-complex="Calibri"/>
    </style:style>
    <style:style style:name="TableRow2829" style:family="table-row">
      <style:table-row-properties style:use-optimal-row-height="false"/>
    </style:style>
    <style:style style:name="TableCell2830" style:family="table-cell">
      <style:table-cell-properties fo:border="none" style:writing-mode="lr-tb" style:vertical-align="middle" fo:padding-top="0.1562in" fo:padding-left="0in" fo:padding-bottom="0.052in" fo:padding-right="0.1041in"/>
    </style:style>
    <style:style style:name="T2831" style:parent-style-name="DefaultParagraphFont" style:family="text">
      <style:text-properties style:font-name="Calibri" style:font-name-complex="Calibri"/>
    </style:style>
    <style:style style:name="TableRow2832" style:family="table-row">
      <style:table-row-properties style:use-optimal-row-height="false"/>
    </style:style>
    <style:style style:name="TableCell2833" style:family="table-cell">
      <style:table-cell-properties fo:border="none" style:writing-mode="lr-tb" style:vertical-align="middle" fo:padding-top="0.1562in" fo:padding-left="0in" fo:padding-bottom="0.052in" fo:padding-right="0.1041in"/>
    </style:style>
    <style:style style:name="T2834" style:parent-style-name="DefaultParagraphFont" style:family="text">
      <style:text-properties style:font-name="Calibri" style:font-name-complex="Calibri"/>
    </style:style>
    <style:style style:name="T2835" style:parent-style-name="DefaultParagraphFont" style:family="text">
      <style:text-properties style:font-name="Calibri" style:font-name-complex="Calibri"/>
    </style:style>
    <style:style style:name="TableRow2836" style:family="table-row">
      <style:table-row-properties style:use-optimal-row-height="false"/>
    </style:style>
    <style:style style:name="TableCell2837" style:family="table-cell">
      <style:table-cell-properties fo:border="none" style:writing-mode="lr-tb" style:vertical-align="middle" fo:padding-top="0.1562in" fo:padding-left="0in" fo:padding-bottom="0.052in" fo:padding-right="0.1041in"/>
    </style:style>
    <style:style style:name="T2838" style:parent-style-name="DefaultParagraphFont" style:family="text">
      <style:text-properties style:font-name="Calibri" style:font-name-complex="Calibri"/>
    </style:style>
    <style:style style:name="TableRow2839" style:family="table-row">
      <style:table-row-properties style:use-optimal-row-height="false"/>
    </style:style>
    <style:style style:name="TableCell2840" style:family="table-cell">
      <style:table-cell-properties fo:border="none" style:writing-mode="lr-tb" style:vertical-align="middle" fo:padding-top="0.1562in" fo:padding-left="0in" fo:padding-bottom="0.052in" fo:padding-right="0.1041in"/>
    </style:style>
    <style:style style:name="T2841" style:parent-style-name="DefaultParagraphFont" style:family="text">
      <style:text-properties style:font-name="Calibri" style:font-name-complex="Calibri"/>
    </style:style>
    <style:style style:name="TableRow2842" style:family="table-row">
      <style:table-row-properties style:use-optimal-row-height="false"/>
    </style:style>
    <style:style style:name="TableCell2843" style:family="table-cell">
      <style:table-cell-properties fo:border="none" style:writing-mode="lr-tb" style:vertical-align="middle" fo:padding-top="0.1562in" fo:padding-left="0in" fo:padding-bottom="0.052in" fo:padding-right="0.1041in"/>
    </style:style>
    <style:style style:name="T2844" style:parent-style-name="DefaultParagraphFont" style:family="text">
      <style:text-properties style:font-name="Calibri" style:font-name-complex="Calibri"/>
    </style:style>
    <style:style style:name="T2845" style:parent-style-name="DefaultParagraphFont" style:family="text">
      <style:text-properties style:font-name="Calibri" style:font-name-complex="Calibri"/>
    </style:style>
    <style:style style:name="T2846" style:parent-style-name="DefaultParagraphFont" style:family="text">
      <style:text-properties style:font-name="Calibri" style:font-name-complex="Calibri"/>
    </style:style>
    <style:style style:name="T2847" style:parent-style-name="DefaultParagraphFont" style:family="text">
      <style:text-properties style:font-name="Calibri" style:font-name-complex="Calibri"/>
    </style:style>
    <style:style style:name="TableRow2848" style:family="table-row">
      <style:table-row-properties style:use-optimal-row-height="false"/>
    </style:style>
    <style:style style:name="TableCell2849" style:family="table-cell">
      <style:table-cell-properties fo:border="none" style:writing-mode="lr-tb" style:vertical-align="middle" fo:padding-top="0.1562in" fo:padding-left="0in" fo:padding-bottom="0.052in" fo:padding-right="0.1041in"/>
    </style:style>
    <style:style style:name="T2850" style:parent-style-name="DefaultParagraphFont" style:family="text">
      <style:text-properties style:font-name="Calibri" style:font-name-complex="Calibri"/>
    </style:style>
    <style:style style:name="TableRow2851" style:family="table-row">
      <style:table-row-properties style:use-optimal-row-height="false"/>
    </style:style>
    <style:style style:name="TableCell2852" style:family="table-cell">
      <style:table-cell-properties fo:border="none" style:writing-mode="lr-tb" style:vertical-align="middle" fo:padding-top="0.1562in" fo:padding-left="0in" fo:padding-bottom="0.052in" fo:padding-right="0.1041in"/>
    </style:style>
    <style:style style:name="T2853" style:parent-style-name="DefaultParagraphFont" style:family="text">
      <style:text-properties style:font-name="Calibri" style:font-name-complex="Calibri"/>
    </style:style>
    <style:style style:name="T2854" style:parent-style-name="DefaultParagraphFont" style:family="text">
      <style:text-properties style:font-name="Calibri" style:font-name-complex="Calibri"/>
    </style:style>
    <style:style style:name="T2855" style:parent-style-name="DefaultParagraphFont" style:family="text">
      <style:text-properties style:font-name="Calibri" style:font-name-complex="Calibri"/>
    </style:style>
    <style:style style:name="TableRow2856" style:family="table-row">
      <style:table-row-properties style:use-optimal-row-height="false"/>
    </style:style>
    <style:style style:name="TableCell2857" style:family="table-cell">
      <style:table-cell-properties fo:border="none" style:writing-mode="lr-tb" style:vertical-align="middle" fo:padding-top="0.1562in" fo:padding-left="0in" fo:padding-bottom="0.052in" fo:padding-right="0.1041in"/>
    </style:style>
    <style:style style:name="T2858" style:parent-style-name="DefaultParagraphFont" style:family="text">
      <style:text-properties style:font-name="Calibri" style:font-name-complex="Calibri"/>
    </style:style>
    <style:style style:name="T2859" style:parent-style-name="DefaultParagraphFont" style:family="text">
      <style:text-properties style:font-name="Calibri" style:font-name-complex="Calibri"/>
    </style:style>
    <style:style style:name="T2860" style:parent-style-name="DefaultParagraphFont" style:family="text">
      <style:text-properties style:font-name="Calibri" style:font-name-complex="Calibri"/>
    </style:style>
    <style:style style:name="TableRow2861" style:family="table-row">
      <style:table-row-properties style:use-optimal-row-height="false"/>
    </style:style>
    <style:style style:name="TableCell2862" style:family="table-cell">
      <style:table-cell-properties fo:border="none" style:writing-mode="lr-tb" style:vertical-align="middle" fo:padding-top="0.1562in" fo:padding-left="0in" fo:padding-bottom="0.052in" fo:padding-right="0.1041in"/>
    </style:style>
    <style:style style:name="T2863" style:parent-style-name="DefaultParagraphFont" style:family="text">
      <style:text-properties style:font-name="Calibri" style:font-name-complex="Calibri"/>
    </style:style>
    <style:style style:name="TableRow2864" style:family="table-row">
      <style:table-row-properties style:use-optimal-row-height="false"/>
    </style:style>
    <style:style style:name="TableCell2865" style:family="table-cell">
      <style:table-cell-properties fo:border="none" style:writing-mode="lr-tb" style:vertical-align="middle" fo:padding-top="0.1562in" fo:padding-left="0in" fo:padding-bottom="0.052in" fo:padding-right="0.1041in"/>
    </style:style>
    <style:style style:name="T2866" style:parent-style-name="DefaultParagraphFont" style:family="text">
      <style:text-properties style:font-name="Calibri" style:font-name-complex="Calibri"/>
    </style:style>
    <style:style style:name="T2867" style:parent-style-name="DefaultParagraphFont" style:family="text">
      <style:text-properties style:font-name="Calibri" style:font-name-complex="Calibri"/>
    </style:style>
    <style:style style:name="T2868" style:parent-style-name="DefaultParagraphFont" style:family="text">
      <style:text-properties style:font-name="Calibri" style:font-name-complex="Calibri"/>
    </style:style>
    <style:style style:name="TableRow2869" style:family="table-row">
      <style:table-row-properties style:use-optimal-row-height="false"/>
    </style:style>
    <style:style style:name="TableCell2870" style:family="table-cell">
      <style:table-cell-properties fo:border="none" style:writing-mode="lr-tb" style:vertical-align="middle" fo:padding-top="0.1562in" fo:padding-left="0in" fo:padding-bottom="0.052in" fo:padding-right="0.1041in"/>
    </style:style>
    <style:style style:name="T2871" style:parent-style-name="DefaultParagraphFont" style:family="text">
      <style:text-properties style:font-name="Calibri" style:font-name-complex="Calibri"/>
    </style:style>
    <style:style style:name="T2872" style:parent-style-name="DefaultParagraphFont" style:family="text">
      <style:text-properties style:font-name="Calibri" style:font-name-complex="Calibri"/>
    </style:style>
    <style:style style:name="T2873" style:parent-style-name="DefaultParagraphFont" style:family="text">
      <style:text-properties style:font-name="Calibri" style:font-name-complex="Calibri"/>
    </style:style>
    <style:style style:name="T2874" style:parent-style-name="DefaultParagraphFont" style:family="text">
      <style:text-properties style:font-name="Calibri" style:font-name-complex="Calibri"/>
    </style:style>
    <style:style style:name="T2875" style:parent-style-name="DefaultParagraphFont" style:family="text">
      <style:text-properties style:font-name="Calibri" style:font-name-complex="Calibri"/>
    </style:style>
    <style:style style:name="T2876" style:parent-style-name="DefaultParagraphFont" style:family="text">
      <style:text-properties style:font-name="Calibri" style:font-name-complex="Calibri"/>
    </style:style>
    <style:style style:name="T2877" style:parent-style-name="DefaultParagraphFont" style:family="text">
      <style:text-properties style:font-name="Calibri" style:font-name-complex="Calibri"/>
    </style:style>
    <style:style style:name="T2878" style:parent-style-name="DefaultParagraphFont" style:family="text">
      <style:text-properties style:font-name="Calibri" style:font-name-complex="Calibri"/>
    </style:style>
    <style:style style:name="T2879" style:parent-style-name="DefaultParagraphFont" style:family="text">
      <style:text-properties style:font-name="Calibri" style:font-name-complex="Calibri"/>
    </style:style>
    <style:style style:name="T2880" style:parent-style-name="DefaultParagraphFont" style:family="text">
      <style:text-properties style:font-name="Calibri" style:font-name-complex="Calibri"/>
    </style:style>
    <style:style style:name="T2881" style:parent-style-name="DefaultParagraphFont" style:family="text">
      <style:text-properties style:font-name="Calibri" style:font-name-complex="Calibri"/>
    </style:style>
    <style:style style:name="T2882" style:parent-style-name="DefaultParagraphFont" style:family="text">
      <style:text-properties style:font-name="Calibri" style:font-name-complex="Calibri"/>
    </style:style>
    <style:style style:name="T2883" style:parent-style-name="DefaultParagraphFont" style:family="text">
      <style:text-properties style:font-name="Calibri" style:font-name-complex="Calibri"/>
    </style:style>
    <style:style style:name="TableRow2884" style:family="table-row">
      <style:table-row-properties style:use-optimal-row-height="false"/>
    </style:style>
    <style:style style:name="TableCell2885" style:family="table-cell">
      <style:table-cell-properties fo:border="none" style:writing-mode="lr-tb" style:vertical-align="middle" fo:padding-top="0.1562in" fo:padding-left="0in" fo:padding-bottom="0.052in" fo:padding-right="0.1041in"/>
    </style:style>
    <style:style style:name="T2886" style:parent-style-name="DefaultParagraphFont" style:family="text">
      <style:text-properties style:font-name="Calibri" style:font-name-complex="Calibri"/>
    </style:style>
    <style:style style:name="T2887" style:parent-style-name="DefaultParagraphFont" style:family="text">
      <style:text-properties style:font-name="Calibri" style:font-name-complex="Calibri"/>
    </style:style>
    <style:style style:name="TableRow2888" style:family="table-row">
      <style:table-row-properties style:use-optimal-row-height="false"/>
    </style:style>
    <style:style style:name="TableCell2889" style:family="table-cell">
      <style:table-cell-properties fo:border="none" style:writing-mode="lr-tb" style:vertical-align="middle" fo:padding-top="0.1562in" fo:padding-left="0in" fo:padding-bottom="0.052in" fo:padding-right="0.1041in"/>
    </style:style>
    <style:style style:name="T2890" style:parent-style-name="DefaultParagraphFont" style:family="text">
      <style:text-properties style:font-name="Calibri" style:font-name-complex="Calibri"/>
    </style:style>
    <style:style style:name="T2891" style:parent-style-name="DefaultParagraphFont" style:family="text">
      <style:text-properties style:font-name="Calibri" style:font-name-complex="Calibri"/>
    </style:style>
    <style:style style:name="TableRow2892" style:family="table-row">
      <style:table-row-properties style:use-optimal-row-height="false"/>
    </style:style>
    <style:style style:name="TableCell2893" style:family="table-cell">
      <style:table-cell-properties fo:border="none" style:writing-mode="lr-tb" style:vertical-align="middle" fo:padding-top="0.1562in" fo:padding-left="0in" fo:padding-bottom="0.052in" fo:padding-right="0.1041in"/>
    </style:style>
    <style:style style:name="T2894" style:parent-style-name="DefaultParagraphFont" style:family="text">
      <style:text-properties style:font-name="Calibri" style:font-name-complex="Calibri"/>
    </style:style>
    <style:style style:name="T2895" style:parent-style-name="DefaultParagraphFont" style:family="text">
      <style:text-properties style:font-name="Calibri" style:font-name-complex="Calibri"/>
    </style:style>
    <style:style style:name="TableRow2896" style:family="table-row">
      <style:table-row-properties style:use-optimal-row-height="false"/>
    </style:style>
    <style:style style:name="TableCell2897" style:family="table-cell">
      <style:table-cell-properties fo:border="none" style:writing-mode="lr-tb" style:vertical-align="middle" fo:padding-top="0.1562in" fo:padding-left="0in" fo:padding-bottom="0.052in" fo:padding-right="0.1041in"/>
    </style:style>
    <style:style style:name="T2898" style:parent-style-name="DefaultParagraphFont" style:family="text">
      <style:text-properties style:font-name="Calibri" style:font-name-complex="Calibri"/>
    </style:style>
    <style:style style:name="T2899" style:parent-style-name="DefaultParagraphFont" style:family="text">
      <style:text-properties style:font-name="Calibri" style:font-name-complex="Calibri"/>
    </style:style>
    <style:style style:name="TableRow2900" style:family="table-row">
      <style:table-row-properties style:use-optimal-row-height="false"/>
    </style:style>
    <style:style style:name="TableCell2901" style:family="table-cell">
      <style:table-cell-properties fo:border="none" style:writing-mode="lr-tb" style:vertical-align="middle" fo:padding-top="0.1562in" fo:padding-left="0in" fo:padding-bottom="0.052in" fo:padding-right="0.1041in"/>
    </style:style>
    <style:style style:name="T2902" style:parent-style-name="DefaultParagraphFont" style:family="text">
      <style:text-properties style:font-name="Calibri" style:font-name-complex="Calibri"/>
    </style:style>
    <style:style style:name="TableRow2903" style:family="table-row">
      <style:table-row-properties style:use-optimal-row-height="false"/>
    </style:style>
    <style:style style:name="TableCell2904" style:family="table-cell">
      <style:table-cell-properties fo:border="none" style:writing-mode="lr-tb" style:vertical-align="middle" fo:padding-top="0.1562in" fo:padding-left="0in" fo:padding-bottom="0.052in" fo:padding-right="0.1041in"/>
    </style:style>
    <style:style style:name="T2905" style:parent-style-name="DefaultParagraphFont" style:family="text">
      <style:text-properties style:font-name="Calibri" style:font-name-complex="Calibri"/>
    </style:style>
    <style:style style:name="T2906" style:parent-style-name="DefaultParagraphFont" style:family="text">
      <style:text-properties style:font-name="Calibri" style:font-name-complex="Calibri"/>
    </style:style>
    <style:style style:name="TableRow2907" style:family="table-row">
      <style:table-row-properties style:use-optimal-row-height="false"/>
    </style:style>
    <style:style style:name="TableCell2908" style:family="table-cell">
      <style:table-cell-properties fo:border="none" style:writing-mode="lr-tb" style:vertical-align="middle" fo:padding-top="0.1562in" fo:padding-left="0in" fo:padding-bottom="0.052in" fo:padding-right="0.1041in"/>
    </style:style>
    <style:style style:name="T2909" style:parent-style-name="DefaultParagraphFont" style:family="text">
      <style:text-properties style:font-name="Calibri" style:font-name-complex="Calibri"/>
    </style:style>
    <style:style style:name="TableRow2910" style:family="table-row">
      <style:table-row-properties style:use-optimal-row-height="false"/>
    </style:style>
    <style:style style:name="TableCell2911" style:family="table-cell">
      <style:table-cell-properties fo:border="none" style:writing-mode="lr-tb" style:vertical-align="middle" fo:padding-top="0.1562in" fo:padding-left="0in" fo:padding-bottom="0.052in" fo:padding-right="0.1041in"/>
    </style:style>
    <style:style style:name="T2912" style:parent-style-name="DefaultParagraphFont" style:family="text">
      <style:text-properties style:font-name="Calibri" style:font-name-complex="Calibri"/>
    </style:style>
    <style:style style:name="T2913" style:parent-style-name="DefaultParagraphFont" style:family="text">
      <style:text-properties style:font-name="Calibri" style:font-name-complex="Calibri"/>
    </style:style>
    <style:style style:name="TableRow2914" style:family="table-row">
      <style:table-row-properties style:use-optimal-row-height="false"/>
    </style:style>
    <style:style style:name="TableCell2915" style:family="table-cell">
      <style:table-cell-properties fo:border="none" style:writing-mode="lr-tb" style:vertical-align="middle" fo:padding-top="0.1562in" fo:padding-left="0in" fo:padding-bottom="0.052in" fo:padding-right="0.1041in"/>
    </style:style>
    <style:style style:name="T2916" style:parent-style-name="DefaultParagraphFont" style:family="text">
      <style:text-properties style:font-name="Calibri" style:font-name-complex="Calibri"/>
    </style:style>
    <style:style style:name="T2917" style:parent-style-name="DefaultParagraphFont" style:family="text">
      <style:text-properties style:font-name="Calibri" style:font-name-complex="Calibri"/>
    </style:style>
    <style:style style:name="TableRow2918" style:family="table-row">
      <style:table-row-properties style:use-optimal-row-height="false"/>
    </style:style>
    <style:style style:name="TableCell2919" style:family="table-cell">
      <style:table-cell-properties fo:border="none" style:writing-mode="lr-tb" style:vertical-align="middle" fo:padding-top="0.1562in" fo:padding-left="0in" fo:padding-bottom="0.052in" fo:padding-right="0.1041in"/>
    </style:style>
    <style:style style:name="T2920" style:parent-style-name="DefaultParagraphFont" style:family="text">
      <style:text-properties style:font-name="Calibri" style:font-name-complex="Calibri"/>
    </style:style>
    <style:style style:name="T2921" style:parent-style-name="DefaultParagraphFont" style:family="text">
      <style:text-properties style:font-name="Calibri" style:font-name-complex="Calibri"/>
    </style:style>
    <style:style style:name="TableRow2922" style:family="table-row">
      <style:table-row-properties style:use-optimal-row-height="false"/>
    </style:style>
    <style:style style:name="TableCell2923" style:family="table-cell">
      <style:table-cell-properties fo:border="none" style:writing-mode="lr-tb" style:vertical-align="middle" fo:padding-top="0.1562in" fo:padding-left="0in" fo:padding-bottom="0.052in" fo:padding-right="0.1041in"/>
    </style:style>
    <style:style style:name="T2924" style:parent-style-name="DefaultParagraphFont" style:family="text">
      <style:text-properties style:font-name="Calibri" style:font-name-complex="Calibri"/>
    </style:style>
    <style:style style:name="T2925" style:parent-style-name="DefaultParagraphFont" style:family="text">
      <style:text-properties style:font-name="Calibri" style:font-name-complex="Calibri"/>
    </style:style>
    <style:style style:name="TableRow2926" style:family="table-row">
      <style:table-row-properties style:use-optimal-row-height="false"/>
    </style:style>
    <style:style style:name="TableCell2927" style:family="table-cell">
      <style:table-cell-properties fo:border="none" style:writing-mode="lr-tb" style:vertical-align="middle" fo:padding-top="0.1562in" fo:padding-left="0in" fo:padding-bottom="0.052in" fo:padding-right="0.1041in"/>
    </style:style>
    <style:style style:name="T2928" style:parent-style-name="DefaultParagraphFont" style:family="text">
      <style:text-properties style:font-name="Calibri" style:font-name-complex="Calibri"/>
    </style:style>
    <style:style style:name="T2929" style:parent-style-name="DefaultParagraphFont" style:family="text">
      <style:text-properties style:font-name="Calibri" style:font-name-complex="Calibri"/>
    </style:style>
    <style:style style:name="T2930" style:parent-style-name="DefaultParagraphFont" style:family="text">
      <style:text-properties style:font-name="Calibri" style:font-name-complex="Calibri"/>
    </style:style>
    <style:style style:name="TableRow2931" style:family="table-row">
      <style:table-row-properties style:use-optimal-row-height="false"/>
    </style:style>
    <style:style style:name="TableCell2932" style:family="table-cell">
      <style:table-cell-properties fo:border="none" style:writing-mode="lr-tb" style:vertical-align="middle" fo:padding-top="0.1562in" fo:padding-left="0in" fo:padding-bottom="0.052in" fo:padding-right="0.1041in"/>
    </style:style>
    <style:style style:name="T2933" style:parent-style-name="DefaultParagraphFont" style:family="text">
      <style:text-properties style:font-name="Calibri" style:font-name-complex="Calibri"/>
    </style:style>
    <style:style style:name="TableRow2934" style:family="table-row">
      <style:table-row-properties style:use-optimal-row-height="false"/>
    </style:style>
    <style:style style:name="TableCell2935" style:family="table-cell">
      <style:table-cell-properties fo:border="none" style:writing-mode="lr-tb" style:vertical-align="middle" fo:padding-top="0.1562in" fo:padding-left="0in" fo:padding-bottom="0.052in" fo:padding-right="0.1041in"/>
    </style:style>
    <style:style style:name="T2936" style:parent-style-name="DefaultParagraphFont" style:family="text">
      <style:text-properties style:font-name="Calibri" style:font-name-complex="Calibri"/>
    </style:style>
    <style:style style:name="T2937" style:parent-style-name="DefaultParagraphFont" style:family="text">
      <style:text-properties style:font-name="Calibri" style:font-name-complex="Calibri"/>
    </style:style>
    <style:style style:name="TableRow2938" style:family="table-row">
      <style:table-row-properties style:use-optimal-row-height="false"/>
    </style:style>
    <style:style style:name="TableCell2939" style:family="table-cell">
      <style:table-cell-properties fo:border="none" style:writing-mode="lr-tb" style:vertical-align="middle" fo:padding-top="0.1562in" fo:padding-left="0in" fo:padding-bottom="0.052in" fo:padding-right="0.1041in"/>
    </style:style>
    <style:style style:name="T2940" style:parent-style-name="DefaultParagraphFont" style:family="text">
      <style:text-properties style:font-name="Calibri" style:font-name-complex="Calibri"/>
    </style:style>
    <style:style style:name="T2941" style:parent-style-name="DefaultParagraphFont" style:family="text">
      <style:text-properties style:font-name="Calibri" style:font-name-complex="Calibri"/>
    </style:style>
    <style:style style:name="T2942" style:parent-style-name="DefaultParagraphFont" style:family="text">
      <style:text-properties style:font-name="Calibri" style:font-name-complex="Calibri"/>
    </style:style>
    <style:style style:name="T2943" style:parent-style-name="DefaultParagraphFont" style:family="text">
      <style:text-properties style:font-name="Calibri" style:font-name-complex="Calibri"/>
    </style:style>
    <style:style style:name="TableRow2944" style:family="table-row">
      <style:table-row-properties style:use-optimal-row-height="false"/>
    </style:style>
    <style:style style:name="TableCell2945" style:family="table-cell">
      <style:table-cell-properties fo:border="none" style:writing-mode="lr-tb" style:vertical-align="middle" fo:padding-top="0.1562in" fo:padding-left="0in" fo:padding-bottom="0.052in" fo:padding-right="0.1041in"/>
    </style:style>
    <style:style style:name="T2946" style:parent-style-name="DefaultParagraphFont" style:family="text">
      <style:text-properties style:font-name="Calibri" style:font-name-complex="Calibri"/>
    </style:style>
    <style:style style:name="TableRow2947" style:family="table-row">
      <style:table-row-properties style:use-optimal-row-height="false"/>
    </style:style>
    <style:style style:name="TableCell2948" style:family="table-cell">
      <style:table-cell-properties fo:border="none" style:writing-mode="lr-tb" style:vertical-align="middle" fo:padding-top="0.1562in" fo:padding-left="0in" fo:padding-bottom="0.052in" fo:padding-right="0.1041in"/>
    </style:style>
    <style:style style:name="T2949" style:parent-style-name="DefaultParagraphFont" style:family="text">
      <style:text-properties style:font-name="Calibri" style:font-name-complex="Calibri"/>
    </style:style>
    <style:style style:name="TableRow2950" style:family="table-row">
      <style:table-row-properties style:use-optimal-row-height="false"/>
    </style:style>
    <style:style style:name="TableCell2951" style:family="table-cell">
      <style:table-cell-properties fo:border="none" style:writing-mode="lr-tb" style:vertical-align="middle" fo:padding-top="0.1562in" fo:padding-left="0in" fo:padding-bottom="0.052in" fo:padding-right="0.1041in"/>
    </style:style>
    <style:style style:name="T2952" style:parent-style-name="DefaultParagraphFont" style:family="text">
      <style:text-properties style:font-name="Calibri" style:font-name-complex="Calibri"/>
    </style:style>
    <style:style style:name="TableRow2953" style:family="table-row">
      <style:table-row-properties style:use-optimal-row-height="false"/>
    </style:style>
    <style:style style:name="TableCell2954" style:family="table-cell">
      <style:table-cell-properties fo:border="none" style:writing-mode="lr-tb" style:vertical-align="middle" fo:padding-top="0.1562in" fo:padding-left="0in" fo:padding-bottom="0.052in" fo:padding-right="0.1041in"/>
    </style:style>
    <style:style style:name="T2955" style:parent-style-name="DefaultParagraphFont" style:family="text">
      <style:text-properties style:font-name="Calibri" style:font-name-complex="Calibri"/>
    </style:style>
    <style:style style:name="TableRow2956" style:family="table-row">
      <style:table-row-properties style:use-optimal-row-height="false"/>
    </style:style>
    <style:style style:name="TableCell2957" style:family="table-cell">
      <style:table-cell-properties fo:border="none" style:writing-mode="lr-tb" style:vertical-align="middle" fo:padding-top="0.1562in" fo:padding-left="0in" fo:padding-bottom="0.052in" fo:padding-right="0.1041in"/>
    </style:style>
    <style:style style:name="T2958" style:parent-style-name="DefaultParagraphFont" style:family="text">
      <style:text-properties style:font-name="Calibri" style:font-name-complex="Calibri"/>
    </style:style>
    <style:style style:name="T2959" style:parent-style-name="DefaultParagraphFont" style:family="text">
      <style:text-properties style:font-name="Calibri" style:font-name-complex="Calibri"/>
    </style:style>
    <style:style style:name="T2960" style:parent-style-name="DefaultParagraphFont" style:family="text">
      <style:text-properties style:font-name="Calibri" style:font-name-complex="Calibri"/>
    </style:style>
    <style:style style:name="TableRow2961" style:family="table-row">
      <style:table-row-properties style:use-optimal-row-height="false"/>
    </style:style>
    <style:style style:name="TableCell2962" style:family="table-cell">
      <style:table-cell-properties fo:border="none" style:writing-mode="lr-tb" style:vertical-align="middle" fo:padding-top="0.1562in" fo:padding-left="0in" fo:padding-bottom="0.052in" fo:padding-right="0.1041in"/>
    </style:style>
    <style:style style:name="T2963" style:parent-style-name="DefaultParagraphFont" style:family="text">
      <style:text-properties style:font-name="Calibri" style:font-name-complex="Calibri"/>
    </style:style>
    <style:style style:name="T2964" style:parent-style-name="DefaultParagraphFont" style:family="text">
      <style:text-properties style:font-name="Calibri" style:font-name-complex="Calibri"/>
    </style:style>
    <style:style style:name="TableRow2965" style:family="table-row">
      <style:table-row-properties style:use-optimal-row-height="false"/>
    </style:style>
    <style:style style:name="TableCell2966" style:family="table-cell">
      <style:table-cell-properties fo:border="none" style:writing-mode="lr-tb" style:vertical-align="middle" fo:padding-top="0.1562in" fo:padding-left="0in" fo:padding-bottom="0.052in" fo:padding-right="0.1041in"/>
    </style:style>
    <style:style style:name="T2967" style:parent-style-name="DefaultParagraphFont" style:family="text">
      <style:text-properties style:font-name="Calibri" style:font-name-complex="Calibri"/>
    </style:style>
    <style:style style:name="T2968" style:parent-style-name="DefaultParagraphFont" style:family="text">
      <style:text-properties style:font-name="Calibri" style:font-name-complex="Calibri"/>
    </style:style>
    <style:style style:name="TableRow2969" style:family="table-row">
      <style:table-row-properties style:use-optimal-row-height="false"/>
    </style:style>
    <style:style style:name="TableCell2970" style:family="table-cell">
      <style:table-cell-properties fo:border="none" style:writing-mode="lr-tb" style:vertical-align="middle" fo:padding-top="0.1562in" fo:padding-left="0in" fo:padding-bottom="0.052in" fo:padding-right="0.1041in"/>
    </style:style>
    <style:style style:name="T2971" style:parent-style-name="DefaultParagraphFont" style:family="text">
      <style:text-properties style:font-name="Calibri" style:font-name-complex="Calibri"/>
    </style:style>
    <style:style style:name="TableRow2972" style:family="table-row">
      <style:table-row-properties style:use-optimal-row-height="false"/>
    </style:style>
    <style:style style:name="TableCell2973" style:family="table-cell">
      <style:table-cell-properties fo:border="none" style:writing-mode="lr-tb" style:vertical-align="middle" fo:padding-top="0.1562in" fo:padding-left="0in" fo:padding-bottom="0.052in" fo:padding-right="0.1041in"/>
    </style:style>
    <style:style style:name="T2974" style:parent-style-name="DefaultParagraphFont" style:family="text">
      <style:text-properties style:font-name="Calibri" style:font-name-complex="Calibri"/>
    </style:style>
    <style:style style:name="T2975" style:parent-style-name="DefaultParagraphFont" style:family="text">
      <style:text-properties style:font-name="Calibri" style:font-name-complex="Calibri"/>
    </style:style>
    <style:style style:name="TableRow2976" style:family="table-row">
      <style:table-row-properties style:use-optimal-row-height="false"/>
    </style:style>
    <style:style style:name="TableCell2977" style:family="table-cell">
      <style:table-cell-properties fo:border="none" style:writing-mode="lr-tb" style:vertical-align="middle" fo:padding-top="0.1562in" fo:padding-left="0in" fo:padding-bottom="0.052in" fo:padding-right="0.1041in"/>
    </style:style>
    <style:style style:name="T2978" style:parent-style-name="DefaultParagraphFont" style:family="text">
      <style:text-properties style:font-name="Calibri" style:font-name-complex="Calibri"/>
    </style:style>
    <style:style style:name="T2979" style:parent-style-name="DefaultParagraphFont" style:family="text">
      <style:text-properties style:font-name="Calibri" style:font-name-complex="Calibri"/>
    </style:style>
    <style:style style:name="TableRow2980" style:family="table-row">
      <style:table-row-properties style:use-optimal-row-height="false"/>
    </style:style>
    <style:style style:name="TableCell2981" style:family="table-cell">
      <style:table-cell-properties fo:border="none" style:writing-mode="lr-tb" style:vertical-align="middle" fo:padding-top="0.1562in" fo:padding-left="0in" fo:padding-bottom="0.052in" fo:padding-right="0.1041in"/>
    </style:style>
    <style:style style:name="T2982" style:parent-style-name="DefaultParagraphFont" style:family="text">
      <style:text-properties style:font-name="Calibri" style:font-name-complex="Calibri"/>
    </style:style>
    <style:style style:name="T2983" style:parent-style-name="DefaultParagraphFont" style:family="text">
      <style:text-properties style:font-name="Calibri" style:font-name-complex="Calibri"/>
    </style:style>
    <style:style style:name="TableRow2984" style:family="table-row">
      <style:table-row-properties style:use-optimal-row-height="false"/>
    </style:style>
    <style:style style:name="TableCell2985" style:family="table-cell">
      <style:table-cell-properties fo:border="none" style:writing-mode="lr-tb" style:vertical-align="middle" fo:padding-top="0.1562in" fo:padding-left="0in" fo:padding-bottom="0.052in" fo:padding-right="0.1041in"/>
    </style:style>
    <style:style style:name="T2986" style:parent-style-name="DefaultParagraphFont" style:family="text">
      <style:text-properties style:font-name="Calibri" style:font-name-complex="Calibri"/>
    </style:style>
    <style:style style:name="T2987" style:parent-style-name="DefaultParagraphFont" style:family="text">
      <style:text-properties style:font-name="Calibri" style:font-name-complex="Calibri"/>
    </style:style>
    <style:style style:name="TableRow2988" style:family="table-row">
      <style:table-row-properties style:use-optimal-row-height="false"/>
    </style:style>
    <style:style style:name="TableCell2989" style:family="table-cell">
      <style:table-cell-properties fo:border="none" style:writing-mode="lr-tb" style:vertical-align="middle" fo:padding-top="0.1562in" fo:padding-left="0in" fo:padding-bottom="0.052in" fo:padding-right="0.1041in"/>
    </style:style>
    <style:style style:name="T2990" style:parent-style-name="DefaultParagraphFont" style:family="text">
      <style:text-properties style:font-name="Calibri" style:font-name-complex="Calibri"/>
    </style:style>
    <style:style style:name="T2991" style:parent-style-name="DefaultParagraphFont" style:family="text">
      <style:text-properties style:font-name="Calibri" style:font-name-complex="Calibri"/>
    </style:style>
    <style:style style:name="T2992" style:parent-style-name="DefaultParagraphFont" style:family="text">
      <style:text-properties style:font-name="Calibri" style:font-name-complex="Calibri"/>
    </style:style>
    <style:style style:name="TableRow2993" style:family="table-row">
      <style:table-row-properties style:use-optimal-row-height="false"/>
    </style:style>
    <style:style style:name="TableCell2994" style:family="table-cell">
      <style:table-cell-properties fo:border="none" style:writing-mode="lr-tb" style:vertical-align="middle" fo:padding-top="0.1562in" fo:padding-left="0in" fo:padding-bottom="0.052in" fo:padding-right="0.1041in"/>
    </style:style>
    <style:style style:name="T2995" style:parent-style-name="DefaultParagraphFont" style:family="text">
      <style:text-properties style:font-name="Calibri" style:font-name-complex="Calibri"/>
    </style:style>
    <style:style style:name="T2996" style:parent-style-name="DefaultParagraphFont" style:family="text">
      <style:text-properties style:font-name="Calibri" style:font-name-complex="Calibri"/>
    </style:style>
    <style:style style:name="TableRow2997" style:family="table-row">
      <style:table-row-properties style:use-optimal-row-height="false"/>
    </style:style>
    <style:style style:name="TableCell2998" style:family="table-cell">
      <style:table-cell-properties fo:border="none" style:writing-mode="lr-tb" style:vertical-align="middle" fo:padding-top="0.1562in" fo:padding-left="0in" fo:padding-bottom="0.052in" fo:padding-right="0.1041in"/>
    </style:style>
    <style:style style:name="T2999" style:parent-style-name="DefaultParagraphFont" style:family="text">
      <style:text-properties style:font-name="Calibri" style:font-name-complex="Calibri"/>
    </style:style>
    <style:style style:name="TableRow3000" style:family="table-row">
      <style:table-row-properties style:use-optimal-row-height="false"/>
    </style:style>
    <style:style style:name="TableCell3001" style:family="table-cell">
      <style:table-cell-properties fo:border="none" style:writing-mode="lr-tb" style:vertical-align="middle" fo:padding-top="0.1562in" fo:padding-left="0in" fo:padding-bottom="0.052in" fo:padding-right="0.1041in"/>
    </style:style>
    <style:style style:name="T3002" style:parent-style-name="DefaultParagraphFont" style:family="text">
      <style:text-properties style:font-name="Calibri" style:font-name-complex="Calibri"/>
    </style:style>
    <style:style style:name="T3003" style:parent-style-name="DefaultParagraphFont" style:family="text">
      <style:text-properties style:font-name="Calibri" style:font-name-complex="Calibri"/>
    </style:style>
    <style:style style:name="T3004" style:parent-style-name="DefaultParagraphFont" style:family="text">
      <style:text-properties style:font-name="Calibri" style:font-name-complex="Calibri"/>
    </style:style>
    <style:style style:name="TableRow3005" style:family="table-row">
      <style:table-row-properties style:use-optimal-row-height="false"/>
    </style:style>
    <style:style style:name="TableCell3006" style:family="table-cell">
      <style:table-cell-properties fo:border="none" style:writing-mode="lr-tb" style:vertical-align="middle" fo:padding-top="0.1562in" fo:padding-left="0in" fo:padding-bottom="0.052in" fo:padding-right="0.1041in"/>
    </style:style>
    <style:style style:name="T3007" style:parent-style-name="DefaultParagraphFont" style:family="text">
      <style:text-properties style:font-name="Calibri" style:font-name-complex="Calibri"/>
    </style:style>
    <style:style style:name="T3008" style:parent-style-name="DefaultParagraphFont" style:family="text">
      <style:text-properties style:font-name="Calibri" style:font-name-complex="Calibri"/>
    </style:style>
    <style:style style:name="T3009" style:parent-style-name="DefaultParagraphFont" style:family="text">
      <style:text-properties style:font-name="Calibri" style:font-name-complex="Calibri"/>
    </style:style>
    <style:style style:name="T3010" style:parent-style-name="DefaultParagraphFont" style:family="text">
      <style:text-properties style:font-name="Calibri" style:font-name-complex="Calibri"/>
    </style:style>
    <style:style style:name="TableRow3011" style:family="table-row">
      <style:table-row-properties style:use-optimal-row-height="false"/>
    </style:style>
    <style:style style:name="TableCell3012" style:family="table-cell">
      <style:table-cell-properties fo:border="none" style:writing-mode="lr-tb" style:vertical-align="middle" fo:padding-top="0.1562in" fo:padding-left="0in" fo:padding-bottom="0.052in" fo:padding-right="0.1041in"/>
    </style:style>
    <style:style style:name="T3013" style:parent-style-name="DefaultParagraphFont" style:family="text">
      <style:text-properties style:font-name="Calibri" style:font-name-complex="Calibri"/>
    </style:style>
    <style:style style:name="T3014" style:parent-style-name="DefaultParagraphFont" style:family="text">
      <style:text-properties style:font-name="Calibri" style:font-name-complex="Calibri"/>
    </style:style>
    <style:style style:name="TableRow3015" style:family="table-row">
      <style:table-row-properties style:use-optimal-row-height="false"/>
    </style:style>
    <style:style style:name="TableCell3016" style:family="table-cell">
      <style:table-cell-properties fo:border="none" style:writing-mode="lr-tb" style:vertical-align="middle" fo:padding-top="0.1562in" fo:padding-left="0in" fo:padding-bottom="0.052in" fo:padding-right="0.1041in"/>
    </style:style>
    <style:style style:name="T3017" style:parent-style-name="DefaultParagraphFont" style:family="text">
      <style:text-properties style:font-name="Calibri" style:font-name-complex="Calibri"/>
    </style:style>
    <style:style style:name="T3018" style:parent-style-name="DefaultParagraphFont" style:family="text">
      <style:text-properties style:font-name="Calibri" style:font-name-complex="Calibri"/>
    </style:style>
    <style:style style:name="TableRow3019" style:family="table-row">
      <style:table-row-properties style:use-optimal-row-height="false"/>
    </style:style>
    <style:style style:name="TableCell3020" style:family="table-cell">
      <style:table-cell-properties fo:border="none" style:writing-mode="lr-tb" style:vertical-align="middle" fo:padding-top="0.1562in" fo:padding-left="0in" fo:padding-bottom="0.052in" fo:padding-right="0.1041in"/>
    </style:style>
    <style:style style:name="T3021" style:parent-style-name="DefaultParagraphFont" style:family="text">
      <style:text-properties style:font-name="Calibri" style:font-name-complex="Calibri"/>
    </style:style>
    <style:style style:name="T3022" style:parent-style-name="DefaultParagraphFont" style:family="text">
      <style:text-properties style:font-name="Calibri" style:font-name-complex="Calibri"/>
    </style:style>
    <style:style style:name="TableRow3023" style:family="table-row">
      <style:table-row-properties style:use-optimal-row-height="false"/>
    </style:style>
    <style:style style:name="TableCell3024" style:family="table-cell">
      <style:table-cell-properties fo:border="none" style:writing-mode="lr-tb" style:vertical-align="middle" fo:padding-top="0.1562in" fo:padding-left="0in" fo:padding-bottom="0.052in" fo:padding-right="0.1041in"/>
    </style:style>
    <style:style style:name="T3025" style:parent-style-name="DefaultParagraphFont" style:family="text">
      <style:text-properties style:font-name="Calibri" style:font-name-complex="Calibri"/>
    </style:style>
    <style:style style:name="T3026" style:parent-style-name="DefaultParagraphFont" style:family="text">
      <style:text-properties style:font-name="Calibri" style:font-name-complex="Calibri"/>
    </style:style>
    <style:style style:name="TableRow3027" style:family="table-row">
      <style:table-row-properties style:use-optimal-row-height="false"/>
    </style:style>
    <style:style style:name="TableCell3028" style:family="table-cell">
      <style:table-cell-properties fo:border="none" style:writing-mode="lr-tb" style:vertical-align="middle" fo:padding-top="0.1562in" fo:padding-left="0in" fo:padding-bottom="0.052in" fo:padding-right="0.1041in"/>
    </style:style>
    <style:style style:name="T3029" style:parent-style-name="DefaultParagraphFont" style:family="text">
      <style:text-properties style:font-name="Calibri" style:font-name-complex="Calibri"/>
    </style:style>
    <style:style style:name="TableRow3030" style:family="table-row">
      <style:table-row-properties style:use-optimal-row-height="false"/>
    </style:style>
    <style:style style:name="TableCell3031" style:family="table-cell">
      <style:table-cell-properties fo:border="none" style:writing-mode="lr-tb" style:vertical-align="middle" fo:padding-top="0.1562in" fo:padding-left="0in" fo:padding-bottom="0.052in" fo:padding-right="0.1041in"/>
    </style:style>
    <style:style style:name="T3032" style:parent-style-name="DefaultParagraphFont" style:family="text">
      <style:text-properties style:font-name="Calibri" style:font-name-complex="Calibri"/>
    </style:style>
    <style:style style:name="TableRow3033" style:family="table-row">
      <style:table-row-properties style:use-optimal-row-height="false"/>
    </style:style>
    <style:style style:name="TableCell3034" style:family="table-cell">
      <style:table-cell-properties fo:border="none" style:writing-mode="lr-tb" style:vertical-align="middle" fo:padding-top="0.1562in" fo:padding-left="0in" fo:padding-bottom="0.052in" fo:padding-right="0.1041in"/>
    </style:style>
    <style:style style:name="T3035" style:parent-style-name="DefaultParagraphFont" style:family="text">
      <style:text-properties style:font-name="Calibri" style:font-name-complex="Calibri"/>
    </style:style>
    <style:style style:name="TableRow3036" style:family="table-row">
      <style:table-row-properties style:use-optimal-row-height="false"/>
    </style:style>
    <style:style style:name="TableCell3037" style:family="table-cell">
      <style:table-cell-properties fo:border="none" style:writing-mode="lr-tb" style:vertical-align="middle" fo:padding-top="0.1562in" fo:padding-left="0in" fo:padding-bottom="0.052in" fo:padding-right="0.1041in"/>
    </style:style>
    <style:style style:name="T3038" style:parent-style-name="DefaultParagraphFont" style:family="text">
      <style:text-properties style:font-name="Calibri" style:font-name-complex="Calibri"/>
    </style:style>
    <style:style style:name="T3039" style:parent-style-name="DefaultParagraphFont" style:family="text">
      <style:text-properties style:font-name="Calibri" style:font-name-complex="Calibri"/>
    </style:style>
    <style:style style:name="TableRow3040" style:family="table-row">
      <style:table-row-properties style:use-optimal-row-height="false"/>
    </style:style>
    <style:style style:name="TableCell3041" style:family="table-cell">
      <style:table-cell-properties fo:border="none" style:writing-mode="lr-tb" style:vertical-align="middle" fo:padding-top="0.1562in" fo:padding-left="0in" fo:padding-bottom="0.052in" fo:padding-right="0.1041in"/>
    </style:style>
    <style:style style:name="T3042" style:parent-style-name="DefaultParagraphFont" style:family="text">
      <style:text-properties style:font-name="Calibri" style:font-name-complex="Calibri"/>
    </style:style>
    <style:style style:name="TableRow3043" style:family="table-row">
      <style:table-row-properties style:use-optimal-row-height="false"/>
    </style:style>
    <style:style style:name="TableCell3044" style:family="table-cell">
      <style:table-cell-properties fo:border="none" style:writing-mode="lr-tb" style:vertical-align="middle" fo:padding-top="0.1562in" fo:padding-left="0in" fo:padding-bottom="0.052in" fo:padding-right="0.1041in"/>
    </style:style>
    <style:style style:name="T3045" style:parent-style-name="DefaultParagraphFont" style:family="text">
      <style:text-properties style:font-name="Calibri" style:font-name-complex="Calibri"/>
    </style:style>
    <style:style style:name="T3046" style:parent-style-name="DefaultParagraphFont" style:family="text">
      <style:text-properties style:font-name="Calibri" style:font-name-complex="Calibri"/>
    </style:style>
    <style:style style:name="TableRow3047" style:family="table-row">
      <style:table-row-properties style:use-optimal-row-height="false"/>
    </style:style>
    <style:style style:name="TableCell3048" style:family="table-cell">
      <style:table-cell-properties fo:border="none" style:writing-mode="lr-tb" style:vertical-align="middle" fo:padding-top="0.1562in" fo:padding-left="0in" fo:padding-bottom="0.052in" fo:padding-right="0.1041in"/>
    </style:style>
    <style:style style:name="T3049" style:parent-style-name="DefaultParagraphFont" style:family="text">
      <style:text-properties style:font-name="Calibri" style:font-name-complex="Calibri"/>
    </style:style>
    <style:style style:name="TableRow3050" style:family="table-row">
      <style:table-row-properties style:use-optimal-row-height="false"/>
    </style:style>
    <style:style style:name="TableCell3051" style:family="table-cell">
      <style:table-cell-properties fo:border="none" style:writing-mode="lr-tb" style:vertical-align="middle" fo:padding-top="0.1562in" fo:padding-left="0in" fo:padding-bottom="0.052in" fo:padding-right="0.1041in"/>
    </style:style>
    <style:style style:name="T3052" style:parent-style-name="DefaultParagraphFont" style:family="text">
      <style:text-properties style:font-name="Calibri" style:font-name-complex="Calibri"/>
    </style:style>
    <style:style style:name="T3053" style:parent-style-name="DefaultParagraphFont" style:family="text">
      <style:text-properties style:font-name="Calibri" style:font-name-complex="Calibri"/>
    </style:style>
    <style:style style:name="TableRow3054" style:family="table-row">
      <style:table-row-properties style:use-optimal-row-height="false"/>
    </style:style>
    <style:style style:name="TableCell3055" style:family="table-cell">
      <style:table-cell-properties fo:border="none" style:writing-mode="lr-tb" style:vertical-align="middle" fo:padding-top="0.1562in" fo:padding-left="0in" fo:padding-bottom="0.052in" fo:padding-right="0.1041in"/>
    </style:style>
    <style:style style:name="T3056" style:parent-style-name="DefaultParagraphFont" style:family="text">
      <style:text-properties style:font-name="Calibri" style:font-name-complex="Calibri"/>
    </style:style>
    <style:style style:name="TableRow3057" style:family="table-row">
      <style:table-row-properties style:use-optimal-row-height="false"/>
    </style:style>
    <style:style style:name="TableCell3058" style:family="table-cell">
      <style:table-cell-properties fo:border="none" style:writing-mode="lr-tb" style:vertical-align="middle" fo:padding-top="0.1562in" fo:padding-left="0in" fo:padding-bottom="0.052in" fo:padding-right="0.1041in"/>
    </style:style>
    <style:style style:name="T3059" style:parent-style-name="DefaultParagraphFont" style:family="text">
      <style:text-properties style:font-name="Calibri" style:font-name-complex="Calibri"/>
    </style:style>
    <style:style style:name="T3060" style:parent-style-name="DefaultParagraphFont" style:family="text">
      <style:text-properties style:font-name="Calibri" style:font-name-complex="Calibri"/>
    </style:style>
    <style:style style:name="TableRow3061" style:family="table-row">
      <style:table-row-properties style:use-optimal-row-height="false"/>
    </style:style>
    <style:style style:name="TableCell3062" style:family="table-cell">
      <style:table-cell-properties fo:border="none" style:writing-mode="lr-tb" style:vertical-align="middle" fo:padding-top="0.1562in" fo:padding-left="0in" fo:padding-bottom="0.052in" fo:padding-right="0.1041in"/>
    </style:style>
    <style:style style:name="T3063" style:parent-style-name="DefaultParagraphFont" style:family="text">
      <style:text-properties style:font-name="Calibri" style:font-name-complex="Calibri"/>
    </style:style>
    <style:style style:name="TableRow3064" style:family="table-row">
      <style:table-row-properties style:use-optimal-row-height="false"/>
    </style:style>
    <style:style style:name="TableCell3065" style:family="table-cell">
      <style:table-cell-properties fo:border="none" style:writing-mode="lr-tb" style:vertical-align="middle" fo:padding-top="0.1562in" fo:padding-left="0in" fo:padding-bottom="0.052in" fo:padding-right="0.1041in"/>
    </style:style>
    <style:style style:name="T3066" style:parent-style-name="DefaultParagraphFont" style:family="text">
      <style:text-properties style:font-name="Calibri" style:font-name-complex="Calibri"/>
    </style:style>
    <style:style style:name="T3067" style:parent-style-name="DefaultParagraphFont" style:family="text">
      <style:text-properties style:font-name="Calibri" style:font-name-complex="Calibri"/>
    </style:style>
    <style:style style:name="TableRow3068" style:family="table-row">
      <style:table-row-properties style:use-optimal-row-height="false"/>
    </style:style>
    <style:style style:name="TableCell3069" style:family="table-cell">
      <style:table-cell-properties fo:border="none" style:writing-mode="lr-tb" style:vertical-align="middle" fo:padding-top="0.1562in" fo:padding-left="0in" fo:padding-bottom="0.052in" fo:padding-right="0.1041in"/>
    </style:style>
    <style:style style:name="T3070" style:parent-style-name="DefaultParagraphFont" style:family="text">
      <style:text-properties style:font-name="Calibri" style:font-name-complex="Calibri"/>
    </style:style>
    <style:style style:name="T3071" style:parent-style-name="DefaultParagraphFont" style:family="text">
      <style:text-properties style:font-name="Calibri" style:font-name-complex="Calibri"/>
    </style:style>
    <style:style style:name="TableRow3072" style:family="table-row">
      <style:table-row-properties style:use-optimal-row-height="false"/>
    </style:style>
    <style:style style:name="TableCell3073" style:family="table-cell">
      <style:table-cell-properties fo:border="none" style:writing-mode="lr-tb" style:vertical-align="middle" fo:padding-top="0.1562in" fo:padding-left="0in" fo:padding-bottom="0.052in" fo:padding-right="0.1041in"/>
    </style:style>
    <style:style style:name="T3074" style:parent-style-name="DefaultParagraphFont" style:family="text">
      <style:text-properties style:font-name="Calibri" style:font-name-complex="Calibri"/>
    </style:style>
    <style:style style:name="TableRow3075" style:family="table-row">
      <style:table-row-properties style:use-optimal-row-height="false"/>
    </style:style>
    <style:style style:name="TableCell3076" style:family="table-cell">
      <style:table-cell-properties fo:border="none" style:writing-mode="lr-tb" style:vertical-align="middle" fo:padding-top="0.1562in" fo:padding-left="0in" fo:padding-bottom="0.052in" fo:padding-right="0.1041in"/>
    </style:style>
    <style:style style:name="T3077" style:parent-style-name="DefaultParagraphFont" style:family="text">
      <style:text-properties style:font-name="Calibri" style:font-name-complex="Calibri"/>
    </style:style>
    <style:style style:name="TableRow3078" style:family="table-row">
      <style:table-row-properties style:use-optimal-row-height="false"/>
    </style:style>
    <style:style style:name="TableCell3079" style:family="table-cell">
      <style:table-cell-properties fo:border="none" style:writing-mode="lr-tb" style:vertical-align="middle" fo:padding-top="0.1562in" fo:padding-left="0in" fo:padding-bottom="0.052in" fo:padding-right="0.1041in"/>
    </style:style>
    <style:style style:name="T3080" style:parent-style-name="DefaultParagraphFont" style:family="text">
      <style:text-properties style:font-name="Calibri" style:font-name-complex="Calibri"/>
    </style:style>
    <style:style style:name="T3081" style:parent-style-name="DefaultParagraphFont" style:family="text">
      <style:text-properties style:font-name="Calibri" style:font-name-complex="Calibri"/>
    </style:style>
    <style:style style:name="T3082" style:parent-style-name="DefaultParagraphFont" style:family="text">
      <style:text-properties style:font-name="Calibri" style:font-name-complex="Calibri"/>
    </style:style>
    <style:style style:name="T3083" style:parent-style-name="DefaultParagraphFont" style:family="text">
      <style:text-properties style:font-name="Calibri" style:font-name-complex="Calibri"/>
    </style:style>
    <style:style style:name="TableRow3084" style:family="table-row">
      <style:table-row-properties style:use-optimal-row-height="false"/>
    </style:style>
    <style:style style:name="TableCell3085" style:family="table-cell">
      <style:table-cell-properties fo:border="none" style:writing-mode="lr-tb" style:vertical-align="middle" fo:padding-top="0.1562in" fo:padding-left="0in" fo:padding-bottom="0.052in" fo:padding-right="0.1041in"/>
    </style:style>
    <style:style style:name="T3086" style:parent-style-name="DefaultParagraphFont" style:family="text">
      <style:text-properties style:font-name="Calibri" style:font-name-complex="Calibri"/>
    </style:style>
    <style:style style:name="TableRow3087" style:family="table-row">
      <style:table-row-properties style:use-optimal-row-height="false"/>
    </style:style>
    <style:style style:name="TableCell3088" style:family="table-cell">
      <style:table-cell-properties fo:border="none" style:writing-mode="lr-tb" style:vertical-align="middle" fo:padding-top="0.1562in" fo:padding-left="0in" fo:padding-bottom="0.052in" fo:padding-right="0.1041in"/>
    </style:style>
    <style:style style:name="T3089" style:parent-style-name="DefaultParagraphFont" style:family="text">
      <style:text-properties style:font-name="Calibri" style:font-name-complex="Calibri"/>
    </style:style>
    <style:style style:name="T3090" style:parent-style-name="DefaultParagraphFont" style:family="text">
      <style:text-properties style:font-name="Calibri" style:font-name-complex="Calibri"/>
    </style:style>
    <style:style style:name="TableRow3091" style:family="table-row">
      <style:table-row-properties style:use-optimal-row-height="false"/>
    </style:style>
    <style:style style:name="TableCell3092" style:family="table-cell">
      <style:table-cell-properties fo:border="none" style:writing-mode="lr-tb" style:vertical-align="middle" fo:padding-top="0.1562in" fo:padding-left="0in" fo:padding-bottom="0.052in" fo:padding-right="0.1041in"/>
    </style:style>
    <style:style style:name="T3093" style:parent-style-name="DefaultParagraphFont" style:family="text">
      <style:text-properties style:font-name="Calibri" style:font-name-complex="Calibri"/>
    </style:style>
    <style:style style:name="TableRow3094" style:family="table-row">
      <style:table-row-properties style:use-optimal-row-height="false"/>
    </style:style>
    <style:style style:name="TableCell3095" style:family="table-cell">
      <style:table-cell-properties fo:border="none" style:writing-mode="lr-tb" style:vertical-align="middle" fo:padding-top="0.1562in" fo:padding-left="0in" fo:padding-bottom="0.052in" fo:padding-right="0.1041in"/>
    </style:style>
    <style:style style:name="T3096" style:parent-style-name="DefaultParagraphFont" style:family="text">
      <style:text-properties style:font-name="Calibri" style:font-name-complex="Calibri"/>
    </style:style>
    <style:style style:name="T3097" style:parent-style-name="DefaultParagraphFont" style:family="text">
      <style:text-properties style:font-name="Calibri" style:font-name-complex="Calibri"/>
    </style:style>
    <style:style style:name="T3098" style:parent-style-name="DefaultParagraphFont" style:family="text">
      <style:text-properties style:font-name="Calibri" style:font-name-complex="Calibri"/>
    </style:style>
    <style:style style:name="TableRow3099" style:family="table-row">
      <style:table-row-properties style:use-optimal-row-height="false"/>
    </style:style>
    <style:style style:name="TableCell3100" style:family="table-cell">
      <style:table-cell-properties fo:border="none" style:writing-mode="lr-tb" style:vertical-align="middle" fo:padding-top="0.1562in" fo:padding-left="0in" fo:padding-bottom="0.052in" fo:padding-right="0.1041in"/>
    </style:style>
    <style:style style:name="T3101" style:parent-style-name="DefaultParagraphFont" style:family="text">
      <style:text-properties style:font-name="Calibri" style:font-name-complex="Calibri" fo:language="sv" fo:country="SE"/>
    </style:style>
    <style:style style:name="TableRow3102" style:family="table-row">
      <style:table-row-properties style:use-optimal-row-height="false"/>
    </style:style>
    <style:style style:name="TableCell3103" style:family="table-cell">
      <style:table-cell-properties fo:border="none" style:writing-mode="lr-tb" style:vertical-align="middle" fo:padding-top="0.1562in" fo:padding-left="0in" fo:padding-bottom="0.052in" fo:padding-right="0.1041in"/>
    </style:style>
    <style:style style:name="T3104" style:parent-style-name="DefaultParagraphFont" style:family="text">
      <style:text-properties style:font-name="Calibri" style:font-name-complex="Calibri"/>
    </style:style>
    <style:style style:name="T3105" style:parent-style-name="DefaultParagraphFont" style:family="text">
      <style:text-properties style:font-name="Calibri" style:font-name-complex="Calibri"/>
    </style:style>
    <style:style style:name="T3106" style:parent-style-name="DefaultParagraphFont" style:family="text">
      <style:text-properties style:font-name="Calibri" style:font-name-complex="Calibri"/>
    </style:style>
    <style:style style:name="TableRow3107" style:family="table-row">
      <style:table-row-properties style:use-optimal-row-height="false"/>
    </style:style>
    <style:style style:name="TableCell3108" style:family="table-cell">
      <style:table-cell-properties fo:border="none" style:writing-mode="lr-tb" style:vertical-align="middle" fo:padding-top="0.1562in" fo:padding-left="0in" fo:padding-bottom="0.052in" fo:padding-right="0.1041in"/>
    </style:style>
    <style:style style:name="T3109" style:parent-style-name="DefaultParagraphFont" style:family="text">
      <style:text-properties style:font-name="Calibri" style:font-name-complex="Calibri"/>
    </style:style>
    <style:style style:name="TableRow3110" style:family="table-row">
      <style:table-row-properties style:use-optimal-row-height="false"/>
    </style:style>
    <style:style style:name="TableCell3111" style:family="table-cell">
      <style:table-cell-properties fo:border="none" style:writing-mode="lr-tb" style:vertical-align="middle" fo:padding-top="0.1562in" fo:padding-left="0in" fo:padding-bottom="0.052in" fo:padding-right="0.1041in"/>
    </style:style>
    <style:style style:name="T3112" style:parent-style-name="DefaultParagraphFont" style:family="text">
      <style:text-properties style:font-name="Calibri" style:font-name-complex="Calibri"/>
    </style:style>
    <style:style style:name="T3113" style:parent-style-name="DefaultParagraphFont" style:family="text">
      <style:text-properties style:font-name="Calibri" style:font-name-complex="Calibri"/>
    </style:style>
    <style:style style:name="TableRow3114" style:family="table-row">
      <style:table-row-properties style:use-optimal-row-height="false"/>
    </style:style>
    <style:style style:name="TableCell3115" style:family="table-cell">
      <style:table-cell-properties fo:border="none" style:writing-mode="lr-tb" style:vertical-align="middle" fo:padding-top="0.1562in" fo:padding-left="0in" fo:padding-bottom="0.052in" fo:padding-right="0.1041in"/>
    </style:style>
    <style:style style:name="T3116" style:parent-style-name="DefaultParagraphFont" style:family="text">
      <style:text-properties style:font-name="Calibri" style:font-name-complex="Calibri"/>
    </style:style>
    <style:style style:name="TableRow3117" style:family="table-row">
      <style:table-row-properties style:use-optimal-row-height="false"/>
    </style:style>
    <style:style style:name="TableCell3118" style:family="table-cell">
      <style:table-cell-properties fo:border="none" style:writing-mode="lr-tb" style:vertical-align="middle" fo:padding-top="0.1562in" fo:padding-left="0in" fo:padding-bottom="0.052in" fo:padding-right="0.1041in"/>
    </style:style>
    <style:style style:name="T3119" style:parent-style-name="DefaultParagraphFont" style:family="text">
      <style:text-properties style:font-name="Calibri" style:font-name-complex="Calibri"/>
    </style:style>
    <style:style style:name="TableRow3120" style:family="table-row">
      <style:table-row-properties style:use-optimal-row-height="false"/>
    </style:style>
    <style:style style:name="TableCell3121" style:family="table-cell">
      <style:table-cell-properties fo:border="none" style:writing-mode="lr-tb" style:vertical-align="middle" fo:padding-top="0.1562in" fo:padding-left="0in" fo:padding-bottom="0.052in" fo:padding-right="0.1041in"/>
    </style:style>
    <style:style style:name="T3122" style:parent-style-name="DefaultParagraphFont" style:family="text">
      <style:text-properties style:font-name="Calibri" style:font-name-complex="Calibri"/>
    </style:style>
    <style:style style:name="TableRow3123" style:family="table-row">
      <style:table-row-properties style:use-optimal-row-height="false"/>
    </style:style>
    <style:style style:name="TableCell3124" style:family="table-cell">
      <style:table-cell-properties fo:border="none" style:writing-mode="lr-tb" style:vertical-align="middle" fo:padding-top="0.1562in" fo:padding-left="0in" fo:padding-bottom="0.052in" fo:padding-right="0.1041in"/>
    </style:style>
    <style:style style:name="T3125" style:parent-style-name="DefaultParagraphFont" style:family="text">
      <style:text-properties style:font-name="Calibri" style:font-name-complex="Calibri"/>
    </style:style>
    <style:style style:name="TableRow3126" style:family="table-row">
      <style:table-row-properties style:use-optimal-row-height="false"/>
    </style:style>
    <style:style style:name="TableCell3127" style:family="table-cell">
      <style:table-cell-properties fo:border="none" style:writing-mode="lr-tb" style:vertical-align="middle" fo:padding-top="0.1562in" fo:padding-left="0in" fo:padding-bottom="0.052in" fo:padding-right="0.1041in"/>
    </style:style>
    <style:style style:name="T3128" style:parent-style-name="DefaultParagraphFont" style:family="text">
      <style:text-properties style:font-name="Calibri" style:font-name-complex="Calibri"/>
    </style:style>
    <style:style style:name="T3129" style:parent-style-name="DefaultParagraphFont" style:family="text">
      <style:text-properties style:font-name="Calibri" style:font-name-complex="Calibri"/>
    </style:style>
    <style:style style:name="TableRow3130" style:family="table-row">
      <style:table-row-properties style:use-optimal-row-height="false"/>
    </style:style>
    <style:style style:name="TableCell3131" style:family="table-cell">
      <style:table-cell-properties fo:border="none" style:writing-mode="lr-tb" style:vertical-align="middle" fo:padding-top="0.1562in" fo:padding-left="0in" fo:padding-bottom="0.052in" fo:padding-right="0.1041in"/>
    </style:style>
    <style:style style:name="T3132" style:parent-style-name="DefaultParagraphFont" style:family="text">
      <style:text-properties style:font-name="Calibri" style:font-name-complex="Calibri"/>
    </style:style>
    <style:style style:name="T3133" style:parent-style-name="DefaultParagraphFont" style:family="text">
      <style:text-properties style:font-name="Calibri" style:font-name-complex="Calibri"/>
    </style:style>
    <style:style style:name="T3134" style:parent-style-name="DefaultParagraphFont" style:family="text">
      <style:text-properties style:font-name="Calibri" style:font-name-complex="Calibri"/>
    </style:style>
    <style:style style:name="TableRow3135" style:family="table-row">
      <style:table-row-properties style:use-optimal-row-height="false"/>
    </style:style>
    <style:style style:name="TableCell3136" style:family="table-cell">
      <style:table-cell-properties fo:border="none" style:writing-mode="lr-tb" style:vertical-align="middle" fo:padding-top="0.1562in" fo:padding-left="0in" fo:padding-bottom="0.052in" fo:padding-right="0.1041in"/>
    </style:style>
    <style:style style:name="T3137" style:parent-style-name="DefaultParagraphFont" style:family="text">
      <style:text-properties style:font-name="Calibri" style:font-name-complex="Calibri"/>
    </style:style>
    <style:style style:name="T3138" style:parent-style-name="DefaultParagraphFont" style:family="text">
      <style:text-properties style:font-name="Calibri" style:font-name-complex="Calibri"/>
    </style:style>
    <style:style style:name="TableRow3139" style:family="table-row">
      <style:table-row-properties style:use-optimal-row-height="false"/>
    </style:style>
    <style:style style:name="TableCell3140" style:family="table-cell">
      <style:table-cell-properties fo:border="none" style:writing-mode="lr-tb" style:vertical-align="middle" fo:padding-top="0.1562in" fo:padding-left="0in" fo:padding-bottom="0.052in" fo:padding-right="0.1041in"/>
    </style:style>
    <style:style style:name="T3141" style:parent-style-name="DefaultParagraphFont" style:family="text">
      <style:text-properties style:font-name="Calibri" style:font-name-complex="Calibri"/>
    </style:style>
    <style:style style:name="TableRow3142" style:family="table-row">
      <style:table-row-properties style:use-optimal-row-height="false"/>
    </style:style>
    <style:style style:name="TableCell3143" style:family="table-cell">
      <style:table-cell-properties fo:border="none" style:writing-mode="lr-tb" style:vertical-align="middle" fo:padding-top="0.1562in" fo:padding-left="0in" fo:padding-bottom="0.052in" fo:padding-right="0.1041in"/>
    </style:style>
    <style:style style:name="T3144" style:parent-style-name="DefaultParagraphFont" style:family="text">
      <style:text-properties style:font-name="Calibri" style:font-name-complex="Calibri"/>
    </style:style>
    <style:style style:name="TableRow3145" style:family="table-row">
      <style:table-row-properties style:use-optimal-row-height="false"/>
    </style:style>
    <style:style style:name="TableCell3146" style:family="table-cell">
      <style:table-cell-properties fo:border="none" style:writing-mode="lr-tb" style:vertical-align="middle" fo:padding-top="0.1562in" fo:padding-left="0in" fo:padding-bottom="0.052in" fo:padding-right="0.1041in"/>
    </style:style>
    <style:style style:name="T3147" style:parent-style-name="DefaultParagraphFont" style:family="text">
      <style:text-properties style:font-name="Calibri" style:font-name-complex="Calibri"/>
    </style:style>
    <style:style style:name="TableRow3148" style:family="table-row">
      <style:table-row-properties style:use-optimal-row-height="false"/>
    </style:style>
    <style:style style:name="TableCell3149" style:family="table-cell">
      <style:table-cell-properties fo:border="none" style:writing-mode="lr-tb" style:vertical-align="middle" fo:padding-top="0.1562in" fo:padding-left="0in" fo:padding-bottom="0.052in" fo:padding-right="0.1041in"/>
    </style:style>
    <style:style style:name="T3150" style:parent-style-name="DefaultParagraphFont" style:family="text">
      <style:text-properties style:font-name="Calibri" style:font-name-complex="Calibri"/>
    </style:style>
    <style:style style:name="TableRow3151" style:family="table-row">
      <style:table-row-properties style:use-optimal-row-height="false"/>
    </style:style>
    <style:style style:name="TableCell3152" style:family="table-cell">
      <style:table-cell-properties fo:border="none" style:writing-mode="lr-tb" style:vertical-align="middle" fo:padding-top="0.1562in" fo:padding-left="0in" fo:padding-bottom="0.052in" fo:padding-right="0.1041in"/>
    </style:style>
    <style:style style:name="T3153" style:parent-style-name="DefaultParagraphFont" style:family="text">
      <style:text-properties style:font-name="Calibri" style:font-name-complex="Calibri"/>
    </style:style>
    <style:style style:name="T3154" style:parent-style-name="DefaultParagraphFont" style:family="text">
      <style:text-properties style:font-name="Calibri" style:font-name-complex="Calibri"/>
    </style:style>
    <style:style style:name="TableRow3155" style:family="table-row">
      <style:table-row-properties style:use-optimal-row-height="false"/>
    </style:style>
    <style:style style:name="TableCell3156" style:family="table-cell">
      <style:table-cell-properties fo:border="none" style:writing-mode="lr-tb" style:vertical-align="middle" fo:padding-top="0.1562in" fo:padding-left="0in" fo:padding-bottom="0.052in" fo:padding-right="0.1041in"/>
    </style:style>
    <style:style style:name="T3157" style:parent-style-name="DefaultParagraphFont" style:family="text">
      <style:text-properties style:font-name="Calibri" style:font-name-complex="Calibri"/>
    </style:style>
    <style:style style:name="T3158" style:parent-style-name="DefaultParagraphFont" style:family="text">
      <style:text-properties style:font-name="Calibri" style:font-name-complex="Calibri"/>
    </style:style>
    <style:style style:name="TableRow3159" style:family="table-row">
      <style:table-row-properties style:use-optimal-row-height="false"/>
    </style:style>
    <style:style style:name="TableCell3160" style:family="table-cell">
      <style:table-cell-properties fo:border="none" style:writing-mode="lr-tb" style:vertical-align="middle" fo:padding-top="0.1562in" fo:padding-left="0in" fo:padding-bottom="0.052in" fo:padding-right="0.1041in"/>
    </style:style>
    <style:style style:name="T3161" style:parent-style-name="DefaultParagraphFont" style:family="text">
      <style:text-properties style:font-name="Calibri" style:font-name-complex="Calibri"/>
    </style:style>
    <style:style style:name="TableRow3162" style:family="table-row">
      <style:table-row-properties style:use-optimal-row-height="false"/>
    </style:style>
    <style:style style:name="TableCell3163" style:family="table-cell">
      <style:table-cell-properties fo:border="none" style:writing-mode="lr-tb" style:vertical-align="middle" fo:padding-top="0.1562in" fo:padding-left="0in" fo:padding-bottom="0.052in" fo:padding-right="0.1041in"/>
    </style:style>
    <style:style style:name="T3164" style:parent-style-name="DefaultParagraphFont" style:family="text">
      <style:text-properties style:font-name="Calibri" style:font-name-complex="Calibri"/>
    </style:style>
    <style:style style:name="T3165" style:parent-style-name="DefaultParagraphFont" style:family="text">
      <style:text-properties style:font-name="Calibri" style:font-name-complex="Calibri"/>
    </style:style>
    <style:style style:name="TableRow3166" style:family="table-row">
      <style:table-row-properties style:use-optimal-row-height="false"/>
    </style:style>
    <style:style style:name="TableCell3167" style:family="table-cell">
      <style:table-cell-properties fo:border="none" style:writing-mode="lr-tb" style:vertical-align="middle" fo:padding-top="0.1562in" fo:padding-left="0in" fo:padding-bottom="0.052in" fo:padding-right="0.1041in"/>
    </style:style>
    <style:style style:name="T3168" style:parent-style-name="DefaultParagraphFont" style:family="text">
      <style:text-properties style:font-name="Calibri" style:font-name-complex="Calibri"/>
    </style:style>
    <style:style style:name="T3169" style:parent-style-name="DefaultParagraphFont" style:family="text">
      <style:text-properties style:font-name="Calibri" style:font-name-complex="Calibri"/>
    </style:style>
    <style:style style:name="TableRow3170" style:family="table-row">
      <style:table-row-properties style:use-optimal-row-height="false"/>
    </style:style>
    <style:style style:name="TableCell3171" style:family="table-cell">
      <style:table-cell-properties fo:border="none" style:writing-mode="lr-tb" style:vertical-align="middle" fo:padding-top="0.1562in" fo:padding-left="0in" fo:padding-bottom="0.052in" fo:padding-right="0.1041in"/>
    </style:style>
    <style:style style:name="T3172" style:parent-style-name="DefaultParagraphFont" style:family="text">
      <style:text-properties style:font-name="Calibri" style:font-name-complex="Calibri"/>
    </style:style>
    <style:style style:name="T3173" style:parent-style-name="DefaultParagraphFont" style:family="text">
      <style:text-properties style:font-name="Calibri" style:font-name-complex="Calibri"/>
    </style:style>
    <style:style style:name="TableRow3174" style:family="table-row">
      <style:table-row-properties style:use-optimal-row-height="false"/>
    </style:style>
    <style:style style:name="TableCell3175" style:family="table-cell">
      <style:table-cell-properties fo:border="none" style:writing-mode="lr-tb" style:vertical-align="middle" fo:padding-top="0.1562in" fo:padding-left="0in" fo:padding-bottom="0.052in" fo:padding-right="0.1041in"/>
    </style:style>
    <style:style style:name="T3176" style:parent-style-name="DefaultParagraphFont" style:family="text">
      <style:text-properties style:font-name="Calibri" style:font-name-complex="Calibri"/>
    </style:style>
    <style:style style:name="T3177" style:parent-style-name="DefaultParagraphFont" style:family="text">
      <style:text-properties style:font-name="Calibri" style:font-name-complex="Calibri"/>
    </style:style>
    <style:style style:name="T3178" style:parent-style-name="DefaultParagraphFont" style:family="text">
      <style:text-properties style:font-name="Calibri" style:font-name-complex="Calibri"/>
    </style:style>
    <style:style style:name="T3179" style:parent-style-name="DefaultParagraphFont" style:family="text">
      <style:text-properties style:font-name="Calibri" style:font-name-complex="Calibri"/>
    </style:style>
    <style:style style:name="T3180" style:parent-style-name="DefaultParagraphFont" style:family="text">
      <style:text-properties style:font-name="Calibri" style:font-name-complex="Calibri"/>
    </style:style>
    <style:style style:name="TableRow3181" style:family="table-row">
      <style:table-row-properties style:use-optimal-row-height="false"/>
    </style:style>
    <style:style style:name="TableCell3182" style:family="table-cell">
      <style:table-cell-properties fo:border="none" style:writing-mode="lr-tb" style:vertical-align="middle" fo:padding-top="0.1562in" fo:padding-left="0in" fo:padding-bottom="0.052in" fo:padding-right="0.1041in"/>
    </style:style>
    <style:style style:name="T3183" style:parent-style-name="DefaultParagraphFont" style:family="text">
      <style:text-properties style:font-name="Calibri" style:font-name-complex="Calibri"/>
    </style:style>
    <style:style style:name="T3184" style:parent-style-name="DefaultParagraphFont" style:family="text">
      <style:text-properties style:font-name="Calibri" style:font-name-complex="Calibri"/>
    </style:style>
    <style:style style:name="TableRow3185" style:family="table-row">
      <style:table-row-properties style:use-optimal-row-height="false"/>
    </style:style>
    <style:style style:name="TableCell3186" style:family="table-cell">
      <style:table-cell-properties fo:border="none" style:writing-mode="lr-tb" style:vertical-align="middle" fo:padding-top="0.1562in" fo:padding-left="0in" fo:padding-bottom="0.052in" fo:padding-right="0.1041in"/>
    </style:style>
    <style:style style:name="T3187" style:parent-style-name="DefaultParagraphFont" style:family="text">
      <style:text-properties style:font-name="Calibri" style:font-name-complex="Calibri" fo:language="sv" fo:country="SE"/>
    </style:style>
    <style:style style:name="T3188" style:parent-style-name="DefaultParagraphFont" style:family="text">
      <style:text-properties style:font-name="Calibri" style:font-name-complex="Calibri" fo:language="sv" fo:country="SE"/>
    </style:style>
    <style:style style:name="T3189" style:parent-style-name="DefaultParagraphFont" style:family="text">
      <style:text-properties style:font-name="Calibri" style:font-name-complex="Calibri"/>
    </style:style>
    <style:style style:name="P3190" style:parent-style-name="Heading1" style:family="paragraph"/>
    <style:style style:name="T3191" style:parent-style-name="DefaultParagraphFont" style:family="text">
      <style:text-properties style:font-name="Calibri" style:font-name-complex="Calibri" fo:font-size="16pt" style:font-size-asian="16pt" style:font-size-complex="16pt"/>
    </style:style>
    <style:style style:name="T3192" style:parent-style-name="answer-count" style:family="text">
      <style:text-properties style:font-name="Calibri" style:font-name-complex="Calibri" fo:color="#000000" fo:font-size="16pt" style:font-size-asian="16pt" style:font-size-complex="16pt"/>
    </style:style>
    <style:style style:name="TableColumn3194" style:family="table-column">
      <style:table-column-properties style:column-width="4.9166in" style:use-optimal-column-width="false"/>
    </style:style>
    <style:style style:name="Table3193" style:family="table">
      <style:table-properties style:width="4.9166in" fo:margin-left="0.177in" table:align="left"/>
    </style:style>
    <style:style style:name="TableRow3195" style:family="table-row">
      <style:table-row-properties style:use-optimal-row-height="false"/>
    </style:style>
    <style:style style:name="TableCell3196" style:family="table-cell">
      <style:table-cell-properties fo:border="none" style:writing-mode="lr-tb" style:vertical-align="middle" fo:padding-top="0.1562in" fo:padding-left="0in" fo:padding-bottom="0.052in" fo:padding-right="0.1041in"/>
    </style:style>
    <style:style style:name="T3197" style:parent-style-name="DefaultParagraphFont" style:family="text">
      <style:text-properties style:font-name="Calibri" style:font-name-complex="Calibri" fo:language="sv" fo:country="SE"/>
    </style:style>
    <style:style style:name="TableRow3198" style:family="table-row">
      <style:table-row-properties style:use-optimal-row-height="false"/>
    </style:style>
    <style:style style:name="TableCell3199" style:family="table-cell">
      <style:table-cell-properties fo:border="none" style:writing-mode="lr-tb" style:vertical-align="middle" fo:padding-top="0.1562in" fo:padding-left="0in" fo:padding-bottom="0.052in" fo:padding-right="0.1041in"/>
    </style:style>
    <style:style style:name="T3200" style:parent-style-name="DefaultParagraphFont" style:family="text">
      <style:text-properties style:font-name="Calibri" style:font-name-complex="Calibri"/>
    </style:style>
    <style:style style:name="T3201" style:parent-style-name="DefaultParagraphFont" style:family="text">
      <style:text-properties style:font-name="Calibri" style:font-name-complex="Calibri"/>
    </style:style>
    <style:style style:name="TableRow3202" style:family="table-row">
      <style:table-row-properties style:use-optimal-row-height="false"/>
    </style:style>
    <style:style style:name="TableCell3203" style:family="table-cell">
      <style:table-cell-properties fo:border="none" style:writing-mode="lr-tb" style:vertical-align="middle" fo:padding-top="0.1562in" fo:padding-left="0in" fo:padding-bottom="0.052in" fo:padding-right="0.1041in"/>
    </style:style>
    <style:style style:name="T3204" style:parent-style-name="DefaultParagraphFont" style:family="text">
      <style:text-properties style:font-name="Calibri" style:font-name-complex="Calibri"/>
    </style:style>
    <style:style style:name="T3205" style:parent-style-name="DefaultParagraphFont" style:family="text">
      <style:text-properties style:font-name="Calibri" style:font-name-complex="Calibri"/>
    </style:style>
    <style:style style:name="T3206" style:parent-style-name="DefaultParagraphFont" style:family="text">
      <style:text-properties style:font-name="Calibri" style:font-name-complex="Calibri"/>
    </style:style>
    <style:style style:name="T3207" style:parent-style-name="DefaultParagraphFont" style:family="text">
      <style:text-properties style:font-name="Calibri" style:font-name-complex="Calibri"/>
    </style:style>
    <style:style style:name="TableRow3208" style:family="table-row">
      <style:table-row-properties style:use-optimal-row-height="false"/>
    </style:style>
    <style:style style:name="TableCell3209" style:family="table-cell">
      <style:table-cell-properties fo:border="none" style:writing-mode="lr-tb" style:vertical-align="middle" fo:padding-top="0.1562in" fo:padding-left="0in" fo:padding-bottom="0.052in" fo:padding-right="0.1041in"/>
    </style:style>
    <style:style style:name="T3210" style:parent-style-name="DefaultParagraphFont" style:family="text">
      <style:text-properties style:font-name="Calibri" style:font-name-complex="Calibri"/>
    </style:style>
    <style:style style:name="T3211" style:parent-style-name="DefaultParagraphFont" style:family="text">
      <style:text-properties style:font-name="Calibri" style:font-name-complex="Calibri"/>
    </style:style>
    <style:style style:name="TableRow3212" style:family="table-row">
      <style:table-row-properties style:use-optimal-row-height="false"/>
    </style:style>
    <style:style style:name="TableCell3213" style:family="table-cell">
      <style:table-cell-properties fo:border="none" style:writing-mode="lr-tb" style:vertical-align="middle" fo:padding-top="0.1562in" fo:padding-left="0in" fo:padding-bottom="0.052in" fo:padding-right="0.1041in"/>
    </style:style>
    <style:style style:name="T3214" style:parent-style-name="DefaultParagraphFont" style:family="text">
      <style:text-properties style:font-name="Calibri" style:font-name-complex="Calibri"/>
    </style:style>
    <style:style style:name="TableRow3215" style:family="table-row">
      <style:table-row-properties style:use-optimal-row-height="false"/>
    </style:style>
    <style:style style:name="TableCell3216" style:family="table-cell">
      <style:table-cell-properties fo:border="none" style:writing-mode="lr-tb" style:vertical-align="middle" fo:padding-top="0.1562in" fo:padding-left="0in" fo:padding-bottom="0.052in" fo:padding-right="0.1041in"/>
    </style:style>
    <style:style style:name="T3217" style:parent-style-name="DefaultParagraphFont" style:family="text">
      <style:text-properties style:font-name="Calibri" style:font-name-complex="Calibri"/>
    </style:style>
    <style:style style:name="TableRow3218" style:family="table-row">
      <style:table-row-properties style:use-optimal-row-height="false"/>
    </style:style>
    <style:style style:name="TableCell3219" style:family="table-cell">
      <style:table-cell-properties fo:border="none" style:writing-mode="lr-tb" style:vertical-align="middle" fo:padding-top="0.1562in" fo:padding-left="0in" fo:padding-bottom="0.052in" fo:padding-right="0.1041in"/>
    </style:style>
    <style:style style:name="T3220" style:parent-style-name="DefaultParagraphFont" style:family="text">
      <style:text-properties style:font-name="Calibri" style:font-name-complex="Calibri"/>
    </style:style>
    <style:style style:name="T3221" style:parent-style-name="DefaultParagraphFont" style:family="text">
      <style:text-properties style:font-name="Calibri" style:font-name-complex="Calibri"/>
    </style:style>
    <style:style style:name="TableRow3222" style:family="table-row">
      <style:table-row-properties style:use-optimal-row-height="false"/>
    </style:style>
    <style:style style:name="TableCell3223" style:family="table-cell">
      <style:table-cell-properties fo:border="none" style:writing-mode="lr-tb" style:vertical-align="middle" fo:padding-top="0.1562in" fo:padding-left="0in" fo:padding-bottom="0.052in" fo:padding-right="0.1041in"/>
    </style:style>
    <style:style style:name="T3224" style:parent-style-name="DefaultParagraphFont" style:family="text">
      <style:text-properties style:font-name="Calibri" style:font-name-complex="Calibri"/>
    </style:style>
    <style:style style:name="T3225" style:parent-style-name="DefaultParagraphFont" style:family="text">
      <style:text-properties style:font-name="Calibri" style:font-name-complex="Calibri"/>
    </style:style>
    <style:style style:name="TableRow3226" style:family="table-row">
      <style:table-row-properties style:use-optimal-row-height="false"/>
    </style:style>
    <style:style style:name="TableCell3227" style:family="table-cell">
      <style:table-cell-properties fo:border="none" style:writing-mode="lr-tb" style:vertical-align="middle" fo:padding-top="0.1562in" fo:padding-left="0in" fo:padding-bottom="0.052in" fo:padding-right="0.1041in"/>
    </style:style>
    <style:style style:name="T3228" style:parent-style-name="DefaultParagraphFont" style:family="text">
      <style:text-properties style:font-name="Calibri" style:font-name-complex="Calibri"/>
    </style:style>
    <style:style style:name="TableRow3229" style:family="table-row">
      <style:table-row-properties style:use-optimal-row-height="false"/>
    </style:style>
    <style:style style:name="TableCell3230" style:family="table-cell">
      <style:table-cell-properties fo:border="none" style:writing-mode="lr-tb" style:vertical-align="middle" fo:padding-top="0.1562in" fo:padding-left="0in" fo:padding-bottom="0.052in" fo:padding-right="0.1041in"/>
    </style:style>
    <style:style style:name="T3231" style:parent-style-name="DefaultParagraphFont" style:family="text">
      <style:text-properties style:font-name="Calibri" style:font-name-complex="Calibri"/>
    </style:style>
    <style:style style:name="T3232" style:parent-style-name="DefaultParagraphFont" style:family="text">
      <style:text-properties style:font-name="Calibri" style:font-name-complex="Calibri"/>
    </style:style>
    <style:style style:name="TableRow3233" style:family="table-row">
      <style:table-row-properties style:use-optimal-row-height="false"/>
    </style:style>
    <style:style style:name="TableCell3234" style:family="table-cell">
      <style:table-cell-properties fo:border="none" style:writing-mode="lr-tb" style:vertical-align="middle" fo:padding-top="0.1562in" fo:padding-left="0in" fo:padding-bottom="0.052in" fo:padding-right="0.1041in"/>
    </style:style>
    <style:style style:name="T3235" style:parent-style-name="DefaultParagraphFont" style:family="text">
      <style:text-properties style:font-name="Calibri" style:font-name-complex="Calibri"/>
    </style:style>
    <style:style style:name="TableRow3236" style:family="table-row">
      <style:table-row-properties style:use-optimal-row-height="false"/>
    </style:style>
    <style:style style:name="TableCell3237" style:family="table-cell">
      <style:table-cell-properties fo:border="none" style:writing-mode="lr-tb" style:vertical-align="middle" fo:padding-top="0.1562in" fo:padding-left="0in" fo:padding-bottom="0.052in" fo:padding-right="0.1041in"/>
    </style:style>
    <style:style style:name="T3238" style:parent-style-name="DefaultParagraphFont" style:family="text">
      <style:text-properties style:font-name="Calibri" style:font-name-complex="Calibri"/>
    </style:style>
    <style:style style:name="TableRow3239" style:family="table-row">
      <style:table-row-properties style:use-optimal-row-height="false"/>
    </style:style>
    <style:style style:name="TableCell3240" style:family="table-cell">
      <style:table-cell-properties fo:border="none" style:writing-mode="lr-tb" style:vertical-align="middle" fo:padding-top="0.1562in" fo:padding-left="0in" fo:padding-bottom="0.052in" fo:padding-right="0.1041in"/>
    </style:style>
    <style:style style:name="T3241" style:parent-style-name="DefaultParagraphFont" style:family="text">
      <style:text-properties style:font-name="Calibri" style:font-name-complex="Calibri"/>
    </style:style>
    <style:style style:name="TableRow3242" style:family="table-row">
      <style:table-row-properties style:use-optimal-row-height="false"/>
    </style:style>
    <style:style style:name="TableCell3243" style:family="table-cell">
      <style:table-cell-properties fo:border="none" style:writing-mode="lr-tb" style:vertical-align="middle" fo:padding-top="0.1562in" fo:padding-left="0in" fo:padding-bottom="0.052in" fo:padding-right="0.1041in"/>
    </style:style>
    <style:style style:name="T3244" style:parent-style-name="DefaultParagraphFont" style:family="text">
      <style:text-properties style:font-name="Calibri" style:font-name-complex="Calibri"/>
    </style:style>
    <style:style style:name="TableRow3245" style:family="table-row">
      <style:table-row-properties style:use-optimal-row-height="false"/>
    </style:style>
    <style:style style:name="TableCell3246" style:family="table-cell">
      <style:table-cell-properties fo:border="none" style:writing-mode="lr-tb" style:vertical-align="middle" fo:padding-top="0.1562in" fo:padding-left="0in" fo:padding-bottom="0.052in" fo:padding-right="0.1041in"/>
    </style:style>
    <style:style style:name="T3247" style:parent-style-name="DefaultParagraphFont" style:family="text">
      <style:text-properties style:font-name="Calibri" style:font-name-complex="Calibri"/>
    </style:style>
    <style:style style:name="T3248" style:parent-style-name="DefaultParagraphFont" style:family="text">
      <style:text-properties style:font-name="Calibri" style:font-name-complex="Calibri"/>
    </style:style>
    <style:style style:name="T3249" style:parent-style-name="DefaultParagraphFont" style:family="text">
      <style:text-properties style:font-name="Calibri" style:font-name-complex="Calibri"/>
    </style:style>
    <style:style style:name="TableRow3250" style:family="table-row">
      <style:table-row-properties style:use-optimal-row-height="false"/>
    </style:style>
    <style:style style:name="TableCell3251" style:family="table-cell">
      <style:table-cell-properties fo:border="none" style:writing-mode="lr-tb" style:vertical-align="middle" fo:padding-top="0.1562in" fo:padding-left="0in" fo:padding-bottom="0.052in" fo:padding-right="0.1041in"/>
    </style:style>
    <style:style style:name="T3252" style:parent-style-name="DefaultParagraphFont" style:family="text">
      <style:text-properties style:font-name="Calibri" style:font-name-complex="Calibri"/>
    </style:style>
    <style:style style:name="TableRow3253" style:family="table-row">
      <style:table-row-properties style:use-optimal-row-height="false"/>
    </style:style>
    <style:style style:name="TableCell3254" style:family="table-cell">
      <style:table-cell-properties fo:border="none" style:writing-mode="lr-tb" style:vertical-align="middle" fo:padding-top="0.1562in" fo:padding-left="0in" fo:padding-bottom="0.052in" fo:padding-right="0.1041in"/>
    </style:style>
    <style:style style:name="T3255" style:parent-style-name="DefaultParagraphFont" style:family="text">
      <style:text-properties style:font-name="Calibri" style:font-name-complex="Calibri"/>
    </style:style>
    <style:style style:name="T3256" style:parent-style-name="DefaultParagraphFont" style:family="text">
      <style:text-properties style:font-name="Calibri" style:font-name-complex="Calibri"/>
    </style:style>
    <style:style style:name="T3257" style:parent-style-name="DefaultParagraphFont" style:family="text">
      <style:text-properties style:font-name="Calibri" style:font-name-complex="Calibri"/>
    </style:style>
    <style:style style:name="TableRow3258" style:family="table-row">
      <style:table-row-properties style:use-optimal-row-height="false"/>
    </style:style>
    <style:style style:name="TableCell3259" style:family="table-cell">
      <style:table-cell-properties fo:border="none" style:writing-mode="lr-tb" style:vertical-align="middle" fo:padding-top="0.1562in" fo:padding-left="0in" fo:padding-bottom="0.052in" fo:padding-right="0.1041in"/>
    </style:style>
    <style:style style:name="T3260" style:parent-style-name="DefaultParagraphFont" style:family="text">
      <style:text-properties style:font-name="Calibri" style:font-name-complex="Calibri"/>
    </style:style>
    <style:style style:name="TableRow3261" style:family="table-row">
      <style:table-row-properties style:use-optimal-row-height="false"/>
    </style:style>
    <style:style style:name="TableCell3262" style:family="table-cell">
      <style:table-cell-properties fo:border="none" style:writing-mode="lr-tb" style:vertical-align="middle" fo:padding-top="0.1562in" fo:padding-left="0in" fo:padding-bottom="0.052in" fo:padding-right="0.1041in"/>
    </style:style>
    <style:style style:name="T3263" style:parent-style-name="DefaultParagraphFont" style:family="text">
      <style:text-properties style:font-name="Calibri" style:font-name-complex="Calibri"/>
    </style:style>
    <style:style style:name="TableRow3264" style:family="table-row">
      <style:table-row-properties style:use-optimal-row-height="false"/>
    </style:style>
    <style:style style:name="TableCell3265" style:family="table-cell">
      <style:table-cell-properties fo:border="none" style:writing-mode="lr-tb" style:vertical-align="middle" fo:padding-top="0.1562in" fo:padding-left="0in" fo:padding-bottom="0.052in" fo:padding-right="0.1041in"/>
    </style:style>
    <style:style style:name="T3266" style:parent-style-name="DefaultParagraphFont" style:family="text">
      <style:text-properties style:font-name="Calibri" style:font-name-complex="Calibri"/>
    </style:style>
    <style:style style:name="TableRow3267" style:family="table-row">
      <style:table-row-properties style:use-optimal-row-height="false"/>
    </style:style>
    <style:style style:name="TableCell3268" style:family="table-cell">
      <style:table-cell-properties fo:border="none" style:writing-mode="lr-tb" style:vertical-align="middle" fo:padding-top="0.1562in" fo:padding-left="0in" fo:padding-bottom="0.052in" fo:padding-right="0.1041in"/>
    </style:style>
    <style:style style:name="T3269" style:parent-style-name="DefaultParagraphFont" style:family="text">
      <style:text-properties style:font-name="Calibri" style:font-name-complex="Calibri"/>
    </style:style>
    <style:style style:name="TableRow3270" style:family="table-row">
      <style:table-row-properties style:use-optimal-row-height="false"/>
    </style:style>
    <style:style style:name="TableCell3271" style:family="table-cell">
      <style:table-cell-properties fo:border="none" style:writing-mode="lr-tb" style:vertical-align="middle" fo:padding-top="0.1562in" fo:padding-left="0in" fo:padding-bottom="0.052in" fo:padding-right="0.1041in"/>
    </style:style>
    <style:style style:name="T3272" style:parent-style-name="DefaultParagraphFont" style:family="text">
      <style:text-properties style:font-name="Calibri" style:font-name-complex="Calibri"/>
    </style:style>
    <style:style style:name="TableRow3273" style:family="table-row">
      <style:table-row-properties style:use-optimal-row-height="false"/>
    </style:style>
    <style:style style:name="TableCell3274" style:family="table-cell">
      <style:table-cell-properties fo:border="none" style:writing-mode="lr-tb" style:vertical-align="middle" fo:padding-top="0.1562in" fo:padding-left="0in" fo:padding-bottom="0.052in" fo:padding-right="0.1041in"/>
    </style:style>
    <style:style style:name="T3275" style:parent-style-name="DefaultParagraphFont" style:family="text">
      <style:text-properties style:font-name="Calibri" style:font-name-complex="Calibri"/>
    </style:style>
    <style:style style:name="T3276" style:parent-style-name="DefaultParagraphFont" style:family="text">
      <style:text-properties style:font-name="Calibri" style:font-name-complex="Calibri"/>
    </style:style>
    <style:style style:name="TableRow3277" style:family="table-row">
      <style:table-row-properties style:use-optimal-row-height="false"/>
    </style:style>
    <style:style style:name="TableCell3278" style:family="table-cell">
      <style:table-cell-properties fo:border="none" style:writing-mode="lr-tb" style:vertical-align="middle" fo:padding-top="0.1562in" fo:padding-left="0in" fo:padding-bottom="0.052in" fo:padding-right="0.1041in"/>
    </style:style>
    <style:style style:name="T3279" style:parent-style-name="DefaultParagraphFont" style:family="text">
      <style:text-properties style:font-name="Calibri" style:font-name-complex="Calibri" fo:language="sv" fo:country="SE"/>
    </style:style>
    <style:style style:name="T3280" style:parent-style-name="DefaultParagraphFont" style:family="text">
      <style:text-properties style:font-name="Calibri" style:font-name-complex="Calibri"/>
    </style:style>
    <style:style style:name="TableRow3281" style:family="table-row">
      <style:table-row-properties style:use-optimal-row-height="false"/>
    </style:style>
    <style:style style:name="TableCell3282" style:family="table-cell">
      <style:table-cell-properties fo:border="none" style:writing-mode="lr-tb" style:vertical-align="middle" fo:padding-top="0.1562in" fo:padding-left="0in" fo:padding-bottom="0.052in" fo:padding-right="0.1041in"/>
    </style:style>
    <style:style style:name="T3283" style:parent-style-name="DefaultParagraphFont" style:family="text">
      <style:text-properties style:font-name="Calibri" style:font-name-complex="Calibri"/>
    </style:style>
    <style:style style:name="TableRow3284" style:family="table-row">
      <style:table-row-properties style:use-optimal-row-height="false"/>
    </style:style>
    <style:style style:name="TableCell3285" style:family="table-cell">
      <style:table-cell-properties fo:border="none" style:writing-mode="lr-tb" style:vertical-align="middle" fo:padding-top="0.1562in" fo:padding-left="0in" fo:padding-bottom="0.052in" fo:padding-right="0.1041in"/>
    </style:style>
    <style:style style:name="T3286" style:parent-style-name="DefaultParagraphFont" style:family="text">
      <style:text-properties style:font-name="Calibri" style:font-name-complex="Calibri"/>
    </style:style>
    <style:style style:name="TableRow3287" style:family="table-row">
      <style:table-row-properties style:use-optimal-row-height="false"/>
    </style:style>
    <style:style style:name="TableCell3288" style:family="table-cell">
      <style:table-cell-properties fo:border="none" style:writing-mode="lr-tb" style:vertical-align="middle" fo:padding-top="0.1562in" fo:padding-left="0in" fo:padding-bottom="0.052in" fo:padding-right="0.1041in"/>
    </style:style>
    <style:style style:name="T3289" style:parent-style-name="DefaultParagraphFont" style:family="text">
      <style:text-properties style:font-name="Calibri" style:font-name-complex="Calibri"/>
    </style:style>
    <style:style style:name="T3290" style:parent-style-name="DefaultParagraphFont" style:family="text">
      <style:text-properties style:font-name="Calibri" style:font-name-complex="Calibri"/>
    </style:style>
    <style:style style:name="TableRow3291" style:family="table-row">
      <style:table-row-properties style:use-optimal-row-height="false"/>
    </style:style>
    <style:style style:name="TableCell3292" style:family="table-cell">
      <style:table-cell-properties fo:border="none" style:writing-mode="lr-tb" style:vertical-align="middle" fo:padding-top="0.1562in" fo:padding-left="0in" fo:padding-bottom="0.052in" fo:padding-right="0.1041in"/>
    </style:style>
    <style:style style:name="T3293" style:parent-style-name="DefaultParagraphFont" style:family="text">
      <style:text-properties style:font-name="Calibri" style:font-name-complex="Calibri"/>
    </style:style>
    <style:style style:name="T3294" style:parent-style-name="DefaultParagraphFont" style:family="text">
      <style:text-properties style:font-name="Calibri" style:font-name-complex="Calibri"/>
    </style:style>
    <style:style style:name="T3295" style:parent-style-name="DefaultParagraphFont" style:family="text">
      <style:text-properties style:font-name="Calibri" style:font-name-complex="Calibri"/>
    </style:style>
    <style:style style:name="TableRow3296" style:family="table-row">
      <style:table-row-properties style:use-optimal-row-height="false"/>
    </style:style>
    <style:style style:name="TableCell3297" style:family="table-cell">
      <style:table-cell-properties fo:border="none" style:writing-mode="lr-tb" style:vertical-align="middle" fo:padding-top="0.1562in" fo:padding-left="0in" fo:padding-bottom="0.052in" fo:padding-right="0.1041in"/>
    </style:style>
    <style:style style:name="T3298" style:parent-style-name="DefaultParagraphFont" style:family="text">
      <style:text-properties style:font-name="Calibri" style:font-name-complex="Calibri"/>
    </style:style>
    <style:style style:name="T3299" style:parent-style-name="DefaultParagraphFont" style:family="text">
      <style:text-properties style:font-name="Calibri" style:font-name-complex="Calibri"/>
    </style:style>
    <style:style style:name="TableRow3300" style:family="table-row">
      <style:table-row-properties style:use-optimal-row-height="false"/>
    </style:style>
    <style:style style:name="TableCell3301" style:family="table-cell">
      <style:table-cell-properties fo:border="none" style:writing-mode="lr-tb" style:vertical-align="middle" fo:padding-top="0.1562in" fo:padding-left="0in" fo:padding-bottom="0.052in" fo:padding-right="0.1041in"/>
    </style:style>
    <style:style style:name="T3302" style:parent-style-name="DefaultParagraphFont" style:family="text">
      <style:text-properties style:font-name="Calibri" style:font-name-complex="Calibri"/>
    </style:style>
    <style:style style:name="TableRow3303" style:family="table-row">
      <style:table-row-properties style:use-optimal-row-height="false"/>
    </style:style>
    <style:style style:name="TableCell3304" style:family="table-cell">
      <style:table-cell-properties fo:border="none" style:writing-mode="lr-tb" style:vertical-align="middle" fo:padding-top="0.1562in" fo:padding-left="0in" fo:padding-bottom="0.052in" fo:padding-right="0.1041in"/>
    </style:style>
    <style:style style:name="T3305" style:parent-style-name="DefaultParagraphFont" style:family="text">
      <style:text-properties style:font-name="Calibri" style:font-name-complex="Calibri"/>
    </style:style>
    <style:style style:name="TableRow3306" style:family="table-row">
      <style:table-row-properties style:use-optimal-row-height="false"/>
    </style:style>
    <style:style style:name="TableCell3307" style:family="table-cell">
      <style:table-cell-properties fo:border="none" style:writing-mode="lr-tb" style:vertical-align="middle" fo:padding-top="0.1562in" fo:padding-left="0in" fo:padding-bottom="0.052in" fo:padding-right="0.1041in"/>
    </style:style>
    <style:style style:name="T3308" style:parent-style-name="DefaultParagraphFont" style:family="text">
      <style:text-properties style:font-name="Calibri" style:font-name-complex="Calibri"/>
    </style:style>
    <style:style style:name="T3309" style:parent-style-name="DefaultParagraphFont" style:family="text">
      <style:text-properties style:font-name="Calibri" style:font-name-complex="Calibri"/>
    </style:style>
    <style:style style:name="TableRow3310" style:family="table-row">
      <style:table-row-properties style:use-optimal-row-height="false"/>
    </style:style>
    <style:style style:name="TableCell3311" style:family="table-cell">
      <style:table-cell-properties fo:border="none" style:writing-mode="lr-tb" style:vertical-align="middle" fo:padding-top="0.1562in" fo:padding-left="0in" fo:padding-bottom="0.052in" fo:padding-right="0.1041in"/>
    </style:style>
    <style:style style:name="T3312" style:parent-style-name="DefaultParagraphFont" style:family="text">
      <style:text-properties style:font-name="Calibri" style:font-name-complex="Calibri"/>
    </style:style>
    <style:style style:name="TableRow3313" style:family="table-row">
      <style:table-row-properties style:use-optimal-row-height="false"/>
    </style:style>
    <style:style style:name="TableCell3314" style:family="table-cell">
      <style:table-cell-properties fo:border="none" style:writing-mode="lr-tb" style:vertical-align="middle" fo:padding-top="0.1562in" fo:padding-left="0in" fo:padding-bottom="0.052in" fo:padding-right="0.1041in"/>
    </style:style>
    <style:style style:name="T3315" style:parent-style-name="DefaultParagraphFont" style:family="text">
      <style:text-properties style:font-name="Calibri" style:font-name-complex="Calibri"/>
    </style:style>
    <style:style style:name="TableRow3316" style:family="table-row">
      <style:table-row-properties style:use-optimal-row-height="false"/>
    </style:style>
    <style:style style:name="TableCell3317" style:family="table-cell">
      <style:table-cell-properties fo:border="none" style:writing-mode="lr-tb" style:vertical-align="middle" fo:padding-top="0.1562in" fo:padding-left="0in" fo:padding-bottom="0.052in" fo:padding-right="0.1041in"/>
    </style:style>
    <style:style style:name="T3318" style:parent-style-name="DefaultParagraphFont" style:family="text">
      <style:text-properties style:font-name="Calibri" style:font-name-complex="Calibri"/>
    </style:style>
    <style:style style:name="TableRow3319" style:family="table-row">
      <style:table-row-properties style:use-optimal-row-height="false"/>
    </style:style>
    <style:style style:name="TableCell3320" style:family="table-cell">
      <style:table-cell-properties fo:border="none" style:writing-mode="lr-tb" style:vertical-align="middle" fo:padding-top="0.1562in" fo:padding-left="0in" fo:padding-bottom="0.052in" fo:padding-right="0.1041in"/>
    </style:style>
    <style:style style:name="T3321" style:parent-style-name="DefaultParagraphFont" style:family="text">
      <style:text-properties style:font-name="Calibri" style:font-name-complex="Calibri"/>
    </style:style>
    <style:style style:name="T3322" style:parent-style-name="DefaultParagraphFont" style:family="text">
      <style:text-properties style:font-name="Calibri" style:font-name-complex="Calibri"/>
    </style:style>
    <style:style style:name="TableRow3323" style:family="table-row">
      <style:table-row-properties style:use-optimal-row-height="false"/>
    </style:style>
    <style:style style:name="TableCell3324" style:family="table-cell">
      <style:table-cell-properties fo:border="none" style:writing-mode="lr-tb" style:vertical-align="middle" fo:padding-top="0.1562in" fo:padding-left="0in" fo:padding-bottom="0.052in" fo:padding-right="0.1041in"/>
    </style:style>
    <style:style style:name="T3325" style:parent-style-name="DefaultParagraphFont" style:family="text">
      <style:text-properties style:font-name="Calibri" style:font-name-complex="Calibri"/>
    </style:style>
    <style:style style:name="TableRow3326" style:family="table-row">
      <style:table-row-properties style:use-optimal-row-height="false"/>
    </style:style>
    <style:style style:name="TableCell3327" style:family="table-cell">
      <style:table-cell-properties fo:border="none" style:writing-mode="lr-tb" style:vertical-align="middle" fo:padding-top="0.1562in" fo:padding-left="0in" fo:padding-bottom="0.052in" fo:padding-right="0.1041in"/>
    </style:style>
    <style:style style:name="T3328" style:parent-style-name="DefaultParagraphFont" style:family="text">
      <style:text-properties style:font-name="Calibri" style:font-name-complex="Calibri"/>
    </style:style>
    <style:style style:name="TableRow3329" style:family="table-row">
      <style:table-row-properties style:use-optimal-row-height="false"/>
    </style:style>
    <style:style style:name="TableCell3330" style:family="table-cell">
      <style:table-cell-properties fo:border="none" style:writing-mode="lr-tb" style:vertical-align="middle" fo:padding-top="0.1562in" fo:padding-left="0in" fo:padding-bottom="0.052in" fo:padding-right="0.1041in"/>
    </style:style>
    <style:style style:name="T3331" style:parent-style-name="DefaultParagraphFont" style:family="text">
      <style:text-properties style:font-name="Calibri" style:font-name-complex="Calibri"/>
    </style:style>
    <style:style style:name="T3332" style:parent-style-name="DefaultParagraphFont" style:family="text">
      <style:text-properties style:font-name="Calibri" style:font-name-complex="Calibri"/>
    </style:style>
    <style:style style:name="TableRow3333" style:family="table-row">
      <style:table-row-properties style:use-optimal-row-height="false"/>
    </style:style>
    <style:style style:name="TableCell3334" style:family="table-cell">
      <style:table-cell-properties fo:border="none" style:writing-mode="lr-tb" style:vertical-align="middle" fo:padding-top="0.1562in" fo:padding-left="0in" fo:padding-bottom="0.052in" fo:padding-right="0.1041in"/>
    </style:style>
    <style:style style:name="T3335" style:parent-style-name="DefaultParagraphFont" style:family="text">
      <style:text-properties style:font-name="Calibri" style:font-name-complex="Calibri"/>
    </style:style>
    <style:style style:name="TableRow3336" style:family="table-row">
      <style:table-row-properties style:use-optimal-row-height="false"/>
    </style:style>
    <style:style style:name="TableCell3337" style:family="table-cell">
      <style:table-cell-properties fo:border="none" style:writing-mode="lr-tb" style:vertical-align="middle" fo:padding-top="0.1562in" fo:padding-left="0in" fo:padding-bottom="0.052in" fo:padding-right="0.1041in"/>
    </style:style>
    <style:style style:name="T3338" style:parent-style-name="DefaultParagraphFont" style:family="text">
      <style:text-properties style:font-name="Calibri" style:font-name-complex="Calibri"/>
    </style:style>
    <style:style style:name="TableRow3339" style:family="table-row">
      <style:table-row-properties style:use-optimal-row-height="false"/>
    </style:style>
    <style:style style:name="TableCell3340" style:family="table-cell">
      <style:table-cell-properties fo:border="none" style:writing-mode="lr-tb" style:vertical-align="middle" fo:padding-top="0.1562in" fo:padding-left="0in" fo:padding-bottom="0.052in" fo:padding-right="0.1041in"/>
    </style:style>
    <style:style style:name="T3341" style:parent-style-name="DefaultParagraphFont" style:family="text">
      <style:text-properties style:font-name="Calibri" style:font-name-complex="Calibri"/>
    </style:style>
    <style:style style:name="T3342" style:parent-style-name="DefaultParagraphFont" style:family="text">
      <style:text-properties style:font-name="Calibri" style:font-name-complex="Calibri"/>
    </style:style>
    <style:style style:name="TableRow3343" style:family="table-row">
      <style:table-row-properties style:use-optimal-row-height="false"/>
    </style:style>
    <style:style style:name="TableCell3344" style:family="table-cell">
      <style:table-cell-properties fo:border="none" style:writing-mode="lr-tb" style:vertical-align="middle" fo:padding-top="0.1562in" fo:padding-left="0in" fo:padding-bottom="0.052in" fo:padding-right="0.1041in"/>
    </style:style>
    <style:style style:name="T3345" style:parent-style-name="DefaultParagraphFont" style:family="text">
      <style:text-properties style:font-name="Calibri" style:font-name-complex="Calibri"/>
    </style:style>
    <style:style style:name="TableRow3346" style:family="table-row">
      <style:table-row-properties style:use-optimal-row-height="false"/>
    </style:style>
    <style:style style:name="TableCell3347" style:family="table-cell">
      <style:table-cell-properties fo:border="none" style:writing-mode="lr-tb" style:vertical-align="middle" fo:padding-top="0.1562in" fo:padding-left="0in" fo:padding-bottom="0.052in" fo:padding-right="0.1041in"/>
    </style:style>
    <style:style style:name="T3348" style:parent-style-name="DefaultParagraphFont" style:family="text">
      <style:text-properties style:font-name="Calibri" style:font-name-complex="Calibri"/>
    </style:style>
    <style:style style:name="T3349" style:parent-style-name="DefaultParagraphFont" style:family="text">
      <style:text-properties style:font-name="Calibri" style:font-name-complex="Calibri"/>
    </style:style>
    <style:style style:name="T3350" style:parent-style-name="DefaultParagraphFont" style:family="text">
      <style:text-properties style:font-name="Calibri" style:font-name-complex="Calibri"/>
    </style:style>
    <style:style style:name="TableRow3351" style:family="table-row">
      <style:table-row-properties style:use-optimal-row-height="false"/>
    </style:style>
    <style:style style:name="TableCell3352" style:family="table-cell">
      <style:table-cell-properties fo:border="none" style:writing-mode="lr-tb" style:vertical-align="middle" fo:padding-top="0.1562in" fo:padding-left="0in" fo:padding-bottom="0.052in" fo:padding-right="0.1041in"/>
    </style:style>
    <style:style style:name="T3353" style:parent-style-name="DefaultParagraphFont" style:family="text">
      <style:text-properties style:font-name="Calibri" style:font-name-complex="Calibri"/>
    </style:style>
    <style:style style:name="TableRow3354" style:family="table-row">
      <style:table-row-properties style:use-optimal-row-height="false"/>
    </style:style>
    <style:style style:name="TableCell3355" style:family="table-cell">
      <style:table-cell-properties fo:border="none" style:writing-mode="lr-tb" style:vertical-align="middle" fo:padding-top="0.1562in" fo:padding-left="0in" fo:padding-bottom="0.052in" fo:padding-right="0.1041in"/>
    </style:style>
    <style:style style:name="T3356" style:parent-style-name="DefaultParagraphFont" style:family="text">
      <style:text-properties style:font-name="Calibri" style:font-name-complex="Calibri"/>
    </style:style>
    <style:style style:name="TableRow3357" style:family="table-row">
      <style:table-row-properties style:use-optimal-row-height="false"/>
    </style:style>
    <style:style style:name="TableCell3358" style:family="table-cell">
      <style:table-cell-properties fo:border="none" style:writing-mode="lr-tb" style:vertical-align="middle" fo:padding-top="0.1562in" fo:padding-left="0in" fo:padding-bottom="0.052in" fo:padding-right="0.1041in"/>
    </style:style>
    <style:style style:name="T3359" style:parent-style-name="DefaultParagraphFont" style:family="text">
      <style:text-properties style:font-name="Calibri" style:font-name-complex="Calibri"/>
    </style:style>
    <style:style style:name="T3360" style:parent-style-name="DefaultParagraphFont" style:family="text">
      <style:text-properties style:font-name="Calibri" style:font-name-complex="Calibri"/>
    </style:style>
    <style:style style:name="TableRow3361" style:family="table-row">
      <style:table-row-properties style:use-optimal-row-height="false"/>
    </style:style>
    <style:style style:name="TableCell3362" style:family="table-cell">
      <style:table-cell-properties fo:border="none" style:writing-mode="lr-tb" style:vertical-align="middle" fo:padding-top="0.1562in" fo:padding-left="0in" fo:padding-bottom="0.052in" fo:padding-right="0.1041in"/>
    </style:style>
    <style:style style:name="T3363" style:parent-style-name="DefaultParagraphFont" style:family="text">
      <style:text-properties style:font-name="Calibri" style:font-name-complex="Calibri"/>
    </style:style>
    <style:style style:name="TableRow3364" style:family="table-row">
      <style:table-row-properties style:use-optimal-row-height="false"/>
    </style:style>
    <style:style style:name="TableCell3365" style:family="table-cell">
      <style:table-cell-properties fo:border="none" style:writing-mode="lr-tb" style:vertical-align="middle" fo:padding-top="0.1562in" fo:padding-left="0in" fo:padding-bottom="0.052in" fo:padding-right="0.1041in"/>
    </style:style>
    <style:style style:name="T3366" style:parent-style-name="DefaultParagraphFont" style:family="text">
      <style:text-properties style:font-name="Calibri" style:font-name-complex="Calibri"/>
    </style:style>
    <style:style style:name="T3367" style:parent-style-name="DefaultParagraphFont" style:family="text">
      <style:text-properties style:font-name="Calibri" style:font-name-complex="Calibri"/>
    </style:style>
    <style:style style:name="T3368" style:parent-style-name="DefaultParagraphFont" style:family="text">
      <style:text-properties style:font-name="Calibri" style:font-name-complex="Calibri"/>
    </style:style>
    <style:style style:name="TableRow3369" style:family="table-row">
      <style:table-row-properties style:use-optimal-row-height="false"/>
    </style:style>
    <style:style style:name="TableCell3370" style:family="table-cell">
      <style:table-cell-properties fo:border="none" style:writing-mode="lr-tb" style:vertical-align="middle" fo:padding-top="0.1562in" fo:padding-left="0in" fo:padding-bottom="0.052in" fo:padding-right="0.1041in"/>
    </style:style>
    <style:style style:name="T3371" style:parent-style-name="DefaultParagraphFont" style:family="text">
      <style:text-properties style:font-name="Calibri" style:font-name-complex="Calibri"/>
    </style:style>
    <style:style style:name="T3372" style:parent-style-name="DefaultParagraphFont" style:family="text">
      <style:text-properties style:font-name="Calibri" style:font-name-complex="Calibri"/>
    </style:style>
    <style:style style:name="TableRow3373" style:family="table-row">
      <style:table-row-properties style:use-optimal-row-height="false"/>
    </style:style>
    <style:style style:name="TableCell3374" style:family="table-cell">
      <style:table-cell-properties fo:border="none" style:writing-mode="lr-tb" style:vertical-align="middle" fo:padding-top="0.1562in" fo:padding-left="0in" fo:padding-bottom="0.052in" fo:padding-right="0.1041in"/>
    </style:style>
    <style:style style:name="T3375" style:parent-style-name="DefaultParagraphFont" style:family="text">
      <style:text-properties style:font-name="Calibri" style:font-name-complex="Calibri"/>
    </style:style>
    <style:style style:name="TableRow3376" style:family="table-row">
      <style:table-row-properties style:use-optimal-row-height="false"/>
    </style:style>
    <style:style style:name="TableCell3377" style:family="table-cell">
      <style:table-cell-properties fo:border="none" style:writing-mode="lr-tb" style:vertical-align="middle" fo:padding-top="0.1562in" fo:padding-left="0in" fo:padding-bottom="0.052in" fo:padding-right="0.1041in"/>
    </style:style>
    <style:style style:name="T3378" style:parent-style-name="DefaultParagraphFont" style:family="text">
      <style:text-properties style:font-name="Calibri" style:font-name-complex="Calibri"/>
    </style:style>
    <style:style style:name="TableRow3379" style:family="table-row">
      <style:table-row-properties style:use-optimal-row-height="false"/>
    </style:style>
    <style:style style:name="TableCell3380" style:family="table-cell">
      <style:table-cell-properties fo:border="none" style:writing-mode="lr-tb" style:vertical-align="middle" fo:padding-top="0.1562in" fo:padding-left="0in" fo:padding-bottom="0.052in" fo:padding-right="0.1041in"/>
    </style:style>
    <style:style style:name="T3381" style:parent-style-name="DefaultParagraphFont" style:family="text">
      <style:text-properties style:font-name="Calibri" style:font-name-complex="Calibri"/>
    </style:style>
    <style:style style:name="T3382" style:parent-style-name="DefaultParagraphFont" style:family="text">
      <style:text-properties style:font-name="Calibri" style:font-name-complex="Calibri"/>
    </style:style>
    <style:style style:name="TableRow3383" style:family="table-row">
      <style:table-row-properties style:use-optimal-row-height="false"/>
    </style:style>
    <style:style style:name="TableCell3384" style:family="table-cell">
      <style:table-cell-properties fo:border="none" style:writing-mode="lr-tb" style:vertical-align="middle" fo:padding-top="0.1562in" fo:padding-left="0in" fo:padding-bottom="0.052in" fo:padding-right="0.1041in"/>
    </style:style>
    <style:style style:name="T3385" style:parent-style-name="DefaultParagraphFont" style:family="text">
      <style:text-properties style:font-name="Calibri" style:font-name-complex="Calibri"/>
    </style:style>
    <style:style style:name="TableRow3386" style:family="table-row">
      <style:table-row-properties style:use-optimal-row-height="false"/>
    </style:style>
    <style:style style:name="TableCell3387" style:family="table-cell">
      <style:table-cell-properties fo:border="none" style:writing-mode="lr-tb" style:vertical-align="middle" fo:padding-top="0.1562in" fo:padding-left="0in" fo:padding-bottom="0.052in" fo:padding-right="0.1041in"/>
    </style:style>
    <style:style style:name="T3388" style:parent-style-name="DefaultParagraphFont" style:family="text">
      <style:text-properties style:font-name="Calibri" style:font-name-complex="Calibri"/>
    </style:style>
    <style:style style:name="TableRow3389" style:family="table-row">
      <style:table-row-properties style:use-optimal-row-height="false"/>
    </style:style>
    <style:style style:name="TableCell3390" style:family="table-cell">
      <style:table-cell-properties fo:border="none" style:writing-mode="lr-tb" style:vertical-align="middle" fo:padding-top="0.1562in" fo:padding-left="0in" fo:padding-bottom="0.052in" fo:padding-right="0.1041in"/>
    </style:style>
    <style:style style:name="T3391" style:parent-style-name="DefaultParagraphFont" style:family="text">
      <style:text-properties style:font-name="Calibri" style:font-name-complex="Calibri"/>
    </style:style>
    <style:style style:name="T3392" style:parent-style-name="DefaultParagraphFont" style:family="text">
      <style:text-properties style:font-name="Calibri" style:font-name-complex="Calibri"/>
    </style:style>
    <style:style style:name="TableRow3393" style:family="table-row">
      <style:table-row-properties style:use-optimal-row-height="false"/>
    </style:style>
    <style:style style:name="TableCell3394" style:family="table-cell">
      <style:table-cell-properties fo:border="none" style:writing-mode="lr-tb" style:vertical-align="middle" fo:padding-top="0.1562in" fo:padding-left="0in" fo:padding-bottom="0.052in" fo:padding-right="0.1041in"/>
    </style:style>
    <style:style style:name="T3395" style:parent-style-name="DefaultParagraphFont" style:family="text">
      <style:text-properties style:font-name="Calibri" style:font-name-complex="Calibri"/>
    </style:style>
    <style:style style:name="TableRow3396" style:family="table-row">
      <style:table-row-properties style:use-optimal-row-height="false"/>
    </style:style>
    <style:style style:name="TableCell3397" style:family="table-cell">
      <style:table-cell-properties fo:border="none" style:writing-mode="lr-tb" style:vertical-align="middle" fo:padding-top="0.1562in" fo:padding-left="0in" fo:padding-bottom="0.052in" fo:padding-right="0.1041in"/>
    </style:style>
    <style:style style:name="T3398" style:parent-style-name="DefaultParagraphFont" style:family="text">
      <style:text-properties style:font-name="Calibri" style:font-name-complex="Calibri"/>
    </style:style>
    <style:style style:name="TableRow3399" style:family="table-row">
      <style:table-row-properties style:use-optimal-row-height="false"/>
    </style:style>
    <style:style style:name="TableCell3400" style:family="table-cell">
      <style:table-cell-properties fo:border="none" style:writing-mode="lr-tb" style:vertical-align="middle" fo:padding-top="0.1562in" fo:padding-left="0in" fo:padding-bottom="0.052in" fo:padding-right="0.1041in"/>
    </style:style>
    <style:style style:name="T3401" style:parent-style-name="DefaultParagraphFont" style:family="text">
      <style:text-properties style:font-name="Calibri" style:font-name-complex="Calibri"/>
    </style:style>
    <style:style style:name="TableRow3402" style:family="table-row">
      <style:table-row-properties style:use-optimal-row-height="false"/>
    </style:style>
    <style:style style:name="TableCell3403" style:family="table-cell">
      <style:table-cell-properties fo:border="none" style:writing-mode="lr-tb" style:vertical-align="middle" fo:padding-top="0.1562in" fo:padding-left="0in" fo:padding-bottom="0.052in" fo:padding-right="0.1041in"/>
    </style:style>
    <style:style style:name="T3404" style:parent-style-name="DefaultParagraphFont" style:family="text">
      <style:text-properties style:font-name="Calibri" style:font-name-complex="Calibri"/>
    </style:style>
    <style:style style:name="T3405" style:parent-style-name="DefaultParagraphFont" style:family="text">
      <style:text-properties style:font-name="Calibri" style:font-name-complex="Calibri"/>
    </style:style>
    <style:style style:name="TableRow3406" style:family="table-row">
      <style:table-row-properties style:use-optimal-row-height="false"/>
    </style:style>
    <style:style style:name="TableCell3407" style:family="table-cell">
      <style:table-cell-properties fo:border="none" style:writing-mode="lr-tb" style:vertical-align="middle" fo:padding-top="0.1562in" fo:padding-left="0in" fo:padding-bottom="0.052in" fo:padding-right="0.1041in"/>
    </style:style>
    <style:style style:name="T3408" style:parent-style-name="DefaultParagraphFont" style:family="text">
      <style:text-properties style:font-name="Calibri" style:font-name-complex="Calibri"/>
    </style:style>
    <style:style style:name="TableRow3409" style:family="table-row">
      <style:table-row-properties style:use-optimal-row-height="false"/>
    </style:style>
    <style:style style:name="TableCell3410" style:family="table-cell">
      <style:table-cell-properties fo:border="none" style:writing-mode="lr-tb" style:vertical-align="middle" fo:padding-top="0.1562in" fo:padding-left="0in" fo:padding-bottom="0.052in" fo:padding-right="0.1041in"/>
    </style:style>
    <style:style style:name="T3411" style:parent-style-name="DefaultParagraphFont" style:family="text">
      <style:text-properties style:font-name="Calibri" style:font-name-complex="Calibri"/>
    </style:style>
    <style:style style:name="TableRow3412" style:family="table-row">
      <style:table-row-properties style:use-optimal-row-height="false"/>
    </style:style>
    <style:style style:name="TableCell3413" style:family="table-cell">
      <style:table-cell-properties fo:border="none" style:writing-mode="lr-tb" style:vertical-align="middle" fo:padding-top="0.1562in" fo:padding-left="0in" fo:padding-bottom="0.052in" fo:padding-right="0.1041in"/>
    </style:style>
    <style:style style:name="T3414" style:parent-style-name="DefaultParagraphFont" style:family="text">
      <style:text-properties style:font-name="Calibri" style:font-name-complex="Calibri"/>
    </style:style>
    <style:style style:name="TableRow3415" style:family="table-row">
      <style:table-row-properties style:use-optimal-row-height="false"/>
    </style:style>
    <style:style style:name="TableCell3416" style:family="table-cell">
      <style:table-cell-properties fo:border="none" style:writing-mode="lr-tb" style:vertical-align="middle" fo:padding-top="0.1562in" fo:padding-left="0in" fo:padding-bottom="0.052in" fo:padding-right="0.1041in"/>
    </style:style>
    <style:style style:name="T3417" style:parent-style-name="DefaultParagraphFont" style:family="text">
      <style:text-properties style:font-name="Calibri" style:font-name-complex="Calibri"/>
    </style:style>
    <style:style style:name="TableRow3418" style:family="table-row">
      <style:table-row-properties style:use-optimal-row-height="false"/>
    </style:style>
    <style:style style:name="TableCell3419" style:family="table-cell">
      <style:table-cell-properties fo:border="none" style:writing-mode="lr-tb" style:vertical-align="middle" fo:padding-top="0.1562in" fo:padding-left="0in" fo:padding-bottom="0.052in" fo:padding-right="0.1041in"/>
    </style:style>
    <style:style style:name="T3420" style:parent-style-name="DefaultParagraphFont" style:family="text">
      <style:text-properties style:font-name="Calibri" style:font-name-complex="Calibri"/>
    </style:style>
    <style:style style:name="T3421" style:parent-style-name="DefaultParagraphFont" style:family="text">
      <style:text-properties style:font-name="Calibri" style:font-name-complex="Calibri"/>
    </style:style>
    <style:style style:name="TableRow3422" style:family="table-row">
      <style:table-row-properties style:use-optimal-row-height="false"/>
    </style:style>
    <style:style style:name="TableCell3423" style:family="table-cell">
      <style:table-cell-properties fo:border="none" style:writing-mode="lr-tb" style:vertical-align="middle" fo:padding-top="0.1562in" fo:padding-left="0in" fo:padding-bottom="0.052in" fo:padding-right="0.1041in"/>
    </style:style>
    <style:style style:name="T3424" style:parent-style-name="DefaultParagraphFont" style:family="text">
      <style:text-properties style:font-name="Calibri" style:font-name-complex="Calibri"/>
    </style:style>
    <style:style style:name="TableRow3425" style:family="table-row">
      <style:table-row-properties style:use-optimal-row-height="false"/>
    </style:style>
    <style:style style:name="TableCell3426" style:family="table-cell">
      <style:table-cell-properties fo:border="none" style:writing-mode="lr-tb" style:vertical-align="middle" fo:padding-top="0.1562in" fo:padding-left="0in" fo:padding-bottom="0.052in" fo:padding-right="0.1041in"/>
    </style:style>
    <style:style style:name="T3427" style:parent-style-name="DefaultParagraphFont" style:family="text">
      <style:text-properties style:font-name="Calibri" style:font-name-complex="Calibri"/>
    </style:style>
    <style:style style:name="T3428" style:parent-style-name="DefaultParagraphFont" style:family="text">
      <style:text-properties style:font-name="Calibri" style:font-name-complex="Calibri"/>
    </style:style>
    <style:style style:name="TableRow3429" style:family="table-row">
      <style:table-row-properties style:use-optimal-row-height="false"/>
    </style:style>
    <style:style style:name="TableCell3430" style:family="table-cell">
      <style:table-cell-properties fo:border="none" style:writing-mode="lr-tb" style:vertical-align="middle" fo:padding-top="0.1562in" fo:padding-left="0in" fo:padding-bottom="0.052in" fo:padding-right="0.1041in"/>
    </style:style>
    <style:style style:name="T3431" style:parent-style-name="DefaultParagraphFont" style:family="text">
      <style:text-properties style:font-name="Calibri" style:font-name-complex="Calibri"/>
    </style:style>
    <style:style style:name="TableRow3432" style:family="table-row">
      <style:table-row-properties style:use-optimal-row-height="false"/>
    </style:style>
    <style:style style:name="TableCell3433" style:family="table-cell">
      <style:table-cell-properties fo:border="none" style:writing-mode="lr-tb" style:vertical-align="middle" fo:padding-top="0.1562in" fo:padding-left="0in" fo:padding-bottom="0.052in" fo:padding-right="0.1041in"/>
    </style:style>
    <style:style style:name="T3434" style:parent-style-name="DefaultParagraphFont" style:family="text">
      <style:text-properties style:font-name="Calibri" style:font-name-complex="Calibri"/>
    </style:style>
    <style:style style:name="T3435" style:parent-style-name="DefaultParagraphFont" style:family="text">
      <style:text-properties style:font-name="Calibri" style:font-name-complex="Calibri"/>
    </style:style>
    <style:style style:name="TableRow3436" style:family="table-row">
      <style:table-row-properties style:use-optimal-row-height="false"/>
    </style:style>
    <style:style style:name="TableCell3437" style:family="table-cell">
      <style:table-cell-properties fo:border="none" style:writing-mode="lr-tb" style:vertical-align="middle" fo:padding-top="0.1562in" fo:padding-left="0in" fo:padding-bottom="0.052in" fo:padding-right="0.1041in"/>
    </style:style>
    <style:style style:name="T3438" style:parent-style-name="DefaultParagraphFont" style:family="text">
      <style:text-properties style:font-name="Calibri" style:font-name-complex="Calibri"/>
    </style:style>
    <style:style style:name="TableRow3439" style:family="table-row">
      <style:table-row-properties style:use-optimal-row-height="false"/>
    </style:style>
    <style:style style:name="TableCell3440" style:family="table-cell">
      <style:table-cell-properties fo:border="none" style:writing-mode="lr-tb" style:vertical-align="middle" fo:padding-top="0.1562in" fo:padding-left="0in" fo:padding-bottom="0.052in" fo:padding-right="0.1041in"/>
    </style:style>
    <style:style style:name="T3441" style:parent-style-name="DefaultParagraphFont" style:family="text">
      <style:text-properties style:font-name="Calibri" style:font-name-complex="Calibri"/>
    </style:style>
    <style:style style:name="TableRow3442" style:family="table-row">
      <style:table-row-properties style:use-optimal-row-height="false"/>
    </style:style>
    <style:style style:name="TableCell3443" style:family="table-cell">
      <style:table-cell-properties fo:border="none" style:writing-mode="lr-tb" style:vertical-align="middle" fo:padding-top="0.1562in" fo:padding-left="0in" fo:padding-bottom="0.052in" fo:padding-right="0.1041in"/>
    </style:style>
    <style:style style:name="T3444" style:parent-style-name="DefaultParagraphFont" style:family="text">
      <style:text-properties style:font-name="Calibri" style:font-name-complex="Calibri"/>
    </style:style>
    <style:style style:name="T3445" style:parent-style-name="DefaultParagraphFont" style:family="text">
      <style:text-properties style:font-name="Calibri" style:font-name-complex="Calibri"/>
    </style:style>
    <style:style style:name="TableRow3446" style:family="table-row">
      <style:table-row-properties style:use-optimal-row-height="false"/>
    </style:style>
    <style:style style:name="TableCell3447" style:family="table-cell">
      <style:table-cell-properties fo:border="none" style:writing-mode="lr-tb" style:vertical-align="middle" fo:padding-top="0.1562in" fo:padding-left="0in" fo:padding-bottom="0.052in" fo:padding-right="0.1041in"/>
    </style:style>
    <style:style style:name="T3448" style:parent-style-name="DefaultParagraphFont" style:family="text">
      <style:text-properties style:font-name="Calibri" style:font-name-complex="Calibri"/>
    </style:style>
    <style:style style:name="T3449" style:parent-style-name="DefaultParagraphFont" style:family="text">
      <style:text-properties style:font-name="Calibri" style:font-name-complex="Calibri"/>
    </style:style>
    <style:style style:name="TableRow3450" style:family="table-row">
      <style:table-row-properties style:use-optimal-row-height="false"/>
    </style:style>
    <style:style style:name="TableCell3451" style:family="table-cell">
      <style:table-cell-properties fo:border="none" style:writing-mode="lr-tb" style:vertical-align="middle" fo:padding-top="0.1562in" fo:padding-left="0in" fo:padding-bottom="0.052in" fo:padding-right="0.1041in"/>
    </style:style>
    <style:style style:name="T3452" style:parent-style-name="DefaultParagraphFont" style:family="text">
      <style:text-properties style:font-name="Calibri" style:font-name-complex="Calibri"/>
    </style:style>
    <style:style style:name="T3453" style:parent-style-name="DefaultParagraphFont" style:family="text">
      <style:text-properties style:font-name="Calibri" style:font-name-complex="Calibri"/>
    </style:style>
    <style:style style:name="TableRow3454" style:family="table-row">
      <style:table-row-properties style:use-optimal-row-height="false"/>
    </style:style>
    <style:style style:name="TableCell3455" style:family="table-cell">
      <style:table-cell-properties fo:border="none" style:writing-mode="lr-tb" style:vertical-align="middle" fo:padding-top="0.1562in" fo:padding-left="0in" fo:padding-bottom="0.052in" fo:padding-right="0.1041in"/>
    </style:style>
    <style:style style:name="T3456" style:parent-style-name="DefaultParagraphFont" style:family="text">
      <style:text-properties style:font-name="Calibri" style:font-name-complex="Calibri"/>
    </style:style>
    <style:style style:name="T3457" style:parent-style-name="DefaultParagraphFont" style:family="text">
      <style:text-properties style:font-name="Calibri" style:font-name-complex="Calibri"/>
    </style:style>
    <style:style style:name="TableRow3458" style:family="table-row">
      <style:table-row-properties style:use-optimal-row-height="false"/>
    </style:style>
    <style:style style:name="TableCell3459" style:family="table-cell">
      <style:table-cell-properties fo:border="none" style:writing-mode="lr-tb" style:vertical-align="middle" fo:padding-top="0.1562in" fo:padding-left="0in" fo:padding-bottom="0.052in" fo:padding-right="0.1041in"/>
    </style:style>
    <style:style style:name="T3460" style:parent-style-name="DefaultParagraphFont" style:family="text">
      <style:text-properties style:font-name="Calibri" style:font-name-complex="Calibri"/>
    </style:style>
    <style:style style:name="TableRow3461" style:family="table-row">
      <style:table-row-properties style:use-optimal-row-height="false"/>
    </style:style>
    <style:style style:name="TableCell3462" style:family="table-cell">
      <style:table-cell-properties fo:border="none" style:writing-mode="lr-tb" style:vertical-align="middle" fo:padding-top="0.1562in" fo:padding-left="0in" fo:padding-bottom="0.052in" fo:padding-right="0.1041in"/>
    </style:style>
    <style:style style:name="T3463" style:parent-style-name="DefaultParagraphFont" style:family="text">
      <style:text-properties style:font-name="Calibri" style:font-name-complex="Calibri"/>
    </style:style>
    <style:style style:name="T3464" style:parent-style-name="DefaultParagraphFont" style:family="text">
      <style:text-properties style:font-name="Calibri" style:font-name-complex="Calibri"/>
    </style:style>
    <style:style style:name="TableRow3465" style:family="table-row">
      <style:table-row-properties style:use-optimal-row-height="false"/>
    </style:style>
    <style:style style:name="TableCell3466" style:family="table-cell">
      <style:table-cell-properties fo:border="none" style:writing-mode="lr-tb" style:vertical-align="middle" fo:padding-top="0.1562in" fo:padding-left="0in" fo:padding-bottom="0.052in" fo:padding-right="0.1041in"/>
    </style:style>
    <style:style style:name="T3467" style:parent-style-name="DefaultParagraphFont" style:family="text">
      <style:text-properties style:font-name="Calibri" style:font-name-complex="Calibri"/>
    </style:style>
    <style:style style:name="T3468" style:parent-style-name="DefaultParagraphFont" style:family="text">
      <style:text-properties style:font-name="Calibri" style:font-name-complex="Calibri"/>
    </style:style>
    <style:style style:name="T3469" style:parent-style-name="DefaultParagraphFont" style:family="text">
      <style:text-properties style:font-name="Calibri" style:font-name-complex="Calibri"/>
    </style:style>
    <style:style style:name="TableRow3470" style:family="table-row">
      <style:table-row-properties style:use-optimal-row-height="false"/>
    </style:style>
    <style:style style:name="TableCell3471" style:family="table-cell">
      <style:table-cell-properties fo:border="none" style:writing-mode="lr-tb" style:vertical-align="middle" fo:padding-top="0.1562in" fo:padding-left="0in" fo:padding-bottom="0.052in" fo:padding-right="0.1041in"/>
    </style:style>
    <style:style style:name="T3472" style:parent-style-name="DefaultParagraphFont" style:family="text">
      <style:text-properties style:font-name="Calibri" style:font-name-complex="Calibri"/>
    </style:style>
    <style:style style:name="T3473" style:parent-style-name="DefaultParagraphFont" style:family="text">
      <style:text-properties style:font-name="Calibri" style:font-name-complex="Calibri"/>
    </style:style>
    <style:style style:name="TableRow3474" style:family="table-row">
      <style:table-row-properties style:use-optimal-row-height="false"/>
    </style:style>
    <style:style style:name="TableCell3475" style:family="table-cell">
      <style:table-cell-properties fo:border="none" style:writing-mode="lr-tb" style:vertical-align="middle" fo:padding-top="0.1562in" fo:padding-left="0in" fo:padding-bottom="0.052in" fo:padding-right="0.1041in"/>
    </style:style>
    <style:style style:name="T3476" style:parent-style-name="DefaultParagraphFont" style:family="text">
      <style:text-properties style:font-name="Calibri" style:font-name-complex="Calibri"/>
    </style:style>
    <style:style style:name="TableRow3477" style:family="table-row">
      <style:table-row-properties style:use-optimal-row-height="false"/>
    </style:style>
    <style:style style:name="TableCell3478" style:family="table-cell">
      <style:table-cell-properties fo:border="none" style:writing-mode="lr-tb" style:vertical-align="middle" fo:padding-top="0.1562in" fo:padding-left="0in" fo:padding-bottom="0.052in" fo:padding-right="0.1041in"/>
    </style:style>
    <style:style style:name="T3479" style:parent-style-name="DefaultParagraphFont" style:family="text">
      <style:text-properties style:font-name="Calibri" style:font-name-complex="Calibri"/>
    </style:style>
    <style:style style:name="TableRow3480" style:family="table-row">
      <style:table-row-properties style:use-optimal-row-height="false"/>
    </style:style>
    <style:style style:name="TableCell3481" style:family="table-cell">
      <style:table-cell-properties fo:border="none" style:writing-mode="lr-tb" style:vertical-align="middle" fo:padding-top="0.1562in" fo:padding-left="0in" fo:padding-bottom="0.052in" fo:padding-right="0.1041in"/>
    </style:style>
    <style:style style:name="T3482" style:parent-style-name="DefaultParagraphFont" style:family="text">
      <style:text-properties style:font-name="Calibri" style:font-name-complex="Calibri"/>
    </style:style>
    <style:style style:name="T3483" style:parent-style-name="DefaultParagraphFont" style:family="text">
      <style:text-properties style:font-name="Calibri" style:font-name-complex="Calibri"/>
    </style:style>
    <style:style style:name="T3484" style:parent-style-name="DefaultParagraphFont" style:family="text">
      <style:text-properties style:font-name="Calibri" style:font-name-complex="Calibri"/>
    </style:style>
    <style:style style:name="TableRow3485" style:family="table-row">
      <style:table-row-properties style:use-optimal-row-height="false"/>
    </style:style>
    <style:style style:name="TableCell3486" style:family="table-cell">
      <style:table-cell-properties fo:border="none" style:writing-mode="lr-tb" style:vertical-align="middle" fo:padding-top="0.1562in" fo:padding-left="0in" fo:padding-bottom="0.052in" fo:padding-right="0.1041in"/>
    </style:style>
    <style:style style:name="T3487" style:parent-style-name="DefaultParagraphFont" style:family="text">
      <style:text-properties style:font-name="Calibri" style:font-name-complex="Calibri"/>
    </style:style>
    <style:style style:name="TableRow3488" style:family="table-row">
      <style:table-row-properties style:use-optimal-row-height="false"/>
    </style:style>
    <style:style style:name="TableCell3489" style:family="table-cell">
      <style:table-cell-properties fo:border="none" style:writing-mode="lr-tb" style:vertical-align="middle" fo:padding-top="0.1562in" fo:padding-left="0in" fo:padding-bottom="0.052in" fo:padding-right="0.1041in"/>
    </style:style>
    <style:style style:name="T3490" style:parent-style-name="DefaultParagraphFont" style:family="text">
      <style:text-properties style:font-name="Calibri" style:font-name-complex="Calibri"/>
    </style:style>
    <style:style style:name="T3491" style:parent-style-name="DefaultParagraphFont" style:family="text">
      <style:text-properties style:font-name="Calibri" style:font-name-complex="Calibri"/>
    </style:style>
    <style:style style:name="T3492" style:parent-style-name="DefaultParagraphFont" style:family="text">
      <style:text-properties style:font-name="Calibri" style:font-name-complex="Calibri"/>
    </style:style>
    <style:style style:name="T3493" style:parent-style-name="DefaultParagraphFont" style:family="text">
      <style:text-properties style:font-name="Calibri" style:font-name-complex="Calibri"/>
    </style:style>
    <style:style style:name="T3494" style:parent-style-name="DefaultParagraphFont" style:family="text">
      <style:text-properties style:font-name="Calibri" style:font-name-complex="Calibri"/>
    </style:style>
    <style:style style:name="TableRow3495" style:family="table-row">
      <style:table-row-properties style:use-optimal-row-height="false"/>
    </style:style>
    <style:style style:name="TableCell3496" style:family="table-cell">
      <style:table-cell-properties fo:border="none" style:writing-mode="lr-tb" style:vertical-align="middle" fo:padding-top="0.1562in" fo:padding-left="0in" fo:padding-bottom="0.052in" fo:padding-right="0.1041in"/>
    </style:style>
    <style:style style:name="T3497" style:parent-style-name="DefaultParagraphFont" style:family="text">
      <style:text-properties style:font-name="Calibri" style:font-name-complex="Calibri"/>
    </style:style>
    <style:style style:name="TableRow3498" style:family="table-row">
      <style:table-row-properties style:use-optimal-row-height="false"/>
    </style:style>
    <style:style style:name="TableCell3499" style:family="table-cell">
      <style:table-cell-properties fo:border="none" style:writing-mode="lr-tb" style:vertical-align="middle" fo:padding-top="0.1562in" fo:padding-left="0in" fo:padding-bottom="0.052in" fo:padding-right="0.1041in"/>
    </style:style>
    <style:style style:name="T3500" style:parent-style-name="DefaultParagraphFont" style:family="text">
      <style:text-properties style:font-name="Calibri" style:font-name-complex="Calibri"/>
    </style:style>
    <style:style style:name="T3501" style:parent-style-name="DefaultParagraphFont" style:family="text">
      <style:text-properties style:font-name="Calibri" style:font-name-complex="Calibri"/>
    </style:style>
    <style:style style:name="TableRow3502" style:family="table-row">
      <style:table-row-properties style:use-optimal-row-height="false"/>
    </style:style>
    <style:style style:name="TableCell3503" style:family="table-cell">
      <style:table-cell-properties fo:border="none" style:writing-mode="lr-tb" style:vertical-align="middle" fo:padding-top="0.1562in" fo:padding-left="0in" fo:padding-bottom="0.052in" fo:padding-right="0.1041in"/>
    </style:style>
    <style:style style:name="T3504" style:parent-style-name="DefaultParagraphFont" style:family="text">
      <style:text-properties style:font-name="Calibri" style:font-name-complex="Calibri"/>
    </style:style>
    <style:style style:name="T3505" style:parent-style-name="DefaultParagraphFont" style:family="text">
      <style:text-properties style:font-name="Calibri" style:font-name-complex="Calibri"/>
    </style:style>
    <style:style style:name="TableRow3506" style:family="table-row">
      <style:table-row-properties style:use-optimal-row-height="false"/>
    </style:style>
    <style:style style:name="TableCell3507" style:family="table-cell">
      <style:table-cell-properties fo:border="none" style:writing-mode="lr-tb" style:vertical-align="middle" fo:padding-top="0.1562in" fo:padding-left="0in" fo:padding-bottom="0.052in" fo:padding-right="0.1041in"/>
    </style:style>
    <style:style style:name="T3508" style:parent-style-name="DefaultParagraphFont" style:family="text">
      <style:text-properties style:font-name="Calibri" style:font-name-complex="Calibri"/>
    </style:style>
    <style:style style:name="TableRow3509" style:family="table-row">
      <style:table-row-properties style:use-optimal-row-height="false"/>
    </style:style>
    <style:style style:name="TableCell3510" style:family="table-cell">
      <style:table-cell-properties fo:border="none" style:writing-mode="lr-tb" style:vertical-align="middle" fo:padding-top="0.1562in" fo:padding-left="0in" fo:padding-bottom="0.052in" fo:padding-right="0.1041in"/>
    </style:style>
    <style:style style:name="T3511" style:parent-style-name="DefaultParagraphFont" style:family="text">
      <style:text-properties style:font-name="Calibri" style:font-name-complex="Calibri"/>
    </style:style>
    <style:style style:name="TableRow3512" style:family="table-row">
      <style:table-row-properties style:use-optimal-row-height="false"/>
    </style:style>
    <style:style style:name="TableCell3513" style:family="table-cell">
      <style:table-cell-properties fo:border="none" style:writing-mode="lr-tb" style:vertical-align="middle" fo:padding-top="0.1562in" fo:padding-left="0in" fo:padding-bottom="0.052in" fo:padding-right="0.1041in"/>
    </style:style>
    <style:style style:name="T3514" style:parent-style-name="DefaultParagraphFont" style:family="text">
      <style:text-properties style:font-name="Calibri" style:font-name-complex="Calibri"/>
    </style:style>
    <style:style style:name="T3515" style:parent-style-name="DefaultParagraphFont" style:family="text">
      <style:text-properties style:font-name="Calibri" style:font-name-complex="Calibri"/>
    </style:style>
    <style:style style:name="TableRow3516" style:family="table-row">
      <style:table-row-properties style:use-optimal-row-height="false"/>
    </style:style>
    <style:style style:name="TableCell3517" style:family="table-cell">
      <style:table-cell-properties fo:border="none" style:writing-mode="lr-tb" style:vertical-align="middle" fo:padding-top="0.1562in" fo:padding-left="0in" fo:padding-bottom="0.052in" fo:padding-right="0.1041in"/>
    </style:style>
    <style:style style:name="T3518" style:parent-style-name="DefaultParagraphFont" style:family="text">
      <style:text-properties style:font-name="Calibri" style:font-name-complex="Calibri"/>
    </style:style>
    <style:style style:name="TableRow3519" style:family="table-row">
      <style:table-row-properties style:use-optimal-row-height="false"/>
    </style:style>
    <style:style style:name="TableCell3520" style:family="table-cell">
      <style:table-cell-properties fo:border="none" style:writing-mode="lr-tb" style:vertical-align="middle" fo:padding-top="0.1562in" fo:padding-left="0in" fo:padding-bottom="0.052in" fo:padding-right="0.1041in"/>
    </style:style>
    <style:style style:name="T3521" style:parent-style-name="DefaultParagraphFont" style:family="text">
      <style:text-properties style:font-name="Calibri" style:font-name-complex="Calibri"/>
    </style:style>
    <style:style style:name="TableRow3522" style:family="table-row">
      <style:table-row-properties style:use-optimal-row-height="false"/>
    </style:style>
    <style:style style:name="TableCell3523" style:family="table-cell">
      <style:table-cell-properties fo:border="none" style:writing-mode="lr-tb" style:vertical-align="middle" fo:padding-top="0.1562in" fo:padding-left="0in" fo:padding-bottom="0.052in" fo:padding-right="0.1041in"/>
    </style:style>
    <style:style style:name="T3524" style:parent-style-name="DefaultParagraphFont" style:family="text">
      <style:text-properties style:font-name="Calibri" style:font-name-complex="Calibri"/>
    </style:style>
    <style:style style:name="T3525" style:parent-style-name="DefaultParagraphFont" style:family="text">
      <style:text-properties style:font-name="Calibri" style:font-name-complex="Calibri"/>
    </style:style>
    <style:style style:name="TableRow3526" style:family="table-row">
      <style:table-row-properties style:use-optimal-row-height="false"/>
    </style:style>
    <style:style style:name="TableCell3527" style:family="table-cell">
      <style:table-cell-properties fo:border="none" style:writing-mode="lr-tb" style:vertical-align="middle" fo:padding-top="0.1562in" fo:padding-left="0in" fo:padding-bottom="0.052in" fo:padding-right="0.1041in"/>
    </style:style>
    <style:style style:name="T3528" style:parent-style-name="DefaultParagraphFont" style:family="text">
      <style:text-properties style:font-name="Calibri" style:font-name-complex="Calibri"/>
    </style:style>
    <style:style style:name="TableRow3529" style:family="table-row">
      <style:table-row-properties style:use-optimal-row-height="false"/>
    </style:style>
    <style:style style:name="TableCell3530" style:family="table-cell">
      <style:table-cell-properties fo:border="none" style:writing-mode="lr-tb" style:vertical-align="middle" fo:padding-top="0.1562in" fo:padding-left="0in" fo:padding-bottom="0.052in" fo:padding-right="0.1041in"/>
    </style:style>
    <style:style style:name="T3531" style:parent-style-name="DefaultParagraphFont" style:family="text">
      <style:text-properties style:font-name="Calibri" style:font-name-complex="Calibri"/>
    </style:style>
    <style:style style:name="T3532" style:parent-style-name="DefaultParagraphFont" style:family="text">
      <style:text-properties style:font-name="Calibri" style:font-name-complex="Calibri"/>
    </style:style>
    <style:style style:name="T3533" style:parent-style-name="DefaultParagraphFont" style:family="text">
      <style:text-properties style:font-name="Calibri" style:font-name-complex="Calibri"/>
    </style:style>
    <style:style style:name="TableRow3534" style:family="table-row">
      <style:table-row-properties style:use-optimal-row-height="false"/>
    </style:style>
    <style:style style:name="TableCell3535" style:family="table-cell">
      <style:table-cell-properties fo:border="none" style:writing-mode="lr-tb" style:vertical-align="middle" fo:padding-top="0.1562in" fo:padding-left="0in" fo:padding-bottom="0.052in" fo:padding-right="0.1041in"/>
    </style:style>
    <style:style style:name="T3536" style:parent-style-name="DefaultParagraphFont" style:family="text">
      <style:text-properties style:font-name="Calibri" style:font-name-complex="Calibri"/>
    </style:style>
    <style:style style:name="TableRow3537" style:family="table-row">
      <style:table-row-properties style:use-optimal-row-height="false"/>
    </style:style>
    <style:style style:name="TableCell3538" style:family="table-cell">
      <style:table-cell-properties fo:border="none" style:writing-mode="lr-tb" style:vertical-align="middle" fo:padding-top="0.1562in" fo:padding-left="0in" fo:padding-bottom="0.052in" fo:padding-right="0.1041in"/>
    </style:style>
    <style:style style:name="T3539" style:parent-style-name="DefaultParagraphFont" style:family="text">
      <style:text-properties style:font-name="Calibri" style:font-name-complex="Calibri"/>
    </style:style>
    <style:style style:name="TableRow3540" style:family="table-row">
      <style:table-row-properties style:use-optimal-row-height="false"/>
    </style:style>
    <style:style style:name="TableCell3541" style:family="table-cell">
      <style:table-cell-properties fo:border="none" style:writing-mode="lr-tb" style:vertical-align="middle" fo:padding-top="0.1562in" fo:padding-left="0in" fo:padding-bottom="0.052in" fo:padding-right="0.1041in"/>
    </style:style>
    <style:style style:name="T3542" style:parent-style-name="DefaultParagraphFont" style:family="text">
      <style:text-properties style:font-name="Calibri" style:font-name-complex="Calibri"/>
    </style:style>
    <style:style style:name="TableRow3543" style:family="table-row">
      <style:table-row-properties style:use-optimal-row-height="false"/>
    </style:style>
    <style:style style:name="TableCell3544" style:family="table-cell">
      <style:table-cell-properties fo:border="none" style:writing-mode="lr-tb" style:vertical-align="middle" fo:padding-top="0.1562in" fo:padding-left="0in" fo:padding-bottom="0.052in" fo:padding-right="0.1041in"/>
    </style:style>
    <style:style style:name="T3545" style:parent-style-name="DefaultParagraphFont" style:family="text">
      <style:text-properties style:font-name="Calibri" style:font-name-complex="Calibri"/>
    </style:style>
    <style:style style:name="TableRow3546" style:family="table-row">
      <style:table-row-properties style:use-optimal-row-height="false"/>
    </style:style>
    <style:style style:name="TableCell3547" style:family="table-cell">
      <style:table-cell-properties fo:border="none" style:writing-mode="lr-tb" style:vertical-align="middle" fo:padding-top="0.1562in" fo:padding-left="0in" fo:padding-bottom="0.052in" fo:padding-right="0.1041in"/>
    </style:style>
    <style:style style:name="T3548" style:parent-style-name="DefaultParagraphFont" style:family="text">
      <style:text-properties style:font-name="Calibri" style:font-name-complex="Calibri"/>
    </style:style>
    <style:style style:name="TableRow3549" style:family="table-row">
      <style:table-row-properties style:use-optimal-row-height="false"/>
    </style:style>
    <style:style style:name="TableCell3550" style:family="table-cell">
      <style:table-cell-properties fo:border="none" style:writing-mode="lr-tb" style:vertical-align="middle" fo:padding-top="0.1562in" fo:padding-left="0in" fo:padding-bottom="0.052in" fo:padding-right="0.1041in"/>
    </style:style>
    <style:style style:name="T3551" style:parent-style-name="DefaultParagraphFont" style:family="text">
      <style:text-properties style:font-name="Calibri" style:font-name-complex="Calibri"/>
    </style:style>
    <style:style style:name="TableRow3552" style:family="table-row">
      <style:table-row-properties style:use-optimal-row-height="false"/>
    </style:style>
    <style:style style:name="TableCell3553" style:family="table-cell">
      <style:table-cell-properties fo:border="none" style:writing-mode="lr-tb" style:vertical-align="middle" fo:padding-top="0.1562in" fo:padding-left="0in" fo:padding-bottom="0.052in" fo:padding-right="0.1041in"/>
    </style:style>
    <style:style style:name="T3554" style:parent-style-name="DefaultParagraphFont" style:family="text">
      <style:text-properties style:font-name="Calibri" style:font-name-complex="Calibri"/>
    </style:style>
    <style:style style:name="T3555" style:parent-style-name="DefaultParagraphFont" style:family="text">
      <style:text-properties style:font-name="Calibri" style:font-name-complex="Calibri"/>
    </style:style>
    <style:style style:name="TableRow3556" style:family="table-row">
      <style:table-row-properties style:use-optimal-row-height="false"/>
    </style:style>
    <style:style style:name="TableCell3557" style:family="table-cell">
      <style:table-cell-properties fo:border="none" style:writing-mode="lr-tb" style:vertical-align="middle" fo:padding-top="0.1562in" fo:padding-left="0in" fo:padding-bottom="0.052in" fo:padding-right="0.1041in"/>
    </style:style>
    <style:style style:name="T3558" style:parent-style-name="DefaultParagraphFont" style:family="text">
      <style:text-properties style:font-name="Calibri" style:font-name-complex="Calibri"/>
    </style:style>
    <style:style style:name="TableRow3559" style:family="table-row">
      <style:table-row-properties style:use-optimal-row-height="false"/>
    </style:style>
    <style:style style:name="TableCell3560" style:family="table-cell">
      <style:table-cell-properties fo:border="none" style:writing-mode="lr-tb" style:vertical-align="middle" fo:padding-top="0.1562in" fo:padding-left="0in" fo:padding-bottom="0.052in" fo:padding-right="0.1041in"/>
    </style:style>
    <style:style style:name="T3561" style:parent-style-name="DefaultParagraphFont" style:family="text">
      <style:text-properties style:font-name="Calibri" style:font-name-complex="Calibri"/>
    </style:style>
    <style:style style:name="T3562" style:parent-style-name="DefaultParagraphFont" style:family="text">
      <style:text-properties style:font-name="Calibri" style:font-name-complex="Calibri"/>
    </style:style>
    <style:style style:name="TableRow3563" style:family="table-row">
      <style:table-row-properties style:use-optimal-row-height="false"/>
    </style:style>
    <style:style style:name="TableCell3564" style:family="table-cell">
      <style:table-cell-properties fo:border="none" style:writing-mode="lr-tb" style:vertical-align="middle" fo:padding-top="0.1562in" fo:padding-left="0in" fo:padding-bottom="0.052in" fo:padding-right="0.1041in"/>
    </style:style>
    <style:style style:name="T3565" style:parent-style-name="DefaultParagraphFont" style:family="text">
      <style:text-properties style:font-name="Calibri" style:font-name-complex="Calibri"/>
    </style:style>
    <style:style style:name="T3566" style:parent-style-name="DefaultParagraphFont" style:family="text">
      <style:text-properties style:font-name="Calibri" style:font-name-complex="Calibri"/>
    </style:style>
    <style:style style:name="TableRow3567" style:family="table-row">
      <style:table-row-properties style:use-optimal-row-height="false"/>
    </style:style>
    <style:style style:name="TableCell3568" style:family="table-cell">
      <style:table-cell-properties fo:border="none" style:writing-mode="lr-tb" style:vertical-align="middle" fo:padding-top="0.1562in" fo:padding-left="0in" fo:padding-bottom="0.052in" fo:padding-right="0.1041in"/>
    </style:style>
    <style:style style:name="T3569" style:parent-style-name="DefaultParagraphFont" style:family="text">
      <style:text-properties style:font-name="Calibri" style:font-name-complex="Calibri"/>
    </style:style>
    <style:style style:name="T3570" style:parent-style-name="DefaultParagraphFont" style:family="text">
      <style:text-properties style:font-name="Calibri" style:font-name-complex="Calibri"/>
    </style:style>
    <style:style style:name="T3571" style:parent-style-name="DefaultParagraphFont" style:family="text">
      <style:text-properties style:font-name="Calibri" style:font-name-complex="Calibri"/>
    </style:style>
    <style:style style:name="TableRow3572" style:family="table-row">
      <style:table-row-properties style:use-optimal-row-height="false"/>
    </style:style>
    <style:style style:name="TableCell3573" style:family="table-cell">
      <style:table-cell-properties fo:border="none" style:writing-mode="lr-tb" style:vertical-align="middle" fo:padding-top="0.1562in" fo:padding-left="0in" fo:padding-bottom="0.052in" fo:padding-right="0.1041in"/>
    </style:style>
    <style:style style:name="T3574" style:parent-style-name="DefaultParagraphFont" style:family="text">
      <style:text-properties style:font-name="Calibri" style:font-name-complex="Calibri"/>
    </style:style>
    <style:style style:name="TableRow3575" style:family="table-row">
      <style:table-row-properties style:use-optimal-row-height="false"/>
    </style:style>
    <style:style style:name="TableCell3576" style:family="table-cell">
      <style:table-cell-properties fo:border="none" style:writing-mode="lr-tb" style:vertical-align="middle" fo:padding-top="0.1562in" fo:padding-left="0in" fo:padding-bottom="0.052in" fo:padding-right="0.1041in"/>
    </style:style>
    <style:style style:name="T3577" style:parent-style-name="DefaultParagraphFont" style:family="text">
      <style:text-properties style:font-name="Calibri" style:font-name-complex="Calibri"/>
    </style:style>
    <style:style style:name="T3578" style:parent-style-name="DefaultParagraphFont" style:family="text">
      <style:text-properties style:font-name="Calibri" style:font-name-complex="Calibri"/>
    </style:style>
    <style:style style:name="TableRow3579" style:family="table-row">
      <style:table-row-properties style:use-optimal-row-height="false"/>
    </style:style>
    <style:style style:name="TableCell3580" style:family="table-cell">
      <style:table-cell-properties fo:border="none" style:writing-mode="lr-tb" style:vertical-align="middle" fo:padding-top="0.1562in" fo:padding-left="0in" fo:padding-bottom="0.052in" fo:padding-right="0.1041in"/>
    </style:style>
    <style:style style:name="T3581" style:parent-style-name="DefaultParagraphFont" style:family="text">
      <style:text-properties style:font-name="Calibri" style:font-name-complex="Calibri"/>
    </style:style>
    <style:style style:name="TableRow3582" style:family="table-row">
      <style:table-row-properties style:use-optimal-row-height="false"/>
    </style:style>
    <style:style style:name="TableCell3583" style:family="table-cell">
      <style:table-cell-properties fo:border="none" style:writing-mode="lr-tb" style:vertical-align="middle" fo:padding-top="0.1562in" fo:padding-left="0in" fo:padding-bottom="0.052in" fo:padding-right="0.1041in"/>
    </style:style>
    <style:style style:name="T3584" style:parent-style-name="DefaultParagraphFont" style:family="text">
      <style:text-properties style:font-name="Calibri" style:font-name-complex="Calibri"/>
    </style:style>
    <style:style style:name="TableRow3585" style:family="table-row">
      <style:table-row-properties style:use-optimal-row-height="false"/>
    </style:style>
    <style:style style:name="TableCell3586" style:family="table-cell">
      <style:table-cell-properties fo:border="none" style:writing-mode="lr-tb" style:vertical-align="middle" fo:padding-top="0.1562in" fo:padding-left="0in" fo:padding-bottom="0.052in" fo:padding-right="0.1041in"/>
    </style:style>
    <style:style style:name="T3587" style:parent-style-name="DefaultParagraphFont" style:family="text">
      <style:text-properties style:font-name="Calibri" style:font-name-complex="Calibri"/>
    </style:style>
    <style:style style:name="T3588" style:parent-style-name="DefaultParagraphFont" style:family="text">
      <style:text-properties style:font-name="Calibri" style:font-name-complex="Calibri"/>
    </style:style>
    <style:style style:name="T3589" style:parent-style-name="DefaultParagraphFont" style:family="text">
      <style:text-properties style:font-name="Calibri" style:font-name-complex="Calibri"/>
    </style:style>
    <style:style style:name="TableRow3590" style:family="table-row">
      <style:table-row-properties style:use-optimal-row-height="false"/>
    </style:style>
    <style:style style:name="TableCell3591" style:family="table-cell">
      <style:table-cell-properties fo:border="none" style:writing-mode="lr-tb" style:vertical-align="middle" fo:padding-top="0.1562in" fo:padding-left="0in" fo:padding-bottom="0.052in" fo:padding-right="0.1041in"/>
    </style:style>
    <style:style style:name="T3592" style:parent-style-name="DefaultParagraphFont" style:family="text">
      <style:text-properties style:font-name="Calibri" style:font-name-complex="Calibri"/>
    </style:style>
    <style:style style:name="TableRow3593" style:family="table-row">
      <style:table-row-properties style:use-optimal-row-height="false"/>
    </style:style>
    <style:style style:name="TableCell3594" style:family="table-cell">
      <style:table-cell-properties fo:border="none" style:writing-mode="lr-tb" style:vertical-align="middle" fo:padding-top="0.1562in" fo:padding-left="0in" fo:padding-bottom="0.052in" fo:padding-right="0.1041in"/>
    </style:style>
    <style:style style:name="T3595" style:parent-style-name="DefaultParagraphFont" style:family="text">
      <style:text-properties style:font-name="Calibri" style:font-name-complex="Calibri"/>
    </style:style>
    <style:style style:name="TableRow3596" style:family="table-row">
      <style:table-row-properties style:use-optimal-row-height="false"/>
    </style:style>
    <style:style style:name="TableCell3597" style:family="table-cell">
      <style:table-cell-properties fo:border="none" style:writing-mode="lr-tb" style:vertical-align="middle" fo:padding-top="0.1562in" fo:padding-left="0in" fo:padding-bottom="0.052in" fo:padding-right="0.1041in"/>
    </style:style>
    <style:style style:name="T3598" style:parent-style-name="DefaultParagraphFont" style:family="text">
      <style:text-properties style:font-name="Calibri" style:font-name-complex="Calibri"/>
    </style:style>
    <style:style style:name="TableRow3599" style:family="table-row">
      <style:table-row-properties style:use-optimal-row-height="false"/>
    </style:style>
    <style:style style:name="TableCell3600" style:family="table-cell">
      <style:table-cell-properties fo:border="none" style:writing-mode="lr-tb" style:vertical-align="middle" fo:padding-top="0.1562in" fo:padding-left="0in" fo:padding-bottom="0.052in" fo:padding-right="0.1041in"/>
    </style:style>
    <style:style style:name="T3601" style:parent-style-name="DefaultParagraphFont" style:family="text">
      <style:text-properties style:font-name="Calibri" style:font-name-complex="Calibri"/>
    </style:style>
    <style:style style:name="TableRow3602" style:family="table-row">
      <style:table-row-properties style:use-optimal-row-height="false"/>
    </style:style>
    <style:style style:name="TableCell3603" style:family="table-cell">
      <style:table-cell-properties fo:border="none" style:writing-mode="lr-tb" style:vertical-align="middle" fo:padding-top="0.1562in" fo:padding-left="0in" fo:padding-bottom="0.052in" fo:padding-right="0.1041in"/>
    </style:style>
    <style:style style:name="T3604" style:parent-style-name="DefaultParagraphFont" style:family="text">
      <style:text-properties style:font-name="Calibri" style:font-name-complex="Calibri"/>
    </style:style>
    <style:style style:name="T3605" style:parent-style-name="DefaultParagraphFont" style:family="text">
      <style:text-properties style:font-name="Calibri" style:font-name-complex="Calibri"/>
    </style:style>
    <style:style style:name="TableRow3606" style:family="table-row">
      <style:table-row-properties style:use-optimal-row-height="false"/>
    </style:style>
    <style:style style:name="TableCell3607" style:family="table-cell">
      <style:table-cell-properties fo:border="none" style:writing-mode="lr-tb" style:vertical-align="middle" fo:padding-top="0.1562in" fo:padding-left="0in" fo:padding-bottom="0.052in" fo:padding-right="0.1041in"/>
    </style:style>
    <style:style style:name="T3608" style:parent-style-name="DefaultParagraphFont" style:family="text">
      <style:text-properties style:font-name="Calibri" style:font-name-complex="Calibri"/>
    </style:style>
    <style:style style:name="TableRow3609" style:family="table-row">
      <style:table-row-properties style:use-optimal-row-height="false"/>
    </style:style>
    <style:style style:name="TableCell3610" style:family="table-cell">
      <style:table-cell-properties fo:border="none" style:writing-mode="lr-tb" style:vertical-align="middle" fo:padding-top="0.1562in" fo:padding-left="0in" fo:padding-bottom="0.052in" fo:padding-right="0.1041in"/>
    </style:style>
    <style:style style:name="T3611" style:parent-style-name="DefaultParagraphFont" style:family="text">
      <style:text-properties style:font-name="Calibri" style:font-name-complex="Calibri"/>
    </style:style>
    <style:style style:name="TableRow3612" style:family="table-row">
      <style:table-row-properties style:use-optimal-row-height="false"/>
    </style:style>
    <style:style style:name="TableCell3613" style:family="table-cell">
      <style:table-cell-properties fo:border="none" style:writing-mode="lr-tb" style:vertical-align="middle" fo:padding-top="0.1562in" fo:padding-left="0in" fo:padding-bottom="0.052in" fo:padding-right="0.1041in"/>
    </style:style>
    <style:style style:name="T3614" style:parent-style-name="DefaultParagraphFont" style:family="text">
      <style:text-properties style:font-name="Calibri" style:font-name-complex="Calibri"/>
    </style:style>
    <style:style style:name="T3615" style:parent-style-name="DefaultParagraphFont" style:family="text">
      <style:text-properties style:font-name="Calibri" style:font-name-complex="Calibri"/>
    </style:style>
    <style:style style:name="TableRow3616" style:family="table-row">
      <style:table-row-properties style:use-optimal-row-height="false"/>
    </style:style>
    <style:style style:name="TableCell3617" style:family="table-cell">
      <style:table-cell-properties fo:border="none" style:writing-mode="lr-tb" style:vertical-align="middle" fo:padding-top="0.1562in" fo:padding-left="0in" fo:padding-bottom="0.052in" fo:padding-right="0.1041in"/>
    </style:style>
    <style:style style:name="T3618" style:parent-style-name="DefaultParagraphFont" style:family="text">
      <style:text-properties style:font-name="Calibri" style:font-name-complex="Calibri"/>
    </style:style>
    <style:style style:name="TableRow3619" style:family="table-row">
      <style:table-row-properties style:use-optimal-row-height="false"/>
    </style:style>
    <style:style style:name="TableCell3620" style:family="table-cell">
      <style:table-cell-properties fo:border="none" style:writing-mode="lr-tb" style:vertical-align="middle" fo:padding-top="0.1562in" fo:padding-left="0in" fo:padding-bottom="0.052in" fo:padding-right="0.1041in"/>
    </style:style>
    <style:style style:name="T3621" style:parent-style-name="DefaultParagraphFont" style:family="text">
      <style:text-properties style:font-name="Calibri" style:font-name-complex="Calibri"/>
    </style:style>
    <style:style style:name="T3622" style:parent-style-name="DefaultParagraphFont" style:family="text">
      <style:text-properties style:font-name="Calibri" style:font-name-complex="Calibri"/>
    </style:style>
    <style:style style:name="TableRow3623" style:family="table-row">
      <style:table-row-properties style:use-optimal-row-height="false"/>
    </style:style>
    <style:style style:name="TableCell3624" style:family="table-cell">
      <style:table-cell-properties fo:border="none" style:writing-mode="lr-tb" style:vertical-align="middle" fo:padding-top="0.1562in" fo:padding-left="0in" fo:padding-bottom="0.052in" fo:padding-right="0.1041in"/>
    </style:style>
    <style:style style:name="T3625" style:parent-style-name="DefaultParagraphFont" style:family="text">
      <style:text-properties style:font-name="Calibri" style:font-name-complex="Calibri"/>
    </style:style>
    <style:style style:name="TableRow3626" style:family="table-row">
      <style:table-row-properties style:use-optimal-row-height="false"/>
    </style:style>
    <style:style style:name="TableCell3627" style:family="table-cell">
      <style:table-cell-properties fo:border="none" style:writing-mode="lr-tb" style:vertical-align="middle" fo:padding-top="0.1562in" fo:padding-left="0in" fo:padding-bottom="0.052in" fo:padding-right="0.1041in"/>
    </style:style>
    <style:style style:name="T3628" style:parent-style-name="DefaultParagraphFont" style:family="text">
      <style:text-properties style:font-name="Calibri" style:font-name-complex="Calibri"/>
    </style:style>
    <style:style style:name="TableRow3629" style:family="table-row">
      <style:table-row-properties style:use-optimal-row-height="false"/>
    </style:style>
    <style:style style:name="TableCell3630" style:family="table-cell">
      <style:table-cell-properties fo:border="none" style:writing-mode="lr-tb" style:vertical-align="middle" fo:padding-top="0.1562in" fo:padding-left="0in" fo:padding-bottom="0.052in" fo:padding-right="0.1041in"/>
    </style:style>
    <style:style style:name="T3631" style:parent-style-name="DefaultParagraphFont" style:family="text">
      <style:text-properties style:font-name="Calibri" style:font-name-complex="Calibri"/>
    </style:style>
    <style:style style:name="T3632" style:parent-style-name="DefaultParagraphFont" style:family="text">
      <style:text-properties style:font-name="Calibri" style:font-name-complex="Calibri"/>
    </style:style>
    <style:style style:name="TableRow3633" style:family="table-row">
      <style:table-row-properties style:use-optimal-row-height="false"/>
    </style:style>
    <style:style style:name="TableCell3634" style:family="table-cell">
      <style:table-cell-properties fo:border="none" style:writing-mode="lr-tb" style:vertical-align="middle" fo:padding-top="0.1562in" fo:padding-left="0in" fo:padding-bottom="0.052in" fo:padding-right="0.1041in"/>
    </style:style>
    <style:style style:name="T3635" style:parent-style-name="DefaultParagraphFont" style:family="text">
      <style:text-properties style:font-name="Calibri" style:font-name-complex="Calibri"/>
    </style:style>
    <style:style style:name="TableRow3636" style:family="table-row">
      <style:table-row-properties style:use-optimal-row-height="false"/>
    </style:style>
    <style:style style:name="TableCell3637" style:family="table-cell">
      <style:table-cell-properties fo:border="none" style:writing-mode="lr-tb" style:vertical-align="middle" fo:padding-top="0.1562in" fo:padding-left="0in" fo:padding-bottom="0.052in" fo:padding-right="0.1041in"/>
    </style:style>
    <style:style style:name="T3638" style:parent-style-name="DefaultParagraphFont" style:family="text">
      <style:text-properties style:font-name="Calibri" style:font-name-complex="Calibri"/>
    </style:style>
    <style:style style:name="TableRow3639" style:family="table-row">
      <style:table-row-properties style:use-optimal-row-height="false"/>
    </style:style>
    <style:style style:name="TableCell3640" style:family="table-cell">
      <style:table-cell-properties fo:border="none" style:writing-mode="lr-tb" style:vertical-align="middle" fo:padding-top="0.1562in" fo:padding-left="0in" fo:padding-bottom="0.052in" fo:padding-right="0.1041in"/>
    </style:style>
    <style:style style:name="T3641" style:parent-style-name="DefaultParagraphFont" style:family="text">
      <style:text-properties style:font-name="Calibri" style:font-name-complex="Calibri" fo:language="sv" fo:country="SE"/>
    </style:style>
    <style:style style:name="T3642" style:parent-style-name="DefaultParagraphFont" style:family="text">
      <style:text-properties style:font-name="Calibri" style:font-name-complex="Calibri" fo:language="sv" fo:country="SE"/>
    </style:style>
    <style:style style:name="TableRow3643" style:family="table-row">
      <style:table-row-properties style:use-optimal-row-height="false"/>
    </style:style>
    <style:style style:name="TableCell3644" style:family="table-cell">
      <style:table-cell-properties fo:border="none" style:writing-mode="lr-tb" style:vertical-align="middle" fo:padding-top="0.1562in" fo:padding-left="0in" fo:padding-bottom="0.052in" fo:padding-right="0.1041in"/>
    </style:style>
    <style:style style:name="T3645" style:parent-style-name="DefaultParagraphFont" style:family="text">
      <style:text-properties style:font-name="Calibri" style:font-name-complex="Calibri"/>
    </style:style>
    <style:style style:name="TableRow3646" style:family="table-row">
      <style:table-row-properties style:use-optimal-row-height="false"/>
    </style:style>
    <style:style style:name="TableCell3647" style:family="table-cell">
      <style:table-cell-properties fo:border="none" style:writing-mode="lr-tb" style:vertical-align="middle" fo:padding-top="0.1562in" fo:padding-left="0in" fo:padding-bottom="0.052in" fo:padding-right="0.1041in"/>
    </style:style>
    <style:style style:name="T3648" style:parent-style-name="DefaultParagraphFont" style:family="text">
      <style:text-properties style:font-name="Calibri" style:font-name-complex="Calibri"/>
    </style:style>
    <style:style style:name="T3649" style:parent-style-name="DefaultParagraphFont" style:family="text">
      <style:text-properties style:font-name="Calibri" style:font-name-complex="Calibri"/>
    </style:style>
    <style:style style:name="TableRow3650" style:family="table-row">
      <style:table-row-properties style:use-optimal-row-height="false"/>
    </style:style>
    <style:style style:name="TableCell3651" style:family="table-cell">
      <style:table-cell-properties fo:border="none" style:writing-mode="lr-tb" style:vertical-align="middle" fo:padding-top="0.1562in" fo:padding-left="0in" fo:padding-bottom="0.052in" fo:padding-right="0.1041in"/>
    </style:style>
    <style:style style:name="T3652" style:parent-style-name="DefaultParagraphFont" style:family="text">
      <style:text-properties style:font-name="Calibri" style:font-name-complex="Calibri" fo:language="sv" fo:country="SE"/>
    </style:style>
    <style:style style:name="P3653" style:parent-style-name="Heading1" style:family="paragraph"/>
    <style:style style:name="T3654" style:parent-style-name="DefaultParagraphFont" style:family="text">
      <style:text-properties style:font-name="Calibri" style:font-name-complex="Calibri" fo:font-size="16pt" style:font-size-asian="16pt" style:font-size-complex="16pt"/>
    </style:style>
    <style:style style:name="T3655" style:parent-style-name="DefaultParagraphFont" style:family="text">
      <style:text-properties style:font-name="Calibri" style:font-name-complex="Calibri" fo:font-size="16pt" style:font-size-asian="16pt" style:font-size-complex="16pt"/>
    </style:style>
    <style:style style:name="T3656" style:parent-style-name="answer-count" style:family="text">
      <style:text-properties style:font-name="Calibri" style:font-name-complex="Calibri" fo:color="#000000" fo:font-size="16pt" style:font-size-asian="16pt" style:font-size-complex="16pt"/>
    </style:style>
    <style:style style:name="TableColumn3658" style:family="table-column">
      <style:table-column-properties style:column-width="4.9166in" style:use-optimal-column-width="false"/>
    </style:style>
    <style:style style:name="Table3657" style:family="table">
      <style:table-properties style:width="4.9166in" fo:margin-left="0.177in" table:align="left"/>
    </style:style>
    <style:style style:name="TableRow3659" style:family="table-row">
      <style:table-row-properties style:use-optimal-row-height="false"/>
    </style:style>
    <style:style style:name="TableCell3660" style:family="table-cell">
      <style:table-cell-properties fo:border="none" style:writing-mode="lr-tb" style:vertical-align="middle" fo:padding-top="0.1562in" fo:padding-left="0in" fo:padding-bottom="0.052in" fo:padding-right="0.1041in"/>
    </style:style>
    <style:style style:name="T3661" style:parent-style-name="DefaultParagraphFont" style:family="text">
      <style:text-properties style:font-name="Calibri" style:font-name-complex="Calibri" fo:language="sv" fo:country="SE"/>
    </style:style>
    <style:style style:name="T3662" style:parent-style-name="DefaultParagraphFont" style:family="text">
      <style:text-properties style:font-name="Calibri" style:font-name-complex="Calibri"/>
    </style:style>
    <style:style style:name="T3663" style:parent-style-name="DefaultParagraphFont" style:family="text">
      <style:text-properties style:font-name="Calibri" style:font-name-complex="Calibri"/>
    </style:style>
    <style:style style:name="TableRow3664" style:family="table-row">
      <style:table-row-properties style:use-optimal-row-height="false"/>
    </style:style>
    <style:style style:name="TableCell3665" style:family="table-cell">
      <style:table-cell-properties fo:border="none" style:writing-mode="lr-tb" style:vertical-align="middle" fo:padding-top="0.1562in" fo:padding-left="0in" fo:padding-bottom="0.052in" fo:padding-right="0.1041in"/>
    </style:style>
    <style:style style:name="T3666" style:parent-style-name="DefaultParagraphFont" style:family="text">
      <style:text-properties style:font-name="Calibri" style:font-name-complex="Calibri"/>
    </style:style>
    <style:style style:name="TableRow3667" style:family="table-row">
      <style:table-row-properties style:use-optimal-row-height="false"/>
    </style:style>
    <style:style style:name="TableCell3668" style:family="table-cell">
      <style:table-cell-properties fo:border="none" style:writing-mode="lr-tb" style:vertical-align="middle" fo:padding-top="0.1562in" fo:padding-left="0in" fo:padding-bottom="0.052in" fo:padding-right="0.1041in"/>
    </style:style>
    <style:style style:name="T3669" style:parent-style-name="DefaultParagraphFont" style:family="text">
      <style:text-properties style:font-name="Calibri" style:font-name-complex="Calibri"/>
    </style:style>
    <style:style style:name="T3670" style:parent-style-name="DefaultParagraphFont" style:family="text">
      <style:text-properties style:font-name="Calibri" style:font-name-complex="Calibri"/>
    </style:style>
    <style:style style:name="TableRow3671" style:family="table-row">
      <style:table-row-properties style:use-optimal-row-height="false"/>
    </style:style>
    <style:style style:name="TableCell3672" style:family="table-cell">
      <style:table-cell-properties fo:border="none" style:writing-mode="lr-tb" style:vertical-align="middle" fo:padding-top="0.1562in" fo:padding-left="0in" fo:padding-bottom="0.052in" fo:padding-right="0.1041in"/>
    </style:style>
    <style:style style:name="T3673" style:parent-style-name="DefaultParagraphFont" style:family="text">
      <style:text-properties style:font-name="Calibri" style:font-name-complex="Calibri" fo:language="sv" fo:country="SE"/>
    </style:style>
    <style:style style:name="T3674" style:parent-style-name="DefaultParagraphFont" style:family="text">
      <style:text-properties style:font-name="Calibri" style:font-name-complex="Calibri"/>
    </style:style>
    <style:style style:name="TableRow3675" style:family="table-row">
      <style:table-row-properties style:use-optimal-row-height="false"/>
    </style:style>
    <style:style style:name="TableCell3676" style:family="table-cell">
      <style:table-cell-properties fo:border="none" style:writing-mode="lr-tb" style:vertical-align="middle" fo:padding-top="0.1562in" fo:padding-left="0in" fo:padding-bottom="0.052in" fo:padding-right="0.1041in"/>
    </style:style>
    <style:style style:name="T3677" style:parent-style-name="DefaultParagraphFont" style:family="text">
      <style:text-properties style:font-name="Calibri" style:font-name-complex="Calibri"/>
    </style:style>
    <style:style style:name="TableRow3678" style:family="table-row">
      <style:table-row-properties style:use-optimal-row-height="false"/>
    </style:style>
    <style:style style:name="TableCell3679" style:family="table-cell">
      <style:table-cell-properties fo:border="none" style:writing-mode="lr-tb" style:vertical-align="middle" fo:padding-top="0.1562in" fo:padding-left="0in" fo:padding-bottom="0.052in" fo:padding-right="0.1041in"/>
    </style:style>
    <style:style style:name="T3680" style:parent-style-name="DefaultParagraphFont" style:family="text">
      <style:text-properties style:font-name="Calibri" style:font-name-complex="Calibri"/>
    </style:style>
    <style:style style:name="TableRow3681" style:family="table-row">
      <style:table-row-properties style:use-optimal-row-height="false"/>
    </style:style>
    <style:style style:name="TableCell3682" style:family="table-cell">
      <style:table-cell-properties fo:border="none" style:writing-mode="lr-tb" style:vertical-align="middle" fo:padding-top="0.1562in" fo:padding-left="0in" fo:padding-bottom="0.052in" fo:padding-right="0.1041in"/>
    </style:style>
    <style:style style:name="T3683" style:parent-style-name="DefaultParagraphFont" style:family="text">
      <style:text-properties style:font-name="Calibri" style:font-name-complex="Calibri"/>
    </style:style>
    <style:style style:name="T3684" style:parent-style-name="DefaultParagraphFont" style:family="text">
      <style:text-properties style:font-name="Calibri" style:font-name-complex="Calibri"/>
    </style:style>
    <style:style style:name="T3685" style:parent-style-name="DefaultParagraphFont" style:family="text">
      <style:text-properties style:font-name="Calibri" style:font-name-complex="Calibri"/>
    </style:style>
    <style:style style:name="TableRow3686" style:family="table-row">
      <style:table-row-properties style:use-optimal-row-height="false"/>
    </style:style>
    <style:style style:name="TableCell3687" style:family="table-cell">
      <style:table-cell-properties fo:border="none" style:writing-mode="lr-tb" style:vertical-align="middle" fo:padding-top="0.1562in" fo:padding-left="0in" fo:padding-bottom="0.052in" fo:padding-right="0.1041in"/>
    </style:style>
    <style:style style:name="T3688" style:parent-style-name="DefaultParagraphFont" style:family="text">
      <style:text-properties style:font-name="Calibri" style:font-name-complex="Calibri"/>
    </style:style>
    <style:style style:name="TableRow3689" style:family="table-row">
      <style:table-row-properties style:use-optimal-row-height="false"/>
    </style:style>
    <style:style style:name="TableCell3690" style:family="table-cell">
      <style:table-cell-properties fo:border="none" style:writing-mode="lr-tb" style:vertical-align="middle" fo:padding-top="0.1562in" fo:padding-left="0in" fo:padding-bottom="0.052in" fo:padding-right="0.1041in"/>
    </style:style>
    <style:style style:name="T3691" style:parent-style-name="DefaultParagraphFont" style:family="text">
      <style:text-properties style:font-name="Calibri" style:font-name-complex="Calibri"/>
    </style:style>
    <style:style style:name="T3692" style:parent-style-name="DefaultParagraphFont" style:family="text">
      <style:text-properties style:font-name="Calibri" style:font-name-complex="Calibri"/>
    </style:style>
    <style:style style:name="TableRow3693" style:family="table-row">
      <style:table-row-properties style:use-optimal-row-height="false"/>
    </style:style>
    <style:style style:name="TableCell3694" style:family="table-cell">
      <style:table-cell-properties fo:border="none" style:writing-mode="lr-tb" style:vertical-align="middle" fo:padding-top="0.1562in" fo:padding-left="0in" fo:padding-bottom="0.052in" fo:padding-right="0.1041in"/>
    </style:style>
    <style:style style:name="T3695" style:parent-style-name="DefaultParagraphFont" style:family="text">
      <style:text-properties style:font-name="Calibri" style:font-name-complex="Calibri"/>
    </style:style>
    <style:style style:name="TableRow3696" style:family="table-row">
      <style:table-row-properties style:use-optimal-row-height="false"/>
    </style:style>
    <style:style style:name="TableCell3697" style:family="table-cell">
      <style:table-cell-properties fo:border="none" style:writing-mode="lr-tb" style:vertical-align="middle" fo:padding-top="0.1562in" fo:padding-left="0in" fo:padding-bottom="0.052in" fo:padding-right="0.1041in"/>
    </style:style>
    <style:style style:name="T3698" style:parent-style-name="DefaultParagraphFont" style:family="text">
      <style:text-properties style:font-name="Calibri" style:font-name-complex="Calibri"/>
    </style:style>
    <style:style style:name="TableRow3699" style:family="table-row">
      <style:table-row-properties style:use-optimal-row-height="false"/>
    </style:style>
    <style:style style:name="TableCell3700" style:family="table-cell">
      <style:table-cell-properties fo:border="none" style:writing-mode="lr-tb" style:vertical-align="middle" fo:padding-top="0.1562in" fo:padding-left="0in" fo:padding-bottom="0.052in" fo:padding-right="0.1041in"/>
    </style:style>
    <style:style style:name="T3701" style:parent-style-name="DefaultParagraphFont" style:family="text">
      <style:text-properties style:font-name="Calibri" style:font-name-complex="Calibri"/>
    </style:style>
    <style:style style:name="T3702" style:parent-style-name="DefaultParagraphFont" style:family="text">
      <style:text-properties style:font-name="Calibri" style:font-name-complex="Calibri"/>
    </style:style>
    <style:style style:name="T3703" style:parent-style-name="DefaultParagraphFont" style:family="text">
      <style:text-properties style:font-name="Calibri" style:font-name-complex="Calibri"/>
    </style:style>
    <style:style style:name="TableRow3704" style:family="table-row">
      <style:table-row-properties style:use-optimal-row-height="false"/>
    </style:style>
    <style:style style:name="TableCell3705" style:family="table-cell">
      <style:table-cell-properties fo:border="none" style:writing-mode="lr-tb" style:vertical-align="middle" fo:padding-top="0.1562in" fo:padding-left="0in" fo:padding-bottom="0.052in" fo:padding-right="0.1041in"/>
    </style:style>
    <style:style style:name="T3706" style:parent-style-name="DefaultParagraphFont" style:family="text">
      <style:text-properties style:font-name="Calibri" style:font-name-complex="Calibri"/>
    </style:style>
    <style:style style:name="TableRow3707" style:family="table-row">
      <style:table-row-properties style:use-optimal-row-height="false"/>
    </style:style>
    <style:style style:name="TableCell3708" style:family="table-cell">
      <style:table-cell-properties fo:border="none" style:writing-mode="lr-tb" style:vertical-align="middle" fo:padding-top="0.1562in" fo:padding-left="0in" fo:padding-bottom="0.052in" fo:padding-right="0.1041in"/>
    </style:style>
    <style:style style:name="T3709" style:parent-style-name="DefaultParagraphFont" style:family="text">
      <style:text-properties style:font-name="Calibri" style:font-name-complex="Calibri"/>
    </style:style>
    <style:style style:name="TableRow3710" style:family="table-row">
      <style:table-row-properties style:use-optimal-row-height="false"/>
    </style:style>
    <style:style style:name="TableCell3711" style:family="table-cell">
      <style:table-cell-properties fo:border="none" style:writing-mode="lr-tb" style:vertical-align="middle" fo:padding-top="0.1562in" fo:padding-left="0in" fo:padding-bottom="0.052in" fo:padding-right="0.1041in"/>
    </style:style>
    <style:style style:name="T3712" style:parent-style-name="DefaultParagraphFont" style:family="text">
      <style:text-properties style:font-name="Calibri" style:font-name-complex="Calibri"/>
    </style:style>
    <style:style style:name="T3713" style:parent-style-name="DefaultParagraphFont" style:family="text">
      <style:text-properties style:font-name="Calibri" style:font-name-complex="Calibri"/>
    </style:style>
    <style:style style:name="TableRow3714" style:family="table-row">
      <style:table-row-properties style:use-optimal-row-height="false"/>
    </style:style>
    <style:style style:name="TableCell3715" style:family="table-cell">
      <style:table-cell-properties fo:border="none" style:writing-mode="lr-tb" style:vertical-align="middle" fo:padding-top="0.1562in" fo:padding-left="0in" fo:padding-bottom="0.052in" fo:padding-right="0.1041in"/>
    </style:style>
    <style:style style:name="T3716" style:parent-style-name="DefaultParagraphFont" style:family="text">
      <style:text-properties style:font-name="Calibri" style:font-name-complex="Calibri"/>
    </style:style>
    <style:style style:name="TableRow3717" style:family="table-row">
      <style:table-row-properties style:use-optimal-row-height="false"/>
    </style:style>
    <style:style style:name="TableCell3718" style:family="table-cell">
      <style:table-cell-properties fo:border="none" style:writing-mode="lr-tb" style:vertical-align="middle" fo:padding-top="0.1562in" fo:padding-left="0in" fo:padding-bottom="0.052in" fo:padding-right="0.1041in"/>
    </style:style>
    <style:style style:name="T3719" style:parent-style-name="DefaultParagraphFont" style:family="text">
      <style:text-properties style:font-name="Calibri" style:font-name-complex="Calibri"/>
    </style:style>
    <style:style style:name="TableRow3720" style:family="table-row">
      <style:table-row-properties style:use-optimal-row-height="false"/>
    </style:style>
    <style:style style:name="TableCell3721" style:family="table-cell">
      <style:table-cell-properties fo:border="none" style:writing-mode="lr-tb" style:vertical-align="middle" fo:padding-top="0.1562in" fo:padding-left="0in" fo:padding-bottom="0.052in" fo:padding-right="0.1041in"/>
    </style:style>
    <style:style style:name="T3722" style:parent-style-name="DefaultParagraphFont" style:family="text">
      <style:text-properties style:font-name="Calibri" style:font-name-complex="Calibri"/>
    </style:style>
    <style:style style:name="TableRow3723" style:family="table-row">
      <style:table-row-properties style:use-optimal-row-height="false"/>
    </style:style>
    <style:style style:name="TableCell3724" style:family="table-cell">
      <style:table-cell-properties fo:border="none" style:writing-mode="lr-tb" style:vertical-align="middle" fo:padding-top="0.1562in" fo:padding-left="0in" fo:padding-bottom="0.052in" fo:padding-right="0.1041in"/>
    </style:style>
    <style:style style:name="T3725" style:parent-style-name="DefaultParagraphFont" style:family="text">
      <style:text-properties style:font-name="Calibri" style:font-name-complex="Calibri"/>
    </style:style>
    <style:style style:name="T3726" style:parent-style-name="DefaultParagraphFont" style:family="text">
      <style:text-properties style:font-name="Calibri" style:font-name-complex="Calibri"/>
    </style:style>
    <style:style style:name="TableRow3727" style:family="table-row">
      <style:table-row-properties style:use-optimal-row-height="false"/>
    </style:style>
    <style:style style:name="TableCell3728" style:family="table-cell">
      <style:table-cell-properties fo:border="none" style:writing-mode="lr-tb" style:vertical-align="middle" fo:padding-top="0.1562in" fo:padding-left="0in" fo:padding-bottom="0.052in" fo:padding-right="0.1041in"/>
    </style:style>
    <style:style style:name="T3729" style:parent-style-name="DefaultParagraphFont" style:family="text">
      <style:text-properties style:font-name="Calibri" style:font-name-complex="Calibri"/>
    </style:style>
    <style:style style:name="T3730" style:parent-style-name="DefaultParagraphFont" style:family="text">
      <style:text-properties style:font-name="Calibri" style:font-name-complex="Calibri"/>
    </style:style>
    <style:style style:name="T3731" style:parent-style-name="DefaultParagraphFont" style:family="text">
      <style:text-properties style:font-name="Calibri" style:font-name-complex="Calibri"/>
    </style:style>
    <style:style style:name="TableRow3732" style:family="table-row">
      <style:table-row-properties style:use-optimal-row-height="false"/>
    </style:style>
    <style:style style:name="TableCell3733" style:family="table-cell">
      <style:table-cell-properties fo:border="none" style:writing-mode="lr-tb" style:vertical-align="middle" fo:padding-top="0.1562in" fo:padding-left="0in" fo:padding-bottom="0.052in" fo:padding-right="0.1041in"/>
    </style:style>
    <style:style style:name="T3734" style:parent-style-name="DefaultParagraphFont" style:family="text">
      <style:text-properties style:font-name="Calibri" style:font-name-complex="Calibri"/>
    </style:style>
    <style:style style:name="T3735" style:parent-style-name="DefaultParagraphFont" style:family="text">
      <style:text-properties style:font-name="Calibri" style:font-name-complex="Calibri"/>
    </style:style>
    <style:style style:name="TableRow3736" style:family="table-row">
      <style:table-row-properties style:use-optimal-row-height="false"/>
    </style:style>
    <style:style style:name="TableCell3737" style:family="table-cell">
      <style:table-cell-properties fo:border="none" style:writing-mode="lr-tb" style:vertical-align="middle" fo:padding-top="0.1562in" fo:padding-left="0in" fo:padding-bottom="0.052in" fo:padding-right="0.1041in"/>
    </style:style>
    <style:style style:name="T3738" style:parent-style-name="DefaultParagraphFont" style:family="text">
      <style:text-properties style:font-name="Calibri" style:font-name-complex="Calibri"/>
    </style:style>
    <style:style style:name="TableRow3739" style:family="table-row">
      <style:table-row-properties style:use-optimal-row-height="false"/>
    </style:style>
    <style:style style:name="TableCell3740" style:family="table-cell">
      <style:table-cell-properties fo:border="none" style:writing-mode="lr-tb" style:vertical-align="middle" fo:padding-top="0.1562in" fo:padding-left="0in" fo:padding-bottom="0.052in" fo:padding-right="0.1041in"/>
    </style:style>
    <style:style style:name="T3741" style:parent-style-name="DefaultParagraphFont" style:family="text">
      <style:text-properties style:font-name="Calibri" style:font-name-complex="Calibri"/>
    </style:style>
    <style:style style:name="T3742" style:parent-style-name="DefaultParagraphFont" style:family="text">
      <style:text-properties style:font-name="Calibri" style:font-name-complex="Calibri"/>
    </style:style>
    <style:style style:name="TableRow3743" style:family="table-row">
      <style:table-row-properties style:use-optimal-row-height="false"/>
    </style:style>
    <style:style style:name="TableCell3744" style:family="table-cell">
      <style:table-cell-properties fo:border="none" style:writing-mode="lr-tb" style:vertical-align="middle" fo:padding-top="0.1562in" fo:padding-left="0in" fo:padding-bottom="0.052in" fo:padding-right="0.1041in"/>
    </style:style>
    <style:style style:name="T3745" style:parent-style-name="DefaultParagraphFont" style:family="text">
      <style:text-properties style:font-name="Calibri" style:font-name-complex="Calibri"/>
    </style:style>
    <style:style style:name="TableRow3746" style:family="table-row">
      <style:table-row-properties style:use-optimal-row-height="false"/>
    </style:style>
    <style:style style:name="TableCell3747" style:family="table-cell">
      <style:table-cell-properties fo:border="none" style:writing-mode="lr-tb" style:vertical-align="middle" fo:padding-top="0.1562in" fo:padding-left="0in" fo:padding-bottom="0.052in" fo:padding-right="0.1041in"/>
    </style:style>
    <style:style style:name="T3748" style:parent-style-name="DefaultParagraphFont" style:family="text">
      <style:text-properties style:font-name="Calibri" style:font-name-complex="Calibri"/>
    </style:style>
    <style:style style:name="T3749" style:parent-style-name="DefaultParagraphFont" style:family="text">
      <style:text-properties style:font-name="Calibri" style:font-name-complex="Calibri"/>
    </style:style>
    <style:style style:name="TableRow3750" style:family="table-row">
      <style:table-row-properties style:use-optimal-row-height="false"/>
    </style:style>
    <style:style style:name="TableCell3751" style:family="table-cell">
      <style:table-cell-properties fo:border="none" style:writing-mode="lr-tb" style:vertical-align="middle" fo:padding-top="0.1562in" fo:padding-left="0in" fo:padding-bottom="0.052in" fo:padding-right="0.1041in"/>
    </style:style>
    <style:style style:name="T3752" style:parent-style-name="DefaultParagraphFont" style:family="text">
      <style:text-properties style:font-name="Calibri" style:font-name-complex="Calibri"/>
    </style:style>
    <style:style style:name="T3753" style:parent-style-name="DefaultParagraphFont" style:family="text">
      <style:text-properties style:font-name="Calibri" style:font-name-complex="Calibri"/>
    </style:style>
    <style:style style:name="TableRow3754" style:family="table-row">
      <style:table-row-properties style:use-optimal-row-height="false"/>
    </style:style>
    <style:style style:name="TableCell3755" style:family="table-cell">
      <style:table-cell-properties fo:border="none" style:writing-mode="lr-tb" style:vertical-align="middle" fo:padding-top="0.1562in" fo:padding-left="0in" fo:padding-bottom="0.052in" fo:padding-right="0.1041in"/>
    </style:style>
    <style:style style:name="T3756" style:parent-style-name="DefaultParagraphFont" style:family="text">
      <style:text-properties style:font-name="Calibri" style:font-name-complex="Calibri"/>
    </style:style>
    <style:style style:name="T3757" style:parent-style-name="DefaultParagraphFont" style:family="text">
      <style:text-properties style:font-name="Calibri" style:font-name-complex="Calibri"/>
    </style:style>
    <style:style style:name="T3758" style:parent-style-name="DefaultParagraphFont" style:family="text">
      <style:text-properties style:font-name="Calibri" style:font-name-complex="Calibri"/>
    </style:style>
    <style:style style:name="T3759" style:parent-style-name="DefaultParagraphFont" style:family="text">
      <style:text-properties style:font-name="Calibri" style:font-name-complex="Calibri"/>
    </style:style>
    <style:style style:name="TableRow3760" style:family="table-row">
      <style:table-row-properties style:use-optimal-row-height="false"/>
    </style:style>
    <style:style style:name="TableCell3761" style:family="table-cell">
      <style:table-cell-properties fo:border="none" style:writing-mode="lr-tb" style:vertical-align="middle" fo:padding-top="0.1562in" fo:padding-left="0in" fo:padding-bottom="0.052in" fo:padding-right="0.1041in"/>
    </style:style>
    <style:style style:name="T3762" style:parent-style-name="DefaultParagraphFont" style:family="text">
      <style:text-properties style:font-name="Calibri" style:font-name-complex="Calibri"/>
    </style:style>
    <style:style style:name="TableRow3763" style:family="table-row">
      <style:table-row-properties style:use-optimal-row-height="false"/>
    </style:style>
    <style:style style:name="TableCell3764" style:family="table-cell">
      <style:table-cell-properties fo:border="none" style:writing-mode="lr-tb" style:vertical-align="middle" fo:padding-top="0.1562in" fo:padding-left="0in" fo:padding-bottom="0.052in" fo:padding-right="0.1041in"/>
    </style:style>
    <style:style style:name="T3765" style:parent-style-name="DefaultParagraphFont" style:family="text">
      <style:text-properties style:font-name="Calibri" style:font-name-complex="Calibri"/>
    </style:style>
    <style:style style:name="TableRow3766" style:family="table-row">
      <style:table-row-properties style:use-optimal-row-height="false"/>
    </style:style>
    <style:style style:name="TableCell3767" style:family="table-cell">
      <style:table-cell-properties fo:border="none" style:writing-mode="lr-tb" style:vertical-align="middle" fo:padding-top="0.1562in" fo:padding-left="0in" fo:padding-bottom="0.052in" fo:padding-right="0.1041in"/>
    </style:style>
    <style:style style:name="T3768" style:parent-style-name="DefaultParagraphFont" style:family="text">
      <style:text-properties style:font-name="Calibri" style:font-name-complex="Calibri"/>
    </style:style>
    <style:style style:name="TableRow3769" style:family="table-row">
      <style:table-row-properties style:use-optimal-row-height="false"/>
    </style:style>
    <style:style style:name="TableCell3770" style:family="table-cell">
      <style:table-cell-properties fo:border="none" style:writing-mode="lr-tb" style:vertical-align="middle" fo:padding-top="0.1562in" fo:padding-left="0in" fo:padding-bottom="0.052in" fo:padding-right="0.1041in"/>
    </style:style>
    <style:style style:name="T3771" style:parent-style-name="DefaultParagraphFont" style:family="text">
      <style:text-properties style:font-name="Calibri" style:font-name-complex="Calibri"/>
    </style:style>
    <style:style style:name="TableRow3772" style:family="table-row">
      <style:table-row-properties style:use-optimal-row-height="false"/>
    </style:style>
    <style:style style:name="TableCell3773" style:family="table-cell">
      <style:table-cell-properties fo:border="none" style:writing-mode="lr-tb" style:vertical-align="middle" fo:padding-top="0.1562in" fo:padding-left="0in" fo:padding-bottom="0.052in" fo:padding-right="0.1041in"/>
    </style:style>
    <style:style style:name="T3774" style:parent-style-name="DefaultParagraphFont" style:family="text">
      <style:text-properties style:font-name="Calibri" style:font-name-complex="Calibri"/>
    </style:style>
    <style:style style:name="TableRow3775" style:family="table-row">
      <style:table-row-properties style:use-optimal-row-height="false"/>
    </style:style>
    <style:style style:name="TableCell3776" style:family="table-cell">
      <style:table-cell-properties fo:border="none" style:writing-mode="lr-tb" style:vertical-align="middle" fo:padding-top="0.1562in" fo:padding-left="0in" fo:padding-bottom="0.052in" fo:padding-right="0.1041in"/>
    </style:style>
    <style:style style:name="T3777" style:parent-style-name="DefaultParagraphFont" style:family="text">
      <style:text-properties style:font-name="Calibri" style:font-name-complex="Calibri"/>
    </style:style>
    <style:style style:name="TableRow3778" style:family="table-row">
      <style:table-row-properties style:use-optimal-row-height="false"/>
    </style:style>
    <style:style style:name="TableCell3779" style:family="table-cell">
      <style:table-cell-properties fo:border="none" style:writing-mode="lr-tb" style:vertical-align="middle" fo:padding-top="0.1562in" fo:padding-left="0in" fo:padding-bottom="0.052in" fo:padding-right="0.1041in"/>
    </style:style>
    <style:style style:name="T3780" style:parent-style-name="DefaultParagraphFont" style:family="text">
      <style:text-properties style:font-name="Calibri" style:font-name-complex="Calibri"/>
    </style:style>
    <style:style style:name="TableRow3781" style:family="table-row">
      <style:table-row-properties style:use-optimal-row-height="false"/>
    </style:style>
    <style:style style:name="TableCell3782" style:family="table-cell">
      <style:table-cell-properties fo:border="none" style:writing-mode="lr-tb" style:vertical-align="middle" fo:padding-top="0.1562in" fo:padding-left="0in" fo:padding-bottom="0.052in" fo:padding-right="0.1041in"/>
    </style:style>
    <style:style style:name="T3783" style:parent-style-name="DefaultParagraphFont" style:family="text">
      <style:text-properties style:font-name="Calibri" style:font-name-complex="Calibri"/>
    </style:style>
    <style:style style:name="TableRow3784" style:family="table-row">
      <style:table-row-properties style:use-optimal-row-height="false"/>
    </style:style>
    <style:style style:name="TableCell3785" style:family="table-cell">
      <style:table-cell-properties fo:border="none" style:writing-mode="lr-tb" style:vertical-align="middle" fo:padding-top="0.1562in" fo:padding-left="0in" fo:padding-bottom="0.052in" fo:padding-right="0.1041in"/>
    </style:style>
    <style:style style:name="T3786" style:parent-style-name="DefaultParagraphFont" style:family="text">
      <style:text-properties style:font-name="Calibri" style:font-name-complex="Calibri"/>
    </style:style>
    <style:style style:name="TableRow3787" style:family="table-row">
      <style:table-row-properties style:use-optimal-row-height="false"/>
    </style:style>
    <style:style style:name="TableCell3788" style:family="table-cell">
      <style:table-cell-properties fo:border="none" style:writing-mode="lr-tb" style:vertical-align="middle" fo:padding-top="0.1562in" fo:padding-left="0in" fo:padding-bottom="0.052in" fo:padding-right="0.1041in"/>
    </style:style>
    <style:style style:name="T3789" style:parent-style-name="DefaultParagraphFont" style:family="text">
      <style:text-properties style:font-name="Calibri" style:font-name-complex="Calibri"/>
    </style:style>
    <style:style style:name="T3790" style:parent-style-name="DefaultParagraphFont" style:family="text">
      <style:text-properties style:font-name="Calibri" style:font-name-complex="Calibri"/>
    </style:style>
    <style:style style:name="TableRow3791" style:family="table-row">
      <style:table-row-properties style:use-optimal-row-height="false"/>
    </style:style>
    <style:style style:name="TableCell3792" style:family="table-cell">
      <style:table-cell-properties fo:border="none" style:writing-mode="lr-tb" style:vertical-align="middle" fo:padding-top="0.1562in" fo:padding-left="0in" fo:padding-bottom="0.052in" fo:padding-right="0.1041in"/>
    </style:style>
    <style:style style:name="T3793" style:parent-style-name="DefaultParagraphFont" style:family="text">
      <style:text-properties style:font-name="Calibri" style:font-name-complex="Calibri"/>
    </style:style>
    <style:style style:name="T3794" style:parent-style-name="DefaultParagraphFont" style:family="text">
      <style:text-properties style:font-name="Calibri" style:font-name-complex="Calibri"/>
    </style:style>
    <style:style style:name="TableRow3795" style:family="table-row">
      <style:table-row-properties style:use-optimal-row-height="false"/>
    </style:style>
    <style:style style:name="TableCell3796" style:family="table-cell">
      <style:table-cell-properties fo:border="none" style:writing-mode="lr-tb" style:vertical-align="middle" fo:padding-top="0.1562in" fo:padding-left="0in" fo:padding-bottom="0.052in" fo:padding-right="0.1041in"/>
    </style:style>
    <style:style style:name="T3797" style:parent-style-name="DefaultParagraphFont" style:family="text">
      <style:text-properties style:font-name="Calibri" style:font-name-complex="Calibri"/>
    </style:style>
    <style:style style:name="TableRow3798" style:family="table-row">
      <style:table-row-properties style:use-optimal-row-height="false"/>
    </style:style>
    <style:style style:name="TableCell3799" style:family="table-cell">
      <style:table-cell-properties fo:border="none" style:writing-mode="lr-tb" style:vertical-align="middle" fo:padding-top="0.1562in" fo:padding-left="0in" fo:padding-bottom="0.052in" fo:padding-right="0.1041in"/>
    </style:style>
    <style:style style:name="T3800" style:parent-style-name="DefaultParagraphFont" style:family="text">
      <style:text-properties style:font-name="Calibri" style:font-name-complex="Calibri"/>
    </style:style>
    <style:style style:name="TableRow3801" style:family="table-row">
      <style:table-row-properties style:use-optimal-row-height="false"/>
    </style:style>
    <style:style style:name="TableCell3802" style:family="table-cell">
      <style:table-cell-properties fo:border="none" style:writing-mode="lr-tb" style:vertical-align="middle" fo:padding-top="0.1562in" fo:padding-left="0in" fo:padding-bottom="0.052in" fo:padding-right="0.1041in"/>
    </style:style>
    <style:style style:name="T3803" style:parent-style-name="DefaultParagraphFont" style:family="text">
      <style:text-properties style:font-name="Calibri" style:font-name-complex="Calibri"/>
    </style:style>
    <style:style style:name="T3804" style:parent-style-name="DefaultParagraphFont" style:family="text">
      <style:text-properties style:font-name="Calibri" style:font-name-complex="Calibri"/>
    </style:style>
    <style:style style:name="TableRow3805" style:family="table-row">
      <style:table-row-properties style:use-optimal-row-height="false"/>
    </style:style>
    <style:style style:name="TableCell3806" style:family="table-cell">
      <style:table-cell-properties fo:border="none" style:writing-mode="lr-tb" style:vertical-align="middle" fo:padding-top="0.1562in" fo:padding-left="0in" fo:padding-bottom="0.052in" fo:padding-right="0.1041in"/>
    </style:style>
    <style:style style:name="T3807" style:parent-style-name="DefaultParagraphFont" style:family="text">
      <style:text-properties style:font-name="Calibri" style:font-name-complex="Calibri"/>
    </style:style>
    <style:style style:name="TableRow3808" style:family="table-row">
      <style:table-row-properties style:use-optimal-row-height="false"/>
    </style:style>
    <style:style style:name="TableCell3809" style:family="table-cell">
      <style:table-cell-properties fo:border="none" style:writing-mode="lr-tb" style:vertical-align="middle" fo:padding-top="0.1562in" fo:padding-left="0in" fo:padding-bottom="0.052in" fo:padding-right="0.1041in"/>
    </style:style>
    <style:style style:name="T3810" style:parent-style-name="DefaultParagraphFont" style:family="text">
      <style:text-properties style:font-name="Calibri" style:font-name-complex="Calibri"/>
    </style:style>
    <style:style style:name="T3811" style:parent-style-name="DefaultParagraphFont" style:family="text">
      <style:text-properties style:font-name="Calibri" style:font-name-complex="Calibri"/>
    </style:style>
    <style:style style:name="T3812" style:parent-style-name="DefaultParagraphFont" style:family="text">
      <style:text-properties style:font-name="Calibri" style:font-name-complex="Calibri"/>
    </style:style>
    <style:style style:name="T3813" style:parent-style-name="DefaultParagraphFont" style:family="text">
      <style:text-properties style:font-name="Calibri" style:font-name-complex="Calibri"/>
    </style:style>
    <style:style style:name="T3814" style:parent-style-name="DefaultParagraphFont" style:family="text">
      <style:text-properties style:font-name="Calibri" style:font-name-complex="Calibri"/>
    </style:style>
    <style:style style:name="TableRow3815" style:family="table-row">
      <style:table-row-properties style:use-optimal-row-height="false"/>
    </style:style>
    <style:style style:name="TableCell3816" style:family="table-cell">
      <style:table-cell-properties fo:border="none" style:writing-mode="lr-tb" style:vertical-align="middle" fo:padding-top="0.1562in" fo:padding-left="0in" fo:padding-bottom="0.052in" fo:padding-right="0.1041in"/>
    </style:style>
    <style:style style:name="T3817" style:parent-style-name="DefaultParagraphFont" style:family="text">
      <style:text-properties style:font-name="Calibri" style:font-name-complex="Calibri"/>
    </style:style>
    <style:style style:name="T3818" style:parent-style-name="DefaultParagraphFont" style:family="text">
      <style:text-properties style:font-name="Calibri" style:font-name-complex="Calibri"/>
    </style:style>
    <style:style style:name="T3819" style:parent-style-name="DefaultParagraphFont" style:family="text">
      <style:text-properties style:font-name="Calibri" style:font-name-complex="Calibri"/>
    </style:style>
    <style:style style:name="T3820" style:parent-style-name="DefaultParagraphFont" style:family="text">
      <style:text-properties style:font-name="Calibri" style:font-name-complex="Calibri"/>
    </style:style>
    <style:style style:name="TableRow3821" style:family="table-row">
      <style:table-row-properties style:use-optimal-row-height="false"/>
    </style:style>
    <style:style style:name="TableCell3822" style:family="table-cell">
      <style:table-cell-properties fo:border="none" style:writing-mode="lr-tb" style:vertical-align="middle" fo:padding-top="0.1562in" fo:padding-left="0in" fo:padding-bottom="0.052in" fo:padding-right="0.1041in"/>
    </style:style>
    <style:style style:name="T3823" style:parent-style-name="DefaultParagraphFont" style:family="text">
      <style:text-properties style:font-name="Calibri" style:font-name-complex="Calibri"/>
    </style:style>
    <style:style style:name="T3824" style:parent-style-name="DefaultParagraphFont" style:family="text">
      <style:text-properties style:font-name="Calibri" style:font-name-complex="Calibri"/>
    </style:style>
    <style:style style:name="TableRow3825" style:family="table-row">
      <style:table-row-properties style:use-optimal-row-height="false"/>
    </style:style>
    <style:style style:name="TableCell3826" style:family="table-cell">
      <style:table-cell-properties fo:border="none" style:writing-mode="lr-tb" style:vertical-align="middle" fo:padding-top="0.1562in" fo:padding-left="0in" fo:padding-bottom="0.052in" fo:padding-right="0.1041in"/>
    </style:style>
    <style:style style:name="T3827" style:parent-style-name="DefaultParagraphFont" style:family="text">
      <style:text-properties style:font-name="Calibri" style:font-name-complex="Calibri"/>
    </style:style>
    <style:style style:name="TableRow3828" style:family="table-row">
      <style:table-row-properties style:use-optimal-row-height="false"/>
    </style:style>
    <style:style style:name="TableCell3829" style:family="table-cell">
      <style:table-cell-properties fo:border="none" style:writing-mode="lr-tb" style:vertical-align="middle" fo:padding-top="0.1562in" fo:padding-left="0in" fo:padding-bottom="0.052in" fo:padding-right="0.1041in"/>
    </style:style>
    <style:style style:name="T3830" style:parent-style-name="DefaultParagraphFont" style:family="text">
      <style:text-properties style:font-name="Calibri" style:font-name-complex="Calibri"/>
    </style:style>
    <style:style style:name="T3831" style:parent-style-name="DefaultParagraphFont" style:family="text">
      <style:text-properties style:font-name="Calibri" style:font-name-complex="Calibri"/>
    </style:style>
    <style:style style:name="T3832" style:parent-style-name="DefaultParagraphFont" style:family="text">
      <style:text-properties style:font-name="Calibri" style:font-name-complex="Calibri"/>
    </style:style>
    <style:style style:name="T3833" style:parent-style-name="DefaultParagraphFont" style:family="text">
      <style:text-properties style:font-name="Calibri" style:font-name-complex="Calibri"/>
    </style:style>
    <style:style style:name="TableRow3834" style:family="table-row">
      <style:table-row-properties style:use-optimal-row-height="false"/>
    </style:style>
    <style:style style:name="TableCell3835" style:family="table-cell">
      <style:table-cell-properties fo:border="none" style:writing-mode="lr-tb" style:vertical-align="middle" fo:padding-top="0.1562in" fo:padding-left="0in" fo:padding-bottom="0.052in" fo:padding-right="0.1041in"/>
    </style:style>
    <style:style style:name="T3836" style:parent-style-name="DefaultParagraphFont" style:family="text">
      <style:text-properties style:font-name="Calibri" style:font-name-complex="Calibri"/>
    </style:style>
    <style:style style:name="T3837" style:parent-style-name="DefaultParagraphFont" style:family="text">
      <style:text-properties style:font-name="Calibri" style:font-name-complex="Calibri"/>
    </style:style>
    <style:style style:name="T3838" style:parent-style-name="DefaultParagraphFont" style:family="text">
      <style:text-properties style:font-name="Calibri" style:font-name-complex="Calibri"/>
    </style:style>
    <style:style style:name="T3839" style:parent-style-name="DefaultParagraphFont" style:family="text">
      <style:text-properties style:font-name="Calibri" style:font-name-complex="Calibri"/>
    </style:style>
    <style:style style:name="TableRow3840" style:family="table-row">
      <style:table-row-properties style:use-optimal-row-height="false"/>
    </style:style>
    <style:style style:name="TableCell3841" style:family="table-cell">
      <style:table-cell-properties fo:border="none" style:writing-mode="lr-tb" style:vertical-align="middle" fo:padding-top="0.1562in" fo:padding-left="0in" fo:padding-bottom="0.052in" fo:padding-right="0.1041in"/>
    </style:style>
    <style:style style:name="T3842" style:parent-style-name="DefaultParagraphFont" style:family="text">
      <style:text-properties style:font-name="Calibri" style:font-name-complex="Calibri"/>
    </style:style>
    <style:style style:name="T3843" style:parent-style-name="DefaultParagraphFont" style:family="text">
      <style:text-properties style:font-name="Calibri" style:font-name-complex="Calibri"/>
    </style:style>
    <style:style style:name="T3844" style:parent-style-name="DefaultParagraphFont" style:family="text">
      <style:text-properties style:font-name="Calibri" style:font-name-complex="Calibri"/>
    </style:style>
    <style:style style:name="TableRow3845" style:family="table-row">
      <style:table-row-properties style:use-optimal-row-height="false"/>
    </style:style>
    <style:style style:name="TableCell3846" style:family="table-cell">
      <style:table-cell-properties fo:border="none" style:writing-mode="lr-tb" style:vertical-align="middle" fo:padding-top="0.1562in" fo:padding-left="0in" fo:padding-bottom="0.052in" fo:padding-right="0.1041in"/>
    </style:style>
    <style:style style:name="T3847" style:parent-style-name="DefaultParagraphFont" style:family="text">
      <style:text-properties style:font-name="Calibri" style:font-name-complex="Calibri"/>
    </style:style>
    <style:style style:name="TableRow3848" style:family="table-row">
      <style:table-row-properties style:use-optimal-row-height="false"/>
    </style:style>
    <style:style style:name="TableCell3849" style:family="table-cell">
      <style:table-cell-properties fo:border="none" style:writing-mode="lr-tb" style:vertical-align="middle" fo:padding-top="0.1562in" fo:padding-left="0in" fo:padding-bottom="0.052in" fo:padding-right="0.1041in"/>
    </style:style>
    <style:style style:name="T3850" style:parent-style-name="DefaultParagraphFont" style:family="text">
      <style:text-properties style:font-name="Calibri" style:font-name-complex="Calibri"/>
    </style:style>
    <style:style style:name="TableRow3851" style:family="table-row">
      <style:table-row-properties style:use-optimal-row-height="false"/>
    </style:style>
    <style:style style:name="TableCell3852" style:family="table-cell">
      <style:table-cell-properties fo:border="none" style:writing-mode="lr-tb" style:vertical-align="middle" fo:padding-top="0.1562in" fo:padding-left="0in" fo:padding-bottom="0.052in" fo:padding-right="0.1041in"/>
    </style:style>
    <style:style style:name="T3853" style:parent-style-name="DefaultParagraphFont" style:family="text">
      <style:text-properties style:font-name="Calibri" style:font-name-complex="Calibri"/>
    </style:style>
    <style:style style:name="T3854" style:parent-style-name="DefaultParagraphFont" style:family="text">
      <style:text-properties style:font-name="Calibri" style:font-name-complex="Calibri"/>
    </style:style>
    <style:style style:name="TableRow3855" style:family="table-row">
      <style:table-row-properties style:use-optimal-row-height="false"/>
    </style:style>
    <style:style style:name="TableCell3856" style:family="table-cell">
      <style:table-cell-properties fo:border="none" style:writing-mode="lr-tb" style:vertical-align="middle" fo:padding-top="0.1562in" fo:padding-left="0in" fo:padding-bottom="0.052in" fo:padding-right="0.1041in"/>
    </style:style>
    <style:style style:name="T3857" style:parent-style-name="DefaultParagraphFont" style:family="text">
      <style:text-properties style:font-name="Calibri" style:font-name-complex="Calibri"/>
    </style:style>
    <style:style style:name="T3858" style:parent-style-name="DefaultParagraphFont" style:family="text">
      <style:text-properties style:font-name="Calibri" style:font-name-complex="Calibri"/>
    </style:style>
    <style:style style:name="T3859" style:parent-style-name="DefaultParagraphFont" style:family="text">
      <style:text-properties style:font-name="Calibri" style:font-name-complex="Calibri"/>
    </style:style>
    <style:style style:name="TableRow3860" style:family="table-row">
      <style:table-row-properties style:use-optimal-row-height="false"/>
    </style:style>
    <style:style style:name="TableCell3861" style:family="table-cell">
      <style:table-cell-properties fo:border="none" style:writing-mode="lr-tb" style:vertical-align="middle" fo:padding-top="0.1562in" fo:padding-left="0in" fo:padding-bottom="0.052in" fo:padding-right="0.1041in"/>
    </style:style>
    <style:style style:name="T3862" style:parent-style-name="DefaultParagraphFont" style:family="text">
      <style:text-properties style:font-name="Calibri" style:font-name-complex="Calibri"/>
    </style:style>
    <style:style style:name="T3863" style:parent-style-name="DefaultParagraphFont" style:family="text">
      <style:text-properties style:font-name="Calibri" style:font-name-complex="Calibri"/>
    </style:style>
    <style:style style:name="TableRow3864" style:family="table-row">
      <style:table-row-properties style:use-optimal-row-height="false"/>
    </style:style>
    <style:style style:name="TableCell3865" style:family="table-cell">
      <style:table-cell-properties fo:border="none" style:writing-mode="lr-tb" style:vertical-align="middle" fo:padding-top="0.1562in" fo:padding-left="0in" fo:padding-bottom="0.052in" fo:padding-right="0.1041in"/>
    </style:style>
    <style:style style:name="T3866" style:parent-style-name="DefaultParagraphFont" style:family="text">
      <style:text-properties style:font-name="Calibri" style:font-name-complex="Calibri"/>
    </style:style>
    <style:style style:name="TableRow3867" style:family="table-row">
      <style:table-row-properties style:use-optimal-row-height="false"/>
    </style:style>
    <style:style style:name="TableCell3868" style:family="table-cell">
      <style:table-cell-properties fo:border="none" style:writing-mode="lr-tb" style:vertical-align="middle" fo:padding-top="0.1562in" fo:padding-left="0in" fo:padding-bottom="0.052in" fo:padding-right="0.1041in"/>
    </style:style>
    <style:style style:name="T3869" style:parent-style-name="DefaultParagraphFont" style:family="text">
      <style:text-properties style:font-name="Calibri" style:font-name-complex="Calibri"/>
    </style:style>
    <style:style style:name="T3870" style:parent-style-name="DefaultParagraphFont" style:family="text">
      <style:text-properties style:font-name="Calibri" style:font-name-complex="Calibri"/>
    </style:style>
    <style:style style:name="TableRow3871" style:family="table-row">
      <style:table-row-properties style:use-optimal-row-height="false"/>
    </style:style>
    <style:style style:name="TableCell3872" style:family="table-cell">
      <style:table-cell-properties fo:border="none" style:writing-mode="lr-tb" style:vertical-align="middle" fo:padding-top="0.1562in" fo:padding-left="0in" fo:padding-bottom="0.052in" fo:padding-right="0.1041in"/>
    </style:style>
    <style:style style:name="T3873" style:parent-style-name="DefaultParagraphFont" style:family="text">
      <style:text-properties style:font-name="Calibri" style:font-name-complex="Calibri"/>
    </style:style>
    <style:style style:name="TableRow3874" style:family="table-row">
      <style:table-row-properties style:use-optimal-row-height="false"/>
    </style:style>
    <style:style style:name="TableCell3875" style:family="table-cell">
      <style:table-cell-properties fo:border="none" style:writing-mode="lr-tb" style:vertical-align="middle" fo:padding-top="0.1562in" fo:padding-left="0in" fo:padding-bottom="0.052in" fo:padding-right="0.1041in"/>
    </style:style>
    <style:style style:name="T3876" style:parent-style-name="DefaultParagraphFont" style:family="text">
      <style:text-properties style:font-name="Calibri" style:font-name-complex="Calibri"/>
    </style:style>
    <style:style style:name="T3877" style:parent-style-name="DefaultParagraphFont" style:family="text">
      <style:text-properties style:font-name="Calibri" style:font-name-complex="Calibri"/>
    </style:style>
    <style:style style:name="TableRow3878" style:family="table-row">
      <style:table-row-properties style:use-optimal-row-height="false"/>
    </style:style>
    <style:style style:name="TableCell3879" style:family="table-cell">
      <style:table-cell-properties fo:border="none" style:writing-mode="lr-tb" style:vertical-align="middle" fo:padding-top="0.1562in" fo:padding-left="0in" fo:padding-bottom="0.052in" fo:padding-right="0.1041in"/>
    </style:style>
    <style:style style:name="T3880" style:parent-style-name="DefaultParagraphFont" style:family="text">
      <style:text-properties style:font-name="Calibri" style:font-name-complex="Calibri"/>
    </style:style>
    <style:style style:name="TableRow3881" style:family="table-row">
      <style:table-row-properties style:use-optimal-row-height="false"/>
    </style:style>
    <style:style style:name="TableCell3882" style:family="table-cell">
      <style:table-cell-properties fo:border="none" style:writing-mode="lr-tb" style:vertical-align="middle" fo:padding-top="0.1562in" fo:padding-left="0in" fo:padding-bottom="0.052in" fo:padding-right="0.1041in"/>
    </style:style>
    <style:style style:name="T3883" style:parent-style-name="DefaultParagraphFont" style:family="text">
      <style:text-properties style:font-name="Calibri" style:font-name-complex="Calibri"/>
    </style:style>
    <style:style style:name="T3884" style:parent-style-name="DefaultParagraphFont" style:family="text">
      <style:text-properties style:font-name="Calibri" style:font-name-complex="Calibri"/>
    </style:style>
    <style:style style:name="TableRow3885" style:family="table-row">
      <style:table-row-properties style:use-optimal-row-height="false"/>
    </style:style>
    <style:style style:name="TableCell3886" style:family="table-cell">
      <style:table-cell-properties fo:border="none" style:writing-mode="lr-tb" style:vertical-align="middle" fo:padding-top="0.1562in" fo:padding-left="0in" fo:padding-bottom="0.052in" fo:padding-right="0.1041in"/>
    </style:style>
    <style:style style:name="T3887" style:parent-style-name="DefaultParagraphFont" style:family="text">
      <style:text-properties style:font-name="Calibri" style:font-name-complex="Calibri"/>
    </style:style>
    <style:style style:name="T3888" style:parent-style-name="DefaultParagraphFont" style:family="text">
      <style:text-properties style:font-name="Calibri" style:font-name-complex="Calibri"/>
    </style:style>
    <style:style style:name="TableRow3889" style:family="table-row">
      <style:table-row-properties style:use-optimal-row-height="false"/>
    </style:style>
    <style:style style:name="TableCell3890" style:family="table-cell">
      <style:table-cell-properties fo:border="none" style:writing-mode="lr-tb" style:vertical-align="middle" fo:padding-top="0.1562in" fo:padding-left="0in" fo:padding-bottom="0.052in" fo:padding-right="0.1041in"/>
    </style:style>
    <style:style style:name="T3891" style:parent-style-name="DefaultParagraphFont" style:family="text">
      <style:text-properties style:font-name="Calibri" style:font-name-complex="Calibri"/>
    </style:style>
    <style:style style:name="T3892" style:parent-style-name="DefaultParagraphFont" style:family="text">
      <style:text-properties style:font-name="Calibri" style:font-name-complex="Calibri"/>
    </style:style>
    <style:style style:name="T3893" style:parent-style-name="DefaultParagraphFont" style:family="text">
      <style:text-properties style:font-name="Calibri" style:font-name-complex="Calibri"/>
    </style:style>
    <style:style style:name="TableRow3894" style:family="table-row">
      <style:table-row-properties style:use-optimal-row-height="false"/>
    </style:style>
    <style:style style:name="TableCell3895" style:family="table-cell">
      <style:table-cell-properties fo:border="none" style:writing-mode="lr-tb" style:vertical-align="middle" fo:padding-top="0.1562in" fo:padding-left="0in" fo:padding-bottom="0.052in" fo:padding-right="0.1041in"/>
    </style:style>
    <style:style style:name="T3896" style:parent-style-name="DefaultParagraphFont" style:family="text">
      <style:text-properties style:font-name="Calibri" style:font-name-complex="Calibri"/>
    </style:style>
    <style:style style:name="TableRow3897" style:family="table-row">
      <style:table-row-properties style:use-optimal-row-height="false"/>
    </style:style>
    <style:style style:name="TableCell3898" style:family="table-cell">
      <style:table-cell-properties fo:border="none" style:writing-mode="lr-tb" style:vertical-align="middle" fo:padding-top="0.1562in" fo:padding-left="0in" fo:padding-bottom="0.052in" fo:padding-right="0.1041in"/>
    </style:style>
    <style:style style:name="T3899" style:parent-style-name="DefaultParagraphFont" style:family="text">
      <style:text-properties style:font-name="Calibri" style:font-name-complex="Calibri"/>
    </style:style>
    <style:style style:name="TableRow3900" style:family="table-row">
      <style:table-row-properties style:use-optimal-row-height="false"/>
    </style:style>
    <style:style style:name="TableCell3901" style:family="table-cell">
      <style:table-cell-properties fo:border="none" style:writing-mode="lr-tb" style:vertical-align="middle" fo:padding-top="0.1562in" fo:padding-left="0in" fo:padding-bottom="0.052in" fo:padding-right="0.1041in"/>
    </style:style>
    <style:style style:name="T3902" style:parent-style-name="DefaultParagraphFont" style:family="text">
      <style:text-properties style:font-name="Calibri" style:font-name-complex="Calibri"/>
    </style:style>
    <style:style style:name="T3903" style:parent-style-name="DefaultParagraphFont" style:family="text">
      <style:text-properties style:font-name="Calibri" style:font-name-complex="Calibri"/>
    </style:style>
    <style:style style:name="T3904" style:parent-style-name="DefaultParagraphFont" style:family="text">
      <style:text-properties style:font-name="Calibri" style:font-name-complex="Calibri"/>
    </style:style>
    <style:style style:name="TableRow3905" style:family="table-row">
      <style:table-row-properties style:use-optimal-row-height="false"/>
    </style:style>
    <style:style style:name="TableCell3906" style:family="table-cell">
      <style:table-cell-properties fo:border="none" style:writing-mode="lr-tb" style:vertical-align="middle" fo:padding-top="0.1562in" fo:padding-left="0in" fo:padding-bottom="0.052in" fo:padding-right="0.1041in"/>
    </style:style>
    <style:style style:name="T3907" style:parent-style-name="DefaultParagraphFont" style:family="text">
      <style:text-properties style:font-name="Calibri" style:font-name-complex="Calibri"/>
    </style:style>
    <style:style style:name="TableRow3908" style:family="table-row">
      <style:table-row-properties style:use-optimal-row-height="false"/>
    </style:style>
    <style:style style:name="TableCell3909" style:family="table-cell">
      <style:table-cell-properties fo:border="none" style:writing-mode="lr-tb" style:vertical-align="middle" fo:padding-top="0.1562in" fo:padding-left="0in" fo:padding-bottom="0.052in" fo:padding-right="0.1041in"/>
    </style:style>
    <style:style style:name="T3910" style:parent-style-name="DefaultParagraphFont" style:family="text">
      <style:text-properties style:font-name="Calibri" style:font-name-complex="Calibri"/>
    </style:style>
    <style:style style:name="T3911" style:parent-style-name="DefaultParagraphFont" style:family="text">
      <style:text-properties style:font-name="Calibri" style:font-name-complex="Calibri"/>
    </style:style>
    <style:style style:name="TableRow3912" style:family="table-row">
      <style:table-row-properties style:use-optimal-row-height="false"/>
    </style:style>
    <style:style style:name="TableCell3913" style:family="table-cell">
      <style:table-cell-properties fo:border="none" style:writing-mode="lr-tb" style:vertical-align="middle" fo:padding-top="0.1562in" fo:padding-left="0in" fo:padding-bottom="0.052in" fo:padding-right="0.1041in"/>
    </style:style>
    <style:style style:name="T3914" style:parent-style-name="DefaultParagraphFont" style:family="text">
      <style:text-properties style:font-name="Calibri" style:font-name-complex="Calibri"/>
    </style:style>
    <style:style style:name="TableRow3915" style:family="table-row">
      <style:table-row-properties style:use-optimal-row-height="false"/>
    </style:style>
    <style:style style:name="TableCell3916" style:family="table-cell">
      <style:table-cell-properties fo:border="none" style:writing-mode="lr-tb" style:vertical-align="middle" fo:padding-top="0.1562in" fo:padding-left="0in" fo:padding-bottom="0.052in" fo:padding-right="0.1041in"/>
    </style:style>
    <style:style style:name="T3917" style:parent-style-name="DefaultParagraphFont" style:family="text">
      <style:text-properties style:font-name="Calibri" style:font-name-complex="Calibri"/>
    </style:style>
    <style:style style:name="TableRow3918" style:family="table-row">
      <style:table-row-properties style:use-optimal-row-height="false"/>
    </style:style>
    <style:style style:name="TableCell3919" style:family="table-cell">
      <style:table-cell-properties fo:border="none" style:writing-mode="lr-tb" style:vertical-align="middle" fo:padding-top="0.1562in" fo:padding-left="0in" fo:padding-bottom="0.052in" fo:padding-right="0.1041in"/>
    </style:style>
    <style:style style:name="T3920" style:parent-style-name="DefaultParagraphFont" style:family="text">
      <style:text-properties style:font-name="Calibri" style:font-name-complex="Calibri"/>
    </style:style>
    <style:style style:name="T3921" style:parent-style-name="DefaultParagraphFont" style:family="text">
      <style:text-properties style:font-name="Calibri" style:font-name-complex="Calibri"/>
    </style:style>
    <style:style style:name="TableRow3922" style:family="table-row">
      <style:table-row-properties style:use-optimal-row-height="false"/>
    </style:style>
    <style:style style:name="TableCell3923" style:family="table-cell">
      <style:table-cell-properties fo:border="none" style:writing-mode="lr-tb" style:vertical-align="middle" fo:padding-top="0.1562in" fo:padding-left="0in" fo:padding-bottom="0.052in" fo:padding-right="0.1041in"/>
    </style:style>
    <style:style style:name="T3924" style:parent-style-name="DefaultParagraphFont" style:family="text">
      <style:text-properties style:font-name="Calibri" style:font-name-complex="Calibri"/>
    </style:style>
    <style:style style:name="T3925" style:parent-style-name="DefaultParagraphFont" style:family="text">
      <style:text-properties style:font-name="Calibri" style:font-name-complex="Calibri"/>
    </style:style>
    <style:style style:name="TableRow3926" style:family="table-row">
      <style:table-row-properties style:use-optimal-row-height="false"/>
    </style:style>
    <style:style style:name="TableCell3927" style:family="table-cell">
      <style:table-cell-properties fo:border="none" style:writing-mode="lr-tb" style:vertical-align="middle" fo:padding-top="0.1562in" fo:padding-left="0in" fo:padding-bottom="0.052in" fo:padding-right="0.1041in"/>
    </style:style>
    <style:style style:name="T3928" style:parent-style-name="DefaultParagraphFont" style:family="text">
      <style:text-properties style:font-name="Calibri" style:font-name-complex="Calibri"/>
    </style:style>
    <style:style style:name="TableRow3929" style:family="table-row">
      <style:table-row-properties style:use-optimal-row-height="false"/>
    </style:style>
    <style:style style:name="TableCell3930" style:family="table-cell">
      <style:table-cell-properties fo:border="none" style:writing-mode="lr-tb" style:vertical-align="middle" fo:padding-top="0.1562in" fo:padding-left="0in" fo:padding-bottom="0.052in" fo:padding-right="0.1041in"/>
    </style:style>
    <style:style style:name="T3931" style:parent-style-name="DefaultParagraphFont" style:family="text">
      <style:text-properties style:font-name="Calibri" style:font-name-complex="Calibri"/>
    </style:style>
    <style:style style:name="TableRow3932" style:family="table-row">
      <style:table-row-properties style:use-optimal-row-height="false"/>
    </style:style>
    <style:style style:name="TableCell3933" style:family="table-cell">
      <style:table-cell-properties fo:border="none" style:writing-mode="lr-tb" style:vertical-align="middle" fo:padding-top="0.1562in" fo:padding-left="0in" fo:padding-bottom="0.052in" fo:padding-right="0.1041in"/>
    </style:style>
    <style:style style:name="T3934" style:parent-style-name="DefaultParagraphFont" style:family="text">
      <style:text-properties style:font-name="Calibri" style:font-name-complex="Calibri"/>
    </style:style>
    <style:style style:name="T3935" style:parent-style-name="DefaultParagraphFont" style:family="text">
      <style:text-properties style:font-name="Calibri" style:font-name-complex="Calibri"/>
    </style:style>
    <style:style style:name="T3936" style:parent-style-name="DefaultParagraphFont" style:family="text">
      <style:text-properties style:font-name="Calibri" style:font-name-complex="Calibri"/>
    </style:style>
    <style:style style:name="TableRow3937" style:family="table-row">
      <style:table-row-properties style:use-optimal-row-height="false"/>
    </style:style>
    <style:style style:name="TableCell3938" style:family="table-cell">
      <style:table-cell-properties fo:border="none" style:writing-mode="lr-tb" style:vertical-align="middle" fo:padding-top="0.1562in" fo:padding-left="0in" fo:padding-bottom="0.052in" fo:padding-right="0.1041in"/>
    </style:style>
    <style:style style:name="T3939" style:parent-style-name="DefaultParagraphFont" style:family="text">
      <style:text-properties style:font-name="Calibri" style:font-name-complex="Calibri"/>
    </style:style>
    <style:style style:name="TableRow3940" style:family="table-row">
      <style:table-row-properties style:use-optimal-row-height="false"/>
    </style:style>
    <style:style style:name="TableCell3941" style:family="table-cell">
      <style:table-cell-properties fo:border="none" style:writing-mode="lr-tb" style:vertical-align="middle" fo:padding-top="0.1562in" fo:padding-left="0in" fo:padding-bottom="0.052in" fo:padding-right="0.1041in"/>
    </style:style>
    <style:style style:name="T3942" style:parent-style-name="DefaultParagraphFont" style:family="text">
      <style:text-properties style:font-name="Calibri" style:font-name-complex="Calibri"/>
    </style:style>
    <style:style style:name="T3943" style:parent-style-name="DefaultParagraphFont" style:family="text">
      <style:text-properties style:font-name="Calibri" style:font-name-complex="Calibri"/>
    </style:style>
    <style:style style:name="TableRow3944" style:family="table-row">
      <style:table-row-properties style:use-optimal-row-height="false"/>
    </style:style>
    <style:style style:name="TableCell3945" style:family="table-cell">
      <style:table-cell-properties fo:border="none" style:writing-mode="lr-tb" style:vertical-align="middle" fo:padding-top="0.1562in" fo:padding-left="0in" fo:padding-bottom="0.052in" fo:padding-right="0.1041in"/>
    </style:style>
    <style:style style:name="T3946" style:parent-style-name="DefaultParagraphFont" style:family="text">
      <style:text-properties style:font-name="Calibri" style:font-name-complex="Calibri"/>
    </style:style>
    <style:style style:name="TableRow3947" style:family="table-row">
      <style:table-row-properties style:use-optimal-row-height="false"/>
    </style:style>
    <style:style style:name="TableCell3948" style:family="table-cell">
      <style:table-cell-properties fo:border="none" style:writing-mode="lr-tb" style:vertical-align="middle" fo:padding-top="0.1562in" fo:padding-left="0in" fo:padding-bottom="0.052in" fo:padding-right="0.1041in"/>
    </style:style>
    <style:style style:name="T3949" style:parent-style-name="DefaultParagraphFont" style:family="text">
      <style:text-properties style:font-name="Calibri" style:font-name-complex="Calibri"/>
    </style:style>
    <style:style style:name="T3950" style:parent-style-name="DefaultParagraphFont" style:family="text">
      <style:text-properties style:font-name="Calibri" style:font-name-complex="Calibri"/>
    </style:style>
    <style:style style:name="T3951" style:parent-style-name="DefaultParagraphFont" style:family="text">
      <style:text-properties style:font-name="Calibri" style:font-name-complex="Calibri"/>
    </style:style>
    <style:style style:name="TableRow3952" style:family="table-row">
      <style:table-row-properties style:use-optimal-row-height="false"/>
    </style:style>
    <style:style style:name="TableCell3953" style:family="table-cell">
      <style:table-cell-properties fo:border="none" style:writing-mode="lr-tb" style:vertical-align="middle" fo:padding-top="0.1562in" fo:padding-left="0in" fo:padding-bottom="0.052in" fo:padding-right="0.1041in"/>
    </style:style>
    <style:style style:name="T3954" style:parent-style-name="DefaultParagraphFont" style:family="text">
      <style:text-properties style:font-name="Calibri" style:font-name-complex="Calibri"/>
    </style:style>
    <style:style style:name="T3955" style:parent-style-name="DefaultParagraphFont" style:family="text">
      <style:text-properties style:font-name="Calibri" style:font-name-complex="Calibri"/>
    </style:style>
    <style:style style:name="T3956" style:parent-style-name="DefaultParagraphFont" style:family="text">
      <style:text-properties style:font-name="Calibri" style:font-name-complex="Calibri"/>
    </style:style>
    <style:style style:name="T3957" style:parent-style-name="DefaultParagraphFont" style:family="text">
      <style:text-properties style:font-name="Calibri" style:font-name-complex="Calibri"/>
    </style:style>
    <style:style style:name="TableRow3958" style:family="table-row">
      <style:table-row-properties style:use-optimal-row-height="false"/>
    </style:style>
    <style:style style:name="TableCell3959" style:family="table-cell">
      <style:table-cell-properties fo:border="none" style:writing-mode="lr-tb" style:vertical-align="middle" fo:padding-top="0.1562in" fo:padding-left="0in" fo:padding-bottom="0.052in" fo:padding-right="0.1041in"/>
    </style:style>
    <style:style style:name="T3960" style:parent-style-name="DefaultParagraphFont" style:family="text">
      <style:text-properties style:font-name="Calibri" style:font-name-complex="Calibri"/>
    </style:style>
    <style:style style:name="TableRow3961" style:family="table-row">
      <style:table-row-properties style:use-optimal-row-height="false"/>
    </style:style>
    <style:style style:name="TableCell3962" style:family="table-cell">
      <style:table-cell-properties fo:border="none" style:writing-mode="lr-tb" style:vertical-align="middle" fo:padding-top="0.1562in" fo:padding-left="0in" fo:padding-bottom="0.052in" fo:padding-right="0.1041in"/>
    </style:style>
    <style:style style:name="T3963" style:parent-style-name="DefaultParagraphFont" style:family="text">
      <style:text-properties style:font-name="Calibri" style:font-name-complex="Calibri"/>
    </style:style>
    <style:style style:name="TableRow3964" style:family="table-row">
      <style:table-row-properties style:use-optimal-row-height="false"/>
    </style:style>
    <style:style style:name="TableCell3965" style:family="table-cell">
      <style:table-cell-properties fo:border="none" style:writing-mode="lr-tb" style:vertical-align="middle" fo:padding-top="0.1562in" fo:padding-left="0in" fo:padding-bottom="0.052in" fo:padding-right="0.1041in"/>
    </style:style>
    <style:style style:name="T3966" style:parent-style-name="DefaultParagraphFont" style:family="text">
      <style:text-properties style:font-name="Calibri" style:font-name-complex="Calibri"/>
    </style:style>
    <style:style style:name="T3967" style:parent-style-name="DefaultParagraphFont" style:family="text">
      <style:text-properties style:font-name="Calibri" style:font-name-complex="Calibri"/>
    </style:style>
    <style:style style:name="T3968" style:parent-style-name="DefaultParagraphFont" style:family="text">
      <style:text-properties style:font-name="Calibri" style:font-name-complex="Calibri"/>
    </style:style>
    <style:style style:name="T3969" style:parent-style-name="DefaultParagraphFont" style:family="text">
      <style:text-properties style:font-name="Calibri" style:font-name-complex="Calibri"/>
    </style:style>
    <style:style style:name="T3970" style:parent-style-name="DefaultParagraphFont" style:family="text">
      <style:text-properties style:font-name="Calibri" style:font-name-complex="Calibri"/>
    </style:style>
    <style:style style:name="T3971" style:parent-style-name="DefaultParagraphFont" style:family="text">
      <style:text-properties style:font-name="Calibri" style:font-name-complex="Calibri"/>
    </style:style>
    <style:style style:name="T3972" style:parent-style-name="DefaultParagraphFont" style:family="text">
      <style:text-properties style:font-name="Calibri" style:font-name-complex="Calibri"/>
    </style:style>
    <style:style style:name="T3973" style:parent-style-name="DefaultParagraphFont" style:family="text">
      <style:text-properties style:font-name="Calibri" style:font-name-complex="Calibri"/>
    </style:style>
    <style:style style:name="T3974" style:parent-style-name="DefaultParagraphFont" style:family="text">
      <style:text-properties style:font-name="Calibri" style:font-name-complex="Calibri"/>
    </style:style>
    <style:style style:name="TableRow3975" style:family="table-row">
      <style:table-row-properties style:use-optimal-row-height="false"/>
    </style:style>
    <style:style style:name="TableCell3976" style:family="table-cell">
      <style:table-cell-properties fo:border="none" style:writing-mode="lr-tb" style:vertical-align="middle" fo:padding-top="0.1562in" fo:padding-left="0in" fo:padding-bottom="0.052in" fo:padding-right="0.1041in"/>
    </style:style>
    <style:style style:name="T3977" style:parent-style-name="DefaultParagraphFont" style:family="text">
      <style:text-properties style:font-name="Calibri" style:font-name-complex="Calibri"/>
    </style:style>
    <style:style style:name="T3978" style:parent-style-name="DefaultParagraphFont" style:family="text">
      <style:text-properties style:font-name="Calibri" style:font-name-complex="Calibri"/>
    </style:style>
    <style:style style:name="TableRow3979" style:family="table-row">
      <style:table-row-properties style:use-optimal-row-height="false"/>
    </style:style>
    <style:style style:name="TableCell3980" style:family="table-cell">
      <style:table-cell-properties fo:border="none" style:writing-mode="lr-tb" style:vertical-align="middle" fo:padding-top="0.1562in" fo:padding-left="0in" fo:padding-bottom="0.052in" fo:padding-right="0.1041in"/>
    </style:style>
    <style:style style:name="T3981" style:parent-style-name="DefaultParagraphFont" style:family="text">
      <style:text-properties style:font-name="Calibri" style:font-name-complex="Calibri"/>
    </style:style>
    <style:style style:name="TableRow3982" style:family="table-row">
      <style:table-row-properties style:use-optimal-row-height="false"/>
    </style:style>
    <style:style style:name="TableCell3983" style:family="table-cell">
      <style:table-cell-properties fo:border="none" style:writing-mode="lr-tb" style:vertical-align="middle" fo:padding-top="0.1562in" fo:padding-left="0in" fo:padding-bottom="0.052in" fo:padding-right="0.1041in"/>
    </style:style>
    <style:style style:name="T3984" style:parent-style-name="DefaultParagraphFont" style:family="text">
      <style:text-properties style:font-name="Calibri" style:font-name-complex="Calibri"/>
    </style:style>
    <style:style style:name="T3985" style:parent-style-name="DefaultParagraphFont" style:family="text">
      <style:text-properties style:font-name="Calibri" style:font-name-complex="Calibri"/>
    </style:style>
    <style:style style:name="T3986" style:parent-style-name="DefaultParagraphFont" style:family="text">
      <style:text-properties style:font-name="Calibri" style:font-name-complex="Calibri"/>
    </style:style>
    <style:style style:name="TableRow3987" style:family="table-row">
      <style:table-row-properties style:use-optimal-row-height="false"/>
    </style:style>
    <style:style style:name="TableCell3988" style:family="table-cell">
      <style:table-cell-properties fo:border="none" style:writing-mode="lr-tb" style:vertical-align="middle" fo:padding-top="0.1562in" fo:padding-left="0in" fo:padding-bottom="0.052in" fo:padding-right="0.1041in"/>
    </style:style>
    <style:style style:name="T3989" style:parent-style-name="DefaultParagraphFont" style:family="text">
      <style:text-properties style:font-name="Calibri" style:font-name-complex="Calibri"/>
    </style:style>
    <style:style style:name="TableRow3990" style:family="table-row">
      <style:table-row-properties style:use-optimal-row-height="false"/>
    </style:style>
    <style:style style:name="TableCell3991" style:family="table-cell">
      <style:table-cell-properties fo:border="none" style:writing-mode="lr-tb" style:vertical-align="middle" fo:padding-top="0.1562in" fo:padding-left="0in" fo:padding-bottom="0.052in" fo:padding-right="0.1041in"/>
    </style:style>
    <style:style style:name="T3992" style:parent-style-name="DefaultParagraphFont" style:family="text">
      <style:text-properties style:font-name="Calibri" style:font-name-complex="Calibri"/>
    </style:style>
    <style:style style:name="T3993" style:parent-style-name="DefaultParagraphFont" style:family="text">
      <style:text-properties style:font-name="Calibri" style:font-name-complex="Calibri"/>
    </style:style>
    <style:style style:name="T3994" style:parent-style-name="DefaultParagraphFont" style:family="text">
      <style:text-properties style:font-name="Calibri" style:font-name-complex="Calibri"/>
    </style:style>
    <style:style style:name="TableRow3995" style:family="table-row">
      <style:table-row-properties style:use-optimal-row-height="false"/>
    </style:style>
    <style:style style:name="TableCell3996" style:family="table-cell">
      <style:table-cell-properties fo:border="none" style:writing-mode="lr-tb" style:vertical-align="middle" fo:padding-top="0.1562in" fo:padding-left="0in" fo:padding-bottom="0.052in" fo:padding-right="0.1041in"/>
    </style:style>
    <style:style style:name="T3997" style:parent-style-name="DefaultParagraphFont" style:family="text">
      <style:text-properties style:font-name="Calibri" style:font-name-complex="Calibri"/>
    </style:style>
    <style:style style:name="TableRow3998" style:family="table-row">
      <style:table-row-properties style:use-optimal-row-height="false"/>
    </style:style>
    <style:style style:name="TableCell3999" style:family="table-cell">
      <style:table-cell-properties fo:border="none" style:writing-mode="lr-tb" style:vertical-align="middle" fo:padding-top="0.1562in" fo:padding-left="0in" fo:padding-bottom="0.052in" fo:padding-right="0.1041in"/>
    </style:style>
    <style:style style:name="T4000" style:parent-style-name="DefaultParagraphFont" style:family="text">
      <style:text-properties style:font-name="Calibri" style:font-name-complex="Calibri"/>
    </style:style>
    <style:style style:name="TableRow4001" style:family="table-row">
      <style:table-row-properties style:use-optimal-row-height="false"/>
    </style:style>
    <style:style style:name="TableCell4002" style:family="table-cell">
      <style:table-cell-properties fo:border="none" style:writing-mode="lr-tb" style:vertical-align="middle" fo:padding-top="0.1562in" fo:padding-left="0in" fo:padding-bottom="0.052in" fo:padding-right="0.1041in"/>
    </style:style>
    <style:style style:name="T4003" style:parent-style-name="DefaultParagraphFont" style:family="text">
      <style:text-properties style:font-name="Calibri" style:font-name-complex="Calibri"/>
    </style:style>
    <style:style style:name="TableRow4004" style:family="table-row">
      <style:table-row-properties style:use-optimal-row-height="false"/>
    </style:style>
    <style:style style:name="TableCell4005" style:family="table-cell">
      <style:table-cell-properties fo:border="none" style:writing-mode="lr-tb" style:vertical-align="middle" fo:padding-top="0.1562in" fo:padding-left="0in" fo:padding-bottom="0.052in" fo:padding-right="0.1041in"/>
    </style:style>
    <style:style style:name="T4006" style:parent-style-name="DefaultParagraphFont" style:family="text">
      <style:text-properties style:font-name="Calibri" style:font-name-complex="Calibri"/>
    </style:style>
    <style:style style:name="TableRow4007" style:family="table-row">
      <style:table-row-properties style:use-optimal-row-height="false"/>
    </style:style>
    <style:style style:name="TableCell4008" style:family="table-cell">
      <style:table-cell-properties fo:border="none" style:writing-mode="lr-tb" style:vertical-align="middle" fo:padding-top="0.1562in" fo:padding-left="0in" fo:padding-bottom="0.052in" fo:padding-right="0.1041in"/>
    </style:style>
    <style:style style:name="T4009" style:parent-style-name="DefaultParagraphFont" style:family="text">
      <style:text-properties style:font-name="Calibri" style:font-name-complex="Calibri"/>
    </style:style>
    <style:style style:name="T4010" style:parent-style-name="DefaultParagraphFont" style:family="text">
      <style:text-properties style:font-name="Calibri" style:font-name-complex="Calibri"/>
    </style:style>
    <style:style style:name="T4011" style:parent-style-name="DefaultParagraphFont" style:family="text">
      <style:text-properties style:font-name="Calibri" style:font-name-complex="Calibri"/>
    </style:style>
    <style:style style:name="T4012" style:parent-style-name="DefaultParagraphFont" style:family="text">
      <style:text-properties style:font-name="Calibri" style:font-name-complex="Calibri"/>
    </style:style>
    <style:style style:name="TableRow4013" style:family="table-row">
      <style:table-row-properties style:use-optimal-row-height="false"/>
    </style:style>
    <style:style style:name="TableCell4014" style:family="table-cell">
      <style:table-cell-properties fo:border="none" style:writing-mode="lr-tb" style:vertical-align="middle" fo:padding-top="0.1562in" fo:padding-left="0in" fo:padding-bottom="0.052in" fo:padding-right="0.1041in"/>
    </style:style>
    <style:style style:name="T4015" style:parent-style-name="DefaultParagraphFont" style:family="text">
      <style:text-properties style:font-name="Calibri" style:font-name-complex="Calibri"/>
    </style:style>
    <style:style style:name="TableRow4016" style:family="table-row">
      <style:table-row-properties style:use-optimal-row-height="false"/>
    </style:style>
    <style:style style:name="TableCell4017" style:family="table-cell">
      <style:table-cell-properties fo:border="none" style:writing-mode="lr-tb" style:vertical-align="middle" fo:padding-top="0.1562in" fo:padding-left="0in" fo:padding-bottom="0.052in" fo:padding-right="0.1041in"/>
    </style:style>
    <style:style style:name="T4018" style:parent-style-name="DefaultParagraphFont" style:family="text">
      <style:text-properties style:font-name="Calibri" style:font-name-complex="Calibri"/>
    </style:style>
    <style:style style:name="T4019" style:parent-style-name="DefaultParagraphFont" style:family="text">
      <style:text-properties style:font-name="Calibri" style:font-name-complex="Calibri"/>
    </style:style>
    <style:style style:name="T4020" style:parent-style-name="DefaultParagraphFont" style:family="text">
      <style:text-properties style:font-name="Calibri" style:font-name-complex="Calibri"/>
    </style:style>
    <style:style style:name="TableRow4021" style:family="table-row">
      <style:table-row-properties style:use-optimal-row-height="false"/>
    </style:style>
    <style:style style:name="TableCell4022" style:family="table-cell">
      <style:table-cell-properties fo:border="none" style:writing-mode="lr-tb" style:vertical-align="middle" fo:padding-top="0.1562in" fo:padding-left="0in" fo:padding-bottom="0.052in" fo:padding-right="0.1041in"/>
    </style:style>
    <style:style style:name="T4023" style:parent-style-name="DefaultParagraphFont" style:family="text">
      <style:text-properties style:font-name="Calibri" style:font-name-complex="Calibri"/>
    </style:style>
    <style:style style:name="TableRow4024" style:family="table-row">
      <style:table-row-properties style:use-optimal-row-height="false"/>
    </style:style>
    <style:style style:name="TableCell4025" style:family="table-cell">
      <style:table-cell-properties fo:border="none" style:writing-mode="lr-tb" style:vertical-align="middle" fo:padding-top="0.1562in" fo:padding-left="0in" fo:padding-bottom="0.052in" fo:padding-right="0.1041in"/>
    </style:style>
    <style:style style:name="T4026" style:parent-style-name="DefaultParagraphFont" style:family="text">
      <style:text-properties style:font-name="Calibri" style:font-name-complex="Calibri"/>
    </style:style>
    <style:style style:name="TableRow4027" style:family="table-row">
      <style:table-row-properties style:use-optimal-row-height="false"/>
    </style:style>
    <style:style style:name="TableCell4028" style:family="table-cell">
      <style:table-cell-properties fo:border="none" style:writing-mode="lr-tb" style:vertical-align="middle" fo:padding-top="0.1562in" fo:padding-left="0in" fo:padding-bottom="0.052in" fo:padding-right="0.1041in"/>
    </style:style>
    <style:style style:name="T4029" style:parent-style-name="DefaultParagraphFont" style:family="text">
      <style:text-properties style:font-name="Calibri" style:font-name-complex="Calibri"/>
    </style:style>
    <style:style style:name="T4030" style:parent-style-name="DefaultParagraphFont" style:family="text">
      <style:text-properties style:font-name="Calibri" style:font-name-complex="Calibri"/>
    </style:style>
    <style:style style:name="TableRow4031" style:family="table-row">
      <style:table-row-properties style:use-optimal-row-height="false"/>
    </style:style>
    <style:style style:name="TableCell4032" style:family="table-cell">
      <style:table-cell-properties fo:border="none" style:writing-mode="lr-tb" style:vertical-align="middle" fo:padding-top="0.1562in" fo:padding-left="0in" fo:padding-bottom="0.052in" fo:padding-right="0.1041in"/>
    </style:style>
    <style:style style:name="T4033" style:parent-style-name="DefaultParagraphFont" style:family="text">
      <style:text-properties style:font-name="Calibri" style:font-name-complex="Calibri"/>
    </style:style>
    <style:style style:name="TableRow4034" style:family="table-row">
      <style:table-row-properties style:use-optimal-row-height="false"/>
    </style:style>
    <style:style style:name="TableCell4035" style:family="table-cell">
      <style:table-cell-properties fo:border="none" style:writing-mode="lr-tb" style:vertical-align="middle" fo:padding-top="0.1562in" fo:padding-left="0in" fo:padding-bottom="0.052in" fo:padding-right="0.1041in"/>
    </style:style>
    <style:style style:name="T4036" style:parent-style-name="DefaultParagraphFont" style:family="text">
      <style:text-properties style:font-name="Calibri" style:font-name-complex="Calibri"/>
    </style:style>
    <style:style style:name="T4037" style:parent-style-name="DefaultParagraphFont" style:family="text">
      <style:text-properties style:font-name="Calibri" style:font-name-complex="Calibri"/>
    </style:style>
    <style:style style:name="T4038" style:parent-style-name="DefaultParagraphFont" style:family="text">
      <style:text-properties style:font-name="Calibri" style:font-name-complex="Calibri"/>
    </style:style>
    <style:style style:name="TableRow4039" style:family="table-row">
      <style:table-row-properties style:use-optimal-row-height="false"/>
    </style:style>
    <style:style style:name="TableCell4040" style:family="table-cell">
      <style:table-cell-properties fo:border="none" style:writing-mode="lr-tb" style:vertical-align="middle" fo:padding-top="0.1562in" fo:padding-left="0in" fo:padding-bottom="0.052in" fo:padding-right="0.1041in"/>
    </style:style>
    <style:style style:name="T4041" style:parent-style-name="DefaultParagraphFont" style:family="text">
      <style:text-properties style:font-name="Calibri" style:font-name-complex="Calibri"/>
    </style:style>
    <style:style style:name="TableRow4042" style:family="table-row">
      <style:table-row-properties style:use-optimal-row-height="false"/>
    </style:style>
    <style:style style:name="TableCell4043" style:family="table-cell">
      <style:table-cell-properties fo:border="none" style:writing-mode="lr-tb" style:vertical-align="middle" fo:padding-top="0.1562in" fo:padding-left="0in" fo:padding-bottom="0.052in" fo:padding-right="0.1041in"/>
    </style:style>
    <style:style style:name="T4044" style:parent-style-name="DefaultParagraphFont" style:family="text">
      <style:text-properties style:font-name="Calibri" style:font-name-complex="Calibri"/>
    </style:style>
    <style:style style:name="TableRow4045" style:family="table-row">
      <style:table-row-properties style:use-optimal-row-height="false"/>
    </style:style>
    <style:style style:name="TableCell4046" style:family="table-cell">
      <style:table-cell-properties fo:border="none" style:writing-mode="lr-tb" style:vertical-align="middle" fo:padding-top="0.1562in" fo:padding-left="0in" fo:padding-bottom="0.052in" fo:padding-right="0.1041in"/>
    </style:style>
    <style:style style:name="T4047" style:parent-style-name="DefaultParagraphFont" style:family="text">
      <style:text-properties style:font-name="Calibri" style:font-name-complex="Calibri"/>
    </style:style>
    <style:style style:name="TableRow4048" style:family="table-row">
      <style:table-row-properties style:use-optimal-row-height="false"/>
    </style:style>
    <style:style style:name="TableCell4049" style:family="table-cell">
      <style:table-cell-properties fo:border="none" style:writing-mode="lr-tb" style:vertical-align="middle" fo:padding-top="0.1562in" fo:padding-left="0in" fo:padding-bottom="0.052in" fo:padding-right="0.1041in"/>
    </style:style>
    <style:style style:name="T4050" style:parent-style-name="DefaultParagraphFont" style:family="text">
      <style:text-properties style:font-name="Calibri" style:font-name-complex="Calibri"/>
    </style:style>
    <style:style style:name="TableRow4051" style:family="table-row">
      <style:table-row-properties style:use-optimal-row-height="false"/>
    </style:style>
    <style:style style:name="TableCell4052" style:family="table-cell">
      <style:table-cell-properties fo:border="none" style:writing-mode="lr-tb" style:vertical-align="middle" fo:padding-top="0.1562in" fo:padding-left="0in" fo:padding-bottom="0.052in" fo:padding-right="0.1041in"/>
    </style:style>
    <style:style style:name="T4053" style:parent-style-name="DefaultParagraphFont" style:family="text">
      <style:text-properties style:font-name="Calibri" style:font-name-complex="Calibri"/>
    </style:style>
    <style:style style:name="T4054" style:parent-style-name="DefaultParagraphFont" style:family="text">
      <style:text-properties style:font-name="Calibri" style:font-name-complex="Calibri"/>
    </style:style>
    <style:style style:name="TableRow4055" style:family="table-row">
      <style:table-row-properties style:use-optimal-row-height="false"/>
    </style:style>
    <style:style style:name="TableCell4056" style:family="table-cell">
      <style:table-cell-properties fo:border="none" style:writing-mode="lr-tb" style:vertical-align="middle" fo:padding-top="0.1562in" fo:padding-left="0in" fo:padding-bottom="0.052in" fo:padding-right="0.1041in"/>
    </style:style>
    <style:style style:name="T4057" style:parent-style-name="DefaultParagraphFont" style:family="text">
      <style:text-properties style:font-name="Calibri" style:font-name-complex="Calibri"/>
    </style:style>
    <style:style style:name="TableRow4058" style:family="table-row">
      <style:table-row-properties style:use-optimal-row-height="false"/>
    </style:style>
    <style:style style:name="TableCell4059" style:family="table-cell">
      <style:table-cell-properties fo:border="none" style:writing-mode="lr-tb" style:vertical-align="middle" fo:padding-top="0.1562in" fo:padding-left="0in" fo:padding-bottom="0.052in" fo:padding-right="0.1041in"/>
    </style:style>
    <style:style style:name="T4060" style:parent-style-name="DefaultParagraphFont" style:family="text">
      <style:text-properties style:font-name="Calibri" style:font-name-complex="Calibri"/>
    </style:style>
    <style:style style:name="T4061" style:parent-style-name="DefaultParagraphFont" style:family="text">
      <style:text-properties style:font-name="Calibri" style:font-name-complex="Calibri"/>
    </style:style>
    <style:style style:name="TableRow4062" style:family="table-row">
      <style:table-row-properties style:use-optimal-row-height="false"/>
    </style:style>
    <style:style style:name="TableCell4063" style:family="table-cell">
      <style:table-cell-properties fo:border="none" style:writing-mode="lr-tb" style:vertical-align="middle" fo:padding-top="0.1562in" fo:padding-left="0in" fo:padding-bottom="0.052in" fo:padding-right="0.1041in"/>
    </style:style>
    <style:style style:name="T4064" style:parent-style-name="DefaultParagraphFont" style:family="text">
      <style:text-properties style:font-name="Calibri" style:font-name-complex="Calibri" fo:language="sv" fo:country="SE"/>
    </style:style>
    <style:style style:name="T4065" style:parent-style-name="DefaultParagraphFont" style:family="text">
      <style:text-properties style:font-name="Calibri" style:font-name-complex="Calibri" fo:language="sv" fo:country="SE"/>
    </style:style>
    <style:style style:name="TableRow4066" style:family="table-row">
      <style:table-row-properties style:use-optimal-row-height="false"/>
    </style:style>
    <style:style style:name="TableCell4067" style:family="table-cell">
      <style:table-cell-properties fo:border="none" style:writing-mode="lr-tb" style:vertical-align="middle" fo:padding-top="0.1562in" fo:padding-left="0in" fo:padding-bottom="0.052in" fo:padding-right="0.1041in"/>
    </style:style>
    <style:style style:name="T4068" style:parent-style-name="DefaultParagraphFont" style:family="text">
      <style:text-properties style:font-name="Calibri" style:font-name-complex="Calibri"/>
    </style:style>
    <style:style style:name="T4069" style:parent-style-name="DefaultParagraphFont" style:family="text">
      <style:text-properties style:font-name="Calibri" style:font-name-complex="Calibri"/>
    </style:style>
    <style:style style:name="TableRow4070" style:family="table-row">
      <style:table-row-properties style:use-optimal-row-height="false"/>
    </style:style>
    <style:style style:name="TableCell4071" style:family="table-cell">
      <style:table-cell-properties fo:border="none" style:writing-mode="lr-tb" style:vertical-align="middle" fo:padding-top="0.1562in" fo:padding-left="0in" fo:padding-bottom="0.052in" fo:padding-right="0.1041in"/>
    </style:style>
    <style:style style:name="T4072" style:parent-style-name="DefaultParagraphFont" style:family="text">
      <style:text-properties style:font-name="Calibri" style:font-name-complex="Calibri"/>
    </style:style>
    <style:style style:name="T4073" style:parent-style-name="DefaultParagraphFont" style:family="text">
      <style:text-properties style:font-name="Calibri" style:font-name-complex="Calibri"/>
    </style:style>
    <style:style style:name="TableRow4074" style:family="table-row">
      <style:table-row-properties style:use-optimal-row-height="false"/>
    </style:style>
    <style:style style:name="TableCell4075" style:family="table-cell">
      <style:table-cell-properties fo:border="none" style:writing-mode="lr-tb" style:vertical-align="middle" fo:padding-top="0.1562in" fo:padding-left="0in" fo:padding-bottom="0.052in" fo:padding-right="0.1041in"/>
    </style:style>
    <style:style style:name="T4076" style:parent-style-name="DefaultParagraphFont" style:family="text">
      <style:text-properties style:font-name="Calibri" style:font-name-complex="Calibri"/>
    </style:style>
    <style:style style:name="TableRow4077" style:family="table-row">
      <style:table-row-properties style:use-optimal-row-height="false"/>
    </style:style>
    <style:style style:name="TableCell4078" style:family="table-cell">
      <style:table-cell-properties fo:border="none" style:writing-mode="lr-tb" style:vertical-align="middle" fo:padding-top="0.1562in" fo:padding-left="0in" fo:padding-bottom="0.052in" fo:padding-right="0.1041in"/>
    </style:style>
    <style:style style:name="T4079" style:parent-style-name="DefaultParagraphFont" style:family="text">
      <style:text-properties style:font-name="Calibri" style:font-name-complex="Calibri"/>
    </style:style>
    <style:style style:name="T4080" style:parent-style-name="DefaultParagraphFont" style:family="text">
      <style:text-properties style:font-name="Calibri" style:font-name-complex="Calibri"/>
    </style:style>
    <style:style style:name="TableRow4081" style:family="table-row">
      <style:table-row-properties style:use-optimal-row-height="false"/>
    </style:style>
    <style:style style:name="TableCell4082" style:family="table-cell">
      <style:table-cell-properties fo:border="none" style:writing-mode="lr-tb" style:vertical-align="middle" fo:padding-top="0.1562in" fo:padding-left="0in" fo:padding-bottom="0.052in" fo:padding-right="0.1041in"/>
    </style:style>
    <style:style style:name="T4083" style:parent-style-name="DefaultParagraphFont" style:family="text">
      <style:text-properties style:font-name="Calibri" style:font-name-complex="Calibri"/>
    </style:style>
    <style:style style:name="TableRow4084" style:family="table-row">
      <style:table-row-properties style:use-optimal-row-height="false"/>
    </style:style>
    <style:style style:name="TableCell4085" style:family="table-cell">
      <style:table-cell-properties fo:border="none" style:writing-mode="lr-tb" style:vertical-align="middle" fo:padding-top="0.1562in" fo:padding-left="0in" fo:padding-bottom="0.052in" fo:padding-right="0.1041in"/>
    </style:style>
    <style:style style:name="T4086" style:parent-style-name="DefaultParagraphFont" style:family="text">
      <style:text-properties style:font-name="Calibri" style:font-name-complex="Calibri"/>
    </style:style>
    <style:style style:name="TableRow4087" style:family="table-row">
      <style:table-row-properties style:use-optimal-row-height="false"/>
    </style:style>
    <style:style style:name="TableCell4088" style:family="table-cell">
      <style:table-cell-properties fo:border="none" style:writing-mode="lr-tb" style:vertical-align="middle" fo:padding-top="0.1562in" fo:padding-left="0in" fo:padding-bottom="0.052in" fo:padding-right="0.1041in"/>
    </style:style>
    <style:style style:name="T4089" style:parent-style-name="DefaultParagraphFont" style:family="text">
      <style:text-properties style:font-name="Calibri" style:font-name-complex="Calibri"/>
    </style:style>
    <style:style style:name="TableRow4090" style:family="table-row">
      <style:table-row-properties style:use-optimal-row-height="false"/>
    </style:style>
    <style:style style:name="TableCell4091" style:family="table-cell">
      <style:table-cell-properties fo:border="none" style:writing-mode="lr-tb" style:vertical-align="middle" fo:padding-top="0.1562in" fo:padding-left="0in" fo:padding-bottom="0.052in" fo:padding-right="0.1041in"/>
    </style:style>
    <style:style style:name="T4092" style:parent-style-name="DefaultParagraphFont" style:family="text">
      <style:text-properties style:font-name="Calibri" style:font-name-complex="Calibri"/>
    </style:style>
    <style:style style:name="T4093" style:parent-style-name="DefaultParagraphFont" style:family="text">
      <style:text-properties style:font-name="Calibri" style:font-name-complex="Calibri"/>
    </style:style>
    <style:style style:name="T4094" style:parent-style-name="DefaultParagraphFont" style:family="text">
      <style:text-properties style:font-name="Calibri" style:font-name-complex="Calibri"/>
    </style:style>
    <style:style style:name="TableRow4095" style:family="table-row">
      <style:table-row-properties style:use-optimal-row-height="false"/>
    </style:style>
    <style:style style:name="TableCell4096" style:family="table-cell">
      <style:table-cell-properties fo:border="none" style:writing-mode="lr-tb" style:vertical-align="middle" fo:padding-top="0.1562in" fo:padding-left="0in" fo:padding-bottom="0.052in" fo:padding-right="0.1041in"/>
    </style:style>
    <style:style style:name="T4097" style:parent-style-name="DefaultParagraphFont" style:family="text">
      <style:text-properties style:font-name="Calibri" style:font-name-complex="Calibri"/>
    </style:style>
    <style:style style:name="T4098" style:parent-style-name="DefaultParagraphFont" style:family="text">
      <style:text-properties style:font-name="Calibri" style:font-name-complex="Calibri"/>
    </style:style>
    <style:style style:name="TableRow4099" style:family="table-row">
      <style:table-row-properties style:use-optimal-row-height="false"/>
    </style:style>
    <style:style style:name="TableCell4100" style:family="table-cell">
      <style:table-cell-properties fo:border="none" style:writing-mode="lr-tb" style:vertical-align="middle" fo:padding-top="0.1562in" fo:padding-left="0in" fo:padding-bottom="0.052in" fo:padding-right="0.1041in"/>
    </style:style>
    <style:style style:name="T4101" style:parent-style-name="DefaultParagraphFont" style:family="text">
      <style:text-properties style:font-name="Calibri" style:font-name-complex="Calibri"/>
    </style:style>
    <style:style style:name="T4102" style:parent-style-name="DefaultParagraphFont" style:family="text">
      <style:text-properties style:font-name="Calibri" style:font-name-complex="Calibri"/>
    </style:style>
    <style:style style:name="TableRow4103" style:family="table-row">
      <style:table-row-properties style:use-optimal-row-height="false"/>
    </style:style>
    <style:style style:name="TableCell4104" style:family="table-cell">
      <style:table-cell-properties fo:border="none" style:writing-mode="lr-tb" style:vertical-align="middle" fo:padding-top="0.1562in" fo:padding-left="0in" fo:padding-bottom="0.052in" fo:padding-right="0.1041in"/>
    </style:style>
    <style:style style:name="T4105" style:parent-style-name="DefaultParagraphFont" style:family="text">
      <style:text-properties style:font-name="Calibri" style:font-name-complex="Calibri"/>
    </style:style>
    <style:style style:name="TableRow4106" style:family="table-row">
      <style:table-row-properties style:use-optimal-row-height="false"/>
    </style:style>
    <style:style style:name="TableCell4107" style:family="table-cell">
      <style:table-cell-properties fo:border="none" style:writing-mode="lr-tb" style:vertical-align="middle" fo:padding-top="0.1562in" fo:padding-left="0in" fo:padding-bottom="0.052in" fo:padding-right="0.1041in"/>
    </style:style>
    <style:style style:name="T4108" style:parent-style-name="DefaultParagraphFont" style:family="text">
      <style:text-properties style:font-name="Calibri" style:font-name-complex="Calibri"/>
    </style:style>
    <style:style style:name="TableRow4109" style:family="table-row">
      <style:table-row-properties style:use-optimal-row-height="false"/>
    </style:style>
    <style:style style:name="TableCell4110" style:family="table-cell">
      <style:table-cell-properties fo:border="none" style:writing-mode="lr-tb" style:vertical-align="middle" fo:padding-top="0.1562in" fo:padding-left="0in" fo:padding-bottom="0.052in" fo:padding-right="0.1041in"/>
    </style:style>
    <style:style style:name="T4111" style:parent-style-name="DefaultParagraphFont" style:family="text">
      <style:text-properties style:font-name="Calibri" style:font-name-complex="Calibri"/>
    </style:style>
    <style:style style:name="TableRow4112" style:family="table-row">
      <style:table-row-properties style:use-optimal-row-height="false"/>
    </style:style>
    <style:style style:name="TableCell4113" style:family="table-cell">
      <style:table-cell-properties fo:border="none" style:writing-mode="lr-tb" style:vertical-align="middle" fo:padding-top="0.1562in" fo:padding-left="0in" fo:padding-bottom="0.052in" fo:padding-right="0.1041in"/>
    </style:style>
    <style:style style:name="T4114" style:parent-style-name="DefaultParagraphFont" style:family="text">
      <style:text-properties style:font-name="Calibri" style:font-name-complex="Calibri"/>
    </style:style>
    <style:style style:name="T4115" style:parent-style-name="DefaultParagraphFont" style:family="text">
      <style:text-properties style:font-name="Calibri" style:font-name-complex="Calibri"/>
    </style:style>
    <style:style style:name="TableRow4116" style:family="table-row">
      <style:table-row-properties style:use-optimal-row-height="false"/>
    </style:style>
    <style:style style:name="TableCell4117" style:family="table-cell">
      <style:table-cell-properties fo:border="none" style:writing-mode="lr-tb" style:vertical-align="middle" fo:padding-top="0.1562in" fo:padding-left="0in" fo:padding-bottom="0.052in" fo:padding-right="0.1041in"/>
    </style:style>
    <style:style style:name="T4118" style:parent-style-name="DefaultParagraphFont" style:family="text">
      <style:text-properties style:font-name="Calibri" style:font-name-complex="Calibri"/>
    </style:style>
    <style:style style:name="T4119" style:parent-style-name="DefaultParagraphFont" style:family="text">
      <style:text-properties style:font-name="Calibri" style:font-name-complex="Calibri"/>
    </style:style>
    <style:style style:name="TableRow4120" style:family="table-row">
      <style:table-row-properties style:use-optimal-row-height="false"/>
    </style:style>
    <style:style style:name="TableCell4121" style:family="table-cell">
      <style:table-cell-properties fo:border="none" style:writing-mode="lr-tb" style:vertical-align="middle" fo:padding-top="0.1562in" fo:padding-left="0in" fo:padding-bottom="0.052in" fo:padding-right="0.1041in"/>
    </style:style>
    <style:style style:name="T4122" style:parent-style-name="DefaultParagraphFont" style:family="text">
      <style:text-properties style:font-name="Calibri" style:font-name-complex="Calibri"/>
    </style:style>
    <style:style style:name="TableRow4123" style:family="table-row">
      <style:table-row-properties style:use-optimal-row-height="false"/>
    </style:style>
    <style:style style:name="TableCell4124" style:family="table-cell">
      <style:table-cell-properties fo:border="none" style:writing-mode="lr-tb" style:vertical-align="middle" fo:padding-top="0.1562in" fo:padding-left="0in" fo:padding-bottom="0.052in" fo:padding-right="0.1041in"/>
    </style:style>
    <style:style style:name="T4125" style:parent-style-name="DefaultParagraphFont" style:family="text">
      <style:text-properties style:font-name="Calibri" style:font-name-complex="Calibri"/>
    </style:style>
    <style:style style:name="T4126" style:parent-style-name="DefaultParagraphFont" style:family="text">
      <style:text-properties style:font-name="Calibri" style:font-name-complex="Calibri"/>
    </style:style>
    <style:style style:name="TableRow4127" style:family="table-row">
      <style:table-row-properties style:use-optimal-row-height="false"/>
    </style:style>
    <style:style style:name="TableCell4128" style:family="table-cell">
      <style:table-cell-properties fo:border="none" style:writing-mode="lr-tb" style:vertical-align="middle" fo:padding-top="0.1562in" fo:padding-left="0in" fo:padding-bottom="0.052in" fo:padding-right="0.1041in"/>
    </style:style>
    <style:style style:name="T4129" style:parent-style-name="DefaultParagraphFont" style:family="text">
      <style:text-properties style:font-name="Calibri" style:font-name-complex="Calibri"/>
    </style:style>
    <style:style style:name="TableRow4130" style:family="table-row">
      <style:table-row-properties style:use-optimal-row-height="false"/>
    </style:style>
    <style:style style:name="TableCell4131" style:family="table-cell">
      <style:table-cell-properties fo:border="none" style:writing-mode="lr-tb" style:vertical-align="middle" fo:padding-top="0.1562in" fo:padding-left="0in" fo:padding-bottom="0.052in" fo:padding-right="0.1041in"/>
    </style:style>
    <style:style style:name="T4132" style:parent-style-name="DefaultParagraphFont" style:family="text">
      <style:text-properties style:font-name="Calibri" style:font-name-complex="Calibri"/>
    </style:style>
    <style:style style:name="T4133" style:parent-style-name="DefaultParagraphFont" style:family="text">
      <style:text-properties style:font-name="Calibri" style:font-name-complex="Calibri"/>
    </style:style>
    <style:style style:name="T4134" style:parent-style-name="DefaultParagraphFont" style:family="text">
      <style:text-properties style:font-name="Calibri" style:font-name-complex="Calibri"/>
    </style:style>
    <style:style style:name="TableRow4135" style:family="table-row">
      <style:table-row-properties style:use-optimal-row-height="false"/>
    </style:style>
    <style:style style:name="TableCell4136" style:family="table-cell">
      <style:table-cell-properties fo:border="none" style:writing-mode="lr-tb" style:vertical-align="middle" fo:padding-top="0.1562in" fo:padding-left="0in" fo:padding-bottom="0.052in" fo:padding-right="0.1041in"/>
    </style:style>
    <style:style style:name="T4137" style:parent-style-name="DefaultParagraphFont" style:family="text">
      <style:text-properties style:font-name="Calibri" style:font-name-complex="Calibri"/>
    </style:style>
    <style:style style:name="TableRow4138" style:family="table-row">
      <style:table-row-properties style:use-optimal-row-height="false"/>
    </style:style>
    <style:style style:name="TableCell4139" style:family="table-cell">
      <style:table-cell-properties fo:border="none" style:writing-mode="lr-tb" style:vertical-align="middle" fo:padding-top="0.1562in" fo:padding-left="0in" fo:padding-bottom="0.052in" fo:padding-right="0.1041in"/>
    </style:style>
    <style:style style:name="T4140" style:parent-style-name="DefaultParagraphFont" style:family="text">
      <style:text-properties style:font-name="Calibri" style:font-name-complex="Calibri"/>
    </style:style>
    <style:style style:name="TableRow4141" style:family="table-row">
      <style:table-row-properties style:use-optimal-row-height="false"/>
    </style:style>
    <style:style style:name="TableCell4142" style:family="table-cell">
      <style:table-cell-properties fo:border="none" style:writing-mode="lr-tb" style:vertical-align="middle" fo:padding-top="0.1562in" fo:padding-left="0in" fo:padding-bottom="0.052in" fo:padding-right="0.1041in"/>
    </style:style>
    <style:style style:name="T4143" style:parent-style-name="DefaultParagraphFont" style:family="text">
      <style:text-properties style:font-name="Calibri" style:font-name-complex="Calibri"/>
    </style:style>
    <style:style style:name="T4144" style:parent-style-name="DefaultParagraphFont" style:family="text">
      <style:text-properties style:font-name="Calibri" style:font-name-complex="Calibri"/>
    </style:style>
    <style:style style:name="TableRow4145" style:family="table-row">
      <style:table-row-properties style:use-optimal-row-height="false"/>
    </style:style>
    <style:style style:name="TableCell4146" style:family="table-cell">
      <style:table-cell-properties fo:border="none" style:writing-mode="lr-tb" style:vertical-align="middle" fo:padding-top="0.1562in" fo:padding-left="0in" fo:padding-bottom="0.052in" fo:padding-right="0.1041in"/>
    </style:style>
    <style:style style:name="T4147" style:parent-style-name="DefaultParagraphFont" style:family="text">
      <style:text-properties style:font-name="Calibri" style:font-name-complex="Calibri" fo:language="sv" fo:country="SE"/>
    </style:style>
    <style:style style:name="T4148" style:parent-style-name="DefaultParagraphFont" style:family="text">
      <style:text-properties style:font-name="Calibri" style:font-name-complex="Calibri" fo:language="sv" fo:country="SE"/>
    </style:style>
    <style:style style:name="T4149" style:parent-style-name="DefaultParagraphFont" style:family="text">
      <style:text-properties style:font-name="Calibri" style:font-name-complex="Calibri"/>
    </style:style>
    <style:style style:name="P4150" style:parent-style-name="Heading1" style:family="paragraph"/>
    <style:style style:name="T4151" style:parent-style-name="DefaultParagraphFont" style:family="text">
      <style:text-properties style:font-name="Calibri" style:font-name-complex="Calibri" fo:font-size="16pt" style:font-size-asian="16pt" style:font-size-complex="16pt"/>
    </style:style>
    <style:style style:name="T4152" style:parent-style-name="answer-count" style:family="text">
      <style:text-properties style:font-name="Calibri" style:font-name-complex="Calibri" fo:color="#000000" fo:font-size="16pt" style:font-size-asian="16pt" style:font-size-complex="16pt"/>
    </style:style>
    <style:style style:name="TableColumn4154" style:family="table-column">
      <style:table-column-properties style:column-width="4.9166in" style:use-optimal-column-width="false"/>
    </style:style>
    <style:style style:name="Table4153" style:family="table">
      <style:table-properties style:width="4.9166in" fo:margin-left="0.177in" table:align="left"/>
    </style:style>
    <style:style style:name="TableRow4155" style:family="table-row">
      <style:table-row-properties style:use-optimal-row-height="false"/>
    </style:style>
    <style:style style:name="TableCell4156" style:family="table-cell">
      <style:table-cell-properties fo:border="none" style:writing-mode="lr-tb" style:vertical-align="middle" fo:padding-top="0.1562in" fo:padding-left="0in" fo:padding-bottom="0.052in" fo:padding-right="0.1041in"/>
    </style:style>
    <style:style style:name="T4157" style:parent-style-name="DefaultParagraphFont" style:family="text">
      <style:text-properties style:font-name="Calibri" style:font-name-complex="Calibri" fo:language="sv" fo:country="SE"/>
    </style:style>
    <style:style style:name="T4158" style:parent-style-name="DefaultParagraphFont" style:family="text">
      <style:text-properties style:font-name="Calibri" style:font-name-complex="Calibri" fo:language="sv" fo:country="SE"/>
    </style:style>
    <style:style style:name="TableRow4159" style:family="table-row">
      <style:table-row-properties style:use-optimal-row-height="false"/>
    </style:style>
    <style:style style:name="TableCell4160" style:family="table-cell">
      <style:table-cell-properties fo:border="none" style:writing-mode="lr-tb" style:vertical-align="middle" fo:padding-top="0.1562in" fo:padding-left="0in" fo:padding-bottom="0.052in" fo:padding-right="0.1041in"/>
    </style:style>
    <style:style style:name="T4161" style:parent-style-name="DefaultParagraphFont" style:family="text">
      <style:text-properties style:font-name="Calibri" style:font-name-complex="Calibri"/>
    </style:style>
    <style:style style:name="T4162" style:parent-style-name="DefaultParagraphFont" style:family="text">
      <style:text-properties style:font-name="Calibri" style:font-name-complex="Calibri"/>
    </style:style>
    <style:style style:name="T4163" style:parent-style-name="DefaultParagraphFont" style:family="text">
      <style:text-properties style:font-name="Calibri" style:font-name-complex="Calibri"/>
    </style:style>
    <style:style style:name="TableRow4164" style:family="table-row">
      <style:table-row-properties style:use-optimal-row-height="false"/>
    </style:style>
    <style:style style:name="TableCell4165" style:family="table-cell">
      <style:table-cell-properties fo:border="none" style:writing-mode="lr-tb" style:vertical-align="middle" fo:padding-top="0.1562in" fo:padding-left="0in" fo:padding-bottom="0.052in" fo:padding-right="0.1041in"/>
    </style:style>
    <style:style style:name="T4166" style:parent-style-name="DefaultParagraphFont" style:family="text">
      <style:text-properties style:font-name="Calibri" style:font-name-complex="Calibri"/>
    </style:style>
    <style:style style:name="T4167" style:parent-style-name="DefaultParagraphFont" style:family="text">
      <style:text-properties style:font-name="Calibri" style:font-name-complex="Calibri"/>
    </style:style>
    <style:style style:name="T4168" style:parent-style-name="DefaultParagraphFont" style:family="text">
      <style:text-properties style:font-name="Calibri" style:font-name-complex="Calibri"/>
    </style:style>
    <style:style style:name="TableRow4169" style:family="table-row">
      <style:table-row-properties style:use-optimal-row-height="false"/>
    </style:style>
    <style:style style:name="TableCell4170" style:family="table-cell">
      <style:table-cell-properties fo:border="none" style:writing-mode="lr-tb" style:vertical-align="middle" fo:padding-top="0.1562in" fo:padding-left="0in" fo:padding-bottom="0.052in" fo:padding-right="0.1041in"/>
    </style:style>
    <style:style style:name="T4171" style:parent-style-name="DefaultParagraphFont" style:family="text">
      <style:text-properties style:font-name="Calibri" style:font-name-complex="Calibri"/>
    </style:style>
    <style:style style:name="T4172" style:parent-style-name="DefaultParagraphFont" style:family="text">
      <style:text-properties style:font-name="Calibri" style:font-name-complex="Calibri"/>
    </style:style>
    <style:style style:name="TableRow4173" style:family="table-row">
      <style:table-row-properties style:use-optimal-row-height="false"/>
    </style:style>
    <style:style style:name="TableCell4174" style:family="table-cell">
      <style:table-cell-properties fo:border="none" style:writing-mode="lr-tb" style:vertical-align="middle" fo:padding-top="0.1562in" fo:padding-left="0in" fo:padding-bottom="0.052in" fo:padding-right="0.1041in"/>
    </style:style>
    <style:style style:name="T4175" style:parent-style-name="DefaultParagraphFont" style:family="text">
      <style:text-properties style:font-name="Calibri" style:font-name-complex="Calibri"/>
    </style:style>
    <style:style style:name="TableRow4176" style:family="table-row">
      <style:table-row-properties style:use-optimal-row-height="false"/>
    </style:style>
    <style:style style:name="TableCell4177" style:family="table-cell">
      <style:table-cell-properties fo:border="none" style:writing-mode="lr-tb" style:vertical-align="middle" fo:padding-top="0.1562in" fo:padding-left="0in" fo:padding-bottom="0.052in" fo:padding-right="0.1041in"/>
    </style:style>
    <style:style style:name="T4178" style:parent-style-name="DefaultParagraphFont" style:family="text">
      <style:text-properties style:font-name="Calibri" style:font-name-complex="Calibri"/>
    </style:style>
    <style:style style:name="T4179" style:parent-style-name="DefaultParagraphFont" style:family="text">
      <style:text-properties style:font-name="Calibri" style:font-name-complex="Calibri"/>
    </style:style>
    <style:style style:name="TableRow4180" style:family="table-row">
      <style:table-row-properties style:use-optimal-row-height="false"/>
    </style:style>
    <style:style style:name="TableCell4181" style:family="table-cell">
      <style:table-cell-properties fo:border="none" style:writing-mode="lr-tb" style:vertical-align="middle" fo:padding-top="0.1562in" fo:padding-left="0in" fo:padding-bottom="0.052in" fo:padding-right="0.1041in"/>
    </style:style>
    <style:style style:name="T4182" style:parent-style-name="DefaultParagraphFont" style:family="text">
      <style:text-properties style:font-name="Calibri" style:font-name-complex="Calibri"/>
    </style:style>
    <style:style style:name="TableRow4183" style:family="table-row">
      <style:table-row-properties style:use-optimal-row-height="false"/>
    </style:style>
    <style:style style:name="TableCell4184" style:family="table-cell">
      <style:table-cell-properties fo:border="none" style:writing-mode="lr-tb" style:vertical-align="middle" fo:padding-top="0.1562in" fo:padding-left="0in" fo:padding-bottom="0.052in" fo:padding-right="0.1041in"/>
    </style:style>
    <style:style style:name="T4185" style:parent-style-name="DefaultParagraphFont" style:family="text">
      <style:text-properties style:font-name="Calibri" style:font-name-complex="Calibri"/>
    </style:style>
    <style:style style:name="T4186" style:parent-style-name="DefaultParagraphFont" style:family="text">
      <style:text-properties style:font-name="Calibri" style:font-name-complex="Calibri"/>
    </style:style>
    <style:style style:name="TableRow4187" style:family="table-row">
      <style:table-row-properties style:use-optimal-row-height="false"/>
    </style:style>
    <style:style style:name="TableCell4188" style:family="table-cell">
      <style:table-cell-properties fo:border="none" style:writing-mode="lr-tb" style:vertical-align="middle" fo:padding-top="0.1562in" fo:padding-left="0in" fo:padding-bottom="0.052in" fo:padding-right="0.1041in"/>
    </style:style>
    <style:style style:name="T4189" style:parent-style-name="DefaultParagraphFont" style:family="text">
      <style:text-properties style:font-name="Calibri" style:font-name-complex="Calibri"/>
    </style:style>
    <style:style style:name="T4190" style:parent-style-name="DefaultParagraphFont" style:family="text">
      <style:text-properties style:font-name="Calibri" style:font-name-complex="Calibri"/>
    </style:style>
    <style:style style:name="TableRow4191" style:family="table-row">
      <style:table-row-properties style:use-optimal-row-height="false"/>
    </style:style>
    <style:style style:name="TableCell4192" style:family="table-cell">
      <style:table-cell-properties fo:border="none" style:writing-mode="lr-tb" style:vertical-align="middle" fo:padding-top="0.1562in" fo:padding-left="0in" fo:padding-bottom="0.052in" fo:padding-right="0.1041in"/>
    </style:style>
    <style:style style:name="T4193" style:parent-style-name="DefaultParagraphFont" style:family="text">
      <style:text-properties style:font-name="Calibri" style:font-name-complex="Calibri"/>
    </style:style>
    <style:style style:name="TableRow4194" style:family="table-row">
      <style:table-row-properties style:use-optimal-row-height="false"/>
    </style:style>
    <style:style style:name="TableCell4195" style:family="table-cell">
      <style:table-cell-properties fo:border="none" style:writing-mode="lr-tb" style:vertical-align="middle" fo:padding-top="0.1562in" fo:padding-left="0in" fo:padding-bottom="0.052in" fo:padding-right="0.1041in"/>
    </style:style>
    <style:style style:name="T4196" style:parent-style-name="DefaultParagraphFont" style:family="text">
      <style:text-properties style:font-name="Calibri" style:font-name-complex="Calibri"/>
    </style:style>
    <style:style style:name="TableRow4197" style:family="table-row">
      <style:table-row-properties style:use-optimal-row-height="false"/>
    </style:style>
    <style:style style:name="TableCell4198" style:family="table-cell">
      <style:table-cell-properties fo:border="none" style:writing-mode="lr-tb" style:vertical-align="middle" fo:padding-top="0.1562in" fo:padding-left="0in" fo:padding-bottom="0.052in" fo:padding-right="0.1041in"/>
    </style:style>
    <style:style style:name="T4199" style:parent-style-name="DefaultParagraphFont" style:family="text">
      <style:text-properties style:font-name="Calibri" style:font-name-complex="Calibri"/>
    </style:style>
    <style:style style:name="TableRow4200" style:family="table-row">
      <style:table-row-properties style:use-optimal-row-height="false"/>
    </style:style>
    <style:style style:name="TableCell4201" style:family="table-cell">
      <style:table-cell-properties fo:border="none" style:writing-mode="lr-tb" style:vertical-align="middle" fo:padding-top="0.1562in" fo:padding-left="0in" fo:padding-bottom="0.052in" fo:padding-right="0.1041in"/>
    </style:style>
    <style:style style:name="T4202" style:parent-style-name="DefaultParagraphFont" style:family="text">
      <style:text-properties style:font-name="Calibri" style:font-name-complex="Calibri"/>
    </style:style>
    <style:style style:name="TableRow4203" style:family="table-row">
      <style:table-row-properties style:use-optimal-row-height="false"/>
    </style:style>
    <style:style style:name="TableCell4204" style:family="table-cell">
      <style:table-cell-properties fo:border="none" style:writing-mode="lr-tb" style:vertical-align="middle" fo:padding-top="0.1562in" fo:padding-left="0in" fo:padding-bottom="0.052in" fo:padding-right="0.1041in"/>
    </style:style>
    <style:style style:name="T4205" style:parent-style-name="DefaultParagraphFont" style:family="text">
      <style:text-properties style:font-name="Calibri" style:font-name-complex="Calibri"/>
    </style:style>
    <style:style style:name="TableRow4206" style:family="table-row">
      <style:table-row-properties style:use-optimal-row-height="false"/>
    </style:style>
    <style:style style:name="TableCell4207" style:family="table-cell">
      <style:table-cell-properties fo:border="none" style:writing-mode="lr-tb" style:vertical-align="middle" fo:padding-top="0.1562in" fo:padding-left="0in" fo:padding-bottom="0.052in" fo:padding-right="0.1041in"/>
    </style:style>
    <style:style style:name="T4208" style:parent-style-name="DefaultParagraphFont" style:family="text">
      <style:text-properties style:font-name="Calibri" style:font-name-complex="Calibri"/>
    </style:style>
    <style:style style:name="T4209" style:parent-style-name="DefaultParagraphFont" style:family="text">
      <style:text-properties style:font-name="Calibri" style:font-name-complex="Calibri"/>
    </style:style>
    <style:style style:name="TableRow4210" style:family="table-row">
      <style:table-row-properties style:use-optimal-row-height="false"/>
    </style:style>
    <style:style style:name="TableCell4211" style:family="table-cell">
      <style:table-cell-properties fo:border="none" style:writing-mode="lr-tb" style:vertical-align="middle" fo:padding-top="0.1562in" fo:padding-left="0in" fo:padding-bottom="0.052in" fo:padding-right="0.1041in"/>
    </style:style>
    <style:style style:name="T4212" style:parent-style-name="DefaultParagraphFont" style:family="text">
      <style:text-properties style:font-name="Calibri" style:font-name-complex="Calibri"/>
    </style:style>
    <style:style style:name="T4213" style:parent-style-name="DefaultParagraphFont" style:family="text">
      <style:text-properties style:font-name="Calibri" style:font-name-complex="Calibri"/>
    </style:style>
    <style:style style:name="T4214" style:parent-style-name="DefaultParagraphFont" style:family="text">
      <style:text-properties style:font-name="Calibri" style:font-name-complex="Calibri"/>
    </style:style>
    <style:style style:name="T4215" style:parent-style-name="DefaultParagraphFont" style:family="text">
      <style:text-properties style:font-name="Calibri" style:font-name-complex="Calibri"/>
    </style:style>
    <style:style style:name="TableRow4216" style:family="table-row">
      <style:table-row-properties style:use-optimal-row-height="false"/>
    </style:style>
    <style:style style:name="TableCell4217" style:family="table-cell">
      <style:table-cell-properties fo:border="none" style:writing-mode="lr-tb" style:vertical-align="middle" fo:padding-top="0.1562in" fo:padding-left="0in" fo:padding-bottom="0.052in" fo:padding-right="0.1041in"/>
    </style:style>
    <style:style style:name="T4218" style:parent-style-name="DefaultParagraphFont" style:family="text">
      <style:text-properties style:font-name="Calibri" style:font-name-complex="Calibri"/>
    </style:style>
    <style:style style:name="TableRow4219" style:family="table-row">
      <style:table-row-properties style:use-optimal-row-height="false"/>
    </style:style>
    <style:style style:name="TableCell4220" style:family="table-cell">
      <style:table-cell-properties fo:border="none" style:writing-mode="lr-tb" style:vertical-align="middle" fo:padding-top="0.1562in" fo:padding-left="0in" fo:padding-bottom="0.052in" fo:padding-right="0.1041in"/>
    </style:style>
    <style:style style:name="T4221" style:parent-style-name="DefaultParagraphFont" style:family="text">
      <style:text-properties style:font-name="Calibri" style:font-name-complex="Calibri"/>
    </style:style>
    <style:style style:name="T4222" style:parent-style-name="DefaultParagraphFont" style:family="text">
      <style:text-properties style:font-name="Calibri" style:font-name-complex="Calibri"/>
    </style:style>
    <style:style style:name="TableRow4223" style:family="table-row">
      <style:table-row-properties style:use-optimal-row-height="false"/>
    </style:style>
    <style:style style:name="TableCell4224" style:family="table-cell">
      <style:table-cell-properties fo:border="none" style:writing-mode="lr-tb" style:vertical-align="middle" fo:padding-top="0.1562in" fo:padding-left="0in" fo:padding-bottom="0.052in" fo:padding-right="0.1041in"/>
    </style:style>
    <style:style style:name="T4225" style:parent-style-name="DefaultParagraphFont" style:family="text">
      <style:text-properties style:font-name="Calibri" style:font-name-complex="Calibri"/>
    </style:style>
    <style:style style:name="T4226" style:parent-style-name="DefaultParagraphFont" style:family="text">
      <style:text-properties style:font-name="Calibri" style:font-name-complex="Calibri"/>
    </style:style>
    <style:style style:name="T4227" style:parent-style-name="DefaultParagraphFont" style:family="text">
      <style:text-properties style:font-name="Calibri" style:font-name-complex="Calibri"/>
    </style:style>
    <style:style style:name="TableRow4228" style:family="table-row">
      <style:table-row-properties style:use-optimal-row-height="false"/>
    </style:style>
    <style:style style:name="TableCell4229" style:family="table-cell">
      <style:table-cell-properties fo:border="none" style:writing-mode="lr-tb" style:vertical-align="middle" fo:padding-top="0.1562in" fo:padding-left="0in" fo:padding-bottom="0.052in" fo:padding-right="0.1041in"/>
    </style:style>
    <style:style style:name="T4230" style:parent-style-name="DefaultParagraphFont" style:family="text">
      <style:text-properties style:font-name="Calibri" style:font-name-complex="Calibri"/>
    </style:style>
    <style:style style:name="TableRow4231" style:family="table-row">
      <style:table-row-properties style:use-optimal-row-height="false"/>
    </style:style>
    <style:style style:name="TableCell4232" style:family="table-cell">
      <style:table-cell-properties fo:border="none" style:writing-mode="lr-tb" style:vertical-align="middle" fo:padding-top="0.1562in" fo:padding-left="0in" fo:padding-bottom="0.052in" fo:padding-right="0.1041in"/>
    </style:style>
    <style:style style:name="T4233" style:parent-style-name="DefaultParagraphFont" style:family="text">
      <style:text-properties style:font-name="Calibri" style:font-name-complex="Calibri"/>
    </style:style>
    <style:style style:name="T4234" style:parent-style-name="DefaultParagraphFont" style:family="text">
      <style:text-properties style:font-name="Calibri" style:font-name-complex="Calibri"/>
    </style:style>
    <style:style style:name="TableRow4235" style:family="table-row">
      <style:table-row-properties style:use-optimal-row-height="false"/>
    </style:style>
    <style:style style:name="TableCell4236" style:family="table-cell">
      <style:table-cell-properties fo:border="none" style:writing-mode="lr-tb" style:vertical-align="middle" fo:padding-top="0.1562in" fo:padding-left="0in" fo:padding-bottom="0.052in" fo:padding-right="0.1041in"/>
    </style:style>
    <style:style style:name="T4237" style:parent-style-name="DefaultParagraphFont" style:family="text">
      <style:text-properties style:font-name="Calibri" style:font-name-complex="Calibri"/>
    </style:style>
    <style:style style:name="TableRow4238" style:family="table-row">
      <style:table-row-properties style:use-optimal-row-height="false"/>
    </style:style>
    <style:style style:name="TableCell4239" style:family="table-cell">
      <style:table-cell-properties fo:border="none" style:writing-mode="lr-tb" style:vertical-align="middle" fo:padding-top="0.1562in" fo:padding-left="0in" fo:padding-bottom="0.052in" fo:padding-right="0.1041in"/>
    </style:style>
    <style:style style:name="T4240" style:parent-style-name="DefaultParagraphFont" style:family="text">
      <style:text-properties style:font-name="Calibri" style:font-name-complex="Calibri"/>
    </style:style>
    <style:style style:name="T4241" style:parent-style-name="DefaultParagraphFont" style:family="text">
      <style:text-properties style:font-name="Calibri" style:font-name-complex="Calibri"/>
    </style:style>
    <style:style style:name="TableRow4242" style:family="table-row">
      <style:table-row-properties style:use-optimal-row-height="false"/>
    </style:style>
    <style:style style:name="TableCell4243" style:family="table-cell">
      <style:table-cell-properties fo:border="none" style:writing-mode="lr-tb" style:vertical-align="middle" fo:padding-top="0.1562in" fo:padding-left="0in" fo:padding-bottom="0.052in" fo:padding-right="0.1041in"/>
    </style:style>
    <style:style style:name="T4244" style:parent-style-name="DefaultParagraphFont" style:family="text">
      <style:text-properties style:font-name="Calibri" style:font-name-complex="Calibri" fo:language="sv" fo:country="SE"/>
    </style:style>
    <style:style style:name="T4245" style:parent-style-name="DefaultParagraphFont" style:family="text">
      <style:text-properties style:font-name="Calibri" style:font-name-complex="Calibri" fo:language="sv" fo:country="SE"/>
    </style:style>
    <style:style style:name="TableRow4246" style:family="table-row">
      <style:table-row-properties style:use-optimal-row-height="false"/>
    </style:style>
    <style:style style:name="TableCell4247" style:family="table-cell">
      <style:table-cell-properties fo:border="none" style:writing-mode="lr-tb" style:vertical-align="middle" fo:padding-top="0.1562in" fo:padding-left="0in" fo:padding-bottom="0.052in" fo:padding-right="0.1041in"/>
    </style:style>
    <style:style style:name="T4248" style:parent-style-name="DefaultParagraphFont" style:family="text">
      <style:text-properties style:font-name="Calibri" style:font-name-complex="Calibri"/>
    </style:style>
    <style:style style:name="T4249" style:parent-style-name="DefaultParagraphFont" style:family="text">
      <style:text-properties style:font-name="Calibri" style:font-name-complex="Calibri"/>
    </style:style>
    <style:style style:name="TableRow4250" style:family="table-row">
      <style:table-row-properties style:use-optimal-row-height="false"/>
    </style:style>
    <style:style style:name="TableCell4251" style:family="table-cell">
      <style:table-cell-properties fo:border="none" style:writing-mode="lr-tb" style:vertical-align="middle" fo:padding-top="0.1562in" fo:padding-left="0in" fo:padding-bottom="0.052in" fo:padding-right="0.1041in"/>
    </style:style>
    <style:style style:name="T4252" style:parent-style-name="DefaultParagraphFont" style:family="text">
      <style:text-properties style:font-name="Calibri" style:font-name-complex="Calibri"/>
    </style:style>
    <style:style style:name="TableRow4253" style:family="table-row">
      <style:table-row-properties style:use-optimal-row-height="false"/>
    </style:style>
    <style:style style:name="TableCell4254" style:family="table-cell">
      <style:table-cell-properties fo:border="none" style:writing-mode="lr-tb" style:vertical-align="middle" fo:padding-top="0.1562in" fo:padding-left="0in" fo:padding-bottom="0.052in" fo:padding-right="0.1041in"/>
    </style:style>
    <style:style style:name="T4255" style:parent-style-name="DefaultParagraphFont" style:family="text">
      <style:text-properties style:font-name="Calibri" style:font-name-complex="Calibri"/>
    </style:style>
    <style:style style:name="TableRow4256" style:family="table-row">
      <style:table-row-properties style:use-optimal-row-height="false"/>
    </style:style>
    <style:style style:name="TableCell4257" style:family="table-cell">
      <style:table-cell-properties fo:border="none" style:writing-mode="lr-tb" style:vertical-align="middle" fo:padding-top="0.1562in" fo:padding-left="0in" fo:padding-bottom="0.052in" fo:padding-right="0.1041in"/>
    </style:style>
    <style:style style:name="T4258" style:parent-style-name="DefaultParagraphFont" style:family="text">
      <style:text-properties style:font-name="Calibri" style:font-name-complex="Calibri"/>
    </style:style>
    <style:style style:name="TableRow4259" style:family="table-row">
      <style:table-row-properties style:use-optimal-row-height="false"/>
    </style:style>
    <style:style style:name="TableCell4260" style:family="table-cell">
      <style:table-cell-properties fo:border="none" style:writing-mode="lr-tb" style:vertical-align="middle" fo:padding-top="0.1562in" fo:padding-left="0in" fo:padding-bottom="0.052in" fo:padding-right="0.1041in"/>
    </style:style>
    <style:style style:name="T4261" style:parent-style-name="DefaultParagraphFont" style:family="text">
      <style:text-properties style:font-name="Calibri" style:font-name-complex="Calibri"/>
    </style:style>
    <style:style style:name="TableRow4262" style:family="table-row">
      <style:table-row-properties style:use-optimal-row-height="false"/>
    </style:style>
    <style:style style:name="TableCell4263" style:family="table-cell">
      <style:table-cell-properties fo:border="none" style:writing-mode="lr-tb" style:vertical-align="middle" fo:padding-top="0.1562in" fo:padding-left="0in" fo:padding-bottom="0.052in" fo:padding-right="0.1041in"/>
    </style:style>
    <style:style style:name="T4264" style:parent-style-name="DefaultParagraphFont" style:family="text">
      <style:text-properties style:font-name="Calibri" style:font-name-complex="Calibri"/>
    </style:style>
    <style:style style:name="T4265" style:parent-style-name="DefaultParagraphFont" style:family="text">
      <style:text-properties style:font-name="Calibri" style:font-name-complex="Calibri"/>
    </style:style>
    <style:style style:name="TableRow4266" style:family="table-row">
      <style:table-row-properties style:use-optimal-row-height="false"/>
    </style:style>
    <style:style style:name="TableCell4267" style:family="table-cell">
      <style:table-cell-properties fo:border="none" style:writing-mode="lr-tb" style:vertical-align="middle" fo:padding-top="0.1562in" fo:padding-left="0in" fo:padding-bottom="0.052in" fo:padding-right="0.1041in"/>
    </style:style>
    <style:style style:name="T4268" style:parent-style-name="DefaultParagraphFont" style:family="text">
      <style:text-properties style:font-name="Calibri" style:font-name-complex="Calibri"/>
    </style:style>
    <style:style style:name="TableRow4269" style:family="table-row">
      <style:table-row-properties style:use-optimal-row-height="false"/>
    </style:style>
    <style:style style:name="TableCell4270" style:family="table-cell">
      <style:table-cell-properties fo:border="none" style:writing-mode="lr-tb" style:vertical-align="middle" fo:padding-top="0.1562in" fo:padding-left="0in" fo:padding-bottom="0.052in" fo:padding-right="0.1041in"/>
    </style:style>
    <style:style style:name="T4271" style:parent-style-name="DefaultParagraphFont" style:family="text">
      <style:text-properties style:font-name="Calibri" style:font-name-complex="Calibri"/>
    </style:style>
    <style:style style:name="TableRow4272" style:family="table-row">
      <style:table-row-properties style:use-optimal-row-height="false"/>
    </style:style>
    <style:style style:name="TableCell4273" style:family="table-cell">
      <style:table-cell-properties fo:border="none" style:writing-mode="lr-tb" style:vertical-align="middle" fo:padding-top="0.1562in" fo:padding-left="0in" fo:padding-bottom="0.052in" fo:padding-right="0.1041in"/>
    </style:style>
    <style:style style:name="T4274" style:parent-style-name="DefaultParagraphFont" style:family="text">
      <style:text-properties style:font-name="Calibri" style:font-name-complex="Calibri"/>
    </style:style>
    <style:style style:name="TableRow4275" style:family="table-row">
      <style:table-row-properties style:use-optimal-row-height="false"/>
    </style:style>
    <style:style style:name="TableCell4276" style:family="table-cell">
      <style:table-cell-properties fo:border="none" style:writing-mode="lr-tb" style:vertical-align="middle" fo:padding-top="0.1562in" fo:padding-left="0in" fo:padding-bottom="0.052in" fo:padding-right="0.1041in"/>
    </style:style>
    <style:style style:name="T4277" style:parent-style-name="DefaultParagraphFont" style:family="text">
      <style:text-properties style:font-name="Calibri" style:font-name-complex="Calibri"/>
    </style:style>
    <style:style style:name="T4278" style:parent-style-name="DefaultParagraphFont" style:family="text">
      <style:text-properties style:font-name="Calibri" style:font-name-complex="Calibri"/>
    </style:style>
    <style:style style:name="TableRow4279" style:family="table-row">
      <style:table-row-properties style:use-optimal-row-height="false"/>
    </style:style>
    <style:style style:name="TableCell4280" style:family="table-cell">
      <style:table-cell-properties fo:border="none" style:writing-mode="lr-tb" style:vertical-align="middle" fo:padding-top="0.1562in" fo:padding-left="0in" fo:padding-bottom="0.052in" fo:padding-right="0.1041in"/>
    </style:style>
    <style:style style:name="T4281" style:parent-style-name="DefaultParagraphFont" style:family="text">
      <style:text-properties style:font-name="Calibri" style:font-name-complex="Calibri"/>
    </style:style>
    <style:style style:name="TableRow4282" style:family="table-row">
      <style:table-row-properties style:use-optimal-row-height="false"/>
    </style:style>
    <style:style style:name="TableCell4283" style:family="table-cell">
      <style:table-cell-properties fo:border="none" style:writing-mode="lr-tb" style:vertical-align="middle" fo:padding-top="0.1562in" fo:padding-left="0in" fo:padding-bottom="0.052in" fo:padding-right="0.1041in"/>
    </style:style>
    <style:style style:name="T4284" style:parent-style-name="DefaultParagraphFont" style:family="text">
      <style:text-properties style:font-name="Calibri" style:font-name-complex="Calibri"/>
    </style:style>
    <style:style style:name="T4285" style:parent-style-name="DefaultParagraphFont" style:family="text">
      <style:text-properties style:font-name="Calibri" style:font-name-complex="Calibri"/>
    </style:style>
    <style:style style:name="TableRow4286" style:family="table-row">
      <style:table-row-properties style:use-optimal-row-height="false"/>
    </style:style>
    <style:style style:name="TableCell4287" style:family="table-cell">
      <style:table-cell-properties fo:border="none" style:writing-mode="lr-tb" style:vertical-align="middle" fo:padding-top="0.1562in" fo:padding-left="0in" fo:padding-bottom="0.052in" fo:padding-right="0.1041in"/>
    </style:style>
    <style:style style:name="T4288" style:parent-style-name="DefaultParagraphFont" style:family="text">
      <style:text-properties style:font-name="Calibri" style:font-name-complex="Calibri"/>
    </style:style>
    <style:style style:name="TableRow4289" style:family="table-row">
      <style:table-row-properties style:use-optimal-row-height="false"/>
    </style:style>
    <style:style style:name="TableCell4290" style:family="table-cell">
      <style:table-cell-properties fo:border="none" style:writing-mode="lr-tb" style:vertical-align="middle" fo:padding-top="0.1562in" fo:padding-left="0in" fo:padding-bottom="0.052in" fo:padding-right="0.1041in"/>
    </style:style>
    <style:style style:name="T4291" style:parent-style-name="DefaultParagraphFont" style:family="text">
      <style:text-properties style:font-name="Calibri" style:font-name-complex="Calibri"/>
    </style:style>
    <style:style style:name="T4292" style:parent-style-name="DefaultParagraphFont" style:family="text">
      <style:text-properties style:font-name="Calibri" style:font-name-complex="Calibri"/>
    </style:style>
    <style:style style:name="TableRow4293" style:family="table-row">
      <style:table-row-properties style:use-optimal-row-height="false"/>
    </style:style>
    <style:style style:name="TableCell4294" style:family="table-cell">
      <style:table-cell-properties fo:border="none" style:writing-mode="lr-tb" style:vertical-align="middle" fo:padding-top="0.1562in" fo:padding-left="0in" fo:padding-bottom="0.052in" fo:padding-right="0.1041in"/>
    </style:style>
    <style:style style:name="T4295" style:parent-style-name="DefaultParagraphFont" style:family="text">
      <style:text-properties style:font-name="Calibri" style:font-name-complex="Calibri"/>
    </style:style>
    <style:style style:name="T4296" style:parent-style-name="DefaultParagraphFont" style:family="text">
      <style:text-properties style:font-name="Calibri" style:font-name-complex="Calibri"/>
    </style:style>
    <style:style style:name="T4297" style:parent-style-name="DefaultParagraphFont" style:family="text">
      <style:text-properties style:font-name="Calibri" style:font-name-complex="Calibri"/>
    </style:style>
    <style:style style:name="T4298" style:parent-style-name="DefaultParagraphFont" style:family="text">
      <style:text-properties style:font-name="Calibri" style:font-name-complex="Calibri"/>
    </style:style>
    <style:style style:name="T4299" style:parent-style-name="DefaultParagraphFont" style:family="text">
      <style:text-properties style:font-name="Calibri" style:font-name-complex="Calibri"/>
    </style:style>
    <style:style style:name="TableRow4300" style:family="table-row">
      <style:table-row-properties style:use-optimal-row-height="false"/>
    </style:style>
    <style:style style:name="TableCell4301" style:family="table-cell">
      <style:table-cell-properties fo:border="none" style:writing-mode="lr-tb" style:vertical-align="middle" fo:padding-top="0.1562in" fo:padding-left="0in" fo:padding-bottom="0.052in" fo:padding-right="0.1041in"/>
    </style:style>
    <style:style style:name="T4302" style:parent-style-name="DefaultParagraphFont" style:family="text">
      <style:text-properties style:font-name="Calibri" style:font-name-complex="Calibri"/>
    </style:style>
    <style:style style:name="TableRow4303" style:family="table-row">
      <style:table-row-properties style:use-optimal-row-height="false"/>
    </style:style>
    <style:style style:name="TableCell4304" style:family="table-cell">
      <style:table-cell-properties fo:border="none" style:writing-mode="lr-tb" style:vertical-align="middle" fo:padding-top="0.1562in" fo:padding-left="0in" fo:padding-bottom="0.052in" fo:padding-right="0.1041in"/>
    </style:style>
    <style:style style:name="T4305" style:parent-style-name="DefaultParagraphFont" style:family="text">
      <style:text-properties style:font-name="Calibri" style:font-name-complex="Calibri"/>
    </style:style>
    <style:style style:name="TableRow4306" style:family="table-row">
      <style:table-row-properties style:use-optimal-row-height="false"/>
    </style:style>
    <style:style style:name="TableCell4307" style:family="table-cell">
      <style:table-cell-properties fo:border="none" style:writing-mode="lr-tb" style:vertical-align="middle" fo:padding-top="0.1562in" fo:padding-left="0in" fo:padding-bottom="0.052in" fo:padding-right="0.1041in"/>
    </style:style>
    <style:style style:name="T4308" style:parent-style-name="DefaultParagraphFont" style:family="text">
      <style:text-properties style:font-name="Calibri" style:font-name-complex="Calibri"/>
    </style:style>
    <style:style style:name="T4309" style:parent-style-name="DefaultParagraphFont" style:family="text">
      <style:text-properties style:font-name="Calibri" style:font-name-complex="Calibri"/>
    </style:style>
    <style:style style:name="T4310" style:parent-style-name="DefaultParagraphFont" style:family="text">
      <style:text-properties style:font-name="Calibri" style:font-name-complex="Calibri"/>
    </style:style>
    <style:style style:name="TableRow4311" style:family="table-row">
      <style:table-row-properties style:use-optimal-row-height="false"/>
    </style:style>
    <style:style style:name="TableCell4312" style:family="table-cell">
      <style:table-cell-properties fo:border="none" style:writing-mode="lr-tb" style:vertical-align="middle" fo:padding-top="0.1562in" fo:padding-left="0in" fo:padding-bottom="0.052in" fo:padding-right="0.1041in"/>
    </style:style>
    <style:style style:name="T4313" style:parent-style-name="DefaultParagraphFont" style:family="text">
      <style:text-properties style:font-name="Calibri" style:font-name-complex="Calibri"/>
    </style:style>
    <style:style style:name="T4314" style:parent-style-name="DefaultParagraphFont" style:family="text">
      <style:text-properties style:font-name="Calibri" style:font-name-complex="Calibri"/>
    </style:style>
    <style:style style:name="T4315" style:parent-style-name="DefaultParagraphFont" style:family="text">
      <style:text-properties style:font-name="Calibri" style:font-name-complex="Calibri"/>
    </style:style>
    <style:style style:name="TableRow4316" style:family="table-row">
      <style:table-row-properties style:use-optimal-row-height="false"/>
    </style:style>
    <style:style style:name="TableCell4317" style:family="table-cell">
      <style:table-cell-properties fo:border="none" style:writing-mode="lr-tb" style:vertical-align="middle" fo:padding-top="0.1562in" fo:padding-left="0in" fo:padding-bottom="0.052in" fo:padding-right="0.1041in"/>
    </style:style>
    <style:style style:name="T4318" style:parent-style-name="DefaultParagraphFont" style:family="text">
      <style:text-properties style:font-name="Calibri" style:font-name-complex="Calibri"/>
    </style:style>
    <style:style style:name="T4319" style:parent-style-name="DefaultParagraphFont" style:family="text">
      <style:text-properties style:font-name="Calibri" style:font-name-complex="Calibri"/>
    </style:style>
    <style:style style:name="T4320" style:parent-style-name="DefaultParagraphFont" style:family="text">
      <style:text-properties style:font-name="Calibri" style:font-name-complex="Calibri"/>
    </style:style>
    <style:style style:name="T4321" style:parent-style-name="DefaultParagraphFont" style:family="text">
      <style:text-properties style:font-name="Calibri" style:font-name-complex="Calibri"/>
    </style:style>
    <style:style style:name="TableRow4322" style:family="table-row">
      <style:table-row-properties style:use-optimal-row-height="false"/>
    </style:style>
    <style:style style:name="TableCell4323" style:family="table-cell">
      <style:table-cell-properties fo:border="none" style:writing-mode="lr-tb" style:vertical-align="middle" fo:padding-top="0.1562in" fo:padding-left="0in" fo:padding-bottom="0.052in" fo:padding-right="0.1041in"/>
    </style:style>
    <style:style style:name="T4324" style:parent-style-name="DefaultParagraphFont" style:family="text">
      <style:text-properties style:font-name="Calibri" style:font-name-complex="Calibri"/>
    </style:style>
    <style:style style:name="TableRow4325" style:family="table-row">
      <style:table-row-properties style:use-optimal-row-height="false"/>
    </style:style>
    <style:style style:name="TableCell4326" style:family="table-cell">
      <style:table-cell-properties fo:border="none" style:writing-mode="lr-tb" style:vertical-align="middle" fo:padding-top="0.1562in" fo:padding-left="0in" fo:padding-bottom="0.052in" fo:padding-right="0.1041in"/>
    </style:style>
    <style:style style:name="T4327" style:parent-style-name="DefaultParagraphFont" style:family="text">
      <style:text-properties style:font-name="Calibri" style:font-name-complex="Calibri"/>
    </style:style>
    <style:style style:name="T4328" style:parent-style-name="DefaultParagraphFont" style:family="text">
      <style:text-properties style:font-name="Calibri" style:font-name-complex="Calibri"/>
    </style:style>
    <style:style style:name="TableRow4329" style:family="table-row">
      <style:table-row-properties style:use-optimal-row-height="false"/>
    </style:style>
    <style:style style:name="TableCell4330" style:family="table-cell">
      <style:table-cell-properties fo:border="none" style:writing-mode="lr-tb" style:vertical-align="middle" fo:padding-top="0.1562in" fo:padding-left="0in" fo:padding-bottom="0.052in" fo:padding-right="0.1041in"/>
    </style:style>
    <style:style style:name="T4331" style:parent-style-name="DefaultParagraphFont" style:family="text">
      <style:text-properties style:font-name="Calibri" style:font-name-complex="Calibri"/>
    </style:style>
    <style:style style:name="TableRow4332" style:family="table-row">
      <style:table-row-properties style:use-optimal-row-height="false"/>
    </style:style>
    <style:style style:name="TableCell4333" style:family="table-cell">
      <style:table-cell-properties fo:border="none" style:writing-mode="lr-tb" style:vertical-align="middle" fo:padding-top="0.1562in" fo:padding-left="0in" fo:padding-bottom="0.052in" fo:padding-right="0.1041in"/>
    </style:style>
    <style:style style:name="T4334" style:parent-style-name="DefaultParagraphFont" style:family="text">
      <style:text-properties style:font-name="Calibri" style:font-name-complex="Calibri"/>
    </style:style>
    <style:style style:name="T4335" style:parent-style-name="DefaultParagraphFont" style:family="text">
      <style:text-properties style:font-name="Calibri" style:font-name-complex="Calibri"/>
    </style:style>
    <style:style style:name="TableRow4336" style:family="table-row">
      <style:table-row-properties style:use-optimal-row-height="false"/>
    </style:style>
    <style:style style:name="TableCell4337" style:family="table-cell">
      <style:table-cell-properties fo:border="none" style:writing-mode="lr-tb" style:vertical-align="middle" fo:padding-top="0.1562in" fo:padding-left="0in" fo:padding-bottom="0.052in" fo:padding-right="0.1041in"/>
    </style:style>
    <style:style style:name="T4338" style:parent-style-name="DefaultParagraphFont" style:family="text">
      <style:text-properties style:font-name="Calibri" style:font-name-complex="Calibri"/>
    </style:style>
    <style:style style:name="T4339" style:parent-style-name="DefaultParagraphFont" style:family="text">
      <style:text-properties style:font-name="Calibri" style:font-name-complex="Calibri"/>
    </style:style>
    <style:style style:name="T4340" style:parent-style-name="DefaultParagraphFont" style:family="text">
      <style:text-properties style:font-name="Calibri" style:font-name-complex="Calibri"/>
    </style:style>
    <style:style style:name="TableRow4341" style:family="table-row">
      <style:table-row-properties style:use-optimal-row-height="false"/>
    </style:style>
    <style:style style:name="TableCell4342" style:family="table-cell">
      <style:table-cell-properties fo:border="none" style:writing-mode="lr-tb" style:vertical-align="middle" fo:padding-top="0.1562in" fo:padding-left="0in" fo:padding-bottom="0.052in" fo:padding-right="0.1041in"/>
    </style:style>
    <style:style style:name="T4343" style:parent-style-name="DefaultParagraphFont" style:family="text">
      <style:text-properties style:font-name="Calibri" style:font-name-complex="Calibri"/>
    </style:style>
    <style:style style:name="T4344" style:parent-style-name="DefaultParagraphFont" style:family="text">
      <style:text-properties style:font-name="Calibri" style:font-name-complex="Calibri"/>
    </style:style>
    <style:style style:name="TableRow4345" style:family="table-row">
      <style:table-row-properties style:use-optimal-row-height="false"/>
    </style:style>
    <style:style style:name="TableCell4346" style:family="table-cell">
      <style:table-cell-properties fo:border="none" style:writing-mode="lr-tb" style:vertical-align="middle" fo:padding-top="0.1562in" fo:padding-left="0in" fo:padding-bottom="0.052in" fo:padding-right="0.1041in"/>
    </style:style>
    <style:style style:name="T4347" style:parent-style-name="DefaultParagraphFont" style:family="text">
      <style:text-properties style:font-name="Calibri" style:font-name-complex="Calibri"/>
    </style:style>
    <style:style style:name="TableRow4348" style:family="table-row">
      <style:table-row-properties style:use-optimal-row-height="false"/>
    </style:style>
    <style:style style:name="TableCell4349" style:family="table-cell">
      <style:table-cell-properties fo:border="none" style:writing-mode="lr-tb" style:vertical-align="middle" fo:padding-top="0.1562in" fo:padding-left="0in" fo:padding-bottom="0.052in" fo:padding-right="0.1041in"/>
    </style:style>
    <style:style style:name="T4350" style:parent-style-name="DefaultParagraphFont" style:family="text">
      <style:text-properties style:font-name="Calibri" style:font-name-complex="Calibri"/>
    </style:style>
    <style:style style:name="T4351" style:parent-style-name="DefaultParagraphFont" style:family="text">
      <style:text-properties style:font-name="Calibri" style:font-name-complex="Calibri"/>
    </style:style>
    <style:style style:name="TableRow4352" style:family="table-row">
      <style:table-row-properties style:use-optimal-row-height="false"/>
    </style:style>
    <style:style style:name="TableCell4353" style:family="table-cell">
      <style:table-cell-properties fo:border="none" style:writing-mode="lr-tb" style:vertical-align="middle" fo:padding-top="0.1562in" fo:padding-left="0in" fo:padding-bottom="0.052in" fo:padding-right="0.1041in"/>
    </style:style>
    <style:style style:name="T4354" style:parent-style-name="DefaultParagraphFont" style:family="text">
      <style:text-properties style:font-name="Calibri" style:font-name-complex="Calibri"/>
    </style:style>
    <style:style style:name="T4355" style:parent-style-name="DefaultParagraphFont" style:family="text">
      <style:text-properties style:font-name="Calibri" style:font-name-complex="Calibri"/>
    </style:style>
    <style:style style:name="TableRow4356" style:family="table-row">
      <style:table-row-properties style:use-optimal-row-height="false"/>
    </style:style>
    <style:style style:name="TableCell4357" style:family="table-cell">
      <style:table-cell-properties fo:border="none" style:writing-mode="lr-tb" style:vertical-align="middle" fo:padding-top="0.1562in" fo:padding-left="0in" fo:padding-bottom="0.052in" fo:padding-right="0.1041in"/>
    </style:style>
    <style:style style:name="T4358" style:parent-style-name="DefaultParagraphFont" style:family="text">
      <style:text-properties style:font-name="Calibri" style:font-name-complex="Calibri"/>
    </style:style>
    <style:style style:name="TableRow4359" style:family="table-row">
      <style:table-row-properties style:use-optimal-row-height="false"/>
    </style:style>
    <style:style style:name="TableCell4360" style:family="table-cell">
      <style:table-cell-properties fo:border="none" style:writing-mode="lr-tb" style:vertical-align="middle" fo:padding-top="0.1562in" fo:padding-left="0in" fo:padding-bottom="0.052in" fo:padding-right="0.1041in"/>
    </style:style>
    <style:style style:name="T4361" style:parent-style-name="DefaultParagraphFont" style:family="text">
      <style:text-properties style:font-name="Calibri" style:font-name-complex="Calibri"/>
    </style:style>
    <style:style style:name="TableRow4362" style:family="table-row">
      <style:table-row-properties style:use-optimal-row-height="false"/>
    </style:style>
    <style:style style:name="TableCell4363" style:family="table-cell">
      <style:table-cell-properties fo:border="none" style:writing-mode="lr-tb" style:vertical-align="middle" fo:padding-top="0.1562in" fo:padding-left="0in" fo:padding-bottom="0.052in" fo:padding-right="0.1041in"/>
    </style:style>
    <style:style style:name="T4364" style:parent-style-name="DefaultParagraphFont" style:family="text">
      <style:text-properties style:font-name="Calibri" style:font-name-complex="Calibri"/>
    </style:style>
    <style:style style:name="T4365" style:parent-style-name="DefaultParagraphFont" style:family="text">
      <style:text-properties style:font-name="Calibri" style:font-name-complex="Calibri"/>
    </style:style>
    <style:style style:name="TableRow4366" style:family="table-row">
      <style:table-row-properties style:use-optimal-row-height="false"/>
    </style:style>
    <style:style style:name="TableCell4367" style:family="table-cell">
      <style:table-cell-properties fo:border="none" style:writing-mode="lr-tb" style:vertical-align="middle" fo:padding-top="0.1562in" fo:padding-left="0in" fo:padding-bottom="0.052in" fo:padding-right="0.1041in"/>
    </style:style>
    <style:style style:name="T4368" style:parent-style-name="DefaultParagraphFont" style:family="text">
      <style:text-properties style:font-name="Calibri" style:font-name-complex="Calibri"/>
    </style:style>
    <style:style style:name="T4369" style:parent-style-name="DefaultParagraphFont" style:family="text">
      <style:text-properties style:font-name="Calibri" style:font-name-complex="Calibri"/>
    </style:style>
    <style:style style:name="T4370" style:parent-style-name="DefaultParagraphFont" style:family="text">
      <style:text-properties style:font-name="Calibri" style:font-name-complex="Calibri"/>
    </style:style>
    <style:style style:name="TableRow4371" style:family="table-row">
      <style:table-row-properties style:use-optimal-row-height="false"/>
    </style:style>
    <style:style style:name="TableCell4372" style:family="table-cell">
      <style:table-cell-properties fo:border="none" style:writing-mode="lr-tb" style:vertical-align="middle" fo:padding-top="0.1562in" fo:padding-left="0in" fo:padding-bottom="0.052in" fo:padding-right="0.1041in"/>
    </style:style>
    <style:style style:name="T4373" style:parent-style-name="DefaultParagraphFont" style:family="text">
      <style:text-properties style:font-name="Calibri" style:font-name-complex="Calibri"/>
    </style:style>
    <style:style style:name="TableRow4374" style:family="table-row">
      <style:table-row-properties style:use-optimal-row-height="false"/>
    </style:style>
    <style:style style:name="TableCell4375" style:family="table-cell">
      <style:table-cell-properties fo:border="none" style:writing-mode="lr-tb" style:vertical-align="middle" fo:padding-top="0.1562in" fo:padding-left="0in" fo:padding-bottom="0.052in" fo:padding-right="0.1041in"/>
    </style:style>
    <style:style style:name="T4376" style:parent-style-name="DefaultParagraphFont" style:family="text">
      <style:text-properties style:font-name="Calibri" style:font-name-complex="Calibri"/>
    </style:style>
    <style:style style:name="T4377" style:parent-style-name="DefaultParagraphFont" style:family="text">
      <style:text-properties style:font-name="Calibri" style:font-name-complex="Calibri"/>
    </style:style>
    <style:style style:name="TableRow4378" style:family="table-row">
      <style:table-row-properties style:use-optimal-row-height="false"/>
    </style:style>
    <style:style style:name="TableCell4379" style:family="table-cell">
      <style:table-cell-properties fo:border="none" style:writing-mode="lr-tb" style:vertical-align="middle" fo:padding-top="0.1562in" fo:padding-left="0in" fo:padding-bottom="0.052in" fo:padding-right="0.1041in"/>
    </style:style>
    <style:style style:name="T4380" style:parent-style-name="DefaultParagraphFont" style:family="text">
      <style:text-properties style:font-name="Calibri" style:font-name-complex="Calibri"/>
    </style:style>
    <style:style style:name="T4381" style:parent-style-name="DefaultParagraphFont" style:family="text">
      <style:text-properties style:font-name="Calibri" style:font-name-complex="Calibri"/>
    </style:style>
    <style:style style:name="T4382" style:parent-style-name="DefaultParagraphFont" style:family="text">
      <style:text-properties style:font-name="Calibri" style:font-name-complex="Calibri"/>
    </style:style>
    <style:style style:name="TableRow4383" style:family="table-row">
      <style:table-row-properties style:use-optimal-row-height="false"/>
    </style:style>
    <style:style style:name="TableCell4384" style:family="table-cell">
      <style:table-cell-properties fo:border="none" style:writing-mode="lr-tb" style:vertical-align="middle" fo:padding-top="0.1562in" fo:padding-left="0in" fo:padding-bottom="0.052in" fo:padding-right="0.1041in"/>
    </style:style>
    <style:style style:name="T4385" style:parent-style-name="DefaultParagraphFont" style:family="text">
      <style:text-properties style:font-name="Calibri" style:font-name-complex="Calibri"/>
    </style:style>
    <style:style style:name="TableRow4386" style:family="table-row">
      <style:table-row-properties style:use-optimal-row-height="false"/>
    </style:style>
    <style:style style:name="TableCell4387" style:family="table-cell">
      <style:table-cell-properties fo:border="none" style:writing-mode="lr-tb" style:vertical-align="middle" fo:padding-top="0.1562in" fo:padding-left="0in" fo:padding-bottom="0.052in" fo:padding-right="0.1041in"/>
    </style:style>
    <style:style style:name="T4388" style:parent-style-name="DefaultParagraphFont" style:family="text">
      <style:text-properties style:font-name="Calibri" style:font-name-complex="Calibri"/>
    </style:style>
    <style:style style:name="T4389" style:parent-style-name="DefaultParagraphFont" style:family="text">
      <style:text-properties style:font-name="Calibri" style:font-name-complex="Calibri"/>
    </style:style>
    <style:style style:name="TableRow4390" style:family="table-row">
      <style:table-row-properties style:use-optimal-row-height="false"/>
    </style:style>
    <style:style style:name="TableCell4391" style:family="table-cell">
      <style:table-cell-properties fo:border="none" style:writing-mode="lr-tb" style:vertical-align="middle" fo:padding-top="0.1562in" fo:padding-left="0in" fo:padding-bottom="0.052in" fo:padding-right="0.1041in"/>
    </style:style>
    <style:style style:name="T4392" style:parent-style-name="DefaultParagraphFont" style:family="text">
      <style:text-properties style:font-name="Calibri" style:font-name-complex="Calibri"/>
    </style:style>
    <style:style style:name="TableRow4393" style:family="table-row">
      <style:table-row-properties style:use-optimal-row-height="false"/>
    </style:style>
    <style:style style:name="TableCell4394" style:family="table-cell">
      <style:table-cell-properties fo:border="none" style:writing-mode="lr-tb" style:vertical-align="middle" fo:padding-top="0.1562in" fo:padding-left="0in" fo:padding-bottom="0.052in" fo:padding-right="0.1041in"/>
    </style:style>
    <style:style style:name="T4395" style:parent-style-name="DefaultParagraphFont" style:family="text">
      <style:text-properties style:font-name="Calibri" style:font-name-complex="Calibri"/>
    </style:style>
    <style:style style:name="T4396" style:parent-style-name="DefaultParagraphFont" style:family="text">
      <style:text-properties style:font-name="Calibri" style:font-name-complex="Calibri"/>
    </style:style>
    <style:style style:name="TableRow4397" style:family="table-row">
      <style:table-row-properties style:use-optimal-row-height="false"/>
    </style:style>
    <style:style style:name="TableCell4398" style:family="table-cell">
      <style:table-cell-properties fo:border="none" style:writing-mode="lr-tb" style:vertical-align="middle" fo:padding-top="0.1562in" fo:padding-left="0in" fo:padding-bottom="0.052in" fo:padding-right="0.1041in"/>
    </style:style>
    <style:style style:name="T4399" style:parent-style-name="DefaultParagraphFont" style:family="text">
      <style:text-properties style:font-name="Calibri" style:font-name-complex="Calibri"/>
    </style:style>
    <style:style style:name="TableRow4400" style:family="table-row">
      <style:table-row-properties style:use-optimal-row-height="false"/>
    </style:style>
    <style:style style:name="TableCell4401" style:family="table-cell">
      <style:table-cell-properties fo:border="none" style:writing-mode="lr-tb" style:vertical-align="middle" fo:padding-top="0.1562in" fo:padding-left="0in" fo:padding-bottom="0.052in" fo:padding-right="0.1041in"/>
    </style:style>
    <style:style style:name="T4402" style:parent-style-name="DefaultParagraphFont" style:family="text">
      <style:text-properties style:font-name="Calibri" style:font-name-complex="Calibri"/>
    </style:style>
    <style:style style:name="T4403" style:parent-style-name="DefaultParagraphFont" style:family="text">
      <style:text-properties style:font-name="Calibri" style:font-name-complex="Calibri"/>
    </style:style>
    <style:style style:name="TableRow4404" style:family="table-row">
      <style:table-row-properties style:use-optimal-row-height="false"/>
    </style:style>
    <style:style style:name="TableCell4405" style:family="table-cell">
      <style:table-cell-properties fo:border="none" style:writing-mode="lr-tb" style:vertical-align="middle" fo:padding-top="0.1562in" fo:padding-left="0in" fo:padding-bottom="0.052in" fo:padding-right="0.1041in"/>
    </style:style>
    <style:style style:name="T4406" style:parent-style-name="DefaultParagraphFont" style:family="text">
      <style:text-properties style:font-name="Calibri" style:font-name-complex="Calibri"/>
    </style:style>
    <style:style style:name="T4407" style:parent-style-name="DefaultParagraphFont" style:family="text">
      <style:text-properties style:font-name="Calibri" style:font-name-complex="Calibri"/>
    </style:style>
    <style:style style:name="TableRow4408" style:family="table-row">
      <style:table-row-properties style:use-optimal-row-height="false"/>
    </style:style>
    <style:style style:name="TableCell4409" style:family="table-cell">
      <style:table-cell-properties fo:border="none" style:writing-mode="lr-tb" style:vertical-align="middle" fo:padding-top="0.1562in" fo:padding-left="0in" fo:padding-bottom="0.052in" fo:padding-right="0.1041in"/>
    </style:style>
    <style:style style:name="T4410" style:parent-style-name="DefaultParagraphFont" style:family="text">
      <style:text-properties style:font-name="Calibri" style:font-name-complex="Calibri"/>
    </style:style>
    <style:style style:name="TableRow4411" style:family="table-row">
      <style:table-row-properties style:use-optimal-row-height="false"/>
    </style:style>
    <style:style style:name="TableCell4412" style:family="table-cell">
      <style:table-cell-properties fo:border="none" style:writing-mode="lr-tb" style:vertical-align="middle" fo:padding-top="0.1562in" fo:padding-left="0in" fo:padding-bottom="0.052in" fo:padding-right="0.1041in"/>
    </style:style>
    <style:style style:name="T4413" style:parent-style-name="DefaultParagraphFont" style:family="text">
      <style:text-properties style:font-name="Calibri" style:font-name-complex="Calibri"/>
    </style:style>
    <style:style style:name="T4414" style:parent-style-name="DefaultParagraphFont" style:family="text">
      <style:text-properties style:font-name="Calibri" style:font-name-complex="Calibri"/>
    </style:style>
    <style:style style:name="TableRow4415" style:family="table-row">
      <style:table-row-properties style:use-optimal-row-height="false"/>
    </style:style>
    <style:style style:name="TableCell4416" style:family="table-cell">
      <style:table-cell-properties fo:border="none" style:writing-mode="lr-tb" style:vertical-align="middle" fo:padding-top="0.1562in" fo:padding-left="0in" fo:padding-bottom="0.052in" fo:padding-right="0.1041in"/>
    </style:style>
    <style:style style:name="T4417" style:parent-style-name="DefaultParagraphFont" style:family="text">
      <style:text-properties style:font-name="Calibri" style:font-name-complex="Calibri"/>
    </style:style>
    <style:style style:name="TableRow4418" style:family="table-row">
      <style:table-row-properties style:use-optimal-row-height="false"/>
    </style:style>
    <style:style style:name="TableCell4419" style:family="table-cell">
      <style:table-cell-properties fo:border="none" style:writing-mode="lr-tb" style:vertical-align="middle" fo:padding-top="0.1562in" fo:padding-left="0in" fo:padding-bottom="0.052in" fo:padding-right="0.1041in"/>
    </style:style>
    <style:style style:name="T4420" style:parent-style-name="DefaultParagraphFont" style:family="text">
      <style:text-properties style:font-name="Calibri" style:font-name-complex="Calibri"/>
    </style:style>
    <style:style style:name="TableRow4421" style:family="table-row">
      <style:table-row-properties style:use-optimal-row-height="false"/>
    </style:style>
    <style:style style:name="TableCell4422" style:family="table-cell">
      <style:table-cell-properties fo:border="none" style:writing-mode="lr-tb" style:vertical-align="middle" fo:padding-top="0.1562in" fo:padding-left="0in" fo:padding-bottom="0.052in" fo:padding-right="0.1041in"/>
    </style:style>
    <style:style style:name="T4423" style:parent-style-name="DefaultParagraphFont" style:family="text">
      <style:text-properties style:font-name="Calibri" style:font-name-complex="Calibri"/>
    </style:style>
    <style:style style:name="T4424" style:parent-style-name="DefaultParagraphFont" style:family="text">
      <style:text-properties style:font-name="Calibri" style:font-name-complex="Calibri"/>
    </style:style>
    <style:style style:name="TableRow4425" style:family="table-row">
      <style:table-row-properties style:use-optimal-row-height="false"/>
    </style:style>
    <style:style style:name="TableCell4426" style:family="table-cell">
      <style:table-cell-properties fo:border="none" style:writing-mode="lr-tb" style:vertical-align="middle" fo:padding-top="0.1562in" fo:padding-left="0in" fo:padding-bottom="0.052in" fo:padding-right="0.1041in"/>
    </style:style>
    <style:style style:name="T4427" style:parent-style-name="DefaultParagraphFont" style:family="text">
      <style:text-properties style:font-name="Calibri" style:font-name-complex="Calibri"/>
    </style:style>
    <style:style style:name="T4428" style:parent-style-name="DefaultParagraphFont" style:family="text">
      <style:text-properties style:font-name="Calibri" style:font-name-complex="Calibri"/>
    </style:style>
    <style:style style:name="TableRow4429" style:family="table-row">
      <style:table-row-properties style:use-optimal-row-height="false"/>
    </style:style>
    <style:style style:name="TableCell4430" style:family="table-cell">
      <style:table-cell-properties fo:border="none" style:writing-mode="lr-tb" style:vertical-align="middle" fo:padding-top="0.1562in" fo:padding-left="0in" fo:padding-bottom="0.052in" fo:padding-right="0.1041in"/>
    </style:style>
    <style:style style:name="T4431" style:parent-style-name="DefaultParagraphFont" style:family="text">
      <style:text-properties style:font-name="Calibri" style:font-name-complex="Calibri"/>
    </style:style>
    <style:style style:name="TableRow4432" style:family="table-row">
      <style:table-row-properties style:use-optimal-row-height="false"/>
    </style:style>
    <style:style style:name="TableCell4433" style:family="table-cell">
      <style:table-cell-properties fo:border="none" style:writing-mode="lr-tb" style:vertical-align="middle" fo:padding-top="0.1562in" fo:padding-left="0in" fo:padding-bottom="0.052in" fo:padding-right="0.1041in"/>
    </style:style>
    <style:style style:name="T4434" style:parent-style-name="DefaultParagraphFont" style:family="text">
      <style:text-properties style:font-name="Calibri" style:font-name-complex="Calibri"/>
    </style:style>
    <style:style style:name="T4435" style:parent-style-name="DefaultParagraphFont" style:family="text">
      <style:text-properties style:font-name="Calibri" style:font-name-complex="Calibri"/>
    </style:style>
    <style:style style:name="T4436" style:parent-style-name="DefaultParagraphFont" style:family="text">
      <style:text-properties style:font-name="Calibri" style:font-name-complex="Calibri"/>
    </style:style>
    <style:style style:name="TableRow4437" style:family="table-row">
      <style:table-row-properties style:use-optimal-row-height="false"/>
    </style:style>
    <style:style style:name="TableCell4438" style:family="table-cell">
      <style:table-cell-properties fo:border="none" style:writing-mode="lr-tb" style:vertical-align="middle" fo:padding-top="0.1562in" fo:padding-left="0in" fo:padding-bottom="0.052in" fo:padding-right="0.1041in"/>
    </style:style>
    <style:style style:name="T4439" style:parent-style-name="DefaultParagraphFont" style:family="text">
      <style:text-properties style:font-name="Calibri" style:font-name-complex="Calibri"/>
    </style:style>
    <style:style style:name="TableRow4440" style:family="table-row">
      <style:table-row-properties style:use-optimal-row-height="false"/>
    </style:style>
    <style:style style:name="TableCell4441" style:family="table-cell">
      <style:table-cell-properties fo:border="none" style:writing-mode="lr-tb" style:vertical-align="middle" fo:padding-top="0.1562in" fo:padding-left="0in" fo:padding-bottom="0.052in" fo:padding-right="0.1041in"/>
    </style:style>
    <style:style style:name="T4442" style:parent-style-name="DefaultParagraphFont" style:family="text">
      <style:text-properties style:font-name="Calibri" style:font-name-complex="Calibri"/>
    </style:style>
    <style:style style:name="T4443" style:parent-style-name="DefaultParagraphFont" style:family="text">
      <style:text-properties style:font-name="Calibri" style:font-name-complex="Calibri"/>
    </style:style>
    <style:style style:name="TableRow4444" style:family="table-row">
      <style:table-row-properties style:use-optimal-row-height="false"/>
    </style:style>
    <style:style style:name="TableCell4445" style:family="table-cell">
      <style:table-cell-properties fo:border="none" style:writing-mode="lr-tb" style:vertical-align="middle" fo:padding-top="0.1562in" fo:padding-left="0in" fo:padding-bottom="0.052in" fo:padding-right="0.1041in"/>
    </style:style>
    <style:style style:name="T4446" style:parent-style-name="DefaultParagraphFont" style:family="text">
      <style:text-properties style:font-name="Calibri" style:font-name-complex="Calibri"/>
    </style:style>
    <style:style style:name="T4447" style:parent-style-name="DefaultParagraphFont" style:family="text">
      <style:text-properties style:font-name="Calibri" style:font-name-complex="Calibri"/>
    </style:style>
    <style:style style:name="T4448" style:parent-style-name="DefaultParagraphFont" style:family="text">
      <style:text-properties style:font-name="Calibri" style:font-name-complex="Calibri"/>
    </style:style>
    <style:style style:name="TableRow4449" style:family="table-row">
      <style:table-row-properties style:use-optimal-row-height="false"/>
    </style:style>
    <style:style style:name="TableCell4450" style:family="table-cell">
      <style:table-cell-properties fo:border="none" style:writing-mode="lr-tb" style:vertical-align="middle" fo:padding-top="0.1562in" fo:padding-left="0in" fo:padding-bottom="0.052in" fo:padding-right="0.1041in"/>
    </style:style>
    <style:style style:name="T4451" style:parent-style-name="DefaultParagraphFont" style:family="text">
      <style:text-properties style:font-name="Calibri" style:font-name-complex="Calibri"/>
    </style:style>
    <style:style style:name="T4452" style:parent-style-name="DefaultParagraphFont" style:family="text">
      <style:text-properties style:font-name="Calibri" style:font-name-complex="Calibri"/>
    </style:style>
    <style:style style:name="T4453" style:parent-style-name="DefaultParagraphFont" style:family="text">
      <style:text-properties style:font-name="Calibri" style:font-name-complex="Calibri"/>
    </style:style>
    <style:style style:name="TableRow4454" style:family="table-row">
      <style:table-row-properties style:use-optimal-row-height="false"/>
    </style:style>
    <style:style style:name="TableCell4455" style:family="table-cell">
      <style:table-cell-properties fo:border="none" style:writing-mode="lr-tb" style:vertical-align="middle" fo:padding-top="0.1562in" fo:padding-left="0in" fo:padding-bottom="0.052in" fo:padding-right="0.1041in"/>
    </style:style>
    <style:style style:name="T4456" style:parent-style-name="DefaultParagraphFont" style:family="text">
      <style:text-properties style:font-name="Calibri" style:font-name-complex="Calibri"/>
    </style:style>
    <style:style style:name="TableRow4457" style:family="table-row">
      <style:table-row-properties style:use-optimal-row-height="false"/>
    </style:style>
    <style:style style:name="TableCell4458" style:family="table-cell">
      <style:table-cell-properties fo:border="none" style:writing-mode="lr-tb" style:vertical-align="middle" fo:padding-top="0.1562in" fo:padding-left="0in" fo:padding-bottom="0.052in" fo:padding-right="0.1041in"/>
    </style:style>
    <style:style style:name="T4459" style:parent-style-name="DefaultParagraphFont" style:family="text">
      <style:text-properties style:font-name="Calibri" style:font-name-complex="Calibri"/>
    </style:style>
    <style:style style:name="T4460" style:parent-style-name="DefaultParagraphFont" style:family="text">
      <style:text-properties style:font-name="Calibri" style:font-name-complex="Calibri"/>
    </style:style>
    <style:style style:name="T4461" style:parent-style-name="DefaultParagraphFont" style:family="text">
      <style:text-properties style:font-name="Calibri" style:font-name-complex="Calibri"/>
    </style:style>
    <style:style style:name="T4462" style:parent-style-name="DefaultParagraphFont" style:family="text">
      <style:text-properties style:font-name="Calibri" style:font-name-complex="Calibri"/>
    </style:style>
    <style:style style:name="T4463" style:parent-style-name="DefaultParagraphFont" style:family="text">
      <style:text-properties style:font-name="Calibri" style:font-name-complex="Calibri"/>
    </style:style>
    <style:style style:name="T4464" style:parent-style-name="DefaultParagraphFont" style:family="text">
      <style:text-properties style:font-name="Calibri" style:font-name-complex="Calibri"/>
    </style:style>
    <style:style style:name="T4465" style:parent-style-name="DefaultParagraphFont" style:family="text">
      <style:text-properties style:font-name="Calibri" style:font-name-complex="Calibri"/>
    </style:style>
    <style:style style:name="T4466" style:parent-style-name="DefaultParagraphFont" style:family="text">
      <style:text-properties style:font-name="Calibri" style:font-name-complex="Calibri"/>
    </style:style>
    <style:style style:name="T4467" style:parent-style-name="DefaultParagraphFont" style:family="text">
      <style:text-properties style:font-name="Calibri" style:font-name-complex="Calibri"/>
    </style:style>
    <style:style style:name="T4468" style:parent-style-name="DefaultParagraphFont" style:family="text">
      <style:text-properties style:font-name="Calibri" style:font-name-complex="Calibri"/>
    </style:style>
    <style:style style:name="TableRow4469" style:family="table-row">
      <style:table-row-properties style:use-optimal-row-height="false"/>
    </style:style>
    <style:style style:name="TableCell4470" style:family="table-cell">
      <style:table-cell-properties fo:border="none" style:writing-mode="lr-tb" style:vertical-align="middle" fo:padding-top="0.1562in" fo:padding-left="0in" fo:padding-bottom="0.052in" fo:padding-right="0.1041in"/>
    </style:style>
    <style:style style:name="T4471" style:parent-style-name="DefaultParagraphFont" style:family="text">
      <style:text-properties style:font-name="Calibri" style:font-name-complex="Calibri"/>
    </style:style>
    <style:style style:name="TableRow4472" style:family="table-row">
      <style:table-row-properties style:use-optimal-row-height="false"/>
    </style:style>
    <style:style style:name="TableCell4473" style:family="table-cell">
      <style:table-cell-properties fo:border="none" style:writing-mode="lr-tb" style:vertical-align="middle" fo:padding-top="0.1562in" fo:padding-left="0in" fo:padding-bottom="0.052in" fo:padding-right="0.1041in"/>
    </style:style>
    <style:style style:name="T4474" style:parent-style-name="DefaultParagraphFont" style:family="text">
      <style:text-properties style:font-name="Calibri" style:font-name-complex="Calibri"/>
    </style:style>
    <style:style style:name="T4475" style:parent-style-name="DefaultParagraphFont" style:family="text">
      <style:text-properties style:font-name="Calibri" style:font-name-complex="Calibri"/>
    </style:style>
    <style:style style:name="T4476" style:parent-style-name="DefaultParagraphFont" style:family="text">
      <style:text-properties style:font-name="Calibri" style:font-name-complex="Calibri"/>
    </style:style>
    <style:style style:name="TableRow4477" style:family="table-row">
      <style:table-row-properties style:use-optimal-row-height="false"/>
    </style:style>
    <style:style style:name="TableCell4478" style:family="table-cell">
      <style:table-cell-properties fo:border="none" style:writing-mode="lr-tb" style:vertical-align="middle" fo:padding-top="0.1562in" fo:padding-left="0in" fo:padding-bottom="0.052in" fo:padding-right="0.1041in"/>
    </style:style>
    <style:style style:name="T4479" style:parent-style-name="DefaultParagraphFont" style:family="text">
      <style:text-properties style:font-name="Calibri" style:font-name-complex="Calibri"/>
    </style:style>
    <style:style style:name="T4480" style:parent-style-name="DefaultParagraphFont" style:family="text">
      <style:text-properties style:font-name="Calibri" style:font-name-complex="Calibri"/>
    </style:style>
    <style:style style:name="TableRow4481" style:family="table-row">
      <style:table-row-properties style:use-optimal-row-height="false"/>
    </style:style>
    <style:style style:name="TableCell4482" style:family="table-cell">
      <style:table-cell-properties fo:border="none" style:writing-mode="lr-tb" style:vertical-align="middle" fo:padding-top="0.1562in" fo:padding-left="0in" fo:padding-bottom="0.052in" fo:padding-right="0.1041in"/>
    </style:style>
    <style:style style:name="T4483" style:parent-style-name="DefaultParagraphFont" style:family="text">
      <style:text-properties style:font-name="Calibri" style:font-name-complex="Calibri"/>
    </style:style>
    <style:style style:name="T4484" style:parent-style-name="DefaultParagraphFont" style:family="text">
      <style:text-properties style:font-name="Calibri" style:font-name-complex="Calibri"/>
    </style:style>
    <style:style style:name="TableRow4485" style:family="table-row">
      <style:table-row-properties style:use-optimal-row-height="false"/>
    </style:style>
    <style:style style:name="TableCell4486" style:family="table-cell">
      <style:table-cell-properties fo:border="none" style:writing-mode="lr-tb" style:vertical-align="middle" fo:padding-top="0.1562in" fo:padding-left="0in" fo:padding-bottom="0.052in" fo:padding-right="0.1041in"/>
    </style:style>
    <style:style style:name="T4487" style:parent-style-name="DefaultParagraphFont" style:family="text">
      <style:text-properties style:font-name="Calibri" style:font-name-complex="Calibri"/>
    </style:style>
    <style:style style:name="T4488" style:parent-style-name="DefaultParagraphFont" style:family="text">
      <style:text-properties style:font-name="Calibri" style:font-name-complex="Calibri"/>
    </style:style>
    <style:style style:name="TableRow4489" style:family="table-row">
      <style:table-row-properties style:use-optimal-row-height="false"/>
    </style:style>
    <style:style style:name="TableCell4490" style:family="table-cell">
      <style:table-cell-properties fo:border="none" style:writing-mode="lr-tb" style:vertical-align="middle" fo:padding-top="0.1562in" fo:padding-left="0in" fo:padding-bottom="0.052in" fo:padding-right="0.1041in"/>
    </style:style>
    <style:style style:name="T4491" style:parent-style-name="DefaultParagraphFont" style:family="text">
      <style:text-properties style:font-name="Calibri" style:font-name-complex="Calibri"/>
    </style:style>
    <style:style style:name="T4492" style:parent-style-name="DefaultParagraphFont" style:family="text">
      <style:text-properties style:font-name="Calibri" style:font-name-complex="Calibri"/>
    </style:style>
    <style:style style:name="T4493" style:parent-style-name="DefaultParagraphFont" style:family="text">
      <style:text-properties style:font-name="Calibri" style:font-name-complex="Calibri"/>
    </style:style>
    <style:style style:name="T4494" style:parent-style-name="DefaultParagraphFont" style:family="text">
      <style:text-properties style:font-name="Calibri" style:font-name-complex="Calibri"/>
    </style:style>
    <style:style style:name="T4495" style:parent-style-name="DefaultParagraphFont" style:family="text">
      <style:text-properties style:font-name="Calibri" style:font-name-complex="Calibri"/>
    </style:style>
    <style:style style:name="T4496" style:parent-style-name="DefaultParagraphFont" style:family="text">
      <style:text-properties style:font-name="Calibri" style:font-name-complex="Calibri"/>
    </style:style>
    <style:style style:name="TableRow4497" style:family="table-row">
      <style:table-row-properties style:use-optimal-row-height="false"/>
    </style:style>
    <style:style style:name="TableCell4498" style:family="table-cell">
      <style:table-cell-properties fo:border="none" style:writing-mode="lr-tb" style:vertical-align="middle" fo:padding-top="0.1562in" fo:padding-left="0in" fo:padding-bottom="0.052in" fo:padding-right="0.1041in"/>
    </style:style>
    <style:style style:name="T4499" style:parent-style-name="DefaultParagraphFont" style:family="text">
      <style:text-properties style:font-name="Calibri" style:font-name-complex="Calibri"/>
    </style:style>
    <style:style style:name="T4500" style:parent-style-name="DefaultParagraphFont" style:family="text">
      <style:text-properties style:font-name="Calibri" style:font-name-complex="Calibri"/>
    </style:style>
    <style:style style:name="T4501" style:parent-style-name="DefaultParagraphFont" style:family="text">
      <style:text-properties style:font-name="Calibri" style:font-name-complex="Calibri"/>
    </style:style>
    <style:style style:name="TableRow4502" style:family="table-row">
      <style:table-row-properties style:use-optimal-row-height="false"/>
    </style:style>
    <style:style style:name="TableCell4503" style:family="table-cell">
      <style:table-cell-properties fo:border="none" style:writing-mode="lr-tb" style:vertical-align="middle" fo:padding-top="0.1562in" fo:padding-left="0in" fo:padding-bottom="0.052in" fo:padding-right="0.1041in"/>
    </style:style>
    <style:style style:name="T4504" style:parent-style-name="DefaultParagraphFont" style:family="text">
      <style:text-properties style:font-name="Calibri" style:font-name-complex="Calibri"/>
    </style:style>
    <style:style style:name="TableRow4505" style:family="table-row">
      <style:table-row-properties style:use-optimal-row-height="false"/>
    </style:style>
    <style:style style:name="TableCell4506" style:family="table-cell">
      <style:table-cell-properties fo:border="none" style:writing-mode="lr-tb" style:vertical-align="middle" fo:padding-top="0.1562in" fo:padding-left="0in" fo:padding-bottom="0.052in" fo:padding-right="0.1041in"/>
    </style:style>
    <style:style style:name="T4507" style:parent-style-name="DefaultParagraphFont" style:family="text">
      <style:text-properties style:font-name="Calibri" style:font-name-complex="Calibri"/>
    </style:style>
    <style:style style:name="T4508" style:parent-style-name="DefaultParagraphFont" style:family="text">
      <style:text-properties style:font-name="Calibri" style:font-name-complex="Calibri"/>
    </style:style>
    <style:style style:name="TableRow4509" style:family="table-row">
      <style:table-row-properties style:use-optimal-row-height="false"/>
    </style:style>
    <style:style style:name="TableCell4510" style:family="table-cell">
      <style:table-cell-properties fo:border="none" style:writing-mode="lr-tb" style:vertical-align="middle" fo:padding-top="0.1562in" fo:padding-left="0in" fo:padding-bottom="0.052in" fo:padding-right="0.1041in"/>
    </style:style>
    <style:style style:name="T4511" style:parent-style-name="DefaultParagraphFont" style:family="text">
      <style:text-properties style:font-name="Calibri" style:font-name-complex="Calibri"/>
    </style:style>
    <style:style style:name="T4512" style:parent-style-name="DefaultParagraphFont" style:family="text">
      <style:text-properties style:font-name="Calibri" style:font-name-complex="Calibri"/>
    </style:style>
    <style:style style:name="TableRow4513" style:family="table-row">
      <style:table-row-properties style:use-optimal-row-height="false"/>
    </style:style>
    <style:style style:name="TableCell4514" style:family="table-cell">
      <style:table-cell-properties fo:border="none" style:writing-mode="lr-tb" style:vertical-align="middle" fo:padding-top="0.1562in" fo:padding-left="0in" fo:padding-bottom="0.052in" fo:padding-right="0.1041in"/>
    </style:style>
    <style:style style:name="T4515" style:parent-style-name="DefaultParagraphFont" style:family="text">
      <style:text-properties style:font-name="Calibri" style:font-name-complex="Calibri"/>
    </style:style>
    <style:style style:name="TableRow4516" style:family="table-row">
      <style:table-row-properties style:use-optimal-row-height="false"/>
    </style:style>
    <style:style style:name="TableCell4517" style:family="table-cell">
      <style:table-cell-properties fo:border="none" style:writing-mode="lr-tb" style:vertical-align="middle" fo:padding-top="0.1562in" fo:padding-left="0in" fo:padding-bottom="0.052in" fo:padding-right="0.1041in"/>
    </style:style>
    <style:style style:name="T4518" style:parent-style-name="DefaultParagraphFont" style:family="text">
      <style:text-properties style:font-name="Calibri" style:font-name-complex="Calibri"/>
    </style:style>
    <style:style style:name="TableRow4519" style:family="table-row">
      <style:table-row-properties style:use-optimal-row-height="false"/>
    </style:style>
    <style:style style:name="TableCell4520" style:family="table-cell">
      <style:table-cell-properties fo:border="none" style:writing-mode="lr-tb" style:vertical-align="middle" fo:padding-top="0.1562in" fo:padding-left="0in" fo:padding-bottom="0.052in" fo:padding-right="0.1041in"/>
    </style:style>
    <style:style style:name="T4521" style:parent-style-name="DefaultParagraphFont" style:family="text">
      <style:text-properties style:font-name="Calibri" style:font-name-complex="Calibri"/>
    </style:style>
    <style:style style:name="T4522" style:parent-style-name="DefaultParagraphFont" style:family="text">
      <style:text-properties style:font-name="Calibri" style:font-name-complex="Calibri"/>
    </style:style>
    <style:style style:name="TableRow4523" style:family="table-row">
      <style:table-row-properties style:use-optimal-row-height="false"/>
    </style:style>
    <style:style style:name="TableCell4524" style:family="table-cell">
      <style:table-cell-properties fo:border="none" style:writing-mode="lr-tb" style:vertical-align="middle" fo:padding-top="0.1562in" fo:padding-left="0in" fo:padding-bottom="0.052in" fo:padding-right="0.1041in"/>
    </style:style>
    <style:style style:name="T4525" style:parent-style-name="DefaultParagraphFont" style:family="text">
      <style:text-properties style:font-name="Calibri" style:font-name-complex="Calibri"/>
    </style:style>
    <style:style style:name="T4526" style:parent-style-name="DefaultParagraphFont" style:family="text">
      <style:text-properties style:font-name="Calibri" style:font-name-complex="Calibri"/>
    </style:style>
    <style:style style:name="TableRow4527" style:family="table-row">
      <style:table-row-properties style:use-optimal-row-height="false"/>
    </style:style>
    <style:style style:name="TableCell4528" style:family="table-cell">
      <style:table-cell-properties fo:border="none" style:writing-mode="lr-tb" style:vertical-align="middle" fo:padding-top="0.1562in" fo:padding-left="0in" fo:padding-bottom="0.052in" fo:padding-right="0.1041in"/>
    </style:style>
    <style:style style:name="T4529" style:parent-style-name="DefaultParagraphFont" style:family="text">
      <style:text-properties style:font-name="Calibri" style:font-name-complex="Calibri"/>
    </style:style>
    <style:style style:name="T4530" style:parent-style-name="DefaultParagraphFont" style:family="text">
      <style:text-properties style:font-name="Calibri" style:font-name-complex="Calibri"/>
    </style:style>
    <style:style style:name="TableRow4531" style:family="table-row">
      <style:table-row-properties style:use-optimal-row-height="false"/>
    </style:style>
    <style:style style:name="TableCell4532" style:family="table-cell">
      <style:table-cell-properties fo:border="none" style:writing-mode="lr-tb" style:vertical-align="middle" fo:padding-top="0.1562in" fo:padding-left="0in" fo:padding-bottom="0.052in" fo:padding-right="0.1041in"/>
    </style:style>
    <style:style style:name="T4533" style:parent-style-name="DefaultParagraphFont" style:family="text">
      <style:text-properties style:font-name="Calibri" style:font-name-complex="Calibri"/>
    </style:style>
    <style:style style:name="TableRow4534" style:family="table-row">
      <style:table-row-properties style:use-optimal-row-height="false"/>
    </style:style>
    <style:style style:name="TableCell4535" style:family="table-cell">
      <style:table-cell-properties fo:border="none" style:writing-mode="lr-tb" style:vertical-align="middle" fo:padding-top="0.1562in" fo:padding-left="0in" fo:padding-bottom="0.052in" fo:padding-right="0.1041in"/>
    </style:style>
    <style:style style:name="T4536" style:parent-style-name="DefaultParagraphFont" style:family="text">
      <style:text-properties style:font-name="Calibri" style:font-name-complex="Calibri"/>
    </style:style>
    <style:style style:name="TableRow4537" style:family="table-row">
      <style:table-row-properties style:use-optimal-row-height="false"/>
    </style:style>
    <style:style style:name="TableCell4538" style:family="table-cell">
      <style:table-cell-properties fo:border="none" style:writing-mode="lr-tb" style:vertical-align="middle" fo:padding-top="0.1562in" fo:padding-left="0in" fo:padding-bottom="0.052in" fo:padding-right="0.1041in"/>
    </style:style>
    <style:style style:name="T4539" style:parent-style-name="DefaultParagraphFont" style:family="text">
      <style:text-properties style:font-name="Calibri" style:font-name-complex="Calibri"/>
    </style:style>
    <style:style style:name="TableRow4540" style:family="table-row">
      <style:table-row-properties style:use-optimal-row-height="false"/>
    </style:style>
    <style:style style:name="TableCell4541" style:family="table-cell">
      <style:table-cell-properties fo:border="none" style:writing-mode="lr-tb" style:vertical-align="middle" fo:padding-top="0.1562in" fo:padding-left="0in" fo:padding-bottom="0.052in" fo:padding-right="0.1041in"/>
    </style:style>
    <style:style style:name="T4542" style:parent-style-name="DefaultParagraphFont" style:family="text">
      <style:text-properties style:font-name="Calibri" style:font-name-complex="Calibri"/>
    </style:style>
    <style:style style:name="TableRow4543" style:family="table-row">
      <style:table-row-properties style:use-optimal-row-height="false"/>
    </style:style>
    <style:style style:name="TableCell4544" style:family="table-cell">
      <style:table-cell-properties fo:border="none" style:writing-mode="lr-tb" style:vertical-align="middle" fo:padding-top="0.1562in" fo:padding-left="0in" fo:padding-bottom="0.052in" fo:padding-right="0.1041in"/>
    </style:style>
    <style:style style:name="T4545" style:parent-style-name="DefaultParagraphFont" style:family="text">
      <style:text-properties style:font-name="Calibri" style:font-name-complex="Calibri"/>
    </style:style>
    <style:style style:name="T4546" style:parent-style-name="DefaultParagraphFont" style:family="text">
      <style:text-properties style:font-name="Calibri" style:font-name-complex="Calibri"/>
    </style:style>
    <style:style style:name="TableRow4547" style:family="table-row">
      <style:table-row-properties style:use-optimal-row-height="false"/>
    </style:style>
    <style:style style:name="TableCell4548" style:family="table-cell">
      <style:table-cell-properties fo:border="none" style:writing-mode="lr-tb" style:vertical-align="middle" fo:padding-top="0.1562in" fo:padding-left="0in" fo:padding-bottom="0.052in" fo:padding-right="0.1041in"/>
    </style:style>
    <style:style style:name="T4549" style:parent-style-name="DefaultParagraphFont" style:family="text">
      <style:text-properties style:font-name="Calibri" style:font-name-complex="Calibri"/>
    </style:style>
    <style:style style:name="TableRow4550" style:family="table-row">
      <style:table-row-properties style:use-optimal-row-height="false"/>
    </style:style>
    <style:style style:name="TableCell4551" style:family="table-cell">
      <style:table-cell-properties fo:border="none" style:writing-mode="lr-tb" style:vertical-align="middle" fo:padding-top="0.1562in" fo:padding-left="0in" fo:padding-bottom="0.052in" fo:padding-right="0.1041in"/>
    </style:style>
    <style:style style:name="T4552" style:parent-style-name="DefaultParagraphFont" style:family="text">
      <style:text-properties style:font-name="Calibri" style:font-name-complex="Calibri"/>
    </style:style>
    <style:style style:name="T4553" style:parent-style-name="DefaultParagraphFont" style:family="text">
      <style:text-properties style:font-name="Calibri" style:font-name-complex="Calibri"/>
    </style:style>
    <style:style style:name="TableRow4554" style:family="table-row">
      <style:table-row-properties style:use-optimal-row-height="false"/>
    </style:style>
    <style:style style:name="TableCell4555" style:family="table-cell">
      <style:table-cell-properties fo:border="none" style:writing-mode="lr-tb" style:vertical-align="middle" fo:padding-top="0.1562in" fo:padding-left="0in" fo:padding-bottom="0.052in" fo:padding-right="0.1041in"/>
    </style:style>
    <style:style style:name="T4556" style:parent-style-name="DefaultParagraphFont" style:family="text">
      <style:text-properties style:font-name="Calibri" style:font-name-complex="Calibri"/>
    </style:style>
    <style:style style:name="T4557" style:parent-style-name="DefaultParagraphFont" style:family="text">
      <style:text-properties style:font-name="Calibri" style:font-name-complex="Calibri"/>
    </style:style>
    <style:style style:name="T4558" style:parent-style-name="DefaultParagraphFont" style:family="text">
      <style:text-properties style:font-name="Calibri" style:font-name-complex="Calibri"/>
    </style:style>
    <style:style style:name="T4559" style:parent-style-name="DefaultParagraphFont" style:family="text">
      <style:text-properties style:font-name="Calibri" style:font-name-complex="Calibri"/>
    </style:style>
    <style:style style:name="T4560" style:parent-style-name="DefaultParagraphFont" style:family="text">
      <style:text-properties style:font-name="Calibri" style:font-name-complex="Calibri"/>
    </style:style>
    <style:style style:name="TableRow4561" style:family="table-row">
      <style:table-row-properties style:use-optimal-row-height="false"/>
    </style:style>
    <style:style style:name="TableCell4562" style:family="table-cell">
      <style:table-cell-properties fo:border="none" style:writing-mode="lr-tb" style:vertical-align="middle" fo:padding-top="0.1562in" fo:padding-left="0in" fo:padding-bottom="0.052in" fo:padding-right="0.1041in"/>
    </style:style>
    <style:style style:name="T4563" style:parent-style-name="DefaultParagraphFont" style:family="text">
      <style:text-properties style:font-name="Calibri" style:font-name-complex="Calibri"/>
    </style:style>
    <style:style style:name="T4564" style:parent-style-name="DefaultParagraphFont" style:family="text">
      <style:text-properties style:font-name="Calibri" style:font-name-complex="Calibri"/>
    </style:style>
    <style:style style:name="TableRow4565" style:family="table-row">
      <style:table-row-properties style:use-optimal-row-height="false"/>
    </style:style>
    <style:style style:name="TableCell4566" style:family="table-cell">
      <style:table-cell-properties fo:border="none" style:writing-mode="lr-tb" style:vertical-align="middle" fo:padding-top="0.1562in" fo:padding-left="0in" fo:padding-bottom="0.052in" fo:padding-right="0.1041in"/>
    </style:style>
    <style:style style:name="T4567" style:parent-style-name="DefaultParagraphFont" style:family="text">
      <style:text-properties style:font-name="Calibri" style:font-name-complex="Calibri"/>
    </style:style>
    <style:style style:name="T4568" style:parent-style-name="DefaultParagraphFont" style:family="text">
      <style:text-properties style:font-name="Calibri" style:font-name-complex="Calibri"/>
    </style:style>
    <style:style style:name="TableRow4569" style:family="table-row">
      <style:table-row-properties style:use-optimal-row-height="false"/>
    </style:style>
    <style:style style:name="TableCell4570" style:family="table-cell">
      <style:table-cell-properties fo:border="none" style:writing-mode="lr-tb" style:vertical-align="middle" fo:padding-top="0.1562in" fo:padding-left="0in" fo:padding-bottom="0.052in" fo:padding-right="0.1041in"/>
    </style:style>
    <style:style style:name="T4571" style:parent-style-name="DefaultParagraphFont" style:family="text">
      <style:text-properties style:font-name="Calibri" style:font-name-complex="Calibri"/>
    </style:style>
    <style:style style:name="T4572" style:parent-style-name="DefaultParagraphFont" style:family="text">
      <style:text-properties style:font-name="Calibri" style:font-name-complex="Calibri"/>
    </style:style>
    <style:style style:name="T4573" style:parent-style-name="DefaultParagraphFont" style:family="text">
      <style:text-properties style:font-name="Calibri" style:font-name-complex="Calibri"/>
    </style:style>
    <style:style style:name="TableRow4574" style:family="table-row">
      <style:table-row-properties style:use-optimal-row-height="false"/>
    </style:style>
    <style:style style:name="TableCell4575" style:family="table-cell">
      <style:table-cell-properties fo:border="none" style:writing-mode="lr-tb" style:vertical-align="middle" fo:padding-top="0.1562in" fo:padding-left="0in" fo:padding-bottom="0.052in" fo:padding-right="0.1041in"/>
    </style:style>
    <style:style style:name="T4576" style:parent-style-name="DefaultParagraphFont" style:family="text">
      <style:text-properties style:font-name="Calibri" style:font-name-complex="Calibri"/>
    </style:style>
    <style:style style:name="TableRow4577" style:family="table-row">
      <style:table-row-properties style:use-optimal-row-height="false"/>
    </style:style>
    <style:style style:name="TableCell4578" style:family="table-cell">
      <style:table-cell-properties fo:border="none" style:writing-mode="lr-tb" style:vertical-align="middle" fo:padding-top="0.1562in" fo:padding-left="0in" fo:padding-bottom="0.052in" fo:padding-right="0.1041in"/>
    </style:style>
    <style:style style:name="T4579" style:parent-style-name="DefaultParagraphFont" style:family="text">
      <style:text-properties style:font-name="Calibri" style:font-name-complex="Calibri"/>
    </style:style>
    <style:style style:name="TableRow4580" style:family="table-row">
      <style:table-row-properties style:use-optimal-row-height="false"/>
    </style:style>
    <style:style style:name="TableCell4581" style:family="table-cell">
      <style:table-cell-properties fo:border="none" style:writing-mode="lr-tb" style:vertical-align="middle" fo:padding-top="0.1562in" fo:padding-left="0in" fo:padding-bottom="0.052in" fo:padding-right="0.1041in"/>
    </style:style>
    <style:style style:name="T4582" style:parent-style-name="DefaultParagraphFont" style:family="text">
      <style:text-properties style:font-name="Calibri" style:font-name-complex="Calibri"/>
    </style:style>
    <style:style style:name="TableRow4583" style:family="table-row">
      <style:table-row-properties style:use-optimal-row-height="false"/>
    </style:style>
    <style:style style:name="TableCell4584" style:family="table-cell">
      <style:table-cell-properties fo:border="none" style:writing-mode="lr-tb" style:vertical-align="middle" fo:padding-top="0.1562in" fo:padding-left="0in" fo:padding-bottom="0.052in" fo:padding-right="0.1041in"/>
    </style:style>
    <style:style style:name="T4585" style:parent-style-name="DefaultParagraphFont" style:family="text">
      <style:text-properties style:font-name="Calibri" style:font-name-complex="Calibri"/>
    </style:style>
    <style:style style:name="TableRow4586" style:family="table-row">
      <style:table-row-properties style:use-optimal-row-height="false"/>
    </style:style>
    <style:style style:name="TableCell4587" style:family="table-cell">
      <style:table-cell-properties fo:border="none" style:writing-mode="lr-tb" style:vertical-align="middle" fo:padding-top="0.1562in" fo:padding-left="0in" fo:padding-bottom="0.052in" fo:padding-right="0.1041in"/>
    </style:style>
    <style:style style:name="T4588" style:parent-style-name="DefaultParagraphFont" style:family="text">
      <style:text-properties style:font-name="Calibri" style:font-name-complex="Calibri"/>
    </style:style>
    <style:style style:name="TableRow4589" style:family="table-row">
      <style:table-row-properties style:use-optimal-row-height="false"/>
    </style:style>
    <style:style style:name="TableCell4590" style:family="table-cell">
      <style:table-cell-properties fo:border="none" style:writing-mode="lr-tb" style:vertical-align="middle" fo:padding-top="0.1562in" fo:padding-left="0in" fo:padding-bottom="0.052in" fo:padding-right="0.1041in"/>
    </style:style>
    <style:style style:name="T4591" style:parent-style-name="DefaultParagraphFont" style:family="text">
      <style:text-properties style:font-name="Calibri" style:font-name-complex="Calibri"/>
    </style:style>
    <style:style style:name="TableRow4592" style:family="table-row">
      <style:table-row-properties style:use-optimal-row-height="false"/>
    </style:style>
    <style:style style:name="TableCell4593" style:family="table-cell">
      <style:table-cell-properties fo:border="none" style:writing-mode="lr-tb" style:vertical-align="middle" fo:padding-top="0.1562in" fo:padding-left="0in" fo:padding-bottom="0.052in" fo:padding-right="0.1041in"/>
    </style:style>
    <style:style style:name="T4594" style:parent-style-name="DefaultParagraphFont" style:family="text">
      <style:text-properties style:font-name="Calibri" style:font-name-complex="Calibri"/>
    </style:style>
    <style:style style:name="T4595" style:parent-style-name="DefaultParagraphFont" style:family="text">
      <style:text-properties style:font-name="Calibri" style:font-name-complex="Calibri"/>
    </style:style>
    <style:style style:name="TableRow4596" style:family="table-row">
      <style:table-row-properties style:use-optimal-row-height="false"/>
    </style:style>
    <style:style style:name="TableCell4597" style:family="table-cell">
      <style:table-cell-properties fo:border="none" style:writing-mode="lr-tb" style:vertical-align="middle" fo:padding-top="0.1562in" fo:padding-left="0in" fo:padding-bottom="0.052in" fo:padding-right="0.1041in"/>
    </style:style>
    <style:style style:name="T4598" style:parent-style-name="DefaultParagraphFont" style:family="text">
      <style:text-properties style:font-name="Calibri" style:font-name-complex="Calibri"/>
    </style:style>
    <style:style style:name="TableRow4599" style:family="table-row">
      <style:table-row-properties style:use-optimal-row-height="false"/>
    </style:style>
    <style:style style:name="TableCell4600" style:family="table-cell">
      <style:table-cell-properties fo:border="none" style:writing-mode="lr-tb" style:vertical-align="middle" fo:padding-top="0.1562in" fo:padding-left="0in" fo:padding-bottom="0.052in" fo:padding-right="0.1041in"/>
    </style:style>
    <style:style style:name="T4601" style:parent-style-name="DefaultParagraphFont" style:family="text">
      <style:text-properties style:font-name="Calibri" style:font-name-complex="Calibri"/>
    </style:style>
    <style:style style:name="TableRow4602" style:family="table-row">
      <style:table-row-properties style:use-optimal-row-height="false"/>
    </style:style>
    <style:style style:name="TableCell4603" style:family="table-cell">
      <style:table-cell-properties fo:border="none" style:writing-mode="lr-tb" style:vertical-align="middle" fo:padding-top="0.1562in" fo:padding-left="0in" fo:padding-bottom="0.052in" fo:padding-right="0.1041in"/>
    </style:style>
    <style:style style:name="T4604" style:parent-style-name="DefaultParagraphFont" style:family="text">
      <style:text-properties style:font-name="Calibri" style:font-name-complex="Calibri"/>
    </style:style>
    <style:style style:name="T4605" style:parent-style-name="DefaultParagraphFont" style:family="text">
      <style:text-properties style:font-name="Calibri" style:font-name-complex="Calibri"/>
    </style:style>
    <style:style style:name="TableRow4606" style:family="table-row">
      <style:table-row-properties style:use-optimal-row-height="false"/>
    </style:style>
    <style:style style:name="TableCell4607" style:family="table-cell">
      <style:table-cell-properties fo:border="none" style:writing-mode="lr-tb" style:vertical-align="middle" fo:padding-top="0.1562in" fo:padding-left="0in" fo:padding-bottom="0.052in" fo:padding-right="0.1041in"/>
    </style:style>
    <style:style style:name="T4608" style:parent-style-name="DefaultParagraphFont" style:family="text">
      <style:text-properties style:font-name="Calibri" style:font-name-complex="Calibri"/>
    </style:style>
    <style:style style:name="TableRow4609" style:family="table-row">
      <style:table-row-properties style:use-optimal-row-height="false"/>
    </style:style>
    <style:style style:name="TableCell4610" style:family="table-cell">
      <style:table-cell-properties fo:border="none" style:writing-mode="lr-tb" style:vertical-align="middle" fo:padding-top="0.1562in" fo:padding-left="0in" fo:padding-bottom="0.052in" fo:padding-right="0.1041in"/>
    </style:style>
    <style:style style:name="T4611" style:parent-style-name="DefaultParagraphFont" style:family="text">
      <style:text-properties style:font-name="Calibri" style:font-name-complex="Calibri"/>
    </style:style>
    <style:style style:name="T4612" style:parent-style-name="DefaultParagraphFont" style:family="text">
      <style:text-properties style:font-name="Calibri" style:font-name-complex="Calibri"/>
    </style:style>
    <style:style style:name="TableRow4613" style:family="table-row">
      <style:table-row-properties style:use-optimal-row-height="false"/>
    </style:style>
    <style:style style:name="TableCell4614" style:family="table-cell">
      <style:table-cell-properties fo:border="none" style:writing-mode="lr-tb" style:vertical-align="middle" fo:padding-top="0.1562in" fo:padding-left="0in" fo:padding-bottom="0.052in" fo:padding-right="0.1041in"/>
    </style:style>
    <style:style style:name="T4615" style:parent-style-name="DefaultParagraphFont" style:family="text">
      <style:text-properties style:font-name="Calibri" style:font-name-complex="Calibri"/>
    </style:style>
    <style:style style:name="TableRow4616" style:family="table-row">
      <style:table-row-properties style:use-optimal-row-height="false"/>
    </style:style>
    <style:style style:name="TableCell4617" style:family="table-cell">
      <style:table-cell-properties fo:border="none" style:writing-mode="lr-tb" style:vertical-align="middle" fo:padding-top="0.1562in" fo:padding-left="0in" fo:padding-bottom="0.052in" fo:padding-right="0.1041in"/>
    </style:style>
    <style:style style:name="T4618" style:parent-style-name="DefaultParagraphFont" style:family="text">
      <style:text-properties style:font-name="Calibri" style:font-name-complex="Calibri"/>
    </style:style>
    <style:style style:name="T4619" style:parent-style-name="DefaultParagraphFont" style:family="text">
      <style:text-properties style:font-name="Calibri" style:font-name-complex="Calibri"/>
    </style:style>
    <style:style style:name="TableRow4620" style:family="table-row">
      <style:table-row-properties style:use-optimal-row-height="false"/>
    </style:style>
    <style:style style:name="TableCell4621" style:family="table-cell">
      <style:table-cell-properties fo:border="none" style:writing-mode="lr-tb" style:vertical-align="middle" fo:padding-top="0.1562in" fo:padding-left="0in" fo:padding-bottom="0.052in" fo:padding-right="0.1041in"/>
    </style:style>
    <style:style style:name="T4622" style:parent-style-name="DefaultParagraphFont" style:family="text">
      <style:text-properties style:font-name="Calibri" style:font-name-complex="Calibri"/>
    </style:style>
    <style:style style:name="T4623" style:parent-style-name="DefaultParagraphFont" style:family="text">
      <style:text-properties style:font-name="Calibri" style:font-name-complex="Calibri"/>
    </style:style>
    <style:style style:name="TableRow4624" style:family="table-row">
      <style:table-row-properties style:use-optimal-row-height="false"/>
    </style:style>
    <style:style style:name="TableCell4625" style:family="table-cell">
      <style:table-cell-properties fo:border="none" style:writing-mode="lr-tb" style:vertical-align="middle" fo:padding-top="0.1562in" fo:padding-left="0in" fo:padding-bottom="0.052in" fo:padding-right="0.1041in"/>
    </style:style>
    <style:style style:name="T4626" style:parent-style-name="DefaultParagraphFont" style:family="text">
      <style:text-properties style:font-name="Calibri" style:font-name-complex="Calibri"/>
    </style:style>
    <style:style style:name="TableRow4627" style:family="table-row">
      <style:table-row-properties style:use-optimal-row-height="false"/>
    </style:style>
    <style:style style:name="TableCell4628" style:family="table-cell">
      <style:table-cell-properties fo:border="none" style:writing-mode="lr-tb" style:vertical-align="middle" fo:padding-top="0.1562in" fo:padding-left="0in" fo:padding-bottom="0.052in" fo:padding-right="0.1041in"/>
    </style:style>
    <style:style style:name="T4629" style:parent-style-name="DefaultParagraphFont" style:family="text">
      <style:text-properties style:font-name="Calibri" style:font-name-complex="Calibri"/>
    </style:style>
    <style:style style:name="T4630" style:parent-style-name="DefaultParagraphFont" style:family="text">
      <style:text-properties style:font-name="Calibri" style:font-name-complex="Calibri"/>
    </style:style>
    <style:style style:name="T4631" style:parent-style-name="DefaultParagraphFont" style:family="text">
      <style:text-properties style:font-name="Calibri" style:font-name-complex="Calibri"/>
    </style:style>
    <style:style style:name="TableRow4632" style:family="table-row">
      <style:table-row-properties style:use-optimal-row-height="false"/>
    </style:style>
    <style:style style:name="TableCell4633" style:family="table-cell">
      <style:table-cell-properties fo:border="none" style:writing-mode="lr-tb" style:vertical-align="middle" fo:padding-top="0.1562in" fo:padding-left="0in" fo:padding-bottom="0.052in" fo:padding-right="0.1041in"/>
    </style:style>
    <style:style style:name="T4634" style:parent-style-name="DefaultParagraphFont" style:family="text">
      <style:text-properties style:font-name="Calibri" style:font-name-complex="Calibri"/>
    </style:style>
    <style:style style:name="T4635" style:parent-style-name="DefaultParagraphFont" style:family="text">
      <style:text-properties style:font-name="Calibri" style:font-name-complex="Calibri"/>
    </style:style>
    <style:style style:name="TableRow4636" style:family="table-row">
      <style:table-row-properties style:use-optimal-row-height="false"/>
    </style:style>
    <style:style style:name="TableCell4637" style:family="table-cell">
      <style:table-cell-properties fo:border="none" style:writing-mode="lr-tb" style:vertical-align="middle" fo:padding-top="0.1562in" fo:padding-left="0in" fo:padding-bottom="0.052in" fo:padding-right="0.1041in"/>
    </style:style>
    <style:style style:name="T4638" style:parent-style-name="DefaultParagraphFont" style:family="text">
      <style:text-properties style:font-name="Calibri" style:font-name-complex="Calibri"/>
    </style:style>
    <style:style style:name="T4639" style:parent-style-name="DefaultParagraphFont" style:family="text">
      <style:text-properties style:font-name="Calibri" style:font-name-complex="Calibri"/>
    </style:style>
    <style:style style:name="TableRow4640" style:family="table-row">
      <style:table-row-properties style:use-optimal-row-height="false"/>
    </style:style>
    <style:style style:name="TableCell4641" style:family="table-cell">
      <style:table-cell-properties fo:border="none" style:writing-mode="lr-tb" style:vertical-align="middle" fo:padding-top="0.1562in" fo:padding-left="0in" fo:padding-bottom="0.052in" fo:padding-right="0.1041in"/>
    </style:style>
    <style:style style:name="T4642" style:parent-style-name="DefaultParagraphFont" style:family="text">
      <style:text-properties style:font-name="Calibri" style:font-name-complex="Calibri" fo:language="sv" fo:country="SE"/>
    </style:style>
    <style:style style:name="T4643" style:parent-style-name="DefaultParagraphFont" style:family="text">
      <style:text-properties style:font-name="Calibri" style:font-name-complex="Calibri"/>
    </style:style>
    <style:style style:name="TableRow4644" style:family="table-row">
      <style:table-row-properties style:use-optimal-row-height="false"/>
    </style:style>
    <style:style style:name="TableCell4645" style:family="table-cell">
      <style:table-cell-properties fo:border="none" style:writing-mode="lr-tb" style:vertical-align="middle" fo:padding-top="0.1562in" fo:padding-left="0in" fo:padding-bottom="0.052in" fo:padding-right="0.1041in"/>
    </style:style>
    <style:style style:name="T4646" style:parent-style-name="DefaultParagraphFont" style:family="text">
      <style:text-properties style:font-name="Calibri" style:font-name-complex="Calibri"/>
    </style:style>
    <style:style style:name="T4647" style:parent-style-name="DefaultParagraphFont" style:family="text">
      <style:text-properties style:font-name="Calibri" style:font-name-complex="Calibri"/>
    </style:style>
    <style:style style:name="TableRow4648" style:family="table-row">
      <style:table-row-properties style:use-optimal-row-height="false"/>
    </style:style>
    <style:style style:name="TableCell4649" style:family="table-cell">
      <style:table-cell-properties fo:border="none" style:writing-mode="lr-tb" style:vertical-align="middle" fo:padding-top="0.1562in" fo:padding-left="0in" fo:padding-bottom="0.052in" fo:padding-right="0.1041in"/>
    </style:style>
    <style:style style:name="T4650" style:parent-style-name="DefaultParagraphFont" style:family="text">
      <style:text-properties style:font-name="Calibri" style:font-name-complex="Calibri"/>
    </style:style>
    <style:style style:name="TableRow4651" style:family="table-row">
      <style:table-row-properties style:use-optimal-row-height="false"/>
    </style:style>
    <style:style style:name="TableCell4652" style:family="table-cell">
      <style:table-cell-properties fo:border="none" style:writing-mode="lr-tb" style:vertical-align="middle" fo:padding-top="0.1562in" fo:padding-left="0in" fo:padding-bottom="0.052in" fo:padding-right="0.1041in"/>
    </style:style>
    <style:style style:name="T4653" style:parent-style-name="DefaultParagraphFont" style:family="text">
      <style:text-properties style:font-name="Calibri" style:font-name-complex="Calibri" fo:language="sv" fo:country="SE"/>
    </style:style>
    <style:style style:name="T4654" style:parent-style-name="DefaultParagraphFont" style:family="text">
      <style:text-properties style:font-name="Calibri" style:font-name-complex="Calibri" fo:language="sv" fo:country="SE"/>
    </style:style>
    <style:style style:name="T4655" style:parent-style-name="DefaultParagraphFont" style:family="text">
      <style:text-properties style:font-name="Calibri" style:font-name-complex="Calibri"/>
    </style:style>
    <style:style style:name="P4656" style:parent-style-name="Heading1" style:family="paragraph"/>
    <style:style style:name="T4657" style:parent-style-name="DefaultParagraphFont" style:family="text">
      <style:text-properties style:font-name="Calibri" style:font-name-complex="Calibri" fo:font-size="16pt" style:font-size-asian="16pt" style:font-size-complex="16pt"/>
    </style:style>
    <style:style style:name="T4658" style:parent-style-name="DefaultParagraphFont" style:family="text">
      <style:text-properties style:font-name="Calibri" style:font-name-complex="Calibri" fo:font-size="16pt" style:font-size-asian="16pt" style:font-size-complex="16pt"/>
    </style:style>
    <style:style style:name="T4659" style:parent-style-name="answer-count" style:family="text">
      <style:text-properties style:font-name="Calibri" style:font-name-complex="Calibri" fo:color="#000000" fo:font-size="16pt" style:font-size-asian="16pt" style:font-size-complex="16pt"/>
    </style:style>
    <style:style style:name="TableColumn4661" style:family="table-column">
      <style:table-column-properties style:column-width="4.9166in" style:use-optimal-column-width="false"/>
    </style:style>
    <style:style style:name="Table4660" style:family="table">
      <style:table-properties style:width="4.9166in" fo:margin-left="0.177in" table:align="left"/>
    </style:style>
    <style:style style:name="TableRow4662" style:family="table-row">
      <style:table-row-properties style:use-optimal-row-height="false"/>
    </style:style>
    <style:style style:name="TableCell4663" style:family="table-cell">
      <style:table-cell-properties fo:border="none" style:writing-mode="lr-tb" style:vertical-align="middle" fo:padding-top="0.1562in" fo:padding-left="0in" fo:padding-bottom="0.052in" fo:padding-right="0.1041in"/>
    </style:style>
    <style:style style:name="T4664" style:parent-style-name="DefaultParagraphFont" style:family="text">
      <style:text-properties style:font-name="Calibri" style:font-name-complex="Calibri"/>
    </style:style>
    <style:style style:name="TableRow4665" style:family="table-row">
      <style:table-row-properties style:use-optimal-row-height="false"/>
    </style:style>
    <style:style style:name="TableCell4666" style:family="table-cell">
      <style:table-cell-properties fo:border="none" style:writing-mode="lr-tb" style:vertical-align="middle" fo:padding-top="0.1562in" fo:padding-left="0in" fo:padding-bottom="0.052in" fo:padding-right="0.1041in"/>
    </style:style>
    <style:style style:name="T4667" style:parent-style-name="DefaultParagraphFont" style:family="text">
      <style:text-properties style:font-name="Calibri" style:font-name-complex="Calibri"/>
    </style:style>
    <style:style style:name="TableRow4668" style:family="table-row">
      <style:table-row-properties style:use-optimal-row-height="false"/>
    </style:style>
    <style:style style:name="TableCell4669" style:family="table-cell">
      <style:table-cell-properties fo:border="none" style:writing-mode="lr-tb" style:vertical-align="middle" fo:padding-top="0.1562in" fo:padding-left="0in" fo:padding-bottom="0.052in" fo:padding-right="0.1041in"/>
    </style:style>
    <style:style style:name="T4670" style:parent-style-name="DefaultParagraphFont" style:family="text">
      <style:text-properties style:font-name="Calibri" style:font-name-complex="Calibri"/>
    </style:style>
    <style:style style:name="T4671" style:parent-style-name="DefaultParagraphFont" style:family="text">
      <style:text-properties style:font-name="Calibri" style:font-name-complex="Calibri"/>
    </style:style>
    <style:style style:name="TableRow4672" style:family="table-row">
      <style:table-row-properties style:use-optimal-row-height="false"/>
    </style:style>
    <style:style style:name="TableCell4673" style:family="table-cell">
      <style:table-cell-properties fo:border="none" style:writing-mode="lr-tb" style:vertical-align="middle" fo:padding-top="0.1562in" fo:padding-left="0in" fo:padding-bottom="0.052in" fo:padding-right="0.1041in"/>
    </style:style>
    <style:style style:name="T4674" style:parent-style-name="DefaultParagraphFont" style:family="text">
      <style:text-properties style:font-name="Calibri" style:font-name-complex="Calibri" fo:language="sv" fo:country="SE"/>
    </style:style>
    <style:style style:name="T4675" style:parent-style-name="DefaultParagraphFont" style:family="text">
      <style:text-properties style:font-name="Calibri" style:font-name-complex="Calibri" fo:language="sv" fo:country="SE"/>
    </style:style>
    <style:style style:name="T4676" style:parent-style-name="DefaultParagraphFont" style:family="text">
      <style:text-properties style:font-name="Calibri" style:font-name-complex="Calibri" fo:language="sv" fo:country="SE"/>
    </style:style>
    <style:style style:name="TableRow4677" style:family="table-row">
      <style:table-row-properties style:use-optimal-row-height="false"/>
    </style:style>
    <style:style style:name="TableCell4678" style:family="table-cell">
      <style:table-cell-properties fo:border="none" style:writing-mode="lr-tb" style:vertical-align="middle" fo:padding-top="0.1562in" fo:padding-left="0in" fo:padding-bottom="0.052in" fo:padding-right="0.1041in"/>
    </style:style>
    <style:style style:name="T4679" style:parent-style-name="DefaultParagraphFont" style:family="text">
      <style:text-properties style:font-name="Calibri" style:font-name-complex="Calibri"/>
    </style:style>
    <style:style style:name="T4680" style:parent-style-name="DefaultParagraphFont" style:family="text">
      <style:text-properties style:font-name="Calibri" style:font-name-complex="Calibri"/>
    </style:style>
    <style:style style:name="TableRow4681" style:family="table-row">
      <style:table-row-properties style:use-optimal-row-height="false"/>
    </style:style>
    <style:style style:name="TableCell4682" style:family="table-cell">
      <style:table-cell-properties fo:border="none" style:writing-mode="lr-tb" style:vertical-align="middle" fo:padding-top="0.1562in" fo:padding-left="0in" fo:padding-bottom="0.052in" fo:padding-right="0.1041in"/>
    </style:style>
    <style:style style:name="T4683" style:parent-style-name="DefaultParagraphFont" style:family="text">
      <style:text-properties style:font-name="Calibri" style:font-name-complex="Calibri"/>
    </style:style>
    <style:style style:name="TableRow4684" style:family="table-row">
      <style:table-row-properties style:use-optimal-row-height="false"/>
    </style:style>
    <style:style style:name="TableCell4685" style:family="table-cell">
      <style:table-cell-properties fo:border="none" style:writing-mode="lr-tb" style:vertical-align="middle" fo:padding-top="0.1562in" fo:padding-left="0in" fo:padding-bottom="0.052in" fo:padding-right="0.1041in"/>
    </style:style>
    <style:style style:name="T4686" style:parent-style-name="DefaultParagraphFont" style:family="text">
      <style:text-properties style:font-name="Calibri" style:font-name-complex="Calibri"/>
    </style:style>
    <style:style style:name="T4687" style:parent-style-name="DefaultParagraphFont" style:family="text">
      <style:text-properties style:font-name="Calibri" style:font-name-complex="Calibri"/>
    </style:style>
    <style:style style:name="T4688" style:parent-style-name="DefaultParagraphFont" style:family="text">
      <style:text-properties style:font-name="Calibri" style:font-name-complex="Calibri"/>
    </style:style>
    <style:style style:name="TableRow4689" style:family="table-row">
      <style:table-row-properties style:use-optimal-row-height="false"/>
    </style:style>
    <style:style style:name="TableCell4690" style:family="table-cell">
      <style:table-cell-properties fo:border="none" style:writing-mode="lr-tb" style:vertical-align="middle" fo:padding-top="0.1562in" fo:padding-left="0in" fo:padding-bottom="0.052in" fo:padding-right="0.1041in"/>
    </style:style>
    <style:style style:name="T4691" style:parent-style-name="DefaultParagraphFont" style:family="text">
      <style:text-properties style:font-name="Calibri" style:font-name-complex="Calibri"/>
    </style:style>
    <style:style style:name="TableRow4692" style:family="table-row">
      <style:table-row-properties style:use-optimal-row-height="false"/>
    </style:style>
    <style:style style:name="TableCell4693" style:family="table-cell">
      <style:table-cell-properties fo:border="none" style:writing-mode="lr-tb" style:vertical-align="middle" fo:padding-top="0.1562in" fo:padding-left="0in" fo:padding-bottom="0.052in" fo:padding-right="0.1041in"/>
    </style:style>
    <style:style style:name="T4694" style:parent-style-name="DefaultParagraphFont" style:family="text">
      <style:text-properties style:font-name="Calibri" style:font-name-complex="Calibri"/>
    </style:style>
    <style:style style:name="T4695" style:parent-style-name="DefaultParagraphFont" style:family="text">
      <style:text-properties style:font-name="Calibri" style:font-name-complex="Calibri"/>
    </style:style>
    <style:style style:name="TableRow4696" style:family="table-row">
      <style:table-row-properties style:use-optimal-row-height="false"/>
    </style:style>
    <style:style style:name="TableCell4697" style:family="table-cell">
      <style:table-cell-properties fo:border="none" style:writing-mode="lr-tb" style:vertical-align="middle" fo:padding-top="0.1562in" fo:padding-left="0in" fo:padding-bottom="0.052in" fo:padding-right="0.1041in"/>
    </style:style>
    <style:style style:name="T4698" style:parent-style-name="DefaultParagraphFont" style:family="text">
      <style:text-properties style:font-name="Calibri" style:font-name-complex="Calibri"/>
    </style:style>
    <style:style style:name="TableRow4699" style:family="table-row">
      <style:table-row-properties style:use-optimal-row-height="false"/>
    </style:style>
    <style:style style:name="TableCell4700" style:family="table-cell">
      <style:table-cell-properties fo:border="none" style:writing-mode="lr-tb" style:vertical-align="middle" fo:padding-top="0.1562in" fo:padding-left="0in" fo:padding-bottom="0.052in" fo:padding-right="0.1041in"/>
    </style:style>
    <style:style style:name="T4701" style:parent-style-name="DefaultParagraphFont" style:family="text">
      <style:text-properties style:font-name="Calibri" style:font-name-complex="Calibri"/>
    </style:style>
    <style:style style:name="T4702" style:parent-style-name="DefaultParagraphFont" style:family="text">
      <style:text-properties style:font-name="Calibri" style:font-name-complex="Calibri"/>
    </style:style>
    <style:style style:name="TableRow4703" style:family="table-row">
      <style:table-row-properties style:use-optimal-row-height="false"/>
    </style:style>
    <style:style style:name="TableCell4704" style:family="table-cell">
      <style:table-cell-properties fo:border="none" style:writing-mode="lr-tb" style:vertical-align="middle" fo:padding-top="0.1562in" fo:padding-left="0in" fo:padding-bottom="0.052in" fo:padding-right="0.1041in"/>
    </style:style>
    <style:style style:name="T4705" style:parent-style-name="DefaultParagraphFont" style:family="text">
      <style:text-properties style:font-name="Calibri" style:font-name-complex="Calibri"/>
    </style:style>
    <style:style style:name="T4706" style:parent-style-name="DefaultParagraphFont" style:family="text">
      <style:text-properties style:font-name="Calibri" style:font-name-complex="Calibri"/>
    </style:style>
    <style:style style:name="TableRow4707" style:family="table-row">
      <style:table-row-properties style:use-optimal-row-height="false"/>
    </style:style>
    <style:style style:name="TableCell4708" style:family="table-cell">
      <style:table-cell-properties fo:border="none" style:writing-mode="lr-tb" style:vertical-align="middle" fo:padding-top="0.1562in" fo:padding-left="0in" fo:padding-bottom="0.052in" fo:padding-right="0.1041in"/>
    </style:style>
    <style:style style:name="T4709" style:parent-style-name="DefaultParagraphFont" style:family="text">
      <style:text-properties style:font-name="Calibri" style:font-name-complex="Calibri"/>
    </style:style>
    <style:style style:name="TableRow4710" style:family="table-row">
      <style:table-row-properties style:use-optimal-row-height="false"/>
    </style:style>
    <style:style style:name="TableCell4711" style:family="table-cell">
      <style:table-cell-properties fo:border="none" style:writing-mode="lr-tb" style:vertical-align="middle" fo:padding-top="0.1562in" fo:padding-left="0in" fo:padding-bottom="0.052in" fo:padding-right="0.1041in"/>
    </style:style>
    <style:style style:name="T4712" style:parent-style-name="DefaultParagraphFont" style:family="text">
      <style:text-properties style:font-name="Calibri" style:font-name-complex="Calibri"/>
    </style:style>
    <style:style style:name="TableRow4713" style:family="table-row">
      <style:table-row-properties style:use-optimal-row-height="false"/>
    </style:style>
    <style:style style:name="TableCell4714" style:family="table-cell">
      <style:table-cell-properties fo:border="none" style:writing-mode="lr-tb" style:vertical-align="middle" fo:padding-top="0.1562in" fo:padding-left="0in" fo:padding-bottom="0.052in" fo:padding-right="0.1041in"/>
    </style:style>
    <style:style style:name="T4715" style:parent-style-name="DefaultParagraphFont" style:family="text">
      <style:text-properties style:font-name="Calibri" style:font-name-complex="Calibri"/>
    </style:style>
    <style:style style:name="T4716" style:parent-style-name="DefaultParagraphFont" style:family="text">
      <style:text-properties style:font-name="Calibri" style:font-name-complex="Calibri"/>
    </style:style>
    <style:style style:name="T4717" style:parent-style-name="DefaultParagraphFont" style:family="text">
      <style:text-properties style:font-name="Calibri" style:font-name-complex="Calibri"/>
    </style:style>
    <style:style style:name="TableRow4718" style:family="table-row">
      <style:table-row-properties style:use-optimal-row-height="false"/>
    </style:style>
    <style:style style:name="TableCell4719" style:family="table-cell">
      <style:table-cell-properties fo:border="none" style:writing-mode="lr-tb" style:vertical-align="middle" fo:padding-top="0.1562in" fo:padding-left="0in" fo:padding-bottom="0.052in" fo:padding-right="0.1041in"/>
    </style:style>
    <style:style style:name="T4720" style:parent-style-name="DefaultParagraphFont" style:family="text">
      <style:text-properties style:font-name="Calibri" style:font-name-complex="Calibri"/>
    </style:style>
    <style:style style:name="TableRow4721" style:family="table-row">
      <style:table-row-properties style:use-optimal-row-height="false"/>
    </style:style>
    <style:style style:name="TableCell4722" style:family="table-cell">
      <style:table-cell-properties fo:border="none" style:writing-mode="lr-tb" style:vertical-align="middle" fo:padding-top="0.1562in" fo:padding-left="0in" fo:padding-bottom="0.052in" fo:padding-right="0.1041in"/>
    </style:style>
    <style:style style:name="T4723" style:parent-style-name="DefaultParagraphFont" style:family="text">
      <style:text-properties style:font-name="Calibri" style:font-name-complex="Calibri"/>
    </style:style>
    <style:style style:name="TableRow4724" style:family="table-row">
      <style:table-row-properties style:use-optimal-row-height="false"/>
    </style:style>
    <style:style style:name="TableCell4725" style:family="table-cell">
      <style:table-cell-properties fo:border="none" style:writing-mode="lr-tb" style:vertical-align="middle" fo:padding-top="0.1562in" fo:padding-left="0in" fo:padding-bottom="0.052in" fo:padding-right="0.1041in"/>
    </style:style>
    <style:style style:name="T4726" style:parent-style-name="DefaultParagraphFont" style:family="text">
      <style:text-properties style:font-name="Calibri" style:font-name-complex="Calibri"/>
    </style:style>
    <style:style style:name="TableRow4727" style:family="table-row">
      <style:table-row-properties style:use-optimal-row-height="false"/>
    </style:style>
    <style:style style:name="TableCell4728" style:family="table-cell">
      <style:table-cell-properties fo:border="none" style:writing-mode="lr-tb" style:vertical-align="middle" fo:padding-top="0.1562in" fo:padding-left="0in" fo:padding-bottom="0.052in" fo:padding-right="0.1041in"/>
    </style:style>
    <style:style style:name="T4729" style:parent-style-name="DefaultParagraphFont" style:family="text">
      <style:text-properties style:font-name="Calibri" style:font-name-complex="Calibri"/>
    </style:style>
    <style:style style:name="T4730" style:parent-style-name="DefaultParagraphFont" style:family="text">
      <style:text-properties style:font-name="Calibri" style:font-name-complex="Calibri"/>
    </style:style>
    <style:style style:name="TableRow4731" style:family="table-row">
      <style:table-row-properties style:use-optimal-row-height="false"/>
    </style:style>
    <style:style style:name="TableCell4732" style:family="table-cell">
      <style:table-cell-properties fo:border="none" style:writing-mode="lr-tb" style:vertical-align="middle" fo:padding-top="0.1562in" fo:padding-left="0in" fo:padding-bottom="0.052in" fo:padding-right="0.1041in"/>
    </style:style>
    <style:style style:name="T4733" style:parent-style-name="DefaultParagraphFont" style:family="text">
      <style:text-properties style:font-name="Calibri" style:font-name-complex="Calibri"/>
    </style:style>
    <style:style style:name="TableRow4734" style:family="table-row">
      <style:table-row-properties style:use-optimal-row-height="false"/>
    </style:style>
    <style:style style:name="TableCell4735" style:family="table-cell">
      <style:table-cell-properties fo:border="none" style:writing-mode="lr-tb" style:vertical-align="middle" fo:padding-top="0.1562in" fo:padding-left="0in" fo:padding-bottom="0.052in" fo:padding-right="0.1041in"/>
    </style:style>
    <style:style style:name="T4736" style:parent-style-name="DefaultParagraphFont" style:family="text">
      <style:text-properties style:font-name="Calibri" style:font-name-complex="Calibri"/>
    </style:style>
    <style:style style:name="T4737" style:parent-style-name="DefaultParagraphFont" style:family="text">
      <style:text-properties style:font-name="Calibri" style:font-name-complex="Calibri"/>
    </style:style>
    <style:style style:name="TableRow4738" style:family="table-row">
      <style:table-row-properties style:use-optimal-row-height="false"/>
    </style:style>
    <style:style style:name="TableCell4739" style:family="table-cell">
      <style:table-cell-properties fo:border="none" style:writing-mode="lr-tb" style:vertical-align="middle" fo:padding-top="0.1562in" fo:padding-left="0in" fo:padding-bottom="0.052in" fo:padding-right="0.1041in"/>
    </style:style>
    <style:style style:name="T4740" style:parent-style-name="DefaultParagraphFont" style:family="text">
      <style:text-properties style:font-name="Calibri" style:font-name-complex="Calibri"/>
    </style:style>
    <style:style style:name="TableRow4741" style:family="table-row">
      <style:table-row-properties style:use-optimal-row-height="false"/>
    </style:style>
    <style:style style:name="TableCell4742" style:family="table-cell">
      <style:table-cell-properties fo:border="none" style:writing-mode="lr-tb" style:vertical-align="middle" fo:padding-top="0.1562in" fo:padding-left="0in" fo:padding-bottom="0.052in" fo:padding-right="0.1041in"/>
    </style:style>
    <style:style style:name="T4743" style:parent-style-name="DefaultParagraphFont" style:family="text">
      <style:text-properties style:font-name="Calibri" style:font-name-complex="Calibri"/>
    </style:style>
    <style:style style:name="TableRow4744" style:family="table-row">
      <style:table-row-properties style:use-optimal-row-height="false"/>
    </style:style>
    <style:style style:name="TableCell4745" style:family="table-cell">
      <style:table-cell-properties fo:border="none" style:writing-mode="lr-tb" style:vertical-align="middle" fo:padding-top="0.1562in" fo:padding-left="0in" fo:padding-bottom="0.052in" fo:padding-right="0.1041in"/>
    </style:style>
    <style:style style:name="T4746" style:parent-style-name="DefaultParagraphFont" style:family="text">
      <style:text-properties style:font-name="Calibri" style:font-name-complex="Calibri"/>
    </style:style>
    <style:style style:name="T4747" style:parent-style-name="DefaultParagraphFont" style:family="text">
      <style:text-properties style:font-name="Calibri" style:font-name-complex="Calibri"/>
    </style:style>
    <style:style style:name="TableRow4748" style:family="table-row">
      <style:table-row-properties style:use-optimal-row-height="false"/>
    </style:style>
    <style:style style:name="TableCell4749" style:family="table-cell">
      <style:table-cell-properties fo:border="none" style:writing-mode="lr-tb" style:vertical-align="middle" fo:padding-top="0.1562in" fo:padding-left="0in" fo:padding-bottom="0.052in" fo:padding-right="0.1041in"/>
    </style:style>
    <style:style style:name="T4750" style:parent-style-name="DefaultParagraphFont" style:family="text">
      <style:text-properties style:font-name="Calibri" style:font-name-complex="Calibri"/>
    </style:style>
    <style:style style:name="T4751" style:parent-style-name="DefaultParagraphFont" style:family="text">
      <style:text-properties style:font-name="Calibri" style:font-name-complex="Calibri"/>
    </style:style>
    <style:style style:name="TableRow4752" style:family="table-row">
      <style:table-row-properties style:use-optimal-row-height="false"/>
    </style:style>
    <style:style style:name="TableCell4753" style:family="table-cell">
      <style:table-cell-properties fo:border="none" style:writing-mode="lr-tb" style:vertical-align="middle" fo:padding-top="0.1562in" fo:padding-left="0in" fo:padding-bottom="0.052in" fo:padding-right="0.1041in"/>
    </style:style>
    <style:style style:name="T4754" style:parent-style-name="DefaultParagraphFont" style:family="text">
      <style:text-properties style:font-name="Calibri" style:font-name-complex="Calibri"/>
    </style:style>
    <style:style style:name="TableRow4755" style:family="table-row">
      <style:table-row-properties style:use-optimal-row-height="false"/>
    </style:style>
    <style:style style:name="TableCell4756" style:family="table-cell">
      <style:table-cell-properties fo:border="none" style:writing-mode="lr-tb" style:vertical-align="middle" fo:padding-top="0.1562in" fo:padding-left="0in" fo:padding-bottom="0.052in" fo:padding-right="0.1041in"/>
    </style:style>
    <style:style style:name="T4757" style:parent-style-name="DefaultParagraphFont" style:family="text">
      <style:text-properties style:font-name="Calibri" style:font-name-complex="Calibri"/>
    </style:style>
    <style:style style:name="T4758" style:parent-style-name="DefaultParagraphFont" style:family="text">
      <style:text-properties style:font-name="Calibri" style:font-name-complex="Calibri"/>
    </style:style>
    <style:style style:name="T4759" style:parent-style-name="DefaultParagraphFont" style:family="text">
      <style:text-properties style:font-name="Calibri" style:font-name-complex="Calibri"/>
    </style:style>
    <style:style style:name="T4760" style:parent-style-name="DefaultParagraphFont" style:family="text">
      <style:text-properties style:font-name="Calibri" style:font-name-complex="Calibri"/>
    </style:style>
    <style:style style:name="TableRow4761" style:family="table-row">
      <style:table-row-properties style:use-optimal-row-height="false"/>
    </style:style>
    <style:style style:name="TableCell4762" style:family="table-cell">
      <style:table-cell-properties fo:border="none" style:writing-mode="lr-tb" style:vertical-align="middle" fo:padding-top="0.1562in" fo:padding-left="0in" fo:padding-bottom="0.052in" fo:padding-right="0.1041in"/>
    </style:style>
    <style:style style:name="T4763" style:parent-style-name="DefaultParagraphFont" style:family="text">
      <style:text-properties style:font-name="Calibri" style:font-name-complex="Calibri"/>
    </style:style>
    <style:style style:name="T4764" style:parent-style-name="DefaultParagraphFont" style:family="text">
      <style:text-properties style:font-name="Calibri" style:font-name-complex="Calibri"/>
    </style:style>
    <style:style style:name="TableRow4765" style:family="table-row">
      <style:table-row-properties style:use-optimal-row-height="false"/>
    </style:style>
    <style:style style:name="TableCell4766" style:family="table-cell">
      <style:table-cell-properties fo:border="none" style:writing-mode="lr-tb" style:vertical-align="middle" fo:padding-top="0.1562in" fo:padding-left="0in" fo:padding-bottom="0.052in" fo:padding-right="0.1041in"/>
    </style:style>
    <style:style style:name="T4767" style:parent-style-name="DefaultParagraphFont" style:family="text">
      <style:text-properties style:font-name="Calibri" style:font-name-complex="Calibri"/>
    </style:style>
    <style:style style:name="TableRow4768" style:family="table-row">
      <style:table-row-properties style:use-optimal-row-height="false"/>
    </style:style>
    <style:style style:name="TableCell4769" style:family="table-cell">
      <style:table-cell-properties fo:border="none" style:writing-mode="lr-tb" style:vertical-align="middle" fo:padding-top="0.1562in" fo:padding-left="0in" fo:padding-bottom="0.052in" fo:padding-right="0.1041in"/>
    </style:style>
    <style:style style:name="T4770" style:parent-style-name="DefaultParagraphFont" style:family="text">
      <style:text-properties style:font-name="Calibri" style:font-name-complex="Calibri"/>
    </style:style>
    <style:style style:name="TableRow4771" style:family="table-row">
      <style:table-row-properties style:use-optimal-row-height="false"/>
    </style:style>
    <style:style style:name="TableCell4772" style:family="table-cell">
      <style:table-cell-properties fo:border="none" style:writing-mode="lr-tb" style:vertical-align="middle" fo:padding-top="0.1562in" fo:padding-left="0in" fo:padding-bottom="0.052in" fo:padding-right="0.1041in"/>
    </style:style>
    <style:style style:name="T4773" style:parent-style-name="DefaultParagraphFont" style:family="text">
      <style:text-properties style:font-name="Calibri" style:font-name-complex="Calibri"/>
    </style:style>
    <style:style style:name="TableRow4774" style:family="table-row">
      <style:table-row-properties style:use-optimal-row-height="false"/>
    </style:style>
    <style:style style:name="TableCell4775" style:family="table-cell">
      <style:table-cell-properties fo:border="none" style:writing-mode="lr-tb" style:vertical-align="middle" fo:padding-top="0.1562in" fo:padding-left="0in" fo:padding-bottom="0.052in" fo:padding-right="0.1041in"/>
    </style:style>
    <style:style style:name="T4776" style:parent-style-name="DefaultParagraphFont" style:family="text">
      <style:text-properties style:font-name="Calibri" style:font-name-complex="Calibri"/>
    </style:style>
    <style:style style:name="T4777" style:parent-style-name="DefaultParagraphFont" style:family="text">
      <style:text-properties style:font-name="Calibri" style:font-name-complex="Calibri"/>
    </style:style>
    <style:style style:name="TableRow4778" style:family="table-row">
      <style:table-row-properties style:use-optimal-row-height="false"/>
    </style:style>
    <style:style style:name="TableCell4779" style:family="table-cell">
      <style:table-cell-properties fo:border="none" style:writing-mode="lr-tb" style:vertical-align="middle" fo:padding-top="0.1562in" fo:padding-left="0in" fo:padding-bottom="0.052in" fo:padding-right="0.1041in"/>
    </style:style>
    <style:style style:name="T4780" style:parent-style-name="DefaultParagraphFont" style:family="text">
      <style:text-properties style:font-name="Calibri" style:font-name-complex="Calibri"/>
    </style:style>
    <style:style style:name="TableRow4781" style:family="table-row">
      <style:table-row-properties style:use-optimal-row-height="false"/>
    </style:style>
    <style:style style:name="TableCell4782" style:family="table-cell">
      <style:table-cell-properties fo:border="none" style:writing-mode="lr-tb" style:vertical-align="middle" fo:padding-top="0.1562in" fo:padding-left="0in" fo:padding-bottom="0.052in" fo:padding-right="0.1041in"/>
    </style:style>
    <style:style style:name="T4783" style:parent-style-name="DefaultParagraphFont" style:family="text">
      <style:text-properties style:font-name="Calibri" style:font-name-complex="Calibri"/>
    </style:style>
    <style:style style:name="TableRow4784" style:family="table-row">
      <style:table-row-properties style:use-optimal-row-height="false"/>
    </style:style>
    <style:style style:name="TableCell4785" style:family="table-cell">
      <style:table-cell-properties fo:border="none" style:writing-mode="lr-tb" style:vertical-align="middle" fo:padding-top="0.1562in" fo:padding-left="0in" fo:padding-bottom="0.052in" fo:padding-right="0.1041in"/>
    </style:style>
    <style:style style:name="T4786" style:parent-style-name="DefaultParagraphFont" style:family="text">
      <style:text-properties style:font-name="Calibri" style:font-name-complex="Calibri"/>
    </style:style>
    <style:style style:name="T4787" style:parent-style-name="DefaultParagraphFont" style:family="text">
      <style:text-properties style:font-name="Calibri" style:font-name-complex="Calibri"/>
    </style:style>
    <style:style style:name="TableRow4788" style:family="table-row">
      <style:table-row-properties style:use-optimal-row-height="false"/>
    </style:style>
    <style:style style:name="TableCell4789" style:family="table-cell">
      <style:table-cell-properties fo:border="none" style:writing-mode="lr-tb" style:vertical-align="middle" fo:padding-top="0.1562in" fo:padding-left="0in" fo:padding-bottom="0.052in" fo:padding-right="0.1041in"/>
    </style:style>
    <style:style style:name="T4790" style:parent-style-name="DefaultParagraphFont" style:family="text">
      <style:text-properties style:font-name="Calibri" style:font-name-complex="Calibri"/>
    </style:style>
    <style:style style:name="T4791" style:parent-style-name="DefaultParagraphFont" style:family="text">
      <style:text-properties style:font-name="Calibri" style:font-name-complex="Calibri"/>
    </style:style>
    <style:style style:name="T4792" style:parent-style-name="DefaultParagraphFont" style:family="text">
      <style:text-properties style:font-name="Calibri" style:font-name-complex="Calibri"/>
    </style:style>
    <style:style style:name="TableRow4793" style:family="table-row">
      <style:table-row-properties style:use-optimal-row-height="false"/>
    </style:style>
    <style:style style:name="TableCell4794" style:family="table-cell">
      <style:table-cell-properties fo:border="none" style:writing-mode="lr-tb" style:vertical-align="middle" fo:padding-top="0.1562in" fo:padding-left="0in" fo:padding-bottom="0.052in" fo:padding-right="0.1041in"/>
    </style:style>
    <style:style style:name="T4795" style:parent-style-name="DefaultParagraphFont" style:family="text">
      <style:text-properties style:font-name="Calibri" style:font-name-complex="Calibri"/>
    </style:style>
    <style:style style:name="TableRow4796" style:family="table-row">
      <style:table-row-properties style:use-optimal-row-height="false"/>
    </style:style>
    <style:style style:name="TableCell4797" style:family="table-cell">
      <style:table-cell-properties fo:border="none" style:writing-mode="lr-tb" style:vertical-align="middle" fo:padding-top="0.1562in" fo:padding-left="0in" fo:padding-bottom="0.052in" fo:padding-right="0.1041in"/>
    </style:style>
    <style:style style:name="T4798" style:parent-style-name="DefaultParagraphFont" style:family="text">
      <style:text-properties style:font-name="Calibri" style:font-name-complex="Calibri"/>
    </style:style>
    <style:style style:name="TableRow4799" style:family="table-row">
      <style:table-row-properties style:use-optimal-row-height="false"/>
    </style:style>
    <style:style style:name="TableCell4800" style:family="table-cell">
      <style:table-cell-properties fo:border="none" style:writing-mode="lr-tb" style:vertical-align="middle" fo:padding-top="0.1562in" fo:padding-left="0in" fo:padding-bottom="0.052in" fo:padding-right="0.1041in"/>
    </style:style>
    <style:style style:name="T4801" style:parent-style-name="DefaultParagraphFont" style:family="text">
      <style:text-properties style:font-name="Calibri" style:font-name-complex="Calibri"/>
    </style:style>
    <style:style style:name="TableRow4802" style:family="table-row">
      <style:table-row-properties style:use-optimal-row-height="false"/>
    </style:style>
    <style:style style:name="TableCell4803" style:family="table-cell">
      <style:table-cell-properties fo:border="none" style:writing-mode="lr-tb" style:vertical-align="middle" fo:padding-top="0.1562in" fo:padding-left="0in" fo:padding-bottom="0.052in" fo:padding-right="0.1041in"/>
    </style:style>
    <style:style style:name="T4804" style:parent-style-name="DefaultParagraphFont" style:family="text">
      <style:text-properties style:font-name="Calibri" style:font-name-complex="Calibri"/>
    </style:style>
    <style:style style:name="TableRow4805" style:family="table-row">
      <style:table-row-properties style:use-optimal-row-height="false"/>
    </style:style>
    <style:style style:name="TableCell4806" style:family="table-cell">
      <style:table-cell-properties fo:border="none" style:writing-mode="lr-tb" style:vertical-align="middle" fo:padding-top="0.1562in" fo:padding-left="0in" fo:padding-bottom="0.052in" fo:padding-right="0.1041in"/>
    </style:style>
    <style:style style:name="T4807" style:parent-style-name="DefaultParagraphFont" style:family="text">
      <style:text-properties style:font-name="Calibri" style:font-name-complex="Calibri"/>
    </style:style>
    <style:style style:name="T4808" style:parent-style-name="DefaultParagraphFont" style:family="text">
      <style:text-properties style:font-name="Calibri" style:font-name-complex="Calibri"/>
    </style:style>
    <style:style style:name="TableRow4809" style:family="table-row">
      <style:table-row-properties style:use-optimal-row-height="false"/>
    </style:style>
    <style:style style:name="TableCell4810" style:family="table-cell">
      <style:table-cell-properties fo:border="none" style:writing-mode="lr-tb" style:vertical-align="middle" fo:padding-top="0.1562in" fo:padding-left="0in" fo:padding-bottom="0.052in" fo:padding-right="0.1041in"/>
    </style:style>
    <style:style style:name="T4811" style:parent-style-name="DefaultParagraphFont" style:family="text">
      <style:text-properties style:font-name="Calibri" style:font-name-complex="Calibri"/>
    </style:style>
    <style:style style:name="TableRow4812" style:family="table-row">
      <style:table-row-properties style:use-optimal-row-height="false"/>
    </style:style>
    <style:style style:name="TableCell4813" style:family="table-cell">
      <style:table-cell-properties fo:border="none" style:writing-mode="lr-tb" style:vertical-align="middle" fo:padding-top="0.1562in" fo:padding-left="0in" fo:padding-bottom="0.052in" fo:padding-right="0.1041in"/>
    </style:style>
    <style:style style:name="T4814" style:parent-style-name="DefaultParagraphFont" style:family="text">
      <style:text-properties style:font-name="Calibri" style:font-name-complex="Calibri"/>
    </style:style>
    <style:style style:name="TableRow4815" style:family="table-row">
      <style:table-row-properties style:use-optimal-row-height="false"/>
    </style:style>
    <style:style style:name="TableCell4816" style:family="table-cell">
      <style:table-cell-properties fo:border="none" style:writing-mode="lr-tb" style:vertical-align="middle" fo:padding-top="0.1562in" fo:padding-left="0in" fo:padding-bottom="0.052in" fo:padding-right="0.1041in"/>
    </style:style>
    <style:style style:name="T4817" style:parent-style-name="DefaultParagraphFont" style:family="text">
      <style:text-properties style:font-name="Calibri" style:font-name-complex="Calibri"/>
    </style:style>
    <style:style style:name="T4818" style:parent-style-name="DefaultParagraphFont" style:family="text">
      <style:text-properties style:font-name="Calibri" style:font-name-complex="Calibri"/>
    </style:style>
    <style:style style:name="T4819" style:parent-style-name="DefaultParagraphFont" style:family="text">
      <style:text-properties style:font-name="Calibri" style:font-name-complex="Calibri"/>
    </style:style>
    <style:style style:name="T4820" style:parent-style-name="DefaultParagraphFont" style:family="text">
      <style:text-properties style:font-name="Calibri" style:font-name-complex="Calibri"/>
    </style:style>
    <style:style style:name="TableRow4821" style:family="table-row">
      <style:table-row-properties style:use-optimal-row-height="false"/>
    </style:style>
    <style:style style:name="TableCell4822" style:family="table-cell">
      <style:table-cell-properties fo:border="none" style:writing-mode="lr-tb" style:vertical-align="middle" fo:padding-top="0.1562in" fo:padding-left="0in" fo:padding-bottom="0.052in" fo:padding-right="0.1041in"/>
    </style:style>
    <style:style style:name="T4823" style:parent-style-name="DefaultParagraphFont" style:family="text">
      <style:text-properties style:font-name="Calibri" style:font-name-complex="Calibri"/>
    </style:style>
    <style:style style:name="T4824" style:parent-style-name="DefaultParagraphFont" style:family="text">
      <style:text-properties style:font-name="Calibri" style:font-name-complex="Calibri"/>
    </style:style>
    <style:style style:name="T4825" style:parent-style-name="DefaultParagraphFont" style:family="text">
      <style:text-properties style:font-name="Calibri" style:font-name-complex="Calibri"/>
    </style:style>
    <style:style style:name="TableRow4826" style:family="table-row">
      <style:table-row-properties style:use-optimal-row-height="false"/>
    </style:style>
    <style:style style:name="TableCell4827" style:family="table-cell">
      <style:table-cell-properties fo:border="none" style:writing-mode="lr-tb" style:vertical-align="middle" fo:padding-top="0.1562in" fo:padding-left="0in" fo:padding-bottom="0.052in" fo:padding-right="0.1041in"/>
    </style:style>
    <style:style style:name="T4828" style:parent-style-name="DefaultParagraphFont" style:family="text">
      <style:text-properties style:font-name="Calibri" style:font-name-complex="Calibri"/>
    </style:style>
    <style:style style:name="T4829" style:parent-style-name="DefaultParagraphFont" style:family="text">
      <style:text-properties style:font-name="Calibri" style:font-name-complex="Calibri"/>
    </style:style>
    <style:style style:name="TableRow4830" style:family="table-row">
      <style:table-row-properties style:use-optimal-row-height="false"/>
    </style:style>
    <style:style style:name="TableCell4831" style:family="table-cell">
      <style:table-cell-properties fo:border="none" style:writing-mode="lr-tb" style:vertical-align="middle" fo:padding-top="0.1562in" fo:padding-left="0in" fo:padding-bottom="0.052in" fo:padding-right="0.1041in"/>
    </style:style>
    <style:style style:name="T4832" style:parent-style-name="DefaultParagraphFont" style:family="text">
      <style:text-properties style:font-name="Calibri" style:font-name-complex="Calibri"/>
    </style:style>
    <style:style style:name="T4833" style:parent-style-name="DefaultParagraphFont" style:family="text">
      <style:text-properties style:font-name="Calibri" style:font-name-complex="Calibri"/>
    </style:style>
    <style:style style:name="T4834" style:parent-style-name="DefaultParagraphFont" style:family="text">
      <style:text-properties style:font-name="Calibri" style:font-name-complex="Calibri"/>
    </style:style>
    <style:style style:name="TableRow4835" style:family="table-row">
      <style:table-row-properties style:use-optimal-row-height="false"/>
    </style:style>
    <style:style style:name="TableCell4836" style:family="table-cell">
      <style:table-cell-properties fo:border="none" style:writing-mode="lr-tb" style:vertical-align="middle" fo:padding-top="0.1562in" fo:padding-left="0in" fo:padding-bottom="0.052in" fo:padding-right="0.1041in"/>
    </style:style>
    <style:style style:name="T4837" style:parent-style-name="DefaultParagraphFont" style:family="text">
      <style:text-properties style:font-name="Calibri" style:font-name-complex="Calibri"/>
    </style:style>
    <style:style style:name="TableRow4838" style:family="table-row">
      <style:table-row-properties style:use-optimal-row-height="false"/>
    </style:style>
    <style:style style:name="TableCell4839" style:family="table-cell">
      <style:table-cell-properties fo:border="none" style:writing-mode="lr-tb" style:vertical-align="middle" fo:padding-top="0.1562in" fo:padding-left="0in" fo:padding-bottom="0.052in" fo:padding-right="0.1041in"/>
    </style:style>
    <style:style style:name="T4840" style:parent-style-name="DefaultParagraphFont" style:family="text">
      <style:text-properties style:font-name="Calibri" style:font-name-complex="Calibri"/>
    </style:style>
    <style:style style:name="TableRow4841" style:family="table-row">
      <style:table-row-properties style:use-optimal-row-height="false"/>
    </style:style>
    <style:style style:name="TableCell4842" style:family="table-cell">
      <style:table-cell-properties fo:border="none" style:writing-mode="lr-tb" style:vertical-align="middle" fo:padding-top="0.1562in" fo:padding-left="0in" fo:padding-bottom="0.052in" fo:padding-right="0.1041in"/>
    </style:style>
    <style:style style:name="T4843" style:parent-style-name="DefaultParagraphFont" style:family="text">
      <style:text-properties style:font-name="Calibri" style:font-name-complex="Calibri"/>
    </style:style>
    <style:style style:name="T4844" style:parent-style-name="DefaultParagraphFont" style:family="text">
      <style:text-properties style:font-name="Calibri" style:font-name-complex="Calibri"/>
    </style:style>
    <style:style style:name="TableRow4845" style:family="table-row">
      <style:table-row-properties style:use-optimal-row-height="false"/>
    </style:style>
    <style:style style:name="TableCell4846" style:family="table-cell">
      <style:table-cell-properties fo:border="none" style:writing-mode="lr-tb" style:vertical-align="middle" fo:padding-top="0.1562in" fo:padding-left="0in" fo:padding-bottom="0.052in" fo:padding-right="0.1041in"/>
    </style:style>
    <style:style style:name="T4847" style:parent-style-name="DefaultParagraphFont" style:family="text">
      <style:text-properties style:font-name="Calibri" style:font-name-complex="Calibri"/>
    </style:style>
    <style:style style:name="T4848" style:parent-style-name="DefaultParagraphFont" style:family="text">
      <style:text-properties style:font-name="Calibri" style:font-name-complex="Calibri"/>
    </style:style>
    <style:style style:name="TableRow4849" style:family="table-row">
      <style:table-row-properties style:use-optimal-row-height="false"/>
    </style:style>
    <style:style style:name="TableCell4850" style:family="table-cell">
      <style:table-cell-properties fo:border="none" style:writing-mode="lr-tb" style:vertical-align="middle" fo:padding-top="0.1562in" fo:padding-left="0in" fo:padding-bottom="0.052in" fo:padding-right="0.1041in"/>
    </style:style>
    <style:style style:name="T4851" style:parent-style-name="DefaultParagraphFont" style:family="text">
      <style:text-properties style:font-name="Calibri" style:font-name-complex="Calibri"/>
    </style:style>
    <style:style style:name="T4852" style:parent-style-name="DefaultParagraphFont" style:family="text">
      <style:text-properties style:font-name="Calibri" style:font-name-complex="Calibri"/>
    </style:style>
    <style:style style:name="TableRow4853" style:family="table-row">
      <style:table-row-properties style:use-optimal-row-height="false"/>
    </style:style>
    <style:style style:name="TableCell4854" style:family="table-cell">
      <style:table-cell-properties fo:border="none" style:writing-mode="lr-tb" style:vertical-align="middle" fo:padding-top="0.1562in" fo:padding-left="0in" fo:padding-bottom="0.052in" fo:padding-right="0.1041in"/>
    </style:style>
    <style:style style:name="T4855" style:parent-style-name="DefaultParagraphFont" style:family="text">
      <style:text-properties style:font-name="Calibri" style:font-name-complex="Calibri"/>
    </style:style>
    <style:style style:name="TableRow4856" style:family="table-row">
      <style:table-row-properties style:use-optimal-row-height="false"/>
    </style:style>
    <style:style style:name="TableCell4857" style:family="table-cell">
      <style:table-cell-properties fo:border="none" style:writing-mode="lr-tb" style:vertical-align="middle" fo:padding-top="0.1562in" fo:padding-left="0in" fo:padding-bottom="0.052in" fo:padding-right="0.1041in"/>
    </style:style>
    <style:style style:name="T4858" style:parent-style-name="DefaultParagraphFont" style:family="text">
      <style:text-properties style:font-name="Calibri" style:font-name-complex="Calibri"/>
    </style:style>
    <style:style style:name="T4859" style:parent-style-name="DefaultParagraphFont" style:family="text">
      <style:text-properties style:font-name="Calibri" style:font-name-complex="Calibri"/>
    </style:style>
    <style:style style:name="TableRow4860" style:family="table-row">
      <style:table-row-properties style:use-optimal-row-height="false"/>
    </style:style>
    <style:style style:name="TableCell4861" style:family="table-cell">
      <style:table-cell-properties fo:border="none" style:writing-mode="lr-tb" style:vertical-align="middle" fo:padding-top="0.1562in" fo:padding-left="0in" fo:padding-bottom="0.052in" fo:padding-right="0.1041in"/>
    </style:style>
    <style:style style:name="T4862" style:parent-style-name="DefaultParagraphFont" style:family="text">
      <style:text-properties style:font-name="Calibri" style:font-name-complex="Calibri"/>
    </style:style>
    <style:style style:name="TableRow4863" style:family="table-row">
      <style:table-row-properties style:use-optimal-row-height="false"/>
    </style:style>
    <style:style style:name="TableCell4864" style:family="table-cell">
      <style:table-cell-properties fo:border="none" style:writing-mode="lr-tb" style:vertical-align="middle" fo:padding-top="0.1562in" fo:padding-left="0in" fo:padding-bottom="0.052in" fo:padding-right="0.1041in"/>
    </style:style>
    <style:style style:name="T4865" style:parent-style-name="DefaultParagraphFont" style:family="text">
      <style:text-properties style:font-name="Calibri" style:font-name-complex="Calibri"/>
    </style:style>
    <style:style style:name="T4866" style:parent-style-name="DefaultParagraphFont" style:family="text">
      <style:text-properties style:font-name="Calibri" style:font-name-complex="Calibri"/>
    </style:style>
    <style:style style:name="TableRow4867" style:family="table-row">
      <style:table-row-properties style:use-optimal-row-height="false"/>
    </style:style>
    <style:style style:name="TableCell4868" style:family="table-cell">
      <style:table-cell-properties fo:border="none" style:writing-mode="lr-tb" style:vertical-align="middle" fo:padding-top="0.1562in" fo:padding-left="0in" fo:padding-bottom="0.052in" fo:padding-right="0.1041in"/>
    </style:style>
    <style:style style:name="T4869" style:parent-style-name="DefaultParagraphFont" style:family="text">
      <style:text-properties style:font-name="Calibri" style:font-name-complex="Calibri"/>
    </style:style>
    <style:style style:name="TableRow4870" style:family="table-row">
      <style:table-row-properties style:use-optimal-row-height="false"/>
    </style:style>
    <style:style style:name="TableCell4871" style:family="table-cell">
      <style:table-cell-properties fo:border="none" style:writing-mode="lr-tb" style:vertical-align="middle" fo:padding-top="0.1562in" fo:padding-left="0in" fo:padding-bottom="0.052in" fo:padding-right="0.1041in"/>
    </style:style>
    <style:style style:name="T4872" style:parent-style-name="DefaultParagraphFont" style:family="text">
      <style:text-properties style:font-name="Calibri" style:font-name-complex="Calibri"/>
    </style:style>
    <style:style style:name="TableRow4873" style:family="table-row">
      <style:table-row-properties style:use-optimal-row-height="false"/>
    </style:style>
    <style:style style:name="TableCell4874" style:family="table-cell">
      <style:table-cell-properties fo:border="none" style:writing-mode="lr-tb" style:vertical-align="middle" fo:padding-top="0.1562in" fo:padding-left="0in" fo:padding-bottom="0.052in" fo:padding-right="0.1041in"/>
    </style:style>
    <style:style style:name="T4875" style:parent-style-name="DefaultParagraphFont" style:family="text">
      <style:text-properties style:font-name="Calibri" style:font-name-complex="Calibri"/>
    </style:style>
    <style:style style:name="T4876" style:parent-style-name="DefaultParagraphFont" style:family="text">
      <style:text-properties style:font-name="Calibri" style:font-name-complex="Calibri"/>
    </style:style>
    <style:style style:name="TableRow4877" style:family="table-row">
      <style:table-row-properties style:use-optimal-row-height="false"/>
    </style:style>
    <style:style style:name="TableCell4878" style:family="table-cell">
      <style:table-cell-properties fo:border="none" style:writing-mode="lr-tb" style:vertical-align="middle" fo:padding-top="0.1562in" fo:padding-left="0in" fo:padding-bottom="0.052in" fo:padding-right="0.1041in"/>
    </style:style>
    <style:style style:name="T4879" style:parent-style-name="DefaultParagraphFont" style:family="text">
      <style:text-properties style:font-name="Calibri" style:font-name-complex="Calibri"/>
    </style:style>
    <style:style style:name="TableRow4880" style:family="table-row">
      <style:table-row-properties style:use-optimal-row-height="false"/>
    </style:style>
    <style:style style:name="TableCell4881" style:family="table-cell">
      <style:table-cell-properties fo:border="none" style:writing-mode="lr-tb" style:vertical-align="middle" fo:padding-top="0.1562in" fo:padding-left="0in" fo:padding-bottom="0.052in" fo:padding-right="0.1041in"/>
    </style:style>
    <style:style style:name="T4882" style:parent-style-name="DefaultParagraphFont" style:family="text">
      <style:text-properties style:font-name="Calibri" style:font-name-complex="Calibri"/>
    </style:style>
    <style:style style:name="TableRow4883" style:family="table-row">
      <style:table-row-properties style:use-optimal-row-height="false"/>
    </style:style>
    <style:style style:name="TableCell4884" style:family="table-cell">
      <style:table-cell-properties fo:border="none" style:writing-mode="lr-tb" style:vertical-align="middle" fo:padding-top="0.1562in" fo:padding-left="0in" fo:padding-bottom="0.052in" fo:padding-right="0.1041in"/>
    </style:style>
    <style:style style:name="T4885" style:parent-style-name="DefaultParagraphFont" style:family="text">
      <style:text-properties style:font-name="Calibri" style:font-name-complex="Calibri"/>
    </style:style>
    <style:style style:name="T4886" style:parent-style-name="DefaultParagraphFont" style:family="text">
      <style:text-properties style:font-name="Calibri" style:font-name-complex="Calibri"/>
    </style:style>
    <style:style style:name="T4887" style:parent-style-name="DefaultParagraphFont" style:family="text">
      <style:text-properties style:font-name="Calibri" style:font-name-complex="Calibri"/>
    </style:style>
    <style:style style:name="T4888" style:parent-style-name="DefaultParagraphFont" style:family="text">
      <style:text-properties style:font-name="Calibri" style:font-name-complex="Calibri"/>
    </style:style>
    <style:style style:name="TableRow4889" style:family="table-row">
      <style:table-row-properties style:use-optimal-row-height="false"/>
    </style:style>
    <style:style style:name="TableCell4890" style:family="table-cell">
      <style:table-cell-properties fo:border="none" style:writing-mode="lr-tb" style:vertical-align="middle" fo:padding-top="0.1562in" fo:padding-left="0in" fo:padding-bottom="0.052in" fo:padding-right="0.1041in"/>
    </style:style>
    <style:style style:name="T4891" style:parent-style-name="DefaultParagraphFont" style:family="text">
      <style:text-properties style:font-name="Calibri" style:font-name-complex="Calibri"/>
    </style:style>
    <style:style style:name="T4892" style:parent-style-name="DefaultParagraphFont" style:family="text">
      <style:text-properties style:font-name="Calibri" style:font-name-complex="Calibri"/>
    </style:style>
    <style:style style:name="TableRow4893" style:family="table-row">
      <style:table-row-properties style:use-optimal-row-height="false"/>
    </style:style>
    <style:style style:name="TableCell4894" style:family="table-cell">
      <style:table-cell-properties fo:border="none" style:writing-mode="lr-tb" style:vertical-align="middle" fo:padding-top="0.1562in" fo:padding-left="0in" fo:padding-bottom="0.052in" fo:padding-right="0.1041in"/>
    </style:style>
    <style:style style:name="T4895" style:parent-style-name="DefaultParagraphFont" style:family="text">
      <style:text-properties style:font-name="Calibri" style:font-name-complex="Calibri"/>
    </style:style>
    <style:style style:name="TableRow4896" style:family="table-row">
      <style:table-row-properties style:use-optimal-row-height="false"/>
    </style:style>
    <style:style style:name="TableCell4897" style:family="table-cell">
      <style:table-cell-properties fo:border="none" style:writing-mode="lr-tb" style:vertical-align="middle" fo:padding-top="0.1562in" fo:padding-left="0in" fo:padding-bottom="0.052in" fo:padding-right="0.1041in"/>
    </style:style>
    <style:style style:name="T4898" style:parent-style-name="DefaultParagraphFont" style:family="text">
      <style:text-properties style:font-name="Calibri" style:font-name-complex="Calibri"/>
    </style:style>
    <style:style style:name="T4899" style:parent-style-name="DefaultParagraphFont" style:family="text">
      <style:text-properties style:font-name="Calibri" style:font-name-complex="Calibri"/>
    </style:style>
    <style:style style:name="T4900" style:parent-style-name="DefaultParagraphFont" style:family="text">
      <style:text-properties style:font-name="Calibri" style:font-name-complex="Calibri"/>
    </style:style>
    <style:style style:name="T4901" style:parent-style-name="DefaultParagraphFont" style:family="text">
      <style:text-properties style:font-name="Calibri" style:font-name-complex="Calibri"/>
    </style:style>
    <style:style style:name="TableRow4902" style:family="table-row">
      <style:table-row-properties style:use-optimal-row-height="false"/>
    </style:style>
    <style:style style:name="TableCell4903" style:family="table-cell">
      <style:table-cell-properties fo:border="none" style:writing-mode="lr-tb" style:vertical-align="middle" fo:padding-top="0.1562in" fo:padding-left="0in" fo:padding-bottom="0.052in" fo:padding-right="0.1041in"/>
    </style:style>
    <style:style style:name="T4904" style:parent-style-name="DefaultParagraphFont" style:family="text">
      <style:text-properties style:font-name="Calibri" style:font-name-complex="Calibri"/>
    </style:style>
    <style:style style:name="TableRow4905" style:family="table-row">
      <style:table-row-properties style:use-optimal-row-height="false"/>
    </style:style>
    <style:style style:name="TableCell4906" style:family="table-cell">
      <style:table-cell-properties fo:border="none" style:writing-mode="lr-tb" style:vertical-align="middle" fo:padding-top="0.1562in" fo:padding-left="0in" fo:padding-bottom="0.052in" fo:padding-right="0.1041in"/>
    </style:style>
    <style:style style:name="T4907" style:parent-style-name="DefaultParagraphFont" style:family="text">
      <style:text-properties style:font-name="Calibri" style:font-name-complex="Calibri"/>
    </style:style>
    <style:style style:name="T4908" style:parent-style-name="DefaultParagraphFont" style:family="text">
      <style:text-properties style:font-name="Calibri" style:font-name-complex="Calibri"/>
    </style:style>
    <style:style style:name="TableRow4909" style:family="table-row">
      <style:table-row-properties style:use-optimal-row-height="false"/>
    </style:style>
    <style:style style:name="TableCell4910" style:family="table-cell">
      <style:table-cell-properties fo:border="none" style:writing-mode="lr-tb" style:vertical-align="middle" fo:padding-top="0.1562in" fo:padding-left="0in" fo:padding-bottom="0.052in" fo:padding-right="0.1041in"/>
    </style:style>
    <style:style style:name="T4911" style:parent-style-name="DefaultParagraphFont" style:family="text">
      <style:text-properties style:font-name="Calibri" style:font-name-complex="Calibri"/>
    </style:style>
    <style:style style:name="TableRow4912" style:family="table-row">
      <style:table-row-properties style:use-optimal-row-height="false"/>
    </style:style>
    <style:style style:name="TableCell4913" style:family="table-cell">
      <style:table-cell-properties fo:border="none" style:writing-mode="lr-tb" style:vertical-align="middle" fo:padding-top="0.1562in" fo:padding-left="0in" fo:padding-bottom="0.052in" fo:padding-right="0.1041in"/>
    </style:style>
    <style:style style:name="T4914" style:parent-style-name="DefaultParagraphFont" style:family="text">
      <style:text-properties style:font-name="Calibri" style:font-name-complex="Calibri"/>
    </style:style>
    <style:style style:name="TableRow4915" style:family="table-row">
      <style:table-row-properties style:use-optimal-row-height="false"/>
    </style:style>
    <style:style style:name="TableCell4916" style:family="table-cell">
      <style:table-cell-properties fo:border="none" style:writing-mode="lr-tb" style:vertical-align="middle" fo:padding-top="0.1562in" fo:padding-left="0in" fo:padding-bottom="0.052in" fo:padding-right="0.1041in"/>
    </style:style>
    <style:style style:name="T4917" style:parent-style-name="DefaultParagraphFont" style:family="text">
      <style:text-properties style:font-name="Calibri" style:font-name-complex="Calibri"/>
    </style:style>
    <style:style style:name="T4918" style:parent-style-name="DefaultParagraphFont" style:family="text">
      <style:text-properties style:font-name="Calibri" style:font-name-complex="Calibri"/>
    </style:style>
    <style:style style:name="TableRow4919" style:family="table-row">
      <style:table-row-properties style:use-optimal-row-height="false"/>
    </style:style>
    <style:style style:name="TableCell4920" style:family="table-cell">
      <style:table-cell-properties fo:border="none" style:writing-mode="lr-tb" style:vertical-align="middle" fo:padding-top="0.1562in" fo:padding-left="0in" fo:padding-bottom="0.052in" fo:padding-right="0.1041in"/>
    </style:style>
    <style:style style:name="T4921" style:parent-style-name="DefaultParagraphFont" style:family="text">
      <style:text-properties style:font-name="Calibri" style:font-name-complex="Calibri"/>
    </style:style>
    <style:style style:name="T4922" style:parent-style-name="DefaultParagraphFont" style:family="text">
      <style:text-properties style:font-name="Calibri" style:font-name-complex="Calibri"/>
    </style:style>
    <style:style style:name="TableRow4923" style:family="table-row">
      <style:table-row-properties style:use-optimal-row-height="false"/>
    </style:style>
    <style:style style:name="TableCell4924" style:family="table-cell">
      <style:table-cell-properties fo:border="none" style:writing-mode="lr-tb" style:vertical-align="middle" fo:padding-top="0.1562in" fo:padding-left="0in" fo:padding-bottom="0.052in" fo:padding-right="0.1041in"/>
    </style:style>
    <style:style style:name="T4925" style:parent-style-name="DefaultParagraphFont" style:family="text">
      <style:text-properties style:font-name="Calibri" style:font-name-complex="Calibri"/>
    </style:style>
    <style:style style:name="T4926" style:parent-style-name="DefaultParagraphFont" style:family="text">
      <style:text-properties style:font-name="Calibri" style:font-name-complex="Calibri"/>
    </style:style>
    <style:style style:name="TableRow4927" style:family="table-row">
      <style:table-row-properties style:use-optimal-row-height="false"/>
    </style:style>
    <style:style style:name="TableCell4928" style:family="table-cell">
      <style:table-cell-properties fo:border="none" style:writing-mode="lr-tb" style:vertical-align="middle" fo:padding-top="0.1562in" fo:padding-left="0in" fo:padding-bottom="0.052in" fo:padding-right="0.1041in"/>
    </style:style>
    <style:style style:name="T4929" style:parent-style-name="DefaultParagraphFont" style:family="text">
      <style:text-properties style:font-name="Calibri" style:font-name-complex="Calibri"/>
    </style:style>
    <style:style style:name="TableRow4930" style:family="table-row">
      <style:table-row-properties style:use-optimal-row-height="false"/>
    </style:style>
    <style:style style:name="TableCell4931" style:family="table-cell">
      <style:table-cell-properties fo:border="none" style:writing-mode="lr-tb" style:vertical-align="middle" fo:padding-top="0.1562in" fo:padding-left="0in" fo:padding-bottom="0.052in" fo:padding-right="0.1041in"/>
    </style:style>
    <style:style style:name="T4932" style:parent-style-name="DefaultParagraphFont" style:family="text">
      <style:text-properties style:font-name="Calibri" style:font-name-complex="Calibri"/>
    </style:style>
    <style:style style:name="TableRow4933" style:family="table-row">
      <style:table-row-properties style:use-optimal-row-height="false"/>
    </style:style>
    <style:style style:name="TableCell4934" style:family="table-cell">
      <style:table-cell-properties fo:border="none" style:writing-mode="lr-tb" style:vertical-align="middle" fo:padding-top="0.1562in" fo:padding-left="0in" fo:padding-bottom="0.052in" fo:padding-right="0.1041in"/>
    </style:style>
    <style:style style:name="T4935" style:parent-style-name="DefaultParagraphFont" style:family="text">
      <style:text-properties style:font-name="Calibri" style:font-name-complex="Calibri"/>
    </style:style>
    <style:style style:name="TableRow4936" style:family="table-row">
      <style:table-row-properties style:use-optimal-row-height="false"/>
    </style:style>
    <style:style style:name="TableCell4937" style:family="table-cell">
      <style:table-cell-properties fo:border="none" style:writing-mode="lr-tb" style:vertical-align="middle" fo:padding-top="0.1562in" fo:padding-left="0in" fo:padding-bottom="0.052in" fo:padding-right="0.1041in"/>
    </style:style>
    <style:style style:name="T4938" style:parent-style-name="DefaultParagraphFont" style:family="text">
      <style:text-properties style:font-name="Calibri" style:font-name-complex="Calibri"/>
    </style:style>
    <style:style style:name="T4939" style:parent-style-name="DefaultParagraphFont" style:family="text">
      <style:text-properties style:font-name="Calibri" style:font-name-complex="Calibri"/>
    </style:style>
    <style:style style:name="TableRow4940" style:family="table-row">
      <style:table-row-properties style:use-optimal-row-height="false"/>
    </style:style>
    <style:style style:name="TableCell4941" style:family="table-cell">
      <style:table-cell-properties fo:border="none" style:writing-mode="lr-tb" style:vertical-align="middle" fo:padding-top="0.1562in" fo:padding-left="0in" fo:padding-bottom="0.052in" fo:padding-right="0.1041in"/>
    </style:style>
    <style:style style:name="T4942" style:parent-style-name="DefaultParagraphFont" style:family="text">
      <style:text-properties style:font-name="Calibri" style:font-name-complex="Calibri"/>
    </style:style>
    <style:style style:name="T4943" style:parent-style-name="DefaultParagraphFont" style:family="text">
      <style:text-properties style:font-name="Calibri" style:font-name-complex="Calibri"/>
    </style:style>
    <style:style style:name="TableRow4944" style:family="table-row">
      <style:table-row-properties style:use-optimal-row-height="false"/>
    </style:style>
    <style:style style:name="TableCell4945" style:family="table-cell">
      <style:table-cell-properties fo:border="none" style:writing-mode="lr-tb" style:vertical-align="middle" fo:padding-top="0.1562in" fo:padding-left="0in" fo:padding-bottom="0.052in" fo:padding-right="0.1041in"/>
    </style:style>
    <style:style style:name="T4946" style:parent-style-name="DefaultParagraphFont" style:family="text">
      <style:text-properties style:font-name="Calibri" style:font-name-complex="Calibri"/>
    </style:style>
    <style:style style:name="TableRow4947" style:family="table-row">
      <style:table-row-properties style:use-optimal-row-height="false"/>
    </style:style>
    <style:style style:name="TableCell4948" style:family="table-cell">
      <style:table-cell-properties fo:border="none" style:writing-mode="lr-tb" style:vertical-align="middle" fo:padding-top="0.1562in" fo:padding-left="0in" fo:padding-bottom="0.052in" fo:padding-right="0.1041in"/>
    </style:style>
    <style:style style:name="T4949" style:parent-style-name="DefaultParagraphFont" style:family="text">
      <style:text-properties style:font-name="Calibri" style:font-name-complex="Calibri"/>
    </style:style>
    <style:style style:name="T4950" style:parent-style-name="DefaultParagraphFont" style:family="text">
      <style:text-properties style:font-name="Calibri" style:font-name-complex="Calibri"/>
    </style:style>
    <style:style style:name="TableRow4951" style:family="table-row">
      <style:table-row-properties style:use-optimal-row-height="false"/>
    </style:style>
    <style:style style:name="TableCell4952" style:family="table-cell">
      <style:table-cell-properties fo:border="none" style:writing-mode="lr-tb" style:vertical-align="middle" fo:padding-top="0.1562in" fo:padding-left="0in" fo:padding-bottom="0.052in" fo:padding-right="0.1041in"/>
    </style:style>
    <style:style style:name="T4953" style:parent-style-name="DefaultParagraphFont" style:family="text">
      <style:text-properties style:font-name="Calibri" style:font-name-complex="Calibri"/>
    </style:style>
    <style:style style:name="TableRow4954" style:family="table-row">
      <style:table-row-properties style:use-optimal-row-height="false"/>
    </style:style>
    <style:style style:name="TableCell4955" style:family="table-cell">
      <style:table-cell-properties fo:border="none" style:writing-mode="lr-tb" style:vertical-align="middle" fo:padding-top="0.1562in" fo:padding-left="0in" fo:padding-bottom="0.052in" fo:padding-right="0.1041in"/>
    </style:style>
    <style:style style:name="T4956" style:parent-style-name="DefaultParagraphFont" style:family="text">
      <style:text-properties style:font-name="Calibri" style:font-name-complex="Calibri"/>
    </style:style>
    <style:style style:name="TableRow4957" style:family="table-row">
      <style:table-row-properties style:use-optimal-row-height="false"/>
    </style:style>
    <style:style style:name="TableCell4958" style:family="table-cell">
      <style:table-cell-properties fo:border="none" style:writing-mode="lr-tb" style:vertical-align="middle" fo:padding-top="0.1562in" fo:padding-left="0in" fo:padding-bottom="0.052in" fo:padding-right="0.1041in"/>
    </style:style>
    <style:style style:name="T4959" style:parent-style-name="DefaultParagraphFont" style:family="text">
      <style:text-properties style:font-name="Calibri" style:font-name-complex="Calibri"/>
    </style:style>
    <style:style style:name="T4960" style:parent-style-name="DefaultParagraphFont" style:family="text">
      <style:text-properties style:font-name="Calibri" style:font-name-complex="Calibri"/>
    </style:style>
    <style:style style:name="TableRow4961" style:family="table-row">
      <style:table-row-properties style:use-optimal-row-height="false"/>
    </style:style>
    <style:style style:name="TableCell4962" style:family="table-cell">
      <style:table-cell-properties fo:border="none" style:writing-mode="lr-tb" style:vertical-align="middle" fo:padding-top="0.1562in" fo:padding-left="0in" fo:padding-bottom="0.052in" fo:padding-right="0.1041in"/>
    </style:style>
    <style:style style:name="T4963" style:parent-style-name="DefaultParagraphFont" style:family="text">
      <style:text-properties style:font-name="Calibri" style:font-name-complex="Calibri"/>
    </style:style>
    <style:style style:name="T4964" style:parent-style-name="DefaultParagraphFont" style:family="text">
      <style:text-properties style:font-name="Calibri" style:font-name-complex="Calibri"/>
    </style:style>
    <style:style style:name="T4965" style:parent-style-name="DefaultParagraphFont" style:family="text">
      <style:text-properties style:font-name="Calibri" style:font-name-complex="Calibri"/>
    </style:style>
    <style:style style:name="TableRow4966" style:family="table-row">
      <style:table-row-properties style:use-optimal-row-height="false"/>
    </style:style>
    <style:style style:name="TableCell4967" style:family="table-cell">
      <style:table-cell-properties fo:border="none" style:writing-mode="lr-tb" style:vertical-align="middle" fo:padding-top="0.1562in" fo:padding-left="0in" fo:padding-bottom="0.052in" fo:padding-right="0.1041in"/>
    </style:style>
    <style:style style:name="T4968" style:parent-style-name="DefaultParagraphFont" style:family="text">
      <style:text-properties style:font-name="Calibri" style:font-name-complex="Calibri"/>
    </style:style>
    <style:style style:name="T4969" style:parent-style-name="DefaultParagraphFont" style:family="text">
      <style:text-properties style:font-name="Calibri" style:font-name-complex="Calibri"/>
    </style:style>
    <style:style style:name="TableRow4970" style:family="table-row">
      <style:table-row-properties style:use-optimal-row-height="false"/>
    </style:style>
    <style:style style:name="TableCell4971" style:family="table-cell">
      <style:table-cell-properties fo:border="none" style:writing-mode="lr-tb" style:vertical-align="middle" fo:padding-top="0.1562in" fo:padding-left="0in" fo:padding-bottom="0.052in" fo:padding-right="0.1041in"/>
    </style:style>
    <style:style style:name="T4972" style:parent-style-name="DefaultParagraphFont" style:family="text">
      <style:text-properties style:font-name="Calibri" style:font-name-complex="Calibri"/>
    </style:style>
    <style:style style:name="TableRow4973" style:family="table-row">
      <style:table-row-properties style:use-optimal-row-height="false"/>
    </style:style>
    <style:style style:name="TableCell4974" style:family="table-cell">
      <style:table-cell-properties fo:border="none" style:writing-mode="lr-tb" style:vertical-align="middle" fo:padding-top="0.1562in" fo:padding-left="0in" fo:padding-bottom="0.052in" fo:padding-right="0.1041in"/>
    </style:style>
    <style:style style:name="T4975" style:parent-style-name="DefaultParagraphFont" style:family="text">
      <style:text-properties style:font-name="Calibri" style:font-name-complex="Calibri"/>
    </style:style>
    <style:style style:name="TableRow4976" style:family="table-row">
      <style:table-row-properties style:use-optimal-row-height="false"/>
    </style:style>
    <style:style style:name="TableCell4977" style:family="table-cell">
      <style:table-cell-properties fo:border="none" style:writing-mode="lr-tb" style:vertical-align="middle" fo:padding-top="0.1562in" fo:padding-left="0in" fo:padding-bottom="0.052in" fo:padding-right="0.1041in"/>
    </style:style>
    <style:style style:name="T4978" style:parent-style-name="DefaultParagraphFont" style:family="text">
      <style:text-properties style:font-name="Calibri" style:font-name-complex="Calibri"/>
    </style:style>
    <style:style style:name="T4979" style:parent-style-name="DefaultParagraphFont" style:family="text">
      <style:text-properties style:font-name="Calibri" style:font-name-complex="Calibri"/>
    </style:style>
    <style:style style:name="TableRow4980" style:family="table-row">
      <style:table-row-properties style:use-optimal-row-height="false"/>
    </style:style>
    <style:style style:name="TableCell4981" style:family="table-cell">
      <style:table-cell-properties fo:border="none" style:writing-mode="lr-tb" style:vertical-align="middle" fo:padding-top="0.1562in" fo:padding-left="0in" fo:padding-bottom="0.052in" fo:padding-right="0.1041in"/>
    </style:style>
    <style:style style:name="T4982" style:parent-style-name="DefaultParagraphFont" style:family="text">
      <style:text-properties style:font-name="Calibri" style:font-name-complex="Calibri"/>
    </style:style>
    <style:style style:name="T4983" style:parent-style-name="DefaultParagraphFont" style:family="text">
      <style:text-properties style:font-name="Calibri" style:font-name-complex="Calibri"/>
    </style:style>
    <style:style style:name="T4984" style:parent-style-name="DefaultParagraphFont" style:family="text">
      <style:text-properties style:font-name="Calibri" style:font-name-complex="Calibri"/>
    </style:style>
    <style:style style:name="TableRow4985" style:family="table-row">
      <style:table-row-properties style:use-optimal-row-height="false"/>
    </style:style>
    <style:style style:name="TableCell4986" style:family="table-cell">
      <style:table-cell-properties fo:border="none" style:writing-mode="lr-tb" style:vertical-align="middle" fo:padding-top="0.1562in" fo:padding-left="0in" fo:padding-bottom="0.052in" fo:padding-right="0.1041in"/>
    </style:style>
    <style:style style:name="T4987" style:parent-style-name="DefaultParagraphFont" style:family="text">
      <style:text-properties style:font-name="Calibri" style:font-name-complex="Calibri"/>
    </style:style>
    <style:style style:name="T4988" style:parent-style-name="DefaultParagraphFont" style:family="text">
      <style:text-properties style:font-name="Calibri" style:font-name-complex="Calibri"/>
    </style:style>
    <style:style style:name="TableRow4989" style:family="table-row">
      <style:table-row-properties style:use-optimal-row-height="false"/>
    </style:style>
    <style:style style:name="TableCell4990" style:family="table-cell">
      <style:table-cell-properties fo:border="none" style:writing-mode="lr-tb" style:vertical-align="middle" fo:padding-top="0.1562in" fo:padding-left="0in" fo:padding-bottom="0.052in" fo:padding-right="0.1041in"/>
    </style:style>
    <style:style style:name="T4991" style:parent-style-name="DefaultParagraphFont" style:family="text">
      <style:text-properties style:font-name="Calibri" style:font-name-complex="Calibri"/>
    </style:style>
    <style:style style:name="TableRow4992" style:family="table-row">
      <style:table-row-properties style:use-optimal-row-height="false"/>
    </style:style>
    <style:style style:name="TableCell4993" style:family="table-cell">
      <style:table-cell-properties fo:border="none" style:writing-mode="lr-tb" style:vertical-align="middle" fo:padding-top="0.1562in" fo:padding-left="0in" fo:padding-bottom="0.052in" fo:padding-right="0.1041in"/>
    </style:style>
    <style:style style:name="T4994" style:parent-style-name="DefaultParagraphFont" style:family="text">
      <style:text-properties style:font-name="Calibri" style:font-name-complex="Calibri"/>
    </style:style>
    <style:style style:name="TableRow4995" style:family="table-row">
      <style:table-row-properties style:use-optimal-row-height="false"/>
    </style:style>
    <style:style style:name="TableCell4996" style:family="table-cell">
      <style:table-cell-properties fo:border="none" style:writing-mode="lr-tb" style:vertical-align="middle" fo:padding-top="0.1562in" fo:padding-left="0in" fo:padding-bottom="0.052in" fo:padding-right="0.1041in"/>
    </style:style>
    <style:style style:name="T4997" style:parent-style-name="DefaultParagraphFont" style:family="text">
      <style:text-properties style:font-name="Calibri" style:font-name-complex="Calibri"/>
    </style:style>
    <style:style style:name="T4998" style:parent-style-name="DefaultParagraphFont" style:family="text">
      <style:text-properties style:font-name="Calibri" style:font-name-complex="Calibri"/>
    </style:style>
    <style:style style:name="TableRow4999" style:family="table-row">
      <style:table-row-properties style:use-optimal-row-height="false"/>
    </style:style>
    <style:style style:name="TableCell5000" style:family="table-cell">
      <style:table-cell-properties fo:border="none" style:writing-mode="lr-tb" style:vertical-align="middle" fo:padding-top="0.1562in" fo:padding-left="0in" fo:padding-bottom="0.052in" fo:padding-right="0.1041in"/>
    </style:style>
    <style:style style:name="T5001" style:parent-style-name="DefaultParagraphFont" style:family="text">
      <style:text-properties style:font-name="Calibri" style:font-name-complex="Calibri"/>
    </style:style>
    <style:style style:name="T5002" style:parent-style-name="DefaultParagraphFont" style:family="text">
      <style:text-properties style:font-name="Calibri" style:font-name-complex="Calibri"/>
    </style:style>
    <style:style style:name="TableRow5003" style:family="table-row">
      <style:table-row-properties style:use-optimal-row-height="false"/>
    </style:style>
    <style:style style:name="TableCell5004" style:family="table-cell">
      <style:table-cell-properties fo:border="none" style:writing-mode="lr-tb" style:vertical-align="middle" fo:padding-top="0.1562in" fo:padding-left="0in" fo:padding-bottom="0.052in" fo:padding-right="0.1041in"/>
    </style:style>
    <style:style style:name="T5005" style:parent-style-name="DefaultParagraphFont" style:family="text">
      <style:text-properties style:font-name="Calibri" style:font-name-complex="Calibri"/>
    </style:style>
    <style:style style:name="TableRow5006" style:family="table-row">
      <style:table-row-properties style:use-optimal-row-height="false"/>
    </style:style>
    <style:style style:name="TableCell5007" style:family="table-cell">
      <style:table-cell-properties fo:border="none" style:writing-mode="lr-tb" style:vertical-align="middle" fo:padding-top="0.1562in" fo:padding-left="0in" fo:padding-bottom="0.052in" fo:padding-right="0.1041in"/>
    </style:style>
    <style:style style:name="T5008" style:parent-style-name="DefaultParagraphFont" style:family="text">
      <style:text-properties style:font-name="Calibri" style:font-name-complex="Calibri"/>
    </style:style>
    <style:style style:name="TableRow5009" style:family="table-row">
      <style:table-row-properties style:use-optimal-row-height="false"/>
    </style:style>
    <style:style style:name="TableCell5010" style:family="table-cell">
      <style:table-cell-properties fo:border="none" style:writing-mode="lr-tb" style:vertical-align="middle" fo:padding-top="0.1562in" fo:padding-left="0in" fo:padding-bottom="0.052in" fo:padding-right="0.1041in"/>
    </style:style>
    <style:style style:name="T5011" style:parent-style-name="DefaultParagraphFont" style:family="text">
      <style:text-properties style:font-name="Calibri" style:font-name-complex="Calibri"/>
    </style:style>
    <style:style style:name="TableRow5012" style:family="table-row">
      <style:table-row-properties style:use-optimal-row-height="false"/>
    </style:style>
    <style:style style:name="TableCell5013" style:family="table-cell">
      <style:table-cell-properties fo:border="none" style:writing-mode="lr-tb" style:vertical-align="middle" fo:padding-top="0.1562in" fo:padding-left="0in" fo:padding-bottom="0.052in" fo:padding-right="0.1041in"/>
    </style:style>
    <style:style style:name="T5014" style:parent-style-name="DefaultParagraphFont" style:family="text">
      <style:text-properties style:font-name="Calibri" style:font-name-complex="Calibri"/>
    </style:style>
    <style:style style:name="TableRow5015" style:family="table-row">
      <style:table-row-properties style:use-optimal-row-height="false"/>
    </style:style>
    <style:style style:name="TableCell5016" style:family="table-cell">
      <style:table-cell-properties fo:border="none" style:writing-mode="lr-tb" style:vertical-align="middle" fo:padding-top="0.1562in" fo:padding-left="0in" fo:padding-bottom="0.052in" fo:padding-right="0.1041in"/>
    </style:style>
    <style:style style:name="T5017" style:parent-style-name="DefaultParagraphFont" style:family="text">
      <style:text-properties style:font-name="Calibri" style:font-name-complex="Calibri"/>
    </style:style>
    <style:style style:name="T5018" style:parent-style-name="DefaultParagraphFont" style:family="text">
      <style:text-properties style:font-name="Calibri" style:font-name-complex="Calibri"/>
    </style:style>
    <style:style style:name="TableRow5019" style:family="table-row">
      <style:table-row-properties style:use-optimal-row-height="false"/>
    </style:style>
    <style:style style:name="TableCell5020" style:family="table-cell">
      <style:table-cell-properties fo:border="none" style:writing-mode="lr-tb" style:vertical-align="middle" fo:padding-top="0.1562in" fo:padding-left="0in" fo:padding-bottom="0.052in" fo:padding-right="0.1041in"/>
    </style:style>
    <style:style style:name="T5021" style:parent-style-name="DefaultParagraphFont" style:family="text">
      <style:text-properties style:font-name="Calibri" style:font-name-complex="Calibri"/>
    </style:style>
    <style:style style:name="TableRow5022" style:family="table-row">
      <style:table-row-properties style:use-optimal-row-height="false"/>
    </style:style>
    <style:style style:name="TableCell5023" style:family="table-cell">
      <style:table-cell-properties fo:border="none" style:writing-mode="lr-tb" style:vertical-align="middle" fo:padding-top="0.1562in" fo:padding-left="0in" fo:padding-bottom="0.052in" fo:padding-right="0.1041in"/>
    </style:style>
    <style:style style:name="T5024" style:parent-style-name="DefaultParagraphFont" style:family="text">
      <style:text-properties style:font-name="Calibri" style:font-name-complex="Calibri"/>
    </style:style>
    <style:style style:name="T5025" style:parent-style-name="DefaultParagraphFont" style:family="text">
      <style:text-properties style:font-name="Calibri" style:font-name-complex="Calibri"/>
    </style:style>
    <style:style style:name="TableRow5026" style:family="table-row">
      <style:table-row-properties style:use-optimal-row-height="false"/>
    </style:style>
    <style:style style:name="TableCell5027" style:family="table-cell">
      <style:table-cell-properties fo:border="none" style:writing-mode="lr-tb" style:vertical-align="middle" fo:padding-top="0.1562in" fo:padding-left="0in" fo:padding-bottom="0.052in" fo:padding-right="0.1041in"/>
    </style:style>
    <style:style style:name="T5028" style:parent-style-name="DefaultParagraphFont" style:family="text">
      <style:text-properties style:font-name="Calibri" style:font-name-complex="Calibri"/>
    </style:style>
    <style:style style:name="TableRow5029" style:family="table-row">
      <style:table-row-properties style:use-optimal-row-height="false"/>
    </style:style>
    <style:style style:name="TableCell5030" style:family="table-cell">
      <style:table-cell-properties fo:border="none" style:writing-mode="lr-tb" style:vertical-align="middle" fo:padding-top="0.1562in" fo:padding-left="0in" fo:padding-bottom="0.052in" fo:padding-right="0.1041in"/>
    </style:style>
    <style:style style:name="T5031" style:parent-style-name="DefaultParagraphFont" style:family="text">
      <style:text-properties style:font-name="Calibri" style:font-name-complex="Calibri"/>
    </style:style>
    <style:style style:name="TableRow5032" style:family="table-row">
      <style:table-row-properties style:use-optimal-row-height="false"/>
    </style:style>
    <style:style style:name="TableCell5033" style:family="table-cell">
      <style:table-cell-properties fo:border="none" style:writing-mode="lr-tb" style:vertical-align="middle" fo:padding-top="0.1562in" fo:padding-left="0in" fo:padding-bottom="0.052in" fo:padding-right="0.1041in"/>
    </style:style>
    <style:style style:name="T5034" style:parent-style-name="DefaultParagraphFont" style:family="text">
      <style:text-properties style:font-name="Calibri" style:font-name-complex="Calibri"/>
    </style:style>
    <style:style style:name="T5035" style:parent-style-name="DefaultParagraphFont" style:family="text">
      <style:text-properties style:font-name="Calibri" style:font-name-complex="Calibri"/>
    </style:style>
    <style:style style:name="T5036" style:parent-style-name="DefaultParagraphFont" style:family="text">
      <style:text-properties style:font-name="Calibri" style:font-name-complex="Calibri"/>
    </style:style>
    <style:style style:name="T5037" style:parent-style-name="DefaultParagraphFont" style:family="text">
      <style:text-properties style:font-name="Calibri" style:font-name-complex="Calibri"/>
    </style:style>
    <style:style style:name="T5038" style:parent-style-name="DefaultParagraphFont" style:family="text">
      <style:text-properties style:font-name="Calibri" style:font-name-complex="Calibri"/>
    </style:style>
    <style:style style:name="T5039" style:parent-style-name="DefaultParagraphFont" style:family="text">
      <style:text-properties style:font-name="Calibri" style:font-name-complex="Calibri"/>
    </style:style>
    <style:style style:name="T5040" style:parent-style-name="DefaultParagraphFont" style:family="text">
      <style:text-properties style:font-name="Calibri" style:font-name-complex="Calibri"/>
    </style:style>
    <style:style style:name="TableRow5041" style:family="table-row">
      <style:table-row-properties style:use-optimal-row-height="false"/>
    </style:style>
    <style:style style:name="TableCell5042" style:family="table-cell">
      <style:table-cell-properties fo:border="none" style:writing-mode="lr-tb" style:vertical-align="middle" fo:padding-top="0.1562in" fo:padding-left="0in" fo:padding-bottom="0.052in" fo:padding-right="0.1041in"/>
    </style:style>
    <style:style style:name="T5043" style:parent-style-name="DefaultParagraphFont" style:family="text">
      <style:text-properties style:font-name="Calibri" style:font-name-complex="Calibri"/>
    </style:style>
    <style:style style:name="TableRow5044" style:family="table-row">
      <style:table-row-properties style:use-optimal-row-height="false"/>
    </style:style>
    <style:style style:name="TableCell5045" style:family="table-cell">
      <style:table-cell-properties fo:border="none" style:writing-mode="lr-tb" style:vertical-align="middle" fo:padding-top="0.1562in" fo:padding-left="0in" fo:padding-bottom="0.052in" fo:padding-right="0.1041in"/>
    </style:style>
    <style:style style:name="T5046" style:parent-style-name="DefaultParagraphFont" style:family="text">
      <style:text-properties style:font-name="Calibri" style:font-name-complex="Calibri"/>
    </style:style>
    <style:style style:name="TableRow5047" style:family="table-row">
      <style:table-row-properties style:use-optimal-row-height="false"/>
    </style:style>
    <style:style style:name="TableCell5048" style:family="table-cell">
      <style:table-cell-properties fo:border="none" style:writing-mode="lr-tb" style:vertical-align="middle" fo:padding-top="0.1562in" fo:padding-left="0in" fo:padding-bottom="0.052in" fo:padding-right="0.1041in"/>
    </style:style>
    <style:style style:name="T5049" style:parent-style-name="DefaultParagraphFont" style:family="text">
      <style:text-properties style:font-name="Calibri" style:font-name-complex="Calibri"/>
    </style:style>
    <style:style style:name="T5050" style:parent-style-name="DefaultParagraphFont" style:family="text">
      <style:text-properties style:font-name="Calibri" style:font-name-complex="Calibri"/>
    </style:style>
    <style:style style:name="TableRow5051" style:family="table-row">
      <style:table-row-properties style:use-optimal-row-height="false"/>
    </style:style>
    <style:style style:name="TableCell5052" style:family="table-cell">
      <style:table-cell-properties fo:border="none" style:writing-mode="lr-tb" style:vertical-align="middle" fo:padding-top="0.1562in" fo:padding-left="0in" fo:padding-bottom="0.052in" fo:padding-right="0.1041in"/>
    </style:style>
    <style:style style:name="T5053" style:parent-style-name="DefaultParagraphFont" style:family="text">
      <style:text-properties style:font-name="Calibri" style:font-name-complex="Calibri" fo:language="sv" fo:country="SE"/>
    </style:style>
    <style:style style:name="T5054" style:parent-style-name="DefaultParagraphFont" style:family="text">
      <style:text-properties style:font-name="Calibri" style:font-name-complex="Calibri" fo:language="sv" fo:country="SE"/>
    </style:style>
    <style:style style:name="TableRow5055" style:family="table-row">
      <style:table-row-properties style:use-optimal-row-height="false"/>
    </style:style>
    <style:style style:name="TableCell5056" style:family="table-cell">
      <style:table-cell-properties fo:border="none" style:writing-mode="lr-tb" style:vertical-align="middle" fo:padding-top="0.1562in" fo:padding-left="0in" fo:padding-bottom="0.052in" fo:padding-right="0.1041in"/>
    </style:style>
    <style:style style:name="T5057" style:parent-style-name="DefaultParagraphFont" style:family="text">
      <style:text-properties style:font-name="Calibri" style:font-name-complex="Calibri"/>
    </style:style>
    <style:style style:name="TableRow5058" style:family="table-row">
      <style:table-row-properties style:use-optimal-row-height="false"/>
    </style:style>
    <style:style style:name="TableCell5059" style:family="table-cell">
      <style:table-cell-properties fo:border="none" style:writing-mode="lr-tb" style:vertical-align="middle" fo:padding-top="0.1562in" fo:padding-left="0in" fo:padding-bottom="0.052in" fo:padding-right="0.1041in"/>
    </style:style>
    <style:style style:name="T5060" style:parent-style-name="DefaultParagraphFont" style:family="text">
      <style:text-properties style:font-name="Calibri" style:font-name-complex="Calibri"/>
    </style:style>
    <style:style style:name="T5061" style:parent-style-name="DefaultParagraphFont" style:family="text">
      <style:text-properties style:font-name="Calibri" style:font-name-complex="Calibri"/>
    </style:style>
    <style:style style:name="TableRow5062" style:family="table-row">
      <style:table-row-properties style:use-optimal-row-height="false"/>
    </style:style>
    <style:style style:name="TableCell5063" style:family="table-cell">
      <style:table-cell-properties fo:border="none" style:writing-mode="lr-tb" style:vertical-align="middle" fo:padding-top="0.1562in" fo:padding-left="0in" fo:padding-bottom="0.052in" fo:padding-right="0.1041in"/>
    </style:style>
    <style:style style:name="T5064" style:parent-style-name="DefaultParagraphFont" style:family="text">
      <style:text-properties style:font-name="Calibri" style:font-name-complex="Calibri"/>
    </style:style>
    <style:style style:name="T5065" style:parent-style-name="DefaultParagraphFont" style:family="text">
      <style:text-properties style:font-name="Calibri" style:font-name-complex="Calibri"/>
    </style:style>
    <style:style style:name="TableRow5066" style:family="table-row">
      <style:table-row-properties style:use-optimal-row-height="false"/>
    </style:style>
    <style:style style:name="TableCell5067" style:family="table-cell">
      <style:table-cell-properties fo:border="none" style:writing-mode="lr-tb" style:vertical-align="middle" fo:padding-top="0.1562in" fo:padding-left="0in" fo:padding-bottom="0.052in" fo:padding-right="0.1041in"/>
    </style:style>
    <style:style style:name="T5068" style:parent-style-name="DefaultParagraphFont" style:family="text">
      <style:text-properties style:font-name="Calibri" style:font-name-complex="Calibri"/>
    </style:style>
    <style:style style:name="TableRow5069" style:family="table-row">
      <style:table-row-properties style:use-optimal-row-height="false"/>
    </style:style>
    <style:style style:name="TableCell5070" style:family="table-cell">
      <style:table-cell-properties fo:border="none" style:writing-mode="lr-tb" style:vertical-align="middle" fo:padding-top="0.1562in" fo:padding-left="0in" fo:padding-bottom="0.052in" fo:padding-right="0.1041in"/>
    </style:style>
    <style:style style:name="T5071" style:parent-style-name="DefaultParagraphFont" style:family="text">
      <style:text-properties style:font-name="Calibri" style:font-name-complex="Calibri"/>
    </style:style>
    <style:style style:name="TableRow5072" style:family="table-row">
      <style:table-row-properties style:use-optimal-row-height="false"/>
    </style:style>
    <style:style style:name="TableCell5073" style:family="table-cell">
      <style:table-cell-properties fo:border="none" style:writing-mode="lr-tb" style:vertical-align="middle" fo:padding-top="0.1562in" fo:padding-left="0in" fo:padding-bottom="0.052in" fo:padding-right="0.1041in"/>
    </style:style>
    <style:style style:name="T5074" style:parent-style-name="DefaultParagraphFont" style:family="text">
      <style:text-properties style:font-name="Calibri" style:font-name-complex="Calibri"/>
    </style:style>
    <style:style style:name="TableRow5075" style:family="table-row">
      <style:table-row-properties style:use-optimal-row-height="false"/>
    </style:style>
    <style:style style:name="TableCell5076" style:family="table-cell">
      <style:table-cell-properties fo:border="none" style:writing-mode="lr-tb" style:vertical-align="middle" fo:padding-top="0.1562in" fo:padding-left="0in" fo:padding-bottom="0.052in" fo:padding-right="0.1041in"/>
    </style:style>
    <style:style style:name="T5077" style:parent-style-name="DefaultParagraphFont" style:family="text">
      <style:text-properties style:font-name="Calibri" style:font-name-complex="Calibri"/>
    </style:style>
    <style:style style:name="T5078" style:parent-style-name="DefaultParagraphFont" style:family="text">
      <style:text-properties style:font-name="Calibri" style:font-name-complex="Calibri"/>
    </style:style>
    <style:style style:name="TableRow5079" style:family="table-row">
      <style:table-row-properties style:use-optimal-row-height="false"/>
    </style:style>
    <style:style style:name="TableCell5080" style:family="table-cell">
      <style:table-cell-properties fo:border="none" style:writing-mode="lr-tb" style:vertical-align="middle" fo:padding-top="0.1562in" fo:padding-left="0in" fo:padding-bottom="0.052in" fo:padding-right="0.1041in"/>
    </style:style>
    <style:style style:name="T5081" style:parent-style-name="DefaultParagraphFont" style:family="text">
      <style:text-properties style:font-name="Calibri" style:font-name-complex="Calibri"/>
    </style:style>
    <style:style style:name="T5082" style:parent-style-name="DefaultParagraphFont" style:family="text">
      <style:text-properties style:font-name="Calibri" style:font-name-complex="Calibri"/>
    </style:style>
    <style:style style:name="T5083" style:parent-style-name="DefaultParagraphFont" style:family="text">
      <style:text-properties style:font-name="Calibri" style:font-name-complex="Calibri"/>
    </style:style>
    <style:style style:name="TableRow5084" style:family="table-row">
      <style:table-row-properties style:use-optimal-row-height="false"/>
    </style:style>
    <style:style style:name="TableCell5085" style:family="table-cell">
      <style:table-cell-properties fo:border="none" style:writing-mode="lr-tb" style:vertical-align="middle" fo:padding-top="0.1562in" fo:padding-left="0in" fo:padding-bottom="0.052in" fo:padding-right="0.1041in"/>
    </style:style>
    <style:style style:name="T5086" style:parent-style-name="DefaultParagraphFont" style:family="text">
      <style:text-properties style:font-name="Calibri" style:font-name-complex="Calibri"/>
    </style:style>
    <style:style style:name="T5087" style:parent-style-name="DefaultParagraphFont" style:family="text">
      <style:text-properties style:font-name="Calibri" style:font-name-complex="Calibri"/>
    </style:style>
    <style:style style:name="T5088" style:parent-style-name="DefaultParagraphFont" style:family="text">
      <style:text-properties style:font-name="Calibri" style:font-name-complex="Calibri"/>
    </style:style>
    <style:style style:name="TableRow5089" style:family="table-row">
      <style:table-row-properties style:use-optimal-row-height="false"/>
    </style:style>
    <style:style style:name="TableCell5090" style:family="table-cell">
      <style:table-cell-properties fo:border="none" style:writing-mode="lr-tb" style:vertical-align="middle" fo:padding-top="0.1562in" fo:padding-left="0in" fo:padding-bottom="0.052in" fo:padding-right="0.1041in"/>
    </style:style>
    <style:style style:name="T5091" style:parent-style-name="DefaultParagraphFont" style:family="text">
      <style:text-properties style:font-name="Calibri" style:font-name-complex="Calibri"/>
    </style:style>
    <style:style style:name="TableRow5092" style:family="table-row">
      <style:table-row-properties style:use-optimal-row-height="false"/>
    </style:style>
    <style:style style:name="TableCell5093" style:family="table-cell">
      <style:table-cell-properties fo:border="none" style:writing-mode="lr-tb" style:vertical-align="middle" fo:padding-top="0.1562in" fo:padding-left="0in" fo:padding-bottom="0.052in" fo:padding-right="0.1041in"/>
    </style:style>
    <style:style style:name="T5094" style:parent-style-name="DefaultParagraphFont" style:family="text">
      <style:text-properties style:font-name="Calibri" style:font-name-complex="Calibri"/>
    </style:style>
    <style:style style:name="TableRow5095" style:family="table-row">
      <style:table-row-properties style:use-optimal-row-height="false"/>
    </style:style>
    <style:style style:name="TableCell5096" style:family="table-cell">
      <style:table-cell-properties fo:border="none" style:writing-mode="lr-tb" style:vertical-align="middle" fo:padding-top="0.1562in" fo:padding-left="0in" fo:padding-bottom="0.052in" fo:padding-right="0.1041in"/>
    </style:style>
    <style:style style:name="T5097" style:parent-style-name="DefaultParagraphFont" style:family="text">
      <style:text-properties style:font-name="Calibri" style:font-name-complex="Calibri"/>
    </style:style>
    <style:style style:name="TableRow5098" style:family="table-row">
      <style:table-row-properties style:use-optimal-row-height="false"/>
    </style:style>
    <style:style style:name="TableCell5099" style:family="table-cell">
      <style:table-cell-properties fo:border="none" style:writing-mode="lr-tb" style:vertical-align="middle" fo:padding-top="0.1562in" fo:padding-left="0in" fo:padding-bottom="0.052in" fo:padding-right="0.1041in"/>
    </style:style>
    <style:style style:name="T5100" style:parent-style-name="DefaultParagraphFont" style:family="text">
      <style:text-properties style:font-name="Calibri" style:font-name-complex="Calibri"/>
    </style:style>
    <style:style style:name="TableRow5101" style:family="table-row">
      <style:table-row-properties style:use-optimal-row-height="false"/>
    </style:style>
    <style:style style:name="TableCell5102" style:family="table-cell">
      <style:table-cell-properties fo:border="none" style:writing-mode="lr-tb" style:vertical-align="middle" fo:padding-top="0.1562in" fo:padding-left="0in" fo:padding-bottom="0.052in" fo:padding-right="0.1041in"/>
    </style:style>
    <style:style style:name="T5103" style:parent-style-name="DefaultParagraphFont" style:family="text">
      <style:text-properties style:font-name="Calibri" style:font-name-complex="Calibri"/>
    </style:style>
    <style:style style:name="TableRow5104" style:family="table-row">
      <style:table-row-properties style:use-optimal-row-height="false"/>
    </style:style>
    <style:style style:name="TableCell5105" style:family="table-cell">
      <style:table-cell-properties fo:border="none" style:writing-mode="lr-tb" style:vertical-align="middle" fo:padding-top="0.1562in" fo:padding-left="0in" fo:padding-bottom="0.052in" fo:padding-right="0.1041in"/>
    </style:style>
    <style:style style:name="T5106" style:parent-style-name="DefaultParagraphFont" style:family="text">
      <style:text-properties style:font-name="Calibri" style:font-name-complex="Calibri"/>
    </style:style>
    <style:style style:name="T5107" style:parent-style-name="DefaultParagraphFont" style:family="text">
      <style:text-properties style:font-name="Calibri" style:font-name-complex="Calibri"/>
    </style:style>
    <style:style style:name="TableRow5108" style:family="table-row">
      <style:table-row-properties style:use-optimal-row-height="false"/>
    </style:style>
    <style:style style:name="TableCell5109" style:family="table-cell">
      <style:table-cell-properties fo:border="none" style:writing-mode="lr-tb" style:vertical-align="middle" fo:padding-top="0.1562in" fo:padding-left="0in" fo:padding-bottom="0.052in" fo:padding-right="0.1041in"/>
    </style:style>
    <style:style style:name="T5110" style:parent-style-name="DefaultParagraphFont" style:family="text">
      <style:text-properties style:font-name="Calibri" style:font-name-complex="Calibri"/>
    </style:style>
    <style:style style:name="TableRow5111" style:family="table-row">
      <style:table-row-properties style:use-optimal-row-height="false"/>
    </style:style>
    <style:style style:name="TableCell5112" style:family="table-cell">
      <style:table-cell-properties fo:border="none" style:writing-mode="lr-tb" style:vertical-align="middle" fo:padding-top="0.1562in" fo:padding-left="0in" fo:padding-bottom="0.052in" fo:padding-right="0.1041in"/>
    </style:style>
    <style:style style:name="T5113" style:parent-style-name="DefaultParagraphFont" style:family="text">
      <style:text-properties style:font-name="Calibri" style:font-name-complex="Calibri"/>
    </style:style>
    <style:style style:name="TableRow5114" style:family="table-row">
      <style:table-row-properties style:use-optimal-row-height="false"/>
    </style:style>
    <style:style style:name="TableCell5115" style:family="table-cell">
      <style:table-cell-properties fo:border="none" style:writing-mode="lr-tb" style:vertical-align="middle" fo:padding-top="0.1562in" fo:padding-left="0in" fo:padding-bottom="0.052in" fo:padding-right="0.1041in"/>
    </style:style>
    <style:style style:name="T5116" style:parent-style-name="DefaultParagraphFont" style:family="text">
      <style:text-properties style:font-name="Calibri" style:font-name-complex="Calibri"/>
    </style:style>
    <style:style style:name="TableRow5117" style:family="table-row">
      <style:table-row-properties style:use-optimal-row-height="false"/>
    </style:style>
    <style:style style:name="TableCell5118" style:family="table-cell">
      <style:table-cell-properties fo:border="none" style:writing-mode="lr-tb" style:vertical-align="middle" fo:padding-top="0.1562in" fo:padding-left="0in" fo:padding-bottom="0.052in" fo:padding-right="0.1041in"/>
    </style:style>
    <style:style style:name="T5119" style:parent-style-name="DefaultParagraphFont" style:family="text">
      <style:text-properties style:font-name="Calibri" style:font-name-complex="Calibri"/>
    </style:style>
    <style:style style:name="T5120" style:parent-style-name="DefaultParagraphFont" style:family="text">
      <style:text-properties style:font-name="Calibri" style:font-name-complex="Calibri"/>
    </style:style>
    <style:style style:name="TableRow5121" style:family="table-row">
      <style:table-row-properties style:use-optimal-row-height="false"/>
    </style:style>
    <style:style style:name="TableCell5122" style:family="table-cell">
      <style:table-cell-properties fo:border="none" style:writing-mode="lr-tb" style:vertical-align="middle" fo:padding-top="0.1562in" fo:padding-left="0in" fo:padding-bottom="0.052in" fo:padding-right="0.1041in"/>
    </style:style>
    <style:style style:name="T5123" style:parent-style-name="DefaultParagraphFont" style:family="text">
      <style:text-properties style:font-name="Calibri" style:font-name-complex="Calibri"/>
    </style:style>
    <style:style style:name="T5124" style:parent-style-name="DefaultParagraphFont" style:family="text">
      <style:text-properties style:font-name="Calibri" style:font-name-complex="Calibri"/>
    </style:style>
    <style:style style:name="TableRow5125" style:family="table-row">
      <style:table-row-properties style:use-optimal-row-height="false"/>
    </style:style>
    <style:style style:name="TableCell5126" style:family="table-cell">
      <style:table-cell-properties fo:border="none" style:writing-mode="lr-tb" style:vertical-align="middle" fo:padding-top="0.1562in" fo:padding-left="0in" fo:padding-bottom="0.052in" fo:padding-right="0.1041in"/>
    </style:style>
    <style:style style:name="T5127" style:parent-style-name="DefaultParagraphFont" style:family="text">
      <style:text-properties style:font-name="Calibri" style:font-name-complex="Calibri"/>
    </style:style>
    <style:style style:name="T5128" style:parent-style-name="DefaultParagraphFont" style:family="text">
      <style:text-properties style:font-name="Calibri" style:font-name-complex="Calibri"/>
    </style:style>
    <style:style style:name="T5129" style:parent-style-name="DefaultParagraphFont" style:family="text">
      <style:text-properties style:font-name="Calibri" style:font-name-complex="Calibri"/>
    </style:style>
    <style:style style:name="T5130" style:parent-style-name="DefaultParagraphFont" style:family="text">
      <style:text-properties style:font-name="Calibri" style:font-name-complex="Calibri"/>
    </style:style>
    <style:style style:name="TableRow5131" style:family="table-row">
      <style:table-row-properties style:use-optimal-row-height="false"/>
    </style:style>
    <style:style style:name="TableCell5132" style:family="table-cell">
      <style:table-cell-properties fo:border="none" style:writing-mode="lr-tb" style:vertical-align="middle" fo:padding-top="0.1562in" fo:padding-left="0in" fo:padding-bottom="0.052in" fo:padding-right="0.1041in"/>
    </style:style>
    <style:style style:name="T5133" style:parent-style-name="DefaultParagraphFont" style:family="text">
      <style:text-properties style:font-name="Calibri" style:font-name-complex="Calibri"/>
    </style:style>
    <style:style style:name="T5134" style:parent-style-name="DefaultParagraphFont" style:family="text">
      <style:text-properties style:font-name="Calibri" style:font-name-complex="Calibri"/>
    </style:style>
    <style:style style:name="TableRow5135" style:family="table-row">
      <style:table-row-properties style:use-optimal-row-height="false"/>
    </style:style>
    <style:style style:name="TableCell5136" style:family="table-cell">
      <style:table-cell-properties fo:border="none" style:writing-mode="lr-tb" style:vertical-align="middle" fo:padding-top="0.1562in" fo:padding-left="0in" fo:padding-bottom="0.052in" fo:padding-right="0.1041in"/>
    </style:style>
    <style:style style:name="T5137" style:parent-style-name="DefaultParagraphFont" style:family="text">
      <style:text-properties style:font-name="Calibri" style:font-name-complex="Calibri" fo:language="sv" fo:country="SE"/>
    </style:style>
    <style:style style:name="T5138" style:parent-style-name="DefaultParagraphFont" style:family="text">
      <style:text-properties style:font-name="Calibri" style:font-name-complex="Calibri" fo:language="sv" fo:country="SE"/>
    </style:style>
    <style:style style:name="T5139" style:parent-style-name="DefaultParagraphFont" style:family="text">
      <style:text-properties style:font-name="Calibri" style:font-name-complex="Calibri"/>
    </style:style>
    <style:style style:name="P5140" style:parent-style-name="Heading1" style:family="paragraph"/>
    <style:style style:name="T5141" style:parent-style-name="DefaultParagraphFont" style:family="text">
      <style:text-properties style:font-name="Calibri" style:font-name-complex="Calibri" fo:font-size="16pt" style:font-size-asian="16pt" style:font-size-complex="16pt"/>
    </style:style>
    <style:style style:name="T5142" style:parent-style-name="answer-count" style:family="text">
      <style:text-properties style:font-name="Calibri" style:font-name-complex="Calibri" fo:color="#000000" fo:font-size="16pt" style:font-size-asian="16pt" style:font-size-complex="16pt"/>
    </style:style>
    <style:style style:name="TableColumn5144" style:family="table-column">
      <style:table-column-properties style:column-width="4.9166in" style:use-optimal-column-width="false"/>
    </style:style>
    <style:style style:name="Table5143" style:family="table">
      <style:table-properties style:width="4.9166in" fo:margin-left="0.177in" table:align="left"/>
    </style:style>
    <style:style style:name="TableRow5145" style:family="table-row">
      <style:table-row-properties style:use-optimal-row-height="false"/>
    </style:style>
    <style:style style:name="TableCell5146" style:family="table-cell">
      <style:table-cell-properties fo:border="none" style:writing-mode="lr-tb" style:vertical-align="middle" fo:padding-top="0.1562in" fo:padding-left="0in" fo:padding-bottom="0.052in" fo:padding-right="0.1041in"/>
    </style:style>
    <style:style style:name="T5147" style:parent-style-name="DefaultParagraphFont" style:family="text">
      <style:text-properties style:font-name="Calibri" style:font-name-complex="Calibri" fo:language="sv" fo:country="SE"/>
    </style:style>
    <style:style style:name="T5148" style:parent-style-name="DefaultParagraphFont" style:family="text">
      <style:text-properties style:font-name="Calibri" style:font-name-complex="Calibri" fo:language="sv" fo:country="SE"/>
    </style:style>
    <style:style style:name="TableRow5149" style:family="table-row">
      <style:table-row-properties style:use-optimal-row-height="false"/>
    </style:style>
    <style:style style:name="TableCell5150" style:family="table-cell">
      <style:table-cell-properties fo:border="none" style:writing-mode="lr-tb" style:vertical-align="middle" fo:padding-top="0.1562in" fo:padding-left="0in" fo:padding-bottom="0.052in" fo:padding-right="0.1041in"/>
    </style:style>
    <style:style style:name="T5151" style:parent-style-name="DefaultParagraphFont" style:family="text">
      <style:text-properties style:font-name="Calibri" style:font-name-complex="Calibri"/>
    </style:style>
    <style:style style:name="T5152" style:parent-style-name="DefaultParagraphFont" style:family="text">
      <style:text-properties style:font-name="Calibri" style:font-name-complex="Calibri"/>
    </style:style>
    <style:style style:name="T5153" style:parent-style-name="DefaultParagraphFont" style:family="text">
      <style:text-properties style:font-name="Calibri" style:font-name-complex="Calibri"/>
    </style:style>
    <style:style style:name="T5154" style:parent-style-name="DefaultParagraphFont" style:family="text">
      <style:text-properties style:font-name="Calibri" style:font-name-complex="Calibri"/>
    </style:style>
    <style:style style:name="T5155" style:parent-style-name="DefaultParagraphFont" style:family="text">
      <style:text-properties style:font-name="Calibri" style:font-name-complex="Calibri"/>
    </style:style>
    <style:style style:name="TableRow5156" style:family="table-row">
      <style:table-row-properties style:use-optimal-row-height="false"/>
    </style:style>
    <style:style style:name="TableCell5157" style:family="table-cell">
      <style:table-cell-properties fo:border="none" style:writing-mode="lr-tb" style:vertical-align="middle" fo:padding-top="0.1562in" fo:padding-left="0in" fo:padding-bottom="0.052in" fo:padding-right="0.1041in"/>
    </style:style>
    <style:style style:name="T5158" style:parent-style-name="DefaultParagraphFont" style:family="text">
      <style:text-properties style:font-name="Calibri" style:font-name-complex="Calibri"/>
    </style:style>
    <style:style style:name="TableRow5159" style:family="table-row">
      <style:table-row-properties style:use-optimal-row-height="false"/>
    </style:style>
    <style:style style:name="TableCell5160" style:family="table-cell">
      <style:table-cell-properties fo:border="none" style:writing-mode="lr-tb" style:vertical-align="middle" fo:padding-top="0.1562in" fo:padding-left="0in" fo:padding-bottom="0.052in" fo:padding-right="0.1041in"/>
    </style:style>
    <style:style style:name="T5161" style:parent-style-name="DefaultParagraphFont" style:family="text">
      <style:text-properties style:font-name="Calibri" style:font-name-complex="Calibri"/>
    </style:style>
    <style:style style:name="T5162" style:parent-style-name="DefaultParagraphFont" style:family="text">
      <style:text-properties style:font-name="Calibri" style:font-name-complex="Calibri"/>
    </style:style>
    <style:style style:name="TableRow5163" style:family="table-row">
      <style:table-row-properties style:use-optimal-row-height="false"/>
    </style:style>
    <style:style style:name="TableCell5164" style:family="table-cell">
      <style:table-cell-properties fo:border="none" style:writing-mode="lr-tb" style:vertical-align="middle" fo:padding-top="0.1562in" fo:padding-left="0in" fo:padding-bottom="0.052in" fo:padding-right="0.1041in"/>
    </style:style>
    <style:style style:name="T5165" style:parent-style-name="DefaultParagraphFont" style:family="text">
      <style:text-properties style:font-name="Calibri" style:font-name-complex="Calibri"/>
    </style:style>
    <style:style style:name="T5166" style:parent-style-name="DefaultParagraphFont" style:family="text">
      <style:text-properties style:font-name="Calibri" style:font-name-complex="Calibri"/>
    </style:style>
    <style:style style:name="TableRow5167" style:family="table-row">
      <style:table-row-properties style:use-optimal-row-height="false"/>
    </style:style>
    <style:style style:name="TableCell5168" style:family="table-cell">
      <style:table-cell-properties fo:border="none" style:writing-mode="lr-tb" style:vertical-align="middle" fo:padding-top="0.1562in" fo:padding-left="0in" fo:padding-bottom="0.052in" fo:padding-right="0.1041in"/>
    </style:style>
    <style:style style:name="T5169" style:parent-style-name="DefaultParagraphFont" style:family="text">
      <style:text-properties style:font-name="Calibri" style:font-name-complex="Calibri"/>
    </style:style>
    <style:style style:name="TableRow5170" style:family="table-row">
      <style:table-row-properties style:use-optimal-row-height="false"/>
    </style:style>
    <style:style style:name="TableCell5171" style:family="table-cell">
      <style:table-cell-properties fo:border="none" style:writing-mode="lr-tb" style:vertical-align="middle" fo:padding-top="0.1562in" fo:padding-left="0in" fo:padding-bottom="0.052in" fo:padding-right="0.1041in"/>
    </style:style>
    <style:style style:name="T5172" style:parent-style-name="DefaultParagraphFont" style:family="text">
      <style:text-properties style:font-name="Calibri" style:font-name-complex="Calibri"/>
    </style:style>
    <style:style style:name="T5173" style:parent-style-name="DefaultParagraphFont" style:family="text">
      <style:text-properties style:font-name="Calibri" style:font-name-complex="Calibri"/>
    </style:style>
    <style:style style:name="T5174" style:parent-style-name="DefaultParagraphFont" style:family="text">
      <style:text-properties style:font-name="Calibri" style:font-name-complex="Calibri"/>
    </style:style>
    <style:style style:name="TableRow5175" style:family="table-row">
      <style:table-row-properties style:use-optimal-row-height="false"/>
    </style:style>
    <style:style style:name="TableCell5176" style:family="table-cell">
      <style:table-cell-properties fo:border="none" style:writing-mode="lr-tb" style:vertical-align="middle" fo:padding-top="0.1562in" fo:padding-left="0in" fo:padding-bottom="0.052in" fo:padding-right="0.1041in"/>
    </style:style>
    <style:style style:name="T5177" style:parent-style-name="DefaultParagraphFont" style:family="text">
      <style:text-properties style:font-name="Calibri" style:font-name-complex="Calibri"/>
    </style:style>
    <style:style style:name="TableRow5178" style:family="table-row">
      <style:table-row-properties style:use-optimal-row-height="false"/>
    </style:style>
    <style:style style:name="TableCell5179" style:family="table-cell">
      <style:table-cell-properties fo:border="none" style:writing-mode="lr-tb" style:vertical-align="middle" fo:padding-top="0.1562in" fo:padding-left="0in" fo:padding-bottom="0.052in" fo:padding-right="0.1041in"/>
    </style:style>
    <style:style style:name="T5180" style:parent-style-name="DefaultParagraphFont" style:family="text">
      <style:text-properties style:font-name="Calibri" style:font-name-complex="Calibri"/>
    </style:style>
    <style:style style:name="T5181" style:parent-style-name="DefaultParagraphFont" style:family="text">
      <style:text-properties style:font-name="Calibri" style:font-name-complex="Calibri"/>
    </style:style>
    <style:style style:name="TableRow5182" style:family="table-row">
      <style:table-row-properties style:use-optimal-row-height="false"/>
    </style:style>
    <style:style style:name="TableCell5183" style:family="table-cell">
      <style:table-cell-properties fo:border="none" style:writing-mode="lr-tb" style:vertical-align="middle" fo:padding-top="0.1562in" fo:padding-left="0in" fo:padding-bottom="0.052in" fo:padding-right="0.1041in"/>
    </style:style>
    <style:style style:name="T5184" style:parent-style-name="DefaultParagraphFont" style:family="text">
      <style:text-properties style:font-name="Calibri" style:font-name-complex="Calibri"/>
    </style:style>
    <style:style style:name="TableRow5185" style:family="table-row">
      <style:table-row-properties style:use-optimal-row-height="false"/>
    </style:style>
    <style:style style:name="TableCell5186" style:family="table-cell">
      <style:table-cell-properties fo:border="none" style:writing-mode="lr-tb" style:vertical-align="middle" fo:padding-top="0.1562in" fo:padding-left="0in" fo:padding-bottom="0.052in" fo:padding-right="0.1041in"/>
    </style:style>
    <style:style style:name="T5187" style:parent-style-name="DefaultParagraphFont" style:family="text">
      <style:text-properties style:font-name="Calibri" style:font-name-complex="Calibri"/>
    </style:style>
    <style:style style:name="TableRow5188" style:family="table-row">
      <style:table-row-properties style:use-optimal-row-height="false"/>
    </style:style>
    <style:style style:name="TableCell5189" style:family="table-cell">
      <style:table-cell-properties fo:border="none" style:writing-mode="lr-tb" style:vertical-align="middle" fo:padding-top="0.1562in" fo:padding-left="0in" fo:padding-bottom="0.052in" fo:padding-right="0.1041in"/>
    </style:style>
    <style:style style:name="T5190" style:parent-style-name="DefaultParagraphFont" style:family="text">
      <style:text-properties style:font-name="Calibri" style:font-name-complex="Calibri"/>
    </style:style>
    <style:style style:name="TableRow5191" style:family="table-row">
      <style:table-row-properties style:use-optimal-row-height="false"/>
    </style:style>
    <style:style style:name="TableCell5192" style:family="table-cell">
      <style:table-cell-properties fo:border="none" style:writing-mode="lr-tb" style:vertical-align="middle" fo:padding-top="0.1562in" fo:padding-left="0in" fo:padding-bottom="0.052in" fo:padding-right="0.1041in"/>
    </style:style>
    <style:style style:name="T5193" style:parent-style-name="DefaultParagraphFont" style:family="text">
      <style:text-properties style:font-name="Calibri" style:font-name-complex="Calibri"/>
    </style:style>
    <style:style style:name="TableRow5194" style:family="table-row">
      <style:table-row-properties style:use-optimal-row-height="false"/>
    </style:style>
    <style:style style:name="TableCell5195" style:family="table-cell">
      <style:table-cell-properties fo:border="none" style:writing-mode="lr-tb" style:vertical-align="middle" fo:padding-top="0.1562in" fo:padding-left="0in" fo:padding-bottom="0.052in" fo:padding-right="0.1041in"/>
    </style:style>
    <style:style style:name="T5196" style:parent-style-name="DefaultParagraphFont" style:family="text">
      <style:text-properties style:font-name="Calibri" style:font-name-complex="Calibri"/>
    </style:style>
    <style:style style:name="TableRow5197" style:family="table-row">
      <style:table-row-properties style:use-optimal-row-height="false"/>
    </style:style>
    <style:style style:name="TableCell5198" style:family="table-cell">
      <style:table-cell-properties fo:border="none" style:writing-mode="lr-tb" style:vertical-align="middle" fo:padding-top="0.1562in" fo:padding-left="0in" fo:padding-bottom="0.052in" fo:padding-right="0.1041in"/>
    </style:style>
    <style:style style:name="T5199" style:parent-style-name="DefaultParagraphFont" style:family="text">
      <style:text-properties style:font-name="Calibri" style:font-name-complex="Calibri"/>
    </style:style>
    <style:style style:name="TableRow5200" style:family="table-row">
      <style:table-row-properties style:use-optimal-row-height="false"/>
    </style:style>
    <style:style style:name="TableCell5201" style:family="table-cell">
      <style:table-cell-properties fo:border="none" style:writing-mode="lr-tb" style:vertical-align="middle" fo:padding-top="0.1562in" fo:padding-left="0in" fo:padding-bottom="0.052in" fo:padding-right="0.1041in"/>
    </style:style>
    <style:style style:name="T5202" style:parent-style-name="DefaultParagraphFont" style:family="text">
      <style:text-properties style:font-name="Calibri" style:font-name-complex="Calibri"/>
    </style:style>
    <style:style style:name="T5203" style:parent-style-name="DefaultParagraphFont" style:family="text">
      <style:text-properties style:font-name="Calibri" style:font-name-complex="Calibri"/>
    </style:style>
    <style:style style:name="TableRow5204" style:family="table-row">
      <style:table-row-properties style:use-optimal-row-height="false"/>
    </style:style>
    <style:style style:name="TableCell5205" style:family="table-cell">
      <style:table-cell-properties fo:border="none" style:writing-mode="lr-tb" style:vertical-align="middle" fo:padding-top="0.1562in" fo:padding-left="0in" fo:padding-bottom="0.052in" fo:padding-right="0.1041in"/>
    </style:style>
    <style:style style:name="T5206" style:parent-style-name="DefaultParagraphFont" style:family="text">
      <style:text-properties style:font-name="Calibri" style:font-name-complex="Calibri"/>
    </style:style>
    <style:style style:name="TableRow5207" style:family="table-row">
      <style:table-row-properties style:use-optimal-row-height="false"/>
    </style:style>
    <style:style style:name="TableCell5208" style:family="table-cell">
      <style:table-cell-properties fo:border="none" style:writing-mode="lr-tb" style:vertical-align="middle" fo:padding-top="0.1562in" fo:padding-left="0in" fo:padding-bottom="0.052in" fo:padding-right="0.1041in"/>
    </style:style>
    <style:style style:name="T5209" style:parent-style-name="DefaultParagraphFont" style:family="text">
      <style:text-properties style:font-name="Calibri" style:font-name-complex="Calibri"/>
    </style:style>
    <style:style style:name="T5210" style:parent-style-name="DefaultParagraphFont" style:family="text">
      <style:text-properties style:font-name="Calibri" style:font-name-complex="Calibri"/>
    </style:style>
    <style:style style:name="TableRow5211" style:family="table-row">
      <style:table-row-properties style:use-optimal-row-height="false"/>
    </style:style>
    <style:style style:name="TableCell5212" style:family="table-cell">
      <style:table-cell-properties fo:border="none" style:writing-mode="lr-tb" style:vertical-align="middle" fo:padding-top="0.1562in" fo:padding-left="0in" fo:padding-bottom="0.052in" fo:padding-right="0.1041in"/>
    </style:style>
    <style:style style:name="T5213" style:parent-style-name="DefaultParagraphFont" style:family="text">
      <style:text-properties style:font-name="Calibri" style:font-name-complex="Calibri"/>
    </style:style>
    <style:style style:name="TableRow5214" style:family="table-row">
      <style:table-row-properties style:use-optimal-row-height="false"/>
    </style:style>
    <style:style style:name="TableCell5215" style:family="table-cell">
      <style:table-cell-properties fo:border="none" style:writing-mode="lr-tb" style:vertical-align="middle" fo:padding-top="0.1562in" fo:padding-left="0in" fo:padding-bottom="0.052in" fo:padding-right="0.1041in"/>
    </style:style>
    <style:style style:name="T5216" style:parent-style-name="DefaultParagraphFont" style:family="text">
      <style:text-properties style:font-name="Calibri" style:font-name-complex="Calibri"/>
    </style:style>
    <style:style style:name="TableRow5217" style:family="table-row">
      <style:table-row-properties style:use-optimal-row-height="false"/>
    </style:style>
    <style:style style:name="TableCell5218" style:family="table-cell">
      <style:table-cell-properties fo:border="none" style:writing-mode="lr-tb" style:vertical-align="middle" fo:padding-top="0.1562in" fo:padding-left="0in" fo:padding-bottom="0.052in" fo:padding-right="0.1041in"/>
    </style:style>
    <style:style style:name="T5219" style:parent-style-name="DefaultParagraphFont" style:family="text">
      <style:text-properties style:font-name="Calibri" style:font-name-complex="Calibri"/>
    </style:style>
    <style:style style:name="TableRow5220" style:family="table-row">
      <style:table-row-properties style:use-optimal-row-height="false"/>
    </style:style>
    <style:style style:name="TableCell5221" style:family="table-cell">
      <style:table-cell-properties fo:border="none" style:writing-mode="lr-tb" style:vertical-align="middle" fo:padding-top="0.1562in" fo:padding-left="0in" fo:padding-bottom="0.052in" fo:padding-right="0.1041in"/>
    </style:style>
    <style:style style:name="T5222" style:parent-style-name="DefaultParagraphFont" style:family="text">
      <style:text-properties style:font-name="Calibri" style:font-name-complex="Calibri"/>
    </style:style>
    <style:style style:name="T5223" style:parent-style-name="DefaultParagraphFont" style:family="text">
      <style:text-properties style:font-name="Calibri" style:font-name-complex="Calibri"/>
    </style:style>
    <style:style style:name="TableRow5224" style:family="table-row">
      <style:table-row-properties style:use-optimal-row-height="false"/>
    </style:style>
    <style:style style:name="TableCell5225" style:family="table-cell">
      <style:table-cell-properties fo:border="none" style:writing-mode="lr-tb" style:vertical-align="middle" fo:padding-top="0.1562in" fo:padding-left="0in" fo:padding-bottom="0.052in" fo:padding-right="0.1041in"/>
    </style:style>
    <style:style style:name="T5226" style:parent-style-name="DefaultParagraphFont" style:family="text">
      <style:text-properties style:font-name="Calibri" style:font-name-complex="Calibri"/>
    </style:style>
    <style:style style:name="T5227" style:parent-style-name="DefaultParagraphFont" style:family="text">
      <style:text-properties style:font-name="Calibri" style:font-name-complex="Calibri"/>
    </style:style>
    <style:style style:name="T5228" style:parent-style-name="DefaultParagraphFont" style:family="text">
      <style:text-properties style:font-name="Calibri" style:font-name-complex="Calibri"/>
    </style:style>
    <style:style style:name="TableRow5229" style:family="table-row">
      <style:table-row-properties style:use-optimal-row-height="false"/>
    </style:style>
    <style:style style:name="TableCell5230" style:family="table-cell">
      <style:table-cell-properties fo:border="none" style:writing-mode="lr-tb" style:vertical-align="middle" fo:padding-top="0.1562in" fo:padding-left="0in" fo:padding-bottom="0.052in" fo:padding-right="0.1041in"/>
    </style:style>
    <style:style style:name="T5231" style:parent-style-name="DefaultParagraphFont" style:family="text">
      <style:text-properties style:font-name="Calibri" style:font-name-complex="Calibri" fo:language="sv" fo:country="SE"/>
    </style:style>
    <style:style style:name="T5232" style:parent-style-name="DefaultParagraphFont" style:family="text">
      <style:text-properties style:font-name="Calibri" style:font-name-complex="Calibri" fo:language="sv" fo:country="SE"/>
    </style:style>
    <style:style style:name="T5233" style:parent-style-name="DefaultParagraphFont" style:family="text">
      <style:text-properties style:font-name="Calibri" style:font-name-complex="Calibri"/>
    </style:style>
    <style:style style:name="T5234" style:parent-style-name="DefaultParagraphFont" style:family="text">
      <style:text-properties style:font-name="Calibri" style:font-name-complex="Calibri"/>
    </style:style>
    <style:style style:name="TableRow5235" style:family="table-row">
      <style:table-row-properties style:use-optimal-row-height="false"/>
    </style:style>
    <style:style style:name="TableCell5236" style:family="table-cell">
      <style:table-cell-properties fo:border="none" style:writing-mode="lr-tb" style:vertical-align="middle" fo:padding-top="0.1562in" fo:padding-left="0in" fo:padding-bottom="0.052in" fo:padding-right="0.1041in"/>
    </style:style>
    <style:style style:name="T5237" style:parent-style-name="DefaultParagraphFont" style:family="text">
      <style:text-properties style:font-name="Calibri" style:font-name-complex="Calibri"/>
    </style:style>
    <style:style style:name="T5238" style:parent-style-name="DefaultParagraphFont" style:family="text">
      <style:text-properties style:font-name="Calibri" style:font-name-complex="Calibri"/>
    </style:style>
    <style:style style:name="TableRow5239" style:family="table-row">
      <style:table-row-properties style:use-optimal-row-height="false"/>
    </style:style>
    <style:style style:name="TableCell5240" style:family="table-cell">
      <style:table-cell-properties fo:border="none" style:writing-mode="lr-tb" style:vertical-align="middle" fo:padding-top="0.1562in" fo:padding-left="0in" fo:padding-bottom="0.052in" fo:padding-right="0.1041in"/>
    </style:style>
    <style:style style:name="T5241" style:parent-style-name="DefaultParagraphFont" style:family="text">
      <style:text-properties style:font-name="Calibri" style:font-name-complex="Calibri"/>
    </style:style>
    <style:style style:name="TableRow5242" style:family="table-row">
      <style:table-row-properties style:use-optimal-row-height="false"/>
    </style:style>
    <style:style style:name="TableCell5243" style:family="table-cell">
      <style:table-cell-properties fo:border="none" style:writing-mode="lr-tb" style:vertical-align="middle" fo:padding-top="0.1562in" fo:padding-left="0in" fo:padding-bottom="0.052in" fo:padding-right="0.1041in"/>
    </style:style>
    <style:style style:name="T5244" style:parent-style-name="DefaultParagraphFont" style:family="text">
      <style:text-properties style:font-name="Calibri" style:font-name-complex="Calibri"/>
    </style:style>
    <style:style style:name="TableRow5245" style:family="table-row">
      <style:table-row-properties style:use-optimal-row-height="false"/>
    </style:style>
    <style:style style:name="TableCell5246" style:family="table-cell">
      <style:table-cell-properties fo:border="none" style:writing-mode="lr-tb" style:vertical-align="middle" fo:padding-top="0.1562in" fo:padding-left="0in" fo:padding-bottom="0.052in" fo:padding-right="0.1041in"/>
    </style:style>
    <style:style style:name="T5247" style:parent-style-name="DefaultParagraphFont" style:family="text">
      <style:text-properties style:font-name="Calibri" style:font-name-complex="Calibri"/>
    </style:style>
    <style:style style:name="TableRow5248" style:family="table-row">
      <style:table-row-properties style:use-optimal-row-height="false"/>
    </style:style>
    <style:style style:name="TableCell5249" style:family="table-cell">
      <style:table-cell-properties fo:border="none" style:writing-mode="lr-tb" style:vertical-align="middle" fo:padding-top="0.1562in" fo:padding-left="0in" fo:padding-bottom="0.052in" fo:padding-right="0.1041in"/>
    </style:style>
    <style:style style:name="T5250" style:parent-style-name="DefaultParagraphFont" style:family="text">
      <style:text-properties style:font-name="Calibri" style:font-name-complex="Calibri"/>
    </style:style>
    <style:style style:name="TableRow5251" style:family="table-row">
      <style:table-row-properties style:use-optimal-row-height="false"/>
    </style:style>
    <style:style style:name="TableCell5252" style:family="table-cell">
      <style:table-cell-properties fo:border="none" style:writing-mode="lr-tb" style:vertical-align="middle" fo:padding-top="0.1562in" fo:padding-left="0in" fo:padding-bottom="0.052in" fo:padding-right="0.1041in"/>
    </style:style>
    <style:style style:name="T5253" style:parent-style-name="DefaultParagraphFont" style:family="text">
      <style:text-properties style:font-name="Calibri" style:font-name-complex="Calibri"/>
    </style:style>
    <style:style style:name="T5254" style:parent-style-name="DefaultParagraphFont" style:family="text">
      <style:text-properties style:font-name="Calibri" style:font-name-complex="Calibri"/>
    </style:style>
    <style:style style:name="TableRow5255" style:family="table-row">
      <style:table-row-properties style:use-optimal-row-height="false"/>
    </style:style>
    <style:style style:name="TableCell5256" style:family="table-cell">
      <style:table-cell-properties fo:border="none" style:writing-mode="lr-tb" style:vertical-align="middle" fo:padding-top="0.1562in" fo:padding-left="0in" fo:padding-bottom="0.052in" fo:padding-right="0.1041in"/>
    </style:style>
    <style:style style:name="T5257" style:parent-style-name="DefaultParagraphFont" style:family="text">
      <style:text-properties style:font-name="Calibri" style:font-name-complex="Calibri"/>
    </style:style>
    <style:style style:name="TableRow5258" style:family="table-row">
      <style:table-row-properties style:use-optimal-row-height="false"/>
    </style:style>
    <style:style style:name="TableCell5259" style:family="table-cell">
      <style:table-cell-properties fo:border="none" style:writing-mode="lr-tb" style:vertical-align="middle" fo:padding-top="0.1562in" fo:padding-left="0in" fo:padding-bottom="0.052in" fo:padding-right="0.1041in"/>
    </style:style>
    <style:style style:name="T5260" style:parent-style-name="DefaultParagraphFont" style:family="text">
      <style:text-properties style:font-name="Calibri" style:font-name-complex="Calibri"/>
    </style:style>
    <style:style style:name="TableRow5261" style:family="table-row">
      <style:table-row-properties style:use-optimal-row-height="false"/>
    </style:style>
    <style:style style:name="TableCell5262" style:family="table-cell">
      <style:table-cell-properties fo:border="none" style:writing-mode="lr-tb" style:vertical-align="middle" fo:padding-top="0.1562in" fo:padding-left="0in" fo:padding-bottom="0.052in" fo:padding-right="0.1041in"/>
    </style:style>
    <style:style style:name="T5263" style:parent-style-name="DefaultParagraphFont" style:family="text">
      <style:text-properties style:font-name="Calibri" style:font-name-complex="Calibri"/>
    </style:style>
    <style:style style:name="TableRow5264" style:family="table-row">
      <style:table-row-properties style:use-optimal-row-height="false"/>
    </style:style>
    <style:style style:name="TableCell5265" style:family="table-cell">
      <style:table-cell-properties fo:border="none" style:writing-mode="lr-tb" style:vertical-align="middle" fo:padding-top="0.1562in" fo:padding-left="0in" fo:padding-bottom="0.052in" fo:padding-right="0.1041in"/>
    </style:style>
    <style:style style:name="T5266" style:parent-style-name="DefaultParagraphFont" style:family="text">
      <style:text-properties style:font-name="Calibri" style:font-name-complex="Calibri"/>
    </style:style>
    <style:style style:name="TableRow5267" style:family="table-row">
      <style:table-row-properties style:use-optimal-row-height="false"/>
    </style:style>
    <style:style style:name="TableCell5268" style:family="table-cell">
      <style:table-cell-properties fo:border="none" style:writing-mode="lr-tb" style:vertical-align="middle" fo:padding-top="0.1562in" fo:padding-left="0in" fo:padding-bottom="0.052in" fo:padding-right="0.1041in"/>
    </style:style>
    <style:style style:name="T5269" style:parent-style-name="DefaultParagraphFont" style:family="text">
      <style:text-properties style:font-name="Calibri" style:font-name-complex="Calibri"/>
    </style:style>
    <style:style style:name="T5270" style:parent-style-name="DefaultParagraphFont" style:family="text">
      <style:text-properties style:font-name="Calibri" style:font-name-complex="Calibri"/>
    </style:style>
    <style:style style:name="TableRow5271" style:family="table-row">
      <style:table-row-properties style:use-optimal-row-height="false"/>
    </style:style>
    <style:style style:name="TableCell5272" style:family="table-cell">
      <style:table-cell-properties fo:border="none" style:writing-mode="lr-tb" style:vertical-align="middle" fo:padding-top="0.1562in" fo:padding-left="0in" fo:padding-bottom="0.052in" fo:padding-right="0.1041in"/>
    </style:style>
    <style:style style:name="T5273" style:parent-style-name="DefaultParagraphFont" style:family="text">
      <style:text-properties style:font-name="Calibri" style:font-name-complex="Calibri"/>
    </style:style>
    <style:style style:name="T5274" style:parent-style-name="DefaultParagraphFont" style:family="text">
      <style:text-properties style:font-name="Calibri" style:font-name-complex="Calibri"/>
    </style:style>
    <style:style style:name="TableRow5275" style:family="table-row">
      <style:table-row-properties style:use-optimal-row-height="false"/>
    </style:style>
    <style:style style:name="TableCell5276" style:family="table-cell">
      <style:table-cell-properties fo:border="none" style:writing-mode="lr-tb" style:vertical-align="middle" fo:padding-top="0.1562in" fo:padding-left="0in" fo:padding-bottom="0.052in" fo:padding-right="0.1041in"/>
    </style:style>
    <style:style style:name="T5277" style:parent-style-name="DefaultParagraphFont" style:family="text">
      <style:text-properties style:font-name="Calibri" style:font-name-complex="Calibri"/>
    </style:style>
    <style:style style:name="TableRow5278" style:family="table-row">
      <style:table-row-properties style:use-optimal-row-height="false"/>
    </style:style>
    <style:style style:name="TableCell5279" style:family="table-cell">
      <style:table-cell-properties fo:border="none" style:writing-mode="lr-tb" style:vertical-align="middle" fo:padding-top="0.1562in" fo:padding-left="0in" fo:padding-bottom="0.052in" fo:padding-right="0.1041in"/>
    </style:style>
    <style:style style:name="T5280" style:parent-style-name="DefaultParagraphFont" style:family="text">
      <style:text-properties style:font-name="Calibri" style:font-name-complex="Calibri"/>
    </style:style>
    <style:style style:name="TableRow5281" style:family="table-row">
      <style:table-row-properties style:use-optimal-row-height="false"/>
    </style:style>
    <style:style style:name="TableCell5282" style:family="table-cell">
      <style:table-cell-properties fo:border="none" style:writing-mode="lr-tb" style:vertical-align="middle" fo:padding-top="0.1562in" fo:padding-left="0in" fo:padding-bottom="0.052in" fo:padding-right="0.1041in"/>
    </style:style>
    <style:style style:name="T5283" style:parent-style-name="DefaultParagraphFont" style:family="text">
      <style:text-properties style:font-name="Calibri" style:font-name-complex="Calibri"/>
    </style:style>
    <style:style style:name="TableRow5284" style:family="table-row">
      <style:table-row-properties style:use-optimal-row-height="false"/>
    </style:style>
    <style:style style:name="TableCell5285" style:family="table-cell">
      <style:table-cell-properties fo:border="none" style:writing-mode="lr-tb" style:vertical-align="middle" fo:padding-top="0.1562in" fo:padding-left="0in" fo:padding-bottom="0.052in" fo:padding-right="0.1041in"/>
    </style:style>
    <style:style style:name="T5286" style:parent-style-name="DefaultParagraphFont" style:family="text">
      <style:text-properties style:font-name="Calibri" style:font-name-complex="Calibri"/>
    </style:style>
    <style:style style:name="T5287" style:parent-style-name="DefaultParagraphFont" style:family="text">
      <style:text-properties style:font-name="Calibri" style:font-name-complex="Calibri"/>
    </style:style>
    <style:style style:name="TableRow5288" style:family="table-row">
      <style:table-row-properties style:use-optimal-row-height="false"/>
    </style:style>
    <style:style style:name="TableCell5289" style:family="table-cell">
      <style:table-cell-properties fo:border="none" style:writing-mode="lr-tb" style:vertical-align="middle" fo:padding-top="0.1562in" fo:padding-left="0in" fo:padding-bottom="0.052in" fo:padding-right="0.1041in"/>
    </style:style>
    <style:style style:name="T5290" style:parent-style-name="DefaultParagraphFont" style:family="text">
      <style:text-properties style:font-name="Calibri" style:font-name-complex="Calibri"/>
    </style:style>
    <style:style style:name="TableRow5291" style:family="table-row">
      <style:table-row-properties style:use-optimal-row-height="false"/>
    </style:style>
    <style:style style:name="TableCell5292" style:family="table-cell">
      <style:table-cell-properties fo:border="none" style:writing-mode="lr-tb" style:vertical-align="middle" fo:padding-top="0.1562in" fo:padding-left="0in" fo:padding-bottom="0.052in" fo:padding-right="0.1041in"/>
    </style:style>
    <style:style style:name="T5293" style:parent-style-name="DefaultParagraphFont" style:family="text">
      <style:text-properties style:font-name="Calibri" style:font-name-complex="Calibri"/>
    </style:style>
    <style:style style:name="T5294" style:parent-style-name="DefaultParagraphFont" style:family="text">
      <style:text-properties style:font-name="Calibri" style:font-name-complex="Calibri"/>
    </style:style>
    <style:style style:name="TableRow5295" style:family="table-row">
      <style:table-row-properties style:use-optimal-row-height="false"/>
    </style:style>
    <style:style style:name="TableCell5296" style:family="table-cell">
      <style:table-cell-properties fo:border="none" style:writing-mode="lr-tb" style:vertical-align="middle" fo:padding-top="0.1562in" fo:padding-left="0in" fo:padding-bottom="0.052in" fo:padding-right="0.1041in"/>
    </style:style>
    <style:style style:name="T5297" style:parent-style-name="DefaultParagraphFont" style:family="text">
      <style:text-properties style:font-name="Calibri" style:font-name-complex="Calibri"/>
    </style:style>
    <style:style style:name="T5298" style:parent-style-name="DefaultParagraphFont" style:family="text">
      <style:text-properties style:font-name="Calibri" style:font-name-complex="Calibri"/>
    </style:style>
    <style:style style:name="T5299" style:parent-style-name="DefaultParagraphFont" style:family="text">
      <style:text-properties style:font-name="Calibri" style:font-name-complex="Calibri"/>
    </style:style>
    <style:style style:name="TableRow5300" style:family="table-row">
      <style:table-row-properties style:use-optimal-row-height="false"/>
    </style:style>
    <style:style style:name="TableCell5301" style:family="table-cell">
      <style:table-cell-properties fo:border="none" style:writing-mode="lr-tb" style:vertical-align="middle" fo:padding-top="0.1562in" fo:padding-left="0in" fo:padding-bottom="0.052in" fo:padding-right="0.1041in"/>
    </style:style>
    <style:style style:name="T5302" style:parent-style-name="DefaultParagraphFont" style:family="text">
      <style:text-properties style:font-name="Calibri" style:font-name-complex="Calibri"/>
    </style:style>
    <style:style style:name="T5303" style:parent-style-name="DefaultParagraphFont" style:family="text">
      <style:text-properties style:font-name="Calibri" style:font-name-complex="Calibri"/>
    </style:style>
    <style:style style:name="TableRow5304" style:family="table-row">
      <style:table-row-properties style:use-optimal-row-height="false"/>
    </style:style>
    <style:style style:name="TableCell5305" style:family="table-cell">
      <style:table-cell-properties fo:border="none" style:writing-mode="lr-tb" style:vertical-align="middle" fo:padding-top="0.1562in" fo:padding-left="0in" fo:padding-bottom="0.052in" fo:padding-right="0.1041in"/>
    </style:style>
    <style:style style:name="T5306" style:parent-style-name="DefaultParagraphFont" style:family="text">
      <style:text-properties style:font-name="Calibri" style:font-name-complex="Calibri"/>
    </style:style>
    <style:style style:name="TableRow5307" style:family="table-row">
      <style:table-row-properties style:use-optimal-row-height="false"/>
    </style:style>
    <style:style style:name="TableCell5308" style:family="table-cell">
      <style:table-cell-properties fo:border="none" style:writing-mode="lr-tb" style:vertical-align="middle" fo:padding-top="0.1562in" fo:padding-left="0in" fo:padding-bottom="0.052in" fo:padding-right="0.1041in"/>
    </style:style>
    <style:style style:name="T5309" style:parent-style-name="DefaultParagraphFont" style:family="text">
      <style:text-properties style:font-name="Calibri" style:font-name-complex="Calibri"/>
    </style:style>
    <style:style style:name="TableRow5310" style:family="table-row">
      <style:table-row-properties style:use-optimal-row-height="false"/>
    </style:style>
    <style:style style:name="TableCell5311" style:family="table-cell">
      <style:table-cell-properties fo:border="none" style:writing-mode="lr-tb" style:vertical-align="middle" fo:padding-top="0.1562in" fo:padding-left="0in" fo:padding-bottom="0.052in" fo:padding-right="0.1041in"/>
    </style:style>
    <style:style style:name="T5312" style:parent-style-name="DefaultParagraphFont" style:family="text">
      <style:text-properties style:font-name="Calibri" style:font-name-complex="Calibri"/>
    </style:style>
    <style:style style:name="T5313" style:parent-style-name="DefaultParagraphFont" style:family="text">
      <style:text-properties style:font-name="Calibri" style:font-name-complex="Calibri"/>
    </style:style>
    <style:style style:name="TableRow5314" style:family="table-row">
      <style:table-row-properties style:use-optimal-row-height="false"/>
    </style:style>
    <style:style style:name="TableCell5315" style:family="table-cell">
      <style:table-cell-properties fo:border="none" style:writing-mode="lr-tb" style:vertical-align="middle" fo:padding-top="0.1562in" fo:padding-left="0in" fo:padding-bottom="0.052in" fo:padding-right="0.1041in"/>
    </style:style>
    <style:style style:name="T5316" style:parent-style-name="DefaultParagraphFont" style:family="text">
      <style:text-properties style:font-name="Calibri" style:font-name-complex="Calibri"/>
    </style:style>
    <style:style style:name="T5317" style:parent-style-name="DefaultParagraphFont" style:family="text">
      <style:text-properties style:font-name="Calibri" style:font-name-complex="Calibri"/>
    </style:style>
    <style:style style:name="TableRow5318" style:family="table-row">
      <style:table-row-properties style:use-optimal-row-height="false"/>
    </style:style>
    <style:style style:name="TableCell5319" style:family="table-cell">
      <style:table-cell-properties fo:border="none" style:writing-mode="lr-tb" style:vertical-align="middle" fo:padding-top="0.1562in" fo:padding-left="0in" fo:padding-bottom="0.052in" fo:padding-right="0.1041in"/>
    </style:style>
    <style:style style:name="T5320" style:parent-style-name="DefaultParagraphFont" style:family="text">
      <style:text-properties style:font-name="Calibri" style:font-name-complex="Calibri"/>
    </style:style>
    <style:style style:name="TableRow5321" style:family="table-row">
      <style:table-row-properties style:use-optimal-row-height="false"/>
    </style:style>
    <style:style style:name="TableCell5322" style:family="table-cell">
      <style:table-cell-properties fo:border="none" style:writing-mode="lr-tb" style:vertical-align="middle" fo:padding-top="0.1562in" fo:padding-left="0in" fo:padding-bottom="0.052in" fo:padding-right="0.1041in"/>
    </style:style>
    <style:style style:name="T5323" style:parent-style-name="DefaultParagraphFont" style:family="text">
      <style:text-properties style:font-name="Calibri" style:font-name-complex="Calibri"/>
    </style:style>
    <style:style style:name="T5324" style:parent-style-name="DefaultParagraphFont" style:family="text">
      <style:text-properties style:font-name="Calibri" style:font-name-complex="Calibri"/>
    </style:style>
    <style:style style:name="TableRow5325" style:family="table-row">
      <style:table-row-properties style:use-optimal-row-height="false"/>
    </style:style>
    <style:style style:name="TableCell5326" style:family="table-cell">
      <style:table-cell-properties fo:border="none" style:writing-mode="lr-tb" style:vertical-align="middle" fo:padding-top="0.1562in" fo:padding-left="0in" fo:padding-bottom="0.052in" fo:padding-right="0.1041in"/>
    </style:style>
    <style:style style:name="T5327" style:parent-style-name="DefaultParagraphFont" style:family="text">
      <style:text-properties style:font-name="Calibri" style:font-name-complex="Calibri"/>
    </style:style>
    <style:style style:name="TableRow5328" style:family="table-row">
      <style:table-row-properties style:use-optimal-row-height="false"/>
    </style:style>
    <style:style style:name="TableCell5329" style:family="table-cell">
      <style:table-cell-properties fo:border="none" style:writing-mode="lr-tb" style:vertical-align="middle" fo:padding-top="0.1562in" fo:padding-left="0in" fo:padding-bottom="0.052in" fo:padding-right="0.1041in"/>
    </style:style>
    <style:style style:name="T5330" style:parent-style-name="DefaultParagraphFont" style:family="text">
      <style:text-properties style:font-name="Calibri" style:font-name-complex="Calibri"/>
    </style:style>
    <style:style style:name="T5331" style:parent-style-name="DefaultParagraphFont" style:family="text">
      <style:text-properties style:font-name="Calibri" style:font-name-complex="Calibri"/>
    </style:style>
    <style:style style:name="TableRow5332" style:family="table-row">
      <style:table-row-properties style:use-optimal-row-height="false"/>
    </style:style>
    <style:style style:name="TableCell5333" style:family="table-cell">
      <style:table-cell-properties fo:border="none" style:writing-mode="lr-tb" style:vertical-align="middle" fo:padding-top="0.1562in" fo:padding-left="0in" fo:padding-bottom="0.052in" fo:padding-right="0.1041in"/>
    </style:style>
    <style:style style:name="T5334" style:parent-style-name="DefaultParagraphFont" style:family="text">
      <style:text-properties style:font-name="Calibri" style:font-name-complex="Calibri"/>
    </style:style>
    <style:style style:name="TableRow5335" style:family="table-row">
      <style:table-row-properties style:use-optimal-row-height="false"/>
    </style:style>
    <style:style style:name="TableCell5336" style:family="table-cell">
      <style:table-cell-properties fo:border="none" style:writing-mode="lr-tb" style:vertical-align="middle" fo:padding-top="0.1562in" fo:padding-left="0in" fo:padding-bottom="0.052in" fo:padding-right="0.1041in"/>
    </style:style>
    <style:style style:name="T5337" style:parent-style-name="DefaultParagraphFont" style:family="text">
      <style:text-properties style:font-name="Calibri" style:font-name-complex="Calibri"/>
    </style:style>
    <style:style style:name="TableRow5338" style:family="table-row">
      <style:table-row-properties style:use-optimal-row-height="false"/>
    </style:style>
    <style:style style:name="TableCell5339" style:family="table-cell">
      <style:table-cell-properties fo:border="none" style:writing-mode="lr-tb" style:vertical-align="middle" fo:padding-top="0.1562in" fo:padding-left="0in" fo:padding-bottom="0.052in" fo:padding-right="0.1041in"/>
    </style:style>
    <style:style style:name="T5340" style:parent-style-name="DefaultParagraphFont" style:family="text">
      <style:text-properties style:font-name="Calibri" style:font-name-complex="Calibri"/>
    </style:style>
    <style:style style:name="T5341" style:parent-style-name="DefaultParagraphFont" style:family="text">
      <style:text-properties style:font-name="Calibri" style:font-name-complex="Calibri"/>
    </style:style>
    <style:style style:name="TableRow5342" style:family="table-row">
      <style:table-row-properties style:use-optimal-row-height="false"/>
    </style:style>
    <style:style style:name="TableCell5343" style:family="table-cell">
      <style:table-cell-properties fo:border="none" style:writing-mode="lr-tb" style:vertical-align="middle" fo:padding-top="0.1562in" fo:padding-left="0in" fo:padding-bottom="0.052in" fo:padding-right="0.1041in"/>
    </style:style>
    <style:style style:name="T5344" style:parent-style-name="DefaultParagraphFont" style:family="text">
      <style:text-properties style:font-name="Calibri" style:font-name-complex="Calibri"/>
    </style:style>
    <style:style style:name="T5345" style:parent-style-name="DefaultParagraphFont" style:family="text">
      <style:text-properties style:font-name="Calibri" style:font-name-complex="Calibri"/>
    </style:style>
    <style:style style:name="T5346" style:parent-style-name="DefaultParagraphFont" style:family="text">
      <style:text-properties style:font-name="Calibri" style:font-name-complex="Calibri"/>
    </style:style>
    <style:style style:name="TableRow5347" style:family="table-row">
      <style:table-row-properties style:use-optimal-row-height="false"/>
    </style:style>
    <style:style style:name="TableCell5348" style:family="table-cell">
      <style:table-cell-properties fo:border="none" style:writing-mode="lr-tb" style:vertical-align="middle" fo:padding-top="0.1562in" fo:padding-left="0in" fo:padding-bottom="0.052in" fo:padding-right="0.1041in"/>
    </style:style>
    <style:style style:name="T5349" style:parent-style-name="DefaultParagraphFont" style:family="text">
      <style:text-properties style:font-name="Calibri" style:font-name-complex="Calibri"/>
    </style:style>
    <style:style style:name="TableRow5350" style:family="table-row">
      <style:table-row-properties style:use-optimal-row-height="false"/>
    </style:style>
    <style:style style:name="TableCell5351" style:family="table-cell">
      <style:table-cell-properties fo:border="none" style:writing-mode="lr-tb" style:vertical-align="middle" fo:padding-top="0.1562in" fo:padding-left="0in" fo:padding-bottom="0.052in" fo:padding-right="0.1041in"/>
    </style:style>
    <style:style style:name="T5352" style:parent-style-name="DefaultParagraphFont" style:family="text">
      <style:text-properties style:font-name="Calibri" style:font-name-complex="Calibri"/>
    </style:style>
    <style:style style:name="TableRow5353" style:family="table-row">
      <style:table-row-properties style:use-optimal-row-height="false"/>
    </style:style>
    <style:style style:name="TableCell5354" style:family="table-cell">
      <style:table-cell-properties fo:border="none" style:writing-mode="lr-tb" style:vertical-align="middle" fo:padding-top="0.1562in" fo:padding-left="0in" fo:padding-bottom="0.052in" fo:padding-right="0.1041in"/>
    </style:style>
    <style:style style:name="T5355" style:parent-style-name="DefaultParagraphFont" style:family="text">
      <style:text-properties style:font-name="Calibri" style:font-name-complex="Calibri"/>
    </style:style>
    <style:style style:name="TableRow5356" style:family="table-row">
      <style:table-row-properties style:use-optimal-row-height="false"/>
    </style:style>
    <style:style style:name="TableCell5357" style:family="table-cell">
      <style:table-cell-properties fo:border="none" style:writing-mode="lr-tb" style:vertical-align="middle" fo:padding-top="0.1562in" fo:padding-left="0in" fo:padding-bottom="0.052in" fo:padding-right="0.1041in"/>
    </style:style>
    <style:style style:name="T5358" style:parent-style-name="DefaultParagraphFont" style:family="text">
      <style:text-properties style:font-name="Calibri" style:font-name-complex="Calibri"/>
    </style:style>
    <style:style style:name="T5359" style:parent-style-name="DefaultParagraphFont" style:family="text">
      <style:text-properties style:font-name="Calibri" style:font-name-complex="Calibri"/>
    </style:style>
    <style:style style:name="TableRow5360" style:family="table-row">
      <style:table-row-properties style:use-optimal-row-height="false"/>
    </style:style>
    <style:style style:name="TableCell5361" style:family="table-cell">
      <style:table-cell-properties fo:border="none" style:writing-mode="lr-tb" style:vertical-align="middle" fo:padding-top="0.1562in" fo:padding-left="0in" fo:padding-bottom="0.052in" fo:padding-right="0.1041in"/>
    </style:style>
    <style:style style:name="T5362" style:parent-style-name="DefaultParagraphFont" style:family="text">
      <style:text-properties style:font-name="Calibri" style:font-name-complex="Calibri"/>
    </style:style>
    <style:style style:name="T5363" style:parent-style-name="DefaultParagraphFont" style:family="text">
      <style:text-properties style:font-name="Calibri" style:font-name-complex="Calibri"/>
    </style:style>
    <style:style style:name="TableRow5364" style:family="table-row">
      <style:table-row-properties style:use-optimal-row-height="false"/>
    </style:style>
    <style:style style:name="TableCell5365" style:family="table-cell">
      <style:table-cell-properties fo:border="none" style:writing-mode="lr-tb" style:vertical-align="middle" fo:padding-top="0.1562in" fo:padding-left="0in" fo:padding-bottom="0.052in" fo:padding-right="0.1041in"/>
    </style:style>
    <style:style style:name="T5366" style:parent-style-name="DefaultParagraphFont" style:family="text">
      <style:text-properties style:font-name="Calibri" style:font-name-complex="Calibri"/>
    </style:style>
    <style:style style:name="TableRow5367" style:family="table-row">
      <style:table-row-properties style:use-optimal-row-height="false"/>
    </style:style>
    <style:style style:name="TableCell5368" style:family="table-cell">
      <style:table-cell-properties fo:border="none" style:writing-mode="lr-tb" style:vertical-align="middle" fo:padding-top="0.1562in" fo:padding-left="0in" fo:padding-bottom="0.052in" fo:padding-right="0.1041in"/>
    </style:style>
    <style:style style:name="T5369" style:parent-style-name="DefaultParagraphFont" style:family="text">
      <style:text-properties style:font-name="Calibri" style:font-name-complex="Calibri"/>
    </style:style>
    <style:style style:name="TableRow5370" style:family="table-row">
      <style:table-row-properties style:use-optimal-row-height="false"/>
    </style:style>
    <style:style style:name="TableCell5371" style:family="table-cell">
      <style:table-cell-properties fo:border="none" style:writing-mode="lr-tb" style:vertical-align="middle" fo:padding-top="0.1562in" fo:padding-left="0in" fo:padding-bottom="0.052in" fo:padding-right="0.1041in"/>
    </style:style>
    <style:style style:name="T5372" style:parent-style-name="DefaultParagraphFont" style:family="text">
      <style:text-properties style:font-name="Calibri" style:font-name-complex="Calibri"/>
    </style:style>
    <style:style style:name="TableRow5373" style:family="table-row">
      <style:table-row-properties style:use-optimal-row-height="false"/>
    </style:style>
    <style:style style:name="TableCell5374" style:family="table-cell">
      <style:table-cell-properties fo:border="none" style:writing-mode="lr-tb" style:vertical-align="middle" fo:padding-top="0.1562in" fo:padding-left="0in" fo:padding-bottom="0.052in" fo:padding-right="0.1041in"/>
    </style:style>
    <style:style style:name="T5375" style:parent-style-name="DefaultParagraphFont" style:family="text">
      <style:text-properties style:font-name="Calibri" style:font-name-complex="Calibri"/>
    </style:style>
    <style:style style:name="TableRow5376" style:family="table-row">
      <style:table-row-properties style:use-optimal-row-height="false"/>
    </style:style>
    <style:style style:name="TableCell5377" style:family="table-cell">
      <style:table-cell-properties fo:border="none" style:writing-mode="lr-tb" style:vertical-align="middle" fo:padding-top="0.1562in" fo:padding-left="0in" fo:padding-bottom="0.052in" fo:padding-right="0.1041in"/>
    </style:style>
    <style:style style:name="T5378" style:parent-style-name="DefaultParagraphFont" style:family="text">
      <style:text-properties style:font-name="Calibri" style:font-name-complex="Calibri"/>
    </style:style>
    <style:style style:name="T5379" style:parent-style-name="DefaultParagraphFont" style:family="text">
      <style:text-properties style:font-name="Calibri" style:font-name-complex="Calibri"/>
    </style:style>
    <style:style style:name="T5380" style:parent-style-name="DefaultParagraphFont" style:family="text">
      <style:text-properties style:font-name="Calibri" style:font-name-complex="Calibri"/>
    </style:style>
    <style:style style:name="TableRow5381" style:family="table-row">
      <style:table-row-properties style:use-optimal-row-height="false"/>
    </style:style>
    <style:style style:name="TableCell5382" style:family="table-cell">
      <style:table-cell-properties fo:border="none" style:writing-mode="lr-tb" style:vertical-align="middle" fo:padding-top="0.1562in" fo:padding-left="0in" fo:padding-bottom="0.052in" fo:padding-right="0.1041in"/>
    </style:style>
    <style:style style:name="T5383" style:parent-style-name="DefaultParagraphFont" style:family="text">
      <style:text-properties style:font-name="Calibri" style:font-name-complex="Calibri"/>
    </style:style>
    <style:style style:name="T5384" style:parent-style-name="DefaultParagraphFont" style:family="text">
      <style:text-properties style:font-name="Calibri" style:font-name-complex="Calibri"/>
    </style:style>
    <style:style style:name="T5385" style:parent-style-name="DefaultParagraphFont" style:family="text">
      <style:text-properties style:font-name="Calibri" style:font-name-complex="Calibri"/>
    </style:style>
    <style:style style:name="TableRow5386" style:family="table-row">
      <style:table-row-properties style:use-optimal-row-height="false"/>
    </style:style>
    <style:style style:name="TableCell5387" style:family="table-cell">
      <style:table-cell-properties fo:border="none" style:writing-mode="lr-tb" style:vertical-align="middle" fo:padding-top="0.1562in" fo:padding-left="0in" fo:padding-bottom="0.052in" fo:padding-right="0.1041in"/>
    </style:style>
    <style:style style:name="T5388" style:parent-style-name="DefaultParagraphFont" style:family="text">
      <style:text-properties style:font-name="Calibri" style:font-name-complex="Calibri"/>
    </style:style>
    <style:style style:name="TableRow5389" style:family="table-row">
      <style:table-row-properties style:use-optimal-row-height="false"/>
    </style:style>
    <style:style style:name="TableCell5390" style:family="table-cell">
      <style:table-cell-properties fo:border="none" style:writing-mode="lr-tb" style:vertical-align="middle" fo:padding-top="0.1562in" fo:padding-left="0in" fo:padding-bottom="0.052in" fo:padding-right="0.1041in"/>
    </style:style>
    <style:style style:name="T5391" style:parent-style-name="DefaultParagraphFont" style:family="text">
      <style:text-properties style:font-name="Calibri" style:font-name-complex="Calibri"/>
    </style:style>
    <style:style style:name="T5392" style:parent-style-name="DefaultParagraphFont" style:family="text">
      <style:text-properties style:font-name="Calibri" style:font-name-complex="Calibri"/>
    </style:style>
    <style:style style:name="TableRow5393" style:family="table-row">
      <style:table-row-properties style:use-optimal-row-height="false"/>
    </style:style>
    <style:style style:name="TableCell5394" style:family="table-cell">
      <style:table-cell-properties fo:border="none" style:writing-mode="lr-tb" style:vertical-align="middle" fo:padding-top="0.1562in" fo:padding-left="0in" fo:padding-bottom="0.052in" fo:padding-right="0.1041in"/>
    </style:style>
    <style:style style:name="T5395" style:parent-style-name="DefaultParagraphFont" style:family="text">
      <style:text-properties style:font-name="Calibri" style:font-name-complex="Calibri"/>
    </style:style>
    <style:style style:name="T5396" style:parent-style-name="DefaultParagraphFont" style:family="text">
      <style:text-properties style:font-name="Calibri" style:font-name-complex="Calibri"/>
    </style:style>
    <style:style style:name="TableRow5397" style:family="table-row">
      <style:table-row-properties style:use-optimal-row-height="false"/>
    </style:style>
    <style:style style:name="TableCell5398" style:family="table-cell">
      <style:table-cell-properties fo:border="none" style:writing-mode="lr-tb" style:vertical-align="middle" fo:padding-top="0.1562in" fo:padding-left="0in" fo:padding-bottom="0.052in" fo:padding-right="0.1041in"/>
    </style:style>
    <style:style style:name="T5399" style:parent-style-name="DefaultParagraphFont" style:family="text">
      <style:text-properties style:font-name="Calibri" style:font-name-complex="Calibri"/>
    </style:style>
    <style:style style:name="T5400" style:parent-style-name="DefaultParagraphFont" style:family="text">
      <style:text-properties style:font-name="Calibri" style:font-name-complex="Calibri"/>
    </style:style>
    <style:style style:name="TableRow5401" style:family="table-row">
      <style:table-row-properties style:use-optimal-row-height="false"/>
    </style:style>
    <style:style style:name="TableCell5402" style:family="table-cell">
      <style:table-cell-properties fo:border="none" style:writing-mode="lr-tb" style:vertical-align="middle" fo:padding-top="0.1562in" fo:padding-left="0in" fo:padding-bottom="0.052in" fo:padding-right="0.1041in"/>
    </style:style>
    <style:style style:name="T5403" style:parent-style-name="DefaultParagraphFont" style:family="text">
      <style:text-properties style:font-name="Calibri" style:font-name-complex="Calibri"/>
    </style:style>
    <style:style style:name="TableRow5404" style:family="table-row">
      <style:table-row-properties style:use-optimal-row-height="false"/>
    </style:style>
    <style:style style:name="TableCell5405" style:family="table-cell">
      <style:table-cell-properties fo:border="none" style:writing-mode="lr-tb" style:vertical-align="middle" fo:padding-top="0.1562in" fo:padding-left="0in" fo:padding-bottom="0.052in" fo:padding-right="0.1041in"/>
    </style:style>
    <style:style style:name="T5406" style:parent-style-name="DefaultParagraphFont" style:family="text">
      <style:text-properties style:font-name="Calibri" style:font-name-complex="Calibri"/>
    </style:style>
    <style:style style:name="TableRow5407" style:family="table-row">
      <style:table-row-properties style:use-optimal-row-height="false"/>
    </style:style>
    <style:style style:name="TableCell5408" style:family="table-cell">
      <style:table-cell-properties fo:border="none" style:writing-mode="lr-tb" style:vertical-align="middle" fo:padding-top="0.1562in" fo:padding-left="0in" fo:padding-bottom="0.052in" fo:padding-right="0.1041in"/>
    </style:style>
    <style:style style:name="T5409" style:parent-style-name="DefaultParagraphFont" style:family="text">
      <style:text-properties style:font-name="Calibri" style:font-name-complex="Calibri"/>
    </style:style>
    <style:style style:name="TableRow5410" style:family="table-row">
      <style:table-row-properties style:use-optimal-row-height="false"/>
    </style:style>
    <style:style style:name="TableCell5411" style:family="table-cell">
      <style:table-cell-properties fo:border="none" style:writing-mode="lr-tb" style:vertical-align="middle" fo:padding-top="0.1562in" fo:padding-left="0in" fo:padding-bottom="0.052in" fo:padding-right="0.1041in"/>
    </style:style>
    <style:style style:name="T5412" style:parent-style-name="DefaultParagraphFont" style:family="text">
      <style:text-properties style:font-name="Calibri" style:font-name-complex="Calibri"/>
    </style:style>
    <style:style style:name="T5413" style:parent-style-name="DefaultParagraphFont" style:family="text">
      <style:text-properties style:font-name="Calibri" style:font-name-complex="Calibri"/>
    </style:style>
    <style:style style:name="TableRow5414" style:family="table-row">
      <style:table-row-properties style:use-optimal-row-height="false"/>
    </style:style>
    <style:style style:name="TableCell5415" style:family="table-cell">
      <style:table-cell-properties fo:border="none" style:writing-mode="lr-tb" style:vertical-align="middle" fo:padding-top="0.1562in" fo:padding-left="0in" fo:padding-bottom="0.052in" fo:padding-right="0.1041in"/>
    </style:style>
    <style:style style:name="T5416" style:parent-style-name="DefaultParagraphFont" style:family="text">
      <style:text-properties style:font-name="Calibri" style:font-name-complex="Calibri"/>
    </style:style>
    <style:style style:name="T5417" style:parent-style-name="DefaultParagraphFont" style:family="text">
      <style:text-properties style:font-name="Calibri" style:font-name-complex="Calibri"/>
    </style:style>
    <style:style style:name="TableRow5418" style:family="table-row">
      <style:table-row-properties style:use-optimal-row-height="false"/>
    </style:style>
    <style:style style:name="TableCell5419" style:family="table-cell">
      <style:table-cell-properties fo:border="none" style:writing-mode="lr-tb" style:vertical-align="middle" fo:padding-top="0.1562in" fo:padding-left="0in" fo:padding-bottom="0.052in" fo:padding-right="0.1041in"/>
    </style:style>
    <style:style style:name="T5420" style:parent-style-name="DefaultParagraphFont" style:family="text">
      <style:text-properties style:font-name="Calibri" style:font-name-complex="Calibri"/>
    </style:style>
    <style:style style:name="TableRow5421" style:family="table-row">
      <style:table-row-properties style:use-optimal-row-height="false"/>
    </style:style>
    <style:style style:name="TableCell5422" style:family="table-cell">
      <style:table-cell-properties fo:border="none" style:writing-mode="lr-tb" style:vertical-align="middle" fo:padding-top="0.1562in" fo:padding-left="0in" fo:padding-bottom="0.052in" fo:padding-right="0.1041in"/>
    </style:style>
    <style:style style:name="T5423" style:parent-style-name="DefaultParagraphFont" style:family="text">
      <style:text-properties style:font-name="Calibri" style:font-name-complex="Calibri"/>
    </style:style>
    <style:style style:name="T5424" style:parent-style-name="DefaultParagraphFont" style:family="text">
      <style:text-properties style:font-name="Calibri" style:font-name-complex="Calibri"/>
    </style:style>
    <style:style style:name="T5425" style:parent-style-name="DefaultParagraphFont" style:family="text">
      <style:text-properties style:font-name="Calibri" style:font-name-complex="Calibri"/>
    </style:style>
    <style:style style:name="T5426" style:parent-style-name="DefaultParagraphFont" style:family="text">
      <style:text-properties style:font-name="Calibri" style:font-name-complex="Calibri"/>
    </style:style>
    <style:style style:name="T5427" style:parent-style-name="DefaultParagraphFont" style:family="text">
      <style:text-properties style:font-name="Calibri" style:font-name-complex="Calibri"/>
    </style:style>
    <style:style style:name="TableRow5428" style:family="table-row">
      <style:table-row-properties style:use-optimal-row-height="false"/>
    </style:style>
    <style:style style:name="TableCell5429" style:family="table-cell">
      <style:table-cell-properties fo:border="none" style:writing-mode="lr-tb" style:vertical-align="middle" fo:padding-top="0.1562in" fo:padding-left="0in" fo:padding-bottom="0.052in" fo:padding-right="0.1041in"/>
    </style:style>
    <style:style style:name="T5430" style:parent-style-name="DefaultParagraphFont" style:family="text">
      <style:text-properties style:font-name="Calibri" style:font-name-complex="Calibri"/>
    </style:style>
    <style:style style:name="TableRow5431" style:family="table-row">
      <style:table-row-properties style:use-optimal-row-height="false"/>
    </style:style>
    <style:style style:name="TableCell5432" style:family="table-cell">
      <style:table-cell-properties fo:border="none" style:writing-mode="lr-tb" style:vertical-align="middle" fo:padding-top="0.1562in" fo:padding-left="0in" fo:padding-bottom="0.052in" fo:padding-right="0.1041in"/>
    </style:style>
    <style:style style:name="T5433" style:parent-style-name="DefaultParagraphFont" style:family="text">
      <style:text-properties style:font-name="Calibri" style:font-name-complex="Calibri"/>
    </style:style>
    <style:style style:name="T5434" style:parent-style-name="DefaultParagraphFont" style:family="text">
      <style:text-properties style:font-name="Calibri" style:font-name-complex="Calibri"/>
    </style:style>
    <style:style style:name="TableRow5435" style:family="table-row">
      <style:table-row-properties style:use-optimal-row-height="false"/>
    </style:style>
    <style:style style:name="TableCell5436" style:family="table-cell">
      <style:table-cell-properties fo:border="none" style:writing-mode="lr-tb" style:vertical-align="middle" fo:padding-top="0.1562in" fo:padding-left="0in" fo:padding-bottom="0.052in" fo:padding-right="0.1041in"/>
    </style:style>
    <style:style style:name="T5437" style:parent-style-name="DefaultParagraphFont" style:family="text">
      <style:text-properties style:font-name="Calibri" style:font-name-complex="Calibri"/>
    </style:style>
    <style:style style:name="T5438" style:parent-style-name="DefaultParagraphFont" style:family="text">
      <style:text-properties style:font-name="Calibri" style:font-name-complex="Calibri"/>
    </style:style>
    <style:style style:name="T5439" style:parent-style-name="DefaultParagraphFont" style:family="text">
      <style:text-properties style:font-name="Calibri" style:font-name-complex="Calibri"/>
    </style:style>
    <style:style style:name="TableRow5440" style:family="table-row">
      <style:table-row-properties style:use-optimal-row-height="false"/>
    </style:style>
    <style:style style:name="TableCell5441" style:family="table-cell">
      <style:table-cell-properties fo:border="none" style:writing-mode="lr-tb" style:vertical-align="middle" fo:padding-top="0.1562in" fo:padding-left="0in" fo:padding-bottom="0.052in" fo:padding-right="0.1041in"/>
    </style:style>
    <style:style style:name="T5442" style:parent-style-name="DefaultParagraphFont" style:family="text">
      <style:text-properties style:font-name="Calibri" style:font-name-complex="Calibri"/>
    </style:style>
    <style:style style:name="T5443" style:parent-style-name="DefaultParagraphFont" style:family="text">
      <style:text-properties style:font-name="Calibri" style:font-name-complex="Calibri"/>
    </style:style>
    <style:style style:name="T5444" style:parent-style-name="DefaultParagraphFont" style:family="text">
      <style:text-properties style:font-name="Calibri" style:font-name-complex="Calibri"/>
    </style:style>
    <style:style style:name="T5445" style:parent-style-name="DefaultParagraphFont" style:family="text">
      <style:text-properties style:font-name="Calibri" style:font-name-complex="Calibri"/>
    </style:style>
    <style:style style:name="TableRow5446" style:family="table-row">
      <style:table-row-properties style:use-optimal-row-height="false"/>
    </style:style>
    <style:style style:name="TableCell5447" style:family="table-cell">
      <style:table-cell-properties fo:border="none" style:writing-mode="lr-tb" style:vertical-align="middle" fo:padding-top="0.1562in" fo:padding-left="0in" fo:padding-bottom="0.052in" fo:padding-right="0.1041in"/>
    </style:style>
    <style:style style:name="T5448" style:parent-style-name="DefaultParagraphFont" style:family="text">
      <style:text-properties style:font-name="Calibri" style:font-name-complex="Calibri"/>
    </style:style>
    <style:style style:name="TableRow5449" style:family="table-row">
      <style:table-row-properties style:use-optimal-row-height="false"/>
    </style:style>
    <style:style style:name="TableCell5450" style:family="table-cell">
      <style:table-cell-properties fo:border="none" style:writing-mode="lr-tb" style:vertical-align="middle" fo:padding-top="0.1562in" fo:padding-left="0in" fo:padding-bottom="0.052in" fo:padding-right="0.1041in"/>
    </style:style>
    <style:style style:name="T5451" style:parent-style-name="DefaultParagraphFont" style:family="text">
      <style:text-properties style:font-name="Calibri" style:font-name-complex="Calibri"/>
    </style:style>
    <style:style style:name="T5452" style:parent-style-name="DefaultParagraphFont" style:family="text">
      <style:text-properties style:font-name="Calibri" style:font-name-complex="Calibri"/>
    </style:style>
    <style:style style:name="TableRow5453" style:family="table-row">
      <style:table-row-properties style:use-optimal-row-height="false"/>
    </style:style>
    <style:style style:name="TableCell5454" style:family="table-cell">
      <style:table-cell-properties fo:border="none" style:writing-mode="lr-tb" style:vertical-align="middle" fo:padding-top="0.1562in" fo:padding-left="0in" fo:padding-bottom="0.052in" fo:padding-right="0.1041in"/>
    </style:style>
    <style:style style:name="T5455" style:parent-style-name="DefaultParagraphFont" style:family="text">
      <style:text-properties style:font-name="Calibri" style:font-name-complex="Calibri"/>
    </style:style>
    <style:style style:name="T5456" style:parent-style-name="DefaultParagraphFont" style:family="text">
      <style:text-properties style:font-name="Calibri" style:font-name-complex="Calibri"/>
    </style:style>
    <style:style style:name="TableRow5457" style:family="table-row">
      <style:table-row-properties style:use-optimal-row-height="false"/>
    </style:style>
    <style:style style:name="TableCell5458" style:family="table-cell">
      <style:table-cell-properties fo:border="none" style:writing-mode="lr-tb" style:vertical-align="middle" fo:padding-top="0.1562in" fo:padding-left="0in" fo:padding-bottom="0.052in" fo:padding-right="0.1041in"/>
    </style:style>
    <style:style style:name="T5459" style:parent-style-name="DefaultParagraphFont" style:family="text">
      <style:text-properties style:font-name="Calibri" style:font-name-complex="Calibri"/>
    </style:style>
    <style:style style:name="T5460" style:parent-style-name="DefaultParagraphFont" style:family="text">
      <style:text-properties style:font-name="Calibri" style:font-name-complex="Calibri"/>
    </style:style>
    <style:style style:name="TableRow5461" style:family="table-row">
      <style:table-row-properties style:use-optimal-row-height="false"/>
    </style:style>
    <style:style style:name="TableCell5462" style:family="table-cell">
      <style:table-cell-properties fo:border="none" style:writing-mode="lr-tb" style:vertical-align="middle" fo:padding-top="0.1562in" fo:padding-left="0in" fo:padding-bottom="0.052in" fo:padding-right="0.1041in"/>
    </style:style>
    <style:style style:name="T5463" style:parent-style-name="DefaultParagraphFont" style:family="text">
      <style:text-properties style:font-name="Calibri" style:font-name-complex="Calibri"/>
    </style:style>
    <style:style style:name="T5464" style:parent-style-name="DefaultParagraphFont" style:family="text">
      <style:text-properties style:font-name="Calibri" style:font-name-complex="Calibri"/>
    </style:style>
    <style:style style:name="TableRow5465" style:family="table-row">
      <style:table-row-properties style:use-optimal-row-height="false"/>
    </style:style>
    <style:style style:name="TableCell5466" style:family="table-cell">
      <style:table-cell-properties fo:border="none" style:writing-mode="lr-tb" style:vertical-align="middle" fo:padding-top="0.1562in" fo:padding-left="0in" fo:padding-bottom="0.052in" fo:padding-right="0.1041in"/>
    </style:style>
    <style:style style:name="T5467" style:parent-style-name="DefaultParagraphFont" style:family="text">
      <style:text-properties style:font-name="Calibri" style:font-name-complex="Calibri"/>
    </style:style>
    <style:style style:name="T5468" style:parent-style-name="DefaultParagraphFont" style:family="text">
      <style:text-properties style:font-name="Calibri" style:font-name-complex="Calibri"/>
    </style:style>
    <style:style style:name="T5469" style:parent-style-name="DefaultParagraphFont" style:family="text">
      <style:text-properties style:font-name="Calibri" style:font-name-complex="Calibri"/>
    </style:style>
    <style:style style:name="T5470" style:parent-style-name="DefaultParagraphFont" style:family="text">
      <style:text-properties style:font-name="Calibri" style:font-name-complex="Calibri"/>
    </style:style>
    <style:style style:name="TableRow5471" style:family="table-row">
      <style:table-row-properties style:use-optimal-row-height="false"/>
    </style:style>
    <style:style style:name="TableCell5472" style:family="table-cell">
      <style:table-cell-properties fo:border="none" style:writing-mode="lr-tb" style:vertical-align="middle" fo:padding-top="0.1562in" fo:padding-left="0in" fo:padding-bottom="0.052in" fo:padding-right="0.1041in"/>
    </style:style>
    <style:style style:name="T5473" style:parent-style-name="DefaultParagraphFont" style:family="text">
      <style:text-properties style:font-name="Calibri" style:font-name-complex="Calibri"/>
    </style:style>
    <style:style style:name="TableRow5474" style:family="table-row">
      <style:table-row-properties style:use-optimal-row-height="false"/>
    </style:style>
    <style:style style:name="TableCell5475" style:family="table-cell">
      <style:table-cell-properties fo:border="none" style:writing-mode="lr-tb" style:vertical-align="middle" fo:padding-top="0.1562in" fo:padding-left="0in" fo:padding-bottom="0.052in" fo:padding-right="0.1041in"/>
    </style:style>
    <style:style style:name="T5476" style:parent-style-name="DefaultParagraphFont" style:family="text">
      <style:text-properties style:font-name="Calibri" style:font-name-complex="Calibri"/>
    </style:style>
    <style:style style:name="T5477" style:parent-style-name="DefaultParagraphFont" style:family="text">
      <style:text-properties style:font-name="Calibri" style:font-name-complex="Calibri"/>
    </style:style>
    <style:style style:name="TableRow5478" style:family="table-row">
      <style:table-row-properties style:use-optimal-row-height="false"/>
    </style:style>
    <style:style style:name="TableCell5479" style:family="table-cell">
      <style:table-cell-properties fo:border="none" style:writing-mode="lr-tb" style:vertical-align="middle" fo:padding-top="0.1562in" fo:padding-left="0in" fo:padding-bottom="0.052in" fo:padding-right="0.1041in"/>
    </style:style>
    <style:style style:name="T5480" style:parent-style-name="DefaultParagraphFont" style:family="text">
      <style:text-properties style:font-name="Calibri" style:font-name-complex="Calibri"/>
    </style:style>
    <style:style style:name="TableRow5481" style:family="table-row">
      <style:table-row-properties style:use-optimal-row-height="false"/>
    </style:style>
    <style:style style:name="TableCell5482" style:family="table-cell">
      <style:table-cell-properties fo:border="none" style:writing-mode="lr-tb" style:vertical-align="middle" fo:padding-top="0.1562in" fo:padding-left="0in" fo:padding-bottom="0.052in" fo:padding-right="0.1041in"/>
    </style:style>
    <style:style style:name="T5483" style:parent-style-name="DefaultParagraphFont" style:family="text">
      <style:text-properties style:font-name="Calibri" style:font-name-complex="Calibri"/>
    </style:style>
    <style:style style:name="T5484" style:parent-style-name="DefaultParagraphFont" style:family="text">
      <style:text-properties style:font-name="Calibri" style:font-name-complex="Calibri"/>
    </style:style>
    <style:style style:name="TableRow5485" style:family="table-row">
      <style:table-row-properties style:use-optimal-row-height="false"/>
    </style:style>
    <style:style style:name="TableCell5486" style:family="table-cell">
      <style:table-cell-properties fo:border="none" style:writing-mode="lr-tb" style:vertical-align="middle" fo:padding-top="0.1562in" fo:padding-left="0in" fo:padding-bottom="0.052in" fo:padding-right="0.1041in"/>
    </style:style>
    <style:style style:name="T5487" style:parent-style-name="DefaultParagraphFont" style:family="text">
      <style:text-properties style:font-name="Calibri" style:font-name-complex="Calibri"/>
    </style:style>
    <style:style style:name="TableRow5488" style:family="table-row">
      <style:table-row-properties style:use-optimal-row-height="false"/>
    </style:style>
    <style:style style:name="TableCell5489" style:family="table-cell">
      <style:table-cell-properties fo:border="none" style:writing-mode="lr-tb" style:vertical-align="middle" fo:padding-top="0.1562in" fo:padding-left="0in" fo:padding-bottom="0.052in" fo:padding-right="0.1041in"/>
    </style:style>
    <style:style style:name="T5490" style:parent-style-name="DefaultParagraphFont" style:family="text">
      <style:text-properties style:font-name="Calibri" style:font-name-complex="Calibri"/>
    </style:style>
    <style:style style:name="TableRow5491" style:family="table-row">
      <style:table-row-properties style:use-optimal-row-height="false"/>
    </style:style>
    <style:style style:name="TableCell5492" style:family="table-cell">
      <style:table-cell-properties fo:border="none" style:writing-mode="lr-tb" style:vertical-align="middle" fo:padding-top="0.1562in" fo:padding-left="0in" fo:padding-bottom="0.052in" fo:padding-right="0.1041in"/>
    </style:style>
    <style:style style:name="T5493" style:parent-style-name="DefaultParagraphFont" style:family="text">
      <style:text-properties style:font-name="Calibri" style:font-name-complex="Calibri"/>
    </style:style>
    <style:style style:name="T5494" style:parent-style-name="DefaultParagraphFont" style:family="text">
      <style:text-properties style:font-name="Calibri" style:font-name-complex="Calibri"/>
    </style:style>
    <style:style style:name="T5495" style:parent-style-name="DefaultParagraphFont" style:family="text">
      <style:text-properties style:font-name="Calibri" style:font-name-complex="Calibri"/>
    </style:style>
    <style:style style:name="TableRow5496" style:family="table-row">
      <style:table-row-properties style:use-optimal-row-height="false"/>
    </style:style>
    <style:style style:name="TableCell5497" style:family="table-cell">
      <style:table-cell-properties fo:border="none" style:writing-mode="lr-tb" style:vertical-align="middle" fo:padding-top="0.1562in" fo:padding-left="0in" fo:padding-bottom="0.052in" fo:padding-right="0.1041in"/>
    </style:style>
    <style:style style:name="T5498" style:parent-style-name="DefaultParagraphFont" style:family="text">
      <style:text-properties style:font-name="Calibri" style:font-name-complex="Calibri"/>
    </style:style>
    <style:style style:name="T5499" style:parent-style-name="DefaultParagraphFont" style:family="text">
      <style:text-properties style:font-name="Calibri" style:font-name-complex="Calibri"/>
    </style:style>
    <style:style style:name="TableRow5500" style:family="table-row">
      <style:table-row-properties style:use-optimal-row-height="false"/>
    </style:style>
    <style:style style:name="TableCell5501" style:family="table-cell">
      <style:table-cell-properties fo:border="none" style:writing-mode="lr-tb" style:vertical-align="middle" fo:padding-top="0.1562in" fo:padding-left="0in" fo:padding-bottom="0.052in" fo:padding-right="0.1041in"/>
    </style:style>
    <style:style style:name="T5502" style:parent-style-name="DefaultParagraphFont" style:family="text">
      <style:text-properties style:font-name="Calibri" style:font-name-complex="Calibri"/>
    </style:style>
    <style:style style:name="TableRow5503" style:family="table-row">
      <style:table-row-properties style:use-optimal-row-height="false"/>
    </style:style>
    <style:style style:name="TableCell5504" style:family="table-cell">
      <style:table-cell-properties fo:border="none" style:writing-mode="lr-tb" style:vertical-align="middle" fo:padding-top="0.1562in" fo:padding-left="0in" fo:padding-bottom="0.052in" fo:padding-right="0.1041in"/>
    </style:style>
    <style:style style:name="T5505" style:parent-style-name="DefaultParagraphFont" style:family="text">
      <style:text-properties style:font-name="Calibri" style:font-name-complex="Calibri"/>
    </style:style>
    <style:style style:name="TableRow5506" style:family="table-row">
      <style:table-row-properties style:use-optimal-row-height="false"/>
    </style:style>
    <style:style style:name="TableCell5507" style:family="table-cell">
      <style:table-cell-properties fo:border="none" style:writing-mode="lr-tb" style:vertical-align="middle" fo:padding-top="0.1562in" fo:padding-left="0in" fo:padding-bottom="0.052in" fo:padding-right="0.1041in"/>
    </style:style>
    <style:style style:name="T5508" style:parent-style-name="DefaultParagraphFont" style:family="text">
      <style:text-properties style:font-name="Calibri" style:font-name-complex="Calibri"/>
    </style:style>
    <style:style style:name="TableRow5509" style:family="table-row">
      <style:table-row-properties style:use-optimal-row-height="false"/>
    </style:style>
    <style:style style:name="TableCell5510" style:family="table-cell">
      <style:table-cell-properties fo:border="none" style:writing-mode="lr-tb" style:vertical-align="middle" fo:padding-top="0.1562in" fo:padding-left="0in" fo:padding-bottom="0.052in" fo:padding-right="0.1041in"/>
    </style:style>
    <style:style style:name="T5511" style:parent-style-name="DefaultParagraphFont" style:family="text">
      <style:text-properties style:font-name="Calibri" style:font-name-complex="Calibri"/>
    </style:style>
    <style:style style:name="TableRow5512" style:family="table-row">
      <style:table-row-properties style:use-optimal-row-height="false"/>
    </style:style>
    <style:style style:name="TableCell5513" style:family="table-cell">
      <style:table-cell-properties fo:border="none" style:writing-mode="lr-tb" style:vertical-align="middle" fo:padding-top="0.1562in" fo:padding-left="0in" fo:padding-bottom="0.052in" fo:padding-right="0.1041in"/>
    </style:style>
    <style:style style:name="T5514" style:parent-style-name="DefaultParagraphFont" style:family="text">
      <style:text-properties style:font-name="Calibri" style:font-name-complex="Calibri"/>
    </style:style>
    <style:style style:name="TableRow5515" style:family="table-row">
      <style:table-row-properties style:use-optimal-row-height="false"/>
    </style:style>
    <style:style style:name="TableCell5516" style:family="table-cell">
      <style:table-cell-properties fo:border="none" style:writing-mode="lr-tb" style:vertical-align="middle" fo:padding-top="0.1562in" fo:padding-left="0in" fo:padding-bottom="0.052in" fo:padding-right="0.1041in"/>
    </style:style>
    <style:style style:name="T5517" style:parent-style-name="DefaultParagraphFont" style:family="text">
      <style:text-properties style:font-name="Calibri" style:font-name-complex="Calibri"/>
    </style:style>
    <style:style style:name="TableRow5518" style:family="table-row">
      <style:table-row-properties style:use-optimal-row-height="false"/>
    </style:style>
    <style:style style:name="TableCell5519" style:family="table-cell">
      <style:table-cell-properties fo:border="none" style:writing-mode="lr-tb" style:vertical-align="middle" fo:padding-top="0.1562in" fo:padding-left="0in" fo:padding-bottom="0.052in" fo:padding-right="0.1041in"/>
    </style:style>
    <style:style style:name="T5520" style:parent-style-name="DefaultParagraphFont" style:family="text">
      <style:text-properties style:font-name="Calibri" style:font-name-complex="Calibri"/>
    </style:style>
    <style:style style:name="TableRow5521" style:family="table-row">
      <style:table-row-properties style:use-optimal-row-height="false"/>
    </style:style>
    <style:style style:name="TableCell5522" style:family="table-cell">
      <style:table-cell-properties fo:border="none" style:writing-mode="lr-tb" style:vertical-align="middle" fo:padding-top="0.1562in" fo:padding-left="0in" fo:padding-bottom="0.052in" fo:padding-right="0.1041in"/>
    </style:style>
    <style:style style:name="T5523" style:parent-style-name="DefaultParagraphFont" style:family="text">
      <style:text-properties style:font-name="Calibri" style:font-name-complex="Calibri"/>
    </style:style>
    <style:style style:name="TableRow5524" style:family="table-row">
      <style:table-row-properties style:use-optimal-row-height="false"/>
    </style:style>
    <style:style style:name="TableCell5525" style:family="table-cell">
      <style:table-cell-properties fo:border="none" style:writing-mode="lr-tb" style:vertical-align="middle" fo:padding-top="0.1562in" fo:padding-left="0in" fo:padding-bottom="0.052in" fo:padding-right="0.1041in"/>
    </style:style>
    <style:style style:name="T5526" style:parent-style-name="DefaultParagraphFont" style:family="text">
      <style:text-properties style:font-name="Calibri" style:font-name-complex="Calibri"/>
    </style:style>
    <style:style style:name="T5527" style:parent-style-name="DefaultParagraphFont" style:family="text">
      <style:text-properties style:font-name="Calibri" style:font-name-complex="Calibri"/>
    </style:style>
    <style:style style:name="T5528" style:parent-style-name="DefaultParagraphFont" style:family="text">
      <style:text-properties style:font-name="Calibri" style:font-name-complex="Calibri"/>
    </style:style>
    <style:style style:name="TableRow5529" style:family="table-row">
      <style:table-row-properties style:use-optimal-row-height="false"/>
    </style:style>
    <style:style style:name="TableCell5530" style:family="table-cell">
      <style:table-cell-properties fo:border="none" style:writing-mode="lr-tb" style:vertical-align="middle" fo:padding-top="0.1562in" fo:padding-left="0in" fo:padding-bottom="0.052in" fo:padding-right="0.1041in"/>
    </style:style>
    <style:style style:name="T5531" style:parent-style-name="DefaultParagraphFont" style:family="text">
      <style:text-properties style:font-name="Calibri" style:font-name-complex="Calibri"/>
    </style:style>
    <style:style style:name="T5532" style:parent-style-name="DefaultParagraphFont" style:family="text">
      <style:text-properties style:font-name="Calibri" style:font-name-complex="Calibri"/>
    </style:style>
    <style:style style:name="T5533" style:parent-style-name="DefaultParagraphFont" style:family="text">
      <style:text-properties style:font-name="Calibri" style:font-name-complex="Calibri"/>
    </style:style>
    <style:style style:name="TableRow5534" style:family="table-row">
      <style:table-row-properties style:use-optimal-row-height="false"/>
    </style:style>
    <style:style style:name="TableCell5535" style:family="table-cell">
      <style:table-cell-properties fo:border="none" style:writing-mode="lr-tb" style:vertical-align="middle" fo:padding-top="0.1562in" fo:padding-left="0in" fo:padding-bottom="0.052in" fo:padding-right="0.1041in"/>
    </style:style>
    <style:style style:name="T5536" style:parent-style-name="DefaultParagraphFont" style:family="text">
      <style:text-properties style:font-name="Calibri" style:font-name-complex="Calibri"/>
    </style:style>
    <style:style style:name="TableRow5537" style:family="table-row">
      <style:table-row-properties style:use-optimal-row-height="false"/>
    </style:style>
    <style:style style:name="TableCell5538" style:family="table-cell">
      <style:table-cell-properties fo:border="none" style:writing-mode="lr-tb" style:vertical-align="middle" fo:padding-top="0.1562in" fo:padding-left="0in" fo:padding-bottom="0.052in" fo:padding-right="0.1041in"/>
    </style:style>
    <style:style style:name="T5539" style:parent-style-name="DefaultParagraphFont" style:family="text">
      <style:text-properties style:font-name="Calibri" style:font-name-complex="Calibri"/>
    </style:style>
    <style:style style:name="T5540" style:parent-style-name="DefaultParagraphFont" style:family="text">
      <style:text-properties style:font-name="Calibri" style:font-name-complex="Calibri"/>
    </style:style>
    <style:style style:name="T5541" style:parent-style-name="DefaultParagraphFont" style:family="text">
      <style:text-properties style:font-name="Calibri" style:font-name-complex="Calibri"/>
    </style:style>
    <style:style style:name="TableRow5542" style:family="table-row">
      <style:table-row-properties style:use-optimal-row-height="false"/>
    </style:style>
    <style:style style:name="TableCell5543" style:family="table-cell">
      <style:table-cell-properties fo:border="none" style:writing-mode="lr-tb" style:vertical-align="middle" fo:padding-top="0.1562in" fo:padding-left="0in" fo:padding-bottom="0.052in" fo:padding-right="0.1041in"/>
    </style:style>
    <style:style style:name="T5544" style:parent-style-name="DefaultParagraphFont" style:family="text">
      <style:text-properties style:font-name="Calibri" style:font-name-complex="Calibri"/>
    </style:style>
    <style:style style:name="TableRow5545" style:family="table-row">
      <style:table-row-properties style:use-optimal-row-height="false"/>
    </style:style>
    <style:style style:name="TableCell5546" style:family="table-cell">
      <style:table-cell-properties fo:border="none" style:writing-mode="lr-tb" style:vertical-align="middle" fo:padding-top="0.1562in" fo:padding-left="0in" fo:padding-bottom="0.052in" fo:padding-right="0.1041in"/>
    </style:style>
    <style:style style:name="T5547" style:parent-style-name="DefaultParagraphFont" style:family="text">
      <style:text-properties style:font-name="Calibri" style:font-name-complex="Calibri"/>
    </style:style>
    <style:style style:name="TableRow5548" style:family="table-row">
      <style:table-row-properties style:use-optimal-row-height="false"/>
    </style:style>
    <style:style style:name="TableCell5549" style:family="table-cell">
      <style:table-cell-properties fo:border="none" style:writing-mode="lr-tb" style:vertical-align="middle" fo:padding-top="0.1562in" fo:padding-left="0in" fo:padding-bottom="0.052in" fo:padding-right="0.1041in"/>
    </style:style>
    <style:style style:name="T5550" style:parent-style-name="DefaultParagraphFont" style:family="text">
      <style:text-properties style:font-name="Calibri" style:font-name-complex="Calibri"/>
    </style:style>
    <style:style style:name="TableRow5551" style:family="table-row">
      <style:table-row-properties style:use-optimal-row-height="false"/>
    </style:style>
    <style:style style:name="TableCell5552" style:family="table-cell">
      <style:table-cell-properties fo:border="none" style:writing-mode="lr-tb" style:vertical-align="middle" fo:padding-top="0.1562in" fo:padding-left="0in" fo:padding-bottom="0.052in" fo:padding-right="0.1041in"/>
    </style:style>
    <style:style style:name="T5553" style:parent-style-name="DefaultParagraphFont" style:family="text">
      <style:text-properties style:font-name="Calibri" style:font-name-complex="Calibri"/>
    </style:style>
    <style:style style:name="TableRow5554" style:family="table-row">
      <style:table-row-properties style:use-optimal-row-height="false"/>
    </style:style>
    <style:style style:name="TableCell5555" style:family="table-cell">
      <style:table-cell-properties fo:border="none" style:writing-mode="lr-tb" style:vertical-align="middle" fo:padding-top="0.1562in" fo:padding-left="0in" fo:padding-bottom="0.052in" fo:padding-right="0.1041in"/>
    </style:style>
    <style:style style:name="T5556" style:parent-style-name="DefaultParagraphFont" style:family="text">
      <style:text-properties style:font-name="Calibri" style:font-name-complex="Calibri"/>
    </style:style>
    <style:style style:name="TableRow5557" style:family="table-row">
      <style:table-row-properties style:use-optimal-row-height="false"/>
    </style:style>
    <style:style style:name="TableCell5558" style:family="table-cell">
      <style:table-cell-properties fo:border="none" style:writing-mode="lr-tb" style:vertical-align="middle" fo:padding-top="0.1562in" fo:padding-left="0in" fo:padding-bottom="0.052in" fo:padding-right="0.1041in"/>
    </style:style>
    <style:style style:name="T5559" style:parent-style-name="DefaultParagraphFont" style:family="text">
      <style:text-properties style:font-name="Calibri" style:font-name-complex="Calibri"/>
    </style:style>
    <style:style style:name="T5560" style:parent-style-name="DefaultParagraphFont" style:family="text">
      <style:text-properties style:font-name="Calibri" style:font-name-complex="Calibri"/>
    </style:style>
    <style:style style:name="TableRow5561" style:family="table-row">
      <style:table-row-properties style:use-optimal-row-height="false"/>
    </style:style>
    <style:style style:name="TableCell5562" style:family="table-cell">
      <style:table-cell-properties fo:border="none" style:writing-mode="lr-tb" style:vertical-align="middle" fo:padding-top="0.1562in" fo:padding-left="0in" fo:padding-bottom="0.052in" fo:padding-right="0.1041in"/>
    </style:style>
    <style:style style:name="T5563" style:parent-style-name="DefaultParagraphFont" style:family="text">
      <style:text-properties style:font-name="Calibri" style:font-name-complex="Calibri"/>
    </style:style>
    <style:style style:name="TableRow5564" style:family="table-row">
      <style:table-row-properties style:use-optimal-row-height="false"/>
    </style:style>
    <style:style style:name="TableCell5565" style:family="table-cell">
      <style:table-cell-properties fo:border="none" style:writing-mode="lr-tb" style:vertical-align="middle" fo:padding-top="0.1562in" fo:padding-left="0in" fo:padding-bottom="0.052in" fo:padding-right="0.1041in"/>
    </style:style>
    <style:style style:name="T5566" style:parent-style-name="DefaultParagraphFont" style:family="text">
      <style:text-properties style:font-name="Calibri" style:font-name-complex="Calibri"/>
    </style:style>
    <style:style style:name="TableRow5567" style:family="table-row">
      <style:table-row-properties style:use-optimal-row-height="false"/>
    </style:style>
    <style:style style:name="TableCell5568" style:family="table-cell">
      <style:table-cell-properties fo:border="none" style:writing-mode="lr-tb" style:vertical-align="middle" fo:padding-top="0.1562in" fo:padding-left="0in" fo:padding-bottom="0.052in" fo:padding-right="0.1041in"/>
    </style:style>
    <style:style style:name="T5569" style:parent-style-name="DefaultParagraphFont" style:family="text">
      <style:text-properties style:font-name="Calibri" style:font-name-complex="Calibri"/>
    </style:style>
    <style:style style:name="TableRow5570" style:family="table-row">
      <style:table-row-properties style:use-optimal-row-height="false"/>
    </style:style>
    <style:style style:name="TableCell5571" style:family="table-cell">
      <style:table-cell-properties fo:border="none" style:writing-mode="lr-tb" style:vertical-align="middle" fo:padding-top="0.1562in" fo:padding-left="0in" fo:padding-bottom="0.052in" fo:padding-right="0.1041in"/>
    </style:style>
    <style:style style:name="T5572" style:parent-style-name="DefaultParagraphFont" style:family="text">
      <style:text-properties style:font-name="Calibri" style:font-name-complex="Calibri"/>
    </style:style>
    <style:style style:name="TableRow5573" style:family="table-row">
      <style:table-row-properties style:use-optimal-row-height="false"/>
    </style:style>
    <style:style style:name="TableCell5574" style:family="table-cell">
      <style:table-cell-properties fo:border="none" style:writing-mode="lr-tb" style:vertical-align="middle" fo:padding-top="0.1562in" fo:padding-left="0in" fo:padding-bottom="0.052in" fo:padding-right="0.1041in"/>
    </style:style>
    <style:style style:name="T5575" style:parent-style-name="DefaultParagraphFont" style:family="text">
      <style:text-properties style:font-name="Calibri" style:font-name-complex="Calibri"/>
    </style:style>
    <style:style style:name="T5576" style:parent-style-name="DefaultParagraphFont" style:family="text">
      <style:text-properties style:font-name="Calibri" style:font-name-complex="Calibri"/>
    </style:style>
    <style:style style:name="T5577" style:parent-style-name="DefaultParagraphFont" style:family="text">
      <style:text-properties style:font-name="Calibri" style:font-name-complex="Calibri"/>
    </style:style>
    <style:style style:name="TableRow5578" style:family="table-row">
      <style:table-row-properties style:use-optimal-row-height="false"/>
    </style:style>
    <style:style style:name="TableCell5579" style:family="table-cell">
      <style:table-cell-properties fo:border="none" style:writing-mode="lr-tb" style:vertical-align="middle" fo:padding-top="0.1562in" fo:padding-left="0in" fo:padding-bottom="0.052in" fo:padding-right="0.1041in"/>
    </style:style>
    <style:style style:name="T5580" style:parent-style-name="DefaultParagraphFont" style:family="text">
      <style:text-properties style:font-name="Calibri" style:font-name-complex="Calibri"/>
    </style:style>
    <style:style style:name="T5581" style:parent-style-name="DefaultParagraphFont" style:family="text">
      <style:text-properties style:font-name="Calibri" style:font-name-complex="Calibri"/>
    </style:style>
    <style:style style:name="TableRow5582" style:family="table-row">
      <style:table-row-properties style:use-optimal-row-height="false"/>
    </style:style>
    <style:style style:name="TableCell5583" style:family="table-cell">
      <style:table-cell-properties fo:border="none" style:writing-mode="lr-tb" style:vertical-align="middle" fo:padding-top="0.1562in" fo:padding-left="0in" fo:padding-bottom="0.052in" fo:padding-right="0.1041in"/>
    </style:style>
    <style:style style:name="T5584" style:parent-style-name="DefaultParagraphFont" style:family="text">
      <style:text-properties style:font-name="Calibri" style:font-name-complex="Calibri"/>
    </style:style>
    <style:style style:name="TableRow5585" style:family="table-row">
      <style:table-row-properties style:use-optimal-row-height="false"/>
    </style:style>
    <style:style style:name="TableCell5586" style:family="table-cell">
      <style:table-cell-properties fo:border="none" style:writing-mode="lr-tb" style:vertical-align="middle" fo:padding-top="0.1562in" fo:padding-left="0in" fo:padding-bottom="0.052in" fo:padding-right="0.1041in"/>
    </style:style>
    <style:style style:name="T5587" style:parent-style-name="DefaultParagraphFont" style:family="text">
      <style:text-properties style:font-name="Calibri" style:font-name-complex="Calibri"/>
    </style:style>
    <style:style style:name="T5588" style:parent-style-name="DefaultParagraphFont" style:family="text">
      <style:text-properties style:font-name="Calibri" style:font-name-complex="Calibri"/>
    </style:style>
    <style:style style:name="TableRow5589" style:family="table-row">
      <style:table-row-properties style:use-optimal-row-height="false"/>
    </style:style>
    <style:style style:name="TableCell5590" style:family="table-cell">
      <style:table-cell-properties fo:border="none" style:writing-mode="lr-tb" style:vertical-align="middle" fo:padding-top="0.1562in" fo:padding-left="0in" fo:padding-bottom="0.052in" fo:padding-right="0.1041in"/>
    </style:style>
    <style:style style:name="T5591" style:parent-style-name="DefaultParagraphFont" style:family="text">
      <style:text-properties style:font-name="Calibri" style:font-name-complex="Calibri"/>
    </style:style>
    <style:style style:name="T5592" style:parent-style-name="DefaultParagraphFont" style:family="text">
      <style:text-properties style:font-name="Calibri" style:font-name-complex="Calibri"/>
    </style:style>
    <style:style style:name="TableRow5593" style:family="table-row">
      <style:table-row-properties style:use-optimal-row-height="false"/>
    </style:style>
    <style:style style:name="TableCell5594" style:family="table-cell">
      <style:table-cell-properties fo:border="none" style:writing-mode="lr-tb" style:vertical-align="middle" fo:padding-top="0.1562in" fo:padding-left="0in" fo:padding-bottom="0.052in" fo:padding-right="0.1041in"/>
    </style:style>
    <style:style style:name="T5595" style:parent-style-name="DefaultParagraphFont" style:family="text">
      <style:text-properties style:font-name="Calibri" style:font-name-complex="Calibri"/>
    </style:style>
    <style:style style:name="TableRow5596" style:family="table-row">
      <style:table-row-properties style:use-optimal-row-height="false"/>
    </style:style>
    <style:style style:name="TableCell5597" style:family="table-cell">
      <style:table-cell-properties fo:border="none" style:writing-mode="lr-tb" style:vertical-align="middle" fo:padding-top="0.1562in" fo:padding-left="0in" fo:padding-bottom="0.052in" fo:padding-right="0.1041in"/>
    </style:style>
    <style:style style:name="T5598" style:parent-style-name="DefaultParagraphFont" style:family="text">
      <style:text-properties style:font-name="Calibri" style:font-name-complex="Calibri"/>
    </style:style>
    <style:style style:name="TableRow5599" style:family="table-row">
      <style:table-row-properties style:use-optimal-row-height="false"/>
    </style:style>
    <style:style style:name="TableCell5600" style:family="table-cell">
      <style:table-cell-properties fo:border="none" style:writing-mode="lr-tb" style:vertical-align="middle" fo:padding-top="0.1562in" fo:padding-left="0in" fo:padding-bottom="0.052in" fo:padding-right="0.1041in"/>
    </style:style>
    <style:style style:name="T5601" style:parent-style-name="DefaultParagraphFont" style:family="text">
      <style:text-properties style:font-name="Calibri" style:font-name-complex="Calibri"/>
    </style:style>
    <style:style style:name="TableRow5602" style:family="table-row">
      <style:table-row-properties style:use-optimal-row-height="false"/>
    </style:style>
    <style:style style:name="TableCell5603" style:family="table-cell">
      <style:table-cell-properties fo:border="none" style:writing-mode="lr-tb" style:vertical-align="middle" fo:padding-top="0.1562in" fo:padding-left="0in" fo:padding-bottom="0.052in" fo:padding-right="0.1041in"/>
    </style:style>
    <style:style style:name="T5604" style:parent-style-name="DefaultParagraphFont" style:family="text">
      <style:text-properties style:font-name="Calibri" style:font-name-complex="Calibri" fo:language="sv" fo:country="SE"/>
    </style:style>
    <style:style style:name="T5605" style:parent-style-name="DefaultParagraphFont" style:family="text">
      <style:text-properties style:font-name="Calibri" style:font-name-complex="Calibri"/>
    </style:style>
    <style:style style:name="TableRow5606" style:family="table-row">
      <style:table-row-properties style:use-optimal-row-height="false"/>
    </style:style>
    <style:style style:name="TableCell5607" style:family="table-cell">
      <style:table-cell-properties fo:border="none" style:writing-mode="lr-tb" style:vertical-align="middle" fo:padding-top="0.1562in" fo:padding-left="0in" fo:padding-bottom="0.052in" fo:padding-right="0.1041in"/>
    </style:style>
    <style:style style:name="T5608" style:parent-style-name="DefaultParagraphFont" style:family="text">
      <style:text-properties style:font-name="Calibri" style:font-name-complex="Calibri"/>
    </style:style>
    <style:style style:name="T5609" style:parent-style-name="DefaultParagraphFont" style:family="text">
      <style:text-properties style:font-name="Calibri" style:font-name-complex="Calibri"/>
    </style:style>
    <style:style style:name="TableRow5610" style:family="table-row">
      <style:table-row-properties style:use-optimal-row-height="false"/>
    </style:style>
    <style:style style:name="TableCell5611" style:family="table-cell">
      <style:table-cell-properties fo:border="none" style:writing-mode="lr-tb" style:vertical-align="middle" fo:padding-top="0.1562in" fo:padding-left="0in" fo:padding-bottom="0.052in" fo:padding-right="0.1041in"/>
    </style:style>
    <style:style style:name="T5612" style:parent-style-name="DefaultParagraphFont" style:family="text">
      <style:text-properties style:font-name="Calibri" style:font-name-complex="Calibri"/>
    </style:style>
    <style:style style:name="TableRow5613" style:family="table-row">
      <style:table-row-properties style:use-optimal-row-height="false"/>
    </style:style>
    <style:style style:name="TableCell5614" style:family="table-cell">
      <style:table-cell-properties fo:border="none" style:writing-mode="lr-tb" style:vertical-align="middle" fo:padding-top="0.1562in" fo:padding-left="0in" fo:padding-bottom="0.052in" fo:padding-right="0.1041in"/>
    </style:style>
    <style:style style:name="T5615" style:parent-style-name="DefaultParagraphFont" style:family="text">
      <style:text-properties style:font-name="Calibri" style:font-name-complex="Calibri"/>
    </style:style>
    <style:style style:name="P5616" style:parent-style-name="Heading1" style:family="paragraph"/>
    <style:style style:name="T5617" style:parent-style-name="DefaultParagraphFont" style:family="text">
      <style:text-properties style:font-name="Calibri" style:font-name-complex="Calibri" fo:font-size="16pt" style:font-size-asian="16pt" style:font-size-complex="16pt"/>
    </style:style>
    <style:style style:name="T5618" style:parent-style-name="answer-count" style:family="text">
      <style:text-properties style:font-name="Calibri" style:font-name-complex="Calibri" fo:color="#000000" fo:font-size="16pt" style:font-size-asian="16pt" style:font-size-complex="16pt"/>
    </style:style>
    <style:style style:name="TableColumn5620" style:family="table-column">
      <style:table-column-properties style:column-width="4.9166in" style:use-optimal-column-width="false"/>
    </style:style>
    <style:style style:name="Table5619" style:family="table">
      <style:table-properties style:width="4.9166in" fo:margin-left="0.177in" table:align="left"/>
    </style:style>
    <style:style style:name="TableRow5621" style:family="table-row">
      <style:table-row-properties style:use-optimal-row-height="false"/>
    </style:style>
    <style:style style:name="TableCell5622" style:family="table-cell">
      <style:table-cell-properties fo:border="none" style:writing-mode="lr-tb" style:vertical-align="middle" fo:padding-top="0.1562in" fo:padding-left="0in" fo:padding-bottom="0.052in" fo:padding-right="0.1041in"/>
    </style:style>
    <style:style style:name="T5623" style:parent-style-name="DefaultParagraphFont" style:family="text">
      <style:text-properties style:font-name="Calibri" style:font-name-complex="Calibri"/>
    </style:style>
    <style:style style:name="TableRow5624" style:family="table-row">
      <style:table-row-properties style:use-optimal-row-height="false"/>
    </style:style>
    <style:style style:name="TableCell5625" style:family="table-cell">
      <style:table-cell-properties fo:border="none" style:writing-mode="lr-tb" style:vertical-align="middle" fo:padding-top="0.1562in" fo:padding-left="0in" fo:padding-bottom="0.052in" fo:padding-right="0.1041in"/>
    </style:style>
    <style:style style:name="T5626" style:parent-style-name="DefaultParagraphFont" style:family="text">
      <style:text-properties style:font-name="Calibri" style:font-name-complex="Calibri"/>
    </style:style>
    <style:style style:name="T5627" style:parent-style-name="DefaultParagraphFont" style:family="text">
      <style:text-properties style:font-name="Calibri" style:font-name-complex="Calibri"/>
    </style:style>
    <style:style style:name="TableRow5628" style:family="table-row">
      <style:table-row-properties style:use-optimal-row-height="false"/>
    </style:style>
    <style:style style:name="TableCell5629" style:family="table-cell">
      <style:table-cell-properties fo:border="none" style:writing-mode="lr-tb" style:vertical-align="middle" fo:padding-top="0.1562in" fo:padding-left="0in" fo:padding-bottom="0.052in" fo:padding-right="0.1041in"/>
    </style:style>
    <style:style style:name="T5630" style:parent-style-name="DefaultParagraphFont" style:family="text">
      <style:text-properties style:font-name="Calibri" style:font-name-complex="Calibri"/>
    </style:style>
    <style:style style:name="TableRow5631" style:family="table-row">
      <style:table-row-properties style:use-optimal-row-height="false"/>
    </style:style>
    <style:style style:name="TableCell5632" style:family="table-cell">
      <style:table-cell-properties fo:border="none" style:writing-mode="lr-tb" style:vertical-align="middle" fo:padding-top="0.1562in" fo:padding-left="0in" fo:padding-bottom="0.052in" fo:padding-right="0.1041in"/>
    </style:style>
    <style:style style:name="T5633" style:parent-style-name="DefaultParagraphFont" style:family="text">
      <style:text-properties style:font-name="Calibri" style:font-name-complex="Calibri"/>
    </style:style>
    <style:style style:name="TableRow5634" style:family="table-row">
      <style:table-row-properties style:use-optimal-row-height="false"/>
    </style:style>
    <style:style style:name="TableCell5635" style:family="table-cell">
      <style:table-cell-properties fo:border="none" style:writing-mode="lr-tb" style:vertical-align="middle" fo:padding-top="0.1562in" fo:padding-left="0in" fo:padding-bottom="0.052in" fo:padding-right="0.1041in"/>
    </style:style>
    <style:style style:name="T5636" style:parent-style-name="DefaultParagraphFont" style:family="text">
      <style:text-properties style:font-name="Calibri" style:font-name-complex="Calibri"/>
    </style:style>
    <style:style style:name="TableRow5637" style:family="table-row">
      <style:table-row-properties style:use-optimal-row-height="false"/>
    </style:style>
    <style:style style:name="TableCell5638" style:family="table-cell">
      <style:table-cell-properties fo:border="none" style:writing-mode="lr-tb" style:vertical-align="middle" fo:padding-top="0.1562in" fo:padding-left="0in" fo:padding-bottom="0.052in" fo:padding-right="0.1041in"/>
    </style:style>
    <style:style style:name="T5639" style:parent-style-name="DefaultParagraphFont" style:family="text">
      <style:text-properties style:font-name="Calibri" style:font-name-complex="Calibri"/>
    </style:style>
    <style:style style:name="TableRow5640" style:family="table-row">
      <style:table-row-properties style:use-optimal-row-height="false"/>
    </style:style>
    <style:style style:name="TableCell5641" style:family="table-cell">
      <style:table-cell-properties fo:border="none" style:writing-mode="lr-tb" style:vertical-align="middle" fo:padding-top="0.1562in" fo:padding-left="0in" fo:padding-bottom="0.052in" fo:padding-right="0.1041in"/>
    </style:style>
    <style:style style:name="T5642" style:parent-style-name="DefaultParagraphFont" style:family="text">
      <style:text-properties style:font-name="Calibri" style:font-name-complex="Calibri"/>
    </style:style>
    <style:style style:name="T5643" style:parent-style-name="DefaultParagraphFont" style:family="text">
      <style:text-properties style:font-name="Calibri" style:font-name-complex="Calibri"/>
    </style:style>
    <style:style style:name="T5644" style:parent-style-name="DefaultParagraphFont" style:family="text">
      <style:text-properties style:font-name="Calibri" style:font-name-complex="Calibri"/>
    </style:style>
    <style:style style:name="T5645" style:parent-style-name="DefaultParagraphFont" style:family="text">
      <style:text-properties style:font-name="Calibri" style:font-name-complex="Calibri"/>
    </style:style>
    <style:style style:name="TableRow5646" style:family="table-row">
      <style:table-row-properties style:use-optimal-row-height="false"/>
    </style:style>
    <style:style style:name="TableCell5647" style:family="table-cell">
      <style:table-cell-properties fo:border="none" style:writing-mode="lr-tb" style:vertical-align="middle" fo:padding-top="0.1562in" fo:padding-left="0in" fo:padding-bottom="0.052in" fo:padding-right="0.1041in"/>
    </style:style>
    <style:style style:name="T5648" style:parent-style-name="DefaultParagraphFont" style:family="text">
      <style:text-properties style:font-name="Calibri" style:font-name-complex="Calibri"/>
    </style:style>
    <style:style style:name="TableRow5649" style:family="table-row">
      <style:table-row-properties style:use-optimal-row-height="false"/>
    </style:style>
    <style:style style:name="TableCell5650" style:family="table-cell">
      <style:table-cell-properties fo:border="none" style:writing-mode="lr-tb" style:vertical-align="middle" fo:padding-top="0.1562in" fo:padding-left="0in" fo:padding-bottom="0.052in" fo:padding-right="0.1041in"/>
    </style:style>
    <style:style style:name="T5651" style:parent-style-name="DefaultParagraphFont" style:family="text">
      <style:text-properties style:font-name="Calibri" style:font-name-complex="Calibri"/>
    </style:style>
    <style:style style:name="T5652" style:parent-style-name="DefaultParagraphFont" style:family="text">
      <style:text-properties style:font-name="Calibri" style:font-name-complex="Calibri"/>
    </style:style>
    <style:style style:name="TableRow5653" style:family="table-row">
      <style:table-row-properties style:use-optimal-row-height="false"/>
    </style:style>
    <style:style style:name="TableCell5654" style:family="table-cell">
      <style:table-cell-properties fo:border="none" style:writing-mode="lr-tb" style:vertical-align="middle" fo:padding-top="0.1562in" fo:padding-left="0in" fo:padding-bottom="0.052in" fo:padding-right="0.1041in"/>
    </style:style>
    <style:style style:name="T5655" style:parent-style-name="DefaultParagraphFont" style:family="text">
      <style:text-properties style:font-name="Calibri" style:font-name-complex="Calibri"/>
    </style:style>
    <style:style style:name="TableRow5656" style:family="table-row">
      <style:table-row-properties style:use-optimal-row-height="false"/>
    </style:style>
    <style:style style:name="TableCell5657" style:family="table-cell">
      <style:table-cell-properties fo:border="none" style:writing-mode="lr-tb" style:vertical-align="middle" fo:padding-top="0.1562in" fo:padding-left="0in" fo:padding-bottom="0.052in" fo:padding-right="0.1041in"/>
    </style:style>
    <style:style style:name="T5658" style:parent-style-name="DefaultParagraphFont" style:family="text">
      <style:text-properties style:font-name="Calibri" style:font-name-complex="Calibri"/>
    </style:style>
    <style:style style:name="T5659" style:parent-style-name="DefaultParagraphFont" style:family="text">
      <style:text-properties style:font-name="Calibri" style:font-name-complex="Calibri"/>
    </style:style>
    <style:style style:name="TableRow5660" style:family="table-row">
      <style:table-row-properties style:use-optimal-row-height="false"/>
    </style:style>
    <style:style style:name="TableCell5661" style:family="table-cell">
      <style:table-cell-properties fo:border="none" style:writing-mode="lr-tb" style:vertical-align="middle" fo:padding-top="0.1562in" fo:padding-left="0in" fo:padding-bottom="0.052in" fo:padding-right="0.1041in"/>
    </style:style>
    <style:style style:name="T5662" style:parent-style-name="DefaultParagraphFont" style:family="text">
      <style:text-properties style:font-name="Calibri" style:font-name-complex="Calibri"/>
    </style:style>
    <style:style style:name="TableRow5663" style:family="table-row">
      <style:table-row-properties style:use-optimal-row-height="false"/>
    </style:style>
    <style:style style:name="TableCell5664" style:family="table-cell">
      <style:table-cell-properties fo:border="none" style:writing-mode="lr-tb" style:vertical-align="middle" fo:padding-top="0.1562in" fo:padding-left="0in" fo:padding-bottom="0.052in" fo:padding-right="0.1041in"/>
    </style:style>
    <style:style style:name="T5665" style:parent-style-name="DefaultParagraphFont" style:family="text">
      <style:text-properties style:font-name="Calibri" style:font-name-complex="Calibri"/>
    </style:style>
    <style:style style:name="TableRow5666" style:family="table-row">
      <style:table-row-properties style:use-optimal-row-height="false"/>
    </style:style>
    <style:style style:name="TableCell5667" style:family="table-cell">
      <style:table-cell-properties fo:border="none" style:writing-mode="lr-tb" style:vertical-align="middle" fo:padding-top="0.1562in" fo:padding-left="0in" fo:padding-bottom="0.052in" fo:padding-right="0.1041in"/>
    </style:style>
    <style:style style:name="T5668" style:parent-style-name="DefaultParagraphFont" style:family="text">
      <style:text-properties style:font-name="Calibri" style:font-name-complex="Calibri"/>
    </style:style>
    <style:style style:name="TableRow5669" style:family="table-row">
      <style:table-row-properties style:use-optimal-row-height="false"/>
    </style:style>
    <style:style style:name="TableCell5670" style:family="table-cell">
      <style:table-cell-properties fo:border="none" style:writing-mode="lr-tb" style:vertical-align="middle" fo:padding-top="0.1562in" fo:padding-left="0in" fo:padding-bottom="0.052in" fo:padding-right="0.1041in"/>
    </style:style>
    <style:style style:name="T5671" style:parent-style-name="DefaultParagraphFont" style:family="text">
      <style:text-properties style:font-name="Calibri" style:font-name-complex="Calibri"/>
    </style:style>
    <style:style style:name="TableRow5672" style:family="table-row">
      <style:table-row-properties style:use-optimal-row-height="false"/>
    </style:style>
    <style:style style:name="TableCell5673" style:family="table-cell">
      <style:table-cell-properties fo:border="none" style:writing-mode="lr-tb" style:vertical-align="middle" fo:padding-top="0.1562in" fo:padding-left="0in" fo:padding-bottom="0.052in" fo:padding-right="0.1041in"/>
    </style:style>
    <style:style style:name="T5674" style:parent-style-name="DefaultParagraphFont" style:family="text">
      <style:text-properties style:font-name="Calibri" style:font-name-complex="Calibri"/>
    </style:style>
    <style:style style:name="TableRow5675" style:family="table-row">
      <style:table-row-properties style:use-optimal-row-height="false"/>
    </style:style>
    <style:style style:name="TableCell5676" style:family="table-cell">
      <style:table-cell-properties fo:border="none" style:writing-mode="lr-tb" style:vertical-align="middle" fo:padding-top="0.1562in" fo:padding-left="0in" fo:padding-bottom="0.052in" fo:padding-right="0.1041in"/>
    </style:style>
    <style:style style:name="T5677" style:parent-style-name="DefaultParagraphFont" style:family="text">
      <style:text-properties style:font-name="Calibri" style:font-name-complex="Calibri"/>
    </style:style>
    <style:style style:name="TableRow5678" style:family="table-row">
      <style:table-row-properties style:use-optimal-row-height="false"/>
    </style:style>
    <style:style style:name="TableCell5679" style:family="table-cell">
      <style:table-cell-properties fo:border="none" style:writing-mode="lr-tb" style:vertical-align="middle" fo:padding-top="0.1562in" fo:padding-left="0in" fo:padding-bottom="0.052in" fo:padding-right="0.1041in"/>
    </style:style>
    <style:style style:name="T5680" style:parent-style-name="DefaultParagraphFont" style:family="text">
      <style:text-properties style:font-name="Calibri" style:font-name-complex="Calibri"/>
    </style:style>
    <style:style style:name="TableRow5681" style:family="table-row">
      <style:table-row-properties style:use-optimal-row-height="false"/>
    </style:style>
    <style:style style:name="TableCell5682" style:family="table-cell">
      <style:table-cell-properties fo:border="none" style:writing-mode="lr-tb" style:vertical-align="middle" fo:padding-top="0.1562in" fo:padding-left="0in" fo:padding-bottom="0.052in" fo:padding-right="0.1041in"/>
    </style:style>
    <style:style style:name="T5683" style:parent-style-name="DefaultParagraphFont" style:family="text">
      <style:text-properties style:font-name="Calibri" style:font-name-complex="Calibri"/>
    </style:style>
    <style:style style:name="TableRow5684" style:family="table-row">
      <style:table-row-properties style:use-optimal-row-height="false"/>
    </style:style>
    <style:style style:name="TableCell5685" style:family="table-cell">
      <style:table-cell-properties fo:border="none" style:writing-mode="lr-tb" style:vertical-align="middle" fo:padding-top="0.1562in" fo:padding-left="0in" fo:padding-bottom="0.052in" fo:padding-right="0.1041in"/>
    </style:style>
    <style:style style:name="T5686" style:parent-style-name="DefaultParagraphFont" style:family="text">
      <style:text-properties style:font-name="Calibri" style:font-name-complex="Calibri"/>
    </style:style>
    <style:style style:name="TableRow5687" style:family="table-row">
      <style:table-row-properties style:use-optimal-row-height="false"/>
    </style:style>
    <style:style style:name="TableCell5688" style:family="table-cell">
      <style:table-cell-properties fo:border="none" style:writing-mode="lr-tb" style:vertical-align="middle" fo:padding-top="0.1562in" fo:padding-left="0in" fo:padding-bottom="0.052in" fo:padding-right="0.1041in"/>
    </style:style>
    <style:style style:name="T5689" style:parent-style-name="DefaultParagraphFont" style:family="text">
      <style:text-properties style:font-name="Calibri" style:font-name-complex="Calibri"/>
    </style:style>
    <style:style style:name="T5690" style:parent-style-name="DefaultParagraphFont" style:family="text">
      <style:text-properties style:font-name="Calibri" style:font-name-complex="Calibri"/>
    </style:style>
    <style:style style:name="TableRow5691" style:family="table-row">
      <style:table-row-properties style:use-optimal-row-height="false"/>
    </style:style>
    <style:style style:name="TableCell5692" style:family="table-cell">
      <style:table-cell-properties fo:border="none" style:writing-mode="lr-tb" style:vertical-align="middle" fo:padding-top="0.1562in" fo:padding-left="0in" fo:padding-bottom="0.052in" fo:padding-right="0.1041in"/>
    </style:style>
    <style:style style:name="T5693" style:parent-style-name="DefaultParagraphFont" style:family="text">
      <style:text-properties style:font-name="Calibri" style:font-name-complex="Calibri"/>
    </style:style>
    <style:style style:name="TableRow5694" style:family="table-row">
      <style:table-row-properties style:use-optimal-row-height="false"/>
    </style:style>
    <style:style style:name="TableCell5695" style:family="table-cell">
      <style:table-cell-properties fo:border="none" style:writing-mode="lr-tb" style:vertical-align="middle" fo:padding-top="0.1562in" fo:padding-left="0in" fo:padding-bottom="0.052in" fo:padding-right="0.1041in"/>
    </style:style>
    <style:style style:name="T5696" style:parent-style-name="DefaultParagraphFont" style:family="text">
      <style:text-properties style:font-name="Calibri" style:font-name-complex="Calibri"/>
    </style:style>
    <style:style style:name="TableRow5697" style:family="table-row">
      <style:table-row-properties style:use-optimal-row-height="false"/>
    </style:style>
    <style:style style:name="TableCell5698" style:family="table-cell">
      <style:table-cell-properties fo:border="none" style:writing-mode="lr-tb" style:vertical-align="middle" fo:padding-top="0.1562in" fo:padding-left="0in" fo:padding-bottom="0.052in" fo:padding-right="0.1041in"/>
    </style:style>
    <style:style style:name="T5699" style:parent-style-name="DefaultParagraphFont" style:family="text">
      <style:text-properties style:font-name="Calibri" style:font-name-complex="Calibri"/>
    </style:style>
    <style:style style:name="TableRow5700" style:family="table-row">
      <style:table-row-properties style:use-optimal-row-height="false"/>
    </style:style>
    <style:style style:name="TableCell5701" style:family="table-cell">
      <style:table-cell-properties fo:border="none" style:writing-mode="lr-tb" style:vertical-align="middle" fo:padding-top="0.1562in" fo:padding-left="0in" fo:padding-bottom="0.052in" fo:padding-right="0.1041in"/>
    </style:style>
    <style:style style:name="T5702" style:parent-style-name="DefaultParagraphFont" style:family="text">
      <style:text-properties style:font-name="Calibri" style:font-name-complex="Calibri"/>
    </style:style>
    <style:style style:name="TableRow5703" style:family="table-row">
      <style:table-row-properties style:use-optimal-row-height="false"/>
    </style:style>
    <style:style style:name="TableCell5704" style:family="table-cell">
      <style:table-cell-properties fo:border="none" style:writing-mode="lr-tb" style:vertical-align="middle" fo:padding-top="0.1562in" fo:padding-left="0in" fo:padding-bottom="0.052in" fo:padding-right="0.1041in"/>
    </style:style>
    <style:style style:name="T5705" style:parent-style-name="DefaultParagraphFont" style:family="text">
      <style:text-properties style:font-name="Calibri" style:font-name-complex="Calibri"/>
    </style:style>
    <style:style style:name="T5706" style:parent-style-name="DefaultParagraphFont" style:family="text">
      <style:text-properties style:font-name="Calibri" style:font-name-complex="Calibri"/>
    </style:style>
    <style:style style:name="T5707" style:parent-style-name="DefaultParagraphFont" style:family="text">
      <style:text-properties style:font-name="Calibri" style:font-name-complex="Calibri"/>
    </style:style>
    <style:style style:name="TableRow5708" style:family="table-row">
      <style:table-row-properties style:use-optimal-row-height="false"/>
    </style:style>
    <style:style style:name="TableCell5709" style:family="table-cell">
      <style:table-cell-properties fo:border="none" style:writing-mode="lr-tb" style:vertical-align="middle" fo:padding-top="0.1562in" fo:padding-left="0in" fo:padding-bottom="0.052in" fo:padding-right="0.1041in"/>
    </style:style>
    <style:style style:name="T5710" style:parent-style-name="DefaultParagraphFont" style:family="text">
      <style:text-properties style:font-name="Calibri" style:font-name-complex="Calibri"/>
    </style:style>
    <style:style style:name="T5711" style:parent-style-name="DefaultParagraphFont" style:family="text">
      <style:text-properties style:font-name="Calibri" style:font-name-complex="Calibri"/>
    </style:style>
    <style:style style:name="TableRow5712" style:family="table-row">
      <style:table-row-properties style:use-optimal-row-height="false"/>
    </style:style>
    <style:style style:name="TableCell5713" style:family="table-cell">
      <style:table-cell-properties fo:border="none" style:writing-mode="lr-tb" style:vertical-align="middle" fo:padding-top="0.1562in" fo:padding-left="0in" fo:padding-bottom="0.052in" fo:padding-right="0.1041in"/>
    </style:style>
    <style:style style:name="T5714" style:parent-style-name="DefaultParagraphFont" style:family="text">
      <style:text-properties style:font-name="Calibri" style:font-name-complex="Calibri"/>
    </style:style>
    <style:style style:name="TableRow5715" style:family="table-row">
      <style:table-row-properties style:use-optimal-row-height="false"/>
    </style:style>
    <style:style style:name="TableCell5716" style:family="table-cell">
      <style:table-cell-properties fo:border="none" style:writing-mode="lr-tb" style:vertical-align="middle" fo:padding-top="0.1562in" fo:padding-left="0in" fo:padding-bottom="0.052in" fo:padding-right="0.1041in"/>
    </style:style>
    <style:style style:name="T5717" style:parent-style-name="DefaultParagraphFont" style:family="text">
      <style:text-properties style:font-name="Calibri" style:font-name-complex="Calibri"/>
    </style:style>
    <style:style style:name="TableRow5718" style:family="table-row">
      <style:table-row-properties style:use-optimal-row-height="false"/>
    </style:style>
    <style:style style:name="TableCell5719" style:family="table-cell">
      <style:table-cell-properties fo:border="none" style:writing-mode="lr-tb" style:vertical-align="middle" fo:padding-top="0.1562in" fo:padding-left="0in" fo:padding-bottom="0.052in" fo:padding-right="0.1041in"/>
    </style:style>
    <style:style style:name="T5720" style:parent-style-name="DefaultParagraphFont" style:family="text">
      <style:text-properties style:font-name="Calibri" style:font-name-complex="Calibri"/>
    </style:style>
    <style:style style:name="TableRow5721" style:family="table-row">
      <style:table-row-properties style:use-optimal-row-height="false"/>
    </style:style>
    <style:style style:name="TableCell5722" style:family="table-cell">
      <style:table-cell-properties fo:border="none" style:writing-mode="lr-tb" style:vertical-align="middle" fo:padding-top="0.1562in" fo:padding-left="0in" fo:padding-bottom="0.052in" fo:padding-right="0.1041in"/>
    </style:style>
    <style:style style:name="T5723" style:parent-style-name="DefaultParagraphFont" style:family="text">
      <style:text-properties style:font-name="Calibri" style:font-name-complex="Calibri"/>
    </style:style>
    <style:style style:name="TableRow5724" style:family="table-row">
      <style:table-row-properties style:use-optimal-row-height="false"/>
    </style:style>
    <style:style style:name="TableCell5725" style:family="table-cell">
      <style:table-cell-properties fo:border="none" style:writing-mode="lr-tb" style:vertical-align="middle" fo:padding-top="0.1562in" fo:padding-left="0in" fo:padding-bottom="0.052in" fo:padding-right="0.1041in"/>
    </style:style>
    <style:style style:name="T5726" style:parent-style-name="DefaultParagraphFont" style:family="text">
      <style:text-properties style:font-name="Calibri" style:font-name-complex="Calibri"/>
    </style:style>
    <style:style style:name="TableRow5727" style:family="table-row">
      <style:table-row-properties style:use-optimal-row-height="false"/>
    </style:style>
    <style:style style:name="TableCell5728" style:family="table-cell">
      <style:table-cell-properties fo:border="none" style:writing-mode="lr-tb" style:vertical-align="middle" fo:padding-top="0.1562in" fo:padding-left="0in" fo:padding-bottom="0.052in" fo:padding-right="0.1041in"/>
    </style:style>
    <style:style style:name="T5729" style:parent-style-name="DefaultParagraphFont" style:family="text">
      <style:text-properties style:font-name="Calibri" style:font-name-complex="Calibri"/>
    </style:style>
    <style:style style:name="TableRow5730" style:family="table-row">
      <style:table-row-properties style:use-optimal-row-height="false"/>
    </style:style>
    <style:style style:name="TableCell5731" style:family="table-cell">
      <style:table-cell-properties fo:border="none" style:writing-mode="lr-tb" style:vertical-align="middle" fo:padding-top="0.1562in" fo:padding-left="0in" fo:padding-bottom="0.052in" fo:padding-right="0.1041in"/>
    </style:style>
    <style:style style:name="T5732" style:parent-style-name="DefaultParagraphFont" style:family="text">
      <style:text-properties style:font-name="Calibri" style:font-name-complex="Calibri"/>
    </style:style>
    <style:style style:name="TableRow5733" style:family="table-row">
      <style:table-row-properties style:use-optimal-row-height="false"/>
    </style:style>
    <style:style style:name="TableCell5734" style:family="table-cell">
      <style:table-cell-properties fo:border="none" style:writing-mode="lr-tb" style:vertical-align="middle" fo:padding-top="0.1562in" fo:padding-left="0in" fo:padding-bottom="0.052in" fo:padding-right="0.1041in"/>
    </style:style>
    <style:style style:name="T5735" style:parent-style-name="DefaultParagraphFont" style:family="text">
      <style:text-properties style:font-name="Calibri" style:font-name-complex="Calibri"/>
    </style:style>
    <style:style style:name="TableRow5736" style:family="table-row">
      <style:table-row-properties style:use-optimal-row-height="false"/>
    </style:style>
    <style:style style:name="TableCell5737" style:family="table-cell">
      <style:table-cell-properties fo:border="none" style:writing-mode="lr-tb" style:vertical-align="middle" fo:padding-top="0.1562in" fo:padding-left="0in" fo:padding-bottom="0.052in" fo:padding-right="0.1041in"/>
    </style:style>
    <style:style style:name="T5738" style:parent-style-name="DefaultParagraphFont" style:family="text">
      <style:text-properties style:font-name="Calibri" style:font-name-complex="Calibri"/>
    </style:style>
    <style:style style:name="TableRow5739" style:family="table-row">
      <style:table-row-properties style:use-optimal-row-height="false"/>
    </style:style>
    <style:style style:name="TableCell5740" style:family="table-cell">
      <style:table-cell-properties fo:border="none" style:writing-mode="lr-tb" style:vertical-align="middle" fo:padding-top="0.1562in" fo:padding-left="0in" fo:padding-bottom="0.052in" fo:padding-right="0.1041in"/>
    </style:style>
    <style:style style:name="T5741" style:parent-style-name="DefaultParagraphFont" style:family="text">
      <style:text-properties style:font-name="Calibri" style:font-name-complex="Calibri"/>
    </style:style>
    <style:style style:name="TableRow5742" style:family="table-row">
      <style:table-row-properties style:use-optimal-row-height="false"/>
    </style:style>
    <style:style style:name="TableCell5743" style:family="table-cell">
      <style:table-cell-properties fo:border="none" style:writing-mode="lr-tb" style:vertical-align="middle" fo:padding-top="0.1562in" fo:padding-left="0in" fo:padding-bottom="0.052in" fo:padding-right="0.1041in"/>
    </style:style>
    <style:style style:name="T5744" style:parent-style-name="DefaultParagraphFont" style:family="text">
      <style:text-properties style:font-name="Calibri" style:font-name-complex="Calibri"/>
    </style:style>
    <style:style style:name="T5745" style:parent-style-name="DefaultParagraphFont" style:family="text">
      <style:text-properties style:font-name="Calibri" style:font-name-complex="Calibri"/>
    </style:style>
    <style:style style:name="TableRow5746" style:family="table-row">
      <style:table-row-properties style:use-optimal-row-height="false"/>
    </style:style>
    <style:style style:name="TableCell5747" style:family="table-cell">
      <style:table-cell-properties fo:border="none" style:writing-mode="lr-tb" style:vertical-align="middle" fo:padding-top="0.1562in" fo:padding-left="0in" fo:padding-bottom="0.052in" fo:padding-right="0.1041in"/>
    </style:style>
    <style:style style:name="T5748" style:parent-style-name="DefaultParagraphFont" style:family="text">
      <style:text-properties style:font-name="Calibri" style:font-name-complex="Calibri"/>
    </style:style>
    <style:style style:name="TableRow5749" style:family="table-row">
      <style:table-row-properties style:use-optimal-row-height="false"/>
    </style:style>
    <style:style style:name="TableCell5750" style:family="table-cell">
      <style:table-cell-properties fo:border="none" style:writing-mode="lr-tb" style:vertical-align="middle" fo:padding-top="0.1562in" fo:padding-left="0in" fo:padding-bottom="0.052in" fo:padding-right="0.1041in"/>
    </style:style>
    <style:style style:name="T5751" style:parent-style-name="DefaultParagraphFont" style:family="text">
      <style:text-properties style:font-name="Calibri" style:font-name-complex="Calibri"/>
    </style:style>
    <style:style style:name="TableRow5752" style:family="table-row">
      <style:table-row-properties style:use-optimal-row-height="false"/>
    </style:style>
    <style:style style:name="TableCell5753" style:family="table-cell">
      <style:table-cell-properties fo:border="none" style:writing-mode="lr-tb" style:vertical-align="middle" fo:padding-top="0.1562in" fo:padding-left="0in" fo:padding-bottom="0.052in" fo:padding-right="0.1041in"/>
    </style:style>
    <style:style style:name="T5754" style:parent-style-name="DefaultParagraphFont" style:family="text">
      <style:text-properties style:font-name="Calibri" style:font-name-complex="Calibri"/>
    </style:style>
    <style:style style:name="TableRow5755" style:family="table-row">
      <style:table-row-properties style:use-optimal-row-height="false"/>
    </style:style>
    <style:style style:name="TableCell5756" style:family="table-cell">
      <style:table-cell-properties fo:border="none" style:writing-mode="lr-tb" style:vertical-align="middle" fo:padding-top="0.1562in" fo:padding-left="0in" fo:padding-bottom="0.052in" fo:padding-right="0.1041in"/>
    </style:style>
    <style:style style:name="T5757" style:parent-style-name="DefaultParagraphFont" style:family="text">
      <style:text-properties style:font-name="Calibri" style:font-name-complex="Calibri"/>
    </style:style>
    <style:style style:name="TableRow5758" style:family="table-row">
      <style:table-row-properties style:use-optimal-row-height="false"/>
    </style:style>
    <style:style style:name="TableCell5759" style:family="table-cell">
      <style:table-cell-properties fo:border="none" style:writing-mode="lr-tb" style:vertical-align="middle" fo:padding-top="0.1562in" fo:padding-left="0in" fo:padding-bottom="0.052in" fo:padding-right="0.1041in"/>
    </style:style>
    <style:style style:name="T5760" style:parent-style-name="DefaultParagraphFont" style:family="text">
      <style:text-properties style:font-name="Calibri" style:font-name-complex="Calibri"/>
    </style:style>
    <style:style style:name="TableRow5761" style:family="table-row">
      <style:table-row-properties style:use-optimal-row-height="false"/>
    </style:style>
    <style:style style:name="TableCell5762" style:family="table-cell">
      <style:table-cell-properties fo:border="none" style:writing-mode="lr-tb" style:vertical-align="middle" fo:padding-top="0.1562in" fo:padding-left="0in" fo:padding-bottom="0.052in" fo:padding-right="0.1041in"/>
    </style:style>
    <style:style style:name="T5763" style:parent-style-name="DefaultParagraphFont" style:family="text">
      <style:text-properties style:font-name="Calibri" style:font-name-complex="Calibri"/>
    </style:style>
    <style:style style:name="TableRow5764" style:family="table-row">
      <style:table-row-properties style:use-optimal-row-height="false"/>
    </style:style>
    <style:style style:name="TableCell5765" style:family="table-cell">
      <style:table-cell-properties fo:border="none" style:writing-mode="lr-tb" style:vertical-align="middle" fo:padding-top="0.1562in" fo:padding-left="0in" fo:padding-bottom="0.052in" fo:padding-right="0.1041in"/>
    </style:style>
    <style:style style:name="T5766" style:parent-style-name="DefaultParagraphFont" style:family="text">
      <style:text-properties style:font-name="Calibri" style:font-name-complex="Calibri"/>
    </style:style>
    <style:style style:name="T5767" style:parent-style-name="DefaultParagraphFont" style:family="text">
      <style:text-properties style:font-name="Calibri" style:font-name-complex="Calibri"/>
    </style:style>
    <style:style style:name="T5768" style:parent-style-name="DefaultParagraphFont" style:family="text">
      <style:text-properties style:font-name="Calibri" style:font-name-complex="Calibri"/>
    </style:style>
    <style:style style:name="TableRow5769" style:family="table-row">
      <style:table-row-properties style:use-optimal-row-height="false"/>
    </style:style>
    <style:style style:name="TableCell5770" style:family="table-cell">
      <style:table-cell-properties fo:border="none" style:writing-mode="lr-tb" style:vertical-align="middle" fo:padding-top="0.1562in" fo:padding-left="0in" fo:padding-bottom="0.052in" fo:padding-right="0.1041in"/>
    </style:style>
    <style:style style:name="T5771" style:parent-style-name="DefaultParagraphFont" style:family="text">
      <style:text-properties style:font-name="Calibri" style:font-name-complex="Calibri"/>
    </style:style>
    <style:style style:name="TableRow5772" style:family="table-row">
      <style:table-row-properties style:use-optimal-row-height="false"/>
    </style:style>
    <style:style style:name="TableCell5773" style:family="table-cell">
      <style:table-cell-properties fo:border="none" style:writing-mode="lr-tb" style:vertical-align="middle" fo:padding-top="0.1562in" fo:padding-left="0in" fo:padding-bottom="0.052in" fo:padding-right="0.1041in"/>
    </style:style>
    <style:style style:name="T5774" style:parent-style-name="DefaultParagraphFont" style:family="text">
      <style:text-properties style:font-name="Calibri" style:font-name-complex="Calibri"/>
    </style:style>
    <style:style style:name="T5775" style:parent-style-name="DefaultParagraphFont" style:family="text">
      <style:text-properties style:font-name="Calibri" style:font-name-complex="Calibri"/>
    </style:style>
    <style:style style:name="TableRow5776" style:family="table-row">
      <style:table-row-properties style:use-optimal-row-height="false"/>
    </style:style>
    <style:style style:name="TableCell5777" style:family="table-cell">
      <style:table-cell-properties fo:border="none" style:writing-mode="lr-tb" style:vertical-align="middle" fo:padding-top="0.1562in" fo:padding-left="0in" fo:padding-bottom="0.052in" fo:padding-right="0.1041in"/>
    </style:style>
    <style:style style:name="T5778" style:parent-style-name="DefaultParagraphFont" style:family="text">
      <style:text-properties style:font-name="Calibri" style:font-name-complex="Calibri"/>
    </style:style>
    <style:style style:name="TableRow5779" style:family="table-row">
      <style:table-row-properties style:use-optimal-row-height="false"/>
    </style:style>
    <style:style style:name="TableCell5780" style:family="table-cell">
      <style:table-cell-properties fo:border="none" style:writing-mode="lr-tb" style:vertical-align="middle" fo:padding-top="0.1562in" fo:padding-left="0in" fo:padding-bottom="0.052in" fo:padding-right="0.1041in"/>
    </style:style>
    <style:style style:name="T5781" style:parent-style-name="DefaultParagraphFont" style:family="text">
      <style:text-properties style:font-name="Calibri" style:font-name-complex="Calibri"/>
    </style:style>
    <style:style style:name="T5782" style:parent-style-name="DefaultParagraphFont" style:family="text">
      <style:text-properties style:font-name="Calibri" style:font-name-complex="Calibri"/>
    </style:style>
    <style:style style:name="TableRow5783" style:family="table-row">
      <style:table-row-properties style:use-optimal-row-height="false"/>
    </style:style>
    <style:style style:name="TableCell5784" style:family="table-cell">
      <style:table-cell-properties fo:border="none" style:writing-mode="lr-tb" style:vertical-align="middle" fo:padding-top="0.1562in" fo:padding-left="0in" fo:padding-bottom="0.052in" fo:padding-right="0.1041in"/>
    </style:style>
    <style:style style:name="T5785" style:parent-style-name="DefaultParagraphFont" style:family="text">
      <style:text-properties style:font-name="Calibri" style:font-name-complex="Calibri"/>
    </style:style>
    <style:style style:name="T5786" style:parent-style-name="DefaultParagraphFont" style:family="text">
      <style:text-properties style:font-name="Calibri" style:font-name-complex="Calibri"/>
    </style:style>
    <style:style style:name="T5787" style:parent-style-name="DefaultParagraphFont" style:family="text">
      <style:text-properties style:font-name="Calibri" style:font-name-complex="Calibri"/>
    </style:style>
    <style:style style:name="T5788" style:parent-style-name="DefaultParagraphFont" style:family="text">
      <style:text-properties style:font-name="Calibri" style:font-name-complex="Calibri"/>
    </style:style>
    <style:style style:name="T5789" style:parent-style-name="DefaultParagraphFont" style:family="text">
      <style:text-properties style:font-name="Calibri" style:font-name-complex="Calibri"/>
    </style:style>
    <style:style style:name="T5790" style:parent-style-name="DefaultParagraphFont" style:family="text">
      <style:text-properties style:font-name="Calibri" style:font-name-complex="Calibri"/>
    </style:style>
    <style:style style:name="T5791" style:parent-style-name="DefaultParagraphFont" style:family="text">
      <style:text-properties style:font-name="Calibri" style:font-name-complex="Calibri"/>
    </style:style>
    <style:style style:name="T5792" style:parent-style-name="DefaultParagraphFont" style:family="text">
      <style:text-properties style:font-name="Calibri" style:font-name-complex="Calibri"/>
    </style:style>
    <style:style style:name="T5793" style:parent-style-name="DefaultParagraphFont" style:family="text">
      <style:text-properties style:font-name="Calibri" style:font-name-complex="Calibri"/>
    </style:style>
    <style:style style:name="T5794" style:parent-style-name="DefaultParagraphFont" style:family="text">
      <style:text-properties style:font-name="Calibri" style:font-name-complex="Calibri"/>
    </style:style>
    <style:style style:name="T5795" style:parent-style-name="DefaultParagraphFont" style:family="text">
      <style:text-properties style:font-name="Calibri" style:font-name-complex="Calibri"/>
    </style:style>
    <style:style style:name="T5796" style:parent-style-name="DefaultParagraphFont" style:family="text">
      <style:text-properties style:font-name="Calibri" style:font-name-complex="Calibri"/>
    </style:style>
    <style:style style:name="TableRow5797" style:family="table-row">
      <style:table-row-properties style:use-optimal-row-height="false"/>
    </style:style>
    <style:style style:name="TableCell5798" style:family="table-cell">
      <style:table-cell-properties fo:border="none" style:writing-mode="lr-tb" style:vertical-align="middle" fo:padding-top="0.1562in" fo:padding-left="0in" fo:padding-bottom="0.052in" fo:padding-right="0.1041in"/>
    </style:style>
    <style:style style:name="T5799" style:parent-style-name="DefaultParagraphFont" style:family="text">
      <style:text-properties style:font-name="Calibri" style:font-name-complex="Calibri"/>
    </style:style>
    <style:style style:name="T5800" style:parent-style-name="DefaultParagraphFont" style:family="text">
      <style:text-properties style:font-name="Calibri" style:font-name-complex="Calibri"/>
    </style:style>
    <style:style style:name="TableRow5801" style:family="table-row">
      <style:table-row-properties style:use-optimal-row-height="false"/>
    </style:style>
    <style:style style:name="TableCell5802" style:family="table-cell">
      <style:table-cell-properties fo:border="none" style:writing-mode="lr-tb" style:vertical-align="middle" fo:padding-top="0.1562in" fo:padding-left="0in" fo:padding-bottom="0.052in" fo:padding-right="0.1041in"/>
    </style:style>
    <style:style style:name="T5803" style:parent-style-name="DefaultParagraphFont" style:family="text">
      <style:text-properties style:font-name="Calibri" style:font-name-complex="Calibri"/>
    </style:style>
    <style:style style:name="TableRow5804" style:family="table-row">
      <style:table-row-properties style:use-optimal-row-height="false"/>
    </style:style>
    <style:style style:name="TableCell5805" style:family="table-cell">
      <style:table-cell-properties fo:border="none" style:writing-mode="lr-tb" style:vertical-align="middle" fo:padding-top="0.1562in" fo:padding-left="0in" fo:padding-bottom="0.052in" fo:padding-right="0.1041in"/>
    </style:style>
    <style:style style:name="T5806" style:parent-style-name="DefaultParagraphFont" style:family="text">
      <style:text-properties style:font-name="Calibri" style:font-name-complex="Calibri"/>
    </style:style>
    <style:style style:name="TableRow5807" style:family="table-row">
      <style:table-row-properties style:use-optimal-row-height="false"/>
    </style:style>
    <style:style style:name="TableCell5808" style:family="table-cell">
      <style:table-cell-properties fo:border="none" style:writing-mode="lr-tb" style:vertical-align="middle" fo:padding-top="0.1562in" fo:padding-left="0in" fo:padding-bottom="0.052in" fo:padding-right="0.1041in"/>
    </style:style>
    <style:style style:name="T5809" style:parent-style-name="DefaultParagraphFont" style:family="text">
      <style:text-properties style:font-name="Calibri" style:font-name-complex="Calibri"/>
    </style:style>
    <style:style style:name="T5810" style:parent-style-name="DefaultParagraphFont" style:family="text">
      <style:text-properties style:font-name="Calibri" style:font-name-complex="Calibri"/>
    </style:style>
    <style:style style:name="TableRow5811" style:family="table-row">
      <style:table-row-properties style:use-optimal-row-height="false"/>
    </style:style>
    <style:style style:name="TableCell5812" style:family="table-cell">
      <style:table-cell-properties fo:border="none" style:writing-mode="lr-tb" style:vertical-align="middle" fo:padding-top="0.1562in" fo:padding-left="0in" fo:padding-bottom="0.052in" fo:padding-right="0.1041in"/>
    </style:style>
    <style:style style:name="T5813" style:parent-style-name="DefaultParagraphFont" style:family="text">
      <style:text-properties style:font-name="Calibri" style:font-name-complex="Calibri"/>
    </style:style>
    <style:style style:name="TableRow5814" style:family="table-row">
      <style:table-row-properties style:use-optimal-row-height="false"/>
    </style:style>
    <style:style style:name="TableCell5815" style:family="table-cell">
      <style:table-cell-properties fo:border="none" style:writing-mode="lr-tb" style:vertical-align="middle" fo:padding-top="0.1562in" fo:padding-left="0in" fo:padding-bottom="0.052in" fo:padding-right="0.1041in"/>
    </style:style>
    <style:style style:name="T5816" style:parent-style-name="DefaultParagraphFont" style:family="text">
      <style:text-properties style:font-name="Calibri" style:font-name-complex="Calibri"/>
    </style:style>
    <style:style style:name="T5817" style:parent-style-name="DefaultParagraphFont" style:family="text">
      <style:text-properties style:font-name="Calibri" style:font-name-complex="Calibri"/>
    </style:style>
    <style:style style:name="T5818" style:parent-style-name="DefaultParagraphFont" style:family="text">
      <style:text-properties style:font-name="Calibri" style:font-name-complex="Calibri"/>
    </style:style>
    <style:style style:name="TableRow5819" style:family="table-row">
      <style:table-row-properties style:use-optimal-row-height="false"/>
    </style:style>
    <style:style style:name="TableCell5820" style:family="table-cell">
      <style:table-cell-properties fo:border="none" style:writing-mode="lr-tb" style:vertical-align="middle" fo:padding-top="0.1562in" fo:padding-left="0in" fo:padding-bottom="0.052in" fo:padding-right="0.1041in"/>
    </style:style>
    <style:style style:name="T5821" style:parent-style-name="DefaultParagraphFont" style:family="text">
      <style:text-properties style:font-name="Calibri" style:font-name-complex="Calibri"/>
    </style:style>
    <style:style style:name="TableRow5822" style:family="table-row">
      <style:table-row-properties style:use-optimal-row-height="false"/>
    </style:style>
    <style:style style:name="TableCell5823" style:family="table-cell">
      <style:table-cell-properties fo:border="none" style:writing-mode="lr-tb" style:vertical-align="middle" fo:padding-top="0.1562in" fo:padding-left="0in" fo:padding-bottom="0.052in" fo:padding-right="0.1041in"/>
    </style:style>
    <style:style style:name="T5824" style:parent-style-name="DefaultParagraphFont" style:family="text">
      <style:text-properties style:font-name="Calibri" style:font-name-complex="Calibri"/>
    </style:style>
    <style:style style:name="TableRow5825" style:family="table-row">
      <style:table-row-properties style:use-optimal-row-height="false"/>
    </style:style>
    <style:style style:name="TableCell5826" style:family="table-cell">
      <style:table-cell-properties fo:border="none" style:writing-mode="lr-tb" style:vertical-align="middle" fo:padding-top="0.1562in" fo:padding-left="0in" fo:padding-bottom="0.052in" fo:padding-right="0.1041in"/>
    </style:style>
    <style:style style:name="T5827" style:parent-style-name="DefaultParagraphFont" style:family="text">
      <style:text-properties style:font-name="Calibri" style:font-name-complex="Calibri"/>
    </style:style>
    <style:style style:name="TableRow5828" style:family="table-row">
      <style:table-row-properties style:use-optimal-row-height="false"/>
    </style:style>
    <style:style style:name="TableCell5829" style:family="table-cell">
      <style:table-cell-properties fo:border="none" style:writing-mode="lr-tb" style:vertical-align="middle" fo:padding-top="0.1562in" fo:padding-left="0in" fo:padding-bottom="0.052in" fo:padding-right="0.1041in"/>
    </style:style>
    <style:style style:name="T5830" style:parent-style-name="DefaultParagraphFont" style:family="text">
      <style:text-properties style:font-name="Calibri" style:font-name-complex="Calibri"/>
    </style:style>
    <style:style style:name="T5831" style:parent-style-name="DefaultParagraphFont" style:family="text">
      <style:text-properties style:font-name="Calibri" style:font-name-complex="Calibri"/>
    </style:style>
    <style:style style:name="TableRow5832" style:family="table-row">
      <style:table-row-properties style:use-optimal-row-height="false"/>
    </style:style>
    <style:style style:name="TableCell5833" style:family="table-cell">
      <style:table-cell-properties fo:border="none" style:writing-mode="lr-tb" style:vertical-align="middle" fo:padding-top="0.1562in" fo:padding-left="0in" fo:padding-bottom="0.052in" fo:padding-right="0.1041in"/>
    </style:style>
    <style:style style:name="T5834" style:parent-style-name="DefaultParagraphFont" style:family="text">
      <style:text-properties style:font-name="Calibri" style:font-name-complex="Calibri"/>
    </style:style>
    <style:style style:name="TableRow5835" style:family="table-row">
      <style:table-row-properties style:use-optimal-row-height="false"/>
    </style:style>
    <style:style style:name="TableCell5836" style:family="table-cell">
      <style:table-cell-properties fo:border="none" style:writing-mode="lr-tb" style:vertical-align="middle" fo:padding-top="0.1562in" fo:padding-left="0in" fo:padding-bottom="0.052in" fo:padding-right="0.1041in"/>
    </style:style>
    <style:style style:name="T5837" style:parent-style-name="DefaultParagraphFont" style:family="text">
      <style:text-properties style:font-name="Calibri" style:font-name-complex="Calibri"/>
    </style:style>
    <style:style style:name="TableRow5838" style:family="table-row">
      <style:table-row-properties style:use-optimal-row-height="false"/>
    </style:style>
    <style:style style:name="TableCell5839" style:family="table-cell">
      <style:table-cell-properties fo:border="none" style:writing-mode="lr-tb" style:vertical-align="middle" fo:padding-top="0.1562in" fo:padding-left="0in" fo:padding-bottom="0.052in" fo:padding-right="0.1041in"/>
    </style:style>
    <style:style style:name="T5840" style:parent-style-name="DefaultParagraphFont" style:family="text">
      <style:text-properties style:font-name="Calibri" style:font-name-complex="Calibri"/>
    </style:style>
    <style:style style:name="TableRow5841" style:family="table-row">
      <style:table-row-properties style:use-optimal-row-height="false"/>
    </style:style>
    <style:style style:name="TableCell5842" style:family="table-cell">
      <style:table-cell-properties fo:border="none" style:writing-mode="lr-tb" style:vertical-align="middle" fo:padding-top="0.1562in" fo:padding-left="0in" fo:padding-bottom="0.052in" fo:padding-right="0.1041in"/>
    </style:style>
    <style:style style:name="T5843" style:parent-style-name="DefaultParagraphFont" style:family="text">
      <style:text-properties style:font-name="Calibri" style:font-name-complex="Calibri"/>
    </style:style>
    <style:style style:name="TableRow5844" style:family="table-row">
      <style:table-row-properties style:use-optimal-row-height="false"/>
    </style:style>
    <style:style style:name="TableCell5845" style:family="table-cell">
      <style:table-cell-properties fo:border="none" style:writing-mode="lr-tb" style:vertical-align="middle" fo:padding-top="0.1562in" fo:padding-left="0in" fo:padding-bottom="0.052in" fo:padding-right="0.1041in"/>
    </style:style>
    <style:style style:name="T5846" style:parent-style-name="DefaultParagraphFont" style:family="text">
      <style:text-properties style:font-name="Calibri" style:font-name-complex="Calibri"/>
    </style:style>
    <style:style style:name="TableRow5847" style:family="table-row">
      <style:table-row-properties style:use-optimal-row-height="false"/>
    </style:style>
    <style:style style:name="TableCell5848" style:family="table-cell">
      <style:table-cell-properties fo:border="none" style:writing-mode="lr-tb" style:vertical-align="middle" fo:padding-top="0.1562in" fo:padding-left="0in" fo:padding-bottom="0.052in" fo:padding-right="0.1041in"/>
    </style:style>
    <style:style style:name="T5849" style:parent-style-name="DefaultParagraphFont" style:family="text">
      <style:text-properties style:font-name="Calibri" style:font-name-complex="Calibri"/>
    </style:style>
    <style:style style:name="TableRow5850" style:family="table-row">
      <style:table-row-properties style:use-optimal-row-height="false"/>
    </style:style>
    <style:style style:name="TableCell5851" style:family="table-cell">
      <style:table-cell-properties fo:border="none" style:writing-mode="lr-tb" style:vertical-align="middle" fo:padding-top="0.1562in" fo:padding-left="0in" fo:padding-bottom="0.052in" fo:padding-right="0.1041in"/>
    </style:style>
    <style:style style:name="T5852" style:parent-style-name="DefaultParagraphFont" style:family="text">
      <style:text-properties style:font-name="Calibri" style:font-name-complex="Calibri"/>
    </style:style>
    <style:style style:name="T5853" style:parent-style-name="DefaultParagraphFont" style:family="text">
      <style:text-properties style:font-name="Calibri" style:font-name-complex="Calibri"/>
    </style:style>
    <style:style style:name="TableRow5854" style:family="table-row">
      <style:table-row-properties style:use-optimal-row-height="false"/>
    </style:style>
    <style:style style:name="TableCell5855" style:family="table-cell">
      <style:table-cell-properties fo:border="none" style:writing-mode="lr-tb" style:vertical-align="middle" fo:padding-top="0.1562in" fo:padding-left="0in" fo:padding-bottom="0.052in" fo:padding-right="0.1041in"/>
    </style:style>
    <style:style style:name="T5856" style:parent-style-name="DefaultParagraphFont" style:family="text">
      <style:text-properties style:font-name="Calibri" style:font-name-complex="Calibri"/>
    </style:style>
    <style:style style:name="TableRow5857" style:family="table-row">
      <style:table-row-properties style:use-optimal-row-height="false"/>
    </style:style>
    <style:style style:name="TableCell5858" style:family="table-cell">
      <style:table-cell-properties fo:border="none" style:writing-mode="lr-tb" style:vertical-align="middle" fo:padding-top="0.1562in" fo:padding-left="0in" fo:padding-bottom="0.052in" fo:padding-right="0.1041in"/>
    </style:style>
    <style:style style:name="T5859" style:parent-style-name="DefaultParagraphFont" style:family="text">
      <style:text-properties style:font-name="Calibri" style:font-name-complex="Calibri"/>
    </style:style>
    <style:style style:name="TableRow5860" style:family="table-row">
      <style:table-row-properties style:use-optimal-row-height="false"/>
    </style:style>
    <style:style style:name="TableCell5861" style:family="table-cell">
      <style:table-cell-properties fo:border="none" style:writing-mode="lr-tb" style:vertical-align="middle" fo:padding-top="0.1562in" fo:padding-left="0in" fo:padding-bottom="0.052in" fo:padding-right="0.1041in"/>
    </style:style>
    <style:style style:name="T5862" style:parent-style-name="DefaultParagraphFont" style:family="text">
      <style:text-properties style:font-name="Calibri" style:font-name-complex="Calibri"/>
    </style:style>
    <style:style style:name="TableRow5863" style:family="table-row">
      <style:table-row-properties style:use-optimal-row-height="false"/>
    </style:style>
    <style:style style:name="TableCell5864" style:family="table-cell">
      <style:table-cell-properties fo:border="none" style:writing-mode="lr-tb" style:vertical-align="middle" fo:padding-top="0.1562in" fo:padding-left="0in" fo:padding-bottom="0.052in" fo:padding-right="0.1041in"/>
    </style:style>
    <style:style style:name="T5865" style:parent-style-name="DefaultParagraphFont" style:family="text">
      <style:text-properties style:font-name="Calibri" style:font-name-complex="Calibri"/>
    </style:style>
    <style:style style:name="TableRow5866" style:family="table-row">
      <style:table-row-properties style:use-optimal-row-height="false"/>
    </style:style>
    <style:style style:name="TableCell5867" style:family="table-cell">
      <style:table-cell-properties fo:border="none" style:writing-mode="lr-tb" style:vertical-align="middle" fo:padding-top="0.1562in" fo:padding-left="0in" fo:padding-bottom="0.052in" fo:padding-right="0.1041in"/>
    </style:style>
    <style:style style:name="T5868" style:parent-style-name="DefaultParagraphFont" style:family="text">
      <style:text-properties style:font-name="Calibri" style:font-name-complex="Calibri"/>
    </style:style>
    <style:style style:name="T5869" style:parent-style-name="DefaultParagraphFont" style:family="text">
      <style:text-properties style:font-name="Calibri" style:font-name-complex="Calibri"/>
    </style:style>
    <style:style style:name="T5870" style:parent-style-name="DefaultParagraphFont" style:family="text">
      <style:text-properties style:font-name="Calibri" style:font-name-complex="Calibri"/>
    </style:style>
    <style:style style:name="T5871" style:parent-style-name="DefaultParagraphFont" style:family="text">
      <style:text-properties style:font-name="Calibri" style:font-name-complex="Calibri"/>
    </style:style>
    <style:style style:name="TableRow5872" style:family="table-row">
      <style:table-row-properties style:use-optimal-row-height="false"/>
    </style:style>
    <style:style style:name="TableCell5873" style:family="table-cell">
      <style:table-cell-properties fo:border="none" style:writing-mode="lr-tb" style:vertical-align="middle" fo:padding-top="0.1562in" fo:padding-left="0in" fo:padding-bottom="0.052in" fo:padding-right="0.1041in"/>
    </style:style>
    <style:style style:name="T5874" style:parent-style-name="DefaultParagraphFont" style:family="text">
      <style:text-properties style:font-name="Calibri" style:font-name-complex="Calibri"/>
    </style:style>
    <style:style style:name="TableRow5875" style:family="table-row">
      <style:table-row-properties style:use-optimal-row-height="false"/>
    </style:style>
    <style:style style:name="TableCell5876" style:family="table-cell">
      <style:table-cell-properties fo:border="none" style:writing-mode="lr-tb" style:vertical-align="middle" fo:padding-top="0.1562in" fo:padding-left="0in" fo:padding-bottom="0.052in" fo:padding-right="0.1041in"/>
    </style:style>
    <style:style style:name="T5877" style:parent-style-name="DefaultParagraphFont" style:family="text">
      <style:text-properties style:font-name="Calibri" style:font-name-complex="Calibri"/>
    </style:style>
    <style:style style:name="TableRow5878" style:family="table-row">
      <style:table-row-properties style:use-optimal-row-height="false"/>
    </style:style>
    <style:style style:name="TableCell5879" style:family="table-cell">
      <style:table-cell-properties fo:border="none" style:writing-mode="lr-tb" style:vertical-align="middle" fo:padding-top="0.1562in" fo:padding-left="0in" fo:padding-bottom="0.052in" fo:padding-right="0.1041in"/>
    </style:style>
    <style:style style:name="T5880" style:parent-style-name="DefaultParagraphFont" style:family="text">
      <style:text-properties style:font-name="Calibri" style:font-name-complex="Calibri"/>
    </style:style>
    <style:style style:name="TableRow5881" style:family="table-row">
      <style:table-row-properties style:use-optimal-row-height="false"/>
    </style:style>
    <style:style style:name="TableCell5882" style:family="table-cell">
      <style:table-cell-properties fo:border="none" style:writing-mode="lr-tb" style:vertical-align="middle" fo:padding-top="0.1562in" fo:padding-left="0in" fo:padding-bottom="0.052in" fo:padding-right="0.1041in"/>
    </style:style>
    <style:style style:name="T5883" style:parent-style-name="DefaultParagraphFont" style:family="text">
      <style:text-properties style:font-name="Calibri" style:font-name-complex="Calibri"/>
    </style:style>
    <style:style style:name="TableRow5884" style:family="table-row">
      <style:table-row-properties style:use-optimal-row-height="false"/>
    </style:style>
    <style:style style:name="TableCell5885" style:family="table-cell">
      <style:table-cell-properties fo:border="none" style:writing-mode="lr-tb" style:vertical-align="middle" fo:padding-top="0.1562in" fo:padding-left="0in" fo:padding-bottom="0.052in" fo:padding-right="0.1041in"/>
    </style:style>
    <style:style style:name="T5886" style:parent-style-name="DefaultParagraphFont" style:family="text">
      <style:text-properties style:font-name="Calibri" style:font-name-complex="Calibri"/>
    </style:style>
    <style:style style:name="TableRow5887" style:family="table-row">
      <style:table-row-properties style:use-optimal-row-height="false"/>
    </style:style>
    <style:style style:name="TableCell5888" style:family="table-cell">
      <style:table-cell-properties fo:border="none" style:writing-mode="lr-tb" style:vertical-align="middle" fo:padding-top="0.1562in" fo:padding-left="0in" fo:padding-bottom="0.052in" fo:padding-right="0.1041in"/>
    </style:style>
    <style:style style:name="T5889" style:parent-style-name="DefaultParagraphFont" style:family="text">
      <style:text-properties style:font-name="Calibri" style:font-name-complex="Calibri"/>
    </style:style>
    <style:style style:name="T5890" style:parent-style-name="DefaultParagraphFont" style:family="text">
      <style:text-properties style:font-name="Calibri" style:font-name-complex="Calibri"/>
    </style:style>
    <style:style style:name="TableRow5891" style:family="table-row">
      <style:table-row-properties style:use-optimal-row-height="false"/>
    </style:style>
    <style:style style:name="TableCell5892" style:family="table-cell">
      <style:table-cell-properties fo:border="none" style:writing-mode="lr-tb" style:vertical-align="middle" fo:padding-top="0.1562in" fo:padding-left="0in" fo:padding-bottom="0.052in" fo:padding-right="0.1041in"/>
    </style:style>
    <style:style style:name="T5893" style:parent-style-name="DefaultParagraphFont" style:family="text">
      <style:text-properties style:font-name="Calibri" style:font-name-complex="Calibri"/>
    </style:style>
    <style:style style:name="T5894" style:parent-style-name="DefaultParagraphFont" style:family="text">
      <style:text-properties style:font-name="Calibri" style:font-name-complex="Calibri"/>
    </style:style>
    <style:style style:name="TableRow5895" style:family="table-row">
      <style:table-row-properties style:use-optimal-row-height="false"/>
    </style:style>
    <style:style style:name="TableCell5896" style:family="table-cell">
      <style:table-cell-properties fo:border="none" style:writing-mode="lr-tb" style:vertical-align="middle" fo:padding-top="0.1562in" fo:padding-left="0in" fo:padding-bottom="0.052in" fo:padding-right="0.1041in"/>
    </style:style>
    <style:style style:name="T5897" style:parent-style-name="DefaultParagraphFont" style:family="text">
      <style:text-properties style:font-name="Calibri" style:font-name-complex="Calibri"/>
    </style:style>
    <style:style style:name="TableRow5898" style:family="table-row">
      <style:table-row-properties style:use-optimal-row-height="false"/>
    </style:style>
    <style:style style:name="TableCell5899" style:family="table-cell">
      <style:table-cell-properties fo:border="none" style:writing-mode="lr-tb" style:vertical-align="middle" fo:padding-top="0.1562in" fo:padding-left="0in" fo:padding-bottom="0.052in" fo:padding-right="0.1041in"/>
    </style:style>
    <style:style style:name="T5900" style:parent-style-name="DefaultParagraphFont" style:family="text">
      <style:text-properties style:font-name="Calibri" style:font-name-complex="Calibri"/>
    </style:style>
    <style:style style:name="TableRow5901" style:family="table-row">
      <style:table-row-properties style:use-optimal-row-height="false"/>
    </style:style>
    <style:style style:name="TableCell5902" style:family="table-cell">
      <style:table-cell-properties fo:border="none" style:writing-mode="lr-tb" style:vertical-align="middle" fo:padding-top="0.1562in" fo:padding-left="0in" fo:padding-bottom="0.052in" fo:padding-right="0.1041in"/>
    </style:style>
    <style:style style:name="T5903" style:parent-style-name="DefaultParagraphFont" style:family="text">
      <style:text-properties style:font-name="Calibri" style:font-name-complex="Calibri"/>
    </style:style>
    <style:style style:name="T5904" style:parent-style-name="DefaultParagraphFont" style:family="text">
      <style:text-properties style:font-name="Calibri" style:font-name-complex="Calibri"/>
    </style:style>
    <style:style style:name="T5905" style:parent-style-name="DefaultParagraphFont" style:family="text">
      <style:text-properties style:font-name="Calibri" style:font-name-complex="Calibri"/>
    </style:style>
    <style:style style:name="T5906" style:parent-style-name="DefaultParagraphFont" style:family="text">
      <style:text-properties style:font-name="Calibri" style:font-name-complex="Calibri"/>
    </style:style>
    <style:style style:name="TableRow5907" style:family="table-row">
      <style:table-row-properties style:use-optimal-row-height="false"/>
    </style:style>
    <style:style style:name="TableCell5908" style:family="table-cell">
      <style:table-cell-properties fo:border="none" style:writing-mode="lr-tb" style:vertical-align="middle" fo:padding-top="0.1562in" fo:padding-left="0in" fo:padding-bottom="0.052in" fo:padding-right="0.1041in"/>
    </style:style>
    <style:style style:name="T5909" style:parent-style-name="DefaultParagraphFont" style:family="text">
      <style:text-properties style:font-name="Calibri" style:font-name-complex="Calibri"/>
    </style:style>
    <style:style style:name="TableRow5910" style:family="table-row">
      <style:table-row-properties style:use-optimal-row-height="false"/>
    </style:style>
    <style:style style:name="TableCell5911" style:family="table-cell">
      <style:table-cell-properties fo:border="none" style:writing-mode="lr-tb" style:vertical-align="middle" fo:padding-top="0.1562in" fo:padding-left="0in" fo:padding-bottom="0.052in" fo:padding-right="0.1041in"/>
    </style:style>
    <style:style style:name="T5912" style:parent-style-name="DefaultParagraphFont" style:family="text">
      <style:text-properties style:font-name="Calibri" style:font-name-complex="Calibri"/>
    </style:style>
    <style:style style:name="T5913" style:parent-style-name="DefaultParagraphFont" style:family="text">
      <style:text-properties style:font-name="Calibri" style:font-name-complex="Calibri"/>
    </style:style>
    <style:style style:name="TableRow5914" style:family="table-row">
      <style:table-row-properties style:use-optimal-row-height="false"/>
    </style:style>
    <style:style style:name="TableCell5915" style:family="table-cell">
      <style:table-cell-properties fo:border="none" style:writing-mode="lr-tb" style:vertical-align="middle" fo:padding-top="0.1562in" fo:padding-left="0in" fo:padding-bottom="0.052in" fo:padding-right="0.1041in"/>
    </style:style>
    <style:style style:name="T5916" style:parent-style-name="DefaultParagraphFont" style:family="text">
      <style:text-properties style:font-name="Calibri" style:font-name-complex="Calibri"/>
    </style:style>
    <style:style style:name="TableRow5917" style:family="table-row">
      <style:table-row-properties style:use-optimal-row-height="false"/>
    </style:style>
    <style:style style:name="TableCell5918" style:family="table-cell">
      <style:table-cell-properties fo:border="none" style:writing-mode="lr-tb" style:vertical-align="middle" fo:padding-top="0.1562in" fo:padding-left="0in" fo:padding-bottom="0.052in" fo:padding-right="0.1041in"/>
    </style:style>
    <style:style style:name="T5919" style:parent-style-name="DefaultParagraphFont" style:family="text">
      <style:text-properties style:font-name="Calibri" style:font-name-complex="Calibri"/>
    </style:style>
    <style:style style:name="TableRow5920" style:family="table-row">
      <style:table-row-properties style:use-optimal-row-height="false"/>
    </style:style>
    <style:style style:name="TableCell5921" style:family="table-cell">
      <style:table-cell-properties fo:border="none" style:writing-mode="lr-tb" style:vertical-align="middle" fo:padding-top="0.1562in" fo:padding-left="0in" fo:padding-bottom="0.052in" fo:padding-right="0.1041in"/>
    </style:style>
    <style:style style:name="T5922" style:parent-style-name="DefaultParagraphFont" style:family="text">
      <style:text-properties style:font-name="Calibri" style:font-name-complex="Calibri"/>
    </style:style>
    <style:style style:name="TableRow5923" style:family="table-row">
      <style:table-row-properties style:use-optimal-row-height="false"/>
    </style:style>
    <style:style style:name="TableCell5924" style:family="table-cell">
      <style:table-cell-properties fo:border="none" style:writing-mode="lr-tb" style:vertical-align="middle" fo:padding-top="0.1562in" fo:padding-left="0in" fo:padding-bottom="0.052in" fo:padding-right="0.1041in"/>
    </style:style>
    <style:style style:name="T5925" style:parent-style-name="DefaultParagraphFont" style:family="text">
      <style:text-properties style:font-name="Calibri" style:font-name-complex="Calibri"/>
    </style:style>
    <style:style style:name="TableRow5926" style:family="table-row">
      <style:table-row-properties style:use-optimal-row-height="false"/>
    </style:style>
    <style:style style:name="TableCell5927" style:family="table-cell">
      <style:table-cell-properties fo:border="none" style:writing-mode="lr-tb" style:vertical-align="middle" fo:padding-top="0.1562in" fo:padding-left="0in" fo:padding-bottom="0.052in" fo:padding-right="0.1041in"/>
    </style:style>
    <style:style style:name="T5928" style:parent-style-name="DefaultParagraphFont" style:family="text">
      <style:text-properties style:font-name="Calibri" style:font-name-complex="Calibri"/>
    </style:style>
    <style:style style:name="T5929" style:parent-style-name="DefaultParagraphFont" style:family="text">
      <style:text-properties style:font-name="Calibri" style:font-name-complex="Calibri"/>
    </style:style>
    <style:style style:name="T5930" style:parent-style-name="DefaultParagraphFont" style:family="text">
      <style:text-properties style:font-name="Calibri" style:font-name-complex="Calibri"/>
    </style:style>
    <style:style style:name="T5931" style:parent-style-name="DefaultParagraphFont" style:family="text">
      <style:text-properties style:font-name="Calibri" style:font-name-complex="Calibri"/>
    </style:style>
    <style:style style:name="T5932" style:parent-style-name="DefaultParagraphFont" style:family="text">
      <style:text-properties style:font-name="Calibri" style:font-name-complex="Calibri"/>
    </style:style>
    <style:style style:name="T5933" style:parent-style-name="DefaultParagraphFont" style:family="text">
      <style:text-properties style:font-name="Calibri" style:font-name-complex="Calibri"/>
    </style:style>
    <style:style style:name="TableRow5934" style:family="table-row">
      <style:table-row-properties style:use-optimal-row-height="false"/>
    </style:style>
    <style:style style:name="TableCell5935" style:family="table-cell">
      <style:table-cell-properties fo:border="none" style:writing-mode="lr-tb" style:vertical-align="middle" fo:padding-top="0.1562in" fo:padding-left="0in" fo:padding-bottom="0.052in" fo:padding-right="0.1041in"/>
    </style:style>
    <style:style style:name="T5936" style:parent-style-name="DefaultParagraphFont" style:family="text">
      <style:text-properties style:font-name="Calibri" style:font-name-complex="Calibri"/>
    </style:style>
    <style:style style:name="TableRow5937" style:family="table-row">
      <style:table-row-properties style:use-optimal-row-height="false"/>
    </style:style>
    <style:style style:name="TableCell5938" style:family="table-cell">
      <style:table-cell-properties fo:border="none" style:writing-mode="lr-tb" style:vertical-align="middle" fo:padding-top="0.1562in" fo:padding-left="0in" fo:padding-bottom="0.052in" fo:padding-right="0.1041in"/>
    </style:style>
    <style:style style:name="T5939" style:parent-style-name="DefaultParagraphFont" style:family="text">
      <style:text-properties style:font-name="Calibri" style:font-name-complex="Calibri"/>
    </style:style>
    <style:style style:name="T5940" style:parent-style-name="DefaultParagraphFont" style:family="text">
      <style:text-properties style:font-name="Calibri" style:font-name-complex="Calibri"/>
    </style:style>
    <style:style style:name="TableRow5941" style:family="table-row">
      <style:table-row-properties style:use-optimal-row-height="false"/>
    </style:style>
    <style:style style:name="TableCell5942" style:family="table-cell">
      <style:table-cell-properties fo:border="none" style:writing-mode="lr-tb" style:vertical-align="middle" fo:padding-top="0.1562in" fo:padding-left="0in" fo:padding-bottom="0.052in" fo:padding-right="0.1041in"/>
    </style:style>
    <style:style style:name="T5943" style:parent-style-name="DefaultParagraphFont" style:family="text">
      <style:text-properties style:font-name="Calibri" style:font-name-complex="Calibri"/>
    </style:style>
    <style:style style:name="TableRow5944" style:family="table-row">
      <style:table-row-properties style:use-optimal-row-height="false"/>
    </style:style>
    <style:style style:name="TableCell5945" style:family="table-cell">
      <style:table-cell-properties fo:border="none" style:writing-mode="lr-tb" style:vertical-align="middle" fo:padding-top="0.1562in" fo:padding-left="0in" fo:padding-bottom="0.052in" fo:padding-right="0.1041in"/>
    </style:style>
    <style:style style:name="T5946" style:parent-style-name="DefaultParagraphFont" style:family="text">
      <style:text-properties style:font-name="Calibri" style:font-name-complex="Calibri"/>
    </style:style>
    <style:style style:name="TableRow5947" style:family="table-row">
      <style:table-row-properties style:use-optimal-row-height="false"/>
    </style:style>
    <style:style style:name="TableCell5948" style:family="table-cell">
      <style:table-cell-properties fo:border="none" style:writing-mode="lr-tb" style:vertical-align="middle" fo:padding-top="0.1562in" fo:padding-left="0in" fo:padding-bottom="0.052in" fo:padding-right="0.1041in"/>
    </style:style>
    <style:style style:name="T5949" style:parent-style-name="DefaultParagraphFont" style:family="text">
      <style:text-properties style:font-name="Calibri" style:font-name-complex="Calibri"/>
    </style:style>
    <style:style style:name="TableRow5950" style:family="table-row">
      <style:table-row-properties style:use-optimal-row-height="false"/>
    </style:style>
    <style:style style:name="TableCell5951" style:family="table-cell">
      <style:table-cell-properties fo:border="none" style:writing-mode="lr-tb" style:vertical-align="middle" fo:padding-top="0.1562in" fo:padding-left="0in" fo:padding-bottom="0.052in" fo:padding-right="0.1041in"/>
    </style:style>
    <style:style style:name="T5952" style:parent-style-name="DefaultParagraphFont" style:family="text">
      <style:text-properties style:font-name="Calibri" style:font-name-complex="Calibri"/>
    </style:style>
    <style:style style:name="T5953" style:parent-style-name="DefaultParagraphFont" style:family="text">
      <style:text-properties style:font-name="Calibri" style:font-name-complex="Calibri"/>
    </style:style>
    <style:style style:name="TableRow5954" style:family="table-row">
      <style:table-row-properties style:use-optimal-row-height="false"/>
    </style:style>
    <style:style style:name="TableCell5955" style:family="table-cell">
      <style:table-cell-properties fo:border="none" style:writing-mode="lr-tb" style:vertical-align="middle" fo:padding-top="0.1562in" fo:padding-left="0in" fo:padding-bottom="0.052in" fo:padding-right="0.1041in"/>
    </style:style>
    <style:style style:name="T5956" style:parent-style-name="DefaultParagraphFont" style:family="text">
      <style:text-properties style:font-name="Calibri" style:font-name-complex="Calibri"/>
    </style:style>
    <style:style style:name="TableRow5957" style:family="table-row">
      <style:table-row-properties style:use-optimal-row-height="false"/>
    </style:style>
    <style:style style:name="TableCell5958" style:family="table-cell">
      <style:table-cell-properties fo:border="none" style:writing-mode="lr-tb" style:vertical-align="middle" fo:padding-top="0.1562in" fo:padding-left="0in" fo:padding-bottom="0.052in" fo:padding-right="0.1041in"/>
    </style:style>
    <style:style style:name="T5959" style:parent-style-name="DefaultParagraphFont" style:family="text">
      <style:text-properties style:font-name="Calibri" style:font-name-complex="Calibri"/>
    </style:style>
    <style:style style:name="TableRow5960" style:family="table-row">
      <style:table-row-properties style:use-optimal-row-height="false"/>
    </style:style>
    <style:style style:name="TableCell5961" style:family="table-cell">
      <style:table-cell-properties fo:border="none" style:writing-mode="lr-tb" style:vertical-align="middle" fo:padding-top="0.1562in" fo:padding-left="0in" fo:padding-bottom="0.052in" fo:padding-right="0.1041in"/>
    </style:style>
    <style:style style:name="T5962" style:parent-style-name="DefaultParagraphFont" style:family="text">
      <style:text-properties style:font-name="Calibri" style:font-name-complex="Calibri"/>
    </style:style>
    <style:style style:name="T5963" style:parent-style-name="DefaultParagraphFont" style:family="text">
      <style:text-properties style:font-name="Calibri" style:font-name-complex="Calibri"/>
    </style:style>
    <style:style style:name="TableRow5964" style:family="table-row">
      <style:table-row-properties style:use-optimal-row-height="false"/>
    </style:style>
    <style:style style:name="TableCell5965" style:family="table-cell">
      <style:table-cell-properties fo:border="none" style:writing-mode="lr-tb" style:vertical-align="middle" fo:padding-top="0.1562in" fo:padding-left="0in" fo:padding-bottom="0.052in" fo:padding-right="0.1041in"/>
    </style:style>
    <style:style style:name="T5966" style:parent-style-name="DefaultParagraphFont" style:family="text">
      <style:text-properties style:font-name="Calibri" style:font-name-complex="Calibri"/>
    </style:style>
    <style:style style:name="TableRow5967" style:family="table-row">
      <style:table-row-properties style:use-optimal-row-height="false"/>
    </style:style>
    <style:style style:name="TableCell5968" style:family="table-cell">
      <style:table-cell-properties fo:border="none" style:writing-mode="lr-tb" style:vertical-align="middle" fo:padding-top="0.1562in" fo:padding-left="0in" fo:padding-bottom="0.052in" fo:padding-right="0.1041in"/>
    </style:style>
    <style:style style:name="T5969" style:parent-style-name="DefaultParagraphFont" style:family="text">
      <style:text-properties style:font-name="Calibri" style:font-name-complex="Calibri"/>
    </style:style>
    <style:style style:name="TableRow5970" style:family="table-row">
      <style:table-row-properties style:use-optimal-row-height="false"/>
    </style:style>
    <style:style style:name="TableCell5971" style:family="table-cell">
      <style:table-cell-properties fo:border="none" style:writing-mode="lr-tb" style:vertical-align="middle" fo:padding-top="0.1562in" fo:padding-left="0in" fo:padding-bottom="0.052in" fo:padding-right="0.1041in"/>
    </style:style>
    <style:style style:name="T5972" style:parent-style-name="DefaultParagraphFont" style:family="text">
      <style:text-properties style:font-name="Calibri" style:font-name-complex="Calibri"/>
    </style:style>
    <style:style style:name="TableRow5973" style:family="table-row">
      <style:table-row-properties style:use-optimal-row-height="false"/>
    </style:style>
    <style:style style:name="TableCell5974" style:family="table-cell">
      <style:table-cell-properties fo:border="none" style:writing-mode="lr-tb" style:vertical-align="middle" fo:padding-top="0.1562in" fo:padding-left="0in" fo:padding-bottom="0.052in" fo:padding-right="0.1041in"/>
    </style:style>
    <style:style style:name="T5975" style:parent-style-name="DefaultParagraphFont" style:family="text">
      <style:text-properties style:font-name="Calibri" style:font-name-complex="Calibri"/>
    </style:style>
    <style:style style:name="T5976" style:parent-style-name="DefaultParagraphFont" style:family="text">
      <style:text-properties style:font-name="Calibri" style:font-name-complex="Calibri"/>
    </style:style>
    <style:style style:name="T5977" style:parent-style-name="DefaultParagraphFont" style:family="text">
      <style:text-properties style:font-name="Calibri" style:font-name-complex="Calibri"/>
    </style:style>
    <style:style style:name="T5978" style:parent-style-name="DefaultParagraphFont" style:family="text">
      <style:text-properties style:font-name="Calibri" style:font-name-complex="Calibri"/>
    </style:style>
    <style:style style:name="TableRow5979" style:family="table-row">
      <style:table-row-properties style:use-optimal-row-height="false"/>
    </style:style>
    <style:style style:name="TableCell5980" style:family="table-cell">
      <style:table-cell-properties fo:border="none" style:writing-mode="lr-tb" style:vertical-align="middle" fo:padding-top="0.1562in" fo:padding-left="0in" fo:padding-bottom="0.052in" fo:padding-right="0.1041in"/>
    </style:style>
    <style:style style:name="T5981" style:parent-style-name="DefaultParagraphFont" style:family="text">
      <style:text-properties style:font-name="Calibri" style:font-name-complex="Calibri"/>
    </style:style>
    <style:style style:name="TableRow5982" style:family="table-row">
      <style:table-row-properties style:use-optimal-row-height="false"/>
    </style:style>
    <style:style style:name="TableCell5983" style:family="table-cell">
      <style:table-cell-properties fo:border="none" style:writing-mode="lr-tb" style:vertical-align="middle" fo:padding-top="0.1562in" fo:padding-left="0in" fo:padding-bottom="0.052in" fo:padding-right="0.1041in"/>
    </style:style>
    <style:style style:name="T5984" style:parent-style-name="DefaultParagraphFont" style:family="text">
      <style:text-properties style:font-name="Calibri" style:font-name-complex="Calibri"/>
    </style:style>
    <style:style style:name="TableRow5985" style:family="table-row">
      <style:table-row-properties style:use-optimal-row-height="false"/>
    </style:style>
    <style:style style:name="TableCell5986" style:family="table-cell">
      <style:table-cell-properties fo:border="none" style:writing-mode="lr-tb" style:vertical-align="middle" fo:padding-top="0.1562in" fo:padding-left="0in" fo:padding-bottom="0.052in" fo:padding-right="0.1041in"/>
    </style:style>
    <style:style style:name="T5987" style:parent-style-name="DefaultParagraphFont" style:family="text">
      <style:text-properties style:font-name="Calibri" style:font-name-complex="Calibri"/>
    </style:style>
    <style:style style:name="T5988" style:parent-style-name="DefaultParagraphFont" style:family="text">
      <style:text-properties style:font-name="Calibri" style:font-name-complex="Calibri"/>
    </style:style>
    <style:style style:name="T5989" style:parent-style-name="DefaultParagraphFont" style:family="text">
      <style:text-properties style:font-name="Calibri" style:font-name-complex="Calibri"/>
    </style:style>
    <style:style style:name="TableRow5990" style:family="table-row">
      <style:table-row-properties style:use-optimal-row-height="false"/>
    </style:style>
    <style:style style:name="TableCell5991" style:family="table-cell">
      <style:table-cell-properties fo:border="none" style:writing-mode="lr-tb" style:vertical-align="middle" fo:padding-top="0.1562in" fo:padding-left="0in" fo:padding-bottom="0.052in" fo:padding-right="0.1041in"/>
    </style:style>
    <style:style style:name="T5992" style:parent-style-name="DefaultParagraphFont" style:family="text">
      <style:text-properties style:font-name="Calibri" style:font-name-complex="Calibri"/>
    </style:style>
    <style:style style:name="TableRow5993" style:family="table-row">
      <style:table-row-properties style:use-optimal-row-height="false"/>
    </style:style>
    <style:style style:name="TableCell5994" style:family="table-cell">
      <style:table-cell-properties fo:border="none" style:writing-mode="lr-tb" style:vertical-align="middle" fo:padding-top="0.1562in" fo:padding-left="0in" fo:padding-bottom="0.052in" fo:padding-right="0.1041in"/>
    </style:style>
    <style:style style:name="T5995" style:parent-style-name="DefaultParagraphFont" style:family="text">
      <style:text-properties style:font-name="Calibri" style:font-name-complex="Calibri" fo:language="sv" fo:country="SE"/>
    </style:style>
    <style:style style:name="T5996" style:parent-style-name="DefaultParagraphFont" style:family="text">
      <style:text-properties style:font-name="Calibri" style:font-name-complex="Calibri" fo:language="sv" fo:country="SE"/>
    </style:style>
    <style:style style:name="T5997" style:parent-style-name="DefaultParagraphFont" style:family="text">
      <style:text-properties style:font-name="Calibri" style:font-name-complex="Calibri" fo:language="sv" fo:country="SE"/>
    </style:style>
    <style:style style:name="TableRow5998" style:family="table-row">
      <style:table-row-properties style:use-optimal-row-height="false"/>
    </style:style>
    <style:style style:name="TableCell5999" style:family="table-cell">
      <style:table-cell-properties fo:border="none" style:writing-mode="lr-tb" style:vertical-align="middle" fo:padding-top="0.1562in" fo:padding-left="0in" fo:padding-bottom="0.052in" fo:padding-right="0.1041in"/>
    </style:style>
    <style:style style:name="T6000" style:parent-style-name="DefaultParagraphFont" style:family="text">
      <style:text-properties style:font-name="Calibri" style:font-name-complex="Calibri"/>
    </style:style>
    <style:style style:name="TableRow6001" style:family="table-row">
      <style:table-row-properties style:use-optimal-row-height="false"/>
    </style:style>
    <style:style style:name="TableCell6002" style:family="table-cell">
      <style:table-cell-properties fo:border="none" style:writing-mode="lr-tb" style:vertical-align="middle" fo:padding-top="0.1562in" fo:padding-left="0in" fo:padding-bottom="0.052in" fo:padding-right="0.1041in"/>
    </style:style>
    <style:style style:name="T6003" style:parent-style-name="DefaultParagraphFont" style:family="text">
      <style:text-properties style:font-name="Calibri" style:font-name-complex="Calibri"/>
    </style:style>
    <style:style style:name="TableRow6004" style:family="table-row">
      <style:table-row-properties style:use-optimal-row-height="false"/>
    </style:style>
    <style:style style:name="TableCell6005" style:family="table-cell">
      <style:table-cell-properties fo:border="none" style:writing-mode="lr-tb" style:vertical-align="middle" fo:padding-top="0.1562in" fo:padding-left="0in" fo:padding-bottom="0.052in" fo:padding-right="0.1041in"/>
    </style:style>
    <style:style style:name="T6006" style:parent-style-name="DefaultParagraphFont" style:family="text">
      <style:text-properties style:font-name="Calibri" style:font-name-complex="Calibri"/>
    </style:style>
    <style:style style:name="TableRow6007" style:family="table-row">
      <style:table-row-properties style:use-optimal-row-height="false"/>
    </style:style>
    <style:style style:name="TableCell6008" style:family="table-cell">
      <style:table-cell-properties fo:border="none" style:writing-mode="lr-tb" style:vertical-align="middle" fo:padding-top="0.1562in" fo:padding-left="0in" fo:padding-bottom="0.052in" fo:padding-right="0.1041in"/>
    </style:style>
    <style:style style:name="T6009" style:parent-style-name="DefaultParagraphFont" style:family="text">
      <style:text-properties style:font-name="Calibri" style:font-name-complex="Calibri"/>
    </style:style>
    <style:style style:name="TableRow6010" style:family="table-row">
      <style:table-row-properties style:use-optimal-row-height="false"/>
    </style:style>
    <style:style style:name="TableCell6011" style:family="table-cell">
      <style:table-cell-properties fo:border="none" style:writing-mode="lr-tb" style:vertical-align="middle" fo:padding-top="0.1562in" fo:padding-left="0in" fo:padding-bottom="0.052in" fo:padding-right="0.1041in"/>
    </style:style>
    <style:style style:name="T6012" style:parent-style-name="DefaultParagraphFont" style:family="text">
      <style:text-properties style:font-name="Calibri" style:font-name-complex="Calibri"/>
    </style:style>
    <style:style style:name="TableRow6013" style:family="table-row">
      <style:table-row-properties style:use-optimal-row-height="false"/>
    </style:style>
    <style:style style:name="TableCell6014" style:family="table-cell">
      <style:table-cell-properties fo:border="none" style:writing-mode="lr-tb" style:vertical-align="middle" fo:padding-top="0.1562in" fo:padding-left="0in" fo:padding-bottom="0.052in" fo:padding-right="0.1041in"/>
    </style:style>
    <style:style style:name="T6015" style:parent-style-name="DefaultParagraphFont" style:family="text">
      <style:text-properties style:font-name="Calibri" style:font-name-complex="Calibri"/>
    </style:style>
    <style:style style:name="TableRow6016" style:family="table-row">
      <style:table-row-properties style:use-optimal-row-height="false"/>
    </style:style>
    <style:style style:name="TableCell6017" style:family="table-cell">
      <style:table-cell-properties fo:border="none" style:writing-mode="lr-tb" style:vertical-align="middle" fo:padding-top="0.1562in" fo:padding-left="0in" fo:padding-bottom="0.052in" fo:padding-right="0.1041in"/>
    </style:style>
    <style:style style:name="T6018" style:parent-style-name="DefaultParagraphFont" style:family="text">
      <style:text-properties style:font-name="Calibri" style:font-name-complex="Calibri"/>
    </style:style>
    <style:style style:name="TableRow6019" style:family="table-row">
      <style:table-row-properties style:use-optimal-row-height="false"/>
    </style:style>
    <style:style style:name="TableCell6020" style:family="table-cell">
      <style:table-cell-properties fo:border="none" style:writing-mode="lr-tb" style:vertical-align="middle" fo:padding-top="0.1562in" fo:padding-left="0in" fo:padding-bottom="0.052in" fo:padding-right="0.1041in"/>
    </style:style>
    <style:style style:name="T6021" style:parent-style-name="DefaultParagraphFont" style:family="text">
      <style:text-properties style:font-name="Calibri" style:font-name-complex="Calibri"/>
    </style:style>
    <style:style style:name="T6022" style:parent-style-name="DefaultParagraphFont" style:family="text">
      <style:text-properties style:font-name="Calibri" style:font-name-complex="Calibri"/>
    </style:style>
    <style:style style:name="TableRow6023" style:family="table-row">
      <style:table-row-properties style:use-optimal-row-height="false"/>
    </style:style>
    <style:style style:name="TableCell6024" style:family="table-cell">
      <style:table-cell-properties fo:border="none" style:writing-mode="lr-tb" style:vertical-align="middle" fo:padding-top="0.1562in" fo:padding-left="0in" fo:padding-bottom="0.052in" fo:padding-right="0.1041in"/>
    </style:style>
    <style:style style:name="T6025" style:parent-style-name="DefaultParagraphFont" style:family="text">
      <style:text-properties style:font-name="Calibri" style:font-name-complex="Calibri"/>
    </style:style>
    <style:style style:name="TableRow6026" style:family="table-row">
      <style:table-row-properties style:use-optimal-row-height="false"/>
    </style:style>
    <style:style style:name="TableCell6027" style:family="table-cell">
      <style:table-cell-properties fo:border="none" style:writing-mode="lr-tb" style:vertical-align="middle" fo:padding-top="0.1562in" fo:padding-left="0in" fo:padding-bottom="0.052in" fo:padding-right="0.1041in"/>
    </style:style>
    <style:style style:name="T6028" style:parent-style-name="DefaultParagraphFont" style:family="text">
      <style:text-properties style:font-name="Calibri" style:font-name-complex="Calibri"/>
    </style:style>
    <style:style style:name="TableRow6029" style:family="table-row">
      <style:table-row-properties style:use-optimal-row-height="false"/>
    </style:style>
    <style:style style:name="TableCell6030" style:family="table-cell">
      <style:table-cell-properties fo:border="none" style:writing-mode="lr-tb" style:vertical-align="middle" fo:padding-top="0.1562in" fo:padding-left="0in" fo:padding-bottom="0.052in" fo:padding-right="0.1041in"/>
    </style:style>
    <style:style style:name="T6031" style:parent-style-name="DefaultParagraphFont" style:family="text">
      <style:text-properties style:font-name="Calibri" style:font-name-complex="Calibri"/>
    </style:style>
    <style:style style:name="TableRow6032" style:family="table-row">
      <style:table-row-properties style:use-optimal-row-height="false"/>
    </style:style>
    <style:style style:name="TableCell6033" style:family="table-cell">
      <style:table-cell-properties fo:border="none" style:writing-mode="lr-tb" style:vertical-align="middle" fo:padding-top="0.1562in" fo:padding-left="0in" fo:padding-bottom="0.052in" fo:padding-right="0.1041in"/>
    </style:style>
    <style:style style:name="T6034" style:parent-style-name="DefaultParagraphFont" style:family="text">
      <style:text-properties style:font-name="Calibri" style:font-name-complex="Calibri"/>
    </style:style>
    <style:style style:name="TableRow6035" style:family="table-row">
      <style:table-row-properties style:use-optimal-row-height="false"/>
    </style:style>
    <style:style style:name="TableCell6036" style:family="table-cell">
      <style:table-cell-properties fo:border="none" style:writing-mode="lr-tb" style:vertical-align="middle" fo:padding-top="0.1562in" fo:padding-left="0in" fo:padding-bottom="0.052in" fo:padding-right="0.1041in"/>
    </style:style>
    <style:style style:name="T6037" style:parent-style-name="DefaultParagraphFont" style:family="text">
      <style:text-properties style:font-name="Calibri" style:font-name-complex="Calibri"/>
    </style:style>
    <style:style style:name="TableRow6038" style:family="table-row">
      <style:table-row-properties style:use-optimal-row-height="false"/>
    </style:style>
    <style:style style:name="TableCell6039" style:family="table-cell">
      <style:table-cell-properties fo:border="none" style:writing-mode="lr-tb" style:vertical-align="middle" fo:padding-top="0.1562in" fo:padding-left="0in" fo:padding-bottom="0.052in" fo:padding-right="0.1041in"/>
    </style:style>
    <style:style style:name="T6040" style:parent-style-name="DefaultParagraphFont" style:family="text">
      <style:text-properties style:font-name="Calibri" style:font-name-complex="Calibri"/>
    </style:style>
    <style:style style:name="TableRow6041" style:family="table-row">
      <style:table-row-properties style:use-optimal-row-height="false"/>
    </style:style>
    <style:style style:name="TableCell6042" style:family="table-cell">
      <style:table-cell-properties fo:border="none" style:writing-mode="lr-tb" style:vertical-align="middle" fo:padding-top="0.1562in" fo:padding-left="0in" fo:padding-bottom="0.052in" fo:padding-right="0.1041in"/>
    </style:style>
    <style:style style:name="T6043" style:parent-style-name="DefaultParagraphFont" style:family="text">
      <style:text-properties style:font-name="Calibri" style:font-name-complex="Calibri"/>
    </style:style>
    <style:style style:name="TableRow6044" style:family="table-row">
      <style:table-row-properties style:use-optimal-row-height="false"/>
    </style:style>
    <style:style style:name="TableCell6045" style:family="table-cell">
      <style:table-cell-properties fo:border="none" style:writing-mode="lr-tb" style:vertical-align="middle" fo:padding-top="0.1562in" fo:padding-left="0in" fo:padding-bottom="0.052in" fo:padding-right="0.1041in"/>
    </style:style>
    <style:style style:name="T6046" style:parent-style-name="DefaultParagraphFont" style:family="text">
      <style:text-properties style:font-name="Calibri" style:font-name-complex="Calibri"/>
    </style:style>
    <style:style style:name="TableRow6047" style:family="table-row">
      <style:table-row-properties style:use-optimal-row-height="false"/>
    </style:style>
    <style:style style:name="TableCell6048" style:family="table-cell">
      <style:table-cell-properties fo:border="none" style:writing-mode="lr-tb" style:vertical-align="middle" fo:padding-top="0.1562in" fo:padding-left="0in" fo:padding-bottom="0.052in" fo:padding-right="0.1041in"/>
    </style:style>
    <style:style style:name="T6049" style:parent-style-name="DefaultParagraphFont" style:family="text">
      <style:text-properties style:font-name="Calibri" style:font-name-complex="Calibri"/>
    </style:style>
    <style:style style:name="TableRow6050" style:family="table-row">
      <style:table-row-properties style:use-optimal-row-height="false"/>
    </style:style>
    <style:style style:name="TableCell6051" style:family="table-cell">
      <style:table-cell-properties fo:border="none" style:writing-mode="lr-tb" style:vertical-align="middle" fo:padding-top="0.1562in" fo:padding-left="0in" fo:padding-bottom="0.052in" fo:padding-right="0.1041in"/>
    </style:style>
    <style:style style:name="T6052" style:parent-style-name="DefaultParagraphFont" style:family="text">
      <style:text-properties style:font-name="Calibri" style:font-name-complex="Calibri"/>
    </style:style>
    <style:style style:name="TableRow6053" style:family="table-row">
      <style:table-row-properties style:use-optimal-row-height="false"/>
    </style:style>
    <style:style style:name="TableCell6054" style:family="table-cell">
      <style:table-cell-properties fo:border="none" style:writing-mode="lr-tb" style:vertical-align="middle" fo:padding-top="0.1562in" fo:padding-left="0in" fo:padding-bottom="0.052in" fo:padding-right="0.1041in"/>
    </style:style>
    <style:style style:name="T6055" style:parent-style-name="DefaultParagraphFont" style:family="text">
      <style:text-properties style:font-name="Calibri" style:font-name-complex="Calibri"/>
    </style:style>
    <style:style style:name="TableRow6056" style:family="table-row">
      <style:table-row-properties style:use-optimal-row-height="false"/>
    </style:style>
    <style:style style:name="TableCell6057" style:family="table-cell">
      <style:table-cell-properties fo:border="none" style:writing-mode="lr-tb" style:vertical-align="middle" fo:padding-top="0.1562in" fo:padding-left="0in" fo:padding-bottom="0.052in" fo:padding-right="0.1041in"/>
    </style:style>
    <style:style style:name="T6058" style:parent-style-name="DefaultParagraphFont" style:family="text">
      <style:text-properties style:font-name="Calibri" style:font-name-complex="Calibri"/>
    </style:style>
    <style:style style:name="TableRow6059" style:family="table-row">
      <style:table-row-properties style:use-optimal-row-height="false"/>
    </style:style>
    <style:style style:name="TableCell6060" style:family="table-cell">
      <style:table-cell-properties fo:border="none" style:writing-mode="lr-tb" style:vertical-align="middle" fo:padding-top="0.1562in" fo:padding-left="0in" fo:padding-bottom="0.052in" fo:padding-right="0.1041in"/>
    </style:style>
    <style:style style:name="T6061" style:parent-style-name="DefaultParagraphFont" style:family="text">
      <style:text-properties style:font-name="Calibri" style:font-name-complex="Calibri"/>
    </style:style>
    <style:style style:name="T6062" style:parent-style-name="DefaultParagraphFont" style:family="text">
      <style:text-properties style:font-name="Calibri" style:font-name-complex="Calibri"/>
    </style:style>
    <style:style style:name="TableRow6063" style:family="table-row">
      <style:table-row-properties style:use-optimal-row-height="false"/>
    </style:style>
    <style:style style:name="TableCell6064" style:family="table-cell">
      <style:table-cell-properties fo:border="none" style:writing-mode="lr-tb" style:vertical-align="middle" fo:padding-top="0.1562in" fo:padding-left="0in" fo:padding-bottom="0.052in" fo:padding-right="0.1041in"/>
    </style:style>
    <style:style style:name="T6065" style:parent-style-name="DefaultParagraphFont" style:family="text">
      <style:text-properties style:font-name="Calibri" style:font-name-complex="Calibri"/>
    </style:style>
    <style:style style:name="TableRow6066" style:family="table-row">
      <style:table-row-properties style:use-optimal-row-height="false"/>
    </style:style>
    <style:style style:name="TableCell6067" style:family="table-cell">
      <style:table-cell-properties fo:border="none" style:writing-mode="lr-tb" style:vertical-align="middle" fo:padding-top="0.1562in" fo:padding-left="0in" fo:padding-bottom="0.052in" fo:padding-right="0.1041in"/>
    </style:style>
    <style:style style:name="T6068" style:parent-style-name="DefaultParagraphFont" style:family="text">
      <style:text-properties style:font-name="Calibri" style:font-name-complex="Calibri"/>
    </style:style>
    <style:style style:name="P6069" style:parent-style-name="z-BottomofForm" style:family="paragraph">
      <style:paragraph-properties fo:text-align="start">
        <style:tab-stops>
          <style:tab-stop style:type="left" style:position="4.5444in"/>
        </style:tab-stops>
      </style:paragraph-properties>
    </style:style>
  </office:automatic-styles>
  <office:body>
    <office:text text:use-soft-page-breaks="true">
      <text:p text:style-name="P1">FSD2981 Kaikkien yhteinen kulttuuriperintö 2014.<text:s/>Aineistoon ja sen tekijöihin tulee viitata asianmukaisesti kaikissa julkaisuissa ja esityksissä, joissa aineistoa käytetään. Tietoarkiston antaman malliviittaustiedon voi merkitä lähdeluetteloon sellaisenaan tai sitä voi muokata julkaisun käytäntöjen mukaisesti.<text:line-break/><text:line-break/>Aineisto on (A) vapaasti käytettävissä ilman rekisteröitymistä (CC BY 4.0).</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
        </text:index-body>
      </text:table-of-content>
      <text:p text:style-name="P3"/>
      <text:p text:style-name="P4"/>
      <text:p text:style-name="P5"/>
      <text:p text:style-name="Standard"><text:span text:style-name="T6">Otakantaa.fi: Kaikkien yhteinen kulttuuriperintö -kyselyn tulokset</text:span><text:span text:style-name="T7"><text:s/></text:span><text:span text:style-name="T8">15.8.2014</text:span></text:p>
      <text:p text:style-name="P9"/>
      <text:p text:style-name="P10"/>
      <text:p text:style-name="P11"/>
      <text:p text:style-name="P12"><text:span text:style-name="T13">Sisällys:</text:span></text:p>
      <text:p text:style-name="P14"/>
      <text:p text:style-name="P15"/>
      <text:p text:style-name="P16"><text:span text:style-name="T17">1.</text:span><text:span text:style-name="T18"><text:tab/></text:span><text:span text:style-name="T19">Kulttuuriperinnöllä tarkoitetaan menneisyydestä p</text:span><text:span text:style-name="T20">erittyjä aineellisia ja aineettomia voimavaroja, muuttuvia arvoja, uskomuksia, tietoja ja perinteitä. Millaista kulttuuriperintöä haluat siirtää eteenpäin?<text:s/></text:span><text:span text:style-name="T21">(vastauksia 130 kpl)</text:span><text:span text:style-name="T22"><text:tab/></text:span><text:span text:style-name="T23">2</text:span></text:p>
      <text:p text:style-name="P24"><text:span text:style-name="T25">2.</text:span><text:span text:style-name="T26"><text:tab/></text:span><text:span text:style-name="T27">Millaisia paikkoja ja kohteita arvostat elinympäristössäsi?<text:s/></text:span><text:span text:style-name="T28">(vastauksia 13</text:span><text:span text:style-name="T29">0 kpl)</text:span><text:span text:style-name="T30"><text:tab/></text:span><text:span text:style-name="T31">14</text:span></text:p>
      <text:p text:style-name="P32"><text:span text:style-name="T33">3.</text:span><text:span text:style-name="T34"><text:tab/></text:span><text:span text:style-name="T35">Tarvitsetko tukea kulttuuriperinnön vaalimiseen? Millaista, miltä taholta? Kerro esimerkki.<text:s/></text:span><text:span text:style-name="T36">(vastauksia 130 kpl)</text:span><text:span text:style-name="T37"><text:tab/></text:span><text:span text:style-name="T38">25</text:span></text:p>
      <text:p text:style-name="P39"><text:span text:style-name="T40">4.</text:span><text:span text:style-name="T41"><text:tab/></text:span><text:span text:style-name="T42">Millaisia uusia tapoja hyödyntää kulttuuriperintöä näet asuinalueellasi? Kerro esimerkki.<text:s/></text:span><text:span text:style-name="T43">(vastauksia 130 kpl)</text:span><text:span text:style-name="T44"><text:tab/></text:span><text:span text:style-name="T45">37</text:span></text:p>
      <text:p text:style-name="P46"><text:span text:style-name="T47">5.</text:span><text:span text:style-name="T48"><text:tab/></text:span><text:span text:style-name="T49">Miten esim. päiväkodeissa, kouluissa ja oppilaitoksissa voitaisiin huomioida kulttuuriperintö entistä paremmin?<text:s/></text:span><text:span text:style-name="T50">(vastauksia 130 kpl)</text:span><text:span text:style-name="T51"><text:tab/></text:span><text:span text:style-name="T52">47</text:span></text:p>
      <text:p text:style-name="P53"><text:span text:style-name="T54">6.</text:span><text:span text:style-name="T55"><text:tab/></text:span><text:span text:style-name="T56">Arvostetaanko omaksi kokemaasi kulttuuriperintöä yhteiskunnassamme? Kerro esimerkki.<text:s/></text:span><text:span text:style-name="T57">(vastauksia 130 kpl)</text:span><text:span text:style-name="T58"><text:tab/></text:span><text:span text:style-name="T59">58</text:span></text:p>
      <text:p text:style-name="P60"><text:span text:style-name="T61">7.</text:span><text:span text:style-name="T62"><text:tab/></text:span><text:span text:style-name="T63">Kuink</text:span><text:span text:style-name="T64">a kulttuuriperintö vaikuttaa elämänlaatuusi?<text:s/></text:span><text:span text:style-name="T65">(vastauksia 130 kpl)</text:span><text:span text:style-name="T66"><text:tab/></text:span><text:span text:style-name="T67">69</text:span></text:p>
      <text:p text:style-name="P68"><text:span text:style-name="T69">8.</text:span><text:span text:style-name="T70"><text:tab/></text:span><text:span text:style-name="T71">Mitä hyötyä kulttuuriperinnön arvostamisesta mielestäsi on Suomelle?<text:s/></text:span><text:span text:style-name="T72">(vastauksia 130 kpl)</text:span><text:span text:style-name="T73"><text:tab/></text:span><text:span text:style-name="T74">77</text:span></text:p>
      <text:p text:style-name="P75"><text:span text:style-name="T76">9.</text:span><text:span text:style-name="T77"><text:tab/></text:span><text:span text:style-name="T78">Millaisia haasteita kulttuuriperintötyön kehittäminen mielestäsi asettaa julkiselle sekt</text:span><text:span text:style-name="T79">orille?<text:s/></text:span><text:span text:style-name="T80">(vastauksia 130 kpl)</text:span><text:span text:style-name="T81"><text:tab/></text:span><text:span text:style-name="T82">88</text:span></text:p>
      <text:p text:style-name="P83"><text:span text:style-name="T84">10.</text:span><text:span text:style-name="T85"><text:tab/></text:span><text:span text:style-name="T86">Millaisia kielteisiä vaikutuksia kulttuuriperintötyö mielestäsi aiheuttaa? Kerro esimerkki.<text:s/></text:span><text:span text:style-name="T87">(vastauksia 130 kpl)</text:span><text:span text:style-name="T88"><text:tab/></text:span><text:span text:style-name="T89">99</text:span></text:p>
      <text:p text:style-name="P90"><text:span text:style-name="T91">11.</text:span><text:span text:style-name="T92"><text:tab/></text:span><text:span text:style-name="T93">Millaisia uusia kanavia ja yhteistyön tapoja tarvitaan?<text:s/></text:span><text:span text:style-name="T94">(vastauksia 130 kpl)</text:span><text:span text:style-name="T95"><text:tab/></text:span><text:span text:style-name="T96">109</text:span></text:p>
      <text:p text:style-name="P97"><text:span text:style-name="T98">12.</text:span><text:span text:style-name="T99"><text:tab/></text:span><text:span text:style-name="T100">Mitä muuta halu</text:span><text:span text:style-name="T101">at kertoa aiheesta?<text:s/></text:span><text:span text:style-name="T102">(vastauksia 130 kpl)</text:span><text:span text:style-name="T103"><text:tab/></text:span><text:span text:style-name="T104">118</text:span></text:p>
      <text:p text:style-name="P105"/>
      <text:p text:style-name="Standard"/>
      <text:p text:style-name="P106"/>
      <text:list text:style-name="WWNum3">
        <text:list-item text:start-value="1">
          <text:p text:style-name="P107"><text:bookmark-start text:name="_Toc269976036"/><text:span text:style-name="T108">Kulttuuriperinnöllä tarkoitetaan menneisyydestä perittyjä aineellisia ja aineettomia voimavaroja, muuttuvia arvoja, uskomuksia, tietoja ja perinteitä. Millaista kulttuuriperintöä haluat siirtää eteenpäin?<text:s/></text:span><text:span text:style-name="T109">(va</text:span><text:span text:style-name="T110">stauksia 130 kpl)</text:span><text:bookmark-end text:name="_Toc269976036"/></text:p>
        </text:list-item>
      </text:list>
      <table:table table:style-name="Table111">
        <table:table-columns>
          <table:table-column table:style-name="TableColumn112"/>
        </table:table-columns>
        <table:table-row table:style-name="TableRow113">
          <table:table-cell table:style-name="TableCell114">
            <text:p text:style-name="Standard"><text:span text:style-name="T115">"Ett sådant som det är möjligt att bruka, dvs. inte ha bakom lås och bom i museerna, svårt att nå.<text:s/></text:span><text:span text:style-name="T116">Digitalt?"</text:span></text:p>
          </table:table-cell>
        </table:table-row>
        <table:table-row table:style-name="TableRow117">
          <table:table-cell table:style-name="TableCell118">
            <text:p text:style-name="Standard"><text:span text:style-name="T119">"Haluan siirtää suullisen kulttuurin rikkautta: muistitietoa, ajankohtaisia näkökulmia aikaan, eri väestöryhmien<text:s/></text:span><text:span text:style-name="T120">kokemuksia muuttuvasta Suomesta, mutta pidän tärkeänä myös vanhempaa perinnekulttuuria: kalevalaista runoutta, satuja, tarinoita, uskomuksia, koko vanhan suullisen kulttuurin rikkautta, joka antaa sisältöjä ja luomistyön aineksia myös nykyajalle Myös raken</text:span><text:span text:style-name="T121">nuskulttuuri, käden taidot, vanhat työtavat ovat asioita, joiden kautta hahmotetaan historiaa ja ihmisen elämää. Ilman näitä olisimme irrallisia ja juurettomia, eivätkä tulevat sukupolvet olisi tietoisia niistä elämänsisällöistä, jotka koskevat erityisesti</text:span><text:span text:style-name="T122"><text:s/>tavallisten ihmisten elinkaarta. Luonnon ja maiseman oennaiset kohteet kuuluvat myös säilytettävään kulttuuriperintöön. "</text:span></text:p>
          </table:table-cell>
        </table:table-row>
        <table:table-row table:style-name="TableRow123">
          <table:table-cell table:style-name="TableCell124">
            <text:p text:style-name="Standard"><text:span text:style-name="T125">"Elävää, historiatietoisuutta lisäävää sekä nykyhetkeä ja tulevaisuutta palvelevaa kulttuuriperintöä ."</text:span></text:p>
          </table:table-cell>
        </table:table-row>
        <table:table-row table:style-name="TableRow126">
          <table:table-cell table:style-name="TableCell127">
            <text:p text:style-name="Standard"><text:span text:style-name="T128">"Omassa<text:s/></text:span><text:span text:style-name="T129">perheessäni isovanhemmilta opittua ruokakulttuuria, sanoja ja tottumuksia. On myös negatiivista kulttuuriperintöä ja tapoja, joita haluan tunnistaa, mutta en halua välittää lapsilleni. Oman sukuni ruokakulttuuria olen käsitellyt valokuvataiteeni kautta kok</text:span><text:span text:style-name="T130">o perheen yhteisessä ruokavalokuvausprojektissa:</text:span></text:p>
            <text:p text:style-name="Standard"><text:span text:style-name="T131">[[poistettu www-osoite]]</text:span></text:p>
          </table:table-cell>
        </table:table-row>
        <table:table-row table:style-name="TableRow132">
          <table:table-cell table:style-name="TableCell133">
            <text:p text:style-name="Standard"><text:span text:style-name="T134">"Haluan siirtää eteenpäin paikalliskulttuuriin liittyviä kertomuksia, jotka elävöittävät menneisyyttä ja historiaa. Mielestäni se tekee elinympäristössä liikkumisen kiinnostavammak</text:span><text:span text:style-name="T135">si. Muistomerkit ym. kertovat tietenkin myös oman tarinansa, mutta ihmisten muistot merkitsevät sitäkin enemmän. Haluan siirtää eteenpäin myös asenteita: erilaiset tavat tekevät elämästä rikasta, kunnioittakaamme siten kulttuurista kirjoa. Ei ole yhtä oike</text:span><text:span text:style-name="T136">aa ja ainoaa kultturiperintöä eikä yhtä ja ainoaa oikeaa tapaa välittää kulttuuriperintöä."</text:span></text:p>
          </table:table-cell>
        </table:table-row>
        <table:table-row table:style-name="TableRow137">
          <table:table-cell table:style-name="TableCell138">
            <text:p text:style-name="Standard"><text:span text:style-name="T139">"Kaikenlaista"</text:span></text:p>
          </table:table-cell>
        </table:table-row>
        <table:table-row table:style-name="TableRow140">
          <table:table-cell table:style-name="TableCell141">
            <text:p text:style-name="Standard"><text:span text:style-name="T142">"Haluan siirtää eteenpäin kultuuriperinnön koko kirjoa eli sekä positiivia että negatiivisia asioita. Kertomukset, kieli, (vähäinen) tapakultuuri</text:span><text:span text:style-name="T143">, tiedot ja taidot ovat kultuuriperintöä, jota kansalaiset siirtävät eteenpäin. Fyysisen ympäristön ja materian (esineistö tms), joka liittyy kansalaisten kulttuuriperintöön,säilyttäminen,suojelu ja vaaliminen on ennen kaikkea yhteisöjen kuten museoiden te</text:span><text:span text:style-name="T144">htävä."</text:span></text:p>
          </table:table-cell>
        </table:table-row>
        <table:table-row table:style-name="TableRow145">
          <table:table-cell table:style-name="TableCell146">
            <text:p text:style-name="Standard"><text:span text:style-name="T147">"Alueelliset eri paikkoihin liittyvät tarinat ja henkilöt ovat tärkeää kulttuuriperintöä. Olisi myös hienoa, ettei kaikkea vanhaa pureta pois eli arvostettaisiin ja huolehdittaisiin vanhoista rakennuksista. Kylien raiteilla näkyisi vuosikymmenten</text:span><text:span text:style-name="T148"><text:s/>eri rakennustyylit - sekä kauniit että kamalat. Lisäksi vahva yhteisöllisyys on hienoa kulttuuriperintöä useassa pienemmässä kylässä - sen toivoisi säilyvän. "</text:span></text:p>
          </table:table-cell>
        </table:table-row>
        <text:soft-page-break/>
        <table:table-row table:style-name="TableRow149">
          <table:table-cell table:style-name="TableCell150">
            <text:p text:style-name="Standard"><text:span text:style-name="T151">"Henkilökohtaisesti toivon erityisesti, että vanha rakennusperintömme säilyy tuleville sukupo</text:span><text:span text:style-name="T152">lville, koska Suomessa vanhaa rakennuskantaa on niin vähän. "</text:span></text:p>
          </table:table-cell>
        </table:table-row>
        <table:table-row table:style-name="TableRow153">
          <table:table-cell table:style-name="TableCell154">
            <text:p text:style-name="Standard"><text:span text:style-name="T155">"kaikki kultturiperintö sisältää kokemuksia ja tietoa, jota mahdolisesti myös tulevaisuudessa tarvitaan. Lisäksi perintö vahvistaa identiteettiä. Koska kaikkea ei ehkä voi säilöä, on aineellin</text:span><text:span text:style-name="T156">en perintö oleellista ja silloin myös esineisiin / rakennuksiin yms. liittyvä käyttötieto. Rakennettu kulttuuriperintö sisältää paljon tietoa ja kokemusta sekä työtavoista että rakennusaineista. Lisäksi rakennukset ja rakennelmat vahvistavat paikallista mu</text:span><text:span text:style-name="T157">istia - niihin liittyy tarinoita ja muistuksia, jotka helposti jäävät unholaan, jos mikään ei tarinoista ja ihmisistä muistuta. "</text:span></text:p>
          </table:table-cell>
        </table:table-row>
        <table:table-row table:style-name="TableRow158">
          <table:table-cell table:style-name="TableCell159">
            <text:p text:style-name="Standard"><text:span text:style-name="T160">"Paikkakunnan lähihistorian säilyttäminen on tärkeää"</text:span></text:p>
          </table:table-cell>
        </table:table-row>
        <table:table-row table:style-name="TableRow161">
          <table:table-cell table:style-name="TableCell162">
            <text:p text:style-name="Standard"><text:span text:style-name="T163">"Hevoskulttuuria.. hevosurheilukeskus"</text:span></text:p>
          </table:table-cell>
        </table:table-row>
        <table:table-row table:style-name="TableRow164">
          <table:table-cell table:style-name="TableCell165">
            <text:p text:style-name="Standard"><text:span text:style-name="T166">"Kehittävää,<text:s/></text:span><text:span text:style-name="T167">kannustavaa, omaa identiteettiä ja perintöä korostavaa."</text:span></text:p>
          </table:table-cell>
        </table:table-row>
        <table:table-row table:style-name="TableRow168">
          <table:table-cell table:style-name="TableCell169">
            <text:p text:style-name="Standard"><text:span text:style-name="T170">"Vaasalainen jalkapallokulttuuri on menneisyydestä perittyä ja arvokasta kulttuuria paikallisille, joille Hietalahden stadion on antanut puitteet. Se on kuitenkin katoamassa jos asioille ei tehdä m</text:span><text:span text:style-name="T171">itään. "</text:span></text:p>
          </table:table-cell>
        </table:table-row>
        <table:table-row table:style-name="TableRow172">
          <table:table-cell table:style-name="TableCell173">
            <text:p text:style-name="Standard"><text:span text:style-name="T174">"Tasa-arvoisuutta, yhteistä vastuunkantoa, sivistystä, uskoa koulutukseen ja ajattelutavan, jossa asioilla voi olla muuta kuin rahallista arvoa."</text:span></text:p>
          </table:table-cell>
        </table:table-row>
        <table:table-row table:style-name="TableRow175">
          <table:table-cell table:style-name="TableCell176">
            <text:p text:style-name="Standard"><text:span text:style-name="T177">"Muinaisjäännöksiä ja arkeologisia kohteita, luontoarvoja, Suomen luontoa ja ympäristöä monipuoli</text:span><text:span text:style-name="T178">sesti niin kasvistoa kuin eläimistöäkin, perinnetietoa niihin liittyen, kansanparannustietoa ja tapoja, paikkojen nimiä, ihmisten nimiä. "</text:span></text:p>
          </table:table-cell>
        </table:table-row>
        <table:table-row table:style-name="TableRow179">
          <table:table-cell table:style-name="TableCell180">
            <text:p text:style-name="Standard"><text:span text:style-name="T181">"Ympäristöä, josta näkyy sen historiallisen juuret ja jota yhteisö arvostaa. Rakennus- ja elämäntapoja, joilla sitä</text:span><text:span text:style-name="T182"><text:s/>pidetään yllä. Myös muita tapoja, ruokia, uskomuksia, perjantaisaunan ja SUVIVIRREN (vaikka olen ateisti) haluan säilyttää."</text:span></text:p>
          </table:table-cell>
        </table:table-row>
        <table:table-row table:style-name="TableRow183">
          <table:table-cell table:style-name="TableCell184">
            <text:p text:style-name="Standard"><text:span text:style-name="T185">""</text:span></text:p>
          </table:table-cell>
        </table:table-row>
        <table:table-row table:style-name="TableRow186">
          <table:table-cell table:style-name="TableCell187">
            <text:p text:style-name="Standard"><text:span text:style-name="T188">""</text:span></text:p>
          </table:table-cell>
        </table:table-row>
        <table:table-row table:style-name="TableRow189">
          <table:table-cell table:style-name="TableCell190">
            <text:p text:style-name="Standard"><text:span text:style-name="T191">"Isonvihan aikaiset venäläisten julmuudet Suomessa. Petäjäveden vanha kirkko."</text:span></text:p>
          </table:table-cell>
        </table:table-row>
        <table:table-row table:style-name="TableRow192">
          <table:table-cell table:style-name="TableCell193">
            <text:p text:style-name="Standard"><text:span text:style-name="T194">"Monipuolista, kirjava katsaus perinn</text:span><text:span text:style-name="T195">östämme: arvoja, uskomuksia, tietoa, suullista perimätieto, perinteitä...."</text:span></text:p>
          </table:table-cell>
        </table:table-row>
        <table:table-row table:style-name="TableRow196">
          <table:table-cell table:style-name="TableCell197">
            <text:p text:style-name="Standard"><text:span text:style-name="T198">"Musiikkia ja vanhoja tapoja ja uskomuksia, koska vaikka aika ja ympäristö muuttuu, ne säilyvät ja antavat paikalle erityisen vivahteen. Vähän niin kuin paikka itsessään olisi pu</text:span><text:span text:style-name="T199">uro ja musiikki, tavat, uskomukset ja tarinat ovat ne sokuri, kaneli ja voisilmä siihen päälle. "</text:span></text:p>
          </table:table-cell>
        </table:table-row>
        <table:table-row table:style-name="TableRow200">
          <table:table-cell table:style-name="TableCell201">
            <text:p text:style-name="Standard"><text:span text:style-name="T202">"En halua siirtää eteenpäin mitään erikoisempaa kulttuuriperintöä, vaan paremminkin viestittää, että eletään yksinkertaisesti hetkessä ja löydetään jokainen</text:span><text:span text:style-name="T203"><text:s/>itse oma totuutemme. Menneisyys on menneisyyttä eikä sen tule vaikuttaa siihen mitä me tällä hetkellä tai tulevaisuudessa olemme. Yhteisöllisestä taustastaan on hyvä toki ymmärtää jotain, mutta se on sitten ihan eri asia mitä vaikka uskomusten ja perintei</text:span><text:span text:style-name="T204">den siirtäminen eteenpäin. "</text:span></text:p>
          </table:table-cell>
        </table:table-row>
        <text:soft-page-break/>
        <table:table-row table:style-name="TableRow205">
          <table:table-cell table:style-name="TableCell206">
            <text:p text:style-name="Standard"><text:span text:style-name="T207">"Det är viktigt att konkretisera kulturarvet för att en bred allmänhet skall uppfatta de konkreta behov som finns. Rubrikens flummiga definition för allmänheten på fel spår. Kulturarvet måste delas i materiellt (och<text:s/></text:span><text:span text:style-name="T208">kunskapen om det) och immateriellt.<text:s/></text:span><text:span text:style-name="T209">Vaga definitioner gör stor skada."</text:span></text:p>
          </table:table-cell>
        </table:table-row>
        <table:table-row table:style-name="TableRow210">
          <table:table-cell table:style-name="TableCell211">
            <text:p text:style-name="Standard"><text:span text:style-name="T212">"Laitakaupungin historiaa, köyhien alueiden menneisyyttä ja perimätietoa siitä."</text:span></text:p>
          </table:table-cell>
        </table:table-row>
        <table:table-row table:style-name="TableRow213">
          <table:table-cell table:style-name="TableCell214">
            <text:p text:style-name="Standard"><text:span text:style-name="T215">""</text:span></text:p>
          </table:table-cell>
        </table:table-row>
        <table:table-row table:style-name="TableRow216">
          <table:table-cell table:style-name="TableCell217">
            <text:p text:style-name="Standard"><text:span text:style-name="T218">"Mm. kesäasunto, sekä käsityönä tehtyjä käyttö- ja koriste-esineitä. Myös<text:s/></text:span><text:span text:style-name="T219">perinteiset rituaalit kuten perunannosto tai talon kunnostus, ja taideartikkelit kuten perinteiset laulut ja lorut, tarinat, tai vaikka valokuvat ovat tärkeitä."</text:span></text:p>
          </table:table-cell>
        </table:table-row>
        <table:table-row table:style-name="TableRow220">
          <table:table-cell table:style-name="TableCell221">
            <text:p text:style-name="Standard"><text:span text:style-name="T222">"Keksikää joku kansanomaisempi käsite kuin kulttuuriperintö. Se on liian akateeminen ja edel</text:span><text:span text:style-name="T223">lyttää vastaajan olevan koulutettu ja ymmärtävän hiukan hienommin asiat. Tosin kulttuuriperintö- sana ei avaudu mitenkään edes koulutetulle henkilölle. Sitäkö haluatte tälläkin kyselyllä viestiä? Haluan siirtää eteenpäin hyvää toimintaa, sukuni ja omani nä</text:span><text:span text:style-name="T224">köistä."</text:span></text:p>
          </table:table-cell>
        </table:table-row>
        <table:table-row table:style-name="TableRow225">
          <table:table-cell table:style-name="TableCell226">
            <text:p text:style-name="Standard"><text:span text:style-name="T227">"Vanhoja työtapoja, uskomuksia, perinteitä, tietoja, tietoa vanhoista asuinpaikoista ja kylien vanhimmista taloista/tiloista, sukututkimusta, väestöpohjan rakennetta ajan myötä, RUOKA JA VILLIVIHANNEKSET! Suomen metsissä kasvaa paljon ravitsevaa</text:span><text:span text:style-name="T228"><text:s/>ruokaa, josta me olemme täysin vieraantuneita. Paluu takaisin auttaisi varmasti painonhallinnassa..."</text:span></text:p>
          </table:table-cell>
        </table:table-row>
        <table:table-row table:style-name="TableRow229">
          <table:table-cell table:style-name="TableCell230">
            <text:p text:style-name="Standard"><text:span text:style-name="T231">"Yllä mainitut asiat ovat tärkeitä kulttuuriperinteelle ja hyvä säilyttää. Myös luonto ja sen monimuotoisuus ovat tärkeitä niinkuin rakennuksetkin."</text:span></text:p>
          </table:table-cell>
        </table:table-row>
        <table:table-row table:style-name="TableRow232">
          <table:table-cell table:style-name="TableCell233">
            <text:p text:style-name="Standard"><text:span text:style-name="T234">"arkielämän tapoja, kuten ruuanlaittoa, polttopuiden pilkkomista tms; sitä että arjessa tehdään asioita itse"</text:span></text:p>
          </table:table-cell>
        </table:table-row>
        <table:table-row table:style-name="TableRow235">
          <table:table-cell table:style-name="TableCell236">
            <text:p text:style-name="Standard"><text:span text:style-name="T237">"Suomalaisia perinteitä, suomalaisen yhteiskunnan arvomaailmaa, myös kristillistä perintöä, joka on Suomessa todella vahva. Mielestäni sitä ei t</text:span><text:span text:style-name="T238">ulisi syrjiä sen vuoksi, että Suomessa on maahanmuuttajia muista kulttuureista, vaan arvostaa myös meidän omaa perintöämme. Haluaisin siirtää eteenpäin myös aineellista kulttuuriperintöä, siinä museot ovat avainasemassa. "</text:span></text:p>
          </table:table-cell>
        </table:table-row>
        <table:table-row table:style-name="TableRow239">
          <table:table-cell table:style-name="TableCell240">
            <text:p text:style-name="Standard"><text:span text:style-name="T241">"sekä materiaalista, esineellis</text:span><text:span text:style-name="T242">tä että ei-materiaalista mm. suomen kieli, kansantanssit ect"</text:span></text:p>
          </table:table-cell>
        </table:table-row>
        <table:table-row table:style-name="TableRow243">
          <table:table-cell table:style-name="TableCell244">
            <text:p text:style-name="Standard"><text:span text:style-name="T245">"Rakennusperintöä"</text:span></text:p>
          </table:table-cell>
        </table:table-row>
        <table:table-row table:style-name="TableRow246">
          <table:table-cell table:style-name="TableCell247">
            <text:p text:style-name="Standard"><text:span text:style-name="T248">"Suomalaista"</text:span></text:p>
          </table:table-cell>
        </table:table-row>
        <table:table-row table:style-name="TableRow249">
          <table:table-cell table:style-name="TableCell250">
            <text:p text:style-name="Standard"><text:span text:style-name="T251">"Kaikkea vanhaa, ennen 1950-lukua rakennettuja ympäristöjä, koska Suomessa on hävitetty luvattoman paljon kulttuuriperintöämme."</text:span></text:p>
          </table:table-cell>
        </table:table-row>
        <table:table-row table:style-name="TableRow252">
          <table:table-cell table:style-name="TableCell253">
            <text:p text:style-name="Standard"><text:span text:style-name="T254">"Aineellinen ja<text:s/></text:span><text:span text:style-name="T255">Henkinen kulttuuriperintö, kansallisella ja paikallisella tasolla, näiden erot ja samankaltaisuudet. Esim pääsiäisperinteet, virpominen ja trullittelu ovat sulautumassa yhteen, mutta ovat kaksi eri perinnettä. Perinteen ominaisuus on muutos mutta olisi hyv</text:span><text:span text:style-name="T256">ä muistaa aikaisempi perinnetapa, koska se on<text:s/></text:span><text:soft-page-break/><text:span text:style-name="T257">mahdollista..yleensäkin kaikkien pienten perinnenyanssien tallennus paikallisella tasolla"</text:span></text:p>
          </table:table-cell>
        </table:table-row>
        <text:soft-page-break/>
        <table:table-row table:style-name="TableRow258">
          <table:table-cell table:style-name="TableCell259">
            <text:p text:style-name="Standard"><text:span text:style-name="T260">"Laajasti suomalaista elämäntapaa. Yhtenä osana käsityö, joka viittaa käsityön tekemisen prossessiin ja käsityönä val</text:span><text:span text:style-name="T261">msitettuihin tuotteisiin. Käsityötaito on arvokasta osaamista, josta on iloa ja hyötyä jokapäiväisessä elämässä. Käsityö tuottaa hyvinvointia tekijälleen ja myös tuotteiden käyttäjille. On tärkeää siirtää innostus käsityötaitoihin uusille sukupolville. "</text:span></text:p>
          </table:table-cell>
        </table:table-row>
        <table:table-row table:style-name="TableRow262">
          <table:table-cell table:style-name="TableCell263">
            <text:p text:style-name="Standard"><text:span text:style-name="T264">"Suomalaiset ovat pieneksi kansaksi olleet mukana monessa maailmalla, tästä on todisteena sekä esinekokoelmia että historiallisia lähteitä, mutta tämä näkyy huonosti julkisuudessa. Todella harva tietää esim. suomalaisten tärkeästä roolista Alaskassa Venäj</text:span><text:span text:style-name="T265">än vallan aikana ja sen ajan vaikutuksista vaikkapa telakkateollisuuteen maassamme. Tässä on mielenkiintoisia yhteyksiä suomalaisten ja vaikkapa Alaskan alkuperäasukkaiden välillä, sekä mielenkiintoisia elämäntarinoita. Kultturiperintöä pitäisi tuoda esiin</text:span><text:span text:style-name="T266"><text:s/>siis syvällisemmin: myös esineisiin, kuviin ja tapahtumiin liittyvät tarinat ja tieto ovat tärkeitä. Suomen historia varhaisina aikoina ja vaikkapa yhteydet viikinkeihin kiinnostaa myös, esim. tämä miekkamiehen löytö. Nämä kummatkin aiheet ovat kansainväl</text:span><text:span text:style-name="T267">isesti tapetilla myös. Mutta tässäkin kaivataan sitä tutkittua tietoam eli sisältö on tärkeä, eikä vaan ne raamit, eli enemmän rahaa tutkimukseen ja asiantuntijoiden palkkaamiseen. "</text:span></text:p>
          </table:table-cell>
        </table:table-row>
        <table:table-row table:style-name="TableRow268">
          <table:table-cell table:style-name="TableCell269">
            <text:p text:style-name="Standard"><text:span text:style-name="T270">"Turun ja Varsinais-Suomen tarinaa"</text:span></text:p>
          </table:table-cell>
        </table:table-row>
        <table:table-row table:style-name="TableRow271">
          <table:table-cell table:style-name="TableCell272">
            <text:p text:style-name="Standard"><text:span text:style-name="T273">"Klassinen ja kansanmusiikki, usk</text:span><text:span text:style-name="T274">onto, käden taidot, maalaustaide, rakentaminen, luonto"</text:span></text:p>
          </table:table-cell>
        </table:table-row>
        <table:table-row table:style-name="TableRow275">
          <table:table-cell table:style-name="TableCell276">
            <text:p text:style-name="Standard"><text:span text:style-name="T277">"Eurooppalaiset kulttuuriset juuremme: kristinusko, analyyttinen filosofia (kriittinen ajattelu), keskusteleva demokratia, suvaitsevaisuus ja toinen toisesta välittäminen ovat kulttuuriperintömme va</text:span><text:span text:style-name="T278">alittavia asioita. Myös moderni taide ja rakennuskanta, menneitä teknologisia käytänteitä koskevan tiedon osaamisen säilyttäminen ja ylläpito ovat periaatteessa asioita, joita tulisi jotenkin siirtää eteenpäin."</text:span></text:p>
          </table:table-cell>
        </table:table-row>
        <table:table-row table:style-name="TableRow279">
          <table:table-cell table:style-name="TableCell280">
            <text:p text:style-name="Standard"><text:span text:style-name="T281">"Kansanmusiikki, kansantaide, perinteinen<text:s/></text:span><text:span text:style-name="T282">puurakentaminen eri ilmenemismuodoissa, puistot ja puutarhat...."</text:span></text:p>
          </table:table-cell>
        </table:table-row>
        <table:table-row table:style-name="TableRow283">
          <table:table-cell table:style-name="TableCell284">
            <text:p text:style-name="Standard"><text:span text:style-name="T285">"Arkielämään, esineisiin, rakennettuihin miljöisiin, rakennuksiin, kieleen, kirjalliseen, suulliseen ja visuaaliseen perintöön jaoteltavaa, taitoja, arkistomateriaalia, käyännön elämää ja<text:s/></text:span><text:span text:style-name="T286">kulttuurihistoriaa."</text:span></text:p>
          </table:table-cell>
        </table:table-row>
        <table:table-row table:style-name="TableRow287">
          <table:table-cell table:style-name="TableCell288">
            <text:p text:style-name="Standard"><text:span text:style-name="T289">"Kulttuuriperintömme on aika pitkälti näkyvissä rakennuskannassa. Toivoisin säilyttävämpää linjaa rakennusten pysymiseen "vanhoina". En tarkoita museoimista vaan asuttujenkin rakennusten korjaamisessa vaaditaan<text:s/></text:span><text:span text:style-name="T290">energiatehokkuutta ja uusien rakennusmääräysten noudattamista. Miksi vanhoista rakennuksista pitäisi tehdä uusia? "</text:span></text:p>
          </table:table-cell>
        </table:table-row>
        <table:table-row table:style-name="TableRow291">
          <table:table-cell table:style-name="TableCell292">
            <text:p text:style-name="Standard"><text:span text:style-name="T293">"Suomalaista kulttuuria, luontoa, luottamusta, puhtauta. Arvostusta omaan perimään ja kieleen."</text:span></text:p>
          </table:table-cell>
        </table:table-row>
        <table:table-row table:style-name="TableRow294">
          <table:table-cell table:style-name="TableCell295">
            <text:p text:style-name="Standard"><text:span text:style-name="T296">"Puhdasta vesistömaisemaa, monimuotoista</text:span><text:span text:style-name="T297"><text:s/>metsämaisemaa, kauniita puistoja eri-ikäisine puineen, eri-ikäisiä hoidettuja rakennettuja ympäristöjä. "</text:span></text:p>
          </table:table-cell>
        </table:table-row>
        <table:table-row table:style-name="TableRow298">
          <table:table-cell table:style-name="TableCell299">
            <text:p text:style-name="Standard"><text:span text:style-name="T300">""</text:span></text:p>
          </table:table-cell>
        </table:table-row>
        <text:soft-page-break/>
        <table:table-row table:style-name="TableRow301">
          <table:table-cell table:style-name="TableCell302">
            <text:p text:style-name="Standard"><text:span text:style-name="T303">"Naisten kulttuurista perintöä on vähätelty koska taiteena ja kulttuurina on arvostettu lähinnä miesten kontribuutioita. Naisten käsitöissä ka</text:span><text:span text:style-name="T304">utta maailman on yhteisiä ekososiaalisen keskinäisriippuvaisuuden elämänpuun ja sukupolvien ja lajien ketjun narratiiveja ja kuvioita, motiiveja ja symboleja. Niiden tutkimusta tulisi rahoittaa ja edistää sillä ne palauttavat meidän ei vain suomalaisen vaa</text:span><text:span text:style-name="T305">n maailmanlaajuisen elämänmyönteisen ekososiaalisesti kestävän menneisyyden parhaiden käytäntöjen äärelle. Suomalainen kansanrunous pitää sisällään paljon viisautta mutta tarvitaan laajempaa tutkimusta ja näkyväksi nostamista kuin iänikuinen Kalevala miess</text:span><text:span text:style-name="T306">ankareineen. Tarvitsemme kaikkialle ekomyyttejä, joilla lapset saataisiin omaksumaan koko planeetan kannalta ekosysteemikeskeisiä arvoja ja vastuuta. Niitä on kerättävä ja tehtävä esimerkeiksi kestävästä elämäntavasta sotien valloituksen ja luonnonherruude</text:span><text:span text:style-name="T307">n sijaan. "</text:span></text:p>
          </table:table-cell>
        </table:table-row>
        <table:table-row table:style-name="TableRow308">
          <table:table-cell table:style-name="TableCell309">
            <text:p text:style-name="Standard"><text:span text:style-name="T310">"Haluan siirtää eteenpäin aineellista ja aineetonta kulttuuriperintöä. Itseäni ja työtäni lähellä ovat taiteen, käsityön ja koko kansankulttuurin arvot, unohtamatta luontoon liittyvää kulttuuriperintöä. "</text:span></text:p>
          </table:table-cell>
        </table:table-row>
        <table:table-row table:style-name="TableRow311">
          <table:table-cell table:style-name="TableCell312">
            <text:p text:style-name="Standard"><text:span text:style-name="T313">"Käsityökulttuuria"</text:span></text:p>
          </table:table-cell>
        </table:table-row>
        <table:table-row table:style-name="TableRow314">
          <table:table-cell table:style-name="TableCell315">
            <text:p text:style-name="Standard"><text:span text:style-name="T316">"Luonnon, esi</text:span><text:span text:style-name="T317">vanhempien työn ja yhteisöllisyyden arvostamisen kulttuuriperintöä"</text:span></text:p>
          </table:table-cell>
        </table:table-row>
        <table:table-row table:style-name="TableRow318">
          <table:table-cell table:style-name="TableCell319">
            <text:p text:style-name="Standard"><text:span text:style-name="T320">"Haluan siirtää eteenpäin mahdollisimman moniäänistä ja monimuotoista kulttuuriperintöä. Erityisesti muut kuin tämän hetken vallitsevat äänet ansaitsevat huomiota, sillä niiden säilymine</text:span><text:span text:style-name="T321">n on epävarmempaa. Esimerkiksi saamelaisten kulttuuriperintöä tulee pyrkiä säilyttämään."</text:span></text:p>
          </table:table-cell>
        </table:table-row>
        <table:table-row table:style-name="TableRow322">
          <table:table-cell table:style-name="TableCell323">
            <text:p text:style-name="Standard"><text:span text:style-name="T324">"vanhaa suomalaisuutta, Suomen oloihin vaikuttaneita ilmiöitä, elävää nykyoloa"</text:span></text:p>
          </table:table-cell>
        </table:table-row>
        <table:table-row table:style-name="TableRow325">
          <table:table-cell table:style-name="TableCell326">
            <text:p text:style-name="Standard"><text:span text:style-name="T327">"Ylipäätänsä haluaisin olla lenkkinä kulttuuriperinnön viemisessä uusille<text:s/></text:span><text:span text:style-name="T328">sukupolville. Erityisesti minua kinnostaa kaupunkikulttuuri ja rakennettu ympäristö, erilaiset, eri aikakausien rakennukset ja ympäristökokonaisuudet. Kirjallisuus ja musiikki ovat lähellä omaa sydäntä- suomalaista kirjallista ja musiikillista perintöä."</text:span></text:p>
          </table:table-cell>
        </table:table-row>
        <table:table-row table:style-name="TableRow329">
          <table:table-cell table:style-name="TableCell330">
            <text:p text:style-name="Standard"><text:span text:style-name="T331">"Arkkitehtuuria, tarinoita kirjallisuuden, musiikin, arjen perimätiedon, kirkon, median, arkistomateriaalin, museoiden kautta. Hyvä esimerkki inkeriläistiedon siirtymisestä meille jälkipolville on mittava 1920-luvulta saakka kertynyt arkistomateriaali, jo</text:span><text:span text:style-name="T332">ta voi kuka tahansa pyytää arkistoista, selata verkosta perimätietoa oman vuosikymmeniä ilmestyneen lehden sivuilta. Suvussa tieto ei siirtynyt, vaikka yritystä oli mutta aihe oli yksinkertaisesti liian vaikea ja koettiin jopa vaaralliseksi. Onneksi arkist</text:span><text:span text:style-name="T333">olaitos ja aktiivit ovat huolehtineet, että me jälkipolvet pääsemme tutustumaan papereihin nyt kun ihmisistä on aika jättänyt."</text:span></text:p>
          </table:table-cell>
        </table:table-row>
        <table:table-row table:style-name="TableRow334">
          <table:table-cell table:style-name="TableCell335">
            <text:p text:style-name="Standard"><text:span text:style-name="T336">"Aitoa kulttuuriperintöä uusvanhan kitsin sijaan. Edellinen määrittyy tuon perinnön historian kautta ja siihen kuuluu myös<text:s/></text:span><text:span text:style-name="T337">modernismi, eikä sitä voi erikseen määritellä erossa tuosta perinteestä ja sen konkretiasta. "</text:span></text:p>
          </table:table-cell>
        </table:table-row>
        <table:table-row table:style-name="TableRow338">
          <table:table-cell table:style-name="TableCell339">
            <text:p text:style-name="Standard"><text:span text:style-name="T340">"Lippalioskeja ja Kivijalkakauppoja."</text:span></text:p>
          </table:table-cell>
        </table:table-row>
        <table:table-row table:style-name="TableRow341">
          <table:table-cell table:style-name="TableCell342">
            <text:p text:style-name="Standard"><text:span text:style-name="T343">"Pääkaupunkiseudulla on kaikki ympäristö rakennettua ympäristöä joka sekin on jatkuvassa vaarassa tuhoutua. Haluaisin e</text:span><text:span text:style-name="T344">ttä kaikki yli 100-vuotta vanhat kulttuurikerrostumat kartoitetaan ja jokaiselle tehdään hoitosuunnitelma ja määritelmä miten se saadaan säilytettyä tai ennallistettua jälkipolville?"</text:span></text:p>
          </table:table-cell>
        </table:table-row>
        <text:soft-page-break/>
        <table:table-row table:style-name="TableRow345">
          <table:table-cell table:style-name="TableCell346">
            <text:p text:style-name="Standard"><text:span text:style-name="T347">"Rakennettua kulttuuriperintöä: asuinsijat, viljely- ja teollisuusympä</text:span><text:span text:style-name="T348">ristöjä, liikenteen väyliä (tiet, polut, kanavat, joet, satama, venepoukamat); suomalaiseen muinaisuskoon ja luonnonuskoon liittyviä paikkoja (esim. uhrikivet, lehdot, karsikot, kalliomaalaukset), arkeologisia jäänteitä, muinaisia asuinpaikkoja, tämän päiv</text:span><text:span text:style-name="T349">än rakennuskulttuuria, kansanviisautta, puutietoutta - taitoa elää ilman sähköä ja öljypohjaisia polttoaineita. "</text:span></text:p>
          </table:table-cell>
        </table:table-row>
        <table:table-row table:style-name="TableRow350">
          <table:table-cell table:style-name="TableCell351">
            <text:p text:style-name="Standard"><text:span text:style-name="T352">"Paikalliskulttuurien erityislaatuisuus niin kielen, osaamisen kuin aineellisenkin perinteen osalta. Ennen toista maailmansotaa tehdyt raken</text:span><text:span text:style-name="T353">nukset ja erityisesti kansanrakentamiseen liittyvän osaamisen."</text:span></text:p>
          </table:table-cell>
        </table:table-row>
        <table:table-row table:style-name="TableRow354">
          <table:table-cell table:style-name="TableCell355">
            <text:p text:style-name="Standard"><text:span text:style-name="T356">"Rakennusperinnön korjaamisen aineellista ja aineetonta perintöä. Esimerkiksi ylläpitämällä pienten käsityöalojen ammatti- ja erikoisammattitutkintoja (esim. kultaajakisälli- ja kultaajamest</text:span><text:span text:style-name="T357">ari)."</text:span></text:p>
          </table:table-cell>
        </table:table-row>
        <table:table-row table:style-name="TableRow358">
          <table:table-cell table:style-name="TableCell359">
            <text:p text:style-name="Standard"><text:span text:style-name="T360">"Kalliomaalaukset, aarnimetsät, puhtaat rannat, kansanuskomukset, marja- ja sienipaikat, hienot hietikot, naavametsiköt, vanhat rakennukset."</text:span></text:p>
          </table:table-cell>
        </table:table-row>
        <table:table-row table:style-name="TableRow361">
          <table:table-cell table:style-name="TableCell362">
            <text:p text:style-name="Standard"><text:span text:style-name="T363">"Kykyä muutokseen yhteistyössä toisten kanssa."</text:span></text:p>
          </table:table-cell>
        </table:table-row>
        <table:table-row table:style-name="TableRow364">
          <table:table-cell table:style-name="TableCell365">
            <text:p text:style-name="Standard"><text:span text:style-name="T366">""</text:span></text:p>
          </table:table-cell>
        </table:table-row>
        <table:table-row table:style-name="TableRow367">
          <table:table-cell table:style-name="TableCell368">
            <text:p text:style-name="Standard"><text:span text:style-name="T369">"Saunakulttuurin<text:s/></text:span><text:span text:style-name="T370">monimuotoisuudessaan, kyläkoulut ja -yhteisöt, luonnonlääkintää, kansantarinoita, omat kansalliset perinteet (joulu, juhannus, pääsiäinen) kunniaan ilman että niiden tilalle tuodaan jenkkiläistä hapatusta (halloween tai vieraat juhlaperinteet)"</text:span></text:p>
          </table:table-cell>
        </table:table-row>
        <table:table-row table:style-name="TableRow371">
          <table:table-cell table:style-name="TableCell372">
            <text:p text:style-name="Standard"><text:span text:style-name="T373">"Talkoohe</text:span><text:span text:style-name="T374">nkeä ja yhdessä tekemistä. Ei aina voida piiloutua rahan puutteen taakse, joskus pitää myös kääriä hihat ja liata kädet. Toisaalla se on vielä voimissaan, toisaalla kadonnutta kulttuuriperintöä. "</text:span></text:p>
          </table:table-cell>
        </table:table-row>
        <table:table-row table:style-name="TableRow375">
          <table:table-cell table:style-name="TableCell376">
            <text:p text:style-name="Standard"><text:span text:style-name="T377">"Arkipäivän ja tavallisten ihmisten kokemuksia. "</text:span></text:p>
          </table:table-cell>
        </table:table-row>
        <table:table-row table:style-name="TableRow378">
          <table:table-cell table:style-name="TableCell379">
            <text:p text:style-name="Standard"><text:span text:style-name="T380">"Maas</text:span><text:span text:style-name="T381">eutumaisen asumisen kulttuuriperintöä. Työn tekemisen kulttuuria ja arvostusta. Ruokakulttuuria. Tarinoiden ja paikallishistorian tallentaminen. Yhteisöllisyys, joka on katoamassa, kun yksityisyys valtaa alaa myös maaseudulla. Uskoa ja voimia siihen, että<text:s/></text:span><text:span text:style-name="T382">maa tuottaa elannon perheelle. Maanviljely on muokannut maisemaa, avaraa peltomaisemaa eli kulttuurimaisemaa. Tietoa, taitoa ja nöyryyttä luonnon ja säiden kunnioittamiseen. Suomalaisten juuret ovat maaseudulla, kaupunkikulttuuri on nuorempaa kulttuuria. M</text:span><text:span text:style-name="T383">yös tätä vanhaa kulttuuria tulee arvostaa."</text:span></text:p>
          </table:table-cell>
        </table:table-row>
        <table:table-row table:style-name="TableRow384">
          <table:table-cell table:style-name="TableCell385">
            <text:p text:style-name="Standard"><text:span text:style-name="T386">"Kädentaidot, esim. kangaspuilla kutominen, ovat mielestäni kaikki erittäin tärkeitä eteenpäin siirrettäviä taitoja. Yhteiskuntaa ei voi pyörittää pelkillä kylmillä (tieto)koneilla."</text:span></text:p>
          </table:table-cell>
        </table:table-row>
        <table:table-row table:style-name="TableRow387">
          <table:table-cell table:style-name="TableCell388">
            <text:p text:style-name="Standard"><text:span text:style-name="T389">"Omaa alueellista kulttuu</text:span><text:span text:style-name="T390">rihistoriaa"</text:span></text:p>
          </table:table-cell>
        </table:table-row>
        <table:table-row table:style-name="TableRow391">
          <table:table-cell table:style-name="TableCell392">
            <text:p text:style-name="Standard"><text:span text:style-name="T393">"Suomalaisia rituaaleja ja seremonioita, myös niitä, jotka eivät ole minullekaan siirtyneet. Vanhoista uskomuksista juontavia tapoja, jotka eivät rajoita nykyihmisen elämää mutta rikastuttavat sitä antamalla kokemuksen omista juurista. Kaiki</text:span><text:span text:style-name="T394">sta tärkeintä on kuitenkin kansanmusiikki ja tanssi kaikissa muodoissaan. Tätä on poljettu alas niin kauan, että minä,olen musiikkitaustasta huolimatta vasta kolmikymppisenä<text:s/></text:span><text:soft-page-break/><text:span text:style-name="T395">saanut tietää, mitä aito suomalainen kansanmusiikki on nykypäivänä. Tätä ei pitäis</text:span><text:span text:style-name="T396">i enää piilotella, vaan tuoda esiin positiivisella ja viihdyttävällä tavalla kaikissa sopivisa yhteyksissä. Kansanmusiikin on tarkoitus olla hauskaa yhdessä tekemistä, johon voi jokainen jollain tavalla osallistua. "</text:span></text:p>
          </table:table-cell>
        </table:table-row>
        <text:soft-page-break/>
        <table:table-row table:style-name="TableRow397">
          <table:table-cell table:style-name="TableCell398">
            <text:p text:style-name="Standard"><text:span text:style-name="T399">"Eri ihmisillä ja kansalaisryhmillä o</text:span><text:span text:style-name="T400">n erilaisia kulttuuriperintöön liittyviä arvoja. Haluan säilyttää monimuotoisuuden ja edistää niin juhlan kuin arjen perinteiden tallentamista ja hyväksikäyttöä uusissa muodoissa. "</text:span></text:p>
          </table:table-cell>
        </table:table-row>
        <table:table-row table:style-name="TableRow401">
          <table:table-cell table:style-name="TableCell402">
            <text:p text:style-name="Standard"><text:span text:style-name="T403">"Kulttuuriperintöni on sukuni ja perheeni tarina, aineellisesti köyhä, m</text:span><text:span text:style-name="T404">utta rikas selviytymistarina autonomian ajoista tähän päivään. Siihen sisältyy "muistojen Karjala", ei kliseinen hössöttävä, vaan se tummempi raita, jossa suvaitaan erilaisuutta, ei vihata eikä syytetä venäläisyyttä , ei mitään kansanryhmää. Otettiin kulki</text:span><text:span text:style-name="T405">jat vastaan ja tarjottiin ruokaa ja yösijaa. Luonnon kauneus ja antimet merkitsevät paljon. Vanhoissa valokuvissamme on ihmisillä käsissään tuomenkukka, koivunoksa, soitin. Ymmärrys siitä, että sietämättömissä olosuhteissa on jokaisella maailman ihmisellä<text:s/></text:span><text:span text:style-name="T406">oikeus lähteä etsimään parempaa elämää ja tulla ystävällisesti vastaanotetuksi."</text:span></text:p>
          </table:table-cell>
        </table:table-row>
        <table:table-row table:style-name="TableRow407">
          <table:table-cell table:style-name="TableCell408">
            <text:p text:style-name="Standard"><text:span text:style-name="T409">"Merkityksellistä, kestävää, moniarvoista ja käytettävää. Toivon että kulttuuriperintöä hedelmällisesti avaava tieteellinen keskustelu (ks. esim. uudet Muuttuva kulttuuriper</text:span><text:span text:style-name="T410">intö ja Mitä on kulttuuriperintö? -julkaisut; Laurajane Smith, Uses of Heritage) rantautuisi myös kulttuuriperintötoimijoiden arkeen, ja kulttuuriperintö nähtäisiin enemmän prosessina ja merkityksinä kuin fyysisinä kappaleina, museoesineinä ja monumenttein</text:span><text:span text:style-name="T411">a. Smithin mukaan kaikki kulttuuriperintö on aineetonta, mutta sen esiin tuominen vaatii esim. suomalaisilta museoilta aiempaa parempaa kokoelmahallintaa ja kokoelmien merkitysten analysointia ja esiin tuomista."</text:span></text:p>
          </table:table-cell>
        </table:table-row>
        <table:table-row table:style-name="TableRow412">
          <table:table-cell table:style-name="TableCell413">
            <text:p text:style-name="Standard"><text:span text:style-name="T414">""</text:span></text:p>
          </table:table-cell>
        </table:table-row>
        <table:table-row table:style-name="TableRow415">
          <table:table-cell table:style-name="TableCell416">
            <text:p text:style-name="Standard"><text:span text:style-name="T417">"Kulttuuri-ilmiöt muuttuvat<text:s/></text:span><text:span text:style-name="T418">ajassa, paikassa ja sosiaalisessa/ekologisessa kontekstissa. On myös kulttuuriperintöä, joka kuuluu museoon, kuten noitavainot, eläinten kevätmetsästys, nykyinen teollinen suhtautuminen tuotantoeläimiin, patriarkaatti, homofobia jne."</text:span></text:p>
          </table:table-cell>
        </table:table-row>
        <table:table-row table:style-name="TableRow419">
          <table:table-cell table:style-name="TableCell420">
            <text:p text:style-name="Standard"><text:span text:style-name="T421">"Omia perheen perin</text:span><text:span text:style-name="T422">teitä ja yleisiä paikallista ja kansallisia kultuuriperinteitä, tapoja, tarinoita ja uskomuksia. Maailma on rikas kulttuureiltaan ja erilaisuus viehättäää ja ruokkii mielikuvitusta sekä tuo ymmärrystä ja edistä tasavertaisuutta ja siten oikeudenmukaisuutta</text:span><text:span text:style-name="T423"><text:s/>globaalisti. Kun tuntee omat juurensa, voi suhteuttaa siihen maailmalta oppimaansa, verrata ja parastaa omaa elävää kulttuuriperintlöä. Ja se että ihminen kykenee sopeutumaan täysin erilaiseen kulttuuriin ja ilmastoon, kertoo siitä että ihminen voi muuttu</text:span><text:span text:style-name="T424">a ja ymmärtää, hyväksyä erilaisuuden. "</text:span></text:p>
          </table:table-cell>
        </table:table-row>
        <table:table-row table:style-name="TableRow425">
          <table:table-cell table:style-name="TableCell426">
            <text:p text:style-name="Standard"><text:span text:style-name="T427">"Kaikkia mainittuja niin, että kulttuuriperintöä ei voi kaapata tukemaan nationalistista ja "muut" poissulkevaa politiikkaa vaan päin vastoin se kertoo siitä, miten ihmiset ja ideat ovat olleet vuorovaikutuksessa n</text:span><text:span text:style-name="T428">ykyisten valtioiden rajojen yli."</text:span></text:p>
          </table:table-cell>
        </table:table-row>
        <table:table-row table:style-name="TableRow429">
          <table:table-cell table:style-name="TableCell430">
            <text:p text:style-name="Standard"><text:span text:style-name="T431">"Ruokaperinnettä ja murretta, rakennetun kulttuuriperinnön arvostamista. "</text:span></text:p>
          </table:table-cell>
        </table:table-row>
        <table:table-row table:style-name="TableRow432">
          <table:table-cell table:style-name="TableCell433">
            <text:p text:style-name="Standard"><text:span text:style-name="T434">"Kulttuuriperinnön siirron tulisi sisältää tasapuolisesti aineettomia ja aineellisia voimavaroja. Kulttuurievoluutiosta ajatuksia lainaten: Vii</text:span><text:span text:style-name="T435">meisen tiedon (Juha Valste, Ihmislajin synty, 2012) mukaan esi-isämme olivat vähällä hävitä sukupuuttoon 70<text:s/></text:span><text:soft-page-break/><text:span text:style-name="T436">000-120 000 vuotta sitten. Kaikki maailman yli seitsemän miljardia ihmistä ovat yhden ainoan tuolloin Afrikassa eläneen väestön jälkeläisiä. Siihen<text:s/></text:span><text:span text:style-name="T437">kuului noin 500 lisääntyvää naista, ja yhteensä yksilöitä tässä väestössä arvellaan olleen noin 2 000. Eri väestöihin kuuluvien ihmisten väliset geenierot ovat pienempiä kuin juuri millään toisella suvullisesti lisääntyvällä ja kohtuullisen runsaalla eläin</text:span><text:span text:style-name="T438">lajilla. Suomalaisen maanviljelijän, melanesialaisen helmenpyytäjän, kongolaisen pygmin ja Perun Andeilla laamoja kasvattavan intiaanin geenit eroavat toisistaan vähemmän kuin esimerkiksi Helsingin Kruunuhaassa, Tukholman Bandhagenissa ja Hampurin satamass</text:span><text:span text:style-name="T439">a elävien kotihiirien geenit toisistaan. Kulttuurievoluutio ei perustu geeneihin samalla tavalla kuin biologinen evoluutio. Sille on luonteenomaista hankittujen ominaisuuksien periytyminen ja informaation määrän kasvu sukupolvi sukupolvelta. Ominaisuudet s</text:span><text:span text:style-name="T440">iirtyvät sekä pystysuunnassa sukupolvelta seuraavalle että vaakasuunnassa samaan aikaan eläviltä yksilöiltä toisille. Ihmisen kulttuurievoluutiolle on luonteenomaista sen nopeuden lisääntyminen. Mitä enemmän informaatiota on kertynyt, sitä vauhdikkaammin s</text:span><text:span text:style-name="T441">itä kertyy lisää. Kulttuurievoluution myötä ihmiselle on kehittynyt tapoja säilyttää ja siirtää informaatiota: puhuttu symboleja käyttävä kieli, suullinen perimätieto, kirjoitustaito, kirjapainon kehittäminen, sähköinen tiedonvälitys, tietokoneet ja langat</text:span><text:span text:style-name="T442">on osaksi vuorovaikutteinen tietoverkko. Kulttuurievoluution tuloksena informaatio kumuloituu. Tämä johtaa siihen, että yksilöt pystyvät hallitsemaan valtavasta tiedon määrästä vain pieniä ja koko ajan pieneneviä osia. Kulttuurin avulla ihminen pystyy sope</text:span><text:span text:style-name="T443">utumaan elinympäristön muutoksiin tai elämiseen uudenlaisssa elinympäristöissä. Kulttuurievoluutiota tapahtuu koko ajan. Ensimmäinen selvä ero nykyihmisen ja muiden ihmistyyppien välillä on erilaisten abstraktia ajattelua osoittavien koristeiden ja merkkie</text:span><text:span text:style-name="T444">n ilmestyminen. Afrikasta on tavattu simpukankuorista, luusta ja strutsinmunankuoren palasista valmistetuja helmiä, jotka ovat 120 000 vuotta vanhoja. Jostakin syystä 60 000-50 000 vuotta sitten erilaiset korut alkoivat alkoivat nopeasti yleistyä. Tätä on<text:s/></text:span><text:span text:style-name="T445">kutsuttu ihmisen kulttuurin ”alkuräjähdykseksi”. Samoihin aikoihin tehtiin vanhimmat tunnetut kalliopiirrokset Australiassa ja asuinpaikoista alkoi löytyä yhä enemmän merkkejä myös värien käytöstä. Euroopan vanhimmat luolamaalaukset ovat noin 34 000 vuoden</text:span><text:span text:style-name="T446"><text:s/>ikäisiä."</text:span></text:p>
          </table:table-cell>
        </table:table-row>
        <text:soft-page-break/>
        <table:table-row table:style-name="TableRow447">
          <table:table-cell table:style-name="TableCell448">
            <text:p text:style-name="Standard"><text:span text:style-name="T449">"Maisema,- ja rakennusperinnön"</text:span></text:p>
          </table:table-cell>
        </table:table-row>
        <table:table-row table:style-name="TableRow450">
          <table:table-cell table:style-name="TableCell451">
            <text:p text:style-name="Standard"><text:span text:style-name="T452">"Ensimmäisenä tulee mieleen luonto. Sitten kysymys, "niin, onko luonto kulttuuriperintöä", vastaus: kyllä minusta. Se on osa suomalaista kulttuuria, sitä missä elämme, mistä inspiroidumme, mistä elämme. Haluan</text:span><text:span text:style-name="T453"><text:s/>siirtää eteenpäin suomalaista taidetta, musiikkia, sitä miten musiikkia opetetaan ja opiskellaan (esim suomalaiset musiikkileirit!), maisemia, koskematonta kalliota meren rannalla, kirkasta vettä keskisuomalaisessa järvessä ja veneilyä siellä, arkeologisi</text:span><text:span text:style-name="T454">a löytöjä ja muinaisia paikkoja (Sysmän kulttuurimaisemat tulevat ekana mieleen)... "</text:span></text:p>
          </table:table-cell>
        </table:table-row>
        <table:table-row table:style-name="TableRow455">
          <table:table-cell table:style-name="TableCell456">
            <text:p text:style-name="Standard"><text:span text:style-name="T457">"Paikkoihin ja maisemiin liittyvät tarinat ja kertomukset ovat olennainen osa kulttuuriperintöä. Ilman paikan kerrotun menneisyyden tuntemusta, sen merkitys, ainakaan s</text:span><text:span text:style-name="T458">en laajuus, ei avaudu. Paikkoihin ja rakennuksiin liittyvät kertomukset, niin suulliset kuin kirjoitetut, ovatkin olennainen osa kulttuuriperintöä."</text:span></text:p>
          </table:table-cell>
        </table:table-row>
        <table:table-row table:style-name="TableRow459">
          <table:table-cell table:style-name="TableCell460">
            <text:p text:style-name="Standard"><text:span text:style-name="T461">"Hyvin laaja-alaisesti erilaista kulttuuriperintöä, jossa näkyvät myös vähemmän tunnetut, piilossa olevat</text:span><text:span text:style-name="T462"><text:s/>ja ehkä osin jo unohdetut aspektit. Muutakin kuin suomalaiskansallisesti "kanonisoitua" perinnettä. Tietoa myös ikävistä asioista historiassamme. Perinnön monimuotoisuutta ja sen arvostusta. Perinteisten menetelmien ja kulttuuriperinnön hoidon osaamista.<text:s/></text:span><text:span text:style-name="T463">"</text:span></text:p>
          </table:table-cell>
        </table:table-row>
        <text:soft-page-break/>
        <table:table-row table:style-name="TableRow464">
          <table:table-cell table:style-name="TableCell465">
            <text:p text:style-name="Standard"><text:span text:style-name="T466">"Minulle sydäntä lähellä ovat perinteiset käsityötavat, kansanmusiikki, kansallispuvut, kansantanssi ja kaikenlainen kansanperinne. Koen tärkeäksi myös muunlaisen positiivisen perinteen säilyttämisen. Toisaalta kaunaa ja luutuneita tapoja haluaisin akt</text:span><text:span text:style-name="T467">iivisesti unohtaa."</text:span></text:p>
          </table:table-cell>
        </table:table-row>
        <table:table-row table:style-name="TableRow468">
          <table:table-cell table:style-name="TableCell469">
            <text:p text:style-name="Standard"><text:span text:style-name="T470">"Haluan siirtää kestäviä, muuttuviinkin kulttuuritottumuksiin sopeutuvia voimavaroja, tietotaitoa ja perinteitä sukupolvelta toiselle. Museoihin ja kokoelmiin tallentunut otos on edelleen vajavainen arkiseen<text:s/></text:span><text:span text:style-name="T471">tietoyhteiskuntaan liittyneen materiaalisen perinnön ja siihen liittyvien käyttökokemusten osalta. 1900-luvun jälkipuoliskoa ja 2000-luvun ja 2010-luvun matriaalivarantoa pitäisi selventää ja päättää mitä säilytetään. Ilmaston lämpeneminen muuttaa materiaa</text:span><text:span text:style-name="T472">lista maailmaa ja perinteitä, samoin sodat ja siihen liittyvä perinteiden turmeleminen sekä luonnonvarojen käyttö ja tietotekniikka joka jää harvojen etuoikeudeksi ellei ... tuleville polville on voitava jäädä edes tieto siitä mitä menetetään ja miten niih</text:span><text:span text:style-name="T473">in voidaan luoda side kustakin kulttuurisesta kehitysvaiheesta."</text:span></text:p>
          </table:table-cell>
        </table:table-row>
        <table:table-row table:style-name="TableRow474">
          <table:table-cell table:style-name="TableCell475">
            <text:p text:style-name="Standard"><text:span text:style-name="T476">"Uskomuksia ja niiden taustoja -miksi perinteet ovat sellaisia kuin ovat. Ihan konkreettisia perinteita ja niiden takana olevia arvoja."</text:span></text:p>
          </table:table-cell>
        </table:table-row>
        <table:table-row table:style-name="TableRow477">
          <table:table-cell table:style-name="TableCell478">
            <text:p text:style-name="Standard"><text:span text:style-name="T479">"Yleisesti näkisin, että Suomessa tulisi<text:s/></text:span><text:span text:style-name="T480">kiinnittää erityisesti huomio aineettoman kulttuuriperinnön siirtämisen edistämiseen. Aineellisen perinnön tallentamisen, tutkimuksen ja siirtämisen saralla on edistytty huimasti viime vuosien ja vuosikymmenten aikana. Erityisesti tulisi monipuolisesti juh</text:span><text:span text:style-name="T481">listaa aineetonta ja koko ajan uudistuvaa monikulttuurista aineetonta perintöä. Kiinnostus olisi herätettävä kouluissa ja oppilaitoksissa. Ylisukupolvinen dialogi eri ryhmien välillä voi tehdä aineettomasta perinnöstä elävää, tämä tarkoittaisi käytännössä<text:s/></text:span><text:span text:style-name="T482">niin paikallisen kuin kansallisten toimijoiden osaamisen hyödyntämisen opetuksessa. Kansalaisjärjestöjen ja ruohonjuuritason toimijoiden näkyvyyttä kouluissa tulisi vahvistaa. Rinnakkaiset perinteet pitäisi tuoda samanaikaisesti ja tasavertaisesti esille.<text:s/></text:span><text:span text:style-name="T483">"</text:span></text:p>
          </table:table-cell>
        </table:table-row>
        <table:table-row table:style-name="TableRow484">
          <table:table-cell table:style-name="TableCell485">
            <text:p text:style-name="Standard"><text:span text:style-name="T486">"Rakennusperintöä, kulttuurimaisemaa, tapoja, tottumuksia, uskomuksia eri ajoilta, 'kouluperintöä' (laulut, leikit, opettamistavat, koululaisena oleminen), arkipäivän elämärytmiä ja siihen liittyviä asioita maalla/kaupungissa..., vapaa-aikaan liittyviä</text:span><text:span text:style-name="T487"><text:s/>toimintoja maalla/kaupungissa, vieraista kulttuureista omaksuttuja asioita, tarinaperinnettä, ruokakulttuuria"</text:span></text:p>
          </table:table-cell>
        </table:table-row>
        <table:table-row table:style-name="TableRow488">
          <table:table-cell table:style-name="TableCell489">
            <text:p text:style-name="Standard"><text:span text:style-name="T490">"Kaikenlaista. Jos esim. difficult heritage näkökulma uupuu kansallisen kulttuuriperinnön käsittelystä, ollaan vääristyneen kansallis-identite</text:span><text:span text:style-name="T491">ettin ja historian vääristelyn asialla. Kulttuuriperinnön tulee olla terveen identiteetin ja kansallistunteen rakentaja. Tällöin kaikella kulttuuriperinnöllä on sijansa. Kulttuuriperintö elää ja siirtyy formaalin kentän (esim. museot) ohella arjessa. Arjes</text:span><text:span text:style-name="T492">sa siirtyvän kulttuuriperinnön ei tule "alistua" kenenkään "halulle" siirtää tai olla siirtämättä sitä eteenpäin. Kulttuuriperinnön tulee antaa elää ja hengittää vapaasti. Se täytyy kuitenkin alistaa terveelle itsereflektiolle: kyvylle ymmärtää esim. menne</text:span><text:span text:style-name="T493">isyyden kontekstia (vaikkapa tiettyyn aikaan liittyviä kansallisia haasteita kun vaikkapa uutta kansakuntaa ja sen kansallisidentiteettiä synnytetään). Kulttuuriperinnön moninaisuus tulisi huomioida tällä hetkellä korostetusti. Ajassamme elävä käsitys "puh</text:span><text:span text:style-name="T494">taasta suomalaisuudesta" tulisi ohjata näkemään kansallisidentiteettimme monikulttuuriset juuret. "</text:span></text:p>
          </table:table-cell>
        </table:table-row>
        <table:table-row table:style-name="TableRow495">
          <table:table-cell table:style-name="TableCell496">
            <text:p text:style-name="Standard"><text:span text:style-name="T497">"Maisemien, rakennusten, tarinoiden ja musiikkiperinnön vaaliminen on merkityksellistä jälkipolville."</text:span></text:p>
          </table:table-cell>
        </table:table-row>
        <text:soft-page-break/>
        <table:table-row table:style-name="TableRow498">
          <table:table-cell table:style-name="TableCell499">
            <text:p text:style-name="Standard"><text:span text:style-name="T500">"Suomalainen kulttuuripeirintö on laaja ja monina</text:span><text:span text:style-name="T501">inen. Siihen kuuluvat kansalliset, alueelliset, kulttuuriset ja kielelliset osiot ja niitä pitäisi aina tarkastella, päivittää ja suhteuttaa myös monikultturiseen maailmaan."</text:span></text:p>
          </table:table-cell>
        </table:table-row>
        <table:table-row table:style-name="TableRow502">
          <table:table-cell table:style-name="TableCell503">
            <text:p text:style-name="Standard"><text:span text:style-name="T504">"Ymmärryksen siitä, että arvot, uskomukset ja perinteet, tietokin, muuttuu aiko</text:span><text:span text:style-name="T505">jen kuluessa. Niiden suhteellisuuden voi ymmärtää vain ymmärtämällä, että Suomessakin on joskus ajateltu eri tavoin, ja tullaan ajattelemaan vielä enemmän eri tavoin tulevaisuudessa. Miten tämä kaikki näkyy meidän nykyisessä fyysisessä ja henkisessä maailm</text:span><text:span text:style-name="T506">assamme, on tärkeää hahmottaa."</text:span></text:p>
          </table:table-cell>
        </table:table-row>
        <table:table-row table:style-name="TableRow507">
          <table:table-cell table:style-name="TableCell508">
            <text:p text:style-name="Standard"><text:span text:style-name="T509">"Tässä tuhansien järvien ja pitkän merirantaviivan maassa, itse saaressa asuvana, haluan nostaa framille ja siirtää seuraaville sukupolville luonnonvesissä uimisen. Joissain kulttuureissa ja joillain kielialueilla sitä kut</text:span><text:span text:style-name="T510">sutaan "villiuimiseksi", mutta meille suomalaisille sen pitäisi olla arkipäivää (tosin juhlavaa sellaista) ja itsestäänselvyys varsinkin kesällä, mutta mielellään myös talvella."</text:span></text:p>
          </table:table-cell>
        </table:table-row>
        <table:table-row table:style-name="TableRow511">
          <table:table-cell table:style-name="TableCell512">
            <text:p text:style-name="Standard"><text:span text:style-name="T513">"Suomalaista ja suomenruotsalaista kulttuuriperintöä. "</text:span></text:p>
          </table:table-cell>
        </table:table-row>
        <table:table-row table:style-name="TableRow514">
          <table:table-cell table:style-name="TableCell515">
            <text:p text:style-name="Standard"><text:span text:style-name="T516">"Käsityötaitoja, -tekniikoita, -malleja, tuotteita, tekijöiden/yhteisöjen tekemis- ja tuotehistoriaa"</text:span></text:p>
          </table:table-cell>
        </table:table-row>
        <table:table-row table:style-name="TableRow517">
          <table:table-cell table:style-name="TableCell518">
            <text:p text:style-name="Standard"><text:span text:style-name="T519">"kädentaitoja, luonnon kiertokulkuun liittyviä sanontoja, kristillisiä perinteitä"</text:span></text:p>
          </table:table-cell>
        </table:table-row>
        <table:table-row table:style-name="TableRow520">
          <table:table-cell table:style-name="TableCell521">
            <text:p text:style-name="Standard"><text:span text:style-name="T522">"Realistista kuva ja videomateriaalia sekä sanallisia kertomuksia (</text:span><text:span text:style-name="T523">ääninäytteitä, tekstejä) nykyajasta eri paikoista ja tilanteista, arkisistakin: esim. päiväkodin arkea, tien päällystysurakointia, opettaja ja oppilaat työssään luokassa, toimistotyön arkea, rakennustyömaan toimintaa, toimintaa satamassa ja lentokentällä,<text:s/></text:span><text:span text:style-name="T524">auto korjaamossa, kaupan kassa, taksinkuljettaja työssään ja uutistoimittaja työssään."</text:span></text:p>
          </table:table-cell>
        </table:table-row>
        <table:table-row table:style-name="TableRow525">
          <table:table-cell table:style-name="TableCell526">
            <text:p text:style-name="Standard"><text:span text:style-name="T527">"Tarinoita, satuja, kansanperintöä, käsitöitä ja niiden ohjeita."</text:span></text:p>
          </table:table-cell>
        </table:table-row>
        <table:table-row table:style-name="TableRow528">
          <table:table-cell table:style-name="TableCell529">
            <text:p text:style-name="Standard"><text:span text:style-name="T530">"juuri tuon määritelmän mukaista perintöä"</text:span></text:p>
          </table:table-cell>
        </table:table-row>
        <table:table-row table:style-name="TableRow531">
          <table:table-cell table:style-name="TableCell532">
            <text:p text:style-name="Standard"><text:span text:style-name="T533">"Perinnekäsitöitä (langan kehräys, kasvivärjäys, kank</text:span><text:span text:style-name="T534">aankudonta, tuohityöt yms), vanhat tarinat ja uskomukset, lääkintäyrttien käyttö. Luonnossa liikkuminen ja suunnistus/erätaidot. Perinneruoat, esim. karjalanpiirakoiden leivonta."</text:span></text:p>
          </table:table-cell>
        </table:table-row>
        <table:table-row table:style-name="TableRow535">
          <table:table-cell table:style-name="TableCell536">
            <text:p text:style-name="Standard"><text:span text:style-name="T537">"Yleisesti lienee kestävintä "siirtää" tai ennemminkin uudelleentulkita ku</text:span><text:span text:style-name="T538">lttuuriperintöä mahdollisimman laaja-alaisesti tuhoamatta materiaalista kulttuuria tai katkaisematta jatkumoita silloin kun se ei ole välttämätöntä. Omakohtaisesti haluan välittää eteenpäin minua henkilökohtaisesti koskettavaa tietoa ja ohjata esimerkiksi<text:s/></text:span><text:span text:style-name="T539">lastani lukemaan kriittisesti institutionaalista kulttuuriperintöä."</text:span></text:p>
          </table:table-cell>
        </table:table-row>
        <table:table-row table:style-name="TableRow540">
          <table:table-cell table:style-name="TableCell541">
            <text:p text:style-name="Standard"><text:span text:style-name="T542">"Vanhoja rakennuksia eli arkkitehtuuria, kirkkoja, arvokkaita käsitöitä (myös kotitekoisia!) ja taidetta, lauluja, sanontoja, suvun tarinoita, perinteitä, valokuvia suvusta, käsityötait</text:span><text:span text:style-name="T543">oja (kangaskäsityöt, lankakäsityöt, punamultamaalin keitto, pärekaton tekeminen, päreiden höylääminen, hirsitalon kunnossapito,...), suvun perinteiset marjapaikat, suvun perinteiset leivontareseptit, hyvä suomen kielitaito ja sanasto,..."</text:span></text:p>
          </table:table-cell>
        </table:table-row>
        <table:table-row table:style-name="TableRow544">
          <table:table-cell table:style-name="TableCell545">
            <text:p text:style-name="Standard"><text:span text:style-name="T546">"Haluaisin siir</text:span><text:span text:style-name="T547">tää eteenpäin sellaista kulttuuriperintöä joka auttaa tulevia sukupolvia maadoittumaan oman alueensa menneisyyteen. Tavoite olisi oppia arvostamaan ja kunnioittamaan menneiden sukupolvien aikaansaannoksia siten että oma paikka<text:s/></text:span><text:soft-page-break/><text:span text:style-name="T548">maailmassa tuntuisi merkityks</text:span><text:span text:style-name="T549">elliseltä. Lapset oppisivat olemaan osa sukupolvien ketjua ja ymmärtäisivät olevansa yksi lenkki pitkässä ketjussa. Tavoite olisi hiljalleen kasvattaa asiassa globaali näkökulma ja ymmärtää että me ihmiset jaamme saman planeetan. "</text:span></text:p>
          </table:table-cell>
        </table:table-row>
        <text:soft-page-break/>
        <table:table-row table:style-name="TableRow550">
          <table:table-cell table:style-name="TableCell551">
            <text:p text:style-name="Standard"><text:span text:style-name="T552">"Erityisesti aineellis</text:span><text:span text:style-name="T553">ta ja kaikkien ympärillä olevaa rakennettua ympäristöä, arjen kulttuuriperintöä"</text:span></text:p>
          </table:table-cell>
        </table:table-row>
        <table:table-row table:style-name="TableRow554">
          <table:table-cell table:style-name="TableCell555">
            <text:p text:style-name="Standard"><text:span text:style-name="T556">"Suomalaista tasa-arvoisuuden perinnettä. Harkitsevaisuutta, kohtuullisuutta ja jalat maassa -asennetta. Läheistä suhdetta luontoon. Omaa kieltä. Materiaalista kulttuuria ni</text:span><text:span text:style-name="T557">in, ettei kaikkea vanhaa pureta. Juhlatapoja, vaikkei välttämättä uskonnollisessa mielessä koska en ole kristitty. Tärkeimmät kristinuskon periaatteet ja tarinat pitäisi kuitenkin olla jokaiselle tuttuja, samoin se mitä suomalaisesta muinaisuskosta vielä t</text:span><text:span text:style-name="T558">iedetään. "</text:span></text:p>
          </table:table-cell>
        </table:table-row>
        <table:table-row table:style-name="TableRow559">
          <table:table-cell table:style-name="TableCell560">
            <text:p text:style-name="Standard"><text:span text:style-name="T561">"Sellaista, joka kertoo kansan ja alueen historiasta, ei pelkästään suurmiesten. Ei pelkästään hyvää ja kaunista."</text:span></text:p>
          </table:table-cell>
        </table:table-row>
        <table:table-row table:style-name="TableRow562">
          <table:table-cell table:style-name="TableCell563">
            <text:p text:style-name="Standard"><text:span text:style-name="T564">"Kielen, perinteiset työtavat, perinnemaisemat, rakennuskulttuurin edustavat näytteet alueellisesti eri<text:s/></text:span><text:span text:style-name="T565">aikakausilta"</text:span></text:p>
          </table:table-cell>
        </table:table-row>
        <table:table-row table:style-name="TableRow566">
          <table:table-cell table:style-name="TableCell567">
            <text:p text:style-name="Standard"><text:span text:style-name="T568">"Muinaisia uskomuksia henkiolennoista ja muista vastaavista, ennustamista ja taikoja"</text:span></text:p>
          </table:table-cell>
        </table:table-row>
        <table:table-row table:style-name="TableRow569">
          <table:table-cell table:style-name="TableCell570">
            <text:p text:style-name="Standard"><text:span text:style-name="T571">"Muiden ihmisten erilaisuuden hyväksymistä ja kunniottamista. Kohteliasta käytöstä. Itsenäistä ja kriittistäkin ajattelua. Tasapuolisuutta ja tasa-arvoi</text:span><text:span text:style-name="T572">suutta. Oman itsensä hyväksymistä ja arvostamista. Historian ja kulttuurin tuntemusta."</text:span></text:p>
          </table:table-cell>
        </table:table-row>
        <table:table-row table:style-name="TableRow573">
          <table:table-cell table:style-name="TableCell574">
            <text:p text:style-name="Standard"><text:span text:style-name="T575">"Elinvoimaisen maiseman, tarinat, kauniin rakennusperinnön. Tärkeintä on kuitenkin suhde luontoon ja taito selviytyä näissä olosuhteissa."</text:span></text:p>
          </table:table-cell>
        </table:table-row>
        <table:table-row table:style-name="TableRow576">
          <table:table-cell table:style-name="TableCell577">
            <text:p text:style-name="Standard"><text:span text:style-name="T578">""</text:span></text:p>
          </table:table-cell>
        </table:table-row>
        <table:table-row table:style-name="TableRow579">
          <table:table-cell table:style-name="TableCell580">
            <text:p text:style-name="Standard"><text:span text:style-name="T581">"Arkistoammattilaise</text:span><text:span text:style-name="T582">na pistää silmään, että esineellinen kulttuuri mainitaan ja tuodaan esille ja museot nimetään niiden säilyttäjätahoksi, mutta vastaavasti loogisesti kaksi muuta muistiorganisaatiota, joilla on vastaava kulttuuriperinnön säilytystehtävä, jäävät mainitsematt</text:span><text:span text:style-name="T583">a. Toivottavasti valmistelussa otetaan tasapuolisuuden ja kulttuuriperinnön kokonaisuuden vuoksi huomioon myös arkistot ja kirjastot toimijoina."</text:span></text:p>
          </table:table-cell>
        </table:table-row>
        <table:table-row table:style-name="TableRow584">
          <table:table-cell table:style-name="TableCell585">
            <text:p text:style-name="Standard"><text:span text:style-name="T586">"Käsityötaitoja ja perinteitä."</text:span></text:p>
          </table:table-cell>
        </table:table-row>
        <table:table-row table:style-name="TableRow587">
          <table:table-cell table:style-name="TableCell588">
            <text:p text:style-name="Standard"><text:span text:style-name="T589">"Olen yrittänyt siirtää omilla lapsille tietoisuutta "suomalaisesta kulttu</text:span><text:span text:style-name="T590">riperinteestä". Harrastan itse kansantanssia ja -musiikkia. Tämän maailman pojat ovat perinneet äidinmaidossaan. Vaikka tiedän, että tämä osa kulttuurista ei ole "muodissa" yritän saada heidät ymmärtämään vanhaa tanssi- ja musiikkiperinnettä. Lisäksi pyrin</text:span><text:span text:style-name="T591"><text:s/>kotona ylläpitämään ainakin jonkilaista vanhaa juhlaperinnettä. Minusta on tärkeää, että lapset eivät häpeä omaa kansanperinnettä. Esiintymismatkat ulkomaille ovat lisänneet lasten kunnioitusta suomalaista perinnettä kohtaa, sillä suomalaiset kansallispuv</text:span><text:span text:style-name="T592">ut, tanssit ja musiikki saavat ulkomailla yleensä suuren suosion ja kiinnostavat katsojia. Vain me suomalaiset häpeämme kauniita pukujamme ja tanssejamme."</text:span></text:p>
          </table:table-cell>
        </table:table-row>
        <text:soft-page-break/>
        <table:table-row table:style-name="TableRow593">
          <table:table-cell table:style-name="TableCell594">
            <text:p text:style-name="Standard"><text:span text:style-name="T595">"Kaikenlaista tasapuolisesti. Erityisesti haluan, että näkyvät kohteet säilyisivät ja hiljalleen t</text:span><text:span text:style-name="T596">uhoutuvista kohteista olisi tieto mahdollisimman hyvin tallessa."</text:span></text:p>
          </table:table-cell>
        </table:table-row>
        <table:table-row table:style-name="TableRow597">
          <table:table-cell table:style-name="TableCell598">
            <text:p text:style-name="Standard"><text:span text:style-name="T599">"ennen kaikkea käsityökulttuuria, myös omavaraisen ruuan tuotannon perinne on tärkeää"</text:span></text:p>
          </table:table-cell>
        </table:table-row>
        <table:table-row table:style-name="TableRow600">
          <table:table-cell table:style-name="TableCell601">
            <text:p text:style-name="Standard"><text:span text:style-name="T602">"Kulttuuriperintöä omasta ajastani ja varhaisemmista, ilmiöitä, aineistoja<text:s/></text:span><text:span text:style-name="T603">kulttuuriympäristöä, tietoa, tarinoita, jotka kuvastavat olennaisia piirteitä kustakin ajasta/ihmisen toiminnasta. "</text:span></text:p>
          </table:table-cell>
        </table:table-row>
        <table:table-row table:style-name="TableRow604">
          <table:table-cell table:style-name="TableCell605">
            <text:p text:style-name="Standard"><text:span text:style-name="T606">"Suomessa asuvien suomalaisten, joihin maahan eri aikoina muuttaneet myös luonnollisesti kuuluvat, tapojen,<text:s/></text:span><text:span text:style-name="T607">yhteisömuodostuksen, estetiikan ja arvostusten, uskonnon tai uskonnottomuuden tiedostamista. Myös edellämainittujen muutoksen tiedostamista ja arvostamista."</text:span></text:p>
          </table:table-cell>
        </table:table-row>
        <table:table-row table:style-name="TableRow608">
          <table:table-cell table:style-name="TableCell609">
            <text:p text:style-name="Standard"><text:span text:style-name="T610">"Suomalainen, demokraattinen metsästys-eräkulttuuri."</text:span></text:p>
          </table:table-cell>
        </table:table-row>
        <table:table-row table:style-name="TableRow611">
          <table:table-cell table:style-name="TableCell612">
            <text:p text:style-name="Standard"><text:span text:style-name="T613">"Suomi on valtiona nuori ja sen kulttuur</text:span><text:span text:style-name="T614">inen menneisyys on ollut enemmän hävittävää kuin säilyttävää. Sanotaan, että kansallisen identiteetin vahvistuminen tapahtui vasta toisen maailmansodan aikana. Vahva usko teknologian edistyksellisyyteen on myös vaikuttanut siihen, että uusinta teknologiaa<text:s/></text:span><text:span text:style-name="T615">on myös pidetty parempana kuin vanhaa. Suomalaiseen modernismiin ei siihenkään liity vahvaa perinteiden ymmärrystä. Haluan edistää kulttuuria, jossa vanhan ymmärtäminen on edellytys uuden luomiselle. Jossa menneisyys ja nykyisyys yhdistyvät toisiaan kunnio</text:span><text:span text:style-name="T616">ittavalla tavalla "</text:span></text:p>
          </table:table-cell>
        </table:table-row>
        <table:table-row table:style-name="TableRow617">
          <table:table-cell table:style-name="TableCell618">
            <text:p text:style-name="Standard"><text:span text:style-name="T619">"Tietoja ja perinteitä. Esimerkiksi Suvivirren esittämistä koulujen kevätjuhlissa. "</text:span></text:p>
          </table:table-cell>
        </table:table-row>
        <table:table-row table:style-name="TableRow620">
          <table:table-cell table:style-name="TableCell621">
            <text:p text:style-name="Standard"><text:span text:style-name="T622">"Elävän laulun kulttuuria! Kalevalamittainen runous ei ole tarkoitettu vain kirjoissa säilöttäväksi, vaan haluamme saada suomalaiset laulamaan sitä</text:span><text:span text:style-name="T623"><text:s/>uudelleen ja luomaan sen pohjalta myös uutta runoutta, vaikkapa räppiä. Kalevala-mitta ei ole kuollut! Se elää suomen kielen rytmissä, nimissämme, fraaseissa, joita käytämme. Hyvän itsetuntemuksen kulttuuriperintöä, aineetonta kulttuuria, joka elää sielus</text:span><text:span text:style-name="T624">sa, juurissa, myönteisessä minäkuvassa. Se voi olla fiktiota, faktaa tai taidetta, mutta sillä on ajallinen kytkös. Se kumpuaa menneestä ja elää vuropuhelua tulevaisuuden kanssa."</text:span></text:p>
          </table:table-cell>
        </table:table-row>
        <table:table-row table:style-name="TableRow625">
          <table:table-cell table:style-name="TableCell626">
            <text:p text:style-name="Standard"><text:span text:style-name="T627">"Taitoja: miten tehdään saunavihta tai karjalanpiirakoita. Tietoja: Miten<text:s/></text:span><text:span text:style-name="T628">ennen on eletty ja millaisia tarinoita eri paikoilla on. Ymmärrystä: Miten menneisyys vaikuttaa nykypäivään. Paikkoja ja rakennuksia: vanhaa pitää säilyttää."</text:span></text:p>
          </table:table-cell>
        </table:table-row>
        <table:table-row table:style-name="TableRow629">
          <table:table-cell table:style-name="TableCell630">
            <text:p text:style-name="Standard"><text:span text:style-name="T631">"Tärkeitä, arvokkaista ja moniarvoisia. "</text:span></text:p>
          </table:table-cell>
        </table:table-row>
        <table:table-row table:style-name="TableRow632">
          <table:table-cell table:style-name="TableCell633">
            <text:p text:style-name="Standard"><text:span text:style-name="T634">"För mig är görande viktigt, praktisk kunskap. Jag<text:s/></text:span><text:span text:style-name="T635">vill framför allt lära mig hur man rent praktiskt utövar traditionell kunskap och förstå människorna i äldre tider.<text:s/></text:span><text:span text:style-name="T636">Föremål och byggnader är viktiga för detta, men de är inte huvudsaken."</text:span></text:p>
          </table:table-cell>
        </table:table-row>
        <table:table-row table:style-name="TableRow637">
          <table:table-cell table:style-name="TableCell638">
            <text:p text:style-name="Standard"><text:span text:style-name="T639">"Haluan siirtää sellaista kulttuuriperintöä, joka rauhoittaa ja eh</text:span><text:span text:style-name="T640">eyttää sekä tekee elämän kokonaisemmaksi. "</text:span></text:p>
          </table:table-cell>
        </table:table-row>
        <table:table-row table:style-name="TableRow641">
          <table:table-cell table:style-name="TableCell642">
            <text:p text:style-name="Standard"><text:span text:style-name="T643">"Vaikka elämme kansainvälisessä maailmassa, haluaisin, että suomalaisen kulttuurin pohja musiikkeineen, tansseineen, loitsuineen, ruokineen olisi paremmin ihmisten tietoisuudessa. Se, mistä<text:s/></text:span><text:span text:style-name="T644">suomalaisuus on ponnistanut vuosisatoja sitten, vaikka on<text:s/></text:span><text:soft-page-break/><text:span text:style-name="T645">oltu milloin minkäkin vallan alla, tulisi pitää arvokkaana aarrearkkuna, josta ammentaa ja kertoa tuleville sukupolville."</text:span></text:p>
          </table:table-cell>
        </table:table-row>
        <text:soft-page-break/>
        <table:table-row table:style-name="TableRow646">
          <table:table-cell table:style-name="TableCell647">
            <text:p text:style-name="Standard"><text:span text:style-name="T648">"Jag förstår kulturarv som en mångfald av kulturer, subkulturer, praktike</text:span><text:span text:style-name="T649">r, grupper, minoriteter och röster. Som ett synsätt som inte stannar vid språkliga och nationella gränser, utan som ser det globala i det lokala, de transkulturella, flerspråkiga och heterogena inslagen i "vår" kultur. För mig är det viktigt att vi inklude</text:span><text:span text:style-name="T650">rar mer snarare än avgränsar och begränsar, att vi ser gränsöverskridanden i olika former (konkreta och abstrakta) som en utgångspunkt. Det är viktit att diskussionen kring kulturarv är normkritisk och hela tiden problematiserar statiska kategorier eller f</text:span><text:span text:style-name="T651">ixeringar kring ett "vi".<text:s/></text:span><text:span text:style-name="T652">Vem är vi:et som definierar vem "vi" är?"</text:span></text:p>
          </table:table-cell>
        </table:table-row>
      </table:table>
      <text:list text:style-name="WWNum3" text:continue-numbering="true">
        <text:list-item>
          <text:p text:style-name="P653"><text:span text:style-name="T654">Millaisia paikkoja ja kohteita arvostat elinympäristössäsi?<text:s/></text:span><text:span text:style-name="T655">(vastauksia 130 kpl)</text:span><text:bookmark-start text:name="_Toc269976037"/></text:p>
        </text:list-item>
      </text:list>
      <table:table table:style-name="Table656">
        <table:table-columns>
          <table:table-column table:style-name="TableColumn657"/>
        </table:table-columns>
        <table:table-row table:style-name="TableRow658">
          <table:table-cell table:style-name="TableCell659">
            <text:p text:style-name="Standard"><text:bookmark-end text:name="_Toc269976037"/><text:span text:style-name="T660">"Urbana miljöer, både vardagliga byggnader och grannskap och byggnadshistoriskt viktiga mål och platser.</text:span><text:span text:style-name="T661"><text:s/>Platser som bär på berättelser, berättelser i platser. Urbana miljöer där människans spår och historia tillåts framträda, där man värnat om platsens historia och betydelse, där man låtit det förgångna och nuet gå i dialog utan att den ena tar kål på den a</text:span><text:span text:style-name="T662">ndra. Kulturlandskap, miljöer där fornminnen och den omgivande naturen bara "är" (eventuellt ledsagade av en skylt), men ändå är skötta med pietet och där människan tillåts själv skapa sin betydelser.<text:s/></text:span><text:span text:style-name="T663">Övervuxna industrimiljöer, industrimiljöer som fått en<text:s/></text:span><text:span text:style-name="T664">ny betydelse (t.ex. kulturfabriker)."</text:span></text:p>
          </table:table-cell>
        </table:table-row>
        <table:table-row table:style-name="TableRow665">
          <table:table-cell table:style-name="TableCell666">
            <text:p text:style-name="Standard"><text:span text:style-name="T667">""</text:span></text:p>
          </table:table-cell>
        </table:table-row>
        <table:table-row table:style-name="TableRow668">
          <table:table-cell table:style-name="TableCell669">
            <text:p text:style-name="Standard"><text:span text:style-name="T670">"Kauniita paikkoja, jotka ovat ihmisen mittakaavassa: rantoja, teitä, polkuja, metsikköjä, puistoja."</text:span></text:p>
          </table:table-cell>
        </table:table-row>
        <table:table-row table:style-name="TableRow671">
          <table:table-cell table:style-name="TableCell672">
            <text:p text:style-name="Standard"><text:span text:style-name="T673">"Enhetliga kulturmiljöer och orörda naturområden.<text:s/></text:span><text:span text:style-name="T674">Gäller allt från jordbrukslandskap till byggnadsgrupper u</text:span><text:span text:style-name="T675">tförda i viss tidsålders stil"</text:span></text:p>
          </table:table-cell>
        </table:table-row>
        <table:table-row table:style-name="TableRow676">
          <table:table-cell table:style-name="TableCell677">
            <text:p text:style-name="Standard"><text:span text:style-name="T678">"Moniarvoisuutta korostavia, sellaisia jotka ottavat huomioon yhteiskunnan kaikki kerrokset, intressiryhmät, ihmiset jne. Paikkojen ja kohteiden ei tarvitse olla vain virallisia, vaan ne voivat tulla mikrotasolta, jopa sell</text:span><text:span text:style-name="T679">aisia jotka yksilöt tunnistavat ne, mutta ei enemmistö. Osa voi olla myös salassa, tai ei nin tunnettuja. "</text:span></text:p>
          </table:table-cell>
        </table:table-row>
        <table:table-row table:style-name="TableRow680">
          <table:table-cell table:style-name="TableCell681">
            <text:p text:style-name="Standard"><text:span text:style-name="T682">"Erityisesti alkuperäistä tai sen kaltaista luontoa sekä maaseutumaista kulttuurimaisemaa. Myös vanhoja taloja sekä muita rakennelmia ja kaupunkie</text:span><text:span text:style-name="T683">n vanhoja keskustoja. Omaan lapsuuteen ja sukuun liittyviä paikkoja."</text:span></text:p>
          </table:table-cell>
        </table:table-row>
        <table:table-row table:style-name="TableRow684">
          <table:table-cell table:style-name="TableCell685">
            <text:p text:style-name="Standard"><text:span text:style-name="T686">"Paikkoja, joissa voi aistia ennen meitä eläneiden sukupolvien läsnäolon, esim. rautakautiset asuinpaikat, esihistorialliset korulöytöpaikat, kalliomaalaukset, kivikauden rannat ja mer</text:span><text:span text:style-name="T687">kitykselliset luonnonkohteet, kuten kuppikivet, uhripuut, seidat yms. Kaikki taide voi olla ja luoda paikan, joka on säilyttämisen arvoinen, siinä ihminen puhuu ihmiselle."</text:span></text:p>
          </table:table-cell>
        </table:table-row>
        <table:table-row table:style-name="TableRow688">
          <table:table-cell table:style-name="TableCell689">
            <text:p text:style-name="Standard"><text:span text:style-name="T690">"Puistoalueita, rantoja, vanhaa rakennuskantaa."</text:span></text:p>
          </table:table-cell>
        </table:table-row>
        <table:table-row table:style-name="TableRow691">
          <table:table-cell table:style-name="TableCell692">
            <text:p text:style-name="Standard"><text:span text:style-name="T693">"Sukuni on isän ja äidin<text:s/></text:span><text:span text:style-name="T694">puolelta Viipurista, jonka nykyinen rappiotila kauhistuttaa. Asun Helsingissä, jossa sodan jälkeen kyllä korjattiin vanhaa ja jälleenrakentamiskauden alkupuolikin nopeudestaan huolimatta pyrki tasapainoiseen<text:s/></text:span><text:soft-page-break/><text:span text:style-name="T695">kaupunkikuvaan. Sen jälkeen mitä hurjemmat "mode</text:span><text:span text:style-name="T696">rnin elinympäristön" skenaariot ovat olleet suunnitteljoiden ja päätöksentekijöiden suosiossa. Ne viedään läpi, vaikka kansalaiset kuinka niitä vastustaisivat. Kansalaisten osattomuus on pönkittänyt vastakkainasettelua, jossa hienovarinen säilyttäminen ja<text:s/></text:span><text:span text:style-name="T697">raskas britalismi on jakaneet asianosaisia toisiaan vasten. Arvostan Helsingissä Eiraa, Töölöä, Munkkiniemeä (poislukien Koneen kauhisituttava rakennus, jota nyt ollaan muuttamassa, mutta purkaa se kuitenkin pitäisi), Herttoniemen, lauttasaaren ja Pohjois-</text:span><text:span text:style-name="T698">Haagan 50-lukulaisia alueita, Pihlajasaarta, Espan puistoa, Keskuspuistoa, Telakkarantaa ja Fazerin vanhaa karkkitehdasta, Olympia Stadionia ja Eläintarhan kenttää, satamia ja merta, merta ja merta."</text:span></text:p>
          </table:table-cell>
        </table:table-row>
        <text:soft-page-break/>
        <table:table-row table:style-name="TableRow699">
          <table:table-cell table:style-name="TableCell700">
            <text:p text:style-name="Standard"><text:span text:style-name="T701">"Niitä missä voi elää kasveja ja eläimiä kasvattaen ja</text:span><text:span text:style-name="T702"><text:s/>missä niin on tehty jo tuhansia vuosia."</text:span></text:p>
          </table:table-cell>
        </table:table-row>
        <table:table-row table:style-name="TableRow703">
          <table:table-cell table:style-name="TableCell704">
            <text:p text:style-name="Standard"><text:span text:style-name="T705">"Suomessa erityisesti luontoa, sitten rakennuksia ja ihmisten ja laitosten sisätilojen omaleimaisuutta."</text:span></text:p>
          </table:table-cell>
        </table:table-row>
        <table:table-row table:style-name="TableRow706">
          <table:table-cell table:style-name="TableCell707">
            <text:p text:style-name="Standard"><text:span text:style-name="T708">"Hyvin hoidettuja, hyvinkin erilaisia paikkoja, joiden tarinat ja taustat tunnetaan. Laadukas suunnittelu</text:span><text:span text:style-name="T709"><text:s/>ja toteutus ei aina riitä, tarvitaan vaalimista. Hyvin hoidetut ympäristöt edistävät tiedostamattakin hyvää oloa ja vahvistavat identiteettiä. Käytössä oleva kulttuuriympäristö säilyy."</text:span></text:p>
          </table:table-cell>
        </table:table-row>
        <table:table-row table:style-name="TableRow710">
          <table:table-cell table:style-name="TableCell711">
            <text:p text:style-name="Standard"><text:span text:style-name="T712">"-oman tekemisen mahdollistavia kohteita mm.<text:s/></text:span><text:span text:style-name="T713">taitokeskukset käsityökulttuurin ylläpitäjinä, -edulliset mahdollisuudet puutarhanhoitoon mm. kuntien aarimaat ja siirtolapuutarhat"</text:span></text:p>
          </table:table-cell>
        </table:table-row>
        <table:table-row table:style-name="TableRow714">
          <table:table-cell table:style-name="TableCell715">
            <text:p text:style-name="Standard"><text:span text:style-name="T716">"Luontoa ja kulttuurihistoriallisia rakenteita."</text:span></text:p>
          </table:table-cell>
        </table:table-row>
        <table:table-row table:style-name="TableRow717">
          <table:table-cell table:style-name="TableCell718">
            <text:p text:style-name="Standard"><text:span text:style-name="T719">""</text:span></text:p>
          </table:table-cell>
        </table:table-row>
        <table:table-row table:style-name="TableRow720">
          <table:table-cell table:style-name="TableCell721">
            <text:p text:style-name="Standard"><text:span text:style-name="T722">"Vanhoja suojeltuja rakennuksia, kullekin tyylisuunnalle ominaist</text:span><text:span text:style-name="T723">a sisustusta, luontoa sekä rakennettua ympäristöä, johon pääsee "sisälle" hyvin suunnitelluilla jalankulkureiteillä ja oleskelualueilla."</text:span></text:p>
          </table:table-cell>
        </table:table-row>
        <table:table-row table:style-name="TableRow724">
          <table:table-cell table:style-name="TableCell725">
            <text:p text:style-name="Standard"><text:span text:style-name="T726">"Ylipäätänsä sitä, että mennyttä ja vanhaa arvostetaan ja säilytetään, se takaa viihtyvyyden lasipalatsien ja leveid</text:span><text:span text:style-name="T727">en ajoväylien sijaan."</text:span></text:p>
          </table:table-cell>
        </table:table-row>
        <table:table-row table:style-name="TableRow728">
          <table:table-cell table:style-name="TableCell729">
            <text:p text:style-name="Standard"><text:span text:style-name="T730">"historiska naturarv men också av mänskan skapade kulturarv "</text:span></text:p>
          </table:table-cell>
        </table:table-row>
        <table:table-row table:style-name="TableRow731">
          <table:table-cell table:style-name="TableCell732">
            <text:p text:style-name="Standard"><text:span text:style-name="T733">"Arvostan rakennetun ja luonnonympäristöjen sopusointua. Arvostan kokonaisuuksia (joissa on elämää) kuten kylämaisemat, tehdasalueet, pientaloalueet. Paikat,<text:s/></text:span><text:span text:style-name="T734">joissa on tarina, historia ja luonto ovat tärkeitä. "</text:span></text:p>
          </table:table-cell>
        </table:table-row>
        <table:table-row table:style-name="TableRow735">
          <table:table-cell table:style-name="TableCell736">
            <text:p text:style-name="Standard"><text:span text:style-name="T737">"Puistot ja viheralueet, elokuvateatterit, kunnon ruokakauppa, leikkipuistot, hyvät kulkuyhteydet, koulut ja päiväkodit, uimahallit ja muut urheilupaikat..."</text:span></text:p>
          </table:table-cell>
        </table:table-row>
        <table:table-row table:style-name="TableRow738">
          <table:table-cell table:style-name="TableCell739">
            <text:p text:style-name="Standard"><text:span text:style-name="T740">"Luonnonympäristöä, tiloja jotka mahdoll</text:span><text:span text:style-name="T741">istavat sosiaalisen toiminnan"</text:span></text:p>
          </table:table-cell>
        </table:table-row>
        <table:table-row table:style-name="TableRow742">
          <table:table-cell table:style-name="TableCell743">
            <text:p text:style-name="Standard"><text:span text:style-name="T744">"Perinnemaisemia, rakennuskulttuuria mökeistä linnoihin ja kirkkoihin, puuveneitä"</text:span></text:p>
          </table:table-cell>
        </table:table-row>
        <text:soft-page-break/>
        <table:table-row table:style-name="TableRow745">
          <table:table-cell table:style-name="TableCell746">
            <text:p text:style-name="Standard"><text:span text:style-name="T747">"Monimuotoisia, joissa kulttuurin ja historian kerrostumia, mutta jotka eivät ole sekavia. Eli vanhaa kokonaisuutta ei ole rikottu, vaan s</text:span><text:span text:style-name="T748">e on rinnan uudemman kerrostuman kanssa."</text:span></text:p>
          </table:table-cell>
        </table:table-row>
        <table:table-row table:style-name="TableRow749">
          <table:table-cell table:style-name="TableCell750">
            <text:p text:style-name="Standard"><text:span text:style-name="T751">"Metsäalueita jonne on jätetty vanhoja puita kaatamatta. Rantoja jotka ovat yhteisessä käytössä. Koulua jota käyn ja kirjastoa. Kampusalueella sijaitsevia vapaa-ajanviettopaikkoja."</text:span></text:p>
          </table:table-cell>
        </table:table-row>
        <table:table-row table:style-name="TableRow752">
          <table:table-cell table:style-name="TableCell753">
            <text:p text:style-name="Standard"><text:span text:style-name="T754">"Paikkoja , jotka kertovat j</text:span><text:span text:style-name="T755">ostakin, henkilöstä, tapahtumista, kädentaidoista, tekijän uhrauksista ja sinnikkyydestä, taituruudesta, kauneudesta, kauniisti vanhenemisesta ja kestävyydestä"</text:span></text:p>
          </table:table-cell>
        </table:table-row>
        <table:table-row table:style-name="TableRow756">
          <table:table-cell table:style-name="TableCell757">
            <text:p text:style-name="Standard"><text:span text:style-name="T758">"Arvostan sellaisia paikkoja ja kohteita jotka herättävät ajatuksia ja tunteita. Kaikkien ei<text:s/></text:span><text:span text:style-name="T759">tarvitse olla myönteisiä kokemuksia, nythän meillä on kaatopaikat siivottu piiloon ja ihmiset eivät maisemassaan helposti näe kulutuskeskeisen elämäntyylin seurauksia."</text:span></text:p>
          </table:table-cell>
        </table:table-row>
        <table:table-row table:style-name="TableRow760">
          <table:table-cell table:style-name="TableCell761">
            <text:p text:style-name="Standard"><text:span text:style-name="T762">"Arvostan erityisesti sukutilaamme, jonka vanhimmat rakennukset ovat 1700-luvulta, se</text:span><text:span text:style-name="T763">kä koko kylää, jossa sukutila sijaitsee. Arvostan muutenkin sodasta säästyneitä taloja, sekä puisia että kivirakennuksia. Täällä Lapissa niitä tosin on vähemmän. Usein vanhimpia rakennuksia (ja arvorakennuksia yleensä) taitavat olla kirkot. Arvostan myös u</text:span><text:span text:style-name="T764">udempaa laadukasta ja korkeatasoista arkkitehtuuria, täällä Rovaniemellä esimerkiksi Arktikum ja Alvar Aallon ja Ferdinand Salokankaan suunnittelemat kohteet ovat sellaisia. Arvostan rakennetussa ympäristössä siis rakennusten ikää (ja hyvää kuntoa eli toiv</text:span><text:span text:style-name="T765">on, että vanhoja taloja kunnostettaisiin taidolla ja asiantuntevasti ja tyyliin sopivasti) ja kauneutta. Arvostan myös isoja pihapuita ja peltoja ja muuta kulttuurimaisemaa. "</text:span></text:p>
          </table:table-cell>
        </table:table-row>
        <table:table-row table:style-name="TableRow766">
          <table:table-cell table:style-name="TableCell767">
            <text:p text:style-name="Standard"><text:span text:style-name="T768">"Arvostan erilaisia paikkoja ja kohteita eri perusteilla. Arjessa tärkeitä ova</text:span><text:span text:style-name="T769">t toiminnalliset, hyvin suunnitellut ympäristöt. Omaan elämänhistoriaani liittyvät paikat koen tietenkin enimmäkseen positiivisina. Eriaikaiset historialliset ympäristöt kiinnostavat, jos niitä ei ole tuotteistettu tai musealisoitu esityksiksi omasta itses</text:span><text:span text:style-name="T770">tään. Luontoon liittyvät paikat ja kohteet ovat yhtä lailla merkityksellisiä, samoin erilaiset yhdistelmät edellisistä. "</text:span></text:p>
          </table:table-cell>
        </table:table-row>
        <table:table-row table:style-name="TableRow771">
          <table:table-cell table:style-name="TableCell772">
            <text:p text:style-name="Standard"><text:span text:style-name="T773">"Vihreä luonto, Seurasaaren ulkoilmamuseo, luonnonpuistot, vanhat urbaanit kaupunkimaisemat"</text:span></text:p>
          </table:table-cell>
        </table:table-row>
        <table:table-row table:style-name="TableRow774">
          <table:table-cell table:style-name="TableCell775">
            <text:p text:style-name="Standard"><text:span text:style-name="T776">"rakennetuista kohteista<text:s/></text:span><text:span text:style-name="T777">sellaista joilla on tarina, jotka toimivat hyvin alkuperäisessä tarkoituksessaan tai jotka on onnistuneesti uusiokäytössä ja jotka luovat persoonallisuutta alueelleen. "</text:span></text:p>
          </table:table-cell>
        </table:table-row>
        <table:table-row table:style-name="TableRow778">
          <table:table-cell table:style-name="TableCell779">
            <text:p text:style-name="Standard"><text:span text:style-name="T780">"Luonnonkohteita. Vanhoja rakennuksia."</text:span></text:p>
          </table:table-cell>
        </table:table-row>
        <table:table-row table:style-name="TableRow781">
          <table:table-cell table:style-name="TableCell782">
            <text:p text:style-name="Standard"><text:span text:style-name="T783">"Vanhoja rakennettuja (linnat, kartanot, m</text:span><text:span text:style-name="T784">useopihat, kirkot), muinaismuistoja, luonnontilaisia alueita (luonnonpuistot ja muut suojelualueet), muutaman vuosikymmenen takaisia miljöitä."</text:span></text:p>
          </table:table-cell>
        </table:table-row>
        <table:table-row table:style-name="TableRow785">
          <table:table-cell table:style-name="TableCell786">
            <text:p text:style-name="Standard"><text:span text:style-name="T787">"järvimaisemaa, kauniisti rakennettuja vanhoja rakennuksia ja siltoja"</text:span></text:p>
          </table:table-cell>
        </table:table-row>
        <table:table-row table:style-name="TableRow788">
          <table:table-cell table:style-name="TableCell789">
            <text:p text:style-name="Standard"><text:span text:style-name="T790">"Visuaalisesti kauniita, funktionaali</text:span><text:span text:style-name="T791">sia rakennuksia ja tuotteita"</text:span></text:p>
          </table:table-cell>
        </table:table-row>
        <table:table-row table:style-name="TableRow792">
          <table:table-cell table:style-name="TableCell793">
            <text:p text:style-name="Standard"><text:span text:style-name="T794">"Tapiolan rakennettua ympäristöä ja luontoa."</text:span></text:p>
          </table:table-cell>
        </table:table-row>
        <text:soft-page-break/>
        <table:table-row table:style-name="TableRow795">
          <table:table-cell table:style-name="TableCell796">
            <text:p text:style-name="Standard"><text:span text:style-name="T797">"Viitaten edelliseen, sellaisia joilla on historia mutta siitä huolimatta ne ovat arkikäytössä. Esimerkiksi yleiset uimarannat laitureineen, pukukoppeineen ja muine rakennelmin</text:span><text:span text:style-name="T798">een."</text:span></text:p>
          </table:table-cell>
        </table:table-row>
        <table:table-row table:style-name="TableRow799">
          <table:table-cell table:style-name="TableCell800">
            <text:p text:style-name="Standard"><text:span text:style-name="T801">"Persoonallisia, paikkoja joilla on "henki" ja menneisyys. Myös uusi rakennus voi olla sellainen, jos sen syntyyn liittyy vaikkapa jokin kiinnostava tarina."</text:span></text:p>
          </table:table-cell>
        </table:table-row>
        <table:table-row table:style-name="TableRow802">
          <table:table-cell table:style-name="TableCell803">
            <text:p text:style-name="Standard"><text:span text:style-name="T804">"Sekä paikallisia, alueellisia että kansallisia aarteita, esim. torit ja kokoountumispai</text:span><text:span text:style-name="T805">kat, museot ja arkistot sekä kansainvälisestikin tunnustettu arkitektuuri. Arvostan esim. Helsingin kaksikielistä historiaa ja nykypäivää."</text:span></text:p>
          </table:table-cell>
        </table:table-row>
        <table:table-row table:style-name="TableRow806">
          <table:table-cell table:style-name="TableCell807">
            <text:p text:style-name="Standard"><text:span text:style-name="T808">"Alkuperäistä kauneutta."</text:span></text:p>
          </table:table-cell>
        </table:table-row>
        <table:table-row table:style-name="TableRow809">
          <table:table-cell table:style-name="TableCell810">
            <text:p text:style-name="Standard"><text:span text:style-name="T811">"Kaikenlaisia! vanhoja ja rempsahtaneita sekä uutuuttaankiiltäviä.<text:s/></text:span><text:span text:style-name="T812">Teollisuusalueita ja arvoalueita. Eläviä, ihmisille suunnattuja paikkoja. Luontoa keskellä Helsingin keskustaa sekä tunneleita täynnä graffiteja. Nostokurkia. Museoita ja kouluja joissa oppilaat nauravat. "</text:span></text:p>
          </table:table-cell>
        </table:table-row>
        <table:table-row table:style-name="TableRow813">
          <table:table-cell table:style-name="TableCell814">
            <text:p text:style-name="Standard"><text:span text:style-name="T815">"Rakennuksia, rakennettua ja rakentamatonta mai</text:span><text:span text:style-name="T816">semaa, kansanperinteeseen liittyviä asioita"</text:span></text:p>
          </table:table-cell>
        </table:table-row>
        <table:table-row table:style-name="TableRow817">
          <table:table-cell table:style-name="TableCell818">
            <text:p text:style-name="Standard"><text:span text:style-name="T819">"Missä voi nähdä ja kohdata erilaisia kulttuuriryhmiä edustavia ihmisiä. Eri ikäisiä ihmisiä."</text:span></text:p>
          </table:table-cell>
        </table:table-row>
        <table:table-row table:style-name="TableRow820">
          <table:table-cell table:style-name="TableCell821">
            <text:p text:style-name="Standard"><text:span text:style-name="T822">"Avaria maisemia ja eri-ikäisiä rakennuskokonaisuuksia. Luonnonympäristöjä."</text:span></text:p>
          </table:table-cell>
        </table:table-row>
        <table:table-row table:style-name="TableRow823">
          <table:table-cell table:style-name="TableCell824">
            <text:p text:style-name="Standard"><text:span text:style-name="T825">"Arvostan pysyvyyttä, mutta<text:s/></text:span><text:span text:style-name="T826">myös sopeutumiskykyistä luontoa ja ihmisistään huolta pitävää yhteisöä, yhteiskuntia ja valtioita. Elinympäristööni kuuluvat kulttuuriympäristöt jotka ovat säilyneet näihin päiviin ominaispiirteiltään aitoina ja luonto-oloihin sopeutuneina. Elinympäristöön</text:span><text:span text:style-name="T827"><text:s/>kuuluvat niin luonto- kuin kulttuuriperintöarvoja huomioivat ihmiset. Kohteista mielekkäimpiä ovat luontovaikutteiset ja ympäristötietoiset kulttuuriperintöympäristöt, rakennukset, arkkitehtuurikohteet, taide, maisemat, oli kyse sitten rakennetusta taajam</text:span><text:span text:style-name="T828">asta, kaupungista tai maaseudusta, metsästä. "</text:span></text:p>
          </table:table-cell>
        </table:table-row>
        <table:table-row table:style-name="TableRow829">
          <table:table-cell table:style-name="TableCell830">
            <text:p text:style-name="Standard"><text:span text:style-name="T831">"Puhdasta luontoa. Itä-Suomen puhtaat järvet ja metsät ovat upeampaa kuin mikään ihmisen tekemä. "</text:span></text:p>
          </table:table-cell>
        </table:table-row>
        <table:table-row table:style-name="TableRow832">
          <table:table-cell table:style-name="TableCell833">
            <text:p text:style-name="Standard"><text:span text:style-name="T834">"Kohteita, joissa näkyvät ajan kerrokset. Kohteita, jotka kertovat jotain menneisyydestä. Kohteita, joiden</text:span><text:span text:style-name="T835"><text:s/>arvo tiedostetaan ja joiden merkityksellisyys ympäröivälle yhdyskunnalle / yhteiskunnalle on olemassa ja näkyvissä. "</text:span></text:p>
          </table:table-cell>
        </table:table-row>
        <table:table-row table:style-name="TableRow836">
          <table:table-cell table:style-name="TableCell837">
            <text:p text:style-name="Standard"><text:span text:style-name="T838">"Luonnonpaikkoja ja rakennettua ympäristöä, joista pidetään huolta. Esimerkiksi kulttuurisesti arvokkaina pidettyjen rakennusten huolen</text:span><text:span text:style-name="T839">pidon lisäksi myös niiden ympäristöstä tulisi huolehtia, eli ei annettaisi ympäristön pusikoitua ja kasvaa umpeen niin, että rakennus tai näkymä sieltä peittyy tai hankaloituu. Luonnonpaikoissa luonto itsessään puhuttelee mutta varsinkin paikat, joissa käy</text:span><text:span text:style-name="T840"><text:s/>paljon ihmisiä, vaativat myös ihmistä huolehtimaan ympäristön siisteyden säilymisestä. Luonnonpaikoissa niiden hiljaisuus, rauhallisuus ja luonnontilaisuus ovat arvokkaita asioita, joita suomalaisessa kulttuurissa on opittu arvostamaan ja joita pidämme he</text:span><text:span text:style-name="T841">lposti myös itsestään selvyyksinä, mutta ruuhkaisemmista maista tuleville ne voivat olla harvinaisuuksia, jotka nostavat paikan arvoa. Omassa<text:s/></text:span><text:soft-page-break/><text:span text:style-name="T842">lähiympäristössäni arvostan lähimetsiä kuntopolkuineen, ne ovat arvokkaita virkistyspaikkoja."</text:span></text:p>
          </table:table-cell>
        </table:table-row>
        <text:soft-page-break/>
        <table:table-row table:style-name="TableRow843">
          <table:table-cell table:style-name="TableCell844">
            <text:p text:style-name="Standard"><text:span text:style-name="T845">"Edelliseen vasta</text:span><text:span text:style-name="T846">ukseen tuli intuitiivisesti kirjattua muutama luontokuva. Minulle ovat tärkeitä kuitenkin myös urbaanit kohteet: Näkymät Helsingin Merihaasta hiilikasoille, Tervasaareen, kauniit talot Kruununhaassa, mukavat leikkipuistot, luonnolliset paikat keskellä urba</text:span><text:span text:style-name="T847">ania ympäristöä, kuten monet kalliot Helsingissä. "</text:span></text:p>
          </table:table-cell>
        </table:table-row>
        <table:table-row table:style-name="TableRow848">
          <table:table-cell table:style-name="TableCell849">
            <text:p text:style-name="Standard"><text:span text:style-name="T850">"erityisesti rannikkomaisemat, kartanot, kalastajakylät, Yhtenäiset perinnemaisemat"</text:span></text:p>
          </table:table-cell>
        </table:table-row>
        <table:table-row table:style-name="TableRow851">
          <table:table-cell table:style-name="TableCell852">
            <text:p text:style-name="Standard"><text:span text:style-name="T853">""</text:span></text:p>
          </table:table-cell>
        </table:table-row>
        <table:table-row table:style-name="TableRow854">
          <table:table-cell table:style-name="TableCell855">
            <text:p text:style-name="Standard"><text:span text:style-name="T856">"Kotkan teollisuusperintö ja satamat, Haminan puuarkkitehtuuri, Kymenlaakson ruokaperinne ja kieli,<text:s/></text:span><text:span text:style-name="T857">työntekemisen perintö "</text:span></text:p>
          </table:table-cell>
        </table:table-row>
        <table:table-row table:style-name="TableRow858">
          <table:table-cell table:style-name="TableCell859">
            <text:p text:style-name="Standard"><text:span text:style-name="T860">"Kulttuurimasemia sekä maallla että kaupungeissa, hyvin hoidettuja vanhoja rakennuksia, museoita."</text:span></text:p>
          </table:table-cell>
        </table:table-row>
        <table:table-row table:style-name="TableRow861">
          <table:table-cell table:style-name="TableCell862">
            <text:p text:style-name="Standard"><text:span text:style-name="T863">"Vanhoja paikkoja joilla ihmset ovat asuneet kymmeniä tuhansia vuosia sitten jo. Myös myöhäisempiä paikkoja ja erilaisten kulttuu</text:span><text:span text:style-name="T864">rien kehäpaikkoja ja mm alkuperäiskansojen asuinpaikkoja. Lähiympäristön tarinoita ja paikkoja joissa on mahdollista kulkea ajanhengessä 100 tai 50 vuoden takaa. Perinteet voivat olla myös nuorempia, lähihistoria meinaa unohtua muttei ole sen vähemmän arvo</text:span><text:span text:style-name="T865">kasta kuin 5000v sitten, se vain on suuremmaassa vaarassa tuhoutua ja vatiin usein enenmmän toimenpiteitä ja huomiota."</text:span></text:p>
          </table:table-cell>
        </table:table-row>
        <table:table-row table:style-name="TableRow866">
          <table:table-cell table:style-name="TableCell867">
            <text:p text:style-name="Standard"><text:span text:style-name="T868">"Monet arvostamistani paikoista yhdistävät kulttuurin ja luonnon. Esimerkiksi hoidetut niityt kertovat talonpoikien työstä samalla kun</text:span><text:span text:style-name="T869"><text:s/>niissä on paljon uhanalaisia lajeja. Sama koskee kartanoita ja niiden puutarhoja, niillä on oma erikoinen lajistonsakin (jalot lehtipuut ym. eteläiset lajit). Monella esihistoriallisella asuinpaikalla on taas arkeofyyttejä, muinastulokaskasveja, kertomass</text:span><text:span text:style-name="T870">a sukupolvien ketjusta. "</text:span></text:p>
          </table:table-cell>
        </table:table-row>
        <table:table-row table:style-name="TableRow871">
          <table:table-cell table:style-name="TableCell872">
            <text:p text:style-name="Standard"><text:span text:style-name="T873">"Visuaalisesti kauniita paikkoja sekä kohteita, joilla on oma tarinansa."</text:span></text:p>
          </table:table-cell>
        </table:table-row>
        <table:table-row table:style-name="TableRow874">
          <table:table-cell table:style-name="TableCell875">
            <text:p text:style-name="Standard"><text:span text:style-name="T876">"Luonto- ja kulttuurikohteita joiden historian tunnen tai joiden menneisyyteen ja nykypäivään voin tutustua."</text:span></text:p>
          </table:table-cell>
        </table:table-row>
        <table:table-row table:style-name="TableRow877">
          <table:table-cell table:style-name="TableCell878">
            <text:p text:style-name="Standard"><text:span text:style-name="T879">"Ihmisen kokoinen arkkitehtuuri, esimerk</text:span><text:span text:style-name="T880">iksi sotien jälkeen syntyneet omakotialueet, teollisuuden ympärille syntyneet tehdas- ja asuinalueet. Katujen nimet, jotka kertovat, mistä leipä tuli. Ja aina pitää olla "roso", joka tuntuu rumalta, mutta on avain johonkin tärkeään ajanjaksoon. Tehtaanpiip</text:span><text:span text:style-name="T881">ut takaisin."</text:span></text:p>
          </table:table-cell>
        </table:table-row>
        <table:table-row table:style-name="TableRow882">
          <table:table-cell table:style-name="TableCell883">
            <text:p text:style-name="Standard"><text:span text:style-name="T884">"Arvostan rakennetun ympäristön ohella koskematonta luontoa. Kaikkea ei saa siistiä, raivata ja muuttaa kaupunkiympäristöksi. Aukioita, toreja, siirtolapuutarhoja ja vapaan liikkumisen mahdollistavia alueita pitää säästää. "</text:span></text:p>
          </table:table-cell>
        </table:table-row>
        <table:table-row table:style-name="TableRow885">
          <table:table-cell table:style-name="TableCell886">
            <text:p text:style-name="Standard"><text:span text:style-name="T887">"Luonnonmaise</text:span><text:span text:style-name="T888">mat, muut kuin pelkästään markkinatalouden vallasta kertovat rakennukset."</text:span></text:p>
          </table:table-cell>
        </table:table-row>
        <table:table-row table:style-name="TableRow889">
          <table:table-cell table:style-name="TableCell890">
            <text:p text:style-name="Standard"><text:span text:style-name="T891">"HIstoriallisia rakennuksia ja miljöitä, luontoa (muokkaamaton), tiloja ja alueita joissa on otettu huomioon ihmisten kohtaaminen, viihtyminen ja esteettiset seikat."</text:span></text:p>
          </table:table-cell>
        </table:table-row>
        <text:soft-page-break/>
        <table:table-row table:style-name="TableRow892">
          <table:table-cell table:style-name="TableCell893">
            <text:p text:style-name="Standard"><text:span text:style-name="T894">"Sellaisia joissa näkyy elämän, myös menneen, kerroksellisuus. "Vanhan" korjaus tai arvostava muuntelu. Tämän päivän kertakäyttökulttuuri on hävityksen ja tuhon tie."</text:span></text:p>
          </table:table-cell>
        </table:table-row>
        <table:table-row table:style-name="TableRow895">
          <table:table-cell table:style-name="TableCell896">
            <text:p text:style-name="Standard"><text:span text:style-name="T897">"Avaraa maalaismaisemaa, hoidettuja peltoja ja pihapiirejä, vanhat hoidetut ja asutut t</text:span><text:span text:style-name="T898">alot, kivinavetat, aitat, nuottakoppelit, venekoppelit, pyykkituvat, järvimaisema, puhdas ilma ja vesi, metsä, kedot, niityt, lähteet, mäet, vuoret, polut, kasvit.. tummunut hirren pinta, punamultamaali seinässä, hiekkatie, kukkivat ojan pientareet, lehmät</text:span><text:span text:style-name="T899">, hevoset, lampaat laitumella."</text:span></text:p>
          </table:table-cell>
        </table:table-row>
        <table:table-row table:style-name="TableRow900">
          <table:table-cell table:style-name="TableCell901">
            <text:p text:style-name="Standard"><text:span text:style-name="T902">"Aitoja ja esteettisiä"</text:span></text:p>
          </table:table-cell>
        </table:table-row>
        <table:table-row table:style-name="TableRow903">
          <table:table-cell table:style-name="TableCell904">
            <text:p text:style-name="Standard"><text:span text:style-name="T905">"Luonnonympäristöä sellaisenaan. Kultturiympäristössä kiinnostavat ne kohteet, jotka ovat "unohtuneet" uuden kerroksen keskelle; miksi se on säilynyt, mikä se oli, mitä sille voi tehdä? Monumentit</text:span><text:span text:style-name="T906"><text:s/>painivat eri sarjassa."</text:span></text:p>
          </table:table-cell>
        </table:table-row>
        <table:table-row table:style-name="TableRow907">
          <table:table-cell table:style-name="TableCell908">
            <text:p text:style-name="Standard"><text:span text:style-name="T909">"Metsät, järvien rannat, maaseutumaisema ylipäänsä, vanhat KAUNIIT rakennukset.. Jyväskylässä Harjun iltasoitto kesäisin klo 20 on upea esimerkki perinteestä, jonka toivoisi jatkuvan halki sukupolvien."</text:span></text:p>
          </table:table-cell>
        </table:table-row>
        <table:table-row table:style-name="TableRow910">
          <table:table-cell table:style-name="TableCell911">
            <text:p text:style-name="Standard"><text:span text:style-name="T912">"Arvostan erityisesti uu</text:span><text:span text:style-name="T913">disrakentamatonta ympäristöä, jossa on tallella esiteollinen äänimaisema, tai edes esi-autoistunut äänimaisema, tai edes ylipäänsä jonkinlaista hiljaisuutta ja rauhaa nyky-yhteiskunnan melusta. Tiedän, että olemme Suomessa hiljaisempia kuin muualla, mutta<text:s/></text:span><text:span text:style-name="T914">se ei oikeuta tuomaan tänne lisää melua, vaan olkoon esimerkki muille vähentää omaansa. Tutkitusti valo- ja melusaaste aiheuttaa ongelman, myös luonnolle."</text:span></text:p>
          </table:table-cell>
        </table:table-row>
        <table:table-row table:style-name="TableRow915">
          <table:table-cell table:style-name="TableCell916">
            <text:p text:style-name="Standard"><text:span text:style-name="T917">"Henkilökohtaisesti tuttuja paikkoja, vaikka ne eivät olisi hienoja ja kauniita ja siten esitteluk</text:span><text:span text:style-name="T918">elpoisia esimerkiksi kaupallisiin tarkoituksiin."</text:span></text:p>
          </table:table-cell>
        </table:table-row>
        <table:table-row table:style-name="TableRow919">
          <table:table-cell table:style-name="TableCell920">
            <text:p text:style-name="Standard"><text:span text:style-name="T921">"Virtaavaa vettä, vanhoja puita, metsiköitä, kauppahalleja, iäkkäitä museorakennuksia kuten Ateneum, leikkipuistoja, rantakallioita. Kaupungeissa vanhoja jugend-rakennuksia, viehättäviä korttelikahviloita</text:span><text:span text:style-name="T922">, vehreitä puistoja."</text:span></text:p>
          </table:table-cell>
        </table:table-row>
        <table:table-row table:style-name="TableRow923">
          <table:table-cell table:style-name="TableCell924">
            <text:p text:style-name="Standard"><text:span text:style-name="T925">"Hyvin ylläpidettyjä eri ikäisistä rakennuksista koostuvia alueita."</text:span></text:p>
          </table:table-cell>
        </table:table-row>
        <table:table-row table:style-name="TableRow926">
          <table:table-cell table:style-name="TableCell927">
            <text:p text:style-name="Standard"><text:span text:style-name="T928">"Vanhat rakennukset, metsien vanhat polkujärjestelmät, luonnontilaiset kohteet, muinaiset hauta- ja asuinpaikat, asuttujen alueiden ajallinen kerroksellisuus ja<text:s/></text:span><text:span text:style-name="T929">vanhat kaavat, koskemattomuus…"</text:span></text:p>
          </table:table-cell>
        </table:table-row>
        <table:table-row table:style-name="TableRow930">
          <table:table-cell table:style-name="TableCell931">
            <text:p text:style-name="Standard"><text:span text:style-name="T932">"Sellaisia, joissa näkyy ihmisen ja luonnon vuosisatainen vuorovaikutus, menneiden sukupolvien työn kunnioitus ja erityisesti ymmärrys siitä, että toinen puoli kulttuurista on maanviljelyksen kulttuuria."</text:span></text:p>
          </table:table-cell>
        </table:table-row>
        <table:table-row table:style-name="TableRow933">
          <table:table-cell table:style-name="TableCell934">
            <text:p text:style-name="Standard"><text:span text:style-name="T935">"Vanhoja pihamiljöitä, viljelysalueita, ketoja, lehtoja, kartanopuistoja, avoimia merenrantanäkymiä."</text:span></text:p>
          </table:table-cell>
        </table:table-row>
        <table:table-row table:style-name="TableRow936">
          <table:table-cell table:style-name="TableCell937">
            <text:p text:style-name="Standard"><text:span text:style-name="T938">""</text:span></text:p>
          </table:table-cell>
        </table:table-row>
        <table:table-row table:style-name="TableRow939">
          <table:table-cell table:style-name="TableCell940">
            <text:p text:style-name="Standard"><text:span text:style-name="T941">"Sekä luonnon että rakennettun kulttuurin arvoja arvostavaa. "</text:span></text:p>
          </table:table-cell>
        </table:table-row>
        <table:table-row table:style-name="TableRow942">
          <table:table-cell table:style-name="TableCell943">
            <text:p text:style-name="Standard"><text:span text:style-name="T944">"Puistoja, taidetta, joka on tuotu kadunkulmiin, arkkitehtuurisia kiinnekohtia"</text:span></text:p>
          </table:table-cell>
        </table:table-row>
        <text:soft-page-break/>
        <table:table-row table:style-name="TableRow945">
          <table:table-cell table:style-name="TableCell946">
            <text:p text:style-name="Standard"><text:span text:style-name="T947">"Omaleimaiset, hyvin hoidetut ympäristöt sekä rakennetut että luonnonympäristöt. Kaupunkiympäristöt ja niiden erityislaatuisuudet, käyttö- ja uusiutumismahdollisuudet. Sosiaalisestii houkuttelevat kokoontumispaikat kuten vantouintisauna, kirjasto, museot<text:s/></text:span><text:span text:style-name="T948">ja kahvilat"</text:span></text:p>
          </table:table-cell>
        </table:table-row>
        <table:table-row table:style-name="TableRow949">
          <table:table-cell table:style-name="TableCell950">
            <text:p text:style-name="Standard"><text:span text:style-name="T951">"missä on elämää, ihmisten kokoontumispaikkoja, torit - taiteet -tieteet"</text:span></text:p>
          </table:table-cell>
        </table:table-row>
        <table:table-row table:style-name="TableRow952">
          <table:table-cell table:style-name="TableCell953">
            <text:p text:style-name="Standard"><text:span text:style-name="T954">"Sellaisia, jotka eivät ole kyllästetty kaupankäynnillä ja kertakäyttöisyydellä. Rauhallisia, monikerroksisia ja luonnon kanssa sovussa olevia paikkoja arvostan ja n</text:span><text:span text:style-name="T955">iissä tulee vierailtua."</text:span></text:p>
          </table:table-cell>
        </table:table-row>
        <table:table-row table:style-name="TableRow956">
          <table:table-cell table:style-name="TableCell957">
            <text:p text:style-name="Standard"><text:span text:style-name="T958">"Sellaisia, joissa näkyy kulttuuriympäristön ja luonnonympäristön vuosisatainen ja tuhantinen yhteiselämä"</text:span></text:p>
          </table:table-cell>
        </table:table-row>
        <table:table-row table:style-name="TableRow959">
          <table:table-cell table:style-name="TableCell960">
            <text:p text:style-name="Standard"><text:span text:style-name="T961">"Luonnonläheisiä, yhteisöllisiä."</text:span></text:p>
          </table:table-cell>
        </table:table-row>
        <table:table-row table:style-name="TableRow962">
          <table:table-cell table:style-name="TableCell963">
            <text:p text:style-name="Standard"><text:span text:style-name="T964">"Arvostan koko Suomea erilaisten maakuntien rikkauksineen. Elinympäristössäni arvost</text:span><text:span text:style-name="T965">an rakennettua ympäristöä vanhoine ja uusine rakennuksineen, suota, metsää sekä ennen kaikkea vesistöjä. Minulle joet ja järvet ovat henkisesti ja fyysisesti hyvin tärkeitä. Ne inspiroivat minua luovaan ja liikunnalliseen toimintaan. "</text:span></text:p>
          </table:table-cell>
        </table:table-row>
        <table:table-row table:style-name="TableRow966">
          <table:table-cell table:style-name="TableCell967">
            <text:p text:style-name="Standard"><text:span text:style-name="T968">"LUonnonkosket ja koskematon metsä, voimapaikat ja omat mielipaikat. Yhteisten voimapaikkojen tuhoaminen talouskasvun nimissä on yhtä lyhytnäköistä ja henkisesti raadollista kuin kaikki muukin kulttuurinen väkivalta. Kun ihmiset masentuvat voimapaikojensa<text:s/></text:span><text:span text:style-name="T969">menetyksestä, siitä syntyy isoja kuluja myös. Silti esim. erikoisia kalliopiirustuspaikoja jne. ei suojella, saatetaan jopa siirtää yksittäinen kulttuuripalanen erillään kokonaisuudestaan. Puhdas luonto on säilytettävä, Oulun alueen hämyhetteet ja Viinivaa</text:span><text:span text:style-name="T970">ra ovat uskomattoman inspiroiva ja mieltä ja sielua ylentävä paikka, jos se tuhotaan pohjaveden saamiseksi, on kyse valtavasta peruuttamattomasta tuhosta! Tätä ei voi ymmärtää. Sama koskee kaupunkien omaleimaisten vanhojen rakennusten purkua, ei kukaan hal</text:span><text:span text:style-name="T971">ua matkustaa katsomaan samaa tylsää arkkitehtuuria ... ei ole sattuma että Venetsian tyyppiset paikat ovat kova sana. Miksi meillä ei suojella ja säilytetä sellainen ympäristö josta ihmiset saavat hyvän sisäisen olon"</text:span></text:p>
          </table:table-cell>
        </table:table-row>
        <table:table-row table:style-name="TableRow972">
          <table:table-cell table:style-name="TableCell973">
            <text:p text:style-name="Standard"><text:span text:style-name="T974">"Sellaisia joilla on tarina kerrotta</text:span><text:span text:style-name="T975">vanaan."</text:span></text:p>
          </table:table-cell>
        </table:table-row>
        <table:table-row table:style-name="TableRow976">
          <table:table-cell table:style-name="TableCell977">
            <text:p text:style-name="Standard"><text:span text:style-name="T978">"Veden rantoja, kauniita rakennuksia ja rakennuskokonaisuuksia. Historiallisia kaupunkiympäristöjä. Paikkoja, joissa ihmiset viihtyvät. Puistoja ja metsikköjä. Roskaamatonta ympäristöä."</text:span></text:p>
          </table:table-cell>
        </table:table-row>
        <table:table-row table:style-name="TableRow979">
          <table:table-cell table:style-name="TableCell980">
            <text:p text:style-name="Standard"><text:span text:style-name="T981">"Merenrantaa, matalaia vanhoja rakennuksia, puutaloja He</text:span><text:span text:style-name="T982">lsingin sydämessä, eri aikakausien kerrostumia, kivijalkaliikkeitä, luontoa Helsingissä, vehreyttä, ei liian kliinisiä, vaan reheviä ja rehellisiä puistoja, puita, eläimiä, villivadelmapensaita, omaenapuita, vanhoja ja arkkitehtoonisesti erittäin kauniita<text:s/></text:span><text:span text:style-name="T983">tehdasrakennuksia."</text:span></text:p>
          </table:table-cell>
        </table:table-row>
        <table:table-row table:style-name="TableRow984">
          <table:table-cell table:style-name="TableCell985">
            <text:p text:style-name="Standard"><text:span text:style-name="T986">"Harmoonisia, sopusuhtaisia, kauniita. Luonto on tärkeä elementti kivikaupungissakin. Puhdas vesi ja monipuolinen metsä. Rakennetussa ympäristössä pitäisi miettiä muutakin kuin maankäytön tehokkuutta tai autoilijoiden etua. Ja kohteis</text:span><text:span text:style-name="T987">iin pitäisi päästä tulotasosta tai auton omistamisesta riippumatta."</text:span></text:p>
          </table:table-cell>
        </table:table-row>
        <table:table-row table:style-name="TableRow988">
          <table:table-cell table:style-name="TableCell989">
            <text:p text:style-name="Standard"><text:span text:style-name="T990">"Puhdasta luontoa, vanhoja säilyneitä rakennuksia, vanhoja miljöitä, rakentamatonta merenrantaa, julkista tilaa, julkisia palveluita, toimivia bussipysäkkejä, vanhoja<text:s/></text:span><text:soft-page-break/><text:span text:style-name="T991">puutaloja, junarat</text:span><text:span text:style-name="T992">aa, postia, kivijalkakauppoja, 50-luvun kerrostaloja, palstaviljelmiä ja 1. maailmansodan aikaisia linnoitteita Helsingin ympärillä."</text:span></text:p>
          </table:table-cell>
        </table:table-row>
        <text:soft-page-break/>
        <table:table-row table:style-name="TableRow993">
          <table:table-cell table:style-name="TableCell994">
            <text:p text:style-name="Standard"><text:span text:style-name="T995">"Maisemallisesti ja rakennuskannaltaan monikerroksisia, veden läheisyys maisemassa merkittävä. Kulttuurishistoriallisia<text:s/></text:span><text:span text:style-name="T996">kerroksia omaavia paikkoja"</text:span></text:p>
          </table:table-cell>
        </table:table-row>
        <table:table-row table:style-name="TableRow997">
          <table:table-cell table:style-name="TableCell998">
            <text:p text:style-name="Standard"><text:span text:style-name="T999">"Vanhat kirkot, Turun linna, kauppatori, kauppahalli, joen ranta, puistot, yleiset uimarannat, kaupunkimaisema, saaristomaisema, näköalapaikat, ketjuun kuulumattomat kahvilat, baarit, ravintolat ja pikkuliikkeet. Taidemuseot."</text:span></text:p>
          </table:table-cell>
        </table:table-row>
        <table:table-row table:style-name="TableRow1000">
          <table:table-cell table:style-name="TableCell1001">
            <text:p text:style-name="Standard"><text:span text:style-name="T1002">"Aitoja, ihmisen kokoisia, vanhaa kaunista rakentamista, ympäristöä joka on suunniteltu arkielämän tarpeisiin ei turisteille ja kolmikymppisille kaljanlipittäjlle."</text:span></text:p>
          </table:table-cell>
        </table:table-row>
        <table:table-row table:style-name="TableRow1003">
          <table:table-cell table:style-name="TableCell1004">
            <text:p text:style-name="Standard"><text:span text:style-name="T1005">"Humanismia, historiaa ja uusia konsepteja, jotka kunnioittavat menneitä sukupolvia: L</text:span><text:span text:style-name="T1006">ogomo, SigynSali, Vähätorin ravintolat, uusi kirjastorakennus."</text:span></text:p>
          </table:table-cell>
        </table:table-row>
        <table:table-row table:style-name="TableRow1007">
          <table:table-cell table:style-name="TableCell1008">
            <text:p text:style-name="Standard"><text:span text:style-name="T1009">"Tämä kysymys kuvaa juuri yllä esittämääni kritiikkiä - kulttuurperintö nähdään vain konkreettisina "raameina", taustalla on kapitalistinen tarve tuottaa "näyttelyhalleja" jonne voi<text:s/></text:span><text:span text:style-name="T1010">myydä kalliita lippuja ja saada asiakkaita, jotka voidaan laskea talouden vaatimilla mittareilla. Paikka tai kohde ei ole tärkeä vaan sen tekee mielenkiintoiseksi ja arvokkaaksi juuri se mitä siitä tiedetään, mitä voidaan kertoa, miten paikka/kohde voidaan</text:span><text:span text:style-name="T1011"><text:s/>nivoa vierailijalle eläväksi, sellaiseksi, joka asettuu jollain tavalla hänen elämänhistoriansa tai kiinnostuskohteidensa kenttään. Se että joku rakennus tai muu kohde pönöttää jossain ei yleensä kerro ihmisille mitään. Jos pitää vastata ym. kysymykseen k</text:span><text:span text:style-name="T1012">uten haluatte, tykkään paikoista, jotka on tehty eläviksi - esim. Seurasaaren kupeessa oleva rautakautinen kylä oli kiva paikka vierailla silloin kun siellä poltettiin nuotiota, siellä tuoksui savu, ja siellä tehtiin rautakautisia töitä, jne... Veikkaisin<text:s/></text:span><text:span text:style-name="T1013">että Seurasaari ja vastaavat ulkomuseot, jos ne pidetään elävinä, ovat mielenkiintoisia kaikenikäisille ja myös ulkomaisille turisteille. "</text:span></text:p>
          </table:table-cell>
        </table:table-row>
        <table:table-row table:style-name="TableRow1014">
          <table:table-cell table:style-name="TableCell1015">
            <text:p text:style-name="Standard"><text:span text:style-name="T1016">"Erilaisia, luontoa ja rakennettua ympäristöä, kaunista ja toimivaa, ihmisenmittaista. Puunvihaajien suuri joukko<text:s/></text:span><text:span text:style-name="T1017">hämmästyttää. Satavuotias hyväkuntoinen puu voidaan kaataa vain esimerkiksi kun siitä irtoaa roskaa."</text:span></text:p>
          </table:table-cell>
        </table:table-row>
        <table:table-row table:style-name="TableRow1018">
          <table:table-cell table:style-name="TableCell1019">
            <text:p text:style-name="Standard"><text:span text:style-name="T1020">"Maisema, luonto ja kulttuuri. Paikat ja kohteet, joilla on tarina."</text:span></text:p>
          </table:table-cell>
        </table:table-row>
        <table:table-row table:style-name="TableRow1021">
          <table:table-cell table:style-name="TableCell1022">
            <text:p text:style-name="Standard"><text:span text:style-name="T1023">"Kulttuuriympäristöjä, jotka viestivät menneestä ajasta. Lohjan kaupungin agraari</text:span><text:span text:style-name="T1024">- ja kaivoshistoria ovat hienosti vielä näkyvissä. Tiedossa on myös kivi- ja rautakauden asutuksen jälkiä."</text:span></text:p>
          </table:table-cell>
        </table:table-row>
        <table:table-row table:style-name="TableRow1025">
          <table:table-cell table:style-name="TableCell1026">
            <text:p text:style-name="Standard"><text:span text:style-name="T1027">"Menneisyyteeni liittyviä sekä asioita, joihin voin itse vaikuttaa - käytännössä (maan) omistamisen kautta"</text:span></text:p>
          </table:table-cell>
        </table:table-row>
        <table:table-row table:style-name="TableRow1028">
          <table:table-cell table:style-name="TableCell1029">
            <text:p text:style-name="Standard"><text:span text:style-name="T1030">"Pienmäen talomuseo, Petäjäveden kir</text:span><text:span text:style-name="T1031">kko"</text:span></text:p>
          </table:table-cell>
        </table:table-row>
        <table:table-row table:style-name="TableRow1032">
          <table:table-cell table:style-name="TableCell1033">
            <text:p text:style-name="Standard"><text:span text:style-name="T1034">"tavallisen kansan elämää ja paikkoja"</text:span></text:p>
          </table:table-cell>
        </table:table-row>
        <table:table-row table:style-name="TableRow1035">
          <table:table-cell table:style-name="TableCell1036">
            <text:p text:style-name="Standard"><text:span text:style-name="T1037">"Kulttuurimaisemista erityisesti maanviljelysmaisemia, vanhoja kyläyhteisöitä, vanhaa puurakentamista, myös puukaupunkeja. Metsä on kaikkein tärkein, arvostan luonnon kauneutta, luonnon maisemaa."</text:span></text:p>
          </table:table-cell>
        </table:table-row>
        <text:soft-page-break/>
        <table:table-row table:style-name="TableRow1038">
          <table:table-cell table:style-name="TableCell1039">
            <text:p text:style-name="Standard"><text:span text:style-name="T1040">"metsää.<text:s/></text:span><text:span text:style-name="T1041">Rakennetun ja muokatun kulttuuriperinnön eri muodot ovat arvokkaita, mutta metsien merkitystä ei pitäisi unohtaa. Metsä suomalaisuudessaan on jo käsitteellisesti kulttuuriympäristöä, ja myös taajamien lähimetsiä pitäisi säästää."</text:span></text:p>
          </table:table-cell>
        </table:table-row>
        <table:table-row table:style-name="TableRow1042">
          <table:table-cell table:style-name="TableCell1043">
            <text:p text:style-name="Standard"><text:span text:style-name="T1044">"Kohteita on paljon. Kau</text:span><text:span text:style-name="T1045">pungin vanhat rakennukset, patsaat, Taipaleen kanava, kaunis luonto ja maisemat."</text:span></text:p>
          </table:table-cell>
        </table:table-row>
        <table:table-row table:style-name="TableRow1046">
          <table:table-cell table:style-name="TableCell1047">
            <text:p text:style-name="Standard"><text:span text:style-name="T1048">"Vanhat perinteisesti rakennetut rakennukset, aitat, aidat, perinnepihat, historialliset tiet ja kulkuväylät, muistomerkit, koskematon luonto"</text:span></text:p>
          </table:table-cell>
        </table:table-row>
        <table:table-row table:style-name="TableRow1049">
          <table:table-cell table:style-name="TableCell1050">
            <text:p text:style-name="Standard"><text:span text:style-name="T1051">"En "arvosta"<text:s/></text:span><text:span text:style-name="T1052">mitään, vaan joko pidän enemmän tai vähemmän. Ajatuksella, usein vaatimattomasti toteutettu ja ylläpidetty talo, piha, huonekalu, lusikka, mikä tahansa käyttökohde, antaa voimia arkeen ja uskoa, että joku osaa. Iloitsen isoista metsien hakkuuaukeista, kosk</text:span><text:span text:style-name="T1053">a niissä tiedän uuden kasvun kohta oikein pursuavan, ja hyvä pihkan tuoksu, "metsän hiki" , viestii suomalaisten elämän perusmateriaalista, jonka avulla on vuosituhannet selvitty. Kun mahdollista, pistäydyn myös Helsingin yliopiston kirjastossa ja yliopist</text:span><text:span text:style-name="T1054">on juhlasalissa, joiden interiöörit ovat monitahoisesti miellyttäviä. "</text:span></text:p>
          </table:table-cell>
        </table:table-row>
        <table:table-row table:style-name="TableRow1055">
          <table:table-cell table:style-name="TableCell1056">
            <text:p text:style-name="Standard"><text:span text:style-name="T1057">""</text:span></text:p>
          </table:table-cell>
        </table:table-row>
        <table:table-row table:style-name="TableRow1058">
          <table:table-cell table:style-name="TableCell1059">
            <text:p text:style-name="Standard"><text:span text:style-name="T1060">""</text:span></text:p>
          </table:table-cell>
        </table:table-row>
        <table:table-row table:style-name="TableRow1061">
          <table:table-cell table:style-name="TableCell1062">
            <text:p text:style-name="Standard"><text:span text:style-name="T1063">"Vanhojen kulttuuriympäristöjen kerroksellisia kokonaisuuksia. Geologisia luonnonmuodostelmia asutussa ympäristössä."</text:span></text:p>
          </table:table-cell>
        </table:table-row>
        <table:table-row table:style-name="TableRow1064">
          <table:table-cell table:style-name="TableCell1065">
            <text:p text:style-name="Standard"><text:span text:style-name="T1066">"Det skall inte vara JAG som<text:s/></text:span><text:span text:style-name="T1067">värdesätter.<text:s/></text:span><text:span text:style-name="T1068">Det skall finnas officiellt omfattade normer, konkretiserade i skyddsklassificeringar.<text:s/></text:span><text:span text:style-name="T1069">De personliga preferenserna kommer sedan och som komplement."</text:span></text:p>
          </table:table-cell>
        </table:table-row>
        <table:table-row table:style-name="TableRow1070">
          <table:table-cell table:style-name="TableCell1071">
            <text:p text:style-name="Standard"><text:span text:style-name="T1072">"Arvostan puhdasta luontoa, sen rauhaa ja kauneutta; metsiä, merenrantoja, jokia, niittyjä,<text:s/></text:span><text:span text:style-name="T1073">ja kukkuloita. "</text:span></text:p>
          </table:table-cell>
        </table:table-row>
        <table:table-row table:style-name="TableRow1074">
          <table:table-cell table:style-name="TableCell1075">
            <text:p text:style-name="Standard"><text:span text:style-name="T1076">"Järvimaisema, vanhat, hyvänä pidetyt (aikanaan normaaleja olleet) rakennukset. "</text:span></text:p>
          </table:table-cell>
        </table:table-row>
        <table:table-row table:style-name="TableRow1077">
          <table:table-cell table:style-name="TableCell1078">
            <text:p text:style-name="Standard"><text:span text:style-name="T1079">"Arvostan sellaisia, jotka ilmentävät aikaansa, ovat hyvin kunnostettuja, kunnioittavat vanhaa, sulauttavat vanhan nykyaikaan. Kohteita tulee arvostaa ja</text:span><text:span text:style-name="T1080"><text:s/>säilyttää, mutta ne tulee tuoda nykypäivään ja hyödyntää käyttöön."</text:span></text:p>
          </table:table-cell>
        </table:table-row>
        <table:table-row table:style-name="TableRow1081">
          <table:table-cell table:style-name="TableCell1082">
            <text:p text:style-name="Standard"><text:span text:style-name="T1083">"Hautausmaat ja kirkot."</text:span></text:p>
          </table:table-cell>
        </table:table-row>
        <table:table-row table:style-name="TableRow1084">
          <table:table-cell table:style-name="TableCell1085">
            <text:p text:style-name="Standard"><text:span text:style-name="T1086">"Arvostan ympäristöä, jossa kulttuuriperintö on monikerroksellisesti läsnä. En kannata sitä, että perintöä yritetään koteloida omille alueilleen tai ainoastaa</text:span><text:span text:style-name="T1087">n tiukan suojelun alle. Kulttuuriympäristöä voitaisiin rakentaa myös siten, että siitä säästetään osia samalla kun kehitetään asuinalueita, yhdyskuntia ja alueita kokonaisuuksina. "</text:span></text:p>
          </table:table-cell>
        </table:table-row>
        <table:table-row table:style-name="TableRow1088">
          <table:table-cell table:style-name="TableCell1089">
            <text:p text:style-name="Standard"><text:span text:style-name="T1090">"Kaunista maisemaa."</text:span></text:p>
          </table:table-cell>
        </table:table-row>
        <table:table-row table:style-name="TableRow1091">
          <table:table-cell table:style-name="TableCell1092">
            <text:p text:style-name="Standard"><text:span text:style-name="T1093">"Paikkoja, joilla historiallisen juuret ja<text:s/></text:span><text:span text:style-name="T1094">erityisesti ne, jotka ovat syntyneet Suomen luonnonolosuhteiden ehdoilla, kuten esimerkiksi Helsingin Vartiosaaren huvilayhdyskunta."</text:span></text:p>
          </table:table-cell>
        </table:table-row>
        <text:soft-page-break/>
        <table:table-row table:style-name="TableRow1095">
          <table:table-cell table:style-name="TableCell1096">
            <text:p text:style-name="Standard"><text:span text:style-name="T1097">"Luontokohteita ja luontoa ylipäätään, hyvin suunniteltuja, huollettuja ja hyvänä pidettyjä kaupunkikohteita ja -paikkoj</text:span><text:span text:style-name="T1098">a. "</text:span></text:p>
          </table:table-cell>
        </table:table-row>
        <table:table-row table:style-name="TableRow1099">
          <table:table-cell table:style-name="TableCell1100">
            <text:p text:style-name="Standard"><text:span text:style-name="T1101">"Paikkoja, jossa luonto ja rakennettu ympäristö yhdistyvät toisiinsa sopivalla tavalla (esim. kaupunkien puistot, yhteiset uimarannat, majakkasaaret...). Kohteita, joissa on historiallista arvoa ja se on nostettu esiin jollain tavalla (esim. ns. arv</text:span><text:span text:style-name="T1102">orakennukset, rakennetut kokonaisuudet, kuten Vanha Rauma). Kohteita, joissa ei ole liikaa auto- tai muuta moottoriliikennettä."</text:span></text:p>
          </table:table-cell>
        </table:table-row>
        <table:table-row table:style-name="TableRow1103">
          <table:table-cell table:style-name="TableCell1104">
            <text:p text:style-name="Standard"><text:span text:style-name="T1105">"Arvostan Hietalahden stadionia kohteena ja paikkana, mutta jotta voisimme säilyttää kulttuuria, tarvitaan samalle paikalle u</text:span><text:span text:style-name="T1106">usi stadion. "</text:span></text:p>
          </table:table-cell>
        </table:table-row>
        <table:table-row table:style-name="TableRow1107">
          <table:table-cell table:style-name="TableCell1108">
            <text:p text:style-name="Standard"><text:span text:style-name="T1109">"Käytön kautta kerrostuneita, joissa ihmiset viettävät aikaa."</text:span></text:p>
          </table:table-cell>
        </table:table-row>
        <table:table-row table:style-name="TableRow1110">
          <table:table-cell table:style-name="TableCell1111">
            <text:p text:style-name="Standard"><text:span text:style-name="T1112">"luonnonläheisyyttä"</text:span></text:p>
          </table:table-cell>
        </table:table-row>
        <table:table-row table:style-name="TableRow1113">
          <table:table-cell table:style-name="TableCell1114">
            <text:p text:style-name="Standard"><text:span text:style-name="T1115">"Paikat jotka kertovat alueen kehittymisestä ja miten ne on alunperin tehty "tyhjästä" ovat säilyttämisen arvoisia."</text:span></text:p>
          </table:table-cell>
        </table:table-row>
        <table:table-row table:style-name="TableRow1116">
          <table:table-cell table:style-name="TableCell1117">
            <text:p text:style-name="Standard"><text:span text:style-name="T1118">"Kerroksellisuutta ja elvävää ym</text:span><text:span text:style-name="T1119">päristöä. Harmonisia ympäristöjä. Kieltämättä vanha rakennuskanta parhaiten täyttää tämän harmonisuuden ehdon."</text:span></text:p>
          </table:table-cell>
        </table:table-row>
        <table:table-row table:style-name="TableRow1120">
          <table:table-cell table:style-name="TableCell1121">
            <text:p text:style-name="Standard"><text:span text:style-name="T1122">"Historiallisia kerrostumia rakennuskannassa ja rakennuksia jotka "istuvat" maisemaan. Hyvin säilyneitä kokonaisuuksia, esim. riukuaitoja ja n</text:span><text:span text:style-name="T1123">iittyjä maalaismaisemassa. Vanhoja puutaloalueita kuten vanha Porvoo, Rauma, Kumpula ja Käpylä Helsingissä. Vanhoja, hoidettuja kirkonseutuja. Metsiä, järviä ja merenrantoja. "</text:span></text:p>
          </table:table-cell>
        </table:table-row>
        <table:table-row table:style-name="TableRow1124">
          <table:table-cell table:style-name="TableCell1125">
            <text:p text:style-name="Standard"><text:span text:style-name="T1126">"Mikä tahansa kohde, josta näkee että siitä pidetään huolta ja hoidetaan. Suu</text:span><text:span text:style-name="T1127">rten ja virallisten rakennusten lisäksi pieni ja yksityinenkin voi olla kaunista ja vaalimisen arvoista. Toisaalta eletty elämä saa näkyä. Luonnon luonteva läsnäolo tuo mielestäni lisäarvoa kohteelle kuin kohteelle. "</text:span></text:p>
          </table:table-cell>
        </table:table-row>
        <table:table-row table:style-name="TableRow1128">
          <table:table-cell table:style-name="TableCell1129">
            <text:p text:style-name="Standard"><text:span text:style-name="T1130">"Arvostan kohteita jossa<text:s/></text:span><text:span text:style-name="T1131">kohtaavat ihmiset, kultuuriperintö ja toiminta. Selkein esimerkki on 1960-l. elinvoimainen ostoskeskus."</text:span></text:p>
          </table:table-cell>
        </table:table-row>
        <table:table-row table:style-name="TableRow1132">
          <table:table-cell table:style-name="TableCell1133">
            <text:p text:style-name="Standard"><text:span text:style-name="T1134">"kaikenlaisia"</text:span></text:p>
          </table:table-cell>
        </table:table-row>
        <table:table-row table:style-name="TableRow1135">
          <table:table-cell table:style-name="TableCell1136">
            <text:p text:style-name="Standard"><text:span text:style-name="T1137">"Arvostan hiljaisia ja mietä lataavia paikkoja kuten puistoja keskellä kaupunkia tai joen varsia. Käyn mielelläni myös vanhoissa puu</text:span><text:span text:style-name="T1138">taloissa sijaitsevissa kahviloissa, jos rakennuksista on huolehdittu asianmukaisesti eikä niissä ole hometta. Arvostan myös sitä, että kaupungit huomioivat aluesuunnittelussaan eri-ikäisten vapaa-ajan vieton. Jokaisen oma suosikkipaikka -ajatus tuo elämänl</text:span><text:span text:style-name="T1139">aatua. Nuorille tulee olla tilaa - heidät tulisi päästää myös itse suunnittelemaan tilan käyttöä. "</text:span></text:p>
          </table:table-cell>
        </table:table-row>
        <table:table-row table:style-name="TableRow1140">
          <table:table-cell table:style-name="TableCell1141">
            <text:p text:style-name="Standard"><text:span text:style-name="T1142">"Rakennuksia ja ympäristöjä, joissa on kulttuurisia kerrostumia. Haasteena on saada kerrostumat näkyviin."</text:span></text:p>
          </table:table-cell>
        </table:table-row>
        <table:table-row table:style-name="TableRow1143">
          <table:table-cell table:style-name="TableCell1144">
            <text:p text:style-name="Standard"><text:span text:style-name="T1145">"Arvostan viihtyisyyttä ja saavutettavuutta,<text:s/></text:span><text:span text:style-name="T1146">elinympäristön ajallista syvyyttä."</text:span></text:p>
          </table:table-cell>
        </table:table-row>
        <text:soft-page-break/>
        <table:table-row table:style-name="TableRow1147">
          <table:table-cell table:style-name="TableCell1148">
            <text:p text:style-name="Standard"><text:span text:style-name="T1149">"Arvostan sekä luontoa, että rakennettua kulttuuriympäristöä. Hyvin järjestetyt museot, kirjastot ja arkistot ovat näköalapaikkoja kulttuuriperintöön. Myös digitaalisesti toteutettuna, kuten nyt kehitettävä Kansallinen</text:span><text:span text:style-name="T1150"><text:s/>Digitaalinen Kirjasto. "</text:span></text:p>
          </table:table-cell>
        </table:table-row>
        <table:table-row table:style-name="TableRow1151">
          <table:table-cell table:style-name="TableCell1152">
            <text:p text:style-name="Standard"><text:span text:style-name="T1153">"Att nytt och gammalt finns sida vid sida och är i bruk."</text:span></text:p>
          </table:table-cell>
        </table:table-row>
      </table:table>
      <text:list text:style-name="WWNum3" text:continue-numbering="true">
        <text:list-item>
          <text:p text:style-name="P1154"><text:span text:style-name="T1155">Tarvitsetko tukea kulttuuriperinnön vaalimiseen? Millaista, miltä taholta? Kerro esimerkki.<text:s/></text:span><text:span text:style-name="T1156">(vastauksia 130 kpl)</text:span><text:bookmark-start text:name="_Toc269976038"/></text:p>
        </text:list-item>
      </text:list>
      <table:table table:style-name="Table1157">
        <table:table-columns>
          <table:table-column table:style-name="TableColumn1158"/>
        </table:table-columns>
        <table:table-row table:style-name="TableRow1159">
          <table:table-cell table:style-name="TableCell1160">
            <text:p text:style-name="Standard"><text:bookmark-end text:name="_Toc269976038"/><text:span text:style-name="T1161">"Museiverket är mer byrokratiskt än någonsin.<text:s/></text:span><text:span text:style-name="T1162">Mer<text:s/></text:span><text:span text:style-name="T1163">pengar att anställa personal till museer, både forskare, utställningsbyggare, digtiterare och guider - museet är inte ett hus med saker, det är ett lager. Museet = människor som upprätthåller det och gör det möjligt att nå för publiken!"</text:span></text:p>
          </table:table-cell>
        </table:table-row>
        <table:table-row table:style-name="TableRow1164">
          <table:table-cell table:style-name="TableCell1165">
            <text:p text:style-name="Standard"><text:span text:style-name="T1166">"Hyvin järjestet</text:span><text:span text:style-name="T1167">ty, ajanmukainen infrastruktuuri tukee kulttuuriperinnön vaalimista, myös museot, arkistot ja kirjastot. Tällä hetkellä huolettaa, kiinnitetäänkö tarpeeksi huomiota siihen, että palvelut säilyvät ja paranevat. Kulttuuriperintö on paitsi virkistyksen ja kas</text:span><text:span text:style-name="T1168">vatuksen/koulutuksen voimavara, myös nimikortti kansainvälisestikin. Esimerkki tuen tarpeesta: Seurasaaren ulkomuseossa on erinomainen kokoelma vanhaa suomalaista arkkitehtuuria ja kansankulttuuria sekä uudempia taiteen muotoja on hyödynnetty perinteisten<text:s/></text:span><text:span text:style-name="T1169">juhlien ja vaikkapa juhannukseen liittyvien ohjelmanumeroiden lisäksi. Monipuolista kulttuuritarjontaa voisi lisätä. Mutta: saaren infrastruktuuri on kehittymätön ja esimerkiksi vesijohtoverkosto on rapautunut lähes käyttökelvottomaksi. Varojen allokointi<text:s/></text:span><text:span text:style-name="T1170">tällaisiin suhteellisen pieniä investointeja vaativiin kohteisiin olisi ensiarvoista. "</text:span></text:p>
          </table:table-cell>
        </table:table-row>
        <table:table-row table:style-name="TableRow1171">
          <table:table-cell table:style-name="TableCell1172">
            <text:p text:style-name="Standard"><text:span text:style-name="T1173">"Tukea tarvitaan erityisesti hallinnolta, sillä kulttuuriperinnön säilymisen suurin uhka ovat ihmiset, jotka haluavat uusia ja uudistaa olemassa olevaa<text:s/></text:span><text:span text:style-name="T1174">lainkaan säilyttämättä. Tämä koskee ensisijaisesti aineellista ympäristöä. Kulttuuriperintöä vaalivan tahon kaunis ajatus ei yksin välttämättä kanna, kun vastassa on uudistushenkinen visionääri, vaan vaalimisen tueksi tarvitaan yhteiskuntaa, siis ensisijai</text:span><text:span text:style-name="T1175">sesti asiantuntijoiden ohjeistuksia, mutta myös lakeja ja säädöksiä."</text:span></text:p>
          </table:table-cell>
        </table:table-row>
        <table:table-row table:style-name="TableRow1176">
          <table:table-cell table:style-name="TableCell1177">
            <text:p text:style-name="Standard"><text:span text:style-name="T1178">"Kyllä. Toimin opettajana ja paikallisten opetussuunnitelmien ohjenuoraksi tarvittaisiin ohjeita ja neuvoja paikallisen kulttuuriperinnön vaalimiseen. "</text:span></text:p>
          </table:table-cell>
        </table:table-row>
        <table:table-row table:style-name="TableRow1179">
          <table:table-cell table:style-name="TableCell1180">
            <text:p text:style-name="Standard"><text:span text:style-name="T1181">"Olisi tärkeää, että kansalai</text:span><text:span text:style-name="T1182">set oppisivat kulttuuriperinnön vaalimisen mallin lapsesta lähtien päiväkodeissa, kouluissa ja myöhemminkin kuntalaisina. Matalan kynnyksen osallistuminen tukee kulttuuriperintötyötä. "</text:span></text:p>
          </table:table-cell>
        </table:table-row>
        <table:table-row table:style-name="TableRow1183">
          <table:table-cell table:style-name="TableCell1184">
            <text:p text:style-name="Standard"><text:span text:style-name="T1185">"En"</text:span></text:p>
          </table:table-cell>
        </table:table-row>
        <table:table-row table:style-name="TableRow1186">
          <table:table-cell table:style-name="TableCell1187">
            <text:p text:style-name="Standard"><text:span text:style-name="T1188">"Kulttuuriperinnön tunnistamisessa musoilla tulisi olla selke</text:span><text:span text:style-name="T1189">ä ja avoin rooli eli mahdollisuus kysä ja saada vastaus asiantuntijalta."</text:span></text:p>
          </table:table-cell>
        </table:table-row>
        <table:table-row table:style-name="TableRow1190">
          <table:table-cell table:style-name="TableCell1191">
            <text:p text:style-name="Standard"><text:span text:style-name="T1192">"Erityisesti rakennusten kunnossapito vaatii aina rahaa, mutta sitä ei ole helppo saada miltään taholta. Kunnassamme on kanava, jonka varrella on valtion (merenkulkuhallinnon) omis</text:span><text:span text:style-name="T1193">tama vanhan kaunis kanavanvartijan rakennus. Kyseinen rakennus seisoo tyhjillään, koska kanava on luonnollisesti automatisoitu aikoja sitten. Toisaalta valtio ei ole ollut kiinnostunut myymään sitä kenellekään. Paikalla voisi olla potentiaalia esim. kahvio</text:span><text:span text:style-name="T1194">toimintaan tms."</text:span></text:p>
          </table:table-cell>
        </table:table-row>
        <text:soft-page-break/>
        <table:table-row table:style-name="TableRow1195">
          <table:table-cell table:style-name="TableCell1196">
            <text:p text:style-name="Standard"><text:span text:style-name="T1197">""</text:span></text:p>
          </table:table-cell>
        </table:table-row>
        <table:table-row table:style-name="TableRow1198">
          <table:table-cell table:style-name="TableCell1199">
            <text:p text:style-name="Standard"><text:span text:style-name="T1200">"Viramomaisilta. Jopa kaavasuojellut rakennukset ovat vaarassa kun kaavaselityksiä tulkitaan liian löyhästi. Viranomaisille parempaa ymmärrystä rakennusperinnön arvoista ja säilyttävästä korjauksesta."</text:span></text:p>
          </table:table-cell>
        </table:table-row>
        <table:table-row table:style-name="TableRow1201">
          <table:table-cell table:style-name="TableCell1202">
            <text:p text:style-name="Standard"><text:span text:style-name="T1203">"Haluaisimme pelastaa yhden<text:s/></text:span><text:span text:style-name="T1204">osan paikkakunnan historiasta, kunta on päästänyt sen rappeutumaan tuhoutumispisteeseen. Lopullinen tuho on hyvin lähellä. Ongelmana on se ettei yksikään suunnitelmamme puolesta puhunut päättäjä tai virkamies ole saanut asiasta lopullisen päätöksen tekevää</text:span><text:span text:style-name="T1205"><text:s/>virkamiestä näkemään suunnitelman kuntalaisille tuomia hyötyjä. Hän kieltäytyy jyrkästi edes harkitsemasta ja mieluummin antaa kulttuuriperintöön liittyvän kohteen tuhoutua odottaessaan että löytää jonkun joka haluaa jyrätä paikan maan tasalle. Maakuntamu</text:span><text:span text:style-name="T1206">seo puoltaa suunnitelmaamme mutta kyseinen virkamies ei huomioi mitenkään maakuntamuseon lausuntoa. Kunnalle ei maksaisi mitään vaan me maksaisimme paikasta.Ostaisimme sen itsellemme varmistaaksemme säilymisen koska kunta on osoittanut ettei halua kyseistä</text:span><text:span text:style-name="T1207"><text:s/>kulttuuriperintökohdetta säilyttää. Pienen kunnan ongelmana on se ettei kukaan voi estää vallan väärinkäyttöä, kukaan ei voi viedä asiaa valtuustoon jos päättävä virkamies haluaa sen estää. Siksi lähivuosina tuhoutuu yksi osa kunnan historiaa. "</text:span></text:p>
          </table:table-cell>
        </table:table-row>
        <table:table-row table:style-name="TableRow1208">
          <table:table-cell table:style-name="TableCell1209">
            <text:p text:style-name="Standard"><text:span text:style-name="T1210">"Valtio</text:span><text:span text:style-name="T1211">n ja kaupungin, sekä kuntien avustausta se toteuttamiseen ja ylläpitämiseen"</text:span></text:p>
          </table:table-cell>
        </table:table-row>
        <table:table-row table:style-name="TableRow1212">
          <table:table-cell table:style-name="TableCell1213">
            <text:p text:style-name="Standard"><text:span text:style-name="T1214">""</text:span></text:p>
          </table:table-cell>
        </table:table-row>
        <table:table-row table:style-name="TableRow1215">
          <table:table-cell table:style-name="TableCell1216">
            <text:p text:style-name="Standard"><text:span text:style-name="T1217">"Tarvitsisin tukea kulttuuriperinnön vaalimiseen siten, että Vaasaan saataisiin uusi jalkapallostadion lähinnä Vaasan kaupungin taholta. Kulttuuri kuolee jos<text:s/></text:span><text:span text:style-name="T1218">olosuhteet rapistuvat käyttökelvottomiksi."</text:span></text:p>
          </table:table-cell>
        </table:table-row>
        <table:table-row table:style-name="TableRow1219">
          <table:table-cell table:style-name="TableCell1220">
            <text:p text:style-name="Standard"><text:span text:style-name="T1221">"Asiantuntija-apua nostamaan esiin esim. historiallista tai arkkitehtuurista arvoa omaavat rakennetut ympäristöt. Ehkä ihmisillä on vaikeuksia tunnistaa arjessa esiin tulevat asiat kulttuuriperinnöksi, ellei si</text:span><text:span text:style-name="T1222">tä joku taho nosta valokeilaan."</text:span></text:p>
          </table:table-cell>
        </table:table-row>
        <table:table-row table:style-name="TableRow1223">
          <table:table-cell table:style-name="TableCell1224">
            <text:p text:style-name="Standard"><text:span text:style-name="T1225">"Toki. Esimerkiksi Museoviraston tarjoamaa tietoa ja tukea liittyen muinaisjäännöksiin ja rakennuksiin, sukulaisten ja ystävien jakamaa tietoa suullisesta perinnöstä ja sen jatkamisesta (tuntuu tosin vaikealta), tietoa, t</text:span><text:span text:style-name="T1226">ietoisuutta ja sivistyneisyyttä asioiden parista pitäisi kuitenkin olla saatavilla enemmän ja myös jakaa aktiivisesti. "</text:span></text:p>
          </table:table-cell>
        </table:table-row>
        <table:table-row table:style-name="TableRow1227">
          <table:table-cell table:style-name="TableCell1228">
            <text:p text:style-name="Standard"><text:span text:style-name="T1229">"En ainakaan tällä hetkellä rahallista, vaan enemmänkin yhteistöä, sitä että voimme kokea kulttuuriperinnön olevan yhteistä, nautimme</text:span><text:span text:style-name="T1230"><text:s/>siitä ja vaalimme sitä yhdessä."</text:span></text:p>
          </table:table-cell>
        </table:table-row>
        <table:table-row table:style-name="TableRow1231">
          <table:table-cell table:style-name="TableCell1232">
            <text:p text:style-name="Standard"><text:span text:style-name="T1233">""</text:span></text:p>
          </table:table-cell>
        </table:table-row>
        <table:table-row table:style-name="TableRow1234">
          <table:table-cell table:style-name="TableCell1235">
            <text:p text:style-name="Standard"><text:span text:style-name="T1236">""</text:span></text:p>
          </table:table-cell>
        </table:table-row>
        <table:table-row table:style-name="TableRow1237">
          <table:table-cell table:style-name="TableCell1238">
            <text:p text:style-name="Standard"><text:span text:style-name="T1239">""</text:span></text:p>
          </table:table-cell>
        </table:table-row>
        <table:table-row table:style-name="TableRow1240">
          <table:table-cell table:style-name="TableCell1241">
            <text:p text:style-name="Standard"><text:span text:style-name="T1242">"Olisi hyvä, että jos on kysymyksiä laidasta laitaan kulttuuriin liittyen, olisi jokin ns. neuvonta, josta kerrottaisiin, mistä tietoa löytyy, mihin mennä ja mitkä ovat käytänteet sekä lait asiaan liittyen</text:span><text:span text:style-name="T1243"><text:s/>esim. haluat kunnostaa vanhan talon, voit soittaa palvelunumeroon ja kaikki selviiä, löydät metsästä jotain vanhaa, soitat palvelunumeroon ja se selviää; haluat järjestää tapahtuman jne... yhden numeron<text:s/></text:span><text:soft-page-break/><text:span text:style-name="T1244">takana. Luonnollisesti tarvitaan myös rahallista tuk</text:span><text:span text:style-name="T1245">ea esim. jos haluat kunnostaa vanhan rakennuksen, yksityisille/yhteisöille/itsenäisille toimijoille/kunnallisille ja kaupungeille, valtiolliset."</text:span></text:p>
          </table:table-cell>
        </table:table-row>
        <text:soft-page-break/>
        <table:table-row table:style-name="TableRow1246">
          <table:table-cell table:style-name="TableCell1247">
            <text:p text:style-name="Standard"><text:span text:style-name="T1248">"Kyllä, kansanmuusikkona tarvitsen esimerkiksi apurahoja."</text:span></text:p>
          </table:table-cell>
        </table:table-row>
        <table:table-row table:style-name="TableRow1249">
          <table:table-cell table:style-name="TableCell1250">
            <text:p text:style-name="Standard"><text:span text:style-name="T1251">"En."</text:span></text:p>
          </table:table-cell>
        </table:table-row>
        <table:table-row table:style-name="TableRow1252">
          <table:table-cell table:style-name="TableCell1253">
            <text:p text:style-name="Standard"><text:span text:style-name="T1254">"Lagstiftning och isynnerhet<text:s/></text:span><text:span text:style-name="T1255">skattelagstiftning skall finnas som stöd. Som ägare eller intresserad av det materiella av vårt kulturarv skall stöd ges av specialiserade myndigheter. Det kan vara rådgivning, påverkning av de regionala och kommunala byggnadsbestämmelserna, enskild rådgiv</text:span><text:span text:style-name="T1256">ning och ekonomiskt stöd om rådgivarnas rekommendationer följs."</text:span></text:p>
          </table:table-cell>
        </table:table-row>
        <table:table-row table:style-name="TableRow1257">
          <table:table-cell table:style-name="TableCell1258">
            <text:p text:style-name="Standard"><text:span text:style-name="T1259">"Merkittävän kulttuuriympäristön status voisi auttaa alueen suojelussa. Taajama-alueilla kaavoitus ehtii kuitenkin usein ennen suojelua. "</text:span></text:p>
          </table:table-cell>
        </table:table-row>
        <table:table-row table:style-name="TableRow1260">
          <table:table-cell table:style-name="TableCell1261">
            <text:p text:style-name="Standard"><text:span text:style-name="T1262">""</text:span></text:p>
          </table:table-cell>
        </table:table-row>
        <table:table-row table:style-name="TableRow1263">
          <table:table-cell table:style-name="TableCell1264">
            <text:p text:style-name="Standard"><text:span text:style-name="T1265">"Kiinteistöjen kanssa on hyvä, että on mahd</text:span><text:span text:style-name="T1266">ollisuus saada taloudellista tukea tarpeen tullen, esimerkiksi remonttia tehdessä."</text:span></text:p>
          </table:table-cell>
        </table:table-row>
        <table:table-row table:style-name="TableRow1267">
          <table:table-cell table:style-name="TableCell1268">
            <text:p text:style-name="Standard"><text:span text:style-name="T1269">"Ttarvitsen vain aikaa, että ehtisin kirjoittaa ylös kaikkia niitä tarinoita ja tietoja, joita sukuni on kokenut eri aikakausina ."</text:span></text:p>
          </table:table-cell>
        </table:table-row>
        <table:table-row table:style-name="TableRow1270">
          <table:table-cell table:style-name="TableCell1271">
            <text:p text:style-name="Standard"><text:span text:style-name="T1272">""</text:span></text:p>
          </table:table-cell>
        </table:table-row>
        <table:table-row table:style-name="TableRow1273">
          <table:table-cell table:style-name="TableCell1274">
            <text:p text:style-name="Standard"><text:span text:style-name="T1275">""</text:span></text:p>
          </table:table-cell>
        </table:table-row>
        <table:table-row table:style-name="TableRow1276">
          <table:table-cell table:style-name="TableCell1277">
            <text:p text:style-name="Standard"><text:span text:style-name="T1278">""</text:span></text:p>
          </table:table-cell>
        </table:table-row>
        <table:table-row table:style-name="TableRow1279">
          <table:table-cell table:style-name="TableCell1280">
            <text:p text:style-name="Standard"><text:span text:style-name="T1281">"Usein tuntuu,<text:s/></text:span><text:span text:style-name="T1282">että esim. kaupunkien päätöksenteossa ei oteta huomioon kulttuuriperintöasioita, vaan esimerkiksi arvokkaita kulttuurimaisemia ja rakennuksia tuhotaan taloudellisin perustein. Näin on tuhottu monta näyttävää kaupunkia (esim. Jyväskylä). Avainasemassa tuen<text:s/></text:span><text:span text:style-name="T1283">antamisessa on museoverkosto ja Museovirasto."</text:span></text:p>
          </table:table-cell>
        </table:table-row>
        <table:table-row table:style-name="TableRow1284">
          <table:table-cell table:style-name="TableCell1285">
            <text:p text:style-name="Standard"><text:span text:style-name="T1286">"kyllä mm. senaattikiinteistön vuokrat näivettävät vähitellen varsinaisen museotoiminnan Konservoinnin koulutuksen varmistaminen - Metropolia näivettää koulutuksen rankoilla säästötoimilla huolimatta lisärah</text:span><text:span text:style-name="T1287">oituksesta Rakennuskonservointia ei enää ole, seinäjoen lopettaessa sen"</text:span></text:p>
          </table:table-cell>
        </table:table-row>
        <table:table-row table:style-name="TableRow1288">
          <table:table-cell table:style-name="TableCell1289">
            <text:p text:style-name="Standard"><text:span text:style-name="T1290">""</text:span></text:p>
          </table:table-cell>
        </table:table-row>
        <table:table-row table:style-name="TableRow1291">
          <table:table-cell table:style-name="TableCell1292">
            <text:p text:style-name="Standard"><text:span text:style-name="T1293">"Aineettoman perinteen kuten toiminta-, käyttäytymis- ja rakennustapojen perintöä tuhotaan ulkopuolisilla määräyksillä. Esimerkiksi EU-jäsenyys tuhosi<text:s/></text:span><text:span text:style-name="T1294">maalaismaiseman pakkosuurtiloilla, kymmenessä vuodessa autioitettiin maaseutuympäristö ja ennen hoidettu maalaismaisema on nyt autiotiloja ja pöpelikköä. Itse pystyn vaikuttamaan vain omistamaani maatalousmaahan, eivätkä resurssit enempään riitäkään"</text:span></text:p>
          </table:table-cell>
        </table:table-row>
        <table:table-row table:style-name="TableRow1295">
          <table:table-cell table:style-name="TableCell1296">
            <text:p text:style-name="Standard"><text:span text:style-name="T1297">"Ky</text:span><text:span text:style-name="T1298">symys on huono. Pitäsikö olla passiivimuoto? Tukea vaalimiseen tarvittaisiin esimerkiksi siinä, että peruskarttoihin saataisiin merkittyä kaikki tiedossa olevat<text:s/></text:span><text:soft-page-break/><text:span text:style-name="T1299">muinaismuistot. Valitettavasti esimerkiksi vanhoja kaivoksia on ehditty tuhota tiedon puutteen<text:s/></text:span><text:span text:style-name="T1300">takia."</text:span></text:p>
          </table:table-cell>
        </table:table-row>
        <text:soft-page-break/>
        <table:table-row table:style-name="TableRow1301">
          <table:table-cell table:style-name="TableCell1302">
            <text:p text:style-name="Standard"><text:span text:style-name="T1303">"Paikallisen tason toimijat puuttuvat. Kuntia ei kiinnosta ja maakuntatasolla ei aikaa, rahaa. Kulttuuriperinteen arvostusta täytyisi saada enemmän kuntatasolle."</text:span></text:p>
          </table:table-cell>
        </table:table-row>
        <table:table-row table:style-name="TableRow1304">
          <table:table-cell table:style-name="TableCell1305">
            <text:p text:style-name="Standard"><text:span text:style-name="T1306">"En henkilökohtaisesti, mutta pidän tärkeänä, että kunnat ja valtio turvaavat ihm</text:span><text:span text:style-name="T1307">islle hyvän elinympäristön, jossa näkyy kulttuurin kerroksellisuus."</text:span></text:p>
          </table:table-cell>
        </table:table-row>
        <table:table-row table:style-name="TableRow1308">
          <table:table-cell table:style-name="TableCell1309">
            <text:p text:style-name="Standard"><text:span text:style-name="T1310">"Tutkin itse Suomen Alaskan ajan kokoelmia, jotka ovat maamme kansainvälisesti kuuluisin etnografinen kokoelma, joka kiinnostaa monia - nythän sekä pohjoiset kulttuurit että muinaiset k</text:span><text:span text:style-name="T1311">ulttuurit ovat todella "muotia" monissa piireissä. Siis Suomen kansalla on tälläinen kulttuuriaarre ja Kulttuurien museolla lisäksi suomalais-ugrilaiset huippukokoelmat - mutta ei ole vaan kummallekaan kokoelmalle vakituista asiantuntijaa syyskuun 2013 jäl</text:span><text:span text:style-name="T1312">keen. Ja eipä ole käytännössä museotakaan, jossa edes pistää esineet näytteille! Helsingin kaupungin ja valtion pitäisi yhdessä tehdä projekti, jossa rakennettaisiin Pohjoisten kansojen museo Helsinkiin. Toisin kuin Guggenheim, museolla olisi jo omat kokoe</text:span><text:span text:style-name="T1313">lmat eli Kulttuurien museosta siirrettäisiin sinne pohjoisten kansojen esineet - nythän etnografisten esineiden lisäksi kansalle hankittiin Lehmuskallion inuitien taide-esineiden kokoelmakin. Esille voisi laittaa siis historiallisia esineitä että modernia<text:s/></text:span><text:span text:style-name="T1314">taidetta hyvin laajasti eri kansoilta. Kiertonäyttelyissä voisi esitellä vaikkapa nykyisten alkuperäiskansojen taidetta. Tehtäisiin näkyväksi tätä pohjoista ulottuvuutta. Suomalais-ugrilaista esineistöä ei ole maailmalla runsaasti näytteillä, eikä niistä k</text:span><text:span text:style-name="T1315">ulttuureista koululaiset Suomessa saati turistit tiedä mitään. Kaikki turistit eivät matkusta Lappiin, mutta heitä kiinnostaa saamelainen kulttuuri - tässä olisi mahdollisuus saada Kulttuurien museon saamelaiskokoelmat näytteille. Varmasti City-Saamelaiset</text:span><text:span text:style-name="T1316"><text:s/>olisivat innokaita asian tiimoilta. Miksi rakentaa tänne jotain Guggenheimia, joka on pelkkä näyttelyhalli (ilman kokoelmia), joka ei liity mitenkään Suomeen eikä tuo esiin mitään kulttuuriperintöä, jolla olisi yhteys Suomeen? Haluan tänne Pohjoisten kans</text:span><text:span text:style-name="T1317">ojen museon. "</text:span></text:p>
          </table:table-cell>
        </table:table-row>
        <table:table-row table:style-name="TableRow1318">
          <table:table-cell table:style-name="TableCell1319">
            <text:p text:style-name="Standard"><text:span text:style-name="T1320">""</text:span></text:p>
          </table:table-cell>
        </table:table-row>
        <table:table-row table:style-name="TableRow1321">
          <table:table-cell table:style-name="TableCell1322">
            <text:p text:style-name="Standard"><text:span text:style-name="T1323">"Koen tarvitsevani tukea vastustaa niitä, jotka yrittävät muuttaa pääkaupungin betoniksi asuntopulaan vedoten ja jotka rajoittavat keskustan turistien ja kolmikymppisten hiekkalaatikoksi. Pääkaupungin luonto on minusta aivan yhtä kaun</text:span><text:span text:style-name="T1324">ista ja arvokasta kuin Lapinkin. Suurin "paha" on kaupungin rakennusvirasto, joka tarkastelee kulttuuriympäristöä puhtaasti setelin kuva silmissä. "</text:span></text:p>
          </table:table-cell>
        </table:table-row>
        <table:table-row table:style-name="TableRow1325">
          <table:table-cell table:style-name="TableCell1326">
            <text:p text:style-name="Standard"><text:span text:style-name="T1327">"Jazzia ja konemusiikkia koskevan paikallisen perinteen ja historian tutkimiseen ja dokumentointiin. Tarv</text:span><text:span text:style-name="T1328">itsisin rahoitusta hankkeeseen (mielellään julkisista varoista). Toinen kohde: vanhan hirsirakenteisen saunan entisöinti. En tiedä mistä tällaiseen voisi hakea avustusta..."</text:span></text:p>
          </table:table-cell>
        </table:table-row>
        <table:table-row table:style-name="TableRow1329">
          <table:table-cell table:style-name="TableCell1330">
            <text:p text:style-name="Standard"><text:span text:style-name="T1331">"Kaavoissa suojeltujen rakennusten kunnostukseen / ylläpitoon tulisi osoittaa my</text:span><text:span text:style-name="T1332">ös taloudellisia voimavaroja."</text:span></text:p>
          </table:table-cell>
        </table:table-row>
        <table:table-row table:style-name="TableRow1333">
          <table:table-cell table:style-name="TableCell1334">
            <text:p text:style-name="Standard"><text:span text:style-name="T1335">"Kyllä tarvitsen, esimerkiksi kaupunkisuunnittelussa tarvitsen päättäjien tukea arvokkaan kulttuuriperinnön säilyttämisessä. Taidoissa tarvitsen opettajien apua. Kirjallisen perinnön vaalimisessa tarvitsen julkisten kirjast</text:span><text:span text:style-name="T1336">ojen ja arkistojen apua. Puhtaan luonnon säilyttämisessä tarvitsen päättäjien apua."</text:span></text:p>
          </table:table-cell>
        </table:table-row>
        <text:soft-page-break/>
        <table:table-row table:style-name="TableRow1337">
          <table:table-cell table:style-name="TableCell1338">
            <text:p text:style-name="Standard"><text:span text:style-name="T1339">"Kipakkaa paikallista keskustelua etenkin kasvua hakeviin kuntiin, joissa rakennusfirmat ja johtavat kaupanalan liikkeet pääsevät vaikuttamaan liiaksi<text:s/></text:span><text:span text:style-name="T1340">maankäyttöön, jolloin kokonaisvaltainen suunnittelu jää jalkoihin. Tarkoitan, että muihinkin kuin esim. valtakunnan päälehteen herkiäisi kunnon kansalaiskeskustelu, jos sopivasti sohaistaan muurahaispesään keskustelun avaukseksi."</text:span></text:p>
          </table:table-cell>
        </table:table-row>
        <table:table-row table:style-name="TableRow1341">
          <table:table-cell table:style-name="TableCell1342">
            <text:p text:style-name="Standard"><text:span text:style-name="T1343">"Kyllä, kaupungin ja va</text:span><text:span text:style-name="T1344">ltion. Että ymmärrettäisiin säästää historiallisesti arvokkaita miljöitä ja rakennuksia. Kaikkea ei pitäisi hajoittaa ns. kehityksen tieltä. Se ei ole oikeaa kehitystä. Suomen kieli ja kulttuuri ei pitäisi olla markkinoiden hallinnassa, vaan jokaisen oikeu</text:span><text:span text:style-name="T1345">s ja pääoma."</text:span></text:p>
          </table:table-cell>
        </table:table-row>
        <table:table-row table:style-name="TableRow1346">
          <table:table-cell table:style-name="TableCell1347">
            <text:p text:style-name="Standard"><text:span text:style-name="T1348">"Rantamaiseman pusikoitumista torjumaan tarvitsen tukea. Vaikka lampaita pitämään maiseman avoimena. ELY-keskus tai kunta tai joku järjestö voisi tukea. Maankohoamisrannikot ovat erityisen pusikoitumisherkkiä ja siten tukea tarvitsevia. "</text:span></text:p>
          </table:table-cell>
        </table:table-row>
        <table:table-row table:style-name="TableRow1349">
          <table:table-cell table:style-name="TableCell1350">
            <text:p text:style-name="Standard"><text:span text:style-name="T1351">""</text:span></text:p>
          </table:table-cell>
        </table:table-row>
        <table:table-row table:style-name="TableRow1352">
          <table:table-cell table:style-name="TableCell1353">
            <text:p text:style-name="Standard"><text:span text:style-name="T1354">"Koska olen jo 63, tukirahat menevät ohi suun. Haluaisin suurella innolla ja kutsumuksella tutkia ja nostaa esiin paikallisia tarinoita ja suomalaista kulttuuria, nimenomaan naisten käsitöiden salattua merkkikieltä, mutta se tai suomalaisten naishalt</text:span><text:span text:style-name="T1355">ioiden esilletuominen ei ole tuonut mitään rahallista tukea. Se kuitenkin voimaannuttaa monia naisia kun he näkevät itsensäkin henkisissä olennoissa ja menneisyyden voimahahmoina. Se ei ole pois miehiltä, joten en ymmärrä miksi naisnäkökulma kultturiperimä</text:span><text:span text:style-name="T1356">än on teema, jota ei haluta oikein rahoittaa"</text:span></text:p>
          </table:table-cell>
        </table:table-row>
        <table:table-row table:style-name="TableRow1357">
          <table:table-cell table:style-name="TableCell1358">
            <text:p text:style-name="Standard"><text:span text:style-name="T1359">"Saan tukea museoverkostoista ja kollegoilta. Kuulun Pohjanmaan porvariverkostoon, jossa tutkimme porvariskulttuuria. Saan myös tukea museopeda-verkostosta, ammatillisesta koulutuksesta ja tutkimalla. "</text:span></text:p>
          </table:table-cell>
        </table:table-row>
        <table:table-row table:style-name="TableRow1360">
          <table:table-cell table:style-name="TableCell1361">
            <text:p text:style-name="Standard"><text:span text:style-name="T1362">"Ta</text:span><text:span text:style-name="T1363">rvitsemme käsityön kulttuuriperinnön siirtämiseen lapsille, nuorille ja nuorille aikuisille."</text:span></text:p>
          </table:table-cell>
        </table:table-row>
        <table:table-row table:style-name="TableRow1364">
          <table:table-cell table:style-name="TableCell1365">
            <text:p text:style-name="Standard"><text:span text:style-name="T1366">"Olisi hyvä ymmärtää että ihminen ja luonto ovat yhtä. Että maapalloa voidaan kehittää vain ihmisen ja luonnon tarpeet huomioiden. Business ja teknologia eivät<text:s/></text:span><text:span text:style-name="T1367">voi olla itseisarvoja, vaan kaiken on lähdettävä ihmisen ja luonnon mittasuhteista."</text:span></text:p>
          </table:table-cell>
        </table:table-row>
        <table:table-row table:style-name="TableRow1368">
          <table:table-cell table:style-name="TableCell1369">
            <text:p text:style-name="Standard"><text:span text:style-name="T1370">"Jos saan toteutettua haaveeni ja kunnostettua kodikseni jonkin vanhan rakennuksen, tarvitsen tukea käytännön ratkaisuissa vanhaa rakentamista tuntevilta. Näitä voisivat</text:span><text:span text:style-name="T1371"><text:s/>olla tutkijat ja käsityöläiset. Kaikki tieto oman elinympäristön historiasta lisää myös ymmärrystä sen käytöstä nykypäivänä, tässä paikalliset museot ovat avainasemassa."</text:span></text:p>
          </table:table-cell>
        </table:table-row>
        <table:table-row table:style-name="TableRow1372">
          <table:table-cell table:style-name="TableCell1373">
            <text:p text:style-name="Standard"><text:span text:style-name="T1374">"tietoa, esim. museoiden näyttelyt, kaupunginosatapahtumat"</text:span></text:p>
          </table:table-cell>
        </table:table-row>
        <table:table-row table:style-name="TableRow1375">
          <table:table-cell table:style-name="TableCell1376">
            <text:p text:style-name="Standard"><text:span text:style-name="T1377">"Kouluopetuksen teht</text:span><text:span text:style-name="T1378">ävänä on opettaa kulttuurin arvostusta ja humanistisia arvoja. Nyt suuntaudutaan liikaa tekniikkaan ja talouteen. Rakennusten korjaukseen erikoistuvien henkilöiden kouluttaminen on tällä hetkellä retuperällä. Isot rakennusliikkeet eivät ole kiinnostuneita<text:s/></text:span><text:span text:style-name="T1379">eikä koulutus tuota osaajia pienrakentamiseen."</text:span></text:p>
          </table:table-cell>
        </table:table-row>
        <table:table-row table:style-name="TableRow1380">
          <table:table-cell table:style-name="TableCell1381">
            <text:p text:style-name="Standard"><text:span text:style-name="T1382">"Oma kokemus on, että inkeriläiset sukujuuret omaavana olen joutunut "opiskelemaan" juuriani kirjoista, verkosta ja arkistosta. Toivon, että tällainen toiminta säilyy jatkossakin edullisena ja apua saa<text:s/></text:span><text:span text:style-name="T1383">esim. arkistolaitoksen<text:s/></text:span><text:soft-page-break/><text:span text:style-name="T1384">ammattilaisilta. Euroopan mittakaavassa oma kieli ja kirjallisuus täytyy säilyttää, vaikka se ajan mukana muuttuukin. Tukea kirjastoille, kirjailijoille ja kouluihin lukemisen edistämiseen. "</text:span></text:p>
          </table:table-cell>
        </table:table-row>
        <text:soft-page-break/>
        <table:table-row table:style-name="TableRow1385">
          <table:table-cell table:style-name="TableCell1386">
            <text:p text:style-name="Standard"><text:span text:style-name="T1387">"Tarvittaisiin erityisesti konkreettist</text:span><text:span text:style-name="T1388">a toimintaa ja suojelutoimenpiteitä. "</text:span></text:p>
          </table:table-cell>
        </table:table-row>
        <table:table-row table:style-name="TableRow1389">
          <table:table-cell table:style-name="TableCell1390">
            <text:p text:style-name="Standard"><text:span text:style-name="T1391">"Tarttua perustaa museo kioski- ja kauppaketju"</text:span></text:p>
          </table:table-cell>
        </table:table-row>
        <table:table-row table:style-name="TableRow1392">
          <table:table-cell table:style-name="TableCell1393">
            <text:p text:style-name="Standard"><text:span text:style-name="T1394">"Esim. Vuosaaressa on kaksi kartanoaluetta ja yksi ratsutila (Vuosaaren kartano, Rastila ja Skata) sekä vanhoja torppia ja lukuisia huviloita, jotka ovat hoitamattom</text:span><text:span text:style-name="T1395">ia ja purku-uhan alla syystä ettei Helsingin kaupunki välitä niiden hoidosta vaan on ottanut tehtäväkseen saada tuhottua vanha rakennuskanta että saadaan uutta rakennusta tilalle. (mm. Nordsjö folkskola, Rantakiventiellä ja ns. Pehtoorintalo Vuosaaren kart</text:span><text:span text:style-name="T1396">anon alueella."</text:span></text:p>
          </table:table-cell>
        </table:table-row>
        <table:table-row table:style-name="TableRow1397">
          <table:table-cell table:style-name="TableCell1398">
            <text:p text:style-name="Standard"><text:span text:style-name="T1399">"Kulttuuriperinnön vaaliminen pitää aloittaa jo esikoulussa ja kotona: menneisyytemme opetusta erilaisiin paikkoihin tutustumalla ja tekemällä, käymällä elävissä museoissa, perinnetiloilla ja erilaisissa kulttuuriympäristöissä kirkoista,<text:s/></text:span><text:span text:style-name="T1400">hautausmaista teollisuusympäristöihin ja kertoa mitä tehdään ja miksi."</text:span></text:p>
          </table:table-cell>
        </table:table-row>
        <table:table-row table:style-name="TableRow1401">
          <table:table-cell table:style-name="TableCell1402">
            <text:p text:style-name="Standard"><text:span text:style-name="T1403">"Mahdollisuutta työskennellä kulttuuriperinnön säilyttämiseksi ja saada elantoni siitä."</text:span></text:p>
          </table:table-cell>
        </table:table-row>
        <table:table-row table:style-name="TableRow1404">
          <table:table-cell table:style-name="TableCell1405">
            <text:p text:style-name="Standard"><text:span text:style-name="T1406">"Koulutus, Opetus- ja kulttuuriministeriössä täytyy muistaa myös pienet tutkinnot<text:s/></text:span><text:span text:style-name="T1407">tutkintorakenteessa"</text:span></text:p>
          </table:table-cell>
        </table:table-row>
        <table:table-row table:style-name="TableRow1408">
          <table:table-cell table:style-name="TableCell1409">
            <text:p text:style-name="Standard"><text:span text:style-name="T1410">"Voisin tehdä vapaaehtoistöitä, jos tietäisin, miten."</text:span></text:p>
          </table:table-cell>
        </table:table-row>
        <table:table-row table:style-name="TableRow1411">
          <table:table-cell table:style-name="TableCell1412">
            <text:p text:style-name="Standard"><text:span text:style-name="T1413">"En."</text:span></text:p>
          </table:table-cell>
        </table:table-row>
        <table:table-row table:style-name="TableRow1414">
          <table:table-cell table:style-name="TableCell1415">
            <text:p text:style-name="Standard"><text:span text:style-name="T1416">"Tarvitsen. Lainsäätäjältä. Haluan selkeät lait, jotka on laadittu kulttuuriperintöä puolustavassa hengessä, haluan selkeät ohjeet kansalaisille, ja haluan rehtejä laki</text:span><text:span text:style-name="T1417">a noudattavia ja myös sen hengessä toimivia valvontaviranomaisia, joille on helppo ilman byrokratiaa tuoda huolensa, jo aikaisessa vaiheessa, kun epäilee olevan suunnitteilla kulttuuriperinnön vaarantavia hankkeita. Haluan, että tulee maan tavaksi olla kul</text:span><text:span text:style-name="T1418">ttuuripeinnön puolesta, eikä nykyinen eetos punoa juonia kulttuuriperinnön sabotoimiseksi oman edun saamiseksi. Esimerkki: maanomistaja tietää kohdan, jossa on ollut muinaista asutusta, ja nopeasti tekee käynnissä olevalle rakennustyölle tarpeettomia maans</text:span><text:span text:style-name="T1419">iirtoja tuhotakseen jäljet kohteesta, jotta myöhemmin on helppo saada kohtaan rakennuslupa. Minne tällaisesta asiasta voi ilmoittaa nyt, mistä saa heti apua, miten asiasta voi kertoa joutumatta itse vainon kohteeksi?"</text:span></text:p>
          </table:table-cell>
        </table:table-row>
        <table:table-row table:style-name="TableRow1420">
          <table:table-cell table:style-name="TableCell1421">
            <text:p text:style-name="Standard"><text:span text:style-name="T1422">"Olemme Saakoskella<text:s/></text:span><text:span text:style-name="T1423">yrittäneet taistella kyläkoulumme säilymisen puolesta. Sille olisi paljonkin pitkän tähtäimen perusteita, mutta virkamiesten armoton taloudellinen säästöpaine aiheuttaa kohtuutonta haastetta. Kaupunki on valinnut kylämme kehitettävien "kylähelmien" joukkoo</text:span><text:span text:style-name="T1424">n, mutta nyt meiltä ollaan viemässä viimeistäkin palvelua. Tarvitsisimme rinnallemme ihmisiä, jotka kykenevät katsomaan sekä kaupungin että kylän etua kokonaisuutena, ei vain kaupungin talouden tilkkutäkin palasina. Kun sivistystoimi säästää, tilapalvelull</text:span><text:span text:style-name="T1425">e aiheutuu suuria kustannuksia. Näitä ei kuitenkaan voida rinnastaa, koska byrokratian kiemurat estävät sen. Yhteiskuntaa tarvittaisiin tukemaan tätä. Ketään ei kuitenkaan tunnu kiinnostavan. Kuntien kasvaessa liian suuriksi - Jyväskylän äärilaidasta toise</text:span><text:span text:style-name="T1426">en helposti 70-80km - päättäjät<text:s/></text:span><text:soft-page-break/><text:span text:style-name="T1427">eivät tunne eri alueiden vahvuuksia ja historiaa, eivätkä näin osaa niitä huomioida ja suojella. Varmasti ympäri Suomen on vastaavia ongelmia."</text:span></text:p>
          </table:table-cell>
        </table:table-row>
        <text:soft-page-break/>
        <table:table-row table:style-name="TableRow1428">
          <table:table-cell table:style-name="TableCell1429">
            <text:p text:style-name="Standard"><text:span text:style-name="T1430">"Eniten siihen tarvitaan ihmisiä, raha on vain väline. Toki on tarpeen, että m</text:span><text:span text:style-name="T1431">useot, yliopisto jne tekevät tutkimusta ja jakavat tietoa sekä kunnostavat ja ylläpitävät kulttuuriympäristöä joko itse tai rahoittamalla."</text:span></text:p>
          </table:table-cell>
        </table:table-row>
        <table:table-row table:style-name="TableRow1432">
          <table:table-cell table:style-name="TableCell1433">
            <text:p text:style-name="Standard"><text:span text:style-name="T1434">"Oman kotiarkistoni loppusijoituspaikka olisi kiva. Valokuvat, päiväkirjat ja sukututkimukset talteen."</text:span></text:p>
          </table:table-cell>
        </table:table-row>
        <table:table-row table:style-name="TableRow1435">
          <table:table-cell table:style-name="TableCell1436">
            <text:p text:style-name="Standard"><text:span text:style-name="T1437">"Vanhoje</text:span><text:span text:style-name="T1438">n rakennusten ylläpito on kallista, kun niille ei ole käyttöä maatilalla, josta käydään muualla töissä. Motiivi rakennusten kunnostamiseen katoaa ja ne lahoavat, osa kulttuuriperintöämme katoaa. Tukea tulisi saada yksityisten omistuksessa oleviin rakennuks</text:span><text:span text:style-name="T1439">iin, kattojen korjauksiin, rakennusten kengityksiin, maalauksiin, kokonaisremontteihin, toimintamuodon muutoksiin. Tällä hetkellä tuki olematonta, 2000 eurolla ei saa mitään aikaan museoviraston ohjeiden mukaan tehtynä. Kulttuuriperinnön vaalimiseen tarvit</text:span><text:span text:style-name="T1440">aan riitävästi yhteiskunnan tukea, ei kulttuuriperinnön vaaliminen maaseudulla voi olla pelkästään yksityisten ihmisten talouden varassa. Yhteiskunnan rakennemuutos haluaa keskittää ihmiset kaupunkeihin, kuka sitten ylläpitää rakennuksia ja maisemaa? Ymmär</text:span><text:span text:style-name="T1441">rystä päättäjille missä Suomen kulttuuriperinnön identitetti on ja tukea sinne."</text:span></text:p>
          </table:table-cell>
        </table:table-row>
        <table:table-row table:style-name="TableRow1442">
          <table:table-cell table:style-name="TableCell1443">
            <text:p text:style-name="Standard"><text:span text:style-name="T1444">"En tarvitse henkilökohtaisesti. Vaikkakaan vanhoista tekniikoista tai työtavoista ei koskaan ole liikaa tietoa. Mielestäni eri alojen vanhojen mestareiden tapaaminen olisi<text:s/></text:span><text:span text:style-name="T1445">todella jännittävää."</text:span></text:p>
          </table:table-cell>
        </table:table-row>
        <table:table-row table:style-name="TableRow1446">
          <table:table-cell table:style-name="TableCell1447">
            <text:p text:style-name="Standard"><text:span text:style-name="T1448">""</text:span></text:p>
          </table:table-cell>
        </table:table-row>
        <table:table-row table:style-name="TableRow1449">
          <table:table-cell table:style-name="TableCell1450">
            <text:p text:style-name="Standard"><text:span text:style-name="T1451">"Kansanmusiikki ja tanssi takaisin opetusohjelmiin mielekkäällä ja avaavalla tavalla. Ensin pitää kouluttaa opettajat. Musiikkiopistoissa edelleen pitkälti vihataan ja halveksutaan kansanmusiikkia, joten suurin osa meistä ei ti</text:span><text:span text:style-name="T1452">edä mitään omasta kulttuuriperimästään tässä suhteessa."</text:span></text:p>
          </table:table-cell>
        </table:table-row>
        <table:table-row table:style-name="TableRow1453">
          <table:table-cell table:style-name="TableCell1454">
            <text:p text:style-name="Standard"><text:span text:style-name="T1455">"Yksityisen ihmisen ja ruohonjuuritason kansalaisryhmien oman kulttuuriperinnön vaalimisesta syntyneelle aineistolle ei ole riittävästi säilytyspaikkoja. Pienillä museoilla ja arkistoilla ei ole ri</text:span><text:span text:style-name="T1456">ittävästi resursseja."</text:span></text:p>
          </table:table-cell>
        </table:table-row>
        <table:table-row table:style-name="TableRow1457">
          <table:table-cell table:style-name="TableCell1458">
            <text:p text:style-name="Standard"><text:span text:style-name="T1459">"Asiantuntemusta ja aineellista tukea rakennusperinnön korjaamiseen. Valtion budjetissa pitäisi ottaa huomioon se tosiasia, että kaikki vanhoissa taloissa asuvat ihmiset eivät ole taloudellisesti samalla lähtöviivalla. "</text:span></text:p>
          </table:table-cell>
        </table:table-row>
        <table:table-row table:style-name="TableRow1460">
          <table:table-cell table:style-name="TableCell1461">
            <text:p text:style-name="Standard"><text:span text:style-name="T1462">"Museoam</text:span><text:span text:style-name="T1463">mattilaisena kaipaan alalle enemmän teoreettista keskustelua kulttuuriperinnöstä!"</text:span></text:p>
          </table:table-cell>
        </table:table-row>
        <table:table-row table:style-name="TableRow1464">
          <table:table-cell table:style-name="TableCell1465">
            <text:p text:style-name="Standard"><text:span text:style-name="T1466">""</text:span></text:p>
          </table:table-cell>
        </table:table-row>
        <table:table-row table:style-name="TableRow1467">
          <table:table-cell table:style-name="TableCell1468">
            <text:p text:style-name="Standard"><text:span text:style-name="T1469">"Maankäyttö- ja rakennuslaissa ja kulttuuriperintölaissa pitäisi vahvistaa kansalaisten vaikutusmahdollisuuksia, kuten vireillepano- ja<text:s/></text:span><text:span text:style-name="T1470">muutoksenhakuoikeuksien laajentamista (esim. asemakaavojen jatkovalitusleikkuri pois). Luonnonsuojelulain maisemaluku pitäisi kirjoittaa kokonaan uudelleen, nyt siltä puuttuvat hampaat. "</text:span></text:p>
          </table:table-cell>
        </table:table-row>
        <table:table-row table:style-name="TableRow1471">
          <table:table-cell table:style-name="TableCell1472">
            <text:p text:style-name="Standard"><text:span text:style-name="T1473">"Kaikki voivat vaalia kulttuuriperintöä pineinkin teoin, henkistä<text:s/></text:span><text:span text:style-name="T1474">ja rahallista tukea voidaan silti antaa mm kuntien ja valtion taholta. Kun on olemassa terveysneuvoloita<text:s/></text:span><text:soft-page-break/><text:span text:style-name="T1475">tai talonkorjausneuvoja, voisi olla ns kulttuuripernöön neuvontapisteitä ympäri maata, joissa alueen tuntijat voisivat antaa vinkkejä yksittäisten ihmi</text:span><text:span text:style-name="T1476">sten kysymyksiin ja aktivoida asukkaita toimimaan yhdessä. Yksi hyvä esimerkki on adoptoi joku historiallinen kohde tai muistomerkki, huolehditaan ja hoidetaan yhdessä siitä ja samlla opetetaan lapsille kulttuuriperinnön vaalimimista käytännössä."</text:span></text:p>
          </table:table-cell>
        </table:table-row>
        <text:soft-page-break/>
        <table:table-row table:style-name="TableRow1477">
          <table:table-cell table:style-name="TableCell1478">
            <text:p text:style-name="Standard"><text:span text:style-name="T1479">"Julki</text:span><text:span text:style-name="T1480">sen sektorin rahoituksesta päättäviltä valtion ja kuntien budjettien kautta eli että kulttuuriperinnön ammattilaiset voivat työskennellä ja edistää kulttuuriperinnön säilymistä ja kertoa siitä kansalaisille."</text:span></text:p>
          </table:table-cell>
        </table:table-row>
        <table:table-row table:style-name="TableRow1481">
          <table:table-cell table:style-name="TableCell1482">
            <text:p text:style-name="Standard"><text:span text:style-name="T1483">"Kunnan ja valtion tukea, koulutusta, avustus</text:span><text:span text:style-name="T1484">ta, paikallisuuden arvostamista myös konkreettisella politiiikalla."</text:span></text:p>
          </table:table-cell>
        </table:table-row>
        <table:table-row table:style-name="TableRow1485">
          <table:table-cell table:style-name="TableCell1486">
            <text:p text:style-name="Standard"><text:span text:style-name="T1487">""</text:span></text:p>
          </table:table-cell>
        </table:table-row>
        <table:table-row table:style-name="TableRow1488">
          <table:table-cell table:style-name="TableCell1489">
            <text:p text:style-name="Standard"><text:span text:style-name="T1490">"tulisi lisätä tietoutta ja virkistysmahdollisuuksia, uutiset ja päivälehdet voisivat tarjota luonnonsuojeluliitolle mm. ilmaista palstatilaa"</text:span></text:p>
          </table:table-cell>
        </table:table-row>
        <table:table-row table:style-name="TableRow1491">
          <table:table-cell table:style-name="TableCell1492">
            <text:p text:style-name="Standard"><text:span text:style-name="T1493">"Yksi asia johon tulen tarvitsemaan</text:span><text:span text:style-name="T1494"><text:s/>tukea, on isoäitini jäämistön läpikäyminen ja tallentaminen sitten kun hänestä aika jättää. Hän on kerännyt ja taltioinut valtavasti suullista perintöä, esineitä, lehtiä, lehtileikkeitä--- toiveenaan, että ne säilyisivät jälkipolville. Miten saisin ne tal</text:span><text:span text:style-name="T1495">teen? Millä ajalla ehtisin käydä ne läpi? Mihin niitä voisi sijoittaa? Uskon, että moni aikamme ihminen on saman kysymyksen edessä. On hirveätä ajatella, että kotijäämistöt lähtevät kuolinpesiä ostavien pakettiautoissa kirppareille. Se on vaan niin väärin.</text:span><text:span text:style-name="T1496"><text:s/>Voisiko kehitellä jonkun tuen/prosessin, jolla henkilökohtaisia jäämistöjä arvioitaisiin/arvotettaisiin? Autettaisiin "tavallista ihmistä" säilyttämisen, museoinnin, tallentamisen probleemeissa...?"</text:span></text:p>
          </table:table-cell>
        </table:table-row>
        <table:table-row table:style-name="TableRow1497">
          <table:table-cell table:style-name="TableCell1498">
            <text:p text:style-name="Standard"><text:span text:style-name="T1499">""</text:span></text:p>
          </table:table-cell>
        </table:table-row>
        <table:table-row table:style-name="TableRow1500">
          <table:table-cell table:style-name="TableCell1501">
            <text:p text:style-name="Standard"><text:span text:style-name="T1502">"Erityisesti rakennusperinnön hoidon arvostus ja<text:s/></text:span><text:span text:style-name="T1503">käytännön tukitoimet tarvitsevat kohennusta. Vähemmän byrokratiaa, enemmän asennekasvatusta, alan koulutusta ja yhteisön tukea."</text:span></text:p>
          </table:table-cell>
        </table:table-row>
        <table:table-row table:style-name="TableRow1504">
          <table:table-cell table:style-name="TableCell1505">
            <text:p text:style-name="Standard"><text:span text:style-name="T1506">"Tarvitsen ja olen saanutkin, mm. Kulttuurirahastolta. Tuki koskee suomalaisten perinteisten käsityötapojen säilyttämistä ja<text:s/></text:span><text:span text:style-name="T1507">hyödyntämistä niin kansallis- ja kansanpuvuissa kuin moderneissa vaatteissakin."</text:span></text:p>
          </table:table-cell>
        </table:table-row>
        <table:table-row table:style-name="TableRow1508">
          <table:table-cell table:style-name="TableCell1509">
            <text:p text:style-name="Standard"><text:span text:style-name="T1510">"Kulttuuriperinnön epätasa-arvoinen jakaantuminen heikentää aina itsetuntoa. Teknisesti jäämme jälkeen tai sitten kulttuuriperintö jää vain<text:s/></text:span><text:span text:style-name="T1511">asianharrastajille, jotka harvoin löytävät uutta tapaa työstää valmiista aineksista vielä valmiimpaa maailmaa. Tietotekninen ylikehittyneisyys harmittaa, kun palveluja ladataan nettiin eikä varmisteta että kaikki pysyvät mukana. Kulttuuriperinnön osalta ta</text:span><text:span text:style-name="T1512">pahtuu sitä, että unohdetaan miten toimittiin ennen kun yhä harvemmat tekevät asiaa kuin silloin ennen. Näin yhteisöt saattavat köyhtyä ja unohtaa kulttuurinsa, kun tiedon käyttäjiä on vähemmän tai kun kulttuuriperintö keskittyy liiaksi vain esim. kaupunki</text:span><text:span text:style-name="T1513">kulttuuriin tai sinne missä kulttuuriin satsataan ja siitä nautitaan. Pienet teot ja käyttäjäryhmät kärsivät tällaisesta isomman oikeudesta. "</text:span></text:p>
          </table:table-cell>
        </table:table-row>
        <table:table-row table:style-name="TableRow1514">
          <table:table-cell table:style-name="TableCell1515">
            <text:p text:style-name="Standard"><text:span text:style-name="T1516">"Kulttuuriperintöä tulee olla tarjolla asiantuntijatiedon kanssa museoissa, yhdistyksissä -jotka järjestävät te</text:span><text:span text:style-name="T1517">mpauksia, tapahtumia ja näyttelyitä."</text:span></text:p>
          </table:table-cell>
        </table:table-row>
        <text:soft-page-break/>
        <table:table-row table:style-name="TableRow1518">
          <table:table-cell table:style-name="TableCell1519">
            <text:p text:style-name="Standard"><text:span text:style-name="T1520">"Tarvittaisiin tukea paikallisesti aineettoman kulttuurin näkyväksi tekemiseen. Kuntia ja kaupunkeja tulisi voida kannustaa ja ohjata toiminnan kehittämiseen. Miten omaehtoinen kansalaistoiminta saisi näkyvämmän tila</text:span><text:span text:style-name="T1521">n paikallisesti? Hyviä malleja tulisi juhlistaa ja niiden lisäarvo tehdä näkyväksi. "</text:span></text:p>
          </table:table-cell>
        </table:table-row>
        <table:table-row table:style-name="TableRow1522">
          <table:table-cell table:style-name="TableCell1523">
            <text:p text:style-name="Standard"><text:span text:style-name="T1524">"Ihan tuore esimerkki, vereslihalla: Virtain vanhan sairaalan suojeleminen. Monenlaisia rakennuksia suojellaan ja on otettu rakennusperintöpäivien kohteeksi. Entäpä jul</text:span><text:span text:style-name="T1525">kiset vanhat hoitolaitokset?"</text:span></text:p>
          </table:table-cell>
        </table:table-row>
        <table:table-row table:style-name="TableRow1526">
          <table:table-cell table:style-name="TableCell1527">
            <text:p text:style-name="Standard"><text:span text:style-name="T1528">" Mikä on kulttuuriperintöä? Miksi juuri jokin seikka on valkoitunut kulttuuriperinnöksi? Kuka sen on päättänyt? Miksei museoiden kokoelmiin voi vaikuttaa? Toisin sanoin: kulttuuriperinnön käsite on vaikea ja vieras suurimma</text:span><text:span text:style-name="T1529">lle osalle ihmisiä. Kulttuuriperintöä ei voi vaalia jos ei saa kiinni ajatuksesta mitä väliä kulttuuriperinnöllä on. Kulttuuriperintökasvatus ja sen kehittäminen on tässä keskiössä. Opettajankoulutuslaitokset ovat avainasemassa."</text:span></text:p>
          </table:table-cell>
        </table:table-row>
        <table:table-row table:style-name="TableRow1530">
          <table:table-cell table:style-name="TableCell1531">
            <text:p text:style-name="Standard"><text:span text:style-name="T1532">"Kulttuuriperinnön vaali</text:span><text:span text:style-name="T1533">minen on kansallinen tehtävä, mutta se kuuluu valtion lisäksi myös kaupungeille ja kunnille, erilaisille yhdistyksille sekä maisemallisesti ihan jokaiselle joka esim. luonnossa ja ympäristössä liikkuu."</text:span></text:p>
          </table:table-cell>
        </table:table-row>
        <table:table-row table:style-name="TableRow1534">
          <table:table-cell table:style-name="TableCell1535">
            <text:p text:style-name="Standard"><text:span text:style-name="T1536">"Tarvitaan uusia näkökulmia mm. siihen miten<text:s/></text:span><text:span text:style-name="T1537">perintöä avataan yleisölle, esim. arkistopedagogiikkaa kaivataan kieästi Suomessa, vrt. Ruotsi ja Tanska, missä sitä jo harjoiotetaan laajasti. Eli alan omaa osaamista pitää kehittää jotta saadaan uudet yleisöt mukaan. sekä sisältöjä että menetelmiä pitää<text:s/></text:span><text:span text:style-name="T1538">tarkastaa ja kehittää yhteistyössä kollegoiden kanssa."</text:span></text:p>
          </table:table-cell>
        </table:table-row>
        <table:table-row table:style-name="TableRow1539">
          <table:table-cell table:style-name="TableCell1540">
            <text:p text:style-name="Standard"><text:span text:style-name="T1541">"Ehkä käytännön vinkkejä siitä, miten kulttuuriperinnön vaalimista voisi tehdä eri ikäisten lasten kanssa."</text:span></text:p>
          </table:table-cell>
        </table:table-row>
        <table:table-row table:style-name="TableRow1542">
          <table:table-cell table:style-name="TableCell1543">
            <text:p text:style-name="Standard"><text:span text:style-name="T1544">"Rintamamiestalossa 40-luvun idyllisellä pientaloalueella asuvana haluaisin pitää taloni</text:span><text:span text:style-name="T1545"><text:s/>ja muun ympäristön arvoisessaan kunnossa. Se vaatii kuitenkin paljon rahaa ja aikaa (tai vähemmän aikaa ja vielä enemmän rahaa). Peruskorjauksiin ja pihojen pitämiseen alueen historiaa kunnioittavassa kuosissa olisi hyvä saada rahoitusta julkiselta(kin) t</text:span><text:span text:style-name="T1546">aholta."</text:span></text:p>
          </table:table-cell>
        </table:table-row>
        <table:table-row table:style-name="TableRow1547">
          <table:table-cell table:style-name="TableCell1548">
            <text:p text:style-name="Standard"><text:span text:style-name="T1549">""</text:span></text:p>
          </table:table-cell>
        </table:table-row>
        <table:table-row table:style-name="TableRow1550">
          <table:table-cell table:style-name="TableCell1551">
            <text:p text:style-name="Standard"><text:span text:style-name="T1552">"Käytetään käsityöjärjestöjen asiantuntijoita käsityön ja sen perinnön siirtämiseen lapsille"</text:span></text:p>
          </table:table-cell>
        </table:table-row>
        <table:table-row table:style-name="TableRow1553">
          <table:table-cell table:style-name="TableCell1554">
            <text:p text:style-name="Standard"><text:span text:style-name="T1555">""</text:span></text:p>
          </table:table-cell>
        </table:table-row>
        <table:table-row table:style-name="TableRow1556">
          <table:table-cell table:style-name="TableCell1557">
            <text:p text:style-name="Standard"><text:span text:style-name="T1558">""</text:span></text:p>
          </table:table-cell>
        </table:table-row>
        <table:table-row table:style-name="TableRow1559">
          <table:table-cell table:style-name="TableCell1560">
            <text:p text:style-name="Standard"><text:span text:style-name="T1561">""</text:span></text:p>
          </table:table-cell>
        </table:table-row>
        <table:table-row table:style-name="TableRow1562">
          <table:table-cell table:style-name="TableCell1563">
            <text:p text:style-name="Standard"><text:span text:style-name="T1564">""</text:span></text:p>
          </table:table-cell>
        </table:table-row>
        <table:table-row table:style-name="TableRow1565">
          <table:table-cell table:style-name="TableCell1566">
            <text:p text:style-name="Standard"><text:span text:style-name="T1567">"Kansalaisopiston/työväenopiston kurssit, joilla jaetaan harvinaiseksi käyneitä taitoja."</text:span></text:p>
          </table:table-cell>
        </table:table-row>
        <text:soft-page-break/>
        <table:table-row table:style-name="TableRow1568">
          <table:table-cell table:style-name="TableCell1569">
            <text:p text:style-name="Standard"><text:span text:style-name="T1570">"Tarvitsen<text:s/></text:span><text:span text:style-name="T1571">henkilökohtaisesti tietoa, osaamista ja mielellään jonkin verran rahallista tukea perinneympäristön kunnostamiseen ja hoitamiseen. Oppaista, asiantuntijoilta, ammattilaisilta ja viranomaisilta. Tarvitsen myös yleisön ja tiedotusvälineiden tukea kulttuuriym</text:span><text:span text:style-name="T1572">päristöjen suojelukiistoissa."</text:span></text:p>
          </table:table-cell>
        </table:table-row>
        <table:table-row table:style-name="TableRow1573">
          <table:table-cell table:style-name="TableCell1574">
            <text:p text:style-name="Standard"><text:span text:style-name="T1575">"Erilaisia kädentaitoja voi oppia kansalaisopistoissa tai jo kouluissa. Sellaisen olemassaolo tulisi taata jatkossakin. "</text:span></text:p>
          </table:table-cell>
        </table:table-row>
        <table:table-row table:style-name="TableRow1576">
          <table:table-cell table:style-name="TableCell1577">
            <text:p text:style-name="Standard"><text:span text:style-name="T1578">"Kulttuuriperinnön vaalimisen lisäksi pitäisi puhua enemmän valistuksesta. Tietoa pitäisi olla help</text:span><text:span text:style-name="T1579">osti saatavilla."</text:span></text:p>
          </table:table-cell>
        </table:table-row>
        <table:table-row table:style-name="TableRow1580">
          <table:table-cell table:style-name="TableCell1581">
            <text:p text:style-name="Standard"><text:span text:style-name="T1582">"Kansalaisjärjestöt vat merkittäviä kulttuuriperinnön (aineellisen ympäristön) vaalijoita. Niiden toimintamahdollisuudet ovat liian vaatimattomat - puuttuu resursseja ja arvostusta. Oikeusistuimet, HO:t ja KHO, pitäisi saada keskustelem</text:span><text:span text:style-name="T1583">aan aiheesta ja käyttämään ratkaisuissaan asiantuntijoita. Miksi MV:n lausunnot eivät paina? MRL:a on tarkistettava ky-asioissa., erityisesti RKY:den kohdalla, jotka nyt ovat luisuneet kuntien "mielivaltaan"."</text:span></text:p>
          </table:table-cell>
        </table:table-row>
        <table:table-row table:style-name="TableRow1584">
          <table:table-cell table:style-name="TableCell1585">
            <text:p text:style-name="Standard"><text:span text:style-name="T1586">"Tällä hetkellä on yksi pikkuprojekti nettiä</text:span><text:span text:style-name="T1587"><text:s/>varten meneillään, joka omalla tavallaan vaalisi kulttuuriperintöä ja tarvitsisin jonkun yhteistyöhön. Luulen, että löydän sellaisen henkilön kavereista tai järjestötoiminnan kautta. "</text:span></text:p>
          </table:table-cell>
        </table:table-row>
        <table:table-row table:style-name="TableRow1588">
          <table:table-cell table:style-name="TableCell1589">
            <text:p text:style-name="Standard"><text:span text:style-name="T1590">"Suojeltuja rakennuksia pitää velvoittaa ylläpitämään. Ei voi<text:s/></text:span><text:span text:style-name="T1591">olla että suojellun saa purkaa seuraamuksitta koska on jättänyt sen tahallaan mätänemään tai jopa avittanut huonoon kuntoon pääsyä. ( esim. Kytäjän kartano) laissa tulee määrätä sanktioita."</text:span></text:p>
          </table:table-cell>
        </table:table-row>
        <table:table-row table:style-name="TableRow1592">
          <table:table-cell table:style-name="TableCell1593">
            <text:p text:style-name="Standard"><text:span text:style-name="T1594">"Vanhojen rakennusten vaaliminen on omalla kustannuksella vaike</text:span><text:span text:style-name="T1595">aa. Olisi hyvä, jos rakennusten korjaamiseen saisi vaivattomasti taloudellista tukea, jos rakennus on säilyttämisen arvoinen. Myös perinnemaisemien säilyttäminen vaatisi vastaavia tukimahdollisuuksia. "</text:span></text:p>
          </table:table-cell>
        </table:table-row>
        <table:table-row table:style-name="TableRow1596">
          <table:table-cell table:style-name="TableCell1597">
            <text:p text:style-name="Standard"><text:span text:style-name="T1598">"en"</text:span></text:p>
          </table:table-cell>
        </table:table-row>
        <table:table-row table:style-name="TableRow1599">
          <table:table-cell table:style-name="TableCell1600">
            <text:p text:style-name="Standard"><text:span text:style-name="T1601">"Haluaisin enemmän viedä lapsiani teatteriin</text:span><text:span text:style-name="T1602">, konsertteihin, oopperaan. Lippujen hintoihin olisi mukava saada helpotusta."</text:span></text:p>
          </table:table-cell>
        </table:table-row>
        <table:table-row table:style-name="TableRow1603">
          <table:table-cell table:style-name="TableCell1604">
            <text:p text:style-name="Standard"><text:span text:style-name="T1605">"Tarvitsen. Karjasillan pihamiljöön ja katunäkymien vaaliminen. Valitettavaa on, että mäntymetsään/ puistoon istutetaan vaahteroita suojelustatuksen ansainneella alueella. Van</text:span><text:span text:style-name="T1606">hojen talojen korjaukseen tarvitsisin paljon apua ja tietoa materiaaleista ja hankintapaikoista, työtavoista jne."</text:span></text:p>
          </table:table-cell>
        </table:table-row>
        <table:table-row table:style-name="TableRow1607">
          <table:table-cell table:style-name="TableCell1608">
            <text:p text:style-name="Standard"><text:span text:style-name="T1609">""</text:span></text:p>
          </table:table-cell>
        </table:table-row>
        <table:table-row table:style-name="TableRow1610">
          <table:table-cell table:style-name="TableCell1611">
            <text:p text:style-name="Standard"><text:span text:style-name="T1612">"Yksityisarkistojen talteen saaminen ja käyttökuntoon saattaminen sekä niiden asianmukaisen säilymisen varmistaminen tuleville polvill</text:span><text:span text:style-name="T1613">e ja tutkimuksen käyttöön kaipaisi rahallista tukea."</text:span></text:p>
          </table:table-cell>
        </table:table-row>
        <table:table-row table:style-name="TableRow1614">
          <table:table-cell table:style-name="TableCell1615">
            <text:p text:style-name="Standard"><text:span text:style-name="T1616">""</text:span></text:p>
          </table:table-cell>
        </table:table-row>
        <table:table-row table:style-name="TableRow1617">
          <table:table-cell table:style-name="TableCell1618">
            <text:p text:style-name="Standard"><text:span text:style-name="T1619">"Omaa kansallista kulttuuria tulisi vaalia jo valtiojohdon tasolla. Jos kulttuurin vaaliminen on vain pienten piirien piperrystä vähillä varoilla ei juuri mitään saada<text:s/></text:span><text:soft-page-break/><text:span text:style-name="T1620">aikaan. Laman leikkaukset o</text:span><text:span text:style-name="T1621">vat näkyneet selvästi esim. pienten seurojen taloudessa. Suhteellisenkin halvat kansantanssi ja -soitto esitykset jäävät tilaamatta, vaikka kysyntää nille olisi. Esiintymistilaisuuksien vähyys leikkaa seurojen toimintakykyä ylläpitää perinnettä. Perinnekul</text:span><text:span text:style-name="T1622">ttuurin tulee olla näkyvää jotta se säilyisi ja saisi jalansijaa...."</text:span></text:p>
          </table:table-cell>
        </table:table-row>
        <text:soft-page-break/>
        <table:table-row table:style-name="TableRow1623">
          <table:table-cell table:style-name="TableCell1624">
            <text:p text:style-name="Standard"><text:span text:style-name="T1625">""</text:span></text:p>
          </table:table-cell>
        </table:table-row>
        <table:table-row table:style-name="TableRow1626">
          <table:table-cell table:style-name="TableCell1627">
            <text:p text:style-name="Standard"><text:span text:style-name="T1628">""</text:span></text:p>
          </table:table-cell>
        </table:table-row>
        <table:table-row table:style-name="TableRow1629">
          <table:table-cell table:style-name="TableCell1630">
            <text:p text:style-name="Standard"><text:span text:style-name="T1631">"Kulttuuriympäristön arvot liittyvät aineellisten javisuaalisten arvojen lisäksi myös aineettomiin arvoihin. Tarvitaan tietoa kohteesta ja merkityksestä<text:s/></text:span><text:span text:style-name="T1632">yhteisölleen eri aikoina. Tietoa on omistajilla, museoilla, viranomaisilla, mutta myös yhteisillä. tiedon kokoaminen ja "toimittaminen" on tärkeää . Asiantuntijat voivat myös auttaa siinä, miten voin hoitaa halutessani kulttuuriympäristöä. Hyvä esimerkki o</text:span><text:span text:style-name="T1633">n monumentin adoptointi."</text:span></text:p>
          </table:table-cell>
        </table:table-row>
        <table:table-row table:style-name="TableRow1634">
          <table:table-cell table:style-name="TableCell1635">
            <text:p text:style-name="Standard"><text:span text:style-name="T1636">"Kulttuurin nopea muutos ja globalisaatio saattaa synnyttää harhan, että nykyisyys on voittanut menneen. Esimerkiksi kulttuuritoimi ja koululaitos voisi kehittää kulttuurin jatkumon arvostusta. Flow-festivaali hyödyntää paitsi n</text:span><text:span text:style-name="T1637">ykyteknologiaa,myös perinteistä länismaista sointuoppia ja useita perinteikkäitä etnisiä traditioita."</text:span></text:p>
          </table:table-cell>
        </table:table-row>
        <table:table-row table:style-name="TableRow1638">
          <table:table-cell table:style-name="TableCell1639">
            <text:p text:style-name="Standard"><text:span text:style-name="T1640">"Eduskunnan ympäristövaliokunnalta, heidän päätökset ovat viimeaikoina kylmästi sivuuttaneet paikalliset perustellut kulttuuriargumentit. "</text:span></text:p>
          </table:table-cell>
        </table:table-row>
        <table:table-row table:style-name="TableRow1641">
          <table:table-cell table:style-name="TableCell1642">
            <text:p text:style-name="Standard"><text:span text:style-name="T1643">"Olen pro</text:span><text:span text:style-name="T1644">fessori, jolla on vankka kanslaisaktivistin tausta ja kokemus. Helsingissä saamme olla koko ajan varuillamme. Kunta on pahin vihollisemme. Taloudellisen voiton nimissä se on valmis pilaamaan vanhat teollisuusympäristöt (Telakkarannan rakentamissuunnitelmat</text:span><text:span text:style-name="T1645">) ja tärkeät merimaisemat (Jätkäsaaren, Koivusaaren ja Hernesaaren rakentaminen). Uudet kulttuurilaitokset sijoitetaan maisemaan, joka muuttaa kansallista kulttuurimaisemaa ja luo uutta disharmoniaa (Musiikkitalon ympäristön rakentaminen).. "</text:span></text:p>
          </table:table-cell>
        </table:table-row>
        <table:table-row table:style-name="TableRow1646">
          <table:table-cell table:style-name="TableCell1647">
            <text:p text:style-name="Standard"><text:span text:style-name="T1648">"Kyllä joss</text:span><text:span text:style-name="T1649">ain määrin tarvitaan, muutoin aivan varmaan hävitetään paljon sellaista, minkä soisi säilyvän. Näinhän on Suomessa jo monin paikoin käynytkin. . "</text:span></text:p>
          </table:table-cell>
        </table:table-row>
        <table:table-row table:style-name="TableRow1650">
          <table:table-cell table:style-name="TableCell1651">
            <text:p text:style-name="Standard"><text:span text:style-name="T1652">""</text:span></text:p>
          </table:table-cell>
        </table:table-row>
        <table:table-row table:style-name="TableRow1653">
          <table:table-cell table:style-name="TableCell1654">
            <text:p text:style-name="Standard"><text:span text:style-name="T1655">""</text:span></text:p>
          </table:table-cell>
        </table:table-row>
        <table:table-row table:style-name="TableRow1656">
          <table:table-cell table:style-name="TableCell1657">
            <text:p text:style-name="Standard"><text:span text:style-name="T1658">"Yhteiskunnan tehtävä on pitää huolta siitä, että jokaisella yksilöllä on oikeus nauttia<text:s/></text:span><text:span text:style-name="T1659">kulttuuriperinnöstä. Budjetti ja riittävä rahoitus esimerkiksi museo- ja arkistotoimelle sekä tietysti yliopistoille, jotka kouluttavat myös tätä varten ammattilaisia. "</text:span></text:p>
          </table:table-cell>
        </table:table-row>
        <table:table-row table:style-name="TableRow1660">
          <table:table-cell table:style-name="TableCell1661">
            <text:p text:style-name="Standard"><text:span text:style-name="T1662">"Pengar för personresurser behövs. Det allra mesta sköts nu på talko och det omöjlig</text:span><text:span text:style-name="T1663">gör långsiktig strategisk verksamhet.<text:s/></text:span><text:span text:style-name="T1664">Administratörer och inspiratörer behövs - verksamhetsledare."</text:span></text:p>
          </table:table-cell>
        </table:table-row>
        <table:table-row table:style-name="TableRow1665">
          <table:table-cell table:style-name="TableCell1666">
            <text:p text:style-name="Standard"><text:span text:style-name="T1667">""</text:span></text:p>
          </table:table-cell>
        </table:table-row>
        <text:soft-page-break/>
        <table:table-row table:style-name="TableRow1668">
          <table:table-cell table:style-name="TableCell1669">
            <text:p text:style-name="Standard"><text:span text:style-name="T1670">"Isossa mittakaavassa kunnat ja valtio ovat antaneet monesti suunnan, jossa ihannoidaan jotain muualta tulevaa sen sijaan, että mitenkään<text:s/></text:span><text:span text:style-name="T1671">panostettaisiin omiin juuriin ja niiden eteenpäinviemiseen."</text:span></text:p>
          </table:table-cell>
        </table:table-row>
        <table:table-row table:style-name="TableRow1672">
          <table:table-cell table:style-name="TableCell1673">
            <text:p text:style-name="Standard"><text:span text:style-name="T1674">"Det är viktigt att information om vårdandet av materiellt kulturarv är lättillgängligt, men också att olika åtgärder görs för att samla in såväl materiellt som immateriellt material av sådana<text:s/></text:span><text:span text:style-name="T1675">grupper som fortfarande är osynliga inom våra minnesorganisationer.<text:s/></text:span><text:span text:style-name="T1676">T.ex. olika språkliga och kulturella minoriteter, religiösa minoriteter, HBT-minoriteter osv.<text:s/></text:span><text:span text:style-name="T1677">Det är alla nationella minnesorganisationers ansvar."</text:span></text:p>
          </table:table-cell>
        </table:table-row>
      </table:table>
      <text:list text:style-name="WWNum3" text:continue-numbering="true">
        <text:list-item>
          <text:p text:style-name="P1678"><text:span text:style-name="T1679">Millaisia uusia tapoja hyödyntää kultt</text:span><text:span text:style-name="T1680">uuriperintöä näet asuinalueellasi? Kerro esimerkki.<text:s/></text:span><text:span text:style-name="T1681">(vastauksia 130 kpl)</text:span><text:bookmark-start text:name="_Toc269976039"/></text:p>
        </text:list-item>
      </text:list>
      <table:table table:style-name="Table1682">
        <table:table-columns>
          <table:table-column table:style-name="TableColumn1683"/>
        </table:table-columns>
        <table:table-row table:style-name="TableRow1684">
          <table:table-cell table:style-name="TableCell1685">
            <text:p text:style-name="Standard"><text:bookmark-end text:name="_Toc269976039"/><text:span text:style-name="T1686">""</text:span></text:p>
          </table:table-cell>
        </table:table-row>
        <table:table-row table:style-name="TableRow1687">
          <table:table-cell table:style-name="TableCell1688">
            <text:p text:style-name="Standard"><text:span text:style-name="T1689">"Kouluihin, päiväkoteihin, palvelutaloihin viedä monipuolista suomalaista perinteistä ja uusiutuvaa musiikkia, tanssia, jonka kautta myös voidaan kertoaesim. kädentaidoista tai<text:s/></text:span><text:span text:style-name="T1690">historiasta.."</text:span></text:p>
          </table:table-cell>
        </table:table-row>
        <table:table-row table:style-name="TableRow1691">
          <table:table-cell table:style-name="TableCell1692">
            <text:p text:style-name="Standard"><text:span text:style-name="T1693">"Asuinalueellani voitaisiin hyvin käyttää esimerkiksi eri-ikäistä talokantaa oppimisympäristönä."</text:span></text:p>
          </table:table-cell>
        </table:table-row>
        <table:table-row table:style-name="TableRow1694">
          <table:table-cell table:style-name="TableCell1695">
            <text:p text:style-name="Standard"><text:span text:style-name="T1696">"Jag ser kulturarv som en integrerad del av livet. Välskött boendemiljö ökar trivseln, aktiveter att träffas runt ökar trivseln. Möjlighete</text:span><text:span text:style-name="T1697">n att sälja traditionell kultur till besökare/åskådare utnyttjas sällan."</text:span></text:p>
          </table:table-cell>
        </table:table-row>
        <table:table-row table:style-name="TableRow1698">
          <table:table-cell table:style-name="TableCell1699">
            <text:p text:style-name="Standard"><text:span text:style-name="T1700">"Tuodaan tavallisten ihmisten kulttuuriperintöä esille; ei sitä pönötystä ja yläluokkien, julkista kulttuuriperintöä. "</text:span></text:p>
          </table:table-cell>
        </table:table-row>
        <table:table-row table:style-name="TableRow1701">
          <table:table-cell table:style-name="TableCell1702">
            <text:p text:style-name="Standard"><text:span text:style-name="T1703">"Jos (ja kun) alueella on hylättyjä rakennuksia, voisivatk</text:span><text:span text:style-name="T1704">o kiinnostuneet tahot saada ne nykyistä helpommin käyttöönsä? Samalla niitä voitaisiin kunnostaa, rakennus säilyisi ja sen tarina tulisi laajemmmin tutuksi."</text:span></text:p>
          </table:table-cell>
        </table:table-row>
        <table:table-row table:style-name="TableRow1705">
          <table:table-cell table:style-name="TableCell1706">
            <text:p text:style-name="Standard"><text:span text:style-name="T1707">"Mitä se kulttuuriperintö oikein? Mitä meillä kalevalaisilla naisilla on siihen sanottavaa? Järj</text:span><text:span text:style-name="T1708">estömme perustaja, kirjailija Elsa Heporauta sanoi: ”Kaikessa kulttuurissamme pitäisi näkyä suomalaisen karhunkäpälän kosketus”. Mitä se oikein tarkoittaa? ”Jos kopioi vanhaa, niin pitää luoda myös uutta”, jatkoi Heporauta. Eli vanhan pohjalta pitää luoda<text:s/></text:span><text:span text:style-name="T1709">jotain uutta. Suomalaiset ovat aina olleet innovatiivista kansaa, ja he ovat seuranneet sekä idästä että lännestä tulevia vaikutteita ja soveltaneet niitä omiin olosuhteisiimme sopivaksi hyvin kekseliäällä ja luovalla tavalla. Tämä ajatus näkyy suomalaises</text:span><text:span text:style-name="T1710">sa muotoilussa, käsitöissä, taiteessa ja vaikkapa meille tärkeän koruteollisuuden muotokielessä. Harrastajat ja ammattilaiset voivat valmistaa esineitä, vaikkpa sukkia tai koruja tismalleen vanhan mallin mukaan, mutta myös ja ennen kaikkea luoda uutta. Kun</text:span><text:span text:style-name="T1711"><text:s/>tuntee oman kulttuurinsa juuret hyvin, niin silloin pystyy luomaan saman oloista tai saman henkistä, mutta kuitenkin jotain aivan uutta, jonka katsoja tai kokija tunnistaa tutuksi ja kokemus vie ajatukset johonkin meille tuttuun ikiaikaiseen yhteyteen. Me</text:span><text:span text:style-name="T1712">ille tuttuun muotokieleen. Esimerkiksi eräs käsityöläinen tekee karjalanpiirakan näköisiä kukkaroita, joissa on riisi-sisuksena valkoinen vetoketju. Hauska ja tunnistettava esimerkki! Näitä voisi keksiä vaikka kuinka paljon. Esimerkiksi kalevalaisten naist</text:span><text:span text:style-name="T1713">en tämän vuoden teema on Voimapaikat. Olemme järjestäneet retkiä ja tarinatuokioita oman paikkakunnan<text:s/></text:span><text:soft-page-break/><text:span text:style-name="T1714">kulttuuriperintökohteisiin ja koonneet meitä sykähdyttävistä paikoista tarinoita ja muisteluita yhteen."</text:span></text:p>
          </table:table-cell>
        </table:table-row>
        <text:soft-page-break/>
        <table:table-row table:style-name="TableRow1715">
          <table:table-cell table:style-name="TableCell1716">
            <text:p text:style-name="Standard"><text:span text:style-name="T1717">""</text:span></text:p>
          </table:table-cell>
        </table:table-row>
        <table:table-row table:style-name="TableRow1718">
          <table:table-cell table:style-name="TableCell1719">
            <text:p text:style-name="Standard"><text:span text:style-name="T1720">"Kun edes vanhoja tapoja<text:s/></text:span><text:span text:style-name="T1721">käytetträisiin hyväksi. Koko maan tasolla listataan kulttuurisesti arvokkaita alueita, mutta Helsinki ei välitä niistä. Esimerkkina on Unescolle tehty Suomen kulttuurikohteen suoja-alueen laajennus, jonka kautta yritetaan saada lisää rakennusoikeutta Herne</text:span><text:span text:style-name="T1722">saareen. Helsingissä on sekä eliitin että työväen jälkeensä jättämää kulttuuriperintöä, jonka suojelemiselle ja kunnostmiselle pitäisi saada paitsi rahallisita tukea, myös tukea laeista ja asetuksista. Oikeusviranomaisten pitäisi selittää ymmärrettavällä t</text:span><text:span text:style-name="T1723">avalla ratkaisujaan ja tiedon niistä pitäisi läpäistä koko asianosaisketju. Vaikka Museovirasto on aktivoitunut, mutta kuunnellaanko sitä? ELY-keskuksen rooli on epäselvä ja usein sen perustelut ovat epäuskottavia. Tämän vuopksi alueen kansalaisjärjestöt o</text:span><text:span text:style-name="T1724">vat juuttuneet siilinpuolustukseen ja keskittyvät usein epäoleellisiin asioihin. Kotiseutuliitto on maakuntien liitto ja täysin näkymätön Helsingissä. Kansainvälistä painostusta tarvitaan enemmän ja tietoa tvaista, joilla Helsingin kulttuuriympäristön tuho</text:span><text:span text:style-name="T1725">aminen voidaan pysäyttää. Tällä tavalla mediakin saisi uusia uutisaiheita eikä sen tarvitsisi jumiutua juupas-eipäs.kiistelyihin. Nehän eivät vie mitään asiaa oikeasti eteenpäin."</text:span></text:p>
          </table:table-cell>
        </table:table-row>
        <table:table-row table:style-name="TableRow1726">
          <table:table-cell table:style-name="TableCell1727">
            <text:p text:style-name="Standard"><text:span text:style-name="T1728">"Hevoset ovat saapuneet takaisin Salon laaksoihin, tänne Suomen 1. ratsuvä</text:span><text:span text:style-name="T1729">en (Tur Por HRR) notkoihin."</text:span></text:p>
          </table:table-cell>
        </table:table-row>
        <table:table-row table:style-name="TableRow1730">
          <table:table-cell table:style-name="TableCell1731">
            <text:p text:style-name="Standard"><text:span text:style-name="T1732">"Koko Suomi, myös asuinalueeni, on täynnä etnisiä ravintoloita. Helsingin Kalliossa on sekä etnisiä, fuusio- että päivitettyä suomalaista perinneruokaa tarjoavia ravitsemusliikkeitä."</text:span></text:p>
          </table:table-cell>
        </table:table-row>
        <table:table-row table:style-name="TableRow1733">
          <table:table-cell table:style-name="TableCell1734">
            <text:p text:style-name="Standard"><text:span text:style-name="T1735">"Kulttuuriperintötiedon välittäminen on</text:span><text:span text:style-name="T1736"><text:s/>tärkeää. Sitä kaipaavat asukkaat, mutta myös muualta tulevat, matkailijat. Kaupunginosakirjat, kyläkirjat ovat hyvätapa, kulttuuriperintökasvatuksessa esim. lapsille ja nuorille, jotka kuljetetaan eri paikkoihin autoilla, ei välttämät hahmotu oma ympärist</text:span><text:span text:style-name="T1737">ö lähellä ja vähän kauempana. Kulttuuriperintöön ja -ympäristöön liittyvä tieto ja tarinat helpottavat hahmottamista, yhteisöllisyyys vajvistaa identiteettiä ja toisaalta lisää turvallisuutta"</text:span></text:p>
          </table:table-cell>
        </table:table-row>
        <table:table-row table:style-name="TableRow1738">
          <table:table-cell table:style-name="TableCell1739">
            <text:p text:style-name="Standard"><text:span text:style-name="T1740">""</text:span></text:p>
          </table:table-cell>
        </table:table-row>
        <table:table-row table:style-name="TableRow1741">
          <table:table-cell table:style-name="TableCell1742">
            <text:p text:style-name="Standard"><text:span text:style-name="T1743">"Olisi kiva saada paikallishistoriasta kertova kirja, jo</text:span><text:span text:style-name="T1744">lloin harvojen tiedossa olevat asiat saataisiin kaikkien tietoon."</text:span></text:p>
          </table:table-cell>
        </table:table-row>
        <table:table-row table:style-name="TableRow1745">
          <table:table-cell table:style-name="TableCell1746">
            <text:p text:style-name="Standard"><text:span text:style-name="T1747">"Asun aluella, jossa on säilytetty 1920 luvulla rakennettu asuinalue. Pidän erityisen tärkeänä, että rakennusten kulttuurikerrostumat näkyvät, mutta nykyaikaan sovellettuna. Emme voi jääd</text:span><text:span text:style-name="T1748">yttää taloja 1920 luvulle vaan niiden tulee kehittyä yhteiskunnan mukana. Esim uudet energiaratkaisut on osattava ottaa osaksi näitä taloja.."</text:span></text:p>
          </table:table-cell>
        </table:table-row>
        <table:table-row table:style-name="TableRow1749">
          <table:table-cell table:style-name="TableCell1750">
            <text:p text:style-name="Standard"><text:span text:style-name="T1751">""</text:span></text:p>
          </table:table-cell>
        </table:table-row>
        <table:table-row table:style-name="TableRow1752">
          <table:table-cell table:style-name="TableCell1753">
            <text:p text:style-name="Standard"><text:span text:style-name="T1754">"Olen hiljattain muuttanut, joten vain ensivaikutelma tässä: naapurissa on vanhoja hirsirakennuksia, joita</text:span><text:span text:style-name="T1755"><text:s/>ollaan remontoimassa entisestä käyttötarkoituksesta asuinrakennuksiksi."</text:span></text:p>
          </table:table-cell>
        </table:table-row>
        <table:table-row table:style-name="TableRow1756">
          <table:table-cell table:style-name="TableCell1757">
            <text:p text:style-name="Standard"><text:span text:style-name="T1758">""</text:span></text:p>
          </table:table-cell>
        </table:table-row>
        <text:soft-page-break/>
        <table:table-row table:style-name="TableRow1759">
          <table:table-cell table:style-name="TableCell1760">
            <text:p text:style-name="Standard"><text:span text:style-name="T1761">"En ymmärrä kysymystä. Vanhat tavat toimia ovat unohtumassa. Oulussa tuodaan lapset lähipuistoon autolla, se on uutta."</text:span></text:p>
          </table:table-cell>
        </table:table-row>
        <table:table-row table:style-name="TableRow1762">
          <table:table-cell table:style-name="TableCell1763">
            <text:p text:style-name="Standard"><text:span text:style-name="T1764">""</text:span></text:p>
          </table:table-cell>
        </table:table-row>
        <table:table-row table:style-name="TableRow1765">
          <table:table-cell table:style-name="TableCell1766">
            <text:p text:style-name="Standard"><text:span text:style-name="T1767">"en tiedä"</text:span></text:p>
          </table:table-cell>
        </table:table-row>
        <table:table-row table:style-name="TableRow1768">
          <table:table-cell table:style-name="TableCell1769">
            <text:p text:style-name="Standard"><text:span text:style-name="T1770">"Oulun Karjasillalla olisi<text:s/></text:span><text:span text:style-name="T1771">mahdollista esitellä pieteetillä kunnostettuja ja hoidettuja omakotitaloja, jotta ihmiset eivät suotta sortuisi television sisustus- ja remonttiohjelmien yhden muotin tyyliin ja hankkisi Ikean persoonattomia kalusteita. "</text:span></text:p>
          </table:table-cell>
        </table:table-row>
        <table:table-row table:style-name="TableRow1772">
          <table:table-cell table:style-name="TableCell1773">
            <text:p text:style-name="Standard"><text:span text:style-name="T1774">"Perinnekasvien istuttamista asu</text:span><text:span text:style-name="T1775">ntomessualueelle ja niistä tiedottamista."</text:span></text:p>
          </table:table-cell>
        </table:table-row>
        <table:table-row table:style-name="TableRow1776">
          <table:table-cell table:style-name="TableCell1777">
            <text:p text:style-name="Standard"><text:span text:style-name="T1778">"Rakentamisessa ja ympäristön suunnittelussa täällä lähiössä kulttuuriperintö ei näy mielestäni oikein mitenkään, ja se on se mikä on kaikkein näkyvintä. En kuitenkaan halua tänne lisää rakentamista. Useampi pai</text:span><text:span text:style-name="T1779">kallinen yhdistys toki hyödyntää kulttuuriperintöä toiminnassaan. "</text:span></text:p>
          </table:table-cell>
        </table:table-row>
        <table:table-row table:style-name="TableRow1780">
          <table:table-cell table:style-name="TableCell1781">
            <text:p text:style-name="Standard"><text:span text:style-name="T1782">"Todella paljon! Hgissä yhdistys kunnostaa Hietarannan vanhaa paviljonkia, jonka kaupunki päästi rappiolle ja haki sitten purkuluvan. Kesäkunnassani Asikkalassa tuhotaan kelvottomalla ka</text:span><text:span text:style-name="T1783">avoituksella ja poikkeuslupamenettelyllä vanhaa arvokasta RKY-aluetta ja taajamakuvaa, joka aikanaan houkutteli pääkaupungin kulttuuriväkeä kesänviettoon."</text:span></text:p>
          </table:table-cell>
        </table:table-row>
        <table:table-row table:style-name="TableRow1784">
          <table:table-cell table:style-name="TableCell1785">
            <text:p text:style-name="Standard"><text:span text:style-name="T1786">"Ihmisille oma arkiympäristö muuttuu helposti näkymättömäksi ja sitä ei osaa arvostaa. Suomessa on</text:span><text:span text:style-name="T1787"><text:s/>neljä vuodenaikaa ja jokainen päivä on olosuhteiltaan erilainen. Asuinalueellani perustettiin FB ryhmä jossa kilpailun avulla saatiin ihmiset kuvaamaan ympäristöä. Viikottain valittiin äänestyksen perusteella paras valokuva. Joskus tällainen kuvaaminen au</text:span><text:span text:style-name="T1788">ttaa saamaan etäisyyden omiin arkisiin polkuihin ja auttaa näkemään sen erityislaatuisuuden."</text:span></text:p>
          </table:table-cell>
        </table:table-row>
        <table:table-row table:style-name="TableRow1789">
          <table:table-cell table:style-name="TableCell1790">
            <text:p text:style-name="Standard"><text:span text:style-name="T1791">""</text:span></text:p>
          </table:table-cell>
        </table:table-row>
        <table:table-row table:style-name="TableRow1792">
          <table:table-cell table:style-name="TableCell1793">
            <text:p text:style-name="Standard"><text:span text:style-name="T1794">"Lähistöllä sijaitseva rakentamisuhan alaisena ollut mökkiyhdyskunta on avautunut ulkopuolisille kävijöille, kun tuli selväksi ettei alue säily nykykäytöss</text:span><text:span text:style-name="T1795">ä ilman laajaa kannatusta."</text:span></text:p>
          </table:table-cell>
        </table:table-row>
        <table:table-row table:style-name="TableRow1796">
          <table:table-cell table:style-name="TableCell1797">
            <text:p text:style-name="Standard"><text:span text:style-name="T1798">"Geokätköily ja kätköjen perässä suunnistaminen. Kätköjen avulla voidaan tuoda kulttuuriperintöä tunnetummaksi, kun saadaan sadat/tuhannet kätköilijät suunnistamaan kohteisiin geokätköilyn varjolla."</text:span></text:p>
          </table:table-cell>
        </table:table-row>
        <table:table-row table:style-name="TableRow1799">
          <table:table-cell table:style-name="TableCell1800">
            <text:p text:style-name="Standard"><text:span text:style-name="T1801">""</text:span></text:p>
          </table:table-cell>
        </table:table-row>
        <table:table-row table:style-name="TableRow1802">
          <table:table-cell table:style-name="TableCell1803">
            <text:p text:style-name="Standard"><text:span text:style-name="T1804">""</text:span></text:p>
          </table:table-cell>
        </table:table-row>
        <table:table-row table:style-name="TableRow1805">
          <table:table-cell table:style-name="TableCell1806">
            <text:p text:style-name="Standard"><text:span text:style-name="T1807">""</text:span></text:p>
          </table:table-cell>
        </table:table-row>
        <table:table-row table:style-name="TableRow1808">
          <table:table-cell table:style-name="TableCell1809">
            <text:p text:style-name="Standard"><text:span text:style-name="T1810">""</text:span></text:p>
          </table:table-cell>
        </table:table-row>
        <table:table-row table:style-name="TableRow1811">
          <table:table-cell table:style-name="TableCell1812">
            <text:p text:style-name="Standard"><text:span text:style-name="T1813">""</text:span></text:p>
          </table:table-cell>
        </table:table-row>
        <text:soft-page-break/>
        <table:table-row table:style-name="TableRow1814">
          <table:table-cell table:style-name="TableCell1815">
            <text:p text:style-name="Standard"><text:span text:style-name="T1816">"Vanhan, alkuperäisen rakennuskannan säilyttäminen ilman museaalista pakkosuojelua."</text:span></text:p>
          </table:table-cell>
        </table:table-row>
        <table:table-row table:style-name="TableRow1817">
          <table:table-cell table:style-name="TableCell1818">
            <text:p text:style-name="Standard"><text:span text:style-name="T1819">""</text:span></text:p>
          </table:table-cell>
        </table:table-row>
        <table:table-row table:style-name="TableRow1820">
          <table:table-cell table:style-name="TableCell1821">
            <text:p text:style-name="Standard"><text:span text:style-name="T1822">""</text:span></text:p>
          </table:table-cell>
        </table:table-row>
        <table:table-row table:style-name="TableRow1823">
          <table:table-cell table:style-name="TableCell1824">
            <text:p text:style-name="Standard"><text:span text:style-name="T1825">"Aikamatkoja lapsille ja nuorille, avoimia arkistoja joissa teemaohjelmia eri-ikäisille, uusia näkökulmia oman ja naapurin kulttuuriperintöjen yhdistämiseen,</text:span><text:span text:style-name="T1826"><text:s/>eli laajempi, ennakkoluulottomamapi ja monikulttuurisempi lähestymistapa."</text:span></text:p>
          </table:table-cell>
        </table:table-row>
        <table:table-row table:style-name="TableRow1827">
          <table:table-cell table:style-name="TableCell1828">
            <text:p text:style-name="Standard"><text:span text:style-name="T1829">"Kulttuuriperintöviikko jokaiselle vuodelle, jossa paikkakunnan kulttuuriperintökohteet, kirjallisuus ja musiikki nostetaan esille!"</text:span></text:p>
          </table:table-cell>
        </table:table-row>
        <table:table-row table:style-name="TableRow1830">
          <table:table-cell table:style-name="TableCell1831">
            <text:p text:style-name="Standard"><text:span text:style-name="T1832">"Moninaisen<text:s/></text:span><text:span text:style-name="T1833">kulttuuriperinnön merkityksen korostaminen yhteisöllisyyden luojana. Asuinalueen ihmisten yhteisöllisyyden luominen paikan kulttuuriperintöön sekä alueen ihmisten kulttuuriperintöön sukeltamalla. "</text:span></text:p>
          </table:table-cell>
        </table:table-row>
        <table:table-row table:style-name="TableRow1834">
          <table:table-cell table:style-name="TableCell1835">
            <text:p text:style-name="Standard"><text:span text:style-name="T1836">"Ensinnäkin paikallislehtemme julkaisee hienoja artikkel</text:span><text:span text:style-name="T1837">eita kaupungin rakennusten, kortteleitten ja kylien historiasta. Kylmäkosken kirkko korjattiin kansalaisaloitteen tukemana ja osittain vapaaehtoiskeräyksellä."</text:span></text:p>
          </table:table-cell>
        </table:table-row>
        <table:table-row table:style-name="TableRow1838">
          <table:table-cell table:style-name="TableCell1839">
            <text:p text:style-name="Standard"><text:span text:style-name="T1840">""</text:span></text:p>
          </table:table-cell>
        </table:table-row>
        <table:table-row table:style-name="TableRow1841">
          <table:table-cell table:style-name="TableCell1842">
            <text:p text:style-name="Standard"><text:span text:style-name="T1843">"Kotikaupunkipolut. Uusi tekniikka mahdollistaa tiedon haun kävellessä eri reittejä. "</text:span></text:p>
          </table:table-cell>
        </table:table-row>
        <table:table-row table:style-name="TableRow1844">
          <table:table-cell table:style-name="TableCell1845">
            <text:p text:style-name="Standard"><text:span text:style-name="T1846">"Asuinalueella voidaan aina nostaa esiin uusien vuosikymmenien kulttuuriperintö. 1900-luvun jälkipuoliskon kulttuuristatus on edelleen aika heikko. Ysäri-sukupolvista toki puhutaan ja sitä nostetaan trendiksi, mutta käytännössä kulttuuriympäristöissä tuo a</text:span><text:span text:style-name="T1847">ika ei ole vielä kulttuurisen kulutuksen kohteena sillä tavalla, että esimerkiksi rakennusperintöä sen ehdoilla suojeltaisiin tai 1990-luvun kaupunkirakenne säilytettäisiin. Pienemmät ikäluokat joutuvat tekemään enemmän töitä omien kulttuuriympäristöjensä<text:s/></text:span><text:span text:style-name="T1848">hyväksi. Jälleenrakennuskauden väki on melkein jo sotansa muistanut ja muistellut ja lähiökulttuuri on lyönyt itsensä läpi aika hyvin, mutta vielä on tehtävää kaupunkikulttuureissa ja maaseutualueilla näiden jälkeiseltä ajalta. Korjausrakentamisen kulttuur</text:span><text:span text:style-name="T1849">iset kerrostumat ovat kyllä tiedollisesti netissä olemassa, mutta käytännön tasoilla voisi tehdä jonkinlaista kasvojen kohotusta, uuden design-ajan kokeilua. Eurooppalaisessa mittakaavassa nyt ainakin jos globaali taso on liian haastavaa, tosin ympäristöra</text:span><text:span text:style-name="T1850">kentaminen on aina keksinyt trendinsä hyvässä ymmärryksessä uraauurtaven kulttuuriperintötavoitteiden kanssa. Uudet sukupolvet keksivät uutta myös meidän kulmille, uskoisin, eikä se aina tarkoita uudisrakentamista vaan sitä miten linkkiä voi hyvin käyttää<text:s/></text:span><text:span text:style-name="T1851">tai miten lapset hoidetaan kun palvelut heikkenevät tai loppuvat kokonaan. Uusien työpaikkojen saaminen on haastavaa, ellei teollinen internet tee niitten käyttäjistä fiksumpia. "</text:span></text:p>
          </table:table-cell>
        </table:table-row>
        <table:table-row table:style-name="TableRow1852">
          <table:table-cell table:style-name="TableCell1853">
            <text:p text:style-name="Standard"><text:span text:style-name="T1854">""</text:span></text:p>
          </table:table-cell>
        </table:table-row>
        <table:table-row table:style-name="TableRow1855">
          <table:table-cell table:style-name="TableCell1856">
            <text:p text:style-name="Standard"><text:span text:style-name="T1857">"Tapoja on monia eikä ideoista varsinaisesti ole pulaa. Resursseista<text:s/></text:span><text:span text:style-name="T1858">ja tekijöistä enemmän."</text:span></text:p>
          </table:table-cell>
        </table:table-row>
        <table:table-row table:style-name="TableRow1859">
          <table:table-cell table:style-name="TableCell1860">
            <text:p text:style-name="Standard"><text:span text:style-name="T1861">"Lähiympäristössäni Joensuussa kaupunginosien kylä- ja kaupunkiyhdistykset tekevät todella arvokasta vapaaehtoistyötä oman ympäristönsä perinteiden ylläpidossa: huolehtivat yhteisten ulkoilualueiden kunnossapidosta, järjestävät pa</text:span><text:span text:style-name="T1862">ikallisiin<text:s/></text:span><text:soft-page-break/><text:span text:style-name="T1863">perinteisiin nojautuvia yleisötapahtumia, kirjoittavat alueen menneisyyteen liittyviä näytelmiä ja esittävät niitä. Ehkä nämä eivät ole varsinaisesti niin kovin uusia tapoja mutta tärkeitä kyllä, ne lisäävät asukkaiden ympäristön tuntemusta ja h</text:span><text:span text:style-name="T1864">yvinvointia yleisemminkin. "</text:span></text:p>
          </table:table-cell>
        </table:table-row>
        <text:soft-page-break/>
        <table:table-row table:style-name="TableRow1865">
          <table:table-cell table:style-name="TableCell1866">
            <text:p text:style-name="Standard"><text:span text:style-name="T1867">""</text:span></text:p>
          </table:table-cell>
        </table:table-row>
        <table:table-row table:style-name="TableRow1868">
          <table:table-cell table:style-name="TableCell1869">
            <text:p text:style-name="Standard"><text:span text:style-name="T1870">"esimerkiksi Eriksnäs Sipoossa on lähin yhtenäinen perinnemaisema rannikolla ja lisäksi lintujen muuttoreittiä, poikkeuksellista maisemaa"</text:span></text:p>
          </table:table-cell>
        </table:table-row>
        <table:table-row table:style-name="TableRow1871">
          <table:table-cell table:style-name="TableCell1872">
            <text:p text:style-name="Standard"><text:span text:style-name="T1873">""</text:span></text:p>
          </table:table-cell>
        </table:table-row>
        <table:table-row table:style-name="TableRow1874">
          <table:table-cell table:style-name="TableCell1875">
            <text:p text:style-name="Standard"><text:span text:style-name="T1876">"1960-luvun puurakennusten vaaliminen. "</text:span></text:p>
          </table:table-cell>
        </table:table-row>
        <table:table-row table:style-name="TableRow1877">
          <table:table-cell table:style-name="TableCell1878">
            <text:p text:style-name="Standard"><text:span text:style-name="T1879">"Kyminlinna pitäisi saada<text:s/></text:span><text:span text:style-name="T1880">auki ja aktiiviseen käyttöön."</text:span></text:p>
          </table:table-cell>
        </table:table-row>
        <table:table-row table:style-name="TableRow1881">
          <table:table-cell table:style-name="TableCell1882">
            <text:p text:style-name="Standard"><text:span text:style-name="T1883">"Yksittäinen henkilö on kunnostanut 1900 alun kartanon näyttely ja kahvilakäyttöön ja tuottanut hisoriallista materiaalia esitämällä tutkimusta ja julkaisuja. Siellä oli mm alueen Kalliomaalauksia ja muita paikallishistoria</text:span><text:span text:style-name="T1884">a kertovia näyttelyitä. Paikalliset kulttuuriluotsit edistävät kulttuurperinnön saatavuutta lähtemällä seuraksi erilaiin kohteisiin tai viemällä matkalaukkunäyttelyitä sellaisten ihmisten luo, jotka eivät itse pääse liikkumaan. He ovat myös ottaneet kantaa</text:span><text:span text:style-name="T1885"><text:s/>kulttuurin saatavuuden ja museoiden merkitysen puolesta säästöuhkien alla. "</text:span></text:p>
          </table:table-cell>
        </table:table-row>
        <table:table-row table:style-name="TableRow1886">
          <table:table-cell table:style-name="TableCell1887">
            <text:p text:style-name="Standard"><text:span text:style-name="T1888">"Varsinkin metropolialueella kulttuuriperintö voisi luoda juuria muualta muuttuneille ja syventää suhdetta lähiympäristöön. Niissä olisi tuotteistusmahdollisuuksiakin retkistä<text:s/></text:span><text:span text:style-name="T1889">juhliin ja oheistuotteisiin."</text:span></text:p>
          </table:table-cell>
        </table:table-row>
        <table:table-row table:style-name="TableRow1890">
          <table:table-cell table:style-name="TableCell1891">
            <text:p text:style-name="Standard"><text:span text:style-name="T1892">""</text:span></text:p>
          </table:table-cell>
        </table:table-row>
        <table:table-row table:style-name="TableRow1893">
          <table:table-cell table:style-name="TableCell1894">
            <text:p text:style-name="Standard"><text:span text:style-name="T1895">"Kansallismaiseman matkailullinen ja kotiseudullinen hyödyntäminen - arvojen ja merkitysten esiin tuominen."</text:span></text:p>
          </table:table-cell>
        </table:table-row>
        <table:table-row table:style-name="TableRow1896">
          <table:table-cell table:style-name="TableCell1897">
            <text:p text:style-name="Standard"><text:span text:style-name="T1898">"Ajan juoksun valokuvaaminen. Kuvaajia on pilvin pimein, miksei heitä palkata vaikka projektitöihin. Tai nuo</text:span><text:span text:style-name="T1899">ria tutkijoita kiertämään ja haastattelemaan ihmisiä. Jokainen hetki on huominen muisto."</text:span></text:p>
          </table:table-cell>
        </table:table-row>
        <table:table-row table:style-name="TableRow1900">
          <table:table-cell table:style-name="TableCell1901">
            <text:p text:style-name="Standard"><text:span text:style-name="T1902">"Ei kaupalliset kulttuuritapahtumat, juhlat ja kirpputorit ovat jo vakiintuneet asuinalueellani. Niitä on syytä tukea."</text:span></text:p>
          </table:table-cell>
        </table:table-row>
        <table:table-row table:style-name="TableRow1903">
          <table:table-cell table:style-name="TableCell1904">
            <text:p text:style-name="Standard"><text:span text:style-name="T1905">"Kansantanssiopetusta, tukea muusikoille,<text:s/></text:span><text:span text:style-name="T1906">yhteisiä tapahtumia jossa perehdytään tähän osaan historiaamme."</text:span></text:p>
          </table:table-cell>
        </table:table-row>
        <table:table-row table:style-name="TableRow1907">
          <table:table-cell table:style-name="TableCell1908">
            <text:p text:style-name="Standard"><text:span text:style-name="T1909">"Koulut ja päiväkodit ovat avainasemassa. Aina ei tarvitse lähteä omasta pihasta kauemmaksi."</text:span></text:p>
          </table:table-cell>
        </table:table-row>
        <table:table-row table:style-name="TableRow1910">
          <table:table-cell table:style-name="TableCell1911">
            <text:p text:style-name="Standard"><text:span text:style-name="T1912">""</text:span></text:p>
          </table:table-cell>
        </table:table-row>
        <table:table-row table:style-name="TableRow1913">
          <table:table-cell table:style-name="TableCell1914">
            <text:p text:style-name="Standard"><text:span text:style-name="T1915">"Tässä tulee mieleen vain kysymyksiä. Kaikista vanhoista rakennuksista ei voi tehdä<text:s/></text:span><text:span text:style-name="T1916">matkailukohteita, jos lähettyvillä ei ole muita vetovoimaisia kohteita. Hoitokodit vaativat esteettömyyttä, ja se vaatii kallista remonttia jne Lainsäädäntöön pitäisi saada poikkeuksia tällaisille rakennuksille, jotta ne pysyisivät asuttuina/kunnossa.<text:s/></text:span><text:soft-page-break/><text:span text:style-name="T1917">Ympä</text:span><text:span text:style-name="T1918">ristö hoitokodille aivan mahtava ja virkistävä, maalle on aina tultu lepäämään ja toipumaan. Lähellä metsät, luonnonrauha, puhdas ilma jne."</text:span></text:p>
          </table:table-cell>
        </table:table-row>
        <text:soft-page-break/>
        <table:table-row table:style-name="TableRow1919">
          <table:table-cell table:style-name="TableCell1920">
            <text:p text:style-name="Standard"><text:span text:style-name="T1921">"[[poistettu kaksi linkkiä yksityishenkilön Twitter tilillä olevaan kahteen valokuvaan, koska tilistä paljastui v</text:span><text:span text:style-name="T1922">astaajan henkilöllisyys]]"</text:span></text:p>
          </table:table-cell>
        </table:table-row>
        <table:table-row table:style-name="TableRow1923">
          <table:table-cell table:style-name="TableCell1924">
            <text:p text:style-name="Standard"><text:span text:style-name="T1925">""</text:span></text:p>
          </table:table-cell>
        </table:table-row>
        <table:table-row table:style-name="TableRow1926">
          <table:table-cell table:style-name="TableCell1927">
            <text:p text:style-name="Standard"><text:span text:style-name="T1928">"Kylätoimikuntien järjestämät kesätapahtumat"</text:span></text:p>
          </table:table-cell>
        </table:table-row>
        <table:table-row table:style-name="TableRow1929">
          <table:table-cell table:style-name="TableCell1930">
            <text:p text:style-name="Standard"><text:span text:style-name="T1931">""</text:span></text:p>
          </table:table-cell>
        </table:table-row>
        <table:table-row table:style-name="TableRow1932">
          <table:table-cell table:style-name="TableCell1933">
            <text:p text:style-name="Standard"><text:span text:style-name="T1934">"Voisi olla vaikka pop up -tyyppisesti asuinalueen historiasta tarinoimista, vaikak pop up -ravintoloiden yhteydessä, ihan asukkaiden iloksi."</text:span></text:p>
          </table:table-cell>
        </table:table-row>
        <table:table-row table:style-name="TableRow1935">
          <table:table-cell table:style-name="TableCell1936">
            <text:p text:style-name="Standard"><text:span text:style-name="T1937">"Esimerkiksi kaupunkiret</text:span><text:span text:style-name="T1938">kiä, jolla selitetään paikkojen historiaa, voisi tehdä."</text:span></text:p>
          </table:table-cell>
        </table:table-row>
        <table:table-row table:style-name="TableRow1939">
          <table:table-cell table:style-name="TableCell1940">
            <text:p text:style-name="Standard"><text:span text:style-name="T1941">"esim. hyvin hoidettu entisen Koskelan sairaalan nykyisen monipalvelukeskuksen alue on merkittävä viheralue"</text:span></text:p>
          </table:table-cell>
        </table:table-row>
        <table:table-row table:style-name="TableRow1942">
          <table:table-cell table:style-name="TableCell1943">
            <text:p text:style-name="Standard"><text:span text:style-name="T1944">""</text:span></text:p>
          </table:table-cell>
        </table:table-row>
        <table:table-row table:style-name="TableRow1945">
          <table:table-cell table:style-name="TableCell1946">
            <text:p text:style-name="Standard"><text:span text:style-name="T1947">"Vanhan tehdasmiljöön sopeutuva ja pienimuotoinen uusiokäyttö: tulijat sopeutuvat</text:span><text:span text:style-name="T1948"><text:s/>miljööseen, vanhaa kunnostetaan harkiten ja sellaisessa tempossa, ettei olemassaoleva toiminta keskeydy. Kellokosken tehdas/ruukki on hyvä esimerkki, miten aluetta käytetään edelleen pienteolliseen mutta myös palveluja tuottavaan toimintaan ja pienimuotoi</text:span><text:span text:style-name="T1949">sesti asumiseen. Ei ole yritettykään mitään Billnäsin kaltaista yltiökaupallista ja kallista, elitististä ratkaisua. Kellokosken ruukki on keskellä kylää ja kyläläiset käyvät siellä kuntoilemassa, kahvilla Kinuskillassa, syömässä, harrastamassa (savipaja,<text:s/></text:span><text:span text:style-name="T1950">autopajoja, moottoripyöräpaja), korjauttamassa fillarinsa ja myös olusella - ja tietysti: onkimassa lohia, ravustamassa, soutelemassa ja kuuntelemassa myös musiikkia. "</text:span></text:p>
          </table:table-cell>
        </table:table-row>
        <table:table-row table:style-name="TableRow1951">
          <table:table-cell table:style-name="TableCell1952">
            <text:p text:style-name="Standard"><text:span text:style-name="T1953">"palvelut mm. ravintolat, pitopalvelut, asukastalotoiminta,<text:s/></text:span><text:span text:style-name="T1954">yhdistystoiminta"</text:span></text:p>
          </table:table-cell>
        </table:table-row>
        <table:table-row table:style-name="TableRow1955">
          <table:table-cell table:style-name="TableCell1956">
            <text:p text:style-name="Standard"><text:span text:style-name="T1957">""</text:span></text:p>
          </table:table-cell>
        </table:table-row>
        <table:table-row table:style-name="TableRow1958">
          <table:table-cell table:style-name="TableCell1959">
            <text:p text:style-name="Standard"><text:span text:style-name="T1960">"Ei sitä tarvitse erikseen hyödyntää. Elävän kulttuuriperinnön pitäisi olla itseisarvo. "</text:span></text:p>
          </table:table-cell>
        </table:table-row>
        <table:table-row table:style-name="TableRow1961">
          <table:table-cell table:style-name="TableCell1962">
            <text:p text:style-name="Standard"><text:span text:style-name="T1963">"Ala-aste tekee aktiivista mediakasvatustyötä kirjoittamalla blogia ja tekemällä koululehteä verkossa."</text:span></text:p>
          </table:table-cell>
        </table:table-row>
        <table:table-row table:style-name="TableRow1964">
          <table:table-cell table:style-name="TableCell1965">
            <text:p text:style-name="Standard"><text:span text:style-name="T1966">"Rakennusten uusiokäyttö: tehtaat</text:span><text:span text:style-name="T1967"><text:s/>muutetaan yliopistoksi tai asunnoiksi, kasarmit kulttuuritiloiksi. Paljon kuitenkin olisi vielä mahdollisuuksia"</text:span></text:p>
          </table:table-cell>
        </table:table-row>
        <table:table-row table:style-name="TableRow1968">
          <table:table-cell table:style-name="TableCell1969">
            <text:p text:style-name="Standard"><text:span text:style-name="T1970">"Korttelitapahtumat esim. Kallio kukkii &amp; block party"</text:span></text:p>
          </table:table-cell>
        </table:table-row>
        <table:table-row table:style-name="TableRow1971">
          <table:table-cell table:style-name="TableCell1972">
            <text:p text:style-name="Standard"><text:span text:style-name="T1973">""</text:span></text:p>
          </table:table-cell>
        </table:table-row>
        <table:table-row table:style-name="TableRow1974">
          <table:table-cell table:style-name="TableCell1975">
            <text:p text:style-name="Standard"><text:span text:style-name="T1976">"Luonto- ja kulttuurimatkailu. Liikuntamahdollisuudet luonnon ja kulttuuriympä</text:span><text:span text:style-name="T1977">ristössä."</text:span></text:p>
          </table:table-cell>
        </table:table-row>
        <text:soft-page-break/>
        <table:table-row table:style-name="TableRow1978">
          <table:table-cell table:style-name="TableCell1979">
            <text:p text:style-name="Standard"><text:span text:style-name="T1980">""</text:span></text:p>
          </table:table-cell>
        </table:table-row>
        <table:table-row table:style-name="TableRow1981">
          <table:table-cell table:style-name="TableCell1982">
            <text:p text:style-name="Standard"><text:span text:style-name="T1983">"Kaupunkimme on tapahtumapainotteinen. Kotiseututapahtumissa kulttuuriperintöä voi soveltaa uudella tavalla ihmisten käyttöön. "</text:span></text:p>
          </table:table-cell>
        </table:table-row>
        <table:table-row table:style-name="TableRow1984">
          <table:table-cell table:style-name="TableCell1985">
            <text:p text:style-name="Standard"><text:span text:style-name="T1986">"Paikallisesta kulttuurista kertovat näyttelyt ja näytelmät olisivat yksi keino. Kaikkeen<text:s/></text:span><text:span text:style-name="T1987">tarvitaan kuitenkin rahaa. KUn uusi Oulu saattaa suosia kaupungin guruja, pitäisi aina huomioida liittyneet kunnat ja jakaa tukea tasapuolisesti. Muuten ei saada käyttöön kaikkia luovia voimavaroja. "</text:span></text:p>
          </table:table-cell>
        </table:table-row>
        <table:table-row table:style-name="TableRow1988">
          <table:table-cell table:style-name="TableCell1989">
            <text:p text:style-name="Standard"><text:span text:style-name="T1990">""</text:span></text:p>
          </table:table-cell>
        </table:table-row>
        <table:table-row table:style-name="TableRow1991">
          <table:table-cell table:style-name="TableCell1992">
            <text:p text:style-name="Standard"><text:span text:style-name="T1993">"Tiiviisti asutun asuntoalueeni rannan rakentami</text:span><text:span text:style-name="T1994">nen oleskeluun houkuttelevaksi yleiseksi alueeksi on ollut hieno teko. Nyt kaikki ihmiset voivat viettää rantalaiturilla aurinkoisia päiviä, olla piknikillä, seurata veneilijöiden ja kalastajien touhuja, lueskella ja katsella vastarannan kauniita historial</text:span><text:span text:style-name="T1995">lisia rakennuksia ja puistoa. Kyllä kelpaa!"</text:span></text:p>
          </table:table-cell>
        </table:table-row>
        <table:table-row table:style-name="TableRow1996">
          <table:table-cell table:style-name="TableCell1997">
            <text:p text:style-name="Standard"><text:span text:style-name="T1998">"Vahvat yksityiset yhdistykset ja aktiiviset asukkaat luovat koko ajan uutta ja ihmisläheistä kulttuuria omilla asuinpaikoillaan. Näitä toimintoja pitäisi tukea ja rahoittaa säännönmukaisemmin."</text:span></text:p>
          </table:table-cell>
        </table:table-row>
        <table:table-row table:style-name="TableRow1999">
          <table:table-cell table:style-name="TableCell2000">
            <text:p text:style-name="Standard"><text:span text:style-name="T2001">"Graffitisei</text:span><text:span text:style-name="T2002">nä nuorisotalon vieressä. Facebookin erilaiset asiapainotteiset ryhmät, esim. puutarharyhmät."</text:span></text:p>
          </table:table-cell>
        </table:table-row>
        <table:table-row table:style-name="TableRow2003">
          <table:table-cell table:style-name="TableCell2004">
            <text:p text:style-name="Standard"><text:span text:style-name="T2005">"Kaupunginosatoiminta, asuinalueen säilyttäminen, muinaisjäännösten säilyttäminen, luonnon säilyttäminen, palvelut ja naapuriyhteisö."</text:span></text:p>
          </table:table-cell>
        </table:table-row>
        <table:table-row table:style-name="TableRow2006">
          <table:table-cell table:style-name="TableCell2007">
            <text:p text:style-name="Standard"><text:span text:style-name="T2008">"Vanha hirsikoulu, jon</text:span><text:span text:style-name="T2009">ka pelastin 1980 luvulla purkamiselta ja kunnostin, on muodostumassa nuorten muusikoiden musiikkikouluksi ja luokkahuoneet konserttitiloiksi."</text:span></text:p>
          </table:table-cell>
        </table:table-row>
        <table:table-row table:style-name="TableRow2010">
          <table:table-cell table:style-name="TableCell2011">
            <text:p text:style-name="Standard"><text:span text:style-name="T2012">"Tyhjilleen jääneitä teollisuuskiinteistöjä on otettu kulttuuri- ja opetuskäyttöön. Esim. Crichtonin telakka Tu</text:span><text:span text:style-name="T2013">russa. Konemusiikkibileitä on järjestetty tyhjissä teollisuushalleissa..."</text:span></text:p>
          </table:table-cell>
        </table:table-row>
        <table:table-row table:style-name="TableRow2014">
          <table:table-cell table:style-name="TableCell2015">
            <text:p text:style-name="Standard"><text:span text:style-name="T2016">"Tukea myönnetään ties minkälaiseen paikalliseen historia-projektiin. Tiedot pitäisi koota internettiin niin, että ne ovat vaivatta kuntalaisten löydettävissä. Omat juureni ovat e</text:span><text:span text:style-name="T2017">simerkiksi Riistavedellä ja Sortavalan maalaiskunnassa. Riistavedestä ei löyty itse asiassa mitään tietoa (esimerkiksi vanhoja valokuvia), Sortavalasta huomattavasti enemmän kiitos aktiivisten kansalaisten, joilla on karjalaiset juuret. "</text:span></text:p>
          </table:table-cell>
        </table:table-row>
        <table:table-row table:style-name="TableRow2018">
          <table:table-cell table:style-name="TableCell2019">
            <text:p text:style-name="Standard"><text:span text:style-name="T2020">"Alueen tarina<text:s/></text:span><text:span text:style-name="T2021">osaksi koulutusta. Elinkeinoelämän rooli menneisyydessä ja tulevaisuudessa. Business mentorit"</text:span></text:p>
          </table:table-cell>
        </table:table-row>
        <table:table-row table:style-name="TableRow2022">
          <table:table-cell table:style-name="TableCell2023">
            <text:p text:style-name="Standard"><text:span text:style-name="T2024">"Varmasti olisi hauska kulkea tutulla alueella ja seurata jostain Windows 8 applikaatiosta virtuaalisesti mitä alueella on aikaisemmin ollut. Tälläisiä applika</text:span><text:span text:style-name="T2025">atioita on tehty esim. Turun Pyhän hengen kirkosta (jota siis ei ole enää olemassa). "</text:span></text:p>
          </table:table-cell>
        </table:table-row>
        <table:table-row table:style-name="TableRow2026">
          <table:table-cell table:style-name="TableCell2027">
            <text:p text:style-name="Standard"><text:span text:style-name="T2028">"Vanha ja uusi rakentaminen lomittuvat luontevasti yhteen. "</text:span></text:p>
          </table:table-cell>
        </table:table-row>
        <table:table-row table:style-name="TableRow2029">
          <table:table-cell table:style-name="TableCell2030">
            <text:p text:style-name="Standard"><text:span text:style-name="T2031">""</text:span></text:p>
          </table:table-cell>
        </table:table-row>
        <text:soft-page-break/>
        <table:table-row table:style-name="TableRow2032">
          <table:table-cell table:style-name="TableCell2033">
            <text:p text:style-name="Standard"><text:span text:style-name="T2034">"Matkailussa voisi hyödyntää. Lohjan Paloniemen alueelle valmistellaan<text:s/></text:span><text:span text:style-name="T2035">osayleiskaavaa, jossa tarkoituksena on rakentaa alueelle lähiö. Siellä on kuitenkin tehty uusia muinaismuistolöytöjä, jotkaa vaativat vielä lisätutkimusta. Tällainen alue voisi olla hieno arkeologisen kävelyretken kohde sen lisäksi, että se on entistä Palo</text:span><text:span text:style-name="T2036">niemen kartanon aluetta."</text:span></text:p>
          </table:table-cell>
        </table:table-row>
        <table:table-row table:style-name="TableRow2037">
          <table:table-cell table:style-name="TableCell2038">
            <text:p text:style-name="Standard"><text:span text:style-name="T2039">""</text:span></text:p>
          </table:table-cell>
        </table:table-row>
        <table:table-row table:style-name="TableRow2040">
          <table:table-cell table:style-name="TableCell2041">
            <text:p text:style-name="Standard"><text:span text:style-name="T2042">"Toivolan vanha piha"</text:span></text:p>
          </table:table-cell>
        </table:table-row>
        <table:table-row table:style-name="TableRow2043">
          <table:table-cell table:style-name="TableCell2044">
            <text:p text:style-name="Standard"><text:span text:style-name="T2045">""</text:span></text:p>
          </table:table-cell>
        </table:table-row>
        <table:table-row table:style-name="TableRow2046">
          <table:table-cell table:style-name="TableCell2047">
            <text:p text:style-name="Standard"><text:span text:style-name="T2048">"Tehdä historiaa tunnetuksi, esim. erillaisin mobiilisovelluksin. Meillä järjestetään säännöllisesti kotiseutupäiviä ja niiden kautta saadaan kulttuuriperintöämme tunnetuksi joka vuosi uusilleki</text:span><text:span text:style-name="T2049">n ihmisille. Kulttuuriperinnön hyödyntäminen esim. taideteollisuudessa ja käsityössä on ollut viime aikoina suosittua (esim. maakuntalapaset jne.). Aina sen ei tarvitse olla niin vakavaa."</text:span></text:p>
          </table:table-cell>
        </table:table-row>
        <table:table-row table:style-name="TableRow2050">
          <table:table-cell table:style-name="TableCell2051">
            <text:p text:style-name="Standard"><text:span text:style-name="T2052">""</text:span></text:p>
          </table:table-cell>
        </table:table-row>
        <table:table-row table:style-name="TableRow2053">
          <table:table-cell table:style-name="TableCell2054">
            <text:p text:style-name="Standard"><text:span text:style-name="T2055">"Matkailun puolella voisi hyödyntää. Nuoremmalle sukupolvell</text:span><text:span text:style-name="T2056">e voisi kertoa näistä asioista."</text:span></text:p>
          </table:table-cell>
        </table:table-row>
        <table:table-row table:style-name="TableRow2057">
          <table:table-cell table:style-name="TableCell2058">
            <text:p text:style-name="Standard"><text:span text:style-name="T2059">"Asuinalueeni on historiallisen Härkätien varrella, tätä tietä ja siihen liittyviä tarinoita voisi hyödyntää enemmän. Varsinkin niitä tarinoita ja menneisyyden tapahtumia sen tien varrella."</text:span></text:p>
          </table:table-cell>
        </table:table-row>
        <table:table-row table:style-name="TableRow2060">
          <table:table-cell table:style-name="TableCell2061">
            <text:p text:style-name="Standard"><text:span text:style-name="T2062">"Kaavoittaja olisi<text:s/></text:span><text:span text:style-name="T2063">voinut olla hiukan viitseliäämpi, ja havaita, miten pienillä katulinjauksen muutoksilla olisi saatu komeat näkymät ryhdikkäiden rintamamiestalojen suuntaan. Nyt kotiin tullessa katse kiintyy vain sekavien tiilitalojen ryhmään. Ehkä puretaan pois rintamamie</text:span><text:span text:style-name="T2064">stalot, jotka eivät edes ole energiatehokkaita uuden YM:n asetuksen mukaan, ja saadaan tiilitaloja lisää?"</text:span></text:p>
          </table:table-cell>
        </table:table-row>
        <table:table-row table:style-name="TableRow2065">
          <table:table-cell table:style-name="TableCell2066">
            <text:p text:style-name="Standard"><text:span text:style-name="T2067">""</text:span></text:p>
          </table:table-cell>
        </table:table-row>
        <table:table-row table:style-name="TableRow2068">
          <table:table-cell table:style-name="TableCell2069">
            <text:p text:style-name="Standard"><text:span text:style-name="T2070">""</text:span></text:p>
          </table:table-cell>
        </table:table-row>
        <table:table-row table:style-name="TableRow2071">
          <table:table-cell table:style-name="TableCell2072">
            <text:p text:style-name="Standard"><text:span text:style-name="T2073">"Kotikaupunkipolut, alueellisia reittejä joiden varrella olevista kohteista on koottu syventävää tietoa. Tämä tieto on saatavilla verkoss</text:span><text:span text:style-name="T2074">a, mobiilipalveluina ja painettuina vihkoina. Opastettuja kulttuurikävelyitä voi toteuttaa myös paikallisin vapaaehtoisvoimin. http://www.kotikaupunkipolut.fi/"</text:span></text:p>
          </table:table-cell>
        </table:table-row>
        <table:table-row table:style-name="TableRow2075">
          <table:table-cell table:style-name="TableCell2076">
            <text:p text:style-name="Standard"><text:span text:style-name="T2077">"Offentligt ägd materiell kultur tenderar att vanskötas. Budgetramar hindrar att kulturarvet<text:s/></text:span><text:span text:style-name="T2078">underhålls och repareras såsom de egentligen borde. Museer stängs och säljs. Att upprätthålla ett kulturarvs kulturvärden kostar, samhällets resurser kommer att förbli knappa. Användning så att det finns ekonomiska incentiv som lockar till vård, renovering</text:span><text:span text:style-name="T2079">ar (på rätt sätt) är det enda hållbara sättet att garantera omskötsel och upprätthållande av miljöer som är dyrare än miljöer utan kulturvärden. Exemplifierat med musik och konserter i medeltida kyrkor, restauranger i källarvalv och kulturmärkta byggnader<text:s/></text:span><text:span text:style-name="T2080">(ex. Pinellan), bostäder (med skattelättnader) i offentliga byggnader som inte längre är ändamålsenliga för kontorsändamål.<text:s/></text:span><text:span text:style-name="T2081">"</text:span></text:p>
          </table:table-cell>
        </table:table-row>
        <text:soft-page-break/>
        <table:table-row table:style-name="TableRow2082">
          <table:table-cell table:style-name="TableCell2083">
            <text:p text:style-name="Standard"><text:span text:style-name="T2084">"Miksi sitä pitäisi hyödyntää sen erityisemmin? Miksi pitäisi "roikkua" menneessä ja kiintyä siihen, rakennella sen kummempia ta</text:span><text:span text:style-name="T2085">rinoita? "</text:span></text:p>
          </table:table-cell>
        </table:table-row>
        <table:table-row table:style-name="TableRow2086">
          <table:table-cell table:style-name="TableCell2087">
            <text:p text:style-name="Standard"><text:span text:style-name="T2088">"Olisi mahtavaa, jos pubeihin saataisiin enemmän kansanmusiikkijameja. Esimerkiksi Brittein saarilla ja Irlannissa tällainen kulttuuri on hyvin elävää ja ihmisten saatavilla. Koska esimerkiksi eteläpohjalaistakin musiikkia on säilynyt paljon (</text:span><text:span text:style-name="T2089">ja siitä ollaan sitten myös maana ylpeitä!), olisi hienoa, jos saataisiin vähän elvytettyä (tai ehkä pikemminkin uudelleen luotua) yhteissoiton kulttuuri ja että se voisi tapahtua nyky-ympäristössä, kuten pubissa eikä ainoastaan kansanmusiikkifestivaaleill</text:span><text:span text:style-name="T2090">a, joissa lähtökohta jo on se, että kansanmusiikkia tässä ollaan tultu kuuntelemaan. "</text:span></text:p>
          </table:table-cell>
        </table:table-row>
        <table:table-row table:style-name="TableRow2091">
          <table:table-cell table:style-name="TableCell2092">
            <text:p text:style-name="Standard"><text:span text:style-name="T2093">"Kulttuuriperintöä voi hyödyntää monella alueella työllistäjän ns. herättää vanha eloon modernilla tyylillä. Levittää sitä kotimaassa, mutta myös kansainvälisesti."</text:span></text:p>
          </table:table-cell>
        </table:table-row>
        <table:table-row table:style-name="TableRow2094">
          <table:table-cell table:style-name="TableCell2095">
            <text:p text:style-name="Standard"><text:span text:style-name="T2096">""</text:span></text:p>
          </table:table-cell>
        </table:table-row>
        <table:table-row table:style-name="TableRow2097">
          <table:table-cell table:style-name="TableCell2098">
            <text:p text:style-name="Standard"><text:span text:style-name="T2099">""</text:span></text:p>
          </table:table-cell>
        </table:table-row>
        <table:table-row table:style-name="TableRow2100">
          <table:table-cell table:style-name="TableCell2101">
            <text:p text:style-name="Standard"><text:span text:style-name="T2102">"Esimerkiksi voisi järjestää kiertokäyntejä vaikka hautausmailla. Nekin on kauniita ja niissä on oma tunnelma. Vaasassa voisi järjestää veneretkiä kauniissa saaristossa. "</text:span></text:p>
          </table:table-cell>
        </table:table-row>
        <table:table-row table:style-name="TableRow2103">
          <table:table-cell table:style-name="TableCell2104">
            <text:p text:style-name="Standard"><text:span text:style-name="T2105">"Esim. muinaisjäännösten ja rakennusperinön tuntemusta<text:s/></text:span><text:span text:style-name="T2106">kouluopetuksessa ja aikuisillekin opastusta esim. siitä, millaisia kohteita on vaikkapa ulkoilureittien äärellä. Varmasti löytyisi kiinnostuneita myös hoitamaan kohteita harrastuksena ja samalla tutustuisi uusiin ihmisiin omassa kaupunginosassa. Tämä taas<text:s/></text:span><text:span text:style-name="T2107">lisäisi kulttuuriympäristöön sitoutunutta yhteisöllisyyttä. Toimintaan voisi liittää esim. puutarha- ja ruokakulttuurin; tyyliin vaikkapa helsinkiläisen huvila-asukkaan seuraelämä ja pitopöytä."</text:span></text:p>
          </table:table-cell>
        </table:table-row>
        <table:table-row table:style-name="TableRow2108">
          <table:table-cell table:style-name="TableCell2109">
            <text:p text:style-name="Standard"><text:span text:style-name="T2110">"Voisi näkyä esimerkiksi rakennuksissa ja rakennusten säily</text:span><text:span text:style-name="T2111">ttämisessä. Säälittää kun aina laitetaan vanhat rakennukset matalaksi ja rakennetaan tilalle jotain sekundaa. Esimerkiksi Oulun Toppilassa olisi ollut mahdollisuus tehdä asuinrakennuksia vanhoihin siiloihin, mutta ne päätettiin räjäyttää ja rakentaa uudet<text:s/></text:span><text:span text:style-name="T2112">tilalle. Niin säälittävää ja kertoo paljon siitä kuinka paljon (siis vähän) Oulussa arvostetaan historiaa. Samoin Heinäpäässä oleva rakennus, jossa toimi ennen monikulttuurisuuskeskus, "rempattiin" ja sen jälkeen siellä meni sisäilma huonoksi, että se nyt<text:s/></text:span><text:span text:style-name="T2113">seisoo siellä tyhjillään. Myös Pateniemessä sijaitseva Honkapirtti-niminen rakennus on uhattu pistää pois käytöstä, mutta sen eteen ovat asukkaat nousseet barrikadeille ja taistelleet sen säilyttämisen puolesta jo vuosia. Esimerkkejä on pilvin pimein miten</text:span><text:span text:style-name="T2114"><text:s/>kulttuuriperintöä VOISI hyödyntää, mutta ei vaan hyödynnetä. Puhumattakaan sitten siitä miten museotointa voisi kehittää, miten kulttuuripalveluja, kieltä, ymsyms... lukemattomia mahdollisuuksia jotka vaan sivuutetaan. "</text:span></text:p>
          </table:table-cell>
        </table:table-row>
        <table:table-row table:style-name="TableRow2115">
          <table:table-cell table:style-name="TableCell2116">
            <text:p text:style-name="Standard"><text:span text:style-name="T2117">"Kaikki tavat, joilla kulttuurip</text:span><text:span text:style-name="T2118">erinnöstä saa elämyksellistä ja helposti omaksuttavaa, ovat olennaisia tämän päivän kansalaista lähestyttäessä: Miten saataisiin kulttuuriperinnön esittämisestä yhtä jännittävää kuin esim. jääkiekko-ottelusta? Teatterikin on jo suurelle yleisölle liian etä</text:span><text:span text:style-name="T2119">ännyttävää ja vierasta. "</text:span></text:p>
          </table:table-cell>
        </table:table-row>
        <table:table-row table:style-name="TableRow2120">
          <table:table-cell table:style-name="TableCell2121">
            <text:p text:style-name="Standard"><text:span text:style-name="T2122">"Uuden stadionin myötä kulttuuriperintöä olisi helpompi jatkaa ja tarjota myös tuleville sukupolville. "</text:span></text:p>
          </table:table-cell>
        </table:table-row>
        <table:table-row table:style-name="TableRow2123">
          <table:table-cell table:style-name="TableCell2124">
            <text:p text:style-name="Standard"><text:span text:style-name="T2125">""</text:span></text:p>
          </table:table-cell>
        </table:table-row>
        <text:soft-page-break/>
        <table:table-row table:style-name="TableRow2126">
          <table:table-cell table:style-name="TableCell2127">
            <text:p text:style-name="Standard"><text:span text:style-name="T2128">""</text:span></text:p>
          </table:table-cell>
        </table:table-row>
        <table:table-row table:style-name="TableRow2129">
          <table:table-cell table:style-name="TableCell2130">
            <text:p text:style-name="Standard"><text:span text:style-name="T2131">" Haluaisimme kunnostaa 40 vuotta hylättynä olleen työsiirtolan luontoelämyksiä antavaksi kohteeksi kuntalaisil</text:span><text:span text:style-name="T2132">le.Paikka on aikoinaan raivattu potilasvoimin suosta lapioilla, kuokilla ja hevosilla."</text:span></text:p>
          </table:table-cell>
        </table:table-row>
        <table:table-row table:style-name="TableRow2133">
          <table:table-cell table:style-name="TableCell2134">
            <text:p text:style-name="Standard"><text:span text:style-name="T2135">"Rakennusten uusiokäyttö - käyttö joka soveltuu rakennukseen. "</text:span></text:p>
          </table:table-cell>
        </table:table-row>
        <table:table-row table:style-name="TableRow2136">
          <table:table-cell table:style-name="TableCell2137">
            <text:p text:style-name="Standard"><text:span text:style-name="T2138">"esim. mobiiliopasteiden hyödyntäminen vaikkapa kylien historian esille tuomisessa tai patsas-suunni</text:span><text:span text:style-name="T2139">stus tms. Monia paikkoja voisi myös hyödyntää kansalaisten kohtaamispaikkoina, kuten kotiseutumuseon pihaa tai joen rantaa, puistoja. "</text:span></text:p>
          </table:table-cell>
        </table:table-row>
        <table:table-row table:style-name="TableRow2140">
          <table:table-cell table:style-name="TableCell2141">
            <text:p text:style-name="Standard"><text:span text:style-name="T2142">"Luontomatkailu ja kulttuuriperintökohteet olisivat loistava pari. Kulttuurillisesti arvokkaat kohteet vaativat kuiten</text:span><text:span text:style-name="T2143">kin tuotteistamista - tietyllä tapaa etelän lomakohteiden toimintatapojen benchmarkkausta tarvittaisiin. Usein eri rakennukset, muistomerkit ym ovat kunnan tai kaupungin omaisuutta eikä niiden ympärillä ole mitään "turisteille" . Eräässä palaverissa äskett</text:span><text:span text:style-name="T2144">äin tuli esille myös se, miten juuri näissä etelän lomakohteissa käydään tutustumassa eri ammatinharjoittajien toimintaan, koteihin ja kouluhin... nekin ovat kulttuuriperintöä ja jotenkin matkailun käyttöön valjastettavissa - hyvällä maulla tietenkin. "</text:span></text:p>
          </table:table-cell>
        </table:table-row>
        <table:table-row table:style-name="TableRow2145">
          <table:table-cell table:style-name="TableCell2146">
            <text:p text:style-name="Standard"><text:span text:style-name="T2147">"Suvilahden teollisuusympäristö kulttuurikäytössä"</text:span></text:p>
          </table:table-cell>
        </table:table-row>
        <table:table-row table:style-name="TableRow2148">
          <table:table-cell table:style-name="TableCell2149">
            <text:p text:style-name="Standard"><text:span text:style-name="T2150">"Ennen kuin voi edes ajatella "hyödyntämistä", kulttuuriperintöä pitäisi suojella ja tutkia."</text:span></text:p>
          </table:table-cell>
        </table:table-row>
        <table:table-row table:style-name="TableRow2151">
          <table:table-cell table:style-name="TableCell2152">
            <text:p text:style-name="Standard"><text:span text:style-name="T2153">"Alueilla voisi pitää kulttuuriperintöpäiviä - esityksiä miksei, mutta myös vaikka kulttuurikävelyjä tai er</text:span><text:span text:style-name="T2154">ilaisten paikkojen historiasta kertomiseen keskittyviä tilaisuuksia. Onko jotain unohdettu, voisivatko asukkaat kertoa lisää? Vaatimattomatkin kulttuuriperintörakennukset, kuten lippakioskit, ovat tärkeitä kohtaamispaikkoja. Niiden säilyminen luo viihtyvyy</text:span><text:span text:style-name="T2155">ttä. "</text:span></text:p>
          </table:table-cell>
        </table:table-row>
        <table:table-row table:style-name="TableRow2156">
          <table:table-cell table:style-name="TableCell2157">
            <text:p text:style-name="Standard"><text:span text:style-name="T2158">"Omassa työssäni taidekasvattajana olemme yrittäneet nostaa paikallisen kulttuuriperinnön esille esim. museon virtuaaliseen näyttelytilaan tehdyn videon kautta: http://raahenlukionkuvis.wordpress.com/2012/10/22/alman-tarina-kruununmakasiinissa/ ja</text:span><text:span text:style-name="T2159"><text:s/>koulunäytelmien kautta: http://raahenlukionkuvis.wordpress.com/tag/kruununmakasiini/ "</text:span></text:p>
          </table:table-cell>
        </table:table-row>
        <table:table-row table:style-name="TableRow2160">
          <table:table-cell table:style-name="TableCell2161">
            <text:p text:style-name="Standard"><text:span text:style-name="T2162">"Paikan historiaan ja perinteeseen nojaavaa palvelutoimintaa. Esim. kotikaupunkipolut (www.kotikaupunkipolut.fi) ovat erinomainen esimerkki siitä, miten paikallista k</text:span><text:span text:style-name="T2163">ulttuuriperintöä hyödynnetään tämän päivän tarpeisiin. Perinteitä voisi hyödyntää myös voittoa tavoittelevassa toiminnassa paremmin. Esim. kahvilayrittäjä, matkanjärjestäjä tai myymälä voisi brändätä toimintansa perinteitä hyödyntäen."</text:span></text:p>
          </table:table-cell>
        </table:table-row>
        <table:table-row table:style-name="TableRow2164">
          <table:table-cell table:style-name="TableCell2165">
            <text:p text:style-name="Standard"><text:span text:style-name="T2166">"Arkkitehtuuri ja<text:s/></text:span><text:span text:style-name="T2167">erityisesti puuarkkitehtuuri ilmentävät nykyisinkin kulttuuriperintöarvoja. Lisäksi on puisia kappeleita ja Seurasaaren kalevalakehto. Yksi esimerkki on Halti -luontokeskus Nuuksiossa, jossa puurakentaminen ja luonto kohtaavat harmonisella tavalla. "</text:span></text:p>
          </table:table-cell>
        </table:table-row>
        <table:table-row table:style-name="TableRow2168">
          <table:table-cell table:style-name="TableCell2169">
            <text:p text:style-name="Standard"><text:span text:style-name="T2170">"Bi</text:span><text:span text:style-name="T2171">blioteksfilialen håller ännu öppet. "</text:span></text:p>
          </table:table-cell>
        </table:table-row>
      </table:table>
      <text:soft-page-break/>
      <text:list text:style-name="WWNum3" text:continue-numbering="true">
        <text:list-item>
          <text:p text:style-name="P2172"><text:span text:style-name="T2173">Miten esim. päiväkodeissa, kouluissa ja oppilaitoksissa voitaisiin huomioida kulttuuriperintö entistä paremmin?<text:s/></text:span><text:span text:style-name="T2174">(vastauksia 130 kpl)</text:span><text:bookmark-start text:name="_Toc269976040"/></text:p>
        </text:list-item>
      </text:list>
      <table:table table:style-name="Table2175">
        <table:table-columns>
          <table:table-column table:style-name="TableColumn2176"/>
        </table:table-columns>
        <table:table-row table:style-name="TableRow2177">
          <table:table-cell table:style-name="TableCell2178">
            <text:p text:style-name="Standard"><text:bookmark-end text:name="_Toc269976040"/><text:span text:style-name="T2179">"Beakta det i samband med promenader vid sidan av naturmiljön."</text:span></text:p>
          </table:table-cell>
        </table:table-row>
        <table:table-row table:style-name="TableRow2180">
          <table:table-cell table:style-name="TableCell2181">
            <text:p text:style-name="Standard"><text:span text:style-name="T2182">"Kulttuuriperint</text:span><text:span text:style-name="T2183">öä on opetettu pitkään osana koulujen opetussuunnitelmia ja myös päiväkodeissa. Tällä hetkellä olisi tärkeää panostaa kasvavien sukuolvien käyttämien välineiden omaksumiseen kulttuuriperintökasvatuksen apuna. Tietokoneet, tabletit, kännykät, netti... Tämä<text:s/></text:span><text:span text:style-name="T2184">työ on alkanut, mutta tarvitsee lisää voimavaroja. Ennakkoluuloton asenne kulttuuriperinnön luovia muotoja kohtaan olisi tarpeen jäykkien oppisisältöjen (vuosiluokasta toiseen kertautuvien) sijaan. "</text:span></text:p>
          </table:table-cell>
        </table:table-row>
        <table:table-row table:style-name="TableRow2185">
          <table:table-cell table:style-name="TableCell2186">
            <text:p text:style-name="Standard"><text:span text:style-name="T2187">"Kulttuuriperinnön tematiikan pitäisi läpäistä koko es</text:span><text:span text:style-name="T2188">i- ja perusopetus niin, että olemassa olevasta ympäristöstä, tapakulttuurista jne. puhutaan niin retkillä, askarteluhetkissä kuin kaikessa opetuksessakin."</text:span></text:p>
          </table:table-cell>
        </table:table-row>
        <table:table-row table:style-name="TableRow2189">
          <table:table-cell table:style-name="TableCell2190">
            <text:p text:style-name="Standard"><text:span text:style-name="T2191">"Oppilaiden oman suvun (moni)kulttuurinen historia ja juurien tunnistaminen, sekä<text:s/></text:span><text:span text:style-name="T2192">paikallishistorian käsittely esim. taito- ja taideaineissa, joissa luodaan tunnesiteitä kulttuuriperintöön. Omien juurien tunnistamisen yhteydessä kulkee rinnalla myös monikulttuurisuus. Koulutyössä olemme yrittäneet tunnistaa oman paikalliskulttuurimme pi</text:span><text:span text:style-name="T2193">irteitä rinnastettuna vieraisiin kulttuureihin. Lähetimme maailmalle koulumme oman tutkimusmatkailijan Artun: http://raahenlukionkuvis.wordpress.com/arttu/ ruokakulttuurimme ja vieraiden ruokakulttuurien puolia tutkimme oppilaiden kanssa Fantasy Food-proje</text:span><text:span text:style-name="T2194">ktissa: http://peda.net/veraja/raahe/lukio/oppiaineet/kuvataide/fantasyfood"</text:span></text:p>
          </table:table-cell>
        </table:table-row>
        <table:table-row table:style-name="TableRow2195">
          <table:table-cell table:style-name="TableCell2196">
            <text:p text:style-name="Standard"><text:span text:style-name="T2197">"Lasten työskentelyssä tulisi luovasti lähestyä ensinäkin sitä, miten he oppisivat laajan kulttuurikäsityksen. Pientenkin lasten kanssa voi keskustella, miltä vanhat rakennukset</text:span><text:span text:style-name="T2198"><text:s/>ja tavat vaikuttavat. Mitä he ovat kokeneet vaikkapa perheen kanssa matkustaessan, miltä kulttuuri näyttää, tuntuu, tuoksuu ja maistuu lasten näkökulmasta? Näyttelyitä nettiin ja lähimuseoon, koulun aulaan -mitä vaan!"</text:span></text:p>
          </table:table-cell>
        </table:table-row>
        <table:table-row table:style-name="TableRow2199">
          <table:table-cell table:style-name="TableCell2200">
            <text:p text:style-name="Standard"><text:span text:style-name="T2201">"Retkillä ja<text:s/></text:span><text:span text:style-name="T2202">kokeellisen opetuksen avulla."</text:span></text:p>
          </table:table-cell>
        </table:table-row>
        <table:table-row table:style-name="TableRow2203">
          <table:table-cell table:style-name="TableCell2204">
            <text:p text:style-name="Standard"><text:span text:style-name="T2205">"Monikulttuurinenperintö osaksi koulujen opetusta ja juhlaa. "</text:span></text:p>
          </table:table-cell>
        </table:table-row>
        <table:table-row table:style-name="TableRow2206">
          <table:table-cell table:style-name="TableCell2207">
            <text:p text:style-name="Standard"><text:span text:style-name="T2208">"Kohteita on paljon, mutta niiden esittely on yleensä puisevaa eikä herätä mielenkiintoa. Nykytekniikan avulla erilaiset virtuaaliset oppimisympäristöt tätyty</text:span><text:span text:style-name="T2209">isi valjastaa käyttöön. Ja kohteiden eläväksi tekeminen toiminnallisuuden kautta. "</text:span></text:p>
          </table:table-cell>
        </table:table-row>
        <table:table-row table:style-name="TableRow2210">
          <table:table-cell table:style-name="TableCell2211">
            <text:p text:style-name="Standard"><text:span text:style-name="T2212">"Tutustumalla oman paikkakunnan kohteisiin, eism. vertaamalla vanhoja valokuvia nykytilanteeseen ja kuulemalla vahoilta ihmisiltä miten ennen elettiin. "</text:span></text:p>
          </table:table-cell>
        </table:table-row>
        <table:table-row table:style-name="TableRow2213">
          <table:table-cell table:style-name="TableCell2214">
            <text:p text:style-name="Standard"><text:span text:style-name="T2215">"Kulttuuriympä</text:span><text:span text:style-name="T2216">ristökasvatus, joka ei paasaa, vaan johdattaa hienovaraisesti lapsia ja nuoria oivaltamaan kulttuuriperinnön merkityksen. Kokemuksellista ja paikallista. Esim. rakennustyylejä on turha opettaa vain Helsingin monumentaalirakennuksia näyttämällä, vaan katsom</text:span><text:span text:style-name="T2217">alla, tutkimalla myös omaa arkiympäristöä."</text:span></text:p>
          </table:table-cell>
        </table:table-row>
        <table:table-row table:style-name="TableRow2218">
          <table:table-cell table:style-name="TableCell2219">
            <text:p text:style-name="Standard"><text:span text:style-name="T2220">""</text:span></text:p>
          </table:table-cell>
        </table:table-row>
        <table:table-row table:style-name="TableRow2221">
          <table:table-cell table:style-name="TableCell2222">
            <text:p text:style-name="Standard"><text:span text:style-name="T2223">""</text:span></text:p>
          </table:table-cell>
        </table:table-row>
        <text:soft-page-break/>
        <table:table-row table:style-name="TableRow2224">
          <table:table-cell table:style-name="TableCell2225">
            <text:p text:style-name="Standard"><text:span text:style-name="T2226">"Käydään vierailuilla alan kulttuuriperintökohteissa."</text:span></text:p>
          </table:table-cell>
        </table:table-row>
        <table:table-row table:style-name="TableRow2227">
          <table:table-cell table:style-name="TableCell2228">
            <text:p text:style-name="Standard"><text:span text:style-name="T2229">"Uuden stadionin myötä myös lapsilla olisi turvallisempaa ja viihtyisämpää käydä seuraamassa otteluita."</text:span></text:p>
          </table:table-cell>
        </table:table-row>
        <table:table-row table:style-name="TableRow2230">
          <table:table-cell table:style-name="TableCell2231">
            <text:p text:style-name="Standard"><text:span text:style-name="T2232">"Aktiivinen yhteistyö<text:s/></text:span><text:span text:style-name="T2233">kulttuuriperinnön parissa työskentelevien toimijoiden kanssa (museot, yhdistykset, säätiöt tm.). Tehdään kulttuuriperinnön opetussuunnitelma, joka ulottuu päiväkodista kouluihin ja muihin oppilaitoksiin. Tällaista työtä tehdään jo nyt, mutta se on yksittäi</text:span><text:span text:style-name="T2234">sten aktiivisten museolehtoreiden ym. toimintaa. Lasten kanssa tulisi nostaa esiin ja ihmetellä menneisyyden merkkejä ja löytää arkipäiväisestäkin, esim. se iso kivikasa, jonka ohi lapsi päivittäin kävelee kouluun, jotain ihmeellistä. Kivikasaan tutustutaa</text:span><text:span text:style-name="T2235">n paikallisoppaan kanssa, jolloin se osoittautuukin pronssikautiseksi hautaröykkiöksi (näin esim. Satakunnassa voi käydä). Samalla kasvatetaan lapsia kunnioittamaan mm. muinaisjäännöksiä, ettei niille kävisi kuin kävi taannoin eräänkin maanviljelijän kanss</text:span><text:span text:style-name="T2236">a. "</text:span></text:p>
          </table:table-cell>
        </table:table-row>
        <table:table-row table:style-name="TableRow2237">
          <table:table-cell table:style-name="TableCell2238">
            <text:p text:style-name="Standard"><text:span text:style-name="T2239">"Auttaisi jos asiaa edes huomioitaisiin jotenkin. Joillakin musiikkiluokilla tämä ehkä huomioidaan joten kuten kun vaikka kansanmusiikin opettelun mukana tulee pieni liraus historiaa, mutta tavalliset luokat jäävät tästäkin paitsi. Erityisesti musii</text:span><text:span text:style-name="T2240">kin opetuksessa pitäisi opettaa enemmän kansanmusiikkia ja sen historiaa. Meillä on Oulussa musiikin korkeakouluopiskelijoita jotka eivät tiedä omasta kansanmusiikistaan ja sen historiasta mitään. Tämä on säälittävää. Musiikkia, taiteita ja tapaopetusta ja</text:span><text:span text:style-name="T2241"><text:s/>perinnetietoa voisi opettaa laajemmalti ja yli oppiainerajojen kaikilla kouluasteilla, saataisiin suomalaisille taas juuret kasvamaan ja etninen identiteetti elvytettyä. Tästä olisi hyötyä myös matkailulle ja suomalaisten omalle tunnolle jolloin erilaisuu</text:span><text:span text:style-name="T2242">den suvaitsemisestakin tulisi varmasti helpompaa, ettei oltaisi niin herkillä sitten sellaisten ihmisten kanssa jotka tänne muuttavat. Saa olla tervettä kansallisylpeyttä ja erityisesti tietoa perinteistä ja omista juuristaan. "</text:span></text:p>
          </table:table-cell>
        </table:table-row>
        <table:table-row table:style-name="TableRow2243">
          <table:table-cell table:style-name="TableCell2244">
            <text:p text:style-name="Standard"><text:span text:style-name="T2245">"Ks. edellinen."</text:span></text:p>
          </table:table-cell>
        </table:table-row>
        <table:table-row table:style-name="TableRow2246">
          <table:table-cell table:style-name="TableCell2247">
            <text:p text:style-name="Standard"><text:span text:style-name="T2248">"Retki</text:span><text:span text:style-name="T2249">llä."</text:span></text:p>
          </table:table-cell>
        </table:table-row>
        <table:table-row table:style-name="TableRow2250">
          <table:table-cell table:style-name="TableCell2251">
            <text:p text:style-name="Standard"><text:span text:style-name="T2252">""</text:span></text:p>
          </table:table-cell>
        </table:table-row>
        <table:table-row table:style-name="TableRow2253">
          <table:table-cell table:style-name="TableCell2254">
            <text:p text:style-name="Standard"><text:span text:style-name="T2255">"Retkiä paikallisiin museoihin."</text:span></text:p>
          </table:table-cell>
        </table:table-row>
        <table:table-row table:style-name="TableRow2256">
          <table:table-cell table:style-name="TableCell2257">
            <text:p text:style-name="Standard"><text:span text:style-name="T2258">"Nuoresta se oppi lähtee eli opettaisin enemmän vaalimaan ja arvostamaan kulttuuriperintöämme sekä sen rikkautta ja moninaisuutta. Tuodaan vanhoja ja nuoria yhteen, tehdään yhdessä."</text:span></text:p>
          </table:table-cell>
        </table:table-row>
        <table:table-row table:style-name="TableRow2259">
          <table:table-cell table:style-name="TableCell2260">
            <text:p text:style-name="Standard"><text:span text:style-name="T2261">"Ympäristökasvatus, jot</text:span><text:span text:style-name="T2262">tei tuhota maapalloa ylipäätään. Teemaviikot, joissa tutustutaan erilaisiin musiikin ja taiteen suuntauksiin (esim. kansanmusiikki). Vanhojen tarinoiden kerronta, suomalaiseen muinaisuskoon ja uskomuksiin tutustuminen."</text:span></text:p>
          </table:table-cell>
        </table:table-row>
        <table:table-row table:style-name="TableRow2263">
          <table:table-cell table:style-name="TableCell2264">
            <text:p text:style-name="Standard"><text:span text:style-name="T2265">"Voitaisiin huomioida mieluummin o</text:span><text:span text:style-name="T2266">leellisempiakin asioita kuten suvaitsevaisuus-, mindfullness- ja itsetuntokasvatusta, niiden kuuluisi olla meidän kaikkien tärkeintä kulttuuriperintöä."</text:span></text:p>
          </table:table-cell>
        </table:table-row>
        <table:table-row table:style-name="TableRow2267">
          <table:table-cell table:style-name="TableCell2268">
            <text:p text:style-name="Standard"><text:span text:style-name="T2269">"Exkursioner. Bör ingå i läroplanen."</text:span></text:p>
          </table:table-cell>
        </table:table-row>
        <text:soft-page-break/>
        <table:table-row table:style-name="TableRow2270">
          <table:table-cell table:style-name="TableCell2271">
            <text:p text:style-name="Standard"><text:span text:style-name="T2272">"Retkeilemällä lähiympäristössä, hankkimalla<text:s/></text:span><text:span text:style-name="T2273">saatavilla olevaa tietoa ja kertomalla lapsia kiinnostavia asioita."</text:span></text:p>
          </table:table-cell>
        </table:table-row>
        <table:table-row table:style-name="TableRow2274">
          <table:table-cell table:style-name="TableCell2275">
            <text:p text:style-name="Standard"><text:span text:style-name="T2276">""</text:span></text:p>
          </table:table-cell>
        </table:table-row>
        <table:table-row table:style-name="TableRow2277">
          <table:table-cell table:style-name="TableCell2278">
            <text:p text:style-name="Standard"><text:span text:style-name="T2279">"Upottaa opetukseen sopiviin aihealueisiin pieniä palasia siitä, millaista elämä on kunakin aikakautena ollut; tietoa käytännön elinolosuhteista tai perinnetaidetta osaksi tunteja.</text:span><text:span text:style-name="T2280">"</text:span></text:p>
          </table:table-cell>
        </table:table-row>
        <table:table-row table:style-name="TableRow2281">
          <table:table-cell table:style-name="TableCell2282">
            <text:p text:style-name="Standard"><text:span text:style-name="T2283">"Opastamalla arjen kauneuteen- kauniit astiat ja käyttötavarat, hyvät tilasarjat päiväkoti-ja koulurakennuksissa, ja opastamalla näkemään kerroksellisuutta ympäristössä "</text:span></text:p>
          </table:table-cell>
        </table:table-row>
        <table:table-row table:style-name="TableRow2284">
          <table:table-cell table:style-name="TableCell2285">
            <text:p text:style-name="Standard"><text:span text:style-name="T2286">"Pieniä retkiä oman paikkakunnan kultturiperinnekohteisiin, tutustumista oman a</text:span><text:span text:style-name="T2287">lueen historiaan käytännön kokemuksen kautta."</text:span></text:p>
          </table:table-cell>
        </table:table-row>
        <table:table-row table:style-name="TableRow2288">
          <table:table-cell table:style-name="TableCell2289">
            <text:p text:style-name="Standard"><text:span text:style-name="T2290">"Erilaisilla teema viikoilla voisi niihin tutustua. Teema viikot olisi kiva olla toiminnallisia."</text:span></text:p>
          </table:table-cell>
        </table:table-row>
        <table:table-row table:style-name="TableRow2291">
          <table:table-cell table:style-name="TableCell2292">
            <text:p text:style-name="Standard"><text:span text:style-name="T2293">"En tiedä tutustutaanko esim. kouluissa oman alueen historiaan, esim. käydäänkö katsomassa muinaisjäännöksi</text:span><text:span text:style-name="T2294">ä tms. Omassa lapsuudessani näin ei ainakaan tehty, mutta ehkä nykyään..."</text:span></text:p>
          </table:table-cell>
        </table:table-row>
        <table:table-row table:style-name="TableRow2295">
          <table:table-cell table:style-name="TableCell2296">
            <text:p text:style-name="Standard"><text:span text:style-name="T2297">"Historian opetuksessa voisi olla opetuspaketti tästä aiheesta, esim. lukiossa voisi parikin jaksoa olla aiheesta. Kun asiaa opetettaisiin lapsesta lähtien, se tulisi olennaiseksi</text:span><text:span text:style-name="T2298"><text:s/>osaksi elämään. "</text:span></text:p>
          </table:table-cell>
        </table:table-row>
        <table:table-row table:style-name="TableRow2299">
          <table:table-cell table:style-name="TableCell2300">
            <text:p text:style-name="Standard"><text:span text:style-name="T2301">""</text:span></text:p>
          </table:table-cell>
        </table:table-row>
        <table:table-row table:style-name="TableRow2302">
          <table:table-cell table:style-name="TableCell2303">
            <text:p text:style-name="Standard"><text:span text:style-name="T2304">"Vierailu esim. Pienmäen talomuseon alueelle ja työpajat mm. riihessä puimisestä ym."</text:span></text:p>
          </table:table-cell>
        </table:table-row>
        <table:table-row table:style-name="TableRow2305">
          <table:table-cell table:style-name="TableCell2306">
            <text:p text:style-name="Standard"><text:span text:style-name="T2307">"historianopetuksessa"</text:span></text:p>
          </table:table-cell>
        </table:table-row>
        <table:table-row table:style-name="TableRow2308">
          <table:table-cell table:style-name="TableCell2309">
            <text:p text:style-name="Standard"><text:span text:style-name="T2310">"Retkiä pitäisi tehdä lähiympäristöön. Alueen rakennusperinnön asiantuntijat voisivat pitää oppitunteja.<text:s/></text:span><text:span text:style-name="T2311">Tärketä olisi päästä murtamaan myytti vanhojen rakennusten korjaamisen kalleudesta."</text:span></text:p>
          </table:table-cell>
        </table:table-row>
        <table:table-row table:style-name="TableRow2312">
          <table:table-cell table:style-name="TableCell2313">
            <text:p text:style-name="Standard"><text:span text:style-name="T2314">""</text:span></text:p>
          </table:table-cell>
        </table:table-row>
        <table:table-row table:style-name="TableRow2315">
          <table:table-cell table:style-name="TableCell2316">
            <text:p text:style-name="Standard"><text:span text:style-name="T2317">"Lapsille voisi kertoa luontevasti omasta kulttuurista ja liittää se luontevaksi osaksi kaikkea toimintaa."</text:span></text:p>
          </table:table-cell>
        </table:table-row>
        <table:table-row table:style-name="TableRow2318">
          <table:table-cell table:style-name="TableCell2319">
            <text:p text:style-name="Standard"><text:span text:style-name="T2320">"Vierailut museoihin ja kohteisiin - sekä teemaviikot,</text:span><text:span text:style-name="T2321"><text:s/>jolloin asioita esitellään ikään ja aiheeseen sopivasti. Tarvitaan varmasti koko ajan vaan lisää tietopaketteja, erilaisissa muodoissa, jota koulut ym. voivat heposti käyttää. Tärkeintä olisi myös että lapset/nuoret osallistetaan asiaan, pääsevät kokemaan</text:span><text:span text:style-name="T2322"><text:s/>ja tekemään asioita itse. Nyt ei taida enää työpajoja oikein olla missään museoissa ainakaan ilmaiseksi. "</text:span></text:p>
          </table:table-cell>
        </table:table-row>
        <table:table-row table:style-name="TableRow2323">
          <table:table-cell table:style-name="TableCell2324">
            <text:p text:style-name="Standard"><text:span text:style-name="T2325">"Tarina ja tutustumiskäynnit."</text:span></text:p>
          </table:table-cell>
        </table:table-row>
        <text:soft-page-break/>
        <table:table-row table:style-name="TableRow2326">
          <table:table-cell table:style-name="TableCell2327">
            <text:p text:style-name="Standard"><text:span text:style-name="T2328">"Musiikin opetus ja muusikkojen varhaiskoulutus pitäisi laittaa kokonaan uusiksi. Koulujen nykyinen pop-musiikin<text:s/></text:span><text:span text:style-name="T2329">suosiminen on .... stä. Muusikoksi kouliudutaan harjoittelemalla, joka täytyy aloittaa ammattimaisesti jo ennen kouluikää. Nykyisin Suomessa musiikkia harrastetaan ylioppilaaksi asti ja sen jälkeen pähkäillään olisiko minusta muusikoksi. Hyviä malleja muus</text:span><text:span text:style-name="T2330">ikon koulutuksesta löytyy esimerkiksi Baltian maista, joiden nuoret päihittävät suomalaiset harrastelijat mennen tullen."</text:span></text:p>
          </table:table-cell>
        </table:table-row>
        <table:table-row table:style-name="TableRow2331">
          <table:table-cell table:style-name="TableCell2332">
            <text:p text:style-name="Standard"><text:span text:style-name="T2333">"Eri aikakausien lauluja, leikkejä ja satuja nykyistä monipuolisemmin (päiväkodit). Ei kulttuuriperinnön tuputtamista (kouluissa), v</text:span><text:span text:style-name="T2334">aan mahdollisuus oman - kriittisenkin - näkökulman löytämiseen. Yläasteella ja lukiossa kulttuuria ja kulttuuperintöä koskevaan tutkimukseen ja keskusteluun tutustumista."</text:span></text:p>
          </table:table-cell>
        </table:table-row>
        <table:table-row table:style-name="TableRow2335">
          <table:table-cell table:style-name="TableCell2336">
            <text:p text:style-name="Standard"><text:span text:style-name="T2337">"Ympäristöpolut aktiivikäyttöön. Pienille lapsille voisi kertoa kuvin ja lähihisto</text:span><text:span text:style-name="T2338">rian tapahtumiin pohjautuen heidän omasta asuinympäristöstään ja sen ihmisten elämästä - vaihtoehtona saduille."</text:span></text:p>
          </table:table-cell>
        </table:table-row>
        <table:table-row table:style-name="TableRow2339">
          <table:table-cell table:style-name="TableCell2340">
            <text:p text:style-name="Standard"><text:span text:style-name="T2341">"Opettamalla sen vaalimista yhteiskuntaopin, uskonnon, et:n ja historian tunneilla, vierailemalla lasten, nuorten ja opiskelijoiden kanssa ku</text:span><text:span text:style-name="T2342">lttuuriperintökohteissa. Käsittelemällä kaavoituksen, yritysten, korruption ja kulttuuriperinnön suhdetta Suomessa (ja maailmalla)."</text:span></text:p>
          </table:table-cell>
        </table:table-row>
        <table:table-row table:style-name="TableRow2343">
          <table:table-cell table:style-name="TableCell2344">
            <text:p text:style-name="Standard"><text:span text:style-name="T2345">"Esim. paikallisen kulttuuriperinnön opetusta vaikkapa pyöräretkien muodossa, aarteenetsintänä, kuvataiteiluna. Paikallis</text:span><text:span text:style-name="T2346">ia tarinankertojia tai vaikkapa vanhuksia vuorovaikutteiseen keskusteluun. Teemathan voisi nousta esiin vaikkapa ruokalun yhteydessä. Onhan jo nytkin pääsisäis- ja jouluruoat, mutta voisipa sitä teemana olla vaikka paikalliset perinneherkut."</text:span></text:p>
          </table:table-cell>
        </table:table-row>
        <table:table-row table:style-name="TableRow2347">
          <table:table-cell table:style-name="TableCell2348">
            <text:p text:style-name="Standard"><text:span text:style-name="T2349">"Ei<text:s/></text:span><text:span text:style-name="T2350">luovuta omista perinteistämme, vaan arvostetaan niitä ilman uskonnollisia latauksia. Esim. Suvivirsi ei ole monellekaan suomalaiselle merkinnyt kristillisiä arvoja, vaan nimenomaan hienoa perinnettä, jatkuvuutta, joka seurannut sukupolvelta toiselle. Oman<text:s/></text:span><text:span text:style-name="T2351">perimän hylkääminen on myös rasismia."</text:span></text:p>
          </table:table-cell>
        </table:table-row>
        <table:table-row table:style-name="TableRow2352">
          <table:table-cell table:style-name="TableCell2353">
            <text:p text:style-name="Standard"><text:span text:style-name="T2354">"Kertomalla lähiympäristön kohteista , luonteesta, historiasta ja ehkä tulevaisuudestakin. Tekemällä opastettuja retkiä lähiympäristöön. Sisällyttämällä lähiseudun kulttuuriympäristö päivä- ja opetusohjelmiin."</text:span></text:p>
          </table:table-cell>
        </table:table-row>
        <table:table-row table:style-name="TableRow2355">
          <table:table-cell table:style-name="TableCell2356">
            <text:p text:style-name="Standard"><text:span text:style-name="T2357">""</text:span></text:p>
          </table:table-cell>
        </table:table-row>
        <table:table-row table:style-name="TableRow2358">
          <table:table-cell table:style-name="TableCell2359">
            <text:p text:style-name="Standard"><text:span text:style-name="T2360">"Ei tulisi ostaa halvinta massatuotettua lasten kirjallisuutta, videoita jne. vaan tukea sitä, että oma kulttuuriperimämme päätyisi lasten käsiin keinolla tai toisella. EKomyytit ilman valloitusideologiaa, kertoen ihmisen ja luonnon keskinäisriippuvaisu</text:span><text:span text:style-name="T2361">udesta loisi hyvän pohjan ekososiaaliselle myötätunnolle ja sivistykselle. Nyt opetetaan samaistumaan maailmankansalaisen kulutuskekkereihin, tuodaan vieraita Halloween-juhlia eikä opeteta enää riittävästi meidän omia rituaaleja, Kekriä, karhumyyttejä jne.</text:span><text:span text:style-name="T2362"><text:s/>Opetusohjelmiin pitäisi integroida pakollisena oman kulttuurin nais- ja miesnäkökulmaiset kertomukset, myytit ja laulut ilman shovinismia, eli ilman ajattelua että jokin kansa on muita parempi. Voimme olla ylpeitä oman rikkaan kansanrunoutemme annista ilm</text:span><text:span text:style-name="T2363">an että se on kansalliskiihkoilua. "</text:span></text:p>
          </table:table-cell>
        </table:table-row>
        <table:table-row table:style-name="TableRow2364">
          <table:table-cell table:style-name="TableCell2365">
            <text:p text:style-name="Standard"><text:span text:style-name="T2366">"Teemaviikot, teemapäivät ja varta vasten räätälöidyt paketit ovat hyvä tapa lähestyä asiaa. "</text:span></text:p>
          </table:table-cell>
        </table:table-row>
        <text:soft-page-break/>
        <table:table-row table:style-name="TableRow2367">
          <table:table-cell table:style-name="TableCell2368">
            <text:p text:style-name="Standard"><text:span text:style-name="T2369">""</text:span></text:p>
          </table:table-cell>
        </table:table-row>
        <table:table-row table:style-name="TableRow2370">
          <table:table-cell table:style-name="TableCell2371">
            <text:p text:style-name="Standard"><text:span text:style-name="T2372">"Retkillä, ja opettaa arvostamaan ja ymmärtämään menneiden sukupolvien työtä ja viisautta."</text:span></text:p>
          </table:table-cell>
        </table:table-row>
        <table:table-row table:style-name="TableRow2373">
          <table:table-cell table:style-name="TableCell2374">
            <text:p text:style-name="Standard"><text:span text:style-name="T2375">"Rauhallinen tarkaste</text:span><text:span text:style-name="T2376">lu, pysähtyminen tutkimaan avaa uusia asioita. Retken tekeminen kiinnostavaan ympäristöön ja sen eri kerrosten ja puolien opiskelu rauhassa ja tutkien voisi olla hyvä keino lisätä ymmärrystä ja arvostusta."</text:span></text:p>
          </table:table-cell>
        </table:table-row>
        <table:table-row table:style-name="TableRow2377">
          <table:table-cell table:style-name="TableCell2378">
            <text:p text:style-name="Standard"><text:span text:style-name="T2379">"toivon ja luulen että aika hyvin on huomioituk</text:span><text:span text:style-name="T2380">in, itsellä ei ole lapsia, vaikea seurata. Teemapäiviä, retkiä kohteisiin. Vanhainkotien ja lastentarhojen yhteistapahtumia. Mummot kertomaan tarinoita, lapset virkistämään vanhuksia kysymyksillää, oppimaan erilaisuudesta."</text:span></text:p>
          </table:table-cell>
        </table:table-row>
        <table:table-row table:style-name="TableRow2381">
          <table:table-cell table:style-name="TableCell2382">
            <text:p text:style-name="Standard"><text:span text:style-name="T2383">"Ympäristökasvatusta: piirtämi</text:span><text:span text:style-name="T2384">stä, rakentamista, retkiä ja ympäristön havainnointia päiväkodeissa ja kouluissa, vanhemmille myös kulttuurikerrostumien tuntemusta "</text:span></text:p>
          </table:table-cell>
        </table:table-row>
        <table:table-row table:style-name="TableRow2385">
          <table:table-cell table:style-name="TableCell2386">
            <text:p text:style-name="Standard"><text:span text:style-name="T2387">"Lasten ja nuorten kulttuurin tuki, teatteri- ja konserttikäynnit sekä vierailevat esitykset tarvitsevat<text:s/></text:span><text:span text:style-name="T2388">rahallista panostusta ja vahvan signaalin rahoittajalta, että raha on suunnattava niihin. "</text:span></text:p>
          </table:table-cell>
        </table:table-row>
        <table:table-row table:style-name="TableRow2389">
          <table:table-cell table:style-name="TableCell2390">
            <text:p text:style-name="Standard"><text:span text:style-name="T2391">""</text:span></text:p>
          </table:table-cell>
        </table:table-row>
        <table:table-row table:style-name="TableRow2392">
          <table:table-cell table:style-name="TableCell2393">
            <text:p text:style-name="Standard"><text:span text:style-name="T2394">""</text:span></text:p>
          </table:table-cell>
        </table:table-row>
        <table:table-row table:style-name="TableRow2395">
          <table:table-cell table:style-name="TableCell2396">
            <text:p text:style-name="Standard"><text:span text:style-name="T2397">"Vaalimalla lähikulttuuriperintöä"</text:span></text:p>
          </table:table-cell>
        </table:table-row>
        <table:table-row table:style-name="TableRow2398">
          <table:table-cell table:style-name="TableCell2399">
            <text:p text:style-name="Standard"><text:span text:style-name="T2400">"Tutustumiskäynnin, museopedagogien vierailut ja vierailut museoissa, kulttuurihistoriallisissa kohteissa (aloittae</text:span><text:span text:style-name="T2401">n paikallisista), paikallishistoriaan tutustuttamalla ja tehden yhteistyötä paikallisten kylä- ja kulttuuriyhdistysten kanssa. "</text:span></text:p>
          </table:table-cell>
        </table:table-row>
        <table:table-row table:style-name="TableRow2402">
          <table:table-cell table:style-name="TableCell2403">
            <text:p text:style-name="Standard"><text:span text:style-name="T2404">"Tutustuttaa lapset paikallishistoriaan ja sekä kertoa historiallisen elinympäristön säilyttämisen tärkeydestä."</text:span></text:p>
          </table:table-cell>
        </table:table-row>
        <table:table-row table:style-name="TableRow2405">
          <table:table-cell table:style-name="TableCell2406">
            <text:p text:style-name="Standard"><text:span text:style-name="T2407">"Maailmanp</text:span><text:span text:style-name="T2408">erintökasvatus ja siihen aineiston saaminen helposti"</text:span></text:p>
          </table:table-cell>
        </table:table-row>
        <table:table-row table:style-name="TableRow2409">
          <table:table-cell table:style-name="TableCell2410">
            <text:p text:style-name="Standard"><text:span text:style-name="T2411">"Jalkauttamalla esim historian, maantieteen, yhteiskuntaopin, liikunnan ja biologian opetusta entistä enemmän kaduille, museoihin ja metsiin."</text:span></text:p>
          </table:table-cell>
        </table:table-row>
        <table:table-row table:style-name="TableRow2412">
          <table:table-cell table:style-name="TableCell2413">
            <text:p text:style-name="Standard"><text:span text:style-name="T2414">"Lapset voisivat jossakin tapahtumassa kertoa asuinalue</text:span><text:span text:style-name="T2415">en vanhemmille ihmisille omista tärkeistä paikoistaan ja siitä, mikä niissä on kivaa. Tämän voisi ottaa huomioon, kun mietitään mikä tulevaisuudessa asuinalueen muistitietopaikoissa on oleellista."</text:span></text:p>
          </table:table-cell>
        </table:table-row>
        <table:table-row table:style-name="TableRow2416">
          <table:table-cell table:style-name="TableCell2417">
            <text:p text:style-name="Standard"><text:span text:style-name="T2418">""</text:span></text:p>
          </table:table-cell>
        </table:table-row>
        <table:table-row table:style-name="TableRow2419">
          <table:table-cell table:style-name="TableCell2420">
            <text:p text:style-name="Standard"><text:span text:style-name="T2421">"Tutustua alueen omaan historiaan retkien ja paikal</text:span><text:span text:style-name="T2422">lisasiantuntijoiden (alueen vanhat suvut, maatilat, kotiseutumuseot) kautta, päättäjien ja virkamiesten näkökulman laajentaminen pitkän aikavälin perspektiiviin niin menneeseen kuin tulevaan."</text:span></text:p>
          </table:table-cell>
        </table:table-row>
        <text:soft-page-break/>
        <table:table-row table:style-name="TableRow2423">
          <table:table-cell table:style-name="TableCell2424">
            <text:p text:style-name="Standard"><text:span text:style-name="T2425">"Luonnonympäristö otetaan lähiympäristössä jo hyvin<text:s/></text:span><text:span text:style-name="T2426">huomioon. Samaa konseptia voisi laajentaa kulttuuriympäristöön. Arjen tavoissa voisi tehdä näkyväksi niihin liittyvän perinteen. tapaus Suvivirsi on hyvä esimerkki siitä, miten kulttuuriperintöä voi vaalia ja kunnioittaa itsessäänkin, ilman siihen alun per</text:span><text:span text:style-name="T2427">in liittyviä uskomuksia, joita kaikki eivät jaa."</text:span></text:p>
          </table:table-cell>
        </table:table-row>
        <table:table-row table:style-name="TableRow2428">
          <table:table-cell table:style-name="TableCell2429">
            <text:p text:style-name="Standard"><text:span text:style-name="T2430">"Jättämällä seurakunnan höpötykset väliin."</text:span></text:p>
          </table:table-cell>
        </table:table-row>
        <table:table-row table:style-name="TableRow2431">
          <table:table-cell table:style-name="TableCell2432">
            <text:p text:style-name="Standard"><text:span text:style-name="T2433">"Kerrotaan oman paikkakunnan tarinoita, ja tekemisen kulttuuria, historiaa lapsille, tässä avainasemassa koulujen opetussuunnitelmat, joihin ne tulee<text:s/></text:span><text:span text:style-name="T2434">mahduttaa. Nyt kerrotaan koko Suomen historiaa, joka tuntuu kaukaiselta. Paikallisuus juurruttaa lapsia rakastamaan omaa maatansa ja saa myöhemmin kiinnostumaan kulttuurista myös laajemmin. "</text:span></text:p>
          </table:table-cell>
        </table:table-row>
        <table:table-row table:style-name="TableRow2435">
          <table:table-cell table:style-name="TableCell2436">
            <text:p text:style-name="Standard"><text:span text:style-name="T2437">""</text:span></text:p>
          </table:table-cell>
        </table:table-row>
        <table:table-row table:style-name="TableRow2438">
          <table:table-cell table:style-name="TableCell2439">
            <text:p text:style-name="Standard"><text:span text:style-name="T2440">"Esim. alueen alkuperäisasukkaiden kanssa jutteleminen, t</text:span><text:span text:style-name="T2441">utkimustyö, kulttuurialan ammattilaisten hyödyntäminen, itse tekeminen"</text:span></text:p>
          </table:table-cell>
        </table:table-row>
        <table:table-row table:style-name="TableRow2442">
          <table:table-cell table:style-name="TableCell2443">
            <text:p text:style-name="Standard"><text:span text:style-name="T2444">"Rankka päivitys kansanmusiikista ja tanssista kerrottaviin asioihin. Kuulevatko lapset nykypäivän svengaavaa, mukaansatempaavaa kansanmusiikkia? Oppiiko kukaan mitään kansantanssist</text:span><text:span text:style-name="T2445">a? Olisin ehkä vihannut vähemmän liikuntatunteja itse, jos olisin saanut tanssia."</text:span></text:p>
          </table:table-cell>
        </table:table-row>
        <table:table-row table:style-name="TableRow2446">
          <table:table-cell table:style-name="TableCell2447">
            <text:p text:style-name="Standard"><text:span text:style-name="T2448">"Lisää retkiä ja tutustumiskäyntejä erilaisiin ympäristöihin ja kulttuuriperintöä tallentaviin kohteisiin."</text:span></text:p>
          </table:table-cell>
        </table:table-row>
        <table:table-row table:style-name="TableRow2449">
          <table:table-cell table:style-name="TableCell2450">
            <text:p text:style-name="Standard"><text:span text:style-name="T2451">"Lapset kameran taakse! Eväsretkiä ihan vain oleilun merkeiss</text:span><text:span text:style-name="T2452">ä. Ei aina pidä tietoisesti tutkia. Antaa alitajunnan koota kokemuksiaan."</text:span></text:p>
          </table:table-cell>
        </table:table-row>
        <table:table-row table:style-name="TableRow2453">
          <table:table-cell table:style-name="TableCell2454">
            <text:p text:style-name="Standard"><text:span text:style-name="T2455">"Opetusta ja retkiä, yhteistyötä kulttuuriperintötoimijoiden kanssa. Kulttuurinen kestävyys yhtä tärkeäksi teemaksi kuin ekologinen kestävyys."</text:span></text:p>
          </table:table-cell>
        </table:table-row>
        <table:table-row table:style-name="TableRow2456">
          <table:table-cell table:style-name="TableCell2457">
            <text:p text:style-name="Standard"><text:span text:style-name="T2458">"Opetukseen pitäisi linkittää tii</text:span><text:span text:style-name="T2459">viimmin kulttuuriperintökasvatus. Lapsille pitäisi tarjota myös toiminnan ja elämysten kautta tietoa kulttuuriperinnöstä."</text:span></text:p>
          </table:table-cell>
        </table:table-row>
        <table:table-row table:style-name="TableRow2460">
          <table:table-cell table:style-name="TableCell2461">
            <text:p text:style-name="Standard"><text:span text:style-name="T2462">"Vuodenkierrossa mennään varmaan perinteisiä juhlia ja ruokia läpi nytkin."</text:span></text:p>
          </table:table-cell>
        </table:table-row>
        <table:table-row table:style-name="TableRow2463">
          <table:table-cell table:style-name="TableCell2464">
            <text:p text:style-name="Standard"><text:span text:style-name="T2465">"Tutustumalla vuosittain paikallisiin<text:s/></text:span><text:span text:style-name="T2466">perintökohteisiin ja integroimalla opetukseen enemmän historian näkökulmaa, mitä voidaan oppia ihmisten maailmasta 50 tai 100 v sitten? Lukemalla vanhoja kirjoja ja pyytämällä vieraiski koultuun ns historiavapaaehtoisia kertomaan erilsisita aiheista. Järje</text:span><text:span text:style-name="T2467">stämällä yhteityössä erilsia tapahtumia ja teemapäiviä paiakllisten toimijoiden kanssa, toritpahtumia ja historiallisia draamoja, joihin myös kolme sukupolvea voi osallistua."</text:span></text:p>
          </table:table-cell>
        </table:table-row>
        <table:table-row table:style-name="TableRow2468">
          <table:table-cell table:style-name="TableCell2469">
            <text:p text:style-name="Standard"><text:span text:style-name="T2470">"Käyttämällä museoiden palveluja aktiivisemmin, museoitahan löytyy kaikilta pa</text:span><text:span text:style-name="T2471">ikkakunnilta. Kulttuuriperinnön kautta voitaisiin puhua myös kestävästä kuluttamisesta ja yhdyskuntasuunnittelusta."</text:span></text:p>
          </table:table-cell>
        </table:table-row>
        <table:table-row table:style-name="TableRow2472">
          <table:table-cell table:style-name="TableCell2473">
            <text:p text:style-name="Standard"><text:span text:style-name="T2474">"Retket, työpajat, taiteen keinoin tapahtuva kulttuuriperinnön katsominen."</text:span></text:p>
          </table:table-cell>
        </table:table-row>
        <text:soft-page-break/>
        <table:table-row table:style-name="TableRow2475">
          <table:table-cell table:style-name="TableCell2476">
            <text:p text:style-name="Standard"><text:span text:style-name="T2477">"Saarijärvi esittelee itseään mieluusti vahvana kulttuuripi</text:span><text:span text:style-name="T2478">täjänä. Näin on ollut, vaan onko edelleenkin? Saarijärven kaupungin arviointikertomuksissa viime vuosilta kaupupungin vetovoimaisuuden kohdalla todetaan, että kulttuurimyönteisyyden tavoite toteutui. Jäin miettimään perusteluja. Jonkun tavoitekortin toteum</text:span><text:span text:style-name="T2479">ako? Kulttuurin panostuksissa (investoinnit, henkilö- ja raharesurssit, johdon mukanaolo ja kannustus, markkinointi, tiedottaminen) ei lisäystä ole ollut, supistamista kylläkin. Kaupunkimme tämä toimiala näyttää selvinneen ”kuiville” vaatimattomin ja vähen</text:span><text:span text:style-name="T2480">evin resurssein tavoitteistaan. Tavoitteita madaltamalla kaivetaan maata tulevaisuuden alta. Tulisikin toimia päinvastoin. Professori Erkki Laatikainen totesi kolumnissaan 29.8.2011: "Missä kulttuuri kukoistaa, siellä yrityselämä viihtyy." Viisaasti sanott</text:span><text:span text:style-name="T2481">u. Kulttuuri (sisältäen sivistyspalvelut) on selkeästi Saarijärven kehittämisen ykkösasia. Kaupungilla tuleekin olla vahva näkemys kulttuurinsa tulevaisuudesta. Tähän työhön tulee saada yritykset mukaan. Koulut tulee saada mukaan siten, että kaikilla koulu</text:span><text:span text:style-name="T2482">nsa päättäneillä on käsitys kotikuntansa kulttuuritarjonnasta. Opettajat tulee kouluttaa asiaan. Talvikauden tapahtumiin tulee myös panostaa. Maaseutuasumisen arvot tulee vahvasti tiedostaa. Tähän liittyy saumattomasti kylien elinvoimaisuus. Kulttuuriin pa</text:span><text:span text:style-name="T2483">nostavat kylät elävät - vielä - Saarijärvellä. Toiminnassa olevien kyläkoulujen toiminta on viisasta turvata. Kulttuuritoimijat ottakoot yhteiseksi asiakseen kulttuurimme kehittämisen! "</text:span></text:p>
          </table:table-cell>
        </table:table-row>
        <table:table-row table:style-name="TableRow2484">
          <table:table-cell table:style-name="TableCell2485">
            <text:p text:style-name="Standard"><text:span text:style-name="T2486">"Biologian tunnit voisi siirtää ulos, retkiä enemmän lähiympäristöö</text:span><text:span text:style-name="T2487">n. Kouluilla voisi olla siinä mielessä yhteistyötä luonnonsuojeluliiton kanssa, yhteisiä vapaaehtoisprojekteja jne. Mahdollisesti voitaisiin yhdistää liikunta ja ympäristöoppi ja biologia."</text:span></text:p>
          </table:table-cell>
        </table:table-row>
        <table:table-row table:style-name="TableRow2488">
          <table:table-cell table:style-name="TableCell2489">
            <text:p text:style-name="Standard"><text:span text:style-name="T2490">"Päiväkodeille tarjottaisiin joku kevyesti ja nopeasti haettava<text:s/></text:span><text:span text:style-name="T2491">apuraha retkiin/tapaamisiin"</text:span></text:p>
          </table:table-cell>
        </table:table-row>
        <table:table-row table:style-name="TableRow2492">
          <table:table-cell table:style-name="TableCell2493">
            <text:p text:style-name="Standard"><text:span text:style-name="T2494">"Kertomalla lapsille ja nuorille alueen eri paikkoihin liittyviä kertomuksia ja tarinoita osallistamalla heitä: he voisivat tehdä aiheeseen liittyviä näytelmiä, videoita, musiikki- ja tanssiesityksiä, taidenäyttelyitä ym. Pel</text:span><text:span text:style-name="T2495">kkä tarinoiden kuuntelu ei monellekaan välttämättä jätä pysyviä muistijälkiä mutta itse tekemällä ja osallistumalla paikkoihin liittyvä menneisyys ja sen kytkökset nykyisyyteen jäävät kyllä mieleen."</text:span></text:p>
          </table:table-cell>
        </table:table-row>
        <table:table-row table:style-name="TableRow2496">
          <table:table-cell table:style-name="TableCell2497">
            <text:p text:style-name="Standard"><text:span text:style-name="T2498">"Ottamalla kulttuuriperintö selkeästi mukaan opetussuu</text:span><text:span text:style-name="T2499">nnitelmiin jne. , ei vain "lisänä" vaan kiinteänä osana päivittäistä toimintaa. Kasvattajien koulutus ja tuki on avainasemassa. Monilla kasvattajilla on kiinnostusta ja ideoita, mutta kokevat kaipaavansa aikaa, tukea ja materiaalia toteutukseen. Kulttuurip</text:span><text:span text:style-name="T2500">erinnön ulottuvuus löytyy kaikkialta, jos ja kun sen oppii näkemään - tämä koskee niin aikuisia kuin lapsia."</text:span></text:p>
          </table:table-cell>
        </table:table-row>
        <table:table-row table:style-name="TableRow2501">
          <table:table-cell table:style-name="TableCell2502">
            <text:p text:style-name="Standard"><text:span text:style-name="T2503">"Omien juurien monipuolinen opettaminen on tärkeää. Suomalainen perinne onkin yllättäen aika eksoottista, kun siihen sukeltaa tarpeeksi syvälle.</text:span><text:span text:style-name="T2504"><text:s/>Olen käynyt pitämässä eskarissa kansallispukutuokioita ja lapset ovat olleet ihastuksissaan."</text:span></text:p>
          </table:table-cell>
        </table:table-row>
        <table:table-row table:style-name="TableRow2505">
          <table:table-cell table:style-name="TableCell2506">
            <text:p text:style-name="Standard"><text:span text:style-name="T2507">"Ainahan asioita voidaan opettaa uudelleen ja uudelleen myönteisemmin kulutus- ja tietoyhteiskunnan kannalta, mutta onko se aina vain koulujen tai pikkulasten<text:s/></text:span><text:span text:style-name="T2508">tehtävää? Työelämässä tapahtuu nyt paljon kulttuuriperinnön unohtamisen osalta, kun työpaikat häviävät muualle tai töiden luonne muuttuu. Tällaisessa kehityksessä kulttuuriperinnön tallentaminen olisi ihan paikallaan eikä saisi unohtaa työttömien arkeakaan</text:span><text:span text:style-name="T2509">. Jokainen joutuu sopeutumaan ja löytämään eväät pärjäämiseen - oppimisen paikkoja on kaikkialla mitä kulttuuriperinnön hyödyntämiseen tulee. Tasa-</text:span><text:soft-page-break/><text:span text:style-name="T2510">arvoinen kohtelu lähtee yhteisöstä joka arvostaa jäseniään, ja sen jälkeen on (luonnon- ja kulttuuri-) ympäri</text:span><text:span text:style-name="T2511">stönkin helpompi elää. "</text:span></text:p>
          </table:table-cell>
        </table:table-row>
        <text:soft-page-break/>
        <table:table-row table:style-name="TableRow2512">
          <table:table-cell table:style-name="TableCell2513">
            <text:p text:style-name="Standard"><text:span text:style-name="T2514">"Keskustelemalla ja lukemalla lastenkin kanssa ihmisten elämästä ennen ja nyt -kotona ja maailmalla! Jos ei koskaan kerro mitään 3-4 vuotiaalle, niin miten voisi olettaa että tämä kiinnostuu aikuisten jutuista yhtäkkiä<text:s/></text:span><text:span text:style-name="T2515">joskus kouluiässä...Joulua, pääsiäistä yms voidaan hyvin viettää valmisteluineen päiväkodeissakin -myös sen asiatiedon kanssa, että mikä on juhlan tausta! (ONko mitään mieltä siinä, että pääsiäinen typistyy pelkäksi suklaamunajuhlaksi, kaupalliseksi kulutu</text:span><text:span text:style-name="T2516">kseksi!?) "</text:span></text:p>
          </table:table-cell>
        </table:table-row>
        <table:table-row table:style-name="TableRow2517">
          <table:table-cell table:style-name="TableCell2518">
            <text:p text:style-name="Standard"><text:span text:style-name="T2519">""</text:span></text:p>
          </table:table-cell>
        </table:table-row>
        <table:table-row table:style-name="TableRow2520">
          <table:table-cell table:style-name="TableCell2521">
            <text:p text:style-name="Standard"><text:span text:style-name="T2522">"Koulujen tulisi laatia spiraalimaisesti etetnevä kulttuurikasvatussuunnitelma, jollaisesta on hyvänä esimerkkinä esimerkiksi Inkoon kulttuuripolku."</text:span></text:p>
          </table:table-cell>
        </table:table-row>
        <table:table-row table:style-name="TableRow2523">
          <table:table-cell table:style-name="TableCell2524">
            <text:p text:style-name="Standard"><text:span text:style-name="T2525">"Antamalla kasvattajille tietoa kulttuuri-identiteetin merkityksestä sekä yksilölle e</text:span><text:span text:style-name="T2526">ttä yhteiskunnalle. Tämä tietoisuus ehkäpä synnyttäisi haluan huomioida kulttuuriperintö omassa arkityössä. "</text:span></text:p>
          </table:table-cell>
        </table:table-row>
        <table:table-row table:style-name="TableRow2527">
          <table:table-cell table:style-name="TableCell2528">
            <text:p text:style-name="Standard"><text:span text:style-name="T2529">"Oppimateriaalia tuottamalla ja opettajien täydennyskoulutuksen kautta."</text:span></text:p>
          </table:table-cell>
        </table:table-row>
        <table:table-row table:style-name="TableRow2530">
          <table:table-cell table:style-name="TableCell2531">
            <text:p text:style-name="Standard"><text:span text:style-name="T2532">"Käyttämällä poikkitieteellisiä ja -taiteellisia kulttuurin ammattila</text:span><text:span text:style-name="T2533">isia opetuksen kehittämisessä, niin kuin esim. Helsingissä tehdään jo peruskoulussa sekä osittain myös päivähoidossa."</text:span></text:p>
          </table:table-cell>
        </table:table-row>
        <table:table-row table:style-name="TableRow2534">
          <table:table-cell table:style-name="TableCell2535">
            <text:p text:style-name="Standard"><text:span text:style-name="T2536">"Kaikki lähtee oman asuinalueen tuntemuksesta, siihen liittyvistä tarinoista, vanhempien ihmisten osallistamisesta ja myös siitä, että<text:s/></text:span><text:span text:style-name="T2537">lasten omaa kulttuuria - tulevaisuuden kulttuuriperintöä - arvostetaan."</text:span></text:p>
          </table:table-cell>
        </table:table-row>
        <table:table-row table:style-name="TableRow2538">
          <table:table-cell table:style-name="TableCell2539">
            <text:p text:style-name="Standard"><text:span text:style-name="T2540">"Ottamalla ympäristö, niin luonnon kuin rakennettu, huomattavasti vahvemmin mukaan opetukseen. Ainakin puolet opetuksesta voitaisiin järjestää muualla kuin luokkatilassa - metsässä,</text:span><text:span text:style-name="T2541"><text:s/>kaupunkiretkillä, rannoilla. Koulussa pitäisi saada kiipeillä puissa, kaataa niitä, rakennella niistä majoja ja muuta, poltella nuotiota, kalastaa, viljellä - kaikkea toiminnallista mitä ympäristö tarjoaa."</text:span></text:p>
          </table:table-cell>
        </table:table-row>
        <table:table-row table:style-name="TableRow2542">
          <table:table-cell table:style-name="TableCell2543">
            <text:p text:style-name="Standard"><text:span text:style-name="T2544">"Kulttuuriperinnön vaalimisen pitäisi läpäista</text:span><text:span text:style-name="T2545"><text:s/>koko opetussuunnitelma."</text:span></text:p>
          </table:table-cell>
        </table:table-row>
        <table:table-row table:style-name="TableRow2546">
          <table:table-cell table:style-name="TableCell2547">
            <text:p text:style-name="Standard"><text:span text:style-name="T2548">""</text:span></text:p>
          </table:table-cell>
        </table:table-row>
        <table:table-row table:style-name="TableRow2549">
          <table:table-cell table:style-name="TableCell2550">
            <text:p text:style-name="Standard"><text:span text:style-name="T2551">""</text:span></text:p>
          </table:table-cell>
        </table:table-row>
        <table:table-row table:style-name="TableRow2552">
          <table:table-cell table:style-name="TableCell2553">
            <text:p text:style-name="Standard"><text:span text:style-name="T2554">"kuvamateriaali (still ja videot), tarinat, vierailut, näitä kaikkia voisi lisätä."</text:span></text:p>
          </table:table-cell>
        </table:table-row>
        <table:table-row table:style-name="TableRow2555">
          <table:table-cell table:style-name="TableCell2556">
            <text:p text:style-name="Standard"><text:span text:style-name="T2557">""</text:span></text:p>
          </table:table-cell>
        </table:table-row>
        <table:table-row table:style-name="TableRow2558">
          <table:table-cell table:style-name="TableCell2559">
            <text:p text:style-name="Standard"><text:span text:style-name="T2560">"Ottaa esim. rakennettu ympäristö osaksi opetusta (muutenkin kuin faktatietona)"</text:span></text:p>
          </table:table-cell>
        </table:table-row>
        <table:table-row table:style-name="TableRow2561">
          <table:table-cell table:style-name="TableCell2562">
            <text:p text:style-name="Standard"><text:span text:style-name="T2563">"Tekemällä itse asioita, eikä vain<text:s/></text:span><text:span text:style-name="T2564">opiskelemalla niistä. Käsityöt, ruuanlaitto, musiikki."</text:span></text:p>
          </table:table-cell>
        </table:table-row>
        <table:table-row table:style-name="TableRow2565">
          <table:table-cell table:style-name="TableCell2566">
            <text:p text:style-name="Standard"><text:span text:style-name="T2567">"Tällä hetkellä kulttuuriperintöä tunnutaan tuovan päiväkodeissa ja kouluissa esiin hämmästyttävän kliseemäisesti. Vaikka asukaspohja monipuolistuu, esiteltävä kaanoni on aina sama vanha, kantasuoma</text:span><text:span text:style-name="T2568">lainen ja sotaisa. Muutama valopilkku<text:s/></text:span><text:soft-page-break/><text:span text:style-name="T2569">entisajan elämäntapojen esittelystä on onneksi ollut joukossa. Parannusehdotuksina esittäisin arjen historian tutuksi tekemistä ja kaanonien kuoppaamista tai vähintään kriittistä keskustelua niistä. Myös vaihtoehtonäkö</text:span><text:span text:style-name="T2570">kulmat olisivat tervetulleita - naisnäkökulma, vanhat ja uudet vähemmistöt. Kenen kulttuuriperintö pitää ottaa huomioon?"</text:span></text:p>
          </table:table-cell>
        </table:table-row>
        <text:soft-page-break/>
        <table:table-row table:style-name="TableRow2571">
          <table:table-cell table:style-name="TableCell2572">
            <text:p text:style-name="Standard"><text:span text:style-name="T2573">"Lapset voisivat käydä hienoissa vanhoissa rakennuksissa vierailuilla ja heille voisi kertoa siitä, miten ennen elettiin ja miten ra</text:span><text:span text:style-name="T2574">kennukset on saatu rakennettua ja millaisia tarinoita taloihin liittyy (esimerkiksi sodan aikana polttamiselta säästyminen). Lapsia tulisi opettaa arvostamaan myös vanhaa ja ympäristön ajallista monikerroksisuutta. "</text:span></text:p>
          </table:table-cell>
        </table:table-row>
        <table:table-row table:style-name="TableRow2575">
          <table:table-cell table:style-name="TableCell2576">
            <text:p text:style-name="Standard"><text:span text:style-name="T2577">"Lasten pitäisi enemmän retkeillä kul</text:span><text:span text:style-name="T2578">ttuuriperintökohteissa, jokaisen päiväkodin ja koulun ja oppilaitoksen läheisellä rakennetulla ympäristöllä on historia. Tätä vaatimatontakin ympäristöä voi elävöittää menneisyydestä kumpuavilla tarinoilla. Se vaatii vain sen ohjaajan joka perehtyy asiaan<text:s/></text:span><text:span text:style-name="T2579">ja välittää tietoa. Tietysti isompia oppilaita voi motivoida itse etsimään tietoa ja jakaa sitä muille. Aina ei tarvitse miettiä mistä saadaan rahat bussikyytiin joka vie johonkin "kohteeseen". Kiinnostavaa kulttuuriperintöä on jokapuolella."</text:span></text:p>
          </table:table-cell>
        </table:table-row>
        <table:table-row table:style-name="TableRow2580">
          <table:table-cell table:style-name="TableCell2581">
            <text:p text:style-name="Standard"><text:span text:style-name="T2582">"Avata last</text:span><text:span text:style-name="T2583">en silmiä näkemään hiekkalaatikon ulkopuolelle ja viedä heitä katsomaan kulttuuriperintökohteita ym"</text:span></text:p>
          </table:table-cell>
        </table:table-row>
        <table:table-row table:style-name="TableRow2584">
          <table:table-cell table:style-name="TableCell2585">
            <text:p text:style-name="Standard"><text:span text:style-name="T2586">"Peruskoulussa sitä huomioitiin mielestäni riittävästi, jopa liikaa. Lapsena ei jaksanut olla kiinnostunut historiasta, ellei sieltä löytynyt jotain tosi</text:span><text:span text:style-name="T2587"><text:s/>jännittävää ja vanhat rakennukset joilla käytiin luokkaretkillä olivat vain taloja. Lukioaikana huomiointi oli vähäisempää mutta kiinnostavampaa. "</text:span></text:p>
          </table:table-cell>
        </table:table-row>
        <table:table-row table:style-name="TableRow2588">
          <table:table-cell table:style-name="TableCell2589">
            <text:p text:style-name="Standard"><text:span text:style-name="T2590">"Paikallisten museoiden ja muiden toimijoiden räätälöity hyödyntäminen. Ulos luokasta koulun ympäristöön,</text:span><text:span text:style-name="T2591"><text:s/>vaikka vain tunniksi kerrallaan."</text:span></text:p>
          </table:table-cell>
        </table:table-row>
        <table:table-row table:style-name="TableRow2592">
          <table:table-cell table:style-name="TableCell2593">
            <text:p text:style-name="Standard"><text:span text:style-name="T2594">"Lukiossa voitaisiin luoda eri oppiaineisiin integroituja projekteja, joilla kulttuuriperintöä voitaisiin tarkastella eri näkökulmista."</text:span></text:p>
          </table:table-cell>
        </table:table-row>
        <table:table-row table:style-name="TableRow2595">
          <table:table-cell table:style-name="TableCell2596">
            <text:p text:style-name="Standard"><text:span text:style-name="T2597">"En tiedä"</text:span></text:p>
          </table:table-cell>
        </table:table-row>
        <table:table-row table:style-name="TableRow2598">
          <table:table-cell table:style-name="TableCell2599">
            <text:p text:style-name="Standard"><text:span text:style-name="T2600">"Retkiä eri kohteisiin esim. näyttelyt, museot,<text:s/></text:span><text:span text:style-name="T2601">teatterit. Itse tekeminen on aina hyvä tapa oppia erilaisia asioita."</text:span></text:p>
          </table:table-cell>
        </table:table-row>
        <table:table-row table:style-name="TableRow2602">
          <table:table-cell table:style-name="TableCell2603">
            <text:p text:style-name="Standard"><text:span text:style-name="T2604">"Tukemalla em toimijoita materiaalin ja opetuspakettien tuotannolla. Suomen Tammi oli hieno projekti ja tuotti hyvää ja kestävää materiaalia. Safan Ympäristökasvatuksen käsikirja on vi</text:span><text:span text:style-name="T2605">eläkin käytössä."</text:span></text:p>
          </table:table-cell>
        </table:table-row>
        <table:table-row table:style-name="TableRow2606">
          <table:table-cell table:style-name="TableCell2607">
            <text:p text:style-name="Standard"><text:span text:style-name="T2608">""</text:span></text:p>
          </table:table-cell>
        </table:table-row>
        <table:table-row table:style-name="TableRow2609">
          <table:table-cell table:style-name="TableCell2610">
            <text:p text:style-name="Standard"><text:span text:style-name="T2611">"Tarinoin, viemällä lapset museoihin, kirjastoihin ja arkistoihin, joissa olisi räätälöityä ohjelmaa, nettiin kotiseutuportaali, jossa olisi eri ikäisille tehtäviä ja niiden pohjaksi digitoitua esineellistä, kirjallista ja asiakirj</text:span><text:span text:style-name="T2612">allista kulttuuriperintöä omaan kotiseutuun liittyen."</text:span></text:p>
          </table:table-cell>
        </table:table-row>
        <table:table-row table:style-name="TableRow2613">
          <table:table-cell table:style-name="TableCell2614">
            <text:p text:style-name="Standard"><text:span text:style-name="T2615">""</text:span></text:p>
          </table:table-cell>
        </table:table-row>
        <text:soft-page-break/>
        <table:table-row table:style-name="TableRow2616">
          <table:table-cell table:style-name="TableCell2617">
            <text:p text:style-name="Standard"><text:span text:style-name="T2618">""</text:span></text:p>
          </table:table-cell>
        </table:table-row>
        <table:table-row table:style-name="TableRow2619">
          <table:table-cell table:style-name="TableCell2620">
            <text:p text:style-name="Standard"><text:span text:style-name="T2621">"Voisi olla joku persoonallinen henkilö kertomassa vanhoista ajoista tai laulamassa vanhoja lauluja/ opettamassa vanhoja käsitöitä ja vierailu opastuksella johonkin läheiseen kohteeseen."</text:span></text:p>
          </table:table-cell>
        </table:table-row>
        <table:table-row table:style-name="TableRow2622">
          <table:table-cell table:style-name="TableCell2623">
            <text:p text:style-name="Standard"><text:span text:style-name="T2624">"käyttämällä paikallista asiantuntemusta henkilökunnan koulutuksessa, tekemällä vierailuita"</text:span></text:p>
          </table:table-cell>
        </table:table-row>
        <table:table-row table:style-name="TableRow2625">
          <table:table-cell table:style-name="TableCell2626">
            <text:p text:style-name="Standard"><text:span text:style-name="T2627">"Teemapäivät, vierailut, reitit, eri sukupolvien kohtaamiset, museot yhteistyökumppaneina"</text:span></text:p>
          </table:table-cell>
        </table:table-row>
        <table:table-row table:style-name="TableRow2628">
          <table:table-cell table:style-name="TableCell2629">
            <text:p text:style-name="Standard"><text:span text:style-name="T2630">"Positiivinen uskonnonvapaus edellyttää, että eri uskoja voi<text:s/></text:span><text:span text:style-name="T2631">vapaasti ilmentää myös julkisessa tilassa. Uskontojen ja uskonnottomuuden tulisi voida esiintyä rinta rinnan. On omalaatuista, jos uskonnottomuudelle kasvaa monopoli julkisessa tilassa niin, että vain yksi vakaumis saísi näkyä."</text:span></text:p>
          </table:table-cell>
        </table:table-row>
        <table:table-row table:style-name="TableRow2632">
          <table:table-cell table:style-name="TableCell2633">
            <text:p text:style-name="Standard"><text:span text:style-name="T2634">"Oppituntia paikallishist</text:span><text:span text:style-name="T2635">oriasta museolla."</text:span></text:p>
          </table:table-cell>
        </table:table-row>
        <table:table-row table:style-name="TableRow2636">
          <table:table-cell table:style-name="TableCell2637">
            <text:p text:style-name="Standard"><text:span text:style-name="T2638">"Sisällyttämällä sitä niiden toiminta- ja opetusohjelmiin. Muita keinoja ovat leikit, näytelmät, vanha musiikki, jen."</text:span></text:p>
          </table:table-cell>
        </table:table-row>
        <table:table-row table:style-name="TableRow2639">
          <table:table-cell table:style-name="TableCell2640">
            <text:p text:style-name="Standard"><text:span text:style-name="T2641">"Sitähän sanotaan, että suomalais-ugrilaiset kansat eivät paljoa ole välittäneet omasta kulttuuristaan, mikä on su</text:span><text:span text:style-name="T2642">urin syy niiden verrattain huonoon menestykseen tässä maailmassa. Poikkeuksena kuitenkin virolaiset ja suomalaiset - vieläpä tuossa järjestyksessä. "</text:span></text:p>
          </table:table-cell>
        </table:table-row>
        <table:table-row table:style-name="TableRow2643">
          <table:table-cell table:style-name="TableCell2644">
            <text:p text:style-name="Standard"><text:span text:style-name="T2645">"Sukupolvien välinen yhteistyö on äärimmäisen tärkeää. Voitaisiin vaikkapa organisoida kansanmusiikin op</text:span><text:span text:style-name="T2646">iskelijoita laulattamaan ja opettamaan ihmisiä itse runoilemaan ja tekemään kalevalamittaa, tai folkoristeja innostamaan tarinan kerrontaan ja muisteluun. Päiväkotien, koulujen ja vanhainkotien yhteistyötä. Järjestää eri sukupolvien aitoja vuorovaikutustil</text:span><text:span text:style-name="T2647">anteita. Tarinoiden voima on uskomaton ja jokainen tarinatuokio on aitoa kulttuuriperintötyötä parhaimmillaan. "</text:span></text:p>
          </table:table-cell>
        </table:table-row>
        <table:table-row table:style-name="TableRow2648">
          <table:table-cell table:style-name="TableCell2649">
            <text:p text:style-name="Standard"><text:span text:style-name="T2650">"Voisiko kouluissa olla vaikka teemaviikkoja? Kulttuuriperintö on sanana kuitenkin vieras lapsille ja aiheuttaa lähinnä haukottelua, joten ai</text:span><text:span text:style-name="T2651">he pitää "myydä" jollakin muulla nimellä. Lapset pitäisi tuoda käymään kiinnostavissa paikoissa ja kokeilemaan eri asioita, vaikka leikkimään perinneleikkejä. "</text:span></text:p>
          </table:table-cell>
        </table:table-row>
        <table:table-row table:style-name="TableRow2652">
          <table:table-cell table:style-name="TableCell2653">
            <text:p text:style-name="Standard"><text:span text:style-name="T2654">"On nähtävä arvo omalla ympäristöllä ja omalla kulttuurilla ja se on pystyttävä opettamaan ja</text:span><text:span text:style-name="T2655"><text:s/>siirtämään lapsille ja nuorille. Opetettava ja kerrottava. "</text:span></text:p>
          </table:table-cell>
        </table:table-row>
        <table:table-row table:style-name="TableRow2656">
          <table:table-cell table:style-name="TableCell2657">
            <text:p text:style-name="Standard"><text:span text:style-name="T2658">"Mera praktisk kunskap! Inte bara läsa om, utan pröva och uppleva själv.<text:s/></text:span><text:span text:style-name="T2659">Gäller allt från geografi och historia till musik och slöjd, framför allt med inriktning på lokal tradition och histori</text:span><text:span text:style-name="T2660">a."</text:span></text:p>
          </table:table-cell>
        </table:table-row>
        <table:table-row table:style-name="TableRow2661">
          <table:table-cell table:style-name="TableCell2662">
            <text:p text:style-name="Standard"><text:span text:style-name="T2663">"Kulttuuriperintöä voitaisiin opettaa tutkimaan esimerkiksi muutoksen kautta. Muutos ei ole pahasta, mutta sen pitää olla hallittu. "</text:span></text:p>
          </table:table-cell>
        </table:table-row>
        <table:table-row table:style-name="TableRow2664">
          <table:table-cell table:style-name="TableCell2665">
            <text:p text:style-name="Standard"><text:span text:style-name="T2666">"Katso vastaus edelliseen. Ammattilaiset ja spesiaaliosaajat/ alan taiteilijat hyötykäyttöön eli<text:s/></text:span><text:span text:style-name="T2667">yhteistyöhön, jolloin voidaan löytää ki9innostavia ja luovia monipuolisia kulttuurillisia oppihetkiä."</text:span></text:p>
          </table:table-cell>
        </table:table-row>
        <text:soft-page-break/>
        <table:table-row table:style-name="TableRow2668">
          <table:table-cell table:style-name="TableCell2669">
            <text:p text:style-name="Standard"><text:span text:style-name="T2670">"Det är viktigt att fokusera på varför kulturarvet är viktigt för individen, varför det är den del av var och en av oss, och hur vi alla, genom<text:s/></text:span><text:span text:style-name="T2671">våra individuella berättelser tillsammans skapar det."</text:span></text:p>
          </table:table-cell>
        </table:table-row>
      </table:table>
      <text:list text:style-name="WWNum3" text:continue-numbering="true">
        <text:list-item>
          <text:p text:style-name="P2672"><text:span text:style-name="T2673">Arvostetaanko omaksi kokemaasi kulttuuriperintöä yhteiskunnassamme? Kerro esimerkki.<text:s/></text:span><text:span text:style-name="T2674">(vastauksia 130 kpl)</text:span><text:bookmark-start text:name="_Toc269976041"/></text:p>
        </text:list-item>
      </text:list>
      <table:table table:style-name="Table2675">
        <table:table-columns>
          <table:table-column table:style-name="TableColumn2676"/>
        </table:table-columns>
        <table:table-row table:style-name="TableRow2677">
          <table:table-cell table:style-name="TableCell2678">
            <text:p text:style-name="Standard"><text:bookmark-end text:name="_Toc269976041"/><text:span text:style-name="T2679">"Jag hör själv till en osynlig minoritet (den homosexuella) vars historia enstaka minnesorga</text:span><text:span text:style-name="T2680">nisationer först under 00-talet har börjat uppmärksamma.<text:s/></text:span><text:span text:style-name="T2681">Det behövs en stor attitydförändring innan "våra" berättelser ska ses som en del av det nationella."</text:span></text:p>
          </table:table-cell>
        </table:table-row>
        <table:table-row table:style-name="TableRow2682">
          <table:table-cell table:style-name="TableCell2683">
            <text:p text:style-name="Standard"><text:span text:style-name="T2684">"Ei läheskään siinä mittakaavasssa kuin monesti kohtaamillani ulkomaanreissuilla, joissa nuoriso</text:span><text:span text:style-name="T2685"><text:s/>osaa ja tietää oman kulttuurinsa tansseista ja musiikista huomattavasti enemmän ja puhuu siitä arvostavasti."</text:span></text:p>
          </table:table-cell>
        </table:table-row>
        <table:table-row table:style-name="TableRow2686">
          <table:table-cell table:style-name="TableCell2687">
            <text:p text:style-name="Standard"><text:span text:style-name="T2688">"Koen, että monet ihmiset arvostavat paikallista perinnettä. "</text:span></text:p>
          </table:table-cell>
        </table:table-row>
        <table:table-row table:style-name="TableRow2689">
          <table:table-cell table:style-name="TableCell2690">
            <text:p text:style-name="Standard"><text:span text:style-name="T2691">"Jo det gör man. Men det finns en förutfattad mening att yngre människor inte<text:s/></text:span><text:span text:style-name="T2692">är intresserade och därför ger man dem ofta inte ens möjligheten att själva lära sig traditionell praktisk kunskap.<text:s/></text:span><text:span text:style-name="T2693">"</text:span></text:p>
          </table:table-cell>
        </table:table-row>
        <table:table-row table:style-name="TableRow2694">
          <table:table-cell table:style-name="TableCell2695">
            <text:p text:style-name="Standard"><text:span text:style-name="T2696">"Osaksi kyllä, osaksi ei. Kulttuuriperintö tahtoo keskittyä - ainakin julkisesti - Suomen eteläosiin. Vähemmistöjen<text:s/></text:span><text:span text:style-name="T2697">kulttuuriperintö pääsee valitettavan usein vain näyttämölle; esimerkiksi keskustelu saamen kielipesistä osoittaa sen hyvin taas kerran. Pidetään tärkeänä, että kieli säilyy, mutta ei tahdota antaa tarpeeksi rahaa sitä varten. "</text:span></text:p>
          </table:table-cell>
        </table:table-row>
        <table:table-row table:style-name="TableRow2698">
          <table:table-cell table:style-name="TableCell2699">
            <text:p text:style-name="Standard"><text:span text:style-name="T2700">""</text:span></text:p>
          </table:table-cell>
        </table:table-row>
        <table:table-row table:style-name="TableRow2701">
          <table:table-cell table:style-name="TableCell2702">
            <text:p text:style-name="Standard"><text:span text:style-name="T2703">"Usein se jää juhlapu</text:span><text:span text:style-name="T2704">heisiin. Me kalevalaiset naiset haluamme aivan ruohonjuuritasolla tuoda esiin esim. Kantelettaren aivan huikean hienoa runoutta, joka voi lohduttaa murheessa ja jonka kautta voimme jakaa yhteisiä ilon hetkiä. Esimerkiksi käyköön vaikkapa suomalaisen kansan</text:span><text:span text:style-name="T2705">runouden kaunein elegia: ”Alahalla on allin mieli, uiessa vilua vettä…jne.” Ja sitten kaikille suomalaisille tutut lastenlorut: ”Olipa ennen onnimanni, onnimannista matikka.” ”Tuu, tuu, tupakkirullaa, mistäs tiesit tänne tulla...” Arvokas kulttuuriperintö<text:s/></text:span><text:span text:style-name="T2706">elää ihan tavallisessa arjessa esim. näiden tuttujen lastenrunojen ja kehtolaulujen muodossa."</text:span></text:p>
          </table:table-cell>
        </table:table-row>
        <table:table-row table:style-name="TableRow2707">
          <table:table-cell table:style-name="TableCell2708">
            <text:p text:style-name="Standard"><text:span text:style-name="T2709">"Ei arvosteta. Nykysuomalaiset ovat melko tietämättömiä omasta menneisyydestä , sanokaamme 150 vuoden aikajänteellä. Monenlainen uusavuttomuus esimerkiksi. "</text:span></text:p>
          </table:table-cell>
        </table:table-row>
        <table:table-row table:style-name="TableRow2710">
          <table:table-cell table:style-name="TableCell2711">
            <text:p text:style-name="Standard"><text:span text:style-name="T2712">"Kyllä ja ei. Suuria linjanvetoja puuttuu. Pienet, paikalliset kiistat juuttuvat juupas-eipäs-tasolle."</text:span></text:p>
          </table:table-cell>
        </table:table-row>
        <table:table-row table:style-name="TableRow2713">
          <table:table-cell table:style-name="TableCell2714">
            <text:p text:style-name="Standard"><text:span text:style-name="T2715">"Jörn Donner arvostaa metsästystä."</text:span></text:p>
          </table:table-cell>
        </table:table-row>
        <table:table-row table:style-name="TableRow2716">
          <table:table-cell table:style-name="TableCell2717">
            <text:p text:style-name="Standard"><text:span text:style-name="T2718">"Olen kantasuomalainen - kyllä sen arvostus näkyy."</text:span></text:p>
          </table:table-cell>
        </table:table-row>
        <table:table-row table:style-name="TableRow2719">
          <table:table-cell table:style-name="TableCell2720">
            <text:p text:style-name="Standard"><text:span text:style-name="T2721">"En ole ihan varma. Nuorempaa rakennusperintöä ei tämä ai</text:span><text:span text:style-name="T2722">ka vielä tunnista arvokkaaksi. Tiedon lisääminen sen arvoista tärkeää. Oman aikamme ympäristö on se, joka vuosien päästä välittää tietoa meistä ja tämänhetkisen yhteiskunnan ratkaisuista. Ruma-kaunis -keskustelu vallitsee. Paljon sellaisia "omia paikkoja",</text:span><text:span text:style-name="T2723"><text:s/>joilla on erityismerkitys omassa elämässä. Omien<text:s/></text:span><text:soft-page-break/><text:span text:style-name="T2724">muistojen kautta ne ovat toisaalta kollektiivista omaisuutta ja toisaalta ikiomaa. Tämän päivän sirpaleisuus tekee vaikeaksi tunnistaa sen, mitä haluamme ehdottomasti tallentaa tuleville polville, jotta ne<text:s/></text:span><text:span text:style-name="T2725">paremmin ymmärtäisivät oman aikansa yhteiskuntaa."</text:span></text:p>
          </table:table-cell>
        </table:table-row>
        <text:soft-page-break/>
        <table:table-row table:style-name="TableRow2726">
          <table:table-cell table:style-name="TableCell2727">
            <text:p text:style-name="Standard"><text:span text:style-name="T2728">""</text:span></text:p>
          </table:table-cell>
        </table:table-row>
        <table:table-row table:style-name="TableRow2729">
          <table:table-cell table:style-name="TableCell2730">
            <text:p text:style-name="Standard"><text:span text:style-name="T2731">"Vanhemmat ihmiset ja pienten paikkakuntien ihmiset arvostavat. Päättäjät eivät arvosta, eikä lainsäädännössä oteta juurikaan huomioon esim. maankäyttölaki, metsänkäsittelylaki, maaseudun kehittämis</text:span><text:span text:style-name="T2732">ohjelma. Kaikkiin kulttuuriperintö liittyy saumattomasti, mutta on otettu huomioon vain marginaalisesti muutamalla sanalla."</text:span></text:p>
          </table:table-cell>
        </table:table-row>
        <table:table-row table:style-name="TableRow2733">
          <table:table-cell table:style-name="TableCell2734">
            <text:p text:style-name="Standard"><text:span text:style-name="T2735">"Kun päästäisiin edes ajatuksesta että " kahta en koita anoppia ja kansantanssia" niin olisin tyytyväinen. Jonkilainen oman kultt</text:span><text:span text:style-name="T2736">uurin hyväksyminen olisi hieno asia. Jos esimerkiksi kansantanssi nähdään vain osana mainonnan huumoripläjäystä , niin minkälaisen mielikuvan se antaa meidän suhtautumisesta omaan kulttuuriin."</text:span></text:p>
          </table:table-cell>
        </table:table-row>
        <table:table-row table:style-name="TableRow2737">
          <table:table-cell table:style-name="TableCell2738">
            <text:p text:style-name="Standard"><text:span text:style-name="T2739">""</text:span></text:p>
          </table:table-cell>
        </table:table-row>
        <table:table-row table:style-name="TableRow2740">
          <table:table-cell table:style-name="TableCell2741">
            <text:p text:style-name="Standard"><text:span text:style-name="T2742">"Sanoin arvostetaan, mutta<text:s/></text:span><text:span text:style-name="T2743">nykyleikkaukset iskevät kipeästi ja antaumuksella näitä tehtäviä hoitavien jaksamisen vaarantaen."</text:span></text:p>
          </table:table-cell>
        </table:table-row>
        <table:table-row table:style-name="TableRow2744">
          <table:table-cell table:style-name="TableCell2745">
            <text:p text:style-name="Standard"><text:span text:style-name="T2746">""</text:span></text:p>
          </table:table-cell>
        </table:table-row>
        <table:table-row table:style-name="TableRow2747">
          <table:table-cell table:style-name="TableCell2748">
            <text:p text:style-name="Standard"><text:span text:style-name="T2749">"Arvostetaan ja ei arvosteta. Puutarhat rakennetaan kivistä, luonnonnurmikkoa (pihatatar, kylänurmikka, pihasaunio) ei hyväksytä, Puiden kaatumista pe</text:span><text:span text:style-name="T2750">lätään. Toisaalta ihmiset ihailevat kauniita, säilyneitä vanhanaikaisia pihoja ja taloja. Uusien asioiden ostamisen tarve johtaa harhaan. Helposti kuvitellaan, että vanhan korjaaminen ja ylläpito on kallista. Kalliita ovat kuitenkin ne väkinäiset ratkaisut</text:span><text:span text:style-name="T2751"><text:s/>ja materiaalit, joita rakentajalle kaupitellaan ja suositellaan. Hiljaisuus on osa kulttuuriperintöä. Syntymäkotikylälläni Lohtajalla maaseutumaiseman rauhan rikkoo uusi SALE, jonka kaiuttimista tulee iskelmää ja rokkia koko kylälle."</text:span></text:p>
          </table:table-cell>
        </table:table-row>
        <table:table-row table:style-name="TableRow2752">
          <table:table-cell table:style-name="TableCell2753">
            <text:p text:style-name="Standard"><text:span text:style-name="T2754">""</text:span></text:p>
          </table:table-cell>
        </table:table-row>
        <table:table-row table:style-name="TableRow2755">
          <table:table-cell table:style-name="TableCell2756">
            <text:p text:style-name="Standard"><text:span text:style-name="T2757">"Mielestäni e</text:span><text:span text:style-name="T2758">simerkiksi murteita ei arvosteta. Sekin on kulttuuriperintöä."</text:span></text:p>
          </table:table-cell>
        </table:table-row>
        <table:table-row table:style-name="TableRow2759">
          <table:table-cell table:style-name="TableCell2760">
            <text:p text:style-name="Standard"><text:span text:style-name="T2761">"Ei todella. Oulun kaupunki on tehnyt kaikkensa hävittääkseen kaupungin puiset talot keskustasta. Kokonaisia kortteleita on systemaattisesti tuhottu. Lähes legendaarisen maineen kaupunki onki</text:span><text:span text:style-name="T2762">n toiminnallaan saanut ja jälki näkyy."</text:span></text:p>
          </table:table-cell>
        </table:table-row>
        <table:table-row table:style-name="TableRow2763">
          <table:table-cell table:style-name="TableCell2764">
            <text:p text:style-name="Standard"><text:span text:style-name="T2765">""</text:span></text:p>
          </table:table-cell>
        </table:table-row>
        <table:table-row table:style-name="TableRow2766">
          <table:table-cell table:style-name="TableCell2767">
            <text:p text:style-name="Standard"><text:span text:style-name="T2768">"Juhlatapoja ja kristinuskoa arvostetaan ihan tarpeeksi. Luontosuhde on vähän hankalampi, koska kesämökkikulttuuri on toki vahva, mutta luonnontilaisia metsiä on jätetty hyvin vähän.<text:s/></text:span><text:span text:style-name="T2769">Esikristillistä kulttuuria ei arvosteta, vaikka vanhoja pyhiä paikkoja tiedetään lukuisia. Suomen kieli on jäämässä marginaaliin akateemisessa maailmassa, mutta en tiedä pitäisikö asiaan puuttua. "</text:span></text:p>
          </table:table-cell>
        </table:table-row>
        <table:table-row table:style-name="TableRow2770">
          <table:table-cell table:style-name="TableCell2771">
            <text:p text:style-name="Standard"><text:span text:style-name="T2772">"Mielestäni ei riittävästi. Media ei tue alan viranomais</text:span><text:span text:style-name="T2773">ia, vaan mieluummin moittii. Poikkeus on muutamat TV-sarjat, joista kiitos. Norjassa on suuressa päivälehdessä joka viikonloppu kulttuuriympäristöä tai arkkitehtuuria koskevia artikkeleita. Toimittajat pitäisi ensiksi "kouluttaa"."</text:span></text:p>
          </table:table-cell>
        </table:table-row>
        <text:soft-page-break/>
        <table:table-row table:style-name="TableRow2774">
          <table:table-cell table:style-name="TableCell2775">
            <text:p text:style-name="Standard"><text:span text:style-name="T2776">"Yleisesti<text:s/></text:span><text:span text:style-name="T2777">tuntuu siltä että ihmiset ovat sokeita ympäristölleen. Itse pyrin olemaan arvottamatta asioita enemmän tai vähemmän arvokkaisiin. Kyse on kuitenkin enemmän elämää rikastuttavasta asenteesta kuin mistään muusta."</text:span></text:p>
          </table:table-cell>
        </table:table-row>
        <table:table-row table:style-name="TableRow2778">
          <table:table-cell table:style-name="TableCell2779">
            <text:p text:style-name="Standard"><text:span text:style-name="T2780">"Kyllä ainakin jotain arvostetaan. Suvanno</text:span><text:span text:style-name="T2781">n kylä on arvostettu paikka ja sen kunnostukseen on saatu valtion tukea. Kyllähän meillä Suomessa arvostetaan myös suomalaisia säveltäjiä ja kirjailijoita ja nykyään yhä enemmän designia. "</text:span></text:p>
          </table:table-cell>
        </table:table-row>
        <table:table-row table:style-name="TableRow2782">
          <table:table-cell table:style-name="TableCell2783">
            <text:p text:style-name="Standard"><text:span text:style-name="T2784">"Arvostetaan jos sen puolesta jaksaa tapella. "</text:span></text:p>
          </table:table-cell>
        </table:table-row>
        <table:table-row table:style-name="TableRow2785">
          <table:table-cell table:style-name="TableCell2786">
            <text:p text:style-name="Standard"><text:span text:style-name="T2787">""</text:span></text:p>
          </table:table-cell>
        </table:table-row>
        <table:table-row table:style-name="TableRow2788">
          <table:table-cell table:style-name="TableCell2789">
            <text:p text:style-name="Standard"><text:span text:style-name="T2790">"Ei erity</text:span><text:span text:style-name="T2791">isemmin, esim. rakennettu kultturiperintö / rakennushistoria on maassamme aivan liian vähän arvostettua. Toimivia, ihmisten käytössä olevia kohteita puretaan virkamiesten lyhytnäköisen päätöksenteon vuoksi."</text:span></text:p>
          </table:table-cell>
        </table:table-row>
        <table:table-row table:style-name="TableRow2792">
          <table:table-cell table:style-name="TableCell2793">
            <text:p text:style-name="Standard"><text:span text:style-name="T2794">""</text:span></text:p>
          </table:table-cell>
        </table:table-row>
        <table:table-row table:style-name="TableRow2795">
          <table:table-cell table:style-name="TableCell2796">
            <text:p text:style-name="Standard"><text:span text:style-name="T2797">""</text:span></text:p>
          </table:table-cell>
        </table:table-row>
        <table:table-row table:style-name="TableRow2798">
          <table:table-cell table:style-name="TableCell2799">
            <text:p text:style-name="Standard"><text:span text:style-name="T2800">""</text:span></text:p>
          </table:table-cell>
        </table:table-row>
        <table:table-row table:style-name="TableRow2801">
          <table:table-cell table:style-name="TableCell2802">
            <text:p text:style-name="Standard"><text:span text:style-name="T2803">"Käsityöperinnettä arvostetaan<text:s/></text:span><text:span text:style-name="T2804">yhä enenemässä määrin, mutta "korkeakulttuurin" asemaan sillä on vielä valtavan pitkä matka"</text:span></text:p>
          </table:table-cell>
        </table:table-row>
        <table:table-row table:style-name="TableRow2805">
          <table:table-cell table:style-name="TableCell2806">
            <text:p text:style-name="Standard"><text:span text:style-name="T2807">"Ei oikealla tavalla. Museaalinen tapa suojella ei ole oikea. Ihmisiä pitäisi kannustaa suojelemaan ympäristöään muilla tavoin."</text:span></text:p>
          </table:table-cell>
        </table:table-row>
        <table:table-row table:style-name="TableRow2808">
          <table:table-cell table:style-name="TableCell2809">
            <text:p text:style-name="Standard"><text:span text:style-name="T2810">"Osittain huonosti. Kuten sano</text:span><text:span text:style-name="T2811">in, asun saaressa ja kunnan ylläpitämät uimarannat ovat olleet itsestäänselvyys kymmeniä vuosia. Ne ovat todellista demokratiaa ja hyvinvointipalvelua - niitä käyttävät kaiken ikäiset ja kaikkiin sosioekonomisiin luokkiin kuuluvat, niin paikalliset kuin tu</text:span><text:span text:style-name="T2812">ristit. Tänä kesänä kuitenkin kunta rahapulassaan teki järjettömän lyhytnäköisen päätöksen: se lopetti useiden uimarantojen ylläpidon. Käytännössä tämä tarkoitti esim. laiturin poistamista rannasta. Paikalle jäivät vielä pukukopit ja tietenkin itse ranta,<text:s/></text:span><text:span text:style-name="T2813">sitähän eivät edes virkamiehet pysty nopeasti tuhoamaan. Nyt monet kesäloman viettäjät, joilla on ollut uimaranta kävelymatkan päässä, joutuivat hellepäivinä ajamaan autolla naapurisaareen koska erityisesti lapset haluavat laiturin jolta hypellä veteen. Si</text:span><text:span text:style-name="T2814">is kilometrien turhaa ajoa, ensin hikisenä autossa ja sitten samaan autoon takaisin hikoilemaan uinnin jälkeen. Luonto kärsii, ihmiset kärsivät tai vähintäänkin turhautuvat ja ärsyyntyvät ja jäljelle jääneet uimarannat ruuhkautuvat ja niiden vesi likaantuu</text:span><text:span text:style-name="T2815"><text:s/>tarpeettoman paljon. Tänä kesänähän otsikoissa olivat nimenomaan uimarannoilta tarttuneet vatsa- ja muut taudit. Ja mitä tämä kertoo kulttuuriperintömme arvostamisesta vaikkapa ulkomaalaiselle joka on tullut viettämään suomalaista kesää?"</text:span></text:p>
          </table:table-cell>
        </table:table-row>
        <table:table-row table:style-name="TableRow2816">
          <table:table-cell table:style-name="TableCell2817">
            <text:p text:style-name="Standard"><text:span text:style-name="T2818">"Osittain kyllä, osittain ei. Rakennettu ympäristö on koko ajan vaarassa, mutta henkinen kulttuuriperintö on ehkäpä vaalitumpaa. Enemmän koen huonona sen, että asiat pitäisi tehdä niin kuin on aina tehty. Kulttuuria luovat ja sen kehittymiseen vaikuttavat<text:s/></text:span><text:span text:style-name="T2819">henkilöt ovat myös luomassa tulevaisuuden kulttuuriperintöä."</text:span></text:p>
          </table:table-cell>
        </table:table-row>
        <table:table-row table:style-name="TableRow2820">
          <table:table-cell table:style-name="TableCell2821">
            <text:p text:style-name="Standard"><text:span text:style-name="T2822">"Kyllä, sekä paikallinen kulttuuriperintö että kansallinen ovat yhtä tärkeitä. Oma ruotsinkielinen tausta vaikuttaa varmaan siihen että mielestäni perinteisesti suomalaista kulttuuriperinnettä</text:span><text:span text:style-name="T2823"><text:s/>on katsottu liian suppeasti. Suomessa on kuitenkin paljon muutakin kuin<text:s/></text:span><text:soft-page-break/><text:span text:style-name="T2824">Kalevalaa ja syviä metsiä. esim. rannikkokulttuuria nostetaan harvoin esille kansallisena kultturiperintönä; kuitenkin kalastus oli peruselinkeino hyvin pitkään."</text:span></text:p>
          </table:table-cell>
        </table:table-row>
        <text:soft-page-break/>
        <table:table-row table:style-name="TableRow2825">
          <table:table-cell table:style-name="TableCell2826">
            <text:p text:style-name="Standard"><text:span text:style-name="T2827">"Ei valitettavasti</text:span><text:span text:style-name="T2828"><text:s/>tarpeeksi."</text:span></text:p>
          </table:table-cell>
        </table:table-row>
        <table:table-row table:style-name="TableRow2829">
          <table:table-cell table:style-name="TableCell2830">
            <text:p text:style-name="Standard"><text:span text:style-name="T2831">"Vähitellen ns. katukulttuuri on nostettu esiin (tapahtumien, näyttelyiden, rahoituspäätösten jne avulla)"</text:span></text:p>
          </table:table-cell>
        </table:table-row>
        <table:table-row table:style-name="TableRow2832">
          <table:table-cell table:style-name="TableCell2833">
            <text:p text:style-name="Standard"><text:span text:style-name="T2834">"No eipä arvosteta, kun Museoviraston toimintaa supistettiin. Monessa kaupungissa saa maaseutumaisemaan ja taajamaan edelleen rakent</text:span><text:span text:style-name="T2835">aa ihan mitä vaan ja miten vaan, olemassa olevaa huomioimatta."</text:span></text:p>
          </table:table-cell>
        </table:table-row>
        <table:table-row table:style-name="TableRow2836">
          <table:table-cell table:style-name="TableCell2837">
            <text:p text:style-name="Standard"><text:span text:style-name="T2838">""</text:span></text:p>
          </table:table-cell>
        </table:table-row>
        <table:table-row table:style-name="TableRow2839">
          <table:table-cell table:style-name="TableCell2840">
            <text:p text:style-name="Standard"><text:span text:style-name="T2841">"Ei, koska valtiohallinto koko ajan supistaa työvoimavaltaisen kulttuuriperintöalan määrärahoja. "</text:span></text:p>
          </table:table-cell>
        </table:table-row>
        <table:table-row table:style-name="TableRow2842">
          <table:table-cell table:style-name="TableCell2843">
            <text:p text:style-name="Standard"><text:span text:style-name="T2844">"Kyllä arvostetaan, sillä se tunnistetaan myös globaalina kulttuuriomaisuutena suoma</text:span><text:span text:style-name="T2845">laisten omintakeisen kielen ja yhteiskunnallisen hyvinvoinnin, osaamisen ja kulttuurihistorian tuotteena - ainakin tällainen kuva minulle on värittynyt median ja muun viestinnällisen vuorovaikutuksen vaikutuksesta. Museotyö sinänsä on myös tunnistettu ja s</text:span><text:span text:style-name="T2846">en merkitystä korostetaan kun halutaan esim. vahvistaa kansallista tai kansainvälistä identiteettiä normaalioloissa. Tietenkin sotien runtelemissa maissa museoarvo on yhtä kovilla kuin perinteet muutenkin. Kulttuuriperinnön kaupallinen merkitys on myös mie</text:span><text:span text:style-name="T2847">lestäni kasvanut tietoyhteiskunnan aikana. "</text:span></text:p>
          </table:table-cell>
        </table:table-row>
        <table:table-row table:style-name="TableRow2848">
          <table:table-cell table:style-name="TableCell2849">
            <text:p text:style-name="Standard"><text:span text:style-name="T2850">"Valmistan kansallispukuja työkseni ja minulla riittää töitä."</text:span></text:p>
          </table:table-cell>
        </table:table-row>
        <table:table-row table:style-name="TableRow2851">
          <table:table-cell table:style-name="TableCell2852">
            <text:p text:style-name="Standard"><text:span text:style-name="T2853">"Tietyissä piireissä arvostetaan ja alan sisällä tukea löytyy. Sen sijaan yhteiskunnan ja erityisesti resurssienjaon suhteen arvostus näyttää vä</text:span><text:span text:style-name="T2854">häiseltä. Myöskään yhteistoimintaa muiden yhteiskunnallisten sektorien taholta ei tunnu liiemmälti saavan. Rahoituksen hakeminen on hankalaa, neuvontaa ei saa helposti läheltä eikä alan hoitoon ole useinkaan osoitettu tarvittavaa henkilöresurssia esim. kun</text:span><text:span text:style-name="T2855">nissa. Yhteistyömuotoja muiden alojen kanssa vaikeuttavat toisten osapuolten tietämättömyys kulttuuriperinnöstä sekä mallien ja koordinoinnin puute."</text:span></text:p>
          </table:table-cell>
        </table:table-row>
        <table:table-row table:style-name="TableRow2856">
          <table:table-cell table:style-name="TableCell2857">
            <text:p text:style-name="Standard"><text:span text:style-name="T2858">"Suomessa metsät ja niissä liikkuminen koetaan vahvasti kulttuuriperinnöksemme, meillä kun on monia<text:s/></text:span><text:span text:style-name="T2859">muita Euroopan maita pidempään eletty metsässä ja metsästä. Suomessa pidetäänkin varsin hyvää huolta esimerkiksi taajamissa ja niiden läheisyydessä olevista virkistysalueista, erityisesti Metsähallitus on tässä tärkeässä asemassa. Vanhoja, arvokkaiksi näht</text:span><text:span text:style-name="T2860">yjä rakennuksia ja muita rakennettuja ympäristöjä arvostetaan myös mutta niiden huolenpitoon vaadittaisiin enemmän taloudellista tukea, jonka puutteessa moni arvokas rakennus menetetään."</text:span></text:p>
          </table:table-cell>
        </table:table-row>
        <table:table-row table:style-name="TableRow2861">
          <table:table-cell table:style-name="TableCell2862">
            <text:p text:style-name="Standard"><text:span text:style-name="T2863">""</text:span></text:p>
          </table:table-cell>
        </table:table-row>
        <table:table-row table:style-name="TableRow2864">
          <table:table-cell table:style-name="TableCell2865">
            <text:p text:style-name="Standard"><text:span text:style-name="T2866">"Ihmiset ovat vihaisia Uudenmaan rannikon rakentamisesta. Mut</text:span><text:span text:style-name="T2867">ta päätöksiä tehdään kansalaisia kuuntelematta. Rahanhimo on suuri. Oma pankkitili. Hämäriä suunnitelmia, joista ei paljon tietoa ole. Erityisesti Sipoo on yksi esimerkki. Televisio tuottaa ohjelmaa, jossa kansalaiset saavat suunnitella yhdessä Harkimon ka</text:span><text:span text:style-name="T2868">nssa rannikon rakentamista. Näin saadaan ihmiset halpaan ja suurin osa vastustaa."</text:span></text:p>
          </table:table-cell>
        </table:table-row>
        <text:soft-page-break/>
        <table:table-row table:style-name="TableRow2869">
          <table:table-cell table:style-name="TableCell2870">
            <text:p text:style-name="Standard"><text:span text:style-name="T2871">"Suomen kieleen pesiytyy omituisia, onnettomiakin käännöksiä, joita käytetaan tavallisessa puheessa. Loppukäyttäjä (end-user engl.) on tällainen. Se lienee tullut tietotek</text:span><text:span text:style-name="T2872">niikan myötä. Loppukäyttäjällä tarkoitetaan toimintoketjun viimeistä tuotteen tai palvelun käyttäjää. Käsitteellä korvataan sanoja kuten käyttäjä, kuluttaja ja asiakas. Wikipedia mainitsee esimerkkinä lemmikkieläinkaupasta hamsterilleen auringonkukansiemen</text:span><text:span text:style-name="T2873">iä ostavan ihmisen. Hamsterin omistaja on asiakas ja kuluttaja, hamsteri on loppukäyttäjä. Kauppias on sekä jälleenmyyjä että asiakas (maahantuojan tai siementen viljelijän). Kunnan toimintojen loppukäyttäjä on kuntalainen, joka hankkii kunnaltaan palveluj</text:span><text:span text:style-name="T2874">a esimerkiksi sosiaali- ja terveys-, sivistys- (kulttuuri ml.) tai ympäristöaloilta. Kulttuurin loppukäyttäjä on kuntalainen: opetuksessa oppilas, musiikissa kuuntelija, kuvataiteessa katsoja tai teoksen ostaja, kirjallisuudessa lukija jne. Kulttuurilla ta</text:span><text:span text:style-name="T2875">rkoitetaan yhteisön tai (ihmis)kunnan henkisten ja aineellisten saavutusten kokonaisuutta, myös sivistystä.- Saarijärvellä olisi perusteltua harkita sivistyspalvelujen korvaamista yläkäsitteellä kulttuuri. Kulttuurin ymmärtäminen ei ole yksinkertaista. Nim</text:span><text:span text:style-name="T2876">ittäin runoilijan ja monipuolisen kulttuurivaikuttajan V.A. Koskenniemen tultua valituksi vuonna 1948 Suomen Akatemian jäseneksi vastoin vasemmiston kantaa kerrotaan tasavallan presidentti Paasikiven haukkuneen Urho Kekkosen tämän yhdyttyä Koskenniemen par</text:span><text:span text:style-name="T2877">jaajiin. ”Huusi, että mitä sinä sekaannut kulttuuriasioihin. Mitä saatanaa sinä niistä ymmärrät!”, kertoi Kekkonen. Saarijärvelläkin kulttuuri tulisi ymmärtää oikein – ironisesti siis Kekkosta paremmin Paasikiveä siteeraten. Demokraattisesti valittujen pää</text:span><text:span text:style-name="T2878">ttäjiemme keskeisin tehtävä on edistää kokonaisvaltaisesti kaikkien saarijärveläisten etua. Tähän toimintaan kuuluvat sekä aineellisia että aineettomia arvoja sisältävät asiat (= kulttuuri). Kolmas sektori (voittoa tavoittelemattomat vapaaehtoiset toimijat</text:span><text:span text:style-name="T2879">) on tässä asiassa saarijärveläisten yhteinen, hyvään tulevaisuuteen tähtäävä omatunto. Sen tulisi vain toimia yhdessä nykyistä tehokkaammin. Tällaista tarvitaan, sillä demokraattisessa järjestelmässä nousevat johtoon ne puoluepoliitikot, jotka ovat kykene</text:span><text:span text:style-name="T2880">mättömiä näkemään politiikan (kulttuurin) suuria yhteyksiä. Paasikivi ja Mannerheim ovat näin todenneet valtakunnan politiikan tasolla. Sama pätee paikallisella tasolla. Johtopoliitikkojen tarmo menee lyhyiden parlamentaaristen kausien ja poliittisten etuj</text:span><text:span text:style-name="T2881">en varjelemiseen, ei yhteisen tulevaisuuden kehittämiseen. Nykyaika kvartaalitalouksineen, tulosodotuksineen ja euro-epäjumalan palvelemisineen vie johtamisen harhateille. Harhautuneet päättäjämme ovat mitä merkillisimpien konsulttien vedätyksessä. Loppukä</text:span><text:span text:style-name="T2882">yttäjä (kuntalainen) ei tiedä missä hän kulloinkin asioi: kunnan tai valtion virastossa, liikelaitoksessa, tytäryhtiössä, yrityksessä, kuntien yhteisorganisaatiossa tai jossain muussa ”sekatavarakaupassa”. Tavoitteena tulisi olla henkisten ja aineellisten<text:s/></text:span><text:span text:style-name="T2883">arvojen (= kulttuurin) tasapainoinen kehittäminen. "</text:span></text:p>
          </table:table-cell>
        </table:table-row>
        <table:table-row table:style-name="TableRow2884">
          <table:table-cell table:style-name="TableCell2885">
            <text:p text:style-name="Standard"><text:span text:style-name="T2886">"Riippuu ihan tilanteesta, rakennusperintö törmää helposti nykysikaiseen rakentamistapaan, kulttuurijärjestöt ovat erittäin tärkeitä ruokaperinteen ja muteen vaalijoina, kovat arvot tuppaavat kuitenkin</text:span><text:span text:style-name="T2887"><text:s/>olemaan arvostuksen esteenä."</text:span></text:p>
          </table:table-cell>
        </table:table-row>
        <table:table-row table:style-name="TableRow2888">
          <table:table-cell table:style-name="TableCell2889">
            <text:p text:style-name="Standard"><text:span text:style-name="T2890">"Kulttuuriperintöä mitataan julkisessa keskustelussa yhä enemmän rahaa mittarina käytten ja sen laajat muut vaikutukset unohtuvat. Räikeä esimerkki vähästä arvostuksesta ja vaikutusten ymmärryksestä on Museoviraston rampaut</text:span><text:span text:style-name="T2891">taneet budjettileikkaukset."</text:span></text:p>
          </table:table-cell>
        </table:table-row>
        <table:table-row table:style-name="TableRow2892">
          <table:table-cell table:style-name="TableCell2893">
            <text:p text:style-name="Standard"><text:span text:style-name="T2894">"Kyllä sitä arvostetaan, jopa vapaaehtoisten panosta on arvostettu usealla taholla. Tieto lisää ymmärrystä ja oma kokemus tuo ahaaelämyksen kautta usein tahtoa levittää ilosanomaa oman alueen kulttuurinperinnöstä, jota voidaa</text:span><text:span text:style-name="T2895">n käsitellä erilsissa yhteyksissä hyvin monipuolisesti. Vertaisen kautta tieto välittyy usein tehokkaammin kuin ylhäältä annettuna, kulttuuriperintöä omin sanoin ja omalla tavalla jakavat myös kulttuuriluotsit. "</text:span></text:p>
          </table:table-cell>
        </table:table-row>
        <table:table-row table:style-name="TableRow2896">
          <table:table-cell table:style-name="TableCell2897">
            <text:p text:style-name="Standard"><text:span text:style-name="T2898">"Kyllähän tämä suvivirsikeskustelu kertoo</text:span><text:span text:style-name="T2899"><text:s/>osaltaan nykyisestä sivistyksen puutteesta. "</text:span></text:p>
          </table:table-cell>
        </table:table-row>
        <table:table-row table:style-name="TableRow2900">
          <table:table-cell table:style-name="TableCell2901">
            <text:p text:style-name="Standard"><text:span text:style-name="T2902">""</text:span></text:p>
          </table:table-cell>
        </table:table-row>
        <text:soft-page-break/>
        <table:table-row table:style-name="TableRow2903">
          <table:table-cell table:style-name="TableCell2904">
            <text:p text:style-name="Standard"><text:span text:style-name="T2905">"Varmasti arvostetaan, jos ja kun siitä saa elämyksellisellä (tiedollisella, nostalgisella, esteettisellä, ...) tavalla jotakin irti. Esim. kotiseudun kansallismaisema monine<text:s/></text:span><text:span text:style-name="T2906">ulottuvuuksineen herättää kiinnostusta, mutta siihen liittyvää tietoa tulee olla saatavilla."</text:span></text:p>
          </table:table-cell>
        </table:table-row>
        <table:table-row table:style-name="TableRow2907">
          <table:table-cell table:style-name="TableCell2908">
            <text:p text:style-name="Standard"><text:span text:style-name="T2909">"Koulut ja kirjastot ovat uhanalaisia! Niissä on kulttuuriperinnön ydinkohta, siksi niiden kohtalo on meidän kaikkien asia."</text:span></text:p>
          </table:table-cell>
        </table:table-row>
        <table:table-row table:style-name="TableRow2910">
          <table:table-cell table:style-name="TableCell2911">
            <text:p text:style-name="Standard"><text:span text:style-name="T2912">"Esimerkiksi<text:s/></text:span><text:span text:style-name="T2913">sukututkimuksen tuloksena syntyneet aineistot, kansalaisjärjestöjen aineistot ja yksityisten perheiden ja henkilöiden arkistot ovat joidenkin päättäjien mielestä ansainneet marginaalisen kohtelun."</text:span></text:p>
          </table:table-cell>
        </table:table-row>
        <table:table-row table:style-name="TableRow2914">
          <table:table-cell table:style-name="TableCell2915">
            <text:p text:style-name="Standard"><text:span text:style-name="T2916">"Ei arvosteta, paitsi ne, jotka ovat jotenkin eksyneet e</text:span><text:span text:style-name="T2917">simerkiksi Kaustiselle ja saaneet tietää, mitä kansanmusiikki oikeasti on. Ja nähneet sen yhteisöllisyyden ja ne riemun tunteet, jotka syntyvät yhdessä soittamisesta ja tanssimisesta (ja kuuntelusta ja katselusta)."</text:span></text:p>
          </table:table-cell>
        </table:table-row>
        <table:table-row table:style-name="TableRow2918">
          <table:table-cell table:style-name="TableCell2919">
            <text:p text:style-name="Standard"><text:span text:style-name="T2920">"Jonkin verran, välillä ihannoidaan li</text:span><text:span text:style-name="T2921">ikaa muita kulttuureja ja arvostetaan taloudellisia tai "kovia" arvoja. Ihmisen oma, inhimillinen kokemus unohtuu aika useasti."</text:span></text:p>
          </table:table-cell>
        </table:table-row>
        <table:table-row table:style-name="TableRow2922">
          <table:table-cell table:style-name="TableCell2923">
            <text:p text:style-name="Standard"><text:span text:style-name="T2924">"Ei arvosteta, kaikkea vähänkin vanhempaa ihmisistä lähtien pidetään arvottomana ja hyödyttömänä. Olen koulutukseltani kultas</text:span><text:span text:style-name="T2925">eppämestari, henkeen ja vereen käsityöläinen/käsillä tekijä, mutta käytännössä esim. työmarkkinoilla ei ole mitään merkitystä sillä mitä osaan. "</text:span></text:p>
          </table:table-cell>
        </table:table-row>
        <table:table-row table:style-name="TableRow2926">
          <table:table-cell table:style-name="TableCell2927">
            <text:p text:style-name="Standard"><text:span text:style-name="T2928">"Puheissa arvostetaan, mutta ei käytännön tekoina. Rakennetun kulttuuriympäristön avustukset menevät kunnill</text:span><text:span text:style-name="T2929">e ja muille julkisille hallinnoijille. Euroja tarvitaan siellä ruohonjuuritasolla, yksityisellä sektorilla. On olemassa yksityisiä kotimuseoita, joissa on vanhoja tavaroita, mutta onko kauan, jos niitä ei arvosteta, ja rakennus lahoaa päälle? Yhteiskunta v</text:span><text:span text:style-name="T2930">oisi tuoda tietotaitoa niiden luetteloimiseen, taitoa niiden säilyttämiseen."</text:span></text:p>
          </table:table-cell>
        </table:table-row>
        <table:table-row table:style-name="TableRow2931">
          <table:table-cell table:style-name="TableCell2932">
            <text:p text:style-name="Standard"><text:span text:style-name="T2933">"Ei. Eliitti ja kristinusko ovat liian vahvasti esillä. Saamelaiset ja muut vähemmistöt unohdetaan säännöllisesti."</text:span></text:p>
          </table:table-cell>
        </table:table-row>
        <table:table-row table:style-name="TableRow2934">
          <table:table-cell table:style-name="TableCell2935">
            <text:p text:style-name="Standard"><text:span text:style-name="T2936">"Paikallisesti, kylillä, arvostetaan omaa kerrostunutta ar</text:span><text:span text:style-name="T2937">kiympäristöä. Viranomaistasolla se jää arvottomaksi."</text:span></text:p>
          </table:table-cell>
        </table:table-row>
        <table:table-row table:style-name="TableRow2938">
          <table:table-cell table:style-name="TableCell2939">
            <text:p text:style-name="Standard"><text:span text:style-name="T2940">"Yhteisömme ei arvosta kaikkea sitä kulttuuriperintöä, johon olen itse kasvanut. Esimerkiksi suurperheistä syyllistetään, vaikka perheessä olisi asiat aivan hyvin. Suvaitsevaisuuden nimissä halutaan v</text:span><text:span text:style-name="T2941">iedä mahdollisuus oman uskonnon mukaan toimimiseen, tasapäistämällä kaikki mm. kouluissa. Myös haja-asutusalueella eläviä rangaistaan kaikin keinoin, vaikka Suomi on iät ja ajat elänyt metsistä ja kotimainen ruoantuotanto on laajalti arvostettua. Palvelut<text:s/></text:span><text:span text:style-name="T2942">kuitenkin viedään viimeisiä myöten kymmenien kilometrien päähän, niin että jopa pienet ekaluokkalaiset joutuvat aloittamaan ja lopettamaan koulupäivänsä puolitoistatuntisten taksimatkojen merkeissä. Näin näivetetään maaseutua ja rajoitetaan ihmisten mahdol</text:span><text:span text:style-name="T2943">lisuuksia muuttaa edullisemman tonttimaan, tilavamman elinympäristön ja oman ruokatuotannon äärelle."</text:span></text:p>
          </table:table-cell>
        </table:table-row>
        <table:table-row table:style-name="TableRow2944">
          <table:table-cell table:style-name="TableCell2945">
            <text:p text:style-name="Standard"><text:span text:style-name="T2946">"Ei arvosteta, katso maanomistaja -esimerkkini."</text:span></text:p>
          </table:table-cell>
        </table:table-row>
        <table:table-row table:style-name="TableRow2947">
          <table:table-cell table:style-name="TableCell2948">
            <text:p text:style-name="Standard"><text:span text:style-name="T2949">"Arvostan pienia arjen toimia ja tekoja, eikä niiden arvostus ole kovin näkyvää."</text:span></text:p>
          </table:table-cell>
        </table:table-row>
        <table:table-row table:style-name="TableRow2950">
          <table:table-cell table:style-name="TableCell2951">
            <text:p text:style-name="Standard"><text:span text:style-name="T2952">"Yleisellä tasolla todennäköisesti, toisaalta esim. metsiä roskataan yllättävän paljon pk-seudulla."</text:span></text:p>
          </table:table-cell>
        </table:table-row>
        <text:soft-page-break/>
        <table:table-row table:style-name="TableRow2953">
          <table:table-cell table:style-name="TableCell2954">
            <text:p text:style-name="Standard"><text:span text:style-name="T2955">"tällä hetkellä kaikki kulttuurialan koulutus on liipaisimella (esim. rakennuskonservaattorit Seinäjoelta)"</text:span></text:p>
          </table:table-cell>
        </table:table-row>
        <table:table-row table:style-name="TableRow2956">
          <table:table-cell table:style-name="TableCell2957">
            <text:p text:style-name="Standard"><text:span text:style-name="T2958">"Ei juurikaan. Raha ratkaisee nykyään. Sitä</text:span><text:span text:style-name="T2959"><text:s/>arvostetaan mihin on tarjolla taloudellisia voimavaroja. Kuntien teknisten yksiköiden ylivalta päätettäessä vanhojen rakennusten kohtalosta on poistettava. Mahdollisuus ja velvoite vanhan palauttamiseksi on saatava lakiin eli jo tuhottujakin merkittäviä k</text:span><text:span text:style-name="T2960">ohteita on voitava palauttaa. Rakennusmääräyksissä tulisi huomioida vanhat rakennukset siten, että samat energiansäästövaatimukset eivät koskisi niitä."</text:span></text:p>
          </table:table-cell>
        </table:table-row>
        <table:table-row table:style-name="TableRow2961">
          <table:table-cell table:style-name="TableCell2962">
            <text:p text:style-name="Standard"><text:span text:style-name="T2963">"Harvemmin. Pelto nähdään edelleen valmiiksi raivatuksi rakennusmaaksi, vanha rakennuskanta rasitteen</text:span><text:span text:style-name="T2964">a ja suojelu rangaistuksena, joka oikeuttaa laiminlyömään kaiken hoidon ja ylläpidon, koska kuvitellaan, että yhteiskunta ottaa vastuun kun jokin kohde saa arvostavan suojelumerkinnän."</text:span></text:p>
          </table:table-cell>
        </table:table-row>
        <table:table-row table:style-name="TableRow2965">
          <table:table-cell table:style-name="TableCell2966">
            <text:p text:style-name="Standard"><text:span text:style-name="T2967">"Asukkaat kyllä, mutta kaupungin virastot ja laitokset eivät (mukaan</text:span><text:span text:style-name="T2968"><text:s/>lukien Museovirasto ja Hels. kaup. Museo)"</text:span></text:p>
          </table:table-cell>
        </table:table-row>
        <table:table-row table:style-name="TableRow2969">
          <table:table-cell table:style-name="TableCell2970">
            <text:p text:style-name="Standard"><text:span text:style-name="T2971">""</text:span></text:p>
          </table:table-cell>
        </table:table-row>
        <table:table-row table:style-name="TableRow2972">
          <table:table-cell table:style-name="TableCell2973">
            <text:p text:style-name="Standard"><text:span text:style-name="T2974">"Arvostetaan ainoastaan juhlapuheissa. Käytännössä ei lähes lainkaan. Suomi tässä mielessä barbaarimaa. Esim Suomessa erittäin ohut ja pieni rakennuskulttuuriperintö ja sekin pitäisi saada tuhota. Suojelu<text:s/></text:span><text:span text:style-name="T2975">todella hankalaa ja yhdistykset jotka mukamas keskittyneet rakennusperinnön suojeluun eivät käytännössä ole saaneet aikaan mitään. Gryndareiden ja hallien rakentajien intressit aina etusijalla. "</text:span></text:p>
          </table:table-cell>
        </table:table-row>
        <table:table-row table:style-name="TableRow2976">
          <table:table-cell table:style-name="TableCell2977">
            <text:p text:style-name="Standard"><text:span text:style-name="T2978">"Koen kirjoittamisen ja lukemisen omaksi, some on tuonut u</text:span><text:span text:style-name="T2979">usia ulottuvuuksia, mutta näen että pitkällä tähtäimellä vahvistaa niiden asemaa, omalla alueella puistot ovat maankuulut, niitä rakastetaan täällä ja arvostetaan myös muualla"</text:span></text:p>
          </table:table-cell>
        </table:table-row>
        <table:table-row table:style-name="TableRow2980">
          <table:table-cell table:style-name="TableCell2981">
            <text:p text:style-name="Standard"><text:span text:style-name="T2982">"Rakennusten purkuvimma on äitynyt kaupungeissa taas 60... 70-luvun tasolle.<text:s/></text:span><text:span text:style-name="T2983">Korkean rakentamisen voimakas hinku rapauttaa suomalaista kaupunkikulttuuria ja mittakaavaa. Tilanmuodostus on tärkeä osa suomalaista kaupunkiympäristöä, sitä ei synny isoilla rakennuskappaleilla."</text:span></text:p>
          </table:table-cell>
        </table:table-row>
        <table:table-row table:style-name="TableRow2984">
          <table:table-cell table:style-name="TableCell2985">
            <text:p text:style-name="Standard"><text:span text:style-name="T2986">"alkanut olla tapahtumia esim. liittyen läheiseksi sukun</text:span><text:span text:style-name="T2987">i historiaan liittyvään Kallion kaupunginosaan. Ilmeisesti suuri osa järjestetty vapaahetoistalkoovoimin, mm. Kallion kulttuuriyhdistyksen? opastatetut historiateemakävelykierrokset."</text:span></text:p>
          </table:table-cell>
        </table:table-row>
        <table:table-row table:style-name="TableRow2988">
          <table:table-cell table:style-name="TableCell2989">
            <text:p text:style-name="Standard"><text:span text:style-name="T2990">"Usein esimerkiksi eri ikäisiä, myös vain muutaman vuosikymmenen vanho</text:span><text:span text:style-name="T2991">ja, rakennuksia ei mielestäni arvosteta tarpeeksi. Rakennuksia sekä rakennetaan lähtökohtaisesti lyhytikäisiksi, jolloin elinympäristöämme ja luontoa ei arvosteta, että puretaan liian kevyin perustein. Luvut paperilla määräävät liian usein elämän laadukkuu</text:span><text:span text:style-name="T2992">den ja pidemmän perspektiivin pohdinnan sijaan."</text:span></text:p>
          </table:table-cell>
        </table:table-row>
        <table:table-row table:style-name="TableRow2993">
          <table:table-cell table:style-name="TableCell2994">
            <text:p text:style-name="Standard"><text:span text:style-name="T2995">"Ihmisellä on sisään rakennettu taipumus arvostaa kulttuuriperintöä, yhteistä muistia ja vanhaa viihtyisää kulttuuriympäristöä, joka on muokkautunut aikojen saatossa hitaasti pienin muutoksin.<text:s/></text:span><text:span text:style-name="T2996">Julkisissa päätöksissä tai esim. yritysten toiminnassa tämä ihmisen sisäinen tarve rauhaan ja harmoniaan ympäristön ja menneisyyden kanssa joskus unohdetaan."</text:span></text:p>
          </table:table-cell>
        </table:table-row>
        <table:table-row table:style-name="TableRow2997">
          <table:table-cell table:style-name="TableCell2998">
            <text:p text:style-name="Standard"><text:span text:style-name="T2999">"Joissain piireissä kovastikin."</text:span></text:p>
          </table:table-cell>
        </table:table-row>
        <text:soft-page-break/>
        <table:table-row table:style-name="TableRow3000">
          <table:table-cell table:style-name="TableCell3001">
            <text:p text:style-name="Standard"><text:span text:style-name="T3002">"Välillä tiedotusvälineissä arvostetaan, välillä ei. Tunnen<text:s/></text:span><text:span text:style-name="T3003">paljon ihmisiä, jotka haluavat tutkia menneisyyttä. Matalat palkat alalla kertovat, että kulttuuriperinnön vaalimista pidetään edelleen kutsumuksena. Tapaan runsaasti ihmisiä, jotka pitävät jostain omasta kulttuuriperinnöstään: Rakennuksista, käsitöistä tm</text:span><text:span text:style-name="T3004">s. "</text:span></text:p>
          </table:table-cell>
        </table:table-row>
        <table:table-row table:style-name="TableRow3005">
          <table:table-cell table:style-name="TableCell3006">
            <text:p text:style-name="Standard"><text:span text:style-name="T3007">"Ei. Naisten historia ja kulttuuriperintö on lähes tuntematonta. Olen joutunut itse kaivamaan sen esiin koska kouluissa ei ikinä opetettu matriarkaalisia jne. myyttejä ja historiaa, lahjataloutta osana pyyntikulttuuria ja naisten käsitöiden uskomatt</text:span><text:span text:style-name="T3008">oman laajalle samanlaista symbolista merkkikieltä. Ne ovat tärkeitä sitäkin enemmän ettei niissä heijastu kilpailun ja saalistuksen maailmankuva vaan lajien ja sukupuolten tasapainon ja keskinäisriippuvaisuuden arvot. Niitä nyt tarvittaisiin mutta kun siih</text:span><text:span text:style-name="T3009">en ei saa rahoitusta. Ei kai uskota että sillä on merkitystä kun naisten käsitöitä pidetään vain joinain ompeluseurahössötyksinä. Naisten kulttuurisen kontribuution esille nostaminen ei ole keltään pois, päinvastoin kun kaikki voivat kulttuurissa hyvin, se</text:span><text:span text:style-name="T3010"><text:s/>on hyvää talouskasvulle ja kilpailukyvyllekin, vaikka ne eivät saisi olla kaiken ehto"</text:span></text:p>
          </table:table-cell>
        </table:table-row>
        <table:table-row table:style-name="TableRow3011">
          <table:table-cell table:style-name="TableCell3012">
            <text:p text:style-name="Standard"><text:span text:style-name="T3013">"Ei. Laskekaapa huviksenne, kuinka monen saamelaisen pyhän tunturin laella on GSM-tukiaseman masto... Siinä niiden merkitys suomalaiselle yhteiskunnalle. Myös muiden,</text:span><text:span text:style-name="T3014"><text:s/>politisoitujen asioiden, kuten maaoikeuksien takia ei osaa Pohjois-Lapin kulttuuriperinnöstä, kuten sukualeita ja niihin liittyvää perinnettä haluta tutkia ja dokumentoida."</text:span></text:p>
          </table:table-cell>
        </table:table-row>
        <table:table-row table:style-name="TableRow3015">
          <table:table-cell table:style-name="TableCell3016">
            <text:p text:style-name="Standard"><text:span text:style-name="T3017">"Nykyisin vanhaa ympäristöä jo arvostetaan. Modernia ympäristöä sen sijaan yhä<text:s/></text:span><text:span text:style-name="T3018">aika vähän. Sen huomaa ihmisten puheista kaduilla kulkiessa. "</text:span></text:p>
          </table:table-cell>
        </table:table-row>
        <table:table-row table:style-name="TableRow3019">
          <table:table-cell table:style-name="TableCell3020">
            <text:p text:style-name="Standard"><text:span text:style-name="T3021">"Eipä juuri. Kaikki on kaupan. Puistot ja virkistysalueet muutetaan liikenneväyliksi. Tärkeintä on saada massoja liikutettua nopeasti paikasta toiseen. Näissä kuvioissa ei arvosteta edes ihmi</text:span><text:span text:style-name="T3022">stä, vain rahaa ja markkinataloutta. "</text:span></text:p>
          </table:table-cell>
        </table:table-row>
        <table:table-row table:style-name="TableRow3023">
          <table:table-cell table:style-name="TableCell3024">
            <text:p text:style-name="Standard"><text:span text:style-name="T3025">"Joltain osin. Itse koen kulttuuriperinnön ehkä eniten rakennuskannassa. Arvostuksen puute saattaa johtua suurimmaksi osaksi tietämättömyydestä, jos omat kiinnostuksen kohteet ovat muualla. Halutaan asua muka<text:s/></text:span><text:span text:style-name="T3026">vanhassa talossa, mutta rempataan se ihan uudeksi. Eikö olisi voinut saman tien tehdä uuden talon? Usein käy säilyttämiselle aika huonosti ja kuitenkin meidän perintömme on taloissa ja rakennuksissa. Ja oikeasti vanhoja talojakin on varsin vähän jäljellä."</text:span></text:p>
          </table:table-cell>
        </table:table-row>
        <table:table-row table:style-name="TableRow3027">
          <table:table-cell table:style-name="TableCell3028">
            <text:p text:style-name="Standard"><text:span text:style-name="T3029">"Kyllä ja ei."</text:span></text:p>
          </table:table-cell>
        </table:table-row>
        <table:table-row table:style-name="TableRow3030">
          <table:table-cell table:style-name="TableCell3031">
            <text:p text:style-name="Standard"><text:span text:style-name="T3032">"Ei arvosteta juurikaan. Entinen kotikuntani on purkanut tai ainakin yrittänyt purkaa alueeltaan lähes kaiken mielenkiintoisen, ruukinalueesta Kellokosken kartanoon, vanhaan työväentaloon, suomen ensimmäiseen meijeriin jne..."</text:span></text:p>
          </table:table-cell>
        </table:table-row>
        <table:table-row table:style-name="TableRow3033">
          <table:table-cell table:style-name="TableCell3034">
            <text:p text:style-name="Standard"><text:span text:style-name="T3035">"Arvostetaan, mutta arvostus on usein kapea-alaista. Menneisyyden nostalgisointi ei ole tavoiteltava asia. Liian vähän arvostetaan kulttuuriperintöä koskevaa kriittistä tutkimusta."</text:span></text:p>
          </table:table-cell>
        </table:table-row>
        <table:table-row table:style-name="TableRow3036">
          <table:table-cell table:style-name="TableCell3037">
            <text:p text:style-name="Standard"><text:span text:style-name="T3038">"Klassisen musiikin arvostus huolestuttaa. Vanhojen rakennusten älytön p</text:span><text:span text:style-name="T3039">urkaminen huolestuttaa. Ympäristön betonisointi huolestuttaa. Kaikenlaiset rajoitukset ihmisten liikkuvuuden estämiseksi ahdistavat."</text:span></text:p>
          </table:table-cell>
        </table:table-row>
        <table:table-row table:style-name="TableRow3040">
          <table:table-cell table:style-name="TableCell3041">
            <text:p text:style-name="Standard"><text:span text:style-name="T3042">"Ei tarpeeksi, mutta pidän sitä esillä."</text:span></text:p>
          </table:table-cell>
        </table:table-row>
        <table:table-row table:style-name="TableRow3043">
          <table:table-cell table:style-name="TableCell3044">
            <text:p text:style-name="Standard"><text:span text:style-name="T3045">"Suomessa vältetään kertomasta eri etnisten ryhmien kulttuureista, ei edes va</text:span><text:span text:style-name="T3046">nhoja ryhmiä kuten romaneja, vallooneja, karjalaisia, yms. tuoda esiin. Myyttiä monokulttuurisuudesta elätetään yhä. "</text:span></text:p>
          </table:table-cell>
        </table:table-row>
        <text:soft-page-break/>
        <table:table-row table:style-name="TableRow3047">
          <table:table-cell table:style-name="TableCell3048">
            <text:p text:style-name="Standard"><text:span text:style-name="T3049">"Kyllä ja ei. Molempia esimerkkejä löytyy. Taustalla vaikuttaa päättäjien arvomaailma ja yhtä lailla yleinen arvoilmapiiri. "</text:span></text:p>
          </table:table-cell>
        </table:table-row>
        <table:table-row table:style-name="TableRow3050">
          <table:table-cell table:style-name="TableCell3051">
            <text:p text:style-name="Standard"><text:span text:style-name="T3052">"Ei. Va</text:span><text:span text:style-name="T3053">in juhlapuheissa."</text:span></text:p>
          </table:table-cell>
        </table:table-row>
        <table:table-row table:style-name="TableRow3054">
          <table:table-cell table:style-name="TableCell3055">
            <text:p text:style-name="Standard"><text:span text:style-name="T3056">"Arvostus on heikkoa, koska paikallisessa asemakaavoituksessa (Lohja) edes valtakunnallisesti arvokkaita kulttuurimaisemia ei kunnioiteta riittävästi."</text:span></text:p>
          </table:table-cell>
        </table:table-row>
        <table:table-row table:style-name="TableRow3057">
          <table:table-cell table:style-name="TableCell3058">
            <text:p text:style-name="Standard"><text:span text:style-name="T3059">"Poliittinen ja taloudellinen jakauma kasvaa, vain pieni osa arvostaa kun valtavi</text:span><text:span text:style-name="T3060">rta vie "pullamössöeurooppaan" missä joka nurkassa on samanlaista."</text:span></text:p>
          </table:table-cell>
        </table:table-row>
        <table:table-row table:style-name="TableRow3061">
          <table:table-cell table:style-name="TableCell3062">
            <text:p text:style-name="Standard"><text:span text:style-name="T3063">"Ei tarpeeksi. Pienmäen talomuseon aukiolo kesäisin on ollut uhattuna."</text:span></text:p>
          </table:table-cell>
        </table:table-row>
        <table:table-row table:style-name="TableRow3064">
          <table:table-cell table:style-name="TableCell3065">
            <text:p text:style-name="Standard"><text:span text:style-name="T3066">"ei - ruotsinkielisten valloittajakansan kulttuuria tuetaan, mutta alkuperäisväestön kulttuuriperinnön suojelu s</text:span><text:span text:style-name="T3067">aa vain rippeet"</text:span></text:p>
          </table:table-cell>
        </table:table-row>
        <table:table-row table:style-name="TableRow3068">
          <table:table-cell table:style-name="TableCell3069">
            <text:p text:style-name="Standard"><text:span text:style-name="T3070">"Mielestäni kulttuuriperinnön arvostus on laskenut viime aikoina. Esim. museoihin ja museovirastoon kohdistuvat leikkaukset ovat osoittaneet sen, ettei kulttuuriperinnön huolehtimista arvosteta, tai ajatellaan sen säilyvän "itsestään". U</text:span><text:span text:style-name="T3071">skon, että tämä tullaan tulevaisuudessa huomaamaan varsin ikävästi. Nykyään ollaan niin globaaleita, ettei omaa kulttuuriperintöä nähdä tärkeänä, mutta tämä varmasti tulee muuttumaan, se luultavasti vaatii vaan jonkun suuren kriisin tmv."</text:span></text:p>
          </table:table-cell>
        </table:table-row>
        <table:table-row table:style-name="TableRow3072">
          <table:table-cell table:style-name="TableCell3073">
            <text:p text:style-name="Standard"><text:span text:style-name="T3074">""</text:span></text:p>
          </table:table-cell>
        </table:table-row>
        <table:table-row table:style-name="TableRow3075">
          <table:table-cell table:style-name="TableCell3076">
            <text:p text:style-name="Standard"><text:span text:style-name="T3077">"Vanhoja rakennuksia arvostetaan yleensä paljon. Arvot, uskomukset ja alueen luontoa arvostetaan vähemmän."</text:span></text:p>
          </table:table-cell>
        </table:table-row>
        <table:table-row table:style-name="TableRow3078">
          <table:table-cell table:style-name="TableCell3079">
            <text:p text:style-name="Standard"><text:span text:style-name="T3080">"Osaksi arvostetaan ja osaksi ei. Vanhat rakennukset ovat paikka paikoin jääneet ränsistymään, vanhat työtava tja välineet/taidon osaajat hävinnee</text:span><text:span text:style-name="T3081">t, kulttuurialan koulutuksen alasajo esim Tammelassa (artesaanilinjat) aiheuttaa koko käsintekemisen perinteen arvostuksen huononemista. Myös nykyaikainen laki tuo mukanaan omat haasteensa. saippuaakaan ei saa enää valmistaa (myyntiin)perinteisin menetelmi</text:span><text:span text:style-name="T3082">n ilman vaadittavia kosmetiikkakriteerin mukaisia lupia ja tarkastuksia ja rekisteröintimaksuja. Käsityön arvo hiipuu alas ja aloilla on miltei mahdotonta elättää itsensä yrittäjänä. Perinteisiä työtapoja pitäisi vaalia enemmän jotta suomalaisen käsityön,<text:s/></text:span><text:span text:style-name="T3083">taiteen ja taidon arvo nousisi."</text:span></text:p>
          </table:table-cell>
        </table:table-row>
        <table:table-row table:style-name="TableRow3084">
          <table:table-cell table:style-name="TableCell3085">
            <text:p text:style-name="Standard"><text:span text:style-name="T3086">"Valitettavasti en ymmärrä kysymystä. "</text:span></text:p>
          </table:table-cell>
        </table:table-row>
        <table:table-row table:style-name="TableRow3087">
          <table:table-cell table:style-name="TableCell3088">
            <text:p text:style-name="Standard"><text:span text:style-name="T3089">"Kyllä arvostetaan. Vanhoja rakennuksia ja esineitä ihastellaan ja kunnioitetaan, ja halutaan pitää ne kunnossa ja tuoda osaksi arkielämää esim. sisustuksessa. Politiikan tasolla<text:s/></text:span><text:span text:style-name="T3090">kuitenkin tuntuu, ettei aina arvosteta; vanhaa rakennuskantaa saatetaan tuhota tarpeettoman helposti, jolloin historian kerrostumia jää näkyviin vähemmän."</text:span></text:p>
          </table:table-cell>
        </table:table-row>
        <table:table-row table:style-name="TableRow3091">
          <table:table-cell table:style-name="TableCell3092">
            <text:p text:style-name="Standard"><text:span text:style-name="T3093">""</text:span></text:p>
          </table:table-cell>
        </table:table-row>
        <table:table-row table:style-name="TableRow3094">
          <table:table-cell table:style-name="TableCell3095">
            <text:p text:style-name="Standard"><text:span text:style-name="T3096">"Kaupunginosa- ja kyläyhdistykset ovat nousussa, tieto lisää ihmisten kiinnostusta omaan ympä</text:span><text:span text:style-name="T3097">ristöönsä. Poliittinen päätöksenteko ja virkamiesvalmistelu ei tätä vielä osaa hyödyntää. Taistelu Vallilanlaakson kulttuuriympäristön säilyttämisestä Helsingin pohjoisen kantakaupungin virkistysalueena on vaatinut ja vaatii paljon työtä kansalaisyhteiskun</text:span><text:span text:style-name="T3098">nassa."</text:span></text:p>
          </table:table-cell>
        </table:table-row>
        <text:soft-page-break/>
        <table:table-row table:style-name="TableRow3099">
          <table:table-cell table:style-name="TableCell3100">
            <text:p text:style-name="Standard"><text:span text:style-name="T3101">"Nej i många avseenden motarbetar myndigheter bevarandet av kulturarvet, t.ex. skattemyndigheterna men också genom offentliga byggnadsmyndigheter."</text:span></text:p>
          </table:table-cell>
        </table:table-row>
        <table:table-row table:style-name="TableRow3102">
          <table:table-cell table:style-name="TableCell3103">
            <text:p text:style-name="Standard"><text:span text:style-name="T3104">"En katso minkään tietynlaisen kulttuuriperinnön vaikuttavan minäkuvaani tai elämäntapaani, mutt</text:span><text:span text:style-name="T3105">a ajattelen jokseenkin buddhalaisella tavalla. En voi sanoa, että tällaista ajattelutapaa kovinkaan arvostetaan kiireisessä ja kilpailukeskeisessä nyky-yhteiskunnassammme, mutta toisaalta en koe, että omia ajattelumallejani tulisikaan mitenkään arvostaa ta</text:span><text:span text:style-name="T3106">i hyväksyä."</text:span></text:p>
          </table:table-cell>
        </table:table-row>
        <table:table-row table:style-name="TableRow3107">
          <table:table-cell table:style-name="TableCell3108">
            <text:p text:style-name="Standard"><text:span text:style-name="T3109">"Tunne on, että jos siitä tiedetään, kyllä. "</text:span></text:p>
          </table:table-cell>
        </table:table-row>
        <table:table-row table:style-name="TableRow3110">
          <table:table-cell table:style-name="TableCell3111">
            <text:p text:style-name="Standard"><text:span text:style-name="T3112">"Arvostetaan, mutta toisaalta ei arvosteta eli kulttuuri ja kulttuuriperintö on se mistä ensimmäisenä säästetään, vaikka se voisi olla avain hyvinvointiin, matkailuun ja<text:s/></text:span><text:span text:style-name="T3113">yrittämiseen."</text:span></text:p>
          </table:table-cell>
        </table:table-row>
        <table:table-row table:style-name="TableRow3114">
          <table:table-cell table:style-name="TableCell3115">
            <text:p text:style-name="Standard"><text:span text:style-name="T3116">""</text:span></text:p>
          </table:table-cell>
        </table:table-row>
        <table:table-row table:style-name="TableRow3117">
          <table:table-cell table:style-name="TableCell3118">
            <text:p text:style-name="Standard"><text:span text:style-name="T3119">""</text:span></text:p>
          </table:table-cell>
        </table:table-row>
        <table:table-row table:style-name="TableRow3120">
          <table:table-cell table:style-name="TableCell3121">
            <text:p text:style-name="Standard"><text:span text:style-name="T3122">"Kurikassa järjestetään hautausmaakierroksia. Niissä on tietääkseni opas mukana."</text:span></text:p>
          </table:table-cell>
        </table:table-row>
        <table:table-row table:style-name="TableRow3123">
          <table:table-cell table:style-name="TableCell3124">
            <text:p text:style-name="Standard"><text:span text:style-name="T3125">"Asukkaat arvostavat, mutta päättäjät eivät: Vartiosaari."</text:span></text:p>
          </table:table-cell>
        </table:table-row>
        <table:table-row table:style-name="TableRow3126">
          <table:table-cell table:style-name="TableCell3127">
            <text:p text:style-name="Standard"><text:span text:style-name="T3128">"Ei. Suomalaisen kulttuurin määrittelyiksi nostetaan usein vaikka sellaisia tekijöit</text:span><text:span text:style-name="T3129">ä kuin kännijuominen ja vaimojen hakkaaminen ja sitten naureskellaan päälle. Hyvin vähän tiedetään omista juurista loppuen lopuksi ja koska niistä on niin paljon vieraannuttu niin eivät ne ketään kiinnostakaan. Juurettomuus on nykyajan pahin kirous. "</text:span></text:p>
          </table:table-cell>
        </table:table-row>
        <table:table-row table:style-name="TableRow3130">
          <table:table-cell table:style-name="TableCell3131">
            <text:p text:style-name="Standard"><text:span text:style-name="T3132">"K</text:span><text:span text:style-name="T3133">yllä, ainakin juhlapuheissa. Käytännössä rahat menevät monesti urheiluseuroille ja suomenmestaruuksia voittaneille, vaikka tokikin se kertoo siitä, että paikkakunnan kulttuuriperintöön kuuluu vahvasti urheilu ja sen kannattaminen. Kulttuuriperinnön vaalimi</text:span><text:span text:style-name="T3134">sen arvoa on hankala esittää numeroilla, jolloin tietty osa ihmisistä/päättäjistä jää tavoittamatta. "</text:span></text:p>
          </table:table-cell>
        </table:table-row>
        <table:table-row table:style-name="TableRow3135">
          <table:table-cell table:style-name="TableCell3136">
            <text:p text:style-name="Standard"><text:span text:style-name="T3137">"Ei mielestäni arvosteta. Museovirasto arvostaa vanhaa pääkatsomoa, mutta samalla heitä ei kiinnosta ollenkaan yleisön turvallisuus ja tilojen käyttöke</text:span><text:span text:style-name="T3138">lvottomuus."</text:span></text:p>
          </table:table-cell>
        </table:table-row>
        <table:table-row table:style-name="TableRow3139">
          <table:table-cell table:style-name="TableCell3140">
            <text:p text:style-name="Standard"><text:span text:style-name="T3141">""</text:span></text:p>
          </table:table-cell>
        </table:table-row>
        <table:table-row table:style-name="TableRow3142">
          <table:table-cell table:style-name="TableCell3143">
            <text:p text:style-name="Standard"><text:span text:style-name="T3144">""</text:span></text:p>
          </table:table-cell>
        </table:table-row>
        <table:table-row table:style-name="TableRow3145">
          <table:table-cell table:style-name="TableCell3146">
            <text:p text:style-name="Standard"><text:span text:style-name="T3147">""</text:span></text:p>
          </table:table-cell>
        </table:table-row>
        <table:table-row table:style-name="TableRow3148">
          <table:table-cell table:style-name="TableCell3149">
            <text:p text:style-name="Standard"><text:span text:style-name="T3150">"Tavalliset ihmiset arvostavat, muttei välttämättä esim. kaavoista ja rakennusluvista päättävät. Esimerkkinä yhä jatkuva Turun tauti ja purkuinto."</text:span></text:p>
          </table:table-cell>
        </table:table-row>
        <table:table-row table:style-name="TableRow3151">
          <table:table-cell table:style-name="TableCell3152">
            <text:p text:style-name="Standard"><text:span text:style-name="T3153">"Vanhaa rakennuskantaa ei osata mielestäni vieläkään arvostaa<text:s/></text:span><text:span text:style-name="T3154">riittävästi. Juuri vast'ikään Helsingissä haluttiin purkaa 1800-luvun puutalo! Lisäksi uudet enrgiatehokkuusmääräykset kohtelevat kaltoin vanhaa rakennuskantaa. Autenttisuus kärsii. "</text:span></text:p>
          </table:table-cell>
        </table:table-row>
        <table:table-row table:style-name="TableRow3155">
          <table:table-cell table:style-name="TableCell3156">
            <text:p text:style-name="Standard"><text:span text:style-name="T3157">"Meillä on purettu kaupunkiympäristöistä järkiään vanhat kauniit puura</text:span><text:span text:style-name="T3158">kennukset korkeiden kaupunkitalojen tieltä. Keskieurooppalaiset kaupungit ovat loistava esimerkki vanhan arvostamisesta. "</text:span></text:p>
          </table:table-cell>
        </table:table-row>
        <text:soft-page-break/>
        <table:table-row table:style-name="TableRow3159">
          <table:table-cell table:style-name="TableCell3160">
            <text:p text:style-name="Standard"><text:span text:style-name="T3161">"Ei arvosteta. Koen omakseni museaalisenkulttuuriperinnön, jonka alasajo taloudellisista syistä on jatkuvaa."</text:span></text:p>
          </table:table-cell>
        </table:table-row>
        <table:table-row table:style-name="TableRow3162">
          <table:table-cell table:style-name="TableCell3163">
            <text:p text:style-name="Standard"><text:span text:style-name="T3164">"Mitään kulttuuripe</text:span><text:span text:style-name="T3165">rintöä ei arvosteta riittävästi."</text:span></text:p>
          </table:table-cell>
        </table:table-row>
        <table:table-row table:style-name="TableRow3166">
          <table:table-cell table:style-name="TableCell3167">
            <text:p text:style-name="Standard"><text:span text:style-name="T3168">"Mielestäni hieman liian herkästi puretaan vanhoja rakennuksia, joilla on kaupunkilaisille tärkeä identitetettiä rakentava merkitys. Kulttuuriperintöalalla työskentelevät voisivat ehkä hekin olla hieman rohkeampia uusien</text:span><text:span text:style-name="T3169"><text:s/>aloitteiden kanssa."</text:span></text:p>
          </table:table-cell>
        </table:table-row>
        <table:table-row table:style-name="TableRow3170">
          <table:table-cell table:style-name="TableCell3171">
            <text:p text:style-name="Standard"><text:span text:style-name="T3172">"Parannettavaa on vanhusten elämänkokemuksen arvostamisessa, kohtaamismahdollisuuksien luomisessa. Erilaisten rakennushankkeiden yhteydessä pehmeät kulttuuriperintöarvot jäävät jalkoihin. Myös tietoisuus kulttuuriarvoista voi olla v</text:span><text:span text:style-name="T3173">ähäistä, koulutusta tarvitaan, kuten lähiympäristössämme tapahtunut esimerkki osoittaa: http://yle.fi/uutiset/maanviljelija_tuomittiin_muinaisjaannoksen_tuhoamisesta/7177841"</text:span></text:p>
          </table:table-cell>
        </table:table-row>
        <table:table-row table:style-name="TableRow3174">
          <table:table-cell table:style-name="TableCell3175">
            <text:p text:style-name="Standard"><text:span text:style-name="T3176">"Moni arvostaa, mutta yleinen ilmapiiri suosii mielestäni ennemmin uutuusarvoa.</text:span><text:span text:style-name="T3177"><text:s/>Esimerkiksi asumisessa on nykyään paljon muodikkaampaa uudistaa ja "tuunata" omaa elinpiiriä lifestyle-ohjelmien innoittamana uuteen uskoon kuin sallia historian jäljet ympärillämme. Nykyihmiselle (karkeasti yleistettynä) historian vaaliminen tarkoittaa u</text:span><text:span text:style-name="T3178">sein mummon perintöarkun maalaamista valkoiseksi, hirsitalon tapettien poistoa ym. Ymmärrän, mistä nämä molemmat toimintatavat kumpuavat, mutta mielestäni henkilö, joka näin tekee, ei suinkaan ymmärrä esineen tai rakennuksen historiallista merkitystä, vaan</text:span><text:span text:style-name="T3179"><text:s/>keskittyy siihen, mikä nykykäsityksen mukaan on hienoa. Tästä huolimatta esim. hirsitalon "alastomaksi" riisuminen mielletään usein kulttuuriperintöä vaalivana tekona. Mielestäni erilaiset sisustuslehdet ja -ohjelmat ovat vääristäneet käsitystämme histori</text:span><text:span text:style-name="T3180">asta. Huom! En tuomitse! Minulla ei ole siihen oikeutta. :) "</text:span></text:p>
          </table:table-cell>
        </table:table-row>
        <table:table-row table:style-name="TableRow3181">
          <table:table-cell table:style-name="TableCell3182">
            <text:p text:style-name="Standard"><text:span text:style-name="T3183">"Arvostetaan, mutta enemmänkin voitaisiin tehdä. Muutamat keskeiset asiat toistuvat. Esimerkkejä: kerran vuodessa vietetään Kalevalan päivää; myös juhannusjuhlat ovat täynnä perinteitä, samoin</text:span><text:span text:style-name="T3184"><text:s/>muut vuotuisjuhlat. Ajoittain kulttuuriperintö näyttäytyy valtiollisella tasolla: vaikkapa presidentti Niinistön isännöimissä itsenäisyyspäivän juhlissa 2013 Tampereella esitettiin suomalaiseen kansalliseen kirjallisuuteen pohjautuvaa ohjelmaa. "</text:span></text:p>
          </table:table-cell>
        </table:table-row>
        <table:table-row table:style-name="TableRow3185">
          <table:table-cell table:style-name="TableCell3186">
            <text:p text:style-name="Standard"><text:span text:style-name="T3187">"Ja, t</text:span><text:span text:style-name="T3188">ack vare fonder (Svenska kulturfonden, för att nämna en).<text:s/></text:span><text:span text:style-name="T3189">"</text:span></text:p>
          </table:table-cell>
        </table:table-row>
      </table:table>
      <text:list text:style-name="WWNum3" text:continue-numbering="true">
        <text:list-item>
          <text:p text:style-name="P3190"><text:span text:style-name="T3191">Kuinka kulttuuriperintö vaikuttaa elämänlaatuusi?<text:s/></text:span><text:span text:style-name="T3192">(vastauksia 130 kpl)</text:span><text:bookmark-start text:name="_Toc269976042"/></text:p>
        </text:list-item>
      </text:list>
      <table:table table:style-name="Table3193">
        <table:table-columns>
          <table:table-column table:style-name="TableColumn3194"/>
        </table:table-columns>
        <table:table-row table:style-name="TableRow3195">
          <table:table-cell table:style-name="TableCell3196">
            <text:p text:style-name="Standard"><text:bookmark-end text:name="_Toc269976042"/><text:span text:style-name="T3197">"Det ger mig lön (jag jobbar inom branschen), men även ett yrke som ger innehåll i livet."</text:span></text:p>
          </table:table-cell>
        </table:table-row>
        <table:table-row table:style-name="TableRow3198">
          <table:table-cell table:style-name="TableCell3199">
            <text:p text:style-name="Standard"><text:span text:style-name="T3200">"Kulttuuriperintö tarjoaa jatkuvasti uusia ja uudenlaisiksi kokonaisuuksiksi yhdistettäviä"luonnonvaroja". Se on minulle elämänlaadun: luovuuden, kekseliäisyyden</text:span><text:span text:style-name="T3201"><text:s/>ja virkistymisen keskeinen tekijä. "</text:span></text:p>
          </table:table-cell>
        </table:table-row>
        <table:table-row table:style-name="TableRow3202">
          <table:table-cell table:style-name="TableCell3203">
            <text:p text:style-name="Standard"><text:span text:style-name="T3204">"Kulttuuriperintö parantaa elämänlaatuani. Puhutaan taas vaikkapa siitä asumisesta. Minua ahdistaisi elää asunnossa, jossa kaikki kalusteet ovat uusia, vain minun tarkoituksiini tehtyjä. Olen kyllä hankkinut itse suu</text:span><text:span text:style-name="T3205">ren osan huonekaluistani, mutta etsin mielelläni käytettyjä, laadukkaita kalusteita. Ajattelen, että ihminen ei omista aineellista ympäristöään kuin lyhyen hetken, mistä syystä kaiken tuottaminen uudestaan jokaiselle ihmiselle ei voi olla missään määrin ke</text:span><text:span text:style-name="T3206">stävää. Toinen syy on<text:s/></text:span><text:soft-page-break/><text:span text:style-name="T3207">kieltämättä myös se, että esim. 1950-luvun estetiikka miellyttää minua enemmän kuin nykypäivän lastulevykalusteet."</text:span></text:p>
          </table:table-cell>
        </table:table-row>
        <text:soft-page-break/>
        <table:table-row table:style-name="TableRow3208">
          <table:table-cell table:style-name="TableCell3209">
            <text:p text:style-name="Standard"><text:span text:style-name="T3210">"Kultturiperintö antaa lähiympäristölle ja elämän tapahtumille juuret ja kerroksellisuuden. Nuorille tulisi tarjota<text:s/></text:span><text:span text:style-name="T3211">mahdollisuus osallisuuteen, ja minä kuulun johonkin -tunteeseen."</text:span></text:p>
          </table:table-cell>
        </table:table-row>
        <table:table-row table:style-name="TableRow3212">
          <table:table-cell table:style-name="TableCell3213">
            <text:p text:style-name="Standard"><text:span text:style-name="T3214">"Tarvitsen kulttuuriperintöä voidakseni hyvin. Se auttaa tuntemaan, että olen osa sukupolvien ketjua."</text:span></text:p>
          </table:table-cell>
        </table:table-row>
        <table:table-row table:style-name="TableRow3215">
          <table:table-cell table:style-name="TableCell3216">
            <text:p text:style-name="Standard"><text:span text:style-name="T3217">"Se on oleellinen osa elämääni ja päivittäin läsnä."</text:span></text:p>
          </table:table-cell>
        </table:table-row>
        <table:table-row table:style-name="TableRow3218">
          <table:table-cell table:style-name="TableCell3219">
            <text:p text:style-name="Standard"><text:span text:style-name="T3220">"Suuresti. Ei tarvitsen menn</text:span><text:span text:style-name="T3221">ä niin usein baariin kun voi käydä Kansallismusossa"</text:span></text:p>
          </table:table-cell>
        </table:table-row>
        <table:table-row table:style-name="TableRow3222">
          <table:table-cell table:style-name="TableCell3223">
            <text:p text:style-name="Standard"><text:span text:style-name="T3224">"Omien juurien ja historian tunteminen on hieno asia. Arjessa se ei välttämättä kuitenkaan näy juurikaan. Jos paikkakunnalla on vahva perinteisiin nojaava henki, se luo hienon toimintaympäristön josta<text:s/></text:span><text:span text:style-name="T3225">voi olla ylpeä. "</text:span></text:p>
          </table:table-cell>
        </table:table-row>
        <table:table-row table:style-name="TableRow3226">
          <table:table-cell table:style-name="TableCell3227">
            <text:p text:style-name="Standard"><text:span text:style-name="T3228">"Nautin suunnattomasti kun näen hyvin säilyneitä vanhoja rakennuksia ja ympäristöjä. Lisäksi minua kiinnostavat museot, sillä niissä käyminen virkistää ja on samalla opettavaista. "</text:span></text:p>
          </table:table-cell>
        </table:table-row>
        <table:table-row table:style-name="TableRow3229">
          <table:table-cell table:style-name="TableCell3230">
            <text:p text:style-name="Standard"><text:span text:style-name="T3231">"Huomattavasti. Olen valinnut elämäntapani ja asuiny</text:span><text:span text:style-name="T3232">mpäristöni sen perusteella."</text:span></text:p>
          </table:table-cell>
        </table:table-row>
        <table:table-row table:style-name="TableRow3233">
          <table:table-cell table:style-name="TableCell3234">
            <text:p text:style-name="Standard"><text:span text:style-name="T3235">""</text:span></text:p>
          </table:table-cell>
        </table:table-row>
        <table:table-row table:style-name="TableRow3236">
          <table:table-cell table:style-name="TableCell3237">
            <text:p text:style-name="Standard"><text:span text:style-name="T3238">"Vahvasti!"</text:span></text:p>
          </table:table-cell>
        </table:table-row>
        <table:table-row table:style-name="TableRow3239">
          <table:table-cell table:style-name="TableCell3240">
            <text:p text:style-name="Standard"><text:span text:style-name="T3241">"Ammattini."</text:span></text:p>
          </table:table-cell>
        </table:table-row>
        <table:table-row table:style-name="TableRow3242">
          <table:table-cell table:style-name="TableCell3243">
            <text:p text:style-name="Standard"><text:span text:style-name="T3244">"Jos Vaasan futiskulttuurin puitteita ei saada korjattua, olennainen osa viihtyvyydestä Vaasassa kärsii joka heikentää myös elämänlaatuani."</text:span></text:p>
          </table:table-cell>
        </table:table-row>
        <table:table-row table:style-name="TableRow3245">
          <table:table-cell table:style-name="TableCell3246">
            <text:p text:style-name="Standard"><text:span text:style-name="T3247">"Se vaikuttaa mielialaan<text:s/></text:span><text:span text:style-name="T3248">positiivisesti, kun ympäristö on esteettinen ja sen "juuret", alkuperä ja tarkoitus, tuodaan esille. Ymmärrys siitä, mikä on vaikuttanut siihen, miksi teemme tänään asioita, kuten teemme, auttaa ymmärtämään ja hallitsemaan nykyisyyttä. Kulttuuriperinnön mo</text:span><text:span text:style-name="T3249">nipuolinen oppiminen antaa perspektiiviä omaan tekemiseen ja olemiseen: Samojen asioiden kanssa edeltäjänikin ovat painiskelleet. "</text:span></text:p>
          </table:table-cell>
        </table:table-row>
        <table:table-row table:style-name="TableRow3250">
          <table:table-cell table:style-name="TableCell3251">
            <text:p text:style-name="Standard"><text:span text:style-name="T3252">"Se antaa sille tarkoituksen. "</text:span></text:p>
          </table:table-cell>
        </table:table-row>
        <table:table-row table:style-name="TableRow3253">
          <table:table-cell table:style-name="TableCell3254">
            <text:p text:style-name="Standard"><text:span text:style-name="T3255">"Hyvin paljon, se on läsnä jokaisessa päivässä jollain lailla. Kun avaan perintöpirongin</text:span><text:span text:style-name="T3256"><text:s/>narahtavan oven koen yhteyttä niihin menneisiin polviin, jotka ovat aikanaan hakeneet kaapista astiapyyhettä. Kun kehotan lapseni murentamaan hiivan pullataikinaan, koen jatkavani perinnettä, jonka itse olen oppinut. Taikinan juuren onnistuin tappamaan, m</text:span><text:span text:style-name="T3257">utta nt tiedät, että sen saa kehiteltyä luonnonantimista, niinkuin muinoin on tietysti tehty."</text:span></text:p>
          </table:table-cell>
        </table:table-row>
        <table:table-row table:style-name="TableRow3258">
          <table:table-cell table:style-name="TableCell3259">
            <text:p text:style-name="Standard"><text:span text:style-name="T3260">""</text:span></text:p>
          </table:table-cell>
        </table:table-row>
        <table:table-row table:style-name="TableRow3261">
          <table:table-cell table:style-name="TableCell3262">
            <text:p text:style-name="Standard"><text:span text:style-name="T3263">""</text:span></text:p>
          </table:table-cell>
        </table:table-row>
        <text:soft-page-break/>
        <table:table-row table:style-name="TableRow3264">
          <table:table-cell table:style-name="TableCell3265">
            <text:p text:style-name="Standard"><text:span text:style-name="T3266">""</text:span></text:p>
          </table:table-cell>
        </table:table-row>
        <table:table-row table:style-name="TableRow3267">
          <table:table-cell table:style-name="TableCell3268">
            <text:p text:style-name="Standard"><text:span text:style-name="T3269">"Kulttuuriperintä parantaa elämänlaatua."</text:span></text:p>
          </table:table-cell>
        </table:table-row>
        <table:table-row table:style-name="TableRow3270">
          <table:table-cell table:style-name="TableCell3271">
            <text:p text:style-name="Standard"><text:span text:style-name="T3272">"Huomattavasti, koska ammatti. Ja ainoastaan positiivisesti."</text:span></text:p>
          </table:table-cell>
        </table:table-row>
        <table:table-row table:style-name="TableRow3273">
          <table:table-cell table:style-name="TableCell3274">
            <text:p text:style-name="Standard"><text:span text:style-name="T3275">"Mikä<text:s/></text:span><text:span text:style-name="T3276">kulttuuriperintö? Suomen ja asuinpaikkakuntani vai oma vähäinen zen-henkisyyteni? Ensimmäisessä tapauksessa eipä juurikaan, toisessa tapauksessa se näkyy pohdiskelemisena, mielenrauhan kultivoimisena ja esimerkiksi joogan ja pilateksen harjoittamisena."</text:span></text:p>
          </table:table-cell>
        </table:table-row>
        <table:table-row table:style-name="TableRow3277">
          <table:table-cell table:style-name="TableCell3278">
            <text:p text:style-name="Standard"><text:span text:style-name="T3279">"Förpliktar till omvårdnad, vidgar kunskapen om själva arvet men också om det immateriella arvet.<text:s/></text:span><text:span text:style-name="T3280">"</text:span></text:p>
          </table:table-cell>
        </table:table-row>
        <table:table-row table:style-name="TableRow3281">
          <table:table-cell table:style-name="TableCell3282">
            <text:p text:style-name="Standard"><text:span text:style-name="T3283">"Kaunis ympäristö jossa on myös jotakin pysyvyyttä lisää mielnrauhaa, turvallisuuden tunnetta ja sitoutumista."</text:span></text:p>
          </table:table-cell>
        </table:table-row>
        <table:table-row table:style-name="TableRow3284">
          <table:table-cell table:style-name="TableCell3285">
            <text:p text:style-name="Standard"><text:span text:style-name="T3286">""</text:span></text:p>
          </table:table-cell>
        </table:table-row>
        <table:table-row table:style-name="TableRow3287">
          <table:table-cell table:style-name="TableCell3288">
            <text:p text:style-name="Standard"><text:span text:style-name="T3289">"Antaa virkistysmahdollisuuksia vap</text:span><text:span text:style-name="T3290">aa-aikaan; konkreettisesti loma-asunnon muodossa tai estetiikkana asuinympäristössä ja arjessa"</text:span></text:p>
          </table:table-cell>
        </table:table-row>
        <table:table-row table:style-name="TableRow3291">
          <table:table-cell table:style-name="TableCell3292">
            <text:p text:style-name="Standard"><text:span text:style-name="T3293">"Asun vanhoissa rakennuksissa, käytän edellisten sukupolvien käyttämiä tavaroita ja huonekaluja, olen kiinnostunut historiasta ja aikaisemmista tavoista elää-</text:span><text:span text:style-name="T3294"><text:s/>viihdyn myös hyvin uusissa, rajuissakin ympäristöissä ja pidän kokeellisesta taiteesta- mutta joudun ostamaan käyttötavarat hallimaisista rakennuksista, katsomaan joka päivä mielestäni myös rumia paikkoja ja asioita. Hyväksymällä elämänsä eväät ja suhtaut</text:span><text:span text:style-name="T3295">umistapa asioihin vaikuttavat, ei niinkään mitä ja millaista tavaraa ympärillämme on."</text:span></text:p>
          </table:table-cell>
        </table:table-row>
        <table:table-row table:style-name="TableRow3296">
          <table:table-cell table:style-name="TableCell3297">
            <text:p text:style-name="Standard"><text:span text:style-name="T3298">"Minua kiinnostavat kulttuuriperinnön kohteet, kaikki vanha, työmenetelmät ja rakennukset, muistomerkit yms ja oman asuinpaikan historia ylipäätään. On mukava antaa jo</text:span><text:span text:style-name="T3299">skus ajatuksen lentää ja kuvitella vapautuneesti, millaista ennen on ollut, ja mitä siitä voisi itse jatkaa myös nykypäivään soveltaen."</text:span></text:p>
          </table:table-cell>
        </table:table-row>
        <table:table-row table:style-name="TableRow3300">
          <table:table-cell table:style-name="TableCell3301">
            <text:p text:style-name="Standard"><text:span text:style-name="T3302">"Se on tärkeä osa elämää ja kasvua ihmisenä."</text:span></text:p>
          </table:table-cell>
        </table:table-row>
        <table:table-row table:style-name="TableRow3303">
          <table:table-cell table:style-name="TableCell3304">
            <text:p text:style-name="Standard"><text:span text:style-name="T3305">""</text:span></text:p>
          </table:table-cell>
        </table:table-row>
        <table:table-row table:style-name="TableRow3306">
          <table:table-cell table:style-name="TableCell3307">
            <text:p text:style-name="Standard"><text:span text:style-name="T3308">"Se rikastaa elämää, antaa siihen kiintopisteitä. "Tunne<text:s/></text:span><text:span text:style-name="T3309">historiasi, tunne itsesi"."</text:span></text:p>
          </table:table-cell>
        </table:table-row>
        <table:table-row table:style-name="TableRow3310">
          <table:table-cell table:style-name="TableCell3311">
            <text:p text:style-name="Standard"><text:span text:style-name="T3312">"erittäin paljon - elän siitä ja sillä"</text:span></text:p>
          </table:table-cell>
        </table:table-row>
        <table:table-row table:style-name="TableRow3313">
          <table:table-cell table:style-name="TableCell3314">
            <text:p text:style-name="Standard"><text:span text:style-name="T3315">"Saan siitä voimaa ja olen löytänyt itselleni ammatin."</text:span></text:p>
          </table:table-cell>
        </table:table-row>
        <table:table-row table:style-name="TableRow3316">
          <table:table-cell table:style-name="TableCell3317">
            <text:p text:style-name="Standard"><text:span text:style-name="T3318">"Voimaa-antavasti, isäin perinnön vaaliminen antaa tarkoitusta päivittäiselle työlle."</text:span></text:p>
          </table:table-cell>
        </table:table-row>
        <table:table-row table:style-name="TableRow3319">
          <table:table-cell table:style-name="TableCell3320">
            <text:p text:style-name="Standard"><text:span text:style-name="T3321">"Asun mielestäni hienolla, kerroksitt</text:span><text:span text:style-name="T3322">ain rakennetulla asuinalueella, jonka yhteisöllinen arvostus ja vaaliminen vaikuttaa erittäin myönteiseti elämänlaatuuni."</text:span></text:p>
          </table:table-cell>
        </table:table-row>
        <table:table-row table:style-name="TableRow3323">
          <table:table-cell table:style-name="TableCell3324">
            <text:p text:style-name="Standard"><text:span text:style-name="T3325">"Paljon."</text:span></text:p>
          </table:table-cell>
        </table:table-row>
        <text:soft-page-break/>
        <table:table-row table:style-name="TableRow3326">
          <table:table-cell table:style-name="TableCell3327">
            <text:p text:style-name="Standard"><text:span text:style-name="T3328">"Oleellinen osa. Ynpäristöstä saa voimaa ja iloa. "</text:span></text:p>
          </table:table-cell>
        </table:table-row>
        <table:table-row table:style-name="TableRow3329">
          <table:table-cell table:style-name="TableCell3330">
            <text:p text:style-name="Standard"><text:span text:style-name="T3331">"No koska teen työtä sen parissa, tietysti työ ja huvi ovat yksi<text:s/></text:span><text:span text:style-name="T3332">ja sama asia... "</text:span></text:p>
          </table:table-cell>
        </table:table-row>
        <table:table-row table:style-name="TableRow3333">
          <table:table-cell table:style-name="TableCell3334">
            <text:p text:style-name="Standard"><text:span text:style-name="T3335">"Osa minua ja hyvinvointiani"</text:span></text:p>
          </table:table-cell>
        </table:table-row>
        <table:table-row table:style-name="TableRow3336">
          <table:table-cell table:style-name="TableCell3337">
            <text:p text:style-name="Standard"><text:span text:style-name="T3338">"Erittäin paljon. Musiikki (tai yleisemmin taide ja kulttuuri) on elämä."</text:span></text:p>
          </table:table-cell>
        </table:table-row>
        <table:table-row table:style-name="TableRow3339">
          <table:table-cell table:style-name="TableCell3340">
            <text:p text:style-name="Standard"><text:span text:style-name="T3341">"Kulttuuriperinnön säilyminen (ei vain materiaalisina kokonaisuuksina vaan myös tutkimuksen kautta syvenevänä tietona ja<text:s/></text:span><text:span text:style-name="T3342">koulutuksen ja harrastuksen kautta ylläpidettävinä taitoina) parantaa elämänlaatua. Sen hävitys tai katoaminen taas huonontaa."</text:span></text:p>
          </table:table-cell>
        </table:table-row>
        <table:table-row table:style-name="TableRow3343">
          <table:table-cell table:style-name="TableCell3344">
            <text:p text:style-name="Standard"><text:span text:style-name="T3345">"On aivan oleellinen osa sitä."</text:span></text:p>
          </table:table-cell>
        </table:table-row>
        <table:table-row table:style-name="TableRow3346">
          <table:table-cell table:style-name="TableCell3347">
            <text:p text:style-name="Standard"><text:span text:style-name="T3348">"On vaikea kuvitella tilanetta, jossa kulttuuriperintö ei vaikuttaisi<text:s/></text:span><text:span text:style-name="T3349">elämänlaatuuni, sillä kulttuuriperintö on vahvasti läsnä elämän merkitysmaailman rakentumisessa kielen, puheen, ympäristön, tilan, kulttuurin, ajattelutapojen ja yhteiskunnan kautta. Kulttuuriperintö näin laajasti ymmärrettynä on tarkeä osa elämän merkityk</text:span><text:span text:style-name="T3350">sellisyyttä."</text:span></text:p>
          </table:table-cell>
        </table:table-row>
        <table:table-row table:style-name="TableRow3351">
          <table:table-cell table:style-name="TableCell3352">
            <text:p text:style-name="Standard"><text:span text:style-name="T3353">"Paljon. Monipuolisesti."</text:span></text:p>
          </table:table-cell>
        </table:table-row>
        <table:table-row table:style-name="TableRow3354">
          <table:table-cell table:style-name="TableCell3355">
            <text:p text:style-name="Standard"><text:span text:style-name="T3356">"Erittäin vahvasti. Se sitoo ihmisen omaan asuinympäristöönsä, kieleensä, luo turvallisuutta ja yhteisöllisyyttä, halua vaikuttaa ja ottaa vastuuta. "</text:span></text:p>
          </table:table-cell>
        </table:table-row>
        <table:table-row table:style-name="TableRow3357">
          <table:table-cell table:style-name="TableCell3358">
            <text:p text:style-name="Standard"><text:span text:style-name="T3359">"Kulttuuriperintö on minulle olennaisen tärkeä elämänlaatut</text:span><text:span text:style-name="T3360">ekijä. "</text:span></text:p>
          </table:table-cell>
        </table:table-row>
        <table:table-row table:style-name="TableRow3361">
          <table:table-cell table:style-name="TableCell3362">
            <text:p text:style-name="Standard"><text:span text:style-name="T3363">""</text:span></text:p>
          </table:table-cell>
        </table:table-row>
        <table:table-row table:style-name="TableRow3364">
          <table:table-cell table:style-name="TableCell3365">
            <text:p text:style-name="Standard"><text:span text:style-name="T3366">"Ilman jumalatar ja haltiakulttuurin tutkimusta ja sen työstämistä taiteeksi voisin yhtä huonosti kuin monet työelämän uuvuttamat ihmiset tänään. Tämä kulttuuriharrastus pitää minut luovuuteni huipulla ja antaa sisäistä voimaa, olen ikään k</text:span><text:span text:style-name="T3367">uin haltioissani ja hyvässä kehässä kun näen, että menneisyydessä on eletty vastuullisemmin suhteessa luontoon ja kaikkien yhteishyvään. En silti idealisoi menneisyyttä, mutta sen parhaat käytännöt ovat tutustumisen arvoisia, ehdottomasti. Moni on voimaant</text:span><text:span text:style-name="T3368">unut ja päässyt masennuksesta, anomian, tyhjyyden tunteesta tässä kuluttajayhteiskunnassa löytäessään nämä kulttuurisen ylpeyden aiheet jotka kuitenkin viestivät yhteistä hyvä kaikille"</text:span></text:p>
          </table:table-cell>
        </table:table-row>
        <table:table-row table:style-name="TableRow3369">
          <table:table-cell table:style-name="TableCell3370">
            <text:p text:style-name="Standard"><text:span text:style-name="T3371">"Välillä kulttuuriperintö on vaativaa ja vaikeasti hoidettavaa. Se a</text:span><text:span text:style-name="T3372">ntaa ja ottaa energiaa. "</text:span></text:p>
          </table:table-cell>
        </table:table-row>
        <table:table-row table:style-name="TableRow3373">
          <table:table-cell table:style-name="TableCell3374">
            <text:p text:style-name="Standard"><text:span text:style-name="T3375">"Opettaa elämänhallintaa."</text:span></text:p>
          </table:table-cell>
        </table:table-row>
        <table:table-row table:style-name="TableRow3376">
          <table:table-cell table:style-name="TableCell3377">
            <text:p text:style-name="Standard"><text:span text:style-name="T3378">"Merkittävästi. Kun tuntee ihmisen ja ympäristön menneisyyttä, voi suhtautua levollisesti ja ratkaisukeskeisesti myös tulevaisuuteen."</text:span></text:p>
          </table:table-cell>
        </table:table-row>
        <table:table-row table:style-name="TableRow3379">
          <table:table-cell table:style-name="TableCell3380">
            <text:p text:style-name="Standard"><text:span text:style-name="T3381">"Ratkaisevasti, sillä miten nykyhetki voisi olla<text:s/></text:span><text:span text:style-name="T3382">tällainen kuin on ilman kulttuuriperintöä? Konkreettiset kulttuuriperinnön piirteet ympäristössä ovat usein kiinnostavin osa elinympäristöä, sillä ne eroavat uusimmasta rakennetusta ympäristöstä ja tarjoavat erilaisen näkökulman olemiseen ja elämiseen."</text:span></text:p>
          </table:table-cell>
        </table:table-row>
        <text:soft-page-break/>
        <table:table-row table:style-name="TableRow3383">
          <table:table-cell table:style-name="TableCell3384">
            <text:p text:style-name="Standard"><text:span text:style-name="T3385">"vahvistaa, antaa oppimisen iloa, opettaa arvostamaan tuttuja kulmia laajemmasta perspektiivistä"</text:span></text:p>
          </table:table-cell>
        </table:table-row>
        <table:table-row table:style-name="TableRow3386">
          <table:table-cell table:style-name="TableCell3387">
            <text:p text:style-name="Standard"><text:span text:style-name="T3388">"Asun ympäristössä, joka tuottaa minulle iloa ja virkistymistä joka päivä"</text:span></text:p>
          </table:table-cell>
        </table:table-row>
        <table:table-row table:style-name="TableRow3389">
          <table:table-cell table:style-name="TableCell3390">
            <text:p text:style-name="Standard"><text:span text:style-name="T3391">"Ilman vahvaa kulttuuriperintöä oma rakennemuutospaikkakunta tukehtuisi omaan s</text:span><text:span text:style-name="T3392">appinesteeseensä."</text:span></text:p>
          </table:table-cell>
        </table:table-row>
        <table:table-row table:style-name="TableRow3393">
          <table:table-cell table:style-name="TableCell3394">
            <text:p text:style-name="Standard"><text:span text:style-name="T3395">"Kyse on samasta asiasta."</text:span></text:p>
          </table:table-cell>
        </table:table-row>
        <table:table-row table:style-name="TableRow3396">
          <table:table-cell table:style-name="TableCell3397">
            <text:p text:style-name="Standard"><text:span text:style-name="T3398">""</text:span></text:p>
          </table:table-cell>
        </table:table-row>
        <table:table-row table:style-name="TableRow3399">
          <table:table-cell table:style-name="TableCell3400">
            <text:p text:style-name="Standard"><text:span text:style-name="T3401">"Pienikin kulttuuriperinnön hoito tai kunnostaminen tuo luottavaista mieltä esim, Vuosaaressa ketojen niitto ja ennallistaminen."</text:span></text:p>
          </table:table-cell>
        </table:table-row>
        <table:table-row table:style-name="TableRow3402">
          <table:table-cell table:style-name="TableCell3403">
            <text:p text:style-name="Standard"><text:span text:style-name="T3404">"Se on osa jokapäiväistä elämääni ja mielihyvän tuoja, vaikkei sitä a</text:span><text:span text:style-name="T3405">ina tiedostakaan."</text:span></text:p>
          </table:table-cell>
        </table:table-row>
        <table:table-row table:style-name="TableRow3406">
          <table:table-cell table:style-name="TableCell3407">
            <text:p text:style-name="Standard"><text:span text:style-name="T3408">"Elinympäristön moninaisuus säilyy ja tieto historiasta lisääntyy ja pysyy kulttuuriperinnön myötä."</text:span></text:p>
          </table:table-cell>
        </table:table-row>
        <table:table-row table:style-name="TableRow3409">
          <table:table-cell table:style-name="TableCell3410">
            <text:p text:style-name="Standard"><text:span text:style-name="T3411">"Paljon koska työni liittyy siihen"</text:span></text:p>
          </table:table-cell>
        </table:table-row>
        <table:table-row table:style-name="TableRow3412">
          <table:table-cell table:style-name="TableCell3413">
            <text:p text:style-name="Standard"><text:span text:style-name="T3414">"Ympäristöllä on suora yhteys hyvinvointiin. Kauneus ja vehreys voimaannuttaa."</text:span></text:p>
          </table:table-cell>
        </table:table-row>
        <table:table-row table:style-name="TableRow3415">
          <table:table-cell table:style-name="TableCell3416">
            <text:p text:style-name="Standard"><text:span text:style-name="T3417">"Omaksi koettu ympäristö tuo hyvän olon tunnetta, yhteiset tapahtumat samoin, iloa ja viihtyisyyttä."</text:span></text:p>
          </table:table-cell>
        </table:table-row>
        <table:table-row table:style-name="TableRow3418">
          <table:table-cell table:style-name="TableCell3419">
            <text:p text:style-name="Standard"><text:span text:style-name="T3420">"Elämänlaatuni huononee päivittäin, koska joudun omassa elinympäristössäni todistamaan juuri tällaista piittaamattomuutta ja sabotointia kulttuuriperint</text:span><text:span text:style-name="T3421">öä koohtaan. Idyllisiä muinaisia ympäristöjä tuhotaan lyhytnäköisen ansaintalogiikan takia."</text:span></text:p>
          </table:table-cell>
        </table:table-row>
        <table:table-row table:style-name="TableRow3422">
          <table:table-cell table:style-name="TableCell3423">
            <text:p text:style-name="Standard"><text:span text:style-name="T3424">"Maalaisympäristössä on hyvä elää ja kasvattaa lapsia. Suurperhekulttuurin keskellä turvaverkot ovat laajat ja vahvat. "</text:span></text:p>
          </table:table-cell>
        </table:table-row>
        <table:table-row table:style-name="TableRow3425">
          <table:table-cell table:style-name="TableCell3426">
            <text:p text:style-name="Standard"><text:span text:style-name="T3427">"Kun tuntee asioiden ja paikkojen merk</text:span><text:span text:style-name="T3428">ityksen, tietää mihin kuuluu. "</text:span></text:p>
          </table:table-cell>
        </table:table-row>
        <table:table-row table:style-name="TableRow3429">
          <table:table-cell table:style-name="TableCell3430">
            <text:p text:style-name="Standard"><text:span text:style-name="T3431">"Kulttuuriperinnön miettiminen on osa vapaa-aikaani ja harrastukset parantavat elämänlaatua?"</text:span></text:p>
          </table:table-cell>
        </table:table-row>
        <table:table-row table:style-name="TableRow3432">
          <table:table-cell table:style-name="TableCell3433">
            <text:p text:style-name="Standard"><text:span text:style-name="T3434">"Jokaiseen päivään se tuo kauneutta ja iloa, asun paikkaa, jota sama suku asunut jo yli 300 vuotta. Olen lenkki sukupolvien ke</text:span><text:span text:style-name="T3435">tjussa. Se tuo elämään sisältöä ja syvyyttä, ilo ja vaikeuksiakin sisältyy 300 vuoteen, aina on eteenpäin menty. Kun vain valtion päättäjät ymmärtäisivät, että maalla on hyvä asua ja elää! "</text:span></text:p>
          </table:table-cell>
        </table:table-row>
        <table:table-row table:style-name="TableRow3436">
          <table:table-cell table:style-name="TableCell3437">
            <text:p text:style-name="Standard"><text:span text:style-name="T3438">""</text:span></text:p>
          </table:table-cell>
        </table:table-row>
        <table:table-row table:style-name="TableRow3439">
          <table:table-cell table:style-name="TableCell3440">
            <text:p text:style-name="Standard"><text:span text:style-name="T3441">"Hyvin paljon"</text:span></text:p>
          </table:table-cell>
        </table:table-row>
        <table:table-row table:style-name="TableRow3442">
          <table:table-cell table:style-name="TableCell3443">
            <text:p text:style-name="Standard"><text:span text:style-name="T3444">"Rikastuttaa sitä ihan suunnattomasti, ny</text:span><text:span text:style-name="T3445">t kun olen vihdoin päässyt siihen käsiksi myös musiikin ja tanssin osalta."</text:span></text:p>
          </table:table-cell>
        </table:table-row>
        <text:soft-page-break/>
        <table:table-row table:style-name="TableRow3446">
          <table:table-cell table:style-name="TableCell3447">
            <text:p text:style-name="Standard"><text:span text:style-name="T3448">"Elän muistojeni ja ympäristöni kautta. Taide on minulle tärkeää. Jos kaikki menneisyys ja taiteelliset elämykset sekä luonnosta saatava nautinto pyyhittäisiin pois, mitä jäisi j</text:span><text:span text:style-name="T3449">äljelle?"</text:span></text:p>
          </table:table-cell>
        </table:table-row>
        <table:table-row table:style-name="TableRow3450">
          <table:table-cell table:style-name="TableCell3451">
            <text:p text:style-name="Standard"><text:span text:style-name="T3452">"Vanha asuinympäristö tarjoaa kaikki arvostamani hyvän elämän ainekset. Kun talviyönä avaan ulko-oven, saatan nähdä taivaalla Orionin tähtikuvion, kuulla terästehtaan jyskeen ja junan jyminän, kun se tuo rajan takaa puuta. Rusakot ja<text:s/></text:span><text:span text:style-name="T3453">metsäkauriit, kymmenet lintulajit, vanhojen hedelmäpuiden ja syreenien kukinta, tuttu puheenparsi ja käsikynkkää vaeltavat venäläiset turistit. "</text:span></text:p>
          </table:table-cell>
        </table:table-row>
        <table:table-row table:style-name="TableRow3454">
          <table:table-cell table:style-name="TableCell3455">
            <text:p text:style-name="Standard"><text:span text:style-name="T3456">"Kulttuuriperintö tuo merkityksellisyyttä ja jatkuvuuden tunteen. Kulttuuriperinnöllä rakennetaan<text:s/></text:span><text:span text:style-name="T3457">ymmärrystä ja identiteettejä."</text:span></text:p>
          </table:table-cell>
        </table:table-row>
        <table:table-row table:style-name="TableRow3458">
          <table:table-cell table:style-name="TableCell3459">
            <text:p text:style-name="Standard"><text:span text:style-name="T3460">"On tärkeää tietää omat juurensa. Kulttuuriperintö lisää merkityksellisyyden tuntua elämässäni. "</text:span></text:p>
          </table:table-cell>
        </table:table-row>
        <table:table-row table:style-name="TableRow3461">
          <table:table-cell table:style-name="TableCell3462">
            <text:p text:style-name="Standard"><text:span text:style-name="T3463">"Tärkeä osa päivittäistä arkea ja sen rikastuttamista. Vuodenkiertoa seuraan ja on kiva ajatella miten ennen elettiin, vanh</text:span><text:span text:style-name="T3464">an riimusauvan kuvajäljennös on ilmoitustaulullani Luonnonsuojeluliiton luontokalenterin alla! Kun liikun, valitsen reittini luonnon ja kulttuurin kannalta rikkainta reittiä ja keskiaikaiset kirkot kääntävät aina pääni. "</text:span></text:p>
          </table:table-cell>
        </table:table-row>
        <table:table-row table:style-name="TableRow3465">
          <table:table-cell table:style-name="TableCell3466">
            <text:p text:style-name="Standard"><text:span text:style-name="T3467">"Kulttuuriperintökasvatus voi ol</text:span><text:span text:style-name="T3468">la myös todella hauskaa ja voidaan käyttää draamaa ja leikkiä, teatteria ja larppausta. Elämykset kohottavat elämänlaatua ja lisäävät itseymmärrystä, tilanteissa voi kohdata uusia ihmisiä ja laajentaa käsitystä maailmasta. Minulle tulee hyvä mieli siitä et</text:span><text:span text:style-name="T3469">tä itse saan kokea uutta ja oppia läpi elämän, mutta erityisesti siitä että muutkin pääsevät osallisiksi tapahtumista ja itseoivalluksista ja että niitä voidaan hyvin pienin teoin auttaa."</text:span></text:p>
          </table:table-cell>
        </table:table-row>
        <table:table-row table:style-name="TableRow3470">
          <table:table-cell table:style-name="TableCell3471">
            <text:p text:style-name="Standard"><text:span text:style-name="T3472">"Nautin joka päivä rakennusperinnöstä ja kulttuuriympäristöstä ko</text:span><text:span text:style-name="T3473">tikaupungissani sekä perimistäni esineistä kodissani. Harrastan historiaa."</text:span></text:p>
          </table:table-cell>
        </table:table-row>
        <table:table-row table:style-name="TableRow3474">
          <table:table-cell table:style-name="TableCell3475">
            <text:p text:style-name="Standard"><text:span text:style-name="T3476">"Myönteisesti, voin paremmin kun näen, miten joistain asioista on pidetty hyvää huolta."</text:span></text:p>
          </table:table-cell>
        </table:table-row>
        <table:table-row table:style-name="TableRow3477">
          <table:table-cell table:style-name="TableCell3478">
            <text:p text:style-name="Standard"><text:span text:style-name="T3479">""</text:span></text:p>
          </table:table-cell>
        </table:table-row>
        <table:table-row table:style-name="TableRow3480">
          <table:table-cell table:style-name="TableCell3481">
            <text:p text:style-name="Standard"><text:span text:style-name="T3482">"Se vaikuttaa terveyteen siten, että lähtee ulos, että viihtyy ulkona, on jotain k</text:span><text:span text:style-name="T3483">atsottavaa, nähtävää, nautittavaa. Syy lähteä, muukin kuin pakkoliikunta. Se vaikuttaaa mielialaan. Se vaikuttaa saatuttamiseen , koska jos mitään mielenkiintoista ja kivaa ei ole lähellä, otetaan auto ja ajetaan kauemmas. Harva viettää kaunista kesäpäivää</text:span><text:span text:style-name="T3484"><text:s/>esimerkiksi lasten kanssa vain marketin nurkalla lähiössä. Pitää olla rantoja, ulkoilureittiä, grillikatoksia, nähtävää, tekemistä. "</text:span></text:p>
          </table:table-cell>
        </table:table-row>
        <table:table-row table:style-name="TableRow3485">
          <table:table-cell table:style-name="TableCell3486">
            <text:p text:style-name="Standard"><text:span text:style-name="T3487">""</text:span></text:p>
          </table:table-cell>
        </table:table-row>
        <table:table-row table:style-name="TableRow3488">
          <table:table-cell table:style-name="TableCell3489">
            <text:p text:style-name="Standard"><text:span text:style-name="T3490">"Monin tavoin. Näen kulttuuriperinnön laajassa mielessä kattavan ihan arkisesta ympäristöstä (esim.<text:s/></text:span><text:span text:style-name="T3491">lähimetsien kunnossa pidetyt polut) yleviin kansallismaisemiin- ja puistoihin. Kulttuuriperintö tarkoittaa ymmärrystä maiseman ja paikkojen merkityksistä, menneisyydestä ja nykyisyydestä. Ympäristöillä on aina merkityksensä, kulttuurisesti tärkeät paikat o</text:span><text:span text:style-name="T3492">vat osa perintöämme ja suomalaisia perinteitä, niin menneitä kuin nykyisiö; ilman perinteiden tuntemusta paikat ovat yhdentekeviä, mitä<text:s/></text:span><text:soft-page-break/><text:span text:style-name="T3493">tahansa paikkoja. Kulttuuriperinnöllä on siis iso merkitys myös henkilökohtaiseen elämääni, se tuo sisältöä ja mielekkyy</text:span><text:span text:style-name="T3494">ttä elämän eri paikkoihin."</text:span></text:p>
          </table:table-cell>
        </table:table-row>
        <text:soft-page-break/>
        <table:table-row table:style-name="TableRow3495">
          <table:table-cell table:style-name="TableCell3496">
            <text:p text:style-name="Standard"><text:span text:style-name="T3497">"Kulttuuriperintö ei ole irrotettavissa elämästä, tiedosti sen tai ei. Elämäni kulttuuriperinnöllinen ulottuvuus ja tietoisuus siitä on positiivinen voimavara ja sen kulmakivi."</text:span></text:p>
          </table:table-cell>
        </table:table-row>
        <table:table-row table:style-name="TableRow3498">
          <table:table-cell table:style-name="TableCell3499">
            <text:p text:style-name="Standard"><text:span text:style-name="T3500">"Työn ja elannon muodossa. Lisäksi mm. kansanm</text:span><text:span text:style-name="T3501">usiikki ja kansantanssiin perustuva FolkJam ovat rakkaita ja tärkeitä."</text:span></text:p>
          </table:table-cell>
        </table:table-row>
        <table:table-row table:style-name="TableRow3502">
          <table:table-cell table:style-name="TableCell3503">
            <text:p text:style-name="Standard"><text:span text:style-name="T3504">"Se lisää tuntuvasti elämisen mielekkyyden kokemusta ja rikastuttaa työtäni ja viihtymistäni. Samalla sen yhteisöllisyysarvot antavat turvallisuudentunnetta ja kiinnittävät minut juu</text:span><text:span text:style-name="T3505">riini, kokemuksiini kansalaisena ja perheen- ja suvun jäsenenä. Ilman kulttuuriperintöä olisi paha elää. "</text:span></text:p>
          </table:table-cell>
        </table:table-row>
        <table:table-row table:style-name="TableRow3506">
          <table:table-cell table:style-name="TableCell3507">
            <text:p text:style-name="Standard"><text:span text:style-name="T3508">"Se on olennainen osa elämääni -alan koulutus."</text:span></text:p>
          </table:table-cell>
        </table:table-row>
        <table:table-row table:style-name="TableRow3509">
          <table:table-cell table:style-name="TableCell3510">
            <text:p text:style-name="Standard"><text:span text:style-name="T3511">""</text:span></text:p>
          </table:table-cell>
        </table:table-row>
        <table:table-row table:style-name="TableRow3512">
          <table:table-cell table:style-name="TableCell3513">
            <text:p text:style-name="Standard"><text:span text:style-name="T3514">"Joka aamu ajan töihin kulttuurimaiseman halki. Jaksan paremmin. Kulttuuriperintö on läsnä p</text:span><text:span text:style-name="T3515">aikassa, jossa asun ja myös työssäni ja ihmissuhteissani."</text:span></text:p>
          </table:table-cell>
        </table:table-row>
        <table:table-row table:style-name="TableRow3516">
          <table:table-cell table:style-name="TableCell3517">
            <text:p text:style-name="Standard"><text:span text:style-name="T3518">"Kuinka identiteetti vaikuttaa elämänlaatuuni? Se luo pohjan maailmankatsomukselle. "</text:span></text:p>
          </table:table-cell>
        </table:table-row>
        <table:table-row table:style-name="TableRow3519">
          <table:table-cell table:style-name="TableCell3520">
            <text:p text:style-name="Standard"><text:span text:style-name="T3521">"Juuret ovat tärkeät kasvulle ja uudistumiselle!"</text:span></text:p>
          </table:table-cell>
        </table:table-row>
        <table:table-row table:style-name="TableRow3522">
          <table:table-cell table:style-name="TableCell3523">
            <text:p text:style-name="Standard"><text:span text:style-name="T3524">"Kulttuuriperinnön pitäisi avata ovet omaan itseensä SE</text:span><text:span text:style-name="T3525">KÄ muun maailman ymmärtämiseen, eikä sulkea niitä. Tarvitaan siis uusia, reippaita, luovia ja iloisia otteita."</text:span></text:p>
          </table:table-cell>
        </table:table-row>
        <table:table-row table:style-name="TableRow3526">
          <table:table-cell table:style-name="TableCell3527">
            <text:p text:style-name="Standard"><text:span text:style-name="T3528">"Paljon, erityisesti rakennetun kulttuuriperinnön osalta. Vanhempi rakennuskanta on musiikkia silmille."</text:span></text:p>
          </table:table-cell>
        </table:table-row>
        <table:table-row table:style-name="TableRow3529">
          <table:table-cell table:style-name="TableCell3530">
            <text:p text:style-name="Standard"><text:span text:style-name="T3531">"Kohottavasti ja<text:s/></text:span><text:span text:style-name="T3532">parantavasti, jos kulttuuriperintöä on vaalittu ja sitä osataan hyödyntää. Jos vaikkapa uimarannat pidettäisiin yhtä hyvässä kunnossa kuin jälleenrakentamisen vuosikymmeninä (silloin siihen jostain syystä oli varaa), se tukisi fyysistä ja henkistä hyvinvoi</text:span><text:span text:style-name="T3533">ntia huomattavasti niin yksilötasolla kuin laajemmin yhteiskunnassa."</text:span></text:p>
          </table:table-cell>
        </table:table-row>
        <table:table-row table:style-name="TableRow3534">
          <table:table-cell table:style-name="TableCell3535">
            <text:p text:style-name="Standard"><text:span text:style-name="T3536">"Kulttuuriperintö on elämän laatua."</text:span></text:p>
          </table:table-cell>
        </table:table-row>
        <table:table-row table:style-name="TableRow3537">
          <table:table-cell table:style-name="TableCell3538">
            <text:p text:style-name="Standard"><text:span text:style-name="T3539">""</text:span></text:p>
          </table:table-cell>
        </table:table-row>
        <table:table-row table:style-name="TableRow3540">
          <table:table-cell table:style-name="TableCell3541">
            <text:p text:style-name="Standard"><text:span text:style-name="T3542">""</text:span></text:p>
          </table:table-cell>
        </table:table-row>
        <table:table-row table:style-name="TableRow3543">
          <table:table-cell table:style-name="TableCell3544">
            <text:p text:style-name="Standard"><text:span text:style-name="T3545">"Virkistää, kertoo juuristani, konkretisoi historian ja nykyajan yhteyttä."</text:span></text:p>
          </table:table-cell>
        </table:table-row>
        <table:table-row table:style-name="TableRow3546">
          <table:table-cell table:style-name="TableCell3547">
            <text:p text:style-name="Standard"><text:span text:style-name="T3548">""</text:span></text:p>
          </table:table-cell>
        </table:table-row>
        <table:table-row table:style-name="TableRow3549">
          <table:table-cell table:style-name="TableCell3550">
            <text:p text:style-name="Standard"><text:span text:style-name="T3551">"Tuo sisältöä ja hyvinvointia"</text:span></text:p>
          </table:table-cell>
        </table:table-row>
        <text:soft-page-break/>
        <table:table-row table:style-name="TableRow3552">
          <table:table-cell table:style-name="TableCell3553">
            <text:p text:style-name="Standard"><text:span text:style-name="T3554">"Kulttuuriperintö a</text:span><text:span text:style-name="T3555">ntaa minulle juuret ja lisää yhteenkuuluvuuden tunnetta lähiseutuun ja historiaan."</text:span></text:p>
          </table:table-cell>
        </table:table-row>
        <table:table-row table:style-name="TableRow3556">
          <table:table-cell table:style-name="TableCell3557">
            <text:p text:style-name="Standard"><text:span text:style-name="T3558">"Kohottavasti."</text:span></text:p>
          </table:table-cell>
        </table:table-row>
        <table:table-row table:style-name="TableRow3559">
          <table:table-cell table:style-name="TableCell3560">
            <text:p text:style-name="Standard"><text:span text:style-name="T3561">"Koen vahvasti olevani juurillani ja olevani osa sukupolvien jatkumoa, kun hoidan ja kunnostan vanhaa sukutilaamme ja opin siihen liittyviä taitoja, kut</text:span><text:span text:style-name="T3562">en pärekaton naulaaminen. Se tuo ajallista perspektiiviä ja juuret. "</text:span></text:p>
          </table:table-cell>
        </table:table-row>
        <table:table-row table:style-name="TableRow3563">
          <table:table-cell table:style-name="TableCell3564">
            <text:p text:style-name="Standard"><text:span text:style-name="T3565">"Kun näen aiempien sukupolvien jäljet maisemassa, tunnen juureni ja se antaa minulle myös luottamusta tulevaisuuteen. Se auttaa selviämään elämän tiukoista tilanteista kun tietää<text:s/></text:span><text:span text:style-name="T3566">miten pahoista paikoista ihmiset ovat selvinneet. Kulttuuriperinnön läsnäolo luo luottamusta tulevaisuuteen. Historia on täynnä raakuuksia ja pahuutta, mutta me ihmiset olemme selvinneet ja tulevaisuutta rakennetaan nyt!"</text:span></text:p>
          </table:table-cell>
        </table:table-row>
        <table:table-row table:style-name="TableRow3567">
          <table:table-cell table:style-name="TableCell3568">
            <text:p text:style-name="Standard"><text:span text:style-name="T3569">"Monella tapaa. Asun RKY-alueell</text:span><text:span text:style-name="T3570">a kivikaupungissa, vapaa-ajan asuntoni on Inkoon RKY-maisemassa ja kesäkotini valt. maisema-alueella. Mielestäni niiden vaikutuksess oleminen antaa valtavasti voimia ja perustelua jatkaa usein epätoivoistakin - ainakin epätasaista- taistelua kulttuuriperin</text:span><text:span text:style-name="T3571">nön, siis maiseman ja rakennusten puolesta. "</text:span></text:p>
          </table:table-cell>
        </table:table-row>
        <table:table-row table:style-name="TableRow3572">
          <table:table-cell table:style-name="TableCell3573">
            <text:p text:style-name="Standard"><text:span text:style-name="T3574">"Sitä kautta, että se on osa identiteettiä ja se antaa perspektiiviä omaan elämäntapaan ja valintoihin. "</text:span></text:p>
          </table:table-cell>
        </table:table-row>
        <table:table-row table:style-name="TableRow3575">
          <table:table-cell table:style-name="TableCell3576">
            <text:p text:style-name="Standard"><text:span text:style-name="T3577">"Kulttuuriperintö näkyy monimuotoisempana elämänä. Jos kaikki olisi aina nykyaikaista ja<text:s/></text:span><text:span text:style-name="T3578">uudistettua, olisi elämä myös yksitoikkoisempaa."</text:span></text:p>
          </table:table-cell>
        </table:table-row>
        <table:table-row table:style-name="TableRow3579">
          <table:table-cell table:style-name="TableCell3580">
            <text:p text:style-name="Standard"><text:span text:style-name="T3581">"Se rikastuttaa elämäämme ja tekee elämästä elämisen arvoisen."</text:span></text:p>
          </table:table-cell>
        </table:table-row>
        <table:table-row table:style-name="TableRow3582">
          <table:table-cell table:style-name="TableCell3583">
            <text:p text:style-name="Standard"><text:span text:style-name="T3584">"Ei mitenkään"</text:span></text:p>
          </table:table-cell>
        </table:table-row>
        <table:table-row table:style-name="TableRow3585">
          <table:table-cell table:style-name="TableCell3586">
            <text:p text:style-name="Standard"><text:span text:style-name="T3587">"Arvostan muita ihmisiä ja siedän hyvin erilaisuutta, mikä helpottaa kanssakäymistä muiden kanssa. Olen tottunut kuulemaa</text:span><text:span text:style-name="T3588">n lapsesta asti suomea puhuttavan eri aksenteilla, tämä helpottaa esim. maahanmuuttajien kanssa keskustelua. Osaan käytöstavat, mikä helpottaa eri tilanteissa toimimista ilman suurempaa jännittämistä uusissa tilanteissa. Arvostan eri taiteita ja saan niist</text:span><text:span text:style-name="T3589">ä nautintoa elämääni. Arvostan hyvää ruokaa myös."</text:span></text:p>
          </table:table-cell>
        </table:table-row>
        <table:table-row table:style-name="TableRow3590">
          <table:table-cell table:style-name="TableCell3591">
            <text:p text:style-name="Standard"><text:span text:style-name="T3592">"Se parantaa elämänlaatuani.Rauhoittaa. Antaa turvaa ja terveyttä lapsille."</text:span></text:p>
          </table:table-cell>
        </table:table-row>
        <table:table-row table:style-name="TableRow3593">
          <table:table-cell table:style-name="TableCell3594">
            <text:p text:style-name="Standard"><text:span text:style-name="T3595">""</text:span></text:p>
          </table:table-cell>
        </table:table-row>
        <table:table-row table:style-name="TableRow3596">
          <table:table-cell table:style-name="TableCell3597">
            <text:p text:style-name="Standard"><text:span text:style-name="T3598">"Olennaisesti."</text:span></text:p>
          </table:table-cell>
        </table:table-row>
        <table:table-row table:style-name="TableRow3599">
          <table:table-cell table:style-name="TableCell3600">
            <text:p text:style-name="Standard"><text:span text:style-name="T3601">""</text:span></text:p>
          </table:table-cell>
        </table:table-row>
        <table:table-row table:style-name="TableRow3602">
          <table:table-cell table:style-name="TableCell3603">
            <text:p text:style-name="Standard"><text:span text:style-name="T3604">"Se on iso osa minua. Minä vaalin jo isoisoäitini aloittamaan perinnettä ja olen siitä<text:s/></text:span><text:span text:style-name="T3605">ylpeä."</text:span></text:p>
          </table:table-cell>
        </table:table-row>
        <table:table-row table:style-name="TableRow3606">
          <table:table-cell table:style-name="TableCell3607">
            <text:p text:style-name="Standard"><text:span text:style-name="T3608">"Vahvasti osa identiteettiäni."</text:span></text:p>
          </table:table-cell>
        </table:table-row>
        <table:table-row table:style-name="TableRow3609">
          <table:table-cell table:style-name="TableCell3610">
            <text:p text:style-name="Standard"><text:span text:style-name="T3611">"käsityö ja puutarhanhoito on tapa tehdä itsensä näkyväksi"</text:span></text:p>
          </table:table-cell>
        </table:table-row>
        <text:soft-page-break/>
        <table:table-row table:style-name="TableRow3612">
          <table:table-cell table:style-name="TableCell3613">
            <text:p text:style-name="Standard"><text:span text:style-name="T3614">"Kulttuuriperintö on yksi merkittävimmistä omaan hyvinvointiin vaikuttavista tekijöitä. Sen avulla pysyy vahvana, ymmärtää itseä ja muita paremmin, se</text:span><text:span text:style-name="T3615"><text:s/>tuottaa suunnatonta mielihyvää."</text:span></text:p>
          </table:table-cell>
        </table:table-row>
        <table:table-row table:style-name="TableRow3616">
          <table:table-cell table:style-name="TableCell3617">
            <text:p text:style-name="Standard"><text:span text:style-name="T3618">"Oman ja toisten kulttuuriperinnön yhä tarkempi havaitseminen rikastuttaa - ei ole vain minä ja menetys tai sen puute, vaan kuuluu johonkin aina muuttuvaan jatkumoon."</text:span></text:p>
          </table:table-cell>
        </table:table-row>
        <table:table-row table:style-name="TableRow3619">
          <table:table-cell table:style-name="TableCell3620">
            <text:p text:style-name="Standard"><text:span text:style-name="T3621">"Pitää ruumiin kunnossa kun korjaan itse taloa vm<text:s/></text:span><text:span text:style-name="T3622">1860 luku ja hoidan itse sen puutarhaa."</text:span></text:p>
          </table:table-cell>
        </table:table-row>
        <table:table-row table:style-name="TableRow3623">
          <table:table-cell table:style-name="TableCell3624">
            <text:p text:style-name="Standard"><text:span text:style-name="T3625">"Se parantaa ja elvyttää sitä."</text:span></text:p>
          </table:table-cell>
        </table:table-row>
        <table:table-row table:style-name="TableRow3626">
          <table:table-cell table:style-name="TableCell3627">
            <text:p text:style-name="Standard"><text:span text:style-name="T3628">"Koska olen lähtöisin ,monikulttuurisesta perheestä. Jo lapsena kuulin vieraita kieliä. Ruotsia, venäjää ja suomea. "</text:span></text:p>
          </table:table-cell>
        </table:table-row>
        <table:table-row table:style-name="TableRow3629">
          <table:table-cell table:style-name="TableCell3630">
            <text:p text:style-name="Standard"><text:span text:style-name="T3631">"Se hoitaa sielua ja mieltä. Pitää aivot vetreinä. Fraasi ”</text:span><text:span text:style-name="T3632">kulttuuri pidentää ikää” on täyttä totta. Kulttuuriperinnön tuntemus rakentaa myönteistä minäkuvaa ja vahvaa itsetuntoa. Omien juurien etsiminen ja tunnustaminen on myös tervettä uteliaisuutta nähdä erilaisia kulttuuriperintöjä globaalisti ympärillämme."</text:span></text:p>
          </table:table-cell>
        </table:table-row>
        <table:table-row table:style-name="TableRow3633">
          <table:table-cell table:style-name="TableCell3634">
            <text:p text:style-name="Standard"><text:span text:style-name="T3635">"Parantaa sitä tavoilla, joita ei usein tule edes huomanneeksi. "</text:span></text:p>
          </table:table-cell>
        </table:table-row>
        <table:table-row table:style-name="TableRow3636">
          <table:table-cell table:style-name="TableCell3637">
            <text:p text:style-name="Standard"><text:span text:style-name="T3638">"On tärkeä osa sitä. "</text:span></text:p>
          </table:table-cell>
        </table:table-row>
        <table:table-row table:style-name="TableRow3639">
          <table:table-cell table:style-name="TableCell3640">
            <text:p text:style-name="Standard"><text:span text:style-name="T3641">"Jag ser kulturarv som en integrerad del av livet. Välskött boendemiljö ökar trivseln, aktiveter att träffas runt ökar trivseln. Aktivt utövande är ett av de<text:s/></text:span><text:span text:style-name="T3642">stora glädjeämnena i mitt liv, framför allt inom traditionell musik och hantverk."</text:span></text:p>
          </table:table-cell>
        </table:table-row>
        <table:table-row table:style-name="TableRow3643">
          <table:table-cell table:style-name="TableCell3644">
            <text:p text:style-name="Standard"><text:span text:style-name="T3645">"Se tuo elämään jatkuvuutta."</text:span></text:p>
          </table:table-cell>
        </table:table-row>
        <table:table-row table:style-name="TableRow3646">
          <table:table-cell table:style-name="TableCell3647">
            <text:p text:style-name="Standard"><text:span text:style-name="T3648">"Olen vahvempi ja tasapuolisempi suomalainen myös ulkomailla, kun tiedän, missä ovat kulttuurini juuret. Voin ylpeänä kertoa siitä ja jakaa</text:span><text:span text:style-name="T3649"><text:s/>tietoa ilon kautta!"</text:span></text:p>
          </table:table-cell>
        </table:table-row>
        <table:table-row table:style-name="TableRow3650">
          <table:table-cell table:style-name="TableCell3651">
            <text:p text:style-name="Standard"><text:span text:style-name="T3652">"Mycket! Jag lever och jobbar med konst och kultur, och för mig är kulturarvet allt - det är en del av mitt arbete, min personliga identitet och mitt sätt att förhålla mig till världen."</text:span></text:p>
          </table:table-cell>
        </table:table-row>
      </table:table>
      <text:list text:style-name="WWNum3" text:continue-numbering="true">
        <text:list-item>
          <text:p text:style-name="P3653"><text:span text:style-name="T3654">Mitä hyötyä kulttuuriperinnön arvostamisest</text:span><text:span text:style-name="T3655">a mielestäsi on Suomelle?<text:s/></text:span><text:span text:style-name="T3656">(vastauksia 130 kpl)</text:span><text:bookmark-start text:name="_Toc269976043"/></text:p>
        </text:list-item>
      </text:list>
      <table:table table:style-name="Table3657">
        <table:table-columns>
          <table:table-column table:style-name="TableColumn3658"/>
        </table:table-columns>
        <table:table-row table:style-name="TableRow3659">
          <table:table-cell table:style-name="TableCell3660">
            <text:p text:style-name="Standard"><text:bookmark-end text:name="_Toc269976043"/><text:span text:style-name="T3661">"Ovärderlig. Jag tror att värdesättandet av kulturarvet (i hela dess mångfald) stärker vår självbild, vår självförståelse och inte minst vår attraktionskraft som land.<text:s/></text:span><text:span text:style-name="T3662">Vi har inte råd att slarva bort<text:s/></text:span><text:span text:style-name="T3663">det."</text:span></text:p>
          </table:table-cell>
        </table:table-row>
        <table:table-row table:style-name="TableRow3664">
          <table:table-cell table:style-name="TableCell3665">
            <text:p text:style-name="Standard"><text:span text:style-name="T3666">"Vahvempi itsetunto ja näkyvämpi persoonallinen oma itsenäinen Suomi-kuva muulle maailmalle. Amerikkoja on ihannoitu jo ihan tarpeeksi..ja monesti aivan turhaan. Moni muu maa osaa tämän, me emme..."</text:span></text:p>
          </table:table-cell>
        </table:table-row>
        <table:table-row table:style-name="TableRow3667">
          <table:table-cell table:style-name="TableCell3668">
            <text:p text:style-name="Standard"><text:span text:style-name="T3669">"Parhaimmillaan kulttuuriperintö tuo elämään ka</text:span><text:span text:style-name="T3670">uneutta ja totuutta."</text:span></text:p>
          </table:table-cell>
        </table:table-row>
        <text:soft-page-break/>
        <table:table-row table:style-name="TableRow3671">
          <table:table-cell table:style-name="TableCell3672">
            <text:p text:style-name="Standard"><text:span text:style-name="T3673">"Se frågan ovan, gäller också i större perspektiv.<text:s/></text:span><text:span text:style-name="T3674">"</text:span></text:p>
          </table:table-cell>
        </table:table-row>
        <table:table-row table:style-name="TableRow3675">
          <table:table-cell table:style-name="TableCell3676">
            <text:p text:style-name="Standard"><text:span text:style-name="T3677">""</text:span></text:p>
          </table:table-cell>
        </table:table-row>
        <table:table-row table:style-name="TableRow3678">
          <table:table-cell table:style-name="TableCell3679">
            <text:p text:style-name="Standard"><text:span text:style-name="T3680">"Jos en tuntisi juuriani ollenkaan, olisi irrallinen olo. Sama pätee varmasti Suomeen maana. "</text:span></text:p>
          </table:table-cell>
        </table:table-row>
        <table:table-row table:style-name="TableRow3681">
          <table:table-cell table:style-name="TableCell3682">
            <text:p text:style-name="Standard"><text:span text:style-name="T3683">"Se lisää tervettä itsetuntoa. Itse asiassa monien maailman<text:s/></text:span><text:span text:style-name="T3684">alkuperäiskansojen uskomukset ja käsitys maailmankaikkeudesta ovat hyvin samankaltaisia. Näin olemme mukana suuressa kansainyhteisössä, me ikiaikaiset naiset, kulttuuriperintö siirtyy kuin helminauha äidiltä tyttärelle. ”Ilman tervettä kansainvälisyyttä, e</text:span><text:span text:style-name="T3685">i ole tervettä isänmaallisuutta” sanoi jo kirjailija Elsa Heporauta, joka oli Kalevalaisten Naisten Liiton ja Kalevala Koru Oy:n perustaja. ”Ikkunat auki Eurooppaan, jalat syvällä suomalaisessa mullassa” jatkoi puheenjohtaja Raili Malmberg 1990-luvulla. "</text:span></text:p>
          </table:table-cell>
        </table:table-row>
        <table:table-row table:style-name="TableRow3686">
          <table:table-cell table:style-name="TableCell3687">
            <text:p text:style-name="Standard"><text:span text:style-name="T3688">"No, vaikuttaisihan se yleiseen intelligenttitasoon. "</text:span></text:p>
          </table:table-cell>
        </table:table-row>
        <table:table-row table:style-name="TableRow3689">
          <table:table-cell table:style-name="TableCell3690">
            <text:p text:style-name="Standard"><text:span text:style-name="T3691">"Maa, joka arvostaa kulttuuriperintöään on vahva kohtaamaan myös yhteiskunnan muutoksen paineet ja erottaa oikeat argumentit vääristä. Sillä on myös myös oman erityislaatunsa vuoksi vahva asema mui</text:span><text:span text:style-name="T3692">den kansakuntien joukossa."</text:span></text:p>
          </table:table-cell>
        </table:table-row>
        <table:table-row table:style-name="TableRow3693">
          <table:table-cell table:style-name="TableCell3694">
            <text:p text:style-name="Standard"><text:span text:style-name="T3695">"Lisää kulttuuriturismia."</text:span></text:p>
          </table:table-cell>
        </table:table-row>
        <table:table-row table:style-name="TableRow3696">
          <table:table-cell table:style-name="TableCell3697">
            <text:p text:style-name="Standard"><text:span text:style-name="T3698">"Kulttuuriperinnön ja -perintöjen tiedostaminen lisää oman arvostusta ja toisen sietokykyä - elämä paljastuu enemmäksi kuin vain kuluttamiseksi."</text:span></text:p>
          </table:table-cell>
        </table:table-row>
        <table:table-row table:style-name="TableRow3699">
          <table:table-cell table:style-name="TableCell3700">
            <text:p text:style-name="Standard"><text:span text:style-name="T3701">"Se vahvistaa kansallista itsetuntoa ja lisää maa</text:span><text:span text:style-name="T3702">n kiinnostavuutta. Se lisää myös ymmärrystä muita kohtaan. Sivistysvaltio on sellainen, joka arvostaa ja vaalii ja jonka kansalaiset arvostavat vaalivat omaa kulttuuriperintöään. Tavoitteena tulee olla, että kulttuuriperintökasvatus on itsestään selvää ja<text:s/></text:span><text:span text:style-name="T3703">sitä vaaditaan."</text:span></text:p>
          </table:table-cell>
        </table:table-row>
        <table:table-row table:style-name="TableRow3704">
          <table:table-cell table:style-name="TableCell3705">
            <text:p text:style-name="Standard"><text:span text:style-name="T3706">""</text:span></text:p>
          </table:table-cell>
        </table:table-row>
        <table:table-row table:style-name="TableRow3707">
          <table:table-cell table:style-name="TableCell3708">
            <text:p text:style-name="Standard"><text:span text:style-name="T3709">"Luo kansallistuntoa ja yhteisöllisyyttä ruikuttamisen ja surkuttelun sijaan."</text:span></text:p>
          </table:table-cell>
        </table:table-row>
        <table:table-row table:style-name="TableRow3710">
          <table:table-cell table:style-name="TableCell3711">
            <text:p text:style-name="Standard"><text:span text:style-name="T3712">"Kultturiperintö on osa meitä itseämme - meidän tapa toimia ja elää. Se ei sulje pois sitä, että voimme kunnioittaa muiden maiden kulttuuriperintöä. To</text:span><text:span text:style-name="T3713">isinaan hämmentää, että Riverdance vetää areenat täyteen ja suomalainen kultturiperinne on marginaalilaji."</text:span></text:p>
          </table:table-cell>
        </table:table-row>
        <table:table-row table:style-name="TableRow3714">
          <table:table-cell table:style-name="TableCell3715">
            <text:p text:style-name="Standard"><text:span text:style-name="T3716">""</text:span></text:p>
          </table:table-cell>
        </table:table-row>
        <table:table-row table:style-name="TableRow3717">
          <table:table-cell table:style-name="TableCell3718">
            <text:p text:style-name="Standard"><text:span text:style-name="T3719">"Suomen omaleimaisuus ja viime kädessä menestys juontaa menneestä ja kulttuuriperinnöstämme. "</text:span></text:p>
          </table:table-cell>
        </table:table-row>
        <table:table-row table:style-name="TableRow3720">
          <table:table-cell table:style-name="TableCell3721">
            <text:p text:style-name="Standard"><text:span text:style-name="T3722">""</text:span></text:p>
          </table:table-cell>
        </table:table-row>
        <table:table-row table:style-name="TableRow3723">
          <table:table-cell table:style-name="TableCell3724">
            <text:p text:style-name="Standard"><text:span text:style-name="T3725">"Vahvistaa Suomen<text:s/></text:span><text:span text:style-name="T3726">omalaatuisuutta ja erityisyyttä. Suuri kansanterveyttä lisäävä elementti."</text:span></text:p>
          </table:table-cell>
        </table:table-row>
        <table:table-row table:style-name="TableRow3727">
          <table:table-cell table:style-name="TableCell3728">
            <text:p text:style-name="Standard"><text:span text:style-name="T3729">"Jatkuvasti lisääntyvän kansainvälisyyden vuoksi on tärkeää tuntea ja arvostaa omaa kulttuuriperintöä. Usein nuoret ja nuoret aikuiset tuntuvat tietävän kovasti esim.<text:s/></text:span><text:soft-page-break/><text:span text:style-name="T3730">amerikkalais</text:span><text:span text:style-name="T3731">esta ja brittiläisestä kulttuurista elokuvien, tv:n ja internetin vuoksi. Kansainvälisyydessä ei ole mitään vikaa, mutta olisi jo aika hylätä Suomessa yleinen alemmuuskompleksi ja löytää kansallisylpeyttä terveellä tavalla. "</text:span></text:p>
          </table:table-cell>
        </table:table-row>
        <text:soft-page-break/>
        <table:table-row table:style-name="TableRow3732">
          <table:table-cell table:style-name="TableCell3733">
            <text:p text:style-name="Standard"><text:span text:style-name="T3734">"Ymmärrämme enemmän itseämme</text:span><text:span text:style-name="T3735"><text:s/>kansakuntana, kun tunnemme historiamme ja myös arkielämän, ei vain suurtapahtumat kuten sodat"</text:span></text:p>
          </table:table-cell>
        </table:table-row>
        <table:table-row table:style-name="TableRow3736">
          <table:table-cell table:style-name="TableCell3737">
            <text:p text:style-name="Standard"><text:span text:style-name="T3738">"Yhteinen kulttuuriperintömme on kansallisen identiteettimme ydin, jota ilman meillä ei olisi mitään. "</text:span></text:p>
          </table:table-cell>
        </table:table-row>
        <table:table-row table:style-name="TableRow3739">
          <table:table-cell table:style-name="TableCell3740">
            <text:p text:style-name="Standard"><text:span text:style-name="T3741">"Vahvasta taustasta kumpuaa rohkeutta ja innovaatioi</text:span><text:span text:style-name="T3742">ta. Myös itsensä tunteminen on tärkeää menestymiselle."</text:span></text:p>
          </table:table-cell>
        </table:table-row>
        <table:table-row table:style-name="TableRow3743">
          <table:table-cell table:style-name="TableCell3744">
            <text:p text:style-name="Standard"><text:span text:style-name="T3745">"Sitä mitä itsellenikin, eli suhde perinteisiin on yksi, mielestäni tärkeä osa ihmisen identiteettiä. Turistit arvostavat myös kulttuurista omaleimaisuutta. "</text:span></text:p>
          </table:table-cell>
        </table:table-row>
        <table:table-row table:style-name="TableRow3746">
          <table:table-cell table:style-name="TableCell3747">
            <text:p text:style-name="Standard"><text:span text:style-name="T3748">"Nousisimme muiden kulttuurikansojen<text:s/></text:span><text:span text:style-name="T3749">tasolle, hoitaisimme omaleimaisuuttamme ja hankkeistaisimme siitä sopivia luonnonläheisiä "alkukantaisia" , pakallisista materiaaleista ja käsityöstä (myös rakentamisessa) kertovia paketteja ruuhkaisten alueitten kulttuurimatkailijoille."</text:span></text:p>
          </table:table-cell>
        </table:table-row>
        <table:table-row table:style-name="TableRow3750">
          <table:table-cell table:style-name="TableCell3751">
            <text:p text:style-name="Standard"><text:span text:style-name="T3752">"Mielestäni ihm</text:span><text:span text:style-name="T3753">isten henkinen hyvinvointi lisääntyy. Media viestittää meille päivittän ikäviä uutisia ja herkemmät ihmiset ovat alttiita masentumaan. Kulttuuriperinnön avulla voidaan välittää menestystarinoita ja luoda tulevaisuususkoa."</text:span></text:p>
          </table:table-cell>
        </table:table-row>
        <table:table-row table:style-name="TableRow3754">
          <table:table-cell table:style-name="TableCell3755">
            <text:p text:style-name="Standard"><text:span text:style-name="T3756">"Kansa ilman<text:s/></text:span><text:span text:style-name="T3757">kulttuuriperintöä ja vain kaupallisiin länsimaisiin juttuihin kuten McDonaldsit ja Coca-Cola ja hetkelliset kaupalliset hömpötykset huomioiden on arvoton. Itse ihmettelen sitä, että miten Suomesta tunnetaan niin vähän kirjoneulemalleja, kun sekä Virossa et</text:span><text:span text:style-name="T3758">tä Norjassa on koristeellisia neulemalleja ja Venäjällä upeasti kirjottuja kansallispukuja. Onko mallit jossain vaiheessa hukattu vaikkapa kristinuskon vaikutuksesta tai jostain muusta syystä. Olisi tosi hienoa, jos kansanperinteen tutkijat löytäisivät hie</text:span><text:span text:style-name="T3759">noja suomalaisia (eri alueiden) neulemalleja ja niitä sitten alettaisiin tehdä tunnetuiksi vaikkapa käsityölehtien kautta."</text:span></text:p>
          </table:table-cell>
        </table:table-row>
        <table:table-row table:style-name="TableRow3760">
          <table:table-cell table:style-name="TableCell3761">
            <text:p text:style-name="Standard"><text:span text:style-name="T3762">"Kritisoisin tässä kyselyä nationalismista. Miksi vain Suomelle? "</text:span></text:p>
          </table:table-cell>
        </table:table-row>
        <table:table-row table:style-name="TableRow3763">
          <table:table-cell table:style-name="TableCell3764">
            <text:p text:style-name="Standard"><text:span text:style-name="T3765">""</text:span></text:p>
          </table:table-cell>
        </table:table-row>
        <table:table-row table:style-name="TableRow3766">
          <table:table-cell table:style-name="TableCell3767">
            <text:p text:style-name="Standard"><text:span text:style-name="T3768">"sisältöä elämään ja hyvinvointia kaikille"</text:span></text:p>
          </table:table-cell>
        </table:table-row>
        <table:table-row table:style-name="TableRow3769">
          <table:table-cell table:style-name="TableCell3770">
            <text:p text:style-name="Standard"><text:span text:style-name="T3771">""</text:span></text:p>
          </table:table-cell>
        </table:table-row>
        <table:table-row table:style-name="TableRow3772">
          <table:table-cell table:style-name="TableCell3773">
            <text:p text:style-name="Standard"><text:span text:style-name="T3774">""</text:span></text:p>
          </table:table-cell>
        </table:table-row>
        <table:table-row table:style-name="TableRow3775">
          <table:table-cell table:style-name="TableCell3776">
            <text:p text:style-name="Standard"><text:span text:style-name="T3777">""</text:span></text:p>
          </table:table-cell>
        </table:table-row>
        <table:table-row table:style-name="TableRow3778">
          <table:table-cell table:style-name="TableCell3779">
            <text:p text:style-name="Standard"><text:span text:style-name="T3780">""</text:span></text:p>
          </table:table-cell>
        </table:table-row>
        <table:table-row table:style-name="TableRow3781">
          <table:table-cell table:style-name="TableCell3782">
            <text:p text:style-name="Standard"><text:span text:style-name="T3783">"Sivistys ja kulttuuri ovat pohja jokaisen henkilön elämälle."</text:span></text:p>
          </table:table-cell>
        </table:table-row>
        <table:table-row table:style-name="TableRow3784">
          <table:table-cell table:style-name="TableCell3785">
            <text:p text:style-name="Standard"><text:span text:style-name="T3786">"Ei kai mitään Suomea ole olemassa ilman kultturiperintöä? Jos meillä ei olisi juuria ja näkyviä merkkejä niiden olemassaolosta, emme olisi oikeastaan mitään."</text:span></text:p>
          </table:table-cell>
        </table:table-row>
        <text:soft-page-break/>
        <table:table-row table:style-name="TableRow3787">
          <table:table-cell table:style-name="TableCell3788">
            <text:p text:style-name="Standard"><text:span text:style-name="T3789">"Jos<text:s/></text:span><text:span text:style-name="T3790">arvostaa itseään, voi arvostaa myös muita."</text:span></text:p>
          </table:table-cell>
        </table:table-row>
        <table:table-row table:style-name="TableRow3791">
          <table:table-cell table:style-name="TableCell3792">
            <text:p text:style-name="Standard"><text:span text:style-name="T3793">"Paljon. Suomi on pieni ja syrjäinen maa. Mutta se että arvostamme omaa perintöä ei saa tarkoittaa että emme olisi avoinna muulle maailmalle. Meillä on paljopn opittavaa muista kulttuureista, eikä sitä tarvitse</text:span><text:span text:style-name="T3794"><text:s/>hävetä."</text:span></text:p>
          </table:table-cell>
        </table:table-row>
        <table:table-row table:style-name="TableRow3795">
          <table:table-cell table:style-name="TableCell3796">
            <text:p text:style-name="Standard"><text:span text:style-name="T3797">"kts. ed. Luovuus ei synny tyhjästa."</text:span></text:p>
          </table:table-cell>
        </table:table-row>
        <table:table-row table:style-name="TableRow3798">
          <table:table-cell table:style-name="TableCell3799">
            <text:p text:style-name="Standard"><text:span text:style-name="T3800">"Terveen kansallis-identiteetin ja tasapianoisen kulttuuri-identiteetin rakentaminen sekä kyvykkyys kohdata tasa-arvoisesti muiden perinteiden edustajia on avain reiluun yhteiskuntaan. "</text:span></text:p>
          </table:table-cell>
        </table:table-row>
        <table:table-row table:style-name="TableRow3801">
          <table:table-cell table:style-name="TableCell3802">
            <text:p text:style-name="Standard"><text:span text:style-name="T3803">"Suomella on om</text:span><text:span text:style-name="T3804">anlaistansa arvokasta kulttuuriperintöä, jota on ilo esitellä muillekin. Kulttuuriperinnön arvostaminen synnyttää myös halua etsiä yhteisiä eri maiden kulttuurien välisiä 'alkuvirtoja' - emme me milloinkaan ole tyhjästä kulttuuria synnyttäneet."</text:span></text:p>
          </table:table-cell>
        </table:table-row>
        <table:table-row table:style-name="TableRow3805">
          <table:table-cell table:style-name="TableCell3806">
            <text:p text:style-name="Standard"><text:span text:style-name="T3807">""</text:span></text:p>
          </table:table-cell>
        </table:table-row>
        <table:table-row table:style-name="TableRow3808">
          <table:table-cell table:style-name="TableCell3809">
            <text:p text:style-name="Standard"><text:span text:style-name="T3810">"En</text:span><text:span text:style-name="T3811">sinnäkin, minusta olisi tärkeää, että suomalaiset tuntisivat omaa historiaansa -siis arkipäivän historiaa, jotta he voisivat irtautua perinteisistä ajattelutavoista ja toimintamalleista ja miettiä mikä on toimivaa, ja miten asiat kannattaisi tulevaisuudess</text:span><text:span text:style-name="T3812">a tehdä. Toisaalta karujen olojen historia on sellaista, mitä moni turistikin ihmettelee ja ihailee -siitä voisi suomalainen olla ylpeä, eikä hävetä taustaansa savupirtissä!!! Kolmannekseen, itsensä tunteva ihminen osaa auttaa muitakin - kulttuurin tuntemu</text:span><text:span text:style-name="T3813">s lisäisi suomalaisten suvaitsevaisuutta: se, että kunnioittaa omaa taustaansa, eikä häpeä sitä, auttaa kommunikoimaan muidenkin kanssa. Meillä on enemmän yhteistä esimerkiksi sotaoloista tulevien ihmisten kanssa, kun ensisilmäyksellä saattaisi ajatellakaa</text:span><text:span text:style-name="T3814">n."</text:span></text:p>
          </table:table-cell>
        </table:table-row>
        <table:table-row table:style-name="TableRow3815">
          <table:table-cell table:style-name="TableCell3816">
            <text:p text:style-name="Standard"><text:span text:style-name="T3817">"Kulttuuriperinnön arvostaminen kuuluu valtioidentiteetin peruskiviin. Toisen valtion sisällä Suomen kulttuuriperinnöllä voi kuitenkin olla eri merkitys ja julkisessa ja yksityisessä arvostuksessa olisi todennäköisesti suurempi intensiteetti kuin nyk</text:span><text:span text:style-name="T3818">yisin. Arvostamisen laatua ja määrää jouduttaisiin pohtimaan ja arvioimaan millaisiin tilanteisiin mitäkin ja kulttuuriperinnön kokonaisuus voisi rakentua aivan toisin kuin mihin me suomalaisten enemmistö olemme tähän saakka tottuneet. Kulttuuriperinnön ar</text:span><text:span text:style-name="T3819">vostukseen tarvitaan kuitenkin yhteisöllinen hyväksyminen, esim. muualta Euroopasta tai maailmalta tai meidän arvostuksemme tulee hyväksytyksi esim. kaupallisen hyödyn saannin näkökulmasta. Toisin sanoen kyse on aika rikkaasta ja monipuolisesta kokemuksest</text:span><text:span text:style-name="T3820">a, jota kannattaa tavoitella. "</text:span></text:p>
          </table:table-cell>
        </table:table-row>
        <table:table-row table:style-name="TableRow3821">
          <table:table-cell table:style-name="TableCell3822">
            <text:p text:style-name="Standard"><text:span text:style-name="T3823">"Kaikki mahdollinen hyöty. Jumeutua ei saa, mutta oma kulttuurihistoria on hyvä tuntea, siitä me muodostumme ja siitä voi ammentaa loputtomasti. Se on myös ainoa asia, joka meille on ihan omaa, sellaista mitä ei ole missää</text:span><text:span text:style-name="T3824">n muualla."</text:span></text:p>
          </table:table-cell>
        </table:table-row>
        <table:table-row table:style-name="TableRow3825">
          <table:table-cell table:style-name="TableCell3826">
            <text:p text:style-name="Standard"><text:span text:style-name="T3827">"Kulttuuriperinnöstä ja sen muotoutumisesta ja muutoksesta tietoisena oleminen kehittää yhteiskunnan jäseniä ihmisinä sekä yhteiskuntaa sinänsä toimimaan rakentavasti niin mikrotasolla kuin globaalissakin mittakaavassa."</text:span></text:p>
          </table:table-cell>
        </table:table-row>
        <table:table-row table:style-name="TableRow3828">
          <table:table-cell table:style-name="TableCell3829">
            <text:p text:style-name="Standard"><text:span text:style-name="T3830">"Sillä on hyvin tär</text:span><text:span text:style-name="T3831">keä merkitys niin kulttuurisesti, yhteisöllisesti, kuin myös yksilöiden kannalta. Kulttuuriperinnön myötä pystymme paremmin hahmottamaan keitä olemme suomalaisina ja miten asetumme muiden kulttuurien joukkoon, mitä olemme omaksuneet muualta, mikä taas on p</text:span><text:span text:style-name="T3832">erin juurin oman kulttuurimme<text:s/></text:span><text:soft-page-break/><text:span text:style-name="T3833">tuotosta. Kulttuuriperintö on osa suomalaisen kulttuurin tuntemusta ja siten olennainen osa suomalaisuutta."</text:span></text:p>
          </table:table-cell>
        </table:table-row>
        <text:soft-page-break/>
        <table:table-row table:style-name="TableRow3834">
          <table:table-cell table:style-name="TableCell3835">
            <text:p text:style-name="Standard"><text:span text:style-name="T3836">"Voimavara pahan päivän varalle, sivistystyön työkalu, varmasti myös taloudellista hyötyä (turismi,<text:s/></text:span><text:span text:style-name="T3837">henkinen hyvinvointi, jaksaminen) ja lisää houkuttelevuutta turistien silmissä. Antti Hautamäki sanoi 10 vuotta sitten, että tulevaisuudessa Eurooppaan (ja Suomeen) tullaan katsomaan miten ennen tehtiin. Yhteiskuntamme on ns. museo tietystä aikakaudesta, e</text:span><text:span text:style-name="T3838">urooppalaisesta teollisuudesta, sen kukoistuskaudesta, skandinaavisesta hyvinvointivaltiosta jne... Se on surullista, mutta näyttää kyllä vääjäämättä siltä, että esim. teollinen/kaupallinen tulevaisuus tehdään Aasiassa, meille jää tehtaat "museokäyttöön".<text:s/></text:span><text:span text:style-name="T3839">Ehkä voisimme kääntää tämän voimavaraksi? Pitäisi tallentaa ja säilyttää myös 2000-luvun teollista ja yhteiskunnallista kehitystä/elämää jo nyt. Hop hop."</text:span></text:p>
          </table:table-cell>
        </table:table-row>
        <table:table-row table:style-name="TableRow3840">
          <table:table-cell table:style-name="TableCell3841">
            <text:p text:style-name="Standard"><text:span text:style-name="T3842">"Terveysvaikutukset mm. Mutta erityisesti elämän laatu. Elämässä pitää olla kohokohtia ja hyviä mui</text:span><text:span text:style-name="T3843">stoja. Lapsilla pitää olla hyvä lapsuus, jonka peruskiviä on ympäristö. Tylsä leikkipuisto telineineen ei riitä. Se on hätävara. Tulee olla aidompaa, että syntyy oikea ilo. Pitää olla historiaa, maisemia, kauneutta, virkistystä, rantoja. Asioita,joita enne</text:span><text:span text:style-name="T3844">n oli enemmän. Oli kukkivia tienvieriä, heinäseipäitä, kissanpoikia naapurissa, oikea puusauna. Tuoksuja, makuja, kokemuksia. "</text:span></text:p>
          </table:table-cell>
        </table:table-row>
        <table:table-row table:style-name="TableRow3845">
          <table:table-cell table:style-name="TableCell3846">
            <text:p text:style-name="Standard"><text:span text:style-name="T3847">""</text:span></text:p>
          </table:table-cell>
        </table:table-row>
        <table:table-row table:style-name="TableRow3848">
          <table:table-cell table:style-name="TableCell3849">
            <text:p text:style-name="Standard"><text:span text:style-name="T3850">"Suomi on kiinnostavampi paikka turisteille, kulttuuriperinnön arvostus on itsetuntokysymys."</text:span></text:p>
          </table:table-cell>
        </table:table-row>
        <table:table-row table:style-name="TableRow3851">
          <table:table-cell table:style-name="TableCell3852">
            <text:p text:style-name="Standard"><text:span text:style-name="T3853">"Se antaa voimavaroja ihm</text:span><text:span text:style-name="T3854">isten arkeen ja on myös matkailullinen vahvuus niin Suomessa kuin muuallakin. "</text:span></text:p>
          </table:table-cell>
        </table:table-row>
        <table:table-row table:style-name="TableRow3855">
          <table:table-cell table:style-name="TableCell3856">
            <text:p text:style-name="Standard"><text:span text:style-name="T3857">"Vaikka maailma on globaaali ja rajoa ei monissa asioissa tarvita, ihmisen in hyvä kuulua johonkin. Hänen on hyvä tietää millainen Suomi oli 100000 tai 35 vuotta sitten. Ja e</text:span><text:span text:style-name="T3858">ttä oma asenne ja teot vaikuttaa, millainen tulevaisuus meillä ja muualla voi olla odotettavissa. Maamme kulttuuriperinnössä ja hisotoriaassa riittää tutkittavaa ja nykyisin se voi olla helppoa netin välityksellä, mutta paikallisia käyntejä ei voi mikään k</text:span><text:span text:style-name="T3859">orvata. Kulttuuriperintö ja ympäristötietoisuus kultevat käsi kädessä, jos maailma halutaan pelastaa jälkipolville."</text:span></text:p>
          </table:table-cell>
        </table:table-row>
        <table:table-row table:style-name="TableRow3860">
          <table:table-cell table:style-name="TableCell3861">
            <text:p text:style-name="Standard"><text:span text:style-name="T3862">"Suomen erityisyys on luontomme ja omaperäinen kulttuurimme, joita kannattaa vaalia ja tuotteistaa. Onhan sitä tehtykin Värttinästä sauna</text:span><text:span text:style-name="T3863">an jo nytkin. "</text:span></text:p>
          </table:table-cell>
        </table:table-row>
        <table:table-row table:style-name="TableRow3864">
          <table:table-cell table:style-name="TableCell3865">
            <text:p text:style-name="Standard"><text:span text:style-name="T3866">"Se lisää ihmisten hyvinvointia. Uskon, että ihmiset kaipaavat hektisen ja inforamaatiotatäyteisen nykymenon rinnalle aitoja ja kiireettömiä kokemuksia. Se nostaisi myös Suomen imagoa."</text:span></text:p>
          </table:table-cell>
        </table:table-row>
        <table:table-row table:style-name="TableRow3867">
          <table:table-cell table:style-name="TableCell3868">
            <text:p text:style-name="Standard"><text:span text:style-name="T3869">"Ks.edellä. Usein ajatellaan että vain menneisyytt</text:span><text:span text:style-name="T3870">ä tuntemalla voi ymmärtää nykypäivää ja valmistautua tulevaan..."</text:span></text:p>
          </table:table-cell>
        </table:table-row>
        <table:table-row table:style-name="TableRow3871">
          <table:table-cell table:style-name="TableCell3872">
            <text:p text:style-name="Standard"><text:span text:style-name="T3873">"Matkailun idea on kai kulttuurikohteissa. "</text:span></text:p>
          </table:table-cell>
        </table:table-row>
        <table:table-row table:style-name="TableRow3874">
          <table:table-cell table:style-name="TableCell3875">
            <text:p text:style-name="Standard"><text:span text:style-name="T3876">"Ihmiset matkustelevat etsimässä erilaista kulttuuria. Matkailu hyötyy. Mutta myös kansalaisten oma identiteetti saa vahvistusta ja<text:s/></text:span><text:span text:style-name="T3877">mielenrauha säilyy."</text:span></text:p>
          </table:table-cell>
        </table:table-row>
        <text:soft-page-break/>
        <table:table-row table:style-name="TableRow3878">
          <table:table-cell table:style-name="TableCell3879">
            <text:p text:style-name="Standard"><text:span text:style-name="T3880">"Se tuo meitä yhteen, antaa hauskaa tekemistä ja auttaa unohtamaan turhat erimielisyydet."</text:span></text:p>
          </table:table-cell>
        </table:table-row>
        <table:table-row table:style-name="TableRow3881">
          <table:table-cell table:style-name="TableCell3882">
            <text:p text:style-name="Standard"><text:span text:style-name="T3883">"Nostaa omaa kansallista arvostusta ja helpottaa omaa asemointia esim. kansainvälisessä ympäristöstä. Voi aiheuttaa myös uusia innovaatioita</text:span><text:span text:style-name="T3884">."</text:span></text:p>
          </table:table-cell>
        </table:table-row>
        <table:table-row table:style-name="TableRow3885">
          <table:table-cell table:style-name="TableCell3886">
            <text:p text:style-name="Standard"><text:span text:style-name="T3887">"Pienen kansan tai ihmisen menestys perustuu mielestäni aina juuri erilaisuuteen. Massatuotannon vyöryn rinnalla voi pärjätä vain tekemällä jotain täysin erilaista. Erilaisuus kumpuaa juuri siitä kaikkein tutuimmasta omasta perinteestä. Jutun juoni va</text:span><text:span text:style-name="T3888">in piilee siinä miten kaikkea jo miljoonaan kertaan tehtyä onnistutaan käsittelemään jollain uudella ja tuoreella tavalla. Pyörää ei tarvitse keksiä uudelleen."</text:span></text:p>
          </table:table-cell>
        </table:table-row>
        <table:table-row table:style-name="TableRow3889">
          <table:table-cell table:style-name="TableCell3890">
            <text:p text:style-name="Standard"><text:span text:style-name="T3891">"Oman kansakunnan identiteettiä tulee vahvistaa, ja juuri sitä kulttuuriperinnön arvostus tek</text:span><text:span text:style-name="T3892">ee. Suomi on nuori kulttuuri, ja meidän tulee vahvistaa kansallista itsetuntoamme kulttuuriperintötyön avulla. Tällä hetkellä vielä ajatellaan, että on hienoa lähteä ulkomaille, mutta se sielumme lähin on tässä ja nyt, Suomessa. Ei suomalainen maaseutu ole</text:span><text:span text:style-name="T3893"><text:s/>vanhanaikaista, muissa maissa omia juuria arvostetaan paljon enemmän kuin Suomessa. On hienoa olla suomalainen!"</text:span></text:p>
          </table:table-cell>
        </table:table-row>
        <table:table-row table:style-name="TableRow3894">
          <table:table-cell table:style-name="TableCell3895">
            <text:p text:style-name="Standard"><text:span text:style-name="T3896">""</text:span></text:p>
          </table:table-cell>
        </table:table-row>
        <table:table-row table:style-name="TableRow3897">
          <table:table-cell table:style-name="TableCell3898">
            <text:p text:style-name="Standard"><text:span text:style-name="T3899">""</text:span></text:p>
          </table:table-cell>
        </table:table-row>
        <table:table-row table:style-name="TableRow3900">
          <table:table-cell table:style-name="TableCell3901">
            <text:p text:style-name="Standard"><text:span text:style-name="T3902">"Oman kansallisen ja henkilökohtaisen identiteetin vahvistaminen tuottaa terveempiä aikuisia. Suomalainen kulttuuri myös<text:s/></text:span><text:span text:style-name="T3903">kiehtoo maailmalla ja lisää näin turismia. Korkean ja ilmaisen koulutuksen kulttuuri tuo maahan tervetullutta aivokapasiteettia ja työvoimaa. Kulttuuriin tutustuttamisen myötä näiden maahanmuuttajien integrointi suomalaiseen yhteiskuntaan on helpompaa ja t</text:span><text:span text:style-name="T3904">uottaa paremmin tulosta."</text:span></text:p>
          </table:table-cell>
        </table:table-row>
        <table:table-row table:style-name="TableRow3905">
          <table:table-cell table:style-name="TableCell3906">
            <text:p text:style-name="Standard"><text:span text:style-name="T3907">"Meillä on vielä jäljellä muutamia erityisen hiljaisia ja rauhallisia kohteita, joista on tulossa arvaamattoman suuri kansallinen aarre, kun esimerkiksi tuulivoimalat yleistyvät."</text:span></text:p>
          </table:table-cell>
        </table:table-row>
        <table:table-row table:style-name="TableRow3908">
          <table:table-cell table:style-name="TableCell3909">
            <text:p text:style-name="Standard"><text:span text:style-name="T3910">"Sillä voisi olla merkitystä viihtyisyydessä j</text:span><text:span text:style-name="T3911">a ajatuksen vilkkauden ylläpitäjänä."</text:span></text:p>
          </table:table-cell>
        </table:table-row>
        <table:table-row table:style-name="TableRow3912">
          <table:table-cell table:style-name="TableCell3913">
            <text:p text:style-name="Standard"><text:span text:style-name="T3914">"Kulttuuri-identiteetin vahvistuminen, matkailuvaltti, mutta ihan myös onnellisemmat kansalaiset ja kulttuuriperinnön itseisarvo."</text:span></text:p>
          </table:table-cell>
        </table:table-row>
        <table:table-row table:style-name="TableRow3915">
          <table:table-cell table:style-name="TableCell3916">
            <text:p text:style-name="Standard"><text:span text:style-name="T3917">"omaleimainen viihtyisä elinympäristö"</text:span></text:p>
          </table:table-cell>
        </table:table-row>
        <table:table-row table:style-name="TableRow3918">
          <table:table-cell table:style-name="TableCell3919">
            <text:p text:style-name="Standard"><text:span text:style-name="T3920">"Kaikki kansakunnat jotka<text:s/></text:span><text:span text:style-name="T3921">arvostavat historiaansa ymmärtävät kansallisen itsetunnon merkityksen ja monikulttuurisuuden merkittävyyden globaalilla tasolla. Jos et arvosta omaasi et osaa arvostaa muitakaan."</text:span></text:p>
          </table:table-cell>
        </table:table-row>
        <table:table-row table:style-name="TableRow3922">
          <table:table-cell table:style-name="TableCell3923">
            <text:p text:style-name="Standard"><text:span text:style-name="T3924">"Omanarvontunnon kohottaminen. Meillä on paljon sellaista, mitä muualla ei</text:span><text:span text:style-name="T3925"><text:s/>ole ja jota muut meiltä kadehtivat."</text:span></text:p>
          </table:table-cell>
        </table:table-row>
        <table:table-row table:style-name="TableRow3926">
          <table:table-cell table:style-name="TableCell3927">
            <text:p text:style-name="Standard"><text:span text:style-name="T3928">"Saamme vietyä suomalaista asumis-ja elämishistoriaa myös jälkipolville. Kulttuuriperintö on meidän koko identiteettimme ydin."</text:span></text:p>
          </table:table-cell>
        </table:table-row>
        <table:table-row table:style-name="TableRow3929">
          <table:table-cell table:style-name="TableCell3930">
            <text:p text:style-name="Standard"><text:span text:style-name="T3931">""</text:span></text:p>
          </table:table-cell>
        </table:table-row>
        <text:soft-page-break/>
        <table:table-row table:style-name="TableRow3932">
          <table:table-cell table:style-name="TableCell3933">
            <text:p text:style-name="Standard"><text:span text:style-name="T3934">"Koko kysymyksen kulttuuriperinnön hyödystä ja utiliteetista ei pitäisi kuulua ku</text:span><text:span text:style-name="T3935">lttuuriperintöä arvostavan sivistyskansan sanavarastoon. Kaikkea ei tietenkään voi museoida, mutta elävä historiallisesti kerrostunut kulttuuriperintö on itseisarvo eikä sen käyttö ja tarjoama laatu ole vain hyödyn kysymys, jolla viitataan näemmä mahdollis</text:span><text:span text:style-name="T3936">iin taloudellisiin hyötyihin. "</text:span></text:p>
          </table:table-cell>
        </table:table-row>
        <table:table-row table:style-name="TableRow3937">
          <table:table-cell table:style-name="TableCell3938">
            <text:p text:style-name="Standard"><text:span text:style-name="T3939">"Iloa ennemminkin, hyötyargumentilla en lähtisi kulttuuriperintöä perustelemaan. Hyöty on varmaankin se, että Suomi on Suomi, mutta miten sen kääntää konkretiaksi?"</text:span></text:p>
          </table:table-cell>
        </table:table-row>
        <table:table-row table:style-name="TableRow3940">
          <table:table-cell table:style-name="TableCell3941">
            <text:p text:style-name="Standard"><text:span text:style-name="T3942">"Monenlaista: omaleimainen korkeatasoinen kulttuuri on<text:s/></text:span><text:span text:style-name="T3943">sekä vetovoimatekijä ulospäin että omien asukkaiden elämänlaadun parantaja"</text:span></text:p>
          </table:table-cell>
        </table:table-row>
        <table:table-row table:style-name="TableRow3944">
          <table:table-cell table:style-name="TableCell3945">
            <text:p text:style-name="Standard"><text:span text:style-name="T3946">"kansallisuustunne, lyhyen historiamme vahvistaminen"</text:span></text:p>
          </table:table-cell>
        </table:table-row>
        <table:table-row table:style-name="TableRow3947">
          <table:table-cell table:style-name="TableCell3948">
            <text:p text:style-name="Standard"><text:span text:style-name="T3949">"Nykypäivänä Suomessa tuntuu vaivaavan tietynlainen juurettomuus, jolloin suvuille kauan tärkeitä olleet paikat ja perinte</text:span><text:span text:style-name="T3950">et ovat hukkuneet ja katkenneet. Yhteistä kulttuuriperintöä vaalimalla voimme kuitenkin saada jonkinlaisen otteen edeltävien polvien elämästä ja käsitystä siitä, mikä on milläkin aikavälillä muuttunut ja mikä taas ei. Arvostamalla omaa menneisyyttään Suomi</text:span><text:span text:style-name="T3951"><text:s/>vahvistaa terveellä tavalla itsetuntoaan, jos vaihtoehtona on vaikkapa toisten kulttuurien pelko ja vähättely. Laajempi käsitys antaa paremmat eväät toimia maailmassa kestävällä tavalla."</text:span></text:p>
          </table:table-cell>
        </table:table-row>
        <table:table-row table:style-name="TableRow3952">
          <table:table-cell table:style-name="TableCell3953">
            <text:p text:style-name="Standard"><text:span text:style-name="T3954">"Suuri merkitys. Suomen kulttuurihistoria sijaitse<text:s/></text:span><text:span text:style-name="T3955">ainutlaatuisesti luonnon keskellä, keskiaikaisia linnoja saariston ja rannikkkomaiseman idyllissä tai sisävesien äärellä. Muinaisia hauta-alueita metsäisillä mäillä. Museoita viihtyisässä maaseutumaisemassa. Korkean teknologian, koulutuksen ja terveydenhuo</text:span><text:span text:style-name="T3956">llon sekä yhteiskuntarauhan maana Suomella on ainutlaatuinen mahdollisuus tuoda pohjoisen kansan ja länsimaisen sivistyksen historiaa esille ympäristössä, joka on jo itsessään puoleensavetävä, rauhallinen ja viihtyisä. Meiltä löytyy ihmiskunnan historia ja</text:span><text:span text:style-name="T3957"><text:s/>tarina omassa metsäisessä karussa muodossaan."</text:span></text:p>
          </table:table-cell>
        </table:table-row>
        <table:table-row table:style-name="TableRow3958">
          <table:table-cell table:style-name="TableCell3959">
            <text:p text:style-name="Standard"><text:span text:style-name="T3960">"Pysymme suomalaisina. "</text:span></text:p>
          </table:table-cell>
        </table:table-row>
        <table:table-row table:style-name="TableRow3961">
          <table:table-cell table:style-name="TableCell3962">
            <text:p text:style-name="Standard"><text:span text:style-name="T3963">"Suomi hyötyy myös esihistoriallisesta kulttuuriperinnöstä, koska se tuo pitkän aikaulottuvuuden. Kulttuuriperintö parhaimmillaan voimaannuttaa kansakuntaa ja nostaa sen arvoa. "</text:span></text:p>
          </table:table-cell>
        </table:table-row>
        <table:table-row table:style-name="TableRow3964">
          <table:table-cell table:style-name="TableCell3965">
            <text:p text:style-name="Standard"><text:span text:style-name="T3966">"Minusta se saattaa lisätä kilpailukykyä kun lopultakin ihmiset kyllästyvät pelkkään kuluttamiseen ja materialismiin. Ekososiaaliselle sivistykselle on yhä enemmän markkinarako sillä kuluttaminen ja eriarvoistava talousmalli ei pitkällä aikavälillä luo k</text:span><text:span text:style-name="T3967">uin tyytymättömyyttä ja vähennä kansalaisten luottamusta tulevaisuuteen. Kansa joka tuntee juurensa ja voi olla ylpeä sen parhaista sivistyksellistä saavutuksista ja kansanomaisesta viisaudesta on esimerkki muillekin ja pian, vesi- ja ilmastokaaoskriisien<text:s/></text:span><text:span text:style-name="T3968">puhjetessa, vanha viisaus tulee olemaan se iso juttu huippukännyköiden sijaan. Kansat eivät enää kilpaile sivistyksellä vaan teknologialla, mutta se on lyhytnäköistä eikä mitenkään edistä ekososiaalista myötätuntoa ja sivistystä. Jonkun maan on uskallettav</text:span><text:span text:style-name="T3969">a viheltää poikki talousmalli jossa myötätunnon ja välittämisen nähdään olevan este kilpailukyvylle ja voitontavoittelulle. Maailma on aina tarvinnut vahvoja roolimalleja, ja Suomi kansansivistyksen mallimaana voi olla yhtä upeata kuin aikanaan Pisatulokse</text:span><text:span text:style-name="T3970">t. Suomi myös hyötyy jos sen kansalaiset voivat hyvin tuntiessaan omat juurensa ja voidessaan ankkuroida minäkuvansa omaan luontoon ja sitä arvostaviin suuriin kulttuurikertomuksiin ja tietenkin muihinkin kulttuurituotteisiin, musiikkiin, lauluihin jne. Na</text:span><text:span text:style-name="T3971">isten kulttuurinen anti on vähiten<text:s/></text:span><text:soft-page-break/><text:span text:style-name="T3972">tunnettua. PItäisi usklataa ottaa "riski" ja avautua sen suomille uusille tuulille, ekologisen sivistyksen lipunkantajina äidit ovat olleet kaikkien yhteishyvän asialla ilman kilpailuhenkeä ja valloitusideologiaa. Tarvits</text:span><text:span text:style-name="T3973">emme sitä tasapainon ajattelua ja hidasta elämää mitä löydämme omasta kulttuuristamme. Vain huonon itsetunnon omaava kulttuuri lainaa jatkuvasti muilta, saamelaispukuja ja symbolje jne. se on häpeä. EI meidän tarvitse varastaa muiden kulttuuria, meillä on<text:s/></text:span><text:span text:style-name="T3974">itsellämme rikas ja eksoottiinen luontokulttuuri"</text:span></text:p>
          </table:table-cell>
        </table:table-row>
        <text:soft-page-break/>
        <table:table-row table:style-name="TableRow3975">
          <table:table-cell table:style-name="TableCell3976">
            <text:p text:style-name="Standard"><text:span text:style-name="T3977">"Kulttuuriperintö on kulttuurimme kivijalka. Talo ilman kivijalkaa vajoaa, lahoaa ja luhistuu. Ihminen, jolla on kulttuuriperintö tukenaan, voi olla vahvasti oma itsensä missä vain ja miten vain. Ja Suomi</text:span><text:span text:style-name="T3978"><text:s/>olemme me ihmiset. Jos ei arvosta itseään ei voi tehdä suuria tekoja tai kehittää suuria ajatuksia."</text:span></text:p>
          </table:table-cell>
        </table:table-row>
        <table:table-row table:style-name="TableRow3979">
          <table:table-cell table:style-name="TableCell3980">
            <text:p text:style-name="Standard"><text:span text:style-name="T3981">"Se luo Suomen identiteettiä ja lisää kansalaisten elämänvoimaa. "</text:span></text:p>
          </table:table-cell>
        </table:table-row>
        <table:table-row table:style-name="TableRow3982">
          <table:table-cell table:style-name="TableCell3983">
            <text:p text:style-name="Standard"><text:span text:style-name="T3984">"Se olisi paras tapa identifoitua, olla persoonallinen ja oma itsensä. Suomi on spe</text:span><text:span text:style-name="T3985">siaali, sitä ei pitäisi hävetä. Itse olen ylpeä luonnostamme. Mutta ajat muuttuvat ja pian meitä ei erota amerikkalaisista, joille vielä vuosia sitten naurettiin, että miten suostuvatkin tekemään 10-12-tuntisia työpäivä, ahnehtimaan materiaa, arvostamaan v</text:span><text:span text:style-name="T3986">ain nuoruutta...."</text:span></text:p>
          </table:table-cell>
        </table:table-row>
        <table:table-row table:style-name="TableRow3987">
          <table:table-cell table:style-name="TableCell3988">
            <text:p text:style-name="Standard"><text:span text:style-name="T3989">"Se tukee kansallista identiteettiä, mutta on samalla eksoottista ja mielenkiintoista toisille. Se jättää historian eri kerrokset näkyviin."</text:span></text:p>
          </table:table-cell>
        </table:table-row>
        <table:table-row table:style-name="TableRow3990">
          <table:table-cell table:style-name="TableCell3991">
            <text:p text:style-name="Standard"><text:span text:style-name="T3992">"Suomen olemassaolon jatkuminen sellaisessa muodossa, jossa kansalaiset ovat merkittäviä Suo</text:span><text:span text:style-name="T3993">men idean perusteita ei ole mahdollista ilman kulttuuriperintöä. Kulttuuriperintö on eräänlainen koodi, joka tekee kansalaisten merkitysmaailmat riittävän sanankaltaisiksi, jotta toisen ymmärtäminen on mahdollista ja kansaan perustuva Suomi on mahdollinen.</text:span><text:span text:style-name="T3994">"</text:span></text:p>
          </table:table-cell>
        </table:table-row>
        <table:table-row table:style-name="TableRow3995">
          <table:table-cell table:style-name="TableCell3996">
            <text:p text:style-name="Standard"><text:span text:style-name="T3997">"Suomalainen itsenäinen kulttuuri-identiteetti, erilaisuuden ymmärtäminen myös eri aikakausien kulttuuriperinnön muodossa."</text:span></text:p>
          </table:table-cell>
        </table:table-row>
        <table:table-row table:style-name="TableRow3998">
          <table:table-cell table:style-name="TableCell3999">
            <text:p text:style-name="Standard"><text:span text:style-name="T4000">"Eurooppalaisten kulttuuristen juuriemme tuntemus voisi auttaa meitä toimimaan viisaasti osana eurooppalaista yhteisöä."</text:span></text:p>
          </table:table-cell>
        </table:table-row>
        <table:table-row table:style-name="TableRow4001">
          <table:table-cell table:style-name="TableCell4002">
            <text:p text:style-name="Standard"><text:span text:style-name="T4003">"Ihmisten identiteetin rakentuminen."</text:span></text:p>
          </table:table-cell>
        </table:table-row>
        <table:table-row table:style-name="TableRow4004">
          <table:table-cell table:style-name="TableCell4005">
            <text:p text:style-name="Standard"><text:span text:style-name="T4006">"EU:n kehityksessä kansalliset pilarit, kieli ja kulttuuri ovat tärkeitä identiteetillemme - Thinking Global, acting Local."</text:span></text:p>
          </table:table-cell>
        </table:table-row>
        <table:table-row table:style-name="TableRow4007">
          <table:table-cell table:style-name="TableCell4008">
            <text:p text:style-name="Standard"><text:span text:style-name="T4009">"Pienen erikoisen kansan täytyy nostaa se oma kissanhäntänsä pystyyn! Nykynuoret tuntevat</text:span><text:span text:style-name="T4010"><text:s/>kohta paremmin jotain amerikkalaista kulttuuriperintöä tai matkailumaiden kultturiperintöä kuin omaamme. Kulttuuriperintö liittyy käsitykseen itsestä, omasta identiteetistä, paikasta maailmassa, mutt myös siihen miten tulevaisuutta rakennetaan yhteiskunta</text:span><text:span text:style-name="T4011">na. Jos mitään ei tiedä omasta kulttuuriperinnöstään, eipä sen varaan mitään voi rakentaa. Suomalaisuuden synty (etnisyytenä) ja suomalaisten yhteydet maailmalle jo varhaisilta ajoilta on tärkeä tuoda esiin - luulisi että jotenkin toimisi vastapainona kaik</text:span><text:span text:style-name="T4012">elle nykyään esintyvälle rasismille... "</text:span></text:p>
          </table:table-cell>
        </table:table-row>
        <table:table-row table:style-name="TableRow4013">
          <table:table-cell table:style-name="TableCell4014">
            <text:p text:style-name="Standard"><text:span text:style-name="T4015">"Hankala irrottaa hyödyksi kun kyseessä pitäisi olla itsestäänselvyys. Ehkä helpompi ymmärtää, kun kuvittelee että sitä ei olisi, miten paljon puuttuisi ja kuinka tyhjää elämä olisi. "</text:span></text:p>
          </table:table-cell>
        </table:table-row>
        <text:soft-page-break/>
        <table:table-row table:style-name="TableRow4016">
          <table:table-cell table:style-name="TableCell4017">
            <text:p text:style-name="Standard"><text:span text:style-name="T4018">"Matkailu voisi<text:s/></text:span><text:span text:style-name="T4019">hyödyntää sitä enemmän. Turistit ovat kiinnostuneita kulttuurista ja haluavat tietää kyseisen maan henkisistä ominaisuuksista. Ulkolaiset arvostavat suomalaista kulttuuriperintöä enemmän kuin suomalaiset itse. Kulttuuri antaisi suomelle selkärankaa ja itse</text:span><text:span text:style-name="T4020">tuntoa."</text:span></text:p>
          </table:table-cell>
        </table:table-row>
        <table:table-row table:style-name="TableRow4021">
          <table:table-cell table:style-name="TableCell4022">
            <text:p text:style-name="Standard"><text:span text:style-name="T4023">"Kulttuuriperinnön arvostaminen lisää työtä rakennusten korjaamisessa, joka on enimmäkseen käsityötä."</text:span></text:p>
          </table:table-cell>
        </table:table-row>
        <table:table-row table:style-name="TableRow4024">
          <table:table-cell table:style-name="TableCell4025">
            <text:p text:style-name="Standard"><text:span text:style-name="T4026">"Se voisi olla kilpailuvaltti. Omintakeinen vapaammaksi mielletty maa kerää huomiota ja arvostusta, hyvänä esimerkkinä Sveitsi."</text:span></text:p>
          </table:table-cell>
        </table:table-row>
        <table:table-row table:style-name="TableRow4027">
          <table:table-cell table:style-name="TableCell4028">
            <text:p text:style-name="Standard"><text:span text:style-name="T4029">"Puuraken</text:span><text:span text:style-name="T4030">tamisen perintöä voisi viedä ulkomaillekin."</text:span></text:p>
          </table:table-cell>
        </table:table-row>
        <table:table-row table:style-name="TableRow4031">
          <table:table-cell table:style-name="TableCell4032">
            <text:p text:style-name="Standard"><text:span text:style-name="T4033">"suomalaisuuden identiteettimme perustuu kulttuuriperintöömme niin henkiseen kuin materiaaliseen. "</text:span></text:p>
          </table:table-cell>
        </table:table-row>
        <table:table-row table:style-name="TableRow4034">
          <table:table-cell table:style-name="TableCell4035">
            <text:p text:style-name="Standard"><text:span text:style-name="T4036">"Suomessa ollaan tällä hetkellä mielestäni tilanteessa, että suomalaisten omaa kulttuuriperintöä ei arvoste</text:span><text:span text:style-name="T4037">ta, vaan sitä suoranaisesti sorretaan. Mutta sitä ei nähdä ongelmana. Tässä on vaarana, että meistä tulee juurettomia. Kulttuuriperinnön tunteminen antaa pohjan kaikelle ja opettaa arvostamaan meitä itseämme. Kulttuuriperinnön pohjalle voi rakentaa vaikka<text:s/></text:span><text:span text:style-name="T4038">mitä."</text:span></text:p>
          </table:table-cell>
        </table:table-row>
        <table:table-row table:style-name="TableRow4039">
          <table:table-cell table:style-name="TableCell4040">
            <text:p text:style-name="Standard"><text:span text:style-name="T4041">"Edistää meidän ja tulevien sukupolvien mielenterveyttä että voi kokea olevansa osa jatkuvuutta. Laajasti koettu juurettomuuden tunne yhteiskunnassa on vain haitaksi."</text:span></text:p>
          </table:table-cell>
        </table:table-row>
        <table:table-row table:style-name="TableRow4042">
          <table:table-cell table:style-name="TableCell4043">
            <text:p text:style-name="Standard"><text:span text:style-name="T4044">"Siinä on suomalaisuuden juuret."</text:span></text:p>
          </table:table-cell>
        </table:table-row>
        <table:table-row table:style-name="TableRow4045">
          <table:table-cell table:style-name="TableCell4046">
            <text:p text:style-name="Standard"><text:span text:style-name="T4047">""</text:span></text:p>
          </table:table-cell>
        </table:table-row>
        <table:table-row table:style-name="TableRow4048">
          <table:table-cell table:style-name="TableCell4049">
            <text:p text:style-name="Standard"><text:span text:style-name="T4050">""Kulttuuriperintö" on todella huono käsite; kyselyn tekijä olisi voinut yksilöidä haluamansa tasot tai asita. Nyt tämäkin vastaus jää vaille sisältöä"</text:span></text:p>
          </table:table-cell>
        </table:table-row>
        <table:table-row table:style-name="TableRow4051">
          <table:table-cell table:style-name="TableCell4052">
            <text:p text:style-name="Standard"><text:span text:style-name="T4053">"Antaa uusia ulottuvuuksia identiteettiin, ymmärrystä siitä mistä tämänhetkinen yhteiskunta on syntyny</text:span><text:span text:style-name="T4054">t, ja nämä asiat voidaan myös paketoida esiteltäväksi paitsi jälkipolville, myös muiden kansallisuuksien edustajille sekä Suomessa että muualla maailmassa."</text:span></text:p>
          </table:table-cell>
        </table:table-row>
        <table:table-row table:style-name="TableRow4055">
          <table:table-cell table:style-name="TableCell4056">
            <text:p text:style-name="Standard"><text:span text:style-name="T4057">""</text:span></text:p>
          </table:table-cell>
        </table:table-row>
        <table:table-row table:style-name="TableRow4058">
          <table:table-cell table:style-name="TableCell4059">
            <text:p text:style-name="Standard"><text:span text:style-name="T4060">"Ihmisten nopea siirtyminen maan ja alueen sisällä lisää juurettomuutta. Suomalaisten kotout</text:span><text:span text:style-name="T4061">umisessa uusille kotiseuduilleen alueelliset kulttuuriympäristöt ovat merkittäviä tukipisteitä. Kiinnostus voi herätä ja omasta ympäristöstä huolehditaan paremmin kun sen menneisyyttä tunnetaan."</text:span></text:p>
          </table:table-cell>
        </table:table-row>
        <table:table-row table:style-name="TableRow4062">
          <table:table-cell table:style-name="TableCell4063">
            <text:p text:style-name="Standard"><text:span text:style-name="T4064">"Det syns inte vara offentligt erkänt som viktigt. Jämföre</text:span><text:span text:style-name="T4065">lsen med andra länder ger en mycket negativ bild av den inställning som de facto finns fastän vackra tal och andra manifestationer skall dölja den negativa attityden hos de myndighetr som verkligen har den påverkan som betyder något."</text:span></text:p>
          </table:table-cell>
        </table:table-row>
        <table:table-row table:style-name="TableRow4066">
          <table:table-cell table:style-name="TableCell4067">
            <text:p text:style-name="Standard"><text:span text:style-name="T4068">"Eipä juuri mitään.</text:span><text:span text:style-name="T4069"><text:s/>:)"</text:span></text:p>
          </table:table-cell>
        </table:table-row>
        <text:soft-page-break/>
        <table:table-row table:style-name="TableRow4070">
          <table:table-cell table:style-name="TableCell4071">
            <text:p text:style-name="Standard"><text:span text:style-name="T4072">"Ulkomailla asiat, joista ihmiset tuntuvat tietävän Suomesta, ovat yllättäen saamelaiset ja heidän MYSTINEN kulttuurinsa, skandinaavinen design, pohjoisen mystiikka ja hyvä koulujärjestelmä ja äitiyspakkaus. Ulkomailla esiintyessä skandinaavisen ja<text:s/></text:span><text:span text:style-name="T4073">pohjoisen mystiikan mielikuvaa ruokkiessa on ehkä liiankin helppo ratsastaa, mutta sen säilyttäminen on todella arvokasta, koska esimerkiksi ulkomaalaisille se on nimenomaan suuri osa Suomea."</text:span></text:p>
          </table:table-cell>
        </table:table-row>
        <table:table-row table:style-name="TableRow4074">
          <table:table-cell table:style-name="TableCell4075">
            <text:p text:style-name="Standard"><text:span text:style-name="T4076">"Se nostaa Suomikuvaa."</text:span></text:p>
          </table:table-cell>
        </table:table-row>
        <table:table-row table:style-name="TableRow4077">
          <table:table-cell table:style-name="TableCell4078">
            <text:p text:style-name="Standard"><text:span text:style-name="T4079">"Ilman<text:s/></text:span><text:span text:style-name="T4080">kulttuuriperintöä ei Suomella ole tulevaisuutta."</text:span></text:p>
          </table:table-cell>
        </table:table-row>
        <table:table-row table:style-name="TableRow4081">
          <table:table-cell table:style-name="TableCell4082">
            <text:p text:style-name="Standard"><text:span text:style-name="T4083">""</text:span></text:p>
          </table:table-cell>
        </table:table-row>
        <table:table-row table:style-name="TableRow4084">
          <table:table-cell table:style-name="TableCell4085">
            <text:p text:style-name="Standard"><text:span text:style-name="T4086">""</text:span></text:p>
          </table:table-cell>
        </table:table-row>
        <table:table-row table:style-name="TableRow4087">
          <table:table-cell table:style-name="TableCell4088">
            <text:p text:style-name="Standard"><text:span text:style-name="T4089">"Vahvistaa omaa identiteettiä myönteisellä tavalla (ei tarvitse esim. pönkittää sitä muukalaispelolla)."</text:span></text:p>
          </table:table-cell>
        </table:table-row>
        <table:table-row table:style-name="TableRow4090">
          <table:table-cell table:style-name="TableCell4091">
            <text:p text:style-name="Standard"><text:span text:style-name="T4092">"Siitä olisi paljon hyötyä, kuten jo aikaisemmin mainitsemani kohonnut etninen itsetunt</text:span><text:span text:style-name="T4093">o ja identiteetti. Tätä kautta hoituisivat monet asiat kivuttomammin, myös muiden kulttuurien kohtaaminen ja arvostus. Tämä näkyisi varmasti niinkin laajoilla alueilla kuten viennissä, bisnessuhteissa, Suomen turismissa yms. Siitä olisi lukematon määrä etu</text:span><text:span text:style-name="T4094">ja ja hyötyjä. "</text:span></text:p>
          </table:table-cell>
        </table:table-row>
        <table:table-row table:style-name="TableRow4095">
          <table:table-cell table:style-name="TableCell4096">
            <text:p text:style-name="Standard"><text:span text:style-name="T4097">"Ihmisen mielenterveydelle on hyväksi olla jostain kotoisin. Tietyssä yhteisössä omaksuttu kulttuuri antaa pohjaa yksittäisen ihmisen arvovalinnoille ja tavalle elää, vaikkakaan siihenkään ei kannata eikä edes pysty hirttäytyä. Kulttuuri</text:span><text:span text:style-name="T4098"><text:s/>muuttuu sitä mukaa kuin ihmiset muuttuvat, mutta edes illuusio jostain pysyvämmästä arvopohjasta antaa ohjeita tämän päivän arjen valintoihin."</text:span></text:p>
          </table:table-cell>
        </table:table-row>
        <table:table-row table:style-name="TableRow4099">
          <table:table-cell table:style-name="TableCell4100">
            <text:p text:style-name="Standard"><text:span text:style-name="T4101">"Suomalainen ja Vaasalainen jalkapallo voidaan esittää ylpeänä kansainvälisten otteluiden tapahtumapaikkana,<text:s/></text:span><text:span text:style-name="T4102">kuten VPS:n Europa-liigan kotiotteluiden näyttämönä. "</text:span></text:p>
          </table:table-cell>
        </table:table-row>
        <table:table-row table:style-name="TableRow4103">
          <table:table-cell table:style-name="TableCell4104">
            <text:p text:style-name="Standard"><text:span text:style-name="T4105">""</text:span></text:p>
          </table:table-cell>
        </table:table-row>
        <table:table-row table:style-name="TableRow4106">
          <table:table-cell table:style-name="TableCell4107">
            <text:p text:style-name="Standard"><text:span text:style-name="T4108">"Otetaan kaikki huomioon"</text:span></text:p>
          </table:table-cell>
        </table:table-row>
        <table:table-row table:style-name="TableRow4109">
          <table:table-cell table:style-name="TableCell4110">
            <text:p text:style-name="Standard"><text:span text:style-name="T4111">""</text:span></text:p>
          </table:table-cell>
        </table:table-row>
        <table:table-row table:style-name="TableRow4112">
          <table:table-cell table:style-name="TableCell4113">
            <text:p text:style-name="Standard"><text:span text:style-name="T4114">"Hyöty tulee ihmisille, Suomen kansalaisille. Eikö valtiovallan tehtävänä ole huolehtia siitä, että kansalaisilla on hyvä olla. Ei kaikkea tarvitse<text:s/></text:span><text:span text:style-name="T4115">"myydä". Jos suomalaiset voivat hyvin ja heillä on vahva identiteetti, he toimivat myös maansa hyväski."</text:span></text:p>
          </table:table-cell>
        </table:table-row>
        <table:table-row table:style-name="TableRow4116">
          <table:table-cell table:style-name="TableCell4117">
            <text:p text:style-name="Standard"><text:span text:style-name="T4118">"Kulttuuriperintö on kansakunnan identiteetti. Hyvin säilynyt ja oikealla tavalla esille tuotu kulttuuriperintö lisää matkailua ja vetovoimaa yleensä</text:span><text:span text:style-name="T4119">kin. "</text:span></text:p>
          </table:table-cell>
        </table:table-row>
        <table:table-row table:style-name="TableRow4120">
          <table:table-cell table:style-name="TableCell4121">
            <text:p text:style-name="Standard"><text:span text:style-name="T4122">"Jos olemme kiinnostuneista omasta kultuuriperinnöstämme ja vaalimme sitä, se kiinnostaa myös muualta tulevia. Matkailualalle siitä olisi suurta hyötyä. "</text:span></text:p>
          </table:table-cell>
        </table:table-row>
        <text:soft-page-break/>
        <table:table-row table:style-name="TableRow4123">
          <table:table-cell table:style-name="TableCell4124">
            <text:p text:style-name="Standard"><text:span text:style-name="T4125">"Kulttuuriperintömmekoko kirjoa tulisi kayttää sekä kansallisen innostuksen lähteenä että<text:s/></text:span><text:span text:style-name="T4126">maamme unnetuksi tekemiseen. Tässä tulisi hyödyntää myös k-perintömme synkkiä puoli (vrt. Kaurismäkeläinen ajattelu, josta voi olla monta mieltä..)"</text:span></text:p>
          </table:table-cell>
        </table:table-row>
        <table:table-row table:style-name="TableRow4127">
          <table:table-cell table:style-name="TableCell4128">
            <text:p text:style-name="Standard"><text:span text:style-name="T4129">"Hyöty on muiden maiden ja kulttuurien silmissä se, että Suomi voisi nousta sivistysvaltioiden joukkoon."</text:span></text:p>
          </table:table-cell>
        </table:table-row>
        <table:table-row table:style-name="TableRow4130">
          <table:table-cell table:style-name="TableCell4131">
            <text:p text:style-name="Standard"><text:span text:style-name="T4132">"Suomen kulttuuriperintö on todella hienoa, uskon että voimme ylpeänä tuoda sitä esille myös kansainvälisissä puitteissa. Metsät, kansallispuistot, omintakeiset maaseutukulttuurit ym. Kulttuuriperinnön arvostaminen lisää tasa-arvoa:<text:s/></text:span><text:span text:style-name="T4133">saamelaiset esimerkiksi ovat jääneet arvostusta vaille, vasta lähimenneisyydessä heidän kieltä ja kulttuuria on arvostettu laajemmin, tarkoitan lähinnä julkista rahoitusta kielen säilymiseen ym. Romaanit myös olisi hieno voimavara kulttuuriemme rikastajina</text:span><text:span text:style-name="T4134">, jokainen meistä kantaa omaa kulttuuriperintöään ja sen tulisi näkyä. "</text:span></text:p>
          </table:table-cell>
        </table:table-row>
        <table:table-row table:style-name="TableRow4135">
          <table:table-cell table:style-name="TableCell4136">
            <text:p text:style-name="Standard"><text:span text:style-name="T4137">"Vieraita kulttuureita kohdatessa osaa arvostaa muita, kun tuntee myös omat lähtökohdat. "</text:span></text:p>
          </table:table-cell>
        </table:table-row>
        <table:table-row table:style-name="TableRow4138">
          <table:table-cell table:style-name="TableCell4139">
            <text:p text:style-name="Standard"><text:span text:style-name="T4140">"Se voi olla matkailun voimavara, ja se voi sitouttaa suomalaisia omaan kulttuuriinsa."</text:span></text:p>
          </table:table-cell>
        </table:table-row>
        <table:table-row table:style-name="TableRow4141">
          <table:table-cell table:style-name="TableCell4142">
            <text:p text:style-name="Standard"><text:span text:style-name="T4143">"Suomi on kulttuuriperinnön aarreaitta rikkaiden aineistojen, kulttuuriperinnölle rakentuvan kansallisen historian ja pitkälle kehittyneen asiantuntemuksen ja tutkimustiedon kautta. Tämä on kansainvälinen voimavara, jota pitäisi sellaisena myös tukea ja<text:s/></text:span><text:span text:style-name="T4144">voimistaa - ja mainostaa."</text:span></text:p>
          </table:table-cell>
        </table:table-row>
        <table:table-row table:style-name="TableRow4145">
          <table:table-cell table:style-name="TableCell4146">
            <text:p text:style-name="Standard"><text:span text:style-name="T4147">"Finlandsbilden blir mer positiv, Finland kan lättare brända sig som en kulturnation med lång historia á la Italien, Frankrike... Kunde en större vikt på popularisering och betoning av publikverksamhet inom ex. museer ge också<text:s/></text:span><text:span text:style-name="T4148">lyckligare människor?<text:s/></text:span><text:span text:style-name="T4149">Eventuellt."</text:span></text:p>
          </table:table-cell>
        </table:table-row>
      </table:table>
      <text:list text:style-name="WWNum3" text:continue-numbering="true">
        <text:list-item>
          <text:p text:style-name="P4150"><text:span text:style-name="T4151">Millaisia haasteita kulttuuriperintötyön kehittäminen mielestäsi asettaa julkiselle sektorille?<text:s/></text:span><text:span text:style-name="T4152">(vastauksia 130 kpl)</text:span><text:bookmark-start text:name="_Toc269976044"/></text:p>
        </text:list-item>
      </text:list>
      <table:table table:style-name="Table4153">
        <table:table-columns>
          <table:table-column table:style-name="TableColumn4154"/>
        </table:table-columns>
        <table:table-row table:style-name="TableRow4155">
          <table:table-cell table:style-name="TableCell4156">
            <text:p text:style-name="Standard"><text:bookmark-end text:name="_Toc269976044"/><text:span text:style-name="T4157">"Gör det möjligt att 'massfinansiera' projekt, lättare att 'adoptera' kulturarv, betona bruket av kulturarvet, inte bevarandet. Det är löjligt att föremål i museers samlingar är knappt möjliga att nå ifall en förening etc. bygger utställningar (fastän de</text:span><text:span text:style-name="T4158"><text:s/>anlitar professionell hjälp) pga byrokrati, negativ attityd mot att lyfta fram historia ('popularisering' har t.ex. länge haft en negativ klang!!)."</text:span></text:p>
          </table:table-cell>
        </table:table-row>
        <table:table-row table:style-name="TableRow4159">
          <table:table-cell table:style-name="TableCell4160">
            <text:p text:style-name="Standard"><text:span text:style-name="T4161">"Nykytilanteessa julkisen sektorin ongelmana on ratkaista, mikä osa kulttuuriperinnöstä saa vähiin hupen</text:span><text:span text:style-name="T4162">evia kehitysvaroja. Haaste olisi voitettava lisäämällä entisestään kulttuuriperinnön asiantuntijoiden kuulemista kultuuri- ja elinympäristöämme kehitettäessä. Kulttuuriperinnön arvostaminen ei saisi olla alisteinen tai toissijainen näkökulma, vaan selkeäst</text:span><text:span text:style-name="T4163">i oma sektorinsa, jonka rahoitus turvataan."</text:span></text:p>
          </table:table-cell>
        </table:table-row>
        <table:table-row table:style-name="TableRow4164">
          <table:table-cell table:style-name="TableCell4165">
            <text:p text:style-name="Standard"><text:span text:style-name="T4166">"Enemmän yhteistyötä kolmannen sektorin kanssa ja suoraa yhteyttä kansalaisiin. Julkisen sektorin ajatukset julkisiksi, mikä tarkoittaa, että yksityishenkilöiden on<text:s/></text:span><text:soft-page-break/><text:span text:style-name="T4167">saatava suora yhteys julkiseen sektoriin! Mi</text:span><text:span text:style-name="T4168">tä on tapahtunut esim. Museoviraston tarjoamalle korjausneuvonnalle? Ja ei, Facebook ja muu some eivät riitä!"</text:span></text:p>
          </table:table-cell>
        </table:table-row>
        <text:soft-page-break/>
        <table:table-row table:style-name="TableRow4169">
          <table:table-cell table:style-name="TableCell4170">
            <text:p text:style-name="Standard"><text:span text:style-name="T4171">"Kultturiperintötyö voi hukkua opetusmaailmassa muiden asioiden alle, jos sitä ei kirjata selkeästi opetussuunnitelmiin. Kultturiperintötyön tu</text:span><text:span text:style-name="T4172">ottavuus tulisi tuoda paremmin esille. Kulttuurin hyvää tekevä vaikutus."</text:span></text:p>
          </table:table-cell>
        </table:table-row>
        <table:table-row table:style-name="TableRow4173">
          <table:table-cell table:style-name="TableCell4174">
            <text:p text:style-name="Standard"><text:span text:style-name="T4175">"Priorisointia. Rahoituksen järkevää kohdentamista. Näkyvyyteen satsaamista, jotta ymmärtäisimme arvostaa kulttuuriperintöämme ruohonjuuritasolta poliittisiin päättäjiin."</text:span></text:p>
          </table:table-cell>
        </table:table-row>
        <table:table-row table:style-name="TableRow4176">
          <table:table-cell table:style-name="TableCell4177">
            <text:p text:style-name="Standard"><text:span text:style-name="T4178">"Liian</text:span><text:span text:style-name="T4179"><text:s/>kovia haasteita, huomioiden julkisen sektorin osaamisvajeen."</text:span></text:p>
          </table:table-cell>
        </table:table-row>
        <table:table-row table:style-name="TableRow4180">
          <table:table-cell table:style-name="TableCell4181">
            <text:p text:style-name="Standard"><text:span text:style-name="T4182">"Avoimmuus, akstiivisuus, riskien ottaminen, provosointi jne. ovat julkiselle sektorille kaikki haasteellisa, mutta kultuuriperinnön elävyyden kannalta välttämättömiä."</text:span></text:p>
          </table:table-cell>
        </table:table-row>
        <table:table-row table:style-name="TableRow4183">
          <table:table-cell table:style-name="TableCell4184">
            <text:p text:style-name="Standard"><text:span text:style-name="T4185">"Valitettavasti kult</text:span><text:span text:style-name="T4186">uuriperintö jää vähälle rahoituksen ja muun resurssoinin suhteen. Harvassa kunnassa on aikaa ja rahaa asian käsittelyyn - kaavoitus toimii muun elinkeino- / elinvoimapolitiikan ehdoilla. Lisäksi kunnissa ei ole tarpeeksi asiantuntijuutta. "</text:span></text:p>
          </table:table-cell>
        </table:table-row>
        <table:table-row table:style-name="TableRow4187">
          <table:table-cell table:style-name="TableCell4188">
            <text:p text:style-name="Standard"><text:span text:style-name="T4189">"resurrsien p</text:span><text:span text:style-name="T4190">uute"</text:span></text:p>
          </table:table-cell>
        </table:table-row>
        <table:table-row table:style-name="TableRow4191">
          <table:table-cell table:style-name="TableCell4192">
            <text:p text:style-name="Standard"><text:span text:style-name="T4193">"Tietoa, ymmärrystä ja halua toimia. Myös kansalaisten eikä vain yritysten hyväksi."</text:span></text:p>
          </table:table-cell>
        </table:table-row>
        <table:table-row table:style-name="TableRow4194">
          <table:table-cell table:style-name="TableCell4195">
            <text:p text:style-name="Standard"><text:span text:style-name="T4196">""</text:span></text:p>
          </table:table-cell>
        </table:table-row>
        <table:table-row table:style-name="TableRow4197">
          <table:table-cell table:style-name="TableCell4198">
            <text:p text:style-name="Standard"><text:span text:style-name="T4199">""</text:span></text:p>
          </table:table-cell>
        </table:table-row>
        <table:table-row table:style-name="TableRow4200">
          <table:table-cell table:style-name="TableCell4201">
            <text:p text:style-name="Standard"><text:span text:style-name="T4202">"Taloudellisten resurssien riittävyys."</text:span></text:p>
          </table:table-cell>
        </table:table-row>
        <table:table-row table:style-name="TableRow4203">
          <table:table-cell table:style-name="TableCell4204">
            <text:p text:style-name="Standard"><text:span text:style-name="T4205">"Ei tässä pitäisi olla mitään haastetta, sillä sijoitukset tulevaisuuteen kannattavat aina. "</text:span></text:p>
          </table:table-cell>
        </table:table-row>
        <table:table-row table:style-name="TableRow4206">
          <table:table-cell table:style-name="TableCell4207">
            <text:p text:style-name="Standard"><text:span text:style-name="T4208">"Kulttuuriperintötyö kasautuu opetustoimelle ja kulttuuritoimelle, jotka jo nyt kamppailevat erittäin niukkojen resurssien kanssa. Koska kulttuuriperintö kuuluu jokaisen kansalaisoikeuksiin, siitä on vaikea tehdä maksullista ja ottaa sitä kautta toiminnan<text:s/></text:span><text:span text:style-name="T4209">kuluja pois. Tällöin tämäkin työ revitään asialle omistautuneiden ja kehnosti palkattujen (jos ollenkaan) kulttuuri- ja opetustyöläisten selkänahoista."</text:span></text:p>
          </table:table-cell>
        </table:table-row>
        <table:table-row table:style-name="TableRow4210">
          <table:table-cell table:style-name="TableCell4211">
            <text:p text:style-name="Standard"><text:span text:style-name="T4212">"Varmaan haasteet liittyvät siihen, ettei Suomessa ylipäätään ole hedelmällistä arvomaailmaa tälle as</text:span><text:span text:style-name="T4213">ialle ja asiat otetaan hyvin usein itsestäänselvyyksinä. Tämä voi olla myös seurausta siitä, että virastoissa on töissä ihmisiä, joilla ei ole asioita tarpeeksi tietoa. Ei voi olettaa, että ELY-keskuksen luonnontieteilijällä, kauppatieteilijällä, ympäristö</text:span><text:span text:style-name="T4214">tieteilijällä tai oikeustieteilijällä on tietoa kulttuuriasioista kattavasti ja niin paljon että asioita osattaisiin säilyttää saatika sitten kehittää. Virastot ylipäätään hyödyntävät aivan liian vähän sitä koulutettua potentiaalia mitä Suomessa on humanis</text:span><text:span text:style-name="T4215">tisilta aloilta. Asiaan voisi saada muutoksen jos siihen olisi halua. Päätösvalta on, niin kuin aina, virkamiehillä. "</text:span></text:p>
          </table:table-cell>
        </table:table-row>
        <table:table-row table:style-name="TableRow4216">
          <table:table-cell table:style-name="TableCell4217">
            <text:p text:style-name="Standard"><text:span text:style-name="T4218">"Asiantutemuksen lisääminen myös muilla kuin varsionaisella museosektorilla"</text:span></text:p>
          </table:table-cell>
        </table:table-row>
        <text:soft-page-break/>
        <table:table-row table:style-name="TableRow4219">
          <table:table-cell table:style-name="TableCell4220">
            <text:p text:style-name="Standard"><text:span text:style-name="T4221">"Ehkä suurin haaste on kauniin maiseman pitäminen roskat</text:span><text:span text:style-name="T4222">tomana."</text:span></text:p>
          </table:table-cell>
        </table:table-row>
        <table:table-row table:style-name="TableRow4223">
          <table:table-cell table:style-name="TableCell4224">
            <text:p text:style-name="Standard"><text:span text:style-name="T4225">"Julkisella sektorilla ei ole varaa työhön, jossa kulttuuriperintöä käsitellään irrallisena, julkishallinnon sisäisenä projektina, jossa ainoa ulkopuolinen taho on vaihtuvat projektit ja hankkeet. Kulttuuriperinnön pitäisi olla luonteva osa myös</text:span><text:span text:style-name="T4226"><text:s/>sitä toimintaa, jota rakentajat, kaupunkikehittäjät jne. tekevät. Kaupallisiinkin hankkeisiin voi sisällyttää kulttuuriperintöä - onhan maailmalla olemassa museoitakin, joissa esitellään mielenkiintoisia esineitä, vaikka museologiset olosuhteet tai menete</text:span><text:span text:style-name="T4227">lmät esineiden valinnassa eivät ehkä täyty. Mutta ihmisten mielenkiinto sen sijaan täyttyy."</text:span></text:p>
          </table:table-cell>
        </table:table-row>
        <table:table-row table:style-name="TableRow4228">
          <table:table-cell table:style-name="TableCell4229">
            <text:p text:style-name="Standard"><text:span text:style-name="T4230">"Kansanedustajat voisivat opetella keskustelemaan sivistyneesti, eikä huutelemaan tosten puheiden päälle."</text:span></text:p>
          </table:table-cell>
        </table:table-row>
        <table:table-row table:style-name="TableRow4231">
          <table:table-cell table:style-name="TableCell4232">
            <text:p text:style-name="Standard"><text:span text:style-name="T4233">"Suurin kysymys on varmasti<text:s/></text:span><text:span text:style-name="T4234">taloudellinen kysymys. Kuitenkin kulttuuriperintö ja nykyteknologian tulisi kulkea käsikkäin."</text:span></text:p>
          </table:table-cell>
        </table:table-row>
        <table:table-row table:style-name="TableRow4235">
          <table:table-cell table:style-name="TableCell4236">
            <text:p text:style-name="Standard"><text:span text:style-name="T4237">"RAHA"</text:span></text:p>
          </table:table-cell>
        </table:table-row>
        <table:table-row table:style-name="TableRow4238">
          <table:table-cell table:style-name="TableCell4239">
            <text:p text:style-name="Standard"><text:span text:style-name="T4240">"No rahoitushan on aina joka asiassa se ongelma. Ja tietysti mielikuvituksettomuus. Mitään ei voida kehittää, kun ei ole rahaa. Kulttuuriperintötyö tu</text:span><text:span text:style-name="T4241">skin on julkisen sektorin ensimmäisiä prioriteeetteja."</text:span></text:p>
          </table:table-cell>
        </table:table-row>
        <table:table-row table:style-name="TableRow4242">
          <table:table-cell table:style-name="TableCell4243">
            <text:p text:style-name="Standard"><text:span text:style-name="T4244">"Börja med att granska kulturarvet i offentlig ägo. För närvarande är den största utmaningen att få de offentligt ägda miljöerna och byggnaderna restaurerade med målsättning att faktiskt återställa<text:s/></text:span><text:span text:style-name="T4245">och rädda kulturarvet."</text:span></text:p>
          </table:table-cell>
        </table:table-row>
        <table:table-row table:style-name="TableRow4246">
          <table:table-cell table:style-name="TableCell4247">
            <text:p text:style-name="Standard"><text:span text:style-name="T4248">"Näkymätön kulttuuriperintö on huonosti tunnistettua ja sen arvoa ei osata rahassa mitata. Kun asetetaan liikenne, asuntorakentaminen tai työpaikat vastakkain luonnon ja kulttuuriperinnön kanssa, ne eivät ole yhteismitallisia. Kau</text:span><text:span text:style-name="T4249">punkien tiivistäminen ja täydennysrakentaminen kohdistuu lähes aina alueellisiin kulttuuri- ja virkistyskohteisiin, tuloksena on vuosien kiista ja katkeruus."</text:span></text:p>
          </table:table-cell>
        </table:table-row>
        <table:table-row table:style-name="TableRow4250">
          <table:table-cell table:style-name="TableCell4251">
            <text:p text:style-name="Standard"><text:span text:style-name="T4252">""</text:span></text:p>
          </table:table-cell>
        </table:table-row>
        <table:table-row table:style-name="TableRow4253">
          <table:table-cell table:style-name="TableCell4254">
            <text:p text:style-name="Standard"><text:span text:style-name="T4255">""</text:span></text:p>
          </table:table-cell>
        </table:table-row>
        <table:table-row table:style-name="TableRow4256">
          <table:table-cell table:style-name="TableCell4257">
            <text:p text:style-name="Standard"><text:span text:style-name="T4258">"Katso edellinen ja seuraava vastaus. "</text:span></text:p>
          </table:table-cell>
        </table:table-row>
        <table:table-row table:style-name="TableRow4259">
          <table:table-cell table:style-name="TableCell4260">
            <text:p text:style-name="Standard"><text:span text:style-name="T4261">""</text:span></text:p>
          </table:table-cell>
        </table:table-row>
        <table:table-row table:style-name="TableRow4262">
          <table:table-cell table:style-name="TableCell4263">
            <text:p text:style-name="Standard"><text:span text:style-name="T4264">"Rakentamisen ja tiestön suunnitteluss</text:span><text:span text:style-name="T4265">a pitää huomioida hyvin ja rakennusten ylläpito vaatii rahallista panostusta."</text:span></text:p>
          </table:table-cell>
        </table:table-row>
        <table:table-row table:style-name="TableRow4266">
          <table:table-cell table:style-name="TableCell4267">
            <text:p text:style-name="Standard"><text:span text:style-name="T4268">""</text:span></text:p>
          </table:table-cell>
        </table:table-row>
        <table:table-row table:style-name="TableRow4269">
          <table:table-cell table:style-name="TableCell4270">
            <text:p text:style-name="Standard"><text:span text:style-name="T4271">"Lähinnä haasteet taitaa tällä hetkellä olla taloudellisia."</text:span></text:p>
          </table:table-cell>
        </table:table-row>
        <table:table-row table:style-name="TableRow4272">
          <table:table-cell table:style-name="TableCell4273">
            <text:p text:style-name="Standard"><text:span text:style-name="T4274">"ammattilaisia ja rahaa"</text:span></text:p>
          </table:table-cell>
        </table:table-row>
        <table:table-row table:style-name="TableRow4275">
          <table:table-cell table:style-name="TableCell4276">
            <text:p text:style-name="Standard"><text:span text:style-name="T4277">"Rahoitus esim. rakennusten ylläpito ja niihin myönnettävät<text:s/></text:span><text:span text:style-name="T4278">avustukset."</text:span></text:p>
          </table:table-cell>
        </table:table-row>
        <text:soft-page-break/>
        <table:table-row table:style-name="TableRow4279">
          <table:table-cell table:style-name="TableCell4280">
            <text:p text:style-name="Standard"><text:span text:style-name="T4281">"Kokonaan uusi näkökulma, koska valtavirta on osattava kääntää kulttuuriperintöä kunnioittavaksi H&amp;M-Suomen sijaan."</text:span></text:p>
          </table:table-cell>
        </table:table-row>
        <table:table-row table:style-name="TableRow4282">
          <table:table-cell table:style-name="TableCell4283">
            <text:p text:style-name="Standard"><text:span text:style-name="T4284">"Jokaisella paikkakunnalla pitäisi olla kulttuuriperintöstrategia. Sen pitäisi olla lakiin perustuva, koska muuten sitä ei</text:span><text:span text:style-name="T4285"><text:s/>tehdä. Lisäksi pitäisi palkata kulttuuriympäristön asiantuntija, esimerkiksi arkkitehti, joka olisi mukana rakennusvalvonnassa ja kaavoituksessa."</text:span></text:p>
          </table:table-cell>
        </table:table-row>
        <table:table-row table:style-name="TableRow4286">
          <table:table-cell table:style-name="TableCell4287">
            <text:p text:style-name="Standard"><text:span text:style-name="T4288">""</text:span></text:p>
          </table:table-cell>
        </table:table-row>
        <table:table-row table:style-name="TableRow4289">
          <table:table-cell table:style-name="TableCell4290">
            <text:p text:style-name="Standard"><text:span text:style-name="T4291">"Asioita tarkastellaan monesti liian lyhyellä aikavälillä ja nähdään kuluna kun laajempi perspektiivi</text:span><text:span text:style-name="T4292"><text:s/>asettaisi asian aivan toiseen valoon. "</text:span></text:p>
          </table:table-cell>
        </table:table-row>
        <table:table-row table:style-name="TableRow4293">
          <table:table-cell table:style-name="TableCell4294">
            <text:p text:style-name="Standard"><text:span text:style-name="T4295">"Julkisen sektorin pitää ruveta tekemään yhteistyötä yksityisten rahoittajien kanssa. Lisää rahaa ja resursseja tarvitaan. Olemme nyt jo todella jäljessä muita sivistysmaita monella alalla. Suomessa eivät yhteisku</text:span><text:span text:style-name="T4296">nnan merkittävät henkilöt ja toimijat rahoita eivätkä ota enää kantaa kulttuuriperintöasioihin kuten vaikkapa 1800-luvulla. Museovirasto on asiantuntijaorganisaationa keskeisessä asemassa, joten sen tärkein tehtävä olisi ylläpitää asiantuntijuutta - miten<text:s/></text:span><text:span text:style-name="T4297">muuten toteuttaa lakisääteisiä tehtäviään? Julkisen sektorin pitää myös tulla nykymaailmaan viestinnässä. Kontakti lasten ja nuorten maailmaan on luotava netissä. Esimerkkinä mainitsen kuin hienosti USA:ssa toimi esimerkiksi Seattlen Burke Museum, jolla on</text:span><text:span text:style-name="T4298"><text:s/>kokoelmia alueen intiaanikulttuureista: heti kun ko. intiaanikulttuuri tuli esiin nuorten suosimassa Twilight tv-sarjassa, julkaisi museo nettisivustonsa etusivulla tietopaketin, jossa käytiin läpi mitä kulttuurista oikeasti tiedetään ja mikä on kirjassa<text:s/></text:span><text:span text:style-name="T4299">vääristynyttä, ja tietenkin linkit heidän näyttelyihinsä. Näin pitää Suomessakin toimia!"</text:span></text:p>
          </table:table-cell>
        </table:table-row>
        <table:table-row table:style-name="TableRow4300">
          <table:table-cell table:style-name="TableCell4301">
            <text:p text:style-name="Standard"><text:span text:style-name="T4302">"Haaste on ensisijassa viestinnällinen - tahtotilan luominen ja sen jälkeen yhteisöllinen - julkiset toimija yhdessä elinkeinoelämän kanssa. Vasta sitten rahoitus."</text:span></text:p>
          </table:table-cell>
        </table:table-row>
        <table:table-row table:style-name="TableRow4303">
          <table:table-cell table:style-name="TableCell4304">
            <text:p text:style-name="Standard"><text:span text:style-name="T4305">"En arvosta erityisesti julkisen sektorin toimijoita. Keskinkertaisuuksia, jotka ovat kiinnostuneita enemmän virka-ajasta kuin sen sisällöstä."</text:span></text:p>
          </table:table-cell>
        </table:table-row>
        <table:table-row table:style-name="TableRow4306">
          <table:table-cell table:style-name="TableCell4307">
            <text:p text:style-name="Standard"><text:span text:style-name="T4308">"Tiedon ja taitojen vaalimiseen ja syventämiseen tarvitaan eri alojen tutkimusta ja kriittistä<text:s/></text:span><text:span text:style-name="T4309">keskustelua sekä tietysti ammattikoulutusta. Kadonneita ja katoamassa olevia ammatteja koskeva tutkimus voisi osaltaan kontribuoida kulttuuriperinnön säilymiseen. Klassisten kielten ja kirjallisuuden osaaminen, tuntemus ja tutkimus ovat tärkellä sijalla eu</text:span><text:span text:style-name="T4310">rooppalaisen kulttuuriperintömme säilymiselle."</text:span></text:p>
          </table:table-cell>
        </table:table-row>
        <table:table-row table:style-name="TableRow4311">
          <table:table-cell table:style-name="TableCell4312">
            <text:p text:style-name="Standard"><text:span text:style-name="T4313">"Asian ymmärtäminen, oikea rahoitus, lainsäädännön muuttaminen kulttuuriperintöä suojelevaksi, ei nykynormeja ja vaatimuksia tuhoamaan perinnerakennuksia, joustamista siten, että rakennukset säilyvät toimin</text:span><text:span text:style-name="T4314">nallisestikin osana nyky-yhteiskuntaa, kulttuuriperintöä ei ole tarpeen ankarin säännöin museoida, vaan varovasti joustaen mahdollistaa niiden kehittyminen järkevällä ja luovalla tavalla. Poikkeuksia kaikista normeista ja säännöistä pitäisi voida hakea vai</text:span><text:span text:style-name="T4315">kkapa poikkeuslupamenettelyllä, jotta ei tuhota sitä, mitä piti suojella."</text:span></text:p>
          </table:table-cell>
        </table:table-row>
        <table:table-row table:style-name="TableRow4316">
          <table:table-cell table:style-name="TableCell4317">
            <text:p text:style-name="Standard"><text:span text:style-name="T4318">"Suuria kysymyksiä: onko Suomi todellinen tai tarpeellinen kulttuuriperintökokonaisuus? Mitä muita kulttuuriperintökokonaisuuksia voisi olla olemassa ja millaisissa tilanteissa? N</text:span><text:span text:style-name="T4319">iin kauan kun on suomalainen julkinen sektori olemassa, on olemassa intressi ajatella myös kulttuuriperintöä Suomen otsikon alla. Toisaalta julkisen sektorin on otettava huomioon millaisia vähemmistökulttuureita<text:s/></text:span><text:soft-page-break/><text:span text:style-name="T4320">on, onko kulttuuri ristiiriidassa ihmisoikeu</text:span><text:span text:style-name="T4321">ksien tai lain kanssa ja miten se reagoi muutospaineeseen."</text:span></text:p>
          </table:table-cell>
        </table:table-row>
        <text:soft-page-break/>
        <table:table-row table:style-name="TableRow4322">
          <table:table-cell table:style-name="TableCell4323">
            <text:p text:style-name="Standard"><text:span text:style-name="T4324">"Resurssit. Niin raha, kuin henkilöresurssitkin. Tahtotilaa pitää olla."</text:span></text:p>
          </table:table-cell>
        </table:table-row>
        <table:table-row table:style-name="TableRow4325">
          <table:table-cell table:style-name="TableCell4326">
            <text:p text:style-name="Standard"><text:span text:style-name="T4327">"Suurin este lienee asenteet. Ettei enää meidän omaa kulttuuriperinnettä arvosteta. Sitä myöden työlle lienee hankala s</text:span><text:span text:style-name="T4328">aada rahoitusta."</text:span></text:p>
          </table:table-cell>
        </table:table-row>
        <table:table-row table:style-name="TableRow4329">
          <table:table-cell table:style-name="TableCell4330">
            <text:p text:style-name="Standard"><text:span text:style-name="T4331">"Julkinen sektori toimii esimerkkinä. Sen on hoidettava omat kulttuuriympäristöön liittyvät tehtävänsä niin, että kulttuuriympäristön arvostaminen välittyy kansalaisille ja muille toimijoille. . "</text:span></text:p>
          </table:table-cell>
        </table:table-row>
        <table:table-row table:style-name="TableRow4332">
          <table:table-cell table:style-name="TableCell4333">
            <text:p text:style-name="Standard"><text:span text:style-name="T4334">"Paikallisasiantuntemus on edelleen l</text:span><text:span text:style-name="T4335">iian heikko julkisella sektorilla: siihen pitäisi panostaa. Lisäksi paikallisperintöön erikoistuneiden ihmisten työt ovat yleensä lyhyitä projekteja, mikä johtaa tiedon pirstaloitumiseen ja ajaa asiantuntevat ihmiset muihin, pysyviin töihin."</text:span></text:p>
          </table:table-cell>
        </table:table-row>
        <table:table-row table:style-name="TableRow4336">
          <table:table-cell table:style-name="TableCell4337">
            <text:p text:style-name="Standard"><text:span text:style-name="T4338">"Kulttuurip</text:span><text:span text:style-name="T4339">erintötyö ei ole arvossaan kun kaiken pitää tuottaa ja säästää. PItää saada aikaan mielenkumous ja saada ihmiset arvostamaan sivistystä eikä vain talouskasvua. Prioriteetit ovat väärät mutta niihin on valtuutettunakin tosi vaikeata vaikuttaa. Kaikki on vaa</text:span><text:span text:style-name="T4340">n samaa tasapaksua talouskasvumössöä ilman sivistyksen huomioimista, puhumattakaan hyvinvoivasta kansasta. Yrityshenkiset johtajat ja päättäjät ovat vieneet meidät harhaan ja on vaikeata saada heitä satsaamaan kulttuuriin."</text:span></text:p>
          </table:table-cell>
        </table:table-row>
        <table:table-row table:style-name="TableRow4341">
          <table:table-cell table:style-name="TableCell4342">
            <text:p text:style-name="Standard"><text:span text:style-name="T4343">"Pitäisi olla<text:s/></text:span><text:span text:style-name="T4344">rahoitusta sekä tulopuolella että julkisissa tukimuodoissa. Kulttuuriperinnön vaalimisesta ei saa tehdä huvipuistomaista viihdettä, vaan laatua on jouduttu tekemään pienenevillä resursseilla. "</text:span></text:p>
          </table:table-cell>
        </table:table-row>
        <table:table-row table:style-name="TableRow4345">
          <table:table-cell table:style-name="TableCell4346">
            <text:p text:style-name="Standard"><text:span text:style-name="T4347">"Taloudelliset haasteet."</text:span></text:p>
          </table:table-cell>
        </table:table-row>
        <table:table-row table:style-name="TableRow4348">
          <table:table-cell table:style-name="TableCell4349">
            <text:p text:style-name="Standard"><text:span text:style-name="T4350">"Kulttuurin tuotteistaminen on e</text:span><text:span text:style-name="T4351">hkä kulunut sanapari. Kulttuuriperinnöön mittaamaton arvo pitää ymmärtää nähdä myös aineellisena hyvänä. Kulttuuriperinnön arvo voi olla mittaamaton myös rahallisesti. Kun se hoidetaan hyvin."</text:span></text:p>
          </table:table-cell>
        </table:table-row>
        <table:table-row table:style-name="TableRow4352">
          <table:table-cell table:style-name="TableCell4353">
            <text:p text:style-name="Standard"><text:span text:style-name="T4354">"Tämäntyyppiseen työhön on olemassa paljon<text:s/></text:span><text:span text:style-name="T4355">asiantuntijoita, mutta heitä pitää myös palkata tekemään työtä. Taloutta kun ajetaan alas kiristämällä jatkuvasti julkista sektoria, se on hankalaa. On valittava toinen suunta."</text:span></text:p>
          </table:table-cell>
        </table:table-row>
        <table:table-row table:style-name="TableRow4356">
          <table:table-cell table:style-name="TableCell4357">
            <text:p text:style-name="Standard"><text:span text:style-name="T4358">"sitoutumista"</text:span></text:p>
          </table:table-cell>
        </table:table-row>
        <table:table-row table:style-name="TableRow4359">
          <table:table-cell table:style-name="TableCell4360">
            <text:p text:style-name="Standard"><text:span text:style-name="T4361">""</text:span></text:p>
          </table:table-cell>
        </table:table-row>
        <table:table-row table:style-name="TableRow4362">
          <table:table-cell table:style-name="TableCell4363">
            <text:p text:style-name="Standard"><text:span text:style-name="T4364">"Materiaalin valikointi, määrä ja arkistoinnin haastee</text:span><text:span text:style-name="T4365">t, tehokkuusajattelun intgroiminen toimintaan samalla kun materiaalia kertyy lisää, paikalliset, alueelliset ja valtakunnalliset intressit pitäisi pystyä huomioimaan"</text:span></text:p>
          </table:table-cell>
        </table:table-row>
        <table:table-row table:style-name="TableRow4366">
          <table:table-cell table:style-name="TableCell4367">
            <text:p text:style-name="Standard"><text:span text:style-name="T4368">"Julkisen sektorin toimijoiden olisi pidettävä kiinni kulttuuriperinön varjelemisesta e</text:span><text:span text:style-name="T4369">ikä gryndareiden intresseistä. Nyt Museovirasto on lähes ainoa kulttuuriperintöä arvostava ja vaaliva taho. Muut alalla toimivat viranomaiset täysin kykenemättömiä ja haluttomia kulttuuriperinnön konkreettiseen suojeluun. Juhlapuheet ovat sitten erikseen.<text:s/></text:span><text:span text:style-name="T4370">"</text:span></text:p>
          </table:table-cell>
        </table:table-row>
        <text:soft-page-break/>
        <table:table-row table:style-name="TableRow4371">
          <table:table-cell table:style-name="TableCell4372">
            <text:p text:style-name="Standard"><text:span text:style-name="T4373">""</text:span></text:p>
          </table:table-cell>
        </table:table-row>
        <table:table-row table:style-name="TableRow4374">
          <table:table-cell table:style-name="TableCell4375">
            <text:p text:style-name="Standard"><text:span text:style-name="T4376">"Pitäisi olla koko toimintojen runkona ja lähtökohtana kaikelle suunnittelulle ja uudistamiselle. Tulee sijoittaa varoja, tulee huomioida kaavoituksessa ja kun rakennetaan lähelle arvokkaita kulttuurimaisemia rakennukset tulisi olla sopivia alueen</text:span><text:span text:style-name="T4377"><text:s/>muun(aiemman) rakenteen kanssa."</text:span></text:p>
          </table:table-cell>
        </table:table-row>
        <table:table-row table:style-name="TableRow4378">
          <table:table-cell table:style-name="TableCell4379">
            <text:p text:style-name="Standard"><text:span text:style-name="T4380">"Sellaisen lähestymistavan löytäminen suojeltujen rakennusten ja miljöiden omistajille ja käyttäjille, että he ymmärtävät pitävänsä hallussaan jotain äärimmäisen arvokasta ja että heillä on vastuu. Yhteiskunnan pitää puo</text:span><text:span text:style-name="T4381">lestaan tulla vastaan helpottamalla kiinteistöveroissa, antamalla neuvontaa ja suunnitteluapua - ja myös tuomalla sitä asiantuntemusta kentälle nöyrästi, innostavasti ja opastavasti siten, ettei vastaanottaja koe olevansa loukattu vaan tajuaa, että ei ehkä</text:span><text:span text:style-name="T4382"><text:s/>osaakaan kaikkea ja apua on tarjolla."</text:span></text:p>
          </table:table-cell>
        </table:table-row>
        <table:table-row table:style-name="TableRow4383">
          <table:table-cell table:style-name="TableCell4384">
            <text:p text:style-name="Standard"><text:span text:style-name="T4385">"Merkittävimmät haasteet ovat koulutuksessa ja asenteissa. On monia aloja joiden koulutuksessa ei huomioida kulttuuriperintöä käytännössä mitenkään. Insinöörit ovat tästä oivallisin esimerkki."</text:span></text:p>
          </table:table-cell>
        </table:table-row>
        <table:table-row table:style-name="TableRow4386">
          <table:table-cell table:style-name="TableCell4387">
            <text:p text:style-name="Standard"><text:span text:style-name="T4388">"monia hyviä asioi</text:span><text:span text:style-name="T4389">ta menee pesuveden mukana kun massiivinen hallintokoneisto jyrää"</text:span></text:p>
          </table:table-cell>
        </table:table-row>
        <table:table-row table:style-name="TableRow4390">
          <table:table-cell table:style-name="TableCell4391">
            <text:p text:style-name="Standard"><text:span text:style-name="T4392">"Asuntopaine v. esim. kaupunkimetsien säilyttäminen."</text:span></text:p>
          </table:table-cell>
        </table:table-row>
        <table:table-row table:style-name="TableRow4393">
          <table:table-cell table:style-name="TableCell4394">
            <text:p text:style-name="Standard"><text:span text:style-name="T4395">"Ihmisten osallistaminen mukaan olisi keskeistä, mutta haastavaa. Asiantuntijavalta tulee silloin luovuttaa julkiselta<text:s/></text:span><text:span text:style-name="T4396">sektorilta ruohonjuuritasolle ihmisille."</text:span></text:p>
          </table:table-cell>
        </table:table-row>
        <table:table-row table:style-name="TableRow4397">
          <table:table-cell table:style-name="TableCell4398">
            <text:p text:style-name="Standard"><text:span text:style-name="T4399">"Talousarvot edellä meneminen on ollut ainoa tapa edetä vuosikymmeniä. Millä ihmeellä sen voi kääntää kulttuuri- ja ympäristöarvot edellä menemiseksi."</text:span></text:p>
          </table:table-cell>
        </table:table-row>
        <table:table-row table:style-name="TableRow4400">
          <table:table-cell table:style-name="TableCell4401">
            <text:p text:style-name="Standard"><text:span text:style-name="T4402">"Kulttuuriperinnön vaaliminen aiheuttaa välittömiä kustann</text:span><text:span text:style-name="T4403">uksia, mikä nykyisessä kvartaaliajattelussa on haastavaa. Tulisi kuitenkin huomioida, että se on sijoitus tulevaisuuteen hyvinvointiyhteiskunnan palauttamiseksi."</text:span></text:p>
          </table:table-cell>
        </table:table-row>
        <table:table-row table:style-name="TableRow4404">
          <table:table-cell table:style-name="TableCell4405">
            <text:p text:style-name="Standard"><text:span text:style-name="T4406">"Kulttuuriperintö on yhtä moninainen kuin Suomen kansa ja maisema. Sitä on vaikeata raamitt</text:span><text:span text:style-name="T4407">aa yhteismitallisesti, kuten hallinnossa on tapana tehdä. Vähän kuin vertaisi omenia ja kiviä jonkin geologisen arvoasteikon kautta."</text:span></text:p>
          </table:table-cell>
        </table:table-row>
        <table:table-row table:style-name="TableRow4408">
          <table:table-cell table:style-name="TableCell4409">
            <text:p text:style-name="Standard"><text:span text:style-name="T4410">""</text:span></text:p>
          </table:table-cell>
        </table:table-row>
        <table:table-row table:style-name="TableRow4411">
          <table:table-cell table:style-name="TableCell4412">
            <text:p text:style-name="Standard"><text:span text:style-name="T4413">"Julkisen sektorin tulee antaa taloudellisia resursseja myös yksityiselle sektorille. Rohkeita ulostuloja maaseudun</text:span><text:span text:style-name="T4414"><text:s/>puolustamiseksi. Avara maalaismaisema ei ole itsestäänselvyys, vaan maisema kasvaa umpeen, ellei ihmisen käsi siihen koske. Nyt maaseutu ja sen ihmiset jätetään yksin selviytymään. "</text:span></text:p>
          </table:table-cell>
        </table:table-row>
        <table:table-row table:style-name="TableRow4415">
          <table:table-cell table:style-name="TableCell4416">
            <text:p text:style-name="Standard"><text:span text:style-name="T4417">""</text:span></text:p>
          </table:table-cell>
        </table:table-row>
        <table:table-row table:style-name="TableRow4418">
          <table:table-cell table:style-name="TableCell4419">
            <text:p text:style-name="Standard"><text:span text:style-name="T4420">"Rahallisia"</text:span></text:p>
          </table:table-cell>
        </table:table-row>
        <table:table-row table:style-name="TableRow4421">
          <table:table-cell table:style-name="TableCell4422">
            <text:p text:style-name="Standard"><text:span text:style-name="T4423">"Tietämättömät ihmiset haaskaavat resursseja. Pitä</text:span><text:span text:style-name="T4424">ä löytää asiantuntijat ja mennä inhimillisten arvojen mukaan. Pystyykö julkinen sektori kuuntelemaan sydämiä?"</text:span></text:p>
          </table:table-cell>
        </table:table-row>
        <text:soft-page-break/>
        <table:table-row table:style-name="TableRow4425">
          <table:table-cell table:style-name="TableCell4426">
            <text:p text:style-name="Standard"><text:span text:style-name="T4427">"Tarvitaan taloudellista panostusta ja osaajia. Kulttuuriperinnön vaaliminen voi luoda uusia työpaikkoja. Esim. sosiaalisektorin ja kulttuuripu</text:span><text:span text:style-name="T4428">olen yhteistyön edistäminen voisi olla hedelmällistä."</text:span></text:p>
          </table:table-cell>
        </table:table-row>
        <table:table-row table:style-name="TableRow4429">
          <table:table-cell table:style-name="TableCell4430">
            <text:p text:style-name="Standard"><text:span text:style-name="T4431">""</text:span></text:p>
          </table:table-cell>
        </table:table-row>
        <table:table-row table:style-name="TableRow4432">
          <table:table-cell table:style-name="TableCell4433">
            <text:p text:style-name="Standard"><text:span text:style-name="T4434">"Taloudellisia haasteita: kulttuuriperintötoimijoiden, etenkin museoiden, talous on onnettoman tiukalla. Työ edellyttää korkeakoulutusta mutta huonojen palkkojen ja vähäisten<text:s/></text:span><text:span text:style-name="T4435">toimintamäärärahojen takia alalla on aivovuotoa muille aloille. Myös koulutuksellisia haasteita: hyvästä perus- ja täydennyskoulutuksesta tulee huolehtia, lisää tutkijakoulutusta! Tarvitaan myös yhteisöllistä ja osallistavaa otetta, koska vastuu kulttuurip</text:span><text:span text:style-name="T4436">erinnöstä kuuluu kaikille. Myös oikeus siihen on kaikilla."</text:span></text:p>
          </table:table-cell>
        </table:table-row>
        <table:table-row table:style-name="TableRow4437">
          <table:table-cell table:style-name="TableCell4438">
            <text:p text:style-name="Standard"><text:span text:style-name="T4439">"Kulttuuriperintötyön vaaliminen nähdään enemminkin menoeränä, koska sen tulokset eivät näy välttämättä nopeasti ja konkreettisesti. Resursseja vaalimiseen on niukasti."</text:span></text:p>
          </table:table-cell>
        </table:table-row>
        <table:table-row table:style-name="TableRow4440">
          <table:table-cell table:style-name="TableCell4441">
            <text:p text:style-name="Standard"><text:span text:style-name="T4442">"Resursseja pitää vaal</text:span><text:span text:style-name="T4443">ia, asiantuntijoita pitää riittää, niittyjen ja rakennusten hoitorahoja löytyä. "</text:span></text:p>
          </table:table-cell>
        </table:table-row>
        <table:table-row table:style-name="TableRow4444">
          <table:table-cell table:style-name="TableCell4445">
            <text:p text:style-name="Standard"><text:span text:style-name="T4446">"Ymmärrys tai lait tai rahat ei kohtaa. Lainsäätäjä ei tunne alaa eikä sen merkitystä, peruopetuksessa ei kiinnitetä huomiota siihen mistä me tulemme. Maailman menon hektis</text:span><text:span text:style-name="T4447">yys nopeuttaa prosesseja niin, että olla koko ajan myöhässä lakien kanssa, on menetetty paljon ja menetetään. Kaupalliset intressit ovat vallassa, raha ratkaisee: rakennetaan nopea ja tehokkuutta edusta moottoritie jonka alle jää kaupnkeja ja kyliä, ihmist</text:span><text:span text:style-name="T4448">en on muutettava pois perinteisiltä alueilta ja koko kulttuuri häviää. Myös digitalisoituminen mahdollistaa nopean tiedon hävittämisen myös vahingossa tai tahallaan esim sodat, jotka ovat uhka"</text:span></text:p>
          </table:table-cell>
        </table:table-row>
        <table:table-row table:style-name="TableRow4449">
          <table:table-cell table:style-name="TableCell4450">
            <text:p text:style-name="Standard"><text:span text:style-name="T4451">"Julkisen sektorin projektimainen ja eri sektoreihin rajaant</text:span><text:span text:style-name="T4452">unut toimintatapa pitäisi muuttua niin, että kuttuuriperintö otettaisiin huomioon sektorirajat ylittäen suunnittelussa ja mm. ympäristön suojelussa. Kulttuuriperiintöorganisaatioiden julkisesti omistetut aineistot pitäisi nopeasti antaa käyttöön vapaana da</text:span><text:span text:style-name="T4453">tana ja ryhtyä käyttämään tätä yhteistä pääomaa. "</text:span></text:p>
          </table:table-cell>
        </table:table-row>
        <table:table-row table:style-name="TableRow4454">
          <table:table-cell table:style-name="TableCell4455">
            <text:p text:style-name="Standard"><text:span text:style-name="T4456">"Osaamishaasteita. Sivistystoimi pitäisi nähdä yhteiskunnan ytimenä, ei lyhytjänteiset pikavoitot."</text:span></text:p>
          </table:table-cell>
        </table:table-row>
        <table:table-row table:style-name="TableRow4457">
          <table:table-cell table:style-name="TableCell4458">
            <text:p text:style-name="Standard"><text:span text:style-name="T4459">"Suomea pidetään yleisesti (?) avoimuuden ja korruptoitumattomuuden mallivaltiona. Näin auvoinen tila</text:span><text:span text:style-name="T4460">nne ei valitettavasti vielä ole. Avoimen hallintokulttuurin siirtäisi mieluusti jälkipolville perintönä. Ari Salminen kirjoitti (HS 11.7.2014) rikkeiden paljastamisen lisäävän hallinnon avoimuutta. Suomessa on kuitenkin niukasti tämän mahdollistavaa lainsä</text:span><text:span text:style-name="T4461">ädäntöä. Tähän on helppo yhtyä. Kärjistäen voidaan jopa todeta lain olevan politiikan kynnysmattona. Politiikka on pesiytynyt kuntatasolle demokratian ja lain kunnioituksen ohittaen. Kysymys on usein rikos- ja vahingonkorvausvastuun piiriin kuuluvista asio</text:span><text:span text:style-name="T4462">ista, joita valtuuston yksimielisetkään päätökset eivät laillisiksi tee. Ongelma on todellinen. Hallintotuomioistuimet ratkaisevat ”väärät päätökset” tai väärinkäytökset vain hallinnollisen menettelyn oikeellisuuden näkökulmista. Varsinainen ongelma jää kä</text:span><text:span text:style-name="T4463">sittelemättä. Päätöksen valmistelussa on saatettu tehdä vahingonkorvaus-, osakeyhtiö-, rikos- ym. lakien piiriin kuuluvia menettelyjä. Saadakseen nämä vaikkapa rikostuomioistuimen käsiteltäväksi kuntalaisen on varauduttava taloudelliseen riskiin. Kuntalais</text:span><text:span text:style-name="T4464">ella on perustuslain (21 §) mukaan oikeus hyvään hallintoon, jonka tärkeitä takeita ovat avoimuus ja julkisuus. Yksi tae on virkamiehen virkavastuu myös<text:s/></text:span><text:soft-page-break/><text:span text:style-name="T4465">rikosoikeudellisesti ja vahingonkorvausvastuullisesti. Vastuu koskee myös eräitä luottamushenkilöitä. V</text:span><text:span text:style-name="T4466">astuuta ei juurikaan ole testattu. Poliisi- ja syyttäjäviranomaiset kaihtavat pitkällä tikullakaan koskemasta kuntalaisten tekemiin ”valituksiin”. Tähän oikeusjärjestelmämme heikkouteen luottaen poliitikkomme voivat tehdä ”kaikkien kannalta oikeita päätöks</text:span><text:span text:style-name="T4467">iä”. Niitä arvostelevat leimataan häiriköiksi. OECD:n lisäksi kansainvälinen korruptioelin Grego on huomauttanut Suomea kuntavalvonnan puutteesta. Transparency Suomi on todennut käsittämättömän tilanteen Suomessa: ”Päättäjät valvovat itse itseään ja päättä</text:span><text:span text:style-name="T4468">vät, mitä kerrotaan poliisille”. Julkisen vallan käyttäjiltä on voitava edellyttää tavanomaista korkeampaa moraalia. Toimiva lainsäädäntö auttaisi moraalissaan horjuvia. "</text:span></text:p>
          </table:table-cell>
        </table:table-row>
        <text:soft-page-break/>
        <table:table-row table:style-name="TableRow4469">
          <table:table-cell table:style-name="TableCell4470">
            <text:p text:style-name="Standard"><text:span text:style-name="T4471">"Demokratian pitäisi toteutua paremmin."</text:span></text:p>
          </table:table-cell>
        </table:table-row>
        <table:table-row table:style-name="TableRow4472">
          <table:table-cell table:style-name="TableCell4473">
            <text:p text:style-name="Standard"><text:span text:style-name="T4474">"Tämän kesän<text:s/></text:span><text:span text:style-name="T4475">Cygnaeus-galleria keskustelusta on tullut mieleen, että julkinen sektori on liian hidas ja liian sisäänpäin kääntynyt. Olisi ehkä kannattanut avata suu aiemmin: "Ei ole rahaa, joudumme kohta sulkemaan gallerian, jos te ette auta meitä"! Julkinen sektori vo</text:span><text:span text:style-name="T4476">isi antaa vapaaehtoisvoimille enemmän valtaa ja vastuuta, ja myös yrittää löysätä päätösprosesseja, että flash mob, some- tms. -tempauksia voisi toteuttaa myös kulttuuriperintöpuolella. (Varmaan jossain tapahtuukin, en vaan nyt keksi)."</text:span></text:p>
          </table:table-cell>
        </table:table-row>
        <table:table-row table:style-name="TableRow4477">
          <table:table-cell table:style-name="TableCell4478">
            <text:p text:style-name="Standard"><text:span text:style-name="T4479">"Kulttuuriperintö on laaja-alainen, kattaen niin henkisen kuin aineellisen kulttuurin. Aineellista puolta ymmärretään ehkä julkisella sektorilla helpommin, se on konkreettisempaa (rakennukset, näkyvät maisemat) mutta tärkeän henkisen puolen ymmärtäminen va</text:span><text:span text:style-name="T4480">atisi ehkä vahvempaa satsausta alan asiantuntijoihin. Suomessa on paljon henkisen kulttuurin korkeasti koulutettuja asiantuntijoita, joiden asiantuntemusta kannattaisi hyödyntää rohkeammin julkisella puolella."</text:span></text:p>
          </table:table-cell>
        </table:table-row>
        <table:table-row table:style-name="TableRow4481">
          <table:table-cell table:style-name="TableCell4482">
            <text:p text:style-name="Standard"><text:span text:style-name="T4483">"Strategioissa ja mietinnöissä esiintyvien,</text:span><text:span text:style-name="T4484"><text:s/>arvostavien lauselmien näkyminen käytännössä on suurimpia haasteita. Arvostus ei synny millään tasolla pelkillä sanoilla, vaan konkreettisilla toimenpiteillä, joilla on vaikutusta ihmisten elämään."</text:span></text:p>
          </table:table-cell>
        </table:table-row>
        <table:table-row table:style-name="TableRow4485">
          <table:table-cell table:style-name="TableCell4486">
            <text:p text:style-name="Standard"><text:span text:style-name="T4487">"Kulttuuriperinnöstä on vaikeaa tehdä mediaseksikästä.</text:span><text:span text:style-name="T4488"><text:s/>Työ vaatii usein aikalailla tunteen paloa ja sitä on vaikea tuntea, jos on "vain töissä". Tässä voisi varmaankin hyödyntää eri kulttuurialojen erikoisosaajia."</text:span></text:p>
          </table:table-cell>
        </table:table-row>
        <table:table-row table:style-name="TableRow4489">
          <table:table-cell table:style-name="TableCell4490">
            <text:p text:style-name="Standard"><text:span text:style-name="T4491">"On varmaankin vaikea löytää uusia keinoja kehittämistyölle kehittäjäpolven vaihtuessa ja kul</text:span><text:span text:style-name="T4492">ttuuriperintötietotaidon siirtyessä uusiin käsiin. Tietotekniset järjestelmät uudistuvat jatkuvasti eikä kaikkia järjestelmiä ikinä saada toimimaan yhteen niin juohevasti että niihin uhrattu työ ja vaiva palkitsisi. Haasteita aiheuttaa myös julkisen sektor</text:span><text:span text:style-name="T4493">in pakonomainen säästäminen lähes kaikessa juuri kulttuuriperintötyön merkitystä alentavalla tavalla ja toimintojen uudelleen ohjaus niissä tapauksissa kun se näyttää järkyttävän erityisesti pienten toimijoiden innostuneisuutta ja sitoutumista vastikään ke</text:span><text:span text:style-name="T4494">ksittyihin hyviin juttuihin. Kaikki julkisen sektorin mallit eivät myöskään toimi koko julkisen sektorin kentässä odotetusti eli aina on kitkaa isojen ja pienten toimijoiden ja organisaatioiden välisessä työnteossa ja voimavaroissa. Kulttuuriperintötyön ve</text:span><text:span text:style-name="T4495">rkottamista harjoitetaan todella voimakkaasti juuri nyt. Jossain vaiheessa muunlainen työ saattaa tullakin tarkoituksenmukaisemmaksi. Vielä ei kuitenkaan ole täysin käyttäjälähtöisen kulttuuriperintötyön aika, tällainen kokemus minulle on museotyössä 2010-</text:span><text:span text:style-name="T4496">luvulla tullut. "</text:span></text:p>
          </table:table-cell>
        </table:table-row>
        <table:table-row table:style-name="TableRow4497">
          <table:table-cell table:style-name="TableCell4498">
            <text:p text:style-name="Standard"><text:span text:style-name="T4499">"Ks edellinen vastaus! Ymmärtääkö hallintovalta, miten ihmisten henkiseen hyvinvointiin ja ymmärrykseen tähtäävä toiminta vähentää kustannuksia kaikilla<text:s/></text:span><text:soft-page-break/><text:span text:style-name="T4500">muilla sektoreilla? Nähdäänkö yhdistysyhteistyön mahdollisuudet ja resurssit? Ollaa</text:span><text:span text:style-name="T4501">nko riittävän nopeita tarvittaessa ja sopivan kriittisiä oikeassa paikassa?"</text:span></text:p>
          </table:table-cell>
        </table:table-row>
        <text:soft-page-break/>
        <table:table-row table:style-name="TableRow4502">
          <table:table-cell table:style-name="TableCell4503">
            <text:p text:style-name="Standard"><text:span text:style-name="T4504">""</text:span></text:p>
          </table:table-cell>
        </table:table-row>
        <table:table-row table:style-name="TableRow4505">
          <table:table-cell table:style-name="TableCell4506">
            <text:p text:style-name="Standard"><text:span text:style-name="T4507">"Tarvitaan innokkaita kasvattajia ja kulttuuriperinnön säilyttämisestä aidosti kiinnostuneita ihmisiä, joilla on pidemmän ajan visio siitä, miten asiaa saisi työstettyä. Ra</text:span><text:span text:style-name="T4508">ha ei aina tuo onnea tässäkään asiassa - kulttuuripalvelujen 'ostaminen' onnahtaa joskus. Mikä määritellään arvokkaaksi?"</text:span></text:p>
          </table:table-cell>
        </table:table-row>
        <table:table-row table:style-name="TableRow4509">
          <table:table-cell table:style-name="TableCell4510">
            <text:p text:style-name="Standard"><text:span text:style-name="T4511">"Kuinka saada lapset jo päiväkodista alkaen tuntemaan yhteyttä paikallisympäristöönsä? Kuinka kasvattaa nuorista kulttuuriperinnön v</text:span><text:span text:style-name="T4512">aalijoita? "</text:span></text:p>
          </table:table-cell>
        </table:table-row>
        <table:table-row table:style-name="TableRow4513">
          <table:table-cell table:style-name="TableCell4514">
            <text:p text:style-name="Standard"><text:span text:style-name="T4515">"Rahoitus ja arvomaailmahaasteet."</text:span></text:p>
          </table:table-cell>
        </table:table-row>
        <table:table-row table:style-name="TableRow4516">
          <table:table-cell table:style-name="TableCell4517">
            <text:p text:style-name="Standard"><text:span text:style-name="T4518">"Kulttuuriperintöä pitää yhdistää kulttuuriseen vuoropuheluun, koksa emme halua lisää populismia eikä nationalismia."</text:span></text:p>
          </table:table-cell>
        </table:table-row>
        <table:table-row table:style-name="TableRow4519">
          <table:table-cell table:style-name="TableCell4520">
            <text:p text:style-name="Standard"><text:span text:style-name="T4521">"Pitää uskaltautua museon seinien sisältä ulos ihmisten ilmoille. Kulttuuriperinnön<text:s/></text:span><text:span text:style-name="T4522">imago on myös hiukan huono nuoremman väen keskuudessa. Miten tehdä nuorista kulttuuriperinnön vaalijoita - ottamalla heidät osaksi kulttuuriperintöketjua?"</text:span></text:p>
          </table:table-cell>
        </table:table-row>
        <table:table-row table:style-name="TableRow4523">
          <table:table-cell table:style-name="TableCell4524">
            <text:p text:style-name="Standard"><text:span text:style-name="T4525">"Tällä hetkellä näyttää siltä että ylivoimaisia haasteita. Julkisen sektorin toiminta ja<text:s/></text:span><text:span text:style-name="T4526">päätöksenteko on sen verran tempoilevaa, lyhytnäköistä ja kvartaalisidonnaista että kaikenlainen pitkäjänteisyys ja arvokkaiden asioiden vaaliminen näyttäisi loistavan poissaolollaan."</text:span></text:p>
          </table:table-cell>
        </table:table-row>
        <table:table-row table:style-name="TableRow4527">
          <table:table-cell table:style-name="TableCell4528">
            <text:p text:style-name="Standard"><text:span text:style-name="T4529">"Tällä hetkellä nykyinen tapa suojella ympäristöä ja kulttuuriperintö</text:span><text:span text:style-name="T4530">ä on este ympäristön kehittämiselle vaikka sen pitäisi olla osa sitä."</text:span></text:p>
          </table:table-cell>
        </table:table-row>
        <table:table-row table:style-name="TableRow4531">
          <table:table-cell table:style-name="TableCell4532">
            <text:p text:style-name="Standard"><text:span text:style-name="T4533">"Virkamiesten asiantuntijuuden, tietämyksen ja arvostuklsen pitäisi olla heterogeenista, laajaa ja monipuolista "</text:span></text:p>
          </table:table-cell>
        </table:table-row>
        <table:table-row table:style-name="TableRow4534">
          <table:table-cell table:style-name="TableCell4535">
            <text:p text:style-name="Standard"><text:span text:style-name="T4536">""</text:span></text:p>
          </table:table-cell>
        </table:table-row>
        <table:table-row table:style-name="TableRow4537">
          <table:table-cell table:style-name="TableCell4538">
            <text:p text:style-name="Standard"><text:span text:style-name="T4539">""</text:span></text:p>
          </table:table-cell>
        </table:table-row>
        <table:table-row table:style-name="TableRow4540">
          <table:table-cell table:style-name="TableCell4541">
            <text:p text:style-name="Standard"><text:span text:style-name="T4542">""</text:span></text:p>
          </table:table-cell>
        </table:table-row>
        <table:table-row table:style-name="TableRow4543">
          <table:table-cell table:style-name="TableCell4544">
            <text:p text:style-name="Standard"><text:span text:style-name="T4545">"esim. Helsingissä asunnontarve tuntuu menevän kultt</text:span><text:span text:style-name="T4546">uuriperinnön arvostamisen yli"</text:span></text:p>
          </table:table-cell>
        </table:table-row>
        <table:table-row table:style-name="TableRow4547">
          <table:table-cell table:style-name="TableCell4548">
            <text:p text:style-name="Standard"><text:span text:style-name="T4549">""</text:span></text:p>
          </table:table-cell>
        </table:table-row>
        <table:table-row table:style-name="TableRow4550">
          <table:table-cell table:style-name="TableCell4551">
            <text:p text:style-name="Standard"><text:span text:style-name="T4552">"Kulttuuriperintötyön, mitä se onkin, ei pitäisi suuntautua perinteiseen tapaan ylhäältä alas. Hallinnollisia perinteitä en siis ainakaan tältä osin jatkaisi. Keskustelua arvokkaasta kulttuuriperinnöstä ja sen suojelus</text:span><text:span text:style-name="T4553">ta tai uudelleentulkinnasta olisi syytä käydä myös kansalaisten kanssa. Tähän ei olla vielä kaikilta osin valmiita."</text:span></text:p>
          </table:table-cell>
        </table:table-row>
        <table:table-row table:style-name="TableRow4554">
          <table:table-cell table:style-name="TableCell4555">
            <text:p text:style-name="Standard"><text:span text:style-name="T4556">"Haasteena on epäilemättä raha - onko tukea saatavissa riittävästi rakennusperinnön vaalimiseen ja rakennusten korjaamiseen - mutta myös<text:s/></text:span><text:span text:style-name="T4557">asennetaso. Kovin monesti esim. kunnat ovat innokkaita antamaan lupia vanhojen rakennusten purkamiseen, jos joku haluaa rakentaa paikalle ison liikehuoneiston tms. Rovajärven<text:s/></text:span><text:soft-page-break/><text:span text:style-name="T4558">ammuntaharjoitusalueella Rovaniemen ja Kemijärven rajamailla eli ns. Naarmankaira</text:span><text:span text:style-name="T4559">ssa on vanhoja kalaseitoja (patsaita) ja muita kalastuskulttuurin jälkiä, mutta aluetta käytettään silti ammunta-alueena. Pitäisi löytää tapa suojella kalaseitoja ammuntakäytöstä huolimatta ja mahdollistaa, että ihmiset voisivat mennä niitä katsomaan ilman</text:span><text:span text:style-name="T4560">, että tarvitsee pelätä maahan ehkä jääneitä räjähtämättömiä ammuksia. "</text:span></text:p>
          </table:table-cell>
        </table:table-row>
        <text:soft-page-break/>
        <table:table-row table:style-name="TableRow4561">
          <table:table-cell table:style-name="TableCell4562">
            <text:p text:style-name="Standard"><text:span text:style-name="T4563">"Tiedon avoimuuteen liittyy haasteita, sillä epätoivoiset ihmiset tekevät epätoivoisia tekoja ja saattavat tuhota kulttuuriperintöä. Mielestäni tämä voidaan ehkäistä<text:s/></text:span><text:span text:style-name="T4564">riittävällä valistuksella."</text:span></text:p>
          </table:table-cell>
        </table:table-row>
        <table:table-row table:style-name="TableRow4565">
          <table:table-cell table:style-name="TableCell4566">
            <text:p text:style-name="Standard"><text:span text:style-name="T4567">"Virkamiesten tulisi itsensä uskoa siihen. Yhteistyötä tulisi tehostaa, ensin elyjen ja maakuntamuseoiden kesken ja sitten aluetasolla kansalaisjärjestöjen kanssa. Myös järjestöt keskenään, kotiseutuyhdistykset ja luonnonsuoje</text:span><text:span text:style-name="T4568">luyhdistykset. Kotiseutuyhdistyksiin puhtia, ovat usein pelkureita eivätkä uskalla olla kunnan kanssa eri mieltä. Vaadittava kunnon suunnittelua ja KYVAa, havainnekuvia, tavoitekeskustelua..."</text:span></text:p>
          </table:table-cell>
        </table:table-row>
        <table:table-row table:style-name="TableRow4569">
          <table:table-cell table:style-name="TableCell4570">
            <text:p text:style-name="Standard"><text:span text:style-name="T4571">"Muuttoliike ja tietoliikenne heikentävät paikallisia ja kans</text:span><text:span text:style-name="T4572">allisia identiteettejä, joille vanha kulttuuriperintö enimmäkseen perustuu. Jos kulttuuriperintöä halutaan vaalia, pitäisi päättää halutaanko nuo pitää pohjana vaikka niiden merkitys on heikentynyt. Pitääkö vain antaa "paremman" perinteen voittaa? Jos kaik</text:span><text:span text:style-name="T4573">kia kansallisia/paikallisia kulttuureja pitää vaalia tasapuolisesti, keiden vastuulle se jätetään?"</text:span></text:p>
          </table:table-cell>
        </table:table-row>
        <table:table-row table:style-name="TableRow4574">
          <table:table-cell table:style-name="TableCell4575">
            <text:p text:style-name="Standard"><text:span text:style-name="T4576">"Jo koulussa pitäisi oppia kulttuuriperinnön ja oman identiteetin merkitys, jotta raha ei aina ohjaisi kaikkea, vaan myös muita arvoja kunnioitettaisiin."</text:span></text:p>
          </table:table-cell>
        </table:table-row>
        <table:table-row table:style-name="TableRow4577">
          <table:table-cell table:style-name="TableCell4578">
            <text:p text:style-name="Standard"><text:span text:style-name="T4579">"Ylikansallinen massakulttuuri vyöryy ylitsemme joka tapauksessa, mutta julkinen sektori voi hidastaa kehitystä. Haaste on suuri."</text:span></text:p>
          </table:table-cell>
        </table:table-row>
        <table:table-row table:style-name="TableRow4580">
          <table:table-cell table:style-name="TableCell4581">
            <text:p text:style-name="Standard"><text:span text:style-name="T4582">"Rahaa ei riitä kaikkeen"</text:span></text:p>
          </table:table-cell>
        </table:table-row>
        <table:table-row table:style-name="TableRow4583">
          <table:table-cell table:style-name="TableCell4584">
            <text:p text:style-name="Standard"><text:span text:style-name="T4585">""</text:span></text:p>
          </table:table-cell>
        </table:table-row>
        <table:table-row table:style-name="TableRow4586">
          <table:table-cell table:style-name="TableCell4587">
            <text:p text:style-name="Standard"><text:span text:style-name="T4588">"Päättäjien kouluttamisen vaikeus."</text:span></text:p>
          </table:table-cell>
        </table:table-row>
        <table:table-row table:style-name="TableRow4589">
          <table:table-cell table:style-name="TableCell4590">
            <text:p text:style-name="Standard"><text:span text:style-name="T4591">""</text:span></text:p>
          </table:table-cell>
        </table:table-row>
        <table:table-row table:style-name="TableRow4592">
          <table:table-cell table:style-name="TableCell4593">
            <text:p text:style-name="Standard"><text:span text:style-name="T4594">"Pitäisi olla resursseja ja<text:s/></text:span><text:span text:style-name="T4595">arvonantoa, joita ilman julkinen sektori ei voi kulttuuriperintötyötä tehdä."</text:span></text:p>
          </table:table-cell>
        </table:table-row>
        <table:table-row table:style-name="TableRow4596">
          <table:table-cell table:style-name="TableCell4597">
            <text:p text:style-name="Standard"><text:span text:style-name="T4598">""</text:span></text:p>
          </table:table-cell>
        </table:table-row>
        <table:table-row table:style-name="TableRow4599">
          <table:table-cell table:style-name="TableCell4600">
            <text:p text:style-name="Standard"><text:span text:style-name="T4601">"Kun perinnettä ei riittävästi arvoisteta julkinen sektori ei satsaa siihen rahaa. Siitä on helppo leikata ensimmäisenä."</text:span></text:p>
          </table:table-cell>
        </table:table-row>
        <table:table-row table:style-name="TableRow4602">
          <table:table-cell table:style-name="TableCell4603">
            <text:p text:style-name="Standard"><text:span text:style-name="T4604">"Saada muutkin kuin alalla<text:s/></text:span><text:span text:style-name="T4605">työskentelevät ihmiset arvostamaan sitä."</text:span></text:p>
          </table:table-cell>
        </table:table-row>
        <table:table-row table:style-name="TableRow4606">
          <table:table-cell table:style-name="TableCell4607">
            <text:p text:style-name="Standard"><text:span text:style-name="T4608">""</text:span></text:p>
          </table:table-cell>
        </table:table-row>
        <text:soft-page-break/>
        <table:table-row table:style-name="TableRow4609">
          <table:table-cell table:style-name="TableCell4610">
            <text:p text:style-name="Standard"><text:span text:style-name="T4611">"Kulttuuriperintökasvatuksen tulee olla tarjolla elinikäisesti - sivistyksen pohja on omien juurien tuntemisessa. Vain sen avulla ja mahdollistamalla osallistuminen kulttuuriperinnön vaalimiseen onnistutaan<text:s/></text:span><text:span text:style-name="T4612">siirtämään kulttuuriperintö tuleville. "</text:span></text:p>
          </table:table-cell>
        </table:table-row>
        <table:table-row table:style-name="TableRow4613">
          <table:table-cell table:style-name="TableCell4614">
            <text:p text:style-name="Standard"><text:span text:style-name="T4615">"Julkinen sektorikin hakee helposti rahallista etua. Tango tarvitsee rahallista tukea siinä missä sinfoniakin. Kulttuurituki edellyttää verovaroja. Kuka osaisi markkinoida aineettomia arvoja päättäjille!"</text:span></text:p>
          </table:table-cell>
        </table:table-row>
        <table:table-row table:style-name="TableRow4616">
          <table:table-cell table:style-name="TableCell4617">
            <text:p text:style-name="Standard"><text:span text:style-name="T4618">"kaavo</text:span><text:span text:style-name="T4619">itusalalta puuttuu toiminnallisen kulttuuriperinnön ymmärrästä, metsästystä työnnetään pois täysin perusteetta asiallisista paikoista."</text:span></text:p>
          </table:table-cell>
        </table:table-row>
        <table:table-row table:style-name="TableRow4620">
          <table:table-cell table:style-name="TableCell4621">
            <text:p text:style-name="Standard"><text:span text:style-name="T4622">"Mistä löytyisi se viisaus, joka asettaisi julkisen sektorin esimerkilliseen asemaan. Lait ajantasalle, ei valvontaa v</text:span><text:span text:style-name="T4623">aan keskustelavaa seurantaa rahoitusta unohtamatta."</text:span></text:p>
          </table:table-cell>
        </table:table-row>
        <table:table-row table:style-name="TableRow4624">
          <table:table-cell table:style-name="TableCell4625">
            <text:p text:style-name="Standard"><text:span text:style-name="T4626">"Monenlaisia ja rahallisia sellaisia. "</text:span></text:p>
          </table:table-cell>
        </table:table-row>
        <table:table-row table:style-name="TableRow4627">
          <table:table-cell table:style-name="TableCell4628">
            <text:p text:style-name="Standard"><text:span text:style-name="T4629">"Asia pitää esittää kauniilla suomen kielellä ja niin konkreettisella selkokielellä, että Pihtiputaan mummokin ymmärtää, että nyt puhutaan hänen omista sananla</text:span><text:span text:style-name="T4630">skuistaan tai muikkukukkoreseptistä. Kapulakieli pois! Viestinnän ammattilainen apuun kirjoittamaan tekstit ymmärrettävällä suomen kielellä. On luotava luonteva yhteys viranomaisten, kolmannen sektorin ja muiden toimijoiden välillä, niin ettei virallinen t</text:span><text:span text:style-name="T4631">eksti jää elämään vain omaa elämäänsä. Tässä voisi käyttää viestinnän ja suomen kielen ammattilaista apuna, jotta lausunnot eivät jää kuiviksi virkamiesteksteiksi."</text:span></text:p>
          </table:table-cell>
        </table:table-row>
        <table:table-row table:style-name="TableRow4632">
          <table:table-cell table:style-name="TableCell4633">
            <text:p text:style-name="Standard"><text:span text:style-name="T4634">"ainakin julkinen sektori asettaa itse esteitä: liikaa byrokratiaa ja erikoisia sääntöjä.</text:span><text:span text:style-name="T4635">"</text:span></text:p>
          </table:table-cell>
        </table:table-row>
        <table:table-row table:style-name="TableRow4636">
          <table:table-cell table:style-name="TableCell4637">
            <text:p text:style-name="Standard"><text:span text:style-name="T4638">"Rahoitus on ratkaiseva; ei kaikkea voida teettää talkootöinä. Pitää nähdä myös kulttuuriperinnön toiset kasvot, sellainen joka ei olekaan niin hienoa ja positiivista; esimerkiksi mitä kertovat tyhjennetyt vankilat ja suuret sairaalat. Vrt.<text:s/></text:span><text:span text:style-name="T4639">esimerkiksi keskitysleirit kulttuuriperintönä; on tärkeää, että näitä negatiivisia, mustia kausia pidetään esillä."</text:span></text:p>
          </table:table-cell>
        </table:table-row>
        <table:table-row table:style-name="TableRow4640">
          <table:table-cell table:style-name="TableCell4641">
            <text:p text:style-name="Standard"><text:span text:style-name="T4642">"Den offentliga sektorn bör stöda gräsrötterna i utvecklingen av kulturarv i stället för att arbeta top-down.<text:s/></text:span><text:span text:style-name="T4643">"</text:span></text:p>
          </table:table-cell>
        </table:table-row>
        <table:table-row table:style-name="TableRow4644">
          <table:table-cell table:style-name="TableCell4645">
            <text:p text:style-name="Standard"><text:span text:style-name="T4646">"En usko rahahanojen auk</text:span><text:span text:style-name="T4647">eavan kulttuuriperinnön takia, mutta pelkästään kulttuuriperinnön julkinen arvostus on hyvästä."</text:span></text:p>
          </table:table-cell>
        </table:table-row>
        <table:table-row table:style-name="TableRow4648">
          <table:table-cell table:style-name="TableCell4649">
            <text:p text:style-name="Standard"><text:span text:style-name="T4650">"Todellista näkökulman vaihdosta, miten tällainen voisi oikeasti vaikuttaa tuleviin nuoriin ja yhteiskuntaamme."</text:span></text:p>
          </table:table-cell>
        </table:table-row>
        <table:table-row table:style-name="TableRow4651">
          <table:table-cell table:style-name="TableCell4652">
            <text:p text:style-name="Standard"><text:span text:style-name="T4653">"Det handlar om prioriteringar. Om att ins</text:span><text:span text:style-name="T4654">e att det som skrotas inte nödvändigtvis kan återbyggas. Att vi har ett ansvar inför kommande generationer. Vi måste också inse att vi inte kan veta vad som är relevant och värdefullt om 100 år eller ens 50 år.<text:s/></text:span><text:span text:style-name="T4655">"</text:span></text:p>
          </table:table-cell>
        </table:table-row>
      </table:table>
      <text:list text:style-name="WWNum3" text:continue-numbering="true">
        <text:list-item>
          <text:p text:style-name="P4656"><text:span text:style-name="T4657">Millaisia kielteisiä vaikutuksia kulttuur</text:span><text:span text:style-name="T4658">iperintötyö mielestäsi aiheuttaa? Kerro esimerkki.<text:s/></text:span><text:span text:style-name="T4659">(vastauksia 130 kpl)</text:span><text:bookmark-start text:name="_Toc269976045"/></text:p>
        </text:list-item>
      </text:list>
      <table:table table:style-name="Table4660">
        <table:table-columns>
          <table:table-column table:style-name="TableColumn4661"/>
        </table:table-columns>
        <table:table-row table:style-name="TableRow4662">
          <table:table-cell table:style-name="TableCell4663">
            <text:p text:style-name="Standard"><text:bookmark-end text:name="_Toc269976045"/><text:span text:style-name="T4664">""</text:span></text:p>
          </table:table-cell>
        </table:table-row>
        <text:soft-page-break/>
        <table:table-row table:style-name="TableRow4665">
          <table:table-cell table:style-name="TableCell4666">
            <text:p text:style-name="Standard"><text:span text:style-name="T4667">"En näe kielteisiä puolia. Kaikki tietämys on aina arvokasta!"</text:span></text:p>
          </table:table-cell>
        </table:table-row>
        <table:table-row table:style-name="TableRow4668">
          <table:table-cell table:style-name="TableCell4669">
            <text:p text:style-name="Standard"><text:span text:style-name="T4670">"Pahimmillaan kulttuuriperintötyö ehkäisee myönteistä kehitystä. Kulttuuriperinnön ja kehityksen ei pitäisi olla<text:s/></text:span><text:span text:style-name="T4671">vastakkaisia asioita, vaan samansuuntaisia voimia."</text:span></text:p>
          </table:table-cell>
        </table:table-row>
        <table:table-row table:style-name="TableRow4672">
          <table:table-cell table:style-name="TableCell4673">
            <text:p text:style-name="Standard"><text:span text:style-name="T4674">"Kulturarv sammankopplas lätt med obehagliga nationalistiska och kulturrasistiska tankegångar som delar upp människor i "vi" och "dem".<text:s/></text:span><text:span text:style-name="T4675">I skolorna finns till exempel en tendens att immigrerade barn får<text:s/></text:span><text:span text:style-name="T4676">visa upp "kultur" på temadagar, medan de finländska barnen sitter och ser på. Det ger lätt de finländska barnen obehagliga signaler om vad kultur är, vem som besitter sådan och om "vi" och "dem""</text:span></text:p>
          </table:table-cell>
        </table:table-row>
        <table:table-row table:style-name="TableRow4677">
          <table:table-cell table:style-name="TableCell4678">
            <text:p text:style-name="Standard"><text:span text:style-name="T4679">"Jos korostetaan yksipuolisesti tai toisten kultturiperint</text:span><text:span text:style-name="T4680">öä ei huomioida eikä pidetä tärkeänä. Moniarvoisuus ja tasavertaisuus ovat tärkeitä. "</text:span></text:p>
          </table:table-cell>
        </table:table-row>
        <table:table-row table:style-name="TableRow4681">
          <table:table-cell table:style-name="TableCell4682">
            <text:p text:style-name="Standard"><text:span text:style-name="T4683">""</text:span></text:p>
          </table:table-cell>
        </table:table-row>
        <table:table-row table:style-name="TableRow4684">
          <table:table-cell table:style-name="TableCell4685">
            <text:p text:style-name="Standard"><text:span text:style-name="T4686">"Viestinnässä käytetään sellaista kapulakieltä, että juuri nimenomainen Pihtiputaan mummo ja huoltoaseman Erkki eivät ymmärrä eikä asia tavoita heitä. On<text:s/></text:span><text:span text:style-name="T4687">vaarana, että tehdään jotain hienoja lausuntoja, joita ihmiset eivät ymmärrä/tunnista omakseen. Kyse ei ole omaan napaan tuijottamisesta, nationalistisesta me-hengestä vaan globaalista ja humaanista kulttuurisen aikakerrostuman kokonaisvaltaisesta ymmärtäm</text:span><text:span text:style-name="T4688">isestä."</text:span></text:p>
          </table:table-cell>
        </table:table-row>
        <table:table-row table:style-name="TableRow4689">
          <table:table-cell table:style-name="TableCell4690">
            <text:p text:style-name="Standard"><text:span text:style-name="T4691">"Jaksan epäillä, ettei se mitään suurempia sellaisia aiheuta. "</text:span></text:p>
          </table:table-cell>
        </table:table-row>
        <table:table-row table:style-name="TableRow4692">
          <table:table-cell table:style-name="TableCell4693">
            <text:p text:style-name="Standard"><text:span text:style-name="T4694">"Nurkkakuntaisuutta ja väärää vanhakantaisuutta. Suljettuja oikeassa olevien piirejä. Selektiivisyyttä asiantuntijoiden valinnassa. Kansalaisten historiallisen muistin vähättelyä.</text:span><text:span text:style-name="T4695">"</text:span></text:p>
          </table:table-cell>
        </table:table-row>
        <table:table-row table:style-name="TableRow4696">
          <table:table-cell table:style-name="TableCell4697">
            <text:p text:style-name="Standard"><text:span text:style-name="T4698">""Alvar aalto" ei ole jokapaikan ratkaisu, on aika erikoinen näky jos symmetrisen kivinavetan vieressä ja valkoinen rapattu talo missä on vain funktionaalisia ikkunoita."</text:span></text:p>
          </table:table-cell>
        </table:table-row>
        <table:table-row table:style-name="TableRow4699">
          <table:table-cell table:style-name="TableCell4700">
            <text:p text:style-name="Standard"><text:span text:style-name="T4701">"Kulttuurit eivät tuota vain myönteistä käytäntöä. Eettisten standardien tulee<text:s/></text:span><text:span text:style-name="T4702">olla kaikille samoja. Samaa eettistä koodistoa on sekä kantasuomalaisten, kauan sitten ja äskettäin tulleiden osattava kunniottaa ja noudattaa."</text:span></text:p>
          </table:table-cell>
        </table:table-row>
        <table:table-row table:style-name="TableRow4703">
          <table:table-cell table:style-name="TableCell4704">
            <text:p text:style-name="Standard"><text:span text:style-name="T4705">"Kulttuuriympäristössä tapahtuu monenlaisia yhteentörmäyksiä erityisesti suojelukysmyksissä. Suojelulla edell</text:span><text:span text:style-name="T4706">een negatiivinen sävy. Suojelun, kulttuuriperinnön vaalimisen ja hoitamisen sekä kestävän kehityksen kytkös ei ole riittävän selkeä."</text:span></text:p>
          </table:table-cell>
        </table:table-row>
        <table:table-row table:style-name="TableRow4707">
          <table:table-cell table:style-name="TableCell4708">
            <text:p text:style-name="Standard"><text:span text:style-name="T4709">"voisiko olla mitään???"</text:span></text:p>
          </table:table-cell>
        </table:table-row>
        <table:table-row table:style-name="TableRow4710">
          <table:table-cell table:style-name="TableCell4711">
            <text:p text:style-name="Standard"><text:span text:style-name="T4712">"Ei mitään."</text:span></text:p>
          </table:table-cell>
        </table:table-row>
        <table:table-row table:style-name="TableRow4713">
          <table:table-cell table:style-name="TableCell4714">
            <text:p text:style-name="Standard"><text:span text:style-name="T4715">"Kun tanssijoiden kanssa matkaa ympäri Eurooppaa joutuu yhtenään kertomaan, et</text:span><text:span text:style-name="T4716">tä suomalaista kansantanssia ei opeteta ns. balettikouluissa tai -tanssilaitoksissa muutamaan yksityistä ryhmää nyt lukuunottamatta. Euroopassa on hyvin tyypillistä että kansantanssiryhmät ovat osa jotakin tanssikoulua ja esiintymisten taso on sitä luokkaa</text:span><text:span text:style-name="T4717">. Suomesta festivaaleille lähtee usein amatööri/harrasteryhmä jonka resurssit ovat ihan toiset."</text:span></text:p>
          </table:table-cell>
        </table:table-row>
        <text:soft-page-break/>
        <table:table-row table:style-name="TableRow4718">
          <table:table-cell table:style-name="TableCell4719">
            <text:p text:style-name="Standard"><text:span text:style-name="T4720">""</text:span></text:p>
          </table:table-cell>
        </table:table-row>
        <table:table-row table:style-name="TableRow4721">
          <table:table-cell table:style-name="TableCell4722">
            <text:p text:style-name="Standard"><text:span text:style-name="T4723">""</text:span></text:p>
          </table:table-cell>
        </table:table-row>
        <table:table-row table:style-name="TableRow4724">
          <table:table-cell table:style-name="TableCell4725">
            <text:p text:style-name="Standard"><text:span text:style-name="T4726">""</text:span></text:p>
          </table:table-cell>
        </table:table-row>
        <table:table-row table:style-name="TableRow4727">
          <table:table-cell table:style-name="TableCell4728">
            <text:p text:style-name="Standard"><text:span text:style-name="T4729">"No riippuu kaavoituksesta ja ohjeista. Jos asiat tulevat liikaa ulkoapäin, ne eivät onnistu. Lohtajan Ohtakarin kalastajakylän kaava on<text:s/></text:span><text:span text:style-name="T4730">epäonnistunut ja saari muistuttaa siirtolapuutarhaa. Jos saaren perinteisiä hassuja kaksikerroksisia kalastajamökkejä olisi saanut korjata, paikka olisi aidompi. "</text:span></text:p>
          </table:table-cell>
        </table:table-row>
        <table:table-row table:style-name="TableRow4731">
          <table:table-cell table:style-name="TableCell4732">
            <text:p text:style-name="Standard"><text:span text:style-name="T4733">""</text:span></text:p>
          </table:table-cell>
        </table:table-row>
        <table:table-row table:style-name="TableRow4734">
          <table:table-cell table:style-name="TableCell4735">
            <text:p text:style-name="Standard"><text:span text:style-name="T4736">"Vähemmistöjen eksotisointi. Valtaväestön omima määräämisvalta siitä, mikä esim. saam</text:span><text:span text:style-name="T4737">elaisille on tärkeää ja mitä heidän pitäisi tuntea ja ajatella. Jonkinlainen objektina pitäminen, vaikka vähemmistökansat koostuvat ihmisistä, heidän arvonsa ei ole siinä että he ovat osa jotain muinaista maailmaa."</text:span></text:p>
          </table:table-cell>
        </table:table-row>
        <table:table-row table:style-name="TableRow4738">
          <table:table-cell table:style-name="TableCell4739">
            <text:p text:style-name="Standard"><text:span text:style-name="T4740">""</text:span></text:p>
          </table:table-cell>
        </table:table-row>
        <table:table-row table:style-name="TableRow4741">
          <table:table-cell table:style-name="TableCell4742">
            <text:p text:style-name="Standard"><text:span text:style-name="T4743">""</text:span></text:p>
          </table:table-cell>
        </table:table-row>
        <table:table-row table:style-name="TableRow4744">
          <table:table-cell table:style-name="TableCell4745">
            <text:p text:style-name="Standard"><text:span text:style-name="T4746">"Asioiden tuputtaminen aiheu</text:span><text:span text:style-name="T4747">ttaa yleensä vastareaktion. "</text:span></text:p>
          </table:table-cell>
        </table:table-row>
        <table:table-row table:style-name="TableRow4748">
          <table:table-cell table:style-name="TableCell4749">
            <text:p text:style-name="Standard"><text:span text:style-name="T4750">"Tietysti jonkun tuhoisan hankkeen arvostelu tai jopa tyrmääminen aiheuttaa hankkeen vetäjässä kiukunpurkauksia. Postilaatikkomme hakattiin säpäleiksi kiitokseksi kaavakritiikistä kaavan teettäjän toimesta (tod. näk., ei oll</text:span><text:span text:style-name="T4751">ut näkijää). Erilaisten arvojen yhteensovittaminen ei aina suju siloisesti."</text:span></text:p>
          </table:table-cell>
        </table:table-row>
        <table:table-row table:style-name="TableRow4752">
          <table:table-cell table:style-name="TableCell4753">
            <text:p text:style-name="Standard"><text:span text:style-name="T4754">"En keksi mitään kielteistä."</text:span></text:p>
          </table:table-cell>
        </table:table-row>
        <table:table-row table:style-name="TableRow4755">
          <table:table-cell table:style-name="TableCell4756">
            <text:p text:style-name="Standard"><text:span text:style-name="T4757">"Joskus rakennusperinnön vaaliminen voi johtaa vaikeisiin tilanteisiin, kun ihmiset kokevat, että suojelu estää heitä hyödyntämästä ja<text:s/></text:span><text:span text:style-name="T4758">kehittämästä omaa maatilaansa vaikkapa lisärakentamisen muodossa (saako tonttia kaavaan) tai elinkeinojen kehittämistä, jos ei saa tehdä matkailun vaatimia rakenteita. Joskus ihmiset kokevat kylänsä tulevan museoiduksi. Tämä on huono juttu. Ehkäpä sitä osa</text:span><text:span text:style-name="T4759">llistamista pitäisi olla enemmän. kulttuuriperintötyö voi myös olla yllättävän poliittinen asia. Tällä hetkellä Lapissa ei näytetä kovin paljon arvostettavan peräpohjalaista talonpoikaiskulttuuria, joka kuitenkin on ollut alueella on 350 vuotta. Puhutaan l</text:span><text:span text:style-name="T4760">ähinnä saamelaisuudesta, joka sekin tietysti on erittäin arvokas kulttuuri, mutta esimerkiksi matkailussa on peräpohjalainen talonpoikaiskulttuuri lähes kokonaan unohdettu. "</text:span></text:p>
          </table:table-cell>
        </table:table-row>
        <table:table-row table:style-name="TableRow4761">
          <table:table-cell table:style-name="TableCell4762">
            <text:p text:style-name="Standard"><text:span text:style-name="T4763">"Ahtaasti ja valikoivasti tulkittu kulttuuriperintö ruokkii ahtaita identiteett</text:span><text:span text:style-name="T4764">ikäsityksiä. Jos jotkin yhteiskunnan ryhmät eivät koe kulttuuriperintöä omakseen, se on rajattu liian tiukasti ja syrjivästi. "</text:span></text:p>
          </table:table-cell>
        </table:table-row>
        <table:table-row table:style-name="TableRow4765">
          <table:table-cell table:style-name="TableCell4766">
            <text:p text:style-name="Standard"><text:span text:style-name="T4767">""</text:span></text:p>
          </table:table-cell>
        </table:table-row>
        <table:table-row table:style-name="TableRow4768">
          <table:table-cell table:style-name="TableCell4769">
            <text:p text:style-name="Standard"><text:span text:style-name="T4770">"en osaa sanoa"</text:span></text:p>
          </table:table-cell>
        </table:table-row>
        <table:table-row table:style-name="TableRow4771">
          <table:table-cell table:style-name="TableCell4772">
            <text:p text:style-name="Standard"><text:span text:style-name="T4773">""</text:span></text:p>
          </table:table-cell>
        </table:table-row>
        <text:soft-page-break/>
        <table:table-row table:style-name="TableRow4774">
          <table:table-cell table:style-name="TableCell4775">
            <text:p text:style-name="Standard"><text:span text:style-name="T4776">"Kielteisiä ainoastaan, jos jonkin asian suojelu menee palvonnan puolelle, esim. Alvar Aallon työt</text:span><text:span text:style-name="T4777">: Niiden pitäisi edustaa hyvin toimivia ratkaisuja (funktionalismi), mutta rakennukset ovat jatkuvasti esillä kosteusvaurioiden takia."</text:span></text:p>
          </table:table-cell>
        </table:table-row>
        <table:table-row table:style-name="TableRow4778">
          <table:table-cell table:style-name="TableCell4779">
            <text:p text:style-name="Standard"><text:span text:style-name="T4780">""</text:span></text:p>
          </table:table-cell>
        </table:table-row>
        <table:table-row table:style-name="TableRow4781">
          <table:table-cell table:style-name="TableCell4782">
            <text:p text:style-name="Standard"><text:span text:style-name="T4783">""</text:span></text:p>
          </table:table-cell>
        </table:table-row>
        <table:table-row table:style-name="TableRow4784">
          <table:table-cell table:style-name="TableCell4785">
            <text:p text:style-name="Standard"><text:span text:style-name="T4786">"Estää kehitystä. Malliesimerkki on parvekkeiden lasittamisen estäminen tai hissien rakentamisen estämisen m</text:span><text:span text:style-name="T4787">useaalisin perustein. Laatoitusten mallien vaatiminen alkuperäisen muotoisiksi. Ei ympäristöä voi museoida."</text:span></text:p>
          </table:table-cell>
        </table:table-row>
        <table:table-row table:style-name="TableRow4788">
          <table:table-cell table:style-name="TableCell4789">
            <text:p text:style-name="Standard"><text:span text:style-name="T4790">"Muuta en äkkiä keksi kuin rakennussuojelun nurjan puolen: kun joku rakennus suojellaan, se näyttää samalla lopettavan kyseisen rakennuksen luont</text:span><text:span text:style-name="T4791">evan käytön ja ylläpidon. Pahimmillaan tällaiset suojellut rakennukset jätetään oman onnensa nojaan niin pitkäksi aikaa, että niissä ei enää ole mitään suojeltavaa. Suojellusta rakennuksesta näyttää helposti tulevan omistajalleen riippakivi, vaikka asian p</text:span><text:span text:style-name="T4792">itäisi tietysti olla päinvastoin."</text:span></text:p>
          </table:table-cell>
        </table:table-row>
        <table:table-row table:style-name="TableRow4793">
          <table:table-cell table:style-name="TableCell4794">
            <text:p text:style-name="Standard"><text:span text:style-name="T4795">"Jos pidetään sokeasti kiinni vanhasta, eikä pystytä arvostamaan uutta. "</text:span></text:p>
          </table:table-cell>
        </table:table-row>
        <table:table-row table:style-name="TableRow4796">
          <table:table-cell table:style-name="TableCell4797">
            <text:p text:style-name="Standard"><text:span text:style-name="T4798">"Liian suppea näkemys johtaa väärin. Perinteisesti kulttuuriperintöihmiset eivät valitettavasti ole olleet ajan hermolla."</text:span></text:p>
          </table:table-cell>
        </table:table-row>
        <table:table-row table:style-name="TableRow4799">
          <table:table-cell table:style-name="TableCell4800">
            <text:p text:style-name="Standard"><text:span text:style-name="T4801">"ei mitään "</text:span></text:p>
          </table:table-cell>
        </table:table-row>
        <table:table-row table:style-name="TableRow4802">
          <table:table-cell table:style-name="TableCell4803">
            <text:p text:style-name="Standard"><text:span text:style-name="T4804">"Vääristyneen kansallistunteen kohottaminen (ts. rasismi). Näköalattomuus tulevaisuuteen. Jonkin tai joidenkin kokeminen vähempiarvoisina (vrt. käsitys korkekulttuurista). "</text:span></text:p>
          </table:table-cell>
        </table:table-row>
        <table:table-row table:style-name="TableRow4805">
          <table:table-cell table:style-name="TableCell4806">
            <text:p text:style-name="Standard"><text:span text:style-name="T4807">"Edelliseen liittyen: ostetaan joitakin sellaisia palveluita, joilla ei ole kult</text:span><text:span text:style-name="T4808">tuuriperinnön tai sen siirtämisen kanssa mitään tekemistä."</text:span></text:p>
          </table:table-cell>
        </table:table-row>
        <table:table-row table:style-name="TableRow4809">
          <table:table-cell table:style-name="TableCell4810">
            <text:p text:style-name="Standard"><text:span text:style-name="T4811">""</text:span></text:p>
          </table:table-cell>
        </table:table-row>
        <table:table-row table:style-name="TableRow4812">
          <table:table-cell table:style-name="TableCell4813">
            <text:p text:style-name="Standard"><text:span text:style-name="T4814">""</text:span></text:p>
          </table:table-cell>
        </table:table-row>
        <table:table-row table:style-name="TableRow4815">
          <table:table-cell table:style-name="TableCell4816">
            <text:p text:style-name="Standard"><text:span text:style-name="T4817">"Kielteistä saattaisi olla esimerkiksi se että kulttuuriperintötyö valjastetaan tavalla tai toisella esimerkiksi toisten kulttuurien mollaamiseen tai jopa alistamiseen, kuten tapahtuu<text:s/></text:span><text:span text:style-name="T4818">usein kulttuurien törmätessä väkivaltaisesti yhteen, joko sukupolvien kesken tai uskonnollisten tai kielllisten enemmistö-vähemmistö -kulttuurien kesken. Kulttuuriperintötyön julkisen toimijan määrittelijän rooliin voi tulla moraalittomia piirteitä, jotka<text:s/></text:span><text:span text:style-name="T4819">heikentävät yleistä luottamusta koko alaa kohtaan. Globaalilla tasolla pitäisi pystyä pitämään arvot kirkkaina ja määräävinä, ja demokraattisesti valvoa että kulttuuriperintötyöstä vastuussa olevat kansainväliset toimijat toimivat kulttuuriperintötyöhön so</text:span><text:span text:style-name="T4820">veltuvien pelisääntöjen pohjalta. Ihmisarvolla on kulttuurinen merkitys eikä sitä tule hävittää. Esimerkiksi alkuperäiskansojen perinne- ja muistitieto on tärkeää turvata kulttuurisesti kestävällä tavalla myös muun maailman kannalta. "</text:span></text:p>
          </table:table-cell>
        </table:table-row>
        <table:table-row table:style-name="TableRow4821">
          <table:table-cell table:style-name="TableCell4822">
            <text:p text:style-name="Standard"><text:span text:style-name="T4823">"Kulttuuriperintö<text:s/></text:span><text:span text:style-name="T4824">sisältää myös paljon negatiivisia tunteita, esimerkiksi Karjalan evakoiden ikuinen Karjalakaipuu. Minusta niillä on turha myrkyttää tulevia<text:s/></text:span><text:soft-page-break/><text:span text:style-name="T4825">sukupolvia. Kauniit muistot, tavat ja kulttuuri on hyvä säilyttää, mutta katkeruutta on turha elätellä."</text:span></text:p>
          </table:table-cell>
        </table:table-row>
        <text:soft-page-break/>
        <table:table-row table:style-name="TableRow4826">
          <table:table-cell table:style-name="TableCell4827">
            <text:p text:style-name="Standard"><text:span text:style-name="T4828">"Kielteis</text:span><text:span text:style-name="T4829">iä vaikutuksia voi olla kulttuuriperintötyölläkin, kuten millä tahansa työllä, jos se tehdään ahdasmielisesti, näköalattomasti, omaan paremmuuteen ja erityislaatuun uskoen ja toista ihmistä tai ympäristöä negatiivisesti arvottaen."</text:span></text:p>
          </table:table-cell>
        </table:table-row>
        <table:table-row table:style-name="TableRow4830">
          <table:table-cell table:style-name="TableCell4831">
            <text:p text:style-name="Standard"><text:span text:style-name="T4832">"Kulttuuriperintötyöss</text:span><text:span text:style-name="T4833">ä saattavat joskus julkisuudessa korostua menneisyysaspektit. Kun on kyse perinteistä, niihin liittyy olennaisesti sekä menneisyys että nykyisyys, eli voisi olla paikallaan, että kulttuuriperintöasioissa nostettaisiin vielä nykyistä voimakkaammin esiin nyk</text:span><text:span text:style-name="T4834">yisyys, eli miksi tarvitsemme kulttuuriperintöä, miksi sitä on hyvä tuntea ja kuinka nykyään luodaan kulttuuriperintöä."</text:span></text:p>
          </table:table-cell>
        </table:table-row>
        <table:table-row table:style-name="TableRow4835">
          <table:table-cell table:style-name="TableCell4836">
            <text:p text:style-name="Standard"><text:span text:style-name="T4837">""</text:span></text:p>
          </table:table-cell>
        </table:table-row>
        <table:table-row table:style-name="TableRow4838">
          <table:table-cell table:style-name="TableCell4839">
            <text:p text:style-name="Standard"><text:span text:style-name="T4840">"En tiedä että aiheuttaisi."</text:span></text:p>
          </table:table-cell>
        </table:table-row>
        <table:table-row table:style-name="TableRow4841">
          <table:table-cell table:style-name="TableCell4842">
            <text:p text:style-name="Standard"><text:span text:style-name="T4843">"Yhteiskunnalle ei synny kielteisiä vaikutuksia, mutta joissakin tapauksissa yksilöille<text:s/></text:span><text:span text:style-name="T4844">saattaa aineellisen kulttuuriperinnön siirrossa (suojelu, rakennuskielto tms) tällaisia lyhyen aikavälin haittoja syntyä."</text:span></text:p>
          </table:table-cell>
        </table:table-row>
        <table:table-row table:style-name="TableRow4845">
          <table:table-cell table:style-name="TableCell4846">
            <text:p text:style-name="Standard"><text:span text:style-name="T4847">"Ei minkäänlaisia, se on kokijasta itsestään kiinni. Jos kulttuuri koetaan ikäväksi, kulttuuriperintötyö on epännistunut, työtä ei<text:s/></text:span><text:span text:style-name="T4848">ole edes silloin tehty."</text:span></text:p>
          </table:table-cell>
        </table:table-row>
        <table:table-row table:style-name="TableRow4849">
          <table:table-cell table:style-name="TableCell4850">
            <text:p text:style-name="Standard"><text:span text:style-name="T4851">"Pahimmillaan ammattilaiset sulkevat asiantuntija -statustaan käyttäen kulttuuriperinnön käyttäjät eli kansalaiset kulttuuriperintötyön ulkopuolelle, kun eivät ymmärrä olevansa asiakkaidensa palvelijoita ja riippuvaisia yhteisöst</text:span><text:span text:style-name="T4852">ä."</text:span></text:p>
          </table:table-cell>
        </table:table-row>
        <table:table-row table:style-name="TableRow4853">
          <table:table-cell table:style-name="TableCell4854">
            <text:p text:style-name="Standard"><text:span text:style-name="T4855">"Ei aiheuta kielteisiä vaikutuksia vaan piristää ja aktivoi kansalaisia. "</text:span></text:p>
          </table:table-cell>
        </table:table-row>
        <table:table-row table:style-name="TableRow4856">
          <table:table-cell table:style-name="TableCell4857">
            <text:p text:style-name="Standard"><text:span text:style-name="T4858">"On väitetty että rakennusperinnön vaaliminen on hidastanut joidenkin rakennusten käytön kehittämistä. Mutta reunaehdot ne ovat muussakin rakentamisessa: ei taloakaan voi ka</text:span><text:span text:style-name="T4859">nnata suolle, joten hampurilaisketjunkin pitää sopeutua rakennussuojelun reunaehtoihin. "</text:span></text:p>
          </table:table-cell>
        </table:table-row>
        <table:table-row table:style-name="TableRow4860">
          <table:table-cell table:style-name="TableCell4861">
            <text:p text:style-name="Standard"><text:span text:style-name="T4862">"Niukat resurssit pitäisi käyttää harkitummin, jotta saataisiin parhain mahdollinen hyöty. "</text:span></text:p>
          </table:table-cell>
        </table:table-row>
        <table:table-row table:style-name="TableRow4863">
          <table:table-cell table:style-name="TableCell4864">
            <text:p text:style-name="Standard"><text:span text:style-name="T4865">"Suuren yleisön silmissä toisinaan vääriä käsityksiä resursseista ja<text:s/></text:span><text:span text:style-name="T4866">tavoitteista?"</text:span></text:p>
          </table:table-cell>
        </table:table-row>
        <table:table-row table:style-name="TableRow4867">
          <table:table-cell table:style-name="TableCell4868">
            <text:p text:style-name="Standard"><text:span text:style-name="T4869">"Stereotypiat, esim. karjalaisuus ja sen tulkinta. "</text:span></text:p>
          </table:table-cell>
        </table:table-row>
        <table:table-row table:style-name="TableRow4870">
          <table:table-cell table:style-name="TableCell4871">
            <text:p text:style-name="Standard"><text:span text:style-name="T4872">"En pidä ahtaista näkökulmista enkä yltiökansallisesta ajattelusta."</text:span></text:p>
          </table:table-cell>
        </table:table-row>
        <table:table-row table:style-name="TableRow4873">
          <table:table-cell table:style-name="TableCell4874">
            <text:p text:style-name="Standard"><text:span text:style-name="T4875">"Joskus ihmisiä pakotetaan kokemaan asioita, joita kohtaan he ovat täysin umpimielisiä. Harva nuorempi<text:s/></text:span><text:span text:style-name="T4876">suomalainen innostuu hitaasta, mollivoittoisesta haitarinsoitosta tms (esimerkkinä kansanmusiikin huonosta imagosta)."</text:span></text:p>
          </table:table-cell>
        </table:table-row>
        <table:table-row table:style-name="TableRow4877">
          <table:table-cell table:style-name="TableCell4878">
            <text:p text:style-name="Standard"><text:span text:style-name="T4879">"En keksi mitään"</text:span></text:p>
          </table:table-cell>
        </table:table-row>
        <table:table-row table:style-name="TableRow4880">
          <table:table-cell table:style-name="TableCell4881">
            <text:p text:style-name="Standard"><text:span text:style-name="T4882">"Kaikki kulttuuriperinnön säilyttämiseen tähtäävä työ on pelkästään positiivista."</text:span></text:p>
          </table:table-cell>
        </table:table-row>
        <text:soft-page-break/>
        <table:table-row table:style-name="TableRow4883">
          <table:table-cell table:style-name="TableCell4884">
            <text:p text:style-name="Standard"><text:span text:style-name="T4885">"Vanhan rakennuskannan korjaam</text:span><text:span text:style-name="T4886">inen vie paljon rahaa. Oikea korjaustapa museoviraston ohjeiden mukaan on huomattavasti kalliimpaa, kuin tavanomaisten korjaustarvikkeiden ostaminen. Jos rahaa ei ole, rakennus pilataan väärällä korjaustavalla. Vaatii aikaa ja tietotaitoa selvittää kuinka<text:s/></text:span><text:span text:style-name="T4887">rakennus korjataan, ja löytää siihen rakennusmateriaalit. On helppo pilata rakennus, jos menee rautakauppaan kysymään, saa muovipitoisia materiaaleja, jotka pilaavat vanhan rakennuksen. Hetkessä saadaan lahoa aikaiseksi. Yhdellä maatilalla saattaa olla kor</text:span><text:span text:style-name="T4888">jattavia rakennuksia parikymmentäkin, harvalla on resursseja niiden kunnostamiseen, ainakaan jos ei rakennuksella ole tuottavaa käyttöä."</text:span></text:p>
          </table:table-cell>
        </table:table-row>
        <table:table-row table:style-name="TableRow4889">
          <table:table-cell table:style-name="TableCell4890">
            <text:p text:style-name="Standard"><text:span text:style-name="T4891">" Kulttuuriperinnön määrittely jäykistää sen. Usein annetaan ymmärtää, että kulttuuriperintö on "yhteistä", vaikka m</text:span><text:span text:style-name="T4892">eillä on kullakin erilaista kulttuuriperintöä eikä mikään ole kaikille samanarvoista."</text:span></text:p>
          </table:table-cell>
        </table:table-row>
        <table:table-row table:style-name="TableRow4893">
          <table:table-cell table:style-name="TableCell4894">
            <text:p text:style-name="Standard"><text:span text:style-name="T4895">""</text:span></text:p>
          </table:table-cell>
        </table:table-row>
        <table:table-row table:style-name="TableRow4896">
          <table:table-cell table:style-name="TableCell4897">
            <text:p text:style-name="Standard"><text:span text:style-name="T4898">"Joskus tuntuu, että kulttuuriperinnön vaaliminen vie resursseja tärkeämmiltä asioita. Esimerkiksi jonkin ruman ja erittäin huonokuntoisen rakennuksen säilyttämis</text:span><text:span text:style-name="T4899">en ja kunnostamisen vuoksi joudutaan leikkaamaan ei-niin-näkyvästä, aineettomasta kulttuuriperinnöstä. Esimerkiksi Jyväskylän keskustassa nököttävä järkyttävän ruma Valtiontalo on jatkuva kiistakapula. Suojeltuna rakennuksena se seisoo tyhjänpanttina kalle</text:span><text:span text:style-name="T4900">immalla mahdollisella tonttimaalla tuoden kaupungille vain kuluja. Kun meillä kuitenkin on suuri määrä Alvar Aallon suunnittelemia, hyväkuntoisia ja paljon kauniimpia rakennuksia kaupungissamme, tuntuu maalaisjärjellä mahdottomalta ymmärtää että tuohon "ri</text:span><text:span text:style-name="T4901">kkinäiseen taskuun" ammennetaan rahaa samaan aikaan kuin palveluja karsitaan kovalla kädellä. "</text:span></text:p>
          </table:table-cell>
        </table:table-row>
        <table:table-row table:style-name="TableRow4902">
          <table:table-cell table:style-name="TableCell4903">
            <text:p text:style-name="Standard"><text:span text:style-name="T4904">""</text:span></text:p>
          </table:table-cell>
        </table:table-row>
        <table:table-row table:style-name="TableRow4905">
          <table:table-cell table:style-name="TableCell4906">
            <text:p text:style-name="Standard"><text:span text:style-name="T4907">"Liian kapeaksi rajattu tai ulkopuolisesta näkökulmasta määritetty kulttuuriperintö voi tuottaa törmäyksiä identiteettien määrittelyssä, jos ihmiset eivä</text:span><text:span text:style-name="T4908">t tunne sitä omakseen. Kaupallistettu kulttuuriperintö voi tehdä ihmisistä kauppatavaraa, jolloin heidän määrittelyvaltansa omaan elämäänsä voi asettua kyseenalaiseksi."</text:span></text:p>
          </table:table-cell>
        </table:table-row>
        <table:table-row table:style-name="TableRow4909">
          <table:table-cell table:style-name="TableCell4910">
            <text:p text:style-name="Standard"><text:span text:style-name="T4911">"Omasta näkökulmastani sellaisia ei ole."</text:span></text:p>
          </table:table-cell>
        </table:table-row>
        <table:table-row table:style-name="TableRow4912">
          <table:table-cell table:style-name="TableCell4913">
            <text:p text:style-name="Standard"><text:span text:style-name="T4914">"ei tule mieleen"</text:span></text:p>
          </table:table-cell>
        </table:table-row>
        <table:table-row table:style-name="TableRow4915">
          <table:table-cell table:style-name="TableCell4916">
            <text:p text:style-name="Standard"><text:span text:style-name="T4917">"Kulttuuriperintötyön kaikki vaikutukset ovat myönteisiä kun tarkastellaan asioita kokonaisuuksina pitkällä aikavälillä. Hetkelliset vaikutukset saattavat olla joidenkin tahojen kannalta negatiivisia mutta kaikkea ei voi eikä pidä katsoa vain enintään kolm</text:span><text:span text:style-name="T4918">en vuoden aikajänteellä. "</text:span></text:p>
          </table:table-cell>
        </table:table-row>
        <table:table-row table:style-name="TableRow4919">
          <table:table-cell table:style-name="TableCell4920">
            <text:p text:style-name="Standard"><text:span text:style-name="T4921">"Kaupungit ja kunnat sekä perikunnat jättävät kulttuuriperinnön, erityisesti rakennetun, oman onnensa nojaan. Tuusulassa Prijuutti ja Toimela, molemmat uniikkeja 1850-luvun rakennuksia; toinen ensimmäisen maakaupan talo kunnass</text:span><text:span text:style-name="T4922">a ja toinen Suomen ainoa jäljellä oleva holsteinilaismeijeri. Molemmille haetaan purkulupaa, koska kunnan poliittiset päättäjät, virkamiehet ja museoväki ei pääse yhteisymmärrykseen eivätkä löydä määrärahoja vanhaa kunnioittavaan kunnostukseen."</text:span></text:p>
          </table:table-cell>
        </table:table-row>
        <table:table-row table:style-name="TableRow4923">
          <table:table-cell table:style-name="TableCell4924">
            <text:p text:style-name="Standard"><text:span text:style-name="T4925">"Se on r</text:span><text:span text:style-name="T4926">ahallisesti kallísta, mutta hyödyt pitkällä aikavälillä vasta mitattan. "</text:span></text:p>
          </table:table-cell>
        </table:table-row>
        <text:soft-page-break/>
        <table:table-row table:style-name="TableRow4927">
          <table:table-cell table:style-name="TableCell4928">
            <text:p text:style-name="Standard"><text:span text:style-name="T4929">""</text:span></text:p>
          </table:table-cell>
        </table:table-row>
        <table:table-row table:style-name="TableRow4930">
          <table:table-cell table:style-name="TableCell4931">
            <text:p text:style-name="Standard"><text:span text:style-name="T4932">"Ei juuri mitään, paitsi että se on usein tehotonta ja vapaaehtoistyön ja pienten resurssien varassa. "</text:span></text:p>
          </table:table-cell>
        </table:table-row>
        <table:table-row table:style-name="TableRow4933">
          <table:table-cell table:style-name="TableCell4934">
            <text:p text:style-name="Standard"><text:span text:style-name="T4935">""</text:span></text:p>
          </table:table-cell>
        </table:table-row>
        <table:table-row table:style-name="TableRow4936">
          <table:table-cell table:style-name="TableCell4937">
            <text:p text:style-name="Standard"><text:span text:style-name="T4938">"Vastakkainasettelu säilyttäjien ja uudistajien välillä on ikävä</text:span><text:span text:style-name="T4939">ä. Vuoropuhelun kautta löytyy varmasti uusia kiinnostavia hankkeita , jotka ovat myös taloudellisesti kannattavia. Nyt vanhat rakennukset usein nähdään vain taloudellisina rasituksina."</text:span></text:p>
          </table:table-cell>
        </table:table-row>
        <table:table-row table:style-name="TableRow4940">
          <table:table-cell table:style-name="TableCell4941">
            <text:p text:style-name="Standard"><text:span text:style-name="T4942">"museo voi jurruttaa luetteloimalla liikaa, kuluttaa aikaa ja rahaa,</text:span><text:span text:style-name="T4943"><text:s/>yhteiskunna tukemia resursseja"</text:span></text:p>
          </table:table-cell>
        </table:table-row>
        <table:table-row table:style-name="TableRow4944">
          <table:table-cell table:style-name="TableCell4945">
            <text:p text:style-name="Standard"><text:span text:style-name="T4946">""</text:span></text:p>
          </table:table-cell>
        </table:table-row>
        <table:table-row table:style-name="TableRow4947">
          <table:table-cell table:style-name="TableCell4948">
            <text:p text:style-name="Standard"><text:span text:style-name="T4949">"Niitä on vaikea keksiä. Näen kulttuuriperintötyössä enemmän mahdollisuuksia kuin ongelmia. Ehkä ongelma voi olla se, että jos jostain kulttuuriperintökohteesta tulee massakohde ja se kuluttaa ympäristöä ja<text:s/></text:span><text:span text:style-name="T4950">hävittää kulttuuriperintöä. "</text:span></text:p>
          </table:table-cell>
        </table:table-row>
        <table:table-row table:style-name="TableRow4951">
          <table:table-cell table:style-name="TableCell4952">
            <text:p text:style-name="Standard"><text:span text:style-name="T4953">"Ei mitään."</text:span></text:p>
          </table:table-cell>
        </table:table-row>
        <table:table-row table:style-name="TableRow4954">
          <table:table-cell table:style-name="TableCell4955">
            <text:p text:style-name="Standard"><text:span text:style-name="T4956">"Jotkut ihmiset voivat kokea eriarvoisuutta, mikäli tiettyjen ihmisryhmien menneisyys on arvokkaampaa kuin toisten. "</text:span></text:p>
          </table:table-cell>
        </table:table-row>
        <table:table-row table:style-name="TableRow4957">
          <table:table-cell table:style-name="TableCell4958">
            <text:p text:style-name="Standard"><text:span text:style-name="T4959">"En ymmärrä mitä kielteistä siinä on jos se perustuu omaan kulttuuriin eikä ole kaupallis</text:span><text:span text:style-name="T4960">esti voitontavoittelun hengessä tuotettua massakulttuuria joka ei ruoki, koska se perustuu lyhytnäköisille arvoille ja toimintakulttuurille"</text:span></text:p>
          </table:table-cell>
        </table:table-row>
        <table:table-row table:style-name="TableRow4961">
          <table:table-cell table:style-name="TableCell4962">
            <text:p text:style-name="Standard"><text:span text:style-name="T4963">"Jotain perinnettä nostetaan, jolloin toisten arvo voi jäädä vähämerkityksellisemmäksi. Kenellä on oikeus määrite</text:span><text:span text:style-name="T4964">llä kulttuuriperinnön arvohierarkia? Esimerkiksi Utsjoella Kuninkaankivi on merkittäväksi suojelukohteeksi nostettu paikka, koska se liittyy kuninkaallisiin, sen sijaan monet paikalliselle yhteisölle merkitykselliset historiallisen ajan kulttuuriperintökok</text:span><text:span text:style-name="T4965">onaisuudet ovat suojelematta tai ne on marginaalistettu muinaisjäännöksiksi, johon luokkaan ne on otettu vain pitkin hampain "liian nuorina"."</text:span></text:p>
          </table:table-cell>
        </table:table-row>
        <table:table-row table:style-name="TableRow4966">
          <table:table-cell table:style-name="TableCell4967">
            <text:p text:style-name="Standard"><text:span text:style-name="T4968">"Vuorovaikutukseton neuvominen ja ohjeistaminen (besservisseriys) vaikuttaa kielteisesti. Sellaiset neuvot, joi</text:span><text:span text:style-name="T4969">ta ei ymmärretä, eivät johda kulttuuriympäristöstä huolehtimiseen. Varattomien ihmisten hoidettaviksi kohdennetut taloudelliset velvoitteet ovat ongelma. "</text:span></text:p>
          </table:table-cell>
        </table:table-row>
        <table:table-row table:style-name="TableRow4970">
          <table:table-cell table:style-name="TableCell4971">
            <text:p text:style-name="Standard"><text:span text:style-name="T4972">""</text:span></text:p>
          </table:table-cell>
        </table:table-row>
        <table:table-row table:style-name="TableRow4973">
          <table:table-cell table:style-name="TableCell4974">
            <text:p text:style-name="Standard"><text:span text:style-name="T4975">""</text:span></text:p>
          </table:table-cell>
        </table:table-row>
        <table:table-row table:style-name="TableRow4976">
          <table:table-cell table:style-name="TableCell4977">
            <text:p text:style-name="Standard"><text:span text:style-name="T4978">"Kulttuuriperinnön käsite ei ole riittävän selkeä. Se saattaa jäädä helposti ymmärrystä<text:s/></text:span><text:span text:style-name="T4979">vaille, koska sanan kuulija ei ymmärrä mitä sillä tarkoitetaan. Mitä ihminen ei ymmärrä, pitää hän usein tarpeettomana. Kulttuuriperinnöstä voi muodostua myös käsikassara poliittis-talodellisiin tai maankäytännöllisiin vääntöihin."</text:span></text:p>
          </table:table-cell>
        </table:table-row>
        <text:soft-page-break/>
        <table:table-row table:style-name="TableRow4980">
          <table:table-cell table:style-name="TableCell4981">
            <text:p text:style-name="Standard"><text:span text:style-name="T4982">"Yksityisten omistamie</text:span><text:span text:style-name="T4983">n rakennusten suojelu herättää omistajissaan melko usein pelkkää kauhua. Syykin on ilmiselvä. Suojelupäätös nykylainsäädännöllä ja pykäläviidakolla tarkoittaa esim. rakennuksen omistajalle velvoitteita korjata ja suojella rakenustansa monta kertaa aika kal</text:span><text:span text:style-name="T4984">liisti, mutta varoja vaatimusten noudattamiseksi ei ole kenelläkään. Toinen tekijä on luonnollisesti omaistajan itsemääräämisoikeuden kavantaminen, saamatta mitään vastineeksi."</text:span></text:p>
          </table:table-cell>
        </table:table-row>
        <table:table-row table:style-name="TableRow4985">
          <table:table-cell table:style-name="TableCell4986">
            <text:p text:style-name="Standard"><text:span text:style-name="T4987">"Tosinaan kulttuuriperityöhön voi liittyä nationalismia, sovinismia tai rasi</text:span><text:span text:style-name="T4988">smia. Tällainen tulisi torjua tahdikkaasti mutta päätäväisesti."</text:span></text:p>
          </table:table-cell>
        </table:table-row>
        <table:table-row table:style-name="TableRow4989">
          <table:table-cell table:style-name="TableCell4990">
            <text:p text:style-name="Standard"><text:span text:style-name="T4991">"Löytyy niitä "asioita voi tehdä vain yhdellä tavalla" tyyppejä."</text:span></text:p>
          </table:table-cell>
        </table:table-row>
        <table:table-row table:style-name="TableRow4992">
          <table:table-cell table:style-name="TableCell4993">
            <text:p text:style-name="Standard"><text:span text:style-name="T4994">"Osa asukkaista voi kokea vastakkainasettelua kulttuurin rahoituksen ja esimerkiksi terveydenhuollon välillä. "</text:span></text:p>
          </table:table-cell>
        </table:table-row>
        <table:table-row table:style-name="TableRow4995">
          <table:table-cell table:style-name="TableCell4996">
            <text:p text:style-name="Standard"><text:span text:style-name="T4997">"En<text:s/></text:span><text:span text:style-name="T4998">osaa muuta sanoa tähän kuin että resurssien vähyys ja se että siitä joudutaan kertomaan koko ajan suurelle yleisölle, antaa kuvan että kulttuuriperintö on vähäarvoista. "</text:span></text:p>
          </table:table-cell>
        </table:table-row>
        <table:table-row table:style-name="TableRow4999">
          <table:table-cell table:style-name="TableCell5000">
            <text:p text:style-name="Standard"><text:span text:style-name="T5001">"Joskus unohtuu, että kulttuuriperintöä luodaan joka päivä eikä siinä ole kyse säil</text:span><text:span text:style-name="T5002">ömisestä ja jonkun aikauden asettamsisesta jalustalle. "</text:span></text:p>
          </table:table-cell>
        </table:table-row>
        <table:table-row table:style-name="TableRow5003">
          <table:table-cell table:style-name="TableCell5004">
            <text:p text:style-name="Standard"><text:span text:style-name="T5005">""</text:span></text:p>
          </table:table-cell>
        </table:table-row>
        <table:table-row table:style-name="TableRow5006">
          <table:table-cell table:style-name="TableCell5007">
            <text:p text:style-name="Standard"><text:span text:style-name="T5008">"Ei tule heti mieleen."</text:span></text:p>
          </table:table-cell>
        </table:table-row>
        <table:table-row table:style-name="TableRow5009">
          <table:table-cell table:style-name="TableCell5010">
            <text:p text:style-name="Standard"><text:span text:style-name="T5011">"Tuntuu siltä, että Suomen kulttuuriperintö koetaan uhkaksi kehitykselle ja kilpailukyvylle, vaikka asia on juuri päinvastoin."</text:span></text:p>
          </table:table-cell>
        </table:table-row>
        <table:table-row table:style-name="TableRow5012">
          <table:table-cell table:style-name="TableCell5013">
            <text:p text:style-name="Standard"><text:span text:style-name="T5014">""</text:span></text:p>
          </table:table-cell>
        </table:table-row>
        <table:table-row table:style-name="TableRow5015">
          <table:table-cell table:style-name="TableCell5016">
            <text:p text:style-name="Standard"><text:span text:style-name="T5017">"- arvostusasia - valitettavast</text:span><text:span text:style-name="T5018">i talous sanelee pitkälti, mitä kulttuuriperinnöstämme on säilyttämisen arvoista"</text:span></text:p>
          </table:table-cell>
        </table:table-row>
        <table:table-row table:style-name="TableRow5019">
          <table:table-cell table:style-name="TableCell5020">
            <text:p text:style-name="Standard"><text:span text:style-name="T5021">"Kielteinen suhtauminen, kun ei ymmärretä perimmäistä tarkoitusta, esim. muinaisjäännösten suojelu. "</text:span></text:p>
          </table:table-cell>
        </table:table-row>
        <table:table-row table:style-name="TableRow5022">
          <table:table-cell table:style-name="TableCell5023">
            <text:p text:style-name="Standard"><text:span text:style-name="T5024">"Kulttuuriperintötyössä voi olla vaara että asia leimautuu vain<text:s/></text:span><text:span text:style-name="T5025">joidenkin työksi, vaikka sen pitäisi olla läpileikkaavaa ja kaikkia koskevaa."</text:span></text:p>
          </table:table-cell>
        </table:table-row>
        <table:table-row table:style-name="TableRow5026">
          <table:table-cell table:style-name="TableCell5027">
            <text:p text:style-name="Standard"><text:span text:style-name="T5028">"Kaikkea ei voi suojella."</text:span></text:p>
          </table:table-cell>
        </table:table-row>
        <table:table-row table:style-name="TableRow5029">
          <table:table-cell table:style-name="TableCell5030">
            <text:p text:style-name="Standard"><text:span text:style-name="T5031">""</text:span></text:p>
          </table:table-cell>
        </table:table-row>
        <table:table-row table:style-name="TableRow5032">
          <table:table-cell table:style-name="TableCell5033">
            <text:p text:style-name="Standard"><text:span text:style-name="T5034">"Viranomaisten ja myös tutkijoiden sekä ns. asiantuntijoiden, joita em. tahot käyttävät, suhtautuminen on tiukkaa ja<text:s/></text:span><text:span text:style-name="T5035">suojelupainotteista. Käsitys tavallisen kansalaisen asioista, arkielämästä ja elinpiirin lainalaisuuksista, kuten taloudellisista realiteeteista, on yhä olemattomampi tai kieroutuneempi. Maaseudulla kaavoihin ja raportteihin suorastaan kilvan tungetaan eri</text:span><text:span text:style-name="T5036">laisia ehtoja ja määräyksiä, joita maanomistajan viljelijästä ja omakotiasujasta mökkiläiseen olisi ympäristössään noudatettava. Samaan aikaan kaupunki-ja taajama-alueilla saa rakentaa villisti, rumia ja isoja rakennuksia, ilman minkäänlaisia miljöötarkats</text:span><text:span text:style-name="T5037">elujarajoituksia , ja lisäksi kun<text:s/></text:span><text:soft-page-break/><text:span text:style-name="T5038">kallioita louhitaan, maastoa tasataan ja tietä ja katuja rakennetaan, menetään sitä ydintä, mistä kestävä kulttuuriperintö voisi muodostua. Faron sopimusta ei kannata ottaa Suomessa käyttöön, ennenkuin ympäristöhallinto, k</text:span><text:span text:style-name="T5039">aavoitusviranomaiset, konsultit ja opetusviranomaiset sisäistävät sen, mitä ja keneltä pitää vaatia ja millä resursseilla se tehdään. Suunnatkaa opetus, koulutus ja vaatimukset sekä sopimus niille, joilla on varaa toimia ja tuhota (kuten julkinen taho, val</text:span><text:span text:style-name="T5040">tio, kaupungit, kunnat sekä eri firmat jne), älkää aina olettako, että yksityisissä kansalaisissa asuisi viisaus ja joukkovoima. Emme jaksa, emme halua toimeenpanna hienoja julistuksia, kun näemme miten pinnallisia tällaiset sopimukset käytännössä ovat. "</text:span></text:p>
          </table:table-cell>
        </table:table-row>
        <text:soft-page-break/>
        <table:table-row table:style-name="TableRow5041">
          <table:table-cell table:style-name="TableCell5042">
            <text:p text:style-name="Standard"><text:span text:style-name="T5043">"Jos suojelun tavat ovat liian byrokraattiset eikä konkreettiselle tulkinnalle jää varaa."</text:span></text:p>
          </table:table-cell>
        </table:table-row>
        <table:table-row table:style-name="TableRow5044">
          <table:table-cell table:style-name="TableCell5045">
            <text:p text:style-name="Standard"><text:span text:style-name="T5046">""</text:span></text:p>
          </table:table-cell>
        </table:table-row>
        <table:table-row table:style-name="TableRow5047">
          <table:table-cell table:style-name="TableCell5048">
            <text:p text:style-name="Standard"><text:span text:style-name="T5049">"Ristiriidat esim naapurialueiden toimijoiden välillä voivat johtaa yhteistyön loppumiseen. Kun yhtäällä halutaan säilyttää virkistysalue ja toisaalla toivo</text:span><text:span text:style-name="T5050">taan nopeampia liikenneyhteyksiä juuri virkistysalueen kautta, kiista on valmis."</text:span></text:p>
          </table:table-cell>
        </table:table-row>
        <table:table-row table:style-name="TableRow5051">
          <table:table-cell table:style-name="TableCell5052">
            <text:p text:style-name="Standard"><text:span text:style-name="T5053">"Resurser slösas på immateriella värden vars betydelse inte är mätbart. Stadshuset i Helsingfors är det bästa exemplet på medveten kulturförstörelse men kanske ett gott exe</text:span><text:span text:style-name="T5054">mpel på hur man av ett gammalt skal kan skapa en fungerande modern kontorsmiljö."</text:span></text:p>
          </table:table-cell>
        </table:table-row>
        <table:table-row table:style-name="TableRow5055">
          <table:table-cell table:style-name="TableCell5056">
            <text:p text:style-name="Standard"><text:span text:style-name="T5057">"Lähinnä resurssien haaskuuta. "</text:span></text:p>
          </table:table-cell>
        </table:table-row>
        <table:table-row table:style-name="TableRow5058">
          <table:table-cell table:style-name="TableCell5059">
            <text:p text:style-name="Standard"><text:span text:style-name="T5060">"Jos (esimerkiksi ja usein juuri rahojen puutteessa) asioita ei pystytä tekemään kunnolla ja tyylikkäästi, voi ihmisille jäädä esim. muse</text:span><text:span text:style-name="T5061">oista tai kansanmusiikkitapahtumista hyvin takapajuinen eikä ollenkaan kiinnostava kuva, joka taas ei ruoki ihmisten halua säilyttää perintöä eikä tutustua siihen. "</text:span></text:p>
          </table:table-cell>
        </table:table-row>
        <table:table-row table:style-name="TableRow5062">
          <table:table-cell table:style-name="TableCell5063">
            <text:p text:style-name="Standard"><text:span text:style-name="T5064">"Tyyli miten asiat tehdään ja toteutetaan vaikuttaa, onko työn vaikutus positiivinen vai</text:span><text:span text:style-name="T5065"><text:s/>negatiivinen. Työ ei saisi olla irrallista vaan työn tekoa yhdessä yhteisön kanssa."</text:span></text:p>
          </table:table-cell>
        </table:table-row>
        <table:table-row table:style-name="TableRow5066">
          <table:table-cell table:style-name="TableCell5067">
            <text:p text:style-name="Standard"><text:span text:style-name="T5068">""</text:span></text:p>
          </table:table-cell>
        </table:table-row>
        <table:table-row table:style-name="TableRow5069">
          <table:table-cell table:style-name="TableCell5070">
            <text:p text:style-name="Standard"><text:span text:style-name="T5071">""</text:span></text:p>
          </table:table-cell>
        </table:table-row>
        <table:table-row table:style-name="TableRow5072">
          <table:table-cell table:style-name="TableCell5073">
            <text:p text:style-name="Standard"><text:span text:style-name="T5074">""</text:span></text:p>
          </table:table-cell>
        </table:table-row>
        <table:table-row table:style-name="TableRow5075">
          <table:table-cell table:style-name="TableCell5076">
            <text:p text:style-name="Standard"><text:span text:style-name="T5077">"En ymmärrä mitä voisi olla, edellytäen, että kulttuuriperintöä ei hoivata kuoliaaksi; ts. esim. muuntuvuuskin on tärkeää, jotta<text:s/></text:span><text:span text:style-name="T5078">kulttuuriperintö vastaa ihmisten tarpeita ja voi elää. Voi siitä suvivirrestäkin ottaa ne jumalaan viittaavat sanat pois, jos sen säilyminen kevätjuhlissa on siitä kiinni."</text:span></text:p>
          </table:table-cell>
        </table:table-row>
        <table:table-row table:style-name="TableRow5079">
          <table:table-cell table:style-name="TableCell5080">
            <text:p text:style-name="Standard"><text:span text:style-name="T5081">"Vaikea kysymys. Luulen, että kielteiset vaikutukset ovat niin marginaalisia ette</text:span><text:span text:style-name="T5082">i tule kauheasti mieleen. Tietysti joskus arkeologien kenttätyöt ja vanhahtava muinaismuistolaki aiheuttaa joissain ihmisissä joskus närää. Toisaalta tämäkin voi liittyä siihen, ettei ihmisille ylipäätään anneta tarpeeksi tietoa asioista alunperinkään eikä</text:span><text:span text:style-name="T5083"><text:s/>ymmärrystä asian suhteen siis voi syntyä. "</text:span></text:p>
          </table:table-cell>
        </table:table-row>
        <table:table-row table:style-name="TableRow5084">
          <table:table-cell table:style-name="TableCell5085">
            <text:p text:style-name="Standard"><text:span text:style-name="T5086">"Aina löytyy niitä, jotka vievät asioita helposti ääripäihin: ei ymmärretä, että mitään tiettyä "suomalaista" kulttuuria ei ole olemassa, se ei ole annettua, ylivertaista eikä<text:s/></text:span><text:soft-page-break/><text:span text:style-name="T5087">muuttumatonta, vaan jatkuva prose</text:span><text:span text:style-name="T5088">ssi, joka saa vaikutteita kaikkialta ympäriltään. Tämän muistutuksen pystyy helposti jättämään pois mahdollisten omien tarkoitusperien vuoksi."</text:span></text:p>
          </table:table-cell>
        </table:table-row>
        <text:soft-page-break/>
        <table:table-row table:style-name="TableRow5089">
          <table:table-cell table:style-name="TableCell5090">
            <text:p text:style-name="Standard"><text:span text:style-name="T5091">""</text:span></text:p>
          </table:table-cell>
        </table:table-row>
        <table:table-row table:style-name="TableRow5092">
          <table:table-cell table:style-name="TableCell5093">
            <text:p text:style-name="Standard"><text:span text:style-name="T5094">""</text:span></text:p>
          </table:table-cell>
        </table:table-row>
        <table:table-row table:style-name="TableRow5095">
          <table:table-cell table:style-name="TableCell5096">
            <text:p text:style-name="Standard"><text:span text:style-name="T5097">""</text:span></text:p>
          </table:table-cell>
        </table:table-row>
        <table:table-row table:style-name="TableRow5098">
          <table:table-cell table:style-name="TableCell5099">
            <text:p text:style-name="Standard"><text:span text:style-name="T5100">""</text:span></text:p>
          </table:table-cell>
        </table:table-row>
        <table:table-row table:style-name="TableRow5101">
          <table:table-cell table:style-name="TableCell5102">
            <text:p text:style-name="Standard"><text:span text:style-name="T5103">"Ei nyt tule mieleen. "</text:span></text:p>
          </table:table-cell>
        </table:table-row>
        <table:table-row table:style-name="TableRow5104">
          <table:table-cell table:style-name="TableCell5105">
            <text:p text:style-name="Standard"><text:span text:style-name="T5106">"esim. Museoviraston suojelumääräykset<text:s/></text:span><text:span text:style-name="T5107">närskästyttävät silloin tällöin rakentajia/saneeraajia"</text:span></text:p>
          </table:table-cell>
        </table:table-row>
        <table:table-row table:style-name="TableRow5108">
          <table:table-cell table:style-name="TableCell5109">
            <text:p text:style-name="Standard"><text:span text:style-name="T5110">""</text:span></text:p>
          </table:table-cell>
        </table:table-row>
        <table:table-row table:style-name="TableRow5111">
          <table:table-cell table:style-name="TableCell5112">
            <text:p text:style-name="Standard"><text:span text:style-name="T5113">"Nurkkakuntaista kyräilyä ja jähmettyneitä arvoja vrt. ortodoksipiirien narina pääsiäistraditioiden maallistumisesta"</text:span></text:p>
          </table:table-cell>
        </table:table-row>
        <table:table-row table:style-name="TableRow5114">
          <table:table-cell table:style-name="TableCell5115">
            <text:p text:style-name="Standard"><text:span text:style-name="T5116">"Ei minkäänlaisia"</text:span></text:p>
          </table:table-cell>
        </table:table-row>
        <table:table-row table:style-name="TableRow5117">
          <table:table-cell table:style-name="TableCell5118">
            <text:p text:style-name="Standard"><text:span text:style-name="T5119">"Kielteisiin vaikutuksiin kuuluu rakennusten purkami</text:span><text:span text:style-name="T5120">nen, jossain yhteyksissä ristiriitoja voi tulla siitä, keiden menneisyyttä tulisi huomioida muistojuhlin eli valintatilanteet siitä, mitä nostetaan ikään kuin julkisiksi kulttuuriperintöhankkeiksi."</text:span></text:p>
          </table:table-cell>
        </table:table-row>
        <table:table-row table:style-name="TableRow5121">
          <table:table-cell table:style-name="TableCell5122">
            <text:p text:style-name="Standard"><text:span text:style-name="T5123">"Kultturiperintötyö ei huonoimmillaan kohtaa ihmisiä. E</text:span><text:span text:style-name="T5124">hkä kulttuuriperintöä vaalivien kantojen junttaantuminen (museoviraston rakennuskieltohankkeet yms.) heittää varjon koko kulttuuriperintötyöhön. "</text:span></text:p>
          </table:table-cell>
        </table:table-row>
        <table:table-row table:style-name="TableRow5125">
          <table:table-cell table:style-name="TableCell5126">
            <text:p text:style-name="Standard"><text:span text:style-name="T5127">"Rakennussuojelun kentällä kielteiset vaikutukset näkyvät kaiketi selkeimmin, mutta en näe itse kulttuuripe</text:span><text:span text:style-name="T5128">rintötyön vaikutuksia kielteisinä, vaan kulttuuriperintötyöhön liittyvä viestintä piirtää työstä huonon kuvan. Meidän on pakko lopettaa kulttuurihistoriallisten ja taloudellisten arvojen vastakkainasettelu. Suojelun argumentiksi ei millään voi enää riittää</text:span><text:span text:style-name="T5129"><text:s/>retorinen lause: "onko taloudellisten arvojen aina pakko ajaa kulttuurihistoriallisten arvojen edelle?" Se nyt vaan on niin, että elämme kapitalistisessa maailmassa, ja taloudelliset arvot, ts. kaikenlainen kestävyysajattelu, on pakko ottaa osaksi kulttuu</text:span><text:span text:style-name="T5130">riperinnönkin vaalimista."</text:span></text:p>
          </table:table-cell>
        </table:table-row>
        <table:table-row table:style-name="TableRow5131">
          <table:table-cell table:style-name="TableCell5132">
            <text:p text:style-name="Standard"><text:span text:style-name="T5133">"Kaavamainen perinnekulttuurin pakkosyöttö voi latistaa luovuuden. Sellainen on ollut koulun Kalevala-opetus kautta vuosikymmenten. Niin rikas kuin kalevala ja sen pohjana oleva runoperinne onkin, oli järjestelmällisen kuivakka</text:span><text:span text:style-name="T5134">asti opetettu eepoksen lyhennelmän käsittely tehokas tapa tappaa mielenkiinto."</text:span></text:p>
          </table:table-cell>
        </table:table-row>
        <table:table-row table:style-name="TableRow5135">
          <table:table-cell table:style-name="TableCell5136">
            <text:p text:style-name="Standard"><text:span text:style-name="T5137">"Inga. Det är uppjagade, paranoida tankar att det skulle finnas negativa verkningar.<text:s/></text:span><text:span text:style-name="T5138">Men dylika grasserar mycket bland t.ex. museipersonal, har jag märkt av egen erfarenhet.<text:s/></text:span><text:span text:style-name="T5139">"</text:span></text:p>
          </table:table-cell>
        </table:table-row>
      </table:table>
      <text:list text:style-name="WWNum3" text:continue-numbering="true">
        <text:list-item>
          <text:p text:style-name="P5140"><text:span text:style-name="T5141">Millaisia uusia kanavia ja yhteistyön tapoja tarvitaan?<text:s/></text:span><text:span text:style-name="T5142">(vastauksia 130 kpl)</text:span><text:bookmark-start text:name="_Toc269976046"/></text:p>
        </text:list-item>
      </text:list>
      <table:table table:style-name="Table5143">
        <table:table-columns>
          <table:table-column table:style-name="TableColumn5144"/>
        </table:table-columns>
        <table:table-row table:style-name="TableRow5145">
          <table:table-cell table:style-name="TableCell5146">
            <text:p text:style-name="Standard"><text:bookmark-end text:name="_Toc269976046"/><text:soft-page-break/><text:span text:style-name="T5147">"Större bruk för digitala platformer, större lyhördhet för att det REDAN finns människor inom branschen som rör sig mellan olika fält (ekonomi, historia, museer...), mindre byrokrati eller en grov förenkling av den (t.ex. angående föremålsforskning, lån<text:s/></text:span><text:span text:style-name="T5148">för utställningar etc. till synes 'jobbiga' jobb för gemene tjänsteman). Bättre chefer, som äger social kompetens - som vågar anställa folk som kan mer än de själva, mer nischer där olika personer är bra på olika ting -&gt; mångfald av kunnandet ger mer."</text:span></text:p>
          </table:table-cell>
        </table:table-row>
        <table:table-row table:style-name="TableRow5149">
          <table:table-cell table:style-name="TableCell5150">
            <text:p text:style-name="Standard"><text:span text:style-name="T5151">"</text:span><text:span text:style-name="T5152">Suomen kuntiin tarvitaan paikallisen tason aktivointia perinnekulttuurityön tueksi. Uudistettaessa kuntarakenteita ja synnytettäessä uusia hallinnollisia kokonaisuuksia on vaarana, että paikallisten perinteiden rikkaus näivettyy entisestään. Jo maaseudun r</text:span><text:span text:style-name="T5153">akennemuutos on vienyt mennessään paljon tietoisuutta paikallisista oloista ja samalla - oman itsen rakennusaineksista. Ihmisen identiteetti sitoutuu usein paikkaan, ja paikallisten kulttuurikohteiden ja -perinteiden kautta on myös mahdollista ilmentää mui</text:span><text:span text:style-name="T5154">lle omaa identiteettiään. Tulisi vahvistaa niitä rakenteitä, jotka mahdollistavat tällaisen identiteetin säilyttämisen - ja mahdollisen uudelleen rakentamisen. Tässä työssä arkistot, museot ja muut muistiorganisaatiot ovat avainasemassa ja siinä näen myös<text:s/></text:span><text:span text:style-name="T5155">kansainvälisten sopimusten ja kulttuuriperintöön liittyvän järjestö- ja tutkimustyön merkityksen. "</text:span></text:p>
          </table:table-cell>
        </table:table-row>
        <table:table-row table:style-name="TableRow5156">
          <table:table-cell table:style-name="TableCell5157">
            <text:p text:style-name="Standard"><text:span text:style-name="T5158">"Tuli jo edellä. "</text:span></text:p>
          </table:table-cell>
        </table:table-row>
        <table:table-row table:style-name="TableRow5159">
          <table:table-cell table:style-name="TableCell5160">
            <text:p text:style-name="Standard"><text:span text:style-name="T5161">"Kulttuuriperintöopetukselle on työsarkaa, samoin museopedagogiikan työvälineiden kehittämiselle. Uusi teknologia ja tvt-taidot avaav</text:span><text:span text:style-name="T5162">at hienoja mahdollisuuksia kulttuuriperinnön taltiointiin ja esille tuomiseen arkistoista. "</text:span></text:p>
          </table:table-cell>
        </table:table-row>
        <table:table-row table:style-name="TableRow5163">
          <table:table-cell table:style-name="TableCell5164">
            <text:p text:style-name="Standard"><text:span text:style-name="T5165">"Monenlaisia! Paikkoja, jonne luovuttaa aineellista kulttuuriperintöä, kanavia jotka ottavat vastaan aineetonta kulttuuriperintöä. Tilaisuuksia, joissa kulttuuri</text:span><text:span text:style-name="T5166">n merkitykset tulevat esiin. "</text:span></text:p>
          </table:table-cell>
        </table:table-row>
        <table:table-row table:style-name="TableRow5167">
          <table:table-cell table:style-name="TableCell5168">
            <text:p text:style-name="Standard"><text:span text:style-name="T5169">"Kansalaiset pitäisi integroida kulttuuriperinnön käytännön tason hoitotyöhön. "</text:span></text:p>
          </table:table-cell>
        </table:table-row>
        <table:table-row table:style-name="TableRow5170">
          <table:table-cell table:style-name="TableCell5171">
            <text:p text:style-name="Standard"><text:span text:style-name="T5172">"Kulttuuriperintötyöläiset esille useilla eri foorumeilla. Kulttuuriperinnön vaaliminen tarvitsee agressiivisempaa(?) reagointia. Anteeksipy</text:span><text:span text:style-name="T5173">ytely ja varovaiset lausunnot lopetettava. Yhteiskunnaliseen keskusteluun on osallistuttava ja keskustelua on herätettävä. Kulttuuriperinnön vaalimisesta on tehtävä niin näkyvä, että sen kurjistaminen ei enää onnistu. Kokoelmien ja keskustelun jne siirtämi</text:span><text:span text:style-name="T5174">nen "online" on ihan OK,mutta sen rinnalla on oltava jotaon konkreettista johon voi tarttua."</text:span></text:p>
          </table:table-cell>
        </table:table-row>
        <table:table-row table:style-name="TableRow5175">
          <table:table-cell table:style-name="TableCell5176">
            <text:p text:style-name="Standard"><text:span text:style-name="T5177">"Monipuolista yhteistyötä, helposti lähestyttävää ja kuntiin jalkautuvaa. Virkamiehillä ei ole aikaa eikä liioin luottamushenkilöilläkään. "</text:span></text:p>
          </table:table-cell>
        </table:table-row>
        <table:table-row table:style-name="TableRow5178">
          <table:table-cell table:style-name="TableCell5179">
            <text:p text:style-name="Standard"><text:span text:style-name="T5180">"kansalaisten akt</text:span><text:span text:style-name="T5181">ivointi "talkoisiin", monialaista yhteistyötä"</text:span></text:p>
          </table:table-cell>
        </table:table-row>
        <table:table-row table:style-name="TableRow5182">
          <table:table-cell table:style-name="TableCell5183">
            <text:p text:style-name="Standard"><text:span text:style-name="T5184">""</text:span></text:p>
          </table:table-cell>
        </table:table-row>
        <table:table-row table:style-name="TableRow5185">
          <table:table-cell table:style-name="TableCell5186">
            <text:p text:style-name="Standard"><text:span text:style-name="T5187">""</text:span></text:p>
          </table:table-cell>
        </table:table-row>
        <table:table-row table:style-name="TableRow5188">
          <table:table-cell table:style-name="TableCell5189">
            <text:p text:style-name="Standard"><text:span text:style-name="T5190">""</text:span></text:p>
          </table:table-cell>
        </table:table-row>
        <table:table-row table:style-name="TableRow5191">
          <table:table-cell table:style-name="TableCell5192">
            <text:p text:style-name="Standard"><text:span text:style-name="T5193">""</text:span></text:p>
          </table:table-cell>
        </table:table-row>
        <text:soft-page-break/>
        <table:table-row table:style-name="TableRow5194">
          <table:table-cell table:style-name="TableCell5195">
            <text:p text:style-name="Standard"><text:span text:style-name="T5196">""</text:span></text:p>
          </table:table-cell>
        </table:table-row>
        <table:table-row table:style-name="TableRow5197">
          <table:table-cell table:style-name="TableCell5198">
            <text:p text:style-name="Standard"><text:span text:style-name="T5199">"Yrityksille kulttuuriperintöohjelma? "</text:span></text:p>
          </table:table-cell>
        </table:table-row>
        <table:table-row table:style-name="TableRow5200">
          <table:table-cell table:style-name="TableCell5201">
            <text:p text:style-name="Standard"><text:span text:style-name="T5202">"Voisi hyödyntää nykyajan tietoyhteiskuntaa ja ylipäätään lisätä yhteistyötä niin viranomaisten, virastojen ja<text:s/></text:span><text:span text:style-name="T5203">kansalaistenkin välillä. "</text:span></text:p>
          </table:table-cell>
        </table:table-row>
        <table:table-row table:style-name="TableRow5204">
          <table:table-cell table:style-name="TableCell5205">
            <text:p text:style-name="Standard"><text:span text:style-name="T5206">"Asiantuntijoiden ja harrastajien yhteistyötä, paikkoja, kohteita, tapahtumia, joissa ihmset voivat kokoontua ja joiden parissa puuhastella yhdessä."</text:span></text:p>
          </table:table-cell>
        </table:table-row>
        <table:table-row table:style-name="TableRow5207">
          <table:table-cell table:style-name="TableCell5208">
            <text:p text:style-name="Standard"><text:span text:style-name="T5209">"Sanoma- ja paikallislehdet on hyviä siihen tarkoitukseen. Niissä voisi oll</text:span><text:span text:style-name="T5210">a vaan enemmän juttua kulttuuriperintökohteista."</text:span></text:p>
          </table:table-cell>
        </table:table-row>
        <table:table-row table:style-name="TableRow5211">
          <table:table-cell table:style-name="TableCell5212">
            <text:p text:style-name="Standard"><text:span text:style-name="T5213">""</text:span></text:p>
          </table:table-cell>
        </table:table-row>
        <table:table-row table:style-name="TableRow5214">
          <table:table-cell table:style-name="TableCell5215">
            <text:p text:style-name="Standard"><text:span text:style-name="T5216">""</text:span></text:p>
          </table:table-cell>
        </table:table-row>
        <table:table-row table:style-name="TableRow5217">
          <table:table-cell table:style-name="TableCell5218">
            <text:p text:style-name="Standard"><text:span text:style-name="T5219">"Yhteisö tulee ottaa mukaan ja innostaa, ei aliarvioida, vaikka henkilön koulutus olisi puutteellinen vaan merkitys laitettaisiin innostuneisuudelle. "</text:span></text:p>
          </table:table-cell>
        </table:table-row>
        <table:table-row table:style-name="TableRow5220">
          <table:table-cell table:style-name="TableCell5221">
            <text:p text:style-name="Standard"><text:span text:style-name="T5222">"Median ja<text:s/></text:span><text:span text:style-name="T5223">markkinointipuolen yhteistyö olisi todella tarpeellista. Kun kaikkea ei pystytä tekemään itse ja kun on olemassa ihmisiä, joilla on koulutus siihen, miten asioita voisi tuoda esiin kiinnostavasti, siihen kannattaisi tarttua. "</text:span></text:p>
          </table:table-cell>
        </table:table-row>
        <table:table-row table:style-name="TableRow5224">
          <table:table-cell table:style-name="TableCell5225">
            <text:p text:style-name="Standard"><text:span text:style-name="T5226">"Teoriassa, kansalaiset voi</text:span><text:span text:style-name="T5227">taisiin itse innostaa ottamaan osaa kulttuuriperintötyöhön, sillä kulttuuriperinnön uudelleen tuottaminenhan on nimenomaan kansalaisista itsestään kiinni. Erilaisia tapahtumia voisi järjestää, näyttelyjä, luentoja, ja kaikenlaista osallistuvaa ja leikkimie</text:span><text:span text:style-name="T5228">listä yhdessä puuhailua... "</text:span></text:p>
          </table:table-cell>
        </table:table-row>
        <table:table-row table:style-name="TableRow5229">
          <table:table-cell table:style-name="TableCell5230">
            <text:p text:style-name="Standard"><text:span text:style-name="T5231">"Alla, såväl offentliga byggnader och miljöer bör offentligt klassas enligt en lättfattlig värdeskala.<text:s/></text:span><text:span text:style-name="T5232">Stöd och skattepolitik bör anpassas så att incentiv för restaurering uppstår.<text:s/></text:span><text:span text:style-name="T5233">Ett samarbete med skattemyndigheterna är hör</text:span><text:span text:style-name="T5234">nsten. "</text:span></text:p>
          </table:table-cell>
        </table:table-row>
        <table:table-row table:style-name="TableRow5235">
          <table:table-cell table:style-name="TableCell5236">
            <text:p text:style-name="Standard"><text:span text:style-name="T5237">"Poliittisen päätöksenteon jalkautumista alueille, aidosti vuorovaikutukseen pystyviä virka- ja konsulttisuunnittelijoita, vakavasti otettavien vaihtoehtoisten suunnitelmien huomioimista. Kansalaisyhteiskunnassa on paljon osaamista ja<text:s/></text:span><text:span text:style-name="T5238">tietoa. "</text:span></text:p>
          </table:table-cell>
        </table:table-row>
        <table:table-row table:style-name="TableRow5239">
          <table:table-cell table:style-name="TableCell5240">
            <text:p text:style-name="Standard"><text:span text:style-name="T5241">""</text:span></text:p>
          </table:table-cell>
        </table:table-row>
        <table:table-row table:style-name="TableRow5242">
          <table:table-cell table:style-name="TableCell5243">
            <text:p text:style-name="Standard"><text:span text:style-name="T5244">""</text:span></text:p>
          </table:table-cell>
        </table:table-row>
        <table:table-row table:style-name="TableRow5245">
          <table:table-cell table:style-name="TableCell5246">
            <text:p text:style-name="Standard"><text:span text:style-name="T5247">"Arkielämään laskeutumista"</text:span></text:p>
          </table:table-cell>
        </table:table-row>
        <table:table-row table:style-name="TableRow5248">
          <table:table-cell table:style-name="TableCell5249">
            <text:p text:style-name="Standard"><text:span text:style-name="T5250">""</text:span></text:p>
          </table:table-cell>
        </table:table-row>
        <table:table-row table:style-name="TableRow5251">
          <table:table-cell table:style-name="TableCell5252">
            <text:p text:style-name="Standard"><text:span text:style-name="T5253">"Kansalais aktiivisuuutta lisättävä kultturiperintö kohteiden suojeluun ja niistä kertomiseen. Rahaahan sitä aina tarvitsee toimintaa, ehkä sieltä puolta jokin uusi tukia. Jotkut korkeakoulut voisiva</text:span><text:span text:style-name="T5254">t olla mukana samalla hyödyntäen sitä opinnoissaan."</text:span></text:p>
          </table:table-cell>
        </table:table-row>
        <table:table-row table:style-name="TableRow5255">
          <table:table-cell table:style-name="TableCell5256">
            <text:p text:style-name="Standard"><text:span text:style-name="T5257">""</text:span></text:p>
          </table:table-cell>
        </table:table-row>
        <text:soft-page-break/>
        <table:table-row table:style-name="TableRow5258">
          <table:table-cell table:style-name="TableCell5259">
            <text:p text:style-name="Standard"><text:span text:style-name="T5260">""</text:span></text:p>
          </table:table-cell>
        </table:table-row>
        <table:table-row table:style-name="TableRow5261">
          <table:table-cell table:style-name="TableCell5262">
            <text:p text:style-name="Standard"><text:span text:style-name="T5263">"- mm. taloita"</text:span></text:p>
          </table:table-cell>
        </table:table-row>
        <table:table-row table:style-name="TableRow5264">
          <table:table-cell table:style-name="TableCell5265">
            <text:p text:style-name="Standard"><text:span text:style-name="T5266">"Toivolan vanhalla pihalla yhdistyy käsityöläisyys ja museon toiminta."</text:span></text:p>
          </table:table-cell>
        </table:table-row>
        <table:table-row table:style-name="TableRow5267">
          <table:table-cell table:style-name="TableCell5268">
            <text:p text:style-name="Standard"><text:span text:style-name="T5269">"Kulttuuriperinnön vaaliminen lähtee ihmisten ylpeydestä omasta perinnöstään. Siksi<text:s/></text:span><text:span text:style-name="T5270">paikallishistorian korostaminen pitäisi alkaa jo koulun alaluokilta ja kehittyä syvällisemmäksi luokka-asteiden edetessä. Historianopetus uusiksi!"</text:span></text:p>
          </table:table-cell>
        </table:table-row>
        <table:table-row table:style-name="TableRow5271">
          <table:table-cell table:style-name="TableCell5272">
            <text:p text:style-name="Standard"><text:span text:style-name="T5273">"Organisaatioita ei tarvitse muuttaa, mutta yhteistyössä on ehdottomasti parantamisen varaa. Kulttuuriympä</text:span><text:span text:style-name="T5274">ristön säilyminen pitäisi saada lähtökohdaksi, eikä pekästään viimeisten lausuntojen varaan jätettäväksi pakolliseksis kuvioksi."</text:span></text:p>
          </table:table-cell>
        </table:table-row>
        <table:table-row table:style-name="TableRow5275">
          <table:table-cell table:style-name="TableCell5276">
            <text:p text:style-name="Standard"><text:span text:style-name="T5277">""</text:span></text:p>
          </table:table-cell>
        </table:table-row>
        <table:table-row table:style-name="TableRow5278">
          <table:table-cell table:style-name="TableCell5279">
            <text:p text:style-name="Standard"><text:span text:style-name="T5280">"Enemmän kokonaisajattelua yli hallinto ym. rajojen."</text:span></text:p>
          </table:table-cell>
        </table:table-row>
        <table:table-row table:style-name="TableRow5281">
          <table:table-cell table:style-name="TableCell5282">
            <text:p text:style-name="Standard"><text:span text:style-name="T5283">"Tuli varmaan yllä aika hyvin ilmi. "</text:span></text:p>
          </table:table-cell>
        </table:table-row>
        <table:table-row table:style-name="TableRow5284">
          <table:table-cell table:style-name="TableCell5285">
            <text:p text:style-name="Standard"><text:span text:style-name="T5286">"Tavallisten ihmisten o</text:span><text:span text:style-name="T5287">sallistaminen ja osallistuminen"</text:span></text:p>
          </table:table-cell>
        </table:table-row>
        <table:table-row table:style-name="TableRow5288">
          <table:table-cell table:style-name="TableCell5289">
            <text:p text:style-name="Standard"><text:span text:style-name="T5290">"Kyllä vanhoillakin pitäisi tulla toimeen. Löytyisiköhän kansainvälisiä hyviä esimerkkejä?"</text:span></text:p>
          </table:table-cell>
        </table:table-row>
        <table:table-row table:style-name="TableRow5291">
          <table:table-cell table:style-name="TableCell5292">
            <text:p text:style-name="Standard"><text:span text:style-name="T5293">"Joukkoviestinten tiedotuskulttuuria pitäisi kehittää kriittisemmäksi niin että journalismin keinoin voitaisiin nykystä<text:s/></text:span><text:span text:style-name="T5294">paremmin puolustaa yksityisten taloudellisten intressien uhkaamia rakennusarvoja kuntien kaavoituksessa."</text:span></text:p>
          </table:table-cell>
        </table:table-row>
        <table:table-row table:style-name="TableRow5295">
          <table:table-cell table:style-name="TableCell5296">
            <text:p text:style-name="Standard"><text:span text:style-name="T5297">"Asian jatkuvaa positiivista esilläpitoa lehdistössä, TV:ssä ja netissä. Kuntien aktiivisuutta "opettaa" uusille asukkailleen nimenomaan oman kuntan</text:span><text:span text:style-name="T5298">sa mielenkiintoisia kulttuurihistoriallisia piirteitä, tieteitä,taiteita, rakennuskulttuuria, henkilöhistoriota niiden takana. Minusta on lähinnä naurettavaa, että nykypäivänä edelleen joudutaan selostamaan esim. taidenäyttelyitä radiossa, kun kuitenkin on</text:span><text:span text:style-name="T5299"><text:s/>kysymys yhden luovan ihmisen tekemistä kuvista, jotka eivät milloinkaan voi olla verbaalisesti kuvattavissa. Vähintään TV sinne, missä kulttuuriperintö kukoistaa. Aitoa tutkimusta ja tutkimusten julkaisua koko kulttuuriperinnön kirjosta."</text:span></text:p>
          </table:table-cell>
        </table:table-row>
        <table:table-row table:style-name="TableRow5300">
          <table:table-cell table:style-name="TableCell5301">
            <text:p text:style-name="Standard"><text:span text:style-name="T5302">"Laajasti kiin</text:span><text:span text:style-name="T5303">nostusta herättäviä kanavia ja tapoja."</text:span></text:p>
          </table:table-cell>
        </table:table-row>
        <table:table-row table:style-name="TableRow5304">
          <table:table-cell table:style-name="TableCell5305">
            <text:p text:style-name="Standard"><text:span text:style-name="T5306">""</text:span></text:p>
          </table:table-cell>
        </table:table-row>
        <table:table-row table:style-name="TableRow5307">
          <table:table-cell table:style-name="TableCell5308">
            <text:p text:style-name="Standard"><text:span text:style-name="T5309">"Juuri näitä ruohonjuuritason haastatteluja ja että otettaisiin todellakin enemmän huomioon tavalliset kansalaiset. Nyt päätöksiä meidän puolestamme tehdään hyvin sekalaisesti eri puolella byrokratiaa. "</text:span></text:p>
          </table:table-cell>
        </table:table-row>
        <table:table-row table:style-name="TableRow5310">
          <table:table-cell table:style-name="TableCell5311">
            <text:p text:style-name="Standard"><text:span text:style-name="T5312">"Ko</text:span><text:span text:style-name="T5313">tiseututyö kaikkien ulottuville, koulujen opetussuunnitelmiin elävää lähiympäristön mukaanottoa. "</text:span></text:p>
          </table:table-cell>
        </table:table-row>
        <table:table-row table:style-name="TableRow5314">
          <table:table-cell table:style-name="TableCell5315">
            <text:p text:style-name="Standard"><text:span text:style-name="T5316">"Paikallisten ihmisten mukaanottamista aineistojen keräämiseen: inventointeihin, dokumentointiprojekteihin yms. pitäisi tehostaa ja siihen tarvitaan myös r</text:span><text:span text:style-name="T5317">esursseja."</text:span></text:p>
          </table:table-cell>
        </table:table-row>
        <text:soft-page-break/>
        <table:table-row table:style-name="TableRow5318">
          <table:table-cell table:style-name="TableCell5319">
            <text:p text:style-name="Standard"><text:span text:style-name="T5320">"Rahaa ja resursseja verkostoihin kansainvälisesti ja muutoin jossa tutkitaan ekososiaalisen sivistyksen kulttuurin ehtoja ja toteutumista"</text:span></text:p>
          </table:table-cell>
        </table:table-row>
        <table:table-row table:style-name="TableRow5321">
          <table:table-cell table:style-name="TableCell5322">
            <text:p text:style-name="Standard"><text:span text:style-name="T5323">"Virtuaalisuus ja verkostot ovat ja tullutta. Yhteiskunta muuttuu nopeasti, eivätkä robotit pysty ko</text:span><text:span text:style-name="T5324">rvaamaan inhimillistä pääomaa kulttuuriperintötyössä. Uudenlaista otetta, asennetta, synergiaa ja jälleen kerran sopeutumista vaaditaan. Voi olla, että tulevaisuudessa pärjäävät ne, jotka osaavat toimia edullisesti kekseliäästi. "</text:span></text:p>
          </table:table-cell>
        </table:table-row>
        <table:table-row table:style-name="TableRow5325">
          <table:table-cell table:style-name="TableCell5326">
            <text:p text:style-name="Standard"><text:span text:style-name="T5327">""</text:span></text:p>
          </table:table-cell>
        </table:table-row>
        <table:table-row table:style-name="TableRow5328">
          <table:table-cell table:style-name="TableCell5329">
            <text:p text:style-name="Standard"><text:span text:style-name="T5330">"Esim. kulttuuripe</text:span><text:span text:style-name="T5331">rintöalan ja tulevaisuuden teknologian-alan yhteistyötä."</text:span></text:p>
          </table:table-cell>
        </table:table-row>
        <table:table-row table:style-name="TableRow5332">
          <table:table-cell table:style-name="TableCell5333">
            <text:p text:style-name="Standard"><text:span text:style-name="T5334">"Lisää tietoa ja osuvampaa tiedotusta ja keskustelua tarvitaan siellä, missä ihmiset ovat."</text:span></text:p>
          </table:table-cell>
        </table:table-row>
        <table:table-row table:style-name="TableRow5335">
          <table:table-cell table:style-name="TableCell5336">
            <text:p text:style-name="Standard"><text:span text:style-name="T5337">"sosiaalinen media, talkoistaminen, "</text:span></text:p>
          </table:table-cell>
        </table:table-row>
        <table:table-row table:style-name="TableRow5338">
          <table:table-cell table:style-name="TableCell5339">
            <text:p text:style-name="Standard"><text:span text:style-name="T5340">"Korjausrakentamisen esimerkkikohteita ja niistä<text:s/></text:span><text:span text:style-name="T5341">kertomista, aktiivista osallistamista esim Euroopan rakennusperintöpäivät ovat hyvät. Lisärahaa on ehkä turha toivoa korjausrakentamiseen, kunnollisen suunnittelun ja työn arvostuksen lisäämistä ainakin julkisessa rakentamisessa voisi vaatia."</text:span></text:p>
          </table:table-cell>
        </table:table-row>
        <table:table-row table:style-name="TableRow5342">
          <table:table-cell table:style-name="TableCell5343">
            <text:p text:style-name="Standard"><text:span text:style-name="T5344">"Valtion<text:s/></text:span><text:span text:style-name="T5345">ja kuntien yhteistyötä, alueellista yhteistyötä, sektorit ylittävää yhteistyötä lasten ja nuorten palveluiden, sosiaali- ja terveydenhuollon, maahanmuuttajien, vanhushuollon kanssa, ikäihmisille lisää projekteja, mihin käyttää aikaansa kun jäävät kuitenkin</text:span><text:span text:style-name="T5346"><text:s/>hyvässä kunnossa eläkkeelle ja intoa tekemiseen tuntuu riittävän, "</text:span></text:p>
          </table:table-cell>
        </table:table-row>
        <table:table-row table:style-name="TableRow5347">
          <table:table-cell table:style-name="TableCell5348">
            <text:p text:style-name="Standard"><text:span text:style-name="T5349">""</text:span></text:p>
          </table:table-cell>
        </table:table-row>
        <table:table-row table:style-name="TableRow5350">
          <table:table-cell table:style-name="TableCell5351">
            <text:p text:style-name="Standard"><text:span text:style-name="T5352">""</text:span></text:p>
          </table:table-cell>
        </table:table-row>
        <table:table-row table:style-name="TableRow5353">
          <table:table-cell table:style-name="TableCell5354">
            <text:p text:style-name="Standard"><text:span text:style-name="T5355">"Asenne muutosta virkamiehille ja päättäjille."</text:span></text:p>
          </table:table-cell>
        </table:table-row>
        <table:table-row table:style-name="TableRow5356">
          <table:table-cell table:style-name="TableCell5357">
            <text:p text:style-name="Standard"><text:span text:style-name="T5358">"Joustavuutta ja kykyä myöntää, ettei aina se periaate ole kohdetta tärkeämpi. Periaatteen alttarille uhrattu rakennusperintö</text:span><text:span text:style-name="T5359"><text:s/>on ikuisesti menetetty. Jos siirtäminen on ainoa pelastuskeino, se on osattava käyttää. "</text:span></text:p>
          </table:table-cell>
        </table:table-row>
        <table:table-row table:style-name="TableRow5360">
          <table:table-cell table:style-name="TableCell5361">
            <text:p text:style-name="Standard"><text:span text:style-name="T5362">"Yritykset saatava mukaan kulttuuriperinteen säilyttämiseen ja siitä on tehtävä tukemisen arvoinen tehtävä. Kulttuuriperinteen markkinointia on tehostettava. Sitä<text:s/></text:span><text:span text:style-name="T5363">on osattava myydä ihan samoin kuin vaikkapa urheilua."</text:span></text:p>
          </table:table-cell>
        </table:table-row>
        <table:table-row table:style-name="TableRow5364">
          <table:table-cell table:style-name="TableCell5365">
            <text:p text:style-name="Standard"><text:span text:style-name="T5366">"sosiaalinen media, pilvipalvelut"</text:span></text:p>
          </table:table-cell>
        </table:table-row>
        <table:table-row table:style-name="TableRow5367">
          <table:table-cell table:style-name="TableCell5368">
            <text:p text:style-name="Standard"><text:span text:style-name="T5369">""</text:span></text:p>
          </table:table-cell>
        </table:table-row>
        <table:table-row table:style-name="TableRow5370">
          <table:table-cell table:style-name="TableCell5371">
            <text:p text:style-name="Standard"><text:span text:style-name="T5372">"Kaikenlaisia, joiden kautta osallisuus ja laaja määrittelyvalta yhdessä eri ihmisten kesken on voimissaan."</text:span></text:p>
          </table:table-cell>
        </table:table-row>
        <table:table-row table:style-name="TableRow5373">
          <table:table-cell table:style-name="TableCell5374">
            <text:p text:style-name="Standard"><text:span text:style-name="T5375">""</text:span></text:p>
          </table:table-cell>
        </table:table-row>
        <table:table-row table:style-name="TableRow5376">
          <table:table-cell table:style-name="TableCell5377">
            <text:p text:style-name="Standard"><text:span text:style-name="T5378">"Todellista kansalaisten<text:s/></text:span><text:span text:style-name="T5379">kuuntelemista ja kuulemista, virkamiesten ja luottamushenkilöiden vuoropuhelua ja laskeutumista kuntalaisten joukkoon<text:s/></text:span><text:soft-page-break/><text:span text:style-name="T5380">pohtimaan yhdessä, kuinka historiaa ja kulttuuria voidaan hyödyntää paikkakunnan hyvinvoinnin tukemiseksi."</text:span></text:p>
          </table:table-cell>
        </table:table-row>
        <text:soft-page-break/>
        <table:table-row table:style-name="TableRow5381">
          <table:table-cell table:style-name="TableCell5382">
            <text:p text:style-name="Standard"><text:span text:style-name="T5383">"Sosiaaliseen mediaan aihe o</text:span><text:span text:style-name="T5384">n jo jalkautunut aika hyvin. Koska kulttuuriperinnössä ja kulttuuriympäristössä on kyse nimenomaan ihmisistä, kannattaisi ihmiset ottaa keskiöön kaikessa yhteistyössä ja kanavoinnissa. Ympäristö ja asiakirjat kertovat oman tarinansa, elävät ihmiset omansa.</text:span><text:span text:style-name="T5385"><text:s/>Ne kannattaa yhdistää. Rohkaisisin kaikenlaiseen kohtaamiseen kasvokkain, ei vain verkossa."</text:span></text:p>
          </table:table-cell>
        </table:table-row>
        <table:table-row table:style-name="TableRow5386">
          <table:table-cell table:style-name="TableCell5387">
            <text:p text:style-name="Standard"><text:span text:style-name="T5388">""</text:span></text:p>
          </table:table-cell>
        </table:table-row>
        <table:table-row table:style-name="TableRow5389">
          <table:table-cell table:style-name="TableCell5390">
            <text:p text:style-name="Standard"><text:span text:style-name="T5391">"Nostetaan esiin perinteikkäät satoja vuosia asutut maatilat, luodaan niille resursseja vanhan rakennuskannan säilyttämiseen. Projekteja, joissa tuodaan ti</text:span><text:span text:style-name="T5392">etotaitoa ja rahoitusta ruohonjuuritasolle, sekä mahdollisuuksia niiden olemassaolon säilyttämiseksi. Siten myös omistajat oppivat arvostamaan niitä, ja kulttuuriperintömme säilyy."</text:span></text:p>
          </table:table-cell>
        </table:table-row>
        <table:table-row table:style-name="TableRow5393">
          <table:table-cell table:style-name="TableCell5394">
            <text:p text:style-name="Standard"><text:span text:style-name="T5395">"Todellisia taitajia opettajiksi. Vanha sanonta, ne jotka osaa tekee ja<text:s/></text:span><text:span text:style-name="T5396">ne jotka ei osaa opettaa, on tänäkin päivänä liian totta. Itse ainakin alan nopeasti hermostua kun huomaan ettei kurssin vetäjä, olkoon kyse sitten mistä tahansa, ole tehtäviensä tasalla."</text:span></text:p>
          </table:table-cell>
        </table:table-row>
        <table:table-row table:style-name="TableRow5397">
          <table:table-cell table:style-name="TableCell5398">
            <text:p text:style-name="Standard"><text:span text:style-name="T5399">"Yhteisöjä ja osallistamista. Ei projektiluontoisia juttuja ja os</text:span><text:span text:style-name="T5400">aksi toimivia kiinteitä rakenteita. Alan ammattilaisten hyödyntämistä."</text:span></text:p>
          </table:table-cell>
        </table:table-row>
        <table:table-row table:style-name="TableRow5401">
          <table:table-cell table:style-name="TableCell5402">
            <text:p text:style-name="Standard"><text:span text:style-name="T5403">""</text:span></text:p>
          </table:table-cell>
        </table:table-row>
        <table:table-row table:style-name="TableRow5404">
          <table:table-cell table:style-name="TableCell5405">
            <text:p text:style-name="Standard"><text:span text:style-name="T5406">"Sähköisten palvelujen kehittäminen on hyvä asia. Mutta syvällisempään kulttuuriperintötyöhön tarvitaan erilaisten ihmisten kohtaamisia ja siitä syntyviä uusia ideoita."</text:span></text:p>
          </table:table-cell>
        </table:table-row>
        <table:table-row table:style-name="TableRow5407">
          <table:table-cell table:style-name="TableCell5408">
            <text:p text:style-name="Standard"><text:span text:style-name="T5409">""</text:span></text:p>
          </table:table-cell>
        </table:table-row>
        <table:table-row table:style-name="TableRow5410">
          <table:table-cell table:style-name="TableCell5411">
            <text:p text:style-name="Standard"><text:span text:style-name="T5412">"Osallistaminen: kaikkien kulttuuriperinnöstä kiinnostuneiden mahdollisuus osallistua kulttuuriperintöprosesseihin, kulttuuriperinnön määrittelyyn, merkityksellistämiseen ja käyttämiseen. Myös kulttuuriperintötoimijoiden entistä tiiviimpää ja dynaamisempa</text:span><text:span text:style-name="T5413">a yhteistyötä; tässä museot ovat jo hyvällä alulla. Tarvitaan myös uusia työkaluja ja menetelmiä, joita museoalalla on kehitteilläkin."</text:span></text:p>
          </table:table-cell>
        </table:table-row>
        <table:table-row table:style-name="TableRow5414">
          <table:table-cell table:style-name="TableCell5415">
            <text:p text:style-name="Standard"><text:span text:style-name="T5416">"Vahvempi linkittäminen ihmisten ja ympäristön hyvinvointiin voisi tapahtua mm. yrittäjien kanssa tehdyllä yhteistyöll</text:span><text:span text:style-name="T5417">ä. "</text:span></text:p>
          </table:table-cell>
        </table:table-row>
        <table:table-row table:style-name="TableRow5418">
          <table:table-cell table:style-name="TableCell5419">
            <text:p text:style-name="Standard"><text:span text:style-name="T5420">"Kyllähän ne lainsäädännön reunaehdot tarvitaan jatkossakin turvaverkkona. EU-rahastojen mahdollisuudet kannattaa turvata jatkossakin. Laajempi yhteistyö kulttuuri- ja luontoväen kanssa olisi win-win -mahdollisuus."</text:span></text:p>
          </table:table-cell>
        </table:table-row>
        <table:table-row table:style-name="TableRow5421">
          <table:table-cell table:style-name="TableCell5422">
            <text:p text:style-name="Standard"><text:span text:style-name="T5423">"Ota kantaa -sivusto on hyvä ke</text:span><text:span text:style-name="T5424">ino, sitä pitää vaan tuoda esille enemmän. Yhteistyö kulttuuriperinnön ammattiaisten ja erilaisten toimijoiden kanssa pitäis olla jatkuvaa ja vie aikaa, mutta tuo mahdollisuuksia toimia yhdessä. Kampanajatkin hyviä, mutta myönteisen ilmapiirin synnyttämine</text:span><text:span text:style-name="T5425">n on monen tekijn summa, yleisen kiinnostuksen ja tietoisuuden lisäämisen aika nyt. Mm museot ovat tehneet kesällä 2014 hyvää kampanjaa ja näkyvät myönteisesti vaikka määrärahoja ja uudistuksia on tehty<text:s/></text:span><text:soft-page-break/><text:span text:style-name="T5426">rajustikin. Kulttuuriperintö kuuluu kaikille ja siitä</text:span><text:span text:style-name="T5427"><text:s/>riittää ammennettavaa, moniin tehtäviin ja kampanjoihin voi itse osallistua ja toimia myös yhteiseksi hyväksi."</text:span></text:p>
          </table:table-cell>
        </table:table-row>
        <text:soft-page-break/>
        <table:table-row table:style-name="TableRow5428">
          <table:table-cell table:style-name="TableCell5429">
            <text:p text:style-name="Standard"><text:span text:style-name="T5430">"Kansalaisten matalan kynnyksen osallitumismahdollisuuksien lisäämistä, joukkoistamista kokoelmien hallinnassa."</text:span></text:p>
          </table:table-cell>
        </table:table-row>
        <table:table-row table:style-name="TableRow5431">
          <table:table-cell table:style-name="TableCell5432">
            <text:p text:style-name="Standard"><text:span text:style-name="T5433">"Kulttuuriperinnön edisämi</text:span><text:span text:style-name="T5434">seksi pitäisi olla eräänlaisia lähettiläitä (vrt. lääninntaiteilijat) ja sanansaattajia, edistäjiä ja muistuttajia. Kulttuuriperintötyö on eräs lähimmäisen rakkauden muoto, jossa sanoma menee perille parhaiten pehmein keinoin."</text:span></text:p>
          </table:table-cell>
        </table:table-row>
        <table:table-row table:style-name="TableRow5435">
          <table:table-cell table:style-name="TableCell5436">
            <text:p text:style-name="Standard"><text:span text:style-name="T5437">"Suomen parlamentarismi no</text:span><text:span text:style-name="T5438">jaa puoluevaltaiseen demokratiaan. (Parempaa kun ei ole kehitetty.) Siksi puolueiden ohjelmiin ja hallitusohjelmiin olisi tärkeää saada maininnat kulttuuriperintötyöstä. Kulttuurille ja -perinnölle tulisi laatia kaava (Radio Suomen "Hitin kaava" -ohjelman<text:s/></text:span><text:span text:style-name="T5439">mukaan), minkä avulla päättäjille saatettaisiin osoittaa (vaikkapa euroina) panostuksen tuotto. "</text:span></text:p>
          </table:table-cell>
        </table:table-row>
        <table:table-row table:style-name="TableRow5440">
          <table:table-cell table:style-name="TableCell5441">
            <text:p text:style-name="Standard"><text:span text:style-name="T5442">"Esimerkiksi rannikon asioista päätetään pienissä kunnissa, vaikka rannikko on koko Suomen asia. Aivan järjetön ajatus, että se ei kuuluisi muille kuin pien</text:span><text:span text:style-name="T5443">elle joukolle, joka ei pysty puolustamaan ympäristöään yksin valtaklikkejä vastaan. Jääviyksiä ja klikkejä virastojen ja poliitikkojen toimista on paljastunut mm. liittyen kaivoslupiin. Sipoon suunnitelmat ovat olleet sisäpiirin kauppoja. Rakennuttajia ei<text:s/></text:span><text:span text:style-name="T5444">ole kilpailutettu. Arvokasta luontoa ja perinnemaisemaa voidaan tuhota pienissä piireissä. Asia pitäisi olla koko kansan. Asun etelässä, mutta hirvittää Kuusamon luonnon tuho ja suunnitelmat. Koko Suomi on tärkeä. Tunturit kuuluvat kaikille. Jopa koko Euro</text:span><text:span text:style-name="T5445">opalle. Päätöksenteko ei saisi olla tällaista."</text:span></text:p>
          </table:table-cell>
        </table:table-row>
        <table:table-row table:style-name="TableRow5446">
          <table:table-cell table:style-name="TableCell5447">
            <text:p text:style-name="Standard"><text:span text:style-name="T5448">""</text:span></text:p>
          </table:table-cell>
        </table:table-row>
        <table:table-row table:style-name="TableRow5449">
          <table:table-cell table:style-name="TableCell5450">
            <text:p text:style-name="Standard"><text:span text:style-name="T5451">"Virkamiesten lisäksi toiminnassa olisi hyvä hyödyntää myös tiede- ja taideasiantuntijoita - niin kuin nyt jo hyödynnetäänkin. Vapaaehtoistoimijat, esim. kyläyhdistykset, tekevät jo arvokasta<text:s/></text:span><text:span text:style-name="T5452">työtä kulttuuriperinnön edistämiseksi, heidän toimintansa tukeminen on tärkeää (esim. avustukset). "</text:span></text:p>
          </table:table-cell>
        </table:table-row>
        <table:table-row table:style-name="TableRow5453">
          <table:table-cell table:style-name="TableCell5454">
            <text:p text:style-name="Standard"><text:span text:style-name="T5455">"Henkilöresursseja, joiden roolit on selkeästi integroitu yhteiskuntarakenteeseen. Uutta, monipuolista ja kulttuurista ajattelua eri alojen koulutusohjel</text:span><text:span text:style-name="T5456">miin. Yhteistyötä ja yhteistyöelimiä selkeänä osana toimintaa, ei ylimääräisenä lisänä, joihin kukaan ei ehdi."</text:span></text:p>
          </table:table-cell>
        </table:table-row>
        <table:table-row table:style-name="TableRow5457">
          <table:table-cell table:style-name="TableCell5458">
            <text:p text:style-name="Standard"><text:span text:style-name="T5459">"Kaikenlaisia! Yhteistyö on aina voimavara. Raskaiden organisaatioiden sijasta toimivaa vuoropuhelua ja muutama asiansa osaava ihminen vetovas</text:span><text:span text:style-name="T5460">tuuseen."</text:span></text:p>
          </table:table-cell>
        </table:table-row>
        <table:table-row table:style-name="TableRow5461">
          <table:table-cell table:style-name="TableCell5462">
            <text:p text:style-name="Standard"><text:span text:style-name="T5463">"Enemmän tiedotusta kulttuuriperinnön käytössä olevista sanoista ja niiden käännöksistä toisille kielille ja sanojen toisilla kielillä olevista merkityksistä = kieli- ja merkitysoppia kansalaisille toisten kansalaisten tavoista toimia jotta voi</text:span><text:span text:style-name="T5464">daan ymmärtää miksi kulttuuriperintöä on niin monenlaista ja voidaanko me yhdessä tehdä siitä jotain mitä ennen ei ole ollut "</text:span></text:p>
          </table:table-cell>
        </table:table-row>
        <table:table-row table:style-name="TableRow5465">
          <table:table-cell table:style-name="TableCell5466">
            <text:p text:style-name="Standard"><text:span text:style-name="T5467">"Tapahtumapohjainen vapaaehtoistyön käyttö: "tule museon mukaan tekemään xx -päivät Ouluun -kerromme<text:s/></text:span><text:span text:style-name="T5468">terveporvareiden elämästä" tms ja pääsylippu museonäyttelyyn ja kokemusta vastineeksi...Yhdistykset kautta linjan tekemään yhteistyötä: kotiseututyö, kulttuuriperintöön liittyvät järjestöt ja alan opiskelijajärjestöt jne. Kaupunki/ kunta kuulemaan asukkait</text:span><text:span text:style-name="T5469">a suunnitteluprosesseissa<text:s/></text:span><text:soft-page-break/><text:span text:style-name="T5470">-joku alue tai paikka voi olla asukkaille hyvinkin merkittävä, ja sen kaavoittaminen tai käyttötarkoituksen muuttaminen vaikeaa -ellei asukkaat saa itsekin vaikuttaa! "</text:span></text:p>
          </table:table-cell>
        </table:table-row>
        <text:soft-page-break/>
        <table:table-row table:style-name="TableRow5471">
          <table:table-cell table:style-name="TableCell5472">
            <text:p text:style-name="Standard"><text:span text:style-name="T5473">""</text:span></text:p>
          </table:table-cell>
        </table:table-row>
        <table:table-row table:style-name="TableRow5474">
          <table:table-cell table:style-name="TableCell5475">
            <text:p text:style-name="Standard"><text:span text:style-name="T5476">"Ennakkoluulotonta kansainvälistä yhteistyötä. Yhteist</text:span><text:span text:style-name="T5477">yötä kasvattajien kesken. Yhteistyötä yliopistotahojen ja ruohonjuuritasolla tehtävän työn kesken."</text:span></text:p>
          </table:table-cell>
        </table:table-row>
        <table:table-row table:style-name="TableRow5478">
          <table:table-cell table:style-name="TableCell5479">
            <text:p text:style-name="Standard"><text:span text:style-name="T5480">"Opettajankoulutuslaitokset kasvattajien (päiväkodin, koulujen, oppilaitosten) kouluttajina ovat avainasemassa."</text:span></text:p>
          </table:table-cell>
        </table:table-row>
        <table:table-row table:style-name="TableRow5481">
          <table:table-cell table:style-name="TableCell5482">
            <text:p text:style-name="Standard"><text:span text:style-name="T5483">"Kansallinen verkosto ja sosiaalisen me</text:span><text:span text:style-name="T5484">dia hyödyntäminen"</text:span></text:p>
          </table:table-cell>
        </table:table-row>
        <table:table-row table:style-name="TableRow5485">
          <table:table-cell table:style-name="TableCell5486">
            <text:p text:style-name="Standard"><text:span text:style-name="T5487">"Eri hallintokuntien, taidealojen ja ammattilasiten yhteistyötä. Enemmän pedagoogista osaamista sekä rohkeutta! Uusia monipuolisia visioita!"</text:span></text:p>
          </table:table-cell>
        </table:table-row>
        <table:table-row table:style-name="TableRow5488">
          <table:table-cell table:style-name="TableCell5489">
            <text:p text:style-name="Standard"><text:span text:style-name="T5490">""</text:span></text:p>
          </table:table-cell>
        </table:table-row>
        <table:table-row table:style-name="TableRow5491">
          <table:table-cell table:style-name="TableCell5492">
            <text:p text:style-name="Standard"><text:span text:style-name="T5493">"Kun ylläpidetään ja kehitetään rakennettua kulttuuriympäristöä, pitäisi pystyä<text:s/></text:span><text:span text:style-name="T5494">eliminoimaan liiketaloudellisen rakentamisen ikävät puolet. Historiallisen perinnön vaalimiseen sopii huonosti nopeita voittoja tavoitteleva grynderi- ja muu bisnes. Ehkä kolmannen sektorin toimijat yhdessä uudenlaisen, kehittyneemmän julkisen sektorin kan</text:span><text:span text:style-name="T5495">ssa voisivat saada pitkällä tähtäimellä tuloksia aikaan. Myös sosiaalisen ja muun vastuunsa tuntevat yritykset ja mesenaatit pitäisi saada paremmin aktivoitua. "</text:span></text:p>
          </table:table-cell>
        </table:table-row>
        <table:table-row table:style-name="TableRow5496">
          <table:table-cell table:style-name="TableCell5497">
            <text:p text:style-name="Standard"><text:span text:style-name="T5498">"Rakentavaa yhteistyötä tarvitaan eri sektoreiden välillä. Nykyinen vastakkainasettelu pitää</text:span><text:span text:style-name="T5499"><text:s/>purkaa. "</text:span></text:p>
          </table:table-cell>
        </table:table-row>
        <table:table-row table:style-name="TableRow5500">
          <table:table-cell table:style-name="TableCell5501">
            <text:p text:style-name="Standard"><text:span text:style-name="T5502">""</text:span></text:p>
          </table:table-cell>
        </table:table-row>
        <table:table-row table:style-name="TableRow5503">
          <table:table-cell table:style-name="TableCell5504">
            <text:p text:style-name="Standard"><text:span text:style-name="T5505">""</text:span></text:p>
          </table:table-cell>
        </table:table-row>
        <table:table-row table:style-name="TableRow5506">
          <table:table-cell table:style-name="TableCell5507">
            <text:p text:style-name="Standard"><text:span text:style-name="T5508">""</text:span></text:p>
          </table:table-cell>
        </table:table-row>
        <table:table-row table:style-name="TableRow5509">
          <table:table-cell table:style-name="TableCell5510">
            <text:p text:style-name="Standard"><text:span text:style-name="T5511">""</text:span></text:p>
          </table:table-cell>
        </table:table-row>
        <table:table-row table:style-name="TableRow5512">
          <table:table-cell table:style-name="TableCell5513">
            <text:p text:style-name="Standard"><text:span text:style-name="T5514">""</text:span></text:p>
          </table:table-cell>
        </table:table-row>
        <table:table-row table:style-name="TableRow5515">
          <table:table-cell table:style-name="TableCell5516">
            <text:p text:style-name="Standard"><text:span text:style-name="T5517">""</text:span></text:p>
          </table:table-cell>
        </table:table-row>
        <table:table-row table:style-name="TableRow5518">
          <table:table-cell table:style-name="TableCell5519">
            <text:p text:style-name="Standard"><text:span text:style-name="T5520">""</text:span></text:p>
          </table:table-cell>
        </table:table-row>
        <table:table-row table:style-name="TableRow5521">
          <table:table-cell table:style-name="TableCell5522">
            <text:p text:style-name="Standard"><text:span text:style-name="T5523">""</text:span></text:p>
          </table:table-cell>
        </table:table-row>
        <table:table-row table:style-name="TableRow5524">
          <table:table-cell table:style-name="TableCell5525">
            <text:p text:style-name="Standard"><text:span text:style-name="T5526">"Työ vaatii pitkäjänteisyyttä ja monesti paikalliset yhdistykset voivat tarjota tätä paremmin kuin valtion viranomaiset. Julkisuuden henkilöitä voitaisiin värvätä mainoskampanjaan puhumaan oman<text:s/></text:span><text:span text:style-name="T5527">arkiympäristönsä puolesta (kuten esim. Tarja Halonen on tehnty Kalliosta). Enemmän älypuhelimella saavutettavaa paikkaan sidottua tietoa. Tavoite ei niinkään olisi hukuttaa ihmisiä tiedon määrään, vaan herättää oma uteliaisuus ja mahdollisuus etsiä tietoa<text:s/></text:span><text:span text:style-name="T5528">vastaan tulevista kohteista. Kaiken ei tarvitse olla valmiiksi pureskeltua, vaan mahdollisuus löytämisen ja keksimisen ilolle olisi säilytettävä!"</text:span></text:p>
          </table:table-cell>
        </table:table-row>
        <text:soft-page-break/>
        <table:table-row table:style-name="TableRow5529">
          <table:table-cell table:style-name="TableCell5530">
            <text:p text:style-name="Standard"><text:span text:style-name="T5531">"Yhteistyötä tulisi tehostaa, ensin elyjen ja maakuntamuseoiden kesken ja sitten aluetasolla kansalaisjärje</text:span><text:span text:style-name="T5532">stöjen kanssa. Kulttuuriympäristöä vaalivat järjestöt kaipaavat SLSL:n mukaista verkostoa.Myös järjestöt keskenään, kotiseutuyhdistykset ja luonnonsuojeluyhdistykset. Kotiseutuyhdistyksiin puhtia, ovat usein pelkureita eivätkä uskalla olla kunnan kanssa er</text:span><text:span text:style-name="T5533">i mieltä. Vaadittava kunnon suunnittelua ja KYVAa, havainnekuvia, tavoitekeskustelua... ELYistä pitäisi saada neuvoa kansalaisille ja yhdistyksille, kuten alunperin oli MRL:n suunnittelussa tarkoitus. Mistä muuten kansalaiset saavat tietoa? Kunnasta ei."</text:span></text:p>
          </table:table-cell>
        </table:table-row>
        <table:table-row table:style-name="TableRow5534">
          <table:table-cell table:style-name="TableCell5535">
            <text:p text:style-name="Standard"><text:span text:style-name="T5536">"Minusta on hienoa, että kulttuuriperintöä pidetään yllä monilla eri tahoilla, eikä kaikkien tarvitsekaan olla sopusoinnussa keskenään. "</text:span></text:p>
          </table:table-cell>
        </table:table-row>
        <table:table-row table:style-name="TableRow5537">
          <table:table-cell table:style-name="TableCell5538">
            <text:p text:style-name="Standard"><text:span text:style-name="T5539">"No ensinnäkin yhteistyötä yleensä enemmän ja myös kevyitä versioita. Voitaisiin luoda esim. ravintola- tai siivous</text:span><text:span text:style-name="T5540">päivän tapaisia tilaisuuksia, kuten yhteisen perinnön talkoita tai vaikka opastuspäiviä, jossa jokainen voisi esitellä omaa itselle merkityksellistä kulttuuriperintöä. Myös byrokratiaa vähäisemmäksi ja sanktioita niille, jotka yhteistä perintöämme hävittäv</text:span><text:span text:style-name="T5541">ät. "</text:span></text:p>
          </table:table-cell>
        </table:table-row>
        <table:table-row table:style-name="TableRow5542">
          <table:table-cell table:style-name="TableCell5543">
            <text:p text:style-name="Standard"><text:span text:style-name="T5544">""</text:span></text:p>
          </table:table-cell>
        </table:table-row>
        <table:table-row table:style-name="TableRow5545">
          <table:table-cell table:style-name="TableCell5546">
            <text:p text:style-name="Standard"><text:span text:style-name="T5547">""</text:span></text:p>
          </table:table-cell>
        </table:table-row>
        <table:table-row table:style-name="TableRow5548">
          <table:table-cell table:style-name="TableCell5549">
            <text:p text:style-name="Standard"><text:span text:style-name="T5550">""</text:span></text:p>
          </table:table-cell>
        </table:table-row>
        <table:table-row table:style-name="TableRow5551">
          <table:table-cell table:style-name="TableCell5552">
            <text:p text:style-name="Standard"><text:span text:style-name="T5553">"Kansalaisille avoimia koulutustilaisuuksia ja tapahtumia."</text:span></text:p>
          </table:table-cell>
        </table:table-row>
        <table:table-row table:style-name="TableRow5554">
          <table:table-cell table:style-name="TableCell5555">
            <text:p text:style-name="Standard"><text:span text:style-name="T5556">""</text:span></text:p>
          </table:table-cell>
        </table:table-row>
        <table:table-row table:style-name="TableRow5557">
          <table:table-cell table:style-name="TableCell5558">
            <text:p text:style-name="Standard"><text:span text:style-name="T5559">"Eri tahojen ja kulttuuriperintötyötä tekevien tahojen laajaa ja ennakkoluulotonta yhteistyötä. Mm. Oulussa toimii ns. Oulun kamut, joka on epävirallinen oululaisten<text:s/></text:span><text:span text:style-name="T5560">kirjastojen, arkistojen ja museoiden yhteistyöryhmä ja jonka yhteistyö on poikinut paitsi toisten kamujen tuntemuksen lisääntymistä ja asiakaspalvelun sujuvoitumista myös erilaisia yhteisiä koulutustilaisuuksia ja näyttelyitä."</text:span></text:p>
          </table:table-cell>
        </table:table-row>
        <table:table-row table:style-name="TableRow5561">
          <table:table-cell table:style-name="TableCell5562">
            <text:p text:style-name="Standard"><text:span text:style-name="T5563">""</text:span></text:p>
          </table:table-cell>
        </table:table-row>
        <table:table-row table:style-name="TableRow5564">
          <table:table-cell table:style-name="TableCell5565">
            <text:p text:style-name="Standard"><text:span text:style-name="T5566">""</text:span></text:p>
          </table:table-cell>
        </table:table-row>
        <table:table-row table:style-name="TableRow5567">
          <table:table-cell table:style-name="TableCell5568">
            <text:p text:style-name="Standard"><text:span text:style-name="T5569">"Kulttuuriperintökenttä on hajanainen, siihen voisi luoda jotain yhtenäisyyttä. Kulttuuriperintö pitäisi nostaa mediassa niin vahvasti esiin, että sen arvo tajuttaisiin. "</text:span></text:p>
          </table:table-cell>
        </table:table-row>
        <table:table-row table:style-name="TableRow5570">
          <table:table-cell table:style-name="TableCell5571">
            <text:p text:style-name="Standard"><text:span text:style-name="T5572">""</text:span></text:p>
          </table:table-cell>
        </table:table-row>
        <table:table-row table:style-name="TableRow5573">
          <table:table-cell table:style-name="TableCell5574">
            <text:p text:style-name="Standard"><text:span text:style-name="T5575">"Tarvitaan alustoja, paikkoja, joihin voidaan tallentaa ja joista<text:s/></text:span><text:span text:style-name="T5576">voidaan jakaa yhteistä muistitietoa, tarinoita. Museot ovat hyvä taho, mutta niiden tulee avautua paremmin ympäristölleen. Museoiden tulee tehdä niitä asioita, jotka nousevat ympäristöstä ja muuttua ehkä "ohjaajiksi" ja antaa tekemisen tilaa asiakkailleen<text:s/></text:span><text:span text:style-name="T5577">"varsinaisille asiantuntijoille" ja niille yleisöille, joita tällä hetkellä ei edes tavoiteta."</text:span></text:p>
          </table:table-cell>
        </table:table-row>
        <table:table-row table:style-name="TableRow5578">
          <table:table-cell table:style-name="TableCell5579">
            <text:p text:style-name="Standard"><text:span text:style-name="T5580">"Kanavia on paljon - uusia ei heti jaksa, vanhoja kannattaa hyödyntää: media, taiteen tuotantotuki, pienyrittäjyyden tukeminen, monimuotoinen media, koululait</text:span><text:span text:style-name="T5581">os, kansansivistystyö, nuorisotyö"</text:span></text:p>
          </table:table-cell>
        </table:table-row>
        <text:soft-page-break/>
        <table:table-row table:style-name="TableRow5582">
          <table:table-cell table:style-name="TableCell5583">
            <text:p text:style-name="Standard"><text:span text:style-name="T5584">"Luonnonsuojeluliitto tarvitsee kulttuurineuvoston sekä eräneuvoston (mikä jäsenillä on voimassa olevat metsästyskorttit."</text:span></text:p>
          </table:table-cell>
        </table:table-row>
        <table:table-row table:style-name="TableRow5585">
          <table:table-cell table:style-name="TableCell5586">
            <text:p text:style-name="Standard"><text:span text:style-name="T5587">"Ei välttämättä uusia, vaan olemassaolevien tahojen työn kaiken puolista yhteisen vastuuntunno</text:span><text:span text:style-name="T5588">n herättämistä ja toiminna koordinointia. Keskinäisen tiedonvaihdon parantamista. Kansalaisten luontevaa mukanaoloa. Jos tällaisiin haasteisiin olisi vastattu aikaisemmin, ei tällaisia kylelyjä tarvittaisi enää vuonna 2014."</text:span></text:p>
          </table:table-cell>
        </table:table-row>
        <table:table-row table:style-name="TableRow5589">
          <table:table-cell table:style-name="TableCell5590">
            <text:p text:style-name="Standard"><text:span text:style-name="T5591">"Radiota, televisiota, lehdis</text:span><text:span text:style-name="T5592">töä ja aikakausilehtiä ja nettiäkin voisi hyödyntää. "</text:span></text:p>
          </table:table-cell>
        </table:table-row>
        <table:table-row table:style-name="TableRow5593">
          <table:table-cell table:style-name="TableCell5594">
            <text:p text:style-name="Standard"><text:span text:style-name="T5595">"Harrastajien ja ammattilaisten yhteistyötä. Virkamiesten jalkautumista kansan pariin."</text:span></text:p>
          </table:table-cell>
        </table:table-row>
        <table:table-row table:style-name="TableRow5596">
          <table:table-cell table:style-name="TableCell5597">
            <text:p text:style-name="Standard"><text:span text:style-name="T5598">"Joustavampaa suhtautumista erilaisiin sääntöihin, jotka vaikeuttavat esim. tapahtumien järjestämistä."</text:span></text:p>
          </table:table-cell>
        </table:table-row>
        <table:table-row table:style-name="TableRow5599">
          <table:table-cell table:style-name="TableCell5600">
            <text:p text:style-name="Standard"><text:span text:style-name="T5601">""</text:span></text:p>
          </table:table-cell>
        </table:table-row>
        <table:table-row table:style-name="TableRow5602">
          <table:table-cell table:style-name="TableCell5603">
            <text:p text:style-name="Standard"><text:span text:style-name="T5604">"Överlag borde man tänka mindre i termer av museer och arkiv och mera utgå från människors kunskaper och uppfattningar om vad som är viktigt.<text:s/></text:span><text:span text:style-name="T5605">Mera arbete på lokal nivå och mindre inom institutioner. "</text:span></text:p>
          </table:table-cell>
        </table:table-row>
        <table:table-row table:style-name="TableRow5606">
          <table:table-cell table:style-name="TableCell5607">
            <text:p text:style-name="Standard"><text:span text:style-name="T5608">"Kulttuuriperinnön ammattilaiset voisivat toimia</text:span><text:span text:style-name="T5609"><text:s/>"asiantuntijoina" esimerkiksi kouluissa."</text:span></text:p>
          </table:table-cell>
        </table:table-row>
        <table:table-row table:style-name="TableRow5610">
          <table:table-cell table:style-name="TableCell5611">
            <text:p text:style-name="Standard"><text:span text:style-name="T5612">"Ammattiosaajien kanssa yhteistyötä"</text:span></text:p>
          </table:table-cell>
        </table:table-row>
        <table:table-row table:style-name="TableRow5613">
          <table:table-cell table:style-name="TableCell5614">
            <text:p text:style-name="Standard"><text:span text:style-name="T5615">""</text:span></text:p>
          </table:table-cell>
        </table:table-row>
      </table:table>
      <text:list text:style-name="WWNum3" text:continue-numbering="true">
        <text:list-item>
          <text:p text:style-name="P5616"><text:span text:style-name="T5617">Mitä muuta haluat kertoa aiheesta?<text:s/></text:span><text:span text:style-name="T5618">(vastauksia 130 kpl)</text:span><text:bookmark-start text:name="_Toc269976047"/></text:p>
        </text:list-item>
      </text:list>
      <table:table table:style-name="Table5619">
        <table:table-columns>
          <table:table-column table:style-name="TableColumn5620"/>
        </table:table-columns>
        <table:table-row table:style-name="TableRow5621">
          <table:table-cell table:style-name="TableCell5622">
            <text:p text:style-name="Standard"><text:bookmark-end text:name="_Toc269976047"/><text:span text:style-name="T5623">""</text:span></text:p>
          </table:table-cell>
        </table:table-row>
        <table:table-row table:style-name="TableRow5624">
          <table:table-cell table:style-name="TableCell5625">
            <text:p text:style-name="Standard"><text:span text:style-name="T5626">"Vaikkapa yhteen Taideyliopiston aihetta liippaavaan työhön tutustumista: http://ethesis.siba.fi/showreco</text:span><text:span text:style-name="T5627">rd.php?ID=459923 "</text:span></text:p>
          </table:table-cell>
        </table:table-row>
        <table:table-row table:style-name="TableRow5628">
          <table:table-cell table:style-name="TableCell5629">
            <text:p text:style-name="Standard"><text:span text:style-name="T5630">""</text:span></text:p>
          </table:table-cell>
        </table:table-row>
        <table:table-row table:style-name="TableRow5631">
          <table:table-cell table:style-name="TableCell5632">
            <text:p text:style-name="Standard"><text:span text:style-name="T5633">""</text:span></text:p>
          </table:table-cell>
        </table:table-row>
        <table:table-row table:style-name="TableRow5634">
          <table:table-cell table:style-name="TableCell5635">
            <text:p text:style-name="Standard"><text:span text:style-name="T5636">""</text:span></text:p>
          </table:table-cell>
        </table:table-row>
        <table:table-row table:style-name="TableRow5637">
          <table:table-cell table:style-name="TableCell5638">
            <text:p text:style-name="Standard"><text:span text:style-name="T5639">""</text:span></text:p>
          </table:table-cell>
        </table:table-row>
        <table:table-row table:style-name="TableRow5640">
          <table:table-cell table:style-name="TableCell5641">
            <text:p text:style-name="Standard"><text:span text:style-name="T5642">"Kirjoitimme tämän vastauksen yhteisesti Kalevalaisten Naisten Liiton puolesta. KNL on ensi vuonna 80 vuotta täyttävä kulttuuri- ja perinnejärjestö, jonka tärkein tehtävä on suomalaisen<text:s/></text:span><text:span text:style-name="T5643">kulttuuriperinnön edistäminen ja sen nykypäivään soveltaminen. Järjestössämme on 61 paikallista yhdistystä, joissa yli 4000 naista tekee oman paikkakuntansa ruohonjuuritason kulttuuriperintötyötä järjestämällä erilaisia<text:s/></text:span><text:soft-page-break/><text:span text:style-name="T5644">kulttuuritilaisuuksia yhteistyössä m</text:span><text:span text:style-name="T5645">uiden järjestöjen ja oman kunnan kulttuuritoimen tai kirjaston kanssa. Parhain terveisin ja kaikkea hyvää kulttuuriperintötyöhön! "</text:span></text:p>
          </table:table-cell>
        </table:table-row>
        <text:soft-page-break/>
        <table:table-row table:style-name="TableRow5646">
          <table:table-cell table:style-name="TableCell5647">
            <text:p text:style-name="Standard"><text:span text:style-name="T5648">""</text:span></text:p>
          </table:table-cell>
        </table:table-row>
        <table:table-row table:style-name="TableRow5649">
          <table:table-cell table:style-name="TableCell5650">
            <text:p text:style-name="Standard"><text:span text:style-name="T5651">"Toivottavasti ymmärrys kultuuriyhpäristön tärkeydestä vahvistuu ja sen hyväksi tarvittava toiminta suoranaisesti läh</text:span><text:span text:style-name="T5652">tee lentoon. Lujaa uskoa asian tärkeyteen tarvitaan!"</text:span></text:p>
          </table:table-cell>
        </table:table-row>
        <table:table-row table:style-name="TableRow5653">
          <table:table-cell table:style-name="TableCell5654">
            <text:p text:style-name="Standard"><text:span text:style-name="T5655">"YM n henkilökunta on tiukilla, kunheillä on kova paine palvella kaupunkilaisia, mutta Suomen metsästyskulttuurin hävittäminen ei ole maamme etu. "</text:span></text:p>
          </table:table-cell>
        </table:table-row>
        <table:table-row table:style-name="TableRow5656">
          <table:table-cell table:style-name="TableCell5657">
            <text:p text:style-name="Standard"><text:span text:style-name="T5658">"Kulttuuriperintöjä on useita - kuitenkin ne muodo</text:span><text:span text:style-name="T5659">stavat lokaalisti aina jonkinlaisen koosteen - moninaisuuedssa on aina jotakin yhtenäistävää. On tuettava sekä omaleimaisuutta että rauhanomaista rinnakkaisuutta."</text:span></text:p>
          </table:table-cell>
        </table:table-row>
        <table:table-row table:style-name="TableRow5660">
          <table:table-cell table:style-name="TableCell5661">
            <text:p text:style-name="Standard"><text:span text:style-name="T5662">""</text:span></text:p>
          </table:table-cell>
        </table:table-row>
        <table:table-row table:style-name="TableRow5663">
          <table:table-cell table:style-name="TableCell5664">
            <text:p text:style-name="Standard"><text:span text:style-name="T5665">""</text:span></text:p>
          </table:table-cell>
        </table:table-row>
        <table:table-row table:style-name="TableRow5666">
          <table:table-cell table:style-name="TableCell5667">
            <text:p text:style-name="Standard"><text:span text:style-name="T5668">""</text:span></text:p>
          </table:table-cell>
        </table:table-row>
        <table:table-row table:style-name="TableRow5669">
          <table:table-cell table:style-name="TableCell5670">
            <text:p text:style-name="Standard"><text:span text:style-name="T5671">""</text:span></text:p>
          </table:table-cell>
        </table:table-row>
        <table:table-row table:style-name="TableRow5672">
          <table:table-cell table:style-name="TableCell5673">
            <text:p text:style-name="Standard"><text:span text:style-name="T5674">""</text:span></text:p>
          </table:table-cell>
        </table:table-row>
        <table:table-row table:style-name="TableRow5675">
          <table:table-cell table:style-name="TableCell5676">
            <text:p text:style-name="Standard"><text:span text:style-name="T5677">""</text:span></text:p>
          </table:table-cell>
        </table:table-row>
        <table:table-row table:style-name="TableRow5678">
          <table:table-cell table:style-name="TableCell5679">
            <text:p text:style-name="Standard"><text:span text:style-name="T5680">"svåra frågor"</text:span></text:p>
          </table:table-cell>
        </table:table-row>
        <table:table-row table:style-name="TableRow5681">
          <table:table-cell table:style-name="TableCell5682">
            <text:p text:style-name="Standard"><text:span text:style-name="T5683">""</text:span></text:p>
          </table:table-cell>
        </table:table-row>
        <table:table-row table:style-name="TableRow5684">
          <table:table-cell table:style-name="TableCell5685">
            <text:p text:style-name="Standard"><text:span text:style-name="T5686">""</text:span></text:p>
          </table:table-cell>
        </table:table-row>
        <table:table-row table:style-name="TableRow5687">
          <table:table-cell table:style-name="TableCell5688">
            <text:p text:style-name="Standard"><text:span text:style-name="T5689">"Minulle sydäntä lähellä ovat<text:s/></text:span><text:span text:style-name="T5690">kulttuuriympäristöjen ekologiset arvot ja kasvilajit."</text:span></text:p>
          </table:table-cell>
        </table:table-row>
        <table:table-row table:style-name="TableRow5691">
          <table:table-cell table:style-name="TableCell5692">
            <text:p text:style-name="Standard"><text:span text:style-name="T5693">""</text:span></text:p>
          </table:table-cell>
        </table:table-row>
        <table:table-row table:style-name="TableRow5694">
          <table:table-cell table:style-name="TableCell5695">
            <text:p text:style-name="Standard"><text:span text:style-name="T5696">""</text:span></text:p>
          </table:table-cell>
        </table:table-row>
        <table:table-row table:style-name="TableRow5697">
          <table:table-cell table:style-name="TableCell5698">
            <text:p text:style-name="Standard"><text:span text:style-name="T5699">""</text:span></text:p>
          </table:table-cell>
        </table:table-row>
        <table:table-row table:style-name="TableRow5700">
          <table:table-cell table:style-name="TableCell5701">
            <text:p text:style-name="Standard"><text:span text:style-name="T5702">"Toivottavasti Faron sopimus, siitä käytävät keskustelut ja meneillään olevan KY-strateginan toimenpideohjelma edes hitusen vie asiaa eteenpäin... "</text:span></text:p>
          </table:table-cell>
        </table:table-row>
        <table:table-row table:style-name="TableRow5703">
          <table:table-cell table:style-name="TableCell5704">
            <text:p text:style-name="Standard"><text:span text:style-name="T5705">"Asia on todella tärkeä ja toivoi</text:span><text:span text:style-name="T5706">sin että asiasta kampanjoitaisiin julkisuudessa näyttävästi. Mieleeni muistuu tiedotuskampanja vuosien takaa jolloin Kansallismuseosta tuli uusia iskulauseita kuten "Museokamaa". Kultturiperintötyöhön pitää saada jotenkin huumori mukaan, me ihmiset kun ole</text:span><text:span text:style-name="T5707">mme sosiaalisia ja leikkiviä otuksia. Onnea työllenne!"</text:span></text:p>
          </table:table-cell>
        </table:table-row>
        <text:soft-page-break/>
        <table:table-row table:style-name="TableRow5708">
          <table:table-cell table:style-name="TableCell5709">
            <text:p text:style-name="Standard"><text:span text:style-name="T5710">"Olisi tärkeää, että saamen kielipesien rahoitusta jatkettaisiin, jotta saamen kieliä (pohjoissaame, inarinsaame ja kolttasaame) saataisiin elvytettyä ja jotta sitä kautta<text:s/></text:span><text:span text:style-name="T5711">saamelaiskulttuuri ja -kielet voisivat säilyä elävänä. "</text:span></text:p>
          </table:table-cell>
        </table:table-row>
        <table:table-row table:style-name="TableRow5712">
          <table:table-cell table:style-name="TableCell5713">
            <text:p text:style-name="Standard"><text:span text:style-name="T5714">""</text:span></text:p>
          </table:table-cell>
        </table:table-row>
        <table:table-row table:style-name="TableRow5715">
          <table:table-cell table:style-name="TableCell5716">
            <text:p text:style-name="Standard"><text:span text:style-name="T5717">""</text:span></text:p>
          </table:table-cell>
        </table:table-row>
        <table:table-row table:style-name="TableRow5718">
          <table:table-cell table:style-name="TableCell5719">
            <text:p text:style-name="Standard"><text:span text:style-name="T5720">""</text:span></text:p>
          </table:table-cell>
        </table:table-row>
        <table:table-row table:style-name="TableRow5721">
          <table:table-cell table:style-name="TableCell5722">
            <text:p text:style-name="Standard"><text:span text:style-name="T5723">""</text:span></text:p>
          </table:table-cell>
        </table:table-row>
        <table:table-row table:style-name="TableRow5724">
          <table:table-cell table:style-name="TableCell5725">
            <text:p text:style-name="Standard"><text:span text:style-name="T5726">""</text:span></text:p>
          </table:table-cell>
        </table:table-row>
        <table:table-row table:style-name="TableRow5727">
          <table:table-cell table:style-name="TableCell5728">
            <text:p text:style-name="Standard"><text:span text:style-name="T5729">""</text:span></text:p>
          </table:table-cell>
        </table:table-row>
        <table:table-row table:style-name="TableRow5730">
          <table:table-cell table:style-name="TableCell5731">
            <text:p text:style-name="Standard"><text:span text:style-name="T5732">""</text:span></text:p>
          </table:table-cell>
        </table:table-row>
        <table:table-row table:style-name="TableRow5733">
          <table:table-cell table:style-name="TableCell5734">
            <text:p text:style-name="Standard"><text:span text:style-name="T5735">""</text:span></text:p>
          </table:table-cell>
        </table:table-row>
        <table:table-row table:style-name="TableRow5736">
          <table:table-cell table:style-name="TableCell5737">
            <text:p text:style-name="Standard"><text:span text:style-name="T5738">""</text:span></text:p>
          </table:table-cell>
        </table:table-row>
        <table:table-row table:style-name="TableRow5739">
          <table:table-cell table:style-name="TableCell5740">
            <text:p text:style-name="Standard"><text:span text:style-name="T5741">""</text:span></text:p>
          </table:table-cell>
        </table:table-row>
        <table:table-row table:style-name="TableRow5742">
          <table:table-cell table:style-name="TableCell5743">
            <text:p text:style-name="Standard"><text:span text:style-name="T5744">"Olen itse töissä kulttuurisuunnittelijana Helsingin kulttuurihallinnossa ja voin tarvittaessa kertoa enemmän omista<text:s/></text:span><text:span text:style-name="T5745">poikkihallinnollisista vastaavista hankkeistamme, jos teitä kiinnostaa; [[poistettu vastaajan nimi ja sähköpostiosoite]]"</text:span></text:p>
          </table:table-cell>
        </table:table-row>
        <table:table-row table:style-name="TableRow5746">
          <table:table-cell table:style-name="TableCell5747">
            <text:p text:style-name="Standard"><text:span text:style-name="T5748">""</text:span></text:p>
          </table:table-cell>
        </table:table-row>
        <table:table-row table:style-name="TableRow5749">
          <table:table-cell table:style-name="TableCell5750">
            <text:p text:style-name="Standard"><text:span text:style-name="T5751">""</text:span></text:p>
          </table:table-cell>
        </table:table-row>
        <table:table-row table:style-name="TableRow5752">
          <table:table-cell table:style-name="TableCell5753">
            <text:p text:style-name="Standard"><text:span text:style-name="T5754">"Kulttuuriperinnön säilyttäminen on niin arvokas asia, ettei sitä voi milloinkaan liikaa korostaa."</text:span></text:p>
          </table:table-cell>
        </table:table-row>
        <table:table-row table:style-name="TableRow5755">
          <table:table-cell table:style-name="TableCell5756">
            <text:p text:style-name="Standard"><text:span text:style-name="T5757">""</text:span></text:p>
          </table:table-cell>
        </table:table-row>
        <table:table-row table:style-name="TableRow5758">
          <table:table-cell table:style-name="TableCell5759">
            <text:p text:style-name="Standard"><text:span text:style-name="T5760">""</text:span></text:p>
          </table:table-cell>
        </table:table-row>
        <table:table-row table:style-name="TableRow5761">
          <table:table-cell table:style-name="TableCell5762">
            <text:p text:style-name="Standard"><text:span text:style-name="T5763">""</text:span></text:p>
          </table:table-cell>
        </table:table-row>
        <table:table-row table:style-name="TableRow5764">
          <table:table-cell table:style-name="TableCell5765">
            <text:p text:style-name="Standard"><text:span text:style-name="T5766">"Näky</text:span><text:span text:style-name="T5767">vin tulos toistaiseksi omasta kulttuuriperintötyöstäni on kansallispukujen tuuletuspiknik. Tuuleteltu on jo viitenä vuonna ja tänä vuonna lähes 40 paikassa! Tuuletusidea on suorastaan imetty minulta, eli tällaiselle on todellakin tarvetta. Ja mikä parasta,</text:span><text:span text:style-name="T5768"><text:s/>tämän eteen kenenkään ei tarvitse tehdä kamalasti hommia. Tarvitsee huolehtia vain oma puku kuntoon ja omat eväät matkaan. kansallispuku.blogspot.fi/p/kansallispukujen-tuuletuspiknik.html"</text:span></text:p>
          </table:table-cell>
        </table:table-row>
        <table:table-row table:style-name="TableRow5769">
          <table:table-cell table:style-name="TableCell5770">
            <text:p text:style-name="Standard"><text:span text:style-name="T5771">""</text:span></text:p>
          </table:table-cell>
        </table:table-row>
        <text:soft-page-break/>
        <table:table-row table:style-name="TableRow5772">
          <table:table-cell table:style-name="TableCell5773">
            <text:p text:style-name="Standard"><text:span text:style-name="T5774">"Tärkeä aihe, hyvä, että kulttuuriperintöä<text:s/></text:span><text:span text:style-name="T5775">pohditaan ja mietitään sen erilaisia muotoja ja tarkoituksia!"</text:span></text:p>
          </table:table-cell>
        </table:table-row>
        <table:table-row table:style-name="TableRow5776">
          <table:table-cell table:style-name="TableCell5777">
            <text:p text:style-name="Standard"><text:span text:style-name="T5778">""</text:span></text:p>
          </table:table-cell>
        </table:table-row>
        <table:table-row table:style-name="TableRow5779">
          <table:table-cell table:style-name="TableCell5780">
            <text:p text:style-name="Standard"><text:span text:style-name="T5781">"Alueita suunnitellaan niin, että virkistyksellä ei ole väliä. Luin juuri Euran metsien rakentamisesta. Yhtenäistetään asuinalueita. Viedään ulkoilumahdollisuudet. Tai<text:s/></text:span><text:span text:style-name="T5782">huononnetaan ratkaisevasti. Se laskee sen alueen tasoa. Alue ei kiinnosta, jos se ei tarjoa muuta kuin asunnon ja työtä."</text:span></text:p>
          </table:table-cell>
        </table:table-row>
        <table:table-row table:style-name="TableRow5783">
          <table:table-cell table:style-name="TableCell5784">
            <text:p text:style-name="Standard"><text:span text:style-name="T5785">"Opetus- ja kulttuuriministeriön työryhmä ehdotti (13.4.2011) kulttuurialan aloituspaikkoihin ammattikouluissa, ammattikorkeakouluis</text:span><text:span text:style-name="T5786">sa ja yliopistoissa noin 3 000:n vähennystä vuodesta 2016 lukien.(Nykytilannetta en tiedä.) Kulttuurialaan lasketaan (opetushallitus, ammattikoulutus) kuuluviksi käsi- ja taideteollisuus, audiovisuaalinen viestintä, kuvallinen ilmaisu, tanssiala, musiikkia</text:span><text:span text:style-name="T5787">la ja sirkusala. Puolueiden vaaliohjelmat vuonna 2011 kuvasivat hyvin suppeata kulttuurin käsitekenttää (HS 14.4.2011). Lehden tekstissä jopa taide ja kulttuuri erotetaan toisistaan. On mielenkiintoista, miten kulttuuri on saanut varsin suppean käsite- ja<text:s/></text:span><text:span text:style-name="T5788">toimintaympäristön. Meillä on opetus- ja kulttuuriministeriö, vaikka kulttuuriministeriö riittäisi kattamaan koko toiminta-alan. Aikojen saatossa käsitteet luonnollisesti muuttuvat, mutta kulttuurin ei soisi kärsivän nykyisen kaltaista arvoromahdusta. Kult</text:span><text:span text:style-name="T5789">tuurilla (lat. cultura = viljelys, alk. maanviljely) tarkoitetaan yhteisön tai ihmiskunnan henkisten ja aineellisten saavutusten kokonaisuutta, myös sivistystä. Nykysuomen sanakirjan mukaan kulttuuri on ihmiskunnan, jonkin kansan tai kansanryhmän tms aikoj</text:span><text:span text:style-name="T5790">en kuluessa saavuttama aineellisen ja henkisen kehityksen tila tai aste kaikkine ilmiöineen, teknillinen, taloudellinen ja henkinen viljely. Usein kulttuuri samaistetaan sivistykseen, johon tavallisesti ei kuitenkaan lueta ns. aineellista kulttuuria. Sivis</text:span><text:span text:style-name="T5791">tys tarkoittaa kasvatuksen kautta omaksuttua tietoa, henkistä kehittyneisyyttä ja avarakatseisuutta. Tässä mielessä puhutaan opillisesta tai muodollisesta sivistyksestä, humanistisesta ja luonnontieteellisestä sivistyksestä, yleissivistyksestä tai akateemi</text:span><text:span text:style-name="T5792">sesta sivistyksestä, sekä toisaalta ihmisen sisäisestä kehittyneisyydestä ja kypsyydestä. Jälkimmäiseen saatetaan viitata ”sydämen sivistyksenä” tai viisautena. Sivistyksen sisällöstä on erilaisia käsityksiä. Sana sivistys voi tarkoittaa myös korkeakulttuu</text:span><text:span text:style-name="T5793">ria, sivilisaatiota (lat. civilis = kansalainen tai kaupunkilainen, joka elää kaupunkinsa sääntöjen mukaan). Kulttuurin ymmärtäminen ei ole yksinkertaista. Nimittäin runoilijan ja monipuolisen kulttuurivaikuttajan V.A. Koskenniemen tultua valituksi vuonna<text:s/></text:span><text:span text:style-name="T5794">1948 Suomen Akatemian jäseneksi vastoin vasemmiston kantaa kerrotaan tasavallan presidentti Paasikiven haukkuneen Urho Kekkosen tämän yhdyttyä Koskenniemen parjaajiin. ”Huusi, että mitä sinä sekaannut kulttuuriasioihin. Mitä saatanaa sinä niistä ymmärrät!”</text:span><text:span text:style-name="T5795">, kertoi Kekkonen. Voidaan perustellusti (Huntington) sanoa, että ihmisen historia on kulttuurien historiaa. Kulttuureille on ominaista niiden pitkä jatkuvuus. Imperiumit ja kansallisvaltiot nousevat ja tuhoutuvat, poliittiset ideologiat syntyvät ja kuolev</text:span><text:span text:style-name="T5796">at, mutta kulttuurit säilyttävät perusolemuksensa. Nykyiset valtakulttuurit ovat olleet olemassa vuosituhansia. Kulttuuri tulisi saattaa sille kuuluvaan arvoonsa, myös käsitteenä. "</text:span></text:p>
          </table:table-cell>
        </table:table-row>
        <table:table-row table:style-name="TableRow5797">
          <table:table-cell table:style-name="TableCell5798">
            <text:p text:style-name="Standard"><text:span text:style-name="T5799">"Kulttuuriperinnön vaaliminen on kaukonäköinen satsaus tulevaisuuteen. E</text:span><text:span text:style-name="T5800">i tässä suhteessa enää uutta 60- ja 70-lukua, kiitos!"</text:span></text:p>
          </table:table-cell>
        </table:table-row>
        <table:table-row table:style-name="TableRow5801">
          <table:table-cell table:style-name="TableCell5802">
            <text:p text:style-name="Standard"><text:span text:style-name="T5803">""</text:span></text:p>
          </table:table-cell>
        </table:table-row>
        <table:table-row table:style-name="TableRow5804">
          <table:table-cell table:style-name="TableCell5805">
            <text:p text:style-name="Standard"><text:span text:style-name="T5806">"Hyviä tarinoita kannattaa tuoda julki, se kannustaa ihmisiä yhteisiin talkoisiin."</text:span></text:p>
          </table:table-cell>
        </table:table-row>
        <text:soft-page-break/>
        <table:table-row table:style-name="TableRow5807">
          <table:table-cell table:style-name="TableCell5808">
            <text:p text:style-name="Standard"><text:span text:style-name="T5809">"Hallinnossa pitäisi ottaa reippaampi ote näihin asioihin. Esimerkiksi maisemayleissopimuksen ratifiointi me</text:span><text:span text:style-name="T5810">ni minimitasolla, ilman uusia säädösmuutoksia. "</text:span></text:p>
          </table:table-cell>
        </table:table-row>
        <table:table-row table:style-name="TableRow5811">
          <table:table-cell table:style-name="TableCell5812">
            <text:p text:style-name="Standard"><text:span text:style-name="T5813">""</text:span></text:p>
          </table:table-cell>
        </table:table-row>
        <table:table-row table:style-name="TableRow5814">
          <table:table-cell table:style-name="TableCell5815">
            <text:p text:style-name="Standard"><text:span text:style-name="T5816">"Olemme pienellä työryhmällä (Lusto &amp; Metropolia) mutta suurella testijoukolla kehittämässä suomalaisten museoiden käyttöön museo-objektien ja -kokoelmien merkitysanalyysimenetelmää, jonka tavoitteena</text:span><text:span text:style-name="T5817"><text:s/>on auttaa tuottamaan merkityksellisempää ja käytettävämpää kulttuuriperintöä. Hankkeessa seuraamme tiiviisti sekä kulttuuriperintötoimijoiden että kulttuuriperinnön tutkijoiden käymää keskustelua ja pyrimme osaltamme tuomaan käsitteeseen liitettyjä modern</text:span><text:span text:style-name="T5818">eja näkökulmia käytännön museotyöhön. Merkitysanalyysin esikuvana on australialainen Significance, objektien ja kokoelmien arvon ja merkityksen määrittelymenetelmä, jota myös brittimuseot ovat viime vuosina soveltaneet."</text:span></text:p>
          </table:table-cell>
        </table:table-row>
        <table:table-row table:style-name="TableRow5819">
          <table:table-cell table:style-name="TableCell5820">
            <text:p text:style-name="Standard"><text:span text:style-name="T5821">""</text:span></text:p>
          </table:table-cell>
        </table:table-row>
        <table:table-row table:style-name="TableRow5822">
          <table:table-cell table:style-name="TableCell5823">
            <text:p text:style-name="Standard"><text:span text:style-name="T5824">""</text:span></text:p>
          </table:table-cell>
        </table:table-row>
        <table:table-row table:style-name="TableRow5825">
          <table:table-cell table:style-name="TableCell5826">
            <text:p text:style-name="Standard"><text:span text:style-name="T5827">""</text:span></text:p>
          </table:table-cell>
        </table:table-row>
        <table:table-row table:style-name="TableRow5828">
          <table:table-cell table:style-name="TableCell5829">
            <text:p text:style-name="Standard"><text:span text:style-name="T5830">"Hienoa että<text:s/></text:span><text:span text:style-name="T5831">tällainen hanke on. Toivottavasti tästä tiedotetaan laajasti"</text:span></text:p>
          </table:table-cell>
        </table:table-row>
        <table:table-row table:style-name="TableRow5832">
          <table:table-cell table:style-name="TableCell5833">
            <text:p text:style-name="Standard"><text:span text:style-name="T5834">""</text:span></text:p>
          </table:table-cell>
        </table:table-row>
        <table:table-row table:style-name="TableRow5835">
          <table:table-cell table:style-name="TableCell5836">
            <text:p text:style-name="Standard"><text:span text:style-name="T5837">"Kaupunkilaiset tulevat kesällä maalle, silmänilo avarasta peltomaisemasta ei ole itsestäänselvyys, antakaamme siis maaseutukulttuurille mahdollisuus!"</text:span></text:p>
          </table:table-cell>
        </table:table-row>
        <table:table-row table:style-name="TableRow5838">
          <table:table-cell table:style-name="TableCell5839">
            <text:p text:style-name="Standard"><text:span text:style-name="T5840">""</text:span></text:p>
          </table:table-cell>
        </table:table-row>
        <table:table-row table:style-name="TableRow5841">
          <table:table-cell table:style-name="TableCell5842">
            <text:p text:style-name="Standard"><text:span text:style-name="T5843">""</text:span></text:p>
          </table:table-cell>
        </table:table-row>
        <table:table-row table:style-name="TableRow5844">
          <table:table-cell table:style-name="TableCell5845">
            <text:p text:style-name="Standard"><text:span text:style-name="T5846">""</text:span></text:p>
          </table:table-cell>
        </table:table-row>
        <table:table-row table:style-name="TableRow5847">
          <table:table-cell table:style-name="TableCell5848">
            <text:p text:style-name="Standard"><text:span text:style-name="T5849">""</text:span></text:p>
          </table:table-cell>
        </table:table-row>
        <table:table-row table:style-name="TableRow5850">
          <table:table-cell table:style-name="TableCell5851">
            <text:p text:style-name="Standard"><text:span text:style-name="T5852">"Hyvä että as</text:span><text:span text:style-name="T5853">ioista keskustellaan!"</text:span></text:p>
          </table:table-cell>
        </table:table-row>
        <table:table-row table:style-name="TableRow5854">
          <table:table-cell table:style-name="TableCell5855">
            <text:p text:style-name="Standard"><text:span text:style-name="T5856">""</text:span></text:p>
          </table:table-cell>
        </table:table-row>
        <table:table-row table:style-name="TableRow5857">
          <table:table-cell table:style-name="TableCell5858">
            <text:p text:style-name="Standard"><text:span text:style-name="T5859">""</text:span></text:p>
          </table:table-cell>
        </table:table-row>
        <table:table-row table:style-name="TableRow5860">
          <table:table-cell table:style-name="TableCell5861">
            <text:p text:style-name="Standard"><text:span text:style-name="T5862">"Taloudellisia resursseja ja työpaikkoja on luotava alalle huomattavasti lisää. Ilman historiaa ei ole tulevaisuuttakaan."</text:span></text:p>
          </table:table-cell>
        </table:table-row>
        <table:table-row table:style-name="TableRow5863">
          <table:table-cell table:style-name="TableCell5864">
            <text:p text:style-name="Standard"><text:span text:style-name="T5865">"Tälle kansalle pitää saada henkinen selkäranka ja ylpeys omasta perinnöstä takaisin."</text:span></text:p>
          </table:table-cell>
        </table:table-row>
        <table:table-row table:style-name="TableRow5866">
          <table:table-cell table:style-name="TableCell5867">
            <text:p text:style-name="Standard"><text:span text:style-name="T5868">"tämänhetken tilanne Vuosaaressa: -1800-luvun vanha ruotsinkielinen puukoulu ollaan purkamassa että saadaan tontti rakentamisella. -1800-luvun Pehtoorintalo ja työväenasuintalo ollaan myymässä Vuosaaren kartanon pihamiljööstä.-Skatan tila<text:s/></text:span><text:soft-page-break/><text:span text:style-name="T5869">ollaan myymässä y</text:span><text:span text:style-name="T5870">ksityiselle. -Omenamäentorppa (1900-alku) on tyhjänä ja vanerit ikkunoissa. - Hallkullan (juuri hankittu, upea merenranta tontti omalla saarella) huvila on ränsistynyt ja myydään yksityiselle. -monet kaupungin omistamat huvilat ovat myynnissä yksityisille,</text:span><text:span text:style-name="T5871"><text:s/>jolloin niiden läheisyyteen ei kaupunkilaisilla ole enää asiaa. Eli Vuosaaren kulttuuriperintö on todella uhattuna!"</text:span></text:p>
          </table:table-cell>
        </table:table-row>
        <text:soft-page-break/>
        <table:table-row table:style-name="TableRow5872">
          <table:table-cell table:style-name="TableCell5873">
            <text:p text:style-name="Standard"><text:span text:style-name="T5874">""</text:span></text:p>
          </table:table-cell>
        </table:table-row>
        <table:table-row table:style-name="TableRow5875">
          <table:table-cell table:style-name="TableCell5876">
            <text:p text:style-name="Standard"><text:span text:style-name="T5877">"Erityisesti rakennussuojelu ja rakennetun kulttuuriympäristön suojelu ja arvostus on Suomessa lähinnä vitsi. "</text:span></text:p>
          </table:table-cell>
        </table:table-row>
        <table:table-row table:style-name="TableRow5878">
          <table:table-cell table:style-name="TableCell5879">
            <text:p text:style-name="Standard"><text:span text:style-name="T5880">""</text:span></text:p>
          </table:table-cell>
        </table:table-row>
        <table:table-row table:style-name="TableRow5881">
          <table:table-cell table:style-name="TableCell5882">
            <text:p text:style-name="Standard"><text:span text:style-name="T5883">""</text:span></text:p>
          </table:table-cell>
        </table:table-row>
        <table:table-row table:style-name="TableRow5884">
          <table:table-cell table:style-name="TableCell5885">
            <text:p text:style-name="Standard"><text:span text:style-name="T5886">""</text:span></text:p>
          </table:table-cell>
        </table:table-row>
        <table:table-row table:style-name="TableRow5887">
          <table:table-cell table:style-name="TableCell5888">
            <text:p text:style-name="Standard"><text:span text:style-name="T5889">"Kulttuuriperintöä ei tarvitsisi nähdä erillisenä ja kaukaisena "nykyhetkestä", jotenkin rajattavana asiana. Kaikki mitä nytkin teemme ja rakennamme muodostuu ehkä kulttuuriperinnöksi säilyessään. Olisi lisättävä ymmärrystä siitä, että se mitä on ennen mei</text:span><text:span text:style-name="T5890">tä ollut, on vaikuttanut meihin kaikella tapaa. Saamalla laajempaa käsitystä menneestä ymmärrämme myös itseämme ja voimme tehdä parempia valintoja siitä, mihin suuntaan haluamme seuraavaksi mennä."</text:span></text:p>
          </table:table-cell>
        </table:table-row>
        <table:table-row table:style-name="TableRow5891">
          <table:table-cell table:style-name="TableCell5892">
            <text:p text:style-name="Standard"><text:span text:style-name="T5893">"Kulttuuriperintö kytkeytyy monin tavoin<text:s/></text:span><text:span text:style-name="T5894">uskontoihin. "</text:span></text:p>
          </table:table-cell>
        </table:table-row>
        <table:table-row table:style-name="TableRow5895">
          <table:table-cell table:style-name="TableCell5896">
            <text:p text:style-name="Standard"><text:span text:style-name="T5897">""</text:span></text:p>
          </table:table-cell>
        </table:table-row>
        <table:table-row table:style-name="TableRow5898">
          <table:table-cell table:style-name="TableCell5899">
            <text:p text:style-name="Standard"><text:span text:style-name="T5900">"Kulttuuriperintö on jokaisen ihmisen inhimillistä perintöä. Kukaan ei saa jäädä perinnöttä. "</text:span></text:p>
          </table:table-cell>
        </table:table-row>
        <table:table-row table:style-name="TableRow5901">
          <table:table-cell table:style-name="TableCell5902">
            <text:p text:style-name="Standard"><text:span text:style-name="T5903">"Hallitus käsittelee huomenna lakiehdotusta jolla yliopiston tutkimusrahojen suuntaaminen annettaisiin poliitikoille entistä enemmän. Se<text:s/></text:span><text:span text:style-name="T5904">tulee johtamaan kulttuurityön kaventumiseen ja alistamiseen elinkeinoelämän kuiville tavoitteille. Hirveä suunta kulttuurin näkökulmasta. Hyvää kulttuurityötä ei tehdä rahankiilto silmissä eikä ideologisin perustein! Akateemisen vapauden tuhoaminen näin lo</text:span><text:span text:style-name="T5905">pettaa myös tuetun kulttuurin tutkimuksen. Sitä joudutaan tekemään paitsiossa ilman rahoitusta ja tottakai se vaikeutuu tällä. Ihmiset, taiteilijat jne. tarvitsevat toimeentulon. Ekonomistien ja insinöörien orwellimainen maailman ei kestä eikä tue hyvinvoi</text:span><text:span text:style-name="T5906">ntia joka syntyy sivistyksestä ja sisäisistä hyvänolon resepteistä. "</text:span></text:p>
          </table:table-cell>
        </table:table-row>
        <table:table-row table:style-name="TableRow5907">
          <table:table-cell table:style-name="TableCell5908">
            <text:p text:style-name="Standard"><text:span text:style-name="T5909">""</text:span></text:p>
          </table:table-cell>
        </table:table-row>
        <table:table-row table:style-name="TableRow5910">
          <table:table-cell table:style-name="TableCell5911">
            <text:p text:style-name="Standard"><text:span text:style-name="T5912">"Kulttuuriperintö on Suomessa aihe, josta ihmiset eivät arjessaan paljon puhu. Tähän voitaisiin hakea parannusta. Tavoite on tilanne, jossa kulttuuriperinnöstä puhutaan yhtä luont</text:span><text:span text:style-name="T5913">evasti kuin säästä. "</text:span></text:p>
          </table:table-cell>
        </table:table-row>
        <table:table-row table:style-name="TableRow5914">
          <table:table-cell table:style-name="TableCell5915">
            <text:p text:style-name="Standard"><text:span text:style-name="T5916">""</text:span></text:p>
          </table:table-cell>
        </table:table-row>
        <table:table-row table:style-name="TableRow5917">
          <table:table-cell table:style-name="TableCell5918">
            <text:p text:style-name="Standard"><text:span text:style-name="T5919">""</text:span></text:p>
          </table:table-cell>
        </table:table-row>
        <table:table-row table:style-name="TableRow5920">
          <table:table-cell table:style-name="TableCell5921">
            <text:p text:style-name="Standard"><text:span text:style-name="T5922">""</text:span></text:p>
          </table:table-cell>
        </table:table-row>
        <text:soft-page-break/>
        <table:table-row table:style-name="TableRow5923">
          <table:table-cell table:style-name="TableCell5924">
            <text:p text:style-name="Standard"><text:span text:style-name="T5925">"Aivan liikaa ehtiäkseni tänä yönä kirjoittaa sen kaiken!"</text:span></text:p>
          </table:table-cell>
        </table:table-row>
        <table:table-row table:style-name="TableRow5926">
          <table:table-cell table:style-name="TableCell5927">
            <text:p text:style-name="Standard"><text:span text:style-name="T5928">"Eurooppalaisiin juuriimme liittyvät arvot, uskomukset ja tavat ovat mielestäni tärkeimmät. Näistä olen ottanut esille erityisesti kristinusko ja analyyttis</text:span><text:span text:style-name="T5929">en filosofia opit ja käytännöt. Myös muunlaisten tietojen ja taitojen vaalimisen tulisi olla keskeinen osa kulttuuriperintötyötä. Tasapaino uudistumistarpeen ja kulttuurisen jatkuvuuden välillä pitäisi löytyä. Pewrintöä koskevaa tietoa tulisi hankkia, syve</text:span><text:span text:style-name="T5930">ntää ja tarkistaa aktiivisesti tutkimuksen avulla. Kulttuuriperinnön roolin tulisi nykyhetkeä ja tulevaisuutta ajatellen olla myös neuvottelujen ja demokraattisen päätöksenteon asia. Menneisyyden nostalgisointi samoin kuin ylenkatse eivät ole tavoiteltavia</text:span><text:span text:style-name="T5931"><text:s/>asioita. Kulttuuriperinnön yhteiskunnallisen tehtävän tulisikin olla kriittisen ajattelun edistäminen omaa kulkttuurihistoriallista ymmärrystä ajatellen sekä kulttuurin sosiaalisen ja poliittisen rakentumisen parempi ymmärrys. Suhteemme valikoivuus kulttu</text:span><text:span text:style-name="T5932">uriperintöömme tulisi myöntää. Myös uudet kulttuurit ja kulttuuriset käytänteet ovat potentiaalista kulttuuriperintöämme. Teknologiset ja sosiaaliset innovaatiot luovat mahdollisuuksia (affordances) uusien kulttuurien ja kulttuuristen käytänteiden ilmaantu</text:span><text:span text:style-name="T5933">a. Kristinusko, analyyttinen filosofia, keskusteleva demokratia, suvaitsevaisuus ja välittäminen ovat kulttuurisen preintömme vaalittavia asioita. Taikausko, totalitarismi, nationalismi, sovinismi ja rasismi eivät ole."</text:span></text:p>
          </table:table-cell>
        </table:table-row>
        <table:table-row table:style-name="TableRow5934">
          <table:table-cell table:style-name="TableCell5935">
            <text:p text:style-name="Standard"><text:span text:style-name="T5936">""</text:span></text:p>
          </table:table-cell>
        </table:table-row>
        <table:table-row table:style-name="TableRow5937">
          <table:table-cell table:style-name="TableCell5938">
            <text:p text:style-name="Standard"><text:span text:style-name="T5939">"Ihminen on ainoa eläin<text:s/></text:span><text:span text:style-name="T5940">planeetalla, joka istuu yhdessä syömään ja siirtää samalla tarinaa sukupolvelta toiselle..."</text:span></text:p>
          </table:table-cell>
        </table:table-row>
        <table:table-row table:style-name="TableRow5941">
          <table:table-cell table:style-name="TableCell5942">
            <text:p text:style-name="Standard"><text:span text:style-name="T5943">"Toivon suurempaa poliittista tukea kulttuuriperinnölle. "</text:span></text:p>
          </table:table-cell>
        </table:table-row>
        <table:table-row table:style-name="TableRow5944">
          <table:table-cell table:style-name="TableCell5945">
            <text:p text:style-name="Standard"><text:span text:style-name="T5946">"Hyvin tärkeä asia, onnea eteenpäin!"</text:span></text:p>
          </table:table-cell>
        </table:table-row>
        <table:table-row table:style-name="TableRow5947">
          <table:table-cell table:style-name="TableCell5948">
            <text:p text:style-name="Standard"><text:span text:style-name="T5949">""</text:span></text:p>
          </table:table-cell>
        </table:table-row>
        <table:table-row table:style-name="TableRow5950">
          <table:table-cell table:style-name="TableCell5951">
            <text:p text:style-name="Standard"><text:span text:style-name="T5952">"Hyvä, että ratifiointi aloitettiin vihdoin ja viimein.</text:span><text:span text:style-name="T5953"><text:s/>Suomi on kulttuuriympäristöjen hoidon kehitysmaa."</text:span></text:p>
          </table:table-cell>
        </table:table-row>
        <table:table-row table:style-name="TableRow5954">
          <table:table-cell table:style-name="TableCell5955">
            <text:p text:style-name="Standard"><text:span text:style-name="T5956">"Meitä on joukko, jotka kärsivät nähdessään suomalaisen perinnön väheksymistä ulkomaisten kaupallisten arvojen jyrätessä."</text:span></text:p>
          </table:table-cell>
        </table:table-row>
        <table:table-row table:style-name="TableRow5957">
          <table:table-cell table:style-name="TableCell5958">
            <text:p text:style-name="Standard"><text:span text:style-name="T5959">"Uusia innovatiivisia tapoja museoiden yms. toimintaan tarvitaan."</text:span></text:p>
          </table:table-cell>
        </table:table-row>
        <table:table-row table:style-name="TableRow5960">
          <table:table-cell table:style-name="TableCell5961">
            <text:p text:style-name="Standard"><text:span text:style-name="T5962">"Pelasta</text:span><text:span text:style-name="T5963">kaa konservaattorikoulutus Suomesa!"</text:span></text:p>
          </table:table-cell>
        </table:table-row>
        <table:table-row table:style-name="TableRow5964">
          <table:table-cell table:style-name="TableCell5965">
            <text:p text:style-name="Standard"><text:span text:style-name="T5966">""</text:span></text:p>
          </table:table-cell>
        </table:table-row>
        <table:table-row table:style-name="TableRow5967">
          <table:table-cell table:style-name="TableCell5968">
            <text:p text:style-name="Standard"><text:span text:style-name="T5969">""</text:span></text:p>
          </table:table-cell>
        </table:table-row>
        <table:table-row table:style-name="TableRow5970">
          <table:table-cell table:style-name="TableCell5971">
            <text:p text:style-name="Standard"><text:span text:style-name="T5972">"Hyvin tärkeä asia. Hyvä herätellä kansalaisia ajattelemaan aihetta."</text:span></text:p>
          </table:table-cell>
        </table:table-row>
        <table:table-row table:style-name="TableRow5973">
          <table:table-cell table:style-name="TableCell5974">
            <text:p text:style-name="Standard"><text:span text:style-name="T5975">"Hakkapeliittatapahtuma Tammelassa on vallan mainio keksintö! Siellä on ihana 1600 - luvun tunnelma. Saman tyyppisiä<text:s/></text:span><text:span text:style-name="T5976">teemapäiviä tai vastaavia voisi olla enemmänkin tässä seutukunnalla ja varsinkin joulun alla, miksei koko suomessa ylipäätään. joissain suuremmissa kaupungeissa tiettävästi vain on. Vanhojen taitojen osaajat pääsevät<text:s/></text:span><text:soft-page-break/><text:span text:style-name="T5977">tuollaisissa tapahtumissa esittelemään<text:s/></text:span><text:span text:style-name="T5978">taitojaan ja jakamaan niitä jälkipolville, joilta on taidot jo hävinneet."</text:span></text:p>
          </table:table-cell>
        </table:table-row>
        <text:soft-page-break/>
        <table:table-row table:style-name="TableRow5979">
          <table:table-cell table:style-name="TableCell5980">
            <text:p text:style-name="Standard"><text:span text:style-name="T5981">"Selventäkää mitä tarkoitatte, mitä haluatte, mihin pyritte? Hienoja ohjelmia ei kannata tehdä, jos emme sisäistä niitä."</text:span></text:p>
          </table:table-cell>
        </table:table-row>
        <table:table-row table:style-name="TableRow5982">
          <table:table-cell table:style-name="TableCell5983">
            <text:p text:style-name="Standard"><text:span text:style-name="T5984">""</text:span></text:p>
          </table:table-cell>
        </table:table-row>
        <table:table-row table:style-name="TableRow5985">
          <table:table-cell table:style-name="TableCell5986">
            <text:p text:style-name="Standard"><text:span text:style-name="T5987">"Suomalaiset jokamiehen oikeudet - eli kaikkien oi</text:span><text:span text:style-name="T5988">keus liikkua luonnossa ja käyttää luontoa virkistykseen - pitäisi kirjata osaksi kansallista kulttuuriperintöämme. Kulttuurimme on vahvasti sidoksissa luontoon ja ympäristöömme. Myös "maan tapa" luonnossa liikkumiseen ja fyysisen sekä henkisen hyvinvoinnin</text:span><text:span text:style-name="T5989"><text:s/>saamiseen luonnosta on maailman mittakaavassa merkittävää. Jokamiehen oikeuksia ei ole kirjattu lakiin - siksi olisi tärkeää tunnistaa ne oleellisena osana kulttuuriperintöämme."</text:span></text:p>
          </table:table-cell>
        </table:table-row>
        <table:table-row table:style-name="TableRow5990">
          <table:table-cell table:style-name="TableCell5991">
            <text:p text:style-name="Standard"><text:span text:style-name="T5992">""</text:span></text:p>
          </table:table-cell>
        </table:table-row>
        <table:table-row table:style-name="TableRow5993">
          <table:table-cell table:style-name="TableCell5994">
            <text:p text:style-name="Standard"><text:span text:style-name="T5995">"Stöd för bevarande av vårt kulturarv står och faller med det stöd de</text:span><text:span text:style-name="T5996">t får i landets högsta beslutande organ, riksdagen. Att göra kulturarvets skötsel till en bland riksdagens ledamöter allmänt omfattad strävan måste få ett brett stöd också av folket/partierna. Vem har lobbat för det och med vilken effekt? Resultatet är i a</text:span><text:span text:style-name="T5997">lla fall dåligt!"</text:span></text:p>
          </table:table-cell>
        </table:table-row>
        <table:table-row table:style-name="TableRow5998">
          <table:table-cell table:style-name="TableCell5999">
            <text:p text:style-name="Standard"><text:span text:style-name="T6000">"Plaa. "</text:span></text:p>
          </table:table-cell>
        </table:table-row>
        <table:table-row table:style-name="TableRow6001">
          <table:table-cell table:style-name="TableCell6002">
            <text:p text:style-name="Standard"><text:span text:style-name="T6003">""</text:span></text:p>
          </table:table-cell>
        </table:table-row>
        <table:table-row table:style-name="TableRow6004">
          <table:table-cell table:style-name="TableCell6005">
            <text:p text:style-name="Standard"><text:span text:style-name="T6006">"Kulttuuriperintöä tulee vaalia, sitä tulee jatkaa eteenpäin ja sitä voi hyödyntää modernisoimalla kaupalliseenkin käyttöön... tämä mielikuva tulisi muuttaa."</text:span></text:p>
          </table:table-cell>
        </table:table-row>
        <table:table-row table:style-name="TableRow6007">
          <table:table-cell table:style-name="TableCell6008">
            <text:p text:style-name="Standard"><text:span text:style-name="T6009">""</text:span></text:p>
          </table:table-cell>
        </table:table-row>
        <table:table-row table:style-name="TableRow6010">
          <table:table-cell table:style-name="TableCell6011">
            <text:p text:style-name="Standard"><text:span text:style-name="T6012">""</text:span></text:p>
          </table:table-cell>
        </table:table-row>
        <table:table-row table:style-name="TableRow6013">
          <table:table-cell table:style-name="TableCell6014">
            <text:p text:style-name="Standard"><text:span text:style-name="T6015">""</text:span></text:p>
          </table:table-cell>
        </table:table-row>
        <table:table-row table:style-name="TableRow6016">
          <table:table-cell table:style-name="TableCell6017">
            <text:p text:style-name="Standard"><text:span text:style-name="T6018">""</text:span></text:p>
          </table:table-cell>
        </table:table-row>
        <table:table-row table:style-name="TableRow6019">
          <table:table-cell table:style-name="TableCell6020">
            <text:p text:style-name="Standard"><text:span text:style-name="T6021">"Ehkä olen sanonut jo<text:s/></text:span><text:span text:style-name="T6022">tarpeeksi! :D Toivottavasti saatte kyselyyn paljon vastauksia. "</text:span></text:p>
          </table:table-cell>
        </table:table-row>
        <table:table-row table:style-name="TableRow6023">
          <table:table-cell table:style-name="TableCell6024">
            <text:p text:style-name="Standard"><text:span text:style-name="T6025">""</text:span></text:p>
          </table:table-cell>
        </table:table-row>
        <table:table-row table:style-name="TableRow6026">
          <table:table-cell table:style-name="TableCell6027">
            <text:p text:style-name="Standard"><text:span text:style-name="T6028">"Pelastakaa Vaasan jalkapallokulttuuri! Stadion on oikeasti aikansa elänyt, eikä sielä ole viihtyisää olla olosuhteiden puolesta, vaikka tunnelmaa muuten kyllä löytyy. "</text:span></text:p>
          </table:table-cell>
        </table:table-row>
        <table:table-row table:style-name="TableRow6029">
          <table:table-cell table:style-name="TableCell6030">
            <text:p text:style-name="Standard"><text:span text:style-name="T6031">""</text:span></text:p>
          </table:table-cell>
        </table:table-row>
        <table:table-row table:style-name="TableRow6032">
          <table:table-cell table:style-name="TableCell6033">
            <text:p text:style-name="Standard"><text:span text:style-name="T6034">""</text:span></text:p>
          </table:table-cell>
        </table:table-row>
        <table:table-row table:style-name="TableRow6035">
          <table:table-cell table:style-name="TableCell6036">
            <text:p text:style-name="Standard"><text:span text:style-name="T6037">""</text:span></text:p>
          </table:table-cell>
        </table:table-row>
        <text:soft-page-break/>
        <table:table-row table:style-name="TableRow6038">
          <table:table-cell table:style-name="TableCell6039">
            <text:p text:style-name="Standard"><text:span text:style-name="T6040">""</text:span></text:p>
          </table:table-cell>
        </table:table-row>
        <table:table-row table:style-name="TableRow6041">
          <table:table-cell table:style-name="TableCell6042">
            <text:p text:style-name="Standard"><text:span text:style-name="T6043">""</text:span></text:p>
          </table:table-cell>
        </table:table-row>
        <table:table-row table:style-name="TableRow6044">
          <table:table-cell table:style-name="TableCell6045">
            <text:p text:style-name="Standard"><text:span text:style-name="T6046">""</text:span></text:p>
          </table:table-cell>
        </table:table-row>
        <table:table-row table:style-name="TableRow6047">
          <table:table-cell table:style-name="TableCell6048">
            <text:p text:style-name="Standard"><text:span text:style-name="T6049">""</text:span></text:p>
          </table:table-cell>
        </table:table-row>
        <table:table-row table:style-name="TableRow6050">
          <table:table-cell table:style-name="TableCell6051">
            <text:p text:style-name="Standard"><text:span text:style-name="T6052">"Liian pitkä tarina"</text:span></text:p>
          </table:table-cell>
        </table:table-row>
        <table:table-row table:style-name="TableRow6053">
          <table:table-cell table:style-name="TableCell6054">
            <text:p text:style-name="Standard"><text:span text:style-name="T6055">""</text:span></text:p>
          </table:table-cell>
        </table:table-row>
        <table:table-row table:style-name="TableRow6056">
          <table:table-cell table:style-name="TableCell6057">
            <text:p text:style-name="Standard"><text:span text:style-name="T6058">"Opettajien kulttuuriperintökoulutukselle on suuri tarve!"</text:span></text:p>
          </table:table-cell>
        </table:table-row>
        <table:table-row table:style-name="TableRow6059">
          <table:table-cell table:style-name="TableCell6060">
            <text:p text:style-name="Standard"><text:span text:style-name="T6061">"Meitä on maailmassa liikaa, jotta voisi enää ajatella omaisuutta pelkkänä omana omaisuutenaan. Jotta voimme elää edes jonkin verran<text:s/></text:span><text:span text:style-name="T6062">kestävässä maailmassa, on tajuttava, että omistamalla omistamme tietyt hyödykkeet vain hetken. Siksi niitä kannattaa vaalia, jotta ne voi siirtää yhä eteenpäin. Ja toisekseen, siksi ei aina pidä hankkia uutta ja hetken elävää."</text:span></text:p>
          </table:table-cell>
        </table:table-row>
        <table:table-row table:style-name="TableRow6063">
          <table:table-cell table:style-name="TableCell6064">
            <text:p text:style-name="Standard"><text:span text:style-name="T6065">""</text:span></text:p>
          </table:table-cell>
        </table:table-row>
        <table:table-row table:style-name="TableRow6066">
          <table:table-cell table:style-name="TableCell6067">
            <text:p text:style-name="Standard"><text:span text:style-name="T6068">""</text:span></text:p>
          </table:table-cell>
        </table:table-row>
      </table:table>
      <text:p text:style-name="P60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svg:font-family="Times" style:font-family-generic="system"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margin-top="0.0694in" fo:margin-bottom="0.069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keep-with-next="always" fo:keep-together="always" fo:margin-top="0.1388in"/>
      <style:text-properties style:font-name="Calibri" style:font-name-asian="MS Gothic" style:font-name-complex="Calibri" fo:font-weight="bold" style:font-weight-asian="bold" style:font-weight-complex="bold" fo:color="#4F81BD" fo:hyphenate="false"/>
    </style:style>
    <style:style style:name="Heading4" style:display-name="Heading 4" style:family="paragraph" style:parent-style-name="Standard" style:default-outline-level="4">
      <style:paragraph-properties fo:margin-top="0.0694in" fo:margin-bottom="0.0694in"/>
      <style:text-propertie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style:font-name-asian="MS Mincho" style:font-name-complex="Times" fo:font-size="10pt" style:font-size-asian="10pt" style:font-size-complex="10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fo:widows="2" fo:orphans="2" style:vertical-align="auto"/>
      <style:text-properties style:font-name="Times New Roman" style:font-name-asian="Courier New" style:font-name-complex="Times New Roman" fo:font-size="10pt" style:font-size-asian="10pt" style:font-size-complex="10pt" style:language-asian="en" style:country-asian="US" style:language-complex="ar" style:country-complex="SA" fo:hyphenate="false"/>
    </style:style>
    <style:style style:name="z-TopofForm" style:display-name="z-Top of Form" style:family="paragraph" style:parent-style-name="Standard">
      <style:paragraph-properties fo:border-top="none" fo:border-left="none" fo:border-bottom="0.0104in solid #000001" fo:border-right="none" fo:padding-top="0in" fo:padding-left="0in" fo:padding-bottom="0.0138in" fo:padding-right="0in" style:shadow="none" fo:text-align="center"/>
      <style:text-properties style:font-name="Arial" style:font-name-complex="Arial" text:display="none" fo:font-size="8pt" style:font-size-asian="8pt" style:font-size-complex="8pt" fo:hyphenate="false"/>
    </style:style>
    <style:style style:name="NormalWeb" style:display-name="Normal (Web)" style:family="paragraph" style:parent-style-name="Standard">
      <style:paragraph-properties fo:margin-top="0.0694in" fo:margin-bottom="0.0694in"/>
      <style:text-properties fo:hyphenate="false"/>
    </style:style>
    <style:style style:name="forum_meta" style:display-name="forum_meta" style:family="paragraph" style:parent-style-name="Standard">
      <style:paragraph-properties fo:margin-top="0.0694in" fo:margin-bottom="0.0694in"/>
      <style:text-properties fo:hyphenate="false"/>
    </style:style>
    <style:style style:name="z-BottomofForm" style:display-name="z-Bottom of Form" style:family="paragraph" style:parent-style-name="Standard">
      <style:paragraph-properties fo:border-top="0.0104in solid #000001" fo:border-left="none" fo:border-bottom="none" fo:border-right="none" fo:padding-top="0.0138in" fo:padding-left="0in" fo:padding-bottom="0in" fo:padding-right="0in" style:shadow="none" fo:text-align="center"/>
      <style:text-properties style:font-name="Arial" style:font-name-complex="Arial" text:display="none" fo:font-size="8pt" style:font-size-asian="8pt" style:font-size-complex="8pt" fo:hyphenate="false"/>
    </style:style>
    <style:style style:name="Title" style:display-name="Title"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Calibri" style:font-name-asian="MS Gothic" style:font-name-complex="Calibri" fo:color="#17365D" fo:letter-spacing="0.0034in" fo:font-size="26pt" style:font-size-asian="26pt" style:font-size-complex="26pt"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ents1" style:display-name="Contents 1" style:family="paragraph" style:parent-style-name="Standard" style:auto-update="true">
      <style:text-properties fo:hyphenate="false"/>
    </style:style>
    <style:style style:name="Contents2" style:display-name="Contents 2" style:family="paragraph" style:parent-style-name="Standard" style:auto-update="true">
      <style:paragraph-properties fo:margin-left="0.1388in">
        <style:tab-stops/>
      </style:paragraph-properties>
      <style:text-properties fo:hyphenate="false"/>
    </style:style>
    <style:style style:name="Contents3" style:display-name="Contents 3" style:family="paragraph" style:parent-style-name="Standard" style:auto-update="true">
      <style:paragraph-properties fo:margin-left="0.2777in">
        <style:tab-stops/>
      </style:paragraph-properties>
      <style:text-properties fo:hyphenate="false"/>
    </style:style>
    <style:style style:name="Contents4" style:display-name="Contents 4" style:family="paragraph" style:parent-style-name="Standard" style:auto-update="true">
      <style:paragraph-properties fo:margin-left="0.4166in">
        <style:tab-stops/>
      </style:paragraph-properties>
      <style:text-properties fo:hyphenate="false"/>
    </style:style>
    <style:style style:name="Contents5" style:display-name="Contents 5" style:family="paragraph" style:parent-style-name="Standard" style:auto-update="true">
      <style:paragraph-properties fo:margin-left="0.5555in">
        <style:tab-stops/>
      </style:paragraph-properties>
      <style:text-properties fo:hyphenate="false"/>
    </style:style>
    <style:style style:name="Contents6" style:display-name="Contents 6" style:family="paragraph" style:parent-style-name="Standard" style:auto-update="true">
      <style:paragraph-properties fo:margin-left="0.6944in">
        <style:tab-stops/>
      </style:paragraph-properties>
      <style:text-properties fo:hyphenate="false"/>
    </style:style>
    <style:style style:name="Contents7" style:display-name="Contents 7" style:family="paragraph" style:parent-style-name="Standard" style:auto-update="true">
      <style:paragraph-properties fo:margin-left="0.8333in">
        <style:tab-stops/>
      </style:paragraph-properties>
      <style:text-properties fo:hyphenate="false"/>
    </style:style>
    <style:style style:name="Contents8" style:display-name="Contents 8" style:family="paragraph" style:parent-style-name="Standard" style:auto-update="true">
      <style:paragraph-properties fo:margin-left="0.9722in">
        <style:tab-stops/>
      </style:paragraph-properties>
      <style:text-properties fo:hyphenate="false"/>
    </style:style>
    <style:style style:name="Contents9" style:display-name="Contents 9" style:family="paragraph" style:parent-style-name="Standard" style:auto-update="true">
      <style:paragraph-properties fo:margin-left="1.1111in">
        <style:tab-stops/>
      </style:paragraph-properties>
      <style:text-properties fo:hyphenate="false"/>
    </style:style>
    <style:style style:name="Heading1Char" style:display-name="Heading 1 Char" style:family="text" style:parent-style-name="DefaultParagraphFont">
      <style:text-properties style:font-name="Calibri" style:font-name-asian="MS Gothic" style:font-name-complex="Calibri" fo:font-weight="bold" style:font-weight-asian="bold" style:font-weight-complex="bold" fo:color="#345A8A" fo:font-size="16pt" style:font-size-asian="16pt" style:font-size-complex="16pt"/>
    </style:style>
    <style:style style:name="Heading2Char" style:display-name="Heading 2 Char" style:family="text" style:parent-style-name="DefaultParagraphFont">
      <style:text-properties style:font-name="Calibri" style:font-name-asian="MS Gothic" style:font-name-complex="Calibri"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Calibri" fo:font-weight="bold" style:font-weight-asian="bold" style:font-weight-complex="bold" fo:color="#4F81BD"/>
    </style:style>
    <style:style style:name="Heading4Char" style:display-name="Heading 4 Char" style:family="text" style:parent-style-name="DefaultParagraphFont">
      <style:text-properties style:font-name="Calibri" style:font-name-asian="MS Gothic" style:font-name-complex="Calibri" fo:font-weight="bold" style:font-weight-asian="bold" style:font-weight-complex="bold" fo:font-style="italic" style:font-style-asian="italic" style:font-style-complex="italic" fo:color="#4F81BD"/>
    </style:style>
    <style:style style:name="z-TopofFormChar" style:display-name="z-Top of Form Char" style:family="text" style:parent-style-name="DefaultParagraphFont">
      <style:text-properties style:font-name="Arial" style:font-name-asian="MS Mincho" style:font-name-complex="Arial" text:display="none" fo:font-size="8pt" style:font-size-asian="8pt" style:font-size-complex="8pt"/>
    </style:style>
    <style:style style:name="Internetlink" style:display-name="Internet 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style:font-name-complex="Times New Roman" fo:font-weight="bold" style:font-weight-asian="bold" style:font-weight-complex="bold"/>
    </style:style>
    <style:style style:name="answer-count" style:display-name="answer-count" style:family="text" style:parent-style-name="DefaultParagraphFont">
      <style:text-properties style:font-name-complex="Times New Roman"/>
    </style:style>
    <style:style style:name="z-BottomofFormChar" style:display-name="z-Bottom of Form Char" style:family="text" style:parent-style-name="DefaultParagraphFont">
      <style:text-properties style:font-name="Arial" style:font-name-asian="MS Mincho" style:font-name-complex="Arial" text:display="none" fo:font-size="8pt" style:font-size-asian="8pt" style:font-size-complex="8pt"/>
    </style:style>
    <style:style style:name="TitleChar" style:display-name="Title Char" style:family="text" style:parent-style-name="DefaultParagraphFont">
      <style:text-properties style:font-name="Calibri" style:font-name-asian="MS Gothic" style:font-name-complex="Calibri" fo:color="#17365D" fo:letter-spacing="0.0034in" style:letter-kerning="true" fo:font-size="26pt" style:font-size-asian="26pt" style:font-size-complex="26pt"/>
    </style:style>
    <style:style style:name="HeaderChar" style:display-name="Header Char" style:family="text" style:parent-style-name="DefaultParagraphFont">
      <style:text-properties style:font-name="Times" style:font-name-asian="MS Mincho" style:font-name-complex="Times"/>
    </style:style>
    <style:style style:name="FooterChar" style:display-name="Footer Char" style:family="text" style:parent-style-name="DefaultParagraphFont">
      <style:text-properties style:font-name="Times" style:font-name-asian="MS Mincho" style:font-name-complex="Times"/>
    </style:style>
    <style:style style:name="ListLabel1" style:display-name="ListLabel 1" style:family="text">
      <style:text-properties style:font-name="Calibri" style:font-name-asian="Calibri" style:font-name-complex="Times New Roman" fo:font-weight="normal" style:font-weight-asian="normal" fo:font-size="16pt" style:font-size-asian="16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3LVL1" style:family="text">
      <style:text-properties style:font-name="Calibri" style:font-name-complex="Times New Roman" fo:font-weight="normal" style:font-weight-asian="normal" fo:font-size="16pt" style:font-size-asian="16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tja Kauppi</meta:initial-creator>
    <dc:creator>Jarkko Päivärinta (TAU)</dc:creator>
    <meta:creation-date>2015-01-15T10:07:00Z</meta:creation-date>
    <dc:date>2020-12-01T05:34:00Z</dc:date>
    <meta:template xlink:href="Normal.dotm" xlink:type="simple"/>
    <meta:editing-cycles>8</meta:editing-cycles>
    <meta:editing-duration>PT0S</meta:editing-duration>
    <meta:user-defined meta:name="Company">Museovirasto</meta:user-defined>
    <meta:user-defined meta:name="Operator">Jarkko Päivärinta</meta:user-defined>
    <meta:document-statistic meta:page-count="119" meta:paragraph-count="609" meta:word-count="33568" meta:character-count="304864" meta:row-count="2265" meta:non-whitespace-character-count="271905"/>
  </office:meta>
</office:document-meta>
</file>